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" style:parent-style-name="DefaultParagraphFont" style:family="text">
      <style:text-properties style:font-name="Courier New" style:font-name-complex="Courier New" fo:color="#E8BF6A" fo:font-size="10pt" style:font-size-asian="10pt" style:font-size-complex="10pt"/>
    </style:style>
    <style:style style:name="T3" style:parent-style-name="DefaultParagraphFont" style:family="text">
      <style:text-properties style:font-name="Courier New" style:font-name-complex="Courier New" fo:color="#BABABA" fo:font-size="10pt" style:font-size-asian="10pt" style:font-size-complex="10pt"/>
    </style:style>
    <style:style style:name="T4" style:parent-style-name="DefaultParagraphFont" style:family="text">
      <style:text-properties style:font-name="Courier New" style:font-name-complex="Courier New" fo:color="#6A8759" fo:font-size="10pt" style:font-size-asian="10pt" style:font-size-complex="10pt"/>
    </style:style>
    <style:style style:name="T5" style:parent-style-name="DefaultParagraphFont" style:family="text">
      <style:text-properties style:font-name="Courier New" style:font-name-complex="Courier New" fo:color="#BABABA" fo:font-size="10pt" style:font-size-asian="10pt" style:font-size-complex="10pt"/>
    </style:style>
    <style:style style:name="T6" style:parent-style-name="DefaultParagraphFont" style:family="text">
      <style:text-properties style:font-name="Courier New" style:font-name-complex="Courier New" fo:color="#6A8759" fo:font-size="10pt" style:font-size-asian="10pt" style:font-size-complex="10pt"/>
    </style:style>
    <style:style style:name="T7" style:parent-style-name="DefaultParagraphFont" style:family="text">
      <style:text-properties style:font-name="Courier New" style:font-name-complex="Courier New" fo:color="#E8BF6A" fo:font-size="10pt" style:font-size-asian="10pt" style:font-size-complex="10pt"/>
    </style:style>
    <style:style style:name="T8" style:parent-style-name="DefaultParagraphFont" style:family="text">
      <style:text-properties style:font-name="Courier New" style:font-name-complex="Courier New" fo:color="#E8BF6A" fo:font-size="10pt" style:font-size-asian="10pt" style:font-size-complex="10pt"/>
    </style:style>
    <style:style style:name="T9" style:parent-style-name="DefaultParagraphFont" style:family="text">
      <style:text-properties style:font-name="Courier New" style:font-name-complex="Courier New" fo:color="#E8BF6A" fo:font-size="10pt" style:font-size-asian="10pt" style:font-size-complex="10pt"/>
    </style:style>
    <style:style style:name="T10" style:parent-style-name="DefaultParagraphFont" style:family="text">
      <style:text-properties style:font-name="Courier New" style:font-name-complex="Courier New" fo:color="#BABABA" fo:font-size="10pt" style:font-size-asian="10pt" style:font-size-complex="10pt"/>
    </style:style>
    <style:style style:name="T11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12" style:parent-style-name="DefaultParagraphFont" style:family="text">
      <style:text-properties style:font-name="Courier New" style:font-name-complex="Courier New" fo:color="#BABABA" fo:font-size="10pt" style:font-size-asian="10pt" style:font-size-complex="10pt"/>
    </style:style>
    <style:style style:name="T13" style:parent-style-name="DefaultParagraphFont" style:family="text">
      <style:text-properties style:font-name="Courier New" style:font-name-complex="Courier New" fo:color="#6A8759" fo:font-size="10pt" style:font-size-asian="10pt" style:font-size-complex="10pt"/>
    </style:style>
    <style:style style:name="T14" style:parent-style-name="DefaultParagraphFont" style:family="text">
      <style:text-properties style:font-name="Courier New" style:font-name-complex="Courier New" fo:color="#6A8759" fo:font-size="10pt" style:font-size-asian="10pt" style:font-size-complex="10pt"/>
    </style:style>
    <style:style style:name="T15" style:parent-style-name="DefaultParagraphFont" style:family="text">
      <style:text-properties style:font-name="Courier New" style:font-name-complex="Courier New" fo:color="#6A8759" fo:font-size="10pt" style:font-size-asian="10pt" style:font-size-complex="10pt"/>
    </style:style>
    <style:style style:name="T16" style:parent-style-name="DefaultParagraphFont" style:family="text">
      <style:text-properties style:font-name="Courier New" style:font-name-complex="Courier New" fo:color="#BABABA" fo:font-size="10pt" style:font-size-asian="10pt" style:font-size-complex="10pt"/>
    </style:style>
    <style:style style:name="T17" style:parent-style-name="DefaultParagraphFont" style:family="text">
      <style:text-properties style:font-name="Courier New" style:font-name-complex="Courier New" fo:color="#6A8759" fo:font-size="10pt" style:font-size-asian="10pt" style:font-size-complex="10pt"/>
    </style:style>
    <style:style style:name="T18" style:parent-style-name="DefaultParagraphFont" style:family="text">
      <style:text-properties style:font-name="Courier New" style:font-name-complex="Courier New" fo:color="#E8BF6A" fo:font-size="10pt" style:font-size-asian="10pt" style:font-size-complex="10pt"/>
    </style:style>
    <style:style style:name="T19" style:parent-style-name="DefaultParagraphFont" style:family="text">
      <style:text-properties style:font-name="Courier New" style:font-name-complex="Courier New" fo:color="#E8BF6A" fo:font-size="10pt" style:font-size-asian="10pt" style:font-size-complex="10pt"/>
    </style:style>
    <style:style style:name="T20" style:parent-style-name="DefaultParagraphFont" style:family="text">
      <style:text-properties style:font-name="Courier New" style:font-name-complex="Courier New" fo:color="#E8BF6A" fo:font-size="10pt" style:font-size-asian="10pt" style:font-size-complex="10pt"/>
    </style:style>
    <style:style style:name="T21" style:parent-style-name="DefaultParagraphFont" style:family="text">
      <style:text-properties style:font-name="Courier New" style:font-name-complex="Courier New" fo:color="#E8BF6A" fo:font-size="10pt" style:font-size-asian="10pt" style:font-size-complex="10pt"/>
    </style:style>
    <style:style style:name="T22" style:parent-style-name="DefaultParagraphFont" style:family="text">
      <style:text-properties style:font-name="Courier New" style:font-name-complex="Courier New" fo:color="#E8BF6A" fo:font-size="10pt" style:font-size-asian="10pt" style:font-size-complex="10pt"/>
    </style:style>
    <style:style style:name="T23" style:parent-style-name="DefaultParagraphFont" style:family="text">
      <style:text-properties style:font-name="Courier New" style:font-name-complex="Courier New" fo:color="#E8BF6A" fo:font-size="10pt" style:font-size-asian="10pt" style:font-size-complex="10pt"/>
    </style:style>
    <style:style style:name="T24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25" style:parent-style-name="DefaultParagraphFont" style:family="text">
      <style:text-properties style:font-name="Courier New" style:font-name-complex="Courier New" fo:color="#BABABA" fo:font-size="10pt" style:font-size-asian="10pt" style:font-size-complex="10pt"/>
    </style:style>
    <style:style style:name="T26" style:parent-style-name="DefaultParagraphFont" style:family="text">
      <style:text-properties style:font-name="Courier New" style:font-name-complex="Courier New" fo:color="#6A8759" fo:font-size="10pt" style:font-size-asian="10pt" style:font-size-complex="10pt"/>
    </style:style>
    <style:style style:name="T27" style:parent-style-name="DefaultParagraphFont" style:family="text">
      <style:text-properties style:font-name="Courier New" style:font-name-complex="Courier New" fo:color="#6A8759" fo:font-size="10pt" style:font-size-asian="10pt" style:font-size-complex="10pt"/>
    </style:style>
    <style:style style:name="T28" style:parent-style-name="DefaultParagraphFont" style:family="text">
      <style:text-properties style:font-name="Courier New" style:font-name-complex="Courier New" fo:color="#6A8759" fo:font-size="10pt" style:font-size-asian="10pt" style:font-size-complex="10pt"/>
    </style:style>
    <style:style style:name="T29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30" style:parent-style-name="DefaultParagraphFont" style:family="text">
      <style:text-properties style:font-name="Courier New" style:font-name-complex="Courier New" fo:color="#BABABA" fo:font-size="10pt" style:font-size-asian="10pt" style:font-size-complex="10pt"/>
    </style:style>
    <style:style style:name="T31" style:parent-style-name="DefaultParagraphFont" style:family="text">
      <style:text-properties style:font-name="Courier New" style:font-name-complex="Courier New" fo:color="#6A8759" fo:font-size="10pt" style:font-size-asian="10pt" style:font-size-complex="10pt"/>
    </style:style>
    <style:style style:name="T32" style:parent-style-name="DefaultParagraphFont" style:family="text">
      <style:text-properties style:font-name="Courier New" style:font-name-complex="Courier New" fo:color="#6A8759" fo:font-size="10pt" style:font-size-asian="10pt" style:font-size-complex="10pt"/>
    </style:style>
    <style:style style:name="T33" style:parent-style-name="DefaultParagraphFont" style:family="text">
      <style:text-properties style:font-name="Courier New" style:font-name-complex="Courier New" fo:color="#6A8759" fo:font-size="10pt" style:font-size-asian="10pt" style:font-size-complex="10pt"/>
    </style:style>
    <style:style style:name="T34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35" style:parent-style-name="DefaultParagraphFont" style:family="text">
      <style:text-properties style:font-name="Courier New" style:font-name-complex="Courier New" fo:color="#BABABA" fo:font-size="10pt" style:font-size-asian="10pt" style:font-size-complex="10pt"/>
    </style:style>
    <style:style style:name="T36" style:parent-style-name="DefaultParagraphFont" style:family="text">
      <style:text-properties style:font-name="Courier New" style:font-name-complex="Courier New" fo:color="#6A8759" fo:font-size="10pt" style:font-size-asian="10pt" style:font-size-complex="10pt"/>
    </style:style>
    <style:style style:name="T37" style:parent-style-name="DefaultParagraphFont" style:family="text">
      <style:text-properties style:font-name="Courier New" style:font-name-complex="Courier New" fo:color="#6A8759" fo:font-size="10pt" style:font-size-asian="10pt" style:font-size-complex="10pt"/>
    </style:style>
    <style:style style:name="T38" style:parent-style-name="DefaultParagraphFont" style:family="text">
      <style:text-properties style:font-name="Courier New" style:font-name-complex="Courier New" fo:color="#6A8759" fo:font-size="10pt" style:font-size-asian="10pt" style:font-size-complex="10pt"/>
    </style:style>
    <style:style style:name="T39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40" style:parent-style-name="DefaultParagraphFont" style:family="text">
      <style:text-properties style:font-name="Courier New" style:font-name-complex="Courier New" fo:color="#BABABA" fo:font-size="10pt" style:font-size-asian="10pt" style:font-size-complex="10pt"/>
    </style:style>
    <style:style style:name="T41" style:parent-style-name="DefaultParagraphFont" style:family="text">
      <style:text-properties style:font-name="Courier New" style:font-name-complex="Courier New" fo:color="#6A8759" fo:font-size="10pt" style:font-size-asian="10pt" style:font-size-complex="10pt"/>
    </style:style>
    <style:style style:name="T42" style:parent-style-name="DefaultParagraphFont" style:family="text">
      <style:text-properties style:font-name="Courier New" style:font-name-complex="Courier New" fo:color="#E8BF6A" fo:font-size="10pt" style:font-size-asian="10pt" style:font-size-complex="10pt"/>
    </style:style>
    <style:style style:name="T43" style:parent-style-name="DefaultParagraphFont" style:family="text">
      <style:text-properties style:font-name="Courier New" style:font-name-complex="Courier New" fo:color="#E8BF6A" fo:font-size="10pt" style:font-size-asian="10pt" style:font-size-complex="10pt"/>
    </style:style>
    <style:style style:name="T44" style:parent-style-name="DefaultParagraphFont" style:family="text">
      <style:text-properties style:font-name="Courier New" style:font-name-complex="Courier New" fo:color="#E8BF6A" fo:font-size="10pt" style:font-size-asian="10pt" style:font-size-complex="10pt"/>
    </style:style>
    <style:style style:name="T45" style:parent-style-name="DefaultParagraphFont" style:family="text">
      <style:text-properties style:font-name="Courier New" style:font-name-complex="Courier New" fo:color="#E8BF6A" fo:font-size="10pt" style:font-size-asian="10pt" style:font-size-complex="10pt"/>
    </style:style>
    <style:style style:name="T46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47" style:parent-style-name="DefaultParagraphFont" style:family="text">
      <style:text-properties style:font-name="Courier New" style:font-name-complex="Courier New" fo:color="#BABABA" fo:font-size="10pt" style:font-size-asian="10pt" style:font-size-complex="10pt"/>
    </style:style>
    <style:style style:name="T48" style:parent-style-name="DefaultParagraphFont" style:family="text">
      <style:text-properties style:font-name="Courier New" style:font-name-complex="Courier New" fo:color="#6A8759" fo:font-size="10pt" style:font-size-asian="10pt" style:font-size-complex="10pt"/>
    </style:style>
    <style:style style:name="T49" style:parent-style-name="DefaultParagraphFont" style:family="text">
      <style:text-properties style:font-name="Courier New" style:font-name-complex="Courier New" fo:color="#E8BF6A" fo:font-size="10pt" style:font-size-asian="10pt" style:font-size-complex="10pt"/>
    </style:style>
    <style:style style:name="T50" style:parent-style-name="DefaultParagraphFont" style:family="text">
      <style:text-properties style:font-name="Courier New" style:font-name-complex="Courier New" fo:color="#E8BF6A" fo:font-size="10pt" style:font-size-asian="10pt" style:font-size-complex="10pt"/>
    </style:style>
    <style:style style:name="T51" style:parent-style-name="DefaultParagraphFont" style:family="text">
      <style:text-properties style:font-name="Courier New" style:font-name-complex="Courier New" fo:color="#E8BF6A" fo:font-size="10pt" style:font-size-asian="10pt" style:font-size-complex="10pt"/>
    </style:style>
    <style:style style:name="T52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53" style:parent-style-name="DefaultParagraphFont" style:family="text">
      <style:text-properties style:font-name="Courier New" style:font-name-complex="Courier New" fo:color="#BABABA" fo:font-size="10pt" style:font-size-asian="10pt" style:font-size-complex="10pt"/>
    </style:style>
    <style:style style:name="T54" style:parent-style-name="DefaultParagraphFont" style:family="text">
      <style:text-properties style:font-name="Courier New" style:font-name-complex="Courier New" fo:color="#6A8759" fo:font-size="10pt" style:font-size-asian="10pt" style:font-size-complex="10pt"/>
    </style:style>
    <style:style style:name="T55" style:parent-style-name="DefaultParagraphFont" style:family="text">
      <style:text-properties style:font-name="Courier New" style:font-name-complex="Courier New" fo:color="#6A8759" fo:font-size="10pt" style:font-size-asian="10pt" style:font-size-complex="10pt"/>
    </style:style>
    <style:style style:name="T56" style:parent-style-name="DefaultParagraphFont" style:family="text">
      <style:text-properties style:font-name="Courier New" style:font-name-complex="Courier New" fo:color="#E8BF6A" fo:font-size="10pt" style:font-size-asian="10pt" style:font-size-complex="10pt"/>
    </style:style>
    <style:style style:name="T57" style:parent-style-name="DefaultParagraphFont" style:family="text">
      <style:text-properties style:font-name="Courier New" style:font-name-complex="Courier New" fo:color="#E8BF6A" fo:font-size="10pt" style:font-size-asian="10pt" style:font-size-complex="10pt"/>
    </style:style>
    <style:style style:name="T58" style:parent-style-name="DefaultParagraphFont" style:family="text">
      <style:text-properties style:font-name="Courier New" style:font-name-complex="Courier New" fo:color="#E8BF6A" fo:font-size="10pt" style:font-size-asian="10pt" style:font-size-complex="10pt"/>
    </style:style>
    <style:style style:name="T59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0" style:parent-style-name="DefaultParagraphFont" style:family="text">
      <style:text-properties style:font-name="Courier New" style:font-name-complex="Courier New" fo:color="#BABABA" fo:font-size="10pt" style:font-size-asian="10pt" style:font-size-complex="10pt"/>
    </style:style>
    <style:style style:name="T61" style:parent-style-name="DefaultParagraphFont" style:family="text">
      <style:text-properties style:font-name="Courier New" style:font-name-complex="Courier New" fo:color="#6A8759" fo:font-size="10pt" style:font-size-asian="10pt" style:font-size-complex="10pt"/>
    </style:style>
    <style:style style:name="T62" style:parent-style-name="DefaultParagraphFont" style:family="text">
      <style:text-properties style:font-name="Courier New" style:font-name-complex="Courier New" fo:color="#E8BF6A" fo:font-size="10pt" style:font-size-asian="10pt" style:font-size-complex="10pt"/>
    </style:style>
    <style:style style:name="T63" style:parent-style-name="DefaultParagraphFont" style:family="text">
      <style:text-properties style:font-name="Courier New" style:font-name-complex="Courier New" fo:color="#E8BF6A" fo:font-size="10pt" style:font-size-asian="10pt" style:font-size-complex="10pt"/>
    </style:style>
    <style:style style:name="T64" style:parent-style-name="DefaultParagraphFont" style:family="text">
      <style:text-properties style:font-name="Courier New" style:font-name-complex="Courier New" fo:color="#E8BF6A" fo:font-size="10pt" style:font-size-asian="10pt" style:font-size-complex="10pt"/>
    </style:style>
    <style:style style:name="T65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6" style:parent-style-name="DefaultParagraphFont" style:family="text">
      <style:text-properties style:font-name="Courier New" style:font-name-complex="Courier New" fo:color="#BABABA" fo:font-size="10pt" style:font-size-asian="10pt" style:font-size-complex="10pt"/>
    </style:style>
    <style:style style:name="T67" style:parent-style-name="DefaultParagraphFont" style:family="text">
      <style:text-properties style:font-name="Courier New" style:font-name-complex="Courier New" fo:color="#6A8759" fo:font-size="10pt" style:font-size-asian="10pt" style:font-size-complex="10pt"/>
    </style:style>
    <style:style style:name="T68" style:parent-style-name="DefaultParagraphFont" style:family="text">
      <style:text-properties style:font-name="Courier New" style:font-name-complex="Courier New" fo:color="#E8BF6A" fo:font-size="10pt" style:font-size-asian="10pt" style:font-size-complex="10pt"/>
    </style:style>
    <style:style style:name="T69" style:parent-style-name="DefaultParagraphFont" style:family="text">
      <style:text-properties style:font-name="Courier New" style:font-name-complex="Courier New" fo:color="#E8BF6A" fo:font-size="10pt" style:font-size-asian="10pt" style:font-size-complex="10pt"/>
    </style:style>
    <style:style style:name="T70" style:parent-style-name="DefaultParagraphFont" style:family="text">
      <style:text-properties style:font-name="Courier New" style:font-name-complex="Courier New" fo:color="#E8BF6A" fo:font-size="10pt" style:font-size-asian="10pt" style:font-size-complex="10pt"/>
    </style:style>
    <style:style style:name="T71" style:parent-style-name="DefaultParagraphFont" style:family="text">
      <style:text-properties style:font-name="Courier New" style:font-name-complex="Courier New" fo:color="#E8BF6A" fo:font-size="10pt" style:font-size-asian="10pt" style:font-size-complex="10pt"/>
    </style:style>
    <style:style style:name="T72" style:parent-style-name="DefaultParagraphFont" style:family="text">
      <style:text-properties style:font-name="Courier New" style:font-name-complex="Courier New" fo:color="#E8BF6A" fo:font-size="10pt" style:font-size-asian="10pt" style:font-size-complex="10pt"/>
    </style:style>
    <style:style style:name="T73" style:parent-style-name="DefaultParagraphFont" style:family="text">
      <style:text-properties style:font-name="Courier New" style:font-name-complex="Courier New" fo:color="#E8BF6A" fo:font-size="10pt" style:font-size-asian="10pt" style:font-size-complex="10pt"/>
    </style:style>
    <style:style style:name="T74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5" style:parent-style-name="DefaultParagraphFont" style:family="text">
      <style:text-properties style:font-name="Courier New" style:font-name-complex="Courier New" fo:color="#BABABA" fo:font-size="10pt" style:font-size-asian="10pt" style:font-size-complex="10pt"/>
    </style:style>
    <style:style style:name="T76" style:parent-style-name="DefaultParagraphFont" style:family="text">
      <style:text-properties style:font-name="Courier New" style:font-name-complex="Courier New" fo:color="#6A8759" fo:font-size="10pt" style:font-size-asian="10pt" style:font-size-complex="10pt"/>
    </style:style>
    <style:style style:name="T77" style:parent-style-name="DefaultParagraphFont" style:family="text">
      <style:text-properties style:font-name="Courier New" style:font-name-complex="Courier New" fo:color="#6A8759" fo:font-size="10pt" style:font-size-asian="10pt" style:font-size-complex="10pt"/>
    </style:style>
    <style:style style:name="T78" style:parent-style-name="DefaultParagraphFont" style:family="text">
      <style:text-properties style:font-name="Courier New" style:font-name-complex="Courier New" fo:color="#6A8759" fo:font-size="10pt" style:font-size-asian="10pt" style:font-size-complex="10pt"/>
    </style:style>
    <style:style style:name="T79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80" style:parent-style-name="DefaultParagraphFont" style:family="text">
      <style:text-properties style:font-name="Courier New" style:font-name-complex="Courier New" fo:color="#BABABA" fo:font-size="10pt" style:font-size-asian="10pt" style:font-size-complex="10pt"/>
    </style:style>
    <style:style style:name="T81" style:parent-style-name="DefaultParagraphFont" style:family="text">
      <style:text-properties style:font-name="Courier New" style:font-name-complex="Courier New" fo:color="#BABABA" fo:font-size="10pt" style:font-size-asian="10pt" style:font-size-complex="10pt"/>
    </style:style>
    <style:style style:name="T82" style:parent-style-name="DefaultParagraphFont" style:family="text">
      <style:text-properties style:font-name="Courier New" style:font-name-complex="Courier New" fo:color="#6A8759" fo:font-size="10pt" style:font-size-asian="10pt" style:font-size-complex="10pt"/>
    </style:style>
    <style:style style:name="T83" style:parent-style-name="DefaultParagraphFont" style:family="text">
      <style:text-properties style:font-name="Courier New" style:font-name-complex="Courier New" fo:color="#6A8759" fo:font-size="10pt" style:font-size-asian="10pt" style:font-size-complex="10pt"/>
    </style:style>
    <style:style style:name="T84" style:parent-style-name="DefaultParagraphFont" style:family="text">
      <style:text-properties style:font-name="Courier New" style:font-name-complex="Courier New" fo:color="#6A8759" fo:font-size="10pt" style:font-size-asian="10pt" style:font-size-complex="10pt"/>
    </style:style>
    <style:style style:name="T85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86" style:parent-style-name="DefaultParagraphFont" style:family="text">
      <style:text-properties style:font-name="Courier New" style:font-name-complex="Courier New" fo:color="#BABABA" fo:font-size="10pt" style:font-size-asian="10pt" style:font-size-complex="10pt"/>
    </style:style>
    <style:style style:name="T87" style:parent-style-name="DefaultParagraphFont" style:family="text">
      <style:text-properties style:font-name="Courier New" style:font-name-complex="Courier New" fo:color="#6A8759" fo:font-size="10pt" style:font-size-asian="10pt" style:font-size-complex="10pt"/>
    </style:style>
    <style:style style:name="T88" style:parent-style-name="DefaultParagraphFont" style:family="text">
      <style:text-properties style:font-name="Courier New" style:font-name-complex="Courier New" fo:color="#6A8759" fo:font-size="10pt" style:font-size-asian="10pt" style:font-size-complex="10pt"/>
    </style:style>
    <style:style style:name="T89" style:parent-style-name="DefaultParagraphFont" style:family="text">
      <style:text-properties style:font-name="Courier New" style:font-name-complex="Courier New" fo:color="#6A8759" fo:font-size="10pt" style:font-size-asian="10pt" style:font-size-complex="10pt"/>
    </style:style>
    <style:style style:name="T90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91" style:parent-style-name="DefaultParagraphFont" style:family="text">
      <style:text-properties style:font-name="Courier New" style:font-name-complex="Courier New" fo:color="#BABABA" fo:font-size="10pt" style:font-size-asian="10pt" style:font-size-complex="10pt"/>
    </style:style>
    <style:style style:name="T92" style:parent-style-name="DefaultParagraphFont" style:family="text">
      <style:text-properties style:font-name="Courier New" style:font-name-complex="Courier New" fo:color="#6A8759" fo:font-size="10pt" style:font-size-asian="10pt" style:font-size-complex="10pt"/>
    </style:style>
    <style:style style:name="T93" style:parent-style-name="DefaultParagraphFont" style:family="text">
      <style:text-properties style:font-name="Courier New" style:font-name-complex="Courier New" fo:color="#6A8759" fo:font-size="10pt" style:font-size-asian="10pt" style:font-size-complex="10pt"/>
    </style:style>
    <style:style style:name="T94" style:parent-style-name="DefaultParagraphFont" style:family="text">
      <style:text-properties style:font-name="Courier New" style:font-name-complex="Courier New" fo:color="#6A8759" fo:font-size="10pt" style:font-size-asian="10pt" style:font-size-complex="10pt"/>
    </style:style>
    <style:style style:name="T95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96" style:parent-style-name="DefaultParagraphFont" style:family="text">
      <style:text-properties style:font-name="Courier New" style:font-name-complex="Courier New" fo:color="#BABABA" fo:font-size="10pt" style:font-size-asian="10pt" style:font-size-complex="10pt"/>
    </style:style>
    <style:style style:name="T97" style:parent-style-name="DefaultParagraphFont" style:family="text">
      <style:text-properties style:font-name="Courier New" style:font-name-complex="Courier New" fo:color="#6A8759" fo:font-size="10pt" style:font-size-asian="10pt" style:font-size-complex="10pt"/>
    </style:style>
    <style:style style:name="T98" style:parent-style-name="DefaultParagraphFont" style:family="text">
      <style:text-properties style:font-name="Courier New" style:font-name-complex="Courier New" fo:color="#6A8759" fo:font-size="10pt" style:font-size-asian="10pt" style:font-size-complex="10pt"/>
    </style:style>
    <style:style style:name="T99" style:parent-style-name="DefaultParagraphFont" style:family="text">
      <style:text-properties style:font-name="Courier New" style:font-name-complex="Courier New" fo:color="#6A8759" fo:font-size="10pt" style:font-size-asian="10pt" style:font-size-complex="10pt"/>
    </style:style>
    <style:style style:name="T100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101" style:parent-style-name="DefaultParagraphFont" style:family="text">
      <style:text-properties style:font-name="Courier New" style:font-name-complex="Courier New" fo:color="#BABABA" fo:font-size="10pt" style:font-size-asian="10pt" style:font-size-complex="10pt"/>
    </style:style>
    <style:style style:name="T102" style:parent-style-name="DefaultParagraphFont" style:family="text">
      <style:text-properties style:font-name="Courier New" style:font-name-complex="Courier New" fo:color="#6A8759" fo:font-size="10pt" style:font-size-asian="10pt" style:font-size-complex="10pt"/>
    </style:style>
    <style:style style:name="T103" style:parent-style-name="DefaultParagraphFont" style:family="text">
      <style:text-properties style:font-name="Courier New" style:font-name-complex="Courier New" fo:color="#E8BF6A" fo:font-size="10pt" style:font-size-asian="10pt" style:font-size-complex="10pt"/>
    </style:style>
    <style:style style:name="T104" style:parent-style-name="DefaultParagraphFont" style:family="text">
      <style:text-properties style:font-name="Courier New" style:font-name-complex="Courier New" fo:color="#E8BF6A" fo:font-size="10pt" style:font-size-asian="10pt" style:font-size-complex="10pt"/>
    </style:style>
    <style:style style:name="T105" style:parent-style-name="DefaultParagraphFont" style:family="text">
      <style:text-properties style:font-name="Courier New" style:font-name-complex="Courier New" fo:color="#E8BF6A" fo:font-size="10pt" style:font-size-asian="10pt" style:font-size-complex="10pt"/>
    </style:style>
    <style:style style:name="T106" style:parent-style-name="DefaultParagraphFont" style:family="text">
      <style:text-properties style:font-name="Courier New" style:font-name-complex="Courier New" fo:color="#E8BF6A" fo:font-size="10pt" style:font-size-asian="10pt" style:font-size-complex="10pt"/>
    </style:style>
    <style:style style:name="T107" style:parent-style-name="DefaultParagraphFont" style:family="text">
      <style:text-properties style:font-name="Courier New" style:font-name-complex="Courier New" fo:color="#E8BF6A" fo:font-size="10pt" style:font-size-asian="10pt" style:font-size-complex="10pt"/>
    </style:style>
    <style:style style:name="T108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109" style:parent-style-name="DefaultParagraphFont" style:family="text">
      <style:text-properties style:font-name="Courier New" style:font-name-complex="Courier New" fo:color="#BABABA" fo:font-size="10pt" style:font-size-asian="10pt" style:font-size-complex="10pt"/>
    </style:style>
    <style:style style:name="T110" style:parent-style-name="DefaultParagraphFont" style:family="text">
      <style:text-properties style:font-name="Courier New" style:font-name-complex="Courier New" fo:color="#6A8759" fo:font-size="10pt" style:font-size-asian="10pt" style:font-size-complex="10pt"/>
    </style:style>
    <style:style style:name="T111" style:parent-style-name="DefaultParagraphFont" style:family="text">
      <style:text-properties style:font-name="Courier New" style:font-name-complex="Courier New" fo:color="#6A8759" fo:font-size="10pt" style:font-size-asian="10pt" style:font-size-complex="10pt"/>
    </style:style>
    <style:style style:name="T112" style:parent-style-name="DefaultParagraphFont" style:family="text">
      <style:text-properties style:font-name="Courier New" style:font-name-complex="Courier New" fo:color="#6A8759" fo:font-size="10pt" style:font-size-asian="10pt" style:font-size-complex="10pt"/>
    </style:style>
    <style:style style:name="T113" style:parent-style-name="DefaultParagraphFont" style:family="text">
      <style:text-properties style:font-name="Courier New" style:font-name-complex="Courier New" fo:color="#6A8759" fo:font-size="10pt" style:font-size-asian="10pt" style:font-size-complex="10pt"/>
    </style:style>
    <style:style style:name="T114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115" style:parent-style-name="DefaultParagraphFont" style:family="text">
      <style:text-properties style:font-name="Courier New" style:font-name-complex="Courier New" fo:color="#BABABA" fo:font-size="10pt" style:font-size-asian="10pt" style:font-size-complex="10pt"/>
    </style:style>
    <style:style style:name="T116" style:parent-style-name="DefaultParagraphFont" style:family="text">
      <style:text-properties style:font-name="Courier New" style:font-name-complex="Courier New" fo:color="#6A8759" fo:font-size="10pt" style:font-size-asian="10pt" style:font-size-complex="10pt"/>
    </style:style>
    <style:style style:name="T117" style:parent-style-name="DefaultParagraphFont" style:family="text">
      <style:text-properties style:font-name="Courier New" style:font-name-complex="Courier New" fo:color="#6A8759" fo:font-size="10pt" style:font-size-asian="10pt" style:font-size-complex="10pt"/>
    </style:style>
    <style:style style:name="T118" style:parent-style-name="DefaultParagraphFont" style:family="text">
      <style:text-properties style:font-name="Courier New" style:font-name-complex="Courier New" fo:color="#6A8759" fo:font-size="10pt" style:font-size-asian="10pt" style:font-size-complex="10pt"/>
    </style:style>
    <style:style style:name="T119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120" style:parent-style-name="DefaultParagraphFont" style:family="text">
      <style:text-properties style:font-name="Courier New" style:font-name-complex="Courier New" fo:color="#BABABA" fo:font-size="10pt" style:font-size-asian="10pt" style:font-size-complex="10pt"/>
    </style:style>
    <style:style style:name="T121" style:parent-style-name="DefaultParagraphFont" style:family="text">
      <style:text-properties style:font-name="Courier New" style:font-name-complex="Courier New" fo:color="#6A8759" fo:font-size="10pt" style:font-size-asian="10pt" style:font-size-complex="10pt"/>
    </style:style>
    <style:style style:name="T122" style:parent-style-name="DefaultParagraphFont" style:family="text">
      <style:text-properties style:font-name="Courier New" style:font-name-complex="Courier New" fo:color="#E8BF6A" fo:font-size="10pt" style:font-size-asian="10pt" style:font-size-complex="10pt"/>
    </style:style>
    <style:style style:name="T123" style:parent-style-name="DefaultParagraphFont" style:family="text">
      <style:text-properties style:font-name="Courier New" style:font-name-complex="Courier New" fo:color="#E8BF6A" fo:font-size="10pt" style:font-size-asian="10pt" style:font-size-complex="10pt"/>
    </style:style>
    <style:style style:name="T124" style:parent-style-name="DefaultParagraphFont" style:family="text">
      <style:text-properties style:font-name="Courier New" style:font-name-complex="Courier New" fo:color="#E8BF6A" fo:font-size="10pt" style:font-size-asian="10pt" style:font-size-complex="10pt"/>
    </style:style>
    <style:style style:name="T125" style:parent-style-name="DefaultParagraphFont" style:family="text">
      <style:text-properties style:font-name="Courier New" style:font-name-complex="Courier New" fo:color="#E8BF6A" fo:font-size="10pt" style:font-size-asian="10pt" style:font-size-complex="10pt"/>
    </style:style>
    <style:style style:name="T126" style:parent-style-name="DefaultParagraphFont" style:family="text">
      <style:text-properties style:font-name="Courier New" style:font-name-complex="Courier New" fo:color="#E8BF6A" fo:font-size="10pt" style:font-size-asian="10pt" style:font-size-complex="10pt"/>
    </style:style>
    <style:style style:name="T127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128" style:parent-style-name="DefaultParagraphFont" style:family="text">
      <style:text-properties style:font-name="Courier New" style:font-name-complex="Courier New" fo:color="#BABABA" fo:font-size="10pt" style:font-size-asian="10pt" style:font-size-complex="10pt"/>
    </style:style>
    <style:style style:name="T129" style:parent-style-name="DefaultParagraphFont" style:family="text">
      <style:text-properties style:font-name="Courier New" style:font-name-complex="Courier New" fo:color="#6A8759" fo:font-size="10pt" style:font-size-asian="10pt" style:font-size-complex="10pt"/>
    </style:style>
    <style:style style:name="T130" style:parent-style-name="DefaultParagraphFont" style:family="text">
      <style:text-properties style:font-name="Courier New" style:font-name-complex="Courier New" fo:color="#E8BF6A" fo:font-size="10pt" style:font-size-asian="10pt" style:font-size-complex="10pt"/>
    </style:style>
    <style:style style:name="T131" style:parent-style-name="DefaultParagraphFont" style:family="text">
      <style:text-properties style:font-name="Courier New" style:font-name-complex="Courier New" fo:color="#E8BF6A" fo:font-size="10pt" style:font-size-asian="10pt" style:font-size-complex="10pt"/>
    </style:style>
    <style:style style:name="T132" style:parent-style-name="DefaultParagraphFont" style:family="text">
      <style:text-properties style:font-name="Courier New" style:font-name-complex="Courier New" fo:color="#E8BF6A" fo:font-size="10pt" style:font-size-asian="10pt" style:font-size-complex="10pt"/>
    </style:style>
    <style:style style:name="T133" style:parent-style-name="DefaultParagraphFont" style:family="text">
      <style:text-properties style:font-name="Courier New" style:font-name-complex="Courier New" fo:color="#E8BF6A" fo:font-size="10pt" style:font-size-asian="10pt" style:font-size-complex="10pt"/>
    </style:style>
    <style:style style:name="T134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135" style:parent-style-name="DefaultParagraphFont" style:family="text">
      <style:text-properties style:font-name="Courier New" style:font-name-complex="Courier New" fo:color="#BABABA" fo:font-size="10pt" style:font-size-asian="10pt" style:font-size-complex="10pt"/>
    </style:style>
    <style:style style:name="T136" style:parent-style-name="DefaultParagraphFont" style:family="text">
      <style:text-properties style:font-name="Courier New" style:font-name-complex="Courier New" fo:color="#6A8759" fo:font-size="10pt" style:font-size-asian="10pt" style:font-size-complex="10pt"/>
    </style:style>
    <style:style style:name="T137" style:parent-style-name="DefaultParagraphFont" style:family="text">
      <style:text-properties style:font-name="Courier New" style:font-name-complex="Courier New" fo:color="#E8BF6A" fo:font-size="10pt" style:font-size-asian="10pt" style:font-size-complex="10pt"/>
    </style:style>
    <style:style style:name="T138" style:parent-style-name="DefaultParagraphFont" style:family="text">
      <style:text-properties style:font-name="Courier New" style:font-name-complex="Courier New" fo:color="#E8BF6A" fo:font-size="10pt" style:font-size-asian="10pt" style:font-size-complex="10pt"/>
    </style:style>
    <style:style style:name="T139" style:parent-style-name="DefaultParagraphFont" style:family="text">
      <style:text-properties style:font-name="Courier New" style:font-name-complex="Courier New" fo:color="#E8BF6A" fo:font-size="10pt" style:font-size-asian="10pt" style:font-size-complex="10pt"/>
    </style:style>
    <style:style style:name="T140" style:parent-style-name="DefaultParagraphFont" style:family="text">
      <style:text-properties style:font-name="Courier New" style:font-name-complex="Courier New" fo:color="#E8BF6A" fo:font-size="10pt" style:font-size-asian="10pt" style:font-size-complex="10pt"/>
    </style:style>
    <style:style style:name="T141" style:parent-style-name="DefaultParagraphFont" style:family="text">
      <style:text-properties style:font-name="Courier New" style:font-name-complex="Courier New" fo:color="#E8BF6A" fo:font-size="10pt" style:font-size-asian="10pt" style:font-size-complex="10pt"/>
    </style:style>
    <style:style style:name="T142" style:parent-style-name="DefaultParagraphFont" style:family="text">
      <style:text-properties style:font-name="Courier New" style:font-name-complex="Courier New" fo:color="#E8BF6A" fo:font-size="10pt" style:font-size-asian="10pt" style:font-size-complex="10pt"/>
    </style:style>
    <style:style style:name="T143" style:parent-style-name="DefaultParagraphFont" style:family="text">
      <style:text-properties style:font-name="Courier New" style:font-name-complex="Courier New" fo:color="#E8BF6A" fo:font-size="10pt" style:font-size-asian="10pt" style:font-size-complex="10pt"/>
    </style:style>
    <style:style style:name="T144" style:parent-style-name="DefaultParagraphFont" style:family="text">
      <style:text-properties style:font-name="Courier New" style:font-name-complex="Courier New" fo:color="#E8BF6A" fo:font-size="10pt" style:font-size-asian="10pt" style:font-size-complex="10pt"/>
    </style:style>
    <style:style style:name="T145" style:parent-style-name="DefaultParagraphFont" style:family="text">
      <style:text-properties style:font-name="Courier New" style:font-name-complex="Courier New" fo:color="#E8BF6A" fo:font-size="10pt" style:font-size-asian="10pt" style:font-size-complex="10pt"/>
    </style:style>
    <style:style style:name="T146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147" style:parent-style-name="DefaultParagraphFont" style:family="text">
      <style:text-properties style:font-name="Courier New" style:font-name-complex="Courier New" fo:color="#BABABA" fo:font-size="10pt" style:font-size-asian="10pt" style:font-size-complex="10pt"/>
    </style:style>
    <style:style style:name="T148" style:parent-style-name="DefaultParagraphFont" style:family="text">
      <style:text-properties style:font-name="Courier New" style:font-name-complex="Courier New" fo:color="#6A8759" fo:font-size="10pt" style:font-size-asian="10pt" style:font-size-complex="10pt"/>
    </style:style>
    <style:style style:name="T149" style:parent-style-name="DefaultParagraphFont" style:family="text">
      <style:text-properties style:font-name="Courier New" style:font-name-complex="Courier New" fo:color="#6A8759" fo:font-size="10pt" style:font-size-asian="10pt" style:font-size-complex="10pt"/>
    </style:style>
    <style:style style:name="T150" style:parent-style-name="DefaultParagraphFont" style:family="text">
      <style:text-properties style:font-name="Courier New" style:font-name-complex="Courier New" fo:color="#6A8759" fo:font-size="10pt" style:font-size-asian="10pt" style:font-size-complex="10pt"/>
    </style:style>
    <style:style style:name="T151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152" style:parent-style-name="DefaultParagraphFont" style:family="text">
      <style:text-properties style:font-name="Courier New" style:font-name-complex="Courier New" fo:color="#BABABA" fo:font-size="10pt" style:font-size-asian="10pt" style:font-size-complex="10pt"/>
    </style:style>
    <style:style style:name="T153" style:parent-style-name="DefaultParagraphFont" style:family="text">
      <style:text-properties style:font-name="Courier New" style:font-name-complex="Courier New" fo:color="#6A8759" fo:font-size="10pt" style:font-size-asian="10pt" style:font-size-complex="10pt"/>
    </style:style>
    <style:style style:name="T154" style:parent-style-name="DefaultParagraphFont" style:family="text">
      <style:text-properties style:font-name="Courier New" style:font-name-complex="Courier New" fo:color="#6A8759" fo:font-size="10pt" style:font-size-asian="10pt" style:font-size-complex="10pt"/>
    </style:style>
    <style:style style:name="T155" style:parent-style-name="DefaultParagraphFont" style:family="text">
      <style:text-properties style:font-name="Courier New" style:font-name-complex="Courier New" fo:color="#6A8759" fo:font-size="10pt" style:font-size-asian="10pt" style:font-size-complex="10pt"/>
    </style:style>
    <style:style style:name="T156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157" style:parent-style-name="DefaultParagraphFont" style:family="text">
      <style:text-properties style:font-name="Courier New" style:font-name-complex="Courier New" fo:color="#BABABA" fo:font-size="10pt" style:font-size-asian="10pt" style:font-size-complex="10pt"/>
    </style:style>
    <style:style style:name="T158" style:parent-style-name="DefaultParagraphFont" style:family="text">
      <style:text-properties style:font-name="Courier New" style:font-name-complex="Courier New" fo:color="#6A8759" fo:font-size="10pt" style:font-size-asian="10pt" style:font-size-complex="10pt"/>
    </style:style>
    <style:style style:name="T159" style:parent-style-name="DefaultParagraphFont" style:family="text">
      <style:text-properties style:font-name="Courier New" style:font-name-complex="Courier New" fo:color="#6A8759" fo:font-size="10pt" style:font-size-asian="10pt" style:font-size-complex="10pt"/>
    </style:style>
    <style:style style:name="T160" style:parent-style-name="DefaultParagraphFont" style:family="text">
      <style:text-properties style:font-name="Courier New" style:font-name-complex="Courier New" fo:color="#E8BF6A" fo:font-size="10pt" style:font-size-asian="10pt" style:font-size-complex="10pt"/>
    </style:style>
    <style:style style:name="T161" style:parent-style-name="DefaultParagraphFont" style:family="text">
      <style:text-properties style:font-name="Courier New" style:font-name-complex="Courier New" fo:color="#E8BF6A" fo:font-size="10pt" style:font-size-asian="10pt" style:font-size-complex="10pt"/>
    </style:style>
    <style:style style:name="T162" style:parent-style-name="DefaultParagraphFont" style:family="text">
      <style:text-properties style:font-name="Courier New" style:font-name-complex="Courier New" fo:color="#E8BF6A" fo:font-size="10pt" style:font-size-asian="10pt" style:font-size-complex="10pt"/>
    </style:style>
    <style:style style:name="T163" style:parent-style-name="DefaultParagraphFont" style:family="text">
      <style:text-properties style:font-name="Courier New" style:font-name-complex="Courier New" fo:color="#E8BF6A" fo:font-size="10pt" style:font-size-asian="10pt" style:font-size-complex="10pt"/>
    </style:style>
    <style:style style:name="T164" style:parent-style-name="DefaultParagraphFont" style:family="text">
      <style:text-properties style:font-name="Courier New" style:font-name-complex="Courier New" fo:color="#E8BF6A" fo:font-size="10pt" style:font-size-asian="10pt" style:font-size-complex="10pt"/>
    </style:style>
    <style:style style:name="T165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166" style:parent-style-name="DefaultParagraphFont" style:family="text">
      <style:text-properties style:font-name="Courier New" style:font-name-complex="Courier New" fo:color="#BABABA" fo:font-size="10pt" style:font-size-asian="10pt" style:font-size-complex="10pt"/>
    </style:style>
    <style:style style:name="T167" style:parent-style-name="DefaultParagraphFont" style:family="text">
      <style:text-properties style:font-name="Courier New" style:font-name-complex="Courier New" fo:color="#6A8759" fo:font-size="10pt" style:font-size-asian="10pt" style:font-size-complex="10pt"/>
    </style:style>
    <style:style style:name="T168" style:parent-style-name="DefaultParagraphFont" style:family="text">
      <style:text-properties style:font-name="Courier New" style:font-name-complex="Courier New" fo:color="#6A8759" fo:font-size="10pt" style:font-size-asian="10pt" style:font-size-complex="10pt"/>
    </style:style>
    <style:style style:name="T169" style:parent-style-name="DefaultParagraphFont" style:family="text">
      <style:text-properties style:font-name="Courier New" style:font-name-complex="Courier New" fo:color="#6A8759" fo:font-size="10pt" style:font-size-asian="10pt" style:font-size-complex="10pt"/>
    </style:style>
    <style:style style:name="T170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171" style:parent-style-name="DefaultParagraphFont" style:family="text">
      <style:text-properties style:font-name="Courier New" style:font-name-complex="Courier New" fo:color="#BABABA" fo:font-size="10pt" style:font-size-asian="10pt" style:font-size-complex="10pt"/>
    </style:style>
    <style:style style:name="T172" style:parent-style-name="DefaultParagraphFont" style:family="text">
      <style:text-properties style:font-name="Courier New" style:font-name-complex="Courier New" fo:color="#6A8759" fo:font-size="10pt" style:font-size-asian="10pt" style:font-size-complex="10pt"/>
    </style:style>
    <style:style style:name="T173" style:parent-style-name="DefaultParagraphFont" style:family="text">
      <style:text-properties style:font-name="Courier New" style:font-name-complex="Courier New" fo:color="#6A8759" fo:font-size="10pt" style:font-size-asian="10pt" style:font-size-complex="10pt"/>
    </style:style>
    <style:style style:name="T174" style:parent-style-name="DefaultParagraphFont" style:family="text">
      <style:text-properties style:font-name="Courier New" style:font-name-complex="Courier New" fo:color="#6A8759" fo:font-size="10pt" style:font-size-asian="10pt" style:font-size-complex="10pt"/>
    </style:style>
    <style:style style:name="T175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176" style:parent-style-name="DefaultParagraphFont" style:family="text">
      <style:text-properties style:font-name="Courier New" style:font-name-complex="Courier New" fo:color="#BABABA" fo:font-size="10pt" style:font-size-asian="10pt" style:font-size-complex="10pt"/>
    </style:style>
    <style:style style:name="T177" style:parent-style-name="DefaultParagraphFont" style:family="text">
      <style:text-properties style:font-name="Courier New" style:font-name-complex="Courier New" fo:color="#6A8759" fo:font-size="10pt" style:font-size-asian="10pt" style:font-size-complex="10pt"/>
    </style:style>
    <style:style style:name="T178" style:parent-style-name="DefaultParagraphFont" style:family="text">
      <style:text-properties style:font-name="Courier New" style:font-name-complex="Courier New" fo:color="#E8BF6A" fo:font-size="10pt" style:font-size-asian="10pt" style:font-size-complex="10pt"/>
    </style:style>
    <style:style style:name="T179" style:parent-style-name="DefaultParagraphFont" style:family="text">
      <style:text-properties style:font-name="Courier New" style:font-name-complex="Courier New" fo:color="#E8BF6A" fo:font-size="10pt" style:font-size-asian="10pt" style:font-size-complex="10pt"/>
    </style:style>
    <style:style style:name="T180" style:parent-style-name="DefaultParagraphFont" style:family="text">
      <style:text-properties style:font-name="Courier New" style:font-name-complex="Courier New" fo:color="#E8BF6A" fo:font-size="10pt" style:font-size-asian="10pt" style:font-size-complex="10pt"/>
    </style:style>
    <style:style style:name="T181" style:parent-style-name="DefaultParagraphFont" style:family="text">
      <style:text-properties style:font-name="Courier New" style:font-name-complex="Courier New" fo:color="#E8BF6A" fo:font-size="10pt" style:font-size-asian="10pt" style:font-size-complex="10pt"/>
    </style:style>
    <style:style style:name="T182" style:parent-style-name="DefaultParagraphFont" style:family="text">
      <style:text-properties style:font-name="Courier New" style:font-name-complex="Courier New" fo:color="#E8BF6A" fo:font-size="10pt" style:font-size-asian="10pt" style:font-size-complex="10pt"/>
    </style:style>
    <style:style style:name="T183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184" style:parent-style-name="DefaultParagraphFont" style:family="text">
      <style:text-properties style:font-name="Courier New" style:font-name-complex="Courier New" fo:color="#BABABA" fo:font-size="10pt" style:font-size-asian="10pt" style:font-size-complex="10pt"/>
    </style:style>
    <style:style style:name="T185" style:parent-style-name="DefaultParagraphFont" style:family="text">
      <style:text-properties style:font-name="Courier New" style:font-name-complex="Courier New" fo:color="#6A8759" fo:font-size="10pt" style:font-size-asian="10pt" style:font-size-complex="10pt"/>
    </style:style>
    <style:style style:name="T186" style:parent-style-name="DefaultParagraphFont" style:family="text">
      <style:text-properties style:font-name="Courier New" style:font-name-complex="Courier New" fo:color="#6A8759" fo:font-size="10pt" style:font-size-asian="10pt" style:font-size-complex="10pt"/>
    </style:style>
    <style:style style:name="T187" style:parent-style-name="DefaultParagraphFont" style:family="text">
      <style:text-properties style:font-name="Courier New" style:font-name-complex="Courier New" fo:color="#6A8759" fo:font-size="10pt" style:font-size-asian="10pt" style:font-size-complex="10pt"/>
    </style:style>
    <style:style style:name="T188" style:parent-style-name="DefaultParagraphFont" style:family="text">
      <style:text-properties style:font-name="Courier New" style:font-name-complex="Courier New" fo:color="#6A8759" fo:font-size="10pt" style:font-size-asian="10pt" style:font-size-complex="10pt"/>
    </style:style>
    <style:style style:name="T189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190" style:parent-style-name="DefaultParagraphFont" style:family="text">
      <style:text-properties style:font-name="Courier New" style:font-name-complex="Courier New" fo:color="#BABABA" fo:font-size="10pt" style:font-size-asian="10pt" style:font-size-complex="10pt"/>
    </style:style>
    <style:style style:name="T191" style:parent-style-name="DefaultParagraphFont" style:family="text">
      <style:text-properties style:font-name="Courier New" style:font-name-complex="Courier New" fo:color="#6A8759" fo:font-size="10pt" style:font-size-asian="10pt" style:font-size-complex="10pt"/>
    </style:style>
    <style:style style:name="T192" style:parent-style-name="DefaultParagraphFont" style:family="text">
      <style:text-properties style:font-name="Courier New" style:font-name-complex="Courier New" fo:color="#6A8759" fo:font-size="10pt" style:font-size-asian="10pt" style:font-size-complex="10pt"/>
    </style:style>
    <style:style style:name="T193" style:parent-style-name="DefaultParagraphFont" style:family="text">
      <style:text-properties style:font-name="Courier New" style:font-name-complex="Courier New" fo:color="#6A8759" fo:font-size="10pt" style:font-size-asian="10pt" style:font-size-complex="10pt"/>
    </style:style>
    <style:style style:name="T194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195" style:parent-style-name="DefaultParagraphFont" style:family="text">
      <style:text-properties style:font-name="Courier New" style:font-name-complex="Courier New" fo:color="#BABABA" fo:font-size="10pt" style:font-size-asian="10pt" style:font-size-complex="10pt"/>
    </style:style>
    <style:style style:name="T196" style:parent-style-name="DefaultParagraphFont" style:family="text">
      <style:text-properties style:font-name="Courier New" style:font-name-complex="Courier New" fo:color="#6A8759" fo:font-size="10pt" style:font-size-asian="10pt" style:font-size-complex="10pt"/>
    </style:style>
    <style:style style:name="T197" style:parent-style-name="DefaultParagraphFont" style:family="text">
      <style:text-properties style:font-name="Courier New" style:font-name-complex="Courier New" fo:color="#E8BF6A" fo:font-size="10pt" style:font-size-asian="10pt" style:font-size-complex="10pt"/>
    </style:style>
    <style:style style:name="T198" style:parent-style-name="DefaultParagraphFont" style:family="text">
      <style:text-properties style:font-name="Courier New" style:font-name-complex="Courier New" fo:color="#E8BF6A" fo:font-size="10pt" style:font-size-asian="10pt" style:font-size-complex="10pt"/>
    </style:style>
    <style:style style:name="T199" style:parent-style-name="DefaultParagraphFont" style:family="text">
      <style:text-properties style:font-name="Courier New" style:font-name-complex="Courier New" fo:color="#E8BF6A" fo:font-size="10pt" style:font-size-asian="10pt" style:font-size-complex="10pt"/>
    </style:style>
    <style:style style:name="T200" style:parent-style-name="DefaultParagraphFont" style:family="text">
      <style:text-properties style:font-name="Courier New" style:font-name-complex="Courier New" fo:color="#E8BF6A" fo:font-size="10pt" style:font-size-asian="10pt" style:font-size-complex="10pt"/>
    </style:style>
    <style:style style:name="T201" style:parent-style-name="DefaultParagraphFont" style:family="text">
      <style:text-properties style:font-name="Courier New" style:font-name-complex="Courier New" fo:color="#E8BF6A" fo:font-size="10pt" style:font-size-asian="10pt" style:font-size-complex="10pt"/>
    </style:style>
    <style:style style:name="T202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203" style:parent-style-name="DefaultParagraphFont" style:family="text">
      <style:text-properties style:font-name="Courier New" style:font-name-complex="Courier New" fo:color="#BABABA" fo:font-size="10pt" style:font-size-asian="10pt" style:font-size-complex="10pt"/>
    </style:style>
    <style:style style:name="T204" style:parent-style-name="DefaultParagraphFont" style:family="text">
      <style:text-properties style:font-name="Courier New" style:font-name-complex="Courier New" fo:color="#6A8759" fo:font-size="10pt" style:font-size-asian="10pt" style:font-size-complex="10pt"/>
    </style:style>
    <style:style style:name="T205" style:parent-style-name="DefaultParagraphFont" style:family="text">
      <style:text-properties style:font-name="Courier New" style:font-name-complex="Courier New" fo:color="#6A8759" fo:font-size="10pt" style:font-size-asian="10pt" style:font-size-complex="10pt"/>
    </style:style>
    <style:style style:name="T206" style:parent-style-name="DefaultParagraphFont" style:family="text">
      <style:text-properties style:font-name="Courier New" style:font-name-complex="Courier New" fo:color="#6A8759" fo:font-size="10pt" style:font-size-asian="10pt" style:font-size-complex="10pt"/>
    </style:style>
    <style:style style:name="T207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208" style:parent-style-name="DefaultParagraphFont" style:family="text">
      <style:text-properties style:font-name="Courier New" style:font-name-complex="Courier New" fo:color="#BABABA" fo:font-size="10pt" style:font-size-asian="10pt" style:font-size-complex="10pt"/>
    </style:style>
    <style:style style:name="T209" style:parent-style-name="DefaultParagraphFont" style:family="text">
      <style:text-properties style:font-name="Courier New" style:font-name-complex="Courier New" fo:color="#6A8759" fo:font-size="10pt" style:font-size-asian="10pt" style:font-size-complex="10pt"/>
    </style:style>
    <style:style style:name="T210" style:parent-style-name="DefaultParagraphFont" style:family="text">
      <style:text-properties style:font-name="Courier New" style:font-name-complex="Courier New" fo:color="#6A8759" fo:font-size="10pt" style:font-size-asian="10pt" style:font-size-complex="10pt"/>
    </style:style>
    <style:style style:name="T211" style:parent-style-name="DefaultParagraphFont" style:family="text">
      <style:text-properties style:font-name="Courier New" style:font-name-complex="Courier New" fo:color="#6A8759" fo:font-size="10pt" style:font-size-asian="10pt" style:font-size-complex="10pt"/>
    </style:style>
    <style:style style:name="T212" style:parent-style-name="DefaultParagraphFont" style:family="text">
      <style:text-properties style:font-name="Courier New" style:font-name-complex="Courier New" fo:color="#6A8759" fo:font-size="10pt" style:font-size-asian="10pt" style:font-size-complex="10pt"/>
    </style:style>
    <style:style style:name="T213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214" style:parent-style-name="DefaultParagraphFont" style:family="text">
      <style:text-properties style:font-name="Courier New" style:font-name-complex="Courier New" fo:color="#BABABA" fo:font-size="10pt" style:font-size-asian="10pt" style:font-size-complex="10pt"/>
    </style:style>
    <style:style style:name="T215" style:parent-style-name="DefaultParagraphFont" style:family="text">
      <style:text-properties style:font-name="Courier New" style:font-name-complex="Courier New" fo:color="#6A8759" fo:font-size="10pt" style:font-size-asian="10pt" style:font-size-complex="10pt"/>
    </style:style>
    <style:style style:name="T216" style:parent-style-name="DefaultParagraphFont" style:family="text">
      <style:text-properties style:font-name="Courier New" style:font-name-complex="Courier New" fo:color="#E8BF6A" fo:font-size="10pt" style:font-size-asian="10pt" style:font-size-complex="10pt"/>
    </style:style>
    <style:style style:name="T217" style:parent-style-name="DefaultParagraphFont" style:family="text">
      <style:text-properties style:font-name="Courier New" style:font-name-complex="Courier New" fo:color="#E8BF6A" fo:font-size="10pt" style:font-size-asian="10pt" style:font-size-complex="10pt"/>
    </style:style>
    <style:style style:name="T218" style:parent-style-name="DefaultParagraphFont" style:family="text">
      <style:text-properties style:font-name="Courier New" style:font-name-complex="Courier New" fo:color="#E8BF6A" fo:font-size="10pt" style:font-size-asian="10pt" style:font-size-complex="10pt"/>
    </style:style>
    <style:style style:name="T219" style:parent-style-name="DefaultParagraphFont" style:family="text">
      <style:text-properties style:font-name="Courier New" style:font-name-complex="Courier New" fo:color="#E8BF6A" fo:font-size="10pt" style:font-size-asian="10pt" style:font-size-complex="10pt"/>
    </style:style>
    <style:style style:name="T220" style:parent-style-name="DefaultParagraphFont" style:family="text">
      <style:text-properties style:font-name="Courier New" style:font-name-complex="Courier New" fo:color="#E8BF6A" fo:font-size="10pt" style:font-size-asian="10pt" style:font-size-complex="10pt"/>
    </style:style>
    <style:style style:name="T221" style:parent-style-name="DefaultParagraphFont" style:family="text">
      <style:text-properties style:font-name="Courier New" style:font-name-complex="Courier New" fo:color="#E8BF6A" fo:font-size="10pt" style:font-size-asian="10pt" style:font-size-complex="10pt"/>
    </style:style>
    <style:style style:name="P222" style:parent-style-name="Normal" style:family="paragraph">
      <style:paragraph-properties fo:break-before="page"/>
    </style:style>
    <style:style style:name="P223" style:parent-style-name="HTMLPreformatted" style:family="paragraph">
      <style:paragraph-properties fo:background-color="#2B2B2B"/>
    </style:style>
    <style:style style:name="T224" style:parent-style-name="DefaultParagraphFont" style:family="text">
      <style:text-properties fo:color="#CC7832"/>
    </style:style>
    <style:style style:name="T225" style:parent-style-name="DefaultParagraphFont" style:family="text">
      <style:text-properties fo:color="#A9B7C6"/>
    </style:style>
    <style:style style:name="T226" style:parent-style-name="DefaultParagraphFont" style:family="text">
      <style:text-properties fo:color="#CC7832"/>
    </style:style>
    <style:style style:name="T227" style:parent-style-name="DefaultParagraphFont" style:family="text">
      <style:text-properties fo:color="#CC7832"/>
    </style:style>
    <style:style style:name="T228" style:parent-style-name="DefaultParagraphFont" style:family="text">
      <style:text-properties fo:color="#CC7832"/>
    </style:style>
    <style:style style:name="T229" style:parent-style-name="DefaultParagraphFont" style:family="text">
      <style:text-properties fo:font-style="italic" style:font-style-asian="italic" style:font-style-complex="italic" fo:color="#629755"/>
    </style:style>
    <style:style style:name="T230" style:parent-style-name="DefaultParagraphFont" style:family="text">
      <style:text-properties fo:font-style="italic" style:font-style-asian="italic" style:font-style-complex="italic" fo:color="#629755"/>
    </style:style>
    <style:style style:name="T231" style:parent-style-name="DefaultParagraphFont" style:family="text">
      <style:text-properties fo:font-style="italic" style:font-style-asian="italic" style:font-style-complex="italic" fo:color="#629755"/>
    </style:style>
    <style:style style:name="T232" style:parent-style-name="DefaultParagraphFont" style:family="text">
      <style:text-properties fo:font-style="italic" style:font-style-asian="italic" style:font-style-complex="italic" fo:color="#629755"/>
    </style:style>
    <style:style style:name="T233" style:parent-style-name="DefaultParagraphFont" style:family="text">
      <style:text-properties fo:font-style="italic" style:font-style-asian="italic" style:font-style-complex="italic" fo:color="#629755"/>
    </style:style>
    <style:style style:name="T234" style:parent-style-name="DefaultParagraphFont" style:family="text">
      <style:text-properties fo:font-style="italic" style:font-style-asian="italic" style:font-style-complex="italic" fo:color="#629755"/>
    </style:style>
    <style:style style:name="T235" style:parent-style-name="DefaultParagraphFont" style:family="text">
      <style:text-properties fo:font-style="italic" style:font-style-asian="italic" style:font-style-complex="italic" fo:color="#629755"/>
    </style:style>
    <style:style style:name="T236" style:parent-style-name="DefaultParagraphFont" style:family="text">
      <style:text-properties fo:color="#808080"/>
    </style:style>
    <style:style style:name="T237" style:parent-style-name="DefaultParagraphFont" style:family="text">
      <style:text-properties fo:color="#808080"/>
    </style:style>
    <style:style style:name="T238" style:parent-style-name="DefaultParagraphFont" style:family="text">
      <style:text-properties fo:color="#CC7832"/>
    </style:style>
    <style:style style:name="T239" style:parent-style-name="DefaultParagraphFont" style:family="text">
      <style:text-properties fo:color="#CC7832"/>
    </style:style>
    <style:style style:name="T240" style:parent-style-name="DefaultParagraphFont" style:family="text">
      <style:text-properties fo:color="#A9B7C6"/>
    </style:style>
    <style:style style:name="T241" style:parent-style-name="DefaultParagraphFont" style:family="text">
      <style:text-properties fo:color="#A9B7C6"/>
    </style:style>
    <style:style style:name="T242" style:parent-style-name="DefaultParagraphFont" style:family="text">
      <style:text-properties fo:color="#A9B7C6"/>
    </style:style>
    <style:style style:name="T243" style:parent-style-name="DefaultParagraphFont" style:family="text">
      <style:text-properties fo:color="#CC7832"/>
    </style:style>
    <style:style style:name="T244" style:parent-style-name="DefaultParagraphFont" style:family="text">
      <style:text-properties fo:color="#A9B7C6"/>
    </style:style>
    <style:style style:name="T245" style:parent-style-name="DefaultParagraphFont" style:family="text">
      <style:text-properties fo:font-style="italic" style:font-style-asian="italic" style:font-style-complex="italic" fo:color="#9876AA"/>
    </style:style>
    <style:style style:name="T246" style:parent-style-name="DefaultParagraphFont" style:family="text">
      <style:text-properties fo:color="#A9B7C6"/>
    </style:style>
    <style:style style:name="T247" style:parent-style-name="DefaultParagraphFont" style:family="text">
      <style:text-properties fo:color="#6A8759"/>
    </style:style>
    <style:style style:name="T248" style:parent-style-name="DefaultParagraphFont" style:family="text">
      <style:text-properties fo:color="#CC7832"/>
    </style:style>
    <style:style style:name="T249" style:parent-style-name="DefaultParagraphFont" style:family="text">
      <style:text-properties fo:color="#CC7832"/>
    </style:style>
    <style:style style:name="T250" style:parent-style-name="DefaultParagraphFont" style:family="text">
      <style:text-properties fo:color="#CC7832"/>
    </style:style>
    <style:style style:name="T251" style:parent-style-name="DefaultParagraphFont" style:family="text">
      <style:text-properties fo:font-style="italic" style:font-style-asian="italic" style:font-style-complex="italic" fo:color="#9876AA"/>
    </style:style>
    <style:style style:name="T252" style:parent-style-name="DefaultParagraphFont" style:family="text">
      <style:text-properties fo:color="#A9B7C6"/>
    </style:style>
    <style:style style:name="T253" style:parent-style-name="DefaultParagraphFont" style:family="text">
      <style:text-properties fo:color="#6897BB"/>
    </style:style>
    <style:style style:name="T254" style:parent-style-name="DefaultParagraphFont" style:family="text">
      <style:text-properties fo:color="#CC7832"/>
    </style:style>
    <style:style style:name="T255" style:parent-style-name="DefaultParagraphFont" style:family="text">
      <style:text-properties fo:color="#CC7832"/>
    </style:style>
    <style:style style:name="T256" style:parent-style-name="DefaultParagraphFont" style:family="text">
      <style:text-properties fo:color="#CC7832"/>
    </style:style>
    <style:style style:name="T257" style:parent-style-name="DefaultParagraphFont" style:family="text">
      <style:text-properties fo:color="#A9B7C6"/>
    </style:style>
    <style:style style:name="T258" style:parent-style-name="DefaultParagraphFont" style:family="text">
      <style:text-properties fo:font-style="italic" style:font-style-asian="italic" style:font-style-complex="italic" fo:color="#9876AA"/>
    </style:style>
    <style:style style:name="T259" style:parent-style-name="DefaultParagraphFont" style:family="text">
      <style:text-properties fo:color="#A9B7C6"/>
    </style:style>
    <style:style style:name="T260" style:parent-style-name="DefaultParagraphFont" style:family="text">
      <style:text-properties fo:color="#6A8759"/>
    </style:style>
    <style:style style:name="T261" style:parent-style-name="DefaultParagraphFont" style:family="text">
      <style:text-properties fo:color="#CC7832"/>
    </style:style>
    <style:style style:name="T262" style:parent-style-name="DefaultParagraphFont" style:family="text">
      <style:text-properties fo:color="#CC7832"/>
    </style:style>
    <style:style style:name="T263" style:parent-style-name="DefaultParagraphFont" style:family="text">
      <style:text-properties fo:color="#CC7832"/>
    </style:style>
    <style:style style:name="T264" style:parent-style-name="DefaultParagraphFont" style:family="text">
      <style:text-properties fo:color="#A9B7C6"/>
    </style:style>
    <style:style style:name="T265" style:parent-style-name="DefaultParagraphFont" style:family="text">
      <style:text-properties fo:font-style="italic" style:font-style-asian="italic" style:font-style-complex="italic" fo:color="#9876AA"/>
    </style:style>
    <style:style style:name="T266" style:parent-style-name="DefaultParagraphFont" style:family="text">
      <style:text-properties fo:color="#A9B7C6"/>
    </style:style>
    <style:style style:name="T267" style:parent-style-name="DefaultParagraphFont" style:family="text">
      <style:text-properties fo:color="#6A8759"/>
    </style:style>
    <style:style style:name="T268" style:parent-style-name="DefaultParagraphFont" style:family="text">
      <style:text-properties fo:color="#CC7832"/>
    </style:style>
    <style:style style:name="T269" style:parent-style-name="DefaultParagraphFont" style:family="text">
      <style:text-properties fo:color="#CC7832"/>
    </style:style>
    <style:style style:name="T270" style:parent-style-name="DefaultParagraphFont" style:family="text">
      <style:text-properties fo:color="#CC7832"/>
    </style:style>
    <style:style style:name="T271" style:parent-style-name="DefaultParagraphFont" style:family="text">
      <style:text-properties fo:color="#A9B7C6"/>
    </style:style>
    <style:style style:name="T272" style:parent-style-name="DefaultParagraphFont" style:family="text">
      <style:text-properties fo:font-style="italic" style:font-style-asian="italic" style:font-style-complex="italic" fo:color="#9876AA"/>
    </style:style>
    <style:style style:name="T273" style:parent-style-name="DefaultParagraphFont" style:family="text">
      <style:text-properties fo:color="#A9B7C6"/>
    </style:style>
    <style:style style:name="T274" style:parent-style-name="DefaultParagraphFont" style:family="text">
      <style:text-properties fo:color="#6A8759"/>
    </style:style>
    <style:style style:name="T275" style:parent-style-name="DefaultParagraphFont" style:family="text">
      <style:text-properties fo:color="#CC7832"/>
    </style:style>
    <style:style style:name="T276" style:parent-style-name="DefaultParagraphFont" style:family="text">
      <style:text-properties fo:color="#CC7832"/>
    </style:style>
    <style:style style:name="T277" style:parent-style-name="DefaultParagraphFont" style:family="text">
      <style:text-properties fo:color="#CC7832"/>
    </style:style>
    <style:style style:name="T278" style:parent-style-name="DefaultParagraphFont" style:family="text">
      <style:text-properties fo:color="#A9B7C6"/>
    </style:style>
    <style:style style:name="T279" style:parent-style-name="DefaultParagraphFont" style:family="text">
      <style:text-properties fo:font-style="italic" style:font-style-asian="italic" style:font-style-complex="italic" fo:color="#9876AA"/>
    </style:style>
    <style:style style:name="T280" style:parent-style-name="DefaultParagraphFont" style:family="text">
      <style:text-properties fo:color="#A9B7C6"/>
    </style:style>
    <style:style style:name="T281" style:parent-style-name="DefaultParagraphFont" style:family="text">
      <style:text-properties fo:color="#6A8759"/>
    </style:style>
    <style:style style:name="T282" style:parent-style-name="DefaultParagraphFont" style:family="text">
      <style:text-properties fo:color="#CC7832"/>
    </style:style>
    <style:style style:name="T283" style:parent-style-name="DefaultParagraphFont" style:family="text">
      <style:text-properties fo:color="#CC7832"/>
    </style:style>
    <style:style style:name="T284" style:parent-style-name="DefaultParagraphFont" style:family="text">
      <style:text-properties fo:color="#A9B7C6"/>
    </style:style>
    <style:style style:name="P285" style:parent-style-name="HTMLPreformatted" style:family="paragraph">
      <style:paragraph-properties fo:background-color="#2B2B2B"/>
    </style:style>
    <style:style style:name="T286" style:parent-style-name="DefaultParagraphFont" style:family="text">
      <style:text-properties fo:color="#CC7832"/>
    </style:style>
    <style:style style:name="T287" style:parent-style-name="DefaultParagraphFont" style:family="text">
      <style:text-properties fo:color="#A9B7C6"/>
    </style:style>
    <style:style style:name="T288" style:parent-style-name="DefaultParagraphFont" style:family="text">
      <style:text-properties fo:color="#CC7832"/>
    </style:style>
    <style:style style:name="T289" style:parent-style-name="DefaultParagraphFont" style:family="text">
      <style:text-properties fo:color="#CC7832"/>
    </style:style>
    <style:style style:name="T290" style:parent-style-name="DefaultParagraphFont" style:family="text">
      <style:text-properties fo:color="#CC7832"/>
    </style:style>
    <style:style style:name="T291" style:parent-style-name="DefaultParagraphFont" style:family="text">
      <style:text-properties fo:color="#CC7832"/>
    </style:style>
    <style:style style:name="T292" style:parent-style-name="DefaultParagraphFont" style:family="text">
      <style:text-properties fo:color="#A9B7C6"/>
    </style:style>
    <style:style style:name="T293" style:parent-style-name="DefaultParagraphFont" style:family="text">
      <style:text-properties fo:color="#CC7832"/>
    </style:style>
    <style:style style:name="T294" style:parent-style-name="DefaultParagraphFont" style:family="text">
      <style:text-properties fo:color="#CC7832"/>
    </style:style>
    <style:style style:name="T295" style:parent-style-name="DefaultParagraphFont" style:family="text">
      <style:text-properties fo:color="#CC7832"/>
    </style:style>
    <style:style style:name="T296" style:parent-style-name="DefaultParagraphFont" style:family="text">
      <style:text-properties fo:color="#A9B7C6"/>
    </style:style>
    <style:style style:name="T297" style:parent-style-name="DefaultParagraphFont" style:family="text">
      <style:text-properties fo:color="#CC7832"/>
    </style:style>
    <style:style style:name="T298" style:parent-style-name="DefaultParagraphFont" style:family="text">
      <style:text-properties fo:color="#CC7832"/>
    </style:style>
    <style:style style:name="T299" style:parent-style-name="DefaultParagraphFont" style:family="text">
      <style:text-properties fo:color="#CC7832"/>
    </style:style>
    <style:style style:name="T300" style:parent-style-name="DefaultParagraphFont" style:family="text">
      <style:text-properties fo:color="#A9B7C6"/>
    </style:style>
    <style:style style:name="T301" style:parent-style-name="DefaultParagraphFont" style:family="text">
      <style:text-properties fo:color="#CC7832"/>
    </style:style>
    <style:style style:name="T302" style:parent-style-name="DefaultParagraphFont" style:family="text">
      <style:text-properties fo:color="#CC7832"/>
    </style:style>
    <style:style style:name="T303" style:parent-style-name="DefaultParagraphFont" style:family="text">
      <style:text-properties fo:color="#CC7832"/>
    </style:style>
    <style:style style:name="T304" style:parent-style-name="DefaultParagraphFont" style:family="text">
      <style:text-properties fo:color="#A9B7C6"/>
    </style:style>
    <style:style style:name="T305" style:parent-style-name="DefaultParagraphFont" style:family="text">
      <style:text-properties fo:color="#A9B7C6"/>
    </style:style>
    <style:style style:name="T306" style:parent-style-name="DefaultParagraphFont" style:family="text">
      <style:text-properties fo:color="#CC7832"/>
    </style:style>
    <style:style style:name="T307" style:parent-style-name="DefaultParagraphFont" style:family="text">
      <style:text-properties fo:color="#CC7832"/>
    </style:style>
    <style:style style:name="T308" style:parent-style-name="DefaultParagraphFont" style:family="text">
      <style:text-properties fo:color="#CC7832"/>
    </style:style>
    <style:style style:name="T309" style:parent-style-name="DefaultParagraphFont" style:family="text">
      <style:text-properties fo:color="#A9B7C6"/>
    </style:style>
    <style:style style:name="T310" style:parent-style-name="DefaultParagraphFont" style:family="text">
      <style:text-properties fo:color="#CC7832"/>
    </style:style>
    <style:style style:name="T311" style:parent-style-name="DefaultParagraphFont" style:family="text">
      <style:text-properties fo:color="#CC7832"/>
    </style:style>
    <style:style style:name="T312" style:parent-style-name="DefaultParagraphFont" style:family="text">
      <style:text-properties fo:color="#CC7832"/>
    </style:style>
    <style:style style:name="T313" style:parent-style-name="DefaultParagraphFont" style:family="text">
      <style:text-properties fo:color="#A9B7C6"/>
    </style:style>
    <style:style style:name="T314" style:parent-style-name="DefaultParagraphFont" style:family="text">
      <style:text-properties fo:color="#CC7832"/>
    </style:style>
    <style:style style:name="T315" style:parent-style-name="DefaultParagraphFont" style:family="text">
      <style:text-properties fo:color="#CC7832"/>
    </style:style>
    <style:style style:name="T316" style:parent-style-name="DefaultParagraphFont" style:family="text">
      <style:text-properties fo:color="#CC7832"/>
    </style:style>
    <style:style style:name="T317" style:parent-style-name="DefaultParagraphFont" style:family="text">
      <style:text-properties fo:color="#A9B7C6"/>
    </style:style>
    <style:style style:name="T318" style:parent-style-name="DefaultParagraphFont" style:family="text">
      <style:text-properties fo:color="#CC7832"/>
    </style:style>
    <style:style style:name="T319" style:parent-style-name="DefaultParagraphFont" style:family="text">
      <style:text-properties fo:color="#CC7832"/>
    </style:style>
    <style:style style:name="T320" style:parent-style-name="DefaultParagraphFont" style:family="text">
      <style:text-properties fo:color="#CC7832"/>
    </style:style>
    <style:style style:name="T321" style:parent-style-name="DefaultParagraphFont" style:family="text">
      <style:text-properties fo:font-style="italic" style:font-style-asian="italic" style:font-style-complex="italic" fo:color="#629755"/>
    </style:style>
    <style:style style:name="T322" style:parent-style-name="DefaultParagraphFont" style:family="text">
      <style:text-properties fo:font-style="italic" style:font-style-asian="italic" style:font-style-complex="italic" fo:color="#629755"/>
    </style:style>
    <style:style style:name="T323" style:parent-style-name="DefaultParagraphFont" style:family="text">
      <style:text-properties fo:font-style="italic" style:font-style-asian="italic" style:font-style-complex="italic" fo:color="#629755"/>
    </style:style>
    <style:style style:name="T324" style:parent-style-name="DefaultParagraphFont" style:family="text">
      <style:text-properties fo:font-style="italic" style:font-style-asian="italic" style:font-style-complex="italic" fo:color="#629755"/>
    </style:style>
    <style:style style:name="T325" style:parent-style-name="DefaultParagraphFont" style:family="text">
      <style:text-properties fo:font-style="italic" style:font-style-asian="italic" style:font-style-complex="italic" fo:color="#629755"/>
    </style:style>
    <style:style style:name="T326" style:parent-style-name="DefaultParagraphFont" style:family="text">
      <style:text-properties fo:font-style="italic" style:font-style-asian="italic" style:font-style-complex="italic" fo:color="#629755"/>
    </style:style>
    <style:style style:name="T327" style:parent-style-name="DefaultParagraphFont" style:family="text">
      <style:text-properties fo:font-style="italic" style:font-style-asian="italic" style:font-style-complex="italic" fo:color="#629755"/>
    </style:style>
    <style:style style:name="T328" style:parent-style-name="DefaultParagraphFont" style:family="text">
      <style:text-properties fo:color="#CC7832"/>
    </style:style>
    <style:style style:name="T329" style:parent-style-name="DefaultParagraphFont" style:family="text">
      <style:text-properties fo:color="#A9B7C6"/>
    </style:style>
    <style:style style:name="T330" style:parent-style-name="DefaultParagraphFont" style:family="text">
      <style:text-properties fo:color="#A9B7C6"/>
    </style:style>
    <style:style style:name="T331" style:parent-style-name="DefaultParagraphFont" style:family="text">
      <style:text-properties fo:color="#A9B7C6"/>
    </style:style>
    <style:style style:name="T332" style:parent-style-name="DefaultParagraphFont" style:family="text">
      <style:text-properties fo:color="#CC7832"/>
    </style:style>
    <style:style style:name="T333" style:parent-style-name="DefaultParagraphFont" style:family="text">
      <style:text-properties fo:color="#A9B7C6"/>
    </style:style>
    <style:style style:name="T334" style:parent-style-name="DefaultParagraphFont" style:family="text">
      <style:text-properties fo:color="#9876AA"/>
    </style:style>
    <style:style style:name="T335" style:parent-style-name="DefaultParagraphFont" style:family="text">
      <style:text-properties fo:color="#CC7832"/>
    </style:style>
    <style:style style:name="T336" style:parent-style-name="DefaultParagraphFont" style:family="text">
      <style:text-properties fo:color="#CC7832"/>
    </style:style>
    <style:style style:name="T337" style:parent-style-name="DefaultParagraphFont" style:family="text">
      <style:text-properties fo:color="#CC7832"/>
    </style:style>
    <style:style style:name="T338" style:parent-style-name="DefaultParagraphFont" style:family="text">
      <style:text-properties fo:color="#CC7832"/>
    </style:style>
    <style:style style:name="T339" style:parent-style-name="DefaultParagraphFont" style:family="text">
      <style:text-properties fo:color="#A9B7C6"/>
    </style:style>
    <style:style style:name="T340" style:parent-style-name="DefaultParagraphFont" style:family="text">
      <style:text-properties fo:color="#9876AA"/>
    </style:style>
    <style:style style:name="T341" style:parent-style-name="DefaultParagraphFont" style:family="text">
      <style:text-properties fo:color="#CC7832"/>
    </style:style>
    <style:style style:name="T342" style:parent-style-name="DefaultParagraphFont" style:family="text">
      <style:text-properties fo:color="#CC7832"/>
    </style:style>
    <style:style style:name="T343" style:parent-style-name="DefaultParagraphFont" style:family="text">
      <style:text-properties fo:color="#CC7832"/>
    </style:style>
    <style:style style:name="T344" style:parent-style-name="DefaultParagraphFont" style:family="text">
      <style:text-properties fo:color="#A9B7C6"/>
    </style:style>
    <style:style style:name="T345" style:parent-style-name="DefaultParagraphFont" style:family="text">
      <style:text-properties fo:color="#9876AA"/>
    </style:style>
    <style:style style:name="T346" style:parent-style-name="DefaultParagraphFont" style:family="text">
      <style:text-properties fo:color="#CC7832"/>
    </style:style>
    <style:style style:name="T347" style:parent-style-name="DefaultParagraphFont" style:family="text">
      <style:text-properties fo:color="#CC7832"/>
    </style:style>
    <style:style style:name="T348" style:parent-style-name="DefaultParagraphFont" style:family="text">
      <style:text-properties fo:color="#CC7832"/>
    </style:style>
    <style:style style:name="T349" style:parent-style-name="DefaultParagraphFont" style:family="text">
      <style:text-properties fo:color="#CC7832"/>
    </style:style>
    <style:style style:name="T350" style:parent-style-name="DefaultParagraphFont" style:family="text">
      <style:text-properties fo:color="#FFC66D"/>
    </style:style>
    <style:style style:name="T351" style:parent-style-name="DefaultParagraphFont" style:family="text">
      <style:text-properties fo:color="#A9B7C6"/>
    </style:style>
    <style:style style:name="T352" style:parent-style-name="DefaultParagraphFont" style:family="text">
      <style:text-properties fo:color="#A9B7C6"/>
    </style:style>
    <style:style style:name="T353" style:parent-style-name="DefaultParagraphFont" style:family="text">
      <style:text-properties fo:color="#A9B7C6"/>
    </style:style>
    <style:style style:name="T354" style:parent-style-name="DefaultParagraphFont" style:family="text">
      <style:text-properties fo:color="#CC7832"/>
    </style:style>
    <style:style style:name="T355" style:parent-style-name="DefaultParagraphFont" style:family="text">
      <style:text-properties fo:color="#A9B7C6"/>
    </style:style>
    <style:style style:name="T356" style:parent-style-name="DefaultParagraphFont" style:family="text">
      <style:text-properties fo:color="#9876AA"/>
    </style:style>
    <style:style style:name="T357" style:parent-style-name="DefaultParagraphFont" style:family="text">
      <style:text-properties fo:color="#A9B7C6"/>
    </style:style>
    <style:style style:name="T358" style:parent-style-name="DefaultParagraphFont" style:family="text">
      <style:text-properties fo:color="#CC7832"/>
    </style:style>
    <style:style style:name="T359" style:parent-style-name="DefaultParagraphFont" style:family="text">
      <style:text-properties fo:color="#CC7832"/>
    </style:style>
    <style:style style:name="T360" style:parent-style-name="DefaultParagraphFont" style:family="text">
      <style:text-properties fo:color="#CC7832"/>
    </style:style>
    <style:style style:name="T361" style:parent-style-name="DefaultParagraphFont" style:family="text">
      <style:text-properties fo:color="#9876AA"/>
    </style:style>
    <style:style style:name="T362" style:parent-style-name="DefaultParagraphFont" style:family="text">
      <style:text-properties fo:color="#A9B7C6"/>
    </style:style>
    <style:style style:name="T363" style:parent-style-name="DefaultParagraphFont" style:family="text">
      <style:text-properties fo:color="#CC7832"/>
    </style:style>
    <style:style style:name="T364" style:parent-style-name="DefaultParagraphFont" style:family="text">
      <style:text-properties fo:color="#A9B7C6"/>
    </style:style>
    <style:style style:name="T365" style:parent-style-name="DefaultParagraphFont" style:family="text">
      <style:text-properties fo:color="#CC7832"/>
    </style:style>
    <style:style style:name="T366" style:parent-style-name="DefaultParagraphFont" style:family="text">
      <style:text-properties fo:color="#A9B7C6"/>
    </style:style>
    <style:style style:name="T367" style:parent-style-name="DefaultParagraphFont" style:family="text">
      <style:text-properties fo:font-style="italic" style:font-style-asian="italic" style:font-style-complex="italic" fo:color="#9876AA"/>
    </style:style>
    <style:style style:name="T368" style:parent-style-name="DefaultParagraphFont" style:family="text">
      <style:text-properties fo:color="#CC7832"/>
    </style:style>
    <style:style style:name="T369" style:parent-style-name="DefaultParagraphFont" style:family="text">
      <style:text-properties fo:color="#A9B7C6"/>
    </style:style>
    <style:style style:name="T370" style:parent-style-name="DefaultParagraphFont" style:family="text">
      <style:text-properties fo:font-style="italic" style:font-style-asian="italic" style:font-style-complex="italic" fo:color="#9876AA"/>
    </style:style>
    <style:style style:name="T371" style:parent-style-name="DefaultParagraphFont" style:family="text">
      <style:text-properties fo:color="#A9B7C6"/>
    </style:style>
    <style:style style:name="T372" style:parent-style-name="DefaultParagraphFont" style:family="text">
      <style:text-properties fo:color="#CC7832"/>
    </style:style>
    <style:style style:name="T373" style:parent-style-name="DefaultParagraphFont" style:family="text">
      <style:text-properties fo:color="#CC7832"/>
    </style:style>
    <style:style style:name="T374" style:parent-style-name="DefaultParagraphFont" style:family="text">
      <style:text-properties fo:color="#CC7832"/>
    </style:style>
    <style:style style:name="T375" style:parent-style-name="DefaultParagraphFont" style:family="text">
      <style:text-properties fo:color="#A9B7C6"/>
    </style:style>
    <style:style style:name="T376" style:parent-style-name="DefaultParagraphFont" style:family="text">
      <style:text-properties fo:color="#CC7832"/>
    </style:style>
    <style:style style:name="T377" style:parent-style-name="DefaultParagraphFont" style:family="text">
      <style:text-properties fo:color="#CC7832"/>
    </style:style>
    <style:style style:name="T378" style:parent-style-name="DefaultParagraphFont" style:family="text">
      <style:text-properties fo:color="#CC7832"/>
    </style:style>
    <style:style style:name="T379" style:parent-style-name="DefaultParagraphFont" style:family="text">
      <style:text-properties fo:color="#A9B7C6"/>
    </style:style>
    <style:style style:name="T380" style:parent-style-name="DefaultParagraphFont" style:family="text">
      <style:text-properties fo:color="#A9B7C6"/>
    </style:style>
    <style:style style:name="T381" style:parent-style-name="DefaultParagraphFont" style:family="text">
      <style:text-properties fo:color="#A9B7C6"/>
    </style:style>
    <style:style style:name="T382" style:parent-style-name="DefaultParagraphFont" style:family="text">
      <style:text-properties fo:color="#A9B7C6"/>
    </style:style>
    <style:style style:name="T383" style:parent-style-name="DefaultParagraphFont" style:family="text">
      <style:text-properties fo:color="#CC7832"/>
    </style:style>
    <style:style style:name="T384" style:parent-style-name="DefaultParagraphFont" style:family="text">
      <style:text-properties fo:color="#FFC66D"/>
    </style:style>
    <style:style style:name="T385" style:parent-style-name="DefaultParagraphFont" style:family="text">
      <style:text-properties fo:color="#A9B7C6"/>
    </style:style>
    <style:style style:name="T386" style:parent-style-name="DefaultParagraphFont" style:family="text">
      <style:text-properties fo:color="#A9B7C6"/>
    </style:style>
    <style:style style:name="T387" style:parent-style-name="DefaultParagraphFont" style:family="text">
      <style:text-properties fo:color="#A9B7C6"/>
    </style:style>
    <style:style style:name="T388" style:parent-style-name="DefaultParagraphFont" style:family="text">
      <style:text-properties fo:color="#9876AA"/>
    </style:style>
    <style:style style:name="T389" style:parent-style-name="DefaultParagraphFont" style:family="text">
      <style:text-properties fo:color="#A9B7C6"/>
    </style:style>
    <style:style style:name="T390" style:parent-style-name="DefaultParagraphFont" style:family="text">
      <style:text-properties fo:color="#CC7832"/>
    </style:style>
    <style:style style:name="T391" style:parent-style-name="DefaultParagraphFont" style:family="text">
      <style:text-properties fo:color="#CC7832"/>
    </style:style>
    <style:style style:name="T392" style:parent-style-name="DefaultParagraphFont" style:family="text">
      <style:text-properties fo:color="#CC7832"/>
    </style:style>
    <style:style style:name="T393" style:parent-style-name="DefaultParagraphFont" style:family="text">
      <style:text-properties fo:color="#A9B7C6"/>
    </style:style>
    <style:style style:name="T394" style:parent-style-name="DefaultParagraphFont" style:family="text">
      <style:text-properties fo:color="#A9B7C6"/>
    </style:style>
    <style:style style:name="T395" style:parent-style-name="DefaultParagraphFont" style:family="text">
      <style:text-properties fo:color="#A9B7C6"/>
    </style:style>
    <style:style style:name="T396" style:parent-style-name="DefaultParagraphFont" style:family="text">
      <style:text-properties fo:color="#A9B7C6"/>
    </style:style>
    <style:style style:name="T397" style:parent-style-name="DefaultParagraphFont" style:family="text">
      <style:text-properties fo:color="#CC7832"/>
    </style:style>
    <style:style style:name="T398" style:parent-style-name="DefaultParagraphFont" style:family="text">
      <style:text-properties fo:color="#FFC66D"/>
    </style:style>
    <style:style style:name="T399" style:parent-style-name="DefaultParagraphFont" style:family="text">
      <style:text-properties fo:color="#A9B7C6"/>
    </style:style>
    <style:style style:name="T400" style:parent-style-name="DefaultParagraphFont" style:family="text">
      <style:text-properties fo:color="#CC7832"/>
    </style:style>
    <style:style style:name="T401" style:parent-style-name="DefaultParagraphFont" style:family="text">
      <style:text-properties fo:color="#A9B7C6"/>
    </style:style>
    <style:style style:name="T402" style:parent-style-name="DefaultParagraphFont" style:family="text">
      <style:text-properties fo:color="#A9B7C6"/>
    </style:style>
    <style:style style:name="T403" style:parent-style-name="DefaultParagraphFont" style:family="text">
      <style:text-properties fo:color="#A9B7C6"/>
    </style:style>
    <style:style style:name="T404" style:parent-style-name="DefaultParagraphFont" style:family="text">
      <style:text-properties fo:color="#CC7832"/>
    </style:style>
    <style:style style:name="T405" style:parent-style-name="DefaultParagraphFont" style:family="text">
      <style:text-properties fo:color="#A9B7C6"/>
    </style:style>
    <style:style style:name="T406" style:parent-style-name="DefaultParagraphFont" style:family="text">
      <style:text-properties fo:color="#A9B7C6"/>
    </style:style>
    <style:style style:name="T407" style:parent-style-name="DefaultParagraphFont" style:family="text">
      <style:text-properties fo:color="#A9B7C6"/>
    </style:style>
    <style:style style:name="T408" style:parent-style-name="DefaultParagraphFont" style:family="text">
      <style:text-properties fo:color="#9876AA"/>
    </style:style>
    <style:style style:name="T409" style:parent-style-name="DefaultParagraphFont" style:family="text">
      <style:text-properties fo:color="#A9B7C6"/>
    </style:style>
    <style:style style:name="T410" style:parent-style-name="DefaultParagraphFont" style:family="text">
      <style:text-properties fo:color="#9876AA"/>
    </style:style>
    <style:style style:name="T411" style:parent-style-name="DefaultParagraphFont" style:family="text">
      <style:text-properties fo:color="#A9B7C6"/>
    </style:style>
    <style:style style:name="T412" style:parent-style-name="DefaultParagraphFont" style:family="text">
      <style:text-properties fo:color="#CC7832"/>
    </style:style>
    <style:style style:name="T413" style:parent-style-name="DefaultParagraphFont" style:family="text">
      <style:text-properties fo:color="#CC7832"/>
    </style:style>
    <style:style style:name="T414" style:parent-style-name="DefaultParagraphFont" style:family="text">
      <style:text-properties fo:color="#CC7832"/>
    </style:style>
    <style:style style:name="T415" style:parent-style-name="DefaultParagraphFont" style:family="text">
      <style:text-properties fo:color="#A9B7C6"/>
    </style:style>
    <style:style style:name="T416" style:parent-style-name="DefaultParagraphFont" style:family="text">
      <style:text-properties fo:color="#CC7832"/>
    </style:style>
    <style:style style:name="T417" style:parent-style-name="DefaultParagraphFont" style:family="text">
      <style:text-properties fo:color="#A9B7C6"/>
    </style:style>
    <style:style style:name="T418" style:parent-style-name="DefaultParagraphFont" style:family="text">
      <style:text-properties fo:color="#A9B7C6"/>
    </style:style>
    <style:style style:name="T419" style:parent-style-name="DefaultParagraphFont" style:family="text">
      <style:text-properties fo:color="#A9B7C6"/>
    </style:style>
    <style:style style:name="T420" style:parent-style-name="DefaultParagraphFont" style:family="text">
      <style:text-properties fo:font-style="italic" style:font-style-asian="italic" style:font-style-complex="italic" fo:color="#A9B7C6"/>
    </style:style>
    <style:style style:name="T421" style:parent-style-name="DefaultParagraphFont" style:family="text">
      <style:text-properties fo:color="#A9B7C6"/>
    </style:style>
    <style:style style:name="T422" style:parent-style-name="DefaultParagraphFont" style:family="text">
      <style:text-properties fo:color="#6A8759"/>
    </style:style>
    <style:style style:name="T423" style:parent-style-name="DefaultParagraphFont" style:family="text">
      <style:text-properties fo:color="#CC7832"/>
    </style:style>
    <style:style style:name="T424" style:parent-style-name="DefaultParagraphFont" style:family="text">
      <style:text-properties fo:color="#A9B7C6"/>
    </style:style>
    <style:style style:name="T425" style:parent-style-name="DefaultParagraphFont" style:family="text">
      <style:text-properties fo:color="#CC7832"/>
    </style:style>
    <style:style style:name="T426" style:parent-style-name="DefaultParagraphFont" style:family="text">
      <style:text-properties fo:color="#CC7832"/>
    </style:style>
    <style:style style:name="T427" style:parent-style-name="DefaultParagraphFont" style:family="text">
      <style:text-properties fo:color="#CC7832"/>
    </style:style>
    <style:style style:name="T428" style:parent-style-name="DefaultParagraphFont" style:family="text">
      <style:text-properties fo:color="#9876AA"/>
    </style:style>
    <style:style style:name="T429" style:parent-style-name="DefaultParagraphFont" style:family="text">
      <style:text-properties fo:color="#A9B7C6"/>
    </style:style>
    <style:style style:name="T430" style:parent-style-name="DefaultParagraphFont" style:family="text">
      <style:text-properties fo:color="#9876AA"/>
    </style:style>
    <style:style style:name="T431" style:parent-style-name="DefaultParagraphFont" style:family="text">
      <style:text-properties fo:color="#A9B7C6"/>
    </style:style>
    <style:style style:name="T432" style:parent-style-name="DefaultParagraphFont" style:family="text">
      <style:text-properties fo:color="#CC7832"/>
    </style:style>
    <style:style style:name="T433" style:parent-style-name="DefaultParagraphFont" style:family="text">
      <style:text-properties fo:color="#CC7832"/>
    </style:style>
    <style:style style:name="T434" style:parent-style-name="DefaultParagraphFont" style:family="text">
      <style:text-properties fo:color="#CC7832"/>
    </style:style>
    <style:style style:name="T435" style:parent-style-name="DefaultParagraphFont" style:family="text">
      <style:text-properties fo:color="#A9B7C6"/>
    </style:style>
    <style:style style:name="T436" style:parent-style-name="DefaultParagraphFont" style:family="text">
      <style:text-properties fo:color="#A9B7C6"/>
    </style:style>
    <style:style style:name="T437" style:parent-style-name="DefaultParagraphFont" style:family="text">
      <style:text-properties fo:color="#A9B7C6"/>
    </style:style>
    <style:style style:name="T438" style:parent-style-name="DefaultParagraphFont" style:family="text">
      <style:text-properties fo:color="#A9B7C6"/>
    </style:style>
    <style:style style:name="T439" style:parent-style-name="DefaultParagraphFont" style:family="text">
      <style:text-properties fo:color="#A9B7C6"/>
    </style:style>
    <style:style style:name="T440" style:parent-style-name="DefaultParagraphFont" style:family="text">
      <style:text-properties fo:color="#808080"/>
    </style:style>
    <style:style style:name="T441" style:parent-style-name="DefaultParagraphFont" style:family="text">
      <style:text-properties fo:color="#808080"/>
    </style:style>
    <style:style style:name="T442" style:parent-style-name="DefaultParagraphFont" style:family="text">
      <style:text-properties fo:color="#808080"/>
    </style:style>
    <style:style style:name="T443" style:parent-style-name="DefaultParagraphFont" style:family="text">
      <style:text-properties fo:color="#CC7832"/>
    </style:style>
    <style:style style:name="T444" style:parent-style-name="DefaultParagraphFont" style:family="text">
      <style:text-properties fo:color="#FFC66D"/>
    </style:style>
    <style:style style:name="T445" style:parent-style-name="DefaultParagraphFont" style:family="text">
      <style:text-properties fo:color="#A9B7C6"/>
    </style:style>
    <style:style style:name="T446" style:parent-style-name="DefaultParagraphFont" style:family="text">
      <style:text-properties fo:color="#A9B7C6"/>
    </style:style>
    <style:style style:name="T447" style:parent-style-name="DefaultParagraphFont" style:family="text">
      <style:text-properties fo:color="#A9B7C6"/>
    </style:style>
    <style:style style:name="T448" style:parent-style-name="DefaultParagraphFont" style:family="text">
      <style:text-properties fo:color="#9876AA"/>
    </style:style>
    <style:style style:name="T449" style:parent-style-name="DefaultParagraphFont" style:family="text">
      <style:text-properties fo:color="#A9B7C6"/>
    </style:style>
    <style:style style:name="T450" style:parent-style-name="DefaultParagraphFont" style:family="text">
      <style:text-properties fo:color="#9876AA"/>
    </style:style>
    <style:style style:name="T451" style:parent-style-name="DefaultParagraphFont" style:family="text">
      <style:text-properties fo:color="#A9B7C6"/>
    </style:style>
    <style:style style:name="T452" style:parent-style-name="DefaultParagraphFont" style:family="text">
      <style:text-properties fo:color="#CC7832"/>
    </style:style>
    <style:style style:name="T453" style:parent-style-name="DefaultParagraphFont" style:family="text">
      <style:text-properties fo:color="#CC7832"/>
    </style:style>
    <style:style style:name="T454" style:parent-style-name="DefaultParagraphFont" style:family="text">
      <style:text-properties fo:color="#CC7832"/>
    </style:style>
    <style:style style:name="T455" style:parent-style-name="DefaultParagraphFont" style:family="text">
      <style:text-properties fo:color="#A9B7C6"/>
    </style:style>
    <style:style style:name="T456" style:parent-style-name="DefaultParagraphFont" style:family="text">
      <style:text-properties fo:color="#A9B7C6"/>
    </style:style>
    <style:style style:name="T457" style:parent-style-name="DefaultParagraphFont" style:family="text">
      <style:text-properties fo:color="#A9B7C6"/>
    </style:style>
    <style:style style:name="T458" style:parent-style-name="DefaultParagraphFont" style:family="text">
      <style:text-properties fo:color="#A9B7C6"/>
    </style:style>
    <style:style style:name="T459" style:parent-style-name="DefaultParagraphFont" style:family="text">
      <style:text-properties fo:color="#808080"/>
    </style:style>
    <style:style style:name="T460" style:parent-style-name="DefaultParagraphFont" style:family="text">
      <style:text-properties fo:color="#808080"/>
    </style:style>
    <style:style style:name="T461" style:parent-style-name="DefaultParagraphFont" style:family="text">
      <style:text-properties fo:color="#808080"/>
    </style:style>
    <style:style style:name="T462" style:parent-style-name="DefaultParagraphFont" style:family="text">
      <style:text-properties fo:color="#CC7832"/>
    </style:style>
    <style:style style:name="T463" style:parent-style-name="DefaultParagraphFont" style:family="text">
      <style:text-properties fo:color="#FFC66D"/>
    </style:style>
    <style:style style:name="T464" style:parent-style-name="DefaultParagraphFont" style:family="text">
      <style:text-properties fo:color="#A9B7C6"/>
    </style:style>
    <style:style style:name="T465" style:parent-style-name="DefaultParagraphFont" style:family="text">
      <style:text-properties fo:color="#CC7832"/>
    </style:style>
    <style:style style:name="T466" style:parent-style-name="DefaultParagraphFont" style:family="text">
      <style:text-properties fo:color="#A9B7C6"/>
    </style:style>
    <style:style style:name="T467" style:parent-style-name="DefaultParagraphFont" style:family="text">
      <style:text-properties fo:color="#CC7832"/>
    </style:style>
    <style:style style:name="T468" style:parent-style-name="DefaultParagraphFont" style:family="text">
      <style:text-properties fo:color="#A9B7C6"/>
    </style:style>
    <style:style style:name="T469" style:parent-style-name="DefaultParagraphFont" style:family="text">
      <style:text-properties fo:color="#A9B7C6"/>
    </style:style>
    <style:style style:name="T470" style:parent-style-name="DefaultParagraphFont" style:family="text">
      <style:text-properties fo:color="#A9B7C6"/>
    </style:style>
    <style:style style:name="T471" style:parent-style-name="DefaultParagraphFont" style:family="text">
      <style:text-properties fo:color="#CC7832"/>
    </style:style>
    <style:style style:name="T472" style:parent-style-name="DefaultParagraphFont" style:family="text">
      <style:text-properties fo:color="#A9B7C6"/>
    </style:style>
    <style:style style:name="T473" style:parent-style-name="DefaultParagraphFont" style:family="text">
      <style:text-properties fo:color="#A9B7C6"/>
    </style:style>
    <style:style style:name="T474" style:parent-style-name="DefaultParagraphFont" style:family="text">
      <style:text-properties fo:color="#A9B7C6"/>
    </style:style>
    <style:style style:name="T475" style:parent-style-name="DefaultParagraphFont" style:family="text">
      <style:text-properties fo:color="#CC7832"/>
    </style:style>
    <style:style style:name="T476" style:parent-style-name="DefaultParagraphFont" style:family="text">
      <style:text-properties fo:color="#A9B7C6"/>
    </style:style>
    <style:style style:name="T477" style:parent-style-name="DefaultParagraphFont" style:family="text">
      <style:text-properties fo:color="#CC7832"/>
    </style:style>
    <style:style style:name="T478" style:parent-style-name="DefaultParagraphFont" style:family="text">
      <style:text-properties fo:color="#CC7832"/>
    </style:style>
    <style:style style:name="T479" style:parent-style-name="DefaultParagraphFont" style:family="text">
      <style:text-properties fo:color="#CC7832"/>
    </style:style>
    <style:style style:name="T480" style:parent-style-name="DefaultParagraphFont" style:family="text">
      <style:text-properties fo:color="#A9B7C6"/>
    </style:style>
    <style:style style:name="T481" style:parent-style-name="DefaultParagraphFont" style:family="text">
      <style:text-properties fo:font-style="italic" style:font-style-asian="italic" style:font-style-complex="italic" fo:color="#9876AA"/>
    </style:style>
    <style:style style:name="T482" style:parent-style-name="DefaultParagraphFont" style:family="text">
      <style:text-properties fo:color="#CC7832"/>
    </style:style>
    <style:style style:name="T483" style:parent-style-name="DefaultParagraphFont" style:family="text">
      <style:text-properties fo:color="#A9B7C6"/>
    </style:style>
    <style:style style:name="T484" style:parent-style-name="DefaultParagraphFont" style:family="text">
      <style:text-properties fo:color="#CC7832"/>
    </style:style>
    <style:style style:name="T485" style:parent-style-name="DefaultParagraphFont" style:family="text">
      <style:text-properties fo:color="#CC7832"/>
    </style:style>
    <style:style style:name="T486" style:parent-style-name="DefaultParagraphFont" style:family="text">
      <style:text-properties fo:color="#CC7832"/>
    </style:style>
    <style:style style:name="T487" style:parent-style-name="DefaultParagraphFont" style:family="text">
      <style:text-properties fo:color="#A9B7C6"/>
    </style:style>
    <style:style style:name="T488" style:parent-style-name="DefaultParagraphFont" style:family="text">
      <style:text-properties fo:color="#A9B7C6"/>
    </style:style>
    <style:style style:name="T489" style:parent-style-name="DefaultParagraphFont" style:family="text">
      <style:text-properties fo:font-style="italic" style:font-style-asian="italic" style:font-style-complex="italic" fo:color="#9876AA"/>
    </style:style>
    <style:style style:name="T490" style:parent-style-name="DefaultParagraphFont" style:family="text">
      <style:text-properties fo:color="#CC7832"/>
    </style:style>
    <style:style style:name="T491" style:parent-style-name="DefaultParagraphFont" style:family="text">
      <style:text-properties fo:color="#A9B7C6"/>
    </style:style>
    <style:style style:name="T492" style:parent-style-name="DefaultParagraphFont" style:family="text">
      <style:text-properties fo:color="#CC7832"/>
    </style:style>
    <style:style style:name="T493" style:parent-style-name="DefaultParagraphFont" style:family="text">
      <style:text-properties fo:color="#CC7832"/>
    </style:style>
    <style:style style:name="T494" style:parent-style-name="DefaultParagraphFont" style:family="text">
      <style:text-properties fo:color="#CC7832"/>
    </style:style>
    <style:style style:name="T495" style:parent-style-name="DefaultParagraphFont" style:family="text">
      <style:text-properties fo:color="#CC7832"/>
    </style:style>
    <style:style style:name="T496" style:parent-style-name="DefaultParagraphFont" style:family="text">
      <style:text-properties fo:color="#9876AA"/>
    </style:style>
    <style:style style:name="T497" style:parent-style-name="DefaultParagraphFont" style:family="text">
      <style:text-properties fo:color="#A9B7C6"/>
    </style:style>
    <style:style style:name="T498" style:parent-style-name="DefaultParagraphFont" style:family="text">
      <style:text-properties fo:font-style="italic" style:font-style-asian="italic" style:font-style-complex="italic" fo:color="#9876AA"/>
    </style:style>
    <style:style style:name="T499" style:parent-style-name="DefaultParagraphFont" style:family="text">
      <style:text-properties fo:color="#CC7832"/>
    </style:style>
    <style:style style:name="T500" style:parent-style-name="DefaultParagraphFont" style:family="text">
      <style:text-properties fo:color="#A9B7C6"/>
    </style:style>
    <style:style style:name="T501" style:parent-style-name="DefaultParagraphFont" style:family="text">
      <style:text-properties fo:color="#CC7832"/>
    </style:style>
    <style:style style:name="T502" style:parent-style-name="DefaultParagraphFont" style:family="text">
      <style:text-properties fo:color="#CC7832"/>
    </style:style>
    <style:style style:name="T503" style:parent-style-name="DefaultParagraphFont" style:family="text">
      <style:text-properties fo:color="#CC7832"/>
    </style:style>
    <style:style style:name="T504" style:parent-style-name="DefaultParagraphFont" style:family="text">
      <style:text-properties fo:color="#A9B7C6"/>
    </style:style>
    <style:style style:name="T505" style:parent-style-name="DefaultParagraphFont" style:family="text">
      <style:text-properties fo:color="#CC7832"/>
    </style:style>
    <style:style style:name="T506" style:parent-style-name="DefaultParagraphFont" style:family="text">
      <style:text-properties fo:color="#A9B7C6"/>
    </style:style>
    <style:style style:name="T507" style:parent-style-name="DefaultParagraphFont" style:family="text">
      <style:text-properties fo:color="#A9B7C6"/>
    </style:style>
    <style:style style:name="T508" style:parent-style-name="DefaultParagraphFont" style:family="text">
      <style:text-properties fo:color="#A9B7C6"/>
    </style:style>
    <style:style style:name="T509" style:parent-style-name="DefaultParagraphFont" style:family="text">
      <style:text-properties fo:font-style="italic" style:font-style-asian="italic" style:font-style-complex="italic" fo:color="#A9B7C6"/>
    </style:style>
    <style:style style:name="T510" style:parent-style-name="DefaultParagraphFont" style:family="text">
      <style:text-properties fo:color="#A9B7C6"/>
    </style:style>
    <style:style style:name="T511" style:parent-style-name="DefaultParagraphFont" style:family="text">
      <style:text-properties fo:color="#6A8759"/>
    </style:style>
    <style:style style:name="T512" style:parent-style-name="DefaultParagraphFont" style:family="text">
      <style:text-properties fo:color="#CC7832"/>
    </style:style>
    <style:style style:name="T513" style:parent-style-name="DefaultParagraphFont" style:family="text">
      <style:text-properties fo:color="#CC7832"/>
    </style:style>
    <style:style style:name="T514" style:parent-style-name="DefaultParagraphFont" style:family="text">
      <style:text-properties fo:color="#CC7832"/>
    </style:style>
    <style:style style:name="T515" style:parent-style-name="DefaultParagraphFont" style:family="text">
      <style:text-properties fo:color="#A9B7C6"/>
    </style:style>
    <style:style style:name="T516" style:parent-style-name="DefaultParagraphFont" style:family="text">
      <style:text-properties fo:color="#6A8759"/>
    </style:style>
    <style:style style:name="T517" style:parent-style-name="DefaultParagraphFont" style:family="text">
      <style:text-properties fo:color="#A9B7C6"/>
    </style:style>
    <style:style style:name="T518" style:parent-style-name="DefaultParagraphFont" style:family="text">
      <style:text-properties fo:color="#CC7832"/>
    </style:style>
    <style:style style:name="T519" style:parent-style-name="DefaultParagraphFont" style:family="text">
      <style:text-properties fo:color="#CC7832"/>
    </style:style>
    <style:style style:name="T520" style:parent-style-name="DefaultParagraphFont" style:family="text">
      <style:text-properties fo:color="#CC7832"/>
    </style:style>
    <style:style style:name="T521" style:parent-style-name="DefaultParagraphFont" style:family="text">
      <style:text-properties fo:color="#A9B7C6"/>
    </style:style>
    <style:style style:name="T522" style:parent-style-name="DefaultParagraphFont" style:family="text">
      <style:text-properties fo:color="#6897BB"/>
    </style:style>
    <style:style style:name="T523" style:parent-style-name="DefaultParagraphFont" style:family="text">
      <style:text-properties fo:color="#CC7832"/>
    </style:style>
    <style:style style:name="T524" style:parent-style-name="DefaultParagraphFont" style:family="text">
      <style:text-properties fo:color="#CC7832"/>
    </style:style>
    <style:style style:name="T525" style:parent-style-name="DefaultParagraphFont" style:family="text">
      <style:text-properties fo:color="#CC7832"/>
    </style:style>
    <style:style style:name="T526" style:parent-style-name="DefaultParagraphFont" style:family="text">
      <style:text-properties fo:color="#A9B7C6"/>
    </style:style>
    <style:style style:name="T527" style:parent-style-name="DefaultParagraphFont" style:family="text">
      <style:text-properties fo:color="#A9B7C6"/>
    </style:style>
    <style:style style:name="T528" style:parent-style-name="DefaultParagraphFont" style:family="text">
      <style:text-properties fo:color="#A9B7C6"/>
    </style:style>
    <style:style style:name="T529" style:parent-style-name="DefaultParagraphFont" style:family="text">
      <style:text-properties fo:color="#A9B7C6"/>
    </style:style>
    <style:style style:name="T530" style:parent-style-name="DefaultParagraphFont" style:family="text">
      <style:text-properties fo:color="#A9B7C6"/>
    </style:style>
    <style:style style:name="T531" style:parent-style-name="DefaultParagraphFont" style:family="text">
      <style:text-properties fo:color="#A9B7C6"/>
    </style:style>
    <style:style style:name="T532" style:parent-style-name="DefaultParagraphFont" style:family="text">
      <style:text-properties fo:color="#808080"/>
    </style:style>
    <style:style style:name="T533" style:parent-style-name="DefaultParagraphFont" style:family="text">
      <style:text-properties fo:color="#808080"/>
    </style:style>
    <style:style style:name="T534" style:parent-style-name="DefaultParagraphFont" style:family="text">
      <style:text-properties fo:color="#808080"/>
    </style:style>
    <style:style style:name="T535" style:parent-style-name="DefaultParagraphFont" style:family="text">
      <style:text-properties fo:color="#CC7832"/>
    </style:style>
    <style:style style:name="T536" style:parent-style-name="DefaultParagraphFont" style:family="text">
      <style:text-properties fo:color="#A9B7C6"/>
    </style:style>
    <style:style style:name="T537" style:parent-style-name="DefaultParagraphFont" style:family="text">
      <style:text-properties fo:color="#FFC66D"/>
    </style:style>
    <style:style style:name="T538" style:parent-style-name="DefaultParagraphFont" style:family="text">
      <style:text-properties fo:color="#A9B7C6"/>
    </style:style>
    <style:style style:name="T539" style:parent-style-name="DefaultParagraphFont" style:family="text">
      <style:text-properties fo:color="#A9B7C6"/>
    </style:style>
    <style:style style:name="T540" style:parent-style-name="DefaultParagraphFont" style:family="text">
      <style:text-properties fo:color="#A9B7C6"/>
    </style:style>
    <style:style style:name="T541" style:parent-style-name="DefaultParagraphFont" style:family="text">
      <style:text-properties fo:color="#9876AA"/>
    </style:style>
    <style:style style:name="T542" style:parent-style-name="DefaultParagraphFont" style:family="text">
      <style:text-properties fo:color="#A9B7C6"/>
    </style:style>
    <style:style style:name="T543" style:parent-style-name="DefaultParagraphFont" style:family="text">
      <style:text-properties fo:font-style="italic" style:font-style-asian="italic" style:font-style-complex="italic" fo:color="#9876AA"/>
    </style:style>
    <style:style style:name="T544" style:parent-style-name="DefaultParagraphFont" style:family="text">
      <style:text-properties fo:color="#CC7832"/>
    </style:style>
    <style:style style:name="T545" style:parent-style-name="DefaultParagraphFont" style:family="text">
      <style:text-properties fo:color="#CC7832"/>
    </style:style>
    <style:style style:name="T546" style:parent-style-name="DefaultParagraphFont" style:family="text">
      <style:text-properties fo:color="#CC7832"/>
    </style:style>
    <style:style style:name="T547" style:parent-style-name="DefaultParagraphFont" style:family="text">
      <style:text-properties fo:color="#A9B7C6"/>
    </style:style>
    <style:style style:name="T548" style:parent-style-name="DefaultParagraphFont" style:family="text">
      <style:text-properties fo:font-style="italic" style:font-style-asian="italic" style:font-style-complex="italic" fo:color="#9876AA"/>
    </style:style>
    <style:style style:name="T549" style:parent-style-name="DefaultParagraphFont" style:family="text">
      <style:text-properties fo:color="#A9B7C6"/>
    </style:style>
    <style:style style:name="T550" style:parent-style-name="DefaultParagraphFont" style:family="text">
      <style:text-properties fo:color="#6A8759"/>
    </style:style>
    <style:style style:name="T551" style:parent-style-name="DefaultParagraphFont" style:family="text">
      <style:text-properties fo:color="#A9B7C6"/>
    </style:style>
    <style:style style:name="T552" style:parent-style-name="DefaultParagraphFont" style:family="text">
      <style:text-properties fo:color="#CC7832"/>
    </style:style>
    <style:style style:name="T553" style:parent-style-name="DefaultParagraphFont" style:family="text">
      <style:text-properties fo:color="#CC7832"/>
    </style:style>
    <style:style style:name="T554" style:parent-style-name="DefaultParagraphFont" style:family="text">
      <style:text-properties fo:color="#CC7832"/>
    </style:style>
    <style:style style:name="T555" style:parent-style-name="DefaultParagraphFont" style:family="text">
      <style:text-properties fo:color="#A9B7C6"/>
    </style:style>
    <style:style style:name="T556" style:parent-style-name="DefaultParagraphFont" style:family="text">
      <style:text-properties fo:color="#CC7832"/>
    </style:style>
    <style:style style:name="T557" style:parent-style-name="DefaultParagraphFont" style:family="text">
      <style:text-properties fo:color="#CC7832"/>
    </style:style>
    <style:style style:name="T558" style:parent-style-name="DefaultParagraphFont" style:family="text">
      <style:text-properties fo:color="#CC7832"/>
    </style:style>
    <style:style style:name="T559" style:parent-style-name="DefaultParagraphFont" style:family="text">
      <style:text-properties fo:color="#A9B7C6"/>
    </style:style>
    <style:style style:name="T560" style:parent-style-name="DefaultParagraphFont" style:family="text">
      <style:text-properties fo:color="#A9B7C6"/>
    </style:style>
    <style:style style:name="T561" style:parent-style-name="DefaultParagraphFont" style:family="text">
      <style:text-properties fo:color="#A9B7C6"/>
    </style:style>
    <style:style style:name="P562" style:parent-style-name="HTMLPreformatted" style:family="paragraph">
      <style:paragraph-properties fo:background-color="#2B2B2B"/>
    </style:style>
    <style:style style:name="T563" style:parent-style-name="DefaultParagraphFont" style:family="text">
      <style:text-properties fo:color="#CC7832"/>
    </style:style>
    <style:style style:name="T564" style:parent-style-name="DefaultParagraphFont" style:family="text">
      <style:text-properties fo:color="#A9B7C6"/>
    </style:style>
    <style:style style:name="T565" style:parent-style-name="DefaultParagraphFont" style:family="text">
      <style:text-properties fo:color="#CC7832"/>
    </style:style>
    <style:style style:name="T566" style:parent-style-name="DefaultParagraphFont" style:family="text">
      <style:text-properties fo:color="#CC7832"/>
    </style:style>
    <style:style style:name="T567" style:parent-style-name="DefaultParagraphFont" style:family="text">
      <style:text-properties fo:color="#CC7832"/>
    </style:style>
    <style:style style:name="T568" style:parent-style-name="DefaultParagraphFont" style:family="text">
      <style:text-properties fo:color="#CC7832"/>
    </style:style>
    <style:style style:name="T569" style:parent-style-name="DefaultParagraphFont" style:family="text">
      <style:text-properties fo:color="#A9B7C6"/>
    </style:style>
    <style:style style:name="T570" style:parent-style-name="DefaultParagraphFont" style:family="text">
      <style:text-properties fo:color="#CC7832"/>
    </style:style>
    <style:style style:name="T571" style:parent-style-name="DefaultParagraphFont" style:family="text">
      <style:text-properties fo:color="#CC7832"/>
    </style:style>
    <style:style style:name="T572" style:parent-style-name="DefaultParagraphFont" style:family="text">
      <style:text-properties fo:color="#CC7832"/>
    </style:style>
    <style:style style:name="T573" style:parent-style-name="DefaultParagraphFont" style:family="text">
      <style:text-properties fo:color="#A9B7C6"/>
    </style:style>
    <style:style style:name="T574" style:parent-style-name="DefaultParagraphFont" style:family="text">
      <style:text-properties fo:color="#CC7832"/>
    </style:style>
    <style:style style:name="T575" style:parent-style-name="DefaultParagraphFont" style:family="text">
      <style:text-properties fo:color="#CC7832"/>
    </style:style>
    <style:style style:name="T576" style:parent-style-name="DefaultParagraphFont" style:family="text">
      <style:text-properties fo:color="#CC7832"/>
    </style:style>
    <style:style style:name="T577" style:parent-style-name="DefaultParagraphFont" style:family="text">
      <style:text-properties fo:color="#A9B7C6"/>
    </style:style>
    <style:style style:name="T578" style:parent-style-name="DefaultParagraphFont" style:family="text">
      <style:text-properties fo:color="#CC7832"/>
    </style:style>
    <style:style style:name="T579" style:parent-style-name="DefaultParagraphFont" style:family="text">
      <style:text-properties fo:color="#CC7832"/>
    </style:style>
    <style:style style:name="T580" style:parent-style-name="DefaultParagraphFont" style:family="text">
      <style:text-properties fo:color="#CC7832"/>
    </style:style>
    <style:style style:name="T581" style:parent-style-name="DefaultParagraphFont" style:family="text">
      <style:text-properties fo:color="#A9B7C6"/>
    </style:style>
    <style:style style:name="T582" style:parent-style-name="DefaultParagraphFont" style:family="text">
      <style:text-properties fo:color="#CC7832"/>
    </style:style>
    <style:style style:name="T583" style:parent-style-name="DefaultParagraphFont" style:family="text">
      <style:text-properties fo:color="#CC7832"/>
    </style:style>
    <style:style style:name="T584" style:parent-style-name="DefaultParagraphFont" style:family="text">
      <style:text-properties fo:color="#CC7832"/>
    </style:style>
    <style:style style:name="T585" style:parent-style-name="DefaultParagraphFont" style:family="text">
      <style:text-properties fo:color="#A9B7C6"/>
    </style:style>
    <style:style style:name="T586" style:parent-style-name="DefaultParagraphFont" style:family="text">
      <style:text-properties fo:color="#A9B7C6"/>
    </style:style>
    <style:style style:name="T587" style:parent-style-name="DefaultParagraphFont" style:family="text">
      <style:text-properties fo:color="#CC7832"/>
    </style:style>
    <style:style style:name="T588" style:parent-style-name="DefaultParagraphFont" style:family="text">
      <style:text-properties fo:color="#CC7832"/>
    </style:style>
    <style:style style:name="T589" style:parent-style-name="DefaultParagraphFont" style:family="text">
      <style:text-properties fo:color="#CC7832"/>
    </style:style>
    <style:style style:name="T590" style:parent-style-name="DefaultParagraphFont" style:family="text">
      <style:text-properties fo:font-style="italic" style:font-style-asian="italic" style:font-style-complex="italic" fo:color="#629755"/>
    </style:style>
    <style:style style:name="T591" style:parent-style-name="DefaultParagraphFont" style:family="text">
      <style:text-properties fo:font-style="italic" style:font-style-asian="italic" style:font-style-complex="italic" fo:color="#629755"/>
    </style:style>
    <style:style style:name="T592" style:parent-style-name="DefaultParagraphFont" style:family="text">
      <style:text-properties fo:font-style="italic" style:font-style-asian="italic" style:font-style-complex="italic" fo:color="#629755"/>
    </style:style>
    <style:style style:name="T593" style:parent-style-name="DefaultParagraphFont" style:family="text">
      <style:text-properties fo:font-style="italic" style:font-style-asian="italic" style:font-style-complex="italic" fo:color="#629755"/>
    </style:style>
    <style:style style:name="T594" style:parent-style-name="DefaultParagraphFont" style:family="text">
      <style:text-properties fo:font-style="italic" style:font-style-asian="italic" style:font-style-complex="italic" fo:color="#629755"/>
    </style:style>
    <style:style style:name="T595" style:parent-style-name="DefaultParagraphFont" style:family="text">
      <style:text-properties fo:font-style="italic" style:font-style-asian="italic" style:font-style-complex="italic" fo:color="#629755"/>
    </style:style>
    <style:style style:name="T596" style:parent-style-name="DefaultParagraphFont" style:family="text">
      <style:text-properties fo:font-style="italic" style:font-style-asian="italic" style:font-style-complex="italic" fo:color="#629755"/>
    </style:style>
    <style:style style:name="T597" style:parent-style-name="DefaultParagraphFont" style:family="text">
      <style:text-properties fo:color="#CC7832"/>
    </style:style>
    <style:style style:name="T598" style:parent-style-name="DefaultParagraphFont" style:family="text">
      <style:text-properties fo:color="#A9B7C6"/>
    </style:style>
    <style:style style:name="T599" style:parent-style-name="DefaultParagraphFont" style:family="text">
      <style:text-properties fo:color="#CC7832"/>
    </style:style>
    <style:style style:name="T600" style:parent-style-name="DefaultParagraphFont" style:family="text">
      <style:text-properties fo:color="#A9B7C6"/>
    </style:style>
    <style:style style:name="T601" style:parent-style-name="DefaultParagraphFont" style:family="text">
      <style:text-properties fo:color="#A9B7C6"/>
    </style:style>
    <style:style style:name="T602" style:parent-style-name="DefaultParagraphFont" style:family="text">
      <style:text-properties fo:color="#A9B7C6"/>
    </style:style>
    <style:style style:name="T603" style:parent-style-name="DefaultParagraphFont" style:family="text">
      <style:text-properties fo:color="#A9B7C6"/>
    </style:style>
    <style:style style:name="T604" style:parent-style-name="DefaultParagraphFont" style:family="text">
      <style:text-properties fo:color="#808080"/>
    </style:style>
    <style:style style:name="T605" style:parent-style-name="DefaultParagraphFont" style:family="text">
      <style:text-properties fo:color="#808080"/>
    </style:style>
    <style:style style:name="T606" style:parent-style-name="DefaultParagraphFont" style:family="text">
      <style:text-properties fo:color="#808080"/>
    </style:style>
    <style:style style:name="T607" style:parent-style-name="DefaultParagraphFont" style:family="text">
      <style:text-properties fo:color="#CC7832"/>
    </style:style>
    <style:style style:name="T608" style:parent-style-name="DefaultParagraphFont" style:family="text">
      <style:text-properties fo:color="#A9B7C6"/>
    </style:style>
    <style:style style:name="T609" style:parent-style-name="DefaultParagraphFont" style:family="text">
      <style:text-properties fo:font-style="italic" style:font-style-asian="italic" style:font-style-complex="italic" fo:color="#9876AA"/>
    </style:style>
    <style:style style:name="T610" style:parent-style-name="DefaultParagraphFont" style:family="text">
      <style:text-properties fo:color="#A9B7C6"/>
    </style:style>
    <style:style style:name="T611" style:parent-style-name="DefaultParagraphFont" style:family="text">
      <style:text-properties fo:color="#6A8759"/>
    </style:style>
    <style:style style:name="T612" style:parent-style-name="DefaultParagraphFont" style:family="text">
      <style:text-properties fo:color="#A9B7C6"/>
    </style:style>
    <style:style style:name="T613" style:parent-style-name="DefaultParagraphFont" style:family="text">
      <style:text-properties fo:color="#A9B7C6"/>
    </style:style>
    <style:style style:name="T614" style:parent-style-name="DefaultParagraphFont" style:family="text">
      <style:text-properties fo:color="#A9B7C6"/>
    </style:style>
    <style:style style:name="T615" style:parent-style-name="DefaultParagraphFont" style:family="text">
      <style:text-properties fo:font-style="italic" style:font-style-asian="italic" style:font-style-complex="italic" fo:color="#9876AA"/>
    </style:style>
    <style:style style:name="T616" style:parent-style-name="DefaultParagraphFont" style:family="text">
      <style:text-properties fo:font-style="italic" style:font-style-asian="italic" style:font-style-complex="italic" fo:color="#9876AA"/>
    </style:style>
    <style:style style:name="T617" style:parent-style-name="DefaultParagraphFont" style:family="text">
      <style:text-properties fo:color="#A9B7C6"/>
    </style:style>
    <style:style style:name="T618" style:parent-style-name="DefaultParagraphFont" style:family="text">
      <style:text-properties fo:color="#6A8759"/>
    </style:style>
    <style:style style:name="T619" style:parent-style-name="DefaultParagraphFont" style:family="text">
      <style:text-properties fo:color="#A9B7C6"/>
    </style:style>
    <style:style style:name="T620" style:parent-style-name="DefaultParagraphFont" style:family="text">
      <style:text-properties fo:color="#A9B7C6"/>
    </style:style>
    <style:style style:name="T621" style:parent-style-name="DefaultParagraphFont" style:family="text">
      <style:text-properties fo:color="#A9B7C6"/>
    </style:style>
    <style:style style:name="T622" style:parent-style-name="DefaultParagraphFont" style:family="text">
      <style:text-properties fo:font-style="italic" style:font-style-asian="italic" style:font-style-complex="italic" fo:color="#9876AA"/>
    </style:style>
    <style:style style:name="T623" style:parent-style-name="DefaultParagraphFont" style:family="text">
      <style:text-properties fo:color="#A9B7C6"/>
    </style:style>
    <style:style style:name="T624" style:parent-style-name="DefaultParagraphFont" style:family="text">
      <style:text-properties fo:color="#6A8759"/>
    </style:style>
    <style:style style:name="T625" style:parent-style-name="DefaultParagraphFont" style:family="text">
      <style:text-properties fo:color="#A9B7C6"/>
    </style:style>
    <style:style style:name="T626" style:parent-style-name="DefaultParagraphFont" style:family="text">
      <style:text-properties fo:color="#A9B7C6"/>
    </style:style>
    <style:style style:name="T627" style:parent-style-name="DefaultParagraphFont" style:family="text">
      <style:text-properties fo:color="#A9B7C6"/>
    </style:style>
    <style:style style:name="T628" style:parent-style-name="DefaultParagraphFont" style:family="text">
      <style:text-properties fo:font-style="italic" style:font-style-asian="italic" style:font-style-complex="italic" fo:color="#9876AA"/>
    </style:style>
    <style:style style:name="T629" style:parent-style-name="DefaultParagraphFont" style:family="text">
      <style:text-properties fo:color="#A9B7C6"/>
    </style:style>
    <style:style style:name="T630" style:parent-style-name="DefaultParagraphFont" style:family="text">
      <style:text-properties fo:color="#6A8759"/>
    </style:style>
    <style:style style:name="T631" style:parent-style-name="DefaultParagraphFont" style:family="text">
      <style:text-properties fo:color="#A9B7C6"/>
    </style:style>
    <style:style style:name="T632" style:parent-style-name="DefaultParagraphFont" style:family="text">
      <style:text-properties fo:color="#A9B7C6"/>
    </style:style>
    <style:style style:name="T633" style:parent-style-name="DefaultParagraphFont" style:family="text">
      <style:text-properties fo:color="#A9B7C6"/>
    </style:style>
    <style:style style:name="T634" style:parent-style-name="DefaultParagraphFont" style:family="text">
      <style:text-properties fo:font-style="italic" style:font-style-asian="italic" style:font-style-complex="italic" fo:color="#9876AA"/>
    </style:style>
    <style:style style:name="T635" style:parent-style-name="DefaultParagraphFont" style:family="text">
      <style:text-properties fo:color="#A9B7C6"/>
    </style:style>
    <style:style style:name="T636" style:parent-style-name="DefaultParagraphFont" style:family="text">
      <style:text-properties fo:color="#6A8759"/>
    </style:style>
    <style:style style:name="T637" style:parent-style-name="DefaultParagraphFont" style:family="text">
      <style:text-properties fo:color="#CC7832"/>
    </style:style>
    <style:style style:name="T638" style:parent-style-name="DefaultParagraphFont" style:family="text">
      <style:text-properties fo:color="#CC7832"/>
    </style:style>
    <style:style style:name="T639" style:parent-style-name="DefaultParagraphFont" style:family="text">
      <style:text-properties fo:color="#CC7832"/>
    </style:style>
    <style:style style:name="T640" style:parent-style-name="DefaultParagraphFont" style:family="text">
      <style:text-properties fo:color="#CC7832"/>
    </style:style>
    <style:style style:name="T641" style:parent-style-name="DefaultParagraphFont" style:family="text">
      <style:text-properties fo:color="#FFC66D"/>
    </style:style>
    <style:style style:name="T642" style:parent-style-name="DefaultParagraphFont" style:family="text">
      <style:text-properties fo:color="#A9B7C6"/>
    </style:style>
    <style:style style:name="T643" style:parent-style-name="DefaultParagraphFont" style:family="text">
      <style:text-properties fo:color="#CC7832"/>
    </style:style>
    <style:style style:name="T644" style:parent-style-name="DefaultParagraphFont" style:family="text">
      <style:text-properties fo:color="#A9B7C6"/>
    </style:style>
    <style:style style:name="T645" style:parent-style-name="DefaultParagraphFont" style:family="text">
      <style:text-properties fo:color="#CC7832"/>
    </style:style>
    <style:style style:name="T646" style:parent-style-name="DefaultParagraphFont" style:family="text">
      <style:text-properties fo:color="#A9B7C6"/>
    </style:style>
    <style:style style:name="T647" style:parent-style-name="DefaultParagraphFont" style:family="text">
      <style:text-properties fo:color="#CC7832"/>
    </style:style>
    <style:style style:name="T648" style:parent-style-name="DefaultParagraphFont" style:family="text">
      <style:text-properties fo:color="#CC7832"/>
    </style:style>
    <style:style style:name="T649" style:parent-style-name="DefaultParagraphFont" style:family="text">
      <style:text-properties fo:color="#CC7832"/>
    </style:style>
    <style:style style:name="T650" style:parent-style-name="DefaultParagraphFont" style:family="text">
      <style:text-properties fo:color="#A9B7C6"/>
    </style:style>
    <style:style style:name="T651" style:parent-style-name="DefaultParagraphFont" style:family="text">
      <style:text-properties fo:color="#A9B7C6"/>
    </style:style>
    <style:style style:name="T652" style:parent-style-name="DefaultParagraphFont" style:family="text">
      <style:text-properties fo:color="#A9B7C6"/>
    </style:style>
    <style:style style:name="T653" style:parent-style-name="DefaultParagraphFont" style:family="text">
      <style:text-properties fo:color="#CC7832"/>
    </style:style>
    <style:style style:name="T654" style:parent-style-name="DefaultParagraphFont" style:family="text">
      <style:text-properties fo:color="#A9B7C6"/>
    </style:style>
    <style:style style:name="T655" style:parent-style-name="DefaultParagraphFont" style:family="text">
      <style:text-properties fo:color="#CC7832"/>
    </style:style>
    <style:style style:name="T656" style:parent-style-name="DefaultParagraphFont" style:family="text">
      <style:text-properties fo:color="#A9B7C6"/>
    </style:style>
    <style:style style:name="T657" style:parent-style-name="DefaultParagraphFont" style:family="text">
      <style:text-properties fo:color="#CC7832"/>
    </style:style>
    <style:style style:name="T658" style:parent-style-name="DefaultParagraphFont" style:family="text">
      <style:text-properties fo:color="#A9B7C6"/>
    </style:style>
    <style:style style:name="T659" style:parent-style-name="DefaultParagraphFont" style:family="text">
      <style:text-properties fo:color="#CC7832"/>
    </style:style>
    <style:style style:name="T660" style:parent-style-name="DefaultParagraphFont" style:family="text">
      <style:text-properties fo:color="#A9B7C6"/>
    </style:style>
    <style:style style:name="T661" style:parent-style-name="DefaultParagraphFont" style:family="text">
      <style:text-properties fo:color="#CC7832"/>
    </style:style>
    <style:style style:name="T662" style:parent-style-name="DefaultParagraphFont" style:family="text">
      <style:text-properties fo:color="#CC7832"/>
    </style:style>
    <style:style style:name="T663" style:parent-style-name="DefaultParagraphFont" style:family="text">
      <style:text-properties fo:color="#CC7832"/>
    </style:style>
    <style:style style:name="T664" style:parent-style-name="DefaultParagraphFont" style:family="text">
      <style:text-properties fo:color="#A9B7C6"/>
    </style:style>
    <style:style style:name="T665" style:parent-style-name="DefaultParagraphFont" style:family="text">
      <style:text-properties fo:color="#A9B7C6"/>
    </style:style>
    <style:style style:name="T666" style:parent-style-name="DefaultParagraphFont" style:family="text">
      <style:text-properties fo:color="#A9B7C6"/>
    </style:style>
    <style:style style:name="T667" style:parent-style-name="DefaultParagraphFont" style:family="text">
      <style:text-properties fo:color="#A9B7C6"/>
    </style:style>
    <style:style style:name="T668" style:parent-style-name="DefaultParagraphFont" style:family="text">
      <style:text-properties fo:color="#808080"/>
    </style:style>
    <style:style style:name="T669" style:parent-style-name="DefaultParagraphFont" style:family="text">
      <style:text-properties fo:color="#808080"/>
    </style:style>
    <style:style style:name="T670" style:parent-style-name="DefaultParagraphFont" style:family="text">
      <style:text-properties fo:color="#808080"/>
    </style:style>
    <style:style style:name="T671" style:parent-style-name="DefaultParagraphFont" style:family="text">
      <style:text-properties fo:color="#BBB529"/>
    </style:style>
    <style:style style:name="T672" style:parent-style-name="DefaultParagraphFont" style:family="text">
      <style:text-properties fo:color="#BBB529"/>
    </style:style>
    <style:style style:name="T673" style:parent-style-name="DefaultParagraphFont" style:family="text">
      <style:text-properties fo:color="#BBB529"/>
    </style:style>
    <style:style style:name="T674" style:parent-style-name="DefaultParagraphFont" style:family="text">
      <style:text-properties fo:color="#CC7832"/>
    </style:style>
    <style:style style:name="T675" style:parent-style-name="DefaultParagraphFont" style:family="text">
      <style:text-properties fo:color="#FFC66D"/>
    </style:style>
    <style:style style:name="T676" style:parent-style-name="DefaultParagraphFont" style:family="text">
      <style:text-properties fo:color="#A9B7C6"/>
    </style:style>
    <style:style style:name="T677" style:parent-style-name="DefaultParagraphFont" style:family="text">
      <style:text-properties fo:color="#A9B7C6"/>
    </style:style>
    <style:style style:name="T678" style:parent-style-name="DefaultParagraphFont" style:family="text">
      <style:text-properties fo:color="#A9B7C6"/>
    </style:style>
    <style:style style:name="T679" style:parent-style-name="DefaultParagraphFont" style:family="text">
      <style:text-properties fo:color="#CC7832"/>
    </style:style>
    <style:style style:name="T680" style:parent-style-name="DefaultParagraphFont" style:family="text">
      <style:text-properties fo:color="#A9B7C6"/>
    </style:style>
    <style:style style:name="T681" style:parent-style-name="DefaultParagraphFont" style:family="text">
      <style:text-properties fo:color="#A9B7C6"/>
    </style:style>
    <style:style style:name="T682" style:parent-style-name="DefaultParagraphFont" style:family="text">
      <style:text-properties fo:color="#A9B7C6"/>
    </style:style>
    <style:style style:name="T683" style:parent-style-name="DefaultParagraphFont" style:family="text">
      <style:text-properties fo:font-style="italic" style:font-style-asian="italic" style:font-style-complex="italic" fo:color="#9876AA"/>
    </style:style>
    <style:style style:name="T684" style:parent-style-name="DefaultParagraphFont" style:family="text">
      <style:text-properties fo:font-style="italic" style:font-style-asian="italic" style:font-style-complex="italic" fo:color="#9876AA"/>
    </style:style>
    <style:style style:name="T685" style:parent-style-name="DefaultParagraphFont" style:family="text">
      <style:text-properties fo:color="#A9B7C6"/>
    </style:style>
    <style:style style:name="T686" style:parent-style-name="DefaultParagraphFont" style:family="text">
      <style:text-properties fo:color="#CC7832"/>
    </style:style>
    <style:style style:name="T687" style:parent-style-name="DefaultParagraphFont" style:family="text">
      <style:text-properties fo:color="#CC7832"/>
    </style:style>
    <style:style style:name="T688" style:parent-style-name="DefaultParagraphFont" style:family="text">
      <style:text-properties fo:color="#CC7832"/>
    </style:style>
    <style:style style:name="T689" style:parent-style-name="DefaultParagraphFont" style:family="text">
      <style:text-properties fo:color="#A9B7C6"/>
    </style:style>
    <style:style style:name="T690" style:parent-style-name="DefaultParagraphFont" style:family="text">
      <style:text-properties fo:color="#CC7832"/>
    </style:style>
    <style:style style:name="T691" style:parent-style-name="DefaultParagraphFont" style:family="text">
      <style:text-properties fo:color="#A9B7C6"/>
    </style:style>
    <style:style style:name="T692" style:parent-style-name="DefaultParagraphFont" style:family="text">
      <style:text-properties fo:color="#A9B7C6"/>
    </style:style>
    <style:style style:name="T693" style:parent-style-name="DefaultParagraphFont" style:family="text">
      <style:text-properties fo:color="#A9B7C6"/>
    </style:style>
    <style:style style:name="T694" style:parent-style-name="DefaultParagraphFont" style:family="text">
      <style:text-properties fo:font-style="italic" style:font-style-asian="italic" style:font-style-complex="italic" fo:color="#A9B7C6"/>
    </style:style>
    <style:style style:name="T695" style:parent-style-name="DefaultParagraphFont" style:family="text">
      <style:text-properties fo:color="#A9B7C6"/>
    </style:style>
    <style:style style:name="T696" style:parent-style-name="DefaultParagraphFont" style:family="text">
      <style:text-properties fo:color="#6A8759"/>
    </style:style>
    <style:style style:name="T697" style:parent-style-name="DefaultParagraphFont" style:family="text">
      <style:text-properties fo:color="#CC7832"/>
    </style:style>
    <style:style style:name="T698" style:parent-style-name="DefaultParagraphFont" style:family="text">
      <style:text-properties fo:color="#A9B7C6"/>
    </style:style>
    <style:style style:name="T699" style:parent-style-name="DefaultParagraphFont" style:family="text">
      <style:text-properties fo:color="#CC7832"/>
    </style:style>
    <style:style style:name="T700" style:parent-style-name="DefaultParagraphFont" style:family="text">
      <style:text-properties fo:color="#CC7832"/>
    </style:style>
    <style:style style:name="T701" style:parent-style-name="DefaultParagraphFont" style:family="text">
      <style:text-properties fo:color="#CC7832"/>
    </style:style>
    <style:style style:name="T702" style:parent-style-name="DefaultParagraphFont" style:family="text">
      <style:text-properties fo:color="#A9B7C6"/>
    </style:style>
    <style:style style:name="T703" style:parent-style-name="DefaultParagraphFont" style:family="text">
      <style:text-properties fo:color="#A9B7C6"/>
    </style:style>
    <style:style style:name="T704" style:parent-style-name="DefaultParagraphFont" style:family="text">
      <style:text-properties fo:color="#A9B7C6"/>
    </style:style>
    <style:style style:name="T705" style:parent-style-name="DefaultParagraphFont" style:family="text">
      <style:text-properties fo:color="#A9B7C6"/>
    </style:style>
    <style:style style:name="T706" style:parent-style-name="DefaultParagraphFont" style:family="text">
      <style:text-properties fo:color="#A9B7C6"/>
    </style:style>
    <style:style style:name="T707" style:parent-style-name="DefaultParagraphFont" style:family="text">
      <style:text-properties fo:color="#A9B7C6"/>
    </style:style>
    <style:style style:name="T708" style:parent-style-name="DefaultParagraphFont" style:family="text">
      <style:text-properties fo:color="#808080"/>
    </style:style>
    <style:style style:name="T709" style:parent-style-name="DefaultParagraphFont" style:family="text">
      <style:text-properties fo:color="#808080"/>
    </style:style>
    <style:style style:name="T710" style:parent-style-name="DefaultParagraphFont" style:family="text">
      <style:text-properties fo:color="#808080"/>
    </style:style>
    <style:style style:name="T711" style:parent-style-name="DefaultParagraphFont" style:family="text">
      <style:text-properties fo:color="#BBB529"/>
    </style:style>
    <style:style style:name="T712" style:parent-style-name="DefaultParagraphFont" style:family="text">
      <style:text-properties fo:color="#BBB529"/>
    </style:style>
    <style:style style:name="T713" style:parent-style-name="DefaultParagraphFont" style:family="text">
      <style:text-properties fo:color="#BBB529"/>
    </style:style>
    <style:style style:name="T714" style:parent-style-name="DefaultParagraphFont" style:family="text">
      <style:text-properties fo:color="#CC7832"/>
    </style:style>
    <style:style style:name="T715" style:parent-style-name="DefaultParagraphFont" style:family="text">
      <style:text-properties fo:color="#FFC66D"/>
    </style:style>
    <style:style style:name="T716" style:parent-style-name="DefaultParagraphFont" style:family="text">
      <style:text-properties fo:color="#A9B7C6"/>
    </style:style>
    <style:style style:name="T717" style:parent-style-name="DefaultParagraphFont" style:family="text">
      <style:text-properties fo:color="#CC7832"/>
    </style:style>
    <style:style style:name="T718" style:parent-style-name="DefaultParagraphFont" style:family="text">
      <style:text-properties fo:color="#A9B7C6"/>
    </style:style>
    <style:style style:name="T719" style:parent-style-name="DefaultParagraphFont" style:family="text">
      <style:text-properties fo:color="#CC7832"/>
    </style:style>
    <style:style style:name="T720" style:parent-style-name="DefaultParagraphFont" style:family="text">
      <style:text-properties fo:color="#CC7832"/>
    </style:style>
    <style:style style:name="T721" style:parent-style-name="DefaultParagraphFont" style:family="text">
      <style:text-properties fo:color="#CC7832"/>
    </style:style>
    <style:style style:name="T722" style:parent-style-name="DefaultParagraphFont" style:family="text">
      <style:text-properties fo:color="#CC7832"/>
    </style:style>
    <style:style style:name="T723" style:parent-style-name="DefaultParagraphFont" style:family="text">
      <style:text-properties fo:color="#A9B7C6"/>
    </style:style>
    <style:style style:name="T724" style:parent-style-name="DefaultParagraphFont" style:family="text">
      <style:text-properties fo:color="#A9B7C6"/>
    </style:style>
    <style:style style:name="T725" style:parent-style-name="DefaultParagraphFont" style:family="text">
      <style:text-properties fo:color="#A9B7C6"/>
    </style:style>
    <style:style style:name="T726" style:parent-style-name="DefaultParagraphFont" style:family="text">
      <style:text-properties fo:color="#6A8759"/>
    </style:style>
    <style:style style:name="T727" style:parent-style-name="DefaultParagraphFont" style:family="text">
      <style:text-properties fo:color="#A9B7C6"/>
    </style:style>
    <style:style style:name="T728" style:parent-style-name="DefaultParagraphFont" style:family="text">
      <style:text-properties fo:font-style="italic" style:font-style-asian="italic" style:font-style-complex="italic" fo:color="#9876AA"/>
    </style:style>
    <style:style style:name="T729" style:parent-style-name="DefaultParagraphFont" style:family="text">
      <style:text-properties fo:color="#A9B7C6"/>
    </style:style>
    <style:style style:name="T730" style:parent-style-name="DefaultParagraphFont" style:family="text">
      <style:text-properties fo:color="#CC7832"/>
    </style:style>
    <style:style style:name="T731" style:parent-style-name="DefaultParagraphFont" style:family="text">
      <style:text-properties fo:color="#CC7832"/>
    </style:style>
    <style:style style:name="T732" style:parent-style-name="DefaultParagraphFont" style:family="text">
      <style:text-properties fo:color="#CC7832"/>
    </style:style>
    <style:style style:name="T733" style:parent-style-name="DefaultParagraphFont" style:family="text">
      <style:text-properties fo:color="#A9B7C6"/>
    </style:style>
    <style:style style:name="T734" style:parent-style-name="DefaultParagraphFont" style:family="text">
      <style:text-properties fo:color="#CC7832"/>
    </style:style>
    <style:style style:name="T735" style:parent-style-name="DefaultParagraphFont" style:family="text">
      <style:text-properties fo:color="#CC7832"/>
    </style:style>
    <style:style style:name="T736" style:parent-style-name="DefaultParagraphFont" style:family="text">
      <style:text-properties fo:color="#CC7832"/>
    </style:style>
    <style:style style:name="T737" style:parent-style-name="DefaultParagraphFont" style:family="text">
      <style:text-properties fo:color="#A9B7C6"/>
    </style:style>
    <style:style style:name="T738" style:parent-style-name="DefaultParagraphFont" style:family="text">
      <style:text-properties fo:color="#A9B7C6"/>
    </style:style>
    <style:style style:name="T739" style:parent-style-name="DefaultParagraphFont" style:family="text">
      <style:text-properties fo:color="#A9B7C6"/>
    </style:style>
    <style:style style:name="P740" style:parent-style-name="HTMLPreformatted" style:family="paragraph">
      <style:paragraph-properties fo:background-color="#2B2B2B"/>
    </style:style>
    <style:style style:name="T741" style:parent-style-name="DefaultParagraphFont" style:family="text">
      <style:text-properties fo:color="#CC7832"/>
    </style:style>
    <style:style style:name="T742" style:parent-style-name="DefaultParagraphFont" style:family="text">
      <style:text-properties fo:color="#A9B7C6"/>
    </style:style>
    <style:style style:name="T743" style:parent-style-name="DefaultParagraphFont" style:family="text">
      <style:text-properties fo:color="#CC7832"/>
    </style:style>
    <style:style style:name="T744" style:parent-style-name="DefaultParagraphFont" style:family="text">
      <style:text-properties fo:color="#CC7832"/>
    </style:style>
    <style:style style:name="T745" style:parent-style-name="DefaultParagraphFont" style:family="text">
      <style:text-properties fo:color="#CC7832"/>
    </style:style>
    <style:style style:name="T746" style:parent-style-name="DefaultParagraphFont" style:family="text">
      <style:text-properties fo:color="#CC7832"/>
    </style:style>
    <style:style style:name="T747" style:parent-style-name="DefaultParagraphFont" style:family="text">
      <style:text-properties fo:color="#A9B7C6"/>
    </style:style>
    <style:style style:name="T748" style:parent-style-name="DefaultParagraphFont" style:family="text">
      <style:text-properties fo:color="#CC7832"/>
    </style:style>
    <style:style style:name="T749" style:parent-style-name="DefaultParagraphFont" style:family="text">
      <style:text-properties fo:color="#CC7832"/>
    </style:style>
    <style:style style:name="T750" style:parent-style-name="DefaultParagraphFont" style:family="text">
      <style:text-properties fo:color="#CC7832"/>
    </style:style>
    <style:style style:name="T751" style:parent-style-name="DefaultParagraphFont" style:family="text">
      <style:text-properties fo:font-style="italic" style:font-style-asian="italic" style:font-style-complex="italic" fo:color="#629755"/>
    </style:style>
    <style:style style:name="T752" style:parent-style-name="DefaultParagraphFont" style:family="text">
      <style:text-properties fo:font-style="italic" style:font-style-asian="italic" style:font-style-complex="italic" fo:color="#629755"/>
    </style:style>
    <style:style style:name="T753" style:parent-style-name="DefaultParagraphFont" style:family="text">
      <style:text-properties fo:font-style="italic" style:font-style-asian="italic" style:font-style-complex="italic" fo:color="#629755"/>
    </style:style>
    <style:style style:name="T754" style:parent-style-name="DefaultParagraphFont" style:family="text">
      <style:text-properties fo:font-style="italic" style:font-style-asian="italic" style:font-style-complex="italic" fo:color="#629755"/>
    </style:style>
    <style:style style:name="T755" style:parent-style-name="DefaultParagraphFont" style:family="text">
      <style:text-properties fo:font-style="italic" style:font-style-asian="italic" style:font-style-complex="italic" fo:color="#629755"/>
    </style:style>
    <style:style style:name="T756" style:parent-style-name="DefaultParagraphFont" style:family="text">
      <style:text-properties fo:font-style="italic" style:font-style-asian="italic" style:font-style-complex="italic" fo:color="#629755"/>
    </style:style>
    <style:style style:name="T757" style:parent-style-name="DefaultParagraphFont" style:family="text">
      <style:text-properties fo:font-style="italic" style:font-style-asian="italic" style:font-style-complex="italic" fo:color="#629755"/>
    </style:style>
    <style:style style:name="T758" style:parent-style-name="DefaultParagraphFont" style:family="text">
      <style:text-properties fo:font-style="italic" style:font-style-asian="italic" style:font-style-complex="italic" fo:color="#629755"/>
    </style:style>
    <style:style style:name="T759" style:parent-style-name="DefaultParagraphFont" style:family="text">
      <style:text-properties fo:color="#CC7832"/>
    </style:style>
    <style:style style:name="T760" style:parent-style-name="DefaultParagraphFont" style:family="text">
      <style:text-properties fo:color="#A9B7C6"/>
    </style:style>
    <style:style style:name="T761" style:parent-style-name="DefaultParagraphFont" style:family="text">
      <style:text-properties fo:color="#CC7832"/>
    </style:style>
    <style:style style:name="T762" style:parent-style-name="DefaultParagraphFont" style:family="text">
      <style:text-properties fo:color="#A9B7C6"/>
    </style:style>
    <style:style style:name="T763" style:parent-style-name="DefaultParagraphFont" style:family="text">
      <style:text-properties fo:color="#A9B7C6"/>
    </style:style>
    <style:style style:name="T764" style:parent-style-name="DefaultParagraphFont" style:family="text">
      <style:text-properties fo:color="#A9B7C6"/>
    </style:style>
    <style:style style:name="T765" style:parent-style-name="DefaultParagraphFont" style:family="text">
      <style:text-properties fo:color="#CC7832"/>
    </style:style>
    <style:style style:name="T766" style:parent-style-name="DefaultParagraphFont" style:family="text">
      <style:text-properties fo:color="#A9B7C6"/>
    </style:style>
    <style:style style:name="T767" style:parent-style-name="DefaultParagraphFont" style:family="text">
      <style:text-properties fo:color="#9876AA"/>
    </style:style>
    <style:style style:name="T768" style:parent-style-name="DefaultParagraphFont" style:family="text">
      <style:text-properties fo:color="#CC7832"/>
    </style:style>
    <style:style style:name="T769" style:parent-style-name="DefaultParagraphFont" style:family="text">
      <style:text-properties fo:color="#CC7832"/>
    </style:style>
    <style:style style:name="T770" style:parent-style-name="DefaultParagraphFont" style:family="text">
      <style:text-properties fo:color="#CC7832"/>
    </style:style>
    <style:style style:name="T771" style:parent-style-name="DefaultParagraphFont" style:family="text">
      <style:text-properties fo:color="#CC7832"/>
    </style:style>
    <style:style style:name="T772" style:parent-style-name="DefaultParagraphFont" style:family="text">
      <style:text-properties fo:color="#CC7832"/>
    </style:style>
    <style:style style:name="T773" style:parent-style-name="DefaultParagraphFont" style:family="text">
      <style:text-properties fo:color="#FFC66D"/>
    </style:style>
    <style:style style:name="T774" style:parent-style-name="DefaultParagraphFont" style:family="text">
      <style:text-properties fo:color="#A9B7C6"/>
    </style:style>
    <style:style style:name="T775" style:parent-style-name="DefaultParagraphFont" style:family="text">
      <style:text-properties fo:color="#CC7832"/>
    </style:style>
    <style:style style:name="T776" style:parent-style-name="DefaultParagraphFont" style:family="text">
      <style:text-properties fo:color="#A9B7C6"/>
    </style:style>
    <style:style style:name="T777" style:parent-style-name="DefaultParagraphFont" style:family="text">
      <style:text-properties fo:color="#CC7832"/>
    </style:style>
    <style:style style:name="T778" style:parent-style-name="DefaultParagraphFont" style:family="text">
      <style:text-properties fo:color="#A9B7C6"/>
    </style:style>
    <style:style style:name="T779" style:parent-style-name="DefaultParagraphFont" style:family="text">
      <style:text-properties fo:color="#A9B7C6"/>
    </style:style>
    <style:style style:name="T780" style:parent-style-name="DefaultParagraphFont" style:family="text">
      <style:text-properties fo:color="#A9B7C6"/>
    </style:style>
    <style:style style:name="T781" style:parent-style-name="DefaultParagraphFont" style:family="text">
      <style:text-properties fo:color="#A9B7C6"/>
    </style:style>
    <style:style style:name="T782" style:parent-style-name="DefaultParagraphFont" style:family="text">
      <style:text-properties fo:color="#A9B7C6"/>
    </style:style>
    <style:style style:name="T783" style:parent-style-name="DefaultParagraphFont" style:family="text">
      <style:text-properties fo:color="#9876AA"/>
    </style:style>
    <style:style style:name="T784" style:parent-style-name="DefaultParagraphFont" style:family="text">
      <style:text-properties fo:color="#A9B7C6"/>
    </style:style>
    <style:style style:name="T785" style:parent-style-name="DefaultParagraphFont" style:family="text">
      <style:text-properties fo:color="#CC7832"/>
    </style:style>
    <style:style style:name="T786" style:parent-style-name="DefaultParagraphFont" style:family="text">
      <style:text-properties fo:color="#A9B7C6"/>
    </style:style>
    <style:style style:name="T787" style:parent-style-name="DefaultParagraphFont" style:family="text">
      <style:text-properties fo:color="#CC7832"/>
    </style:style>
    <style:style style:name="T788" style:parent-style-name="DefaultParagraphFont" style:family="text">
      <style:text-properties fo:color="#CC7832"/>
    </style:style>
    <style:style style:name="T789" style:parent-style-name="DefaultParagraphFont" style:family="text">
      <style:text-properties fo:color="#CC7832"/>
    </style:style>
    <style:style style:name="T790" style:parent-style-name="DefaultParagraphFont" style:family="text">
      <style:text-properties fo:color="#A9B7C6"/>
    </style:style>
    <style:style style:name="T791" style:parent-style-name="DefaultParagraphFont" style:family="text">
      <style:text-properties fo:color="#CC7832"/>
    </style:style>
    <style:style style:name="T792" style:parent-style-name="DefaultParagraphFont" style:family="text">
      <style:text-properties fo:color="#CC7832"/>
    </style:style>
    <style:style style:name="T793" style:parent-style-name="DefaultParagraphFont" style:family="text">
      <style:text-properties fo:color="#CC7832"/>
    </style:style>
    <style:style style:name="T794" style:parent-style-name="DefaultParagraphFont" style:family="text">
      <style:text-properties fo:color="#A9B7C6"/>
    </style:style>
    <style:style style:name="T795" style:parent-style-name="DefaultParagraphFont" style:family="text">
      <style:text-properties fo:color="#CC7832"/>
    </style:style>
    <style:style style:name="T796" style:parent-style-name="DefaultParagraphFont" style:family="text">
      <style:text-properties fo:color="#CC7832"/>
    </style:style>
    <style:style style:name="T797" style:parent-style-name="DefaultParagraphFont" style:family="text">
      <style:text-properties fo:color="#CC7832"/>
    </style:style>
    <style:style style:name="T798" style:parent-style-name="DefaultParagraphFont" style:family="text">
      <style:text-properties fo:color="#A9B7C6"/>
    </style:style>
    <style:style style:name="T799" style:parent-style-name="DefaultParagraphFont" style:family="text">
      <style:text-properties fo:color="#6897BB"/>
    </style:style>
    <style:style style:name="T800" style:parent-style-name="DefaultParagraphFont" style:family="text">
      <style:text-properties fo:color="#A9B7C6"/>
    </style:style>
    <style:style style:name="T801" style:parent-style-name="DefaultParagraphFont" style:family="text">
      <style:text-properties fo:color="#CC7832"/>
    </style:style>
    <style:style style:name="T802" style:parent-style-name="DefaultParagraphFont" style:family="text">
      <style:text-properties fo:color="#CC7832"/>
    </style:style>
    <style:style style:name="T803" style:parent-style-name="DefaultParagraphFont" style:family="text">
      <style:text-properties fo:color="#CC7832"/>
    </style:style>
    <style:style style:name="T804" style:parent-style-name="DefaultParagraphFont" style:family="text">
      <style:text-properties fo:color="#A9B7C6"/>
    </style:style>
    <style:style style:name="T805" style:parent-style-name="DefaultParagraphFont" style:family="text">
      <style:text-properties fo:color="#6897BB"/>
    </style:style>
    <style:style style:name="T806" style:parent-style-name="DefaultParagraphFont" style:family="text">
      <style:text-properties fo:color="#A9B7C6"/>
    </style:style>
    <style:style style:name="T807" style:parent-style-name="DefaultParagraphFont" style:family="text">
      <style:text-properties fo:color="#CC7832"/>
    </style:style>
    <style:style style:name="T808" style:parent-style-name="DefaultParagraphFont" style:family="text">
      <style:text-properties fo:color="#CC7832"/>
    </style:style>
    <style:style style:name="T809" style:parent-style-name="DefaultParagraphFont" style:family="text">
      <style:text-properties fo:color="#CC7832"/>
    </style:style>
    <style:style style:name="T810" style:parent-style-name="DefaultParagraphFont" style:family="text">
      <style:text-properties fo:color="#A9B7C6"/>
    </style:style>
    <style:style style:name="T811" style:parent-style-name="DefaultParagraphFont" style:family="text">
      <style:text-properties fo:color="#CC7832"/>
    </style:style>
    <style:style style:name="T812" style:parent-style-name="DefaultParagraphFont" style:family="text">
      <style:text-properties fo:color="#CC7832"/>
    </style:style>
    <style:style style:name="T813" style:parent-style-name="DefaultParagraphFont" style:family="text">
      <style:text-properties fo:color="#CC7832"/>
    </style:style>
    <style:style style:name="T814" style:parent-style-name="DefaultParagraphFont" style:family="text">
      <style:text-properties fo:color="#A9B7C6"/>
    </style:style>
    <style:style style:name="T815" style:parent-style-name="DefaultParagraphFont" style:family="text">
      <style:text-properties fo:color="#CC7832"/>
    </style:style>
    <style:style style:name="T816" style:parent-style-name="DefaultParagraphFont" style:family="text">
      <style:text-properties fo:color="#CC7832"/>
    </style:style>
    <style:style style:name="T817" style:parent-style-name="DefaultParagraphFont" style:family="text">
      <style:text-properties fo:color="#CC7832"/>
    </style:style>
    <style:style style:name="T818" style:parent-style-name="DefaultParagraphFont" style:family="text">
      <style:text-properties fo:color="#808080"/>
    </style:style>
    <style:style style:name="T819" style:parent-style-name="DefaultParagraphFont" style:family="text">
      <style:text-properties fo:color="#808080"/>
    </style:style>
    <style:style style:name="T820" style:parent-style-name="DefaultParagraphFont" style:family="text">
      <style:text-properties fo:color="#808080"/>
    </style:style>
    <style:style style:name="T821" style:parent-style-name="DefaultParagraphFont" style:family="text">
      <style:text-properties fo:color="#A9B7C6"/>
    </style:style>
    <style:style style:name="T822" style:parent-style-name="DefaultParagraphFont" style:family="text">
      <style:text-properties fo:color="#CC7832"/>
    </style:style>
    <style:style style:name="T823" style:parent-style-name="DefaultParagraphFont" style:family="text">
      <style:text-properties fo:color="#CC7832"/>
    </style:style>
    <style:style style:name="T824" style:parent-style-name="DefaultParagraphFont" style:family="text">
      <style:text-properties fo:color="#CC7832"/>
    </style:style>
    <style:style style:name="T825" style:parent-style-name="DefaultParagraphFont" style:family="text">
      <style:text-properties fo:color="#CC7832"/>
    </style:style>
    <style:style style:name="T826" style:parent-style-name="DefaultParagraphFont" style:family="text">
      <style:text-properties fo:color="#CC7832"/>
    </style:style>
    <style:style style:name="T827" style:parent-style-name="DefaultParagraphFont" style:family="text">
      <style:text-properties fo:color="#CC7832"/>
    </style:style>
    <style:style style:name="T828" style:parent-style-name="DefaultParagraphFont" style:family="text">
      <style:text-properties fo:color="#A9B7C6"/>
    </style:style>
    <style:style style:name="T829" style:parent-style-name="DefaultParagraphFont" style:family="text">
      <style:text-properties fo:color="#A9B7C6"/>
    </style:style>
    <style:style style:name="T830" style:parent-style-name="DefaultParagraphFont" style:family="text">
      <style:text-properties fo:color="#A9B7C6"/>
    </style:style>
    <style:style style:name="T831" style:parent-style-name="DefaultParagraphFont" style:family="text">
      <style:text-properties fo:color="#BBB529"/>
    </style:style>
    <style:style style:name="T832" style:parent-style-name="DefaultParagraphFont" style:family="text">
      <style:text-properties fo:color="#BBB529"/>
    </style:style>
    <style:style style:name="T833" style:parent-style-name="DefaultParagraphFont" style:family="text">
      <style:text-properties fo:color="#BBB529"/>
    </style:style>
    <style:style style:name="T834" style:parent-style-name="DefaultParagraphFont" style:family="text">
      <style:text-properties fo:color="#CC7832"/>
    </style:style>
    <style:style style:name="T835" style:parent-style-name="DefaultParagraphFont" style:family="text">
      <style:text-properties fo:color="#FFC66D"/>
    </style:style>
    <style:style style:name="T836" style:parent-style-name="DefaultParagraphFont" style:family="text">
      <style:text-properties fo:color="#A9B7C6"/>
    </style:style>
    <style:style style:name="T837" style:parent-style-name="DefaultParagraphFont" style:family="text">
      <style:text-properties fo:color="#A9B7C6"/>
    </style:style>
    <style:style style:name="T838" style:parent-style-name="DefaultParagraphFont" style:family="text">
      <style:text-properties fo:color="#A9B7C6"/>
    </style:style>
    <style:style style:name="T839" style:parent-style-name="DefaultParagraphFont" style:family="text">
      <style:text-properties fo:color="#CC7832"/>
    </style:style>
    <style:style style:name="T840" style:parent-style-name="DefaultParagraphFont" style:family="text">
      <style:text-properties fo:color="#CC7832"/>
    </style:style>
    <style:style style:name="T841" style:parent-style-name="DefaultParagraphFont" style:family="text">
      <style:text-properties fo:color="#CC7832"/>
    </style:style>
    <style:style style:name="T842" style:parent-style-name="DefaultParagraphFont" style:family="text">
      <style:text-properties fo:color="#CC7832"/>
    </style:style>
    <style:style style:name="T843" style:parent-style-name="DefaultParagraphFont" style:family="text">
      <style:text-properties fo:color="#A9B7C6"/>
    </style:style>
    <style:style style:name="T844" style:parent-style-name="DefaultParagraphFont" style:family="text">
      <style:text-properties fo:color="#A9B7C6"/>
    </style:style>
    <style:style style:name="T845" style:parent-style-name="DefaultParagraphFont" style:family="text">
      <style:text-properties fo:color="#A9B7C6"/>
    </style:style>
    <style:style style:name="T846" style:parent-style-name="DefaultParagraphFont" style:family="text">
      <style:text-properties fo:color="#A9B7C6"/>
    </style:style>
    <style:style style:name="T847" style:parent-style-name="DefaultParagraphFont" style:family="text">
      <style:text-properties fo:color="#A9B7C6"/>
    </style:style>
    <style:style style:name="T848" style:parent-style-name="DefaultParagraphFont" style:family="text">
      <style:text-properties fo:color="#A9B7C6"/>
    </style:style>
    <style:style style:name="T849" style:parent-style-name="DefaultParagraphFont" style:family="text">
      <style:text-properties fo:color="#CC7832"/>
    </style:style>
    <style:style style:name="T850" style:parent-style-name="DefaultParagraphFont" style:family="text">
      <style:text-properties fo:color="#CC7832"/>
    </style:style>
    <style:style style:name="T851" style:parent-style-name="DefaultParagraphFont" style:family="text">
      <style:text-properties fo:color="#CC7832"/>
    </style:style>
    <style:style style:name="T852" style:parent-style-name="DefaultParagraphFont" style:family="text">
      <style:text-properties fo:color="#A9B7C6"/>
    </style:style>
    <style:style style:name="T853" style:parent-style-name="DefaultParagraphFont" style:family="text">
      <style:text-properties fo:color="#A9B7C6"/>
    </style:style>
    <style:style style:name="T854" style:parent-style-name="DefaultParagraphFont" style:family="text">
      <style:text-properties fo:color="#A9B7C6"/>
    </style:style>
    <style:style style:name="T855" style:parent-style-name="DefaultParagraphFont" style:family="text">
      <style:text-properties fo:color="#A9B7C6"/>
    </style:style>
    <style:style style:name="T856" style:parent-style-name="DefaultParagraphFont" style:family="text">
      <style:text-properties fo:color="#A9B7C6"/>
    </style:style>
    <style:style style:name="T857" style:parent-style-name="DefaultParagraphFont" style:family="text">
      <style:text-properties fo:color="#A9B7C6"/>
    </style:style>
    <style:style style:name="T858" style:parent-style-name="DefaultParagraphFont" style:family="text">
      <style:text-properties fo:color="#CC7832"/>
    </style:style>
    <style:style style:name="T859" style:parent-style-name="DefaultParagraphFont" style:family="text">
      <style:text-properties fo:color="#FFC66D"/>
    </style:style>
    <style:style style:name="T860" style:parent-style-name="DefaultParagraphFont" style:family="text">
      <style:text-properties fo:color="#A9B7C6"/>
    </style:style>
    <style:style style:name="T861" style:parent-style-name="DefaultParagraphFont" style:family="text">
      <style:text-properties fo:color="#A9B7C6"/>
    </style:style>
    <style:style style:name="T862" style:parent-style-name="DefaultParagraphFont" style:family="text">
      <style:text-properties fo:color="#A9B7C6"/>
    </style:style>
    <style:style style:name="T863" style:parent-style-name="DefaultParagraphFont" style:family="text">
      <style:text-properties fo:color="#A9B7C6"/>
    </style:style>
    <style:style style:name="T864" style:parent-style-name="DefaultParagraphFont" style:family="text">
      <style:text-properties fo:color="#A9B7C6"/>
    </style:style>
    <style:style style:name="T865" style:parent-style-name="DefaultParagraphFont" style:family="text">
      <style:text-properties fo:color="#9876AA"/>
    </style:style>
    <style:style style:name="T866" style:parent-style-name="DefaultParagraphFont" style:family="text">
      <style:text-properties fo:color="#A9B7C6"/>
    </style:style>
    <style:style style:name="T867" style:parent-style-name="DefaultParagraphFont" style:family="text">
      <style:text-properties fo:color="#CC7832"/>
    </style:style>
    <style:style style:name="T868" style:parent-style-name="DefaultParagraphFont" style:family="text">
      <style:text-properties fo:color="#CC7832"/>
    </style:style>
    <style:style style:name="T869" style:parent-style-name="DefaultParagraphFont" style:family="text">
      <style:text-properties fo:color="#CC7832"/>
    </style:style>
    <style:style style:name="T870" style:parent-style-name="DefaultParagraphFont" style:family="text">
      <style:text-properties fo:color="#A9B7C6"/>
    </style:style>
    <style:style style:name="T871" style:parent-style-name="DefaultParagraphFont" style:family="text">
      <style:text-properties fo:color="#9876AA"/>
    </style:style>
    <style:style style:name="T872" style:parent-style-name="DefaultParagraphFont" style:family="text">
      <style:text-properties fo:color="#A9B7C6"/>
    </style:style>
    <style:style style:name="T873" style:parent-style-name="DefaultParagraphFont" style:family="text">
      <style:text-properties fo:color="#CC7832"/>
    </style:style>
    <style:style style:name="T874" style:parent-style-name="DefaultParagraphFont" style:family="text">
      <style:text-properties fo:color="#CC7832"/>
    </style:style>
    <style:style style:name="T875" style:parent-style-name="DefaultParagraphFont" style:family="text">
      <style:text-properties fo:color="#CC7832"/>
    </style:style>
    <style:style style:name="T876" style:parent-style-name="DefaultParagraphFont" style:family="text">
      <style:text-properties fo:color="#A9B7C6"/>
    </style:style>
    <style:style style:name="T877" style:parent-style-name="DefaultParagraphFont" style:family="text">
      <style:text-properties fo:color="#6897BB"/>
    </style:style>
    <style:style style:name="T878" style:parent-style-name="DefaultParagraphFont" style:family="text">
      <style:text-properties fo:color="#A9B7C6"/>
    </style:style>
    <style:style style:name="T879" style:parent-style-name="DefaultParagraphFont" style:family="text">
      <style:text-properties fo:color="#9876AA"/>
    </style:style>
    <style:style style:name="T880" style:parent-style-name="DefaultParagraphFont" style:family="text">
      <style:text-properties fo:color="#A9B7C6"/>
    </style:style>
    <style:style style:name="T881" style:parent-style-name="DefaultParagraphFont" style:family="text">
      <style:text-properties fo:color="#6897BB"/>
    </style:style>
    <style:style style:name="T882" style:parent-style-name="DefaultParagraphFont" style:family="text">
      <style:text-properties fo:color="#A9B7C6"/>
    </style:style>
    <style:style style:name="T883" style:parent-style-name="DefaultParagraphFont" style:family="text">
      <style:text-properties fo:color="#CC7832"/>
    </style:style>
    <style:style style:name="T884" style:parent-style-name="DefaultParagraphFont" style:family="text">
      <style:text-properties fo:color="#CC7832"/>
    </style:style>
    <style:style style:name="T885" style:parent-style-name="DefaultParagraphFont" style:family="text">
      <style:text-properties fo:color="#CC7832"/>
    </style:style>
    <style:style style:name="T886" style:parent-style-name="DefaultParagraphFont" style:family="text">
      <style:text-properties fo:color="#A9B7C6"/>
    </style:style>
    <style:style style:name="T887" style:parent-style-name="DefaultParagraphFont" style:family="text">
      <style:text-properties fo:color="#A9B7C6"/>
    </style:style>
    <style:style style:name="T888" style:parent-style-name="DefaultParagraphFont" style:family="text">
      <style:text-properties fo:color="#A9B7C6"/>
    </style:style>
    <style:style style:name="P889" style:parent-style-name="HTMLPreformatted" style:family="paragraph">
      <style:paragraph-properties fo:background-color="#2B2B2B"/>
    </style:style>
    <style:style style:name="T890" style:parent-style-name="DefaultParagraphFont" style:family="text">
      <style:text-properties fo:color="#CC7832"/>
    </style:style>
    <style:style style:name="T891" style:parent-style-name="DefaultParagraphFont" style:family="text">
      <style:text-properties fo:color="#A9B7C6"/>
    </style:style>
    <style:style style:name="T892" style:parent-style-name="DefaultParagraphFont" style:family="text">
      <style:text-properties fo:color="#A9B7C6"/>
    </style:style>
    <style:style style:name="T893" style:parent-style-name="DefaultParagraphFont" style:family="text">
      <style:text-properties fo:color="#CC7832"/>
    </style:style>
    <style:style style:name="T894" style:parent-style-name="DefaultParagraphFont" style:family="text">
      <style:text-properties fo:color="#CC7832"/>
    </style:style>
    <style:style style:name="T895" style:parent-style-name="DefaultParagraphFont" style:family="text">
      <style:text-properties fo:color="#CC7832"/>
    </style:style>
    <style:style style:name="T896" style:parent-style-name="DefaultParagraphFont" style:family="text">
      <style:text-properties fo:color="#CC7832"/>
    </style:style>
    <style:style style:name="T897" style:parent-style-name="DefaultParagraphFont" style:family="text">
      <style:text-properties fo:color="#A9B7C6"/>
    </style:style>
    <style:style style:name="T898" style:parent-style-name="DefaultParagraphFont" style:family="text">
      <style:text-properties fo:color="#CC7832"/>
    </style:style>
    <style:style style:name="T899" style:parent-style-name="DefaultParagraphFont" style:family="text">
      <style:text-properties fo:color="#CC7832"/>
    </style:style>
    <style:style style:name="T900" style:parent-style-name="DefaultParagraphFont" style:family="text">
      <style:text-properties fo:color="#CC7832"/>
    </style:style>
    <style:style style:name="T901" style:parent-style-name="DefaultParagraphFont" style:family="text">
      <style:text-properties fo:color="#A9B7C6"/>
    </style:style>
    <style:style style:name="T902" style:parent-style-name="DefaultParagraphFont" style:family="text">
      <style:text-properties fo:color="#CC7832"/>
    </style:style>
    <style:style style:name="T903" style:parent-style-name="DefaultParagraphFont" style:family="text">
      <style:text-properties fo:color="#CC7832"/>
    </style:style>
    <style:style style:name="T904" style:parent-style-name="DefaultParagraphFont" style:family="text">
      <style:text-properties fo:color="#CC7832"/>
    </style:style>
    <style:style style:name="T905" style:parent-style-name="DefaultParagraphFont" style:family="text">
      <style:text-properties fo:color="#CC7832"/>
    </style:style>
    <style:style style:name="T906" style:parent-style-name="DefaultParagraphFont" style:family="text">
      <style:text-properties fo:color="#A9B7C6"/>
    </style:style>
    <style:style style:name="T907" style:parent-style-name="DefaultParagraphFont" style:family="text">
      <style:text-properties fo:color="#CC7832"/>
    </style:style>
    <style:style style:name="T908" style:parent-style-name="DefaultParagraphFont" style:family="text">
      <style:text-properties fo:color="#CC7832"/>
    </style:style>
    <style:style style:name="T909" style:parent-style-name="DefaultParagraphFont" style:family="text">
      <style:text-properties fo:color="#CC7832"/>
    </style:style>
    <style:style style:name="T910" style:parent-style-name="DefaultParagraphFont" style:family="text">
      <style:text-properties fo:font-style="italic" style:font-style-asian="italic" style:font-style-complex="italic" fo:color="#629755"/>
    </style:style>
    <style:style style:name="T911" style:parent-style-name="DefaultParagraphFont" style:family="text">
      <style:text-properties fo:font-style="italic" style:font-style-asian="italic" style:font-style-complex="italic" fo:color="#629755"/>
    </style:style>
    <style:style style:name="T912" style:parent-style-name="DefaultParagraphFont" style:family="text">
      <style:text-properties fo:font-style="italic" style:font-style-asian="italic" style:font-style-complex="italic" fo:color="#629755"/>
    </style:style>
    <style:style style:name="T913" style:parent-style-name="DefaultParagraphFont" style:family="text">
      <style:text-properties fo:font-style="italic" style:font-style-asian="italic" style:font-style-complex="italic" fo:color="#629755"/>
    </style:style>
    <style:style style:name="T914" style:parent-style-name="DefaultParagraphFont" style:family="text">
      <style:text-properties fo:font-style="italic" style:font-style-asian="italic" style:font-style-complex="italic" fo:color="#629755"/>
    </style:style>
    <style:style style:name="T915" style:parent-style-name="DefaultParagraphFont" style:family="text">
      <style:text-properties fo:font-style="italic" style:font-style-asian="italic" style:font-style-complex="italic" fo:color="#629755"/>
    </style:style>
    <style:style style:name="T916" style:parent-style-name="DefaultParagraphFont" style:family="text">
      <style:text-properties fo:font-style="italic" style:font-style-asian="italic" style:font-style-complex="italic" fo:color="#629755"/>
    </style:style>
    <style:style style:name="T917" style:parent-style-name="DefaultParagraphFont" style:family="text">
      <style:text-properties fo:color="#CC7832"/>
    </style:style>
    <style:style style:name="T918" style:parent-style-name="DefaultParagraphFont" style:family="text">
      <style:text-properties fo:color="#A9B7C6"/>
    </style:style>
    <style:style style:name="T919" style:parent-style-name="DefaultParagraphFont" style:family="text">
      <style:text-properties fo:color="#CC7832"/>
    </style:style>
    <style:style style:name="T920" style:parent-style-name="DefaultParagraphFont" style:family="text">
      <style:text-properties fo:color="#A9B7C6"/>
    </style:style>
    <style:style style:name="T921" style:parent-style-name="DefaultParagraphFont" style:family="text">
      <style:text-properties fo:color="#A9B7C6"/>
    </style:style>
    <style:style style:name="T922" style:parent-style-name="DefaultParagraphFont" style:family="text">
      <style:text-properties fo:color="#A9B7C6"/>
    </style:style>
    <style:style style:name="T923" style:parent-style-name="DefaultParagraphFont" style:family="text">
      <style:text-properties fo:color="#A9B7C6"/>
    </style:style>
    <style:style style:name="T924" style:parent-style-name="DefaultParagraphFont" style:family="text">
      <style:text-properties fo:color="#CC7832"/>
    </style:style>
    <style:style style:name="T925" style:parent-style-name="DefaultParagraphFont" style:family="text">
      <style:text-properties fo:color="#A9B7C6"/>
    </style:style>
    <style:style style:name="T926" style:parent-style-name="DefaultParagraphFont" style:family="text">
      <style:text-properties fo:color="#9876AA"/>
    </style:style>
    <style:style style:name="T927" style:parent-style-name="DefaultParagraphFont" style:family="text">
      <style:text-properties fo:color="#CC7832"/>
    </style:style>
    <style:style style:name="T928" style:parent-style-name="DefaultParagraphFont" style:family="text">
      <style:text-properties fo:color="#CC7832"/>
    </style:style>
    <style:style style:name="T929" style:parent-style-name="DefaultParagraphFont" style:family="text">
      <style:text-properties fo:color="#CC7832"/>
    </style:style>
    <style:style style:name="T930" style:parent-style-name="DefaultParagraphFont" style:family="text">
      <style:text-properties fo:color="#CC7832"/>
    </style:style>
    <style:style style:name="T931" style:parent-style-name="DefaultParagraphFont" style:family="text">
      <style:text-properties fo:color="#9876AA"/>
    </style:style>
    <style:style style:name="T932" style:parent-style-name="DefaultParagraphFont" style:family="text">
      <style:text-properties fo:color="#CC7832"/>
    </style:style>
    <style:style style:name="T933" style:parent-style-name="DefaultParagraphFont" style:family="text">
      <style:text-properties fo:color="#CC7832"/>
    </style:style>
    <style:style style:name="T934" style:parent-style-name="DefaultParagraphFont" style:family="text">
      <style:text-properties fo:color="#CC7832"/>
    </style:style>
    <style:style style:name="T935" style:parent-style-name="DefaultParagraphFont" style:family="text">
      <style:text-properties fo:color="#CC7832"/>
    </style:style>
    <style:style style:name="T936" style:parent-style-name="DefaultParagraphFont" style:family="text">
      <style:text-properties fo:color="#FFC66D"/>
    </style:style>
    <style:style style:name="T937" style:parent-style-name="DefaultParagraphFont" style:family="text">
      <style:text-properties fo:color="#A9B7C6"/>
    </style:style>
    <style:style style:name="T938" style:parent-style-name="DefaultParagraphFont" style:family="text">
      <style:text-properties fo:color="#CC7832"/>
    </style:style>
    <style:style style:name="T939" style:parent-style-name="DefaultParagraphFont" style:family="text">
      <style:text-properties fo:color="#A9B7C6"/>
    </style:style>
    <style:style style:name="T940" style:parent-style-name="DefaultParagraphFont" style:family="text">
      <style:text-properties fo:color="#CC7832"/>
    </style:style>
    <style:style style:name="T941" style:parent-style-name="DefaultParagraphFont" style:family="text">
      <style:text-properties fo:color="#A9B7C6"/>
    </style:style>
    <style:style style:name="T942" style:parent-style-name="DefaultParagraphFont" style:family="text">
      <style:text-properties fo:color="#A9B7C6"/>
    </style:style>
    <style:style style:name="T943" style:parent-style-name="DefaultParagraphFont" style:family="text">
      <style:text-properties fo:color="#A9B7C6"/>
    </style:style>
    <style:style style:name="T944" style:parent-style-name="DefaultParagraphFont" style:family="text">
      <style:text-properties fo:color="#9876AA"/>
    </style:style>
    <style:style style:name="T945" style:parent-style-name="DefaultParagraphFont" style:family="text">
      <style:text-properties fo:color="#A9B7C6"/>
    </style:style>
    <style:style style:name="T946" style:parent-style-name="DefaultParagraphFont" style:family="text">
      <style:text-properties fo:color="#CC7832"/>
    </style:style>
    <style:style style:name="T947" style:parent-style-name="DefaultParagraphFont" style:family="text">
      <style:text-properties fo:color="#A9B7C6"/>
    </style:style>
    <style:style style:name="T948" style:parent-style-name="DefaultParagraphFont" style:family="text">
      <style:text-properties fo:color="#CC7832"/>
    </style:style>
    <style:style style:name="T949" style:parent-style-name="DefaultParagraphFont" style:family="text">
      <style:text-properties fo:color="#CC7832"/>
    </style:style>
    <style:style style:name="T950" style:parent-style-name="DefaultParagraphFont" style:family="text">
      <style:text-properties fo:color="#CC7832"/>
    </style:style>
    <style:style style:name="T951" style:parent-style-name="DefaultParagraphFont" style:family="text">
      <style:text-properties fo:color="#A9B7C6"/>
    </style:style>
    <style:style style:name="T952" style:parent-style-name="DefaultParagraphFont" style:family="text">
      <style:text-properties fo:color="#CC7832"/>
    </style:style>
    <style:style style:name="T953" style:parent-style-name="DefaultParagraphFont" style:family="text">
      <style:text-properties fo:color="#CC7832"/>
    </style:style>
    <style:style style:name="T954" style:parent-style-name="DefaultParagraphFont" style:family="text">
      <style:text-properties fo:color="#CC7832"/>
    </style:style>
    <style:style style:name="T955" style:parent-style-name="DefaultParagraphFont" style:family="text">
      <style:text-properties fo:color="#A9B7C6"/>
    </style:style>
    <style:style style:name="T956" style:parent-style-name="DefaultParagraphFont" style:family="text">
      <style:text-properties fo:color="#CC7832"/>
    </style:style>
    <style:style style:name="T957" style:parent-style-name="DefaultParagraphFont" style:family="text">
      <style:text-properties fo:color="#CC7832"/>
    </style:style>
    <style:style style:name="T958" style:parent-style-name="DefaultParagraphFont" style:family="text">
      <style:text-properties fo:color="#CC7832"/>
    </style:style>
    <style:style style:name="T959" style:parent-style-name="DefaultParagraphFont" style:family="text">
      <style:text-properties fo:color="#A9B7C6"/>
    </style:style>
    <style:style style:name="T960" style:parent-style-name="DefaultParagraphFont" style:family="text">
      <style:text-properties fo:color="#CC7832"/>
    </style:style>
    <style:style style:name="T961" style:parent-style-name="DefaultParagraphFont" style:family="text">
      <style:text-properties fo:color="#CC7832"/>
    </style:style>
    <style:style style:name="T962" style:parent-style-name="DefaultParagraphFont" style:family="text">
      <style:text-properties fo:color="#CC7832"/>
    </style:style>
    <style:style style:name="T963" style:parent-style-name="DefaultParagraphFont" style:family="text">
      <style:text-properties fo:color="#A9B7C6"/>
    </style:style>
    <style:style style:name="T964" style:parent-style-name="DefaultParagraphFont" style:family="text">
      <style:text-properties fo:color="#6897BB"/>
    </style:style>
    <style:style style:name="T965" style:parent-style-name="DefaultParagraphFont" style:family="text">
      <style:text-properties fo:color="#A9B7C6"/>
    </style:style>
    <style:style style:name="T966" style:parent-style-name="DefaultParagraphFont" style:family="text">
      <style:text-properties fo:color="#CC7832"/>
    </style:style>
    <style:style style:name="T967" style:parent-style-name="DefaultParagraphFont" style:family="text">
      <style:text-properties fo:color="#CC7832"/>
    </style:style>
    <style:style style:name="T968" style:parent-style-name="DefaultParagraphFont" style:family="text">
      <style:text-properties fo:color="#CC7832"/>
    </style:style>
    <style:style style:name="T969" style:parent-style-name="DefaultParagraphFont" style:family="text">
      <style:text-properties fo:color="#A9B7C6"/>
    </style:style>
    <style:style style:name="T970" style:parent-style-name="DefaultParagraphFont" style:family="text">
      <style:text-properties fo:color="#6897BB"/>
    </style:style>
    <style:style style:name="T971" style:parent-style-name="DefaultParagraphFont" style:family="text">
      <style:text-properties fo:color="#A9B7C6"/>
    </style:style>
    <style:style style:name="T972" style:parent-style-name="DefaultParagraphFont" style:family="text">
      <style:text-properties fo:color="#CC7832"/>
    </style:style>
    <style:style style:name="T973" style:parent-style-name="DefaultParagraphFont" style:family="text">
      <style:text-properties fo:color="#CC7832"/>
    </style:style>
    <style:style style:name="T974" style:parent-style-name="DefaultParagraphFont" style:family="text">
      <style:text-properties fo:color="#CC7832"/>
    </style:style>
    <style:style style:name="T975" style:parent-style-name="DefaultParagraphFont" style:family="text">
      <style:text-properties fo:color="#808080"/>
    </style:style>
    <style:style style:name="T976" style:parent-style-name="DefaultParagraphFont" style:family="text">
      <style:text-properties fo:color="#808080"/>
    </style:style>
    <style:style style:name="T977" style:parent-style-name="DefaultParagraphFont" style:family="text">
      <style:text-properties fo:color="#808080"/>
    </style:style>
    <style:style style:name="T978" style:parent-style-name="DefaultParagraphFont" style:family="text">
      <style:text-properties fo:color="#808080"/>
    </style:style>
    <style:style style:name="T979" style:parent-style-name="DefaultParagraphFont" style:family="text">
      <style:text-properties fo:color="#A9B7C6"/>
    </style:style>
    <style:style style:name="T980" style:parent-style-name="DefaultParagraphFont" style:family="text">
      <style:text-properties fo:color="#6A8759"/>
    </style:style>
    <style:style style:name="T981" style:parent-style-name="DefaultParagraphFont" style:family="text">
      <style:text-properties fo:color="#A9B7C6"/>
    </style:style>
    <style:style style:name="T982" style:parent-style-name="DefaultParagraphFont" style:family="text">
      <style:text-properties fo:color="#9876AA"/>
    </style:style>
    <style:style style:name="T983" style:parent-style-name="DefaultParagraphFont" style:family="text">
      <style:text-properties fo:color="#A9B7C6"/>
    </style:style>
    <style:style style:name="T984" style:parent-style-name="DefaultParagraphFont" style:family="text">
      <style:text-properties fo:color="#6897BB"/>
    </style:style>
    <style:style style:name="T985" style:parent-style-name="DefaultParagraphFont" style:family="text">
      <style:text-properties fo:color="#A9B7C6"/>
    </style:style>
    <style:style style:name="T986" style:parent-style-name="DefaultParagraphFont" style:family="text">
      <style:text-properties fo:color="#6897BB"/>
    </style:style>
    <style:style style:name="T987" style:parent-style-name="DefaultParagraphFont" style:family="text">
      <style:text-properties fo:color="#A9B7C6"/>
    </style:style>
    <style:style style:name="T988" style:parent-style-name="DefaultParagraphFont" style:family="text">
      <style:text-properties fo:color="#CC7832"/>
    </style:style>
    <style:style style:name="T989" style:parent-style-name="DefaultParagraphFont" style:family="text">
      <style:text-properties fo:color="#CC7832"/>
    </style:style>
    <style:style style:name="T990" style:parent-style-name="DefaultParagraphFont" style:family="text">
      <style:text-properties fo:color="#CC7832"/>
    </style:style>
    <style:style style:name="T991" style:parent-style-name="DefaultParagraphFont" style:family="text">
      <style:text-properties fo:color="#A9B7C6"/>
    </style:style>
    <style:style style:name="T992" style:parent-style-name="DefaultParagraphFont" style:family="text">
      <style:text-properties fo:color="#CC7832"/>
    </style:style>
    <style:style style:name="T993" style:parent-style-name="DefaultParagraphFont" style:family="text">
      <style:text-properties fo:color="#CC7832"/>
    </style:style>
    <style:style style:name="T994" style:parent-style-name="DefaultParagraphFont" style:family="text">
      <style:text-properties fo:color="#CC7832"/>
    </style:style>
    <style:style style:name="T995" style:parent-style-name="DefaultParagraphFont" style:family="text">
      <style:text-properties fo:color="#A9B7C6"/>
    </style:style>
    <style:style style:name="T996" style:parent-style-name="DefaultParagraphFont" style:family="text">
      <style:text-properties fo:color="#CC7832"/>
    </style:style>
    <style:style style:name="T997" style:parent-style-name="DefaultParagraphFont" style:family="text">
      <style:text-properties fo:color="#CC7832"/>
    </style:style>
    <style:style style:name="T998" style:parent-style-name="DefaultParagraphFont" style:family="text">
      <style:text-properties fo:color="#CC7832"/>
    </style:style>
    <style:style style:name="T999" style:parent-style-name="DefaultParagraphFont" style:family="text">
      <style:text-properties fo:color="#A9B7C6"/>
    </style:style>
    <style:style style:name="T1000" style:parent-style-name="DefaultParagraphFont" style:family="text">
      <style:text-properties fo:color="#CC7832"/>
    </style:style>
    <style:style style:name="T1001" style:parent-style-name="DefaultParagraphFont" style:family="text">
      <style:text-properties fo:color="#CC7832"/>
    </style:style>
    <style:style style:name="T1002" style:parent-style-name="DefaultParagraphFont" style:family="text">
      <style:text-properties fo:color="#CC7832"/>
    </style:style>
    <style:style style:name="T1003" style:parent-style-name="DefaultParagraphFont" style:family="text">
      <style:text-properties fo:color="#A9B7C6"/>
    </style:style>
    <style:style style:name="T1004" style:parent-style-name="DefaultParagraphFont" style:family="text">
      <style:text-properties fo:color="#CC7832"/>
    </style:style>
    <style:style style:name="T1005" style:parent-style-name="DefaultParagraphFont" style:family="text">
      <style:text-properties fo:color="#CC7832"/>
    </style:style>
    <style:style style:name="T1006" style:parent-style-name="DefaultParagraphFont" style:family="text">
      <style:text-properties fo:color="#CC7832"/>
    </style:style>
    <style:style style:name="T1007" style:parent-style-name="DefaultParagraphFont" style:family="text">
      <style:text-properties fo:color="#A9B7C6"/>
    </style:style>
    <style:style style:name="T1008" style:parent-style-name="DefaultParagraphFont" style:family="text">
      <style:text-properties fo:color="#A9B7C6"/>
    </style:style>
    <style:style style:name="T1009" style:parent-style-name="DefaultParagraphFont" style:family="text">
      <style:text-properties fo:color="#CC7832"/>
    </style:style>
    <style:style style:name="T1010" style:parent-style-name="DefaultParagraphFont" style:family="text">
      <style:text-properties fo:color="#CC7832"/>
    </style:style>
    <style:style style:name="T1011" style:parent-style-name="DefaultParagraphFont" style:family="text">
      <style:text-properties fo:color="#CC7832"/>
    </style:style>
    <style:style style:name="T1012" style:parent-style-name="DefaultParagraphFont" style:family="text">
      <style:text-properties fo:color="#A9B7C6"/>
    </style:style>
    <style:style style:name="T1013" style:parent-style-name="DefaultParagraphFont" style:family="text">
      <style:text-properties fo:color="#CC7832"/>
    </style:style>
    <style:style style:name="T1014" style:parent-style-name="DefaultParagraphFont" style:family="text">
      <style:text-properties fo:color="#A9B7C6"/>
    </style:style>
    <style:style style:name="T1015" style:parent-style-name="DefaultParagraphFont" style:family="text">
      <style:text-properties fo:color="#CC7832"/>
    </style:style>
    <style:style style:name="T1016" style:parent-style-name="DefaultParagraphFont" style:family="text">
      <style:text-properties fo:color="#A9B7C6"/>
    </style:style>
    <style:style style:name="T1017" style:parent-style-name="DefaultParagraphFont" style:family="text">
      <style:text-properties fo:color="#CC7832"/>
    </style:style>
    <style:style style:name="T1018" style:parent-style-name="DefaultParagraphFont" style:family="text">
      <style:text-properties fo:color="#A9B7C6"/>
    </style:style>
    <style:style style:name="T1019" style:parent-style-name="DefaultParagraphFont" style:family="text">
      <style:text-properties fo:color="#CC7832"/>
    </style:style>
    <style:style style:name="T1020" style:parent-style-name="DefaultParagraphFont" style:family="text">
      <style:text-properties fo:color="#A9B7C6"/>
    </style:style>
    <style:style style:name="T1021" style:parent-style-name="DefaultParagraphFont" style:family="text">
      <style:text-properties fo:color="#CC7832"/>
    </style:style>
    <style:style style:name="T1022" style:parent-style-name="DefaultParagraphFont" style:family="text">
      <style:text-properties fo:color="#CC7832"/>
    </style:style>
    <style:style style:name="T1023" style:parent-style-name="DefaultParagraphFont" style:family="text">
      <style:text-properties fo:color="#CC7832"/>
    </style:style>
    <style:style style:name="T1024" style:parent-style-name="DefaultParagraphFont" style:family="text">
      <style:text-properties fo:color="#A9B7C6"/>
    </style:style>
    <style:style style:name="T1025" style:parent-style-name="DefaultParagraphFont" style:family="text">
      <style:text-properties fo:color="#CC7832"/>
    </style:style>
    <style:style style:name="T1026" style:parent-style-name="DefaultParagraphFont" style:family="text">
      <style:text-properties fo:color="#CC7832"/>
    </style:style>
    <style:style style:name="T1027" style:parent-style-name="DefaultParagraphFont" style:family="text">
      <style:text-properties fo:color="#CC7832"/>
    </style:style>
    <style:style style:name="T1028" style:parent-style-name="DefaultParagraphFont" style:family="text">
      <style:text-properties fo:color="#A9B7C6"/>
    </style:style>
    <style:style style:name="T1029" style:parent-style-name="DefaultParagraphFont" style:family="text">
      <style:text-properties fo:color="#A9B7C6"/>
    </style:style>
    <style:style style:name="T1030" style:parent-style-name="DefaultParagraphFont" style:family="text">
      <style:text-properties fo:color="#A9B7C6"/>
    </style:style>
    <style:style style:name="T1031" style:parent-style-name="DefaultParagraphFont" style:family="text">
      <style:text-properties fo:color="#A9B7C6"/>
    </style:style>
    <style:style style:name="T1032" style:parent-style-name="DefaultParagraphFont" style:family="text">
      <style:text-properties fo:color="#CC7832"/>
    </style:style>
    <style:style style:name="T1033" style:parent-style-name="DefaultParagraphFont" style:family="text">
      <style:text-properties fo:color="#FFC66D"/>
    </style:style>
    <style:style style:name="T1034" style:parent-style-name="DefaultParagraphFont" style:family="text">
      <style:text-properties fo:color="#A9B7C6"/>
    </style:style>
    <style:style style:name="T1035" style:parent-style-name="DefaultParagraphFont" style:family="text">
      <style:text-properties fo:color="#A9B7C6"/>
    </style:style>
    <style:style style:name="T1036" style:parent-style-name="DefaultParagraphFont" style:family="text">
      <style:text-properties fo:color="#A9B7C6"/>
    </style:style>
    <style:style style:name="T1037" style:parent-style-name="DefaultParagraphFont" style:family="text">
      <style:text-properties fo:color="#CC7832"/>
    </style:style>
    <style:style style:name="T1038" style:parent-style-name="DefaultParagraphFont" style:family="text">
      <style:text-properties fo:color="#A9B7C6"/>
    </style:style>
    <style:style style:name="T1039" style:parent-style-name="DefaultParagraphFont" style:family="text">
      <style:text-properties fo:color="#9876AA"/>
    </style:style>
    <style:style style:name="T1040" style:parent-style-name="DefaultParagraphFont" style:family="text">
      <style:text-properties fo:color="#A9B7C6"/>
    </style:style>
    <style:style style:name="T1041" style:parent-style-name="DefaultParagraphFont" style:family="text">
      <style:text-properties fo:color="#CC7832"/>
    </style:style>
    <style:style style:name="T1042" style:parent-style-name="DefaultParagraphFont" style:family="text">
      <style:text-properties fo:color="#CC7832"/>
    </style:style>
    <style:style style:name="T1043" style:parent-style-name="DefaultParagraphFont" style:family="text">
      <style:text-properties fo:color="#CC7832"/>
    </style:style>
    <style:style style:name="T1044" style:parent-style-name="DefaultParagraphFont" style:family="text">
      <style:text-properties fo:color="#A9B7C6"/>
    </style:style>
    <style:style style:name="T1045" style:parent-style-name="DefaultParagraphFont" style:family="text">
      <style:text-properties fo:color="#6897BB"/>
    </style:style>
    <style:style style:name="T1046" style:parent-style-name="DefaultParagraphFont" style:family="text">
      <style:text-properties fo:color="#A9B7C6"/>
    </style:style>
    <style:style style:name="T1047" style:parent-style-name="DefaultParagraphFont" style:family="text">
      <style:text-properties fo:color="#9876AA"/>
    </style:style>
    <style:style style:name="T1048" style:parent-style-name="DefaultParagraphFont" style:family="text">
      <style:text-properties fo:color="#A9B7C6"/>
    </style:style>
    <style:style style:name="T1049" style:parent-style-name="DefaultParagraphFont" style:family="text">
      <style:text-properties fo:color="#6897BB"/>
    </style:style>
    <style:style style:name="T1050" style:parent-style-name="DefaultParagraphFont" style:family="text">
      <style:text-properties fo:color="#A9B7C6"/>
    </style:style>
    <style:style style:name="T1051" style:parent-style-name="DefaultParagraphFont" style:family="text">
      <style:text-properties fo:color="#CC7832"/>
    </style:style>
    <style:style style:name="T1052" style:parent-style-name="DefaultParagraphFont" style:family="text">
      <style:text-properties fo:color="#CC7832"/>
    </style:style>
    <style:style style:name="T1053" style:parent-style-name="DefaultParagraphFont" style:family="text">
      <style:text-properties fo:color="#CC7832"/>
    </style:style>
    <style:style style:name="T1054" style:parent-style-name="DefaultParagraphFont" style:family="text">
      <style:text-properties fo:color="#A9B7C6"/>
    </style:style>
    <style:style style:name="T1055" style:parent-style-name="DefaultParagraphFont" style:family="text">
      <style:text-properties fo:color="#6897BB"/>
    </style:style>
    <style:style style:name="T1056" style:parent-style-name="DefaultParagraphFont" style:family="text">
      <style:text-properties fo:color="#A9B7C6"/>
    </style:style>
    <style:style style:name="T1057" style:parent-style-name="DefaultParagraphFont" style:family="text">
      <style:text-properties fo:color="#9876AA"/>
    </style:style>
    <style:style style:name="T1058" style:parent-style-name="DefaultParagraphFont" style:family="text">
      <style:text-properties fo:color="#A9B7C6"/>
    </style:style>
    <style:style style:name="T1059" style:parent-style-name="DefaultParagraphFont" style:family="text">
      <style:text-properties fo:color="#6897BB"/>
    </style:style>
    <style:style style:name="T1060" style:parent-style-name="DefaultParagraphFont" style:family="text">
      <style:text-properties fo:color="#A9B7C6"/>
    </style:style>
    <style:style style:name="T1061" style:parent-style-name="DefaultParagraphFont" style:family="text">
      <style:text-properties fo:color="#CC7832"/>
    </style:style>
    <style:style style:name="T1062" style:parent-style-name="DefaultParagraphFont" style:family="text">
      <style:text-properties fo:color="#CC7832"/>
    </style:style>
    <style:style style:name="T1063" style:parent-style-name="DefaultParagraphFont" style:family="text">
      <style:text-properties fo:color="#CC7832"/>
    </style:style>
    <style:style style:name="T1064" style:parent-style-name="DefaultParagraphFont" style:family="text">
      <style:text-properties fo:color="#A9B7C6"/>
    </style:style>
    <style:style style:name="T1065" style:parent-style-name="DefaultParagraphFont" style:family="text">
      <style:text-properties fo:color="#CC7832"/>
    </style:style>
    <style:style style:name="T1066" style:parent-style-name="DefaultParagraphFont" style:family="text">
      <style:text-properties fo:color="#CC7832"/>
    </style:style>
    <style:style style:name="T1067" style:parent-style-name="DefaultParagraphFont" style:family="text">
      <style:text-properties fo:color="#CC7832"/>
    </style:style>
    <style:style style:name="T1068" style:parent-style-name="DefaultParagraphFont" style:family="text">
      <style:text-properties fo:color="#A9B7C6"/>
    </style:style>
    <style:style style:name="T1069" style:parent-style-name="DefaultParagraphFont" style:family="text">
      <style:text-properties fo:color="#CC7832"/>
    </style:style>
    <style:style style:name="T1070" style:parent-style-name="DefaultParagraphFont" style:family="text">
      <style:text-properties fo:color="#CC7832"/>
    </style:style>
    <style:style style:name="T1071" style:parent-style-name="DefaultParagraphFont" style:family="text">
      <style:text-properties fo:color="#CC7832"/>
    </style:style>
    <style:style style:name="T1072" style:parent-style-name="DefaultParagraphFont" style:family="text">
      <style:text-properties fo:color="#A9B7C6"/>
    </style:style>
    <style:style style:name="T1073" style:parent-style-name="DefaultParagraphFont" style:family="text">
      <style:text-properties fo:color="#CC7832"/>
    </style:style>
    <style:style style:name="T1074" style:parent-style-name="DefaultParagraphFont" style:family="text">
      <style:text-properties fo:color="#CC7832"/>
    </style:style>
    <style:style style:name="T1075" style:parent-style-name="DefaultParagraphFont" style:family="text">
      <style:text-properties fo:color="#CC7832"/>
    </style:style>
    <style:style style:name="T1076" style:parent-style-name="DefaultParagraphFont" style:family="text">
      <style:text-properties fo:color="#A9B7C6"/>
    </style:style>
    <style:style style:name="T1077" style:parent-style-name="DefaultParagraphFont" style:family="text">
      <style:text-properties fo:color="#CC7832"/>
    </style:style>
    <style:style style:name="T1078" style:parent-style-name="DefaultParagraphFont" style:family="text">
      <style:text-properties fo:color="#CC7832"/>
    </style:style>
    <style:style style:name="T1079" style:parent-style-name="DefaultParagraphFont" style:family="text">
      <style:text-properties fo:color="#CC7832"/>
    </style:style>
    <style:style style:name="T1080" style:parent-style-name="DefaultParagraphFont" style:family="text">
      <style:text-properties fo:color="#A9B7C6"/>
    </style:style>
    <style:style style:name="T1081" style:parent-style-name="DefaultParagraphFont" style:family="text">
      <style:text-properties fo:color="#A9B7C6"/>
    </style:style>
    <style:style style:name="T1082" style:parent-style-name="DefaultParagraphFont" style:family="text">
      <style:text-properties fo:color="#A9B7C6"/>
    </style:style>
    <style:style style:name="T1083" style:parent-style-name="DefaultParagraphFont" style:family="text">
      <style:text-properties fo:color="#A9B7C6"/>
    </style:style>
    <style:style style:name="T1084" style:parent-style-name="DefaultParagraphFont" style:family="text">
      <style:text-properties fo:color="#BBB529"/>
    </style:style>
    <style:style style:name="T1085" style:parent-style-name="DefaultParagraphFont" style:family="text">
      <style:text-properties fo:color="#BBB529"/>
    </style:style>
    <style:style style:name="T1086" style:parent-style-name="DefaultParagraphFont" style:family="text">
      <style:text-properties fo:color="#BBB529"/>
    </style:style>
    <style:style style:name="T1087" style:parent-style-name="DefaultParagraphFont" style:family="text">
      <style:text-properties fo:color="#CC7832"/>
    </style:style>
    <style:style style:name="T1088" style:parent-style-name="DefaultParagraphFont" style:family="text">
      <style:text-properties fo:color="#FFC66D"/>
    </style:style>
    <style:style style:name="T1089" style:parent-style-name="DefaultParagraphFont" style:family="text">
      <style:text-properties fo:color="#A9B7C6"/>
    </style:style>
    <style:style style:name="T1090" style:parent-style-name="DefaultParagraphFont" style:family="text">
      <style:text-properties fo:color="#A9B7C6"/>
    </style:style>
    <style:style style:name="T1091" style:parent-style-name="DefaultParagraphFont" style:family="text">
      <style:text-properties fo:color="#A9B7C6"/>
    </style:style>
    <style:style style:name="T1092" style:parent-style-name="DefaultParagraphFont" style:family="text">
      <style:text-properties fo:color="#A9B7C6"/>
    </style:style>
    <style:style style:name="T1093" style:parent-style-name="DefaultParagraphFont" style:family="text">
      <style:text-properties fo:color="#CC7832"/>
    </style:style>
    <style:style style:name="T1094" style:parent-style-name="DefaultParagraphFont" style:family="text">
      <style:text-properties fo:color="#CC7832"/>
    </style:style>
    <style:style style:name="T1095" style:parent-style-name="DefaultParagraphFont" style:family="text">
      <style:text-properties fo:color="#CC7832"/>
    </style:style>
    <style:style style:name="T1096" style:parent-style-name="DefaultParagraphFont" style:family="text">
      <style:text-properties fo:color="#A9B7C6"/>
    </style:style>
    <style:style style:name="T1097" style:parent-style-name="DefaultParagraphFont" style:family="text">
      <style:text-properties fo:color="#6897BB"/>
    </style:style>
    <style:style style:name="T1098" style:parent-style-name="DefaultParagraphFont" style:family="text">
      <style:text-properties fo:color="#A9B7C6"/>
    </style:style>
    <style:style style:name="T1099" style:parent-style-name="DefaultParagraphFont" style:family="text">
      <style:text-properties fo:color="#A9B7C6"/>
    </style:style>
    <style:style style:name="T1100" style:parent-style-name="DefaultParagraphFont" style:family="text">
      <style:text-properties fo:color="#A9B7C6"/>
    </style:style>
    <style:style style:name="T1101" style:parent-style-name="DefaultParagraphFont" style:family="text">
      <style:text-properties fo:color="#CC7832"/>
    </style:style>
    <style:style style:name="T1102" style:parent-style-name="DefaultParagraphFont" style:family="text">
      <style:text-properties fo:color="#CC7832"/>
    </style:style>
    <style:style style:name="T1103" style:parent-style-name="DefaultParagraphFont" style:family="text">
      <style:text-properties fo:color="#CC7832"/>
    </style:style>
    <style:style style:name="T1104" style:parent-style-name="DefaultParagraphFont" style:family="text">
      <style:text-properties fo:color="#A9B7C6"/>
    </style:style>
    <style:style style:name="T1105" style:parent-style-name="DefaultParagraphFont" style:family="text">
      <style:text-properties fo:color="#CC7832"/>
    </style:style>
    <style:style style:name="T1106" style:parent-style-name="DefaultParagraphFont" style:family="text">
      <style:text-properties fo:color="#CC7832"/>
    </style:style>
    <style:style style:name="T1107" style:parent-style-name="DefaultParagraphFont" style:family="text">
      <style:text-properties fo:color="#CC7832"/>
    </style:style>
    <style:style style:name="T1108" style:parent-style-name="DefaultParagraphFont" style:family="text">
      <style:text-properties fo:color="#A9B7C6"/>
    </style:style>
    <style:style style:name="T1109" style:parent-style-name="DefaultParagraphFont" style:family="text">
      <style:text-properties fo:color="#A9B7C6"/>
    </style:style>
    <style:style style:name="T1110" style:parent-style-name="DefaultParagraphFont" style:family="text">
      <style:text-properties fo:color="#A9B7C6"/>
    </style:style>
    <style:style style:name="T1111" style:parent-style-name="DefaultParagraphFont" style:family="text">
      <style:text-properties fo:color="#A9B7C6"/>
    </style:style>
    <style:style style:name="T1112" style:parent-style-name="DefaultParagraphFont" style:family="text">
      <style:text-properties fo:color="#808080"/>
    </style:style>
    <style:style style:name="T1113" style:parent-style-name="DefaultParagraphFont" style:family="text">
      <style:text-properties fo:color="#808080"/>
    </style:style>
    <style:style style:name="T1114" style:parent-style-name="DefaultParagraphFont" style:family="text">
      <style:text-properties fo:color="#808080"/>
    </style:style>
    <style:style style:name="T1115" style:parent-style-name="DefaultParagraphFont" style:family="text">
      <style:text-properties fo:color="#808080"/>
    </style:style>
    <style:style style:name="T1116" style:parent-style-name="DefaultParagraphFont" style:family="text">
      <style:text-properties fo:color="#A9B7C6"/>
    </style:style>
    <style:style style:name="T1117" style:parent-style-name="DefaultParagraphFont" style:family="text">
      <style:text-properties fo:color="#9876AA"/>
    </style:style>
    <style:style style:name="T1118" style:parent-style-name="DefaultParagraphFont" style:family="text">
      <style:text-properties fo:color="#A9B7C6"/>
    </style:style>
    <style:style style:name="T1119" style:parent-style-name="DefaultParagraphFont" style:family="text">
      <style:text-properties fo:color="#CC7832"/>
    </style:style>
    <style:style style:name="T1120" style:parent-style-name="DefaultParagraphFont" style:family="text">
      <style:text-properties fo:color="#CC7832"/>
    </style:style>
    <style:style style:name="T1121" style:parent-style-name="DefaultParagraphFont" style:family="text">
      <style:text-properties fo:color="#CC7832"/>
    </style:style>
    <style:style style:name="T1122" style:parent-style-name="DefaultParagraphFont" style:family="text">
      <style:text-properties fo:color="#A9B7C6"/>
    </style:style>
    <style:style style:name="T1123" style:parent-style-name="DefaultParagraphFont" style:family="text">
      <style:text-properties fo:color="#9876AA"/>
    </style:style>
    <style:style style:name="T1124" style:parent-style-name="DefaultParagraphFont" style:family="text">
      <style:text-properties fo:color="#A9B7C6"/>
    </style:style>
    <style:style style:name="T1125" style:parent-style-name="DefaultParagraphFont" style:family="text">
      <style:text-properties fo:color="#6897BB"/>
    </style:style>
    <style:style style:name="T1126" style:parent-style-name="DefaultParagraphFont" style:family="text">
      <style:text-properties fo:color="#CC7832"/>
    </style:style>
    <style:style style:name="T1127" style:parent-style-name="DefaultParagraphFont" style:family="text">
      <style:text-properties fo:color="#CC7832"/>
    </style:style>
    <style:style style:name="T1128" style:parent-style-name="DefaultParagraphFont" style:family="text">
      <style:text-properties fo:color="#CC7832"/>
    </style:style>
    <style:style style:name="T1129" style:parent-style-name="DefaultParagraphFont" style:family="text">
      <style:text-properties fo:color="#A9B7C6"/>
    </style:style>
    <style:style style:name="T1130" style:parent-style-name="DefaultParagraphFont" style:family="text">
      <style:text-properties fo:color="#9876AA"/>
    </style:style>
    <style:style style:name="T1131" style:parent-style-name="DefaultParagraphFont" style:family="text">
      <style:text-properties fo:color="#A9B7C6"/>
    </style:style>
    <style:style style:name="T1132" style:parent-style-name="DefaultParagraphFont" style:family="text">
      <style:text-properties fo:color="#CC7832"/>
    </style:style>
    <style:style style:name="T1133" style:parent-style-name="DefaultParagraphFont" style:family="text">
      <style:text-properties fo:color="#CC7832"/>
    </style:style>
    <style:style style:name="T1134" style:parent-style-name="DefaultParagraphFont" style:family="text">
      <style:text-properties fo:color="#CC7832"/>
    </style:style>
    <style:style style:name="T1135" style:parent-style-name="DefaultParagraphFont" style:family="text">
      <style:text-properties fo:color="#A9B7C6"/>
    </style:style>
    <style:style style:name="T1136" style:parent-style-name="DefaultParagraphFont" style:family="text">
      <style:text-properties fo:color="#9876AA"/>
    </style:style>
    <style:style style:name="T1137" style:parent-style-name="DefaultParagraphFont" style:family="text">
      <style:text-properties fo:color="#A9B7C6"/>
    </style:style>
    <style:style style:name="T1138" style:parent-style-name="DefaultParagraphFont" style:family="text">
      <style:text-properties fo:color="#A9B7C6"/>
    </style:style>
    <style:style style:name="T1139" style:parent-style-name="DefaultParagraphFont" style:family="text">
      <style:text-properties fo:color="#6897BB"/>
    </style:style>
    <style:style style:name="T1140" style:parent-style-name="DefaultParagraphFont" style:family="text">
      <style:text-properties fo:color="#CC7832"/>
    </style:style>
    <style:style style:name="T1141" style:parent-style-name="DefaultParagraphFont" style:family="text">
      <style:text-properties fo:color="#CC7832"/>
    </style:style>
    <style:style style:name="T1142" style:parent-style-name="DefaultParagraphFont" style:family="text">
      <style:text-properties fo:color="#CC7832"/>
    </style:style>
    <style:style style:name="T1143" style:parent-style-name="DefaultParagraphFont" style:family="text">
      <style:text-properties fo:color="#CC7832"/>
    </style:style>
    <style:style style:name="T1144" style:parent-style-name="DefaultParagraphFont" style:family="text">
      <style:text-properties fo:color="#A9B7C6"/>
    </style:style>
    <style:style style:name="T1145" style:parent-style-name="DefaultParagraphFont" style:family="text">
      <style:text-properties fo:color="#A9B7C6"/>
    </style:style>
    <style:style style:name="T1146" style:parent-style-name="DefaultParagraphFont" style:family="text">
      <style:text-properties fo:color="#A9B7C6"/>
    </style:style>
    <style:style style:name="T1147" style:parent-style-name="DefaultParagraphFont" style:family="text">
      <style:text-properties fo:color="#A9B7C6"/>
    </style:style>
    <style:style style:name="T1148" style:parent-style-name="DefaultParagraphFont" style:family="text">
      <style:text-properties fo:color="#CC7832"/>
    </style:style>
    <style:style style:name="T1149" style:parent-style-name="DefaultParagraphFont" style:family="text">
      <style:text-properties fo:color="#FFC66D"/>
    </style:style>
    <style:style style:name="T1150" style:parent-style-name="DefaultParagraphFont" style:family="text">
      <style:text-properties fo:color="#A9B7C6"/>
    </style:style>
    <style:style style:name="T1151" style:parent-style-name="DefaultParagraphFont" style:family="text">
      <style:text-properties fo:color="#A9B7C6"/>
    </style:style>
    <style:style style:name="T1152" style:parent-style-name="DefaultParagraphFont" style:family="text">
      <style:text-properties fo:color="#A9B7C6"/>
    </style:style>
    <style:style style:name="T1153" style:parent-style-name="DefaultParagraphFont" style:family="text">
      <style:text-properties fo:color="#CC7832"/>
    </style:style>
    <style:style style:name="T1154" style:parent-style-name="DefaultParagraphFont" style:family="text">
      <style:text-properties fo:color="#9876AA"/>
    </style:style>
    <style:style style:name="T1155" style:parent-style-name="DefaultParagraphFont" style:family="text">
      <style:text-properties fo:color="#CC7832"/>
    </style:style>
    <style:style style:name="T1156" style:parent-style-name="DefaultParagraphFont" style:family="text">
      <style:text-properties fo:color="#CC7832"/>
    </style:style>
    <style:style style:name="T1157" style:parent-style-name="DefaultParagraphFont" style:family="text">
      <style:text-properties fo:color="#CC7832"/>
    </style:style>
    <style:style style:name="T1158" style:parent-style-name="DefaultParagraphFont" style:family="text">
      <style:text-properties fo:color="#A9B7C6"/>
    </style:style>
    <style:style style:name="T1159" style:parent-style-name="DefaultParagraphFont" style:family="text">
      <style:text-properties fo:color="#A9B7C6"/>
    </style:style>
    <style:style style:name="T1160" style:parent-style-name="DefaultParagraphFont" style:family="text">
      <style:text-properties fo:color="#A9B7C6"/>
    </style:style>
    <style:style style:name="T1161" style:parent-style-name="DefaultParagraphFont" style:family="text">
      <style:text-properties fo:color="#A9B7C6"/>
    </style:style>
    <style:style style:name="T1162" style:parent-style-name="DefaultParagraphFont" style:family="text">
      <style:text-properties fo:color="#CC7832"/>
    </style:style>
    <style:style style:name="T1163" style:parent-style-name="DefaultParagraphFont" style:family="text">
      <style:text-properties fo:color="#FFC66D"/>
    </style:style>
    <style:style style:name="T1164" style:parent-style-name="DefaultParagraphFont" style:family="text">
      <style:text-properties fo:color="#A9B7C6"/>
    </style:style>
    <style:style style:name="T1165" style:parent-style-name="DefaultParagraphFont" style:family="text">
      <style:text-properties fo:color="#CC7832"/>
    </style:style>
    <style:style style:name="T1166" style:parent-style-name="DefaultParagraphFont" style:family="text">
      <style:text-properties fo:color="#A9B7C6"/>
    </style:style>
    <style:style style:name="T1167" style:parent-style-name="DefaultParagraphFont" style:family="text">
      <style:text-properties fo:color="#A9B7C6"/>
    </style:style>
    <style:style style:name="T1168" style:parent-style-name="DefaultParagraphFont" style:family="text">
      <style:text-properties fo:color="#A9B7C6"/>
    </style:style>
    <style:style style:name="T1169" style:parent-style-name="DefaultParagraphFont" style:family="text">
      <style:text-properties fo:color="#CC7832"/>
    </style:style>
    <style:style style:name="T1170" style:parent-style-name="DefaultParagraphFont" style:family="text">
      <style:text-properties fo:color="#A9B7C6"/>
    </style:style>
    <style:style style:name="T1171" style:parent-style-name="DefaultParagraphFont" style:family="text">
      <style:text-properties fo:color="#9876AA"/>
    </style:style>
    <style:style style:name="T1172" style:parent-style-name="DefaultParagraphFont" style:family="text">
      <style:text-properties fo:color="#A9B7C6"/>
    </style:style>
    <style:style style:name="T1173" style:parent-style-name="DefaultParagraphFont" style:family="text">
      <style:text-properties fo:color="#CC7832"/>
    </style:style>
    <style:style style:name="T1174" style:parent-style-name="DefaultParagraphFont" style:family="text">
      <style:text-properties fo:color="#CC7832"/>
    </style:style>
    <style:style style:name="T1175" style:parent-style-name="DefaultParagraphFont" style:family="text">
      <style:text-properties fo:color="#CC7832"/>
    </style:style>
    <style:style style:name="T1176" style:parent-style-name="DefaultParagraphFont" style:family="text">
      <style:text-properties fo:color="#A9B7C6"/>
    </style:style>
    <style:style style:name="T1177" style:parent-style-name="DefaultParagraphFont" style:family="text">
      <style:text-properties fo:color="#A9B7C6"/>
    </style:style>
    <style:style style:name="T1178" style:parent-style-name="DefaultParagraphFont" style:family="text">
      <style:text-properties fo:color="#A9B7C6"/>
    </style:style>
    <style:style style:name="P1179" style:parent-style-name="HTMLPreformatted" style:family="paragraph">
      <style:paragraph-properties fo:background-color="#2B2B2B"/>
    </style:style>
    <style:style style:name="T1180" style:parent-style-name="DefaultParagraphFont" style:family="text">
      <style:text-properties fo:color="#CC7832"/>
    </style:style>
    <style:style style:name="T1181" style:parent-style-name="DefaultParagraphFont" style:family="text">
      <style:text-properties fo:color="#A9B7C6"/>
    </style:style>
    <style:style style:name="T1182" style:parent-style-name="DefaultParagraphFont" style:family="text">
      <style:text-properties fo:color="#CC7832"/>
    </style:style>
    <style:style style:name="T1183" style:parent-style-name="DefaultParagraphFont" style:family="text">
      <style:text-properties fo:color="#CC7832"/>
    </style:style>
    <style:style style:name="T1184" style:parent-style-name="DefaultParagraphFont" style:family="text">
      <style:text-properties fo:color="#CC7832"/>
    </style:style>
    <style:style style:name="T1185" style:parent-style-name="DefaultParagraphFont" style:family="text">
      <style:text-properties fo:color="#CC7832"/>
    </style:style>
    <style:style style:name="T1186" style:parent-style-name="DefaultParagraphFont" style:family="text">
      <style:text-properties fo:color="#A9B7C6"/>
    </style:style>
    <style:style style:name="T1187" style:parent-style-name="DefaultParagraphFont" style:family="text">
      <style:text-properties fo:color="#A9B7C6"/>
    </style:style>
    <style:style style:name="T1188" style:parent-style-name="DefaultParagraphFont" style:family="text">
      <style:text-properties fo:color="#CC7832"/>
    </style:style>
    <style:style style:name="T1189" style:parent-style-name="DefaultParagraphFont" style:family="text">
      <style:text-properties fo:color="#CC7832"/>
    </style:style>
    <style:style style:name="T1190" style:parent-style-name="DefaultParagraphFont" style:family="text">
      <style:text-properties fo:color="#CC7832"/>
    </style:style>
    <style:style style:name="T1191" style:parent-style-name="DefaultParagraphFont" style:family="text">
      <style:text-properties fo:font-style="italic" style:font-style-asian="italic" style:font-style-complex="italic" fo:color="#629755"/>
    </style:style>
    <style:style style:name="T1192" style:parent-style-name="DefaultParagraphFont" style:family="text">
      <style:text-properties fo:font-style="italic" style:font-style-asian="italic" style:font-style-complex="italic" fo:color="#629755"/>
    </style:style>
    <style:style style:name="T1193" style:parent-style-name="DefaultParagraphFont" style:family="text">
      <style:text-properties fo:font-style="italic" style:font-style-asian="italic" style:font-style-complex="italic" fo:color="#629755"/>
    </style:style>
    <style:style style:name="T1194" style:parent-style-name="DefaultParagraphFont" style:family="text">
      <style:text-properties fo:font-style="italic" style:font-style-asian="italic" style:font-style-complex="italic" fo:color="#629755"/>
    </style:style>
    <style:style style:name="T1195" style:parent-style-name="DefaultParagraphFont" style:family="text">
      <style:text-properties fo:font-style="italic" style:font-style-asian="italic" style:font-style-complex="italic" fo:color="#629755"/>
    </style:style>
    <style:style style:name="T1196" style:parent-style-name="DefaultParagraphFont" style:family="text">
      <style:text-properties fo:font-style="italic" style:font-style-asian="italic" style:font-style-complex="italic" fo:color="#629755"/>
    </style:style>
    <style:style style:name="T1197" style:parent-style-name="DefaultParagraphFont" style:family="text">
      <style:text-properties fo:font-style="italic" style:font-style-asian="italic" style:font-style-complex="italic" fo:color="#629755"/>
    </style:style>
    <style:style style:name="T1198" style:parent-style-name="DefaultParagraphFont" style:family="text">
      <style:text-properties fo:color="#CC7832"/>
    </style:style>
    <style:style style:name="T1199" style:parent-style-name="DefaultParagraphFont" style:family="text">
      <style:text-properties fo:color="#A9B7C6"/>
    </style:style>
    <style:style style:name="T1200" style:parent-style-name="DefaultParagraphFont" style:family="text">
      <style:text-properties fo:color="#CC7832"/>
    </style:style>
    <style:style style:name="T1201" style:parent-style-name="DefaultParagraphFont" style:family="text">
      <style:text-properties fo:color="#A9B7C6"/>
    </style:style>
    <style:style style:name="T1202" style:parent-style-name="DefaultParagraphFont" style:family="text">
      <style:text-properties fo:color="#A9B7C6"/>
    </style:style>
    <style:style style:name="T1203" style:parent-style-name="DefaultParagraphFont" style:family="text">
      <style:text-properties fo:color="#A9B7C6"/>
    </style:style>
    <style:style style:name="T1204" style:parent-style-name="DefaultParagraphFont" style:family="text">
      <style:text-properties fo:color="#A9B7C6"/>
    </style:style>
    <style:style style:name="T1205" style:parent-style-name="DefaultParagraphFont" style:family="text">
      <style:text-properties fo:color="#CC7832"/>
    </style:style>
    <style:style style:name="T1206" style:parent-style-name="DefaultParagraphFont" style:family="text">
      <style:text-properties fo:color="#FFC66D"/>
    </style:style>
    <style:style style:name="T1207" style:parent-style-name="DefaultParagraphFont" style:family="text">
      <style:text-properties fo:color="#A9B7C6"/>
    </style:style>
    <style:style style:name="T1208" style:parent-style-name="DefaultParagraphFont" style:family="text">
      <style:text-properties fo:color="#CC7832"/>
    </style:style>
    <style:style style:name="T1209" style:parent-style-name="DefaultParagraphFont" style:family="text">
      <style:text-properties fo:color="#A9B7C6"/>
    </style:style>
    <style:style style:name="T1210" style:parent-style-name="DefaultParagraphFont" style:family="text">
      <style:text-properties fo:color="#CC7832"/>
    </style:style>
    <style:style style:name="T1211" style:parent-style-name="DefaultParagraphFont" style:family="text">
      <style:text-properties fo:color="#A9B7C6"/>
    </style:style>
    <style:style style:name="T1212" style:parent-style-name="DefaultParagraphFont" style:family="text">
      <style:text-properties fo:color="#CC7832"/>
    </style:style>
    <style:style style:name="T1213" style:parent-style-name="DefaultParagraphFont" style:family="text">
      <style:text-properties fo:color="#A9B7C6"/>
    </style:style>
    <style:style style:name="T1214" style:parent-style-name="DefaultParagraphFont" style:family="text">
      <style:text-properties fo:color="#CC7832"/>
    </style:style>
    <style:style style:name="T1215" style:parent-style-name="DefaultParagraphFont" style:family="text">
      <style:text-properties fo:color="#A9B7C6"/>
    </style:style>
    <style:style style:name="T1216" style:parent-style-name="DefaultParagraphFont" style:family="text">
      <style:text-properties fo:color="#CC7832"/>
    </style:style>
    <style:style style:name="T1217" style:parent-style-name="DefaultParagraphFont" style:family="text">
      <style:text-properties fo:color="#A9B7C6"/>
    </style:style>
    <style:style style:name="T1218" style:parent-style-name="DefaultParagraphFont" style:family="text">
      <style:text-properties fo:color="#A9B7C6"/>
    </style:style>
    <style:style style:name="T1219" style:parent-style-name="DefaultParagraphFont" style:family="text">
      <style:text-properties fo:color="#A9B7C6"/>
    </style:style>
    <style:style style:name="T1220" style:parent-style-name="DefaultParagraphFont" style:family="text">
      <style:text-properties fo:color="#A9B7C6"/>
    </style:style>
    <style:style style:name="T1221" style:parent-style-name="DefaultParagraphFont" style:family="text">
      <style:text-properties fo:color="#A9B7C6"/>
    </style:style>
    <style:style style:name="T1222" style:parent-style-name="DefaultParagraphFont" style:family="text">
      <style:text-properties fo:color="#CC7832"/>
    </style:style>
    <style:style style:name="T1223" style:parent-style-name="DefaultParagraphFont" style:family="text">
      <style:text-properties fo:color="#CC7832"/>
    </style:style>
    <style:style style:name="T1224" style:parent-style-name="DefaultParagraphFont" style:family="text">
      <style:text-properties fo:color="#CC7832"/>
    </style:style>
    <style:style style:name="T1225" style:parent-style-name="DefaultParagraphFont" style:family="text">
      <style:text-properties fo:color="#A9B7C6"/>
    </style:style>
    <style:style style:name="T1226" style:parent-style-name="DefaultParagraphFont" style:family="text">
      <style:text-properties fo:color="#CC7832"/>
    </style:style>
    <style:style style:name="T1227" style:parent-style-name="DefaultParagraphFont" style:family="text">
      <style:text-properties fo:color="#CC7832"/>
    </style:style>
    <style:style style:name="T1228" style:parent-style-name="DefaultParagraphFont" style:family="text">
      <style:text-properties fo:color="#CC7832"/>
    </style:style>
    <style:style style:name="T1229" style:parent-style-name="DefaultParagraphFont" style:family="text">
      <style:text-properties fo:color="#A9B7C6"/>
    </style:style>
    <style:style style:name="T1230" style:parent-style-name="DefaultParagraphFont" style:family="text">
      <style:text-properties fo:color="#CC7832"/>
    </style:style>
    <style:style style:name="T1231" style:parent-style-name="DefaultParagraphFont" style:family="text">
      <style:text-properties fo:color="#CC7832"/>
    </style:style>
    <style:style style:name="T1232" style:parent-style-name="DefaultParagraphFont" style:family="text">
      <style:text-properties fo:color="#CC7832"/>
    </style:style>
    <style:style style:name="T1233" style:parent-style-name="DefaultParagraphFont" style:family="text">
      <style:text-properties fo:color="#A9B7C6"/>
    </style:style>
    <style:style style:name="T1234" style:parent-style-name="DefaultParagraphFont" style:family="text">
      <style:text-properties fo:color="#CC7832"/>
    </style:style>
    <style:style style:name="T1235" style:parent-style-name="DefaultParagraphFont" style:family="text">
      <style:text-properties fo:color="#CC7832"/>
    </style:style>
    <style:style style:name="T1236" style:parent-style-name="DefaultParagraphFont" style:family="text">
      <style:text-properties fo:color="#CC7832"/>
    </style:style>
    <style:style style:name="T1237" style:parent-style-name="DefaultParagraphFont" style:family="text">
      <style:text-properties fo:color="#A9B7C6"/>
    </style:style>
    <style:style style:name="T1238" style:parent-style-name="DefaultParagraphFont" style:family="text">
      <style:text-properties fo:color="#CC7832"/>
    </style:style>
    <style:style style:name="T1239" style:parent-style-name="DefaultParagraphFont" style:family="text">
      <style:text-properties fo:color="#CC7832"/>
    </style:style>
    <style:style style:name="T1240" style:parent-style-name="DefaultParagraphFont" style:family="text">
      <style:text-properties fo:color="#CC7832"/>
    </style:style>
    <style:style style:name="T1241" style:parent-style-name="DefaultParagraphFont" style:family="text">
      <style:text-properties fo:color="#A9B7C6"/>
    </style:style>
    <style:style style:name="T1242" style:parent-style-name="DefaultParagraphFont" style:family="text">
      <style:text-properties fo:color="#CC7832"/>
    </style:style>
    <style:style style:name="T1243" style:parent-style-name="DefaultParagraphFont" style:family="text">
      <style:text-properties fo:color="#CC7832"/>
    </style:style>
    <style:style style:name="T1244" style:parent-style-name="DefaultParagraphFont" style:family="text">
      <style:text-properties fo:color="#CC7832"/>
    </style:style>
    <style:style style:name="T1245" style:parent-style-name="DefaultParagraphFont" style:family="text">
      <style:text-properties fo:color="#A9B7C6"/>
    </style:style>
    <style:style style:name="T1246" style:parent-style-name="DefaultParagraphFont" style:family="text">
      <style:text-properties fo:color="#CC7832"/>
    </style:style>
    <style:style style:name="T1247" style:parent-style-name="DefaultParagraphFont" style:family="text">
      <style:text-properties fo:color="#CC7832"/>
    </style:style>
    <style:style style:name="T1248" style:parent-style-name="DefaultParagraphFont" style:family="text">
      <style:text-properties fo:color="#CC7832"/>
    </style:style>
    <style:style style:name="T1249" style:parent-style-name="DefaultParagraphFont" style:family="text">
      <style:text-properties fo:color="#A9B7C6"/>
    </style:style>
    <style:style style:name="T1250" style:parent-style-name="DefaultParagraphFont" style:family="text">
      <style:text-properties fo:color="#CC7832"/>
    </style:style>
    <style:style style:name="T1251" style:parent-style-name="DefaultParagraphFont" style:family="text">
      <style:text-properties fo:color="#CC7832"/>
    </style:style>
    <style:style style:name="T1252" style:parent-style-name="DefaultParagraphFont" style:family="text">
      <style:text-properties fo:color="#CC7832"/>
    </style:style>
    <style:style style:name="T1253" style:parent-style-name="DefaultParagraphFont" style:family="text">
      <style:text-properties fo:color="#A9B7C6"/>
    </style:style>
    <style:style style:name="T1254" style:parent-style-name="DefaultParagraphFont" style:family="text">
      <style:text-properties fo:color="#A9B7C6"/>
    </style:style>
    <style:style style:name="T1255" style:parent-style-name="DefaultParagraphFont" style:family="text">
      <style:text-properties fo:color="#A9B7C6"/>
    </style:style>
    <style:style style:name="T1256" style:parent-style-name="DefaultParagraphFont" style:family="text">
      <style:text-properties fo:color="#A9B7C6"/>
    </style:style>
    <style:style style:name="T1257" style:parent-style-name="DefaultParagraphFont" style:family="text">
      <style:text-properties fo:color="#CC7832"/>
    </style:style>
    <style:style style:name="T1258" style:parent-style-name="DefaultParagraphFont" style:family="text">
      <style:text-properties fo:color="#FFC66D"/>
    </style:style>
    <style:style style:name="T1259" style:parent-style-name="DefaultParagraphFont" style:family="text">
      <style:text-properties fo:color="#A9B7C6"/>
    </style:style>
    <style:style style:name="T1260" style:parent-style-name="DefaultParagraphFont" style:family="text">
      <style:text-properties fo:color="#CC7832"/>
    </style:style>
    <style:style style:name="T1261" style:parent-style-name="DefaultParagraphFont" style:family="text">
      <style:text-properties fo:color="#A9B7C6"/>
    </style:style>
    <style:style style:name="T1262" style:parent-style-name="DefaultParagraphFont" style:family="text">
      <style:text-properties fo:color="#CC7832"/>
    </style:style>
    <style:style style:name="T1263" style:parent-style-name="DefaultParagraphFont" style:family="text">
      <style:text-properties fo:color="#A9B7C6"/>
    </style:style>
    <style:style style:name="T1264" style:parent-style-name="DefaultParagraphFont" style:family="text">
      <style:text-properties fo:color="#A9B7C6"/>
    </style:style>
    <style:style style:name="T1265" style:parent-style-name="DefaultParagraphFont" style:family="text">
      <style:text-properties fo:color="#A9B7C6"/>
    </style:style>
    <style:style style:name="T1266" style:parent-style-name="DefaultParagraphFont" style:family="text">
      <style:text-properties fo:color="#A9B7C6"/>
    </style:style>
    <style:style style:name="T1267" style:parent-style-name="DefaultParagraphFont" style:family="text">
      <style:text-properties fo:color="#A9B7C6"/>
    </style:style>
    <style:style style:name="T1268" style:parent-style-name="DefaultParagraphFont" style:family="text">
      <style:text-properties fo:color="#A9B7C6"/>
    </style:style>
    <style:style style:name="T1269" style:parent-style-name="DefaultParagraphFont" style:family="text">
      <style:text-properties fo:color="#CC7832"/>
    </style:style>
    <style:style style:name="T1270" style:parent-style-name="DefaultParagraphFont" style:family="text">
      <style:text-properties fo:color="#CC7832"/>
    </style:style>
    <style:style style:name="T1271" style:parent-style-name="DefaultParagraphFont" style:family="text">
      <style:text-properties fo:color="#CC7832"/>
    </style:style>
    <style:style style:name="T1272" style:parent-style-name="DefaultParagraphFont" style:family="text">
      <style:text-properties fo:color="#A9B7C6"/>
    </style:style>
    <style:style style:name="T1273" style:parent-style-name="DefaultParagraphFont" style:family="text">
      <style:text-properties fo:color="#CC7832"/>
    </style:style>
    <style:style style:name="T1274" style:parent-style-name="DefaultParagraphFont" style:family="text">
      <style:text-properties fo:color="#CC7832"/>
    </style:style>
    <style:style style:name="T1275" style:parent-style-name="DefaultParagraphFont" style:family="text">
      <style:text-properties fo:color="#CC7832"/>
    </style:style>
    <style:style style:name="T1276" style:parent-style-name="DefaultParagraphFont" style:family="text">
      <style:text-properties fo:color="#A9B7C6"/>
    </style:style>
    <style:style style:name="T1277" style:parent-style-name="DefaultParagraphFont" style:family="text">
      <style:text-properties fo:color="#A9B7C6"/>
    </style:style>
    <style:style style:name="T1278" style:parent-style-name="DefaultParagraphFont" style:family="text">
      <style:text-properties fo:color="#A9B7C6"/>
    </style:style>
    <style:style style:name="T1279" style:parent-style-name="DefaultParagraphFont" style:family="text">
      <style:text-properties fo:color="#BBB529"/>
    </style:style>
    <style:style style:name="T1280" style:parent-style-name="DefaultParagraphFont" style:family="text">
      <style:text-properties fo:color="#BBB529"/>
    </style:style>
    <style:style style:name="T1281" style:parent-style-name="DefaultParagraphFont" style:family="text">
      <style:text-properties fo:color="#BBB529"/>
    </style:style>
    <style:style style:name="T1282" style:parent-style-name="DefaultParagraphFont" style:family="text">
      <style:text-properties fo:color="#CC7832"/>
    </style:style>
    <style:style style:name="T1283" style:parent-style-name="DefaultParagraphFont" style:family="text">
      <style:text-properties fo:color="#FFC66D"/>
    </style:style>
    <style:style style:name="T1284" style:parent-style-name="DefaultParagraphFont" style:family="text">
      <style:text-properties fo:color="#A9B7C6"/>
    </style:style>
    <style:style style:name="T1285" style:parent-style-name="DefaultParagraphFont" style:family="text">
      <style:text-properties fo:color="#A9B7C6"/>
    </style:style>
    <style:style style:name="T1286" style:parent-style-name="DefaultParagraphFont" style:family="text">
      <style:text-properties fo:color="#A9B7C6"/>
    </style:style>
    <style:style style:name="T1287" style:parent-style-name="DefaultParagraphFont" style:family="text">
      <style:text-properties fo:color="#A9B7C6"/>
    </style:style>
    <style:style style:name="T1288" style:parent-style-name="DefaultParagraphFont" style:family="text">
      <style:text-properties fo:color="#A9B7C6"/>
    </style:style>
    <style:style style:name="T1289" style:parent-style-name="DefaultParagraphFont" style:family="text">
      <style:text-properties fo:color="#A9B7C6"/>
    </style:style>
    <style:style style:name="T1290" style:parent-style-name="DefaultParagraphFont" style:family="text">
      <style:text-properties fo:color="#A9B7C6"/>
    </style:style>
    <style:style style:name="T1291" style:parent-style-name="DefaultParagraphFont" style:family="text">
      <style:text-properties fo:color="#A9B7C6"/>
    </style:style>
    <style:style style:name="P1292" style:parent-style-name="HTMLPreformatted" style:family="paragraph">
      <style:paragraph-properties fo:background-color="#2B2B2B"/>
    </style:style>
    <style:style style:name="T1293" style:parent-style-name="DefaultParagraphFont" style:family="text">
      <style:text-properties fo:color="#CC7832"/>
    </style:style>
    <style:style style:name="T1294" style:parent-style-name="DefaultParagraphFont" style:family="text">
      <style:text-properties fo:color="#A9B7C6"/>
    </style:style>
    <style:style style:name="T1295" style:parent-style-name="DefaultParagraphFont" style:family="text">
      <style:text-properties fo:color="#CC7832"/>
    </style:style>
    <style:style style:name="T1296" style:parent-style-name="DefaultParagraphFont" style:family="text">
      <style:text-properties fo:color="#CC7832"/>
    </style:style>
    <style:style style:name="T1297" style:parent-style-name="DefaultParagraphFont" style:family="text">
      <style:text-properties fo:color="#CC7832"/>
    </style:style>
    <style:style style:name="T1298" style:parent-style-name="DefaultParagraphFont" style:family="text">
      <style:text-properties fo:color="#CC7832"/>
    </style:style>
    <style:style style:name="T1299" style:parent-style-name="DefaultParagraphFont" style:family="text">
      <style:text-properties fo:color="#A9B7C6"/>
    </style:style>
    <style:style style:name="T1300" style:parent-style-name="DefaultParagraphFont" style:family="text">
      <style:text-properties fo:color="#CC7832"/>
    </style:style>
    <style:style style:name="T1301" style:parent-style-name="DefaultParagraphFont" style:family="text">
      <style:text-properties fo:color="#CC7832"/>
    </style:style>
    <style:style style:name="T1302" style:parent-style-name="DefaultParagraphFont" style:family="text">
      <style:text-properties fo:color="#CC7832"/>
    </style:style>
    <style:style style:name="T1303" style:parent-style-name="DefaultParagraphFont" style:family="text">
      <style:text-properties fo:color="#A9B7C6"/>
    </style:style>
    <style:style style:name="T1304" style:parent-style-name="DefaultParagraphFont" style:family="text">
      <style:text-properties fo:color="#CC7832"/>
    </style:style>
    <style:style style:name="T1305" style:parent-style-name="DefaultParagraphFont" style:family="text">
      <style:text-properties fo:color="#CC7832"/>
    </style:style>
    <style:style style:name="T1306" style:parent-style-name="DefaultParagraphFont" style:family="text">
      <style:text-properties fo:color="#CC7832"/>
    </style:style>
    <style:style style:name="T1307" style:parent-style-name="DefaultParagraphFont" style:family="text">
      <style:text-properties fo:color="#A9B7C6"/>
    </style:style>
    <style:style style:name="T1308" style:parent-style-name="DefaultParagraphFont" style:family="text">
      <style:text-properties fo:color="#CC7832"/>
    </style:style>
    <style:style style:name="T1309" style:parent-style-name="DefaultParagraphFont" style:family="text">
      <style:text-properties fo:color="#CC7832"/>
    </style:style>
    <style:style style:name="T1310" style:parent-style-name="DefaultParagraphFont" style:family="text">
      <style:text-properties fo:color="#CC7832"/>
    </style:style>
    <style:style style:name="T1311" style:parent-style-name="DefaultParagraphFont" style:family="text">
      <style:text-properties fo:color="#A9B7C6"/>
    </style:style>
    <style:style style:name="T1312" style:parent-style-name="DefaultParagraphFont" style:family="text">
      <style:text-properties fo:color="#CC7832"/>
    </style:style>
    <style:style style:name="T1313" style:parent-style-name="DefaultParagraphFont" style:family="text">
      <style:text-properties fo:color="#CC7832"/>
    </style:style>
    <style:style style:name="T1314" style:parent-style-name="DefaultParagraphFont" style:family="text">
      <style:text-properties fo:color="#CC7832"/>
    </style:style>
    <style:style style:name="T1315" style:parent-style-name="DefaultParagraphFont" style:family="text">
      <style:text-properties fo:color="#A9B7C6"/>
    </style:style>
    <style:style style:name="T1316" style:parent-style-name="DefaultParagraphFont" style:family="text">
      <style:text-properties fo:color="#CC7832"/>
    </style:style>
    <style:style style:name="T1317" style:parent-style-name="DefaultParagraphFont" style:family="text">
      <style:text-properties fo:color="#CC7832"/>
    </style:style>
    <style:style style:name="T1318" style:parent-style-name="DefaultParagraphFont" style:family="text">
      <style:text-properties fo:color="#CC7832"/>
    </style:style>
    <style:style style:name="T1319" style:parent-style-name="DefaultParagraphFont" style:family="text">
      <style:text-properties fo:color="#A9B7C6"/>
    </style:style>
    <style:style style:name="T1320" style:parent-style-name="DefaultParagraphFont" style:family="text">
      <style:text-properties fo:color="#CC7832"/>
    </style:style>
    <style:style style:name="T1321" style:parent-style-name="DefaultParagraphFont" style:family="text">
      <style:text-properties fo:color="#CC7832"/>
    </style:style>
    <style:style style:name="T1322" style:parent-style-name="DefaultParagraphFont" style:family="text">
      <style:text-properties fo:color="#CC7832"/>
    </style:style>
    <style:style style:name="T1323" style:parent-style-name="DefaultParagraphFont" style:family="text">
      <style:text-properties fo:color="#CC7832"/>
    </style:style>
    <style:style style:name="T1324" style:parent-style-name="DefaultParagraphFont" style:family="text">
      <style:text-properties fo:color="#A9B7C6"/>
    </style:style>
    <style:style style:name="T1325" style:parent-style-name="DefaultParagraphFont" style:family="text">
      <style:text-properties fo:color="#CC7832"/>
    </style:style>
    <style:style style:name="T1326" style:parent-style-name="DefaultParagraphFont" style:family="text">
      <style:text-properties fo:color="#CC7832"/>
    </style:style>
    <style:style style:name="T1327" style:parent-style-name="DefaultParagraphFont" style:family="text">
      <style:text-properties fo:color="#CC7832"/>
    </style:style>
    <style:style style:name="T1328" style:parent-style-name="DefaultParagraphFont" style:family="text">
      <style:text-properties fo:font-style="italic" style:font-style-asian="italic" style:font-style-complex="italic" fo:color="#629755"/>
    </style:style>
    <style:style style:name="T1329" style:parent-style-name="DefaultParagraphFont" style:family="text">
      <style:text-properties fo:font-style="italic" style:font-style-asian="italic" style:font-style-complex="italic" fo:color="#629755"/>
    </style:style>
    <style:style style:name="T1330" style:parent-style-name="DefaultParagraphFont" style:family="text">
      <style:text-properties fo:font-style="italic" style:font-style-asian="italic" style:font-style-complex="italic" fo:color="#629755"/>
    </style:style>
    <style:style style:name="T1331" style:parent-style-name="DefaultParagraphFont" style:family="text">
      <style:text-properties fo:font-style="italic" style:font-style-asian="italic" style:font-style-complex="italic" fo:color="#629755"/>
    </style:style>
    <style:style style:name="T1332" style:parent-style-name="DefaultParagraphFont" style:family="text">
      <style:text-properties fo:font-style="italic" style:font-style-asian="italic" style:font-style-complex="italic" fo:color="#629755"/>
    </style:style>
    <style:style style:name="T1333" style:parent-style-name="DefaultParagraphFont" style:family="text">
      <style:text-properties fo:font-style="italic" style:font-style-asian="italic" style:font-style-complex="italic" fo:color="#629755"/>
    </style:style>
    <style:style style:name="T1334" style:parent-style-name="DefaultParagraphFont" style:family="text">
      <style:text-properties fo:color="#808080"/>
    </style:style>
    <style:style style:name="T1335" style:parent-style-name="DefaultParagraphFont" style:family="text">
      <style:text-properties fo:color="#808080"/>
    </style:style>
    <style:style style:name="T1336" style:parent-style-name="DefaultParagraphFont" style:family="text">
      <style:text-properties fo:color="#CC7832"/>
    </style:style>
    <style:style style:name="T1337" style:parent-style-name="DefaultParagraphFont" style:family="text">
      <style:text-properties fo:color="#A9B7C6"/>
    </style:style>
    <style:style style:name="T1338" style:parent-style-name="DefaultParagraphFont" style:family="text">
      <style:text-properties fo:color="#A9B7C6"/>
    </style:style>
    <style:style style:name="T1339" style:parent-style-name="DefaultParagraphFont" style:family="text">
      <style:text-properties fo:color="#A9B7C6"/>
    </style:style>
    <style:style style:name="T1340" style:parent-style-name="DefaultParagraphFont" style:family="text">
      <style:text-properties fo:color="#A9B7C6"/>
    </style:style>
    <style:style style:name="T1341" style:parent-style-name="DefaultParagraphFont" style:family="text">
      <style:text-properties fo:color="#808080"/>
    </style:style>
    <style:style style:name="T1342" style:parent-style-name="DefaultParagraphFont" style:family="text">
      <style:text-properties fo:color="#808080"/>
    </style:style>
    <style:style style:name="T1343" style:parent-style-name="DefaultParagraphFont" style:family="text">
      <style:text-properties fo:color="#808080"/>
    </style:style>
    <style:style style:name="T1344" style:parent-style-name="DefaultParagraphFont" style:family="text">
      <style:text-properties fo:color="#808080"/>
    </style:style>
    <style:style style:name="T1345" style:parent-style-name="DefaultParagraphFont" style:family="text">
      <style:text-properties fo:color="#CC7832"/>
    </style:style>
    <style:style style:name="T1346" style:parent-style-name="DefaultParagraphFont" style:family="text">
      <style:text-properties fo:color="#9876AA"/>
    </style:style>
    <style:style style:name="T1347" style:parent-style-name="DefaultParagraphFont" style:family="text">
      <style:text-properties fo:color="#CC7832"/>
    </style:style>
    <style:style style:name="T1348" style:parent-style-name="DefaultParagraphFont" style:family="text">
      <style:text-properties fo:color="#CC7832"/>
    </style:style>
    <style:style style:name="T1349" style:parent-style-name="DefaultParagraphFont" style:family="text">
      <style:text-properties fo:color="#CC7832"/>
    </style:style>
    <style:style style:name="T1350" style:parent-style-name="DefaultParagraphFont" style:family="text">
      <style:text-properties fo:color="#9876AA"/>
    </style:style>
    <style:style style:name="T1351" style:parent-style-name="DefaultParagraphFont" style:family="text">
      <style:text-properties fo:color="#CC7832"/>
    </style:style>
    <style:style style:name="T1352" style:parent-style-name="DefaultParagraphFont" style:family="text">
      <style:text-properties fo:color="#CC7832"/>
    </style:style>
    <style:style style:name="T1353" style:parent-style-name="DefaultParagraphFont" style:family="text">
      <style:text-properties fo:color="#CC7832"/>
    </style:style>
    <style:style style:name="T1354" style:parent-style-name="DefaultParagraphFont" style:family="text">
      <style:text-properties fo:color="#808080"/>
    </style:style>
    <style:style style:name="T1355" style:parent-style-name="DefaultParagraphFont" style:family="text">
      <style:text-properties fo:color="#808080"/>
    </style:style>
    <style:style style:name="T1356" style:parent-style-name="DefaultParagraphFont" style:family="text">
      <style:text-properties fo:color="#808080"/>
    </style:style>
    <style:style style:name="T1357" style:parent-style-name="DefaultParagraphFont" style:family="text">
      <style:text-properties fo:color="#CC7832"/>
    </style:style>
    <style:style style:name="T1358" style:parent-style-name="DefaultParagraphFont" style:family="text">
      <style:text-properties fo:color="#A9B7C6"/>
    </style:style>
    <style:style style:name="T1359" style:parent-style-name="DefaultParagraphFont" style:family="text">
      <style:text-properties fo:color="#9876AA"/>
    </style:style>
    <style:style style:name="T1360" style:parent-style-name="DefaultParagraphFont" style:family="text">
      <style:text-properties fo:color="#CC7832"/>
    </style:style>
    <style:style style:name="T1361" style:parent-style-name="DefaultParagraphFont" style:family="text">
      <style:text-properties fo:color="#CC7832"/>
    </style:style>
    <style:style style:name="T1362" style:parent-style-name="DefaultParagraphFont" style:family="text">
      <style:text-properties fo:color="#CC7832"/>
    </style:style>
    <style:style style:name="T1363" style:parent-style-name="DefaultParagraphFont" style:family="text">
      <style:text-properties fo:color="#A9B7C6"/>
    </style:style>
    <style:style style:name="T1364" style:parent-style-name="DefaultParagraphFont" style:family="text">
      <style:text-properties fo:color="#9876AA"/>
    </style:style>
    <style:style style:name="T1365" style:parent-style-name="DefaultParagraphFont" style:family="text">
      <style:text-properties fo:color="#CC7832"/>
    </style:style>
    <style:style style:name="T1366" style:parent-style-name="DefaultParagraphFont" style:family="text">
      <style:text-properties fo:color="#CC7832"/>
    </style:style>
    <style:style style:name="T1367" style:parent-style-name="DefaultParagraphFont" style:family="text">
      <style:text-properties fo:color="#CC7832"/>
    </style:style>
    <style:style style:name="T1368" style:parent-style-name="DefaultParagraphFont" style:family="text">
      <style:text-properties fo:color="#CC7832"/>
    </style:style>
    <style:style style:name="T1369" style:parent-style-name="DefaultParagraphFont" style:family="text">
      <style:text-properties fo:color="#808080"/>
    </style:style>
    <style:style style:name="T1370" style:parent-style-name="DefaultParagraphFont" style:family="text">
      <style:text-properties fo:color="#808080"/>
    </style:style>
    <style:style style:name="T1371" style:parent-style-name="DefaultParagraphFont" style:family="text">
      <style:text-properties fo:color="#808080"/>
    </style:style>
    <style:style style:name="T1372" style:parent-style-name="DefaultParagraphFont" style:family="text">
      <style:text-properties fo:color="#CC7832"/>
    </style:style>
    <style:style style:name="T1373" style:parent-style-name="DefaultParagraphFont" style:family="text">
      <style:text-properties fo:color="#9876AA"/>
    </style:style>
    <style:style style:name="T1374" style:parent-style-name="DefaultParagraphFont" style:family="text">
      <style:text-properties fo:color="#CC7832"/>
    </style:style>
    <style:style style:name="T1375" style:parent-style-name="DefaultParagraphFont" style:family="text">
      <style:text-properties fo:color="#9876AA"/>
    </style:style>
    <style:style style:name="T1376" style:parent-style-name="DefaultParagraphFont" style:family="text">
      <style:text-properties fo:color="#CC7832"/>
    </style:style>
    <style:style style:name="T1377" style:parent-style-name="DefaultParagraphFont" style:family="text">
      <style:text-properties fo:color="#CC7832"/>
    </style:style>
    <style:style style:name="T1378" style:parent-style-name="DefaultParagraphFont" style:family="text">
      <style:text-properties fo:color="#CC7832"/>
    </style:style>
    <style:style style:name="T1379" style:parent-style-name="DefaultParagraphFont" style:family="text">
      <style:text-properties fo:color="#808080"/>
    </style:style>
    <style:style style:name="T1380" style:parent-style-name="DefaultParagraphFont" style:family="text">
      <style:text-properties fo:color="#808080"/>
    </style:style>
    <style:style style:name="T1381" style:parent-style-name="DefaultParagraphFont" style:family="text">
      <style:text-properties fo:color="#808080"/>
    </style:style>
    <style:style style:name="T1382" style:parent-style-name="DefaultParagraphFont" style:family="text">
      <style:text-properties fo:color="#CC7832"/>
    </style:style>
    <style:style style:name="T1383" style:parent-style-name="DefaultParagraphFont" style:family="text">
      <style:text-properties fo:color="#9876AA"/>
    </style:style>
    <style:style style:name="T1384" style:parent-style-name="DefaultParagraphFont" style:family="text">
      <style:text-properties fo:color="#CC7832"/>
    </style:style>
    <style:style style:name="T1385" style:parent-style-name="DefaultParagraphFont" style:family="text">
      <style:text-properties fo:color="#9876AA"/>
    </style:style>
    <style:style style:name="T1386" style:parent-style-name="DefaultParagraphFont" style:family="text">
      <style:text-properties fo:color="#CC7832"/>
    </style:style>
    <style:style style:name="T1387" style:parent-style-name="DefaultParagraphFont" style:family="text">
      <style:text-properties fo:color="#CC7832"/>
    </style:style>
    <style:style style:name="T1388" style:parent-style-name="DefaultParagraphFont" style:family="text">
      <style:text-properties fo:color="#CC7832"/>
    </style:style>
    <style:style style:name="T1389" style:parent-style-name="DefaultParagraphFont" style:family="text">
      <style:text-properties fo:color="#9876AA"/>
    </style:style>
    <style:style style:name="T1390" style:parent-style-name="DefaultParagraphFont" style:family="text">
      <style:text-properties fo:color="#CC7832"/>
    </style:style>
    <style:style style:name="T1391" style:parent-style-name="DefaultParagraphFont" style:family="text">
      <style:text-properties fo:color="#9876AA"/>
    </style:style>
    <style:style style:name="T1392" style:parent-style-name="DefaultParagraphFont" style:family="text">
      <style:text-properties fo:color="#CC7832"/>
    </style:style>
    <style:style style:name="T1393" style:parent-style-name="DefaultParagraphFont" style:family="text">
      <style:text-properties fo:color="#CC7832"/>
    </style:style>
    <style:style style:name="T1394" style:parent-style-name="DefaultParagraphFont" style:family="text">
      <style:text-properties fo:color="#CC7832"/>
    </style:style>
    <style:style style:name="T1395" style:parent-style-name="DefaultParagraphFont" style:family="text">
      <style:text-properties fo:color="#9876AA"/>
    </style:style>
    <style:style style:name="T1396" style:parent-style-name="DefaultParagraphFont" style:family="text">
      <style:text-properties fo:color="#CC7832"/>
    </style:style>
    <style:style style:name="T1397" style:parent-style-name="DefaultParagraphFont" style:family="text">
      <style:text-properties fo:color="#9876AA"/>
    </style:style>
    <style:style style:name="T1398" style:parent-style-name="DefaultParagraphFont" style:family="text">
      <style:text-properties fo:color="#CC7832"/>
    </style:style>
    <style:style style:name="T1399" style:parent-style-name="DefaultParagraphFont" style:family="text">
      <style:text-properties fo:color="#CC7832"/>
    </style:style>
    <style:style style:name="T1400" style:parent-style-name="DefaultParagraphFont" style:family="text">
      <style:text-properties fo:color="#CC7832"/>
    </style:style>
    <style:style style:name="T1401" style:parent-style-name="DefaultParagraphFont" style:family="text">
      <style:text-properties fo:color="#CC7832"/>
    </style:style>
    <style:style style:name="T1402" style:parent-style-name="DefaultParagraphFont" style:family="text">
      <style:text-properties fo:color="#A9B7C6"/>
    </style:style>
    <style:style style:name="T1403" style:parent-style-name="DefaultParagraphFont" style:family="text">
      <style:text-properties fo:color="#9876AA"/>
    </style:style>
    <style:style style:name="T1404" style:parent-style-name="DefaultParagraphFont" style:family="text">
      <style:text-properties fo:color="#CC7832"/>
    </style:style>
    <style:style style:name="T1405" style:parent-style-name="DefaultParagraphFont" style:family="text">
      <style:text-properties fo:color="#CC7832"/>
    </style:style>
    <style:style style:name="T1406" style:parent-style-name="DefaultParagraphFont" style:family="text">
      <style:text-properties fo:color="#CC7832"/>
    </style:style>
    <style:style style:name="T1407" style:parent-style-name="DefaultParagraphFont" style:family="text">
      <style:text-properties fo:color="#808080"/>
    </style:style>
    <style:style style:name="T1408" style:parent-style-name="DefaultParagraphFont" style:family="text">
      <style:text-properties fo:color="#808080"/>
    </style:style>
    <style:style style:name="T1409" style:parent-style-name="DefaultParagraphFont" style:family="text">
      <style:text-properties fo:color="#808080"/>
    </style:style>
    <style:style style:name="T1410" style:parent-style-name="DefaultParagraphFont" style:family="text">
      <style:text-properties fo:color="#CC7832"/>
    </style:style>
    <style:style style:name="T1411" style:parent-style-name="DefaultParagraphFont" style:family="text">
      <style:text-properties fo:color="#A9B7C6"/>
    </style:style>
    <style:style style:name="T1412" style:parent-style-name="DefaultParagraphFont" style:family="text">
      <style:text-properties fo:color="#9876AA"/>
    </style:style>
    <style:style style:name="T1413" style:parent-style-name="DefaultParagraphFont" style:family="text">
      <style:text-properties fo:color="#CC7832"/>
    </style:style>
    <style:style style:name="T1414" style:parent-style-name="DefaultParagraphFont" style:family="text">
      <style:text-properties fo:color="#CC7832"/>
    </style:style>
    <style:style style:name="T1415" style:parent-style-name="DefaultParagraphFont" style:family="text">
      <style:text-properties fo:color="#CC7832"/>
    </style:style>
    <style:style style:name="T1416" style:parent-style-name="DefaultParagraphFont" style:family="text">
      <style:text-properties fo:color="#9876AA"/>
    </style:style>
    <style:style style:name="T1417" style:parent-style-name="DefaultParagraphFont" style:family="text">
      <style:text-properties fo:color="#CC7832"/>
    </style:style>
    <style:style style:name="T1418" style:parent-style-name="DefaultParagraphFont" style:family="text">
      <style:text-properties fo:color="#CC7832"/>
    </style:style>
    <style:style style:name="T1419" style:parent-style-name="DefaultParagraphFont" style:family="text">
      <style:text-properties fo:color="#CC7832"/>
    </style:style>
    <style:style style:name="T1420" style:parent-style-name="DefaultParagraphFont" style:family="text">
      <style:text-properties fo:color="#808080"/>
    </style:style>
    <style:style style:name="T1421" style:parent-style-name="DefaultParagraphFont" style:family="text">
      <style:text-properties fo:color="#808080"/>
    </style:style>
    <style:style style:name="T1422" style:parent-style-name="DefaultParagraphFont" style:family="text">
      <style:text-properties fo:color="#808080"/>
    </style:style>
    <style:style style:name="T1423" style:parent-style-name="DefaultParagraphFont" style:family="text">
      <style:text-properties fo:color="#CC7832"/>
    </style:style>
    <style:style style:name="T1424" style:parent-style-name="DefaultParagraphFont" style:family="text">
      <style:text-properties fo:color="#FFC66D"/>
    </style:style>
    <style:style style:name="T1425" style:parent-style-name="DefaultParagraphFont" style:family="text">
      <style:text-properties fo:color="#A9B7C6"/>
    </style:style>
    <style:style style:name="T1426" style:parent-style-name="DefaultParagraphFont" style:family="text">
      <style:text-properties fo:color="#CC7832"/>
    </style:style>
    <style:style style:name="T1427" style:parent-style-name="DefaultParagraphFont" style:family="text">
      <style:text-properties fo:color="#CC7832"/>
    </style:style>
    <style:style style:name="T1428" style:parent-style-name="DefaultParagraphFont" style:family="text">
      <style:text-properties fo:color="#CC7832"/>
    </style:style>
    <style:style style:name="T1429" style:parent-style-name="DefaultParagraphFont" style:family="text">
      <style:text-properties fo:color="#CC7832"/>
    </style:style>
    <style:style style:name="T1430" style:parent-style-name="DefaultParagraphFont" style:family="text">
      <style:text-properties fo:color="#808080"/>
    </style:style>
    <style:style style:name="T1431" style:parent-style-name="DefaultParagraphFont" style:family="text">
      <style:text-properties fo:color="#808080"/>
    </style:style>
    <style:style style:name="T1432" style:parent-style-name="DefaultParagraphFont" style:family="text">
      <style:text-properties fo:color="#808080"/>
    </style:style>
    <style:style style:name="T1433" style:parent-style-name="DefaultParagraphFont" style:family="text">
      <style:text-properties fo:color="#808080"/>
    </style:style>
    <style:style style:name="T1434" style:parent-style-name="DefaultParagraphFont" style:family="text">
      <style:text-properties fo:color="#CC7832"/>
    </style:style>
    <style:style style:name="T1435" style:parent-style-name="DefaultParagraphFont" style:family="text">
      <style:text-properties fo:color="#FFC66D"/>
    </style:style>
    <style:style style:name="T1436" style:parent-style-name="DefaultParagraphFont" style:family="text">
      <style:text-properties fo:color="#A9B7C6"/>
    </style:style>
    <style:style style:name="T1437" style:parent-style-name="DefaultParagraphFont" style:family="text">
      <style:text-properties fo:color="#A9B7C6"/>
    </style:style>
    <style:style style:name="T1438" style:parent-style-name="DefaultParagraphFont" style:family="text">
      <style:text-properties fo:color="#A9B7C6"/>
    </style:style>
    <style:style style:name="T1439" style:parent-style-name="DefaultParagraphFont" style:family="text">
      <style:text-properties fo:color="#CC7832"/>
    </style:style>
    <style:style style:name="T1440" style:parent-style-name="DefaultParagraphFont" style:family="text">
      <style:text-properties fo:color="#9876AA"/>
    </style:style>
    <style:style style:name="T1441" style:parent-style-name="DefaultParagraphFont" style:family="text">
      <style:text-properties fo:color="#CC7832"/>
    </style:style>
    <style:style style:name="T1442" style:parent-style-name="DefaultParagraphFont" style:family="text">
      <style:text-properties fo:color="#CC7832"/>
    </style:style>
    <style:style style:name="T1443" style:parent-style-name="DefaultParagraphFont" style:family="text">
      <style:text-properties fo:color="#CC7832"/>
    </style:style>
    <style:style style:name="T1444" style:parent-style-name="DefaultParagraphFont" style:family="text">
      <style:text-properties fo:color="#A9B7C6"/>
    </style:style>
    <style:style style:name="T1445" style:parent-style-name="DefaultParagraphFont" style:family="text">
      <style:text-properties fo:color="#A9B7C6"/>
    </style:style>
    <style:style style:name="T1446" style:parent-style-name="DefaultParagraphFont" style:family="text">
      <style:text-properties fo:color="#A9B7C6"/>
    </style:style>
    <style:style style:name="T1447" style:parent-style-name="DefaultParagraphFont" style:family="text">
      <style:text-properties fo:color="#A9B7C6"/>
    </style:style>
    <style:style style:name="T1448" style:parent-style-name="DefaultParagraphFont" style:family="text">
      <style:text-properties fo:color="#CC7832"/>
    </style:style>
    <style:style style:name="T1449" style:parent-style-name="DefaultParagraphFont" style:family="text">
      <style:text-properties fo:color="#FFC66D"/>
    </style:style>
    <style:style style:name="T1450" style:parent-style-name="DefaultParagraphFont" style:family="text">
      <style:text-properties fo:color="#A9B7C6"/>
    </style:style>
    <style:style style:name="T1451" style:parent-style-name="DefaultParagraphFont" style:family="text">
      <style:text-properties fo:color="#CC7832"/>
    </style:style>
    <style:style style:name="T1452" style:parent-style-name="DefaultParagraphFont" style:family="text">
      <style:text-properties fo:color="#A9B7C6"/>
    </style:style>
    <style:style style:name="T1453" style:parent-style-name="DefaultParagraphFont" style:family="text">
      <style:text-properties fo:color="#A9B7C6"/>
    </style:style>
    <style:style style:name="T1454" style:parent-style-name="DefaultParagraphFont" style:family="text">
      <style:text-properties fo:color="#A9B7C6"/>
    </style:style>
    <style:style style:name="T1455" style:parent-style-name="DefaultParagraphFont" style:family="text">
      <style:text-properties fo:color="#CC7832"/>
    </style:style>
    <style:style style:name="T1456" style:parent-style-name="DefaultParagraphFont" style:family="text">
      <style:text-properties fo:color="#A9B7C6"/>
    </style:style>
    <style:style style:name="T1457" style:parent-style-name="DefaultParagraphFont" style:family="text">
      <style:text-properties fo:color="#9876AA"/>
    </style:style>
    <style:style style:name="T1458" style:parent-style-name="DefaultParagraphFont" style:family="text">
      <style:text-properties fo:color="#A9B7C6"/>
    </style:style>
    <style:style style:name="T1459" style:parent-style-name="DefaultParagraphFont" style:family="text">
      <style:text-properties fo:color="#CC7832"/>
    </style:style>
    <style:style style:name="T1460" style:parent-style-name="DefaultParagraphFont" style:family="text">
      <style:text-properties fo:color="#CC7832"/>
    </style:style>
    <style:style style:name="T1461" style:parent-style-name="DefaultParagraphFont" style:family="text">
      <style:text-properties fo:color="#CC7832"/>
    </style:style>
    <style:style style:name="T1462" style:parent-style-name="DefaultParagraphFont" style:family="text">
      <style:text-properties fo:color="#A9B7C6"/>
    </style:style>
    <style:style style:name="T1463" style:parent-style-name="DefaultParagraphFont" style:family="text">
      <style:text-properties fo:color="#A9B7C6"/>
    </style:style>
    <style:style style:name="T1464" style:parent-style-name="DefaultParagraphFont" style:family="text">
      <style:text-properties fo:color="#A9B7C6"/>
    </style:style>
    <style:style style:name="T1465" style:parent-style-name="DefaultParagraphFont" style:family="text">
      <style:text-properties fo:color="#A9B7C6"/>
    </style:style>
    <style:style style:name="T1466" style:parent-style-name="DefaultParagraphFont" style:family="text">
      <style:text-properties fo:color="#CC7832"/>
    </style:style>
    <style:style style:name="T1467" style:parent-style-name="DefaultParagraphFont" style:family="text">
      <style:text-properties fo:color="#FFC66D"/>
    </style:style>
    <style:style style:name="T1468" style:parent-style-name="DefaultParagraphFont" style:family="text">
      <style:text-properties fo:color="#A9B7C6"/>
    </style:style>
    <style:style style:name="T1469" style:parent-style-name="DefaultParagraphFont" style:family="text">
      <style:text-properties fo:color="#A9B7C6"/>
    </style:style>
    <style:style style:name="T1470" style:parent-style-name="DefaultParagraphFont" style:family="text">
      <style:text-properties fo:color="#A9B7C6"/>
    </style:style>
    <style:style style:name="T1471" style:parent-style-name="DefaultParagraphFont" style:family="text">
      <style:text-properties fo:color="#CC7832"/>
    </style:style>
    <style:style style:name="T1472" style:parent-style-name="DefaultParagraphFont" style:family="text">
      <style:text-properties fo:color="#9876AA"/>
    </style:style>
    <style:style style:name="T1473" style:parent-style-name="DefaultParagraphFont" style:family="text">
      <style:text-properties fo:color="#CC7832"/>
    </style:style>
    <style:style style:name="T1474" style:parent-style-name="DefaultParagraphFont" style:family="text">
      <style:text-properties fo:color="#CC7832"/>
    </style:style>
    <style:style style:name="T1475" style:parent-style-name="DefaultParagraphFont" style:family="text">
      <style:text-properties fo:color="#CC7832"/>
    </style:style>
    <style:style style:name="T1476" style:parent-style-name="DefaultParagraphFont" style:family="text">
      <style:text-properties fo:color="#A9B7C6"/>
    </style:style>
    <style:style style:name="T1477" style:parent-style-name="DefaultParagraphFont" style:family="text">
      <style:text-properties fo:color="#A9B7C6"/>
    </style:style>
    <style:style style:name="T1478" style:parent-style-name="DefaultParagraphFont" style:family="text">
      <style:text-properties fo:color="#A9B7C6"/>
    </style:style>
    <style:style style:name="T1479" style:parent-style-name="DefaultParagraphFont" style:family="text">
      <style:text-properties fo:color="#A9B7C6"/>
    </style:style>
    <style:style style:name="T1480" style:parent-style-name="DefaultParagraphFont" style:family="text">
      <style:text-properties fo:color="#CC7832"/>
    </style:style>
    <style:style style:name="T1481" style:parent-style-name="DefaultParagraphFont" style:family="text">
      <style:text-properties fo:color="#FFC66D"/>
    </style:style>
    <style:style style:name="T1482" style:parent-style-name="DefaultParagraphFont" style:family="text">
      <style:text-properties fo:color="#A9B7C6"/>
    </style:style>
    <style:style style:name="T1483" style:parent-style-name="DefaultParagraphFont" style:family="text">
      <style:text-properties fo:color="#CC7832"/>
    </style:style>
    <style:style style:name="T1484" style:parent-style-name="DefaultParagraphFont" style:family="text">
      <style:text-properties fo:color="#A9B7C6"/>
    </style:style>
    <style:style style:name="T1485" style:parent-style-name="DefaultParagraphFont" style:family="text">
      <style:text-properties fo:color="#A9B7C6"/>
    </style:style>
    <style:style style:name="T1486" style:parent-style-name="DefaultParagraphFont" style:family="text">
      <style:text-properties fo:color="#A9B7C6"/>
    </style:style>
    <style:style style:name="T1487" style:parent-style-name="DefaultParagraphFont" style:family="text">
      <style:text-properties fo:color="#CC7832"/>
    </style:style>
    <style:style style:name="T1488" style:parent-style-name="DefaultParagraphFont" style:family="text">
      <style:text-properties fo:color="#A9B7C6"/>
    </style:style>
    <style:style style:name="T1489" style:parent-style-name="DefaultParagraphFont" style:family="text">
      <style:text-properties fo:color="#9876AA"/>
    </style:style>
    <style:style style:name="T1490" style:parent-style-name="DefaultParagraphFont" style:family="text">
      <style:text-properties fo:color="#A9B7C6"/>
    </style:style>
    <style:style style:name="T1491" style:parent-style-name="DefaultParagraphFont" style:family="text">
      <style:text-properties fo:color="#CC7832"/>
    </style:style>
    <style:style style:name="T1492" style:parent-style-name="DefaultParagraphFont" style:family="text">
      <style:text-properties fo:color="#CC7832"/>
    </style:style>
    <style:style style:name="T1493" style:parent-style-name="DefaultParagraphFont" style:family="text">
      <style:text-properties fo:color="#CC7832"/>
    </style:style>
    <style:style style:name="T1494" style:parent-style-name="DefaultParagraphFont" style:family="text">
      <style:text-properties fo:color="#A9B7C6"/>
    </style:style>
    <style:style style:name="T1495" style:parent-style-name="DefaultParagraphFont" style:family="text">
      <style:text-properties fo:color="#A9B7C6"/>
    </style:style>
    <style:style style:name="T1496" style:parent-style-name="DefaultParagraphFont" style:family="text">
      <style:text-properties fo:color="#A9B7C6"/>
    </style:style>
    <style:style style:name="T1497" style:parent-style-name="DefaultParagraphFont" style:family="text">
      <style:text-properties fo:color="#A9B7C6"/>
    </style:style>
    <style:style style:name="T1498" style:parent-style-name="DefaultParagraphFont" style:family="text">
      <style:text-properties fo:color="#CC7832"/>
    </style:style>
    <style:style style:name="T1499" style:parent-style-name="DefaultParagraphFont" style:family="text">
      <style:text-properties fo:color="#A9B7C6"/>
    </style:style>
    <style:style style:name="T1500" style:parent-style-name="DefaultParagraphFont" style:family="text">
      <style:text-properties fo:color="#FFC66D"/>
    </style:style>
    <style:style style:name="T1501" style:parent-style-name="DefaultParagraphFont" style:family="text">
      <style:text-properties fo:color="#A9B7C6"/>
    </style:style>
    <style:style style:name="T1502" style:parent-style-name="DefaultParagraphFont" style:family="text">
      <style:text-properties fo:color="#A9B7C6"/>
    </style:style>
    <style:style style:name="T1503" style:parent-style-name="DefaultParagraphFont" style:family="text">
      <style:text-properties fo:color="#A9B7C6"/>
    </style:style>
    <style:style style:name="T1504" style:parent-style-name="DefaultParagraphFont" style:family="text">
      <style:text-properties fo:color="#CC7832"/>
    </style:style>
    <style:style style:name="T1505" style:parent-style-name="DefaultParagraphFont" style:family="text">
      <style:text-properties fo:color="#9876AA"/>
    </style:style>
    <style:style style:name="T1506" style:parent-style-name="DefaultParagraphFont" style:family="text">
      <style:text-properties fo:color="#CC7832"/>
    </style:style>
    <style:style style:name="T1507" style:parent-style-name="DefaultParagraphFont" style:family="text">
      <style:text-properties fo:color="#CC7832"/>
    </style:style>
    <style:style style:name="T1508" style:parent-style-name="DefaultParagraphFont" style:family="text">
      <style:text-properties fo:color="#CC7832"/>
    </style:style>
    <style:style style:name="T1509" style:parent-style-name="DefaultParagraphFont" style:family="text">
      <style:text-properties fo:color="#A9B7C6"/>
    </style:style>
    <style:style style:name="T1510" style:parent-style-name="DefaultParagraphFont" style:family="text">
      <style:text-properties fo:color="#A9B7C6"/>
    </style:style>
    <style:style style:name="T1511" style:parent-style-name="DefaultParagraphFont" style:family="text">
      <style:text-properties fo:color="#A9B7C6"/>
    </style:style>
    <style:style style:name="T1512" style:parent-style-name="DefaultParagraphFont" style:family="text">
      <style:text-properties fo:color="#A9B7C6"/>
    </style:style>
    <style:style style:name="T1513" style:parent-style-name="DefaultParagraphFont" style:family="text">
      <style:text-properties fo:color="#CC7832"/>
    </style:style>
    <style:style style:name="T1514" style:parent-style-name="DefaultParagraphFont" style:family="text">
      <style:text-properties fo:color="#A9B7C6"/>
    </style:style>
    <style:style style:name="T1515" style:parent-style-name="DefaultParagraphFont" style:family="text">
      <style:text-properties fo:color="#FFC66D"/>
    </style:style>
    <style:style style:name="T1516" style:parent-style-name="DefaultParagraphFont" style:family="text">
      <style:text-properties fo:color="#A9B7C6"/>
    </style:style>
    <style:style style:name="T1517" style:parent-style-name="DefaultParagraphFont" style:family="text">
      <style:text-properties fo:color="#A9B7C6"/>
    </style:style>
    <style:style style:name="T1518" style:parent-style-name="DefaultParagraphFont" style:family="text">
      <style:text-properties fo:color="#A9B7C6"/>
    </style:style>
    <style:style style:name="T1519" style:parent-style-name="DefaultParagraphFont" style:family="text">
      <style:text-properties fo:color="#CC7832"/>
    </style:style>
    <style:style style:name="T1520" style:parent-style-name="DefaultParagraphFont" style:family="text">
      <style:text-properties fo:color="#9876AA"/>
    </style:style>
    <style:style style:name="T1521" style:parent-style-name="DefaultParagraphFont" style:family="text">
      <style:text-properties fo:color="#CC7832"/>
    </style:style>
    <style:style style:name="T1522" style:parent-style-name="DefaultParagraphFont" style:family="text">
      <style:text-properties fo:color="#CC7832"/>
    </style:style>
    <style:style style:name="T1523" style:parent-style-name="DefaultParagraphFont" style:family="text">
      <style:text-properties fo:color="#CC7832"/>
    </style:style>
    <style:style style:name="T1524" style:parent-style-name="DefaultParagraphFont" style:family="text">
      <style:text-properties fo:color="#A9B7C6"/>
    </style:style>
    <style:style style:name="T1525" style:parent-style-name="DefaultParagraphFont" style:family="text">
      <style:text-properties fo:color="#A9B7C6"/>
    </style:style>
    <style:style style:name="T1526" style:parent-style-name="DefaultParagraphFont" style:family="text">
      <style:text-properties fo:color="#A9B7C6"/>
    </style:style>
    <style:style style:name="T1527" style:parent-style-name="DefaultParagraphFont" style:family="text">
      <style:text-properties fo:color="#A9B7C6"/>
    </style:style>
    <style:style style:name="T1528" style:parent-style-name="DefaultParagraphFont" style:family="text">
      <style:text-properties fo:color="#CC7832"/>
    </style:style>
    <style:style style:name="T1529" style:parent-style-name="DefaultParagraphFont" style:family="text">
      <style:text-properties fo:color="#FFC66D"/>
    </style:style>
    <style:style style:name="T1530" style:parent-style-name="DefaultParagraphFont" style:family="text">
      <style:text-properties fo:color="#A9B7C6"/>
    </style:style>
    <style:style style:name="T1531" style:parent-style-name="DefaultParagraphFont" style:family="text">
      <style:text-properties fo:color="#A9B7C6"/>
    </style:style>
    <style:style style:name="T1532" style:parent-style-name="DefaultParagraphFont" style:family="text">
      <style:text-properties fo:color="#A9B7C6"/>
    </style:style>
    <style:style style:name="T1533" style:parent-style-name="DefaultParagraphFont" style:family="text">
      <style:text-properties fo:color="#CC7832"/>
    </style:style>
    <style:style style:name="T1534" style:parent-style-name="DefaultParagraphFont" style:family="text">
      <style:text-properties fo:color="#A9B7C6"/>
    </style:style>
    <style:style style:name="T1535" style:parent-style-name="DefaultParagraphFont" style:family="text">
      <style:text-properties fo:color="#9876AA"/>
    </style:style>
    <style:style style:name="T1536" style:parent-style-name="DefaultParagraphFont" style:family="text">
      <style:text-properties fo:color="#A9B7C6"/>
    </style:style>
    <style:style style:name="T1537" style:parent-style-name="DefaultParagraphFont" style:family="text">
      <style:text-properties fo:color="#CC7832"/>
    </style:style>
    <style:style style:name="T1538" style:parent-style-name="DefaultParagraphFont" style:family="text">
      <style:text-properties fo:color="#CC7832"/>
    </style:style>
    <style:style style:name="T1539" style:parent-style-name="DefaultParagraphFont" style:family="text">
      <style:text-properties fo:color="#CC7832"/>
    </style:style>
    <style:style style:name="T1540" style:parent-style-name="DefaultParagraphFont" style:family="text">
      <style:text-properties fo:color="#A9B7C6"/>
    </style:style>
    <style:style style:name="T1541" style:parent-style-name="DefaultParagraphFont" style:family="text">
      <style:text-properties fo:color="#A9B7C6"/>
    </style:style>
    <style:style style:name="T1542" style:parent-style-name="DefaultParagraphFont" style:family="text">
      <style:text-properties fo:color="#A9B7C6"/>
    </style:style>
    <style:style style:name="T1543" style:parent-style-name="DefaultParagraphFont" style:family="text">
      <style:text-properties fo:color="#A9B7C6"/>
    </style:style>
    <style:style style:name="T1544" style:parent-style-name="DefaultParagraphFont" style:family="text">
      <style:text-properties fo:color="#CC7832"/>
    </style:style>
    <style:style style:name="T1545" style:parent-style-name="DefaultParagraphFont" style:family="text">
      <style:text-properties fo:color="#FFC66D"/>
    </style:style>
    <style:style style:name="T1546" style:parent-style-name="DefaultParagraphFont" style:family="text">
      <style:text-properties fo:color="#A9B7C6"/>
    </style:style>
    <style:style style:name="T1547" style:parent-style-name="DefaultParagraphFont" style:family="text">
      <style:text-properties fo:color="#A9B7C6"/>
    </style:style>
    <style:style style:name="T1548" style:parent-style-name="DefaultParagraphFont" style:family="text">
      <style:text-properties fo:color="#A9B7C6"/>
    </style:style>
    <style:style style:name="T1549" style:parent-style-name="DefaultParagraphFont" style:family="text">
      <style:text-properties fo:color="#CC7832"/>
    </style:style>
    <style:style style:name="T1550" style:parent-style-name="DefaultParagraphFont" style:family="text">
      <style:text-properties fo:color="#9876AA"/>
    </style:style>
    <style:style style:name="T1551" style:parent-style-name="DefaultParagraphFont" style:family="text">
      <style:text-properties fo:color="#CC7832"/>
    </style:style>
    <style:style style:name="T1552" style:parent-style-name="DefaultParagraphFont" style:family="text">
      <style:text-properties fo:color="#CC7832"/>
    </style:style>
    <style:style style:name="T1553" style:parent-style-name="DefaultParagraphFont" style:family="text">
      <style:text-properties fo:color="#CC7832"/>
    </style:style>
    <style:style style:name="T1554" style:parent-style-name="DefaultParagraphFont" style:family="text">
      <style:text-properties fo:color="#A9B7C6"/>
    </style:style>
    <style:style style:name="T1555" style:parent-style-name="DefaultParagraphFont" style:family="text">
      <style:text-properties fo:color="#A9B7C6"/>
    </style:style>
    <style:style style:name="T1556" style:parent-style-name="DefaultParagraphFont" style:family="text">
      <style:text-properties fo:color="#A9B7C6"/>
    </style:style>
    <style:style style:name="T1557" style:parent-style-name="DefaultParagraphFont" style:family="text">
      <style:text-properties fo:color="#A9B7C6"/>
    </style:style>
    <style:style style:name="T1558" style:parent-style-name="DefaultParagraphFont" style:family="text">
      <style:text-properties fo:color="#CC7832"/>
    </style:style>
    <style:style style:name="T1559" style:parent-style-name="DefaultParagraphFont" style:family="text">
      <style:text-properties fo:color="#CC7832"/>
    </style:style>
    <style:style style:name="T1560" style:parent-style-name="DefaultParagraphFont" style:family="text">
      <style:text-properties fo:color="#FFC66D"/>
    </style:style>
    <style:style style:name="T1561" style:parent-style-name="DefaultParagraphFont" style:family="text">
      <style:text-properties fo:color="#A9B7C6"/>
    </style:style>
    <style:style style:name="T1562" style:parent-style-name="DefaultParagraphFont" style:family="text">
      <style:text-properties fo:color="#CC7832"/>
    </style:style>
    <style:style style:name="T1563" style:parent-style-name="DefaultParagraphFont" style:family="text">
      <style:text-properties fo:color="#A9B7C6"/>
    </style:style>
    <style:style style:name="T1564" style:parent-style-name="DefaultParagraphFont" style:family="text">
      <style:text-properties fo:color="#A9B7C6"/>
    </style:style>
    <style:style style:name="T1565" style:parent-style-name="DefaultParagraphFont" style:family="text">
      <style:text-properties fo:color="#A9B7C6"/>
    </style:style>
    <style:style style:name="T1566" style:parent-style-name="DefaultParagraphFont" style:family="text">
      <style:text-properties fo:color="#CC7832"/>
    </style:style>
    <style:style style:name="T1567" style:parent-style-name="DefaultParagraphFont" style:family="text">
      <style:text-properties fo:color="#A9B7C6"/>
    </style:style>
    <style:style style:name="T1568" style:parent-style-name="DefaultParagraphFont" style:family="text">
      <style:text-properties fo:color="#9876AA"/>
    </style:style>
    <style:style style:name="T1569" style:parent-style-name="DefaultParagraphFont" style:family="text">
      <style:text-properties fo:color="#A9B7C6"/>
    </style:style>
    <style:style style:name="T1570" style:parent-style-name="DefaultParagraphFont" style:family="text">
      <style:text-properties fo:color="#CC7832"/>
    </style:style>
    <style:style style:name="T1571" style:parent-style-name="DefaultParagraphFont" style:family="text">
      <style:text-properties fo:color="#CC7832"/>
    </style:style>
    <style:style style:name="T1572" style:parent-style-name="DefaultParagraphFont" style:family="text">
      <style:text-properties fo:color="#CC7832"/>
    </style:style>
    <style:style style:name="T1573" style:parent-style-name="DefaultParagraphFont" style:family="text">
      <style:text-properties fo:color="#A9B7C6"/>
    </style:style>
    <style:style style:name="T1574" style:parent-style-name="DefaultParagraphFont" style:family="text">
      <style:text-properties fo:color="#A9B7C6"/>
    </style:style>
    <style:style style:name="T1575" style:parent-style-name="DefaultParagraphFont" style:family="text">
      <style:text-properties fo:color="#A9B7C6"/>
    </style:style>
    <style:style style:name="T1576" style:parent-style-name="DefaultParagraphFont" style:family="text">
      <style:text-properties fo:color="#A9B7C6"/>
    </style:style>
    <style:style style:name="T1577" style:parent-style-name="DefaultParagraphFont" style:family="text">
      <style:text-properties fo:color="#CC7832"/>
    </style:style>
    <style:style style:name="T1578" style:parent-style-name="DefaultParagraphFont" style:family="text">
      <style:text-properties fo:color="#FFC66D"/>
    </style:style>
    <style:style style:name="T1579" style:parent-style-name="DefaultParagraphFont" style:family="text">
      <style:text-properties fo:color="#A9B7C6"/>
    </style:style>
    <style:style style:name="T1580" style:parent-style-name="DefaultParagraphFont" style:family="text">
      <style:text-properties fo:color="#A9B7C6"/>
    </style:style>
    <style:style style:name="T1581" style:parent-style-name="DefaultParagraphFont" style:family="text">
      <style:text-properties fo:color="#A9B7C6"/>
    </style:style>
    <style:style style:name="T1582" style:parent-style-name="DefaultParagraphFont" style:family="text">
      <style:text-properties fo:color="#CC7832"/>
    </style:style>
    <style:style style:name="T1583" style:parent-style-name="DefaultParagraphFont" style:family="text">
      <style:text-properties fo:color="#9876AA"/>
    </style:style>
    <style:style style:name="T1584" style:parent-style-name="DefaultParagraphFont" style:family="text">
      <style:text-properties fo:color="#CC7832"/>
    </style:style>
    <style:style style:name="T1585" style:parent-style-name="DefaultParagraphFont" style:family="text">
      <style:text-properties fo:color="#CC7832"/>
    </style:style>
    <style:style style:name="T1586" style:parent-style-name="DefaultParagraphFont" style:family="text">
      <style:text-properties fo:color="#CC7832"/>
    </style:style>
    <style:style style:name="T1587" style:parent-style-name="DefaultParagraphFont" style:family="text">
      <style:text-properties fo:color="#A9B7C6"/>
    </style:style>
    <style:style style:name="T1588" style:parent-style-name="DefaultParagraphFont" style:family="text">
      <style:text-properties fo:color="#A9B7C6"/>
    </style:style>
    <style:style style:name="T1589" style:parent-style-name="DefaultParagraphFont" style:family="text">
      <style:text-properties fo:color="#A9B7C6"/>
    </style:style>
    <style:style style:name="T1590" style:parent-style-name="DefaultParagraphFont" style:family="text">
      <style:text-properties fo:color="#A9B7C6"/>
    </style:style>
    <style:style style:name="T1591" style:parent-style-name="DefaultParagraphFont" style:family="text">
      <style:text-properties fo:color="#CC7832"/>
    </style:style>
    <style:style style:name="T1592" style:parent-style-name="DefaultParagraphFont" style:family="text">
      <style:text-properties fo:color="#FFC66D"/>
    </style:style>
    <style:style style:name="T1593" style:parent-style-name="DefaultParagraphFont" style:family="text">
      <style:text-properties fo:color="#A9B7C6"/>
    </style:style>
    <style:style style:name="T1594" style:parent-style-name="DefaultParagraphFont" style:family="text">
      <style:text-properties fo:color="#CC7832"/>
    </style:style>
    <style:style style:name="T1595" style:parent-style-name="DefaultParagraphFont" style:family="text">
      <style:text-properties fo:color="#A9B7C6"/>
    </style:style>
    <style:style style:name="T1596" style:parent-style-name="DefaultParagraphFont" style:family="text">
      <style:text-properties fo:color="#A9B7C6"/>
    </style:style>
    <style:style style:name="T1597" style:parent-style-name="DefaultParagraphFont" style:family="text">
      <style:text-properties fo:color="#A9B7C6"/>
    </style:style>
    <style:style style:name="T1598" style:parent-style-name="DefaultParagraphFont" style:family="text">
      <style:text-properties fo:color="#CC7832"/>
    </style:style>
    <style:style style:name="T1599" style:parent-style-name="DefaultParagraphFont" style:family="text">
      <style:text-properties fo:color="#A9B7C6"/>
    </style:style>
    <style:style style:name="T1600" style:parent-style-name="DefaultParagraphFont" style:family="text">
      <style:text-properties fo:color="#9876AA"/>
    </style:style>
    <style:style style:name="T1601" style:parent-style-name="DefaultParagraphFont" style:family="text">
      <style:text-properties fo:color="#A9B7C6"/>
    </style:style>
    <style:style style:name="T1602" style:parent-style-name="DefaultParagraphFont" style:family="text">
      <style:text-properties fo:color="#CC7832"/>
    </style:style>
    <style:style style:name="T1603" style:parent-style-name="DefaultParagraphFont" style:family="text">
      <style:text-properties fo:color="#CC7832"/>
    </style:style>
    <style:style style:name="T1604" style:parent-style-name="DefaultParagraphFont" style:family="text">
      <style:text-properties fo:color="#CC7832"/>
    </style:style>
    <style:style style:name="T1605" style:parent-style-name="DefaultParagraphFont" style:family="text">
      <style:text-properties fo:color="#A9B7C6"/>
    </style:style>
    <style:style style:name="T1606" style:parent-style-name="DefaultParagraphFont" style:family="text">
      <style:text-properties fo:color="#A9B7C6"/>
    </style:style>
    <style:style style:name="T1607" style:parent-style-name="DefaultParagraphFont" style:family="text">
      <style:text-properties fo:color="#A9B7C6"/>
    </style:style>
    <style:style style:name="T1608" style:parent-style-name="DefaultParagraphFont" style:family="text">
      <style:text-properties fo:color="#A9B7C6"/>
    </style:style>
    <style:style style:name="T1609" style:parent-style-name="DefaultParagraphFont" style:family="text">
      <style:text-properties fo:color="#CC7832"/>
    </style:style>
    <style:style style:name="T1610" style:parent-style-name="DefaultParagraphFont" style:family="text">
      <style:text-properties fo:color="#FFC66D"/>
    </style:style>
    <style:style style:name="T1611" style:parent-style-name="DefaultParagraphFont" style:family="text">
      <style:text-properties fo:color="#A9B7C6"/>
    </style:style>
    <style:style style:name="T1612" style:parent-style-name="DefaultParagraphFont" style:family="text">
      <style:text-properties fo:color="#A9B7C6"/>
    </style:style>
    <style:style style:name="T1613" style:parent-style-name="DefaultParagraphFont" style:family="text">
      <style:text-properties fo:color="#A9B7C6"/>
    </style:style>
    <style:style style:name="T1614" style:parent-style-name="DefaultParagraphFont" style:family="text">
      <style:text-properties fo:color="#CC7832"/>
    </style:style>
    <style:style style:name="T1615" style:parent-style-name="DefaultParagraphFont" style:family="text">
      <style:text-properties fo:color="#9876AA"/>
    </style:style>
    <style:style style:name="T1616" style:parent-style-name="DefaultParagraphFont" style:family="text">
      <style:text-properties fo:color="#CC7832"/>
    </style:style>
    <style:style style:name="T1617" style:parent-style-name="DefaultParagraphFont" style:family="text">
      <style:text-properties fo:color="#CC7832"/>
    </style:style>
    <style:style style:name="T1618" style:parent-style-name="DefaultParagraphFont" style:family="text">
      <style:text-properties fo:color="#CC7832"/>
    </style:style>
    <style:style style:name="T1619" style:parent-style-name="DefaultParagraphFont" style:family="text">
      <style:text-properties fo:color="#A9B7C6"/>
    </style:style>
    <style:style style:name="T1620" style:parent-style-name="DefaultParagraphFont" style:family="text">
      <style:text-properties fo:color="#A9B7C6"/>
    </style:style>
    <style:style style:name="T1621" style:parent-style-name="DefaultParagraphFont" style:family="text">
      <style:text-properties fo:color="#A9B7C6"/>
    </style:style>
    <style:style style:name="T1622" style:parent-style-name="DefaultParagraphFont" style:family="text">
      <style:text-properties fo:color="#A9B7C6"/>
    </style:style>
    <style:style style:name="T1623" style:parent-style-name="DefaultParagraphFont" style:family="text">
      <style:text-properties fo:color="#CC7832"/>
    </style:style>
    <style:style style:name="T1624" style:parent-style-name="DefaultParagraphFont" style:family="text">
      <style:text-properties fo:color="#FFC66D"/>
    </style:style>
    <style:style style:name="T1625" style:parent-style-name="DefaultParagraphFont" style:family="text">
      <style:text-properties fo:color="#A9B7C6"/>
    </style:style>
    <style:style style:name="T1626" style:parent-style-name="DefaultParagraphFont" style:family="text">
      <style:text-properties fo:color="#CC7832"/>
    </style:style>
    <style:style style:name="T1627" style:parent-style-name="DefaultParagraphFont" style:family="text">
      <style:text-properties fo:color="#A9B7C6"/>
    </style:style>
    <style:style style:name="T1628" style:parent-style-name="DefaultParagraphFont" style:family="text">
      <style:text-properties fo:color="#A9B7C6"/>
    </style:style>
    <style:style style:name="T1629" style:parent-style-name="DefaultParagraphFont" style:family="text">
      <style:text-properties fo:color="#A9B7C6"/>
    </style:style>
    <style:style style:name="T1630" style:parent-style-name="DefaultParagraphFont" style:family="text">
      <style:text-properties fo:color="#CC7832"/>
    </style:style>
    <style:style style:name="T1631" style:parent-style-name="DefaultParagraphFont" style:family="text">
      <style:text-properties fo:color="#A9B7C6"/>
    </style:style>
    <style:style style:name="T1632" style:parent-style-name="DefaultParagraphFont" style:family="text">
      <style:text-properties fo:color="#9876AA"/>
    </style:style>
    <style:style style:name="T1633" style:parent-style-name="DefaultParagraphFont" style:family="text">
      <style:text-properties fo:color="#A9B7C6"/>
    </style:style>
    <style:style style:name="T1634" style:parent-style-name="DefaultParagraphFont" style:family="text">
      <style:text-properties fo:color="#CC7832"/>
    </style:style>
    <style:style style:name="T1635" style:parent-style-name="DefaultParagraphFont" style:family="text">
      <style:text-properties fo:color="#CC7832"/>
    </style:style>
    <style:style style:name="T1636" style:parent-style-name="DefaultParagraphFont" style:family="text">
      <style:text-properties fo:color="#CC7832"/>
    </style:style>
    <style:style style:name="T1637" style:parent-style-name="DefaultParagraphFont" style:family="text">
      <style:text-properties fo:color="#A9B7C6"/>
    </style:style>
    <style:style style:name="T1638" style:parent-style-name="DefaultParagraphFont" style:family="text">
      <style:text-properties fo:color="#A9B7C6"/>
    </style:style>
    <style:style style:name="T1639" style:parent-style-name="DefaultParagraphFont" style:family="text">
      <style:text-properties fo:color="#A9B7C6"/>
    </style:style>
    <style:style style:name="T1640" style:parent-style-name="DefaultParagraphFont" style:family="text">
      <style:text-properties fo:color="#A9B7C6"/>
    </style:style>
    <style:style style:name="T1641" style:parent-style-name="DefaultParagraphFont" style:family="text">
      <style:text-properties fo:color="#CC7832"/>
    </style:style>
    <style:style style:name="T1642" style:parent-style-name="DefaultParagraphFont" style:family="text">
      <style:text-properties fo:color="#FFC66D"/>
    </style:style>
    <style:style style:name="T1643" style:parent-style-name="DefaultParagraphFont" style:family="text">
      <style:text-properties fo:color="#A9B7C6"/>
    </style:style>
    <style:style style:name="T1644" style:parent-style-name="DefaultParagraphFont" style:family="text">
      <style:text-properties fo:color="#A9B7C6"/>
    </style:style>
    <style:style style:name="T1645" style:parent-style-name="DefaultParagraphFont" style:family="text">
      <style:text-properties fo:color="#A9B7C6"/>
    </style:style>
    <style:style style:name="T1646" style:parent-style-name="DefaultParagraphFont" style:family="text">
      <style:text-properties fo:color="#CC7832"/>
    </style:style>
    <style:style style:name="T1647" style:parent-style-name="DefaultParagraphFont" style:family="text">
      <style:text-properties fo:color="#9876AA"/>
    </style:style>
    <style:style style:name="T1648" style:parent-style-name="DefaultParagraphFont" style:family="text">
      <style:text-properties fo:color="#CC7832"/>
    </style:style>
    <style:style style:name="T1649" style:parent-style-name="DefaultParagraphFont" style:family="text">
      <style:text-properties fo:color="#CC7832"/>
    </style:style>
    <style:style style:name="T1650" style:parent-style-name="DefaultParagraphFont" style:family="text">
      <style:text-properties fo:color="#CC7832"/>
    </style:style>
    <style:style style:name="T1651" style:parent-style-name="DefaultParagraphFont" style:family="text">
      <style:text-properties fo:color="#A9B7C6"/>
    </style:style>
    <style:style style:name="T1652" style:parent-style-name="DefaultParagraphFont" style:family="text">
      <style:text-properties fo:color="#A9B7C6"/>
    </style:style>
    <style:style style:name="T1653" style:parent-style-name="DefaultParagraphFont" style:family="text">
      <style:text-properties fo:color="#A9B7C6"/>
    </style:style>
    <style:style style:name="T1654" style:parent-style-name="DefaultParagraphFont" style:family="text">
      <style:text-properties fo:color="#A9B7C6"/>
    </style:style>
    <style:style style:name="T1655" style:parent-style-name="DefaultParagraphFont" style:family="text">
      <style:text-properties fo:color="#CC7832"/>
    </style:style>
    <style:style style:name="T1656" style:parent-style-name="DefaultParagraphFont" style:family="text">
      <style:text-properties fo:color="#FFC66D"/>
    </style:style>
    <style:style style:name="T1657" style:parent-style-name="DefaultParagraphFont" style:family="text">
      <style:text-properties fo:color="#A9B7C6"/>
    </style:style>
    <style:style style:name="T1658" style:parent-style-name="DefaultParagraphFont" style:family="text">
      <style:text-properties fo:color="#CC7832"/>
    </style:style>
    <style:style style:name="T1659" style:parent-style-name="DefaultParagraphFont" style:family="text">
      <style:text-properties fo:color="#A9B7C6"/>
    </style:style>
    <style:style style:name="T1660" style:parent-style-name="DefaultParagraphFont" style:family="text">
      <style:text-properties fo:color="#A9B7C6"/>
    </style:style>
    <style:style style:name="T1661" style:parent-style-name="DefaultParagraphFont" style:family="text">
      <style:text-properties fo:color="#A9B7C6"/>
    </style:style>
    <style:style style:name="T1662" style:parent-style-name="DefaultParagraphFont" style:family="text">
      <style:text-properties fo:color="#CC7832"/>
    </style:style>
    <style:style style:name="T1663" style:parent-style-name="DefaultParagraphFont" style:family="text">
      <style:text-properties fo:color="#A9B7C6"/>
    </style:style>
    <style:style style:name="T1664" style:parent-style-name="DefaultParagraphFont" style:family="text">
      <style:text-properties fo:color="#9876AA"/>
    </style:style>
    <style:style style:name="T1665" style:parent-style-name="DefaultParagraphFont" style:family="text">
      <style:text-properties fo:color="#A9B7C6"/>
    </style:style>
    <style:style style:name="T1666" style:parent-style-name="DefaultParagraphFont" style:family="text">
      <style:text-properties fo:color="#CC7832"/>
    </style:style>
    <style:style style:name="T1667" style:parent-style-name="DefaultParagraphFont" style:family="text">
      <style:text-properties fo:color="#CC7832"/>
    </style:style>
    <style:style style:name="T1668" style:parent-style-name="DefaultParagraphFont" style:family="text">
      <style:text-properties fo:color="#CC7832"/>
    </style:style>
    <style:style style:name="T1669" style:parent-style-name="DefaultParagraphFont" style:family="text">
      <style:text-properties fo:color="#A9B7C6"/>
    </style:style>
    <style:style style:name="T1670" style:parent-style-name="DefaultParagraphFont" style:family="text">
      <style:text-properties fo:color="#A9B7C6"/>
    </style:style>
    <style:style style:name="T1671" style:parent-style-name="DefaultParagraphFont" style:family="text">
      <style:text-properties fo:color="#A9B7C6"/>
    </style:style>
    <style:style style:name="T1672" style:parent-style-name="DefaultParagraphFont" style:family="text">
      <style:text-properties fo:color="#A9B7C6"/>
    </style:style>
    <style:style style:name="T1673" style:parent-style-name="DefaultParagraphFont" style:family="text">
      <style:text-properties fo:color="#CC7832"/>
    </style:style>
    <style:style style:name="T1674" style:parent-style-name="DefaultParagraphFont" style:family="text">
      <style:text-properties fo:color="#FFC66D"/>
    </style:style>
    <style:style style:name="T1675" style:parent-style-name="DefaultParagraphFont" style:family="text">
      <style:text-properties fo:color="#A9B7C6"/>
    </style:style>
    <style:style style:name="T1676" style:parent-style-name="DefaultParagraphFont" style:family="text">
      <style:text-properties fo:color="#A9B7C6"/>
    </style:style>
    <style:style style:name="T1677" style:parent-style-name="DefaultParagraphFont" style:family="text">
      <style:text-properties fo:color="#A9B7C6"/>
    </style:style>
    <style:style style:name="T1678" style:parent-style-name="DefaultParagraphFont" style:family="text">
      <style:text-properties fo:color="#CC7832"/>
    </style:style>
    <style:style style:name="T1679" style:parent-style-name="DefaultParagraphFont" style:family="text">
      <style:text-properties fo:color="#9876AA"/>
    </style:style>
    <style:style style:name="T1680" style:parent-style-name="DefaultParagraphFont" style:family="text">
      <style:text-properties fo:color="#CC7832"/>
    </style:style>
    <style:style style:name="T1681" style:parent-style-name="DefaultParagraphFont" style:family="text">
      <style:text-properties fo:color="#CC7832"/>
    </style:style>
    <style:style style:name="T1682" style:parent-style-name="DefaultParagraphFont" style:family="text">
      <style:text-properties fo:color="#CC7832"/>
    </style:style>
    <style:style style:name="T1683" style:parent-style-name="DefaultParagraphFont" style:family="text">
      <style:text-properties fo:color="#A9B7C6"/>
    </style:style>
    <style:style style:name="T1684" style:parent-style-name="DefaultParagraphFont" style:family="text">
      <style:text-properties fo:color="#A9B7C6"/>
    </style:style>
    <style:style style:name="T1685" style:parent-style-name="DefaultParagraphFont" style:family="text">
      <style:text-properties fo:color="#A9B7C6"/>
    </style:style>
    <style:style style:name="T1686" style:parent-style-name="DefaultParagraphFont" style:family="text">
      <style:text-properties fo:color="#A9B7C6"/>
    </style:style>
    <style:style style:name="T1687" style:parent-style-name="DefaultParagraphFont" style:family="text">
      <style:text-properties fo:color="#CC7832"/>
    </style:style>
    <style:style style:name="T1688" style:parent-style-name="DefaultParagraphFont" style:family="text">
      <style:text-properties fo:color="#FFC66D"/>
    </style:style>
    <style:style style:name="T1689" style:parent-style-name="DefaultParagraphFont" style:family="text">
      <style:text-properties fo:color="#A9B7C6"/>
    </style:style>
    <style:style style:name="T1690" style:parent-style-name="DefaultParagraphFont" style:family="text">
      <style:text-properties fo:color="#CC7832"/>
    </style:style>
    <style:style style:name="T1691" style:parent-style-name="DefaultParagraphFont" style:family="text">
      <style:text-properties fo:color="#A9B7C6"/>
    </style:style>
    <style:style style:name="T1692" style:parent-style-name="DefaultParagraphFont" style:family="text">
      <style:text-properties fo:color="#A9B7C6"/>
    </style:style>
    <style:style style:name="T1693" style:parent-style-name="DefaultParagraphFont" style:family="text">
      <style:text-properties fo:color="#A9B7C6"/>
    </style:style>
    <style:style style:name="T1694" style:parent-style-name="DefaultParagraphFont" style:family="text">
      <style:text-properties fo:color="#CC7832"/>
    </style:style>
    <style:style style:name="T1695" style:parent-style-name="DefaultParagraphFont" style:family="text">
      <style:text-properties fo:color="#A9B7C6"/>
    </style:style>
    <style:style style:name="T1696" style:parent-style-name="DefaultParagraphFont" style:family="text">
      <style:text-properties fo:color="#9876AA"/>
    </style:style>
    <style:style style:name="T1697" style:parent-style-name="DefaultParagraphFont" style:family="text">
      <style:text-properties fo:color="#A9B7C6"/>
    </style:style>
    <style:style style:name="T1698" style:parent-style-name="DefaultParagraphFont" style:family="text">
      <style:text-properties fo:color="#A9B7C6"/>
    </style:style>
    <style:style style:name="T1699" style:parent-style-name="DefaultParagraphFont" style:family="text">
      <style:text-properties fo:color="#CC7832"/>
    </style:style>
    <style:style style:name="T1700" style:parent-style-name="DefaultParagraphFont" style:family="text">
      <style:text-properties fo:color="#CC7832"/>
    </style:style>
    <style:style style:name="T1701" style:parent-style-name="DefaultParagraphFont" style:family="text">
      <style:text-properties fo:color="#CC7832"/>
    </style:style>
    <style:style style:name="T1702" style:parent-style-name="DefaultParagraphFont" style:family="text">
      <style:text-properties fo:color="#A9B7C6"/>
    </style:style>
    <style:style style:name="T1703" style:parent-style-name="DefaultParagraphFont" style:family="text">
      <style:text-properties fo:color="#A9B7C6"/>
    </style:style>
    <style:style style:name="T1704" style:parent-style-name="DefaultParagraphFont" style:family="text">
      <style:text-properties fo:color="#A9B7C6"/>
    </style:style>
    <style:style style:name="T1705" style:parent-style-name="DefaultParagraphFont" style:family="text">
      <style:text-properties fo:color="#A9B7C6"/>
    </style:style>
    <style:style style:name="T1706" style:parent-style-name="DefaultParagraphFont" style:family="text">
      <style:text-properties fo:color="#CC7832"/>
    </style:style>
    <style:style style:name="T1707" style:parent-style-name="DefaultParagraphFont" style:family="text">
      <style:text-properties fo:color="#FFC66D"/>
    </style:style>
    <style:style style:name="T1708" style:parent-style-name="DefaultParagraphFont" style:family="text">
      <style:text-properties fo:color="#A9B7C6"/>
    </style:style>
    <style:style style:name="T1709" style:parent-style-name="DefaultParagraphFont" style:family="text">
      <style:text-properties fo:color="#A9B7C6"/>
    </style:style>
    <style:style style:name="T1710" style:parent-style-name="DefaultParagraphFont" style:family="text">
      <style:text-properties fo:color="#A9B7C6"/>
    </style:style>
    <style:style style:name="T1711" style:parent-style-name="DefaultParagraphFont" style:family="text">
      <style:text-properties fo:color="#CC7832"/>
    </style:style>
    <style:style style:name="T1712" style:parent-style-name="DefaultParagraphFont" style:family="text">
      <style:text-properties fo:color="#9876AA"/>
    </style:style>
    <style:style style:name="T1713" style:parent-style-name="DefaultParagraphFont" style:family="text">
      <style:text-properties fo:color="#CC7832"/>
    </style:style>
    <style:style style:name="T1714" style:parent-style-name="DefaultParagraphFont" style:family="text">
      <style:text-properties fo:color="#CC7832"/>
    </style:style>
    <style:style style:name="T1715" style:parent-style-name="DefaultParagraphFont" style:family="text">
      <style:text-properties fo:color="#CC7832"/>
    </style:style>
    <style:style style:name="T1716" style:parent-style-name="DefaultParagraphFont" style:family="text">
      <style:text-properties fo:color="#A9B7C6"/>
    </style:style>
    <style:style style:name="T1717" style:parent-style-name="DefaultParagraphFont" style:family="text">
      <style:text-properties fo:color="#A9B7C6"/>
    </style:style>
    <style:style style:name="T1718" style:parent-style-name="DefaultParagraphFont" style:family="text">
      <style:text-properties fo:color="#A9B7C6"/>
    </style:style>
    <style:style style:name="T1719" style:parent-style-name="DefaultParagraphFont" style:family="text">
      <style:text-properties fo:color="#A9B7C6"/>
    </style:style>
    <style:style style:name="T1720" style:parent-style-name="DefaultParagraphFont" style:family="text">
      <style:text-properties fo:color="#CC7832"/>
    </style:style>
    <style:style style:name="T1721" style:parent-style-name="DefaultParagraphFont" style:family="text">
      <style:text-properties fo:color="#FFC66D"/>
    </style:style>
    <style:style style:name="T1722" style:parent-style-name="DefaultParagraphFont" style:family="text">
      <style:text-properties fo:color="#A9B7C6"/>
    </style:style>
    <style:style style:name="T1723" style:parent-style-name="DefaultParagraphFont" style:family="text">
      <style:text-properties fo:color="#CC7832"/>
    </style:style>
    <style:style style:name="T1724" style:parent-style-name="DefaultParagraphFont" style:family="text">
      <style:text-properties fo:color="#A9B7C6"/>
    </style:style>
    <style:style style:name="T1725" style:parent-style-name="DefaultParagraphFont" style:family="text">
      <style:text-properties fo:color="#A9B7C6"/>
    </style:style>
    <style:style style:name="T1726" style:parent-style-name="DefaultParagraphFont" style:family="text">
      <style:text-properties fo:color="#A9B7C6"/>
    </style:style>
    <style:style style:name="T1727" style:parent-style-name="DefaultParagraphFont" style:family="text">
      <style:text-properties fo:color="#CC7832"/>
    </style:style>
    <style:style style:name="T1728" style:parent-style-name="DefaultParagraphFont" style:family="text">
      <style:text-properties fo:color="#A9B7C6"/>
    </style:style>
    <style:style style:name="T1729" style:parent-style-name="DefaultParagraphFont" style:family="text">
      <style:text-properties fo:color="#9876AA"/>
    </style:style>
    <style:style style:name="T1730" style:parent-style-name="DefaultParagraphFont" style:family="text">
      <style:text-properties fo:color="#A9B7C6"/>
    </style:style>
    <style:style style:name="T1731" style:parent-style-name="DefaultParagraphFont" style:family="text">
      <style:text-properties fo:color="#CC7832"/>
    </style:style>
    <style:style style:name="T1732" style:parent-style-name="DefaultParagraphFont" style:family="text">
      <style:text-properties fo:color="#CC7832"/>
    </style:style>
    <style:style style:name="T1733" style:parent-style-name="DefaultParagraphFont" style:family="text">
      <style:text-properties fo:color="#CC7832"/>
    </style:style>
    <style:style style:name="T1734" style:parent-style-name="DefaultParagraphFont" style:family="text">
      <style:text-properties fo:color="#A9B7C6"/>
    </style:style>
    <style:style style:name="T1735" style:parent-style-name="DefaultParagraphFont" style:family="text">
      <style:text-properties fo:color="#A9B7C6"/>
    </style:style>
    <style:style style:name="T1736" style:parent-style-name="DefaultParagraphFont" style:family="text">
      <style:text-properties fo:color="#A9B7C6"/>
    </style:style>
    <style:style style:name="T1737" style:parent-style-name="DefaultParagraphFont" style:family="text">
      <style:text-properties fo:color="#A9B7C6"/>
    </style:style>
    <style:style style:name="T1738" style:parent-style-name="DefaultParagraphFont" style:family="text">
      <style:text-properties fo:color="#CC7832"/>
    </style:style>
    <style:style style:name="T1739" style:parent-style-name="DefaultParagraphFont" style:family="text">
      <style:text-properties fo:color="#A9B7C6"/>
    </style:style>
    <style:style style:name="T1740" style:parent-style-name="DefaultParagraphFont" style:family="text">
      <style:text-properties fo:color="#FFC66D"/>
    </style:style>
    <style:style style:name="T1741" style:parent-style-name="DefaultParagraphFont" style:family="text">
      <style:text-properties fo:color="#A9B7C6"/>
    </style:style>
    <style:style style:name="T1742" style:parent-style-name="DefaultParagraphFont" style:family="text">
      <style:text-properties fo:color="#A9B7C6"/>
    </style:style>
    <style:style style:name="T1743" style:parent-style-name="DefaultParagraphFont" style:family="text">
      <style:text-properties fo:color="#A9B7C6"/>
    </style:style>
    <style:style style:name="T1744" style:parent-style-name="DefaultParagraphFont" style:family="text">
      <style:text-properties fo:color="#CC7832"/>
    </style:style>
    <style:style style:name="T1745" style:parent-style-name="DefaultParagraphFont" style:family="text">
      <style:text-properties fo:color="#9876AA"/>
    </style:style>
    <style:style style:name="T1746" style:parent-style-name="DefaultParagraphFont" style:family="text">
      <style:text-properties fo:color="#CC7832"/>
    </style:style>
    <style:style style:name="T1747" style:parent-style-name="DefaultParagraphFont" style:family="text">
      <style:text-properties fo:color="#CC7832"/>
    </style:style>
    <style:style style:name="T1748" style:parent-style-name="DefaultParagraphFont" style:family="text">
      <style:text-properties fo:color="#CC7832"/>
    </style:style>
    <style:style style:name="T1749" style:parent-style-name="DefaultParagraphFont" style:family="text">
      <style:text-properties fo:color="#A9B7C6"/>
    </style:style>
    <style:style style:name="T1750" style:parent-style-name="DefaultParagraphFont" style:family="text">
      <style:text-properties fo:color="#A9B7C6"/>
    </style:style>
    <style:style style:name="T1751" style:parent-style-name="DefaultParagraphFont" style:family="text">
      <style:text-properties fo:color="#A9B7C6"/>
    </style:style>
    <style:style style:name="T1752" style:parent-style-name="DefaultParagraphFont" style:family="text">
      <style:text-properties fo:color="#A9B7C6"/>
    </style:style>
    <style:style style:name="T1753" style:parent-style-name="DefaultParagraphFont" style:family="text">
      <style:text-properties fo:color="#CC7832"/>
    </style:style>
    <style:style style:name="T1754" style:parent-style-name="DefaultParagraphFont" style:family="text">
      <style:text-properties fo:color="#FFC66D"/>
    </style:style>
    <style:style style:name="T1755" style:parent-style-name="DefaultParagraphFont" style:family="text">
      <style:text-properties fo:color="#A9B7C6"/>
    </style:style>
    <style:style style:name="T1756" style:parent-style-name="DefaultParagraphFont" style:family="text">
      <style:text-properties fo:color="#A9B7C6"/>
    </style:style>
    <style:style style:name="T1757" style:parent-style-name="DefaultParagraphFont" style:family="text">
      <style:text-properties fo:color="#A9B7C6"/>
    </style:style>
    <style:style style:name="T1758" style:parent-style-name="DefaultParagraphFont" style:family="text">
      <style:text-properties fo:color="#CC7832"/>
    </style:style>
    <style:style style:name="T1759" style:parent-style-name="DefaultParagraphFont" style:family="text">
      <style:text-properties fo:color="#A9B7C6"/>
    </style:style>
    <style:style style:name="T1760" style:parent-style-name="DefaultParagraphFont" style:family="text">
      <style:text-properties fo:color="#9876AA"/>
    </style:style>
    <style:style style:name="T1761" style:parent-style-name="DefaultParagraphFont" style:family="text">
      <style:text-properties fo:color="#A9B7C6"/>
    </style:style>
    <style:style style:name="T1762" style:parent-style-name="DefaultParagraphFont" style:family="text">
      <style:text-properties fo:color="#CC7832"/>
    </style:style>
    <style:style style:name="T1763" style:parent-style-name="DefaultParagraphFont" style:family="text">
      <style:text-properties fo:color="#CC7832"/>
    </style:style>
    <style:style style:name="T1764" style:parent-style-name="DefaultParagraphFont" style:family="text">
      <style:text-properties fo:color="#CC7832"/>
    </style:style>
    <style:style style:name="T1765" style:parent-style-name="DefaultParagraphFont" style:family="text">
      <style:text-properties fo:color="#A9B7C6"/>
    </style:style>
    <style:style style:name="T1766" style:parent-style-name="DefaultParagraphFont" style:family="text">
      <style:text-properties fo:color="#A9B7C6"/>
    </style:style>
    <style:style style:name="T1767" style:parent-style-name="DefaultParagraphFont" style:family="text">
      <style:text-properties fo:color="#A9B7C6"/>
    </style:style>
    <style:style style:name="T1768" style:parent-style-name="DefaultParagraphFont" style:family="text">
      <style:text-properties fo:color="#A9B7C6"/>
    </style:style>
    <style:style style:name="T1769" style:parent-style-name="DefaultParagraphFont" style:family="text">
      <style:text-properties fo:color="#CC7832"/>
    </style:style>
    <style:style style:name="T1770" style:parent-style-name="DefaultParagraphFont" style:family="text">
      <style:text-properties fo:color="#A9B7C6"/>
    </style:style>
    <style:style style:name="T1771" style:parent-style-name="DefaultParagraphFont" style:family="text">
      <style:text-properties fo:color="#FFC66D"/>
    </style:style>
    <style:style style:name="T1772" style:parent-style-name="DefaultParagraphFont" style:family="text">
      <style:text-properties fo:color="#A9B7C6"/>
    </style:style>
    <style:style style:name="T1773" style:parent-style-name="DefaultParagraphFont" style:family="text">
      <style:text-properties fo:color="#A9B7C6"/>
    </style:style>
    <style:style style:name="T1774" style:parent-style-name="DefaultParagraphFont" style:family="text">
      <style:text-properties fo:color="#A9B7C6"/>
    </style:style>
    <style:style style:name="T1775" style:parent-style-name="DefaultParagraphFont" style:family="text">
      <style:text-properties fo:color="#CC7832"/>
    </style:style>
    <style:style style:name="T1776" style:parent-style-name="DefaultParagraphFont" style:family="text">
      <style:text-properties fo:color="#9876AA"/>
    </style:style>
    <style:style style:name="T1777" style:parent-style-name="DefaultParagraphFont" style:family="text">
      <style:text-properties fo:color="#CC7832"/>
    </style:style>
    <style:style style:name="T1778" style:parent-style-name="DefaultParagraphFont" style:family="text">
      <style:text-properties fo:color="#CC7832"/>
    </style:style>
    <style:style style:name="T1779" style:parent-style-name="DefaultParagraphFont" style:family="text">
      <style:text-properties fo:color="#CC7832"/>
    </style:style>
    <style:style style:name="T1780" style:parent-style-name="DefaultParagraphFont" style:family="text">
      <style:text-properties fo:color="#A9B7C6"/>
    </style:style>
    <style:style style:name="T1781" style:parent-style-name="DefaultParagraphFont" style:family="text">
      <style:text-properties fo:color="#A9B7C6"/>
    </style:style>
    <style:style style:name="T1782" style:parent-style-name="DefaultParagraphFont" style:family="text">
      <style:text-properties fo:color="#A9B7C6"/>
    </style:style>
    <style:style style:name="T1783" style:parent-style-name="DefaultParagraphFont" style:family="text">
      <style:text-properties fo:color="#A9B7C6"/>
    </style:style>
    <style:style style:name="T1784" style:parent-style-name="DefaultParagraphFont" style:family="text">
      <style:text-properties fo:color="#CC7832"/>
    </style:style>
    <style:style style:name="T1785" style:parent-style-name="DefaultParagraphFont" style:family="text">
      <style:text-properties fo:color="#FFC66D"/>
    </style:style>
    <style:style style:name="T1786" style:parent-style-name="DefaultParagraphFont" style:family="text">
      <style:text-properties fo:color="#A9B7C6"/>
    </style:style>
    <style:style style:name="T1787" style:parent-style-name="DefaultParagraphFont" style:family="text">
      <style:text-properties fo:color="#A9B7C6"/>
    </style:style>
    <style:style style:name="T1788" style:parent-style-name="DefaultParagraphFont" style:family="text">
      <style:text-properties fo:color="#A9B7C6"/>
    </style:style>
    <style:style style:name="T1789" style:parent-style-name="DefaultParagraphFont" style:family="text">
      <style:text-properties fo:color="#CC7832"/>
    </style:style>
    <style:style style:name="T1790" style:parent-style-name="DefaultParagraphFont" style:family="text">
      <style:text-properties fo:color="#A9B7C6"/>
    </style:style>
    <style:style style:name="T1791" style:parent-style-name="DefaultParagraphFont" style:family="text">
      <style:text-properties fo:color="#9876AA"/>
    </style:style>
    <style:style style:name="T1792" style:parent-style-name="DefaultParagraphFont" style:family="text">
      <style:text-properties fo:color="#A9B7C6"/>
    </style:style>
    <style:style style:name="T1793" style:parent-style-name="DefaultParagraphFont" style:family="text">
      <style:text-properties fo:color="#CC7832"/>
    </style:style>
    <style:style style:name="T1794" style:parent-style-name="DefaultParagraphFont" style:family="text">
      <style:text-properties fo:color="#CC7832"/>
    </style:style>
    <style:style style:name="T1795" style:parent-style-name="DefaultParagraphFont" style:family="text">
      <style:text-properties fo:color="#CC7832"/>
    </style:style>
    <style:style style:name="T1796" style:parent-style-name="DefaultParagraphFont" style:family="text">
      <style:text-properties fo:color="#A9B7C6"/>
    </style:style>
    <style:style style:name="T1797" style:parent-style-name="DefaultParagraphFont" style:family="text">
      <style:text-properties fo:color="#A9B7C6"/>
    </style:style>
    <style:style style:name="T1798" style:parent-style-name="DefaultParagraphFont" style:family="text">
      <style:text-properties fo:color="#A9B7C6"/>
    </style:style>
    <style:style style:name="T1799" style:parent-style-name="DefaultParagraphFont" style:family="text">
      <style:text-properties fo:color="#A9B7C6"/>
    </style:style>
    <style:style style:name="T1800" style:parent-style-name="DefaultParagraphFont" style:family="text">
      <style:text-properties fo:color="#CC7832"/>
    </style:style>
    <style:style style:name="T1801" style:parent-style-name="DefaultParagraphFont" style:family="text">
      <style:text-properties fo:color="#FFC66D"/>
    </style:style>
    <style:style style:name="T1802" style:parent-style-name="DefaultParagraphFont" style:family="text">
      <style:text-properties fo:color="#A9B7C6"/>
    </style:style>
    <style:style style:name="T1803" style:parent-style-name="DefaultParagraphFont" style:family="text">
      <style:text-properties fo:color="#A9B7C6"/>
    </style:style>
    <style:style style:name="T1804" style:parent-style-name="DefaultParagraphFont" style:family="text">
      <style:text-properties fo:color="#A9B7C6"/>
    </style:style>
    <style:style style:name="T1805" style:parent-style-name="DefaultParagraphFont" style:family="text">
      <style:text-properties fo:color="#CC7832"/>
    </style:style>
    <style:style style:name="T1806" style:parent-style-name="DefaultParagraphFont" style:family="text">
      <style:text-properties fo:color="#9876AA"/>
    </style:style>
    <style:style style:name="T1807" style:parent-style-name="DefaultParagraphFont" style:family="text">
      <style:text-properties fo:color="#CC7832"/>
    </style:style>
    <style:style style:name="T1808" style:parent-style-name="DefaultParagraphFont" style:family="text">
      <style:text-properties fo:color="#CC7832"/>
    </style:style>
    <style:style style:name="T1809" style:parent-style-name="DefaultParagraphFont" style:family="text">
      <style:text-properties fo:color="#CC7832"/>
    </style:style>
    <style:style style:name="T1810" style:parent-style-name="DefaultParagraphFont" style:family="text">
      <style:text-properties fo:color="#A9B7C6"/>
    </style:style>
    <style:style style:name="T1811" style:parent-style-name="DefaultParagraphFont" style:family="text">
      <style:text-properties fo:color="#A9B7C6"/>
    </style:style>
    <style:style style:name="T1812" style:parent-style-name="DefaultParagraphFont" style:family="text">
      <style:text-properties fo:color="#A9B7C6"/>
    </style:style>
    <style:style style:name="T1813" style:parent-style-name="DefaultParagraphFont" style:family="text">
      <style:text-properties fo:color="#A9B7C6"/>
    </style:style>
    <style:style style:name="T1814" style:parent-style-name="DefaultParagraphFont" style:family="text">
      <style:text-properties fo:color="#CC7832"/>
    </style:style>
    <style:style style:name="T1815" style:parent-style-name="DefaultParagraphFont" style:family="text">
      <style:text-properties fo:color="#FFC66D"/>
    </style:style>
    <style:style style:name="T1816" style:parent-style-name="DefaultParagraphFont" style:family="text">
      <style:text-properties fo:color="#A9B7C6"/>
    </style:style>
    <style:style style:name="T1817" style:parent-style-name="DefaultParagraphFont" style:family="text">
      <style:text-properties fo:color="#CC7832"/>
    </style:style>
    <style:style style:name="T1818" style:parent-style-name="DefaultParagraphFont" style:family="text">
      <style:text-properties fo:color="#A9B7C6"/>
    </style:style>
    <style:style style:name="T1819" style:parent-style-name="DefaultParagraphFont" style:family="text">
      <style:text-properties fo:color="#A9B7C6"/>
    </style:style>
    <style:style style:name="T1820" style:parent-style-name="DefaultParagraphFont" style:family="text">
      <style:text-properties fo:color="#A9B7C6"/>
    </style:style>
    <style:style style:name="T1821" style:parent-style-name="DefaultParagraphFont" style:family="text">
      <style:text-properties fo:color="#CC7832"/>
    </style:style>
    <style:style style:name="T1822" style:parent-style-name="DefaultParagraphFont" style:family="text">
      <style:text-properties fo:color="#A9B7C6"/>
    </style:style>
    <style:style style:name="T1823" style:parent-style-name="DefaultParagraphFont" style:family="text">
      <style:text-properties fo:color="#9876AA"/>
    </style:style>
    <style:style style:name="T1824" style:parent-style-name="DefaultParagraphFont" style:family="text">
      <style:text-properties fo:color="#A9B7C6"/>
    </style:style>
    <style:style style:name="T1825" style:parent-style-name="DefaultParagraphFont" style:family="text">
      <style:text-properties fo:color="#CC7832"/>
    </style:style>
    <style:style style:name="T1826" style:parent-style-name="DefaultParagraphFont" style:family="text">
      <style:text-properties fo:color="#CC7832"/>
    </style:style>
    <style:style style:name="T1827" style:parent-style-name="DefaultParagraphFont" style:family="text">
      <style:text-properties fo:color="#CC7832"/>
    </style:style>
    <style:style style:name="T1828" style:parent-style-name="DefaultParagraphFont" style:family="text">
      <style:text-properties fo:color="#A9B7C6"/>
    </style:style>
    <style:style style:name="T1829" style:parent-style-name="DefaultParagraphFont" style:family="text">
      <style:text-properties fo:color="#A9B7C6"/>
    </style:style>
    <style:style style:name="T1830" style:parent-style-name="DefaultParagraphFont" style:family="text">
      <style:text-properties fo:color="#A9B7C6"/>
    </style:style>
    <style:style style:name="T1831" style:parent-style-name="DefaultParagraphFont" style:family="text">
      <style:text-properties fo:color="#A9B7C6"/>
    </style:style>
    <style:style style:name="T1832" style:parent-style-name="DefaultParagraphFont" style:family="text">
      <style:text-properties fo:color="#808080"/>
    </style:style>
    <style:style style:name="T1833" style:parent-style-name="DefaultParagraphFont" style:family="text">
      <style:text-properties fo:color="#808080"/>
    </style:style>
    <style:style style:name="T1834" style:parent-style-name="DefaultParagraphFont" style:family="text">
      <style:text-properties fo:color="#808080"/>
    </style:style>
    <style:style style:name="T1835" style:parent-style-name="DefaultParagraphFont" style:family="text">
      <style:text-properties fo:color="#CC7832"/>
    </style:style>
    <style:style style:name="T1836" style:parent-style-name="DefaultParagraphFont" style:family="text">
      <style:text-properties fo:color="#FFC66D"/>
    </style:style>
    <style:style style:name="T1837" style:parent-style-name="DefaultParagraphFont" style:family="text">
      <style:text-properties fo:color="#A9B7C6"/>
    </style:style>
    <style:style style:name="T1838" style:parent-style-name="DefaultParagraphFont" style:family="text">
      <style:text-properties fo:color="#A9B7C6"/>
    </style:style>
    <style:style style:name="T1839" style:parent-style-name="DefaultParagraphFont" style:family="text">
      <style:text-properties fo:color="#A9B7C6"/>
    </style:style>
    <style:style style:name="T1840" style:parent-style-name="DefaultParagraphFont" style:family="text">
      <style:text-properties fo:color="#CC7832"/>
    </style:style>
    <style:style style:name="T1841" style:parent-style-name="DefaultParagraphFont" style:family="text">
      <style:text-properties fo:color="#A9B7C6"/>
    </style:style>
    <style:style style:name="T1842" style:parent-style-name="DefaultParagraphFont" style:family="text">
      <style:text-properties fo:color="#CC7832"/>
    </style:style>
    <style:style style:name="T1843" style:parent-style-name="DefaultParagraphFont" style:family="text">
      <style:text-properties fo:color="#6A8759"/>
    </style:style>
    <style:style style:name="T1844" style:parent-style-name="DefaultParagraphFont" style:family="text">
      <style:text-properties fo:color="#CC7832"/>
    </style:style>
    <style:style style:name="T1845" style:parent-style-name="DefaultParagraphFont" style:family="text">
      <style:text-properties fo:color="#A9B7C6"/>
    </style:style>
    <style:style style:name="T1846" style:parent-style-name="DefaultParagraphFont" style:family="text">
      <style:text-properties fo:color="#A9B7C6"/>
    </style:style>
    <style:style style:name="T1847" style:parent-style-name="DefaultParagraphFont" style:family="text">
      <style:text-properties fo:color="#CC7832"/>
    </style:style>
    <style:style style:name="T1848" style:parent-style-name="DefaultParagraphFont" style:family="text">
      <style:text-properties fo:color="#CC7832"/>
    </style:style>
    <style:style style:name="T1849" style:parent-style-name="DefaultParagraphFont" style:family="text">
      <style:text-properties fo:color="#CC7832"/>
    </style:style>
    <style:style style:name="T1850" style:parent-style-name="DefaultParagraphFont" style:family="text">
      <style:text-properties fo:color="#A9B7C6"/>
    </style:style>
    <style:style style:name="T1851" style:parent-style-name="DefaultParagraphFont" style:family="text">
      <style:text-properties fo:font-style="italic" style:font-style-asian="italic" style:font-style-complex="italic" fo:color="#A9B7C6"/>
    </style:style>
    <style:style style:name="T1852" style:parent-style-name="DefaultParagraphFont" style:family="text">
      <style:text-properties fo:color="#A9B7C6"/>
    </style:style>
    <style:style style:name="T1853" style:parent-style-name="DefaultParagraphFont" style:family="text">
      <style:text-properties fo:color="#CC7832"/>
    </style:style>
    <style:style style:name="T1854" style:parent-style-name="DefaultParagraphFont" style:family="text">
      <style:text-properties fo:color="#A9B7C6"/>
    </style:style>
    <style:style style:name="T1855" style:parent-style-name="DefaultParagraphFont" style:family="text">
      <style:text-properties fo:color="#CC7832"/>
    </style:style>
    <style:style style:name="T1856" style:parent-style-name="DefaultParagraphFont" style:family="text">
      <style:text-properties fo:color="#CC7832"/>
    </style:style>
    <style:style style:name="T1857" style:parent-style-name="DefaultParagraphFont" style:family="text">
      <style:text-properties fo:color="#CC7832"/>
    </style:style>
    <style:style style:name="T1858" style:parent-style-name="DefaultParagraphFont" style:family="text">
      <style:text-properties fo:color="#A9B7C6"/>
    </style:style>
    <style:style style:name="T1859" style:parent-style-name="DefaultParagraphFont" style:family="text">
      <style:text-properties fo:color="#9876AA"/>
    </style:style>
    <style:style style:name="T1860" style:parent-style-name="DefaultParagraphFont" style:family="text">
      <style:text-properties fo:color="#A9B7C6"/>
    </style:style>
    <style:style style:name="T1861" style:parent-style-name="DefaultParagraphFont" style:family="text">
      <style:text-properties fo:color="#CC7832"/>
    </style:style>
    <style:style style:name="T1862" style:parent-style-name="DefaultParagraphFont" style:family="text">
      <style:text-properties fo:color="#CC7832"/>
    </style:style>
    <style:style style:name="T1863" style:parent-style-name="DefaultParagraphFont" style:family="text">
      <style:text-properties fo:color="#CC7832"/>
    </style:style>
    <style:style style:name="T1864" style:parent-style-name="DefaultParagraphFont" style:family="text">
      <style:text-properties fo:color="#808080"/>
    </style:style>
    <style:style style:name="T1865" style:parent-style-name="DefaultParagraphFont" style:family="text">
      <style:text-properties fo:color="#808080"/>
    </style:style>
    <style:style style:name="T1866" style:parent-style-name="DefaultParagraphFont" style:family="text">
      <style:text-properties fo:color="#808080"/>
    </style:style>
    <style:style style:name="T1867" style:parent-style-name="DefaultParagraphFont" style:family="text">
      <style:text-properties fo:color="#A9B7C6"/>
    </style:style>
    <style:style style:name="T1868" style:parent-style-name="DefaultParagraphFont" style:family="text">
      <style:text-properties fo:color="#A9B7C6"/>
    </style:style>
    <style:style style:name="T1869" style:parent-style-name="DefaultParagraphFont" style:family="text">
      <style:text-properties fo:color="#A9B7C6"/>
    </style:style>
    <style:style style:name="T1870" style:parent-style-name="DefaultParagraphFont" style:family="text">
      <style:text-properties fo:color="#A9B7C6"/>
    </style:style>
    <style:style style:name="T1871" style:parent-style-name="DefaultParagraphFont" style:family="text">
      <style:text-properties fo:color="#CC7832"/>
    </style:style>
    <style:style style:name="T1872" style:parent-style-name="DefaultParagraphFont" style:family="text">
      <style:text-properties fo:color="#FFC66D"/>
    </style:style>
    <style:style style:name="T1873" style:parent-style-name="DefaultParagraphFont" style:family="text">
      <style:text-properties fo:color="#A9B7C6"/>
    </style:style>
    <style:style style:name="T1874" style:parent-style-name="DefaultParagraphFont" style:family="text">
      <style:text-properties fo:color="#A9B7C6"/>
    </style:style>
    <style:style style:name="T1875" style:parent-style-name="DefaultParagraphFont" style:family="text">
      <style:text-properties fo:color="#A9B7C6"/>
    </style:style>
    <style:style style:name="T1876" style:parent-style-name="DefaultParagraphFont" style:family="text">
      <style:text-properties fo:color="#CC7832"/>
    </style:style>
    <style:style style:name="T1877" style:parent-style-name="DefaultParagraphFont" style:family="text">
      <style:text-properties fo:color="#9876AA"/>
    </style:style>
    <style:style style:name="T1878" style:parent-style-name="DefaultParagraphFont" style:family="text">
      <style:text-properties fo:color="#CC7832"/>
    </style:style>
    <style:style style:name="T1879" style:parent-style-name="DefaultParagraphFont" style:family="text">
      <style:text-properties fo:color="#CC7832"/>
    </style:style>
    <style:style style:name="T1880" style:parent-style-name="DefaultParagraphFont" style:family="text">
      <style:text-properties fo:color="#CC7832"/>
    </style:style>
    <style:style style:name="T1881" style:parent-style-name="DefaultParagraphFont" style:family="text">
      <style:text-properties fo:color="#A9B7C6"/>
    </style:style>
    <style:style style:name="T1882" style:parent-style-name="DefaultParagraphFont" style:family="text">
      <style:text-properties fo:color="#A9B7C6"/>
    </style:style>
    <style:style style:name="T1883" style:parent-style-name="DefaultParagraphFont" style:family="text">
      <style:text-properties fo:color="#A9B7C6"/>
    </style:style>
    <style:style style:name="T1884" style:parent-style-name="DefaultParagraphFont" style:family="text">
      <style:text-properties fo:color="#A9B7C6"/>
    </style:style>
    <style:style style:name="T1885" style:parent-style-name="DefaultParagraphFont" style:family="text">
      <style:text-properties fo:color="#CC7832"/>
    </style:style>
    <style:style style:name="T1886" style:parent-style-name="DefaultParagraphFont" style:family="text">
      <style:text-properties fo:color="#CC7832"/>
    </style:style>
    <style:style style:name="T1887" style:parent-style-name="DefaultParagraphFont" style:family="text">
      <style:text-properties fo:color="#FFC66D"/>
    </style:style>
    <style:style style:name="T1888" style:parent-style-name="DefaultParagraphFont" style:family="text">
      <style:text-properties fo:color="#A9B7C6"/>
    </style:style>
    <style:style style:name="T1889" style:parent-style-name="DefaultParagraphFont" style:family="text">
      <style:text-properties fo:color="#CC7832"/>
    </style:style>
    <style:style style:name="T1890" style:parent-style-name="DefaultParagraphFont" style:family="text">
      <style:text-properties fo:color="#A9B7C6"/>
    </style:style>
    <style:style style:name="T1891" style:parent-style-name="DefaultParagraphFont" style:family="text">
      <style:text-properties fo:color="#A9B7C6"/>
    </style:style>
    <style:style style:name="T1892" style:parent-style-name="DefaultParagraphFont" style:family="text">
      <style:text-properties fo:color="#A9B7C6"/>
    </style:style>
    <style:style style:name="T1893" style:parent-style-name="DefaultParagraphFont" style:family="text">
      <style:text-properties fo:color="#CC7832"/>
    </style:style>
    <style:style style:name="T1894" style:parent-style-name="DefaultParagraphFont" style:family="text">
      <style:text-properties fo:color="#A9B7C6"/>
    </style:style>
    <style:style style:name="T1895" style:parent-style-name="DefaultParagraphFont" style:family="text">
      <style:text-properties fo:color="#9876AA"/>
    </style:style>
    <style:style style:name="T1896" style:parent-style-name="DefaultParagraphFont" style:family="text">
      <style:text-properties fo:color="#A9B7C6"/>
    </style:style>
    <style:style style:name="T1897" style:parent-style-name="DefaultParagraphFont" style:family="text">
      <style:text-properties fo:color="#CC7832"/>
    </style:style>
    <style:style style:name="T1898" style:parent-style-name="DefaultParagraphFont" style:family="text">
      <style:text-properties fo:color="#CC7832"/>
    </style:style>
    <style:style style:name="T1899" style:parent-style-name="DefaultParagraphFont" style:family="text">
      <style:text-properties fo:color="#CC7832"/>
    </style:style>
    <style:style style:name="T1900" style:parent-style-name="DefaultParagraphFont" style:family="text">
      <style:text-properties fo:color="#A9B7C6"/>
    </style:style>
    <style:style style:name="T1901" style:parent-style-name="DefaultParagraphFont" style:family="text">
      <style:text-properties fo:color="#A9B7C6"/>
    </style:style>
    <style:style style:name="T1902" style:parent-style-name="DefaultParagraphFont" style:family="text">
      <style:text-properties fo:color="#A9B7C6"/>
    </style:style>
    <style:style style:name="T1903" style:parent-style-name="DefaultParagraphFont" style:family="text">
      <style:text-properties fo:color="#A9B7C6"/>
    </style:style>
    <style:style style:name="T1904" style:parent-style-name="DefaultParagraphFont" style:family="text">
      <style:text-properties fo:color="#CC7832"/>
    </style:style>
    <style:style style:name="T1905" style:parent-style-name="DefaultParagraphFont" style:family="text">
      <style:text-properties fo:color="#FFC66D"/>
    </style:style>
    <style:style style:name="T1906" style:parent-style-name="DefaultParagraphFont" style:family="text">
      <style:text-properties fo:color="#A9B7C6"/>
    </style:style>
    <style:style style:name="T1907" style:parent-style-name="DefaultParagraphFont" style:family="text">
      <style:text-properties fo:color="#A9B7C6"/>
    </style:style>
    <style:style style:name="T1908" style:parent-style-name="DefaultParagraphFont" style:family="text">
      <style:text-properties fo:color="#A9B7C6"/>
    </style:style>
    <style:style style:name="T1909" style:parent-style-name="DefaultParagraphFont" style:family="text">
      <style:text-properties fo:color="#CC7832"/>
    </style:style>
    <style:style style:name="T1910" style:parent-style-name="DefaultParagraphFont" style:family="text">
      <style:text-properties fo:color="#9876AA"/>
    </style:style>
    <style:style style:name="T1911" style:parent-style-name="DefaultParagraphFont" style:family="text">
      <style:text-properties fo:color="#CC7832"/>
    </style:style>
    <style:style style:name="T1912" style:parent-style-name="DefaultParagraphFont" style:family="text">
      <style:text-properties fo:color="#CC7832"/>
    </style:style>
    <style:style style:name="T1913" style:parent-style-name="DefaultParagraphFont" style:family="text">
      <style:text-properties fo:color="#CC7832"/>
    </style:style>
    <style:style style:name="T1914" style:parent-style-name="DefaultParagraphFont" style:family="text">
      <style:text-properties fo:color="#A9B7C6"/>
    </style:style>
    <style:style style:name="T1915" style:parent-style-name="DefaultParagraphFont" style:family="text">
      <style:text-properties fo:color="#A9B7C6"/>
    </style:style>
    <style:style style:name="T1916" style:parent-style-name="DefaultParagraphFont" style:family="text">
      <style:text-properties fo:color="#A9B7C6"/>
    </style:style>
    <style:style style:name="T1917" style:parent-style-name="DefaultParagraphFont" style:family="text">
      <style:text-properties fo:color="#A9B7C6"/>
    </style:style>
    <style:style style:name="T1918" style:parent-style-name="DefaultParagraphFont" style:family="text">
      <style:text-properties fo:color="#CC7832"/>
    </style:style>
    <style:style style:name="T1919" style:parent-style-name="DefaultParagraphFont" style:family="text">
      <style:text-properties fo:color="#FFC66D"/>
    </style:style>
    <style:style style:name="T1920" style:parent-style-name="DefaultParagraphFont" style:family="text">
      <style:text-properties fo:color="#A9B7C6"/>
    </style:style>
    <style:style style:name="T1921" style:parent-style-name="DefaultParagraphFont" style:family="text">
      <style:text-properties fo:color="#CC7832"/>
    </style:style>
    <style:style style:name="T1922" style:parent-style-name="DefaultParagraphFont" style:family="text">
      <style:text-properties fo:color="#A9B7C6"/>
    </style:style>
    <style:style style:name="T1923" style:parent-style-name="DefaultParagraphFont" style:family="text">
      <style:text-properties fo:color="#A9B7C6"/>
    </style:style>
    <style:style style:name="T1924" style:parent-style-name="DefaultParagraphFont" style:family="text">
      <style:text-properties fo:color="#A9B7C6"/>
    </style:style>
    <style:style style:name="T1925" style:parent-style-name="DefaultParagraphFont" style:family="text">
      <style:text-properties fo:color="#CC7832"/>
    </style:style>
    <style:style style:name="T1926" style:parent-style-name="DefaultParagraphFont" style:family="text">
      <style:text-properties fo:color="#A9B7C6"/>
    </style:style>
    <style:style style:name="T1927" style:parent-style-name="DefaultParagraphFont" style:family="text">
      <style:text-properties fo:color="#9876AA"/>
    </style:style>
    <style:style style:name="T1928" style:parent-style-name="DefaultParagraphFont" style:family="text">
      <style:text-properties fo:color="#A9B7C6"/>
    </style:style>
    <style:style style:name="T1929" style:parent-style-name="DefaultParagraphFont" style:family="text">
      <style:text-properties fo:color="#CC7832"/>
    </style:style>
    <style:style style:name="T1930" style:parent-style-name="DefaultParagraphFont" style:family="text">
      <style:text-properties fo:color="#CC7832"/>
    </style:style>
    <style:style style:name="T1931" style:parent-style-name="DefaultParagraphFont" style:family="text">
      <style:text-properties fo:color="#CC7832"/>
    </style:style>
    <style:style style:name="T1932" style:parent-style-name="DefaultParagraphFont" style:family="text">
      <style:text-properties fo:color="#A9B7C6"/>
    </style:style>
    <style:style style:name="T1933" style:parent-style-name="DefaultParagraphFont" style:family="text">
      <style:text-properties fo:color="#A9B7C6"/>
    </style:style>
    <style:style style:name="T1934" style:parent-style-name="DefaultParagraphFont" style:family="text">
      <style:text-properties fo:color="#A9B7C6"/>
    </style:style>
    <style:style style:name="T1935" style:parent-style-name="DefaultParagraphFont" style:family="text">
      <style:text-properties fo:color="#A9B7C6"/>
    </style:style>
    <style:style style:name="T1936" style:parent-style-name="DefaultParagraphFont" style:family="text">
      <style:text-properties fo:color="#808080"/>
    </style:style>
    <style:style style:name="T1937" style:parent-style-name="DefaultParagraphFont" style:family="text">
      <style:text-properties fo:color="#808080"/>
    </style:style>
    <style:style style:name="T1938" style:parent-style-name="DefaultParagraphFont" style:family="text">
      <style:text-properties fo:color="#808080"/>
    </style:style>
    <style:style style:name="T1939" style:parent-style-name="DefaultParagraphFont" style:family="text">
      <style:text-properties fo:color="#808080"/>
    </style:style>
    <style:style style:name="T1940" style:parent-style-name="DefaultParagraphFont" style:family="text">
      <style:text-properties fo:color="#808080"/>
    </style:style>
    <style:style style:name="T1941" style:parent-style-name="DefaultParagraphFont" style:family="text">
      <style:text-properties fo:color="#808080"/>
    </style:style>
    <style:style style:name="T1942" style:parent-style-name="DefaultParagraphFont" style:family="text">
      <style:text-properties fo:color="#CC7832"/>
    </style:style>
    <style:style style:name="T1943" style:parent-style-name="DefaultParagraphFont" style:family="text">
      <style:text-properties fo:color="#FFC66D"/>
    </style:style>
    <style:style style:name="T1944" style:parent-style-name="DefaultParagraphFont" style:family="text">
      <style:text-properties fo:color="#A9B7C6"/>
    </style:style>
    <style:style style:name="T1945" style:parent-style-name="DefaultParagraphFont" style:family="text">
      <style:text-properties fo:color="#A9B7C6"/>
    </style:style>
    <style:style style:name="T1946" style:parent-style-name="DefaultParagraphFont" style:family="text">
      <style:text-properties fo:color="#A9B7C6"/>
    </style:style>
    <style:style style:name="T1947" style:parent-style-name="DefaultParagraphFont" style:family="text">
      <style:text-properties fo:color="#CC7832"/>
    </style:style>
    <style:style style:name="T1948" style:parent-style-name="DefaultParagraphFont" style:family="text">
      <style:text-properties fo:color="#A9B7C6"/>
    </style:style>
    <style:style style:name="T1949" style:parent-style-name="DefaultParagraphFont" style:family="text">
      <style:text-properties fo:color="#6897BB"/>
    </style:style>
    <style:style style:name="T1950" style:parent-style-name="DefaultParagraphFont" style:family="text">
      <style:text-properties fo:color="#CC7832"/>
    </style:style>
    <style:style style:name="T1951" style:parent-style-name="DefaultParagraphFont" style:family="text">
      <style:text-properties fo:color="#CC7832"/>
    </style:style>
    <style:style style:name="T1952" style:parent-style-name="DefaultParagraphFont" style:family="text">
      <style:text-properties fo:color="#CC7832"/>
    </style:style>
    <style:style style:name="T1953" style:parent-style-name="DefaultParagraphFont" style:family="text">
      <style:text-properties fo:color="#CC7832"/>
    </style:style>
    <style:style style:name="T1954" style:parent-style-name="DefaultParagraphFont" style:family="text">
      <style:text-properties fo:color="#808080"/>
    </style:style>
    <style:style style:name="T1955" style:parent-style-name="DefaultParagraphFont" style:family="text">
      <style:text-properties fo:color="#808080"/>
    </style:style>
    <style:style style:name="T1956" style:parent-style-name="DefaultParagraphFont" style:family="text">
      <style:text-properties fo:color="#808080"/>
    </style:style>
    <style:style style:name="T1957" style:parent-style-name="DefaultParagraphFont" style:family="text">
      <style:text-properties fo:color="#CC7832"/>
    </style:style>
    <style:style style:name="T1958" style:parent-style-name="DefaultParagraphFont" style:family="text">
      <style:text-properties fo:color="#CC7832"/>
    </style:style>
    <style:style style:name="T1959" style:parent-style-name="DefaultParagraphFont" style:family="text">
      <style:text-properties fo:color="#A9B7C6"/>
    </style:style>
    <style:style style:name="T1960" style:parent-style-name="DefaultParagraphFont" style:family="text">
      <style:text-properties fo:color="#6897BB"/>
    </style:style>
    <style:style style:name="T1961" style:parent-style-name="DefaultParagraphFont" style:family="text">
      <style:text-properties fo:color="#CC7832"/>
    </style:style>
    <style:style style:name="T1962" style:parent-style-name="DefaultParagraphFont" style:family="text">
      <style:text-properties fo:color="#CC7832"/>
    </style:style>
    <style:style style:name="T1963" style:parent-style-name="DefaultParagraphFont" style:family="text">
      <style:text-properties fo:color="#CC7832"/>
    </style:style>
    <style:style style:name="T1964" style:parent-style-name="DefaultParagraphFont" style:family="text">
      <style:text-properties fo:color="#A9B7C6"/>
    </style:style>
    <style:style style:name="T1965" style:parent-style-name="DefaultParagraphFont" style:family="text">
      <style:text-properties fo:color="#6897BB"/>
    </style:style>
    <style:style style:name="T1966" style:parent-style-name="DefaultParagraphFont" style:family="text">
      <style:text-properties fo:color="#CC7832"/>
    </style:style>
    <style:style style:name="T1967" style:parent-style-name="DefaultParagraphFont" style:family="text">
      <style:text-properties fo:color="#CC7832"/>
    </style:style>
    <style:style style:name="T1968" style:parent-style-name="DefaultParagraphFont" style:family="text">
      <style:text-properties fo:color="#CC7832"/>
    </style:style>
    <style:style style:name="T1969" style:parent-style-name="DefaultParagraphFont" style:family="text">
      <style:text-properties fo:color="#A9B7C6"/>
    </style:style>
    <style:style style:name="T1970" style:parent-style-name="DefaultParagraphFont" style:family="text">
      <style:text-properties fo:color="#CC7832"/>
    </style:style>
    <style:style style:name="T1971" style:parent-style-name="DefaultParagraphFont" style:family="text">
      <style:text-properties fo:color="#CC7832"/>
    </style:style>
    <style:style style:name="T1972" style:parent-style-name="DefaultParagraphFont" style:family="text">
      <style:text-properties fo:color="#CC7832"/>
    </style:style>
    <style:style style:name="T1973" style:parent-style-name="DefaultParagraphFont" style:family="text">
      <style:text-properties fo:color="#A9B7C6"/>
    </style:style>
    <style:style style:name="T1974" style:parent-style-name="DefaultParagraphFont" style:family="text">
      <style:text-properties fo:color="#CC7832"/>
    </style:style>
    <style:style style:name="T1975" style:parent-style-name="DefaultParagraphFont" style:family="text">
      <style:text-properties fo:color="#CC7832"/>
    </style:style>
    <style:style style:name="T1976" style:parent-style-name="DefaultParagraphFont" style:family="text">
      <style:text-properties fo:color="#CC7832"/>
    </style:style>
    <style:style style:name="T1977" style:parent-style-name="DefaultParagraphFont" style:family="text">
      <style:text-properties fo:color="#CC7832"/>
    </style:style>
    <style:style style:name="T1978" style:parent-style-name="DefaultParagraphFont" style:family="text">
      <style:text-properties fo:color="#A9B7C6"/>
    </style:style>
    <style:style style:name="T1979" style:parent-style-name="DefaultParagraphFont" style:family="text">
      <style:text-properties fo:color="#CC7832"/>
    </style:style>
    <style:style style:name="T1980" style:parent-style-name="DefaultParagraphFont" style:family="text">
      <style:text-properties fo:color="#CC7832"/>
    </style:style>
    <style:style style:name="T1981" style:parent-style-name="DefaultParagraphFont" style:family="text">
      <style:text-properties fo:color="#CC7832"/>
    </style:style>
    <style:style style:name="T1982" style:parent-style-name="DefaultParagraphFont" style:family="text">
      <style:text-properties fo:color="#A9B7C6"/>
    </style:style>
    <style:style style:name="T1983" style:parent-style-name="DefaultParagraphFont" style:family="text">
      <style:text-properties fo:color="#A9B7C6"/>
    </style:style>
    <style:style style:name="T1984" style:parent-style-name="DefaultParagraphFont" style:family="text">
      <style:text-properties fo:color="#CC7832"/>
    </style:style>
    <style:style style:name="T1985" style:parent-style-name="DefaultParagraphFont" style:family="text">
      <style:text-properties fo:color="#CC7832"/>
    </style:style>
    <style:style style:name="T1986" style:parent-style-name="DefaultParagraphFont" style:family="text">
      <style:text-properties fo:color="#CC7832"/>
    </style:style>
    <style:style style:name="T1987" style:parent-style-name="DefaultParagraphFont" style:family="text">
      <style:text-properties fo:color="#CC7832"/>
    </style:style>
    <style:style style:name="T1988" style:parent-style-name="DefaultParagraphFont" style:family="text">
      <style:text-properties fo:color="#A9B7C6"/>
    </style:style>
    <style:style style:name="T1989" style:parent-style-name="DefaultParagraphFont" style:family="text">
      <style:text-properties fo:color="#CC7832"/>
    </style:style>
    <style:style style:name="T1990" style:parent-style-name="DefaultParagraphFont" style:family="text">
      <style:text-properties fo:color="#A9B7C6"/>
    </style:style>
    <style:style style:name="T1991" style:parent-style-name="DefaultParagraphFont" style:family="text">
      <style:text-properties fo:color="#CC7832"/>
    </style:style>
    <style:style style:name="T1992" style:parent-style-name="DefaultParagraphFont" style:family="text">
      <style:text-properties fo:color="#A9B7C6"/>
    </style:style>
    <style:style style:name="T1993" style:parent-style-name="DefaultParagraphFont" style:family="text">
      <style:text-properties fo:color="#CC7832"/>
    </style:style>
    <style:style style:name="T1994" style:parent-style-name="DefaultParagraphFont" style:family="text">
      <style:text-properties fo:color="#CC7832"/>
    </style:style>
    <style:style style:name="T1995" style:parent-style-name="DefaultParagraphFont" style:family="text">
      <style:text-properties fo:color="#CC7832"/>
    </style:style>
    <style:style style:name="T1996" style:parent-style-name="DefaultParagraphFont" style:family="text">
      <style:text-properties fo:color="#A9B7C6"/>
    </style:style>
    <style:style style:name="T1997" style:parent-style-name="DefaultParagraphFont" style:family="text">
      <style:text-properties fo:color="#CC7832"/>
    </style:style>
    <style:style style:name="T1998" style:parent-style-name="DefaultParagraphFont" style:family="text">
      <style:text-properties fo:color="#A9B7C6"/>
    </style:style>
    <style:style style:name="T1999" style:parent-style-name="DefaultParagraphFont" style:family="text">
      <style:text-properties fo:color="#CC7832"/>
    </style:style>
    <style:style style:name="T2000" style:parent-style-name="DefaultParagraphFont" style:family="text">
      <style:text-properties fo:color="#A9B7C6"/>
    </style:style>
    <style:style style:name="T2001" style:parent-style-name="DefaultParagraphFont" style:family="text">
      <style:text-properties fo:color="#CC7832"/>
    </style:style>
    <style:style style:name="T2002" style:parent-style-name="DefaultParagraphFont" style:family="text">
      <style:text-properties fo:color="#CC7832"/>
    </style:style>
    <style:style style:name="T2003" style:parent-style-name="DefaultParagraphFont" style:family="text">
      <style:text-properties fo:color="#CC7832"/>
    </style:style>
    <style:style style:name="T2004" style:parent-style-name="DefaultParagraphFont" style:family="text">
      <style:text-properties fo:color="#CC7832"/>
    </style:style>
    <style:style style:name="T2005" style:parent-style-name="DefaultParagraphFont" style:family="text">
      <style:text-properties fo:color="#A9B7C6"/>
    </style:style>
    <style:style style:name="T2006" style:parent-style-name="DefaultParagraphFont" style:family="text">
      <style:text-properties fo:color="#CC7832"/>
    </style:style>
    <style:style style:name="T2007" style:parent-style-name="DefaultParagraphFont" style:family="text">
      <style:text-properties fo:color="#A9B7C6"/>
    </style:style>
    <style:style style:name="T2008" style:parent-style-name="DefaultParagraphFont" style:family="text">
      <style:text-properties fo:color="#CC7832"/>
    </style:style>
    <style:style style:name="T2009" style:parent-style-name="DefaultParagraphFont" style:family="text">
      <style:text-properties fo:color="#CC7832"/>
    </style:style>
    <style:style style:name="T2010" style:parent-style-name="DefaultParagraphFont" style:family="text">
      <style:text-properties fo:color="#CC7832"/>
    </style:style>
    <style:style style:name="T2011" style:parent-style-name="DefaultParagraphFont" style:family="text">
      <style:text-properties fo:color="#A9B7C6"/>
    </style:style>
    <style:style style:name="T2012" style:parent-style-name="DefaultParagraphFont" style:family="text">
      <style:text-properties fo:color="#CC7832"/>
    </style:style>
    <style:style style:name="T2013" style:parent-style-name="DefaultParagraphFont" style:family="text">
      <style:text-properties fo:color="#A9B7C6"/>
    </style:style>
    <style:style style:name="T2014" style:parent-style-name="DefaultParagraphFont" style:family="text">
      <style:text-properties fo:color="#CC7832"/>
    </style:style>
    <style:style style:name="T2015" style:parent-style-name="DefaultParagraphFont" style:family="text">
      <style:text-properties fo:color="#CC7832"/>
    </style:style>
    <style:style style:name="T2016" style:parent-style-name="DefaultParagraphFont" style:family="text">
      <style:text-properties fo:color="#CC7832"/>
    </style:style>
    <style:style style:name="T2017" style:parent-style-name="DefaultParagraphFont" style:family="text">
      <style:text-properties fo:color="#CC7832"/>
    </style:style>
    <style:style style:name="T2018" style:parent-style-name="DefaultParagraphFont" style:family="text">
      <style:text-properties fo:color="#A9B7C6"/>
    </style:style>
    <style:style style:name="T2019" style:parent-style-name="DefaultParagraphFont" style:family="text">
      <style:text-properties fo:color="#CC7832"/>
    </style:style>
    <style:style style:name="T2020" style:parent-style-name="DefaultParagraphFont" style:family="text">
      <style:text-properties fo:color="#CC7832"/>
    </style:style>
    <style:style style:name="T2021" style:parent-style-name="DefaultParagraphFont" style:family="text">
      <style:text-properties fo:color="#CC7832"/>
    </style:style>
    <style:style style:name="T2022" style:parent-style-name="DefaultParagraphFont" style:family="text">
      <style:text-properties fo:color="#A9B7C6"/>
    </style:style>
    <style:style style:name="T2023" style:parent-style-name="DefaultParagraphFont" style:family="text">
      <style:text-properties fo:font-style="italic" style:font-style-asian="italic" style:font-style-complex="italic" fo:color="#A9B7C6"/>
    </style:style>
    <style:style style:name="T2024" style:parent-style-name="DefaultParagraphFont" style:family="text">
      <style:text-properties fo:color="#A9B7C6"/>
    </style:style>
    <style:style style:name="T2025" style:parent-style-name="DefaultParagraphFont" style:family="text">
      <style:text-properties fo:color="#CC7832"/>
    </style:style>
    <style:style style:name="T2026" style:parent-style-name="DefaultParagraphFont" style:family="text">
      <style:text-properties fo:color="#CC7832"/>
    </style:style>
    <style:style style:name="T2027" style:parent-style-name="DefaultParagraphFont" style:family="text">
      <style:text-properties fo:color="#CC7832"/>
    </style:style>
    <style:style style:name="T2028" style:parent-style-name="DefaultParagraphFont" style:family="text">
      <style:text-properties fo:color="#A9B7C6"/>
    </style:style>
    <style:style style:name="T2029" style:parent-style-name="DefaultParagraphFont" style:family="text">
      <style:text-properties fo:color="#CC7832"/>
    </style:style>
    <style:style style:name="T2030" style:parent-style-name="DefaultParagraphFont" style:family="text">
      <style:text-properties fo:color="#A9B7C6"/>
    </style:style>
    <style:style style:name="T2031" style:parent-style-name="DefaultParagraphFont" style:family="text">
      <style:text-properties fo:color="#CC7832"/>
    </style:style>
    <style:style style:name="T2032" style:parent-style-name="DefaultParagraphFont" style:family="text">
      <style:text-properties fo:color="#A9B7C6"/>
    </style:style>
    <style:style style:name="T2033" style:parent-style-name="DefaultParagraphFont" style:family="text">
      <style:text-properties fo:color="#CC7832"/>
    </style:style>
    <style:style style:name="T2034" style:parent-style-name="DefaultParagraphFont" style:family="text">
      <style:text-properties fo:color="#CC7832"/>
    </style:style>
    <style:style style:name="T2035" style:parent-style-name="DefaultParagraphFont" style:family="text">
      <style:text-properties fo:color="#CC7832"/>
    </style:style>
    <style:style style:name="T2036" style:parent-style-name="DefaultParagraphFont" style:family="text">
      <style:text-properties fo:color="#A9B7C6"/>
    </style:style>
    <style:style style:name="T2037" style:parent-style-name="DefaultParagraphFont" style:family="text">
      <style:text-properties fo:color="#9876AA"/>
    </style:style>
    <style:style style:name="T2038" style:parent-style-name="DefaultParagraphFont" style:family="text">
      <style:text-properties fo:color="#A9B7C6"/>
    </style:style>
    <style:style style:name="T2039" style:parent-style-name="DefaultParagraphFont" style:family="text">
      <style:text-properties fo:color="#CC7832"/>
    </style:style>
    <style:style style:name="T2040" style:parent-style-name="DefaultParagraphFont" style:family="text">
      <style:text-properties fo:color="#CC7832"/>
    </style:style>
    <style:style style:name="T2041" style:parent-style-name="DefaultParagraphFont" style:family="text">
      <style:text-properties fo:color="#CC7832"/>
    </style:style>
    <style:style style:name="T2042" style:parent-style-name="DefaultParagraphFont" style:family="text">
      <style:text-properties fo:color="#A9B7C6"/>
    </style:style>
    <style:style style:name="T2043" style:parent-style-name="DefaultParagraphFont" style:family="text">
      <style:text-properties fo:color="#A9B7C6"/>
    </style:style>
    <style:style style:name="T2044" style:parent-style-name="DefaultParagraphFont" style:family="text">
      <style:text-properties fo:color="#A9B7C6"/>
    </style:style>
    <style:style style:name="T2045" style:parent-style-name="DefaultParagraphFont" style:family="text">
      <style:text-properties fo:color="#A9B7C6"/>
    </style:style>
    <style:style style:name="P2046" style:parent-style-name="HTMLPreformatted" style:family="paragraph">
      <style:paragraph-properties fo:background-color="#2B2B2B"/>
    </style:style>
    <style:style style:name="T2047" style:parent-style-name="DefaultParagraphFont" style:family="text">
      <style:text-properties fo:color="#CC7832"/>
    </style:style>
    <style:style style:name="T2048" style:parent-style-name="DefaultParagraphFont" style:family="text">
      <style:text-properties fo:color="#A9B7C6"/>
    </style:style>
    <style:style style:name="T2049" style:parent-style-name="DefaultParagraphFont" style:family="text">
      <style:text-properties fo:color="#CC7832"/>
    </style:style>
    <style:style style:name="T2050" style:parent-style-name="DefaultParagraphFont" style:family="text">
      <style:text-properties fo:color="#CC7832"/>
    </style:style>
    <style:style style:name="T2051" style:parent-style-name="DefaultParagraphFont" style:family="text">
      <style:text-properties fo:color="#CC7832"/>
    </style:style>
    <style:style style:name="T2052" style:parent-style-name="DefaultParagraphFont" style:family="text">
      <style:text-properties fo:color="#CC7832"/>
    </style:style>
    <style:style style:name="T2053" style:parent-style-name="DefaultParagraphFont" style:family="text">
      <style:text-properties fo:color="#A9B7C6"/>
    </style:style>
    <style:style style:name="T2054" style:parent-style-name="DefaultParagraphFont" style:family="text">
      <style:text-properties fo:color="#CC7832"/>
    </style:style>
    <style:style style:name="T2055" style:parent-style-name="DefaultParagraphFont" style:family="text">
      <style:text-properties fo:color="#CC7832"/>
    </style:style>
    <style:style style:name="T2056" style:parent-style-name="DefaultParagraphFont" style:family="text">
      <style:text-properties fo:color="#CC7832"/>
    </style:style>
    <style:style style:name="T2057" style:parent-style-name="DefaultParagraphFont" style:family="text">
      <style:text-properties fo:color="#A9B7C6"/>
    </style:style>
    <style:style style:name="T2058" style:parent-style-name="DefaultParagraphFont" style:family="text">
      <style:text-properties fo:color="#CC7832"/>
    </style:style>
    <style:style style:name="T2059" style:parent-style-name="DefaultParagraphFont" style:family="text">
      <style:text-properties fo:color="#CC7832"/>
    </style:style>
    <style:style style:name="T2060" style:parent-style-name="DefaultParagraphFont" style:family="text">
      <style:text-properties fo:color="#CC7832"/>
    </style:style>
    <style:style style:name="T2061" style:parent-style-name="DefaultParagraphFont" style:family="text">
      <style:text-properties fo:color="#CC7832"/>
    </style:style>
    <style:style style:name="T2062" style:parent-style-name="DefaultParagraphFont" style:family="text">
      <style:text-properties fo:color="#A9B7C6"/>
    </style:style>
    <style:style style:name="T2063" style:parent-style-name="DefaultParagraphFont" style:family="text">
      <style:text-properties fo:color="#CC7832"/>
    </style:style>
    <style:style style:name="T2064" style:parent-style-name="DefaultParagraphFont" style:family="text">
      <style:text-properties fo:color="#CC7832"/>
    </style:style>
    <style:style style:name="T2065" style:parent-style-name="DefaultParagraphFont" style:family="text">
      <style:text-properties fo:color="#CC7832"/>
    </style:style>
    <style:style style:name="T2066" style:parent-style-name="DefaultParagraphFont" style:family="text">
      <style:text-properties fo:font-style="italic" style:font-style-asian="italic" style:font-style-complex="italic" fo:color="#629755"/>
    </style:style>
    <style:style style:name="T2067" style:parent-style-name="DefaultParagraphFont" style:family="text">
      <style:text-properties fo:font-style="italic" style:font-style-asian="italic" style:font-style-complex="italic" fo:color="#629755"/>
    </style:style>
    <style:style style:name="T2068" style:parent-style-name="DefaultParagraphFont" style:family="text">
      <style:text-properties fo:font-style="italic" style:font-style-asian="italic" style:font-style-complex="italic" fo:color="#629755"/>
    </style:style>
    <style:style style:name="T2069" style:parent-style-name="DefaultParagraphFont" style:family="text">
      <style:text-properties fo:font-style="italic" style:font-style-asian="italic" style:font-style-complex="italic" fo:color="#629755"/>
    </style:style>
    <style:style style:name="T2070" style:parent-style-name="DefaultParagraphFont" style:family="text">
      <style:text-properties fo:font-style="italic" style:font-style-asian="italic" style:font-style-complex="italic" fo:color="#629755"/>
    </style:style>
    <style:style style:name="T2071" style:parent-style-name="DefaultParagraphFont" style:family="text">
      <style:text-properties fo:font-style="italic" style:font-style-asian="italic" style:font-style-complex="italic" fo:color="#629755"/>
    </style:style>
    <style:style style:name="T2072" style:parent-style-name="DefaultParagraphFont" style:family="text">
      <style:text-properties fo:font-style="italic" style:font-style-asian="italic" style:font-style-complex="italic" fo:color="#629755"/>
    </style:style>
    <style:style style:name="T2073" style:parent-style-name="DefaultParagraphFont" style:family="text">
      <style:text-properties fo:color="#CC7832"/>
    </style:style>
    <style:style style:name="T2074" style:parent-style-name="DefaultParagraphFont" style:family="text">
      <style:text-properties fo:color="#A9B7C6"/>
    </style:style>
    <style:style style:name="T2075" style:parent-style-name="DefaultParagraphFont" style:family="text">
      <style:text-properties fo:color="#CC7832"/>
    </style:style>
    <style:style style:name="T2076" style:parent-style-name="DefaultParagraphFont" style:family="text">
      <style:text-properties fo:color="#A9B7C6"/>
    </style:style>
    <style:style style:name="T2077" style:parent-style-name="DefaultParagraphFont" style:family="text">
      <style:text-properties fo:color="#A9B7C6"/>
    </style:style>
    <style:style style:name="T2078" style:parent-style-name="DefaultParagraphFont" style:family="text">
      <style:text-properties fo:color="#A9B7C6"/>
    </style:style>
    <style:style style:name="T2079" style:parent-style-name="DefaultParagraphFont" style:family="text">
      <style:text-properties fo:color="#CC7832"/>
    </style:style>
    <style:style style:name="T2080" style:parent-style-name="DefaultParagraphFont" style:family="text">
      <style:text-properties fo:color="#A9B7C6"/>
    </style:style>
    <style:style style:name="T2081" style:parent-style-name="DefaultParagraphFont" style:family="text">
      <style:text-properties fo:color="#9876AA"/>
    </style:style>
    <style:style style:name="T2082" style:parent-style-name="DefaultParagraphFont" style:family="text">
      <style:text-properties fo:color="#CC7832"/>
    </style:style>
    <style:style style:name="T2083" style:parent-style-name="DefaultParagraphFont" style:family="text">
      <style:text-properties fo:color="#CC7832"/>
    </style:style>
    <style:style style:name="T2084" style:parent-style-name="DefaultParagraphFont" style:family="text">
      <style:text-properties fo:color="#CC7832"/>
    </style:style>
    <style:style style:name="T2085" style:parent-style-name="DefaultParagraphFont" style:family="text">
      <style:text-properties fo:color="#9876AA"/>
    </style:style>
    <style:style style:name="T2086" style:parent-style-name="DefaultParagraphFont" style:family="text">
      <style:text-properties fo:color="#CC7832"/>
    </style:style>
    <style:style style:name="T2087" style:parent-style-name="DefaultParagraphFont" style:family="text">
      <style:text-properties fo:color="#CC7832"/>
    </style:style>
    <style:style style:name="T2088" style:parent-style-name="DefaultParagraphFont" style:family="text">
      <style:text-properties fo:color="#CC7832"/>
    </style:style>
    <style:style style:name="T2089" style:parent-style-name="DefaultParagraphFont" style:family="text">
      <style:text-properties fo:color="#CC7832"/>
    </style:style>
    <style:style style:name="T2090" style:parent-style-name="DefaultParagraphFont" style:family="text">
      <style:text-properties fo:color="#FFC66D"/>
    </style:style>
    <style:style style:name="T2091" style:parent-style-name="DefaultParagraphFont" style:family="text">
      <style:text-properties fo:color="#A9B7C6"/>
    </style:style>
    <style:style style:name="T2092" style:parent-style-name="DefaultParagraphFont" style:family="text">
      <style:text-properties fo:color="#CC7832"/>
    </style:style>
    <style:style style:name="T2093" style:parent-style-name="DefaultParagraphFont" style:family="text">
      <style:text-properties fo:color="#A9B7C6"/>
    </style:style>
    <style:style style:name="T2094" style:parent-style-name="DefaultParagraphFont" style:family="text">
      <style:text-properties fo:color="#CC7832"/>
    </style:style>
    <style:style style:name="T2095" style:parent-style-name="DefaultParagraphFont" style:family="text">
      <style:text-properties fo:color="#A9B7C6"/>
    </style:style>
    <style:style style:name="T2096" style:parent-style-name="DefaultParagraphFont" style:family="text">
      <style:text-properties fo:color="#CC7832"/>
    </style:style>
    <style:style style:name="T2097" style:parent-style-name="DefaultParagraphFont" style:family="text">
      <style:text-properties fo:color="#A9B7C6"/>
    </style:style>
    <style:style style:name="T2098" style:parent-style-name="DefaultParagraphFont" style:family="text">
      <style:text-properties fo:color="#CC7832"/>
    </style:style>
    <style:style style:name="T2099" style:parent-style-name="DefaultParagraphFont" style:family="text">
      <style:text-properties fo:color="#A9B7C6"/>
    </style:style>
    <style:style style:name="T2100" style:parent-style-name="DefaultParagraphFont" style:family="text">
      <style:text-properties fo:color="#A9B7C6"/>
    </style:style>
    <style:style style:name="T2101" style:parent-style-name="DefaultParagraphFont" style:family="text">
      <style:text-properties fo:color="#A9B7C6"/>
    </style:style>
    <style:style style:name="T2102" style:parent-style-name="DefaultParagraphFont" style:family="text">
      <style:text-properties fo:color="#CC7832"/>
    </style:style>
    <style:style style:name="T2103" style:parent-style-name="DefaultParagraphFont" style:family="text">
      <style:text-properties fo:color="#CC7832"/>
    </style:style>
    <style:style style:name="T2104" style:parent-style-name="DefaultParagraphFont" style:family="text">
      <style:text-properties fo:color="#CC7832"/>
    </style:style>
    <style:style style:name="T2105" style:parent-style-name="DefaultParagraphFont" style:family="text">
      <style:text-properties fo:color="#A9B7C6"/>
    </style:style>
    <style:style style:name="T2106" style:parent-style-name="DefaultParagraphFont" style:family="text">
      <style:text-properties fo:color="#CC7832"/>
    </style:style>
    <style:style style:name="T2107" style:parent-style-name="DefaultParagraphFont" style:family="text">
      <style:text-properties fo:color="#CC7832"/>
    </style:style>
    <style:style style:name="T2108" style:parent-style-name="DefaultParagraphFont" style:family="text">
      <style:text-properties fo:color="#CC7832"/>
    </style:style>
    <style:style style:name="T2109" style:parent-style-name="DefaultParagraphFont" style:family="text">
      <style:text-properties fo:color="#A9B7C6"/>
    </style:style>
    <style:style style:name="T2110" style:parent-style-name="DefaultParagraphFont" style:family="text">
      <style:text-properties fo:color="#A9B7C6"/>
    </style:style>
    <style:style style:name="T2111" style:parent-style-name="DefaultParagraphFont" style:family="text">
      <style:text-properties fo:color="#CC7832"/>
    </style:style>
    <style:style style:name="T2112" style:parent-style-name="DefaultParagraphFont" style:family="text">
      <style:text-properties fo:color="#CC7832"/>
    </style:style>
    <style:style style:name="T2113" style:parent-style-name="DefaultParagraphFont" style:family="text">
      <style:text-properties fo:color="#CC7832"/>
    </style:style>
    <style:style style:name="T2114" style:parent-style-name="DefaultParagraphFont" style:family="text">
      <style:text-properties fo:color="#A9B7C6"/>
    </style:style>
    <style:style style:name="T2115" style:parent-style-name="DefaultParagraphFont" style:family="text">
      <style:text-properties fo:color="#CC7832"/>
    </style:style>
    <style:style style:name="T2116" style:parent-style-name="DefaultParagraphFont" style:family="text">
      <style:text-properties fo:color="#A9B7C6"/>
    </style:style>
    <style:style style:name="T2117" style:parent-style-name="DefaultParagraphFont" style:family="text">
      <style:text-properties fo:color="#CC7832"/>
    </style:style>
    <style:style style:name="T2118" style:parent-style-name="DefaultParagraphFont" style:family="text">
      <style:text-properties fo:color="#CC7832"/>
    </style:style>
    <style:style style:name="T2119" style:parent-style-name="DefaultParagraphFont" style:family="text">
      <style:text-properties fo:color="#CC7832"/>
    </style:style>
    <style:style style:name="T2120" style:parent-style-name="DefaultParagraphFont" style:family="text">
      <style:text-properties fo:color="#9876AA"/>
    </style:style>
    <style:style style:name="T2121" style:parent-style-name="DefaultParagraphFont" style:family="text">
      <style:text-properties fo:color="#A9B7C6"/>
    </style:style>
    <style:style style:name="T2122" style:parent-style-name="DefaultParagraphFont" style:family="text">
      <style:text-properties fo:color="#CC7832"/>
    </style:style>
    <style:style style:name="T2123" style:parent-style-name="DefaultParagraphFont" style:family="text">
      <style:text-properties fo:color="#A9B7C6"/>
    </style:style>
    <style:style style:name="T2124" style:parent-style-name="DefaultParagraphFont" style:family="text">
      <style:text-properties fo:color="#CC7832"/>
    </style:style>
    <style:style style:name="T2125" style:parent-style-name="DefaultParagraphFont" style:family="text">
      <style:text-properties fo:color="#CC7832"/>
    </style:style>
    <style:style style:name="T2126" style:parent-style-name="DefaultParagraphFont" style:family="text">
      <style:text-properties fo:color="#CC7832"/>
    </style:style>
    <style:style style:name="T2127" style:parent-style-name="DefaultParagraphFont" style:family="text">
      <style:text-properties fo:color="#A9B7C6"/>
    </style:style>
    <style:style style:name="T2128" style:parent-style-name="DefaultParagraphFont" style:family="text">
      <style:text-properties fo:color="#6897BB"/>
    </style:style>
    <style:style style:name="T2129" style:parent-style-name="DefaultParagraphFont" style:family="text">
      <style:text-properties fo:color="#A9B7C6"/>
    </style:style>
    <style:style style:name="T2130" style:parent-style-name="DefaultParagraphFont" style:family="text">
      <style:text-properties fo:color="#9876AA"/>
    </style:style>
    <style:style style:name="T2131" style:parent-style-name="DefaultParagraphFont" style:family="text">
      <style:text-properties fo:color="#A9B7C6"/>
    </style:style>
    <style:style style:name="T2132" style:parent-style-name="DefaultParagraphFont" style:family="text">
      <style:text-properties fo:color="#6897BB"/>
    </style:style>
    <style:style style:name="T2133" style:parent-style-name="DefaultParagraphFont" style:family="text">
      <style:text-properties fo:color="#A9B7C6"/>
    </style:style>
    <style:style style:name="T2134" style:parent-style-name="DefaultParagraphFont" style:family="text">
      <style:text-properties fo:color="#CC7832"/>
    </style:style>
    <style:style style:name="T2135" style:parent-style-name="DefaultParagraphFont" style:family="text">
      <style:text-properties fo:color="#CC7832"/>
    </style:style>
    <style:style style:name="T2136" style:parent-style-name="DefaultParagraphFont" style:family="text">
      <style:text-properties fo:color="#CC7832"/>
    </style:style>
    <style:style style:name="T2137" style:parent-style-name="DefaultParagraphFont" style:family="text">
      <style:text-properties fo:color="#A9B7C6"/>
    </style:style>
    <style:style style:name="T2138" style:parent-style-name="DefaultParagraphFont" style:family="text">
      <style:text-properties fo:color="#CC7832"/>
    </style:style>
    <style:style style:name="T2139" style:parent-style-name="DefaultParagraphFont" style:family="text">
      <style:text-properties fo:color="#CC7832"/>
    </style:style>
    <style:style style:name="T2140" style:parent-style-name="DefaultParagraphFont" style:family="text">
      <style:text-properties fo:color="#CC7832"/>
    </style:style>
    <style:style style:name="T2141" style:parent-style-name="DefaultParagraphFont" style:family="text">
      <style:text-properties fo:color="#A9B7C6"/>
    </style:style>
    <style:style style:name="T2142" style:parent-style-name="DefaultParagraphFont" style:family="text">
      <style:text-properties fo:color="#6A8759"/>
    </style:style>
    <style:style style:name="T2143" style:parent-style-name="DefaultParagraphFont" style:family="text">
      <style:text-properties fo:color="#A9B7C6"/>
    </style:style>
    <style:style style:name="T2144" style:parent-style-name="DefaultParagraphFont" style:family="text">
      <style:text-properties fo:color="#CC7832"/>
    </style:style>
    <style:style style:name="T2145" style:parent-style-name="DefaultParagraphFont" style:family="text">
      <style:text-properties fo:color="#CC7832"/>
    </style:style>
    <style:style style:name="T2146" style:parent-style-name="DefaultParagraphFont" style:family="text">
      <style:text-properties fo:color="#CC7832"/>
    </style:style>
    <style:style style:name="T2147" style:parent-style-name="DefaultParagraphFont" style:family="text">
      <style:text-properties fo:color="#A9B7C6"/>
    </style:style>
    <style:style style:name="T2148" style:parent-style-name="DefaultParagraphFont" style:family="text">
      <style:text-properties fo:color="#6897BB"/>
    </style:style>
    <style:style style:name="T2149" style:parent-style-name="DefaultParagraphFont" style:family="text">
      <style:text-properties fo:color="#A9B7C6"/>
    </style:style>
    <style:style style:name="T2150" style:parent-style-name="DefaultParagraphFont" style:family="text">
      <style:text-properties fo:color="#CC7832"/>
    </style:style>
    <style:style style:name="T2151" style:parent-style-name="DefaultParagraphFont" style:family="text">
      <style:text-properties fo:color="#CC7832"/>
    </style:style>
    <style:style style:name="T2152" style:parent-style-name="DefaultParagraphFont" style:family="text">
      <style:text-properties fo:color="#CC7832"/>
    </style:style>
    <style:style style:name="T2153" style:parent-style-name="DefaultParagraphFont" style:family="text">
      <style:text-properties fo:color="#A9B7C6"/>
    </style:style>
    <style:style style:name="T2154" style:parent-style-name="DefaultParagraphFont" style:family="text">
      <style:text-properties fo:color="#6897BB"/>
    </style:style>
    <style:style style:name="T2155" style:parent-style-name="DefaultParagraphFont" style:family="text">
      <style:text-properties fo:color="#A9B7C6"/>
    </style:style>
    <style:style style:name="T2156" style:parent-style-name="DefaultParagraphFont" style:family="text">
      <style:text-properties fo:color="#CC7832"/>
    </style:style>
    <style:style style:name="T2157" style:parent-style-name="DefaultParagraphFont" style:family="text">
      <style:text-properties fo:color="#CC7832"/>
    </style:style>
    <style:style style:name="T2158" style:parent-style-name="DefaultParagraphFont" style:family="text">
      <style:text-properties fo:color="#CC7832"/>
    </style:style>
    <style:style style:name="T2159" style:parent-style-name="DefaultParagraphFont" style:family="text">
      <style:text-properties fo:color="#A9B7C6"/>
    </style:style>
    <style:style style:name="T2160" style:parent-style-name="DefaultParagraphFont" style:family="text">
      <style:text-properties fo:color="#A9B7C6"/>
    </style:style>
    <style:style style:name="T2161" style:parent-style-name="DefaultParagraphFont" style:family="text">
      <style:text-properties fo:color="#CC7832"/>
    </style:style>
    <style:style style:name="T2162" style:parent-style-name="DefaultParagraphFont" style:family="text">
      <style:text-properties fo:color="#CC7832"/>
    </style:style>
    <style:style style:name="T2163" style:parent-style-name="DefaultParagraphFont" style:family="text">
      <style:text-properties fo:color="#CC7832"/>
    </style:style>
    <style:style style:name="T2164" style:parent-style-name="DefaultParagraphFont" style:family="text">
      <style:text-properties fo:color="#A9B7C6"/>
    </style:style>
    <style:style style:name="T2165" style:parent-style-name="DefaultParagraphFont" style:family="text">
      <style:text-properties fo:color="#CC7832"/>
    </style:style>
    <style:style style:name="T2166" style:parent-style-name="DefaultParagraphFont" style:family="text">
      <style:text-properties fo:color="#CC7832"/>
    </style:style>
    <style:style style:name="T2167" style:parent-style-name="DefaultParagraphFont" style:family="text">
      <style:text-properties fo:color="#CC7832"/>
    </style:style>
    <style:style style:name="T2168" style:parent-style-name="DefaultParagraphFont" style:family="text">
      <style:text-properties fo:color="#A9B7C6"/>
    </style:style>
    <style:style style:name="T2169" style:parent-style-name="DefaultParagraphFont" style:family="text">
      <style:text-properties fo:color="#CC7832"/>
    </style:style>
    <style:style style:name="T2170" style:parent-style-name="DefaultParagraphFont" style:family="text">
      <style:text-properties fo:color="#CC7832"/>
    </style:style>
    <style:style style:name="T2171" style:parent-style-name="DefaultParagraphFont" style:family="text">
      <style:text-properties fo:color="#CC7832"/>
    </style:style>
    <style:style style:name="T2172" style:parent-style-name="DefaultParagraphFont" style:family="text">
      <style:text-properties fo:color="#A9B7C6"/>
    </style:style>
    <style:style style:name="T2173" style:parent-style-name="DefaultParagraphFont" style:family="text">
      <style:text-properties fo:color="#CC7832"/>
    </style:style>
    <style:style style:name="T2174" style:parent-style-name="DefaultParagraphFont" style:family="text">
      <style:text-properties fo:color="#CC7832"/>
    </style:style>
    <style:style style:name="T2175" style:parent-style-name="DefaultParagraphFont" style:family="text">
      <style:text-properties fo:color="#CC7832"/>
    </style:style>
    <style:style style:name="T2176" style:parent-style-name="DefaultParagraphFont" style:family="text">
      <style:text-properties fo:color="#A9B7C6"/>
    </style:style>
    <style:style style:name="T2177" style:parent-style-name="DefaultParagraphFont" style:family="text">
      <style:text-properties fo:color="#CC7832"/>
    </style:style>
    <style:style style:name="T2178" style:parent-style-name="DefaultParagraphFont" style:family="text">
      <style:text-properties fo:color="#A9B7C6"/>
    </style:style>
    <style:style style:name="T2179" style:parent-style-name="DefaultParagraphFont" style:family="text">
      <style:text-properties fo:color="#CC7832"/>
    </style:style>
    <style:style style:name="T2180" style:parent-style-name="DefaultParagraphFont" style:family="text">
      <style:text-properties fo:color="#A9B7C6"/>
    </style:style>
    <style:style style:name="T2181" style:parent-style-name="DefaultParagraphFont" style:family="text">
      <style:text-properties fo:color="#CC7832"/>
    </style:style>
    <style:style style:name="T2182" style:parent-style-name="DefaultParagraphFont" style:family="text">
      <style:text-properties fo:color="#A9B7C6"/>
    </style:style>
    <style:style style:name="T2183" style:parent-style-name="DefaultParagraphFont" style:family="text">
      <style:text-properties fo:color="#CC7832"/>
    </style:style>
    <style:style style:name="T2184" style:parent-style-name="DefaultParagraphFont" style:family="text">
      <style:text-properties fo:color="#A9B7C6"/>
    </style:style>
    <style:style style:name="T2185" style:parent-style-name="DefaultParagraphFont" style:family="text">
      <style:text-properties fo:color="#CC7832"/>
    </style:style>
    <style:style style:name="T2186" style:parent-style-name="DefaultParagraphFont" style:family="text">
      <style:text-properties fo:color="#CC7832"/>
    </style:style>
    <style:style style:name="T2187" style:parent-style-name="DefaultParagraphFont" style:family="text">
      <style:text-properties fo:color="#CC7832"/>
    </style:style>
    <style:style style:name="T2188" style:parent-style-name="DefaultParagraphFont" style:family="text">
      <style:text-properties fo:color="#A9B7C6" fo:background-color="#344134"/>
    </style:style>
    <style:style style:name="T2189" style:parent-style-name="DefaultParagraphFont" style:family="text">
      <style:text-properties fo:color="#A9B7C6"/>
    </style:style>
    <style:style style:name="T2190" style:parent-style-name="DefaultParagraphFont" style:family="text">
      <style:text-properties fo:color="#A9B7C6"/>
    </style:style>
    <style:style style:name="T2191" style:parent-style-name="DefaultParagraphFont" style:family="text">
      <style:text-properties fo:color="#CC7832"/>
    </style:style>
    <style:style style:name="T2192" style:parent-style-name="DefaultParagraphFont" style:family="text">
      <style:text-properties fo:color="#A9B7C6"/>
    </style:style>
    <style:style style:name="T2193" style:parent-style-name="DefaultParagraphFont" style:family="text">
      <style:text-properties fo:color="#CC7832"/>
    </style:style>
    <style:style style:name="T2194" style:parent-style-name="DefaultParagraphFont" style:family="text">
      <style:text-properties fo:color="#CC7832"/>
    </style:style>
    <style:style style:name="T2195" style:parent-style-name="DefaultParagraphFont" style:family="text">
      <style:text-properties fo:color="#CC7832"/>
    </style:style>
    <style:style style:name="T2196" style:parent-style-name="DefaultParagraphFont" style:family="text">
      <style:text-properties fo:color="#A9B7C6"/>
    </style:style>
    <style:style style:name="T2197" style:parent-style-name="DefaultParagraphFont" style:family="text">
      <style:text-properties fo:color="#A9B7C6"/>
    </style:style>
    <style:style style:name="T2198" style:parent-style-name="DefaultParagraphFont" style:family="text">
      <style:text-properties fo:color="#A9B7C6"/>
    </style:style>
    <style:style style:name="T2199" style:parent-style-name="DefaultParagraphFont" style:family="text">
      <style:text-properties fo:color="#A9B7C6"/>
    </style:style>
    <style:style style:name="T2200" style:parent-style-name="DefaultParagraphFont" style:family="text">
      <style:text-properties fo:color="#CC7832"/>
    </style:style>
    <style:style style:name="T2201" style:parent-style-name="DefaultParagraphFont" style:family="text">
      <style:text-properties fo:color="#A9B7C6" fo:background-color="#344134"/>
    </style:style>
    <style:style style:name="T2202" style:parent-style-name="DefaultParagraphFont" style:family="text">
      <style:text-properties fo:color="#A9B7C6"/>
    </style:style>
    <style:style style:name="T2203" style:parent-style-name="DefaultParagraphFont" style:family="text">
      <style:text-properties fo:color="#CC7832"/>
    </style:style>
    <style:style style:name="T2204" style:parent-style-name="DefaultParagraphFont" style:family="text">
      <style:text-properties fo:color="#A9B7C6"/>
    </style:style>
    <style:style style:name="T2205" style:parent-style-name="DefaultParagraphFont" style:family="text">
      <style:text-properties fo:color="#CC7832"/>
    </style:style>
    <style:style style:name="T2206" style:parent-style-name="DefaultParagraphFont" style:family="text">
      <style:text-properties fo:color="#A9B7C6"/>
    </style:style>
    <style:style style:name="T2207" style:parent-style-name="DefaultParagraphFont" style:family="text">
      <style:text-properties fo:color="#A9B7C6"/>
    </style:style>
    <style:style style:name="T2208" style:parent-style-name="DefaultParagraphFont" style:family="text">
      <style:text-properties fo:color="#A9B7C6"/>
    </style:style>
    <style:style style:name="T2209" style:parent-style-name="DefaultParagraphFont" style:family="text">
      <style:text-properties fo:color="#CC7832"/>
    </style:style>
    <style:style style:name="T2210" style:parent-style-name="DefaultParagraphFont" style:family="text">
      <style:text-properties fo:color="#A9B7C6"/>
    </style:style>
    <style:style style:name="T2211" style:parent-style-name="DefaultParagraphFont" style:family="text">
      <style:text-properties fo:color="#A9B7C6"/>
    </style:style>
    <style:style style:name="T2212" style:parent-style-name="DefaultParagraphFont" style:family="text">
      <style:text-properties fo:color="#A9B7C6"/>
    </style:style>
    <style:style style:name="T2213" style:parent-style-name="DefaultParagraphFont" style:family="text">
      <style:text-properties fo:color="#CC7832"/>
    </style:style>
    <style:style style:name="T2214" style:parent-style-name="DefaultParagraphFont" style:family="text">
      <style:text-properties fo:color="#CC7832"/>
    </style:style>
    <style:style style:name="T2215" style:parent-style-name="DefaultParagraphFont" style:family="text">
      <style:text-properties fo:color="#CC7832"/>
    </style:style>
    <style:style style:name="T2216" style:parent-style-name="DefaultParagraphFont" style:family="text">
      <style:text-properties fo:color="#A9B7C6"/>
    </style:style>
    <style:style style:name="T2217" style:parent-style-name="DefaultParagraphFont" style:family="text">
      <style:text-properties fo:color="#A9B7C6"/>
    </style:style>
    <style:style style:name="T2218" style:parent-style-name="DefaultParagraphFont" style:family="text">
      <style:text-properties fo:color="#A9B7C6"/>
    </style:style>
    <style:style style:name="T2219" style:parent-style-name="DefaultParagraphFont" style:family="text">
      <style:text-properties fo:color="#CC7832"/>
    </style:style>
    <style:style style:name="T2220" style:parent-style-name="DefaultParagraphFont" style:family="text">
      <style:text-properties fo:color="#CC7832"/>
    </style:style>
    <style:style style:name="T2221" style:parent-style-name="DefaultParagraphFont" style:family="text">
      <style:text-properties fo:color="#CC7832"/>
    </style:style>
    <style:style style:name="T2222" style:parent-style-name="DefaultParagraphFont" style:family="text">
      <style:text-properties fo:color="#A9B7C6"/>
    </style:style>
    <style:style style:name="T2223" style:parent-style-name="DefaultParagraphFont" style:family="text">
      <style:text-properties fo:color="#A9B7C6"/>
    </style:style>
    <style:style style:name="T2224" style:parent-style-name="DefaultParagraphFont" style:family="text">
      <style:text-properties fo:color="#A9B7C6"/>
    </style:style>
    <style:style style:name="T2225" style:parent-style-name="DefaultParagraphFont" style:family="text">
      <style:text-properties fo:color="#A9B7C6"/>
    </style:style>
    <style:style style:name="T2226" style:parent-style-name="DefaultParagraphFont" style:family="text">
      <style:text-properties fo:color="#BBB529"/>
    </style:style>
    <style:style style:name="T2227" style:parent-style-name="DefaultParagraphFont" style:family="text">
      <style:text-properties fo:color="#BBB529"/>
    </style:style>
    <style:style style:name="T2228" style:parent-style-name="DefaultParagraphFont" style:family="text">
      <style:text-properties fo:color="#BBB529"/>
    </style:style>
    <style:style style:name="T2229" style:parent-style-name="DefaultParagraphFont" style:family="text">
      <style:text-properties fo:color="#CC7832"/>
    </style:style>
    <style:style style:name="T2230" style:parent-style-name="DefaultParagraphFont" style:family="text">
      <style:text-properties fo:color="#FFC66D"/>
    </style:style>
    <style:style style:name="T2231" style:parent-style-name="DefaultParagraphFont" style:family="text">
      <style:text-properties fo:color="#A9B7C6"/>
    </style:style>
    <style:style style:name="T2232" style:parent-style-name="DefaultParagraphFont" style:family="text">
      <style:text-properties fo:color="#A9B7C6"/>
    </style:style>
    <style:style style:name="T2233" style:parent-style-name="DefaultParagraphFont" style:family="text">
      <style:text-properties fo:color="#A9B7C6"/>
    </style:style>
    <style:style style:name="T2234" style:parent-style-name="DefaultParagraphFont" style:family="text">
      <style:text-properties fo:color="#CC7832"/>
    </style:style>
    <style:style style:name="T2235" style:parent-style-name="DefaultParagraphFont" style:family="text">
      <style:text-properties fo:color="#A9B7C6"/>
    </style:style>
    <style:style style:name="T2236" style:parent-style-name="DefaultParagraphFont" style:family="text">
      <style:text-properties fo:color="#9876AA"/>
    </style:style>
    <style:style style:name="T2237" style:parent-style-name="DefaultParagraphFont" style:family="text">
      <style:text-properties fo:color="#A9B7C6"/>
    </style:style>
    <style:style style:name="T2238" style:parent-style-name="DefaultParagraphFont" style:family="text">
      <style:text-properties fo:color="#A9B7C6"/>
    </style:style>
    <style:style style:name="T2239" style:parent-style-name="DefaultParagraphFont" style:family="text">
      <style:text-properties fo:color="#A9B7C6"/>
    </style:style>
    <style:style style:name="T2240" style:parent-style-name="DefaultParagraphFont" style:family="text">
      <style:text-properties fo:color="#A9B7C6"/>
    </style:style>
    <style:style style:name="T2241" style:parent-style-name="DefaultParagraphFont" style:family="text">
      <style:text-properties fo:color="#A9B7C6"/>
    </style:style>
    <style:style style:name="T2242" style:parent-style-name="DefaultParagraphFont" style:family="text">
      <style:text-properties fo:color="#CC7832"/>
    </style:style>
    <style:style style:name="T2243" style:parent-style-name="DefaultParagraphFont" style:family="text">
      <style:text-properties fo:color="#CC7832"/>
    </style:style>
    <style:style style:name="T2244" style:parent-style-name="DefaultParagraphFont" style:family="text">
      <style:text-properties fo:color="#CC7832"/>
    </style:style>
    <style:style style:name="T2245" style:parent-style-name="DefaultParagraphFont" style:family="text">
      <style:text-properties fo:color="#A9B7C6"/>
    </style:style>
    <style:style style:name="T2246" style:parent-style-name="DefaultParagraphFont" style:family="text">
      <style:text-properties fo:color="#A9B7C6"/>
    </style:style>
    <style:style style:name="T2247" style:parent-style-name="DefaultParagraphFont" style:family="text">
      <style:text-properties fo:color="#A9B7C6"/>
    </style:style>
    <style:style style:name="T2248" style:parent-style-name="DefaultParagraphFont" style:family="text">
      <style:text-properties fo:color="#CC7832"/>
    </style:style>
    <style:style style:name="T2249" style:parent-style-name="DefaultParagraphFont" style:family="text">
      <style:text-properties fo:color="#CC7832"/>
    </style:style>
    <style:style style:name="T2250" style:parent-style-name="DefaultParagraphFont" style:family="text">
      <style:text-properties fo:color="#CC7832"/>
    </style:style>
    <style:style style:name="T2251" style:parent-style-name="DefaultParagraphFont" style:family="text">
      <style:text-properties fo:color="#A9B7C6"/>
    </style:style>
    <style:style style:name="T2252" style:parent-style-name="DefaultParagraphFont" style:family="text">
      <style:text-properties fo:color="#CC7832"/>
    </style:style>
    <style:style style:name="T2253" style:parent-style-name="DefaultParagraphFont" style:family="text">
      <style:text-properties fo:color="#A9B7C6"/>
    </style:style>
    <style:style style:name="T2254" style:parent-style-name="DefaultParagraphFont" style:family="text">
      <style:text-properties fo:color="#CC7832"/>
    </style:style>
    <style:style style:name="T2255" style:parent-style-name="DefaultParagraphFont" style:family="text">
      <style:text-properties fo:color="#CC7832"/>
    </style:style>
    <style:style style:name="T2256" style:parent-style-name="DefaultParagraphFont" style:family="text">
      <style:text-properties fo:color="#CC7832"/>
    </style:style>
    <style:style style:name="T2257" style:parent-style-name="DefaultParagraphFont" style:family="text">
      <style:text-properties fo:color="#A9B7C6"/>
    </style:style>
    <style:style style:name="T2258" style:parent-style-name="DefaultParagraphFont" style:family="text">
      <style:text-properties fo:color="#CC7832"/>
    </style:style>
    <style:style style:name="T2259" style:parent-style-name="DefaultParagraphFont" style:family="text">
      <style:text-properties fo:color="#CC7832"/>
    </style:style>
    <style:style style:name="T2260" style:parent-style-name="DefaultParagraphFont" style:family="text">
      <style:text-properties fo:color="#CC7832"/>
    </style:style>
    <style:style style:name="T2261" style:parent-style-name="DefaultParagraphFont" style:family="text">
      <style:text-properties fo:color="#A9B7C6"/>
    </style:style>
    <style:style style:name="T2262" style:parent-style-name="DefaultParagraphFont" style:family="text">
      <style:text-properties fo:color="#A9B7C6"/>
    </style:style>
    <style:style style:name="T2263" style:parent-style-name="DefaultParagraphFont" style:family="text">
      <style:text-properties fo:color="#A9B7C6"/>
    </style:style>
    <style:style style:name="T2264" style:parent-style-name="DefaultParagraphFont" style:family="text">
      <style:text-properties fo:color="#CC7832"/>
    </style:style>
    <style:style style:name="T2265" style:parent-style-name="DefaultParagraphFont" style:family="text">
      <style:text-properties fo:color="#A9B7C6"/>
    </style:style>
    <style:style style:name="T2266" style:parent-style-name="DefaultParagraphFont" style:family="text">
      <style:text-properties fo:color="#CC7832"/>
    </style:style>
    <style:style style:name="T2267" style:parent-style-name="DefaultParagraphFont" style:family="text">
      <style:text-properties fo:color="#CC7832"/>
    </style:style>
    <style:style style:name="T2268" style:parent-style-name="DefaultParagraphFont" style:family="text">
      <style:text-properties fo:color="#CC7832"/>
    </style:style>
    <style:style style:name="T2269" style:parent-style-name="DefaultParagraphFont" style:family="text">
      <style:text-properties fo:color="#A9B7C6"/>
    </style:style>
    <style:style style:name="T2270" style:parent-style-name="DefaultParagraphFont" style:family="text">
      <style:text-properties fo:color="#A9B7C6"/>
    </style:style>
    <style:style style:name="T2271" style:parent-style-name="DefaultParagraphFont" style:family="text">
      <style:text-properties fo:color="#A9B7C6"/>
    </style:style>
    <style:style style:name="T2272" style:parent-style-name="DefaultParagraphFont" style:family="text">
      <style:text-properties fo:color="#A9B7C6"/>
    </style:style>
    <style:style style:name="T2273" style:parent-style-name="DefaultParagraphFont" style:family="text">
      <style:text-properties fo:color="#808080"/>
    </style:style>
    <style:style style:name="T2274" style:parent-style-name="DefaultParagraphFont" style:family="text">
      <style:text-properties fo:color="#808080"/>
    </style:style>
    <style:style style:name="T2275" style:parent-style-name="DefaultParagraphFont" style:family="text">
      <style:text-properties fo:color="#808080"/>
    </style:style>
    <style:style style:name="T2276" style:parent-style-name="DefaultParagraphFont" style:family="text">
      <style:text-properties fo:color="#A9B7C6"/>
    </style:style>
    <style:style style:name="T2277" style:parent-style-name="DefaultParagraphFont" style:family="text">
      <style:text-properties fo:color="#9876AA"/>
    </style:style>
    <style:style style:name="T2278" style:parent-style-name="DefaultParagraphFont" style:family="text">
      <style:text-properties fo:color="#A9B7C6"/>
    </style:style>
    <style:style style:name="T2279" style:parent-style-name="DefaultParagraphFont" style:family="text">
      <style:text-properties fo:color="#CC7832"/>
    </style:style>
    <style:style style:name="T2280" style:parent-style-name="DefaultParagraphFont" style:family="text">
      <style:text-properties fo:color="#CC7832"/>
    </style:style>
    <style:style style:name="T2281" style:parent-style-name="DefaultParagraphFont" style:family="text">
      <style:text-properties fo:color="#CC7832"/>
    </style:style>
    <style:style style:name="T2282" style:parent-style-name="DefaultParagraphFont" style:family="text">
      <style:text-properties fo:color="#A9B7C6"/>
    </style:style>
    <style:style style:name="T2283" style:parent-style-name="DefaultParagraphFont" style:family="text">
      <style:text-properties fo:color="#9876AA"/>
    </style:style>
    <style:style style:name="T2284" style:parent-style-name="DefaultParagraphFont" style:family="text">
      <style:text-properties fo:color="#A9B7C6"/>
    </style:style>
    <style:style style:name="T2285" style:parent-style-name="DefaultParagraphFont" style:family="text">
      <style:text-properties fo:color="#6897BB"/>
    </style:style>
    <style:style style:name="T2286" style:parent-style-name="DefaultParagraphFont" style:family="text">
      <style:text-properties fo:color="#CC7832"/>
    </style:style>
    <style:style style:name="T2287" style:parent-style-name="DefaultParagraphFont" style:family="text">
      <style:text-properties fo:color="#CC7832"/>
    </style:style>
    <style:style style:name="T2288" style:parent-style-name="DefaultParagraphFont" style:family="text">
      <style:text-properties fo:color="#CC7832"/>
    </style:style>
    <style:style style:name="T2289" style:parent-style-name="DefaultParagraphFont" style:family="text">
      <style:text-properties fo:color="#A9B7C6"/>
    </style:style>
    <style:style style:name="T2290" style:parent-style-name="DefaultParagraphFont" style:family="text">
      <style:text-properties fo:color="#9876AA"/>
    </style:style>
    <style:style style:name="T2291" style:parent-style-name="DefaultParagraphFont" style:family="text">
      <style:text-properties fo:color="#A9B7C6"/>
    </style:style>
    <style:style style:name="T2292" style:parent-style-name="DefaultParagraphFont" style:family="text">
      <style:text-properties fo:color="#CC7832"/>
    </style:style>
    <style:style style:name="T2293" style:parent-style-name="DefaultParagraphFont" style:family="text">
      <style:text-properties fo:color="#CC7832"/>
    </style:style>
    <style:style style:name="T2294" style:parent-style-name="DefaultParagraphFont" style:family="text">
      <style:text-properties fo:color="#CC7832"/>
    </style:style>
    <style:style style:name="T2295" style:parent-style-name="DefaultParagraphFont" style:family="text">
      <style:text-properties fo:color="#CC7832"/>
    </style:style>
    <style:style style:name="T2296" style:parent-style-name="DefaultParagraphFont" style:family="text">
      <style:text-properties fo:color="#A9B7C6"/>
    </style:style>
    <style:style style:name="T2297" style:parent-style-name="DefaultParagraphFont" style:family="text">
      <style:text-properties fo:color="#9876AA"/>
    </style:style>
    <style:style style:name="T2298" style:parent-style-name="DefaultParagraphFont" style:family="text">
      <style:text-properties fo:color="#A9B7C6"/>
    </style:style>
    <style:style style:name="T2299" style:parent-style-name="DefaultParagraphFont" style:family="text">
      <style:text-properties fo:color="#6897BB"/>
    </style:style>
    <style:style style:name="T2300" style:parent-style-name="DefaultParagraphFont" style:family="text">
      <style:text-properties fo:color="#CC7832"/>
    </style:style>
    <style:style style:name="T2301" style:parent-style-name="DefaultParagraphFont" style:family="text">
      <style:text-properties fo:color="#CC7832"/>
    </style:style>
    <style:style style:name="T2302" style:parent-style-name="DefaultParagraphFont" style:family="text">
      <style:text-properties fo:color="#CC7832"/>
    </style:style>
    <style:style style:name="T2303" style:parent-style-name="DefaultParagraphFont" style:family="text">
      <style:text-properties fo:color="#A9B7C6"/>
    </style:style>
    <style:style style:name="T2304" style:parent-style-name="DefaultParagraphFont" style:family="text">
      <style:text-properties fo:color="#A9B7C6"/>
    </style:style>
    <style:style style:name="T2305" style:parent-style-name="DefaultParagraphFont" style:family="text">
      <style:text-properties fo:color="#A9B7C6"/>
    </style:style>
    <style:style style:name="T2306" style:parent-style-name="DefaultParagraphFont" style:family="text">
      <style:text-properties fo:color="#A9B7C6"/>
    </style:style>
    <style:style style:name="T2307" style:parent-style-name="DefaultParagraphFont" style:family="text">
      <style:text-properties fo:color="#A9B7C6"/>
    </style:style>
    <style:style style:name="T2308" style:parent-style-name="DefaultParagraphFont" style:family="text">
      <style:text-properties fo:color="#A9B7C6"/>
    </style:style>
    <style:style style:name="T2309" style:parent-style-name="DefaultParagraphFont" style:family="text">
      <style:text-properties fo:color="#CC7832"/>
    </style:style>
    <style:style style:name="T2310" style:parent-style-name="DefaultParagraphFont" style:family="text">
      <style:text-properties fo:color="#FFC66D"/>
    </style:style>
    <style:style style:name="T2311" style:parent-style-name="DefaultParagraphFont" style:family="text">
      <style:text-properties fo:color="#A9B7C6"/>
    </style:style>
    <style:style style:name="T2312" style:parent-style-name="DefaultParagraphFont" style:family="text">
      <style:text-properties fo:color="#A9B7C6"/>
    </style:style>
    <style:style style:name="T2313" style:parent-style-name="DefaultParagraphFont" style:family="text">
      <style:text-properties fo:color="#A9B7C6"/>
    </style:style>
    <style:style style:name="T2314" style:parent-style-name="DefaultParagraphFont" style:family="text">
      <style:text-properties fo:color="#CC7832"/>
    </style:style>
    <style:style style:name="T2315" style:parent-style-name="DefaultParagraphFont" style:family="text">
      <style:text-properties fo:color="#9876AA"/>
    </style:style>
    <style:style style:name="T2316" style:parent-style-name="DefaultParagraphFont" style:family="text">
      <style:text-properties fo:color="#CC7832"/>
    </style:style>
    <style:style style:name="T2317" style:parent-style-name="DefaultParagraphFont" style:family="text">
      <style:text-properties fo:color="#CC7832"/>
    </style:style>
    <style:style style:name="T2318" style:parent-style-name="DefaultParagraphFont" style:family="text">
      <style:text-properties fo:color="#CC7832"/>
    </style:style>
    <style:style style:name="T2319" style:parent-style-name="DefaultParagraphFont" style:family="text">
      <style:text-properties fo:color="#A9B7C6"/>
    </style:style>
    <style:style style:name="T2320" style:parent-style-name="DefaultParagraphFont" style:family="text">
      <style:text-properties fo:color="#A9B7C6"/>
    </style:style>
    <style:style style:name="T2321" style:parent-style-name="DefaultParagraphFont" style:family="text">
      <style:text-properties fo:color="#A9B7C6"/>
    </style:style>
    <style:style style:name="T2322" style:parent-style-name="DefaultParagraphFont" style:family="text">
      <style:text-properties fo:color="#A9B7C6"/>
    </style:style>
    <style:style style:name="T2323" style:parent-style-name="DefaultParagraphFont" style:family="text">
      <style:text-properties fo:color="#CC7832"/>
    </style:style>
    <style:style style:name="T2324" style:parent-style-name="DefaultParagraphFont" style:family="text">
      <style:text-properties fo:color="#FFC66D"/>
    </style:style>
    <style:style style:name="T2325" style:parent-style-name="DefaultParagraphFont" style:family="text">
      <style:text-properties fo:color="#A9B7C6"/>
    </style:style>
    <style:style style:name="T2326" style:parent-style-name="DefaultParagraphFont" style:family="text">
      <style:text-properties fo:color="#CC7832"/>
    </style:style>
    <style:style style:name="T2327" style:parent-style-name="DefaultParagraphFont" style:family="text">
      <style:text-properties fo:color="#A9B7C6"/>
    </style:style>
    <style:style style:name="T2328" style:parent-style-name="DefaultParagraphFont" style:family="text">
      <style:text-properties fo:color="#A9B7C6"/>
    </style:style>
    <style:style style:name="T2329" style:parent-style-name="DefaultParagraphFont" style:family="text">
      <style:text-properties fo:color="#A9B7C6"/>
    </style:style>
    <style:style style:name="T2330" style:parent-style-name="DefaultParagraphFont" style:family="text">
      <style:text-properties fo:color="#9876AA"/>
    </style:style>
    <style:style style:name="T2331" style:parent-style-name="DefaultParagraphFont" style:family="text">
      <style:text-properties fo:color="#A9B7C6"/>
    </style:style>
    <style:style style:name="T2332" style:parent-style-name="DefaultParagraphFont" style:family="text">
      <style:text-properties fo:color="#A9B7C6"/>
    </style:style>
    <style:style style:name="T2333" style:parent-style-name="DefaultParagraphFont" style:family="text">
      <style:text-properties fo:color="#CC7832"/>
    </style:style>
    <style:style style:name="T2334" style:parent-style-name="DefaultParagraphFont" style:family="text">
      <style:text-properties fo:color="#CC7832"/>
    </style:style>
    <style:style style:name="T2335" style:parent-style-name="DefaultParagraphFont" style:family="text">
      <style:text-properties fo:color="#CC7832"/>
    </style:style>
    <style:style style:name="T2336" style:parent-style-name="DefaultParagraphFont" style:family="text">
      <style:text-properties fo:color="#A9B7C6"/>
    </style:style>
    <style:style style:name="T2337" style:parent-style-name="DefaultParagraphFont" style:family="text">
      <style:text-properties fo:color="#A9B7C6"/>
    </style:style>
    <style:style style:name="T2338" style:parent-style-name="DefaultParagraphFont" style:family="text">
      <style:text-properties fo:color="#A9B7C6"/>
    </style:style>
    <style:style style:name="P2339" style:parent-style-name="HTMLPreformatted" style:family="paragraph">
      <style:paragraph-properties fo:background-color="#2B2B2B"/>
    </style:style>
    <style:style style:name="T2340" style:parent-style-name="DefaultParagraphFont" style:family="text">
      <style:text-properties fo:color="#CC7832"/>
    </style:style>
    <style:style style:name="T2341" style:parent-style-name="DefaultParagraphFont" style:family="text">
      <style:text-properties fo:color="#A9B7C6"/>
    </style:style>
    <style:style style:name="T2342" style:parent-style-name="DefaultParagraphFont" style:family="text">
      <style:text-properties fo:color="#CC7832"/>
    </style:style>
    <style:style style:name="T2343" style:parent-style-name="DefaultParagraphFont" style:family="text">
      <style:text-properties fo:color="#CC7832"/>
    </style:style>
    <style:style style:name="T2344" style:parent-style-name="DefaultParagraphFont" style:family="text">
      <style:text-properties fo:color="#CC7832"/>
    </style:style>
    <style:style style:name="T2345" style:parent-style-name="DefaultParagraphFont" style:family="text">
      <style:text-properties fo:color="#CC7832"/>
    </style:style>
    <style:style style:name="T2346" style:parent-style-name="DefaultParagraphFont" style:family="text">
      <style:text-properties fo:color="#A9B7C6"/>
    </style:style>
    <style:style style:name="T2347" style:parent-style-name="DefaultParagraphFont" style:family="text">
      <style:text-properties fo:color="#CC7832"/>
    </style:style>
    <style:style style:name="T2348" style:parent-style-name="DefaultParagraphFont" style:family="text">
      <style:text-properties fo:color="#CC7832"/>
    </style:style>
    <style:style style:name="T2349" style:parent-style-name="DefaultParagraphFont" style:family="text">
      <style:text-properties fo:color="#CC7832"/>
    </style:style>
    <style:style style:name="T2350" style:parent-style-name="DefaultParagraphFont" style:family="text">
      <style:text-properties fo:color="#A9B7C6"/>
    </style:style>
    <style:style style:name="T2351" style:parent-style-name="DefaultParagraphFont" style:family="text">
      <style:text-properties fo:color="#CC7832"/>
    </style:style>
    <style:style style:name="T2352" style:parent-style-name="DefaultParagraphFont" style:family="text">
      <style:text-properties fo:color="#CC7832"/>
    </style:style>
    <style:style style:name="T2353" style:parent-style-name="DefaultParagraphFont" style:family="text">
      <style:text-properties fo:color="#CC7832"/>
    </style:style>
    <style:style style:name="T2354" style:parent-style-name="DefaultParagraphFont" style:family="text">
      <style:text-properties fo:color="#A9B7C6"/>
    </style:style>
    <style:style style:name="T2355" style:parent-style-name="DefaultParagraphFont" style:family="text">
      <style:text-properties fo:color="#CC7832"/>
    </style:style>
    <style:style style:name="T2356" style:parent-style-name="DefaultParagraphFont" style:family="text">
      <style:text-properties fo:color="#CC7832"/>
    </style:style>
    <style:style style:name="T2357" style:parent-style-name="DefaultParagraphFont" style:family="text">
      <style:text-properties fo:color="#CC7832"/>
    </style:style>
    <style:style style:name="T2358" style:parent-style-name="DefaultParagraphFont" style:family="text">
      <style:text-properties fo:color="#A9B7C6"/>
    </style:style>
    <style:style style:name="T2359" style:parent-style-name="DefaultParagraphFont" style:family="text">
      <style:text-properties fo:color="#CC7832"/>
    </style:style>
    <style:style style:name="T2360" style:parent-style-name="DefaultParagraphFont" style:family="text">
      <style:text-properties fo:color="#CC7832"/>
    </style:style>
    <style:style style:name="T2361" style:parent-style-name="DefaultParagraphFont" style:family="text">
      <style:text-properties fo:color="#CC7832"/>
    </style:style>
    <style:style style:name="T2362" style:parent-style-name="DefaultParagraphFont" style:family="text">
      <style:text-properties fo:color="#CC7832"/>
    </style:style>
    <style:style style:name="T2363" style:parent-style-name="DefaultParagraphFont" style:family="text">
      <style:text-properties fo:color="#A9B7C6"/>
    </style:style>
    <style:style style:name="T2364" style:parent-style-name="DefaultParagraphFont" style:family="text">
      <style:text-properties fo:color="#CC7832"/>
    </style:style>
    <style:style style:name="T2365" style:parent-style-name="DefaultParagraphFont" style:family="text">
      <style:text-properties fo:color="#CC7832"/>
    </style:style>
    <style:style style:name="T2366" style:parent-style-name="DefaultParagraphFont" style:family="text">
      <style:text-properties fo:color="#CC7832"/>
    </style:style>
    <style:style style:name="T2367" style:parent-style-name="DefaultParagraphFont" style:family="text">
      <style:text-properties fo:font-style="italic" style:font-style-asian="italic" style:font-style-complex="italic" fo:color="#629755"/>
    </style:style>
    <style:style style:name="T2368" style:parent-style-name="DefaultParagraphFont" style:family="text">
      <style:text-properties fo:font-style="italic" style:font-style-asian="italic" style:font-style-complex="italic" fo:color="#629755"/>
    </style:style>
    <style:style style:name="T2369" style:parent-style-name="DefaultParagraphFont" style:family="text">
      <style:text-properties fo:font-style="italic" style:font-style-asian="italic" style:font-style-complex="italic" fo:color="#629755"/>
    </style:style>
    <style:style style:name="T2370" style:parent-style-name="DefaultParagraphFont" style:family="text">
      <style:text-properties fo:font-style="italic" style:font-style-asian="italic" style:font-style-complex="italic" fo:color="#629755"/>
    </style:style>
    <style:style style:name="T2371" style:parent-style-name="DefaultParagraphFont" style:family="text">
      <style:text-properties fo:font-style="italic" style:font-style-asian="italic" style:font-style-complex="italic" fo:color="#629755"/>
    </style:style>
    <style:style style:name="T2372" style:parent-style-name="DefaultParagraphFont" style:family="text">
      <style:text-properties fo:font-style="italic" style:font-style-asian="italic" style:font-style-complex="italic" fo:color="#629755"/>
    </style:style>
    <style:style style:name="T2373" style:parent-style-name="DefaultParagraphFont" style:family="text">
      <style:text-properties fo:font-style="italic" style:font-style-asian="italic" style:font-style-complex="italic" fo:color="#629755"/>
    </style:style>
    <style:style style:name="T2374" style:parent-style-name="DefaultParagraphFont" style:family="text">
      <style:text-properties fo:font-style="italic" style:font-style-asian="italic" style:font-style-complex="italic" fo:color="#629755"/>
    </style:style>
    <style:style style:name="T2375" style:parent-style-name="DefaultParagraphFont" style:family="text">
      <style:text-properties fo:color="#CC7832"/>
    </style:style>
    <style:style style:name="T2376" style:parent-style-name="DefaultParagraphFont" style:family="text">
      <style:text-properties fo:color="#A9B7C6"/>
    </style:style>
    <style:style style:name="T2377" style:parent-style-name="DefaultParagraphFont" style:family="text">
      <style:text-properties fo:color="#CC7832"/>
    </style:style>
    <style:style style:name="T2378" style:parent-style-name="DefaultParagraphFont" style:family="text">
      <style:text-properties fo:color="#A9B7C6"/>
    </style:style>
    <style:style style:name="T2379" style:parent-style-name="DefaultParagraphFont" style:family="text">
      <style:text-properties fo:color="#A9B7C6"/>
    </style:style>
    <style:style style:name="T2380" style:parent-style-name="DefaultParagraphFont" style:family="text">
      <style:text-properties fo:color="#A9B7C6"/>
    </style:style>
    <style:style style:name="T2381" style:parent-style-name="DefaultParagraphFont" style:family="text">
      <style:text-properties fo:color="#A9B7C6"/>
    </style:style>
    <style:style style:name="T2382" style:parent-style-name="DefaultParagraphFont" style:family="text">
      <style:text-properties fo:color="#CC7832"/>
    </style:style>
    <style:style style:name="T2383" style:parent-style-name="DefaultParagraphFont" style:family="text">
      <style:text-properties fo:color="#9876AA"/>
    </style:style>
    <style:style style:name="T2384" style:parent-style-name="DefaultParagraphFont" style:family="text">
      <style:text-properties fo:color="#CC7832"/>
    </style:style>
    <style:style style:name="T2385" style:parent-style-name="DefaultParagraphFont" style:family="text">
      <style:text-properties fo:color="#CC7832"/>
    </style:style>
    <style:style style:name="T2386" style:parent-style-name="DefaultParagraphFont" style:family="text">
      <style:text-properties fo:color="#CC7832"/>
    </style:style>
    <style:style style:name="T2387" style:parent-style-name="DefaultParagraphFont" style:family="text">
      <style:text-properties fo:color="#9876AA"/>
    </style:style>
    <style:style style:name="T2388" style:parent-style-name="DefaultParagraphFont" style:family="text">
      <style:text-properties fo:color="#CC7832"/>
    </style:style>
    <style:style style:name="T2389" style:parent-style-name="DefaultParagraphFont" style:family="text">
      <style:text-properties fo:color="#CC7832"/>
    </style:style>
    <style:style style:name="T2390" style:parent-style-name="DefaultParagraphFont" style:family="text">
      <style:text-properties fo:color="#CC7832"/>
    </style:style>
    <style:style style:name="T2391" style:parent-style-name="DefaultParagraphFont" style:family="text">
      <style:text-properties fo:color="#9876AA"/>
    </style:style>
    <style:style style:name="T2392" style:parent-style-name="DefaultParagraphFont" style:family="text">
      <style:text-properties fo:color="#CC7832"/>
    </style:style>
    <style:style style:name="T2393" style:parent-style-name="DefaultParagraphFont" style:family="text">
      <style:text-properties fo:color="#CC7832"/>
    </style:style>
    <style:style style:name="T2394" style:parent-style-name="DefaultParagraphFont" style:family="text">
      <style:text-properties fo:color="#CC7832"/>
    </style:style>
    <style:style style:name="T2395" style:parent-style-name="DefaultParagraphFont" style:family="text">
      <style:text-properties fo:color="#A9B7C6"/>
    </style:style>
    <style:style style:name="T2396" style:parent-style-name="DefaultParagraphFont" style:family="text">
      <style:text-properties fo:color="#9876AA"/>
    </style:style>
    <style:style style:name="T2397" style:parent-style-name="DefaultParagraphFont" style:family="text">
      <style:text-properties fo:color="#CC7832"/>
    </style:style>
    <style:style style:name="T2398" style:parent-style-name="DefaultParagraphFont" style:family="text">
      <style:text-properties fo:color="#CC7832"/>
    </style:style>
    <style:style style:name="T2399" style:parent-style-name="DefaultParagraphFont" style:family="text">
      <style:text-properties fo:color="#CC7832"/>
    </style:style>
    <style:style style:name="T2400" style:parent-style-name="DefaultParagraphFont" style:family="text">
      <style:text-properties fo:color="#CC7832"/>
    </style:style>
    <style:style style:name="T2401" style:parent-style-name="DefaultParagraphFont" style:family="text">
      <style:text-properties fo:color="#FFC66D"/>
    </style:style>
    <style:style style:name="T2402" style:parent-style-name="DefaultParagraphFont" style:family="text">
      <style:text-properties fo:color="#A9B7C6"/>
    </style:style>
    <style:style style:name="T2403" style:parent-style-name="DefaultParagraphFont" style:family="text">
      <style:text-properties fo:color="#CC7832"/>
    </style:style>
    <style:style style:name="T2404" style:parent-style-name="DefaultParagraphFont" style:family="text">
      <style:text-properties fo:color="#A9B7C6"/>
    </style:style>
    <style:style style:name="T2405" style:parent-style-name="DefaultParagraphFont" style:family="text">
      <style:text-properties fo:color="#CC7832"/>
    </style:style>
    <style:style style:name="T2406" style:parent-style-name="DefaultParagraphFont" style:family="text">
      <style:text-properties fo:color="#A9B7C6"/>
    </style:style>
    <style:style style:name="T2407" style:parent-style-name="DefaultParagraphFont" style:family="text">
      <style:text-properties fo:color="#CC7832"/>
    </style:style>
    <style:style style:name="T2408" style:parent-style-name="DefaultParagraphFont" style:family="text">
      <style:text-properties fo:color="#A9B7C6"/>
    </style:style>
    <style:style style:name="T2409" style:parent-style-name="DefaultParagraphFont" style:family="text">
      <style:text-properties fo:color="#CC7832"/>
    </style:style>
    <style:style style:name="T2410" style:parent-style-name="DefaultParagraphFont" style:family="text">
      <style:text-properties fo:color="#A9B7C6"/>
    </style:style>
    <style:style style:name="T2411" style:parent-style-name="DefaultParagraphFont" style:family="text">
      <style:text-properties fo:color="#CC7832"/>
    </style:style>
    <style:style style:name="T2412" style:parent-style-name="DefaultParagraphFont" style:family="text">
      <style:text-properties fo:color="#CC7832"/>
    </style:style>
    <style:style style:name="T2413" style:parent-style-name="DefaultParagraphFont" style:family="text">
      <style:text-properties fo:color="#A9B7C6"/>
    </style:style>
    <style:style style:name="T2414" style:parent-style-name="DefaultParagraphFont" style:family="text">
      <style:text-properties fo:color="#A9B7C6"/>
    </style:style>
    <style:style style:name="T2415" style:parent-style-name="DefaultParagraphFont" style:family="text">
      <style:text-properties fo:color="#A9B7C6"/>
    </style:style>
    <style:style style:name="T2416" style:parent-style-name="DefaultParagraphFont" style:family="text">
      <style:text-properties fo:color="#CC7832"/>
    </style:style>
    <style:style style:name="T2417" style:parent-style-name="DefaultParagraphFont" style:family="text">
      <style:text-properties fo:color="#CC7832"/>
    </style:style>
    <style:style style:name="T2418" style:parent-style-name="DefaultParagraphFont" style:family="text">
      <style:text-properties fo:color="#CC7832"/>
    </style:style>
    <style:style style:name="T2419" style:parent-style-name="DefaultParagraphFont" style:family="text">
      <style:text-properties fo:color="#A9B7C6"/>
    </style:style>
    <style:style style:name="T2420" style:parent-style-name="DefaultParagraphFont" style:family="text">
      <style:text-properties fo:color="#CC7832"/>
    </style:style>
    <style:style style:name="T2421" style:parent-style-name="DefaultParagraphFont" style:family="text">
      <style:text-properties fo:color="#CC7832"/>
    </style:style>
    <style:style style:name="T2422" style:parent-style-name="DefaultParagraphFont" style:family="text">
      <style:text-properties fo:color="#CC7832"/>
    </style:style>
    <style:style style:name="T2423" style:parent-style-name="DefaultParagraphFont" style:family="text">
      <style:text-properties fo:color="#A9B7C6"/>
    </style:style>
    <style:style style:name="T2424" style:parent-style-name="DefaultParagraphFont" style:family="text">
      <style:text-properties fo:color="#CC7832"/>
    </style:style>
    <style:style style:name="T2425" style:parent-style-name="DefaultParagraphFont" style:family="text">
      <style:text-properties fo:color="#CC7832"/>
    </style:style>
    <style:style style:name="T2426" style:parent-style-name="DefaultParagraphFont" style:family="text">
      <style:text-properties fo:color="#CC7832"/>
    </style:style>
    <style:style style:name="T2427" style:parent-style-name="DefaultParagraphFont" style:family="text">
      <style:text-properties fo:color="#A9B7C6"/>
    </style:style>
    <style:style style:name="T2428" style:parent-style-name="DefaultParagraphFont" style:family="text">
      <style:text-properties fo:color="#CC7832"/>
    </style:style>
    <style:style style:name="T2429" style:parent-style-name="DefaultParagraphFont" style:family="text">
      <style:text-properties fo:color="#CC7832"/>
    </style:style>
    <style:style style:name="T2430" style:parent-style-name="DefaultParagraphFont" style:family="text">
      <style:text-properties fo:color="#CC7832"/>
    </style:style>
    <style:style style:name="T2431" style:parent-style-name="DefaultParagraphFont" style:family="text">
      <style:text-properties fo:color="#A9B7C6"/>
    </style:style>
    <style:style style:name="T2432" style:parent-style-name="DefaultParagraphFont" style:family="text">
      <style:text-properties fo:color="#CC7832"/>
    </style:style>
    <style:style style:name="T2433" style:parent-style-name="DefaultParagraphFont" style:family="text">
      <style:text-properties fo:color="#CC7832"/>
    </style:style>
    <style:style style:name="T2434" style:parent-style-name="DefaultParagraphFont" style:family="text">
      <style:text-properties fo:color="#CC7832"/>
    </style:style>
    <style:style style:name="T2435" style:parent-style-name="DefaultParagraphFont" style:family="text">
      <style:text-properties fo:color="#A9B7C6"/>
    </style:style>
    <style:style style:name="T2436" style:parent-style-name="DefaultParagraphFont" style:family="text">
      <style:text-properties fo:color="#6897BB"/>
    </style:style>
    <style:style style:name="T2437" style:parent-style-name="DefaultParagraphFont" style:family="text">
      <style:text-properties fo:color="#A9B7C6"/>
    </style:style>
    <style:style style:name="T2438" style:parent-style-name="DefaultParagraphFont" style:family="text">
      <style:text-properties fo:color="#CC7832"/>
    </style:style>
    <style:style style:name="T2439" style:parent-style-name="DefaultParagraphFont" style:family="text">
      <style:text-properties fo:color="#CC7832"/>
    </style:style>
    <style:style style:name="T2440" style:parent-style-name="DefaultParagraphFont" style:family="text">
      <style:text-properties fo:color="#CC7832"/>
    </style:style>
    <style:style style:name="T2441" style:parent-style-name="DefaultParagraphFont" style:family="text">
      <style:text-properties fo:color="#A9B7C6"/>
    </style:style>
    <style:style style:name="T2442" style:parent-style-name="DefaultParagraphFont" style:family="text">
      <style:text-properties fo:color="#6A8759"/>
    </style:style>
    <style:style style:name="T2443" style:parent-style-name="DefaultParagraphFont" style:family="text">
      <style:text-properties fo:color="#A9B7C6"/>
    </style:style>
    <style:style style:name="T2444" style:parent-style-name="DefaultParagraphFont" style:family="text">
      <style:text-properties fo:color="#CC7832"/>
    </style:style>
    <style:style style:name="T2445" style:parent-style-name="DefaultParagraphFont" style:family="text">
      <style:text-properties fo:color="#CC7832"/>
    </style:style>
    <style:style style:name="T2446" style:parent-style-name="DefaultParagraphFont" style:family="text">
      <style:text-properties fo:color="#CC7832"/>
    </style:style>
    <style:style style:name="T2447" style:parent-style-name="DefaultParagraphFont" style:family="text">
      <style:text-properties fo:color="#A9B7C6"/>
    </style:style>
    <style:style style:name="T2448" style:parent-style-name="DefaultParagraphFont" style:family="text">
      <style:text-properties fo:color="#6897BB"/>
    </style:style>
    <style:style style:name="T2449" style:parent-style-name="DefaultParagraphFont" style:family="text">
      <style:text-properties fo:color="#A9B7C6"/>
    </style:style>
    <style:style style:name="T2450" style:parent-style-name="DefaultParagraphFont" style:family="text">
      <style:text-properties fo:color="#CC7832"/>
    </style:style>
    <style:style style:name="T2451" style:parent-style-name="DefaultParagraphFont" style:family="text">
      <style:text-properties fo:color="#CC7832"/>
    </style:style>
    <style:style style:name="T2452" style:parent-style-name="DefaultParagraphFont" style:family="text">
      <style:text-properties fo:color="#CC7832"/>
    </style:style>
    <style:style style:name="T2453" style:parent-style-name="DefaultParagraphFont" style:family="text">
      <style:text-properties fo:color="#A9B7C6"/>
    </style:style>
    <style:style style:name="T2454" style:parent-style-name="DefaultParagraphFont" style:family="text">
      <style:text-properties fo:color="#A9B7C6"/>
    </style:style>
    <style:style style:name="T2455" style:parent-style-name="DefaultParagraphFont" style:family="text">
      <style:text-properties fo:color="#6897BB"/>
    </style:style>
    <style:style style:name="T2456" style:parent-style-name="DefaultParagraphFont" style:family="text">
      <style:text-properties fo:color="#A9B7C6"/>
    </style:style>
    <style:style style:name="T2457" style:parent-style-name="DefaultParagraphFont" style:family="text">
      <style:text-properties fo:color="#CC7832"/>
    </style:style>
    <style:style style:name="T2458" style:parent-style-name="DefaultParagraphFont" style:family="text">
      <style:text-properties fo:color="#CC7832"/>
    </style:style>
    <style:style style:name="T2459" style:parent-style-name="DefaultParagraphFont" style:family="text">
      <style:text-properties fo:color="#CC7832"/>
    </style:style>
    <style:style style:name="T2460" style:parent-style-name="DefaultParagraphFont" style:family="text">
      <style:text-properties fo:color="#A9B7C6"/>
    </style:style>
    <style:style style:name="T2461" style:parent-style-name="DefaultParagraphFont" style:family="text">
      <style:text-properties fo:color="#6897BB"/>
    </style:style>
    <style:style style:name="T2462" style:parent-style-name="DefaultParagraphFont" style:family="text">
      <style:text-properties fo:color="#A9B7C6"/>
    </style:style>
    <style:style style:name="T2463" style:parent-style-name="DefaultParagraphFont" style:family="text">
      <style:text-properties fo:color="#CC7832"/>
    </style:style>
    <style:style style:name="T2464" style:parent-style-name="DefaultParagraphFont" style:family="text">
      <style:text-properties fo:color="#CC7832"/>
    </style:style>
    <style:style style:name="T2465" style:parent-style-name="DefaultParagraphFont" style:family="text">
      <style:text-properties fo:color="#CC7832"/>
    </style:style>
    <style:style style:name="T2466" style:parent-style-name="DefaultParagraphFont" style:family="text">
      <style:text-properties fo:color="#A9B7C6"/>
    </style:style>
    <style:style style:name="T2467" style:parent-style-name="DefaultParagraphFont" style:family="text">
      <style:text-properties fo:color="#CC7832"/>
    </style:style>
    <style:style style:name="T2468" style:parent-style-name="DefaultParagraphFont" style:family="text">
      <style:text-properties fo:color="#CC7832"/>
    </style:style>
    <style:style style:name="T2469" style:parent-style-name="DefaultParagraphFont" style:family="text">
      <style:text-properties fo:color="#CC7832"/>
    </style:style>
    <style:style style:name="T2470" style:parent-style-name="DefaultParagraphFont" style:family="text">
      <style:text-properties fo:color="#A9B7C6"/>
    </style:style>
    <style:style style:name="T2471" style:parent-style-name="DefaultParagraphFont" style:family="text">
      <style:text-properties fo:color="#CC7832"/>
    </style:style>
    <style:style style:name="T2472" style:parent-style-name="DefaultParagraphFont" style:family="text">
      <style:text-properties fo:color="#CC7832"/>
    </style:style>
    <style:style style:name="T2473" style:parent-style-name="DefaultParagraphFont" style:family="text">
      <style:text-properties fo:color="#CC7832"/>
    </style:style>
    <style:style style:name="T2474" style:parent-style-name="DefaultParagraphFont" style:family="text">
      <style:text-properties fo:color="#A9B7C6"/>
    </style:style>
    <style:style style:name="T2475" style:parent-style-name="DefaultParagraphFont" style:family="text">
      <style:text-properties fo:color="#CC7832"/>
    </style:style>
    <style:style style:name="T2476" style:parent-style-name="DefaultParagraphFont" style:family="text">
      <style:text-properties fo:color="#CC7832"/>
    </style:style>
    <style:style style:name="T2477" style:parent-style-name="DefaultParagraphFont" style:family="text">
      <style:text-properties fo:color="#CC7832"/>
    </style:style>
    <style:style style:name="T2478" style:parent-style-name="DefaultParagraphFont" style:family="text">
      <style:text-properties fo:color="#A9B7C6"/>
    </style:style>
    <style:style style:name="T2479" style:parent-style-name="DefaultParagraphFont" style:family="text">
      <style:text-properties fo:color="#CC7832"/>
    </style:style>
    <style:style style:name="T2480" style:parent-style-name="DefaultParagraphFont" style:family="text">
      <style:text-properties fo:color="#CC7832"/>
    </style:style>
    <style:style style:name="T2481" style:parent-style-name="DefaultParagraphFont" style:family="text">
      <style:text-properties fo:color="#CC7832"/>
    </style:style>
    <style:style style:name="T2482" style:parent-style-name="DefaultParagraphFont" style:family="text">
      <style:text-properties fo:color="#A9B7C6"/>
    </style:style>
    <style:style style:name="T2483" style:parent-style-name="DefaultParagraphFont" style:family="text">
      <style:text-properties fo:color="#CC7832"/>
    </style:style>
    <style:style style:name="T2484" style:parent-style-name="DefaultParagraphFont" style:family="text">
      <style:text-properties fo:color="#A9B7C6"/>
    </style:style>
    <style:style style:name="T2485" style:parent-style-name="DefaultParagraphFont" style:family="text">
      <style:text-properties fo:color="#CC7832"/>
    </style:style>
    <style:style style:name="T2486" style:parent-style-name="DefaultParagraphFont" style:family="text">
      <style:text-properties fo:color="#A9B7C6"/>
    </style:style>
    <style:style style:name="T2487" style:parent-style-name="DefaultParagraphFont" style:family="text">
      <style:text-properties fo:color="#CC7832"/>
    </style:style>
    <style:style style:name="T2488" style:parent-style-name="DefaultParagraphFont" style:family="text">
      <style:text-properties fo:color="#A9B7C6"/>
    </style:style>
    <style:style style:name="T2489" style:parent-style-name="DefaultParagraphFont" style:family="text">
      <style:text-properties fo:color="#CC7832"/>
    </style:style>
    <style:style style:name="T2490" style:parent-style-name="DefaultParagraphFont" style:family="text">
      <style:text-properties fo:color="#A9B7C6"/>
    </style:style>
    <style:style style:name="T2491" style:parent-style-name="DefaultParagraphFont" style:family="text">
      <style:text-properties fo:color="#CC7832"/>
    </style:style>
    <style:style style:name="T2492" style:parent-style-name="DefaultParagraphFont" style:family="text">
      <style:text-properties fo:color="#CC7832"/>
    </style:style>
    <style:style style:name="T2493" style:parent-style-name="DefaultParagraphFont" style:family="text">
      <style:text-properties fo:color="#CC7832"/>
    </style:style>
    <style:style style:name="T2494" style:parent-style-name="DefaultParagraphFont" style:family="text">
      <style:text-properties fo:color="#808080"/>
    </style:style>
    <style:style style:name="T2495" style:parent-style-name="DefaultParagraphFont" style:family="text">
      <style:text-properties fo:color="#808080"/>
    </style:style>
    <style:style style:name="T2496" style:parent-style-name="DefaultParagraphFont" style:family="text">
      <style:text-properties fo:color="#808080"/>
    </style:style>
    <style:style style:name="T2497" style:parent-style-name="DefaultParagraphFont" style:family="text">
      <style:text-properties fo:color="#9876AA"/>
    </style:style>
    <style:style style:name="T2498" style:parent-style-name="DefaultParagraphFont" style:family="text">
      <style:text-properties fo:color="#A9B7C6"/>
    </style:style>
    <style:style style:name="T2499" style:parent-style-name="DefaultParagraphFont" style:family="text">
      <style:text-properties fo:color="#CC7832"/>
    </style:style>
    <style:style style:name="T2500" style:parent-style-name="DefaultParagraphFont" style:family="text">
      <style:text-properties fo:color="#A9B7C6"/>
    </style:style>
    <style:style style:name="T2501" style:parent-style-name="DefaultParagraphFont" style:family="text">
      <style:text-properties fo:color="#CC7832"/>
    </style:style>
    <style:style style:name="T2502" style:parent-style-name="DefaultParagraphFont" style:family="text">
      <style:text-properties fo:color="#A9B7C6"/>
    </style:style>
    <style:style style:name="T2503" style:parent-style-name="DefaultParagraphFont" style:family="text">
      <style:text-properties fo:color="#CC7832"/>
    </style:style>
    <style:style style:name="T2504" style:parent-style-name="DefaultParagraphFont" style:family="text">
      <style:text-properties fo:color="#A9B7C6"/>
    </style:style>
    <style:style style:name="T2505" style:parent-style-name="DefaultParagraphFont" style:family="text">
      <style:text-properties fo:color="#CC7832"/>
    </style:style>
    <style:style style:name="T2506" style:parent-style-name="DefaultParagraphFont" style:family="text">
      <style:text-properties fo:color="#A9B7C6"/>
    </style:style>
    <style:style style:name="T2507" style:parent-style-name="DefaultParagraphFont" style:family="text">
      <style:text-properties fo:color="#6897BB"/>
    </style:style>
    <style:style style:name="T2508" style:parent-style-name="DefaultParagraphFont" style:family="text">
      <style:text-properties fo:color="#CC7832"/>
    </style:style>
    <style:style style:name="T2509" style:parent-style-name="DefaultParagraphFont" style:family="text">
      <style:text-properties fo:color="#A9B7C6"/>
    </style:style>
    <style:style style:name="T2510" style:parent-style-name="DefaultParagraphFont" style:family="text">
      <style:text-properties fo:color="#6897BB"/>
    </style:style>
    <style:style style:name="T2511" style:parent-style-name="DefaultParagraphFont" style:family="text">
      <style:text-properties fo:color="#A9B7C6"/>
    </style:style>
    <style:style style:name="T2512" style:parent-style-name="DefaultParagraphFont" style:family="text">
      <style:text-properties fo:color="#CC7832"/>
    </style:style>
    <style:style style:name="T2513" style:parent-style-name="DefaultParagraphFont" style:family="text">
      <style:text-properties fo:color="#CC7832"/>
    </style:style>
    <style:style style:name="T2514" style:parent-style-name="DefaultParagraphFont" style:family="text">
      <style:text-properties fo:color="#CC7832"/>
    </style:style>
    <style:style style:name="T2515" style:parent-style-name="DefaultParagraphFont" style:family="text">
      <style:text-properties fo:color="#A9B7C6"/>
    </style:style>
    <style:style style:name="T2516" style:parent-style-name="DefaultParagraphFont" style:family="text">
      <style:text-properties fo:color="#A9B7C6"/>
    </style:style>
    <style:style style:name="T2517" style:parent-style-name="DefaultParagraphFont" style:family="text">
      <style:text-properties fo:color="#A9B7C6"/>
    </style:style>
    <style:style style:name="T2518" style:parent-style-name="DefaultParagraphFont" style:family="text">
      <style:text-properties fo:color="#A9B7C6"/>
    </style:style>
    <style:style style:name="T2519" style:parent-style-name="DefaultParagraphFont" style:family="text">
      <style:text-properties fo:color="#BBB529"/>
    </style:style>
    <style:style style:name="T2520" style:parent-style-name="DefaultParagraphFont" style:family="text">
      <style:text-properties fo:color="#BBB529"/>
    </style:style>
    <style:style style:name="T2521" style:parent-style-name="DefaultParagraphFont" style:family="text">
      <style:text-properties fo:color="#BBB529"/>
    </style:style>
    <style:style style:name="T2522" style:parent-style-name="DefaultParagraphFont" style:family="text">
      <style:text-properties fo:color="#CC7832"/>
    </style:style>
    <style:style style:name="T2523" style:parent-style-name="DefaultParagraphFont" style:family="text">
      <style:text-properties fo:color="#FFC66D"/>
    </style:style>
    <style:style style:name="T2524" style:parent-style-name="DefaultParagraphFont" style:family="text">
      <style:text-properties fo:color="#A9B7C6"/>
    </style:style>
    <style:style style:name="T2525" style:parent-style-name="DefaultParagraphFont" style:family="text">
      <style:text-properties fo:color="#A9B7C6"/>
    </style:style>
    <style:style style:name="T2526" style:parent-style-name="DefaultParagraphFont" style:family="text">
      <style:text-properties fo:color="#A9B7C6"/>
    </style:style>
    <style:style style:name="T2527" style:parent-style-name="DefaultParagraphFont" style:family="text">
      <style:text-properties fo:color="#9876AA"/>
    </style:style>
    <style:style style:name="T2528" style:parent-style-name="DefaultParagraphFont" style:family="text">
      <style:text-properties fo:color="#A9B7C6"/>
    </style:style>
    <style:style style:name="T2529" style:parent-style-name="DefaultParagraphFont" style:family="text">
      <style:text-properties fo:color="#CC7832"/>
    </style:style>
    <style:style style:name="T2530" style:parent-style-name="DefaultParagraphFont" style:family="text">
      <style:text-properties fo:color="#CC7832"/>
    </style:style>
    <style:style style:name="T2531" style:parent-style-name="DefaultParagraphFont" style:family="text">
      <style:text-properties fo:color="#CC7832"/>
    </style:style>
    <style:style style:name="T2532" style:parent-style-name="DefaultParagraphFont" style:family="text">
      <style:text-properties fo:color="#CC7832"/>
    </style:style>
    <style:style style:name="T2533" style:parent-style-name="DefaultParagraphFont" style:family="text">
      <style:text-properties fo:color="#A9B7C6"/>
    </style:style>
    <style:style style:name="T2534" style:parent-style-name="DefaultParagraphFont" style:family="text">
      <style:text-properties fo:color="#A9B7C6"/>
    </style:style>
    <style:style style:name="T2535" style:parent-style-name="DefaultParagraphFont" style:family="text">
      <style:text-properties fo:color="#A9B7C6"/>
    </style:style>
    <style:style style:name="T2536" style:parent-style-name="DefaultParagraphFont" style:family="text">
      <style:text-properties fo:color="#A9B7C6"/>
    </style:style>
    <style:style style:name="T2537" style:parent-style-name="DefaultParagraphFont" style:family="text">
      <style:text-properties fo:color="#CC7832"/>
    </style:style>
    <style:style style:name="T2538" style:parent-style-name="DefaultParagraphFont" style:family="text">
      <style:text-properties fo:color="#CC7832"/>
    </style:style>
    <style:style style:name="T2539" style:parent-style-name="DefaultParagraphFont" style:family="text">
      <style:text-properties fo:color="#CC7832"/>
    </style:style>
    <style:style style:name="T2540" style:parent-style-name="DefaultParagraphFont" style:family="text">
      <style:text-properties fo:color="#A9B7C6"/>
    </style:style>
    <style:style style:name="T2541" style:parent-style-name="DefaultParagraphFont" style:family="text">
      <style:text-properties fo:color="#A9B7C6"/>
    </style:style>
    <style:style style:name="T2542" style:parent-style-name="DefaultParagraphFont" style:family="text">
      <style:text-properties fo:color="#A9B7C6"/>
    </style:style>
    <style:style style:name="T2543" style:parent-style-name="DefaultParagraphFont" style:family="text">
      <style:text-properties fo:color="#CC7832"/>
    </style:style>
    <style:style style:name="T2544" style:parent-style-name="DefaultParagraphFont" style:family="text">
      <style:text-properties fo:color="#A9B7C6"/>
    </style:style>
    <style:style style:name="T2545" style:parent-style-name="DefaultParagraphFont" style:family="text">
      <style:text-properties fo:color="#A9B7C6"/>
    </style:style>
    <style:style style:name="T2546" style:parent-style-name="DefaultParagraphFont" style:family="text">
      <style:text-properties fo:color="#A9B7C6"/>
    </style:style>
    <style:style style:name="T2547" style:parent-style-name="DefaultParagraphFont" style:family="text">
      <style:text-properties fo:color="#CC7832"/>
    </style:style>
    <style:style style:name="T2548" style:parent-style-name="DefaultParagraphFont" style:family="text">
      <style:text-properties fo:color="#CC7832"/>
    </style:style>
    <style:style style:name="T2549" style:parent-style-name="DefaultParagraphFont" style:family="text">
      <style:text-properties fo:color="#CC7832"/>
    </style:style>
    <style:style style:name="T2550" style:parent-style-name="DefaultParagraphFont" style:family="text">
      <style:text-properties fo:color="#A9B7C6"/>
    </style:style>
    <style:style style:name="T2551" style:parent-style-name="DefaultParagraphFont" style:family="text">
      <style:text-properties fo:color="#A9B7C6"/>
    </style:style>
    <style:style style:name="T2552" style:parent-style-name="DefaultParagraphFont" style:family="text">
      <style:text-properties fo:color="#A9B7C6"/>
    </style:style>
    <style:style style:name="T2553" style:parent-style-name="DefaultParagraphFont" style:family="text">
      <style:text-properties fo:color="#A9B7C6"/>
    </style:style>
    <style:style style:name="T2554" style:parent-style-name="DefaultParagraphFont" style:family="text">
      <style:text-properties fo:color="#CC7832"/>
    </style:style>
    <style:style style:name="T2555" style:parent-style-name="DefaultParagraphFont" style:family="text">
      <style:text-properties fo:color="#A9B7C6"/>
    </style:style>
    <style:style style:name="T2556" style:parent-style-name="DefaultParagraphFont" style:family="text">
      <style:text-properties fo:color="#A9B7C6"/>
    </style:style>
    <style:style style:name="T2557" style:parent-style-name="DefaultParagraphFont" style:family="text">
      <style:text-properties fo:color="#A9B7C6"/>
    </style:style>
    <style:style style:name="T2558" style:parent-style-name="DefaultParagraphFont" style:family="text">
      <style:text-properties fo:color="#CC7832"/>
    </style:style>
    <style:style style:name="T2559" style:parent-style-name="DefaultParagraphFont" style:family="text">
      <style:text-properties fo:color="#CC7832"/>
    </style:style>
    <style:style style:name="T2560" style:parent-style-name="DefaultParagraphFont" style:family="text">
      <style:text-properties fo:color="#CC7832"/>
    </style:style>
    <style:style style:name="T2561" style:parent-style-name="DefaultParagraphFont" style:family="text">
      <style:text-properties fo:color="#A9B7C6"/>
    </style:style>
    <style:style style:name="T2562" style:parent-style-name="DefaultParagraphFont" style:family="text">
      <style:text-properties fo:color="#A9B7C6"/>
    </style:style>
    <style:style style:name="T2563" style:parent-style-name="DefaultParagraphFont" style:family="text">
      <style:text-properties fo:color="#A9B7C6"/>
    </style:style>
    <style:style style:name="T2564" style:parent-style-name="DefaultParagraphFont" style:family="text">
      <style:text-properties fo:color="#CC7832"/>
    </style:style>
    <style:style style:name="T2565" style:parent-style-name="DefaultParagraphFont" style:family="text">
      <style:text-properties fo:color="#A9B7C6"/>
    </style:style>
    <style:style style:name="T2566" style:parent-style-name="DefaultParagraphFont" style:family="text">
      <style:text-properties fo:color="#A9B7C6"/>
    </style:style>
    <style:style style:name="T2567" style:parent-style-name="DefaultParagraphFont" style:family="text">
      <style:text-properties fo:color="#A9B7C6"/>
    </style:style>
    <style:style style:name="T2568" style:parent-style-name="DefaultParagraphFont" style:family="text">
      <style:text-properties fo:color="#A9B7C6"/>
    </style:style>
    <style:style style:name="T2569" style:parent-style-name="DefaultParagraphFont" style:family="text">
      <style:text-properties fo:color="#CC7832"/>
    </style:style>
    <style:style style:name="T2570" style:parent-style-name="DefaultParagraphFont" style:family="text">
      <style:text-properties fo:color="#CC7832"/>
    </style:style>
    <style:style style:name="T2571" style:parent-style-name="DefaultParagraphFont" style:family="text">
      <style:text-properties fo:color="#CC7832"/>
    </style:style>
    <style:style style:name="T2572" style:parent-style-name="DefaultParagraphFont" style:family="text">
      <style:text-properties fo:color="#A9B7C6"/>
    </style:style>
    <style:style style:name="T2573" style:parent-style-name="DefaultParagraphFont" style:family="text">
      <style:text-properties fo:color="#A9B7C6"/>
    </style:style>
    <style:style style:name="T2574" style:parent-style-name="DefaultParagraphFont" style:family="text">
      <style:text-properties fo:color="#A9B7C6"/>
    </style:style>
    <style:style style:name="T2575" style:parent-style-name="DefaultParagraphFont" style:family="text">
      <style:text-properties fo:color="#A9B7C6"/>
    </style:style>
    <style:style style:name="T2576" style:parent-style-name="DefaultParagraphFont" style:family="text">
      <style:text-properties fo:color="#808080"/>
    </style:style>
    <style:style style:name="T2577" style:parent-style-name="DefaultParagraphFont" style:family="text">
      <style:text-properties fo:color="#808080"/>
    </style:style>
    <style:style style:name="T2578" style:parent-style-name="DefaultParagraphFont" style:family="text">
      <style:text-properties fo:color="#808080"/>
    </style:style>
    <style:style style:name="T2579" style:parent-style-name="DefaultParagraphFont" style:family="text">
      <style:text-properties fo:color="#A9B7C6"/>
    </style:style>
    <style:style style:name="T2580" style:parent-style-name="DefaultParagraphFont" style:family="text">
      <style:text-properties fo:color="#9876AA"/>
    </style:style>
    <style:style style:name="T2581" style:parent-style-name="DefaultParagraphFont" style:family="text">
      <style:text-properties fo:color="#A9B7C6"/>
    </style:style>
    <style:style style:name="T2582" style:parent-style-name="DefaultParagraphFont" style:family="text">
      <style:text-properties fo:color="#CC7832"/>
    </style:style>
    <style:style style:name="T2583" style:parent-style-name="DefaultParagraphFont" style:family="text">
      <style:text-properties fo:color="#CC7832"/>
    </style:style>
    <style:style style:name="T2584" style:parent-style-name="DefaultParagraphFont" style:family="text">
      <style:text-properties fo:color="#CC7832"/>
    </style:style>
    <style:style style:name="T2585" style:parent-style-name="DefaultParagraphFont" style:family="text">
      <style:text-properties fo:color="#A9B7C6"/>
    </style:style>
    <style:style style:name="T2586" style:parent-style-name="DefaultParagraphFont" style:family="text">
      <style:text-properties fo:color="#9876AA"/>
    </style:style>
    <style:style style:name="T2587" style:parent-style-name="DefaultParagraphFont" style:family="text">
      <style:text-properties fo:color="#A9B7C6"/>
    </style:style>
    <style:style style:name="T2588" style:parent-style-name="DefaultParagraphFont" style:family="text">
      <style:text-properties fo:color="#6897BB"/>
    </style:style>
    <style:style style:name="T2589" style:parent-style-name="DefaultParagraphFont" style:family="text">
      <style:text-properties fo:color="#CC7832"/>
    </style:style>
    <style:style style:name="T2590" style:parent-style-name="DefaultParagraphFont" style:family="text">
      <style:text-properties fo:color="#CC7832"/>
    </style:style>
    <style:style style:name="T2591" style:parent-style-name="DefaultParagraphFont" style:family="text">
      <style:text-properties fo:color="#CC7832"/>
    </style:style>
    <style:style style:name="T2592" style:parent-style-name="DefaultParagraphFont" style:family="text">
      <style:text-properties fo:color="#A9B7C6"/>
    </style:style>
    <style:style style:name="T2593" style:parent-style-name="DefaultParagraphFont" style:family="text">
      <style:text-properties fo:color="#9876AA"/>
    </style:style>
    <style:style style:name="T2594" style:parent-style-name="DefaultParagraphFont" style:family="text">
      <style:text-properties fo:color="#A9B7C6"/>
    </style:style>
    <style:style style:name="T2595" style:parent-style-name="DefaultParagraphFont" style:family="text">
      <style:text-properties fo:color="#A9B7C6"/>
    </style:style>
    <style:style style:name="T2596" style:parent-style-name="DefaultParagraphFont" style:family="text">
      <style:text-properties fo:color="#CC7832"/>
    </style:style>
    <style:style style:name="T2597" style:parent-style-name="DefaultParagraphFont" style:family="text">
      <style:text-properties fo:color="#CC7832"/>
    </style:style>
    <style:style style:name="T2598" style:parent-style-name="DefaultParagraphFont" style:family="text">
      <style:text-properties fo:color="#CC7832"/>
    </style:style>
    <style:style style:name="T2599" style:parent-style-name="DefaultParagraphFont" style:family="text">
      <style:text-properties fo:color="#A9B7C6"/>
    </style:style>
    <style:style style:name="T2600" style:parent-style-name="DefaultParagraphFont" style:family="text">
      <style:text-properties fo:color="#9876AA"/>
    </style:style>
    <style:style style:name="T2601" style:parent-style-name="DefaultParagraphFont" style:family="text">
      <style:text-properties fo:color="#A9B7C6"/>
    </style:style>
    <style:style style:name="T2602" style:parent-style-name="DefaultParagraphFont" style:family="text">
      <style:text-properties fo:color="#6897BB"/>
    </style:style>
    <style:style style:name="T2603" style:parent-style-name="DefaultParagraphFont" style:family="text">
      <style:text-properties fo:color="#CC7832"/>
    </style:style>
    <style:style style:name="T2604" style:parent-style-name="DefaultParagraphFont" style:family="text">
      <style:text-properties fo:color="#CC7832"/>
    </style:style>
    <style:style style:name="T2605" style:parent-style-name="DefaultParagraphFont" style:family="text">
      <style:text-properties fo:color="#CC7832"/>
    </style:style>
    <style:style style:name="T2606" style:parent-style-name="DefaultParagraphFont" style:family="text">
      <style:text-properties fo:color="#CC7832"/>
    </style:style>
    <style:style style:name="T2607" style:parent-style-name="DefaultParagraphFont" style:family="text">
      <style:text-properties fo:color="#CC7832"/>
    </style:style>
    <style:style style:name="T2608" style:parent-style-name="DefaultParagraphFont" style:family="text">
      <style:text-properties fo:color="#A9B7C6"/>
    </style:style>
    <style:style style:name="T2609" style:parent-style-name="DefaultParagraphFont" style:family="text">
      <style:text-properties fo:color="#A9B7C6"/>
    </style:style>
    <style:style style:name="T2610" style:parent-style-name="DefaultParagraphFont" style:family="text">
      <style:text-properties fo:color="#A9B7C6"/>
    </style:style>
    <style:style style:name="T2611" style:parent-style-name="DefaultParagraphFont" style:family="text">
      <style:text-properties fo:color="#A9B7C6"/>
    </style:style>
    <style:style style:name="T2612" style:parent-style-name="DefaultParagraphFont" style:family="text">
      <style:text-properties fo:color="#CC7832"/>
    </style:style>
    <style:style style:name="T2613" style:parent-style-name="DefaultParagraphFont" style:family="text">
      <style:text-properties fo:color="#FFC66D"/>
    </style:style>
    <style:style style:name="T2614" style:parent-style-name="DefaultParagraphFont" style:family="text">
      <style:text-properties fo:color="#A9B7C6"/>
    </style:style>
    <style:style style:name="T2615" style:parent-style-name="DefaultParagraphFont" style:family="text">
      <style:text-properties fo:color="#A9B7C6"/>
    </style:style>
    <style:style style:name="T2616" style:parent-style-name="DefaultParagraphFont" style:family="text">
      <style:text-properties fo:color="#A9B7C6"/>
    </style:style>
    <style:style style:name="T2617" style:parent-style-name="DefaultParagraphFont" style:family="text">
      <style:text-properties fo:color="#CC7832"/>
    </style:style>
    <style:style style:name="T2618" style:parent-style-name="DefaultParagraphFont" style:family="text">
      <style:text-properties fo:color="#A9B7C6"/>
    </style:style>
    <style:style style:name="T2619" style:parent-style-name="DefaultParagraphFont" style:family="text">
      <style:text-properties fo:color="#9876AA"/>
    </style:style>
    <style:style style:name="T2620" style:parent-style-name="DefaultParagraphFont" style:family="text">
      <style:text-properties fo:color="#A9B7C6"/>
    </style:style>
    <style:style style:name="T2621" style:parent-style-name="DefaultParagraphFont" style:family="text">
      <style:text-properties fo:color="#A9B7C6"/>
    </style:style>
    <style:style style:name="T2622" style:parent-style-name="DefaultParagraphFont" style:family="text">
      <style:text-properties fo:color="#A9B7C6"/>
    </style:style>
    <style:style style:name="T2623" style:parent-style-name="DefaultParagraphFont" style:family="text">
      <style:text-properties fo:color="#9876AA"/>
    </style:style>
    <style:style style:name="T2624" style:parent-style-name="DefaultParagraphFont" style:family="text">
      <style:text-properties fo:color="#A9B7C6"/>
    </style:style>
    <style:style style:name="T2625" style:parent-style-name="DefaultParagraphFont" style:family="text">
      <style:text-properties fo:color="#CC7832"/>
    </style:style>
    <style:style style:name="T2626" style:parent-style-name="DefaultParagraphFont" style:family="text">
      <style:text-properties fo:color="#A9B7C6"/>
    </style:style>
    <style:style style:name="T2627" style:parent-style-name="DefaultParagraphFont" style:family="text">
      <style:text-properties fo:color="#CC7832"/>
    </style:style>
    <style:style style:name="T2628" style:parent-style-name="DefaultParagraphFont" style:family="text">
      <style:text-properties fo:color="#CC7832"/>
    </style:style>
    <style:style style:name="T2629" style:parent-style-name="DefaultParagraphFont" style:family="text">
      <style:text-properties fo:color="#CC7832"/>
    </style:style>
    <style:style style:name="T2630" style:parent-style-name="DefaultParagraphFont" style:family="text">
      <style:text-properties fo:color="#9876AA"/>
    </style:style>
    <style:style style:name="T2631" style:parent-style-name="DefaultParagraphFont" style:family="text">
      <style:text-properties fo:color="#A9B7C6"/>
    </style:style>
    <style:style style:name="T2632" style:parent-style-name="DefaultParagraphFont" style:family="text">
      <style:text-properties fo:color="#A9B7C6"/>
    </style:style>
    <style:style style:name="T2633" style:parent-style-name="DefaultParagraphFont" style:family="text">
      <style:text-properties fo:color="#CC7832"/>
    </style:style>
    <style:style style:name="T2634" style:parent-style-name="DefaultParagraphFont" style:family="text">
      <style:text-properties fo:color="#A9B7C6"/>
    </style:style>
    <style:style style:name="T2635" style:parent-style-name="DefaultParagraphFont" style:family="text">
      <style:text-properties fo:color="#6897BB"/>
    </style:style>
    <style:style style:name="T2636" style:parent-style-name="DefaultParagraphFont" style:family="text">
      <style:text-properties fo:color="#A9B7C6"/>
    </style:style>
    <style:style style:name="T2637" style:parent-style-name="DefaultParagraphFont" style:family="text">
      <style:text-properties fo:color="#CC7832"/>
    </style:style>
    <style:style style:name="T2638" style:parent-style-name="DefaultParagraphFont" style:family="text">
      <style:text-properties fo:color="#CC7832"/>
    </style:style>
    <style:style style:name="T2639" style:parent-style-name="DefaultParagraphFont" style:family="text">
      <style:text-properties fo:color="#CC7832"/>
    </style:style>
    <style:style style:name="T2640" style:parent-style-name="DefaultParagraphFont" style:family="text">
      <style:text-properties fo:color="#A9B7C6"/>
    </style:style>
    <style:style style:name="T2641" style:parent-style-name="DefaultParagraphFont" style:family="text">
      <style:text-properties fo:color="#A9B7C6"/>
    </style:style>
    <style:style style:name="T2642" style:parent-style-name="DefaultParagraphFont" style:family="text">
      <style:text-properties fo:color="#A9B7C6"/>
    </style:style>
    <style:style style:name="T2643" style:parent-style-name="DefaultParagraphFont" style:family="text">
      <style:text-properties fo:color="#A9B7C6"/>
    </style:style>
    <style:style style:name="T2644" style:parent-style-name="DefaultParagraphFont" style:family="text">
      <style:text-properties fo:color="#A9B7C6"/>
    </style:style>
    <style:style style:name="T2645" style:parent-style-name="DefaultParagraphFont" style:family="text">
      <style:text-properties fo:color="#A9B7C6"/>
    </style:style>
    <style:style style:name="T2646" style:parent-style-name="DefaultParagraphFont" style:family="text">
      <style:text-properties fo:color="#CC7832"/>
    </style:style>
    <style:style style:name="T2647" style:parent-style-name="DefaultParagraphFont" style:family="text">
      <style:text-properties fo:color="#FFC66D"/>
    </style:style>
    <style:style style:name="T2648" style:parent-style-name="DefaultParagraphFont" style:family="text">
      <style:text-properties fo:color="#A9B7C6"/>
    </style:style>
    <style:style style:name="T2649" style:parent-style-name="DefaultParagraphFont" style:family="text">
      <style:text-properties fo:color="#A9B7C6"/>
    </style:style>
    <style:style style:name="T2650" style:parent-style-name="DefaultParagraphFont" style:family="text">
      <style:text-properties fo:color="#A9B7C6"/>
    </style:style>
    <style:style style:name="T2651" style:parent-style-name="DefaultParagraphFont" style:family="text">
      <style:text-properties fo:color="#CC7832"/>
    </style:style>
    <style:style style:name="T2652" style:parent-style-name="DefaultParagraphFont" style:family="text">
      <style:text-properties fo:color="#9876AA"/>
    </style:style>
    <style:style style:name="T2653" style:parent-style-name="DefaultParagraphFont" style:family="text">
      <style:text-properties fo:color="#CC7832"/>
    </style:style>
    <style:style style:name="T2654" style:parent-style-name="DefaultParagraphFont" style:family="text">
      <style:text-properties fo:color="#CC7832"/>
    </style:style>
    <style:style style:name="T2655" style:parent-style-name="DefaultParagraphFont" style:family="text">
      <style:text-properties fo:color="#CC7832"/>
    </style:style>
    <style:style style:name="T2656" style:parent-style-name="DefaultParagraphFont" style:family="text">
      <style:text-properties fo:color="#A9B7C6"/>
    </style:style>
    <style:style style:name="T2657" style:parent-style-name="DefaultParagraphFont" style:family="text">
      <style:text-properties fo:color="#A9B7C6"/>
    </style:style>
    <style:style style:name="T2658" style:parent-style-name="DefaultParagraphFont" style:family="text">
      <style:text-properties fo:color="#A9B7C6"/>
    </style:style>
    <style:style style:name="T2659" style:parent-style-name="DefaultParagraphFont" style:family="text">
      <style:text-properties fo:color="#A9B7C6"/>
    </style:style>
    <style:style style:name="T2660" style:parent-style-name="DefaultParagraphFont" style:family="text">
      <style:text-properties fo:color="#CC7832"/>
    </style:style>
    <style:style style:name="T2661" style:parent-style-name="DefaultParagraphFont" style:family="text">
      <style:text-properties fo:color="#FFC66D"/>
    </style:style>
    <style:style style:name="T2662" style:parent-style-name="DefaultParagraphFont" style:family="text">
      <style:text-properties fo:color="#A9B7C6"/>
    </style:style>
    <style:style style:name="T2663" style:parent-style-name="DefaultParagraphFont" style:family="text">
      <style:text-properties fo:color="#CC7832"/>
    </style:style>
    <style:style style:name="T2664" style:parent-style-name="DefaultParagraphFont" style:family="text">
      <style:text-properties fo:color="#A9B7C6"/>
    </style:style>
    <style:style style:name="T2665" style:parent-style-name="DefaultParagraphFont" style:family="text">
      <style:text-properties fo:color="#A9B7C6"/>
    </style:style>
    <style:style style:name="T2666" style:parent-style-name="DefaultParagraphFont" style:family="text">
      <style:text-properties fo:color="#A9B7C6"/>
    </style:style>
    <style:style style:name="T2667" style:parent-style-name="DefaultParagraphFont" style:family="text">
      <style:text-properties fo:color="#CC7832"/>
    </style:style>
    <style:style style:name="T2668" style:parent-style-name="DefaultParagraphFont" style:family="text">
      <style:text-properties fo:color="#A9B7C6"/>
    </style:style>
    <style:style style:name="T2669" style:parent-style-name="DefaultParagraphFont" style:family="text">
      <style:text-properties fo:color="#9876AA"/>
    </style:style>
    <style:style style:name="T2670" style:parent-style-name="DefaultParagraphFont" style:family="text">
      <style:text-properties fo:color="#A9B7C6"/>
    </style:style>
    <style:style style:name="T2671" style:parent-style-name="DefaultParagraphFont" style:family="text">
      <style:text-properties fo:color="#CC7832"/>
    </style:style>
    <style:style style:name="T2672" style:parent-style-name="DefaultParagraphFont" style:family="text">
      <style:text-properties fo:color="#CC7832"/>
    </style:style>
    <style:style style:name="T2673" style:parent-style-name="DefaultParagraphFont" style:family="text">
      <style:text-properties fo:color="#CC7832"/>
    </style:style>
    <style:style style:name="T2674" style:parent-style-name="DefaultParagraphFont" style:family="text">
      <style:text-properties fo:color="#A9B7C6"/>
    </style:style>
    <style:style style:name="T2675" style:parent-style-name="DefaultParagraphFont" style:family="text">
      <style:text-properties fo:color="#A9B7C6"/>
    </style:style>
    <style:style style:name="T2676" style:parent-style-name="DefaultParagraphFont" style:family="text">
      <style:text-properties fo:color="#A9B7C6"/>
    </style:style>
    <style:style style:name="T2677" style:parent-style-name="DefaultParagraphFont" style:family="text">
      <style:text-properties fo:color="#A9B7C6"/>
    </style:style>
    <style:style style:name="T2678" style:parent-style-name="DefaultParagraphFont" style:family="text">
      <style:text-properties fo:color="#A9B7C6"/>
    </style:style>
    <style:style style:name="T2679" style:parent-style-name="DefaultParagraphFont" style:family="text">
      <style:text-properties fo:color="#CC7832"/>
    </style:style>
    <style:style style:name="T2680" style:parent-style-name="DefaultParagraphFont" style:family="text">
      <style:text-properties fo:color="#FFC66D"/>
    </style:style>
    <style:style style:name="T2681" style:parent-style-name="DefaultParagraphFont" style:family="text">
      <style:text-properties fo:color="#A9B7C6"/>
    </style:style>
    <style:style style:name="T2682" style:parent-style-name="DefaultParagraphFont" style:family="text">
      <style:text-properties fo:color="#A9B7C6"/>
    </style:style>
    <style:style style:name="T2683" style:parent-style-name="DefaultParagraphFont" style:family="text">
      <style:text-properties fo:color="#A9B7C6"/>
    </style:style>
    <style:style style:name="T2684" style:parent-style-name="DefaultParagraphFont" style:family="text">
      <style:text-properties fo:color="#CC7832"/>
    </style:style>
    <style:style style:name="T2685" style:parent-style-name="DefaultParagraphFont" style:family="text">
      <style:text-properties fo:color="#9876AA"/>
    </style:style>
    <style:style style:name="T2686" style:parent-style-name="DefaultParagraphFont" style:family="text">
      <style:text-properties fo:color="#CC7832"/>
    </style:style>
    <style:style style:name="T2687" style:parent-style-name="DefaultParagraphFont" style:family="text">
      <style:text-properties fo:color="#CC7832"/>
    </style:style>
    <style:style style:name="T2688" style:parent-style-name="DefaultParagraphFont" style:family="text">
      <style:text-properties fo:color="#CC7832"/>
    </style:style>
    <style:style style:name="T2689" style:parent-style-name="DefaultParagraphFont" style:family="text">
      <style:text-properties fo:color="#CC7832"/>
    </style:style>
    <style:style style:name="T2690" style:parent-style-name="DefaultParagraphFont" style:family="text">
      <style:text-properties fo:color="#A9B7C6"/>
    </style:style>
    <style:style style:name="T2691" style:parent-style-name="DefaultParagraphFont" style:family="text">
      <style:text-properties fo:color="#A9B7C6"/>
    </style:style>
    <style:style style:name="T2692" style:parent-style-name="DefaultParagraphFont" style:family="text">
      <style:text-properties fo:color="#A9B7C6"/>
    </style:style>
    <style:style style:name="T2693" style:parent-style-name="DefaultParagraphFont" style:family="text">
      <style:text-properties fo:color="#A9B7C6"/>
    </style:style>
    <style:style style:name="T2694" style:parent-style-name="DefaultParagraphFont" style:family="text">
      <style:text-properties fo:color="#CC7832"/>
    </style:style>
    <style:style style:name="T2695" style:parent-style-name="DefaultParagraphFont" style:family="text">
      <style:text-properties fo:color="#FFC66D"/>
    </style:style>
    <style:style style:name="T2696" style:parent-style-name="DefaultParagraphFont" style:family="text">
      <style:text-properties fo:color="#A9B7C6"/>
    </style:style>
    <style:style style:name="T2697" style:parent-style-name="DefaultParagraphFont" style:family="text">
      <style:text-properties fo:color="#CC7832"/>
    </style:style>
    <style:style style:name="T2698" style:parent-style-name="DefaultParagraphFont" style:family="text">
      <style:text-properties fo:color="#A9B7C6"/>
    </style:style>
    <style:style style:name="T2699" style:parent-style-name="DefaultParagraphFont" style:family="text">
      <style:text-properties fo:color="#A9B7C6"/>
    </style:style>
    <style:style style:name="T2700" style:parent-style-name="DefaultParagraphFont" style:family="text">
      <style:text-properties fo:color="#A9B7C6"/>
    </style:style>
    <style:style style:name="T2701" style:parent-style-name="DefaultParagraphFont" style:family="text">
      <style:text-properties fo:color="#CC7832"/>
    </style:style>
    <style:style style:name="T2702" style:parent-style-name="DefaultParagraphFont" style:family="text">
      <style:text-properties fo:color="#A9B7C6"/>
    </style:style>
    <style:style style:name="T2703" style:parent-style-name="DefaultParagraphFont" style:family="text">
      <style:text-properties fo:color="#9876AA"/>
    </style:style>
    <style:style style:name="T2704" style:parent-style-name="DefaultParagraphFont" style:family="text">
      <style:text-properties fo:color="#A9B7C6"/>
    </style:style>
    <style:style style:name="T2705" style:parent-style-name="DefaultParagraphFont" style:family="text">
      <style:text-properties fo:color="#CC7832"/>
    </style:style>
    <style:style style:name="T2706" style:parent-style-name="DefaultParagraphFont" style:family="text">
      <style:text-properties fo:color="#CC7832"/>
    </style:style>
    <style:style style:name="T2707" style:parent-style-name="DefaultParagraphFont" style:family="text">
      <style:text-properties fo:color="#CC7832"/>
    </style:style>
    <style:style style:name="T2708" style:parent-style-name="DefaultParagraphFont" style:family="text">
      <style:text-properties fo:color="#A9B7C6"/>
    </style:style>
    <style:style style:name="T2709" style:parent-style-name="DefaultParagraphFont" style:family="text">
      <style:text-properties fo:color="#A9B7C6"/>
    </style:style>
    <style:style style:name="T2710" style:parent-style-name="DefaultParagraphFont" style:family="text">
      <style:text-properties fo:color="#A9B7C6"/>
    </style:style>
    <style:style style:name="T2711" style:parent-style-name="DefaultParagraphFont" style:family="text">
      <style:text-properties fo:color="#A9B7C6"/>
    </style:style>
    <style:style style:name="T2712" style:parent-style-name="DefaultParagraphFont" style:family="text">
      <style:text-properties fo:color="#CC7832"/>
    </style:style>
    <style:style style:name="T2713" style:parent-style-name="DefaultParagraphFont" style:family="text">
      <style:text-properties fo:color="#FFC66D"/>
    </style:style>
    <style:style style:name="T2714" style:parent-style-name="DefaultParagraphFont" style:family="text">
      <style:text-properties fo:color="#A9B7C6"/>
    </style:style>
    <style:style style:name="T2715" style:parent-style-name="DefaultParagraphFont" style:family="text">
      <style:text-properties fo:color="#A9B7C6"/>
    </style:style>
    <style:style style:name="T2716" style:parent-style-name="DefaultParagraphFont" style:family="text">
      <style:text-properties fo:color="#A9B7C6"/>
    </style:style>
    <style:style style:name="T2717" style:parent-style-name="DefaultParagraphFont" style:family="text">
      <style:text-properties fo:color="#CC7832"/>
    </style:style>
    <style:style style:name="T2718" style:parent-style-name="DefaultParagraphFont" style:family="text">
      <style:text-properties fo:color="#9876AA"/>
    </style:style>
    <style:style style:name="T2719" style:parent-style-name="DefaultParagraphFont" style:family="text">
      <style:text-properties fo:color="#CC7832"/>
    </style:style>
    <style:style style:name="T2720" style:parent-style-name="DefaultParagraphFont" style:family="text">
      <style:text-properties fo:color="#CC7832"/>
    </style:style>
    <style:style style:name="T2721" style:parent-style-name="DefaultParagraphFont" style:family="text">
      <style:text-properties fo:color="#CC7832"/>
    </style:style>
    <style:style style:name="T2722" style:parent-style-name="DefaultParagraphFont" style:family="text">
      <style:text-properties fo:color="#A9B7C6"/>
    </style:style>
    <style:style style:name="T2723" style:parent-style-name="DefaultParagraphFont" style:family="text">
      <style:text-properties fo:color="#A9B7C6"/>
    </style:style>
    <style:style style:name="T2724" style:parent-style-name="DefaultParagraphFont" style:family="text">
      <style:text-properties fo:color="#A9B7C6"/>
    </style:style>
    <style:style style:name="T2725" style:parent-style-name="DefaultParagraphFont" style:family="text">
      <style:text-properties fo:color="#A9B7C6"/>
    </style:style>
    <style:style style:name="T2726" style:parent-style-name="DefaultParagraphFont" style:family="text">
      <style:text-properties fo:color="#CC7832"/>
    </style:style>
    <style:style style:name="T2727" style:parent-style-name="DefaultParagraphFont" style:family="text">
      <style:text-properties fo:color="#FFC66D"/>
    </style:style>
    <style:style style:name="T2728" style:parent-style-name="DefaultParagraphFont" style:family="text">
      <style:text-properties fo:color="#A9B7C6"/>
    </style:style>
    <style:style style:name="T2729" style:parent-style-name="DefaultParagraphFont" style:family="text">
      <style:text-properties fo:color="#CC7832"/>
    </style:style>
    <style:style style:name="T2730" style:parent-style-name="DefaultParagraphFont" style:family="text">
      <style:text-properties fo:color="#A9B7C6"/>
    </style:style>
    <style:style style:name="T2731" style:parent-style-name="DefaultParagraphFont" style:family="text">
      <style:text-properties fo:color="#A9B7C6"/>
    </style:style>
    <style:style style:name="T2732" style:parent-style-name="DefaultParagraphFont" style:family="text">
      <style:text-properties fo:color="#A9B7C6"/>
    </style:style>
    <style:style style:name="T2733" style:parent-style-name="DefaultParagraphFont" style:family="text">
      <style:text-properties fo:color="#CC7832"/>
    </style:style>
    <style:style style:name="T2734" style:parent-style-name="DefaultParagraphFont" style:family="text">
      <style:text-properties fo:color="#A9B7C6"/>
    </style:style>
    <style:style style:name="T2735" style:parent-style-name="DefaultParagraphFont" style:family="text">
      <style:text-properties fo:color="#9876AA"/>
    </style:style>
    <style:style style:name="T2736" style:parent-style-name="DefaultParagraphFont" style:family="text">
      <style:text-properties fo:color="#A9B7C6"/>
    </style:style>
    <style:style style:name="T2737" style:parent-style-name="DefaultParagraphFont" style:family="text">
      <style:text-properties fo:color="#CC7832"/>
    </style:style>
    <style:style style:name="T2738" style:parent-style-name="DefaultParagraphFont" style:family="text">
      <style:text-properties fo:color="#CC7832"/>
    </style:style>
    <style:style style:name="T2739" style:parent-style-name="DefaultParagraphFont" style:family="text">
      <style:text-properties fo:color="#CC7832"/>
    </style:style>
    <style:style style:name="T2740" style:parent-style-name="DefaultParagraphFont" style:family="text">
      <style:text-properties fo:color="#A9B7C6"/>
    </style:style>
    <style:style style:name="T2741" style:parent-style-name="DefaultParagraphFont" style:family="text">
      <style:text-properties fo:color="#A9B7C6"/>
    </style:style>
    <style:style style:name="T2742" style:parent-style-name="DefaultParagraphFont" style:family="text">
      <style:text-properties fo:color="#A9B7C6"/>
    </style:style>
    <style:style style:name="T2743" style:parent-style-name="DefaultParagraphFont" style:family="text">
      <style:text-properties fo:color="#A9B7C6"/>
    </style:style>
    <style:style style:name="T2744" style:parent-style-name="DefaultParagraphFont" style:family="text">
      <style:text-properties fo:color="#CC7832"/>
    </style:style>
    <style:style style:name="T2745" style:parent-style-name="DefaultParagraphFont" style:family="text">
      <style:text-properties fo:color="#A9B7C6"/>
    </style:style>
    <style:style style:name="T2746" style:parent-style-name="DefaultParagraphFont" style:family="text">
      <style:text-properties fo:color="#A9B7C6"/>
    </style:style>
    <style:style style:name="T2747" style:parent-style-name="DefaultParagraphFont" style:family="text">
      <style:text-properties fo:color="#FFC66D"/>
    </style:style>
    <style:style style:name="T2748" style:parent-style-name="DefaultParagraphFont" style:family="text">
      <style:text-properties fo:color="#A9B7C6"/>
    </style:style>
    <style:style style:name="T2749" style:parent-style-name="DefaultParagraphFont" style:family="text">
      <style:text-properties fo:color="#A9B7C6"/>
    </style:style>
    <style:style style:name="T2750" style:parent-style-name="DefaultParagraphFont" style:family="text">
      <style:text-properties fo:color="#A9B7C6"/>
    </style:style>
    <style:style style:name="T2751" style:parent-style-name="DefaultParagraphFont" style:family="text">
      <style:text-properties fo:color="#CC7832"/>
    </style:style>
    <style:style style:name="T2752" style:parent-style-name="DefaultParagraphFont" style:family="text">
      <style:text-properties fo:color="#A9B7C6"/>
    </style:style>
    <style:style style:name="T2753" style:parent-style-name="DefaultParagraphFont" style:family="text">
      <style:text-properties fo:color="#9876AA"/>
    </style:style>
    <style:style style:name="T2754" style:parent-style-name="DefaultParagraphFont" style:family="text">
      <style:text-properties fo:color="#CC7832"/>
    </style:style>
    <style:style style:name="T2755" style:parent-style-name="DefaultParagraphFont" style:family="text">
      <style:text-properties fo:color="#CC7832"/>
    </style:style>
    <style:style style:name="T2756" style:parent-style-name="DefaultParagraphFont" style:family="text">
      <style:text-properties fo:color="#CC7832"/>
    </style:style>
    <style:style style:name="T2757" style:parent-style-name="DefaultParagraphFont" style:family="text">
      <style:text-properties fo:color="#A9B7C6"/>
    </style:style>
    <style:style style:name="T2758" style:parent-style-name="DefaultParagraphFont" style:family="text">
      <style:text-properties fo:color="#A9B7C6"/>
    </style:style>
    <style:style style:name="T2759" style:parent-style-name="DefaultParagraphFont" style:family="text">
      <style:text-properties fo:color="#A9B7C6"/>
    </style:style>
    <style:style style:name="P2760" style:parent-style-name="HTMLPreformatted" style:family="paragraph">
      <style:paragraph-properties fo:background-color="#2B2B2B"/>
    </style:style>
    <style:style style:name="T2761" style:parent-style-name="DefaultParagraphFont" style:family="text">
      <style:text-properties fo:color="#CC7832"/>
    </style:style>
    <style:style style:name="T2762" style:parent-style-name="DefaultParagraphFont" style:family="text">
      <style:text-properties fo:color="#A9B7C6"/>
    </style:style>
    <style:style style:name="T2763" style:parent-style-name="DefaultParagraphFont" style:family="text">
      <style:text-properties fo:color="#CC7832"/>
    </style:style>
    <style:style style:name="T2764" style:parent-style-name="DefaultParagraphFont" style:family="text">
      <style:text-properties fo:color="#CC7832"/>
    </style:style>
    <style:style style:name="T2765" style:parent-style-name="DefaultParagraphFont" style:family="text">
      <style:text-properties fo:color="#CC7832"/>
    </style:style>
    <style:style style:name="T2766" style:parent-style-name="DefaultParagraphFont" style:family="text">
      <style:text-properties fo:color="#CC7832"/>
    </style:style>
    <style:style style:name="T2767" style:parent-style-name="DefaultParagraphFont" style:family="text">
      <style:text-properties fo:color="#A9B7C6"/>
    </style:style>
    <style:style style:name="T2768" style:parent-style-name="DefaultParagraphFont" style:family="text">
      <style:text-properties fo:color="#CC7832"/>
    </style:style>
    <style:style style:name="T2769" style:parent-style-name="DefaultParagraphFont" style:family="text">
      <style:text-properties fo:color="#CC7832"/>
    </style:style>
    <style:style style:name="T2770" style:parent-style-name="DefaultParagraphFont" style:family="text">
      <style:text-properties fo:color="#CC7832"/>
    </style:style>
    <style:style style:name="T2771" style:parent-style-name="DefaultParagraphFont" style:family="text">
      <style:text-properties fo:color="#A9B7C6"/>
    </style:style>
    <style:style style:name="T2772" style:parent-style-name="DefaultParagraphFont" style:family="text">
      <style:text-properties fo:color="#CC7832"/>
    </style:style>
    <style:style style:name="T2773" style:parent-style-name="DefaultParagraphFont" style:family="text">
      <style:text-properties fo:color="#CC7832"/>
    </style:style>
    <style:style style:name="T2774" style:parent-style-name="DefaultParagraphFont" style:family="text">
      <style:text-properties fo:color="#CC7832"/>
    </style:style>
    <style:style style:name="T2775" style:parent-style-name="DefaultParagraphFont" style:family="text">
      <style:text-properties fo:color="#A9B7C6"/>
    </style:style>
    <style:style style:name="T2776" style:parent-style-name="DefaultParagraphFont" style:family="text">
      <style:text-properties fo:color="#CC7832"/>
    </style:style>
    <style:style style:name="T2777" style:parent-style-name="DefaultParagraphFont" style:family="text">
      <style:text-properties fo:color="#CC7832"/>
    </style:style>
    <style:style style:name="T2778" style:parent-style-name="DefaultParagraphFont" style:family="text">
      <style:text-properties fo:color="#CC7832"/>
    </style:style>
    <style:style style:name="T2779" style:parent-style-name="DefaultParagraphFont" style:family="text">
      <style:text-properties fo:color="#A9B7C6"/>
    </style:style>
    <style:style style:name="T2780" style:parent-style-name="DefaultParagraphFont" style:family="text">
      <style:text-properties fo:color="#BBB529"/>
    </style:style>
    <style:style style:name="T2781" style:parent-style-name="DefaultParagraphFont" style:family="text">
      <style:text-properties fo:color="#CC7832"/>
    </style:style>
    <style:style style:name="T2782" style:parent-style-name="DefaultParagraphFont" style:family="text">
      <style:text-properties fo:color="#CC7832"/>
    </style:style>
    <style:style style:name="T2783" style:parent-style-name="DefaultParagraphFont" style:family="text">
      <style:text-properties fo:color="#CC7832"/>
    </style:style>
    <style:style style:name="T2784" style:parent-style-name="DefaultParagraphFont" style:family="text">
      <style:text-properties fo:color="#A9B7C6"/>
    </style:style>
    <style:style style:name="T2785" style:parent-style-name="DefaultParagraphFont" style:family="text">
      <style:text-properties fo:color="#CC7832"/>
    </style:style>
    <style:style style:name="T2786" style:parent-style-name="DefaultParagraphFont" style:family="text">
      <style:text-properties fo:color="#CC7832"/>
    </style:style>
    <style:style style:name="T2787" style:parent-style-name="DefaultParagraphFont" style:family="text">
      <style:text-properties fo:color="#CC7832"/>
    </style:style>
    <style:style style:name="T2788" style:parent-style-name="DefaultParagraphFont" style:family="text">
      <style:text-properties fo:color="#A9B7C6"/>
    </style:style>
    <style:style style:name="T2789" style:parent-style-name="DefaultParagraphFont" style:family="text">
      <style:text-properties fo:color="#CC7832"/>
    </style:style>
    <style:style style:name="T2790" style:parent-style-name="DefaultParagraphFont" style:family="text">
      <style:text-properties fo:color="#CC7832"/>
    </style:style>
    <style:style style:name="T2791" style:parent-style-name="DefaultParagraphFont" style:family="text">
      <style:text-properties fo:color="#CC7832"/>
    </style:style>
    <style:style style:name="T2792" style:parent-style-name="DefaultParagraphFont" style:family="text">
      <style:text-properties fo:color="#A9B7C6"/>
    </style:style>
    <style:style style:name="T2793" style:parent-style-name="DefaultParagraphFont" style:family="text">
      <style:text-properties fo:color="#CC7832"/>
    </style:style>
    <style:style style:name="T2794" style:parent-style-name="DefaultParagraphFont" style:family="text">
      <style:text-properties fo:color="#CC7832"/>
    </style:style>
    <style:style style:name="T2795" style:parent-style-name="DefaultParagraphFont" style:family="text">
      <style:text-properties fo:color="#CC7832"/>
    </style:style>
    <style:style style:name="T2796" style:parent-style-name="DefaultParagraphFont" style:family="text">
      <style:text-properties fo:color="#A9B7C6"/>
    </style:style>
    <style:style style:name="T2797" style:parent-style-name="DefaultParagraphFont" style:family="text">
      <style:text-properties fo:color="#CC7832"/>
    </style:style>
    <style:style style:name="T2798" style:parent-style-name="DefaultParagraphFont" style:family="text">
      <style:text-properties fo:color="#CC7832"/>
    </style:style>
    <style:style style:name="T2799" style:parent-style-name="DefaultParagraphFont" style:family="text">
      <style:text-properties fo:color="#CC7832"/>
    </style:style>
    <style:style style:name="T2800" style:parent-style-name="DefaultParagraphFont" style:family="text">
      <style:text-properties fo:color="#A9B7C6"/>
    </style:style>
    <style:style style:name="T2801" style:parent-style-name="DefaultParagraphFont" style:family="text">
      <style:text-properties fo:color="#CC7832"/>
    </style:style>
    <style:style style:name="T2802" style:parent-style-name="DefaultParagraphFont" style:family="text">
      <style:text-properties fo:color="#CC7832"/>
    </style:style>
    <style:style style:name="T2803" style:parent-style-name="DefaultParagraphFont" style:family="text">
      <style:text-properties fo:color="#CC7832"/>
    </style:style>
    <style:style style:name="T2804" style:parent-style-name="DefaultParagraphFont" style:family="text">
      <style:text-properties fo:color="#CC7832"/>
    </style:style>
    <style:style style:name="T2805" style:parent-style-name="DefaultParagraphFont" style:family="text">
      <style:text-properties fo:color="#A9B7C6"/>
    </style:style>
    <style:style style:name="T2806" style:parent-style-name="DefaultParagraphFont" style:family="text">
      <style:text-properties fo:color="#CC7832"/>
    </style:style>
    <style:style style:name="T2807" style:parent-style-name="DefaultParagraphFont" style:family="text">
      <style:text-properties fo:color="#CC7832"/>
    </style:style>
    <style:style style:name="T2808" style:parent-style-name="DefaultParagraphFont" style:family="text">
      <style:text-properties fo:color="#CC7832"/>
    </style:style>
    <style:style style:name="T2809" style:parent-style-name="DefaultParagraphFont" style:family="text">
      <style:text-properties fo:color="#CC7832"/>
    </style:style>
    <style:style style:name="T2810" style:parent-style-name="DefaultParagraphFont" style:family="text">
      <style:text-properties fo:color="#A9B7C6"/>
    </style:style>
    <style:style style:name="T2811" style:parent-style-name="DefaultParagraphFont" style:family="text">
      <style:text-properties fo:color="#CC7832"/>
    </style:style>
    <style:style style:name="T2812" style:parent-style-name="DefaultParagraphFont" style:family="text">
      <style:text-properties fo:color="#CC7832"/>
    </style:style>
    <style:style style:name="T2813" style:parent-style-name="DefaultParagraphFont" style:family="text">
      <style:text-properties fo:color="#CC7832"/>
    </style:style>
    <style:style style:name="T2814" style:parent-style-name="DefaultParagraphFont" style:family="text">
      <style:text-properties fo:font-style="italic" style:font-style-asian="italic" style:font-style-complex="italic" fo:color="#629755"/>
    </style:style>
    <style:style style:name="T2815" style:parent-style-name="DefaultParagraphFont" style:family="text">
      <style:text-properties fo:font-style="italic" style:font-style-asian="italic" style:font-style-complex="italic" fo:color="#629755"/>
    </style:style>
    <style:style style:name="T2816" style:parent-style-name="DefaultParagraphFont" style:family="text">
      <style:text-properties fo:font-style="italic" style:font-style-asian="italic" style:font-style-complex="italic" fo:color="#629755"/>
    </style:style>
    <style:style style:name="T2817" style:parent-style-name="DefaultParagraphFont" style:family="text">
      <style:text-properties fo:font-style="italic" style:font-style-asian="italic" style:font-style-complex="italic" fo:color="#629755"/>
    </style:style>
    <style:style style:name="T2818" style:parent-style-name="DefaultParagraphFont" style:family="text">
      <style:text-properties fo:font-style="italic" style:font-style-asian="italic" style:font-style-complex="italic" fo:color="#629755"/>
    </style:style>
    <style:style style:name="T2819" style:parent-style-name="DefaultParagraphFont" style:family="text">
      <style:text-properties fo:font-style="italic" style:font-style-asian="italic" style:font-style-complex="italic" fo:color="#629755"/>
    </style:style>
    <style:style style:name="T2820" style:parent-style-name="DefaultParagraphFont" style:family="text">
      <style:text-properties fo:font-style="italic" style:font-style-asian="italic" style:font-style-complex="italic" fo:color="#629755"/>
    </style:style>
    <style:style style:name="T2821" style:parent-style-name="DefaultParagraphFont" style:family="text">
      <style:text-properties fo:font-style="italic" style:font-style-asian="italic" style:font-style-complex="italic" fo:color="#629755"/>
    </style:style>
    <style:style style:name="T2822" style:parent-style-name="DefaultParagraphFont" style:family="text">
      <style:text-properties fo:color="#808080"/>
    </style:style>
    <style:style style:name="T2823" style:parent-style-name="DefaultParagraphFont" style:family="text">
      <style:text-properties fo:color="#808080"/>
    </style:style>
    <style:style style:name="T2824" style:parent-style-name="DefaultParagraphFont" style:family="text">
      <style:text-properties fo:color="#CC7832"/>
    </style:style>
    <style:style style:name="T2825" style:parent-style-name="DefaultParagraphFont" style:family="text">
      <style:text-properties fo:color="#A9B7C6"/>
    </style:style>
    <style:style style:name="T2826" style:parent-style-name="DefaultParagraphFont" style:family="text">
      <style:text-properties fo:color="#CC7832"/>
    </style:style>
    <style:style style:name="T2827" style:parent-style-name="DefaultParagraphFont" style:family="text">
      <style:text-properties fo:color="#A9B7C6"/>
    </style:style>
    <style:style style:name="T2828" style:parent-style-name="DefaultParagraphFont" style:family="text">
      <style:text-properties fo:color="#A9B7C6"/>
    </style:style>
    <style:style style:name="T2829" style:parent-style-name="DefaultParagraphFont" style:family="text">
      <style:text-properties fo:color="#A9B7C6"/>
    </style:style>
    <style:style style:name="T2830" style:parent-style-name="DefaultParagraphFont" style:family="text">
      <style:text-properties fo:color="#A9B7C6"/>
    </style:style>
    <style:style style:name="T2831" style:parent-style-name="DefaultParagraphFont" style:family="text">
      <style:text-properties fo:color="#CC7832"/>
    </style:style>
    <style:style style:name="T2832" style:parent-style-name="DefaultParagraphFont" style:family="text">
      <style:text-properties fo:color="#A9B7C6"/>
    </style:style>
    <style:style style:name="T2833" style:parent-style-name="DefaultParagraphFont" style:family="text">
      <style:text-properties fo:color="#9876AA"/>
    </style:style>
    <style:style style:name="T2834" style:parent-style-name="DefaultParagraphFont" style:family="text">
      <style:text-properties fo:color="#CC7832"/>
    </style:style>
    <style:style style:name="T2835" style:parent-style-name="DefaultParagraphFont" style:family="text">
      <style:text-properties fo:color="#CC7832"/>
    </style:style>
    <style:style style:name="T2836" style:parent-style-name="DefaultParagraphFont" style:family="text">
      <style:text-properties fo:color="#CC7832"/>
    </style:style>
    <style:style style:name="T2837" style:parent-style-name="DefaultParagraphFont" style:family="text">
      <style:text-properties fo:color="#CC7832"/>
    </style:style>
    <style:style style:name="T2838" style:parent-style-name="DefaultParagraphFont" style:family="text">
      <style:text-properties fo:color="#FFC66D"/>
    </style:style>
    <style:style style:name="T2839" style:parent-style-name="DefaultParagraphFont" style:family="text">
      <style:text-properties fo:color="#A9B7C6"/>
    </style:style>
    <style:style style:name="T2840" style:parent-style-name="DefaultParagraphFont" style:family="text">
      <style:text-properties fo:color="#BBB529"/>
    </style:style>
    <style:style style:name="T2841" style:parent-style-name="DefaultParagraphFont" style:family="text">
      <style:text-properties fo:color="#A9B7C6"/>
    </style:style>
    <style:style style:name="T2842" style:parent-style-name="DefaultParagraphFont" style:family="text">
      <style:text-properties fo:color="#A9B7C6"/>
    </style:style>
    <style:style style:name="T2843" style:parent-style-name="DefaultParagraphFont" style:family="text">
      <style:text-properties fo:color="#CC7832"/>
    </style:style>
    <style:style style:name="T2844" style:parent-style-name="DefaultParagraphFont" style:family="text">
      <style:text-properties fo:color="#A9B7C6"/>
    </style:style>
    <style:style style:name="T2845" style:parent-style-name="DefaultParagraphFont" style:family="text">
      <style:text-properties fo:color="#A9B7C6"/>
    </style:style>
    <style:style style:name="T2846" style:parent-style-name="DefaultParagraphFont" style:family="text">
      <style:text-properties fo:color="#A9B7C6"/>
    </style:style>
    <style:style style:name="T2847" style:parent-style-name="DefaultParagraphFont" style:family="text">
      <style:text-properties fo:color="#A9B7C6"/>
    </style:style>
    <style:style style:name="T2848" style:parent-style-name="DefaultParagraphFont" style:family="text">
      <style:text-properties fo:color="#CC7832"/>
    </style:style>
    <style:style style:name="T2849" style:parent-style-name="DefaultParagraphFont" style:family="text">
      <style:text-properties fo:color="#A9B7C6"/>
    </style:style>
    <style:style style:name="T2850" style:parent-style-name="DefaultParagraphFont" style:family="text">
      <style:text-properties fo:color="#CC7832"/>
    </style:style>
    <style:style style:name="T2851" style:parent-style-name="DefaultParagraphFont" style:family="text">
      <style:text-properties fo:color="#6897BB"/>
    </style:style>
    <style:style style:name="T2852" style:parent-style-name="DefaultParagraphFont" style:family="text">
      <style:text-properties fo:color="#CC7832"/>
    </style:style>
    <style:style style:name="T2853" style:parent-style-name="DefaultParagraphFont" style:family="text">
      <style:text-properties fo:color="#A9B7C6"/>
    </style:style>
    <style:style style:name="T2854" style:parent-style-name="DefaultParagraphFont" style:family="text">
      <style:text-properties fo:color="#CC7832"/>
    </style:style>
    <style:style style:name="T2855" style:parent-style-name="DefaultParagraphFont" style:family="text">
      <style:text-properties fo:color="#CC7832"/>
    </style:style>
    <style:style style:name="T2856" style:parent-style-name="DefaultParagraphFont" style:family="text">
      <style:text-properties fo:color="#CC7832"/>
    </style:style>
    <style:style style:name="T2857" style:parent-style-name="DefaultParagraphFont" style:family="text">
      <style:text-properties fo:color="#A9B7C6"/>
    </style:style>
    <style:style style:name="T2858" style:parent-style-name="DefaultParagraphFont" style:family="text">
      <style:text-properties fo:color="#9876AA"/>
    </style:style>
    <style:style style:name="T2859" style:parent-style-name="DefaultParagraphFont" style:family="text">
      <style:text-properties fo:color="#A9B7C6"/>
    </style:style>
    <style:style style:name="T2860" style:parent-style-name="DefaultParagraphFont" style:family="text">
      <style:text-properties fo:color="#CC7832"/>
    </style:style>
    <style:style style:name="T2861" style:parent-style-name="DefaultParagraphFont" style:family="text">
      <style:text-properties fo:color="#CC7832"/>
    </style:style>
    <style:style style:name="T2862" style:parent-style-name="DefaultParagraphFont" style:family="text">
      <style:text-properties fo:color="#CC7832"/>
    </style:style>
    <style:style style:name="T2863" style:parent-style-name="DefaultParagraphFont" style:family="text">
      <style:text-properties fo:color="#A9B7C6"/>
    </style:style>
    <style:style style:name="T2864" style:parent-style-name="DefaultParagraphFont" style:family="text">
      <style:text-properties fo:color="#A9B7C6"/>
    </style:style>
    <style:style style:name="T2865" style:parent-style-name="DefaultParagraphFont" style:family="text">
      <style:text-properties fo:color="#A9B7C6"/>
    </style:style>
    <style:style style:name="T2866" style:parent-style-name="DefaultParagraphFont" style:family="text">
      <style:text-properties fo:color="#A9B7C6"/>
    </style:style>
    <style:style style:name="T2867" style:parent-style-name="DefaultParagraphFont" style:family="text">
      <style:text-properties fo:color="#CC7832"/>
    </style:style>
    <style:style style:name="T2868" style:parent-style-name="DefaultParagraphFont" style:family="text">
      <style:text-properties fo:color="#A9B7C6"/>
    </style:style>
    <style:style style:name="T2869" style:parent-style-name="DefaultParagraphFont" style:family="text">
      <style:text-properties fo:color="#FFC66D"/>
    </style:style>
    <style:style style:name="T2870" style:parent-style-name="DefaultParagraphFont" style:family="text">
      <style:text-properties fo:color="#A9B7C6"/>
    </style:style>
    <style:style style:name="T2871" style:parent-style-name="DefaultParagraphFont" style:family="text">
      <style:text-properties fo:color="#CC7832"/>
    </style:style>
    <style:style style:name="T2872" style:parent-style-name="DefaultParagraphFont" style:family="text">
      <style:text-properties fo:color="#A9B7C6"/>
    </style:style>
    <style:style style:name="T2873" style:parent-style-name="DefaultParagraphFont" style:family="text">
      <style:text-properties fo:color="#CC7832"/>
    </style:style>
    <style:style style:name="T2874" style:parent-style-name="DefaultParagraphFont" style:family="text">
      <style:text-properties fo:color="#A9B7C6"/>
    </style:style>
    <style:style style:name="T2875" style:parent-style-name="DefaultParagraphFont" style:family="text">
      <style:text-properties fo:color="#CC7832"/>
    </style:style>
    <style:style style:name="T2876" style:parent-style-name="DefaultParagraphFont" style:family="text">
      <style:text-properties fo:color="#A9B7C6"/>
    </style:style>
    <style:style style:name="T2877" style:parent-style-name="DefaultParagraphFont" style:family="text">
      <style:text-properties fo:color="#A9B7C6"/>
    </style:style>
    <style:style style:name="T2878" style:parent-style-name="DefaultParagraphFont" style:family="text">
      <style:text-properties fo:color="#A9B7C6"/>
    </style:style>
    <style:style style:name="T2879" style:parent-style-name="DefaultParagraphFont" style:family="text">
      <style:text-properties fo:color="#A9B7C6"/>
    </style:style>
    <style:style style:name="T2880" style:parent-style-name="DefaultParagraphFont" style:family="text">
      <style:text-properties fo:color="#A9B7C6"/>
    </style:style>
    <style:style style:name="T2881" style:parent-style-name="DefaultParagraphFont" style:family="text">
      <style:text-properties fo:color="#9876AA"/>
    </style:style>
    <style:style style:name="T2882" style:parent-style-name="DefaultParagraphFont" style:family="text">
      <style:text-properties fo:color="#A9B7C6"/>
    </style:style>
    <style:style style:name="T2883" style:parent-style-name="DefaultParagraphFont" style:family="text">
      <style:text-properties fo:color="#A9B7C6"/>
    </style:style>
    <style:style style:name="T2884" style:parent-style-name="DefaultParagraphFont" style:family="text">
      <style:text-properties fo:color="#CC7832"/>
    </style:style>
    <style:style style:name="T2885" style:parent-style-name="DefaultParagraphFont" style:family="text">
      <style:text-properties fo:color="#CC7832"/>
    </style:style>
    <style:style style:name="T2886" style:parent-style-name="DefaultParagraphFont" style:family="text">
      <style:text-properties fo:color="#CC7832"/>
    </style:style>
    <style:style style:name="T2887" style:parent-style-name="DefaultParagraphFont" style:family="text">
      <style:text-properties fo:color="#A9B7C6"/>
    </style:style>
    <style:style style:name="T2888" style:parent-style-name="DefaultParagraphFont" style:family="text">
      <style:text-properties fo:color="#CC7832"/>
    </style:style>
    <style:style style:name="T2889" style:parent-style-name="DefaultParagraphFont" style:family="text">
      <style:text-properties fo:color="#A9B7C6"/>
    </style:style>
    <style:style style:name="T2890" style:parent-style-name="DefaultParagraphFont" style:family="text">
      <style:text-properties fo:color="#A9B7C6"/>
    </style:style>
    <style:style style:name="T2891" style:parent-style-name="DefaultParagraphFont" style:family="text">
      <style:text-properties fo:color="#A9B7C6"/>
    </style:style>
    <style:style style:name="T2892" style:parent-style-name="DefaultParagraphFont" style:family="text">
      <style:text-properties fo:font-style="italic" style:font-style-asian="italic" style:font-style-complex="italic" fo:color="#A9B7C6"/>
    </style:style>
    <style:style style:name="T2893" style:parent-style-name="DefaultParagraphFont" style:family="text">
      <style:text-properties fo:color="#A9B7C6"/>
    </style:style>
    <style:style style:name="T2894" style:parent-style-name="DefaultParagraphFont" style:family="text">
      <style:text-properties fo:font-style="italic" style:font-style-asian="italic" style:font-style-complex="italic" fo:color="#9876AA"/>
    </style:style>
    <style:style style:name="T2895" style:parent-style-name="DefaultParagraphFont" style:family="text">
      <style:text-properties fo:color="#CC7832"/>
    </style:style>
    <style:style style:name="T2896" style:parent-style-name="DefaultParagraphFont" style:family="text">
      <style:text-properties fo:color="#A9B7C6"/>
    </style:style>
    <style:style style:name="T2897" style:parent-style-name="DefaultParagraphFont" style:family="text">
      <style:text-properties fo:color="#CC7832"/>
    </style:style>
    <style:style style:name="T2898" style:parent-style-name="DefaultParagraphFont" style:family="text">
      <style:text-properties fo:color="#A9B7C6"/>
    </style:style>
    <style:style style:name="T2899" style:parent-style-name="DefaultParagraphFont" style:family="text">
      <style:text-properties fo:color="#CC7832"/>
    </style:style>
    <style:style style:name="T2900" style:parent-style-name="DefaultParagraphFont" style:family="text">
      <style:text-properties fo:color="#CC7832"/>
    </style:style>
    <style:style style:name="T2901" style:parent-style-name="DefaultParagraphFont" style:family="text">
      <style:text-properties fo:color="#CC7832"/>
    </style:style>
    <style:style style:name="T2902" style:parent-style-name="DefaultParagraphFont" style:family="text">
      <style:text-properties fo:color="#A9B7C6"/>
    </style:style>
    <style:style style:name="T2903" style:parent-style-name="DefaultParagraphFont" style:family="text">
      <style:text-properties fo:color="#A9B7C6"/>
    </style:style>
    <style:style style:name="T2904" style:parent-style-name="DefaultParagraphFont" style:family="text">
      <style:text-properties fo:color="#A9B7C6"/>
    </style:style>
    <style:style style:name="T2905" style:parent-style-name="DefaultParagraphFont" style:family="text">
      <style:text-properties fo:color="#A9B7C6"/>
    </style:style>
    <style:style style:name="T2906" style:parent-style-name="DefaultParagraphFont" style:family="text">
      <style:text-properties fo:color="#CC7832"/>
    </style:style>
    <style:style style:name="T2907" style:parent-style-name="DefaultParagraphFont" style:family="text">
      <style:text-properties fo:color="#A9B7C6"/>
    </style:style>
    <style:style style:name="T2908" style:parent-style-name="DefaultParagraphFont" style:family="text">
      <style:text-properties fo:color="#CC7832"/>
    </style:style>
    <style:style style:name="T2909" style:parent-style-name="DefaultParagraphFont" style:family="text">
      <style:text-properties fo:color="#A9B7C6"/>
    </style:style>
    <style:style style:name="T2910" style:parent-style-name="DefaultParagraphFont" style:family="text">
      <style:text-properties fo:color="#A9B7C6"/>
    </style:style>
    <style:style style:name="T2911" style:parent-style-name="DefaultParagraphFont" style:family="text">
      <style:text-properties fo:color="#A9B7C6"/>
    </style:style>
    <style:style style:name="T2912" style:parent-style-name="DefaultParagraphFont" style:family="text">
      <style:text-properties fo:color="#A9B7C6"/>
    </style:style>
    <style:style style:name="T2913" style:parent-style-name="DefaultParagraphFont" style:family="text">
      <style:text-properties fo:font-style="italic" style:font-style-asian="italic" style:font-style-complex="italic" fo:color="#9876AA"/>
    </style:style>
    <style:style style:name="T2914" style:parent-style-name="DefaultParagraphFont" style:family="text">
      <style:text-properties fo:color="#A9B7C6"/>
    </style:style>
    <style:style style:name="T2915" style:parent-style-name="DefaultParagraphFont" style:family="text">
      <style:text-properties fo:color="#CC7832"/>
    </style:style>
    <style:style style:name="T2916" style:parent-style-name="DefaultParagraphFont" style:family="text">
      <style:text-properties fo:color="#CC7832"/>
    </style:style>
    <style:style style:name="T2917" style:parent-style-name="DefaultParagraphFont" style:family="text">
      <style:text-properties fo:color="#CC7832"/>
    </style:style>
    <style:style style:name="T2918" style:parent-style-name="DefaultParagraphFont" style:family="text">
      <style:text-properties fo:color="#CC7832"/>
    </style:style>
    <style:style style:name="T2919" style:parent-style-name="DefaultParagraphFont" style:family="text">
      <style:text-properties fo:color="#A9B7C6"/>
    </style:style>
    <style:style style:name="T2920" style:parent-style-name="DefaultParagraphFont" style:family="text">
      <style:text-properties fo:color="#CC7832"/>
    </style:style>
    <style:style style:name="T2921" style:parent-style-name="DefaultParagraphFont" style:family="text">
      <style:text-properties fo:color="#A9B7C6"/>
    </style:style>
    <style:style style:name="T2922" style:parent-style-name="DefaultParagraphFont" style:family="text">
      <style:text-properties fo:color="#A9B7C6"/>
    </style:style>
    <style:style style:name="T2923" style:parent-style-name="DefaultParagraphFont" style:family="text">
      <style:text-properties fo:color="#A9B7C6"/>
    </style:style>
    <style:style style:name="T2924" style:parent-style-name="DefaultParagraphFont" style:family="text">
      <style:text-properties fo:color="#CC7832"/>
    </style:style>
    <style:style style:name="T2925" style:parent-style-name="DefaultParagraphFont" style:family="text">
      <style:text-properties fo:color="#CC7832"/>
    </style:style>
    <style:style style:name="T2926" style:parent-style-name="DefaultParagraphFont" style:family="text">
      <style:text-properties fo:color="#CC7832"/>
    </style:style>
    <style:style style:name="T2927" style:parent-style-name="DefaultParagraphFont" style:family="text">
      <style:text-properties fo:color="#A9B7C6"/>
    </style:style>
    <style:style style:name="T2928" style:parent-style-name="DefaultParagraphFont" style:family="text">
      <style:text-properties fo:font-style="italic" style:font-style-asian="italic" style:font-style-complex="italic" fo:color="#9876AA"/>
    </style:style>
    <style:style style:name="T2929" style:parent-style-name="DefaultParagraphFont" style:family="text">
      <style:text-properties fo:color="#A9B7C6"/>
    </style:style>
    <style:style style:name="T2930" style:parent-style-name="DefaultParagraphFont" style:family="text">
      <style:text-properties fo:color="#CC7832"/>
    </style:style>
    <style:style style:name="T2931" style:parent-style-name="DefaultParagraphFont" style:family="text">
      <style:text-properties fo:color="#CC7832"/>
    </style:style>
    <style:style style:name="T2932" style:parent-style-name="DefaultParagraphFont" style:family="text">
      <style:text-properties fo:color="#CC7832"/>
    </style:style>
    <style:style style:name="T2933" style:parent-style-name="DefaultParagraphFont" style:family="text">
      <style:text-properties fo:color="#A9B7C6"/>
    </style:style>
    <style:style style:name="T2934" style:parent-style-name="DefaultParagraphFont" style:family="text">
      <style:text-properties fo:color="#A9B7C6"/>
    </style:style>
    <style:style style:name="T2935" style:parent-style-name="DefaultParagraphFont" style:family="text">
      <style:text-properties fo:color="#A9B7C6"/>
    </style:style>
    <style:style style:name="T2936" style:parent-style-name="DefaultParagraphFont" style:family="text">
      <style:text-properties fo:color="#A9B7C6"/>
    </style:style>
    <style:style style:name="T2937" style:parent-style-name="DefaultParagraphFont" style:family="text">
      <style:text-properties fo:color="#A9B7C6"/>
    </style:style>
    <style:style style:name="T2938" style:parent-style-name="DefaultParagraphFont" style:family="text">
      <style:text-properties fo:color="#CC7832"/>
    </style:style>
    <style:style style:name="T2939" style:parent-style-name="DefaultParagraphFont" style:family="text">
      <style:text-properties fo:color="#A9B7C6"/>
    </style:style>
    <style:style style:name="T2940" style:parent-style-name="DefaultParagraphFont" style:family="text">
      <style:text-properties fo:color="#CC7832"/>
    </style:style>
    <style:style style:name="T2941" style:parent-style-name="DefaultParagraphFont" style:family="text">
      <style:text-properties fo:color="#CC7832"/>
    </style:style>
    <style:style style:name="T2942" style:parent-style-name="DefaultParagraphFont" style:family="text">
      <style:text-properties fo:color="#CC7832"/>
    </style:style>
    <style:style style:name="T2943" style:parent-style-name="DefaultParagraphFont" style:family="text">
      <style:text-properties fo:color="#A9B7C6"/>
    </style:style>
    <style:style style:name="T2944" style:parent-style-name="DefaultParagraphFont" style:family="text">
      <style:text-properties fo:color="#A9B7C6"/>
    </style:style>
    <style:style style:name="T2945" style:parent-style-name="DefaultParagraphFont" style:family="text">
      <style:text-properties fo:color="#A9B7C6"/>
    </style:style>
    <style:style style:name="T2946" style:parent-style-name="DefaultParagraphFont" style:family="text">
      <style:text-properties fo:color="#A9B7C6"/>
    </style:style>
    <style:style style:name="P2947" style:parent-style-name="HTMLPreformatted" style:family="paragraph">
      <style:paragraph-properties fo:background-color="#2B2B2B"/>
    </style:style>
    <style:style style:name="T2948" style:parent-style-name="DefaultParagraphFont" style:family="text">
      <style:text-properties fo:color="#CC7832"/>
    </style:style>
    <style:style style:name="T2949" style:parent-style-name="DefaultParagraphFont" style:family="text">
      <style:text-properties fo:color="#A9B7C6"/>
    </style:style>
    <style:style style:name="T2950" style:parent-style-name="DefaultParagraphFont" style:family="text">
      <style:text-properties fo:color="#A9B7C6"/>
    </style:style>
    <style:style style:name="T2951" style:parent-style-name="DefaultParagraphFont" style:family="text">
      <style:text-properties fo:color="#CC7832"/>
    </style:style>
    <style:style style:name="T2952" style:parent-style-name="DefaultParagraphFont" style:family="text">
      <style:text-properties fo:color="#CC7832"/>
    </style:style>
    <style:style style:name="T2953" style:parent-style-name="DefaultParagraphFont" style:family="text">
      <style:text-properties fo:color="#CC7832"/>
    </style:style>
    <style:style style:name="T2954" style:parent-style-name="DefaultParagraphFont" style:family="text">
      <style:text-properties fo:color="#CC7832"/>
    </style:style>
    <style:style style:name="T2955" style:parent-style-name="DefaultParagraphFont" style:family="text">
      <style:text-properties fo:color="#A9B7C6"/>
    </style:style>
    <style:style style:name="T2956" style:parent-style-name="DefaultParagraphFont" style:family="text">
      <style:text-properties fo:color="#CC7832"/>
    </style:style>
    <style:style style:name="T2957" style:parent-style-name="DefaultParagraphFont" style:family="text">
      <style:text-properties fo:color="#CC7832"/>
    </style:style>
    <style:style style:name="T2958" style:parent-style-name="DefaultParagraphFont" style:family="text">
      <style:text-properties fo:color="#CC7832"/>
    </style:style>
    <style:style style:name="T2959" style:parent-style-name="DefaultParagraphFont" style:family="text">
      <style:text-properties fo:color="#A9B7C6"/>
    </style:style>
    <style:style style:name="T2960" style:parent-style-name="DefaultParagraphFont" style:family="text">
      <style:text-properties fo:color="#CC7832"/>
    </style:style>
    <style:style style:name="T2961" style:parent-style-name="DefaultParagraphFont" style:family="text">
      <style:text-properties fo:color="#CC7832"/>
    </style:style>
    <style:style style:name="T2962" style:parent-style-name="DefaultParagraphFont" style:family="text">
      <style:text-properties fo:color="#CC7832"/>
    </style:style>
    <style:style style:name="T2963" style:parent-style-name="DefaultParagraphFont" style:family="text">
      <style:text-properties fo:color="#A9B7C6"/>
    </style:style>
    <style:style style:name="T2964" style:parent-style-name="DefaultParagraphFont" style:family="text">
      <style:text-properties fo:color="#CC7832"/>
    </style:style>
    <style:style style:name="T2965" style:parent-style-name="DefaultParagraphFont" style:family="text">
      <style:text-properties fo:color="#CC7832"/>
    </style:style>
    <style:style style:name="T2966" style:parent-style-name="DefaultParagraphFont" style:family="text">
      <style:text-properties fo:color="#CC7832"/>
    </style:style>
    <style:style style:name="T2967" style:parent-style-name="DefaultParagraphFont" style:family="text">
      <style:text-properties fo:color="#A9B7C6"/>
    </style:style>
    <style:style style:name="T2968" style:parent-style-name="DefaultParagraphFont" style:family="text">
      <style:text-properties fo:color="#CC7832"/>
    </style:style>
    <style:style style:name="T2969" style:parent-style-name="DefaultParagraphFont" style:family="text">
      <style:text-properties fo:color="#CC7832"/>
    </style:style>
    <style:style style:name="T2970" style:parent-style-name="DefaultParagraphFont" style:family="text">
      <style:text-properties fo:color="#CC7832"/>
    </style:style>
    <style:style style:name="T2971" style:parent-style-name="DefaultParagraphFont" style:family="text">
      <style:text-properties fo:color="#A9B7C6"/>
    </style:style>
    <style:style style:name="T2972" style:parent-style-name="DefaultParagraphFont" style:family="text">
      <style:text-properties fo:color="#CC7832"/>
    </style:style>
    <style:style style:name="T2973" style:parent-style-name="DefaultParagraphFont" style:family="text">
      <style:text-properties fo:color="#CC7832"/>
    </style:style>
    <style:style style:name="T2974" style:parent-style-name="DefaultParagraphFont" style:family="text">
      <style:text-properties fo:color="#CC7832"/>
    </style:style>
    <style:style style:name="T2975" style:parent-style-name="DefaultParagraphFont" style:family="text">
      <style:text-properties fo:color="#A9B7C6"/>
    </style:style>
    <style:style style:name="T2976" style:parent-style-name="DefaultParagraphFont" style:family="text">
      <style:text-properties fo:color="#CC7832"/>
    </style:style>
    <style:style style:name="T2977" style:parent-style-name="DefaultParagraphFont" style:family="text">
      <style:text-properties fo:color="#CC7832"/>
    </style:style>
    <style:style style:name="T2978" style:parent-style-name="DefaultParagraphFont" style:family="text">
      <style:text-properties fo:color="#CC7832"/>
    </style:style>
    <style:style style:name="T2979" style:parent-style-name="DefaultParagraphFont" style:family="text">
      <style:text-properties fo:color="#A9B7C6"/>
    </style:style>
    <style:style style:name="T2980" style:parent-style-name="DefaultParagraphFont" style:family="text">
      <style:text-properties fo:color="#A9B7C6"/>
    </style:style>
    <style:style style:name="T2981" style:parent-style-name="DefaultParagraphFont" style:family="text">
      <style:text-properties fo:color="#CC7832"/>
    </style:style>
    <style:style style:name="T2982" style:parent-style-name="DefaultParagraphFont" style:family="text">
      <style:text-properties fo:color="#CC7832"/>
    </style:style>
    <style:style style:name="T2983" style:parent-style-name="DefaultParagraphFont" style:family="text">
      <style:text-properties fo:color="#CC7832"/>
    </style:style>
    <style:style style:name="T2984" style:parent-style-name="DefaultParagraphFont" style:family="text">
      <style:text-properties fo:color="#A9B7C6"/>
    </style:style>
    <style:style style:name="T2985" style:parent-style-name="DefaultParagraphFont" style:family="text">
      <style:text-properties fo:color="#CC7832"/>
    </style:style>
    <style:style style:name="T2986" style:parent-style-name="DefaultParagraphFont" style:family="text">
      <style:text-properties fo:color="#CC7832"/>
    </style:style>
    <style:style style:name="T2987" style:parent-style-name="DefaultParagraphFont" style:family="text">
      <style:text-properties fo:color="#CC7832"/>
    </style:style>
    <style:style style:name="T2988" style:parent-style-name="DefaultParagraphFont" style:family="text">
      <style:text-properties fo:color="#A9B7C6"/>
    </style:style>
    <style:style style:name="T2989" style:parent-style-name="DefaultParagraphFont" style:family="text">
      <style:text-properties fo:color="#CC7832"/>
    </style:style>
    <style:style style:name="T2990" style:parent-style-name="DefaultParagraphFont" style:family="text">
      <style:text-properties fo:color="#CC7832"/>
    </style:style>
    <style:style style:name="T2991" style:parent-style-name="DefaultParagraphFont" style:family="text">
      <style:text-properties fo:color="#CC7832"/>
    </style:style>
    <style:style style:name="T2992" style:parent-style-name="DefaultParagraphFont" style:family="text">
      <style:text-properties fo:color="#A9B7C6"/>
    </style:style>
    <style:style style:name="T2993" style:parent-style-name="DefaultParagraphFont" style:family="text">
      <style:text-properties fo:color="#CC7832"/>
    </style:style>
    <style:style style:name="T2994" style:parent-style-name="DefaultParagraphFont" style:family="text">
      <style:text-properties fo:color="#CC7832"/>
    </style:style>
    <style:style style:name="T2995" style:parent-style-name="DefaultParagraphFont" style:family="text">
      <style:text-properties fo:color="#CC7832"/>
    </style:style>
    <style:style style:name="T2996" style:parent-style-name="DefaultParagraphFont" style:family="text">
      <style:text-properties fo:color="#A9B7C6"/>
    </style:style>
    <style:style style:name="T2997" style:parent-style-name="DefaultParagraphFont" style:family="text">
      <style:text-properties fo:color="#CC7832"/>
    </style:style>
    <style:style style:name="T2998" style:parent-style-name="DefaultParagraphFont" style:family="text">
      <style:text-properties fo:color="#CC7832"/>
    </style:style>
    <style:style style:name="T2999" style:parent-style-name="DefaultParagraphFont" style:family="text">
      <style:text-properties fo:color="#CC7832"/>
    </style:style>
    <style:style style:name="T3000" style:parent-style-name="DefaultParagraphFont" style:family="text">
      <style:text-properties fo:color="#A9B7C6"/>
    </style:style>
    <style:style style:name="T3001" style:parent-style-name="DefaultParagraphFont" style:family="text">
      <style:text-properties fo:color="#CC7832"/>
    </style:style>
    <style:style style:name="T3002" style:parent-style-name="DefaultParagraphFont" style:family="text">
      <style:text-properties fo:color="#CC7832"/>
    </style:style>
    <style:style style:name="T3003" style:parent-style-name="DefaultParagraphFont" style:family="text">
      <style:text-properties fo:color="#CC7832"/>
    </style:style>
    <style:style style:name="T3004" style:parent-style-name="DefaultParagraphFont" style:family="text">
      <style:text-properties fo:color="#CC7832"/>
    </style:style>
    <style:style style:name="T3005" style:parent-style-name="DefaultParagraphFont" style:family="text">
      <style:text-properties fo:color="#A9B7C6"/>
    </style:style>
    <style:style style:name="T3006" style:parent-style-name="DefaultParagraphFont" style:family="text">
      <style:text-properties fo:color="#CC7832"/>
    </style:style>
    <style:style style:name="T3007" style:parent-style-name="DefaultParagraphFont" style:family="text">
      <style:text-properties fo:color="#CC7832"/>
    </style:style>
    <style:style style:name="T3008" style:parent-style-name="DefaultParagraphFont" style:family="text">
      <style:text-properties fo:color="#CC7832"/>
    </style:style>
    <style:style style:name="T3009" style:parent-style-name="DefaultParagraphFont" style:family="text">
      <style:text-properties fo:color="#A9B7C6"/>
    </style:style>
    <style:style style:name="T3010" style:parent-style-name="DefaultParagraphFont" style:family="text">
      <style:text-properties fo:color="#A9B7C6"/>
    </style:style>
    <style:style style:name="T3011" style:parent-style-name="DefaultParagraphFont" style:family="text">
      <style:text-properties fo:color="#CC7832"/>
    </style:style>
    <style:style style:name="T3012" style:parent-style-name="DefaultParagraphFont" style:family="text">
      <style:text-properties fo:color="#CC7832"/>
    </style:style>
    <style:style style:name="T3013" style:parent-style-name="DefaultParagraphFont" style:family="text">
      <style:text-properties fo:color="#CC7832"/>
    </style:style>
    <style:style style:name="T3014" style:parent-style-name="DefaultParagraphFont" style:family="text">
      <style:text-properties fo:color="#A9B7C6"/>
    </style:style>
    <style:style style:name="T3015" style:parent-style-name="DefaultParagraphFont" style:family="text">
      <style:text-properties fo:color="#CC7832"/>
    </style:style>
    <style:style style:name="T3016" style:parent-style-name="DefaultParagraphFont" style:family="text">
      <style:text-properties fo:color="#CC7832"/>
    </style:style>
    <style:style style:name="T3017" style:parent-style-name="DefaultParagraphFont" style:family="text">
      <style:text-properties fo:color="#CC7832"/>
    </style:style>
    <style:style style:name="T3018" style:parent-style-name="DefaultParagraphFont" style:family="text">
      <style:text-properties fo:color="#CC7832"/>
    </style:style>
    <style:style style:name="T3019" style:parent-style-name="DefaultParagraphFont" style:family="text">
      <style:text-properties fo:color="#A9B7C6"/>
    </style:style>
    <style:style style:name="T3020" style:parent-style-name="DefaultParagraphFont" style:family="text">
      <style:text-properties fo:color="#CC7832"/>
    </style:style>
    <style:style style:name="T3021" style:parent-style-name="DefaultParagraphFont" style:family="text">
      <style:text-properties fo:color="#CC7832"/>
    </style:style>
    <style:style style:name="T3022" style:parent-style-name="DefaultParagraphFont" style:family="text">
      <style:text-properties fo:color="#CC7832"/>
    </style:style>
    <style:style style:name="T3023" style:parent-style-name="DefaultParagraphFont" style:family="text">
      <style:text-properties fo:font-style="italic" style:font-style-asian="italic" style:font-style-complex="italic" fo:color="#629755"/>
    </style:style>
    <style:style style:name="T3024" style:parent-style-name="DefaultParagraphFont" style:family="text">
      <style:text-properties fo:font-style="italic" style:font-style-asian="italic" style:font-style-complex="italic" fo:color="#629755"/>
    </style:style>
    <style:style style:name="T3025" style:parent-style-name="DefaultParagraphFont" style:family="text">
      <style:text-properties fo:font-style="italic" style:font-style-asian="italic" style:font-style-complex="italic" fo:color="#629755"/>
    </style:style>
    <style:style style:name="T3026" style:parent-style-name="DefaultParagraphFont" style:family="text">
      <style:text-properties fo:font-style="italic" style:font-style-asian="italic" style:font-style-complex="italic" fo:color="#629755"/>
    </style:style>
    <style:style style:name="T3027" style:parent-style-name="DefaultParagraphFont" style:family="text">
      <style:text-properties fo:font-style="italic" style:font-style-asian="italic" style:font-style-complex="italic" fo:color="#629755"/>
    </style:style>
    <style:style style:name="T3028" style:parent-style-name="DefaultParagraphFont" style:family="text">
      <style:text-properties fo:font-style="italic" style:font-style-asian="italic" style:font-style-complex="italic" fo:color="#629755"/>
    </style:style>
    <style:style style:name="T3029" style:parent-style-name="DefaultParagraphFont" style:family="text">
      <style:text-properties fo:font-style="italic" style:font-style-asian="italic" style:font-style-complex="italic" fo:color="#629755"/>
    </style:style>
    <style:style style:name="T3030" style:parent-style-name="DefaultParagraphFont" style:family="text">
      <style:text-properties fo:color="#CC7832"/>
    </style:style>
    <style:style style:name="T3031" style:parent-style-name="DefaultParagraphFont" style:family="text">
      <style:text-properties fo:color="#A9B7C6"/>
    </style:style>
    <style:style style:name="T3032" style:parent-style-name="DefaultParagraphFont" style:family="text">
      <style:text-properties fo:color="#A9B7C6"/>
    </style:style>
    <style:style style:name="T3033" style:parent-style-name="DefaultParagraphFont" style:family="text">
      <style:text-properties fo:color="#A9B7C6"/>
    </style:style>
    <style:style style:name="T3034" style:parent-style-name="DefaultParagraphFont" style:family="text">
      <style:text-properties fo:color="#808080"/>
    </style:style>
    <style:style style:name="T3035" style:parent-style-name="DefaultParagraphFont" style:family="text">
      <style:text-properties fo:color="#808080"/>
    </style:style>
    <style:style style:name="T3036" style:parent-style-name="DefaultParagraphFont" style:family="text">
      <style:text-properties fo:color="#808080"/>
    </style:style>
    <style:style style:name="T3037" style:parent-style-name="DefaultParagraphFont" style:family="text">
      <style:text-properties fo:color="#CC7832"/>
    </style:style>
    <style:style style:name="T3038" style:parent-style-name="DefaultParagraphFont" style:family="text">
      <style:text-properties fo:color="#A9B7C6"/>
    </style:style>
    <style:style style:name="T3039" style:parent-style-name="DefaultParagraphFont" style:family="text">
      <style:text-properties fo:color="#A9B7C6"/>
    </style:style>
    <style:style style:name="T3040" style:parent-style-name="DefaultParagraphFont" style:family="text">
      <style:text-properties fo:color="#9876AA"/>
    </style:style>
    <style:style style:name="T3041" style:parent-style-name="DefaultParagraphFont" style:family="text">
      <style:text-properties fo:color="#CC7832"/>
    </style:style>
    <style:style style:name="T3042" style:parent-style-name="DefaultParagraphFont" style:family="text">
      <style:text-properties fo:color="#CC7832"/>
    </style:style>
    <style:style style:name="T3043" style:parent-style-name="DefaultParagraphFont" style:family="text">
      <style:text-properties fo:color="#CC7832"/>
    </style:style>
    <style:style style:name="T3044" style:parent-style-name="DefaultParagraphFont" style:family="text">
      <style:text-properties fo:color="#A9B7C6"/>
    </style:style>
    <style:style style:name="T3045" style:parent-style-name="DefaultParagraphFont" style:family="text">
      <style:text-properties fo:color="#9876AA"/>
    </style:style>
    <style:style style:name="T3046" style:parent-style-name="DefaultParagraphFont" style:family="text">
      <style:text-properties fo:color="#CC7832"/>
    </style:style>
    <style:style style:name="T3047" style:parent-style-name="DefaultParagraphFont" style:family="text">
      <style:text-properties fo:color="#CC7832"/>
    </style:style>
    <style:style style:name="T3048" style:parent-style-name="DefaultParagraphFont" style:family="text">
      <style:text-properties fo:color="#CC7832"/>
    </style:style>
    <style:style style:name="T3049" style:parent-style-name="DefaultParagraphFont" style:family="text">
      <style:text-properties fo:color="#A9B7C6"/>
    </style:style>
    <style:style style:name="T3050" style:parent-style-name="DefaultParagraphFont" style:family="text">
      <style:text-properties fo:color="#9876AA"/>
    </style:style>
    <style:style style:name="T3051" style:parent-style-name="DefaultParagraphFont" style:family="text">
      <style:text-properties fo:color="#CC7832"/>
    </style:style>
    <style:style style:name="T3052" style:parent-style-name="DefaultParagraphFont" style:family="text">
      <style:text-properties fo:color="#CC7832"/>
    </style:style>
    <style:style style:name="T3053" style:parent-style-name="DefaultParagraphFont" style:family="text">
      <style:text-properties fo:color="#CC7832"/>
    </style:style>
    <style:style style:name="T3054" style:parent-style-name="DefaultParagraphFont" style:family="text">
      <style:text-properties fo:color="#A9B7C6"/>
    </style:style>
    <style:style style:name="T3055" style:parent-style-name="DefaultParagraphFont" style:family="text">
      <style:text-properties fo:color="#9876AA"/>
    </style:style>
    <style:style style:name="T3056" style:parent-style-name="DefaultParagraphFont" style:family="text">
      <style:text-properties fo:color="#CC7832"/>
    </style:style>
    <style:style style:name="T3057" style:parent-style-name="DefaultParagraphFont" style:family="text">
      <style:text-properties fo:color="#CC7832"/>
    </style:style>
    <style:style style:name="T3058" style:parent-style-name="DefaultParagraphFont" style:family="text">
      <style:text-properties fo:color="#CC7832"/>
    </style:style>
    <style:style style:name="T3059" style:parent-style-name="DefaultParagraphFont" style:family="text">
      <style:text-properties fo:color="#CC7832"/>
    </style:style>
    <style:style style:name="T3060" style:parent-style-name="DefaultParagraphFont" style:family="text">
      <style:text-properties fo:color="#808080"/>
    </style:style>
    <style:style style:name="T3061" style:parent-style-name="DefaultParagraphFont" style:family="text">
      <style:text-properties fo:color="#808080"/>
    </style:style>
    <style:style style:name="T3062" style:parent-style-name="DefaultParagraphFont" style:family="text">
      <style:text-properties fo:color="#808080"/>
    </style:style>
    <style:style style:name="T3063" style:parent-style-name="DefaultParagraphFont" style:family="text">
      <style:text-properties fo:color="#CC7832"/>
    </style:style>
    <style:style style:name="T3064" style:parent-style-name="DefaultParagraphFont" style:family="text">
      <style:text-properties fo:color="#A9B7C6"/>
    </style:style>
    <style:style style:name="T3065" style:parent-style-name="DefaultParagraphFont" style:family="text">
      <style:text-properties fo:color="#9876AA"/>
    </style:style>
    <style:style style:name="T3066" style:parent-style-name="DefaultParagraphFont" style:family="text">
      <style:text-properties fo:color="#A9B7C6"/>
    </style:style>
    <style:style style:name="T3067" style:parent-style-name="DefaultParagraphFont" style:family="text">
      <style:text-properties fo:color="#CC7832"/>
    </style:style>
    <style:style style:name="T3068" style:parent-style-name="DefaultParagraphFont" style:family="text">
      <style:text-properties fo:color="#A9B7C6"/>
    </style:style>
    <style:style style:name="T3069" style:parent-style-name="DefaultParagraphFont" style:family="text">
      <style:text-properties fo:color="#6897BB"/>
    </style:style>
    <style:style style:name="T3070" style:parent-style-name="DefaultParagraphFont" style:family="text">
      <style:text-properties fo:color="#CC7832"/>
    </style:style>
    <style:style style:name="T3071" style:parent-style-name="DefaultParagraphFont" style:family="text">
      <style:text-properties fo:color="#6897BB"/>
    </style:style>
    <style:style style:name="T3072" style:parent-style-name="DefaultParagraphFont" style:family="text">
      <style:text-properties fo:color="#CC7832"/>
    </style:style>
    <style:style style:name="T3073" style:parent-style-name="DefaultParagraphFont" style:family="text">
      <style:text-properties fo:color="#6897BB"/>
    </style:style>
    <style:style style:name="T3074" style:parent-style-name="DefaultParagraphFont" style:family="text">
      <style:text-properties fo:color="#A9B7C6"/>
    </style:style>
    <style:style style:name="T3075" style:parent-style-name="DefaultParagraphFont" style:family="text">
      <style:text-properties fo:color="#CC7832"/>
    </style:style>
    <style:style style:name="T3076" style:parent-style-name="DefaultParagraphFont" style:family="text">
      <style:text-properties fo:color="#CC7832"/>
    </style:style>
    <style:style style:name="T3077" style:parent-style-name="DefaultParagraphFont" style:family="text">
      <style:text-properties fo:color="#CC7832"/>
    </style:style>
    <style:style style:name="T3078" style:parent-style-name="DefaultParagraphFont" style:family="text">
      <style:text-properties fo:color="#A9B7C6"/>
    </style:style>
    <style:style style:name="T3079" style:parent-style-name="DefaultParagraphFont" style:family="text">
      <style:text-properties fo:color="#9876AA"/>
    </style:style>
    <style:style style:name="T3080" style:parent-style-name="DefaultParagraphFont" style:family="text">
      <style:text-properties fo:color="#A9B7C6"/>
    </style:style>
    <style:style style:name="T3081" style:parent-style-name="DefaultParagraphFont" style:family="text">
      <style:text-properties fo:color="#CC7832"/>
    </style:style>
    <style:style style:name="T3082" style:parent-style-name="DefaultParagraphFont" style:family="text">
      <style:text-properties fo:color="#A9B7C6"/>
    </style:style>
    <style:style style:name="T3083" style:parent-style-name="DefaultParagraphFont" style:family="text">
      <style:text-properties fo:color="#6897BB"/>
    </style:style>
    <style:style style:name="T3084" style:parent-style-name="DefaultParagraphFont" style:family="text">
      <style:text-properties fo:color="#CC7832"/>
    </style:style>
    <style:style style:name="T3085" style:parent-style-name="DefaultParagraphFont" style:family="text">
      <style:text-properties fo:color="#6897BB"/>
    </style:style>
    <style:style style:name="T3086" style:parent-style-name="DefaultParagraphFont" style:family="text">
      <style:text-properties fo:color="#CC7832"/>
    </style:style>
    <style:style style:name="T3087" style:parent-style-name="DefaultParagraphFont" style:family="text">
      <style:text-properties fo:color="#6897BB"/>
    </style:style>
    <style:style style:name="T3088" style:parent-style-name="DefaultParagraphFont" style:family="text">
      <style:text-properties fo:color="#A9B7C6"/>
    </style:style>
    <style:style style:name="T3089" style:parent-style-name="DefaultParagraphFont" style:family="text">
      <style:text-properties fo:color="#CC7832"/>
    </style:style>
    <style:style style:name="T3090" style:parent-style-name="DefaultParagraphFont" style:family="text">
      <style:text-properties fo:color="#CC7832"/>
    </style:style>
    <style:style style:name="T3091" style:parent-style-name="DefaultParagraphFont" style:family="text">
      <style:text-properties fo:color="#CC7832"/>
    </style:style>
    <style:style style:name="T3092" style:parent-style-name="DefaultParagraphFont" style:family="text">
      <style:text-properties fo:color="#9876AA"/>
    </style:style>
    <style:style style:name="T3093" style:parent-style-name="DefaultParagraphFont" style:family="text">
      <style:text-properties fo:color="#9876AA"/>
    </style:style>
    <style:style style:name="T3094" style:parent-style-name="DefaultParagraphFont" style:family="text">
      <style:text-properties fo:color="#A9B7C6"/>
    </style:style>
    <style:style style:name="T3095" style:parent-style-name="DefaultParagraphFont" style:family="text">
      <style:text-properties fo:color="#6897BB"/>
    </style:style>
    <style:style style:name="T3096" style:parent-style-name="DefaultParagraphFont" style:family="text">
      <style:text-properties fo:color="#CC7832"/>
    </style:style>
    <style:style style:name="T3097" style:parent-style-name="DefaultParagraphFont" style:family="text">
      <style:text-properties fo:color="#CC7832"/>
    </style:style>
    <style:style style:name="T3098" style:parent-style-name="DefaultParagraphFont" style:family="text">
      <style:text-properties fo:color="#CC7832"/>
    </style:style>
    <style:style style:name="T3099" style:parent-style-name="DefaultParagraphFont" style:family="text">
      <style:text-properties fo:color="#CC7832"/>
    </style:style>
    <style:style style:name="T3100" style:parent-style-name="DefaultParagraphFont" style:family="text">
      <style:text-properties fo:color="#FFC66D"/>
    </style:style>
    <style:style style:name="T3101" style:parent-style-name="DefaultParagraphFont" style:family="text">
      <style:text-properties fo:color="#A9B7C6"/>
    </style:style>
    <style:style style:name="T3102" style:parent-style-name="DefaultParagraphFont" style:family="text">
      <style:text-properties fo:color="#CC7832"/>
    </style:style>
    <style:style style:name="T3103" style:parent-style-name="DefaultParagraphFont" style:family="text">
      <style:text-properties fo:color="#A9B7C6"/>
    </style:style>
    <style:style style:name="T3104" style:parent-style-name="DefaultParagraphFont" style:family="text">
      <style:text-properties fo:color="#CC7832"/>
    </style:style>
    <style:style style:name="T3105" style:parent-style-name="DefaultParagraphFont" style:family="text">
      <style:text-properties fo:color="#A9B7C6"/>
    </style:style>
    <style:style style:name="T3106" style:parent-style-name="DefaultParagraphFont" style:family="text">
      <style:text-properties fo:color="#A9B7C6"/>
    </style:style>
    <style:style style:name="T3107" style:parent-style-name="DefaultParagraphFont" style:family="text">
      <style:text-properties fo:color="#A9B7C6"/>
    </style:style>
    <style:style style:name="T3108" style:parent-style-name="DefaultParagraphFont" style:family="text">
      <style:text-properties fo:color="#808080"/>
    </style:style>
    <style:style style:name="T3109" style:parent-style-name="DefaultParagraphFont" style:family="text">
      <style:text-properties fo:color="#808080"/>
    </style:style>
    <style:style style:name="T3110" style:parent-style-name="DefaultParagraphFont" style:family="text">
      <style:text-properties fo:color="#808080"/>
    </style:style>
    <style:style style:name="T3111" style:parent-style-name="DefaultParagraphFont" style:family="text">
      <style:text-properties fo:color="#9876AA"/>
    </style:style>
    <style:style style:name="T3112" style:parent-style-name="DefaultParagraphFont" style:family="text">
      <style:text-properties fo:color="#A9B7C6"/>
    </style:style>
    <style:style style:name="T3113" style:parent-style-name="DefaultParagraphFont" style:family="text">
      <style:text-properties fo:color="#CC7832"/>
    </style:style>
    <style:style style:name="T3114" style:parent-style-name="DefaultParagraphFont" style:family="text">
      <style:text-properties fo:color="#A9B7C6"/>
    </style:style>
    <style:style style:name="T3115" style:parent-style-name="DefaultParagraphFont" style:family="text">
      <style:text-properties fo:color="#6897BB"/>
    </style:style>
    <style:style style:name="T3116" style:parent-style-name="DefaultParagraphFont" style:family="text">
      <style:text-properties fo:color="#CC7832"/>
    </style:style>
    <style:style style:name="T3117" style:parent-style-name="DefaultParagraphFont" style:family="text">
      <style:text-properties fo:color="#6897BB"/>
    </style:style>
    <style:style style:name="T3118" style:parent-style-name="DefaultParagraphFont" style:family="text">
      <style:text-properties fo:color="#CC7832"/>
    </style:style>
    <style:style style:name="T3119" style:parent-style-name="DefaultParagraphFont" style:family="text">
      <style:text-properties fo:color="#A9B7C6"/>
    </style:style>
    <style:style style:name="T3120" style:parent-style-name="DefaultParagraphFont" style:family="text">
      <style:text-properties fo:color="#6897BB"/>
    </style:style>
    <style:style style:name="T3121" style:parent-style-name="DefaultParagraphFont" style:family="text">
      <style:text-properties fo:color="#CC7832"/>
    </style:style>
    <style:style style:name="T3122" style:parent-style-name="DefaultParagraphFont" style:family="text">
      <style:text-properties fo:color="#A9B7C6"/>
    </style:style>
    <style:style style:name="T3123" style:parent-style-name="DefaultParagraphFont" style:family="text">
      <style:text-properties fo:color="#6897BB"/>
    </style:style>
    <style:style style:name="T3124" style:parent-style-name="DefaultParagraphFont" style:family="text">
      <style:text-properties fo:color="#A9B7C6"/>
    </style:style>
    <style:style style:name="T3125" style:parent-style-name="DefaultParagraphFont" style:family="text">
      <style:text-properties fo:color="#CC7832"/>
    </style:style>
    <style:style style:name="T3126" style:parent-style-name="DefaultParagraphFont" style:family="text">
      <style:text-properties fo:color="#CC7832"/>
    </style:style>
    <style:style style:name="T3127" style:parent-style-name="DefaultParagraphFont" style:family="text">
      <style:text-properties fo:color="#CC7832"/>
    </style:style>
    <style:style style:name="T3128" style:parent-style-name="DefaultParagraphFont" style:family="text">
      <style:text-properties fo:color="#9876AA"/>
    </style:style>
    <style:style style:name="T3129" style:parent-style-name="DefaultParagraphFont" style:family="text">
      <style:text-properties fo:color="#A9B7C6"/>
    </style:style>
    <style:style style:name="T3130" style:parent-style-name="DefaultParagraphFont" style:family="text">
      <style:text-properties fo:color="#CC7832"/>
    </style:style>
    <style:style style:name="T3131" style:parent-style-name="DefaultParagraphFont" style:family="text">
      <style:text-properties fo:color="#A9B7C6"/>
    </style:style>
    <style:style style:name="T3132" style:parent-style-name="DefaultParagraphFont" style:family="text">
      <style:text-properties fo:color="#6897BB"/>
    </style:style>
    <style:style style:name="T3133" style:parent-style-name="DefaultParagraphFont" style:family="text">
      <style:text-properties fo:color="#CC7832"/>
    </style:style>
    <style:style style:name="T3134" style:parent-style-name="DefaultParagraphFont" style:family="text">
      <style:text-properties fo:color="#A9B7C6"/>
    </style:style>
    <style:style style:name="T3135" style:parent-style-name="DefaultParagraphFont" style:family="text">
      <style:text-properties fo:color="#A9B7C6"/>
    </style:style>
    <style:style style:name="T3136" style:parent-style-name="DefaultParagraphFont" style:family="text">
      <style:text-properties fo:color="#6897BB"/>
    </style:style>
    <style:style style:name="T3137" style:parent-style-name="DefaultParagraphFont" style:family="text">
      <style:text-properties fo:color="#A9B7C6"/>
    </style:style>
    <style:style style:name="T3138" style:parent-style-name="DefaultParagraphFont" style:family="text">
      <style:text-properties fo:color="#6897BB"/>
    </style:style>
    <style:style style:name="T3139" style:parent-style-name="DefaultParagraphFont" style:family="text">
      <style:text-properties fo:color="#A9B7C6"/>
    </style:style>
    <style:style style:name="T3140" style:parent-style-name="DefaultParagraphFont" style:family="text">
      <style:text-properties fo:color="#CC7832"/>
    </style:style>
    <style:style style:name="T3141" style:parent-style-name="DefaultParagraphFont" style:family="text">
      <style:text-properties fo:color="#A9B7C6"/>
    </style:style>
    <style:style style:name="T3142" style:parent-style-name="DefaultParagraphFont" style:family="text">
      <style:text-properties fo:color="#6897BB"/>
    </style:style>
    <style:style style:name="T3143" style:parent-style-name="DefaultParagraphFont" style:family="text">
      <style:text-properties fo:color="#CC7832"/>
    </style:style>
    <style:style style:name="T3144" style:parent-style-name="DefaultParagraphFont" style:family="text">
      <style:text-properties fo:color="#A9B7C6"/>
    </style:style>
    <style:style style:name="T3145" style:parent-style-name="DefaultParagraphFont" style:family="text">
      <style:text-properties fo:color="#CC7832"/>
    </style:style>
    <style:style style:name="T3146" style:parent-style-name="DefaultParagraphFont" style:family="text">
      <style:text-properties fo:color="#CC7832"/>
    </style:style>
    <style:style style:name="T3147" style:parent-style-name="DefaultParagraphFont" style:family="text">
      <style:text-properties fo:color="#CC7832"/>
    </style:style>
    <style:style style:name="T3148" style:parent-style-name="DefaultParagraphFont" style:family="text">
      <style:text-properties fo:color="#808080"/>
    </style:style>
    <style:style style:name="T3149" style:parent-style-name="DefaultParagraphFont" style:family="text">
      <style:text-properties fo:color="#808080"/>
    </style:style>
    <style:style style:name="T3150" style:parent-style-name="DefaultParagraphFont" style:family="text">
      <style:text-properties fo:color="#808080"/>
    </style:style>
    <style:style style:name="T3151" style:parent-style-name="DefaultParagraphFont" style:family="text">
      <style:text-properties fo:color="#9876AA"/>
    </style:style>
    <style:style style:name="T3152" style:parent-style-name="DefaultParagraphFont" style:family="text">
      <style:text-properties fo:color="#A9B7C6"/>
    </style:style>
    <style:style style:name="T3153" style:parent-style-name="DefaultParagraphFont" style:family="text">
      <style:text-properties fo:color="#CC7832"/>
    </style:style>
    <style:style style:name="T3154" style:parent-style-name="DefaultParagraphFont" style:family="text">
      <style:text-properties fo:color="#A9B7C6"/>
    </style:style>
    <style:style style:name="T3155" style:parent-style-name="DefaultParagraphFont" style:family="text">
      <style:text-properties fo:color="#6897BB"/>
    </style:style>
    <style:style style:name="T3156" style:parent-style-name="DefaultParagraphFont" style:family="text">
      <style:text-properties fo:color="#CC7832"/>
    </style:style>
    <style:style style:name="T3157" style:parent-style-name="DefaultParagraphFont" style:family="text">
      <style:text-properties fo:color="#6897BB"/>
    </style:style>
    <style:style style:name="T3158" style:parent-style-name="DefaultParagraphFont" style:family="text">
      <style:text-properties fo:color="#CC7832"/>
    </style:style>
    <style:style style:name="T3159" style:parent-style-name="DefaultParagraphFont" style:family="text">
      <style:text-properties fo:color="#A9B7C6"/>
    </style:style>
    <style:style style:name="T3160" style:parent-style-name="DefaultParagraphFont" style:family="text">
      <style:text-properties fo:color="#CC7832"/>
    </style:style>
    <style:style style:name="T3161" style:parent-style-name="DefaultParagraphFont" style:family="text">
      <style:text-properties fo:color="#A9B7C6"/>
    </style:style>
    <style:style style:name="T3162" style:parent-style-name="DefaultParagraphFont" style:family="text">
      <style:text-properties fo:color="#CC7832"/>
    </style:style>
    <style:style style:name="T3163" style:parent-style-name="DefaultParagraphFont" style:family="text">
      <style:text-properties fo:color="#CC7832"/>
    </style:style>
    <style:style style:name="T3164" style:parent-style-name="DefaultParagraphFont" style:family="text">
      <style:text-properties fo:color="#CC7832"/>
    </style:style>
    <style:style style:name="T3165" style:parent-style-name="DefaultParagraphFont" style:family="text">
      <style:text-properties fo:color="#A9B7C6"/>
    </style:style>
    <style:style style:name="T3166" style:parent-style-name="DefaultParagraphFont" style:family="text">
      <style:text-properties fo:color="#9876AA"/>
    </style:style>
    <style:style style:name="T3167" style:parent-style-name="DefaultParagraphFont" style:family="text">
      <style:text-properties fo:color="#A9B7C6"/>
    </style:style>
    <style:style style:name="T3168" style:parent-style-name="DefaultParagraphFont" style:family="text">
      <style:text-properties fo:color="#CC7832"/>
    </style:style>
    <style:style style:name="T3169" style:parent-style-name="DefaultParagraphFont" style:family="text">
      <style:text-properties fo:color="#CC7832"/>
    </style:style>
    <style:style style:name="T3170" style:parent-style-name="DefaultParagraphFont" style:family="text">
      <style:text-properties fo:color="#CC7832"/>
    </style:style>
    <style:style style:name="T3171" style:parent-style-name="DefaultParagraphFont" style:family="text">
      <style:text-properties fo:color="#A9B7C6"/>
    </style:style>
    <style:style style:name="T3172" style:parent-style-name="DefaultParagraphFont" style:family="text">
      <style:text-properties fo:color="#A9B7C6"/>
    </style:style>
    <style:style style:name="T3173" style:parent-style-name="DefaultParagraphFont" style:family="text">
      <style:text-properties fo:color="#A9B7C6"/>
    </style:style>
    <style:style style:name="T3174" style:parent-style-name="DefaultParagraphFont" style:family="text">
      <style:text-properties fo:color="#A9B7C6"/>
    </style:style>
    <style:style style:name="T3175" style:parent-style-name="DefaultParagraphFont" style:family="text">
      <style:text-properties fo:color="#808080"/>
    </style:style>
    <style:style style:name="T3176" style:parent-style-name="DefaultParagraphFont" style:family="text">
      <style:text-properties fo:color="#808080"/>
    </style:style>
    <style:style style:name="T3177" style:parent-style-name="DefaultParagraphFont" style:family="text">
      <style:text-properties fo:color="#808080"/>
    </style:style>
    <style:style style:name="T3178" style:parent-style-name="DefaultParagraphFont" style:family="text">
      <style:text-properties fo:color="#CC7832"/>
    </style:style>
    <style:style style:name="T3179" style:parent-style-name="DefaultParagraphFont" style:family="text">
      <style:text-properties fo:color="#FFC66D"/>
    </style:style>
    <style:style style:name="T3180" style:parent-style-name="DefaultParagraphFont" style:family="text">
      <style:text-properties fo:color="#FFC66D"/>
    </style:style>
    <style:style style:name="T3181" style:parent-style-name="DefaultParagraphFont" style:family="text">
      <style:text-properties fo:color="#A9B7C6"/>
    </style:style>
    <style:style style:name="T3182" style:parent-style-name="DefaultParagraphFont" style:family="text">
      <style:text-properties fo:color="#CC7832"/>
    </style:style>
    <style:style style:name="T3183" style:parent-style-name="DefaultParagraphFont" style:family="text">
      <style:text-properties fo:color="#A9B7C6"/>
    </style:style>
    <style:style style:name="T3184" style:parent-style-name="DefaultParagraphFont" style:family="text">
      <style:text-properties fo:color="#A9B7C6"/>
    </style:style>
    <style:style style:name="T3185" style:parent-style-name="DefaultParagraphFont" style:family="text">
      <style:text-properties fo:color="#A9B7C6"/>
    </style:style>
    <style:style style:name="T3186" style:parent-style-name="DefaultParagraphFont" style:family="text">
      <style:text-properties fo:color="#CC7832"/>
    </style:style>
    <style:style style:name="T3187" style:parent-style-name="DefaultParagraphFont" style:family="text">
      <style:text-properties fo:color="#A9B7C6"/>
    </style:style>
    <style:style style:name="T3188" style:parent-style-name="DefaultParagraphFont" style:family="text">
      <style:text-properties fo:color="#9876AA"/>
    </style:style>
    <style:style style:name="T3189" style:parent-style-name="DefaultParagraphFont" style:family="text">
      <style:text-properties fo:color="#A9B7C6"/>
    </style:style>
    <style:style style:name="T3190" style:parent-style-name="DefaultParagraphFont" style:family="text">
      <style:text-properties fo:font-style="italic" style:font-style-asian="italic" style:font-style-complex="italic" fo:color="#9876AA"/>
    </style:style>
    <style:style style:name="T3191" style:parent-style-name="DefaultParagraphFont" style:family="text">
      <style:text-properties fo:color="#A9B7C6"/>
    </style:style>
    <style:style style:name="T3192" style:parent-style-name="DefaultParagraphFont" style:family="text">
      <style:text-properties fo:color="#A9B7C6"/>
    </style:style>
    <style:style style:name="T3193" style:parent-style-name="DefaultParagraphFont" style:family="text">
      <style:text-properties fo:color="#A9B7C6"/>
    </style:style>
    <style:style style:name="T3194" style:parent-style-name="DefaultParagraphFont" style:family="text">
      <style:text-properties fo:color="#808080"/>
    </style:style>
    <style:style style:name="T3195" style:parent-style-name="DefaultParagraphFont" style:family="text">
      <style:text-properties fo:color="#808080"/>
    </style:style>
    <style:style style:name="T3196" style:parent-style-name="DefaultParagraphFont" style:family="text">
      <style:text-properties fo:color="#808080"/>
    </style:style>
    <style:style style:name="T3197" style:parent-style-name="DefaultParagraphFont" style:family="text">
      <style:text-properties fo:color="#9876AA"/>
    </style:style>
    <style:style style:name="T3198" style:parent-style-name="DefaultParagraphFont" style:family="text">
      <style:text-properties fo:color="#A9B7C6"/>
    </style:style>
    <style:style style:name="T3199" style:parent-style-name="DefaultParagraphFont" style:family="text">
      <style:text-properties fo:color="#6897BB"/>
    </style:style>
    <style:style style:name="T3200" style:parent-style-name="DefaultParagraphFont" style:family="text">
      <style:text-properties fo:color="#A9B7C6"/>
    </style:style>
    <style:style style:name="T3201" style:parent-style-name="DefaultParagraphFont" style:family="text">
      <style:text-properties fo:color="#9876AA"/>
    </style:style>
    <style:style style:name="T3202" style:parent-style-name="DefaultParagraphFont" style:family="text">
      <style:text-properties fo:color="#A9B7C6"/>
    </style:style>
    <style:style style:name="T3203" style:parent-style-name="DefaultParagraphFont" style:family="text">
      <style:text-properties fo:color="#9876AA"/>
    </style:style>
    <style:style style:name="T3204" style:parent-style-name="DefaultParagraphFont" style:family="text">
      <style:text-properties fo:color="#A9B7C6"/>
    </style:style>
    <style:style style:name="T3205" style:parent-style-name="DefaultParagraphFont" style:family="text">
      <style:text-properties fo:color="#6897BB"/>
    </style:style>
    <style:style style:name="T3206" style:parent-style-name="DefaultParagraphFont" style:family="text">
      <style:text-properties fo:color="#A9B7C6"/>
    </style:style>
    <style:style style:name="T3207" style:parent-style-name="DefaultParagraphFont" style:family="text">
      <style:text-properties fo:color="#6897BB"/>
    </style:style>
    <style:style style:name="T3208" style:parent-style-name="DefaultParagraphFont" style:family="text">
      <style:text-properties fo:color="#A9B7C6"/>
    </style:style>
    <style:style style:name="T3209" style:parent-style-name="DefaultParagraphFont" style:family="text">
      <style:text-properties fo:color="#9876AA"/>
    </style:style>
    <style:style style:name="T3210" style:parent-style-name="DefaultParagraphFont" style:family="text">
      <style:text-properties fo:color="#A9B7C6"/>
    </style:style>
    <style:style style:name="T3211" style:parent-style-name="DefaultParagraphFont" style:family="text">
      <style:text-properties fo:color="#A9B7C6"/>
    </style:style>
    <style:style style:name="T3212" style:parent-style-name="DefaultParagraphFont" style:family="text">
      <style:text-properties fo:color="#9876AA"/>
    </style:style>
    <style:style style:name="T3213" style:parent-style-name="DefaultParagraphFont" style:family="text">
      <style:text-properties fo:color="#A9B7C6"/>
    </style:style>
    <style:style style:name="T3214" style:parent-style-name="DefaultParagraphFont" style:family="text">
      <style:text-properties fo:color="#6897BB"/>
    </style:style>
    <style:style style:name="T3215" style:parent-style-name="DefaultParagraphFont" style:family="text">
      <style:text-properties fo:color="#A9B7C6"/>
    </style:style>
    <style:style style:name="T3216" style:parent-style-name="DefaultParagraphFont" style:family="text">
      <style:text-properties fo:color="#CC7832"/>
    </style:style>
    <style:style style:name="T3217" style:parent-style-name="DefaultParagraphFont" style:family="text">
      <style:text-properties fo:color="#CC7832"/>
    </style:style>
    <style:style style:name="T3218" style:parent-style-name="DefaultParagraphFont" style:family="text">
      <style:text-properties fo:color="#CC7832"/>
    </style:style>
    <style:style style:name="T3219" style:parent-style-name="DefaultParagraphFont" style:family="text">
      <style:text-properties fo:color="#9876AA"/>
    </style:style>
    <style:style style:name="T3220" style:parent-style-name="DefaultParagraphFont" style:family="text">
      <style:text-properties fo:color="#A9B7C6"/>
    </style:style>
    <style:style style:name="T3221" style:parent-style-name="DefaultParagraphFont" style:family="text">
      <style:text-properties fo:color="#6897BB"/>
    </style:style>
    <style:style style:name="T3222" style:parent-style-name="DefaultParagraphFont" style:family="text">
      <style:text-properties fo:color="#A9B7C6"/>
    </style:style>
    <style:style style:name="T3223" style:parent-style-name="DefaultParagraphFont" style:family="text">
      <style:text-properties fo:color="#9876AA"/>
    </style:style>
    <style:style style:name="T3224" style:parent-style-name="DefaultParagraphFont" style:family="text">
      <style:text-properties fo:color="#A9B7C6"/>
    </style:style>
    <style:style style:name="T3225" style:parent-style-name="DefaultParagraphFont" style:family="text">
      <style:text-properties fo:color="#9876AA"/>
    </style:style>
    <style:style style:name="T3226" style:parent-style-name="DefaultParagraphFont" style:family="text">
      <style:text-properties fo:color="#A9B7C6"/>
    </style:style>
    <style:style style:name="T3227" style:parent-style-name="DefaultParagraphFont" style:family="text">
      <style:text-properties fo:color="#6897BB"/>
    </style:style>
    <style:style style:name="T3228" style:parent-style-name="DefaultParagraphFont" style:family="text">
      <style:text-properties fo:color="#A9B7C6"/>
    </style:style>
    <style:style style:name="T3229" style:parent-style-name="DefaultParagraphFont" style:family="text">
      <style:text-properties fo:color="#6897BB"/>
    </style:style>
    <style:style style:name="T3230" style:parent-style-name="DefaultParagraphFont" style:family="text">
      <style:text-properties fo:color="#A9B7C6"/>
    </style:style>
    <style:style style:name="T3231" style:parent-style-name="DefaultParagraphFont" style:family="text">
      <style:text-properties fo:color="#9876AA"/>
    </style:style>
    <style:style style:name="T3232" style:parent-style-name="DefaultParagraphFont" style:family="text">
      <style:text-properties fo:color="#A9B7C6"/>
    </style:style>
    <style:style style:name="T3233" style:parent-style-name="DefaultParagraphFont" style:family="text">
      <style:text-properties fo:color="#9876AA"/>
    </style:style>
    <style:style style:name="T3234" style:parent-style-name="DefaultParagraphFont" style:family="text">
      <style:text-properties fo:color="#A9B7C6"/>
    </style:style>
    <style:style style:name="T3235" style:parent-style-name="DefaultParagraphFont" style:family="text">
      <style:text-properties fo:color="#6897BB"/>
    </style:style>
    <style:style style:name="T3236" style:parent-style-name="DefaultParagraphFont" style:family="text">
      <style:text-properties fo:color="#A9B7C6"/>
    </style:style>
    <style:style style:name="T3237" style:parent-style-name="DefaultParagraphFont" style:family="text">
      <style:text-properties fo:color="#CC7832"/>
    </style:style>
    <style:style style:name="T3238" style:parent-style-name="DefaultParagraphFont" style:family="text">
      <style:text-properties fo:color="#CC7832"/>
    </style:style>
    <style:style style:name="T3239" style:parent-style-name="DefaultParagraphFont" style:family="text">
      <style:text-properties fo:color="#CC7832"/>
    </style:style>
    <style:style style:name="T3240" style:parent-style-name="DefaultParagraphFont" style:family="text">
      <style:text-properties fo:color="#9876AA"/>
    </style:style>
    <style:style style:name="T3241" style:parent-style-name="DefaultParagraphFont" style:family="text">
      <style:text-properties fo:color="#A9B7C6"/>
    </style:style>
    <style:style style:name="T3242" style:parent-style-name="DefaultParagraphFont" style:family="text">
      <style:text-properties fo:color="#6897BB"/>
    </style:style>
    <style:style style:name="T3243" style:parent-style-name="DefaultParagraphFont" style:family="text">
      <style:text-properties fo:color="#A9B7C6"/>
    </style:style>
    <style:style style:name="T3244" style:parent-style-name="DefaultParagraphFont" style:family="text">
      <style:text-properties fo:color="#9876AA"/>
    </style:style>
    <style:style style:name="T3245" style:parent-style-name="DefaultParagraphFont" style:family="text">
      <style:text-properties fo:color="#A9B7C6"/>
    </style:style>
    <style:style style:name="T3246" style:parent-style-name="DefaultParagraphFont" style:family="text">
      <style:text-properties fo:color="#9876AA"/>
    </style:style>
    <style:style style:name="T3247" style:parent-style-name="DefaultParagraphFont" style:family="text">
      <style:text-properties fo:color="#A9B7C6"/>
    </style:style>
    <style:style style:name="T3248" style:parent-style-name="DefaultParagraphFont" style:family="text">
      <style:text-properties fo:color="#6897BB"/>
    </style:style>
    <style:style style:name="T3249" style:parent-style-name="DefaultParagraphFont" style:family="text">
      <style:text-properties fo:color="#A9B7C6"/>
    </style:style>
    <style:style style:name="T3250" style:parent-style-name="DefaultParagraphFont" style:family="text">
      <style:text-properties fo:color="#6897BB"/>
    </style:style>
    <style:style style:name="T3251" style:parent-style-name="DefaultParagraphFont" style:family="text">
      <style:text-properties fo:color="#A9B7C6"/>
    </style:style>
    <style:style style:name="T3252" style:parent-style-name="DefaultParagraphFont" style:family="text">
      <style:text-properties fo:color="#9876AA"/>
    </style:style>
    <style:style style:name="T3253" style:parent-style-name="DefaultParagraphFont" style:family="text">
      <style:text-properties fo:color="#A9B7C6"/>
    </style:style>
    <style:style style:name="T3254" style:parent-style-name="DefaultParagraphFont" style:family="text">
      <style:text-properties fo:color="#9876AA"/>
    </style:style>
    <style:style style:name="T3255" style:parent-style-name="DefaultParagraphFont" style:family="text">
      <style:text-properties fo:color="#A9B7C6"/>
    </style:style>
    <style:style style:name="T3256" style:parent-style-name="DefaultParagraphFont" style:family="text">
      <style:text-properties fo:color="#6897BB"/>
    </style:style>
    <style:style style:name="T3257" style:parent-style-name="DefaultParagraphFont" style:family="text">
      <style:text-properties fo:color="#A9B7C6"/>
    </style:style>
    <style:style style:name="T3258" style:parent-style-name="DefaultParagraphFont" style:family="text">
      <style:text-properties fo:color="#CC7832"/>
    </style:style>
    <style:style style:name="T3259" style:parent-style-name="DefaultParagraphFont" style:family="text">
      <style:text-properties fo:color="#CC7832"/>
    </style:style>
    <style:style style:name="T3260" style:parent-style-name="DefaultParagraphFont" style:family="text">
      <style:text-properties fo:color="#CC7832"/>
    </style:style>
    <style:style style:name="T3261" style:parent-style-name="DefaultParagraphFont" style:family="text">
      <style:text-properties fo:color="#CC7832"/>
    </style:style>
    <style:style style:name="T3262" style:parent-style-name="DefaultParagraphFont" style:family="text">
      <style:text-properties fo:color="#808080"/>
    </style:style>
    <style:style style:name="T3263" style:parent-style-name="DefaultParagraphFont" style:family="text">
      <style:text-properties fo:color="#808080"/>
    </style:style>
    <style:style style:name="T3264" style:parent-style-name="DefaultParagraphFont" style:family="text">
      <style:text-properties fo:color="#808080"/>
    </style:style>
    <style:style style:name="T3265" style:parent-style-name="DefaultParagraphFont" style:family="text">
      <style:text-properties fo:color="#808080"/>
    </style:style>
    <style:style style:name="T3266" style:parent-style-name="DefaultParagraphFont" style:family="text">
      <style:text-properties fo:color="#9876AA"/>
    </style:style>
    <style:style style:name="T3267" style:parent-style-name="DefaultParagraphFont" style:family="text">
      <style:text-properties fo:color="#A9B7C6"/>
    </style:style>
    <style:style style:name="T3268" style:parent-style-name="DefaultParagraphFont" style:family="text">
      <style:text-properties fo:color="#6897BB"/>
    </style:style>
    <style:style style:name="T3269" style:parent-style-name="DefaultParagraphFont" style:family="text">
      <style:text-properties fo:color="#A9B7C6"/>
    </style:style>
    <style:style style:name="T3270" style:parent-style-name="DefaultParagraphFont" style:family="text">
      <style:text-properties fo:color="#9876AA"/>
    </style:style>
    <style:style style:name="T3271" style:parent-style-name="DefaultParagraphFont" style:family="text">
      <style:text-properties fo:color="#A9B7C6"/>
    </style:style>
    <style:style style:name="T3272" style:parent-style-name="DefaultParagraphFont" style:family="text">
      <style:text-properties fo:color="#6897BB"/>
    </style:style>
    <style:style style:name="T3273" style:parent-style-name="DefaultParagraphFont" style:family="text">
      <style:text-properties fo:color="#A9B7C6"/>
    </style:style>
    <style:style style:name="T3274" style:parent-style-name="DefaultParagraphFont" style:family="text">
      <style:text-properties fo:color="#9876AA"/>
    </style:style>
    <style:style style:name="T3275" style:parent-style-name="DefaultParagraphFont" style:family="text">
      <style:text-properties fo:color="#A9B7C6"/>
    </style:style>
    <style:style style:name="T3276" style:parent-style-name="DefaultParagraphFont" style:family="text">
      <style:text-properties fo:color="#6897BB"/>
    </style:style>
    <style:style style:name="T3277" style:parent-style-name="DefaultParagraphFont" style:family="text">
      <style:text-properties fo:color="#A9B7C6"/>
    </style:style>
    <style:style style:name="T3278" style:parent-style-name="DefaultParagraphFont" style:family="text">
      <style:text-properties fo:color="#CC7832"/>
    </style:style>
    <style:style style:name="T3279" style:parent-style-name="DefaultParagraphFont" style:family="text">
      <style:text-properties fo:color="#CC7832"/>
    </style:style>
    <style:style style:name="T3280" style:parent-style-name="DefaultParagraphFont" style:family="text">
      <style:text-properties fo:color="#CC7832"/>
    </style:style>
    <style:style style:name="T3281" style:parent-style-name="DefaultParagraphFont" style:family="text">
      <style:text-properties fo:color="#9876AA"/>
    </style:style>
    <style:style style:name="T3282" style:parent-style-name="DefaultParagraphFont" style:family="text">
      <style:text-properties fo:color="#A9B7C6"/>
    </style:style>
    <style:style style:name="T3283" style:parent-style-name="DefaultParagraphFont" style:family="text">
      <style:text-properties fo:color="#6897BB"/>
    </style:style>
    <style:style style:name="T3284" style:parent-style-name="DefaultParagraphFont" style:family="text">
      <style:text-properties fo:color="#A9B7C6"/>
    </style:style>
    <style:style style:name="T3285" style:parent-style-name="DefaultParagraphFont" style:family="text">
      <style:text-properties fo:color="#9876AA"/>
    </style:style>
    <style:style style:name="T3286" style:parent-style-name="DefaultParagraphFont" style:family="text">
      <style:text-properties fo:color="#A9B7C6"/>
    </style:style>
    <style:style style:name="T3287" style:parent-style-name="DefaultParagraphFont" style:family="text">
      <style:text-properties fo:color="#6897BB"/>
    </style:style>
    <style:style style:name="T3288" style:parent-style-name="DefaultParagraphFont" style:family="text">
      <style:text-properties fo:color="#A9B7C6"/>
    </style:style>
    <style:style style:name="T3289" style:parent-style-name="DefaultParagraphFont" style:family="text">
      <style:text-properties fo:color="#9876AA"/>
    </style:style>
    <style:style style:name="T3290" style:parent-style-name="DefaultParagraphFont" style:family="text">
      <style:text-properties fo:color="#A9B7C6"/>
    </style:style>
    <style:style style:name="T3291" style:parent-style-name="DefaultParagraphFont" style:family="text">
      <style:text-properties fo:color="#6897BB"/>
    </style:style>
    <style:style style:name="T3292" style:parent-style-name="DefaultParagraphFont" style:family="text">
      <style:text-properties fo:color="#A9B7C6"/>
    </style:style>
    <style:style style:name="T3293" style:parent-style-name="DefaultParagraphFont" style:family="text">
      <style:text-properties fo:color="#CC7832"/>
    </style:style>
    <style:style style:name="T3294" style:parent-style-name="DefaultParagraphFont" style:family="text">
      <style:text-properties fo:color="#CC7832"/>
    </style:style>
    <style:style style:name="T3295" style:parent-style-name="DefaultParagraphFont" style:family="text">
      <style:text-properties fo:color="#CC7832"/>
    </style:style>
    <style:style style:name="T3296" style:parent-style-name="DefaultParagraphFont" style:family="text">
      <style:text-properties fo:color="#9876AA"/>
    </style:style>
    <style:style style:name="T3297" style:parent-style-name="DefaultParagraphFont" style:family="text">
      <style:text-properties fo:color="#A9B7C6"/>
    </style:style>
    <style:style style:name="T3298" style:parent-style-name="DefaultParagraphFont" style:family="text">
      <style:text-properties fo:color="#6897BB"/>
    </style:style>
    <style:style style:name="T3299" style:parent-style-name="DefaultParagraphFont" style:family="text">
      <style:text-properties fo:color="#A9B7C6"/>
    </style:style>
    <style:style style:name="T3300" style:parent-style-name="DefaultParagraphFont" style:family="text">
      <style:text-properties fo:color="#9876AA"/>
    </style:style>
    <style:style style:name="T3301" style:parent-style-name="DefaultParagraphFont" style:family="text">
      <style:text-properties fo:color="#A9B7C6"/>
    </style:style>
    <style:style style:name="T3302" style:parent-style-name="DefaultParagraphFont" style:family="text">
      <style:text-properties fo:color="#6897BB"/>
    </style:style>
    <style:style style:name="T3303" style:parent-style-name="DefaultParagraphFont" style:family="text">
      <style:text-properties fo:color="#A9B7C6"/>
    </style:style>
    <style:style style:name="T3304" style:parent-style-name="DefaultParagraphFont" style:family="text">
      <style:text-properties fo:color="#9876AA"/>
    </style:style>
    <style:style style:name="T3305" style:parent-style-name="DefaultParagraphFont" style:family="text">
      <style:text-properties fo:color="#A9B7C6"/>
    </style:style>
    <style:style style:name="T3306" style:parent-style-name="DefaultParagraphFont" style:family="text">
      <style:text-properties fo:color="#6897BB"/>
    </style:style>
    <style:style style:name="T3307" style:parent-style-name="DefaultParagraphFont" style:family="text">
      <style:text-properties fo:color="#A9B7C6"/>
    </style:style>
    <style:style style:name="T3308" style:parent-style-name="DefaultParagraphFont" style:family="text">
      <style:text-properties fo:color="#CC7832"/>
    </style:style>
    <style:style style:name="T3309" style:parent-style-name="DefaultParagraphFont" style:family="text">
      <style:text-properties fo:color="#CC7832"/>
    </style:style>
    <style:style style:name="T3310" style:parent-style-name="DefaultParagraphFont" style:family="text">
      <style:text-properties fo:color="#CC7832"/>
    </style:style>
    <style:style style:name="T3311" style:parent-style-name="DefaultParagraphFont" style:family="text">
      <style:text-properties fo:color="#CC7832"/>
    </style:style>
    <style:style style:name="T3312" style:parent-style-name="DefaultParagraphFont" style:family="text">
      <style:text-properties fo:color="#808080"/>
    </style:style>
    <style:style style:name="T3313" style:parent-style-name="DefaultParagraphFont" style:family="text">
      <style:text-properties fo:color="#808080"/>
    </style:style>
    <style:style style:name="T3314" style:parent-style-name="DefaultParagraphFont" style:family="text">
      <style:text-properties fo:color="#808080"/>
    </style:style>
    <style:style style:name="T3315" style:parent-style-name="DefaultParagraphFont" style:family="text">
      <style:text-properties fo:color="#808080"/>
    </style:style>
    <style:style style:name="T3316" style:parent-style-name="DefaultParagraphFont" style:family="text">
      <style:text-properties fo:color="#CC7832"/>
    </style:style>
    <style:style style:name="T3317" style:parent-style-name="DefaultParagraphFont" style:family="text">
      <style:text-properties fo:color="#A9B7C6"/>
    </style:style>
    <style:style style:name="T3318" style:parent-style-name="DefaultParagraphFont" style:family="text">
      <style:text-properties fo:color="#9876AA"/>
    </style:style>
    <style:style style:name="T3319" style:parent-style-name="DefaultParagraphFont" style:family="text">
      <style:text-properties fo:color="#A9B7C6"/>
    </style:style>
    <style:style style:name="T3320" style:parent-style-name="DefaultParagraphFont" style:family="text">
      <style:text-properties fo:color="#6897BB"/>
    </style:style>
    <style:style style:name="T3321" style:parent-style-name="DefaultParagraphFont" style:family="text">
      <style:text-properties fo:color="#A9B7C6"/>
    </style:style>
    <style:style style:name="T3322" style:parent-style-name="DefaultParagraphFont" style:family="text">
      <style:text-properties fo:color="#CC7832"/>
    </style:style>
    <style:style style:name="T3323" style:parent-style-name="DefaultParagraphFont" style:family="text">
      <style:text-properties fo:color="#CC7832"/>
    </style:style>
    <style:style style:name="T3324" style:parent-style-name="DefaultParagraphFont" style:family="text">
      <style:text-properties fo:color="#CC7832"/>
    </style:style>
    <style:style style:name="T3325" style:parent-style-name="DefaultParagraphFont" style:family="text">
      <style:text-properties fo:color="#A9B7C6"/>
    </style:style>
    <style:style style:name="T3326" style:parent-style-name="DefaultParagraphFont" style:family="text">
      <style:text-properties fo:color="#9876AA"/>
    </style:style>
    <style:style style:name="T3327" style:parent-style-name="DefaultParagraphFont" style:family="text">
      <style:text-properties fo:color="#A9B7C6"/>
    </style:style>
    <style:style style:name="T3328" style:parent-style-name="DefaultParagraphFont" style:family="text">
      <style:text-properties fo:color="#6897BB"/>
    </style:style>
    <style:style style:name="T3329" style:parent-style-name="DefaultParagraphFont" style:family="text">
      <style:text-properties fo:color="#A9B7C6"/>
    </style:style>
    <style:style style:name="T3330" style:parent-style-name="DefaultParagraphFont" style:family="text">
      <style:text-properties fo:color="#CC7832"/>
    </style:style>
    <style:style style:name="T3331" style:parent-style-name="DefaultParagraphFont" style:family="text">
      <style:text-properties fo:color="#CC7832"/>
    </style:style>
    <style:style style:name="T3332" style:parent-style-name="DefaultParagraphFont" style:family="text">
      <style:text-properties fo:color="#CC7832"/>
    </style:style>
    <style:style style:name="T3333" style:parent-style-name="DefaultParagraphFont" style:family="text">
      <style:text-properties fo:color="#A9B7C6"/>
    </style:style>
    <style:style style:name="T3334" style:parent-style-name="DefaultParagraphFont" style:family="text">
      <style:text-properties fo:color="#9876AA"/>
    </style:style>
    <style:style style:name="T3335" style:parent-style-name="DefaultParagraphFont" style:family="text">
      <style:text-properties fo:color="#A9B7C6"/>
    </style:style>
    <style:style style:name="T3336" style:parent-style-name="DefaultParagraphFont" style:family="text">
      <style:text-properties fo:color="#6897BB"/>
    </style:style>
    <style:style style:name="T3337" style:parent-style-name="DefaultParagraphFont" style:family="text">
      <style:text-properties fo:color="#A9B7C6"/>
    </style:style>
    <style:style style:name="T3338" style:parent-style-name="DefaultParagraphFont" style:family="text">
      <style:text-properties fo:color="#CC7832"/>
    </style:style>
    <style:style style:name="T3339" style:parent-style-name="DefaultParagraphFont" style:family="text">
      <style:text-properties fo:color="#CC7832"/>
    </style:style>
    <style:style style:name="T3340" style:parent-style-name="DefaultParagraphFont" style:family="text">
      <style:text-properties fo:color="#CC7832"/>
    </style:style>
    <style:style style:name="T3341" style:parent-style-name="DefaultParagraphFont" style:family="text">
      <style:text-properties fo:color="#CC7832"/>
    </style:style>
    <style:style style:name="T3342" style:parent-style-name="DefaultParagraphFont" style:family="text">
      <style:text-properties fo:color="#A9B7C6"/>
    </style:style>
    <style:style style:name="T3343" style:parent-style-name="DefaultParagraphFont" style:family="text">
      <style:text-properties fo:color="#6897BB"/>
    </style:style>
    <style:style style:name="T3344" style:parent-style-name="DefaultParagraphFont" style:family="text">
      <style:text-properties fo:color="#A9B7C6"/>
    </style:style>
    <style:style style:name="T3345" style:parent-style-name="DefaultParagraphFont" style:family="text">
      <style:text-properties fo:color="#A9B7C6"/>
    </style:style>
    <style:style style:name="T3346" style:parent-style-name="DefaultParagraphFont" style:family="text">
      <style:text-properties fo:color="#A9B7C6"/>
    </style:style>
    <style:style style:name="T3347" style:parent-style-name="DefaultParagraphFont" style:family="text">
      <style:text-properties fo:color="#CC7832"/>
    </style:style>
    <style:style style:name="T3348" style:parent-style-name="DefaultParagraphFont" style:family="text">
      <style:text-properties fo:color="#A9B7C6"/>
    </style:style>
    <style:style style:name="T3349" style:parent-style-name="DefaultParagraphFont" style:family="text">
      <style:text-properties fo:color="#CC7832"/>
    </style:style>
    <style:style style:name="T3350" style:parent-style-name="DefaultParagraphFont" style:family="text">
      <style:text-properties fo:color="#CC7832"/>
    </style:style>
    <style:style style:name="T3351" style:parent-style-name="DefaultParagraphFont" style:family="text">
      <style:text-properties fo:color="#CC7832"/>
    </style:style>
    <style:style style:name="T3352" style:parent-style-name="DefaultParagraphFont" style:family="text">
      <style:text-properties fo:color="#A9B7C6"/>
    </style:style>
    <style:style style:name="T3353" style:parent-style-name="DefaultParagraphFont" style:family="text">
      <style:text-properties fo:color="#CC7832"/>
    </style:style>
    <style:style style:name="T3354" style:parent-style-name="DefaultParagraphFont" style:family="text">
      <style:text-properties fo:color="#A9B7C6"/>
    </style:style>
    <style:style style:name="T3355" style:parent-style-name="DefaultParagraphFont" style:family="text">
      <style:text-properties fo:color="#CC7832"/>
    </style:style>
    <style:style style:name="T3356" style:parent-style-name="DefaultParagraphFont" style:family="text">
      <style:text-properties fo:color="#CC7832"/>
    </style:style>
    <style:style style:name="T3357" style:parent-style-name="DefaultParagraphFont" style:family="text">
      <style:text-properties fo:color="#CC7832"/>
    </style:style>
    <style:style style:name="T3358" style:parent-style-name="DefaultParagraphFont" style:family="text">
      <style:text-properties fo:color="#CC7832"/>
    </style:style>
    <style:style style:name="T3359" style:parent-style-name="DefaultParagraphFont" style:family="text">
      <style:text-properties fo:color="#A9B7C6"/>
    </style:style>
    <style:style style:name="T3360" style:parent-style-name="DefaultParagraphFont" style:family="text">
      <style:text-properties fo:color="#A9B7C6"/>
    </style:style>
    <style:style style:name="T3361" style:parent-style-name="DefaultParagraphFont" style:family="text">
      <style:text-properties fo:color="#A9B7C6"/>
    </style:style>
    <style:style style:name="T3362" style:parent-style-name="DefaultParagraphFont" style:family="text">
      <style:text-properties fo:color="#A9B7C6"/>
    </style:style>
    <style:style style:name="T3363" style:parent-style-name="DefaultParagraphFont" style:family="text">
      <style:text-properties fo:color="#CC7832"/>
    </style:style>
    <style:style style:name="T3364" style:parent-style-name="DefaultParagraphFont" style:family="text">
      <style:text-properties fo:color="#A9B7C6"/>
    </style:style>
    <style:style style:name="T3365" style:parent-style-name="DefaultParagraphFont" style:family="text">
      <style:text-properties fo:color="#6897BB"/>
    </style:style>
    <style:style style:name="T3366" style:parent-style-name="DefaultParagraphFont" style:family="text">
      <style:text-properties fo:color="#A9B7C6"/>
    </style:style>
    <style:style style:name="T3367" style:parent-style-name="DefaultParagraphFont" style:family="text">
      <style:text-properties fo:color="#A9B7C6"/>
    </style:style>
    <style:style style:name="T3368" style:parent-style-name="DefaultParagraphFont" style:family="text">
      <style:text-properties fo:color="#A9B7C6"/>
    </style:style>
    <style:style style:name="T3369" style:parent-style-name="DefaultParagraphFont" style:family="text">
      <style:text-properties fo:color="#CC7832"/>
    </style:style>
    <style:style style:name="T3370" style:parent-style-name="DefaultParagraphFont" style:family="text">
      <style:text-properties fo:color="#A9B7C6"/>
    </style:style>
    <style:style style:name="T3371" style:parent-style-name="DefaultParagraphFont" style:family="text">
      <style:text-properties fo:color="#CC7832"/>
    </style:style>
    <style:style style:name="T3372" style:parent-style-name="DefaultParagraphFont" style:family="text">
      <style:text-properties fo:color="#CC7832"/>
    </style:style>
    <style:style style:name="T3373" style:parent-style-name="DefaultParagraphFont" style:family="text">
      <style:text-properties fo:color="#CC7832"/>
    </style:style>
    <style:style style:name="T3374" style:parent-style-name="DefaultParagraphFont" style:family="text">
      <style:text-properties fo:color="#A9B7C6"/>
    </style:style>
    <style:style style:name="T3375" style:parent-style-name="DefaultParagraphFont" style:family="text">
      <style:text-properties fo:color="#CC7832"/>
    </style:style>
    <style:style style:name="T3376" style:parent-style-name="DefaultParagraphFont" style:family="text">
      <style:text-properties fo:color="#A9B7C6"/>
    </style:style>
    <style:style style:name="T3377" style:parent-style-name="DefaultParagraphFont" style:family="text">
      <style:text-properties fo:color="#CC7832"/>
    </style:style>
    <style:style style:name="T3378" style:parent-style-name="DefaultParagraphFont" style:family="text">
      <style:text-properties fo:color="#CC7832"/>
    </style:style>
    <style:style style:name="T3379" style:parent-style-name="DefaultParagraphFont" style:family="text">
      <style:text-properties fo:color="#CC7832"/>
    </style:style>
    <style:style style:name="T3380" style:parent-style-name="DefaultParagraphFont" style:family="text">
      <style:text-properties fo:color="#A9B7C6"/>
    </style:style>
    <style:style style:name="T3381" style:parent-style-name="DefaultParagraphFont" style:family="text">
      <style:text-properties fo:color="#A9B7C6"/>
    </style:style>
    <style:style style:name="T3382" style:parent-style-name="DefaultParagraphFont" style:family="text">
      <style:text-properties fo:color="#A9B7C6"/>
    </style:style>
    <style:style style:name="T3383" style:parent-style-name="DefaultParagraphFont" style:family="text">
      <style:text-properties fo:color="#A9B7C6"/>
    </style:style>
    <style:style style:name="T3384" style:parent-style-name="DefaultParagraphFont" style:family="text">
      <style:text-properties fo:color="#CC7832"/>
    </style:style>
    <style:style style:name="T3385" style:parent-style-name="DefaultParagraphFont" style:family="text">
      <style:text-properties fo:color="#A9B7C6"/>
    </style:style>
    <style:style style:name="T3386" style:parent-style-name="DefaultParagraphFont" style:family="text">
      <style:text-properties fo:color="#6897BB"/>
    </style:style>
    <style:style style:name="T3387" style:parent-style-name="DefaultParagraphFont" style:family="text">
      <style:text-properties fo:color="#A9B7C6"/>
    </style:style>
    <style:style style:name="T3388" style:parent-style-name="DefaultParagraphFont" style:family="text">
      <style:text-properties fo:color="#6897BB"/>
    </style:style>
    <style:style style:name="T3389" style:parent-style-name="DefaultParagraphFont" style:family="text">
      <style:text-properties fo:color="#A9B7C6"/>
    </style:style>
    <style:style style:name="T3390" style:parent-style-name="DefaultParagraphFont" style:family="text">
      <style:text-properties fo:color="#A9B7C6"/>
    </style:style>
    <style:style style:name="T3391" style:parent-style-name="DefaultParagraphFont" style:family="text">
      <style:text-properties fo:color="#A9B7C6"/>
    </style:style>
    <style:style style:name="T3392" style:parent-style-name="DefaultParagraphFont" style:family="text">
      <style:text-properties fo:color="#CC7832"/>
    </style:style>
    <style:style style:name="T3393" style:parent-style-name="DefaultParagraphFont" style:family="text">
      <style:text-properties fo:color="#A9B7C6"/>
    </style:style>
    <style:style style:name="T3394" style:parent-style-name="DefaultParagraphFont" style:family="text">
      <style:text-properties fo:color="#CC7832"/>
    </style:style>
    <style:style style:name="T3395" style:parent-style-name="DefaultParagraphFont" style:family="text">
      <style:text-properties fo:color="#CC7832"/>
    </style:style>
    <style:style style:name="T3396" style:parent-style-name="DefaultParagraphFont" style:family="text">
      <style:text-properties fo:color="#CC7832"/>
    </style:style>
    <style:style style:name="T3397" style:parent-style-name="DefaultParagraphFont" style:family="text">
      <style:text-properties fo:color="#A9B7C6"/>
    </style:style>
    <style:style style:name="T3398" style:parent-style-name="DefaultParagraphFont" style:family="text">
      <style:text-properties fo:color="#CC7832"/>
    </style:style>
    <style:style style:name="T3399" style:parent-style-name="DefaultParagraphFont" style:family="text">
      <style:text-properties fo:color="#A9B7C6"/>
    </style:style>
    <style:style style:name="T3400" style:parent-style-name="DefaultParagraphFont" style:family="text">
      <style:text-properties fo:color="#CC7832"/>
    </style:style>
    <style:style style:name="T3401" style:parent-style-name="DefaultParagraphFont" style:family="text">
      <style:text-properties fo:color="#CC7832"/>
    </style:style>
    <style:style style:name="T3402" style:parent-style-name="DefaultParagraphFont" style:family="text">
      <style:text-properties fo:color="#CC7832"/>
    </style:style>
    <style:style style:name="T3403" style:parent-style-name="DefaultParagraphFont" style:family="text">
      <style:text-properties fo:color="#A9B7C6"/>
    </style:style>
    <style:style style:name="T3404" style:parent-style-name="DefaultParagraphFont" style:family="text">
      <style:text-properties fo:color="#A9B7C6"/>
    </style:style>
    <style:style style:name="T3405" style:parent-style-name="DefaultParagraphFont" style:family="text">
      <style:text-properties fo:color="#A9B7C6"/>
    </style:style>
    <style:style style:name="T3406" style:parent-style-name="DefaultParagraphFont" style:family="text">
      <style:text-properties fo:color="#A9B7C6"/>
    </style:style>
    <style:style style:name="T3407" style:parent-style-name="DefaultParagraphFont" style:family="text">
      <style:text-properties fo:color="#A9B7C6"/>
    </style:style>
    <style:style style:name="T3408" style:parent-style-name="DefaultParagraphFont" style:family="text">
      <style:text-properties fo:color="#A9B7C6"/>
    </style:style>
    <style:style style:name="T3409" style:parent-style-name="DefaultParagraphFont" style:family="text">
      <style:text-properties fo:color="#A9B7C6"/>
    </style:style>
    <style:style style:name="T3410" style:parent-style-name="DefaultParagraphFont" style:family="text">
      <style:text-properties fo:color="#A9B7C6"/>
    </style:style>
    <style:style style:name="T3411" style:parent-style-name="DefaultParagraphFont" style:family="text">
      <style:text-properties fo:color="#808080"/>
    </style:style>
    <style:style style:name="T3412" style:parent-style-name="DefaultParagraphFont" style:family="text">
      <style:text-properties fo:color="#808080"/>
    </style:style>
    <style:style style:name="T3413" style:parent-style-name="DefaultParagraphFont" style:family="text">
      <style:text-properties fo:color="#808080"/>
    </style:style>
    <style:style style:name="T3414" style:parent-style-name="DefaultParagraphFont" style:family="text">
      <style:text-properties fo:color="#CC7832"/>
    </style:style>
    <style:style style:name="T3415" style:parent-style-name="DefaultParagraphFont" style:family="text">
      <style:text-properties fo:color="#FFC66D"/>
    </style:style>
    <style:style style:name="T3416" style:parent-style-name="DefaultParagraphFont" style:family="text">
      <style:text-properties fo:color="#A9B7C6"/>
    </style:style>
    <style:style style:name="T3417" style:parent-style-name="DefaultParagraphFont" style:family="text">
      <style:text-properties fo:color="#CC7832"/>
    </style:style>
    <style:style style:name="T3418" style:parent-style-name="DefaultParagraphFont" style:family="text">
      <style:text-properties fo:color="#A9B7C6"/>
    </style:style>
    <style:style style:name="T3419" style:parent-style-name="DefaultParagraphFont" style:family="text">
      <style:text-properties fo:color="#A9B7C6"/>
    </style:style>
    <style:style style:name="T3420" style:parent-style-name="DefaultParagraphFont" style:family="text">
      <style:text-properties fo:color="#A9B7C6"/>
    </style:style>
    <style:style style:name="T3421" style:parent-style-name="DefaultParagraphFont" style:family="text">
      <style:text-properties fo:color="#CC7832"/>
    </style:style>
    <style:style style:name="T3422" style:parent-style-name="DefaultParagraphFont" style:family="text">
      <style:text-properties fo:color="#A9B7C6"/>
    </style:style>
    <style:style style:name="T3423" style:parent-style-name="DefaultParagraphFont" style:family="text">
      <style:text-properties fo:color="#CC7832"/>
    </style:style>
    <style:style style:name="T3424" style:parent-style-name="DefaultParagraphFont" style:family="text">
      <style:text-properties fo:color="#A9B7C6"/>
    </style:style>
    <style:style style:name="T3425" style:parent-style-name="DefaultParagraphFont" style:family="text">
      <style:text-properties fo:color="#CC7832"/>
    </style:style>
    <style:style style:name="T3426" style:parent-style-name="DefaultParagraphFont" style:family="text">
      <style:text-properties fo:color="#CC7832"/>
    </style:style>
    <style:style style:name="T3427" style:parent-style-name="DefaultParagraphFont" style:family="text">
      <style:text-properties fo:color="#CC7832"/>
    </style:style>
    <style:style style:name="T3428" style:parent-style-name="DefaultParagraphFont" style:family="text">
      <style:text-properties fo:color="#A9B7C6"/>
    </style:style>
    <style:style style:name="T3429" style:parent-style-name="DefaultParagraphFont" style:family="text">
      <style:text-properties fo:color="#CC7832"/>
    </style:style>
    <style:style style:name="T3430" style:parent-style-name="DefaultParagraphFont" style:family="text">
      <style:text-properties fo:color="#A9B7C6"/>
    </style:style>
    <style:style style:name="T3431" style:parent-style-name="DefaultParagraphFont" style:family="text">
      <style:text-properties fo:color="#CC7832"/>
    </style:style>
    <style:style style:name="T3432" style:parent-style-name="DefaultParagraphFont" style:family="text">
      <style:text-properties fo:color="#CC7832"/>
    </style:style>
    <style:style style:name="T3433" style:parent-style-name="DefaultParagraphFont" style:family="text">
      <style:text-properties fo:color="#CC7832"/>
    </style:style>
    <style:style style:name="T3434" style:parent-style-name="DefaultParagraphFont" style:family="text">
      <style:text-properties fo:color="#CC7832"/>
    </style:style>
    <style:style style:name="T3435" style:parent-style-name="DefaultParagraphFont" style:family="text">
      <style:text-properties fo:color="#A9B7C6"/>
    </style:style>
    <style:style style:name="T3436" style:parent-style-name="DefaultParagraphFont" style:family="text">
      <style:text-properties fo:font-style="italic" style:font-style-asian="italic" style:font-style-complex="italic" fo:color="#9876AA"/>
    </style:style>
    <style:style style:name="T3437" style:parent-style-name="DefaultParagraphFont" style:family="text">
      <style:text-properties fo:color="#A9B7C6"/>
    </style:style>
    <style:style style:name="T3438" style:parent-style-name="DefaultParagraphFont" style:family="text">
      <style:text-properties fo:color="#A9B7C6"/>
    </style:style>
    <style:style style:name="T3439" style:parent-style-name="DefaultParagraphFont" style:family="text">
      <style:text-properties fo:color="#A9B7C6"/>
    </style:style>
    <style:style style:name="T3440" style:parent-style-name="DefaultParagraphFont" style:family="text">
      <style:text-properties fo:color="#808080"/>
    </style:style>
    <style:style style:name="T3441" style:parent-style-name="DefaultParagraphFont" style:family="text">
      <style:text-properties fo:color="#808080"/>
    </style:style>
    <style:style style:name="T3442" style:parent-style-name="DefaultParagraphFont" style:family="text">
      <style:text-properties fo:color="#808080"/>
    </style:style>
    <style:style style:name="T3443" style:parent-style-name="DefaultParagraphFont" style:family="text">
      <style:text-properties fo:color="#CC7832"/>
    </style:style>
    <style:style style:name="T3444" style:parent-style-name="DefaultParagraphFont" style:family="text">
      <style:text-properties fo:color="#A9B7C6"/>
    </style:style>
    <style:style style:name="T3445" style:parent-style-name="DefaultParagraphFont" style:family="text">
      <style:text-properties fo:font-style="italic" style:font-style-asian="italic" style:font-style-complex="italic" fo:color="#9876AA"/>
    </style:style>
    <style:style style:name="T3446" style:parent-style-name="DefaultParagraphFont" style:family="text">
      <style:text-properties fo:color="#A9B7C6"/>
    </style:style>
    <style:style style:name="T3447" style:parent-style-name="DefaultParagraphFont" style:family="text">
      <style:text-properties fo:color="#A9B7C6"/>
    </style:style>
    <style:style style:name="T3448" style:parent-style-name="DefaultParagraphFont" style:family="text">
      <style:text-properties fo:color="#A9B7C6"/>
    </style:style>
    <style:style style:name="T3449" style:parent-style-name="DefaultParagraphFont" style:family="text">
      <style:text-properties fo:color="#CC7832"/>
    </style:style>
    <style:style style:name="T3450" style:parent-style-name="DefaultParagraphFont" style:family="text">
      <style:text-properties fo:color="#A9B7C6"/>
    </style:style>
    <style:style style:name="T3451" style:parent-style-name="DefaultParagraphFont" style:family="text">
      <style:text-properties fo:color="#9876AA"/>
    </style:style>
    <style:style style:name="T3452" style:parent-style-name="DefaultParagraphFont" style:family="text">
      <style:text-properties fo:color="#A9B7C6"/>
    </style:style>
    <style:style style:name="T3453" style:parent-style-name="DefaultParagraphFont" style:family="text">
      <style:text-properties fo:color="#A9B7C6"/>
    </style:style>
    <style:style style:name="T3454" style:parent-style-name="DefaultParagraphFont" style:family="text">
      <style:text-properties fo:color="#A9B7C6"/>
    </style:style>
    <style:style style:name="T3455" style:parent-style-name="DefaultParagraphFont" style:family="text">
      <style:text-properties fo:color="#808080"/>
    </style:style>
    <style:style style:name="T3456" style:parent-style-name="DefaultParagraphFont" style:family="text">
      <style:text-properties fo:color="#808080"/>
    </style:style>
    <style:style style:name="T3457" style:parent-style-name="DefaultParagraphFont" style:family="text">
      <style:text-properties fo:color="#808080"/>
    </style:style>
    <style:style style:name="T3458" style:parent-style-name="DefaultParagraphFont" style:family="text">
      <style:text-properties fo:color="#808080"/>
    </style:style>
    <style:style style:name="T3459" style:parent-style-name="DefaultParagraphFont" style:family="text">
      <style:text-properties fo:color="#CC7832"/>
    </style:style>
    <style:style style:name="T3460" style:parent-style-name="DefaultParagraphFont" style:family="text">
      <style:text-properties fo:color="#A9B7C6"/>
    </style:style>
    <style:style style:name="T3461" style:parent-style-name="DefaultParagraphFont" style:family="text">
      <style:text-properties fo:color="#9876AA"/>
    </style:style>
    <style:style style:name="T3462" style:parent-style-name="DefaultParagraphFont" style:family="text">
      <style:text-properties fo:color="#A9B7C6"/>
    </style:style>
    <style:style style:name="T3463" style:parent-style-name="DefaultParagraphFont" style:family="text">
      <style:text-properties fo:color="#CC7832"/>
    </style:style>
    <style:style style:name="T3464" style:parent-style-name="DefaultParagraphFont" style:family="text">
      <style:text-properties fo:color="#A9B7C6"/>
    </style:style>
    <style:style style:name="T3465" style:parent-style-name="DefaultParagraphFont" style:family="text">
      <style:text-properties fo:color="#A9B7C6"/>
    </style:style>
    <style:style style:name="T3466" style:parent-style-name="DefaultParagraphFont" style:family="text">
      <style:text-properties fo:color="#A9B7C6"/>
    </style:style>
    <style:style style:name="T3467" style:parent-style-name="DefaultParagraphFont" style:family="text">
      <style:text-properties fo:color="#CC7832"/>
    </style:style>
    <style:style style:name="T3468" style:parent-style-name="DefaultParagraphFont" style:family="text">
      <style:text-properties fo:color="#A9B7C6"/>
    </style:style>
    <style:style style:name="T3469" style:parent-style-name="DefaultParagraphFont" style:family="text">
      <style:text-properties fo:color="#A9B7C6"/>
    </style:style>
    <style:style style:name="T3470" style:parent-style-name="DefaultParagraphFont" style:family="text">
      <style:text-properties fo:color="#A9B7C6"/>
    </style:style>
    <style:style style:name="T3471" style:parent-style-name="DefaultParagraphFont" style:family="text">
      <style:text-properties fo:color="#9876AA"/>
    </style:style>
    <style:style style:name="T3472" style:parent-style-name="DefaultParagraphFont" style:family="text">
      <style:text-properties fo:color="#A9B7C6"/>
    </style:style>
    <style:style style:name="T3473" style:parent-style-name="DefaultParagraphFont" style:family="text">
      <style:text-properties fo:font-style="italic" style:font-style-asian="italic" style:font-style-complex="italic" fo:color="#9876AA"/>
    </style:style>
    <style:style style:name="T3474" style:parent-style-name="DefaultParagraphFont" style:family="text">
      <style:text-properties fo:color="#A9B7C6"/>
    </style:style>
    <style:style style:name="T3475" style:parent-style-name="DefaultParagraphFont" style:family="text">
      <style:text-properties fo:color="#CC7832"/>
    </style:style>
    <style:style style:name="T3476" style:parent-style-name="DefaultParagraphFont" style:family="text">
      <style:text-properties fo:color="#CC7832"/>
    </style:style>
    <style:style style:name="T3477" style:parent-style-name="DefaultParagraphFont" style:family="text">
      <style:text-properties fo:color="#CC7832"/>
    </style:style>
    <style:style style:name="T3478" style:parent-style-name="DefaultParagraphFont" style:family="text">
      <style:text-properties fo:color="#A9B7C6"/>
    </style:style>
    <style:style style:name="T3479" style:parent-style-name="DefaultParagraphFont" style:family="text">
      <style:text-properties fo:color="#CC7832"/>
    </style:style>
    <style:style style:name="T3480" style:parent-style-name="DefaultParagraphFont" style:family="text">
      <style:text-properties fo:color="#CC7832"/>
    </style:style>
    <style:style style:name="T3481" style:parent-style-name="DefaultParagraphFont" style:family="text">
      <style:text-properties fo:color="#CC7832"/>
    </style:style>
    <style:style style:name="T3482" style:parent-style-name="DefaultParagraphFont" style:family="text">
      <style:text-properties fo:color="#CC7832"/>
    </style:style>
    <style:style style:name="T3483" style:parent-style-name="DefaultParagraphFont" style:family="text">
      <style:text-properties fo:color="#A9B7C6"/>
    </style:style>
    <style:style style:name="T3484" style:parent-style-name="DefaultParagraphFont" style:family="text">
      <style:text-properties fo:color="#A9B7C6"/>
    </style:style>
    <style:style style:name="T3485" style:parent-style-name="DefaultParagraphFont" style:family="text">
      <style:text-properties fo:color="#A9B7C6"/>
    </style:style>
    <style:style style:name="T3486" style:parent-style-name="DefaultParagraphFont" style:family="text">
      <style:text-properties fo:color="#808080"/>
    </style:style>
    <style:style style:name="T3487" style:parent-style-name="DefaultParagraphFont" style:family="text">
      <style:text-properties fo:color="#808080"/>
    </style:style>
    <style:style style:name="T3488" style:parent-style-name="DefaultParagraphFont" style:family="text">
      <style:text-properties fo:color="#808080"/>
    </style:style>
    <style:style style:name="T3489" style:parent-style-name="DefaultParagraphFont" style:family="text">
      <style:text-properties fo:color="#CC7832"/>
    </style:style>
    <style:style style:name="T3490" style:parent-style-name="DefaultParagraphFont" style:family="text">
      <style:text-properties fo:color="#A9B7C6"/>
    </style:style>
    <style:style style:name="T3491" style:parent-style-name="DefaultParagraphFont" style:family="text">
      <style:text-properties fo:color="#9876AA"/>
    </style:style>
    <style:style style:name="T3492" style:parent-style-name="DefaultParagraphFont" style:family="text">
      <style:text-properties fo:color="#A9B7C6"/>
    </style:style>
    <style:style style:name="T3493" style:parent-style-name="DefaultParagraphFont" style:family="text">
      <style:text-properties fo:color="#CC7832"/>
    </style:style>
    <style:style style:name="T3494" style:parent-style-name="DefaultParagraphFont" style:family="text">
      <style:text-properties fo:color="#A9B7C6"/>
    </style:style>
    <style:style style:name="T3495" style:parent-style-name="DefaultParagraphFont" style:family="text">
      <style:text-properties fo:color="#A9B7C6"/>
    </style:style>
    <style:style style:name="T3496" style:parent-style-name="DefaultParagraphFont" style:family="text">
      <style:text-properties fo:color="#A9B7C6"/>
    </style:style>
    <style:style style:name="T3497" style:parent-style-name="DefaultParagraphFont" style:family="text">
      <style:text-properties fo:color="#CC7832"/>
    </style:style>
    <style:style style:name="T3498" style:parent-style-name="DefaultParagraphFont" style:family="text">
      <style:text-properties fo:color="#A9B7C6"/>
    </style:style>
    <style:style style:name="T3499" style:parent-style-name="DefaultParagraphFont" style:family="text">
      <style:text-properties fo:color="#CC7832"/>
    </style:style>
    <style:style style:name="T3500" style:parent-style-name="DefaultParagraphFont" style:family="text">
      <style:text-properties fo:color="#CC7832"/>
    </style:style>
    <style:style style:name="T3501" style:parent-style-name="DefaultParagraphFont" style:family="text">
      <style:text-properties fo:color="#CC7832"/>
    </style:style>
    <style:style style:name="T3502" style:parent-style-name="DefaultParagraphFont" style:family="text">
      <style:text-properties fo:color="#A9B7C6"/>
    </style:style>
    <style:style style:name="T3503" style:parent-style-name="DefaultParagraphFont" style:family="text">
      <style:text-properties fo:color="#A9B7C6"/>
    </style:style>
    <style:style style:name="T3504" style:parent-style-name="DefaultParagraphFont" style:family="text">
      <style:text-properties fo:color="#CC7832"/>
    </style:style>
    <style:style style:name="T3505" style:parent-style-name="DefaultParagraphFont" style:family="text">
      <style:text-properties fo:color="#A9B7C6"/>
    </style:style>
    <style:style style:name="T3506" style:parent-style-name="DefaultParagraphFont" style:family="text">
      <style:text-properties fo:color="#CC7832"/>
    </style:style>
    <style:style style:name="T3507" style:parent-style-name="DefaultParagraphFont" style:family="text">
      <style:text-properties fo:color="#CC7832"/>
    </style:style>
    <style:style style:name="T3508" style:parent-style-name="DefaultParagraphFont" style:family="text">
      <style:text-properties fo:color="#CC7832"/>
    </style:style>
    <style:style style:name="T3509" style:parent-style-name="DefaultParagraphFont" style:family="text">
      <style:text-properties fo:color="#A9B7C6"/>
    </style:style>
    <style:style style:name="T3510" style:parent-style-name="DefaultParagraphFont" style:family="text">
      <style:text-properties fo:color="#CC7832"/>
    </style:style>
    <style:style style:name="T3511" style:parent-style-name="DefaultParagraphFont" style:family="text">
      <style:text-properties fo:color="#A9B7C6"/>
    </style:style>
    <style:style style:name="T3512" style:parent-style-name="DefaultParagraphFont" style:family="text">
      <style:text-properties fo:color="#9876AA"/>
    </style:style>
    <style:style style:name="T3513" style:parent-style-name="DefaultParagraphFont" style:family="text">
      <style:text-properties fo:color="#A9B7C6"/>
    </style:style>
    <style:style style:name="T3514" style:parent-style-name="DefaultParagraphFont" style:family="text">
      <style:text-properties fo:color="#CC7832"/>
    </style:style>
    <style:style style:name="T3515" style:parent-style-name="DefaultParagraphFont" style:family="text">
      <style:text-properties fo:color="#A9B7C6"/>
    </style:style>
    <style:style style:name="T3516" style:parent-style-name="DefaultParagraphFont" style:family="text">
      <style:text-properties fo:color="#A9B7C6"/>
    </style:style>
    <style:style style:name="T3517" style:parent-style-name="DefaultParagraphFont" style:family="text">
      <style:text-properties fo:color="#A9B7C6"/>
    </style:style>
    <style:style style:name="T3518" style:parent-style-name="DefaultParagraphFont" style:family="text">
      <style:text-properties fo:color="#CC7832"/>
    </style:style>
    <style:style style:name="T3519" style:parent-style-name="DefaultParagraphFont" style:family="text">
      <style:text-properties fo:color="#A9B7C6"/>
    </style:style>
    <style:style style:name="T3520" style:parent-style-name="DefaultParagraphFont" style:family="text">
      <style:text-properties fo:color="#CC7832"/>
    </style:style>
    <style:style style:name="T3521" style:parent-style-name="DefaultParagraphFont" style:family="text">
      <style:text-properties fo:color="#CC7832"/>
    </style:style>
    <style:style style:name="T3522" style:parent-style-name="DefaultParagraphFont" style:family="text">
      <style:text-properties fo:color="#CC7832"/>
    </style:style>
    <style:style style:name="T3523" style:parent-style-name="DefaultParagraphFont" style:family="text">
      <style:text-properties fo:color="#A9B7C6"/>
    </style:style>
    <style:style style:name="T3524" style:parent-style-name="DefaultParagraphFont" style:family="text">
      <style:text-properties fo:color="#CC7832"/>
    </style:style>
    <style:style style:name="T3525" style:parent-style-name="DefaultParagraphFont" style:family="text">
      <style:text-properties fo:color="#A9B7C6"/>
    </style:style>
    <style:style style:name="T3526" style:parent-style-name="DefaultParagraphFont" style:family="text">
      <style:text-properties fo:color="#CC7832"/>
    </style:style>
    <style:style style:name="T3527" style:parent-style-name="DefaultParagraphFont" style:family="text">
      <style:text-properties fo:color="#CC7832"/>
    </style:style>
    <style:style style:name="T3528" style:parent-style-name="DefaultParagraphFont" style:family="text">
      <style:text-properties fo:color="#CC7832"/>
    </style:style>
    <style:style style:name="T3529" style:parent-style-name="DefaultParagraphFont" style:family="text">
      <style:text-properties fo:color="#A9B7C6"/>
    </style:style>
    <style:style style:name="T3530" style:parent-style-name="DefaultParagraphFont" style:family="text">
      <style:text-properties fo:color="#A9B7C6"/>
    </style:style>
    <style:style style:name="T3531" style:parent-style-name="DefaultParagraphFont" style:family="text">
      <style:text-properties fo:color="#A9B7C6"/>
    </style:style>
    <style:style style:name="T3532" style:parent-style-name="DefaultParagraphFont" style:family="text">
      <style:text-properties fo:color="#A9B7C6"/>
    </style:style>
    <style:style style:name="T3533" style:parent-style-name="DefaultParagraphFont" style:family="text">
      <style:text-properties fo:color="#A9B7C6"/>
    </style:style>
    <style:style style:name="T3534" style:parent-style-name="DefaultParagraphFont" style:family="text">
      <style:text-properties fo:color="#808080"/>
    </style:style>
    <style:style style:name="T3535" style:parent-style-name="DefaultParagraphFont" style:family="text">
      <style:text-properties fo:color="#808080"/>
    </style:style>
    <style:style style:name="T3536" style:parent-style-name="DefaultParagraphFont" style:family="text">
      <style:text-properties fo:color="#808080"/>
    </style:style>
    <style:style style:name="T3537" style:parent-style-name="DefaultParagraphFont" style:family="text">
      <style:text-properties fo:color="#808080"/>
    </style:style>
    <style:style style:name="T3538" style:parent-style-name="DefaultParagraphFont" style:family="text">
      <style:text-properties fo:color="#CC7832"/>
    </style:style>
    <style:style style:name="T3539" style:parent-style-name="DefaultParagraphFont" style:family="text">
      <style:text-properties fo:color="#A9B7C6"/>
    </style:style>
    <style:style style:name="T3540" style:parent-style-name="DefaultParagraphFont" style:family="text">
      <style:text-properties fo:color="#A9B7C6"/>
    </style:style>
    <style:style style:name="T3541" style:parent-style-name="DefaultParagraphFont" style:family="text">
      <style:text-properties fo:color="#A9B7C6"/>
    </style:style>
    <style:style style:name="T3542" style:parent-style-name="DefaultParagraphFont" style:family="text">
      <style:text-properties fo:color="#9876AA"/>
    </style:style>
    <style:style style:name="T3543" style:parent-style-name="DefaultParagraphFont" style:family="text">
      <style:text-properties fo:color="#A9B7C6"/>
    </style:style>
    <style:style style:name="T3544" style:parent-style-name="DefaultParagraphFont" style:family="text">
      <style:text-properties fo:color="#CC7832"/>
    </style:style>
    <style:style style:name="T3545" style:parent-style-name="DefaultParagraphFont" style:family="text">
      <style:text-properties fo:color="#CC7832"/>
    </style:style>
    <style:style style:name="T3546" style:parent-style-name="DefaultParagraphFont" style:family="text">
      <style:text-properties fo:color="#CC7832"/>
    </style:style>
    <style:style style:name="T3547" style:parent-style-name="DefaultParagraphFont" style:family="text">
      <style:text-properties fo:color="#A9B7C6"/>
    </style:style>
    <style:style style:name="T3548" style:parent-style-name="DefaultParagraphFont" style:family="text">
      <style:text-properties fo:color="#A9B7C6"/>
    </style:style>
    <style:style style:name="T3549" style:parent-style-name="DefaultParagraphFont" style:family="text">
      <style:text-properties fo:color="#A9B7C6"/>
    </style:style>
    <style:style style:name="T3550" style:parent-style-name="DefaultParagraphFont" style:family="text">
      <style:text-properties fo:color="#CC7832"/>
    </style:style>
    <style:style style:name="T3551" style:parent-style-name="DefaultParagraphFont" style:family="text">
      <style:text-properties fo:color="#CC7832"/>
    </style:style>
    <style:style style:name="T3552" style:parent-style-name="DefaultParagraphFont" style:family="text">
      <style:text-properties fo:color="#CC7832"/>
    </style:style>
    <style:style style:name="T3553" style:parent-style-name="DefaultParagraphFont" style:family="text">
      <style:text-properties fo:color="#808080"/>
    </style:style>
    <style:style style:name="T3554" style:parent-style-name="DefaultParagraphFont" style:family="text">
      <style:text-properties fo:color="#808080"/>
    </style:style>
    <style:style style:name="T3555" style:parent-style-name="DefaultParagraphFont" style:family="text">
      <style:text-properties fo:color="#808080"/>
    </style:style>
    <style:style style:name="T3556" style:parent-style-name="DefaultParagraphFont" style:family="text">
      <style:text-properties fo:color="#CC7832"/>
    </style:style>
    <style:style style:name="T3557" style:parent-style-name="DefaultParagraphFont" style:family="text">
      <style:text-properties fo:color="#A9B7C6"/>
    </style:style>
    <style:style style:name="T3558" style:parent-style-name="DefaultParagraphFont" style:family="text">
      <style:text-properties fo:font-style="italic" style:font-style-asian="italic" style:font-style-complex="italic" fo:color="#9876AA"/>
    </style:style>
    <style:style style:name="T3559" style:parent-style-name="DefaultParagraphFont" style:family="text">
      <style:text-properties fo:color="#A9B7C6"/>
    </style:style>
    <style:style style:name="T3560" style:parent-style-name="DefaultParagraphFont" style:family="text">
      <style:text-properties fo:color="#A9B7C6"/>
    </style:style>
    <style:style style:name="T3561" style:parent-style-name="DefaultParagraphFont" style:family="text">
      <style:text-properties fo:color="#A9B7C6"/>
    </style:style>
    <style:style style:name="T3562" style:parent-style-name="DefaultParagraphFont" style:family="text">
      <style:text-properties fo:color="#CC7832"/>
    </style:style>
    <style:style style:name="T3563" style:parent-style-name="DefaultParagraphFont" style:family="text">
      <style:text-properties fo:color="#A9B7C6"/>
    </style:style>
    <style:style style:name="T3564" style:parent-style-name="DefaultParagraphFont" style:family="text">
      <style:text-properties fo:color="#9876AA"/>
    </style:style>
    <style:style style:name="T3565" style:parent-style-name="DefaultParagraphFont" style:family="text">
      <style:text-properties fo:color="#A9B7C6"/>
    </style:style>
    <style:style style:name="T3566" style:parent-style-name="DefaultParagraphFont" style:family="text">
      <style:text-properties fo:color="#CC7832"/>
    </style:style>
    <style:style style:name="T3567" style:parent-style-name="DefaultParagraphFont" style:family="text">
      <style:text-properties fo:color="#A9B7C6"/>
    </style:style>
    <style:style style:name="T3568" style:parent-style-name="DefaultParagraphFont" style:family="text">
      <style:text-properties fo:color="#A9B7C6"/>
    </style:style>
    <style:style style:name="T3569" style:parent-style-name="DefaultParagraphFont" style:family="text">
      <style:text-properties fo:color="#A9B7C6"/>
    </style:style>
    <style:style style:name="T3570" style:parent-style-name="DefaultParagraphFont" style:family="text">
      <style:text-properties fo:color="#CC7832"/>
    </style:style>
    <style:style style:name="T3571" style:parent-style-name="DefaultParagraphFont" style:family="text">
      <style:text-properties fo:color="#A9B7C6"/>
    </style:style>
    <style:style style:name="T3572" style:parent-style-name="DefaultParagraphFont" style:family="text">
      <style:text-properties fo:color="#CC7832"/>
    </style:style>
    <style:style style:name="T3573" style:parent-style-name="DefaultParagraphFont" style:family="text">
      <style:text-properties fo:color="#CC7832"/>
    </style:style>
    <style:style style:name="T3574" style:parent-style-name="DefaultParagraphFont" style:family="text">
      <style:text-properties fo:color="#CC7832"/>
    </style:style>
    <style:style style:name="T3575" style:parent-style-name="DefaultParagraphFont" style:family="text">
      <style:text-properties fo:color="#A9B7C6"/>
    </style:style>
    <style:style style:name="T3576" style:parent-style-name="DefaultParagraphFont" style:family="text">
      <style:text-properties fo:color="#CC7832"/>
    </style:style>
    <style:style style:name="T3577" style:parent-style-name="DefaultParagraphFont" style:family="text">
      <style:text-properties fo:color="#A9B7C6"/>
    </style:style>
    <style:style style:name="T3578" style:parent-style-name="DefaultParagraphFont" style:family="text">
      <style:text-properties fo:color="#9876AA"/>
    </style:style>
    <style:style style:name="T3579" style:parent-style-name="DefaultParagraphFont" style:family="text">
      <style:text-properties fo:color="#A9B7C6"/>
    </style:style>
    <style:style style:name="T3580" style:parent-style-name="DefaultParagraphFont" style:family="text">
      <style:text-properties fo:color="#CC7832"/>
    </style:style>
    <style:style style:name="T3581" style:parent-style-name="DefaultParagraphFont" style:family="text">
      <style:text-properties fo:color="#A9B7C6"/>
    </style:style>
    <style:style style:name="T3582" style:parent-style-name="DefaultParagraphFont" style:family="text">
      <style:text-properties fo:color="#A9B7C6"/>
    </style:style>
    <style:style style:name="T3583" style:parent-style-name="DefaultParagraphFont" style:family="text">
      <style:text-properties fo:color="#A9B7C6"/>
    </style:style>
    <style:style style:name="T3584" style:parent-style-name="DefaultParagraphFont" style:family="text">
      <style:text-properties fo:color="#CC7832"/>
    </style:style>
    <style:style style:name="T3585" style:parent-style-name="DefaultParagraphFont" style:family="text">
      <style:text-properties fo:color="#A9B7C6"/>
    </style:style>
    <style:style style:name="T3586" style:parent-style-name="DefaultParagraphFont" style:family="text">
      <style:text-properties fo:color="#CC7832"/>
    </style:style>
    <style:style style:name="T3587" style:parent-style-name="DefaultParagraphFont" style:family="text">
      <style:text-properties fo:color="#CC7832"/>
    </style:style>
    <style:style style:name="T3588" style:parent-style-name="DefaultParagraphFont" style:family="text">
      <style:text-properties fo:color="#CC7832"/>
    </style:style>
    <style:style style:name="T3589" style:parent-style-name="DefaultParagraphFont" style:family="text">
      <style:text-properties fo:color="#A9B7C6"/>
    </style:style>
    <style:style style:name="T3590" style:parent-style-name="DefaultParagraphFont" style:family="text">
      <style:text-properties fo:color="#A9B7C6"/>
    </style:style>
    <style:style style:name="T3591" style:parent-style-name="DefaultParagraphFont" style:family="text">
      <style:text-properties fo:color="#A9B7C6"/>
    </style:style>
    <style:style style:name="T3592" style:parent-style-name="DefaultParagraphFont" style:family="text">
      <style:text-properties fo:color="#CC7832"/>
    </style:style>
    <style:style style:name="T3593" style:parent-style-name="DefaultParagraphFont" style:family="text">
      <style:text-properties fo:color="#CC7832"/>
    </style:style>
    <style:style style:name="T3594" style:parent-style-name="DefaultParagraphFont" style:family="text">
      <style:text-properties fo:color="#CC7832"/>
    </style:style>
    <style:style style:name="T3595" style:parent-style-name="DefaultParagraphFont" style:family="text">
      <style:text-properties fo:color="#A9B7C6"/>
    </style:style>
    <style:style style:name="T3596" style:parent-style-name="DefaultParagraphFont" style:family="text">
      <style:text-properties fo:color="#A9B7C6"/>
    </style:style>
    <style:style style:name="T3597" style:parent-style-name="DefaultParagraphFont" style:family="text">
      <style:text-properties fo:color="#A9B7C6"/>
    </style:style>
    <style:style style:name="T3598" style:parent-style-name="DefaultParagraphFont" style:family="text">
      <style:text-properties fo:color="#A9B7C6"/>
    </style:style>
    <style:style style:name="T3599" style:parent-style-name="DefaultParagraphFont" style:family="text">
      <style:text-properties fo:color="#A9B7C6"/>
    </style:style>
    <style:style style:name="T3600" style:parent-style-name="DefaultParagraphFont" style:family="text">
      <style:text-properties fo:color="#A9B7C6"/>
    </style:style>
    <style:style style:name="T3601" style:parent-style-name="DefaultParagraphFont" style:family="text">
      <style:text-properties fo:color="#808080"/>
    </style:style>
    <style:style style:name="T3602" style:parent-style-name="DefaultParagraphFont" style:family="text">
      <style:text-properties fo:color="#808080"/>
    </style:style>
    <style:style style:name="T3603" style:parent-style-name="DefaultParagraphFont" style:family="text">
      <style:text-properties fo:color="#808080"/>
    </style:style>
    <style:style style:name="T3604" style:parent-style-name="DefaultParagraphFont" style:family="text">
      <style:text-properties fo:color="#808080"/>
    </style:style>
    <style:style style:name="T3605" style:parent-style-name="DefaultParagraphFont" style:family="text">
      <style:text-properties fo:color="#808080"/>
    </style:style>
    <style:style style:name="T3606" style:parent-style-name="DefaultParagraphFont" style:family="text">
      <style:text-properties fo:color="#CC7832"/>
    </style:style>
    <style:style style:name="T3607" style:parent-style-name="DefaultParagraphFont" style:family="text">
      <style:text-properties fo:color="#FFC66D"/>
    </style:style>
    <style:style style:name="T3608" style:parent-style-name="DefaultParagraphFont" style:family="text">
      <style:text-properties fo:color="#A9B7C6"/>
    </style:style>
    <style:style style:name="T3609" style:parent-style-name="DefaultParagraphFont" style:family="text">
      <style:text-properties fo:color="#CC7832"/>
    </style:style>
    <style:style style:name="T3610" style:parent-style-name="DefaultParagraphFont" style:family="text">
      <style:text-properties fo:color="#A9B7C6"/>
    </style:style>
    <style:style style:name="T3611" style:parent-style-name="DefaultParagraphFont" style:family="text">
      <style:text-properties fo:color="#A9B7C6"/>
    </style:style>
    <style:style style:name="T3612" style:parent-style-name="DefaultParagraphFont" style:family="text">
      <style:text-properties fo:color="#A9B7C6"/>
    </style:style>
    <style:style style:name="T3613" style:parent-style-name="DefaultParagraphFont" style:family="text">
      <style:text-properties fo:color="#CC7832"/>
    </style:style>
    <style:style style:name="T3614" style:parent-style-name="DefaultParagraphFont" style:family="text">
      <style:text-properties fo:color="#A9B7C6"/>
    </style:style>
    <style:style style:name="T3615" style:parent-style-name="DefaultParagraphFont" style:family="text">
      <style:text-properties fo:color="#CC7832"/>
    </style:style>
    <style:style style:name="T3616" style:parent-style-name="DefaultParagraphFont" style:family="text">
      <style:text-properties fo:color="#CC7832"/>
    </style:style>
    <style:style style:name="T3617" style:parent-style-name="DefaultParagraphFont" style:family="text">
      <style:text-properties fo:color="#CC7832"/>
    </style:style>
    <style:style style:name="T3618" style:parent-style-name="DefaultParagraphFont" style:family="text">
      <style:text-properties fo:color="#A9B7C6"/>
    </style:style>
    <style:style style:name="T3619" style:parent-style-name="DefaultParagraphFont" style:family="text">
      <style:text-properties fo:color="#CC7832"/>
    </style:style>
    <style:style style:name="T3620" style:parent-style-name="DefaultParagraphFont" style:family="text">
      <style:text-properties fo:color="#CC7832"/>
    </style:style>
    <style:style style:name="T3621" style:parent-style-name="DefaultParagraphFont" style:family="text">
      <style:text-properties fo:color="#CC7832"/>
    </style:style>
    <style:style style:name="T3622" style:parent-style-name="DefaultParagraphFont" style:family="text">
      <style:text-properties fo:color="#CC7832"/>
    </style:style>
    <style:style style:name="T3623" style:parent-style-name="DefaultParagraphFont" style:family="text">
      <style:text-properties fo:color="#A9B7C6"/>
    </style:style>
    <style:style style:name="T3624" style:parent-style-name="DefaultParagraphFont" style:family="text">
      <style:text-properties fo:font-style="italic" style:font-style-asian="italic" style:font-style-complex="italic" fo:color="#9876AA"/>
    </style:style>
    <style:style style:name="T3625" style:parent-style-name="DefaultParagraphFont" style:family="text">
      <style:text-properties fo:color="#A9B7C6"/>
    </style:style>
    <style:style style:name="T3626" style:parent-style-name="DefaultParagraphFont" style:family="text">
      <style:text-properties fo:font-style="italic" style:font-style-asian="italic" style:font-style-complex="italic" fo:color="#9876AA"/>
    </style:style>
    <style:style style:name="T3627" style:parent-style-name="DefaultParagraphFont" style:family="text">
      <style:text-properties fo:color="#A9B7C6"/>
    </style:style>
    <style:style style:name="T3628" style:parent-style-name="DefaultParagraphFont" style:family="text">
      <style:text-properties fo:color="#CC7832"/>
    </style:style>
    <style:style style:name="T3629" style:parent-style-name="DefaultParagraphFont" style:family="text">
      <style:text-properties fo:color="#CC7832"/>
    </style:style>
    <style:style style:name="T3630" style:parent-style-name="DefaultParagraphFont" style:family="text">
      <style:text-properties fo:color="#CC7832"/>
    </style:style>
    <style:style style:name="T3631" style:parent-style-name="DefaultParagraphFont" style:family="text">
      <style:text-properties fo:color="#A9B7C6"/>
    </style:style>
    <style:style style:name="T3632" style:parent-style-name="DefaultParagraphFont" style:family="text">
      <style:text-properties fo:font-style="italic" style:font-style-asian="italic" style:font-style-complex="italic" fo:color="#9876AA"/>
    </style:style>
    <style:style style:name="T3633" style:parent-style-name="DefaultParagraphFont" style:family="text">
      <style:text-properties fo:color="#A9B7C6"/>
    </style:style>
    <style:style style:name="T3634" style:parent-style-name="DefaultParagraphFont" style:family="text">
      <style:text-properties fo:font-style="italic" style:font-style-asian="italic" style:font-style-complex="italic" fo:color="#9876AA"/>
    </style:style>
    <style:style style:name="T3635" style:parent-style-name="DefaultParagraphFont" style:family="text">
      <style:text-properties fo:color="#A9B7C6"/>
    </style:style>
    <style:style style:name="T3636" style:parent-style-name="DefaultParagraphFont" style:family="text">
      <style:text-properties fo:color="#CC7832"/>
    </style:style>
    <style:style style:name="T3637" style:parent-style-name="DefaultParagraphFont" style:family="text">
      <style:text-properties fo:color="#CC7832"/>
    </style:style>
    <style:style style:name="T3638" style:parent-style-name="DefaultParagraphFont" style:family="text">
      <style:text-properties fo:color="#CC7832"/>
    </style:style>
    <style:style style:name="T3639" style:parent-style-name="DefaultParagraphFont" style:family="text">
      <style:text-properties fo:color="#A9B7C6"/>
    </style:style>
    <style:style style:name="T3640" style:parent-style-name="DefaultParagraphFont" style:family="text">
      <style:text-properties fo:color="#A9B7C6"/>
    </style:style>
    <style:style style:name="T3641" style:parent-style-name="DefaultParagraphFont" style:family="text">
      <style:text-properties fo:font-style="italic" style:font-style-asian="italic" style:font-style-complex="italic" fo:color="#9876AA"/>
    </style:style>
    <style:style style:name="T3642" style:parent-style-name="DefaultParagraphFont" style:family="text">
      <style:text-properties fo:color="#A9B7C6"/>
    </style:style>
    <style:style style:name="T3643" style:parent-style-name="DefaultParagraphFont" style:family="text">
      <style:text-properties fo:font-style="italic" style:font-style-asian="italic" style:font-style-complex="italic" fo:color="#9876AA"/>
    </style:style>
    <style:style style:name="T3644" style:parent-style-name="DefaultParagraphFont" style:family="text">
      <style:text-properties fo:color="#A9B7C6"/>
    </style:style>
    <style:style style:name="T3645" style:parent-style-name="DefaultParagraphFont" style:family="text">
      <style:text-properties fo:color="#CC7832"/>
    </style:style>
    <style:style style:name="T3646" style:parent-style-name="DefaultParagraphFont" style:family="text">
      <style:text-properties fo:color="#CC7832"/>
    </style:style>
    <style:style style:name="T3647" style:parent-style-name="DefaultParagraphFont" style:family="text">
      <style:text-properties fo:color="#CC7832"/>
    </style:style>
    <style:style style:name="T3648" style:parent-style-name="DefaultParagraphFont" style:family="text">
      <style:text-properties fo:color="#CC7832"/>
    </style:style>
    <style:style style:name="T3649" style:parent-style-name="DefaultParagraphFont" style:family="text">
      <style:text-properties fo:color="#A9B7C6"/>
    </style:style>
    <style:style style:name="T3650" style:parent-style-name="DefaultParagraphFont" style:family="text">
      <style:text-properties fo:color="#A9B7C6"/>
    </style:style>
    <style:style style:name="T3651" style:parent-style-name="DefaultParagraphFont" style:family="text">
      <style:text-properties fo:color="#A9B7C6"/>
    </style:style>
    <style:style style:name="T3652" style:parent-style-name="DefaultParagraphFont" style:family="text">
      <style:text-properties fo:color="#CC7832"/>
    </style:style>
    <style:style style:name="T3653" style:parent-style-name="DefaultParagraphFont" style:family="text">
      <style:text-properties fo:color="#A9B7C6"/>
    </style:style>
    <style:style style:name="T3654" style:parent-style-name="DefaultParagraphFont" style:family="text">
      <style:text-properties fo:color="#A9B7C6"/>
    </style:style>
    <style:style style:name="T3655" style:parent-style-name="DefaultParagraphFont" style:family="text">
      <style:text-properties fo:color="#A9B7C6"/>
    </style:style>
    <style:style style:name="T3656" style:parent-style-name="DefaultParagraphFont" style:family="text">
      <style:text-properties fo:color="#808080"/>
    </style:style>
    <style:style style:name="T3657" style:parent-style-name="DefaultParagraphFont" style:family="text">
      <style:text-properties fo:color="#808080"/>
    </style:style>
    <style:style style:name="T3658" style:parent-style-name="DefaultParagraphFont" style:family="text">
      <style:text-properties fo:color="#808080"/>
    </style:style>
    <style:style style:name="T3659" style:parent-style-name="DefaultParagraphFont" style:family="text">
      <style:text-properties fo:color="#CC7832"/>
    </style:style>
    <style:style style:name="T3660" style:parent-style-name="DefaultParagraphFont" style:family="text">
      <style:text-properties fo:color="#A9B7C6"/>
    </style:style>
    <style:style style:name="T3661" style:parent-style-name="DefaultParagraphFont" style:family="text">
      <style:text-properties fo:font-style="italic" style:font-style-asian="italic" style:font-style-complex="italic" fo:color="#9876AA"/>
    </style:style>
    <style:style style:name="T3662" style:parent-style-name="DefaultParagraphFont" style:family="text">
      <style:text-properties fo:color="#A9B7C6"/>
    </style:style>
    <style:style style:name="T3663" style:parent-style-name="DefaultParagraphFont" style:family="text">
      <style:text-properties fo:color="#A9B7C6"/>
    </style:style>
    <style:style style:name="T3664" style:parent-style-name="DefaultParagraphFont" style:family="text">
      <style:text-properties fo:color="#A9B7C6"/>
    </style:style>
    <style:style style:name="T3665" style:parent-style-name="DefaultParagraphFont" style:family="text">
      <style:text-properties fo:color="#CC7832"/>
    </style:style>
    <style:style style:name="T3666" style:parent-style-name="DefaultParagraphFont" style:family="text">
      <style:text-properties fo:color="#A9B7C6"/>
    </style:style>
    <style:style style:name="T3667" style:parent-style-name="DefaultParagraphFont" style:family="text">
      <style:text-properties fo:color="#A9B7C6"/>
    </style:style>
    <style:style style:name="T3668" style:parent-style-name="DefaultParagraphFont" style:family="text">
      <style:text-properties fo:font-style="italic" style:font-style-asian="italic" style:font-style-complex="italic" fo:color="#9876AA"/>
    </style:style>
    <style:style style:name="T3669" style:parent-style-name="DefaultParagraphFont" style:family="text">
      <style:text-properties fo:color="#A9B7C6"/>
    </style:style>
    <style:style style:name="T3670" style:parent-style-name="DefaultParagraphFont" style:family="text">
      <style:text-properties fo:color="#A9B7C6"/>
    </style:style>
    <style:style style:name="T3671" style:parent-style-name="DefaultParagraphFont" style:family="text">
      <style:text-properties fo:color="#A9B7C6"/>
    </style:style>
    <style:style style:name="T3672" style:parent-style-name="DefaultParagraphFont" style:family="text">
      <style:text-properties fo:color="#CC7832"/>
    </style:style>
    <style:style style:name="T3673" style:parent-style-name="DefaultParagraphFont" style:family="text">
      <style:text-properties fo:color="#A9B7C6"/>
    </style:style>
    <style:style style:name="T3674" style:parent-style-name="DefaultParagraphFont" style:family="text">
      <style:text-properties fo:color="#9876AA"/>
    </style:style>
    <style:style style:name="T3675" style:parent-style-name="DefaultParagraphFont" style:family="text">
      <style:text-properties fo:color="#A9B7C6"/>
    </style:style>
    <style:style style:name="T3676" style:parent-style-name="DefaultParagraphFont" style:family="text">
      <style:text-properties fo:color="#A9B7C6"/>
    </style:style>
    <style:style style:name="T3677" style:parent-style-name="DefaultParagraphFont" style:family="text">
      <style:text-properties fo:color="#A9B7C6"/>
    </style:style>
    <style:style style:name="T3678" style:parent-style-name="DefaultParagraphFont" style:family="text">
      <style:text-properties fo:color="#CC7832"/>
    </style:style>
    <style:style style:name="T3679" style:parent-style-name="DefaultParagraphFont" style:family="text">
      <style:text-properties fo:color="#A9B7C6"/>
    </style:style>
    <style:style style:name="T3680" style:parent-style-name="DefaultParagraphFont" style:family="text">
      <style:text-properties fo:color="#9876AA"/>
    </style:style>
    <style:style style:name="T3681" style:parent-style-name="DefaultParagraphFont" style:family="text">
      <style:text-properties fo:color="#A9B7C6"/>
    </style:style>
    <style:style style:name="T3682" style:parent-style-name="DefaultParagraphFont" style:family="text">
      <style:text-properties fo:color="#A9B7C6"/>
    </style:style>
    <style:style style:name="T3683" style:parent-style-name="DefaultParagraphFont" style:family="text">
      <style:text-properties fo:color="#A9B7C6"/>
    </style:style>
    <style:style style:name="T3684" style:parent-style-name="DefaultParagraphFont" style:family="text">
      <style:text-properties fo:color="#9876AA"/>
    </style:style>
    <style:style style:name="T3685" style:parent-style-name="DefaultParagraphFont" style:family="text">
      <style:text-properties fo:color="#A9B7C6"/>
    </style:style>
    <style:style style:name="T3686" style:parent-style-name="DefaultParagraphFont" style:family="text">
      <style:text-properties fo:color="#CC7832"/>
    </style:style>
    <style:style style:name="T3687" style:parent-style-name="DefaultParagraphFont" style:family="text">
      <style:text-properties fo:color="#CC7832"/>
    </style:style>
    <style:style style:name="T3688" style:parent-style-name="DefaultParagraphFont" style:family="text">
      <style:text-properties fo:color="#CC7832"/>
    </style:style>
    <style:style style:name="T3689" style:parent-style-name="DefaultParagraphFont" style:family="text">
      <style:text-properties fo:color="#CC7832"/>
    </style:style>
    <style:style style:name="T3690" style:parent-style-name="DefaultParagraphFont" style:family="text">
      <style:text-properties fo:color="#CC7832"/>
    </style:style>
    <style:style style:name="T3691" style:parent-style-name="DefaultParagraphFont" style:family="text">
      <style:text-properties fo:color="#9876AA"/>
    </style:style>
    <style:style style:name="T3692" style:parent-style-name="DefaultParagraphFont" style:family="text">
      <style:text-properties fo:color="#9876AA"/>
    </style:style>
    <style:style style:name="T3693" style:parent-style-name="DefaultParagraphFont" style:family="text">
      <style:text-properties fo:color="#A9B7C6"/>
    </style:style>
    <style:style style:name="T3694" style:parent-style-name="DefaultParagraphFont" style:family="text">
      <style:text-properties fo:color="#CC7832"/>
    </style:style>
    <style:style style:name="T3695" style:parent-style-name="DefaultParagraphFont" style:family="text">
      <style:text-properties fo:color="#CC7832"/>
    </style:style>
    <style:style style:name="T3696" style:parent-style-name="DefaultParagraphFont" style:family="text">
      <style:text-properties fo:color="#CC7832"/>
    </style:style>
    <style:style style:name="T3697" style:parent-style-name="DefaultParagraphFont" style:family="text">
      <style:text-properties fo:color="#A9B7C6"/>
    </style:style>
    <style:style style:name="T3698" style:parent-style-name="DefaultParagraphFont" style:family="text">
      <style:text-properties fo:color="#CC7832"/>
    </style:style>
    <style:style style:name="T3699" style:parent-style-name="DefaultParagraphFont" style:family="text">
      <style:text-properties fo:color="#CC7832"/>
    </style:style>
    <style:style style:name="T3700" style:parent-style-name="DefaultParagraphFont" style:family="text">
      <style:text-properties fo:color="#CC7832"/>
    </style:style>
    <style:style style:name="T3701" style:parent-style-name="DefaultParagraphFont" style:family="text">
      <style:text-properties fo:color="#9876AA"/>
    </style:style>
    <style:style style:name="T3702" style:parent-style-name="DefaultParagraphFont" style:family="text">
      <style:text-properties fo:color="#A9B7C6"/>
    </style:style>
    <style:style style:name="T3703" style:parent-style-name="DefaultParagraphFont" style:family="text">
      <style:text-properties fo:color="#CC7832"/>
    </style:style>
    <style:style style:name="T3704" style:parent-style-name="DefaultParagraphFont" style:family="text">
      <style:text-properties fo:color="#CC7832"/>
    </style:style>
    <style:style style:name="T3705" style:parent-style-name="DefaultParagraphFont" style:family="text">
      <style:text-properties fo:color="#CC7832"/>
    </style:style>
    <style:style style:name="T3706" style:parent-style-name="DefaultParagraphFont" style:family="text">
      <style:text-properties fo:color="#A9B7C6"/>
    </style:style>
    <style:style style:name="T3707" style:parent-style-name="DefaultParagraphFont" style:family="text">
      <style:text-properties fo:color="#A9B7C6"/>
    </style:style>
    <style:style style:name="T3708" style:parent-style-name="DefaultParagraphFont" style:family="text">
      <style:text-properties fo:color="#A9B7C6"/>
    </style:style>
    <style:style style:name="T3709" style:parent-style-name="DefaultParagraphFont" style:family="text">
      <style:text-properties fo:color="#A9B7C6"/>
    </style:style>
    <style:style style:name="T3710" style:parent-style-name="DefaultParagraphFont" style:family="text">
      <style:text-properties fo:color="#CC7832"/>
    </style:style>
    <style:style style:name="T3711" style:parent-style-name="DefaultParagraphFont" style:family="text">
      <style:text-properties fo:color="#CC7832"/>
    </style:style>
    <style:style style:name="T3712" style:parent-style-name="DefaultParagraphFont" style:family="text">
      <style:text-properties fo:color="#CC7832"/>
    </style:style>
    <style:style style:name="T3713" style:parent-style-name="DefaultParagraphFont" style:family="text">
      <style:text-properties fo:color="#A9B7C6"/>
    </style:style>
    <style:style style:name="T3714" style:parent-style-name="DefaultParagraphFont" style:family="text">
      <style:text-properties fo:font-style="italic" style:font-style-asian="italic" style:font-style-complex="italic" fo:color="#9876AA"/>
    </style:style>
    <style:style style:name="T3715" style:parent-style-name="DefaultParagraphFont" style:family="text">
      <style:text-properties fo:color="#A9B7C6"/>
    </style:style>
    <style:style style:name="T3716" style:parent-style-name="DefaultParagraphFont" style:family="text">
      <style:text-properties fo:color="#A9B7C6"/>
    </style:style>
    <style:style style:name="T3717" style:parent-style-name="DefaultParagraphFont" style:family="text">
      <style:text-properties fo:color="#A9B7C6"/>
    </style:style>
    <style:style style:name="T3718" style:parent-style-name="DefaultParagraphFont" style:family="text">
      <style:text-properties fo:color="#CC7832"/>
    </style:style>
    <style:style style:name="T3719" style:parent-style-name="DefaultParagraphFont" style:family="text">
      <style:text-properties fo:color="#A9B7C6"/>
    </style:style>
    <style:style style:name="T3720" style:parent-style-name="DefaultParagraphFont" style:family="text">
      <style:text-properties fo:font-style="italic" style:font-style-asian="italic" style:font-style-complex="italic" fo:color="#9876AA"/>
    </style:style>
    <style:style style:name="T3721" style:parent-style-name="DefaultParagraphFont" style:family="text">
      <style:text-properties fo:font-style="italic" style:font-style-asian="italic" style:font-style-complex="italic" fo:color="#9876AA"/>
    </style:style>
    <style:style style:name="T3722" style:parent-style-name="DefaultParagraphFont" style:family="text">
      <style:text-properties fo:color="#A9B7C6"/>
    </style:style>
    <style:style style:name="T3723" style:parent-style-name="DefaultParagraphFont" style:family="text">
      <style:text-properties fo:color="#A9B7C6"/>
    </style:style>
    <style:style style:name="T3724" style:parent-style-name="DefaultParagraphFont" style:family="text">
      <style:text-properties fo:color="#A9B7C6"/>
    </style:style>
    <style:style style:name="T3725" style:parent-style-name="DefaultParagraphFont" style:family="text">
      <style:text-properties fo:color="#CC7832"/>
    </style:style>
    <style:style style:name="T3726" style:parent-style-name="DefaultParagraphFont" style:family="text">
      <style:text-properties fo:color="#A9B7C6"/>
    </style:style>
    <style:style style:name="T3727" style:parent-style-name="DefaultParagraphFont" style:family="text">
      <style:text-properties fo:color="#CC7832"/>
    </style:style>
    <style:style style:name="T3728" style:parent-style-name="DefaultParagraphFont" style:family="text">
      <style:text-properties fo:color="#CC7832"/>
    </style:style>
    <style:style style:name="T3729" style:parent-style-name="DefaultParagraphFont" style:family="text">
      <style:text-properties fo:color="#CC7832"/>
    </style:style>
    <style:style style:name="T3730" style:parent-style-name="DefaultParagraphFont" style:family="text">
      <style:text-properties fo:color="#A9B7C6"/>
    </style:style>
    <style:style style:name="T3731" style:parent-style-name="DefaultParagraphFont" style:family="text">
      <style:text-properties fo:color="#CC7832"/>
    </style:style>
    <style:style style:name="T3732" style:parent-style-name="DefaultParagraphFont" style:family="text">
      <style:text-properties fo:color="#A9B7C6"/>
    </style:style>
    <style:style style:name="T3733" style:parent-style-name="DefaultParagraphFont" style:family="text">
      <style:text-properties fo:color="#CC7832"/>
    </style:style>
    <style:style style:name="T3734" style:parent-style-name="DefaultParagraphFont" style:family="text">
      <style:text-properties fo:color="#CC7832"/>
    </style:style>
    <style:style style:name="T3735" style:parent-style-name="DefaultParagraphFont" style:family="text">
      <style:text-properties fo:color="#CC7832"/>
    </style:style>
    <style:style style:name="T3736" style:parent-style-name="DefaultParagraphFont" style:family="text">
      <style:text-properties fo:color="#A9B7C6"/>
    </style:style>
    <style:style style:name="T3737" style:parent-style-name="DefaultParagraphFont" style:family="text">
      <style:text-properties fo:color="#CC7832"/>
    </style:style>
    <style:style style:name="T3738" style:parent-style-name="DefaultParagraphFont" style:family="text">
      <style:text-properties fo:color="#A9B7C6"/>
    </style:style>
    <style:style style:name="T3739" style:parent-style-name="DefaultParagraphFont" style:family="text">
      <style:text-properties fo:font-style="italic" style:font-style-asian="italic" style:font-style-complex="italic" fo:color="#9876AA"/>
    </style:style>
    <style:style style:name="T3740" style:parent-style-name="DefaultParagraphFont" style:family="text">
      <style:text-properties fo:color="#A9B7C6"/>
    </style:style>
    <style:style style:name="T3741" style:parent-style-name="DefaultParagraphFont" style:family="text">
      <style:text-properties fo:color="#A9B7C6"/>
    </style:style>
    <style:style style:name="T3742" style:parent-style-name="DefaultParagraphFont" style:family="text">
      <style:text-properties fo:color="#A9B7C6"/>
    </style:style>
    <style:style style:name="T3743" style:parent-style-name="DefaultParagraphFont" style:family="text">
      <style:text-properties fo:color="#CC7832"/>
    </style:style>
    <style:style style:name="T3744" style:parent-style-name="DefaultParagraphFont" style:family="text">
      <style:text-properties fo:color="#A9B7C6"/>
    </style:style>
    <style:style style:name="T3745" style:parent-style-name="DefaultParagraphFont" style:family="text">
      <style:text-properties fo:color="#CC7832"/>
    </style:style>
    <style:style style:name="T3746" style:parent-style-name="DefaultParagraphFont" style:family="text">
      <style:text-properties fo:color="#CC7832"/>
    </style:style>
    <style:style style:name="T3747" style:parent-style-name="DefaultParagraphFont" style:family="text">
      <style:text-properties fo:color="#CC7832"/>
    </style:style>
    <style:style style:name="T3748" style:parent-style-name="DefaultParagraphFont" style:family="text">
      <style:text-properties fo:color="#A9B7C6"/>
    </style:style>
    <style:style style:name="T3749" style:parent-style-name="DefaultParagraphFont" style:family="text">
      <style:text-properties fo:color="#CC7832"/>
    </style:style>
    <style:style style:name="T3750" style:parent-style-name="DefaultParagraphFont" style:family="text">
      <style:text-properties fo:color="#A9B7C6"/>
    </style:style>
    <style:style style:name="T3751" style:parent-style-name="DefaultParagraphFont" style:family="text">
      <style:text-properties fo:color="#CC7832"/>
    </style:style>
    <style:style style:name="T3752" style:parent-style-name="DefaultParagraphFont" style:family="text">
      <style:text-properties fo:color="#CC7832"/>
    </style:style>
    <style:style style:name="T3753" style:parent-style-name="DefaultParagraphFont" style:family="text">
      <style:text-properties fo:color="#CC7832"/>
    </style:style>
    <style:style style:name="T3754" style:parent-style-name="DefaultParagraphFont" style:family="text">
      <style:text-properties fo:color="#A9B7C6"/>
    </style:style>
    <style:style style:name="T3755" style:parent-style-name="DefaultParagraphFont" style:family="text">
      <style:text-properties fo:color="#A9B7C6"/>
    </style:style>
    <style:style style:name="T3756" style:parent-style-name="DefaultParagraphFont" style:family="text">
      <style:text-properties fo:color="#A9B7C6"/>
    </style:style>
    <style:style style:name="T3757" style:parent-style-name="DefaultParagraphFont" style:family="text">
      <style:text-properties fo:color="#CC7832"/>
    </style:style>
    <style:style style:name="T3758" style:parent-style-name="DefaultParagraphFont" style:family="text">
      <style:text-properties fo:color="#CC7832"/>
    </style:style>
    <style:style style:name="T3759" style:parent-style-name="DefaultParagraphFont" style:family="text">
      <style:text-properties fo:color="#CC7832"/>
    </style:style>
    <style:style style:name="T3760" style:parent-style-name="DefaultParagraphFont" style:family="text">
      <style:text-properties fo:color="#A9B7C6"/>
    </style:style>
    <style:style style:name="T3761" style:parent-style-name="DefaultParagraphFont" style:family="text">
      <style:text-properties fo:font-style="italic" style:font-style-asian="italic" style:font-style-complex="italic" fo:color="#9876AA"/>
    </style:style>
    <style:style style:name="T3762" style:parent-style-name="DefaultParagraphFont" style:family="text">
      <style:text-properties fo:color="#A9B7C6"/>
    </style:style>
    <style:style style:name="T3763" style:parent-style-name="DefaultParagraphFont" style:family="text">
      <style:text-properties fo:color="#A9B7C6"/>
    </style:style>
    <style:style style:name="T3764" style:parent-style-name="DefaultParagraphFont" style:family="text">
      <style:text-properties fo:color="#A9B7C6"/>
    </style:style>
    <style:style style:name="T3765" style:parent-style-name="DefaultParagraphFont" style:family="text">
      <style:text-properties fo:color="#CC7832"/>
    </style:style>
    <style:style style:name="T3766" style:parent-style-name="DefaultParagraphFont" style:family="text">
      <style:text-properties fo:color="#A9B7C6"/>
    </style:style>
    <style:style style:name="T3767" style:parent-style-name="DefaultParagraphFont" style:family="text">
      <style:text-properties fo:font-style="italic" style:font-style-asian="italic" style:font-style-complex="italic" fo:color="#9876AA"/>
    </style:style>
    <style:style style:name="T3768" style:parent-style-name="DefaultParagraphFont" style:family="text">
      <style:text-properties fo:color="#A9B7C6"/>
    </style:style>
    <style:style style:name="T3769" style:parent-style-name="DefaultParagraphFont" style:family="text">
      <style:text-properties fo:color="#A9B7C6"/>
    </style:style>
    <style:style style:name="T3770" style:parent-style-name="DefaultParagraphFont" style:family="text">
      <style:text-properties fo:color="#A9B7C6"/>
    </style:style>
    <style:style style:name="T3771" style:parent-style-name="DefaultParagraphFont" style:family="text">
      <style:text-properties fo:color="#CC7832"/>
    </style:style>
    <style:style style:name="T3772" style:parent-style-name="DefaultParagraphFont" style:family="text">
      <style:text-properties fo:color="#A9B7C6"/>
    </style:style>
    <style:style style:name="T3773" style:parent-style-name="DefaultParagraphFont" style:family="text">
      <style:text-properties fo:color="#CC7832"/>
    </style:style>
    <style:style style:name="T3774" style:parent-style-name="DefaultParagraphFont" style:family="text">
      <style:text-properties fo:color="#CC7832"/>
    </style:style>
    <style:style style:name="T3775" style:parent-style-name="DefaultParagraphFont" style:family="text">
      <style:text-properties fo:color="#CC7832"/>
    </style:style>
    <style:style style:name="T3776" style:parent-style-name="DefaultParagraphFont" style:family="text">
      <style:text-properties fo:color="#CC7832"/>
    </style:style>
    <style:style style:name="T3777" style:parent-style-name="DefaultParagraphFont" style:family="text">
      <style:text-properties fo:color="#A9B7C6"/>
    </style:style>
    <style:style style:name="T3778" style:parent-style-name="DefaultParagraphFont" style:family="text">
      <style:text-properties fo:color="#CC7832"/>
    </style:style>
    <style:style style:name="T3779" style:parent-style-name="DefaultParagraphFont" style:family="text">
      <style:text-properties fo:color="#A9B7C6"/>
    </style:style>
    <style:style style:name="T3780" style:parent-style-name="DefaultParagraphFont" style:family="text">
      <style:text-properties fo:color="#CC7832"/>
    </style:style>
    <style:style style:name="T3781" style:parent-style-name="DefaultParagraphFont" style:family="text">
      <style:text-properties fo:color="#CC7832"/>
    </style:style>
    <style:style style:name="T3782" style:parent-style-name="DefaultParagraphFont" style:family="text">
      <style:text-properties fo:color="#CC7832"/>
    </style:style>
    <style:style style:name="T3783" style:parent-style-name="DefaultParagraphFont" style:family="text">
      <style:text-properties fo:color="#A9B7C6"/>
    </style:style>
    <style:style style:name="T3784" style:parent-style-name="DefaultParagraphFont" style:family="text">
      <style:text-properties fo:color="#CC7832"/>
    </style:style>
    <style:style style:name="T3785" style:parent-style-name="DefaultParagraphFont" style:family="text">
      <style:text-properties fo:color="#A9B7C6"/>
    </style:style>
    <style:style style:name="T3786" style:parent-style-name="DefaultParagraphFont" style:family="text">
      <style:text-properties fo:font-style="italic" style:font-style-asian="italic" style:font-style-complex="italic" fo:color="#9876AA"/>
    </style:style>
    <style:style style:name="T3787" style:parent-style-name="DefaultParagraphFont" style:family="text">
      <style:text-properties fo:color="#A9B7C6"/>
    </style:style>
    <style:style style:name="T3788" style:parent-style-name="DefaultParagraphFont" style:family="text">
      <style:text-properties fo:color="#A9B7C6"/>
    </style:style>
    <style:style style:name="T3789" style:parent-style-name="DefaultParagraphFont" style:family="text">
      <style:text-properties fo:color="#A9B7C6"/>
    </style:style>
    <style:style style:name="T3790" style:parent-style-name="DefaultParagraphFont" style:family="text">
      <style:text-properties fo:color="#CC7832"/>
    </style:style>
    <style:style style:name="T3791" style:parent-style-name="DefaultParagraphFont" style:family="text">
      <style:text-properties fo:color="#A9B7C6"/>
    </style:style>
    <style:style style:name="T3792" style:parent-style-name="DefaultParagraphFont" style:family="text">
      <style:text-properties fo:color="#CC7832"/>
    </style:style>
    <style:style style:name="T3793" style:parent-style-name="DefaultParagraphFont" style:family="text">
      <style:text-properties fo:color="#CC7832"/>
    </style:style>
    <style:style style:name="T3794" style:parent-style-name="DefaultParagraphFont" style:family="text">
      <style:text-properties fo:color="#CC7832"/>
    </style:style>
    <style:style style:name="T3795" style:parent-style-name="DefaultParagraphFont" style:family="text">
      <style:text-properties fo:color="#A9B7C6"/>
    </style:style>
    <style:style style:name="T3796" style:parent-style-name="DefaultParagraphFont" style:family="text">
      <style:text-properties fo:color="#CC7832"/>
    </style:style>
    <style:style style:name="T3797" style:parent-style-name="DefaultParagraphFont" style:family="text">
      <style:text-properties fo:color="#A9B7C6"/>
    </style:style>
    <style:style style:name="T3798" style:parent-style-name="DefaultParagraphFont" style:family="text">
      <style:text-properties fo:color="#CC7832"/>
    </style:style>
    <style:style style:name="T3799" style:parent-style-name="DefaultParagraphFont" style:family="text">
      <style:text-properties fo:color="#CC7832"/>
    </style:style>
    <style:style style:name="T3800" style:parent-style-name="DefaultParagraphFont" style:family="text">
      <style:text-properties fo:color="#CC7832"/>
    </style:style>
    <style:style style:name="T3801" style:parent-style-name="DefaultParagraphFont" style:family="text">
      <style:text-properties fo:color="#A9B7C6"/>
    </style:style>
    <style:style style:name="T3802" style:parent-style-name="DefaultParagraphFont" style:family="text">
      <style:text-properties fo:color="#A9B7C6"/>
    </style:style>
    <style:style style:name="T3803" style:parent-style-name="DefaultParagraphFont" style:family="text">
      <style:text-properties fo:color="#A9B7C6"/>
    </style:style>
    <style:style style:name="T3804" style:parent-style-name="DefaultParagraphFont" style:family="text">
      <style:text-properties fo:color="#CC7832"/>
    </style:style>
    <style:style style:name="T3805" style:parent-style-name="DefaultParagraphFont" style:family="text">
      <style:text-properties fo:color="#CC7832"/>
    </style:style>
    <style:style style:name="T3806" style:parent-style-name="DefaultParagraphFont" style:family="text">
      <style:text-properties fo:color="#CC7832"/>
    </style:style>
    <style:style style:name="T3807" style:parent-style-name="DefaultParagraphFont" style:family="text">
      <style:text-properties fo:color="#CC7832"/>
    </style:style>
    <style:style style:name="T3808" style:parent-style-name="DefaultParagraphFont" style:family="text">
      <style:text-properties fo:color="#A9B7C6"/>
    </style:style>
    <style:style style:name="T3809" style:parent-style-name="DefaultParagraphFont" style:family="text">
      <style:text-properties fo:font-style="italic" style:font-style-asian="italic" style:font-style-complex="italic" fo:color="#9876AA"/>
    </style:style>
    <style:style style:name="T3810" style:parent-style-name="DefaultParagraphFont" style:family="text">
      <style:text-properties fo:color="#A9B7C6"/>
    </style:style>
    <style:style style:name="T3811" style:parent-style-name="DefaultParagraphFont" style:family="text">
      <style:text-properties fo:color="#A9B7C6"/>
    </style:style>
    <style:style style:name="T3812" style:parent-style-name="DefaultParagraphFont" style:family="text">
      <style:text-properties fo:color="#A9B7C6"/>
    </style:style>
    <style:style style:name="T3813" style:parent-style-name="DefaultParagraphFont" style:family="text">
      <style:text-properties fo:color="#CC7832"/>
    </style:style>
    <style:style style:name="T3814" style:parent-style-name="DefaultParagraphFont" style:family="text">
      <style:text-properties fo:color="#A9B7C6"/>
    </style:style>
    <style:style style:name="T3815" style:parent-style-name="DefaultParagraphFont" style:family="text">
      <style:text-properties fo:font-style="italic" style:font-style-asian="italic" style:font-style-complex="italic" fo:color="#9876AA"/>
    </style:style>
    <style:style style:name="T3816" style:parent-style-name="DefaultParagraphFont" style:family="text">
      <style:text-properties fo:color="#A9B7C6"/>
    </style:style>
    <style:style style:name="T3817" style:parent-style-name="DefaultParagraphFont" style:family="text">
      <style:text-properties fo:color="#A9B7C6"/>
    </style:style>
    <style:style style:name="T3818" style:parent-style-name="DefaultParagraphFont" style:family="text">
      <style:text-properties fo:color="#A9B7C6"/>
    </style:style>
    <style:style style:name="T3819" style:parent-style-name="DefaultParagraphFont" style:family="text">
      <style:text-properties fo:color="#CC7832"/>
    </style:style>
    <style:style style:name="T3820" style:parent-style-name="DefaultParagraphFont" style:family="text">
      <style:text-properties fo:color="#A9B7C6"/>
    </style:style>
    <style:style style:name="T3821" style:parent-style-name="DefaultParagraphFont" style:family="text">
      <style:text-properties fo:font-style="italic" style:font-style-asian="italic" style:font-style-complex="italic" fo:color="#9876AA"/>
    </style:style>
    <style:style style:name="T3822" style:parent-style-name="DefaultParagraphFont" style:family="text">
      <style:text-properties fo:color="#A9B7C6"/>
    </style:style>
    <style:style style:name="T3823" style:parent-style-name="DefaultParagraphFont" style:family="text">
      <style:text-properties fo:color="#A9B7C6"/>
    </style:style>
    <style:style style:name="T3824" style:parent-style-name="DefaultParagraphFont" style:family="text">
      <style:text-properties fo:color="#A9B7C6"/>
    </style:style>
    <style:style style:name="T3825" style:parent-style-name="DefaultParagraphFont" style:family="text">
      <style:text-properties fo:color="#CC7832"/>
    </style:style>
    <style:style style:name="T3826" style:parent-style-name="DefaultParagraphFont" style:family="text">
      <style:text-properties fo:color="#A9B7C6"/>
    </style:style>
    <style:style style:name="T3827" style:parent-style-name="DefaultParagraphFont" style:family="text">
      <style:text-properties fo:color="#9876AA"/>
    </style:style>
    <style:style style:name="T3828" style:parent-style-name="DefaultParagraphFont" style:family="text">
      <style:text-properties fo:color="#A9B7C6"/>
    </style:style>
    <style:style style:name="T3829" style:parent-style-name="DefaultParagraphFont" style:family="text">
      <style:text-properties fo:color="#A9B7C6"/>
    </style:style>
    <style:style style:name="T3830" style:parent-style-name="DefaultParagraphFont" style:family="text">
      <style:text-properties fo:color="#A9B7C6"/>
    </style:style>
    <style:style style:name="T3831" style:parent-style-name="DefaultParagraphFont" style:family="text">
      <style:text-properties fo:color="#CC7832"/>
    </style:style>
    <style:style style:name="T3832" style:parent-style-name="DefaultParagraphFont" style:family="text">
      <style:text-properties fo:color="#A9B7C6"/>
    </style:style>
    <style:style style:name="T3833" style:parent-style-name="DefaultParagraphFont" style:family="text">
      <style:text-properties fo:color="#A9B7C6"/>
    </style:style>
    <style:style style:name="T3834" style:parent-style-name="DefaultParagraphFont" style:family="text">
      <style:text-properties fo:color="#A9B7C6"/>
    </style:style>
    <style:style style:name="T3835" style:parent-style-name="DefaultParagraphFont" style:family="text">
      <style:text-properties fo:color="#A9B7C6"/>
    </style:style>
    <style:style style:name="T3836" style:parent-style-name="DefaultParagraphFont" style:family="text">
      <style:text-properties fo:color="#9876AA"/>
    </style:style>
    <style:style style:name="T3837" style:parent-style-name="DefaultParagraphFont" style:family="text">
      <style:text-properties fo:color="#A9B7C6"/>
    </style:style>
    <style:style style:name="T3838" style:parent-style-name="DefaultParagraphFont" style:family="text">
      <style:text-properties fo:font-style="italic" style:font-style-asian="italic" style:font-style-complex="italic" fo:color="#9876AA"/>
    </style:style>
    <style:style style:name="T3839" style:parent-style-name="DefaultParagraphFont" style:family="text">
      <style:text-properties fo:color="#A9B7C6"/>
    </style:style>
    <style:style style:name="T3840" style:parent-style-name="DefaultParagraphFont" style:family="text">
      <style:text-properties fo:color="#CC7832"/>
    </style:style>
    <style:style style:name="T3841" style:parent-style-name="DefaultParagraphFont" style:family="text">
      <style:text-properties fo:color="#CC7832"/>
    </style:style>
    <style:style style:name="T3842" style:parent-style-name="DefaultParagraphFont" style:family="text">
      <style:text-properties fo:color="#CC7832"/>
    </style:style>
    <style:style style:name="T3843" style:parent-style-name="DefaultParagraphFont" style:family="text">
      <style:text-properties fo:color="#A9B7C6"/>
    </style:style>
    <style:style style:name="T3844" style:parent-style-name="DefaultParagraphFont" style:family="text">
      <style:text-properties fo:color="#CC7832"/>
    </style:style>
    <style:style style:name="T3845" style:parent-style-name="DefaultParagraphFont" style:family="text">
      <style:text-properties fo:color="#CC7832"/>
    </style:style>
    <style:style style:name="T3846" style:parent-style-name="DefaultParagraphFont" style:family="text">
      <style:text-properties fo:color="#CC7832"/>
    </style:style>
    <style:style style:name="T3847" style:parent-style-name="DefaultParagraphFont" style:family="text">
      <style:text-properties fo:color="#A9B7C6"/>
    </style:style>
    <style:style style:name="T3848" style:parent-style-name="DefaultParagraphFont" style:family="text">
      <style:text-properties fo:color="#CC7832"/>
    </style:style>
    <style:style style:name="T3849" style:parent-style-name="DefaultParagraphFont" style:family="text">
      <style:text-properties fo:color="#CC7832"/>
    </style:style>
    <style:style style:name="T3850" style:parent-style-name="DefaultParagraphFont" style:family="text">
      <style:text-properties fo:color="#CC7832"/>
    </style:style>
    <style:style style:name="T3851" style:parent-style-name="DefaultParagraphFont" style:family="text">
      <style:text-properties fo:color="#9876AA"/>
    </style:style>
    <style:style style:name="T3852" style:parent-style-name="DefaultParagraphFont" style:family="text">
      <style:text-properties fo:color="#A9B7C6"/>
    </style:style>
    <style:style style:name="T3853" style:parent-style-name="DefaultParagraphFont" style:family="text">
      <style:text-properties fo:color="#CC7832"/>
    </style:style>
    <style:style style:name="T3854" style:parent-style-name="DefaultParagraphFont" style:family="text">
      <style:text-properties fo:color="#CC7832"/>
    </style:style>
    <style:style style:name="T3855" style:parent-style-name="DefaultParagraphFont" style:family="text">
      <style:text-properties fo:color="#CC7832"/>
    </style:style>
    <style:style style:name="T3856" style:parent-style-name="DefaultParagraphFont" style:family="text">
      <style:text-properties fo:color="#CC7832"/>
    </style:style>
    <style:style style:name="T3857" style:parent-style-name="DefaultParagraphFont" style:family="text">
      <style:text-properties fo:color="#CC7832"/>
    </style:style>
    <style:style style:name="T3858" style:parent-style-name="DefaultParagraphFont" style:family="text">
      <style:text-properties fo:color="#CC7832"/>
    </style:style>
    <style:style style:name="T3859" style:parent-style-name="DefaultParagraphFont" style:family="text">
      <style:text-properties fo:color="#A9B7C6"/>
    </style:style>
    <style:style style:name="T3860" style:parent-style-name="DefaultParagraphFont" style:family="text">
      <style:text-properties fo:color="#A9B7C6"/>
    </style:style>
    <style:style style:name="T3861" style:parent-style-name="DefaultParagraphFont" style:family="text">
      <style:text-properties fo:color="#A9B7C6"/>
    </style:style>
    <style:style style:name="T3862" style:parent-style-name="DefaultParagraphFont" style:family="text">
      <style:text-properties fo:color="#A9B7C6"/>
    </style:style>
    <style:style style:name="T3863" style:parent-style-name="DefaultParagraphFont" style:family="text">
      <style:text-properties fo:color="#A9B7C6"/>
    </style:style>
    <style:style style:name="T3864" style:parent-style-name="DefaultParagraphFont" style:family="text">
      <style:text-properties fo:color="#A9B7C6"/>
    </style:style>
    <style:style style:name="T3865" style:parent-style-name="DefaultParagraphFont" style:family="text">
      <style:text-properties fo:color="#A9B7C6"/>
    </style:style>
    <style:style style:name="T3866" style:parent-style-name="DefaultParagraphFont" style:family="text">
      <style:text-properties fo:color="#A9B7C6"/>
    </style:style>
    <style:style style:name="T3867" style:parent-style-name="DefaultParagraphFont" style:family="text">
      <style:text-properties fo:color="#A9B7C6"/>
    </style:style>
    <style:style style:name="T3868" style:parent-style-name="DefaultParagraphFont" style:family="text">
      <style:text-properties fo:color="#808080"/>
    </style:style>
    <style:style style:name="T3869" style:parent-style-name="DefaultParagraphFont" style:family="text">
      <style:text-properties fo:color="#808080"/>
    </style:style>
    <style:style style:name="T3870" style:parent-style-name="DefaultParagraphFont" style:family="text">
      <style:text-properties fo:color="#808080"/>
    </style:style>
    <style:style style:name="T3871" style:parent-style-name="DefaultParagraphFont" style:family="text">
      <style:text-properties fo:color="#CC7832"/>
    </style:style>
    <style:style style:name="T3872" style:parent-style-name="DefaultParagraphFont" style:family="text">
      <style:text-properties fo:color="#FFC66D"/>
    </style:style>
    <style:style style:name="T3873" style:parent-style-name="DefaultParagraphFont" style:family="text">
      <style:text-properties fo:color="#A9B7C6"/>
    </style:style>
    <style:style style:name="T3874" style:parent-style-name="DefaultParagraphFont" style:family="text">
      <style:text-properties fo:color="#CC7832"/>
    </style:style>
    <style:style style:name="T3875" style:parent-style-name="DefaultParagraphFont" style:family="text">
      <style:text-properties fo:color="#A9B7C6"/>
    </style:style>
    <style:style style:name="T3876" style:parent-style-name="DefaultParagraphFont" style:family="text">
      <style:text-properties fo:color="#A9B7C6"/>
    </style:style>
    <style:style style:name="T3877" style:parent-style-name="DefaultParagraphFont" style:family="text">
      <style:text-properties fo:color="#A9B7C6"/>
    </style:style>
    <style:style style:name="T3878" style:parent-style-name="DefaultParagraphFont" style:family="text">
      <style:text-properties fo:color="#CC7832"/>
    </style:style>
    <style:style style:name="T3879" style:parent-style-name="DefaultParagraphFont" style:family="text">
      <style:text-properties fo:color="#A9B7C6"/>
    </style:style>
    <style:style style:name="T3880" style:parent-style-name="DefaultParagraphFont" style:family="text">
      <style:text-properties fo:font-style="italic" style:font-style-asian="italic" style:font-style-complex="italic" fo:color="#9876AA"/>
    </style:style>
    <style:style style:name="T3881" style:parent-style-name="DefaultParagraphFont" style:family="text">
      <style:text-properties fo:color="#A9B7C6"/>
    </style:style>
    <style:style style:name="T3882" style:parent-style-name="DefaultParagraphFont" style:family="text">
      <style:text-properties fo:font-style="italic" style:font-style-asian="italic" style:font-style-complex="italic" fo:color="#9876AA"/>
    </style:style>
    <style:style style:name="T3883" style:parent-style-name="DefaultParagraphFont" style:family="text">
      <style:text-properties fo:color="#A9B7C6"/>
    </style:style>
    <style:style style:name="T3884" style:parent-style-name="DefaultParagraphFont" style:family="text">
      <style:text-properties fo:color="#CC7832"/>
    </style:style>
    <style:style style:name="T3885" style:parent-style-name="DefaultParagraphFont" style:family="text">
      <style:text-properties fo:color="#CC7832"/>
    </style:style>
    <style:style style:name="T3886" style:parent-style-name="DefaultParagraphFont" style:family="text">
      <style:text-properties fo:color="#CC7832"/>
    </style:style>
    <style:style style:name="T3887" style:parent-style-name="DefaultParagraphFont" style:family="text">
      <style:text-properties fo:color="#A9B7C6"/>
    </style:style>
    <style:style style:name="T3888" style:parent-style-name="DefaultParagraphFont" style:family="text">
      <style:text-properties fo:color="#A9B7C6"/>
    </style:style>
    <style:style style:name="T3889" style:parent-style-name="DefaultParagraphFont" style:family="text">
      <style:text-properties fo:font-style="italic" style:font-style-asian="italic" style:font-style-complex="italic" fo:color="#9876AA"/>
    </style:style>
    <style:style style:name="T3890" style:parent-style-name="DefaultParagraphFont" style:family="text">
      <style:text-properties fo:color="#A9B7C6"/>
    </style:style>
    <style:style style:name="T3891" style:parent-style-name="DefaultParagraphFont" style:family="text">
      <style:text-properties fo:font-style="italic" style:font-style-asian="italic" style:font-style-complex="italic" fo:color="#9876AA"/>
    </style:style>
    <style:style style:name="T3892" style:parent-style-name="DefaultParagraphFont" style:family="text">
      <style:text-properties fo:color="#A9B7C6"/>
    </style:style>
    <style:style style:name="T3893" style:parent-style-name="DefaultParagraphFont" style:family="text">
      <style:text-properties fo:color="#CC7832"/>
    </style:style>
    <style:style style:name="T3894" style:parent-style-name="DefaultParagraphFont" style:family="text">
      <style:text-properties fo:color="#CC7832"/>
    </style:style>
    <style:style style:name="T3895" style:parent-style-name="DefaultParagraphFont" style:family="text">
      <style:text-properties fo:color="#CC7832"/>
    </style:style>
    <style:style style:name="T3896" style:parent-style-name="DefaultParagraphFont" style:family="text">
      <style:text-properties fo:color="#A9B7C6"/>
    </style:style>
    <style:style style:name="T3897" style:parent-style-name="DefaultParagraphFont" style:family="text">
      <style:text-properties fo:font-style="italic" style:font-style-asian="italic" style:font-style-complex="italic" fo:color="#9876AA"/>
    </style:style>
    <style:style style:name="T3898" style:parent-style-name="DefaultParagraphFont" style:family="text">
      <style:text-properties fo:color="#A9B7C6"/>
    </style:style>
    <style:style style:name="T3899" style:parent-style-name="DefaultParagraphFont" style:family="text">
      <style:text-properties fo:font-style="italic" style:font-style-asian="italic" style:font-style-complex="italic" fo:color="#9876AA"/>
    </style:style>
    <style:style style:name="T3900" style:parent-style-name="DefaultParagraphFont" style:family="text">
      <style:text-properties fo:color="#A9B7C6"/>
    </style:style>
    <style:style style:name="T3901" style:parent-style-name="DefaultParagraphFont" style:family="text">
      <style:text-properties fo:color="#CC7832"/>
    </style:style>
    <style:style style:name="T3902" style:parent-style-name="DefaultParagraphFont" style:family="text">
      <style:text-properties fo:color="#CC7832"/>
    </style:style>
    <style:style style:name="T3903" style:parent-style-name="DefaultParagraphFont" style:family="text">
      <style:text-properties fo:color="#CC7832"/>
    </style:style>
    <style:style style:name="T3904" style:parent-style-name="DefaultParagraphFont" style:family="text">
      <style:text-properties fo:color="#CC7832"/>
    </style:style>
    <style:style style:name="T3905" style:parent-style-name="DefaultParagraphFont" style:family="text">
      <style:text-properties fo:color="#A9B7C6"/>
    </style:style>
    <style:style style:name="T3906" style:parent-style-name="DefaultParagraphFont" style:family="text">
      <style:text-properties fo:font-style="italic" style:font-style-asian="italic" style:font-style-complex="italic" fo:color="#9876AA"/>
    </style:style>
    <style:style style:name="T3907" style:parent-style-name="DefaultParagraphFont" style:family="text">
      <style:text-properties fo:color="#A9B7C6"/>
    </style:style>
    <style:style style:name="T3908" style:parent-style-name="DefaultParagraphFont" style:family="text">
      <style:text-properties fo:color="#A9B7C6"/>
    </style:style>
    <style:style style:name="T3909" style:parent-style-name="DefaultParagraphFont" style:family="text">
      <style:text-properties fo:color="#A9B7C6"/>
    </style:style>
    <style:style style:name="T3910" style:parent-style-name="DefaultParagraphFont" style:family="text">
      <style:text-properties fo:color="#A9B7C6"/>
    </style:style>
    <style:style style:name="T3911" style:parent-style-name="DefaultParagraphFont" style:family="text">
      <style:text-properties fo:color="#CC7832"/>
    </style:style>
    <style:style style:name="T3912" style:parent-style-name="DefaultParagraphFont" style:family="text">
      <style:text-properties fo:color="#A9B7C6"/>
    </style:style>
    <style:style style:name="T3913" style:parent-style-name="DefaultParagraphFont" style:family="text">
      <style:text-properties fo:font-style="italic" style:font-style-asian="italic" style:font-style-complex="italic" fo:color="#9876AA"/>
    </style:style>
    <style:style style:name="T3914" style:parent-style-name="DefaultParagraphFont" style:family="text">
      <style:text-properties fo:color="#A9B7C6"/>
    </style:style>
    <style:style style:name="T3915" style:parent-style-name="DefaultParagraphFont" style:family="text">
      <style:text-properties fo:color="#CC7832"/>
    </style:style>
    <style:style style:name="T3916" style:parent-style-name="DefaultParagraphFont" style:family="text">
      <style:text-properties fo:color="#CC7832"/>
    </style:style>
    <style:style style:name="T3917" style:parent-style-name="DefaultParagraphFont" style:family="text">
      <style:text-properties fo:color="#CC7832"/>
    </style:style>
    <style:style style:name="T3918" style:parent-style-name="DefaultParagraphFont" style:family="text">
      <style:text-properties fo:color="#A9B7C6"/>
    </style:style>
    <style:style style:name="T3919" style:parent-style-name="DefaultParagraphFont" style:family="text">
      <style:text-properties fo:color="#6897BB"/>
    </style:style>
    <style:style style:name="T3920" style:parent-style-name="DefaultParagraphFont" style:family="text">
      <style:text-properties fo:color="#A9B7C6"/>
    </style:style>
    <style:style style:name="T3921" style:parent-style-name="DefaultParagraphFont" style:family="text">
      <style:text-properties fo:color="#A9B7C6"/>
    </style:style>
    <style:style style:name="T3922" style:parent-style-name="DefaultParagraphFont" style:family="text">
      <style:text-properties fo:color="#A9B7C6"/>
    </style:style>
    <style:style style:name="T3923" style:parent-style-name="DefaultParagraphFont" style:family="text">
      <style:text-properties fo:color="#CC7832"/>
    </style:style>
    <style:style style:name="T3924" style:parent-style-name="DefaultParagraphFont" style:family="text">
      <style:text-properties fo:color="#A9B7C6"/>
    </style:style>
    <style:style style:name="T3925" style:parent-style-name="DefaultParagraphFont" style:family="text">
      <style:text-properties fo:color="#CC7832"/>
    </style:style>
    <style:style style:name="T3926" style:parent-style-name="DefaultParagraphFont" style:family="text">
      <style:text-properties fo:color="#CC7832"/>
    </style:style>
    <style:style style:name="T3927" style:parent-style-name="DefaultParagraphFont" style:family="text">
      <style:text-properties fo:color="#CC7832"/>
    </style:style>
    <style:style style:name="T3928" style:parent-style-name="DefaultParagraphFont" style:family="text">
      <style:text-properties fo:color="#A9B7C6"/>
    </style:style>
    <style:style style:name="T3929" style:parent-style-name="DefaultParagraphFont" style:family="text">
      <style:text-properties fo:color="#CC7832"/>
    </style:style>
    <style:style style:name="T3930" style:parent-style-name="DefaultParagraphFont" style:family="text">
      <style:text-properties fo:color="#A9B7C6"/>
    </style:style>
    <style:style style:name="T3931" style:parent-style-name="DefaultParagraphFont" style:family="text">
      <style:text-properties fo:color="#CC7832"/>
    </style:style>
    <style:style style:name="T3932" style:parent-style-name="DefaultParagraphFont" style:family="text">
      <style:text-properties fo:color="#CC7832"/>
    </style:style>
    <style:style style:name="T3933" style:parent-style-name="DefaultParagraphFont" style:family="text">
      <style:text-properties fo:color="#CC7832"/>
    </style:style>
    <style:style style:name="T3934" style:parent-style-name="DefaultParagraphFont" style:family="text">
      <style:text-properties fo:color="#CC7832"/>
    </style:style>
    <style:style style:name="T3935" style:parent-style-name="DefaultParagraphFont" style:family="text">
      <style:text-properties fo:color="#A9B7C6"/>
    </style:style>
    <style:style style:name="T3936" style:parent-style-name="DefaultParagraphFont" style:family="text">
      <style:text-properties fo:color="#CC7832"/>
    </style:style>
    <style:style style:name="T3937" style:parent-style-name="DefaultParagraphFont" style:family="text">
      <style:text-properties fo:color="#A9B7C6"/>
    </style:style>
    <style:style style:name="T3938" style:parent-style-name="DefaultParagraphFont" style:family="text">
      <style:text-properties fo:color="#6897BB"/>
    </style:style>
    <style:style style:name="T3939" style:parent-style-name="DefaultParagraphFont" style:family="text">
      <style:text-properties fo:color="#A9B7C6"/>
    </style:style>
    <style:style style:name="T3940" style:parent-style-name="DefaultParagraphFont" style:family="text">
      <style:text-properties fo:color="#A9B7C6"/>
    </style:style>
    <style:style style:name="T3941" style:parent-style-name="DefaultParagraphFont" style:family="text">
      <style:text-properties fo:color="#A9B7C6"/>
    </style:style>
    <style:style style:name="T3942" style:parent-style-name="DefaultParagraphFont" style:family="text">
      <style:text-properties fo:color="#A9B7C6"/>
    </style:style>
    <style:style style:name="T3943" style:parent-style-name="DefaultParagraphFont" style:family="text">
      <style:text-properties fo:color="#CC7832"/>
    </style:style>
    <style:style style:name="T3944" style:parent-style-name="DefaultParagraphFont" style:family="text">
      <style:text-properties fo:color="#A9B7C6"/>
    </style:style>
    <style:style style:name="T3945" style:parent-style-name="DefaultParagraphFont" style:family="text">
      <style:text-properties fo:color="#CC7832"/>
    </style:style>
    <style:style style:name="T3946" style:parent-style-name="DefaultParagraphFont" style:family="text">
      <style:text-properties fo:color="#CC7832"/>
    </style:style>
    <style:style style:name="T3947" style:parent-style-name="DefaultParagraphFont" style:family="text">
      <style:text-properties fo:color="#CC7832"/>
    </style:style>
    <style:style style:name="T3948" style:parent-style-name="DefaultParagraphFont" style:family="text">
      <style:text-properties fo:color="#A9B7C6"/>
    </style:style>
    <style:style style:name="T3949" style:parent-style-name="DefaultParagraphFont" style:family="text">
      <style:text-properties fo:color="#CC7832"/>
    </style:style>
    <style:style style:name="T3950" style:parent-style-name="DefaultParagraphFont" style:family="text">
      <style:text-properties fo:color="#A9B7C6"/>
    </style:style>
    <style:style style:name="T3951" style:parent-style-name="DefaultParagraphFont" style:family="text">
      <style:text-properties fo:color="#CC7832"/>
    </style:style>
    <style:style style:name="T3952" style:parent-style-name="DefaultParagraphFont" style:family="text">
      <style:text-properties fo:color="#CC7832"/>
    </style:style>
    <style:style style:name="T3953" style:parent-style-name="DefaultParagraphFont" style:family="text">
      <style:text-properties fo:color="#CC7832"/>
    </style:style>
    <style:style style:name="T3954" style:parent-style-name="DefaultParagraphFont" style:family="text">
      <style:text-properties fo:color="#A9B7C6"/>
    </style:style>
    <style:style style:name="T3955" style:parent-style-name="DefaultParagraphFont" style:family="text">
      <style:text-properties fo:color="#CC7832"/>
    </style:style>
    <style:style style:name="T3956" style:parent-style-name="DefaultParagraphFont" style:family="text">
      <style:text-properties fo:color="#A9B7C6"/>
    </style:style>
    <style:style style:name="T3957" style:parent-style-name="DefaultParagraphFont" style:family="text">
      <style:text-properties fo:color="#A9B7C6"/>
    </style:style>
    <style:style style:name="T3958" style:parent-style-name="DefaultParagraphFont" style:family="text">
      <style:text-properties fo:color="#A9B7C6"/>
    </style:style>
    <style:style style:name="T3959" style:parent-style-name="DefaultParagraphFont" style:family="text">
      <style:text-properties fo:color="#CC7832"/>
    </style:style>
    <style:style style:name="T3960" style:parent-style-name="DefaultParagraphFont" style:family="text">
      <style:text-properties fo:color="#A9B7C6"/>
    </style:style>
    <style:style style:name="T3961" style:parent-style-name="DefaultParagraphFont" style:family="text">
      <style:text-properties fo:color="#CC7832"/>
    </style:style>
    <style:style style:name="T3962" style:parent-style-name="DefaultParagraphFont" style:family="text">
      <style:text-properties fo:color="#CC7832"/>
    </style:style>
    <style:style style:name="T3963" style:parent-style-name="DefaultParagraphFont" style:family="text">
      <style:text-properties fo:color="#CC7832"/>
    </style:style>
    <style:style style:name="T3964" style:parent-style-name="DefaultParagraphFont" style:family="text">
      <style:text-properties fo:color="#A9B7C6"/>
    </style:style>
    <style:style style:name="T3965" style:parent-style-name="DefaultParagraphFont" style:family="text">
      <style:text-properties fo:color="#CC7832"/>
    </style:style>
    <style:style style:name="T3966" style:parent-style-name="DefaultParagraphFont" style:family="text">
      <style:text-properties fo:color="#A9B7C6"/>
    </style:style>
    <style:style style:name="T3967" style:parent-style-name="DefaultParagraphFont" style:family="text">
      <style:text-properties fo:color="#CC7832"/>
    </style:style>
    <style:style style:name="T3968" style:parent-style-name="DefaultParagraphFont" style:family="text">
      <style:text-properties fo:color="#CC7832"/>
    </style:style>
    <style:style style:name="T3969" style:parent-style-name="DefaultParagraphFont" style:family="text">
      <style:text-properties fo:color="#CC7832"/>
    </style:style>
    <style:style style:name="T3970" style:parent-style-name="DefaultParagraphFont" style:family="text">
      <style:text-properties fo:color="#A9B7C6"/>
    </style:style>
    <style:style style:name="T3971" style:parent-style-name="DefaultParagraphFont" style:family="text">
      <style:text-properties fo:color="#A9B7C6"/>
    </style:style>
    <style:style style:name="T3972" style:parent-style-name="DefaultParagraphFont" style:family="text">
      <style:text-properties fo:color="#A9B7C6"/>
    </style:style>
    <style:style style:name="T3973" style:parent-style-name="DefaultParagraphFont" style:family="text">
      <style:text-properties fo:color="#A9B7C6"/>
    </style:style>
    <style:style style:name="T3974" style:parent-style-name="DefaultParagraphFont" style:family="text">
      <style:text-properties fo:color="#A9B7C6"/>
    </style:style>
    <style:style style:name="T3975" style:parent-style-name="DefaultParagraphFont" style:family="text">
      <style:text-properties fo:color="#A9B7C6"/>
    </style:style>
    <style:style style:name="T3976" style:parent-style-name="DefaultParagraphFont" style:family="text">
      <style:text-properties fo:color="#A9B7C6"/>
    </style:style>
    <style:style style:name="P3977" style:parent-style-name="HTMLPreformatted" style:family="paragraph">
      <style:paragraph-properties fo:background-color="#2B2B2B"/>
    </style:style>
    <style:style style:name="T3978" style:parent-style-name="DefaultParagraphFont" style:family="text">
      <style:text-properties fo:color="#CC7832"/>
    </style:style>
    <style:style style:name="T3979" style:parent-style-name="DefaultParagraphFont" style:family="text">
      <style:text-properties fo:color="#A9B7C6"/>
    </style:style>
    <style:style style:name="T3980" style:parent-style-name="DefaultParagraphFont" style:family="text">
      <style:text-properties fo:color="#A9B7C6"/>
    </style:style>
    <style:style style:name="T3981" style:parent-style-name="DefaultParagraphFont" style:family="text">
      <style:text-properties fo:color="#CC7832"/>
    </style:style>
    <style:style style:name="T3982" style:parent-style-name="DefaultParagraphFont" style:family="text">
      <style:text-properties fo:color="#CC7832"/>
    </style:style>
    <style:style style:name="T3983" style:parent-style-name="DefaultParagraphFont" style:family="text">
      <style:text-properties fo:color="#CC7832"/>
    </style:style>
    <style:style style:name="T3984" style:parent-style-name="DefaultParagraphFont" style:family="text">
      <style:text-properties fo:font-style="italic" style:font-style-asian="italic" style:font-style-complex="italic" fo:color="#629755"/>
    </style:style>
    <style:style style:name="T3985" style:parent-style-name="DefaultParagraphFont" style:family="text">
      <style:text-properties fo:font-style="italic" style:font-style-asian="italic" style:font-style-complex="italic" fo:color="#629755"/>
    </style:style>
    <style:style style:name="T3986" style:parent-style-name="DefaultParagraphFont" style:family="text">
      <style:text-properties fo:font-style="italic" style:font-style-asian="italic" style:font-style-complex="italic" fo:color="#629755"/>
    </style:style>
    <style:style style:name="T3987" style:parent-style-name="DefaultParagraphFont" style:family="text">
      <style:text-properties fo:font-style="italic" style:font-style-asian="italic" style:font-style-complex="italic" fo:color="#629755"/>
    </style:style>
    <style:style style:name="T3988" style:parent-style-name="DefaultParagraphFont" style:family="text">
      <style:text-properties fo:font-style="italic" style:font-style-asian="italic" style:font-style-complex="italic" fo:color="#629755"/>
    </style:style>
    <style:style style:name="T3989" style:parent-style-name="DefaultParagraphFont" style:family="text">
      <style:text-properties fo:font-style="italic" style:font-style-asian="italic" style:font-style-complex="italic" fo:color="#629755"/>
    </style:style>
    <style:style style:name="T3990" style:parent-style-name="DefaultParagraphFont" style:family="text">
      <style:text-properties fo:font-style="italic" style:font-style-asian="italic" style:font-style-complex="italic" fo:color="#629755"/>
    </style:style>
    <style:style style:name="T3991" style:parent-style-name="DefaultParagraphFont" style:family="text">
      <style:text-properties fo:color="#808080"/>
    </style:style>
    <style:style style:name="T3992" style:parent-style-name="DefaultParagraphFont" style:family="text">
      <style:text-properties fo:color="#808080"/>
    </style:style>
    <style:style style:name="T3993" style:parent-style-name="DefaultParagraphFont" style:family="text">
      <style:text-properties fo:color="#CC7832"/>
    </style:style>
    <style:style style:name="T3994" style:parent-style-name="DefaultParagraphFont" style:family="text">
      <style:text-properties fo:color="#A9B7C6"/>
    </style:style>
    <style:style style:name="T3995" style:parent-style-name="DefaultParagraphFont" style:family="text">
      <style:text-properties fo:color="#A9B7C6"/>
    </style:style>
    <style:style style:name="T3996" style:parent-style-name="DefaultParagraphFont" style:family="text">
      <style:text-properties fo:color="#A9B7C6"/>
    </style:style>
    <style:style style:name="T3997" style:parent-style-name="DefaultParagraphFont" style:family="text">
      <style:text-properties fo:font-style="italic" style:font-style-asian="italic" style:font-style-complex="italic" fo:color="#9876AA"/>
    </style:style>
    <style:style style:name="T3998" style:parent-style-name="DefaultParagraphFont" style:family="text">
      <style:text-properties fo:color="#A9B7C6"/>
    </style:style>
    <style:style style:name="T3999" style:parent-style-name="DefaultParagraphFont" style:family="text">
      <style:text-properties fo:color="#6A8759"/>
    </style:style>
    <style:style style:name="T4000" style:parent-style-name="DefaultParagraphFont" style:family="text">
      <style:text-properties fo:color="#A9B7C6"/>
    </style:style>
    <style:style style:name="T4001" style:parent-style-name="DefaultParagraphFont" style:family="text">
      <style:text-properties fo:color="#CC7832"/>
    </style:style>
    <style:style style:name="T4002" style:parent-style-name="DefaultParagraphFont" style:family="text">
      <style:text-properties fo:color="#CC7832"/>
    </style:style>
    <style:style style:name="T4003" style:parent-style-name="DefaultParagraphFont" style:family="text">
      <style:text-properties fo:color="#CC7832"/>
    </style:style>
    <style:style style:name="T4004" style:parent-style-name="DefaultParagraphFont" style:family="text">
      <style:text-properties fo:font-style="italic" style:font-style-asian="italic" style:font-style-complex="italic" fo:color="#9876AA"/>
    </style:style>
    <style:style style:name="T4005" style:parent-style-name="DefaultParagraphFont" style:family="text">
      <style:text-properties fo:color="#A9B7C6"/>
    </style:style>
    <style:style style:name="T4006" style:parent-style-name="DefaultParagraphFont" style:family="text">
      <style:text-properties fo:color="#6A8759"/>
    </style:style>
    <style:style style:name="T4007" style:parent-style-name="DefaultParagraphFont" style:family="text">
      <style:text-properties fo:color="#A9B7C6"/>
    </style:style>
    <style:style style:name="T4008" style:parent-style-name="DefaultParagraphFont" style:family="text">
      <style:text-properties fo:color="#CC7832"/>
    </style:style>
    <style:style style:name="T4009" style:parent-style-name="DefaultParagraphFont" style:family="text">
      <style:text-properties fo:color="#CC7832"/>
    </style:style>
    <style:style style:name="T4010" style:parent-style-name="DefaultParagraphFont" style:family="text">
      <style:text-properties fo:color="#CC7832"/>
    </style:style>
    <style:style style:name="T4011" style:parent-style-name="DefaultParagraphFont" style:family="text">
      <style:text-properties fo:font-style="italic" style:font-style-asian="italic" style:font-style-complex="italic" fo:color="#9876AA"/>
    </style:style>
    <style:style style:name="T4012" style:parent-style-name="DefaultParagraphFont" style:family="text">
      <style:text-properties fo:color="#A9B7C6"/>
    </style:style>
    <style:style style:name="T4013" style:parent-style-name="DefaultParagraphFont" style:family="text">
      <style:text-properties fo:color="#6A8759"/>
    </style:style>
    <style:style style:name="T4014" style:parent-style-name="DefaultParagraphFont" style:family="text">
      <style:text-properties fo:color="#A9B7C6"/>
    </style:style>
    <style:style style:name="T4015" style:parent-style-name="DefaultParagraphFont" style:family="text">
      <style:text-properties fo:color="#CC7832"/>
    </style:style>
    <style:style style:name="T4016" style:parent-style-name="DefaultParagraphFont" style:family="text">
      <style:text-properties fo:color="#CC7832"/>
    </style:style>
    <style:style style:name="T4017" style:parent-style-name="DefaultParagraphFont" style:family="text">
      <style:text-properties fo:color="#CC7832"/>
    </style:style>
    <style:style style:name="T4018" style:parent-style-name="DefaultParagraphFont" style:family="text">
      <style:text-properties fo:font-style="italic" style:font-style-asian="italic" style:font-style-complex="italic" fo:color="#9876AA"/>
    </style:style>
    <style:style style:name="T4019" style:parent-style-name="DefaultParagraphFont" style:family="text">
      <style:text-properties fo:color="#A9B7C6"/>
    </style:style>
    <style:style style:name="T4020" style:parent-style-name="DefaultParagraphFont" style:family="text">
      <style:text-properties fo:color="#6A8759"/>
    </style:style>
    <style:style style:name="T4021" style:parent-style-name="DefaultParagraphFont" style:family="text">
      <style:text-properties fo:color="#A9B7C6"/>
    </style:style>
    <style:style style:name="T4022" style:parent-style-name="DefaultParagraphFont" style:family="text">
      <style:text-properties fo:color="#CC7832"/>
    </style:style>
    <style:style style:name="T4023" style:parent-style-name="DefaultParagraphFont" style:family="text">
      <style:text-properties fo:color="#CC7832"/>
    </style:style>
    <style:style style:name="T4024" style:parent-style-name="DefaultParagraphFont" style:family="text">
      <style:text-properties fo:color="#CC7832"/>
    </style:style>
    <style:style style:name="T4025" style:parent-style-name="DefaultParagraphFont" style:family="text">
      <style:text-properties fo:font-style="italic" style:font-style-asian="italic" style:font-style-complex="italic" fo:color="#9876AA"/>
    </style:style>
    <style:style style:name="T4026" style:parent-style-name="DefaultParagraphFont" style:family="text">
      <style:text-properties fo:font-style="italic" style:font-style-asian="italic" style:font-style-complex="italic" fo:color="#9876AA"/>
    </style:style>
    <style:style style:name="T4027" style:parent-style-name="DefaultParagraphFont" style:family="text">
      <style:text-properties fo:color="#A9B7C6"/>
    </style:style>
    <style:style style:name="T4028" style:parent-style-name="DefaultParagraphFont" style:family="text">
      <style:text-properties fo:color="#6A8759"/>
    </style:style>
    <style:style style:name="T4029" style:parent-style-name="DefaultParagraphFont" style:family="text">
      <style:text-properties fo:color="#A9B7C6"/>
    </style:style>
    <style:style style:name="T4030" style:parent-style-name="DefaultParagraphFont" style:family="text">
      <style:text-properties fo:color="#CC7832"/>
    </style:style>
    <style:style style:name="T4031" style:parent-style-name="DefaultParagraphFont" style:family="text">
      <style:text-properties fo:color="#CC7832"/>
    </style:style>
    <style:style style:name="T4032" style:parent-style-name="DefaultParagraphFont" style:family="text">
      <style:text-properties fo:color="#CC7832"/>
    </style:style>
    <style:style style:name="T4033" style:parent-style-name="DefaultParagraphFont" style:family="text">
      <style:text-properties fo:color="#CC7832"/>
    </style:style>
    <style:style style:name="T4034" style:parent-style-name="DefaultParagraphFont" style:family="text">
      <style:text-properties fo:color="#808080"/>
    </style:style>
    <style:style style:name="T4035" style:parent-style-name="DefaultParagraphFont" style:family="text">
      <style:text-properties fo:color="#808080"/>
    </style:style>
    <style:style style:name="T4036" style:parent-style-name="DefaultParagraphFont" style:family="text">
      <style:text-properties fo:color="#808080"/>
    </style:style>
    <style:style style:name="T4037" style:parent-style-name="DefaultParagraphFont" style:family="text">
      <style:text-properties fo:color="#CC7832"/>
    </style:style>
    <style:style style:name="T4038" style:parent-style-name="DefaultParagraphFont" style:family="text">
      <style:text-properties fo:color="#A9B7C6"/>
    </style:style>
    <style:style style:name="T4039" style:parent-style-name="DefaultParagraphFont" style:family="text">
      <style:text-properties fo:color="#9876AA"/>
    </style:style>
    <style:style style:name="T4040" style:parent-style-name="DefaultParagraphFont" style:family="text">
      <style:text-properties fo:color="#CC7832"/>
    </style:style>
    <style:style style:name="T4041" style:parent-style-name="DefaultParagraphFont" style:family="text">
      <style:text-properties fo:color="#CC7832"/>
    </style:style>
    <style:style style:name="T4042" style:parent-style-name="DefaultParagraphFont" style:family="text">
      <style:text-properties fo:color="#CC7832"/>
    </style:style>
    <style:style style:name="T4043" style:parent-style-name="DefaultParagraphFont" style:family="text">
      <style:text-properties fo:color="#CC7832"/>
    </style:style>
    <style:style style:name="T4044" style:parent-style-name="DefaultParagraphFont" style:family="text">
      <style:text-properties fo:color="#FFC66D"/>
    </style:style>
    <style:style style:name="T4045" style:parent-style-name="DefaultParagraphFont" style:family="text">
      <style:text-properties fo:color="#A9B7C6"/>
    </style:style>
    <style:style style:name="T4046" style:parent-style-name="DefaultParagraphFont" style:family="text">
      <style:text-properties fo:color="#CC7832"/>
    </style:style>
    <style:style style:name="T4047" style:parent-style-name="DefaultParagraphFont" style:family="text">
      <style:text-properties fo:color="#A9B7C6"/>
    </style:style>
    <style:style style:name="T4048" style:parent-style-name="DefaultParagraphFont" style:family="text">
      <style:text-properties fo:color="#A9B7C6"/>
    </style:style>
    <style:style style:name="T4049" style:parent-style-name="DefaultParagraphFont" style:family="text">
      <style:text-properties fo:color="#A9B7C6"/>
    </style:style>
    <style:style style:name="T4050" style:parent-style-name="DefaultParagraphFont" style:family="text">
      <style:text-properties fo:color="#CC7832"/>
    </style:style>
    <style:style style:name="T4051" style:parent-style-name="DefaultParagraphFont" style:family="text">
      <style:text-properties fo:color="#A9B7C6"/>
    </style:style>
    <style:style style:name="T4052" style:parent-style-name="DefaultParagraphFont" style:family="text">
      <style:text-properties fo:color="#9876AA"/>
    </style:style>
    <style:style style:name="T4053" style:parent-style-name="DefaultParagraphFont" style:family="text">
      <style:text-properties fo:color="#A9B7C6"/>
    </style:style>
    <style:style style:name="T4054" style:parent-style-name="DefaultParagraphFont" style:family="text">
      <style:text-properties fo:color="#CC7832"/>
    </style:style>
    <style:style style:name="T4055" style:parent-style-name="DefaultParagraphFont" style:family="text">
      <style:text-properties fo:color="#CC7832"/>
    </style:style>
    <style:style style:name="T4056" style:parent-style-name="DefaultParagraphFont" style:family="text">
      <style:text-properties fo:color="#CC7832"/>
    </style:style>
    <style:style style:name="T4057" style:parent-style-name="DefaultParagraphFont" style:family="text">
      <style:text-properties fo:color="#A9B7C6"/>
    </style:style>
    <style:style style:name="T4058" style:parent-style-name="DefaultParagraphFont" style:family="text">
      <style:text-properties fo:color="#A9B7C6"/>
    </style:style>
    <style:style style:name="T4059" style:parent-style-name="DefaultParagraphFont" style:family="text">
      <style:text-properties fo:color="#A9B7C6"/>
    </style:style>
    <style:style style:name="T4060" style:parent-style-name="DefaultParagraphFont" style:family="text">
      <style:text-properties fo:color="#A9B7C6"/>
    </style:style>
    <style:style style:name="T4061" style:parent-style-name="DefaultParagraphFont" style:family="text">
      <style:text-properties fo:color="#BBB529"/>
    </style:style>
    <style:style style:name="T4062" style:parent-style-name="DefaultParagraphFont" style:family="text">
      <style:text-properties fo:color="#BBB529"/>
    </style:style>
    <style:style style:name="T4063" style:parent-style-name="DefaultParagraphFont" style:family="text">
      <style:text-properties fo:color="#BBB529"/>
    </style:style>
    <style:style style:name="T4064" style:parent-style-name="DefaultParagraphFont" style:family="text">
      <style:text-properties fo:color="#CC7832"/>
    </style:style>
    <style:style style:name="T4065" style:parent-style-name="DefaultParagraphFont" style:family="text">
      <style:text-properties fo:color="#A9B7C6"/>
    </style:style>
    <style:style style:name="T4066" style:parent-style-name="DefaultParagraphFont" style:family="text">
      <style:text-properties fo:color="#FFC66D"/>
    </style:style>
    <style:style style:name="T4067" style:parent-style-name="DefaultParagraphFont" style:family="text">
      <style:text-properties fo:color="#A9B7C6"/>
    </style:style>
    <style:style style:name="T4068" style:parent-style-name="DefaultParagraphFont" style:family="text">
      <style:text-properties fo:color="#A9B7C6"/>
    </style:style>
    <style:style style:name="T4069" style:parent-style-name="DefaultParagraphFont" style:family="text">
      <style:text-properties fo:color="#A9B7C6"/>
    </style:style>
    <style:style style:name="T4070" style:parent-style-name="DefaultParagraphFont" style:family="text">
      <style:text-properties fo:color="#CC7832"/>
    </style:style>
    <style:style style:name="T4071" style:parent-style-name="DefaultParagraphFont" style:family="text">
      <style:text-properties fo:color="#9876AA"/>
    </style:style>
    <style:style style:name="T4072" style:parent-style-name="DefaultParagraphFont" style:family="text">
      <style:text-properties fo:color="#CC7832"/>
    </style:style>
    <style:style style:name="T4073" style:parent-style-name="DefaultParagraphFont" style:family="text">
      <style:text-properties fo:color="#CC7832"/>
    </style:style>
    <style:style style:name="T4074" style:parent-style-name="DefaultParagraphFont" style:family="text">
      <style:text-properties fo:color="#CC7832"/>
    </style:style>
    <style:style style:name="T4075" style:parent-style-name="DefaultParagraphFont" style:family="text">
      <style:text-properties fo:color="#A9B7C6"/>
    </style:style>
    <style:style style:name="T4076" style:parent-style-name="DefaultParagraphFont" style:family="text">
      <style:text-properties fo:color="#A9B7C6"/>
    </style:style>
    <style:style style:name="T4077" style:parent-style-name="DefaultParagraphFont" style:family="text">
      <style:text-properties fo:color="#A9B7C6"/>
    </style:style>
    <style:style style:name="P4078" style:parent-style-name="HTMLPreformatted" style:family="paragraph">
      <style:paragraph-properties fo:background-color="#2B2B2B"/>
    </style:style>
    <style:style style:name="T4079" style:parent-style-name="DefaultParagraphFont" style:family="text">
      <style:text-properties fo:color="#CC7832"/>
    </style:style>
    <style:style style:name="T4080" style:parent-style-name="DefaultParagraphFont" style:family="text">
      <style:text-properties fo:color="#A9B7C6"/>
    </style:style>
    <style:style style:name="T4081" style:parent-style-name="DefaultParagraphFont" style:family="text">
      <style:text-properties fo:color="#CC7832"/>
    </style:style>
    <style:style style:name="T4082" style:parent-style-name="DefaultParagraphFont" style:family="text">
      <style:text-properties fo:color="#CC7832"/>
    </style:style>
    <style:style style:name="T4083" style:parent-style-name="DefaultParagraphFont" style:family="text">
      <style:text-properties fo:color="#CC7832"/>
    </style:style>
    <style:style style:name="T4084" style:parent-style-name="DefaultParagraphFont" style:family="text">
      <style:text-properties fo:color="#CC7832"/>
    </style:style>
    <style:style style:name="T4085" style:parent-style-name="DefaultParagraphFont" style:family="text">
      <style:text-properties fo:color="#A9B7C6"/>
    </style:style>
    <style:style style:name="T4086" style:parent-style-name="DefaultParagraphFont" style:family="text">
      <style:text-properties fo:color="#CC7832"/>
    </style:style>
    <style:style style:name="T4087" style:parent-style-name="DefaultParagraphFont" style:family="text">
      <style:text-properties fo:color="#CC7832"/>
    </style:style>
    <style:style style:name="T4088" style:parent-style-name="DefaultParagraphFont" style:family="text">
      <style:text-properties fo:color="#CC7832"/>
    </style:style>
    <style:style style:name="T4089" style:parent-style-name="DefaultParagraphFont" style:family="text">
      <style:text-properties fo:color="#A9B7C6"/>
    </style:style>
    <style:style style:name="T4090" style:parent-style-name="DefaultParagraphFont" style:family="text">
      <style:text-properties fo:color="#CC7832"/>
    </style:style>
    <style:style style:name="T4091" style:parent-style-name="DefaultParagraphFont" style:family="text">
      <style:text-properties fo:color="#CC7832"/>
    </style:style>
    <style:style style:name="T4092" style:parent-style-name="DefaultParagraphFont" style:family="text">
      <style:text-properties fo:color="#CC7832"/>
    </style:style>
    <style:style style:name="T4093" style:parent-style-name="DefaultParagraphFont" style:family="text">
      <style:text-properties fo:color="#A9B7C6"/>
    </style:style>
    <style:style style:name="T4094" style:parent-style-name="DefaultParagraphFont" style:family="text">
      <style:text-properties fo:color="#CC7832"/>
    </style:style>
    <style:style style:name="T4095" style:parent-style-name="DefaultParagraphFont" style:family="text">
      <style:text-properties fo:color="#CC7832"/>
    </style:style>
    <style:style style:name="T4096" style:parent-style-name="DefaultParagraphFont" style:family="text">
      <style:text-properties fo:color="#CC7832"/>
    </style:style>
    <style:style style:name="T4097" style:parent-style-name="DefaultParagraphFont" style:family="text">
      <style:text-properties fo:color="#A9B7C6"/>
    </style:style>
    <style:style style:name="T4098" style:parent-style-name="DefaultParagraphFont" style:family="text">
      <style:text-properties fo:color="#CC7832"/>
    </style:style>
    <style:style style:name="T4099" style:parent-style-name="DefaultParagraphFont" style:family="text">
      <style:text-properties fo:color="#CC7832"/>
    </style:style>
    <style:style style:name="T4100" style:parent-style-name="DefaultParagraphFont" style:family="text">
      <style:text-properties fo:color="#CC7832"/>
    </style:style>
    <style:style style:name="T4101" style:parent-style-name="DefaultParagraphFont" style:family="text">
      <style:text-properties fo:color="#A9B7C6"/>
    </style:style>
    <style:style style:name="T4102" style:parent-style-name="DefaultParagraphFont" style:family="text">
      <style:text-properties fo:color="#CC7832"/>
    </style:style>
    <style:style style:name="T4103" style:parent-style-name="DefaultParagraphFont" style:family="text">
      <style:text-properties fo:color="#CC7832"/>
    </style:style>
    <style:style style:name="T4104" style:parent-style-name="DefaultParagraphFont" style:family="text">
      <style:text-properties fo:color="#CC7832"/>
    </style:style>
    <style:style style:name="T4105" style:parent-style-name="DefaultParagraphFont" style:family="text">
      <style:text-properties fo:color="#A9B7C6"/>
    </style:style>
    <style:style style:name="T4106" style:parent-style-name="DefaultParagraphFont" style:family="text">
      <style:text-properties fo:color="#CC7832"/>
    </style:style>
    <style:style style:name="T4107" style:parent-style-name="DefaultParagraphFont" style:family="text">
      <style:text-properties fo:color="#CC7832"/>
    </style:style>
    <style:style style:name="T4108" style:parent-style-name="DefaultParagraphFont" style:family="text">
      <style:text-properties fo:color="#CC7832"/>
    </style:style>
    <style:style style:name="T4109" style:parent-style-name="DefaultParagraphFont" style:family="text">
      <style:text-properties fo:color="#A9B7C6"/>
    </style:style>
    <style:style style:name="T4110" style:parent-style-name="DefaultParagraphFont" style:family="text">
      <style:text-properties fo:color="#CC7832"/>
    </style:style>
    <style:style style:name="T4111" style:parent-style-name="DefaultParagraphFont" style:family="text">
      <style:text-properties fo:color="#CC7832"/>
    </style:style>
    <style:style style:name="T4112" style:parent-style-name="DefaultParagraphFont" style:family="text">
      <style:text-properties fo:color="#CC7832"/>
    </style:style>
    <style:style style:name="T4113" style:parent-style-name="DefaultParagraphFont" style:family="text">
      <style:text-properties fo:color="#A9B7C6"/>
    </style:style>
    <style:style style:name="T4114" style:parent-style-name="DefaultParagraphFont" style:family="text">
      <style:text-properties fo:color="#CC7832"/>
    </style:style>
    <style:style style:name="T4115" style:parent-style-name="DefaultParagraphFont" style:family="text">
      <style:text-properties fo:color="#CC7832"/>
    </style:style>
    <style:style style:name="T4116" style:parent-style-name="DefaultParagraphFont" style:family="text">
      <style:text-properties fo:color="#CC7832"/>
    </style:style>
    <style:style style:name="T4117" style:parent-style-name="DefaultParagraphFont" style:family="text">
      <style:text-properties fo:color="#A9B7C6"/>
    </style:style>
    <style:style style:name="T4118" style:parent-style-name="DefaultParagraphFont" style:family="text">
      <style:text-properties fo:color="#CC7832"/>
    </style:style>
    <style:style style:name="T4119" style:parent-style-name="DefaultParagraphFont" style:family="text">
      <style:text-properties fo:color="#CC7832"/>
    </style:style>
    <style:style style:name="T4120" style:parent-style-name="DefaultParagraphFont" style:family="text">
      <style:text-properties fo:color="#CC7832"/>
    </style:style>
    <style:style style:name="T4121" style:parent-style-name="DefaultParagraphFont" style:family="text">
      <style:text-properties fo:color="#A9B7C6"/>
    </style:style>
    <style:style style:name="T4122" style:parent-style-name="DefaultParagraphFont" style:family="text">
      <style:text-properties fo:color="#CC7832"/>
    </style:style>
    <style:style style:name="T4123" style:parent-style-name="DefaultParagraphFont" style:family="text">
      <style:text-properties fo:color="#CC7832"/>
    </style:style>
    <style:style style:name="T4124" style:parent-style-name="DefaultParagraphFont" style:family="text">
      <style:text-properties fo:color="#CC7832"/>
    </style:style>
    <style:style style:name="T4125" style:parent-style-name="DefaultParagraphFont" style:family="text">
      <style:text-properties fo:color="#A9B7C6"/>
    </style:style>
    <style:style style:name="T4126" style:parent-style-name="DefaultParagraphFont" style:family="text">
      <style:text-properties fo:color="#BBB529"/>
    </style:style>
    <style:style style:name="T4127" style:parent-style-name="DefaultParagraphFont" style:family="text">
      <style:text-properties fo:color="#CC7832"/>
    </style:style>
    <style:style style:name="T4128" style:parent-style-name="DefaultParagraphFont" style:family="text">
      <style:text-properties fo:color="#CC7832"/>
    </style:style>
    <style:style style:name="T4129" style:parent-style-name="DefaultParagraphFont" style:family="text">
      <style:text-properties fo:color="#CC7832"/>
    </style:style>
    <style:style style:name="T4130" style:parent-style-name="DefaultParagraphFont" style:family="text">
      <style:text-properties fo:color="#A9B7C6"/>
    </style:style>
    <style:style style:name="T4131" style:parent-style-name="DefaultParagraphFont" style:family="text">
      <style:text-properties fo:color="#CC7832"/>
    </style:style>
    <style:style style:name="T4132" style:parent-style-name="DefaultParagraphFont" style:family="text">
      <style:text-properties fo:color="#CC7832"/>
    </style:style>
    <style:style style:name="T4133" style:parent-style-name="DefaultParagraphFont" style:family="text">
      <style:text-properties fo:color="#CC7832"/>
    </style:style>
    <style:style style:name="T4134" style:parent-style-name="DefaultParagraphFont" style:family="text">
      <style:text-properties fo:color="#A9B7C6"/>
    </style:style>
    <style:style style:name="T4135" style:parent-style-name="DefaultParagraphFont" style:family="text">
      <style:text-properties fo:color="#CC7832"/>
    </style:style>
    <style:style style:name="T4136" style:parent-style-name="DefaultParagraphFont" style:family="text">
      <style:text-properties fo:color="#CC7832"/>
    </style:style>
    <style:style style:name="T4137" style:parent-style-name="DefaultParagraphFont" style:family="text">
      <style:text-properties fo:color="#CC7832"/>
    </style:style>
    <style:style style:name="T4138" style:parent-style-name="DefaultParagraphFont" style:family="text">
      <style:text-properties fo:color="#A9B7C6"/>
    </style:style>
    <style:style style:name="T4139" style:parent-style-name="DefaultParagraphFont" style:family="text">
      <style:text-properties fo:color="#A9B7C6"/>
    </style:style>
    <style:style style:name="T4140" style:parent-style-name="DefaultParagraphFont" style:family="text">
      <style:text-properties fo:color="#CC7832"/>
    </style:style>
    <style:style style:name="T4141" style:parent-style-name="DefaultParagraphFont" style:family="text">
      <style:text-properties fo:color="#CC7832"/>
    </style:style>
    <style:style style:name="T4142" style:parent-style-name="DefaultParagraphFont" style:family="text">
      <style:text-properties fo:color="#CC7832"/>
    </style:style>
    <style:style style:name="T4143" style:parent-style-name="DefaultParagraphFont" style:family="text">
      <style:text-properties fo:color="#A9B7C6"/>
    </style:style>
    <style:style style:name="T4144" style:parent-style-name="DefaultParagraphFont" style:family="text">
      <style:text-properties fo:color="#CC7832"/>
    </style:style>
    <style:style style:name="T4145" style:parent-style-name="DefaultParagraphFont" style:family="text">
      <style:text-properties fo:color="#CC7832"/>
    </style:style>
    <style:style style:name="T4146" style:parent-style-name="DefaultParagraphFont" style:family="text">
      <style:text-properties fo:color="#CC7832"/>
    </style:style>
    <style:style style:name="T4147" style:parent-style-name="DefaultParagraphFont" style:family="text">
      <style:text-properties fo:color="#A9B7C6"/>
    </style:style>
    <style:style style:name="T4148" style:parent-style-name="DefaultParagraphFont" style:family="text">
      <style:text-properties fo:color="#CC7832"/>
    </style:style>
    <style:style style:name="T4149" style:parent-style-name="DefaultParagraphFont" style:family="text">
      <style:text-properties fo:color="#CC7832"/>
    </style:style>
    <style:style style:name="T4150" style:parent-style-name="DefaultParagraphFont" style:family="text">
      <style:text-properties fo:color="#CC7832"/>
    </style:style>
    <style:style style:name="T4151" style:parent-style-name="DefaultParagraphFont" style:family="text">
      <style:text-properties fo:color="#A9B7C6"/>
    </style:style>
    <style:style style:name="T4152" style:parent-style-name="DefaultParagraphFont" style:family="text">
      <style:text-properties fo:color="#CC7832"/>
    </style:style>
    <style:style style:name="T4153" style:parent-style-name="DefaultParagraphFont" style:family="text">
      <style:text-properties fo:color="#CC7832"/>
    </style:style>
    <style:style style:name="T4154" style:parent-style-name="DefaultParagraphFont" style:family="text">
      <style:text-properties fo:color="#CC7832"/>
    </style:style>
    <style:style style:name="T4155" style:parent-style-name="DefaultParagraphFont" style:family="text">
      <style:text-properties fo:color="#A9B7C6"/>
    </style:style>
    <style:style style:name="T4156" style:parent-style-name="DefaultParagraphFont" style:family="text">
      <style:text-properties fo:color="#CC7832"/>
    </style:style>
    <style:style style:name="T4157" style:parent-style-name="DefaultParagraphFont" style:family="text">
      <style:text-properties fo:color="#CC7832"/>
    </style:style>
    <style:style style:name="T4158" style:parent-style-name="DefaultParagraphFont" style:family="text">
      <style:text-properties fo:color="#CC7832"/>
    </style:style>
    <style:style style:name="T4159" style:parent-style-name="DefaultParagraphFont" style:family="text">
      <style:text-properties fo:color="#A9B7C6"/>
    </style:style>
    <style:style style:name="T4160" style:parent-style-name="DefaultParagraphFont" style:family="text">
      <style:text-properties fo:color="#CC7832"/>
    </style:style>
    <style:style style:name="T4161" style:parent-style-name="DefaultParagraphFont" style:family="text">
      <style:text-properties fo:color="#CC7832"/>
    </style:style>
    <style:style style:name="T4162" style:parent-style-name="DefaultParagraphFont" style:family="text">
      <style:text-properties fo:color="#CC7832"/>
    </style:style>
    <style:style style:name="T4163" style:parent-style-name="DefaultParagraphFont" style:family="text">
      <style:text-properties fo:color="#A9B7C6"/>
    </style:style>
    <style:style style:name="T4164" style:parent-style-name="DefaultParagraphFont" style:family="text">
      <style:text-properties fo:color="#CC7832"/>
    </style:style>
    <style:style style:name="T4165" style:parent-style-name="DefaultParagraphFont" style:family="text">
      <style:text-properties fo:color="#CC7832"/>
    </style:style>
    <style:style style:name="T4166" style:parent-style-name="DefaultParagraphFont" style:family="text">
      <style:text-properties fo:color="#CC7832"/>
    </style:style>
    <style:style style:name="T4167" style:parent-style-name="DefaultParagraphFont" style:family="text">
      <style:text-properties fo:color="#A9B7C6"/>
    </style:style>
    <style:style style:name="T4168" style:parent-style-name="DefaultParagraphFont" style:family="text">
      <style:text-properties fo:color="#CC7832"/>
    </style:style>
    <style:style style:name="T4169" style:parent-style-name="DefaultParagraphFont" style:family="text">
      <style:text-properties fo:color="#CC7832"/>
    </style:style>
    <style:style style:name="T4170" style:parent-style-name="DefaultParagraphFont" style:family="text">
      <style:text-properties fo:color="#CC7832"/>
    </style:style>
    <style:style style:name="T4171" style:parent-style-name="DefaultParagraphFont" style:family="text">
      <style:text-properties fo:color="#CC7832"/>
    </style:style>
    <style:style style:name="T4172" style:parent-style-name="DefaultParagraphFont" style:family="text">
      <style:text-properties fo:color="#A9B7C6"/>
    </style:style>
    <style:style style:name="T4173" style:parent-style-name="DefaultParagraphFont" style:family="text">
      <style:text-properties fo:color="#A9B7C6"/>
    </style:style>
    <style:style style:name="T4174" style:parent-style-name="DefaultParagraphFont" style:family="text">
      <style:text-properties fo:color="#CC7832"/>
    </style:style>
    <style:style style:name="T4175" style:parent-style-name="DefaultParagraphFont" style:family="text">
      <style:text-properties fo:color="#CC7832"/>
    </style:style>
    <style:style style:name="T4176" style:parent-style-name="DefaultParagraphFont" style:family="text">
      <style:text-properties fo:color="#CC7832"/>
    </style:style>
    <style:style style:name="T4177" style:parent-style-name="DefaultParagraphFont" style:family="text">
      <style:text-properties fo:color="#CC7832"/>
    </style:style>
    <style:style style:name="T4178" style:parent-style-name="DefaultParagraphFont" style:family="text">
      <style:text-properties fo:color="#A9B7C6"/>
    </style:style>
    <style:style style:name="T4179" style:parent-style-name="DefaultParagraphFont" style:family="text">
      <style:text-properties fo:color="#CC7832"/>
    </style:style>
    <style:style style:name="T4180" style:parent-style-name="DefaultParagraphFont" style:family="text">
      <style:text-properties fo:color="#CC7832"/>
    </style:style>
    <style:style style:name="T4181" style:parent-style-name="DefaultParagraphFont" style:family="text">
      <style:text-properties fo:color="#CC7832"/>
    </style:style>
    <style:style style:name="T4182" style:parent-style-name="DefaultParagraphFont" style:family="text">
      <style:text-properties fo:color="#A9B7C6"/>
    </style:style>
    <style:style style:name="T4183" style:parent-style-name="DefaultParagraphFont" style:family="text">
      <style:text-properties fo:color="#CC7832"/>
    </style:style>
    <style:style style:name="T4184" style:parent-style-name="DefaultParagraphFont" style:family="text">
      <style:text-properties fo:color="#CC7832"/>
    </style:style>
    <style:style style:name="T4185" style:parent-style-name="DefaultParagraphFont" style:family="text">
      <style:text-properties fo:color="#CC7832"/>
    </style:style>
    <style:style style:name="T4186" style:parent-style-name="DefaultParagraphFont" style:family="text">
      <style:text-properties fo:color="#A9B7C6"/>
    </style:style>
    <style:style style:name="T4187" style:parent-style-name="DefaultParagraphFont" style:family="text">
      <style:text-properties fo:color="#CC7832"/>
    </style:style>
    <style:style style:name="T4188" style:parent-style-name="DefaultParagraphFont" style:family="text">
      <style:text-properties fo:color="#CC7832"/>
    </style:style>
    <style:style style:name="T4189" style:parent-style-name="DefaultParagraphFont" style:family="text">
      <style:text-properties fo:color="#CC7832"/>
    </style:style>
    <style:style style:name="T4190" style:parent-style-name="DefaultParagraphFont" style:family="text">
      <style:text-properties fo:color="#CC7832"/>
    </style:style>
    <style:style style:name="T4191" style:parent-style-name="DefaultParagraphFont" style:family="text">
      <style:text-properties fo:color="#A9B7C6"/>
    </style:style>
    <style:style style:name="T4192" style:parent-style-name="DefaultParagraphFont" style:family="text">
      <style:text-properties fo:color="#CC7832"/>
    </style:style>
    <style:style style:name="T4193" style:parent-style-name="DefaultParagraphFont" style:family="text">
      <style:text-properties fo:color="#A9B7C6"/>
    </style:style>
    <style:style style:name="T4194" style:parent-style-name="DefaultParagraphFont" style:family="text">
      <style:text-properties fo:color="#CC7832"/>
    </style:style>
    <style:style style:name="T4195" style:parent-style-name="DefaultParagraphFont" style:family="text">
      <style:text-properties fo:color="#A9B7C6"/>
    </style:style>
    <style:style style:name="T4196" style:parent-style-name="DefaultParagraphFont" style:family="text">
      <style:text-properties fo:color="#A9B7C6"/>
    </style:style>
    <style:style style:name="T4197" style:parent-style-name="DefaultParagraphFont" style:family="text">
      <style:text-properties fo:color="#A9B7C6"/>
    </style:style>
    <style:style style:name="T4198" style:parent-style-name="DefaultParagraphFont" style:family="text">
      <style:text-properties fo:color="#A9B7C6"/>
    </style:style>
    <style:style style:name="T4199" style:parent-style-name="DefaultParagraphFont" style:family="text">
      <style:text-properties fo:color="#9876AA"/>
    </style:style>
    <style:style style:name="T4200" style:parent-style-name="DefaultParagraphFont" style:family="text">
      <style:text-properties fo:color="#CC7832"/>
    </style:style>
    <style:style style:name="T4201" style:parent-style-name="DefaultParagraphFont" style:family="text">
      <style:text-properties fo:color="#CC7832"/>
    </style:style>
    <style:style style:name="T4202" style:parent-style-name="DefaultParagraphFont" style:family="text">
      <style:text-properties fo:color="#CC7832"/>
    </style:style>
    <style:style style:name="T4203" style:parent-style-name="DefaultParagraphFont" style:family="text">
      <style:text-properties fo:color="#A9B7C6"/>
    </style:style>
    <style:style style:name="T4204" style:parent-style-name="DefaultParagraphFont" style:family="text">
      <style:text-properties fo:color="#9876AA"/>
    </style:style>
    <style:style style:name="T4205" style:parent-style-name="DefaultParagraphFont" style:family="text">
      <style:text-properties fo:color="#CC7832"/>
    </style:style>
    <style:style style:name="T4206" style:parent-style-name="DefaultParagraphFont" style:family="text">
      <style:text-properties fo:color="#CC7832"/>
    </style:style>
    <style:style style:name="T4207" style:parent-style-name="DefaultParagraphFont" style:family="text">
      <style:text-properties fo:color="#CC7832"/>
    </style:style>
    <style:style style:name="T4208" style:parent-style-name="DefaultParagraphFont" style:family="text">
      <style:text-properties fo:color="#A9B7C6"/>
    </style:style>
    <style:style style:name="T4209" style:parent-style-name="DefaultParagraphFont" style:family="text">
      <style:text-properties fo:color="#9876AA"/>
    </style:style>
    <style:style style:name="T4210" style:parent-style-name="DefaultParagraphFont" style:family="text">
      <style:text-properties fo:color="#CC7832"/>
    </style:style>
    <style:style style:name="T4211" style:parent-style-name="DefaultParagraphFont" style:family="text">
      <style:text-properties fo:color="#CC7832"/>
    </style:style>
    <style:style style:name="T4212" style:parent-style-name="DefaultParagraphFont" style:family="text">
      <style:text-properties fo:color="#CC7832"/>
    </style:style>
    <style:style style:name="T4213" style:parent-style-name="DefaultParagraphFont" style:family="text">
      <style:text-properties fo:color="#CC7832"/>
    </style:style>
    <style:style style:name="T4214" style:parent-style-name="DefaultParagraphFont" style:family="text">
      <style:text-properties fo:color="#A9B7C6"/>
    </style:style>
    <style:style style:name="T4215" style:parent-style-name="DefaultParagraphFont" style:family="text">
      <style:text-properties fo:color="#9876AA"/>
    </style:style>
    <style:style style:name="T4216" style:parent-style-name="DefaultParagraphFont" style:family="text">
      <style:text-properties fo:color="#CC7832"/>
    </style:style>
    <style:style style:name="T4217" style:parent-style-name="DefaultParagraphFont" style:family="text">
      <style:text-properties fo:color="#CC7832"/>
    </style:style>
    <style:style style:name="T4218" style:parent-style-name="DefaultParagraphFont" style:family="text">
      <style:text-properties fo:color="#CC7832"/>
    </style:style>
    <style:style style:name="T4219" style:parent-style-name="DefaultParagraphFont" style:family="text">
      <style:text-properties fo:color="#808080"/>
    </style:style>
    <style:style style:name="T4220" style:parent-style-name="DefaultParagraphFont" style:family="text">
      <style:text-properties fo:color="#808080"/>
    </style:style>
    <style:style style:name="T4221" style:parent-style-name="DefaultParagraphFont" style:family="text">
      <style:text-properties fo:color="#808080"/>
    </style:style>
    <style:style style:name="T4222" style:parent-style-name="DefaultParagraphFont" style:family="text">
      <style:text-properties fo:color="#CC7832"/>
    </style:style>
    <style:style style:name="T4223" style:parent-style-name="DefaultParagraphFont" style:family="text">
      <style:text-properties fo:color="#A9B7C6"/>
    </style:style>
    <style:style style:name="T4224" style:parent-style-name="DefaultParagraphFont" style:family="text">
      <style:text-properties fo:color="#9876AA"/>
    </style:style>
    <style:style style:name="T4225" style:parent-style-name="DefaultParagraphFont" style:family="text">
      <style:text-properties fo:color="#CC7832"/>
    </style:style>
    <style:style style:name="T4226" style:parent-style-name="DefaultParagraphFont" style:family="text">
      <style:text-properties fo:color="#CC7832"/>
    </style:style>
    <style:style style:name="T4227" style:parent-style-name="DefaultParagraphFont" style:family="text">
      <style:text-properties fo:color="#CC7832"/>
    </style:style>
    <style:style style:name="T4228" style:parent-style-name="DefaultParagraphFont" style:family="text">
      <style:text-properties fo:color="#A9B7C6"/>
    </style:style>
    <style:style style:name="T4229" style:parent-style-name="DefaultParagraphFont" style:family="text">
      <style:text-properties fo:color="#9876AA"/>
    </style:style>
    <style:style style:name="T4230" style:parent-style-name="DefaultParagraphFont" style:family="text">
      <style:text-properties fo:color="#CC7832"/>
    </style:style>
    <style:style style:name="T4231" style:parent-style-name="DefaultParagraphFont" style:family="text">
      <style:text-properties fo:color="#CC7832"/>
    </style:style>
    <style:style style:name="T4232" style:parent-style-name="DefaultParagraphFont" style:family="text">
      <style:text-properties fo:color="#CC7832"/>
    </style:style>
    <style:style style:name="T4233" style:parent-style-name="DefaultParagraphFont" style:family="text">
      <style:text-properties fo:color="#A9B7C6"/>
    </style:style>
    <style:style style:name="T4234" style:parent-style-name="DefaultParagraphFont" style:family="text">
      <style:text-properties fo:color="#9876AA"/>
    </style:style>
    <style:style style:name="T4235" style:parent-style-name="DefaultParagraphFont" style:family="text">
      <style:text-properties fo:color="#9876AA"/>
    </style:style>
    <style:style style:name="T4236" style:parent-style-name="DefaultParagraphFont" style:family="text">
      <style:text-properties fo:color="#A9B7C6"/>
    </style:style>
    <style:style style:name="T4237" style:parent-style-name="DefaultParagraphFont" style:family="text">
      <style:text-properties fo:color="#CC7832"/>
    </style:style>
    <style:style style:name="T4238" style:parent-style-name="DefaultParagraphFont" style:family="text">
      <style:text-properties fo:color="#A9B7C6"/>
    </style:style>
    <style:style style:name="T4239" style:parent-style-name="DefaultParagraphFont" style:family="text">
      <style:text-properties fo:color="#CC7832"/>
    </style:style>
    <style:style style:name="T4240" style:parent-style-name="DefaultParagraphFont" style:family="text">
      <style:text-properties fo:color="#CC7832"/>
    </style:style>
    <style:style style:name="T4241" style:parent-style-name="DefaultParagraphFont" style:family="text">
      <style:text-properties fo:color="#CC7832"/>
    </style:style>
    <style:style style:name="T4242" style:parent-style-name="DefaultParagraphFont" style:family="text">
      <style:text-properties fo:color="#A9B7C6"/>
    </style:style>
    <style:style style:name="T4243" style:parent-style-name="DefaultParagraphFont" style:family="text">
      <style:text-properties fo:color="#9876AA"/>
    </style:style>
    <style:style style:name="T4244" style:parent-style-name="DefaultParagraphFont" style:family="text">
      <style:text-properties fo:color="#CC7832"/>
    </style:style>
    <style:style style:name="T4245" style:parent-style-name="DefaultParagraphFont" style:family="text">
      <style:text-properties fo:color="#CC7832"/>
    </style:style>
    <style:style style:name="T4246" style:parent-style-name="DefaultParagraphFont" style:family="text">
      <style:text-properties fo:color="#CC7832"/>
    </style:style>
    <style:style style:name="T4247" style:parent-style-name="DefaultParagraphFont" style:family="text">
      <style:text-properties fo:color="#808080"/>
    </style:style>
    <style:style style:name="T4248" style:parent-style-name="DefaultParagraphFont" style:family="text">
      <style:text-properties fo:color="#808080"/>
    </style:style>
    <style:style style:name="T4249" style:parent-style-name="DefaultParagraphFont" style:family="text">
      <style:text-properties fo:color="#808080"/>
    </style:style>
    <style:style style:name="T4250" style:parent-style-name="DefaultParagraphFont" style:family="text">
      <style:text-properties fo:color="#CC7832"/>
    </style:style>
    <style:style style:name="T4251" style:parent-style-name="DefaultParagraphFont" style:family="text">
      <style:text-properties fo:color="#A9B7C6"/>
    </style:style>
    <style:style style:name="T4252" style:parent-style-name="DefaultParagraphFont" style:family="text">
      <style:text-properties fo:color="#9876AA"/>
    </style:style>
    <style:style style:name="T4253" style:parent-style-name="DefaultParagraphFont" style:family="text">
      <style:text-properties fo:color="#CC7832"/>
    </style:style>
    <style:style style:name="T4254" style:parent-style-name="DefaultParagraphFont" style:family="text">
      <style:text-properties fo:color="#CC7832"/>
    </style:style>
    <style:style style:name="T4255" style:parent-style-name="DefaultParagraphFont" style:family="text">
      <style:text-properties fo:color="#CC7832"/>
    </style:style>
    <style:style style:name="T4256" style:parent-style-name="DefaultParagraphFont" style:family="text">
      <style:text-properties fo:color="#CC7832"/>
    </style:style>
    <style:style style:name="T4257" style:parent-style-name="DefaultParagraphFont" style:family="text">
      <style:text-properties fo:color="#BBB529"/>
    </style:style>
    <style:style style:name="T4258" style:parent-style-name="DefaultParagraphFont" style:family="text">
      <style:text-properties fo:color="#BBB529"/>
    </style:style>
    <style:style style:name="T4259" style:parent-style-name="DefaultParagraphFont" style:family="text">
      <style:text-properties fo:color="#BBB529"/>
    </style:style>
    <style:style style:name="T4260" style:parent-style-name="DefaultParagraphFont" style:family="text">
      <style:text-properties fo:color="#CC7832"/>
    </style:style>
    <style:style style:name="T4261" style:parent-style-name="DefaultParagraphFont" style:family="text">
      <style:text-properties fo:color="#FFC66D"/>
    </style:style>
    <style:style style:name="T4262" style:parent-style-name="DefaultParagraphFont" style:family="text">
      <style:text-properties fo:color="#A9B7C6"/>
    </style:style>
    <style:style style:name="T4263" style:parent-style-name="DefaultParagraphFont" style:family="text">
      <style:text-properties fo:color="#A9B7C6"/>
    </style:style>
    <style:style style:name="T4264" style:parent-style-name="DefaultParagraphFont" style:family="text">
      <style:text-properties fo:color="#A9B7C6"/>
    </style:style>
    <style:style style:name="T4265" style:parent-style-name="DefaultParagraphFont" style:family="text">
      <style:text-properties fo:color="#CC7832"/>
    </style:style>
    <style:style style:name="T4266" style:parent-style-name="DefaultParagraphFont" style:family="text">
      <style:text-properties fo:color="#A9B7C6"/>
    </style:style>
    <style:style style:name="T4267" style:parent-style-name="DefaultParagraphFont" style:family="text">
      <style:text-properties fo:color="#A9B7C6"/>
    </style:style>
    <style:style style:name="T4268" style:parent-style-name="DefaultParagraphFont" style:family="text">
      <style:text-properties fo:color="#CC7832"/>
    </style:style>
    <style:style style:name="T4269" style:parent-style-name="DefaultParagraphFont" style:family="text">
      <style:text-properties fo:color="#CC7832"/>
    </style:style>
    <style:style style:name="T4270" style:parent-style-name="DefaultParagraphFont" style:family="text">
      <style:text-properties fo:color="#CC7832"/>
    </style:style>
    <style:style style:name="T4271" style:parent-style-name="DefaultParagraphFont" style:family="text">
      <style:text-properties fo:color="#A9B7C6"/>
    </style:style>
    <style:style style:name="T4272" style:parent-style-name="DefaultParagraphFont" style:family="text">
      <style:text-properties fo:font-style="italic" style:font-style-asian="italic" style:font-style-complex="italic" fo:color="#9876AA"/>
    </style:style>
    <style:style style:name="T4273" style:parent-style-name="DefaultParagraphFont" style:family="text">
      <style:text-properties fo:color="#A9B7C6"/>
    </style:style>
    <style:style style:name="T4274" style:parent-style-name="DefaultParagraphFont" style:family="text">
      <style:text-properties fo:color="#CC7832"/>
    </style:style>
    <style:style style:name="T4275" style:parent-style-name="DefaultParagraphFont" style:family="text">
      <style:text-properties fo:color="#CC7832"/>
    </style:style>
    <style:style style:name="T4276" style:parent-style-name="DefaultParagraphFont" style:family="text">
      <style:text-properties fo:color="#CC7832"/>
    </style:style>
    <style:style style:name="T4277" style:parent-style-name="DefaultParagraphFont" style:family="text">
      <style:text-properties fo:color="#9876AA"/>
    </style:style>
    <style:style style:name="T4278" style:parent-style-name="DefaultParagraphFont" style:family="text">
      <style:text-properties fo:color="#A9B7C6"/>
    </style:style>
    <style:style style:name="T4279" style:parent-style-name="DefaultParagraphFont" style:family="text">
      <style:text-properties fo:font-style="italic" style:font-style-asian="italic" style:font-style-complex="italic" fo:color="#A9B7C6"/>
    </style:style>
    <style:style style:name="T4280" style:parent-style-name="DefaultParagraphFont" style:family="text">
      <style:text-properties fo:color="#A9B7C6"/>
    </style:style>
    <style:style style:name="T4281" style:parent-style-name="DefaultParagraphFont" style:family="text">
      <style:text-properties fo:color="#CC7832"/>
    </style:style>
    <style:style style:name="T4282" style:parent-style-name="DefaultParagraphFont" style:family="text">
      <style:text-properties fo:color="#A9B7C6"/>
    </style:style>
    <style:style style:name="T4283" style:parent-style-name="DefaultParagraphFont" style:family="text">
      <style:text-properties fo:color="#CC7832"/>
    </style:style>
    <style:style style:name="T4284" style:parent-style-name="DefaultParagraphFont" style:family="text">
      <style:text-properties fo:color="#CC7832"/>
    </style:style>
    <style:style style:name="T4285" style:parent-style-name="DefaultParagraphFont" style:family="text">
      <style:text-properties fo:color="#CC7832"/>
    </style:style>
    <style:style style:name="T4286" style:parent-style-name="DefaultParagraphFont" style:family="text">
      <style:text-properties fo:color="#9876AA"/>
    </style:style>
    <style:style style:name="T4287" style:parent-style-name="DefaultParagraphFont" style:family="text">
      <style:text-properties fo:color="#A9B7C6"/>
    </style:style>
    <style:style style:name="T4288" style:parent-style-name="DefaultParagraphFont" style:family="text">
      <style:text-properties fo:color="#CC7832"/>
    </style:style>
    <style:style style:name="T4289" style:parent-style-name="DefaultParagraphFont" style:family="text">
      <style:text-properties fo:color="#CC7832"/>
    </style:style>
    <style:style style:name="T4290" style:parent-style-name="DefaultParagraphFont" style:family="text">
      <style:text-properties fo:color="#CC7832"/>
    </style:style>
    <style:style style:name="T4291" style:parent-style-name="DefaultParagraphFont" style:family="text">
      <style:text-properties fo:color="#9876AA"/>
    </style:style>
    <style:style style:name="T4292" style:parent-style-name="DefaultParagraphFont" style:family="text">
      <style:text-properties fo:color="#A9B7C6"/>
    </style:style>
    <style:style style:name="T4293" style:parent-style-name="DefaultParagraphFont" style:family="text">
      <style:text-properties fo:font-style="italic" style:font-style-asian="italic" style:font-style-complex="italic" fo:color="#9876AA"/>
    </style:style>
    <style:style style:name="T4294" style:parent-style-name="DefaultParagraphFont" style:family="text">
      <style:text-properties fo:color="#A9B7C6"/>
    </style:style>
    <style:style style:name="T4295" style:parent-style-name="DefaultParagraphFont" style:family="text">
      <style:text-properties fo:color="#CC7832"/>
    </style:style>
    <style:style style:name="T4296" style:parent-style-name="DefaultParagraphFont" style:family="text">
      <style:text-properties fo:color="#CC7832"/>
    </style:style>
    <style:style style:name="T4297" style:parent-style-name="DefaultParagraphFont" style:family="text">
      <style:text-properties fo:color="#CC7832"/>
    </style:style>
    <style:style style:name="T4298" style:parent-style-name="DefaultParagraphFont" style:family="text">
      <style:text-properties fo:color="#9876AA"/>
    </style:style>
    <style:style style:name="T4299" style:parent-style-name="DefaultParagraphFont" style:family="text">
      <style:text-properties fo:color="#A9B7C6"/>
    </style:style>
    <style:style style:name="T4300" style:parent-style-name="DefaultParagraphFont" style:family="text">
      <style:text-properties fo:color="#A9B7C6"/>
    </style:style>
    <style:style style:name="T4301" style:parent-style-name="DefaultParagraphFont" style:family="text">
      <style:text-properties fo:font-style="italic" style:font-style-asian="italic" style:font-style-complex="italic" fo:color="#9876AA"/>
    </style:style>
    <style:style style:name="T4302" style:parent-style-name="DefaultParagraphFont" style:family="text">
      <style:text-properties fo:color="#A9B7C6"/>
    </style:style>
    <style:style style:name="T4303" style:parent-style-name="DefaultParagraphFont" style:family="text">
      <style:text-properties fo:color="#CC7832"/>
    </style:style>
    <style:style style:name="T4304" style:parent-style-name="DefaultParagraphFont" style:family="text">
      <style:text-properties fo:color="#CC7832"/>
    </style:style>
    <style:style style:name="T4305" style:parent-style-name="DefaultParagraphFont" style:family="text">
      <style:text-properties fo:color="#CC7832"/>
    </style:style>
    <style:style style:name="T4306" style:parent-style-name="DefaultParagraphFont" style:family="text">
      <style:text-properties fo:color="#9876AA"/>
    </style:style>
    <style:style style:name="T4307" style:parent-style-name="DefaultParagraphFont" style:family="text">
      <style:text-properties fo:color="#A9B7C6"/>
    </style:style>
    <style:style style:name="T4308" style:parent-style-name="DefaultParagraphFont" style:family="text">
      <style:text-properties fo:font-style="italic" style:font-style-asian="italic" style:font-style-complex="italic" fo:color="#9876AA"/>
    </style:style>
    <style:style style:name="T4309" style:parent-style-name="DefaultParagraphFont" style:family="text">
      <style:text-properties fo:color="#A9B7C6"/>
    </style:style>
    <style:style style:name="T4310" style:parent-style-name="DefaultParagraphFont" style:family="text">
      <style:text-properties fo:color="#CC7832"/>
    </style:style>
    <style:style style:name="T4311" style:parent-style-name="DefaultParagraphFont" style:family="text">
      <style:text-properties fo:color="#CC7832"/>
    </style:style>
    <style:style style:name="T4312" style:parent-style-name="DefaultParagraphFont" style:family="text">
      <style:text-properties fo:color="#CC7832"/>
    </style:style>
    <style:style style:name="T4313" style:parent-style-name="DefaultParagraphFont" style:family="text">
      <style:text-properties fo:color="#A9B7C6"/>
    </style:style>
    <style:style style:name="T4314" style:parent-style-name="DefaultParagraphFont" style:family="text">
      <style:text-properties fo:color="#CC7832"/>
    </style:style>
    <style:style style:name="T4315" style:parent-style-name="DefaultParagraphFont" style:family="text">
      <style:text-properties fo:color="#CC7832"/>
    </style:style>
    <style:style style:name="T4316" style:parent-style-name="DefaultParagraphFont" style:family="text">
      <style:text-properties fo:color="#CC7832"/>
    </style:style>
    <style:style style:name="T4317" style:parent-style-name="DefaultParagraphFont" style:family="text">
      <style:text-properties fo:color="#CC7832"/>
    </style:style>
    <style:style style:name="T4318" style:parent-style-name="DefaultParagraphFont" style:family="text">
      <style:text-properties fo:color="#808080"/>
    </style:style>
    <style:style style:name="T4319" style:parent-style-name="DefaultParagraphFont" style:family="text">
      <style:text-properties fo:color="#808080"/>
    </style:style>
    <style:style style:name="T4320" style:parent-style-name="DefaultParagraphFont" style:family="text">
      <style:text-properties fo:color="#808080"/>
    </style:style>
    <style:style style:name="T4321" style:parent-style-name="DefaultParagraphFont" style:family="text">
      <style:text-properties fo:color="#9876AA"/>
    </style:style>
    <style:style style:name="T4322" style:parent-style-name="DefaultParagraphFont" style:family="text">
      <style:text-properties fo:color="#A9B7C6"/>
    </style:style>
    <style:style style:name="T4323" style:parent-style-name="DefaultParagraphFont" style:family="text">
      <style:text-properties fo:font-style="italic" style:font-style-asian="italic" style:font-style-complex="italic" fo:color="#A9B7C6"/>
    </style:style>
    <style:style style:name="T4324" style:parent-style-name="DefaultParagraphFont" style:family="text">
      <style:text-properties fo:color="#A9B7C6"/>
    </style:style>
    <style:style style:name="T4325" style:parent-style-name="DefaultParagraphFont" style:family="text">
      <style:text-properties fo:color="#CC7832"/>
    </style:style>
    <style:style style:name="T4326" style:parent-style-name="DefaultParagraphFont" style:family="text">
      <style:text-properties fo:color="#CC7832"/>
    </style:style>
    <style:style style:name="T4327" style:parent-style-name="DefaultParagraphFont" style:family="text">
      <style:text-properties fo:color="#CC7832"/>
    </style:style>
    <style:style style:name="T4328" style:parent-style-name="DefaultParagraphFont" style:family="text">
      <style:text-properties fo:color="#9876AA"/>
    </style:style>
    <style:style style:name="T4329" style:parent-style-name="DefaultParagraphFont" style:family="text">
      <style:text-properties fo:color="#9876AA"/>
    </style:style>
    <style:style style:name="T4330" style:parent-style-name="DefaultParagraphFont" style:family="text">
      <style:text-properties fo:color="#A9B7C6"/>
    </style:style>
    <style:style style:name="T4331" style:parent-style-name="DefaultParagraphFont" style:family="text">
      <style:text-properties fo:color="#CC7832"/>
    </style:style>
    <style:style style:name="T4332" style:parent-style-name="DefaultParagraphFont" style:family="text">
      <style:text-properties fo:color="#A9B7C6"/>
    </style:style>
    <style:style style:name="T4333" style:parent-style-name="DefaultParagraphFont" style:family="text">
      <style:text-properties fo:color="#CC7832"/>
    </style:style>
    <style:style style:name="T4334" style:parent-style-name="DefaultParagraphFont" style:family="text">
      <style:text-properties fo:color="#CC7832"/>
    </style:style>
    <style:style style:name="T4335" style:parent-style-name="DefaultParagraphFont" style:family="text">
      <style:text-properties fo:color="#CC7832"/>
    </style:style>
    <style:style style:name="T4336" style:parent-style-name="DefaultParagraphFont" style:family="text">
      <style:text-properties fo:color="#9876AA"/>
    </style:style>
    <style:style style:name="T4337" style:parent-style-name="DefaultParagraphFont" style:family="text">
      <style:text-properties fo:color="#A9B7C6"/>
    </style:style>
    <style:style style:name="T4338" style:parent-style-name="DefaultParagraphFont" style:family="text">
      <style:text-properties fo:font-style="italic" style:font-style-asian="italic" style:font-style-complex="italic" fo:color="#9876AA"/>
    </style:style>
    <style:style style:name="T4339" style:parent-style-name="DefaultParagraphFont" style:family="text">
      <style:text-properties fo:color="#A9B7C6"/>
    </style:style>
    <style:style style:name="T4340" style:parent-style-name="DefaultParagraphFont" style:family="text">
      <style:text-properties fo:color="#CC7832"/>
    </style:style>
    <style:style style:name="T4341" style:parent-style-name="DefaultParagraphFont" style:family="text">
      <style:text-properties fo:color="#CC7832"/>
    </style:style>
    <style:style style:name="T4342" style:parent-style-name="DefaultParagraphFont" style:family="text">
      <style:text-properties fo:color="#CC7832"/>
    </style:style>
    <style:style style:name="T4343" style:parent-style-name="DefaultParagraphFont" style:family="text">
      <style:text-properties fo:color="#9876AA"/>
    </style:style>
    <style:style style:name="T4344" style:parent-style-name="DefaultParagraphFont" style:family="text">
      <style:text-properties fo:color="#A9B7C6"/>
    </style:style>
    <style:style style:name="T4345" style:parent-style-name="DefaultParagraphFont" style:family="text">
      <style:text-properties fo:color="#CC7832"/>
    </style:style>
    <style:style style:name="T4346" style:parent-style-name="DefaultParagraphFont" style:family="text">
      <style:text-properties fo:color="#A9B7C6"/>
    </style:style>
    <style:style style:name="T4347" style:parent-style-name="DefaultParagraphFont" style:family="text">
      <style:text-properties fo:color="#CC7832"/>
    </style:style>
    <style:style style:name="T4348" style:parent-style-name="DefaultParagraphFont" style:family="text">
      <style:text-properties fo:color="#CC7832"/>
    </style:style>
    <style:style style:name="T4349" style:parent-style-name="DefaultParagraphFont" style:family="text">
      <style:text-properties fo:color="#CC7832"/>
    </style:style>
    <style:style style:name="T4350" style:parent-style-name="DefaultParagraphFont" style:family="text">
      <style:text-properties fo:color="#CC7832"/>
    </style:style>
    <style:style style:name="T4351" style:parent-style-name="DefaultParagraphFont" style:family="text">
      <style:text-properties fo:color="#808080"/>
    </style:style>
    <style:style style:name="T4352" style:parent-style-name="DefaultParagraphFont" style:family="text">
      <style:text-properties fo:color="#808080"/>
    </style:style>
    <style:style style:name="T4353" style:parent-style-name="DefaultParagraphFont" style:family="text">
      <style:text-properties fo:color="#808080"/>
    </style:style>
    <style:style style:name="T4354" style:parent-style-name="DefaultParagraphFont" style:family="text">
      <style:text-properties fo:color="#A9B7C6"/>
    </style:style>
    <style:style style:name="T4355" style:parent-style-name="DefaultParagraphFont" style:family="text">
      <style:text-properties fo:color="#CC7832"/>
    </style:style>
    <style:style style:name="T4356" style:parent-style-name="DefaultParagraphFont" style:family="text">
      <style:text-properties fo:color="#A9B7C6"/>
    </style:style>
    <style:style style:name="T4357" style:parent-style-name="DefaultParagraphFont" style:family="text">
      <style:text-properties fo:font-style="italic" style:font-style-asian="italic" style:font-style-complex="italic" fo:color="#9876AA"/>
    </style:style>
    <style:style style:name="T4358" style:parent-style-name="DefaultParagraphFont" style:family="text">
      <style:text-properties fo:color="#A9B7C6"/>
    </style:style>
    <style:style style:name="T4359" style:parent-style-name="DefaultParagraphFont" style:family="text">
      <style:text-properties fo:color="#CC7832"/>
    </style:style>
    <style:style style:name="T4360" style:parent-style-name="DefaultParagraphFont" style:family="text">
      <style:text-properties fo:color="#CC7832"/>
    </style:style>
    <style:style style:name="T4361" style:parent-style-name="DefaultParagraphFont" style:family="text">
      <style:text-properties fo:color="#CC7832"/>
    </style:style>
    <style:style style:name="T4362" style:parent-style-name="DefaultParagraphFont" style:family="text">
      <style:text-properties fo:color="#A9B7C6"/>
    </style:style>
    <style:style style:name="T4363" style:parent-style-name="DefaultParagraphFont" style:family="text">
      <style:text-properties fo:color="#9876AA"/>
    </style:style>
    <style:style style:name="T4364" style:parent-style-name="DefaultParagraphFont" style:family="text">
      <style:text-properties fo:color="#CC7832"/>
    </style:style>
    <style:style style:name="T4365" style:parent-style-name="DefaultParagraphFont" style:family="text">
      <style:text-properties fo:color="#A9B7C6"/>
    </style:style>
    <style:style style:name="T4366" style:parent-style-name="DefaultParagraphFont" style:family="text">
      <style:text-properties fo:color="#CC7832"/>
    </style:style>
    <style:style style:name="T4367" style:parent-style-name="DefaultParagraphFont" style:family="text">
      <style:text-properties fo:color="#CC7832"/>
    </style:style>
    <style:style style:name="T4368" style:parent-style-name="DefaultParagraphFont" style:family="text">
      <style:text-properties fo:color="#CC7832"/>
    </style:style>
    <style:style style:name="T4369" style:parent-style-name="DefaultParagraphFont" style:family="text">
      <style:text-properties fo:color="#CC7832"/>
    </style:style>
    <style:style style:name="T4370" style:parent-style-name="DefaultParagraphFont" style:family="text">
      <style:text-properties fo:color="#808080"/>
    </style:style>
    <style:style style:name="T4371" style:parent-style-name="DefaultParagraphFont" style:family="text">
      <style:text-properties fo:color="#808080"/>
    </style:style>
    <style:style style:name="T4372" style:parent-style-name="DefaultParagraphFont" style:family="text">
      <style:text-properties fo:color="#808080"/>
    </style:style>
    <style:style style:name="T4373" style:parent-style-name="DefaultParagraphFont" style:family="text">
      <style:text-properties fo:color="#A9B7C6"/>
    </style:style>
    <style:style style:name="T4374" style:parent-style-name="DefaultParagraphFont" style:family="text">
      <style:text-properties fo:color="#CC7832"/>
    </style:style>
    <style:style style:name="T4375" style:parent-style-name="DefaultParagraphFont" style:family="text">
      <style:text-properties fo:color="#A9B7C6"/>
    </style:style>
    <style:style style:name="T4376" style:parent-style-name="DefaultParagraphFont" style:family="text">
      <style:text-properties fo:font-style="italic" style:font-style-asian="italic" style:font-style-complex="italic" fo:color="#9876AA"/>
    </style:style>
    <style:style style:name="T4377" style:parent-style-name="DefaultParagraphFont" style:family="text">
      <style:text-properties fo:color="#A9B7C6"/>
    </style:style>
    <style:style style:name="T4378" style:parent-style-name="DefaultParagraphFont" style:family="text">
      <style:text-properties fo:color="#CC7832"/>
    </style:style>
    <style:style style:name="T4379" style:parent-style-name="DefaultParagraphFont" style:family="text">
      <style:text-properties fo:color="#CC7832"/>
    </style:style>
    <style:style style:name="T4380" style:parent-style-name="DefaultParagraphFont" style:family="text">
      <style:text-properties fo:color="#CC7832"/>
    </style:style>
    <style:style style:name="T4381" style:parent-style-name="DefaultParagraphFont" style:family="text">
      <style:text-properties fo:color="#A9B7C6"/>
    </style:style>
    <style:style style:name="T4382" style:parent-style-name="DefaultParagraphFont" style:family="text">
      <style:text-properties fo:color="#9876AA"/>
    </style:style>
    <style:style style:name="T4383" style:parent-style-name="DefaultParagraphFont" style:family="text">
      <style:text-properties fo:color="#CC7832"/>
    </style:style>
    <style:style style:name="T4384" style:parent-style-name="DefaultParagraphFont" style:family="text">
      <style:text-properties fo:color="#A9B7C6"/>
    </style:style>
    <style:style style:name="T4385" style:parent-style-name="DefaultParagraphFont" style:family="text">
      <style:text-properties fo:color="#CC7832"/>
    </style:style>
    <style:style style:name="T4386" style:parent-style-name="DefaultParagraphFont" style:family="text">
      <style:text-properties fo:color="#CC7832"/>
    </style:style>
    <style:style style:name="T4387" style:parent-style-name="DefaultParagraphFont" style:family="text">
      <style:text-properties fo:color="#CC7832"/>
    </style:style>
    <style:style style:name="T4388" style:parent-style-name="DefaultParagraphFont" style:family="text">
      <style:text-properties fo:color="#CC7832"/>
    </style:style>
    <style:style style:name="T4389" style:parent-style-name="DefaultParagraphFont" style:family="text">
      <style:text-properties fo:color="#A9B7C6"/>
    </style:style>
    <style:style style:name="T4390" style:parent-style-name="DefaultParagraphFont" style:family="text">
      <style:text-properties fo:color="#A9B7C6"/>
    </style:style>
    <style:style style:name="T4391" style:parent-style-name="DefaultParagraphFont" style:family="text">
      <style:text-properties fo:color="#A9B7C6"/>
    </style:style>
    <style:style style:name="T4392" style:parent-style-name="DefaultParagraphFont" style:family="text">
      <style:text-properties fo:color="#A9B7C6"/>
    </style:style>
    <style:style style:name="T4393" style:parent-style-name="DefaultParagraphFont" style:family="text">
      <style:text-properties fo:color="#CC7832"/>
    </style:style>
    <style:style style:name="T4394" style:parent-style-name="DefaultParagraphFont" style:family="text">
      <style:text-properties fo:color="#FFC66D"/>
    </style:style>
    <style:style style:name="T4395" style:parent-style-name="DefaultParagraphFont" style:family="text">
      <style:text-properties fo:color="#A9B7C6"/>
    </style:style>
    <style:style style:name="T4396" style:parent-style-name="DefaultParagraphFont" style:family="text">
      <style:text-properties fo:color="#A9B7C6"/>
    </style:style>
    <style:style style:name="T4397" style:parent-style-name="DefaultParagraphFont" style:family="text">
      <style:text-properties fo:color="#A9B7C6"/>
    </style:style>
    <style:style style:name="T4398" style:parent-style-name="DefaultParagraphFont" style:family="text">
      <style:text-properties fo:color="#808080"/>
    </style:style>
    <style:style style:name="T4399" style:parent-style-name="DefaultParagraphFont" style:family="text">
      <style:text-properties fo:color="#808080"/>
    </style:style>
    <style:style style:name="T4400" style:parent-style-name="DefaultParagraphFont" style:family="text">
      <style:text-properties fo:color="#808080"/>
    </style:style>
    <style:style style:name="T4401" style:parent-style-name="DefaultParagraphFont" style:family="text">
      <style:text-properties fo:color="#CC7832"/>
    </style:style>
    <style:style style:name="T4402" style:parent-style-name="DefaultParagraphFont" style:family="text">
      <style:text-properties fo:color="#A9B7C6"/>
    </style:style>
    <style:style style:name="T4403" style:parent-style-name="DefaultParagraphFont" style:family="text">
      <style:text-properties fo:color="#9876AA"/>
    </style:style>
    <style:style style:name="T4404" style:parent-style-name="DefaultParagraphFont" style:family="text">
      <style:text-properties fo:color="#A9B7C6"/>
    </style:style>
    <style:style style:name="T4405" style:parent-style-name="DefaultParagraphFont" style:family="text">
      <style:text-properties fo:color="#CC7832"/>
    </style:style>
    <style:style style:name="T4406" style:parent-style-name="DefaultParagraphFont" style:family="text">
      <style:text-properties fo:color="#A9B7C6"/>
    </style:style>
    <style:style style:name="T4407" style:parent-style-name="DefaultParagraphFont" style:family="text">
      <style:text-properties fo:color="#A9B7C6"/>
    </style:style>
    <style:style style:name="T4408" style:parent-style-name="DefaultParagraphFont" style:family="text">
      <style:text-properties fo:color="#A9B7C6"/>
    </style:style>
    <style:style style:name="T4409" style:parent-style-name="DefaultParagraphFont" style:family="text">
      <style:text-properties fo:color="#CC7832"/>
    </style:style>
    <style:style style:name="T4410" style:parent-style-name="DefaultParagraphFont" style:family="text">
      <style:text-properties fo:color="#A9B7C6"/>
    </style:style>
    <style:style style:name="T4411" style:parent-style-name="DefaultParagraphFont" style:family="text">
      <style:text-properties fo:color="#9876AA"/>
    </style:style>
    <style:style style:name="T4412" style:parent-style-name="DefaultParagraphFont" style:family="text">
      <style:text-properties fo:color="#9876AA"/>
    </style:style>
    <style:style style:name="T4413" style:parent-style-name="DefaultParagraphFont" style:family="text">
      <style:text-properties fo:color="#A9B7C6"/>
    </style:style>
    <style:style style:name="T4414" style:parent-style-name="DefaultParagraphFont" style:family="text">
      <style:text-properties fo:color="#A9B7C6"/>
    </style:style>
    <style:style style:name="T4415" style:parent-style-name="DefaultParagraphFont" style:family="text">
      <style:text-properties fo:color="#A9B7C6"/>
    </style:style>
    <style:style style:name="T4416" style:parent-style-name="DefaultParagraphFont" style:family="text">
      <style:text-properties fo:color="#808080"/>
    </style:style>
    <style:style style:name="T4417" style:parent-style-name="DefaultParagraphFont" style:family="text">
      <style:text-properties fo:color="#808080"/>
    </style:style>
    <style:style style:name="T4418" style:parent-style-name="DefaultParagraphFont" style:family="text">
      <style:text-properties fo:color="#808080"/>
    </style:style>
    <style:style style:name="T4419" style:parent-style-name="DefaultParagraphFont" style:family="text">
      <style:text-properties fo:color="#A9B7C6"/>
    </style:style>
    <style:style style:name="T4420" style:parent-style-name="DefaultParagraphFont" style:family="text">
      <style:text-properties fo:color="#CC7832"/>
    </style:style>
    <style:style style:name="T4421" style:parent-style-name="DefaultParagraphFont" style:family="text">
      <style:text-properties fo:color="#A9B7C6"/>
    </style:style>
    <style:style style:name="T4422" style:parent-style-name="DefaultParagraphFont" style:family="text">
      <style:text-properties fo:font-style="italic" style:font-style-asian="italic" style:font-style-complex="italic" fo:color="#9876AA"/>
    </style:style>
    <style:style style:name="T4423" style:parent-style-name="DefaultParagraphFont" style:family="text">
      <style:text-properties fo:color="#A9B7C6"/>
    </style:style>
    <style:style style:name="T4424" style:parent-style-name="DefaultParagraphFont" style:family="text">
      <style:text-properties fo:color="#CC7832"/>
    </style:style>
    <style:style style:name="T4425" style:parent-style-name="DefaultParagraphFont" style:family="text">
      <style:text-properties fo:color="#CC7832"/>
    </style:style>
    <style:style style:name="T4426" style:parent-style-name="DefaultParagraphFont" style:family="text">
      <style:text-properties fo:color="#CC7832"/>
    </style:style>
    <style:style style:name="T4427" style:parent-style-name="DefaultParagraphFont" style:family="text">
      <style:text-properties fo:color="#A9B7C6"/>
    </style:style>
    <style:style style:name="T4428" style:parent-style-name="DefaultParagraphFont" style:family="text">
      <style:text-properties fo:color="#CC7832"/>
    </style:style>
    <style:style style:name="T4429" style:parent-style-name="DefaultParagraphFont" style:family="text">
      <style:text-properties fo:color="#6897BB"/>
    </style:style>
    <style:style style:name="T4430" style:parent-style-name="DefaultParagraphFont" style:family="text">
      <style:text-properties fo:color="#A9B7C6"/>
    </style:style>
    <style:style style:name="T4431" style:parent-style-name="DefaultParagraphFont" style:family="text">
      <style:text-properties fo:color="#CC7832"/>
    </style:style>
    <style:style style:name="T4432" style:parent-style-name="DefaultParagraphFont" style:family="text">
      <style:text-properties fo:color="#CC7832"/>
    </style:style>
    <style:style style:name="T4433" style:parent-style-name="DefaultParagraphFont" style:family="text">
      <style:text-properties fo:color="#CC7832"/>
    </style:style>
    <style:style style:name="T4434" style:parent-style-name="DefaultParagraphFont" style:family="text">
      <style:text-properties fo:color="#A9B7C6"/>
    </style:style>
    <style:style style:name="T4435" style:parent-style-name="DefaultParagraphFont" style:family="text">
      <style:text-properties fo:color="#A9B7C6"/>
    </style:style>
    <style:style style:name="T4436" style:parent-style-name="DefaultParagraphFont" style:family="text">
      <style:text-properties fo:color="#CC7832"/>
    </style:style>
    <style:style style:name="T4437" style:parent-style-name="DefaultParagraphFont" style:family="text">
      <style:text-properties fo:color="#A9B7C6"/>
    </style:style>
    <style:style style:name="T4438" style:parent-style-name="DefaultParagraphFont" style:family="text">
      <style:text-properties fo:font-style="italic" style:font-style-asian="italic" style:font-style-complex="italic" fo:color="#9876AA"/>
    </style:style>
    <style:style style:name="T4439" style:parent-style-name="DefaultParagraphFont" style:family="text">
      <style:text-properties fo:color="#A9B7C6"/>
    </style:style>
    <style:style style:name="T4440" style:parent-style-name="DefaultParagraphFont" style:family="text">
      <style:text-properties fo:color="#CC7832"/>
    </style:style>
    <style:style style:name="T4441" style:parent-style-name="DefaultParagraphFont" style:family="text">
      <style:text-properties fo:color="#CC7832"/>
    </style:style>
    <style:style style:name="T4442" style:parent-style-name="DefaultParagraphFont" style:family="text">
      <style:text-properties fo:color="#CC7832"/>
    </style:style>
    <style:style style:name="T4443" style:parent-style-name="DefaultParagraphFont" style:family="text">
      <style:text-properties fo:color="#A9B7C6"/>
    </style:style>
    <style:style style:name="T4444" style:parent-style-name="DefaultParagraphFont" style:family="text">
      <style:text-properties fo:color="#9876AA"/>
    </style:style>
    <style:style style:name="T4445" style:parent-style-name="DefaultParagraphFont" style:family="text">
      <style:text-properties fo:color="#CC7832"/>
    </style:style>
    <style:style style:name="T4446" style:parent-style-name="DefaultParagraphFont" style:family="text">
      <style:text-properties fo:color="#A9B7C6"/>
    </style:style>
    <style:style style:name="T4447" style:parent-style-name="DefaultParagraphFont" style:family="text">
      <style:text-properties fo:color="#CC7832"/>
    </style:style>
    <style:style style:name="T4448" style:parent-style-name="DefaultParagraphFont" style:family="text">
      <style:text-properties fo:color="#CC7832"/>
    </style:style>
    <style:style style:name="T4449" style:parent-style-name="DefaultParagraphFont" style:family="text">
      <style:text-properties fo:color="#CC7832"/>
    </style:style>
    <style:style style:name="T4450" style:parent-style-name="DefaultParagraphFont" style:family="text">
      <style:text-properties fo:color="#CC7832"/>
    </style:style>
    <style:style style:name="T4451" style:parent-style-name="DefaultParagraphFont" style:family="text">
      <style:text-properties fo:color="#A9B7C6"/>
    </style:style>
    <style:style style:name="T4452" style:parent-style-name="DefaultParagraphFont" style:family="text">
      <style:text-properties fo:color="#CC7832"/>
    </style:style>
    <style:style style:name="T4453" style:parent-style-name="DefaultParagraphFont" style:family="text">
      <style:text-properties fo:color="#A9B7C6"/>
    </style:style>
    <style:style style:name="T4454" style:parent-style-name="DefaultParagraphFont" style:family="text">
      <style:text-properties fo:color="#A9B7C6"/>
    </style:style>
    <style:style style:name="T4455" style:parent-style-name="DefaultParagraphFont" style:family="text">
      <style:text-properties fo:color="#A9B7C6"/>
    </style:style>
    <style:style style:name="T4456" style:parent-style-name="DefaultParagraphFont" style:family="text">
      <style:text-properties fo:color="#9876AA"/>
    </style:style>
    <style:style style:name="T4457" style:parent-style-name="DefaultParagraphFont" style:family="text">
      <style:text-properties fo:color="#A9B7C6"/>
    </style:style>
    <style:style style:name="T4458" style:parent-style-name="DefaultParagraphFont" style:family="text">
      <style:text-properties fo:color="#CC7832"/>
    </style:style>
    <style:style style:name="T4459" style:parent-style-name="DefaultParagraphFont" style:family="text">
      <style:text-properties fo:color="#CC7832"/>
    </style:style>
    <style:style style:name="T4460" style:parent-style-name="DefaultParagraphFont" style:family="text">
      <style:text-properties fo:color="#CC7832"/>
    </style:style>
    <style:style style:name="T4461" style:parent-style-name="DefaultParagraphFont" style:family="text">
      <style:text-properties fo:color="#CC7832"/>
    </style:style>
    <style:style style:name="T4462" style:parent-style-name="DefaultParagraphFont" style:family="text">
      <style:text-properties fo:color="#A9B7C6"/>
    </style:style>
    <style:style style:name="T4463" style:parent-style-name="DefaultParagraphFont" style:family="text">
      <style:text-properties fo:color="#A9B7C6"/>
    </style:style>
    <style:style style:name="T4464" style:parent-style-name="DefaultParagraphFont" style:family="text">
      <style:text-properties fo:color="#CC7832"/>
    </style:style>
    <style:style style:name="T4465" style:parent-style-name="DefaultParagraphFont" style:family="text">
      <style:text-properties fo:color="#A9B7C6"/>
    </style:style>
    <style:style style:name="T4466" style:parent-style-name="DefaultParagraphFont" style:family="text">
      <style:text-properties fo:font-style="italic" style:font-style-asian="italic" style:font-style-complex="italic" fo:color="#9876AA"/>
    </style:style>
    <style:style style:name="T4467" style:parent-style-name="DefaultParagraphFont" style:family="text">
      <style:text-properties fo:color="#A9B7C6"/>
    </style:style>
    <style:style style:name="T4468" style:parent-style-name="DefaultParagraphFont" style:family="text">
      <style:text-properties fo:color="#CC7832"/>
    </style:style>
    <style:style style:name="T4469" style:parent-style-name="DefaultParagraphFont" style:family="text">
      <style:text-properties fo:color="#CC7832"/>
    </style:style>
    <style:style style:name="T4470" style:parent-style-name="DefaultParagraphFont" style:family="text">
      <style:text-properties fo:color="#CC7832"/>
    </style:style>
    <style:style style:name="T4471" style:parent-style-name="DefaultParagraphFont" style:family="text">
      <style:text-properties fo:color="#A9B7C6"/>
    </style:style>
    <style:style style:name="T4472" style:parent-style-name="DefaultParagraphFont" style:family="text">
      <style:text-properties fo:color="#9876AA"/>
    </style:style>
    <style:style style:name="T4473" style:parent-style-name="DefaultParagraphFont" style:family="text">
      <style:text-properties fo:color="#CC7832"/>
    </style:style>
    <style:style style:name="T4474" style:parent-style-name="DefaultParagraphFont" style:family="text">
      <style:text-properties fo:color="#A9B7C6"/>
    </style:style>
    <style:style style:name="T4475" style:parent-style-name="DefaultParagraphFont" style:family="text">
      <style:text-properties fo:color="#CC7832"/>
    </style:style>
    <style:style style:name="T4476" style:parent-style-name="DefaultParagraphFont" style:family="text">
      <style:text-properties fo:color="#CC7832"/>
    </style:style>
    <style:style style:name="T4477" style:parent-style-name="DefaultParagraphFont" style:family="text">
      <style:text-properties fo:color="#CC7832"/>
    </style:style>
    <style:style style:name="T4478" style:parent-style-name="DefaultParagraphFont" style:family="text">
      <style:text-properties fo:color="#A9B7C6"/>
    </style:style>
    <style:style style:name="T4479" style:parent-style-name="DefaultParagraphFont" style:family="text">
      <style:text-properties fo:color="#A9B7C6"/>
    </style:style>
    <style:style style:name="T4480" style:parent-style-name="DefaultParagraphFont" style:family="text">
      <style:text-properties fo:color="#A9B7C6"/>
    </style:style>
    <style:style style:name="T4481" style:parent-style-name="DefaultParagraphFont" style:family="text">
      <style:text-properties fo:color="#A9B7C6"/>
    </style:style>
    <style:style style:name="T4482" style:parent-style-name="DefaultParagraphFont" style:family="text">
      <style:text-properties fo:color="#A9B7C6"/>
    </style:style>
    <style:style style:name="T4483" style:parent-style-name="DefaultParagraphFont" style:family="text">
      <style:text-properties fo:color="#A9B7C6"/>
    </style:style>
    <style:style style:name="T4484" style:parent-style-name="DefaultParagraphFont" style:family="text">
      <style:text-properties fo:color="#A9B7C6"/>
    </style:style>
    <style:style style:name="T4485" style:parent-style-name="DefaultParagraphFont" style:family="text">
      <style:text-properties fo:color="#A9B7C6"/>
    </style:style>
    <style:style style:name="T4486" style:parent-style-name="DefaultParagraphFont" style:family="text">
      <style:text-properties fo:color="#A9B7C6"/>
    </style:style>
    <style:style style:name="T4487" style:parent-style-name="DefaultParagraphFont" style:family="text">
      <style:text-properties fo:color="#CC7832"/>
    </style:style>
    <style:style style:name="T4488" style:parent-style-name="DefaultParagraphFont" style:family="text">
      <style:text-properties fo:color="#FFC66D"/>
    </style:style>
    <style:style style:name="T4489" style:parent-style-name="DefaultParagraphFont" style:family="text">
      <style:text-properties fo:color="#A9B7C6"/>
    </style:style>
    <style:style style:name="T4490" style:parent-style-name="DefaultParagraphFont" style:family="text">
      <style:text-properties fo:color="#A9B7C6"/>
    </style:style>
    <style:style style:name="T4491" style:parent-style-name="DefaultParagraphFont" style:family="text">
      <style:text-properties fo:color="#A9B7C6"/>
    </style:style>
    <style:style style:name="T4492" style:parent-style-name="DefaultParagraphFont" style:family="text">
      <style:text-properties fo:color="#CC7832"/>
    </style:style>
    <style:style style:name="T4493" style:parent-style-name="DefaultParagraphFont" style:family="text">
      <style:text-properties fo:color="#A9B7C6"/>
    </style:style>
    <style:style style:name="T4494" style:parent-style-name="DefaultParagraphFont" style:family="text">
      <style:text-properties fo:color="#9876AA"/>
    </style:style>
    <style:style style:name="T4495" style:parent-style-name="DefaultParagraphFont" style:family="text">
      <style:text-properties fo:color="#A9B7C6"/>
    </style:style>
    <style:style style:name="T4496" style:parent-style-name="DefaultParagraphFont" style:family="text">
      <style:text-properties fo:color="#A9B7C6"/>
    </style:style>
    <style:style style:name="T4497" style:parent-style-name="DefaultParagraphFont" style:family="text">
      <style:text-properties fo:color="#A9B7C6"/>
    </style:style>
    <style:style style:name="T4498" style:parent-style-name="DefaultParagraphFont" style:family="text">
      <style:text-properties fo:color="#A9B7C6"/>
    </style:style>
    <style:style style:name="T4499" style:parent-style-name="DefaultParagraphFont" style:family="text">
      <style:text-properties fo:color="#CC7832"/>
    </style:style>
    <style:style style:name="T4500" style:parent-style-name="DefaultParagraphFont" style:family="text">
      <style:text-properties fo:color="#CC7832"/>
    </style:style>
    <style:style style:name="T4501" style:parent-style-name="DefaultParagraphFont" style:family="text">
      <style:text-properties fo:color="#CC7832"/>
    </style:style>
    <style:style style:name="T4502" style:parent-style-name="DefaultParagraphFont" style:family="text">
      <style:text-properties fo:color="#CC7832"/>
    </style:style>
    <style:style style:name="T4503" style:parent-style-name="DefaultParagraphFont" style:family="text">
      <style:text-properties fo:color="#A9B7C6"/>
    </style:style>
    <style:style style:name="T4504" style:parent-style-name="DefaultParagraphFont" style:family="text">
      <style:text-properties fo:color="#9876AA"/>
    </style:style>
    <style:style style:name="T4505" style:parent-style-name="DefaultParagraphFont" style:family="text">
      <style:text-properties fo:color="#A9B7C6"/>
    </style:style>
    <style:style style:name="T4506" style:parent-style-name="DefaultParagraphFont" style:family="text">
      <style:text-properties fo:color="#A9B7C6"/>
    </style:style>
    <style:style style:name="T4507" style:parent-style-name="DefaultParagraphFont" style:family="text">
      <style:text-properties fo:color="#A9B7C6"/>
    </style:style>
    <style:style style:name="T4508" style:parent-style-name="DefaultParagraphFont" style:family="text">
      <style:text-properties fo:color="#808080"/>
    </style:style>
    <style:style style:name="T4509" style:parent-style-name="DefaultParagraphFont" style:family="text">
      <style:text-properties fo:color="#808080"/>
    </style:style>
    <style:style style:name="T4510" style:parent-style-name="DefaultParagraphFont" style:family="text">
      <style:text-properties fo:color="#808080"/>
    </style:style>
    <style:style style:name="T4511" style:parent-style-name="DefaultParagraphFont" style:family="text">
      <style:text-properties fo:color="#9876AA"/>
    </style:style>
    <style:style style:name="T4512" style:parent-style-name="DefaultParagraphFont" style:family="text">
      <style:text-properties fo:color="#A9B7C6"/>
    </style:style>
    <style:style style:name="T4513" style:parent-style-name="DefaultParagraphFont" style:family="text">
      <style:text-properties fo:color="#CC7832"/>
    </style:style>
    <style:style style:name="T4514" style:parent-style-name="DefaultParagraphFont" style:family="text">
      <style:text-properties fo:color="#CC7832"/>
    </style:style>
    <style:style style:name="T4515" style:parent-style-name="DefaultParagraphFont" style:family="text">
      <style:text-properties fo:color="#CC7832"/>
    </style:style>
    <style:style style:name="T4516" style:parent-style-name="DefaultParagraphFont" style:family="text">
      <style:text-properties fo:color="#9876AA"/>
    </style:style>
    <style:style style:name="T4517" style:parent-style-name="DefaultParagraphFont" style:family="text">
      <style:text-properties fo:color="#A9B7C6"/>
    </style:style>
    <style:style style:name="T4518" style:parent-style-name="DefaultParagraphFont" style:family="text">
      <style:text-properties fo:color="#CC7832"/>
    </style:style>
    <style:style style:name="T4519" style:parent-style-name="DefaultParagraphFont" style:family="text">
      <style:text-properties fo:color="#CC7832"/>
    </style:style>
    <style:style style:name="T4520" style:parent-style-name="DefaultParagraphFont" style:family="text">
      <style:text-properties fo:color="#CC7832"/>
    </style:style>
    <style:style style:name="T4521" style:parent-style-name="DefaultParagraphFont" style:family="text">
      <style:text-properties fo:color="#808080"/>
    </style:style>
    <style:style style:name="T4522" style:parent-style-name="DefaultParagraphFont" style:family="text">
      <style:text-properties fo:color="#808080"/>
    </style:style>
    <style:style style:name="T4523" style:parent-style-name="DefaultParagraphFont" style:family="text">
      <style:text-properties fo:color="#808080"/>
    </style:style>
    <style:style style:name="T4524" style:parent-style-name="DefaultParagraphFont" style:family="text">
      <style:text-properties fo:color="#808080"/>
    </style:style>
    <style:style style:name="T4525" style:parent-style-name="DefaultParagraphFont" style:family="text">
      <style:text-properties fo:color="#A9B7C6"/>
    </style:style>
    <style:style style:name="T4526" style:parent-style-name="DefaultParagraphFont" style:family="text">
      <style:text-properties fo:color="#CC7832"/>
    </style:style>
    <style:style style:name="T4527" style:parent-style-name="DefaultParagraphFont" style:family="text">
      <style:text-properties fo:color="#A9B7C6"/>
    </style:style>
    <style:style style:name="T4528" style:parent-style-name="DefaultParagraphFont" style:family="text">
      <style:text-properties fo:font-style="italic" style:font-style-asian="italic" style:font-style-complex="italic" fo:color="#9876AA"/>
    </style:style>
    <style:style style:name="T4529" style:parent-style-name="DefaultParagraphFont" style:family="text">
      <style:text-properties fo:color="#A9B7C6"/>
    </style:style>
    <style:style style:name="T4530" style:parent-style-name="DefaultParagraphFont" style:family="text">
      <style:text-properties fo:color="#CC7832"/>
    </style:style>
    <style:style style:name="T4531" style:parent-style-name="DefaultParagraphFont" style:family="text">
      <style:text-properties fo:color="#CC7832"/>
    </style:style>
    <style:style style:name="T4532" style:parent-style-name="DefaultParagraphFont" style:family="text">
      <style:text-properties fo:color="#CC7832"/>
    </style:style>
    <style:style style:name="T4533" style:parent-style-name="DefaultParagraphFont" style:family="text">
      <style:text-properties fo:color="#A9B7C6"/>
    </style:style>
    <style:style style:name="T4534" style:parent-style-name="DefaultParagraphFont" style:family="text">
      <style:text-properties fo:color="#9876AA"/>
    </style:style>
    <style:style style:name="T4535" style:parent-style-name="DefaultParagraphFont" style:family="text">
      <style:text-properties fo:color="#CC7832"/>
    </style:style>
    <style:style style:name="T4536" style:parent-style-name="DefaultParagraphFont" style:family="text">
      <style:text-properties fo:color="#A9B7C6"/>
    </style:style>
    <style:style style:name="T4537" style:parent-style-name="DefaultParagraphFont" style:family="text">
      <style:text-properties fo:color="#CC7832"/>
    </style:style>
    <style:style style:name="T4538" style:parent-style-name="DefaultParagraphFont" style:family="text">
      <style:text-properties fo:color="#CC7832"/>
    </style:style>
    <style:style style:name="T4539" style:parent-style-name="DefaultParagraphFont" style:family="text">
      <style:text-properties fo:color="#CC7832"/>
    </style:style>
    <style:style style:name="T4540" style:parent-style-name="DefaultParagraphFont" style:family="text">
      <style:text-properties fo:color="#A9B7C6"/>
    </style:style>
    <style:style style:name="T4541" style:parent-style-name="DefaultParagraphFont" style:family="text">
      <style:text-properties fo:color="#CC7832"/>
    </style:style>
    <style:style style:name="T4542" style:parent-style-name="DefaultParagraphFont" style:family="text">
      <style:text-properties fo:color="#6A8759"/>
    </style:style>
    <style:style style:name="T4543" style:parent-style-name="DefaultParagraphFont" style:family="text">
      <style:text-properties fo:color="#6A8759"/>
    </style:style>
    <style:style style:name="T4544" style:parent-style-name="DefaultParagraphFont" style:family="text">
      <style:text-properties fo:color="#A9B7C6"/>
    </style:style>
    <style:style style:name="T4545" style:parent-style-name="DefaultParagraphFont" style:family="text">
      <style:text-properties fo:color="#CC7832"/>
    </style:style>
    <style:style style:name="T4546" style:parent-style-name="DefaultParagraphFont" style:family="text">
      <style:text-properties fo:color="#CC7832"/>
    </style:style>
    <style:style style:name="T4547" style:parent-style-name="DefaultParagraphFont" style:family="text">
      <style:text-properties fo:color="#CC7832"/>
    </style:style>
    <style:style style:name="T4548" style:parent-style-name="DefaultParagraphFont" style:family="text">
      <style:text-properties fo:color="#CC7832"/>
    </style:style>
    <style:style style:name="T4549" style:parent-style-name="DefaultParagraphFont" style:family="text">
      <style:text-properties fo:color="#A9B7C6"/>
    </style:style>
    <style:style style:name="T4550" style:parent-style-name="DefaultParagraphFont" style:family="text">
      <style:text-properties fo:color="#CC7832"/>
    </style:style>
    <style:style style:name="T4551" style:parent-style-name="DefaultParagraphFont" style:family="text">
      <style:text-properties fo:color="#A9B7C6"/>
    </style:style>
    <style:style style:name="T4552" style:parent-style-name="DefaultParagraphFont" style:family="text">
      <style:text-properties fo:color="#A9B7C6"/>
    </style:style>
    <style:style style:name="T4553" style:parent-style-name="DefaultParagraphFont" style:family="text">
      <style:text-properties fo:color="#A9B7C6"/>
    </style:style>
    <style:style style:name="T4554" style:parent-style-name="DefaultParagraphFont" style:family="text">
      <style:text-properties fo:color="#9876AA"/>
    </style:style>
    <style:style style:name="T4555" style:parent-style-name="DefaultParagraphFont" style:family="text">
      <style:text-properties fo:color="#A9B7C6"/>
    </style:style>
    <style:style style:name="T4556" style:parent-style-name="DefaultParagraphFont" style:family="text">
      <style:text-properties fo:color="#CC7832"/>
    </style:style>
    <style:style style:name="T4557" style:parent-style-name="DefaultParagraphFont" style:family="text">
      <style:text-properties fo:color="#CC7832"/>
    </style:style>
    <style:style style:name="T4558" style:parent-style-name="DefaultParagraphFont" style:family="text">
      <style:text-properties fo:color="#CC7832"/>
    </style:style>
    <style:style style:name="T4559" style:parent-style-name="DefaultParagraphFont" style:family="text">
      <style:text-properties fo:color="#808080"/>
    </style:style>
    <style:style style:name="T4560" style:parent-style-name="DefaultParagraphFont" style:family="text">
      <style:text-properties fo:color="#808080"/>
    </style:style>
    <style:style style:name="T4561" style:parent-style-name="DefaultParagraphFont" style:family="text">
      <style:text-properties fo:color="#808080"/>
    </style:style>
    <style:style style:name="T4562" style:parent-style-name="DefaultParagraphFont" style:family="text">
      <style:text-properties fo:color="#A9B7C6"/>
    </style:style>
    <style:style style:name="T4563" style:parent-style-name="DefaultParagraphFont" style:family="text">
      <style:text-properties fo:color="#CC7832"/>
    </style:style>
    <style:style style:name="T4564" style:parent-style-name="DefaultParagraphFont" style:family="text">
      <style:text-properties fo:color="#A9B7C6"/>
    </style:style>
    <style:style style:name="T4565" style:parent-style-name="DefaultParagraphFont" style:family="text">
      <style:text-properties fo:font-style="italic" style:font-style-asian="italic" style:font-style-complex="italic" fo:color="#9876AA"/>
    </style:style>
    <style:style style:name="T4566" style:parent-style-name="DefaultParagraphFont" style:family="text">
      <style:text-properties fo:color="#A9B7C6"/>
    </style:style>
    <style:style style:name="T4567" style:parent-style-name="DefaultParagraphFont" style:family="text">
      <style:text-properties fo:color="#CC7832"/>
    </style:style>
    <style:style style:name="T4568" style:parent-style-name="DefaultParagraphFont" style:family="text">
      <style:text-properties fo:color="#CC7832"/>
    </style:style>
    <style:style style:name="T4569" style:parent-style-name="DefaultParagraphFont" style:family="text">
      <style:text-properties fo:color="#CC7832"/>
    </style:style>
    <style:style style:name="T4570" style:parent-style-name="DefaultParagraphFont" style:family="text">
      <style:text-properties fo:color="#A9B7C6"/>
    </style:style>
    <style:style style:name="T4571" style:parent-style-name="DefaultParagraphFont" style:family="text">
      <style:text-properties fo:color="#A9B7C6"/>
    </style:style>
    <style:style style:name="T4572" style:parent-style-name="DefaultParagraphFont" style:family="text">
      <style:text-properties fo:color="#9876AA"/>
    </style:style>
    <style:style style:name="T4573" style:parent-style-name="DefaultParagraphFont" style:family="text">
      <style:text-properties fo:color="#CC7832"/>
    </style:style>
    <style:style style:name="T4574" style:parent-style-name="DefaultParagraphFont" style:family="text">
      <style:text-properties fo:color="#A9B7C6"/>
    </style:style>
    <style:style style:name="T4575" style:parent-style-name="DefaultParagraphFont" style:family="text">
      <style:text-properties fo:color="#CC7832"/>
    </style:style>
    <style:style style:name="T4576" style:parent-style-name="DefaultParagraphFont" style:family="text">
      <style:text-properties fo:color="#CC7832"/>
    </style:style>
    <style:style style:name="T4577" style:parent-style-name="DefaultParagraphFont" style:family="text">
      <style:text-properties fo:color="#CC7832"/>
    </style:style>
    <style:style style:name="T4578" style:parent-style-name="DefaultParagraphFont" style:family="text">
      <style:text-properties fo:color="#A9B7C6"/>
    </style:style>
    <style:style style:name="T4579" style:parent-style-name="DefaultParagraphFont" style:family="text">
      <style:text-properties fo:color="#CC7832"/>
    </style:style>
    <style:style style:name="T4580" style:parent-style-name="DefaultParagraphFont" style:family="text">
      <style:text-properties fo:color="#6A8759"/>
    </style:style>
    <style:style style:name="T4581" style:parent-style-name="DefaultParagraphFont" style:family="text">
      <style:text-properties fo:color="#A9B7C6"/>
    </style:style>
    <style:style style:name="T4582" style:parent-style-name="DefaultParagraphFont" style:family="text">
      <style:text-properties fo:color="#CC7832"/>
    </style:style>
    <style:style style:name="T4583" style:parent-style-name="DefaultParagraphFont" style:family="text">
      <style:text-properties fo:color="#CC7832"/>
    </style:style>
    <style:style style:name="T4584" style:parent-style-name="DefaultParagraphFont" style:family="text">
      <style:text-properties fo:color="#CC7832"/>
    </style:style>
    <style:style style:name="T4585" style:parent-style-name="DefaultParagraphFont" style:family="text">
      <style:text-properties fo:color="#CC7832"/>
    </style:style>
    <style:style style:name="T4586" style:parent-style-name="DefaultParagraphFont" style:family="text">
      <style:text-properties fo:color="#A9B7C6"/>
    </style:style>
    <style:style style:name="T4587" style:parent-style-name="DefaultParagraphFont" style:family="text">
      <style:text-properties fo:color="#A9B7C6"/>
    </style:style>
    <style:style style:name="T4588" style:parent-style-name="DefaultParagraphFont" style:family="text">
      <style:text-properties fo:color="#A9B7C6"/>
    </style:style>
    <style:style style:name="T4589" style:parent-style-name="DefaultParagraphFont" style:family="text">
      <style:text-properties fo:color="#A9B7C6"/>
    </style:style>
    <style:style style:name="T4590" style:parent-style-name="DefaultParagraphFont" style:family="text">
      <style:text-properties fo:color="#A9B7C6"/>
    </style:style>
    <style:style style:name="T4591" style:parent-style-name="DefaultParagraphFont" style:family="text">
      <style:text-properties fo:color="#A9B7C6"/>
    </style:style>
    <style:style style:name="T4592" style:parent-style-name="DefaultParagraphFont" style:family="text">
      <style:text-properties fo:color="#CC7832"/>
    </style:style>
    <style:style style:name="T4593" style:parent-style-name="DefaultParagraphFont" style:family="text">
      <style:text-properties fo:color="#FFC66D"/>
    </style:style>
    <style:style style:name="T4594" style:parent-style-name="DefaultParagraphFont" style:family="text">
      <style:text-properties fo:color="#A9B7C6"/>
    </style:style>
    <style:style style:name="T4595" style:parent-style-name="DefaultParagraphFont" style:family="text">
      <style:text-properties fo:color="#A9B7C6"/>
    </style:style>
    <style:style style:name="T4596" style:parent-style-name="DefaultParagraphFont" style:family="text">
      <style:text-properties fo:color="#A9B7C6"/>
    </style:style>
    <style:style style:name="T4597" style:parent-style-name="DefaultParagraphFont" style:family="text">
      <style:text-properties fo:color="#A9B7C6"/>
    </style:style>
    <style:style style:name="T4598" style:parent-style-name="DefaultParagraphFont" style:family="text">
      <style:text-properties fo:color="#9876AA"/>
    </style:style>
    <style:style style:name="T4599" style:parent-style-name="DefaultParagraphFont" style:family="text">
      <style:text-properties fo:color="#A9B7C6"/>
    </style:style>
    <style:style style:name="T4600" style:parent-style-name="DefaultParagraphFont" style:family="text">
      <style:text-properties fo:color="#CC7832"/>
    </style:style>
    <style:style style:name="T4601" style:parent-style-name="DefaultParagraphFont" style:family="text">
      <style:text-properties fo:color="#A9B7C6"/>
    </style:style>
    <style:style style:name="T4602" style:parent-style-name="DefaultParagraphFont" style:family="text">
      <style:text-properties fo:color="#A9B7C6"/>
    </style:style>
    <style:style style:name="T4603" style:parent-style-name="DefaultParagraphFont" style:family="text">
      <style:text-properties fo:color="#A9B7C6"/>
    </style:style>
    <style:style style:name="T4604" style:parent-style-name="DefaultParagraphFont" style:family="text">
      <style:text-properties fo:color="#A9B7C6"/>
    </style:style>
    <style:style style:name="T4605" style:parent-style-name="DefaultParagraphFont" style:family="text">
      <style:text-properties fo:color="#BBB529"/>
    </style:style>
    <style:style style:name="T4606" style:parent-style-name="DefaultParagraphFont" style:family="text">
      <style:text-properties fo:color="#BBB529"/>
    </style:style>
    <style:style style:name="T4607" style:parent-style-name="DefaultParagraphFont" style:family="text">
      <style:text-properties fo:color="#BBB529"/>
    </style:style>
    <style:style style:name="T4608" style:parent-style-name="DefaultParagraphFont" style:family="text">
      <style:text-properties fo:color="#CC7832"/>
    </style:style>
    <style:style style:name="T4609" style:parent-style-name="DefaultParagraphFont" style:family="text">
      <style:text-properties fo:color="#FFC66D"/>
    </style:style>
    <style:style style:name="T4610" style:parent-style-name="DefaultParagraphFont" style:family="text">
      <style:text-properties fo:color="#A9B7C6"/>
    </style:style>
    <style:style style:name="T4611" style:parent-style-name="DefaultParagraphFont" style:family="text">
      <style:text-properties fo:color="#A9B7C6"/>
    </style:style>
    <style:style style:name="T4612" style:parent-style-name="DefaultParagraphFont" style:family="text">
      <style:text-properties fo:color="#A9B7C6"/>
    </style:style>
    <style:style style:name="T4613" style:parent-style-name="DefaultParagraphFont" style:family="text">
      <style:text-properties fo:color="#9876AA"/>
    </style:style>
    <style:style style:name="T4614" style:parent-style-name="DefaultParagraphFont" style:family="text">
      <style:text-properties fo:color="#A9B7C6"/>
    </style:style>
    <style:style style:name="T4615" style:parent-style-name="DefaultParagraphFont" style:family="text">
      <style:text-properties fo:font-style="italic" style:font-style-asian="italic" style:font-style-complex="italic" fo:color="#9876AA"/>
    </style:style>
    <style:style style:name="T4616" style:parent-style-name="DefaultParagraphFont" style:family="text">
      <style:text-properties fo:color="#A9B7C6"/>
    </style:style>
    <style:style style:name="T4617" style:parent-style-name="DefaultParagraphFont" style:family="text">
      <style:text-properties fo:color="#CC7832"/>
    </style:style>
    <style:style style:name="T4618" style:parent-style-name="DefaultParagraphFont" style:family="text">
      <style:text-properties fo:color="#CC7832"/>
    </style:style>
    <style:style style:name="T4619" style:parent-style-name="DefaultParagraphFont" style:family="text">
      <style:text-properties fo:color="#CC7832"/>
    </style:style>
    <style:style style:name="T4620" style:parent-style-name="DefaultParagraphFont" style:family="text">
      <style:text-properties fo:color="#A9B7C6"/>
    </style:style>
    <style:style style:name="T4621" style:parent-style-name="DefaultParagraphFont" style:family="text">
      <style:text-properties fo:color="#CC7832"/>
    </style:style>
    <style:style style:name="T4622" style:parent-style-name="DefaultParagraphFont" style:family="text">
      <style:text-properties fo:color="#CC7832"/>
    </style:style>
    <style:style style:name="T4623" style:parent-style-name="DefaultParagraphFont" style:family="text">
      <style:text-properties fo:color="#CC7832"/>
    </style:style>
    <style:style style:name="T4624" style:parent-style-name="DefaultParagraphFont" style:family="text">
      <style:text-properties fo:color="#808080"/>
    </style:style>
    <style:style style:name="T4625" style:parent-style-name="DefaultParagraphFont" style:family="text">
      <style:text-properties fo:color="#808080"/>
    </style:style>
    <style:style style:name="T4626" style:parent-style-name="DefaultParagraphFont" style:family="text">
      <style:text-properties fo:color="#808080"/>
    </style:style>
    <style:style style:name="T4627" style:parent-style-name="DefaultParagraphFont" style:family="text">
      <style:text-properties fo:color="#A9B7C6"/>
    </style:style>
    <style:style style:name="T4628" style:parent-style-name="DefaultParagraphFont" style:family="text">
      <style:text-properties fo:color="#CC7832"/>
    </style:style>
    <style:style style:name="T4629" style:parent-style-name="DefaultParagraphFont" style:family="text">
      <style:text-properties fo:color="#CC7832"/>
    </style:style>
    <style:style style:name="T4630" style:parent-style-name="DefaultParagraphFont" style:family="text">
      <style:text-properties fo:color="#CC7832"/>
    </style:style>
    <style:style style:name="T4631" style:parent-style-name="DefaultParagraphFont" style:family="text">
      <style:text-properties fo:color="#A9B7C6"/>
    </style:style>
    <style:style style:name="T4632" style:parent-style-name="DefaultParagraphFont" style:family="text">
      <style:text-properties fo:color="#A9B7C6"/>
    </style:style>
    <style:style style:name="T4633" style:parent-style-name="DefaultParagraphFont" style:family="text">
      <style:text-properties fo:color="#A9B7C6"/>
    </style:style>
    <style:style style:name="T4634" style:parent-style-name="DefaultParagraphFont" style:family="text">
      <style:text-properties fo:color="#CC7832"/>
    </style:style>
    <style:style style:name="T4635" style:parent-style-name="DefaultParagraphFont" style:family="text">
      <style:text-properties fo:color="#CC7832"/>
    </style:style>
    <style:style style:name="T4636" style:parent-style-name="DefaultParagraphFont" style:family="text">
      <style:text-properties fo:color="#CC7832"/>
    </style:style>
    <style:style style:name="T4637" style:parent-style-name="DefaultParagraphFont" style:family="text">
      <style:text-properties fo:color="#CC7832"/>
    </style:style>
    <style:style style:name="T4638" style:parent-style-name="DefaultParagraphFont" style:family="text">
      <style:text-properties fo:color="#9876AA"/>
    </style:style>
    <style:style style:name="T4639" style:parent-style-name="DefaultParagraphFont" style:family="text">
      <style:text-properties fo:color="#A9B7C6"/>
    </style:style>
    <style:style style:name="T4640" style:parent-style-name="DefaultParagraphFont" style:family="text">
      <style:text-properties fo:color="#CC7832"/>
    </style:style>
    <style:style style:name="T4641" style:parent-style-name="DefaultParagraphFont" style:family="text">
      <style:text-properties fo:color="#A9B7C6"/>
    </style:style>
    <style:style style:name="T4642" style:parent-style-name="DefaultParagraphFont" style:family="text">
      <style:text-properties fo:color="#A9B7C6"/>
    </style:style>
    <style:style style:name="T4643" style:parent-style-name="DefaultParagraphFont" style:family="text">
      <style:text-properties fo:color="#A9B7C6"/>
    </style:style>
    <style:style style:name="T4644" style:parent-style-name="DefaultParagraphFont" style:family="text">
      <style:text-properties fo:color="#BBB529"/>
    </style:style>
    <style:style style:name="T4645" style:parent-style-name="DefaultParagraphFont" style:family="text">
      <style:text-properties fo:color="#BBB529"/>
    </style:style>
    <style:style style:name="T4646" style:parent-style-name="DefaultParagraphFont" style:family="text">
      <style:text-properties fo:color="#BBB529"/>
    </style:style>
    <style:style style:name="T4647" style:parent-style-name="DefaultParagraphFont" style:family="text">
      <style:text-properties fo:color="#CC7832"/>
    </style:style>
    <style:style style:name="T4648" style:parent-style-name="DefaultParagraphFont" style:family="text">
      <style:text-properties fo:color="#FFC66D"/>
    </style:style>
    <style:style style:name="T4649" style:parent-style-name="DefaultParagraphFont" style:family="text">
      <style:text-properties fo:color="#A9B7C6"/>
    </style:style>
    <style:style style:name="T4650" style:parent-style-name="DefaultParagraphFont" style:family="text">
      <style:text-properties fo:color="#CC7832"/>
    </style:style>
    <style:style style:name="T4651" style:parent-style-name="DefaultParagraphFont" style:family="text">
      <style:text-properties fo:color="#A9B7C6"/>
    </style:style>
    <style:style style:name="T4652" style:parent-style-name="DefaultParagraphFont" style:family="text">
      <style:text-properties fo:color="#A9B7C6"/>
    </style:style>
    <style:style style:name="T4653" style:parent-style-name="DefaultParagraphFont" style:family="text">
      <style:text-properties fo:color="#A9B7C6"/>
    </style:style>
    <style:style style:name="T4654" style:parent-style-name="DefaultParagraphFont" style:family="text">
      <style:text-properties fo:color="#CC7832"/>
    </style:style>
    <style:style style:name="T4655" style:parent-style-name="DefaultParagraphFont" style:family="text">
      <style:text-properties fo:color="#A9B7C6"/>
    </style:style>
    <style:style style:name="T4656" style:parent-style-name="DefaultParagraphFont" style:family="text">
      <style:text-properties fo:color="#A9B7C6"/>
    </style:style>
    <style:style style:name="T4657" style:parent-style-name="DefaultParagraphFont" style:family="text">
      <style:text-properties fo:color="#A9B7C6"/>
    </style:style>
    <style:style style:name="T4658" style:parent-style-name="DefaultParagraphFont" style:family="text">
      <style:text-properties fo:color="#9876AA"/>
    </style:style>
    <style:style style:name="T4659" style:parent-style-name="DefaultParagraphFont" style:family="text">
      <style:text-properties fo:color="#A9B7C6"/>
    </style:style>
    <style:style style:name="T4660" style:parent-style-name="DefaultParagraphFont" style:family="text">
      <style:text-properties fo:color="#A9B7C6"/>
    </style:style>
    <style:style style:name="T4661" style:parent-style-name="DefaultParagraphFont" style:family="text">
      <style:text-properties fo:font-style="italic" style:font-style-asian="italic" style:font-style-complex="italic" fo:color="#9876AA"/>
    </style:style>
    <style:style style:name="T4662" style:parent-style-name="DefaultParagraphFont" style:family="text">
      <style:text-properties fo:color="#A9B7C6"/>
    </style:style>
    <style:style style:name="T4663" style:parent-style-name="DefaultParagraphFont" style:family="text">
      <style:text-properties fo:color="#CC7832"/>
    </style:style>
    <style:style style:name="T4664" style:parent-style-name="DefaultParagraphFont" style:family="text">
      <style:text-properties fo:color="#CC7832"/>
    </style:style>
    <style:style style:name="T4665" style:parent-style-name="DefaultParagraphFont" style:family="text">
      <style:text-properties fo:color="#CC7832"/>
    </style:style>
    <style:style style:name="T4666" style:parent-style-name="DefaultParagraphFont" style:family="text">
      <style:text-properties fo:color="#CC7832"/>
    </style:style>
    <style:style style:name="T4667" style:parent-style-name="DefaultParagraphFont" style:family="text">
      <style:text-properties fo:color="#CC7832"/>
    </style:style>
    <style:style style:name="T4668" style:parent-style-name="DefaultParagraphFont" style:family="text">
      <style:text-properties fo:color="#9876AA"/>
    </style:style>
    <style:style style:name="T4669" style:parent-style-name="DefaultParagraphFont" style:family="text">
      <style:text-properties fo:color="#A9B7C6"/>
    </style:style>
    <style:style style:name="T4670" style:parent-style-name="DefaultParagraphFont" style:family="text">
      <style:text-properties fo:font-style="italic" style:font-style-asian="italic" style:font-style-complex="italic" fo:color="#9876AA"/>
    </style:style>
    <style:style style:name="T4671" style:parent-style-name="DefaultParagraphFont" style:family="text">
      <style:text-properties fo:color="#A9B7C6"/>
    </style:style>
    <style:style style:name="T4672" style:parent-style-name="DefaultParagraphFont" style:family="text">
      <style:text-properties fo:color="#CC7832"/>
    </style:style>
    <style:style style:name="T4673" style:parent-style-name="DefaultParagraphFont" style:family="text">
      <style:text-properties fo:color="#CC7832"/>
    </style:style>
    <style:style style:name="T4674" style:parent-style-name="DefaultParagraphFont" style:family="text">
      <style:text-properties fo:color="#CC7832"/>
    </style:style>
    <style:style style:name="T4675" style:parent-style-name="DefaultParagraphFont" style:family="text">
      <style:text-properties fo:color="#A9B7C6"/>
    </style:style>
    <style:style style:name="T4676" style:parent-style-name="DefaultParagraphFont" style:family="text">
      <style:text-properties fo:color="#A9B7C6"/>
    </style:style>
    <style:style style:name="T4677" style:parent-style-name="DefaultParagraphFont" style:family="text">
      <style:text-properties fo:color="#A9B7C6"/>
    </style:style>
    <style:style style:name="T4678" style:parent-style-name="DefaultParagraphFont" style:family="text">
      <style:text-properties fo:color="#CC7832"/>
    </style:style>
    <style:style style:name="T4679" style:parent-style-name="DefaultParagraphFont" style:family="text">
      <style:text-properties fo:color="#CC7832"/>
    </style:style>
    <style:style style:name="T4680" style:parent-style-name="DefaultParagraphFont" style:family="text">
      <style:text-properties fo:color="#CC7832"/>
    </style:style>
    <style:style style:name="T4681" style:parent-style-name="DefaultParagraphFont" style:family="text">
      <style:text-properties fo:color="#CC7832"/>
    </style:style>
    <style:style style:name="T4682" style:parent-style-name="DefaultParagraphFont" style:family="text">
      <style:text-properties fo:color="#9876AA"/>
    </style:style>
    <style:style style:name="T4683" style:parent-style-name="DefaultParagraphFont" style:family="text">
      <style:text-properties fo:color="#A9B7C6"/>
    </style:style>
    <style:style style:name="T4684" style:parent-style-name="DefaultParagraphFont" style:family="text">
      <style:text-properties fo:color="#CC7832"/>
    </style:style>
    <style:style style:name="T4685" style:parent-style-name="DefaultParagraphFont" style:family="text">
      <style:text-properties fo:color="#A9B7C6"/>
    </style:style>
    <style:style style:name="T4686" style:parent-style-name="DefaultParagraphFont" style:family="text">
      <style:text-properties fo:color="#A9B7C6"/>
    </style:style>
    <style:style style:name="T4687" style:parent-style-name="DefaultParagraphFont" style:family="text">
      <style:text-properties fo:color="#A9B7C6"/>
    </style:style>
    <style:style style:name="T4688" style:parent-style-name="DefaultParagraphFont" style:family="text">
      <style:text-properties fo:color="#BBB529"/>
    </style:style>
    <style:style style:name="T4689" style:parent-style-name="DefaultParagraphFont" style:family="text">
      <style:text-properties fo:color="#BBB529"/>
    </style:style>
    <style:style style:name="T4690" style:parent-style-name="DefaultParagraphFont" style:family="text">
      <style:text-properties fo:color="#BBB529"/>
    </style:style>
    <style:style style:name="T4691" style:parent-style-name="DefaultParagraphFont" style:family="text">
      <style:text-properties fo:color="#CC7832"/>
    </style:style>
    <style:style style:name="T4692" style:parent-style-name="DefaultParagraphFont" style:family="text">
      <style:text-properties fo:color="#CC7832"/>
    </style:style>
    <style:style style:name="T4693" style:parent-style-name="DefaultParagraphFont" style:family="text">
      <style:text-properties fo:color="#FFC66D"/>
    </style:style>
    <style:style style:name="T4694" style:parent-style-name="DefaultParagraphFont" style:family="text">
      <style:text-properties fo:color="#A9B7C6"/>
    </style:style>
    <style:style style:name="T4695" style:parent-style-name="DefaultParagraphFont" style:family="text">
      <style:text-properties fo:color="#A9B7C6"/>
    </style:style>
    <style:style style:name="T4696" style:parent-style-name="DefaultParagraphFont" style:family="text">
      <style:text-properties fo:color="#A9B7C6"/>
    </style:style>
    <style:style style:name="T4697" style:parent-style-name="DefaultParagraphFont" style:family="text">
      <style:text-properties fo:color="#9876AA"/>
    </style:style>
    <style:style style:name="T4698" style:parent-style-name="DefaultParagraphFont" style:family="text">
      <style:text-properties fo:color="#A9B7C6"/>
    </style:style>
    <style:style style:name="T4699" style:parent-style-name="DefaultParagraphFont" style:family="text">
      <style:text-properties fo:font-style="italic" style:font-style-asian="italic" style:font-style-complex="italic" fo:color="#9876AA"/>
    </style:style>
    <style:style style:name="T4700" style:parent-style-name="DefaultParagraphFont" style:family="text">
      <style:text-properties fo:color="#A9B7C6"/>
    </style:style>
    <style:style style:name="T4701" style:parent-style-name="DefaultParagraphFont" style:family="text">
      <style:text-properties fo:color="#CC7832"/>
    </style:style>
    <style:style style:name="T4702" style:parent-style-name="DefaultParagraphFont" style:family="text">
      <style:text-properties fo:color="#CC7832"/>
    </style:style>
    <style:style style:name="T4703" style:parent-style-name="DefaultParagraphFont" style:family="text">
      <style:text-properties fo:color="#CC7832"/>
    </style:style>
    <style:style style:name="T4704" style:parent-style-name="DefaultParagraphFont" style:family="text">
      <style:text-properties fo:color="#A9B7C6"/>
    </style:style>
    <style:style style:name="T4705" style:parent-style-name="DefaultParagraphFont" style:family="text">
      <style:text-properties fo:color="#CC7832"/>
    </style:style>
    <style:style style:name="T4706" style:parent-style-name="DefaultParagraphFont" style:family="text">
      <style:text-properties fo:color="#CC7832"/>
    </style:style>
    <style:style style:name="T4707" style:parent-style-name="DefaultParagraphFont" style:family="text">
      <style:text-properties fo:color="#CC7832"/>
    </style:style>
    <style:style style:name="T4708" style:parent-style-name="DefaultParagraphFont" style:family="text">
      <style:text-properties fo:color="#A9B7C6"/>
    </style:style>
    <style:style style:name="T4709" style:parent-style-name="DefaultParagraphFont" style:family="text">
      <style:text-properties fo:color="#A9B7C6"/>
    </style:style>
    <style:style style:name="T4710" style:parent-style-name="DefaultParagraphFont" style:family="text">
      <style:text-properties fo:color="#A9B7C6"/>
    </style:style>
    <style:style style:name="T4711" style:parent-style-name="DefaultParagraphFont" style:family="text">
      <style:text-properties fo:color="#CC7832"/>
    </style:style>
    <style:style style:name="T4712" style:parent-style-name="DefaultParagraphFont" style:family="text">
      <style:text-properties fo:color="#CC7832"/>
    </style:style>
    <style:style style:name="T4713" style:parent-style-name="DefaultParagraphFont" style:family="text">
      <style:text-properties fo:color="#CC7832"/>
    </style:style>
    <style:style style:name="T4714" style:parent-style-name="DefaultParagraphFont" style:family="text">
      <style:text-properties fo:color="#CC7832"/>
    </style:style>
    <style:style style:name="T4715" style:parent-style-name="DefaultParagraphFont" style:family="text">
      <style:text-properties fo:color="#9876AA"/>
    </style:style>
    <style:style style:name="T4716" style:parent-style-name="DefaultParagraphFont" style:family="text">
      <style:text-properties fo:color="#A9B7C6"/>
    </style:style>
    <style:style style:name="T4717" style:parent-style-name="DefaultParagraphFont" style:family="text">
      <style:text-properties fo:color="#CC7832"/>
    </style:style>
    <style:style style:name="T4718" style:parent-style-name="DefaultParagraphFont" style:family="text">
      <style:text-properties fo:color="#A9B7C6"/>
    </style:style>
    <style:style style:name="T4719" style:parent-style-name="DefaultParagraphFont" style:family="text">
      <style:text-properties fo:color="#A9B7C6"/>
    </style:style>
    <style:style style:name="T4720" style:parent-style-name="DefaultParagraphFont" style:family="text">
      <style:text-properties fo:color="#A9B7C6"/>
    </style:style>
    <style:style style:name="T4721" style:parent-style-name="DefaultParagraphFont" style:family="text">
      <style:text-properties fo:color="#BBB529"/>
    </style:style>
    <style:style style:name="T4722" style:parent-style-name="DefaultParagraphFont" style:family="text">
      <style:text-properties fo:color="#BBB529"/>
    </style:style>
    <style:style style:name="T4723" style:parent-style-name="DefaultParagraphFont" style:family="text">
      <style:text-properties fo:color="#BBB529"/>
    </style:style>
    <style:style style:name="T4724" style:parent-style-name="DefaultParagraphFont" style:family="text">
      <style:text-properties fo:color="#BBB529"/>
    </style:style>
    <style:style style:name="T4725" style:parent-style-name="DefaultParagraphFont" style:family="text">
      <style:text-properties fo:color="#CC7832"/>
    </style:style>
    <style:style style:name="T4726" style:parent-style-name="DefaultParagraphFont" style:family="text">
      <style:text-properties fo:color="#FFC66D"/>
    </style:style>
    <style:style style:name="T4727" style:parent-style-name="DefaultParagraphFont" style:family="text">
      <style:text-properties fo:color="#A9B7C6"/>
    </style:style>
    <style:style style:name="T4728" style:parent-style-name="DefaultParagraphFont" style:family="text">
      <style:text-properties fo:color="#CC7832"/>
    </style:style>
    <style:style style:name="T4729" style:parent-style-name="DefaultParagraphFont" style:family="text">
      <style:text-properties fo:color="#A9B7C6"/>
    </style:style>
    <style:style style:name="T4730" style:parent-style-name="DefaultParagraphFont" style:family="text">
      <style:text-properties fo:color="#A9B7C6"/>
    </style:style>
    <style:style style:name="T4731" style:parent-style-name="DefaultParagraphFont" style:family="text">
      <style:text-properties fo:color="#A9B7C6"/>
    </style:style>
    <style:style style:name="T4732" style:parent-style-name="DefaultParagraphFont" style:family="text">
      <style:text-properties fo:color="#CC7832"/>
    </style:style>
    <style:style style:name="T4733" style:parent-style-name="DefaultParagraphFont" style:family="text">
      <style:text-properties fo:color="#A9B7C6"/>
    </style:style>
    <style:style style:name="T4734" style:parent-style-name="DefaultParagraphFont" style:family="text">
      <style:text-properties fo:color="#A9B7C6"/>
    </style:style>
    <style:style style:name="T4735" style:parent-style-name="DefaultParagraphFont" style:family="text">
      <style:text-properties fo:color="#A9B7C6"/>
    </style:style>
    <style:style style:name="T4736" style:parent-style-name="DefaultParagraphFont" style:family="text">
      <style:text-properties fo:color="#9876AA"/>
    </style:style>
    <style:style style:name="T4737" style:parent-style-name="DefaultParagraphFont" style:family="text">
      <style:text-properties fo:color="#A9B7C6"/>
    </style:style>
    <style:style style:name="T4738" style:parent-style-name="DefaultParagraphFont" style:family="text">
      <style:text-properties fo:font-style="italic" style:font-style-asian="italic" style:font-style-complex="italic" fo:color="#9876AA"/>
    </style:style>
    <style:style style:name="T4739" style:parent-style-name="DefaultParagraphFont" style:family="text">
      <style:text-properties fo:color="#A9B7C6"/>
    </style:style>
    <style:style style:name="T4740" style:parent-style-name="DefaultParagraphFont" style:family="text">
      <style:text-properties fo:color="#CC7832"/>
    </style:style>
    <style:style style:name="T4741" style:parent-style-name="DefaultParagraphFont" style:family="text">
      <style:text-properties fo:color="#CC7832"/>
    </style:style>
    <style:style style:name="T4742" style:parent-style-name="DefaultParagraphFont" style:family="text">
      <style:text-properties fo:color="#CC7832"/>
    </style:style>
    <style:style style:name="T4743" style:parent-style-name="DefaultParagraphFont" style:family="text">
      <style:text-properties fo:color="#CC7832"/>
    </style:style>
    <style:style style:name="T4744" style:parent-style-name="DefaultParagraphFont" style:family="text">
      <style:text-properties fo:color="#CC7832"/>
    </style:style>
    <style:style style:name="T4745" style:parent-style-name="DefaultParagraphFont" style:family="text">
      <style:text-properties fo:color="#9876AA"/>
    </style:style>
    <style:style style:name="T4746" style:parent-style-name="DefaultParagraphFont" style:family="text">
      <style:text-properties fo:color="#A9B7C6"/>
    </style:style>
    <style:style style:name="T4747" style:parent-style-name="DefaultParagraphFont" style:family="text">
      <style:text-properties fo:color="#A9B7C6"/>
    </style:style>
    <style:style style:name="T4748" style:parent-style-name="DefaultParagraphFont" style:family="text">
      <style:text-properties fo:font-style="italic" style:font-style-asian="italic" style:font-style-complex="italic" fo:color="#9876AA"/>
    </style:style>
    <style:style style:name="T4749" style:parent-style-name="DefaultParagraphFont" style:family="text">
      <style:text-properties fo:color="#A9B7C6"/>
    </style:style>
    <style:style style:name="T4750" style:parent-style-name="DefaultParagraphFont" style:family="text">
      <style:text-properties fo:color="#CC7832"/>
    </style:style>
    <style:style style:name="T4751" style:parent-style-name="DefaultParagraphFont" style:family="text">
      <style:text-properties fo:color="#CC7832"/>
    </style:style>
    <style:style style:name="T4752" style:parent-style-name="DefaultParagraphFont" style:family="text">
      <style:text-properties fo:color="#CC7832"/>
    </style:style>
    <style:style style:name="T4753" style:parent-style-name="DefaultParagraphFont" style:family="text">
      <style:text-properties fo:color="#A9B7C6"/>
    </style:style>
    <style:style style:name="T4754" style:parent-style-name="DefaultParagraphFont" style:family="text">
      <style:text-properties fo:color="#A9B7C6"/>
    </style:style>
    <style:style style:name="T4755" style:parent-style-name="DefaultParagraphFont" style:family="text">
      <style:text-properties fo:color="#A9B7C6"/>
    </style:style>
    <style:style style:name="T4756" style:parent-style-name="DefaultParagraphFont" style:family="text">
      <style:text-properties fo:color="#CC7832"/>
    </style:style>
    <style:style style:name="T4757" style:parent-style-name="DefaultParagraphFont" style:family="text">
      <style:text-properties fo:color="#CC7832"/>
    </style:style>
    <style:style style:name="T4758" style:parent-style-name="DefaultParagraphFont" style:family="text">
      <style:text-properties fo:color="#CC7832"/>
    </style:style>
    <style:style style:name="T4759" style:parent-style-name="DefaultParagraphFont" style:family="text">
      <style:text-properties fo:color="#CC7832"/>
    </style:style>
    <style:style style:name="T4760" style:parent-style-name="DefaultParagraphFont" style:family="text">
      <style:text-properties fo:color="#9876AA"/>
    </style:style>
    <style:style style:name="T4761" style:parent-style-name="DefaultParagraphFont" style:family="text">
      <style:text-properties fo:color="#A9B7C6"/>
    </style:style>
    <style:style style:name="T4762" style:parent-style-name="DefaultParagraphFont" style:family="text">
      <style:text-properties fo:color="#CC7832"/>
    </style:style>
    <style:style style:name="T4763" style:parent-style-name="DefaultParagraphFont" style:family="text">
      <style:text-properties fo:color="#A9B7C6"/>
    </style:style>
    <style:style style:name="T4764" style:parent-style-name="DefaultParagraphFont" style:family="text">
      <style:text-properties fo:color="#A9B7C6"/>
    </style:style>
    <style:style style:name="T4765" style:parent-style-name="DefaultParagraphFont" style:family="text">
      <style:text-properties fo:color="#A9B7C6"/>
    </style:style>
    <style:style style:name="T4766" style:parent-style-name="DefaultParagraphFont" style:family="text">
      <style:text-properties fo:color="#BBB529"/>
    </style:style>
    <style:style style:name="T4767" style:parent-style-name="DefaultParagraphFont" style:family="text">
      <style:text-properties fo:color="#BBB529"/>
    </style:style>
    <style:style style:name="T4768" style:parent-style-name="DefaultParagraphFont" style:family="text">
      <style:text-properties fo:color="#BBB529"/>
    </style:style>
    <style:style style:name="T4769" style:parent-style-name="DefaultParagraphFont" style:family="text">
      <style:text-properties fo:color="#CC7832"/>
    </style:style>
    <style:style style:name="T4770" style:parent-style-name="DefaultParagraphFont" style:family="text">
      <style:text-properties fo:color="#FFC66D"/>
    </style:style>
    <style:style style:name="T4771" style:parent-style-name="DefaultParagraphFont" style:family="text">
      <style:text-properties fo:color="#A9B7C6"/>
    </style:style>
    <style:style style:name="T4772" style:parent-style-name="DefaultParagraphFont" style:family="text">
      <style:text-properties fo:color="#A9B7C6"/>
    </style:style>
    <style:style style:name="T4773" style:parent-style-name="DefaultParagraphFont" style:family="text">
      <style:text-properties fo:color="#A9B7C6"/>
    </style:style>
    <style:style style:name="T4774" style:parent-style-name="DefaultParagraphFont" style:family="text">
      <style:text-properties fo:color="#9876AA"/>
    </style:style>
    <style:style style:name="T4775" style:parent-style-name="DefaultParagraphFont" style:family="text">
      <style:text-properties fo:color="#A9B7C6"/>
    </style:style>
    <style:style style:name="T4776" style:parent-style-name="DefaultParagraphFont" style:family="text">
      <style:text-properties fo:font-style="italic" style:font-style-asian="italic" style:font-style-complex="italic" fo:color="#9876AA"/>
    </style:style>
    <style:style style:name="T4777" style:parent-style-name="DefaultParagraphFont" style:family="text">
      <style:text-properties fo:color="#A9B7C6"/>
    </style:style>
    <style:style style:name="T4778" style:parent-style-name="DefaultParagraphFont" style:family="text">
      <style:text-properties fo:color="#CC7832"/>
    </style:style>
    <style:style style:name="T4779" style:parent-style-name="DefaultParagraphFont" style:family="text">
      <style:text-properties fo:color="#CC7832"/>
    </style:style>
    <style:style style:name="T4780" style:parent-style-name="DefaultParagraphFont" style:family="text">
      <style:text-properties fo:color="#CC7832"/>
    </style:style>
    <style:style style:name="T4781" style:parent-style-name="DefaultParagraphFont" style:family="text">
      <style:text-properties fo:color="#A9B7C6"/>
    </style:style>
    <style:style style:name="T4782" style:parent-style-name="DefaultParagraphFont" style:family="text">
      <style:text-properties fo:color="#CC7832"/>
    </style:style>
    <style:style style:name="T4783" style:parent-style-name="DefaultParagraphFont" style:family="text">
      <style:text-properties fo:color="#CC7832"/>
    </style:style>
    <style:style style:name="T4784" style:parent-style-name="DefaultParagraphFont" style:family="text">
      <style:text-properties fo:color="#CC7832"/>
    </style:style>
    <style:style style:name="T4785" style:parent-style-name="DefaultParagraphFont" style:family="text">
      <style:text-properties fo:color="#A9B7C6"/>
    </style:style>
    <style:style style:name="T4786" style:parent-style-name="DefaultParagraphFont" style:family="text">
      <style:text-properties fo:color="#A9B7C6"/>
    </style:style>
    <style:style style:name="T4787" style:parent-style-name="DefaultParagraphFont" style:family="text">
      <style:text-properties fo:color="#A9B7C6"/>
    </style:style>
    <style:style style:name="T4788" style:parent-style-name="DefaultParagraphFont" style:family="text">
      <style:text-properties fo:color="#CC7832"/>
    </style:style>
    <style:style style:name="T4789" style:parent-style-name="DefaultParagraphFont" style:family="text">
      <style:text-properties fo:color="#CC7832"/>
    </style:style>
    <style:style style:name="T4790" style:parent-style-name="DefaultParagraphFont" style:family="text">
      <style:text-properties fo:color="#CC7832"/>
    </style:style>
    <style:style style:name="T4791" style:parent-style-name="DefaultParagraphFont" style:family="text">
      <style:text-properties fo:color="#CC7832"/>
    </style:style>
    <style:style style:name="T4792" style:parent-style-name="DefaultParagraphFont" style:family="text">
      <style:text-properties fo:color="#9876AA"/>
    </style:style>
    <style:style style:name="T4793" style:parent-style-name="DefaultParagraphFont" style:family="text">
      <style:text-properties fo:color="#A9B7C6"/>
    </style:style>
    <style:style style:name="T4794" style:parent-style-name="DefaultParagraphFont" style:family="text">
      <style:text-properties fo:color="#CC7832"/>
    </style:style>
    <style:style style:name="T4795" style:parent-style-name="DefaultParagraphFont" style:family="text">
      <style:text-properties fo:color="#A9B7C6"/>
    </style:style>
    <style:style style:name="T4796" style:parent-style-name="DefaultParagraphFont" style:family="text">
      <style:text-properties fo:color="#A9B7C6"/>
    </style:style>
    <style:style style:name="T4797" style:parent-style-name="DefaultParagraphFont" style:family="text">
      <style:text-properties fo:color="#A9B7C6"/>
    </style:style>
    <style:style style:name="T4798" style:parent-style-name="DefaultParagraphFont" style:family="text">
      <style:text-properties fo:color="#BBB529"/>
    </style:style>
    <style:style style:name="T4799" style:parent-style-name="DefaultParagraphFont" style:family="text">
      <style:text-properties fo:color="#BBB529"/>
    </style:style>
    <style:style style:name="T4800" style:parent-style-name="DefaultParagraphFont" style:family="text">
      <style:text-properties fo:color="#BBB529"/>
    </style:style>
    <style:style style:name="T4801" style:parent-style-name="DefaultParagraphFont" style:family="text">
      <style:text-properties fo:color="#CC7832"/>
    </style:style>
    <style:style style:name="T4802" style:parent-style-name="DefaultParagraphFont" style:family="text">
      <style:text-properties fo:color="#FFC66D"/>
    </style:style>
    <style:style style:name="T4803" style:parent-style-name="DefaultParagraphFont" style:family="text">
      <style:text-properties fo:color="#A9B7C6"/>
    </style:style>
    <style:style style:name="T4804" style:parent-style-name="DefaultParagraphFont" style:family="text">
      <style:text-properties fo:color="#CC7832"/>
    </style:style>
    <style:style style:name="T4805" style:parent-style-name="DefaultParagraphFont" style:family="text">
      <style:text-properties fo:color="#A9B7C6"/>
    </style:style>
    <style:style style:name="T4806" style:parent-style-name="DefaultParagraphFont" style:family="text">
      <style:text-properties fo:color="#A9B7C6"/>
    </style:style>
    <style:style style:name="T4807" style:parent-style-name="DefaultParagraphFont" style:family="text">
      <style:text-properties fo:color="#A9B7C6"/>
    </style:style>
    <style:style style:name="T4808" style:parent-style-name="DefaultParagraphFont" style:family="text">
      <style:text-properties fo:color="#CC7832"/>
    </style:style>
    <style:style style:name="T4809" style:parent-style-name="DefaultParagraphFont" style:family="text">
      <style:text-properties fo:color="#A9B7C6"/>
    </style:style>
    <style:style style:name="T4810" style:parent-style-name="DefaultParagraphFont" style:family="text">
      <style:text-properties fo:color="#A9B7C6"/>
    </style:style>
    <style:style style:name="T4811" style:parent-style-name="DefaultParagraphFont" style:family="text">
      <style:text-properties fo:color="#A9B7C6"/>
    </style:style>
    <style:style style:name="T4812" style:parent-style-name="DefaultParagraphFont" style:family="text">
      <style:text-properties fo:color="#A9B7C6"/>
    </style:style>
    <style:style style:name="T4813" style:parent-style-name="DefaultParagraphFont" style:family="text">
      <style:text-properties fo:color="#9876AA"/>
    </style:style>
    <style:style style:name="T4814" style:parent-style-name="DefaultParagraphFont" style:family="text">
      <style:text-properties fo:color="#A9B7C6"/>
    </style:style>
    <style:style style:name="T4815" style:parent-style-name="DefaultParagraphFont" style:family="text">
      <style:text-properties fo:font-style="italic" style:font-style-asian="italic" style:font-style-complex="italic" fo:color="#9876AA"/>
    </style:style>
    <style:style style:name="T4816" style:parent-style-name="DefaultParagraphFont" style:family="text">
      <style:text-properties fo:color="#A9B7C6"/>
    </style:style>
    <style:style style:name="T4817" style:parent-style-name="DefaultParagraphFont" style:family="text">
      <style:text-properties fo:color="#CC7832"/>
    </style:style>
    <style:style style:name="T4818" style:parent-style-name="DefaultParagraphFont" style:family="text">
      <style:text-properties fo:color="#CC7832"/>
    </style:style>
    <style:style style:name="T4819" style:parent-style-name="DefaultParagraphFont" style:family="text">
      <style:text-properties fo:color="#CC7832"/>
    </style:style>
    <style:style style:name="T4820" style:parent-style-name="DefaultParagraphFont" style:family="text">
      <style:text-properties fo:color="#CC7832"/>
    </style:style>
    <style:style style:name="T4821" style:parent-style-name="DefaultParagraphFont" style:family="text">
      <style:text-properties fo:color="#CC7832"/>
    </style:style>
    <style:style style:name="T4822" style:parent-style-name="DefaultParagraphFont" style:family="text">
      <style:text-properties fo:color="#9876AA"/>
    </style:style>
    <style:style style:name="T4823" style:parent-style-name="DefaultParagraphFont" style:family="text">
      <style:text-properties fo:color="#A9B7C6"/>
    </style:style>
    <style:style style:name="T4824" style:parent-style-name="DefaultParagraphFont" style:family="text">
      <style:text-properties fo:font-style="italic" style:font-style-asian="italic" style:font-style-complex="italic" fo:color="#9876AA"/>
    </style:style>
    <style:style style:name="T4825" style:parent-style-name="DefaultParagraphFont" style:family="text">
      <style:text-properties fo:color="#A9B7C6"/>
    </style:style>
    <style:style style:name="T4826" style:parent-style-name="DefaultParagraphFont" style:family="text">
      <style:text-properties fo:color="#CC7832"/>
    </style:style>
    <style:style style:name="T4827" style:parent-style-name="DefaultParagraphFont" style:family="text">
      <style:text-properties fo:color="#CC7832"/>
    </style:style>
    <style:style style:name="T4828" style:parent-style-name="DefaultParagraphFont" style:family="text">
      <style:text-properties fo:color="#CC7832"/>
    </style:style>
    <style:style style:name="T4829" style:parent-style-name="DefaultParagraphFont" style:family="text">
      <style:text-properties fo:color="#A9B7C6"/>
    </style:style>
    <style:style style:name="T4830" style:parent-style-name="DefaultParagraphFont" style:family="text">
      <style:text-properties fo:color="#A9B7C6"/>
    </style:style>
    <style:style style:name="T4831" style:parent-style-name="DefaultParagraphFont" style:family="text">
      <style:text-properties fo:color="#A9B7C6"/>
    </style:style>
    <style:style style:name="T4832" style:parent-style-name="DefaultParagraphFont" style:family="text">
      <style:text-properties fo:color="#CC7832"/>
    </style:style>
    <style:style style:name="T4833" style:parent-style-name="DefaultParagraphFont" style:family="text">
      <style:text-properties fo:color="#CC7832"/>
    </style:style>
    <style:style style:name="T4834" style:parent-style-name="DefaultParagraphFont" style:family="text">
      <style:text-properties fo:color="#CC7832"/>
    </style:style>
    <style:style style:name="T4835" style:parent-style-name="DefaultParagraphFont" style:family="text">
      <style:text-properties fo:color="#CC7832"/>
    </style:style>
    <style:style style:name="T4836" style:parent-style-name="DefaultParagraphFont" style:family="text">
      <style:text-properties fo:color="#A9B7C6"/>
    </style:style>
    <style:style style:name="T4837" style:parent-style-name="DefaultParagraphFont" style:family="text">
      <style:text-properties fo:color="#A9B7C6"/>
    </style:style>
    <style:style style:name="T4838" style:parent-style-name="DefaultParagraphFont" style:family="text">
      <style:text-properties fo:color="#A9B7C6"/>
    </style:style>
    <style:style style:name="T4839" style:parent-style-name="DefaultParagraphFont" style:family="text">
      <style:text-properties fo:color="#A9B7C6"/>
    </style:style>
    <style:style style:name="T4840" style:parent-style-name="DefaultParagraphFont" style:family="text">
      <style:text-properties fo:color="#808080"/>
    </style:style>
    <style:style style:name="T4841" style:parent-style-name="DefaultParagraphFont" style:family="text">
      <style:text-properties fo:color="#808080"/>
    </style:style>
    <style:style style:name="T4842" style:parent-style-name="DefaultParagraphFont" style:family="text">
      <style:text-properties fo:color="#808080"/>
    </style:style>
    <style:style style:name="T4843" style:parent-style-name="DefaultParagraphFont" style:family="text">
      <style:text-properties fo:color="#808080"/>
    </style:style>
    <style:style style:name="T4844" style:parent-style-name="DefaultParagraphFont" style:family="text">
      <style:text-properties fo:color="#CC7832"/>
    </style:style>
    <style:style style:name="T4845" style:parent-style-name="DefaultParagraphFont" style:family="text">
      <style:text-properties fo:color="#FFC66D"/>
    </style:style>
    <style:style style:name="T4846" style:parent-style-name="DefaultParagraphFont" style:family="text">
      <style:text-properties fo:color="#A9B7C6"/>
    </style:style>
    <style:style style:name="T4847" style:parent-style-name="DefaultParagraphFont" style:family="text">
      <style:text-properties fo:color="#CC7832"/>
    </style:style>
    <style:style style:name="T4848" style:parent-style-name="DefaultParagraphFont" style:family="text">
      <style:text-properties fo:color="#A9B7C6"/>
    </style:style>
    <style:style style:name="T4849" style:parent-style-name="DefaultParagraphFont" style:family="text">
      <style:text-properties fo:color="#CC7832"/>
    </style:style>
    <style:style style:name="T4850" style:parent-style-name="DefaultParagraphFont" style:family="text">
      <style:text-properties fo:color="#A9B7C6"/>
    </style:style>
    <style:style style:name="T4851" style:parent-style-name="DefaultParagraphFont" style:family="text">
      <style:text-properties fo:color="#A9B7C6"/>
    </style:style>
    <style:style style:name="T4852" style:parent-style-name="DefaultParagraphFont" style:family="text">
      <style:text-properties fo:color="#A9B7C6"/>
    </style:style>
    <style:style style:name="T4853" style:parent-style-name="DefaultParagraphFont" style:family="text">
      <style:text-properties fo:color="#CC7832"/>
    </style:style>
    <style:style style:name="T4854" style:parent-style-name="DefaultParagraphFont" style:family="text">
      <style:text-properties fo:color="#A9B7C6"/>
    </style:style>
    <style:style style:name="T4855" style:parent-style-name="DefaultParagraphFont" style:family="text">
      <style:text-properties fo:font-style="italic" style:font-style-asian="italic" style:font-style-complex="italic" fo:color="#9876AA"/>
    </style:style>
    <style:style style:name="T4856" style:parent-style-name="DefaultParagraphFont" style:family="text">
      <style:text-properties fo:color="#A9B7C6"/>
    </style:style>
    <style:style style:name="T4857" style:parent-style-name="DefaultParagraphFont" style:family="text">
      <style:text-properties fo:color="#A9B7C6"/>
    </style:style>
    <style:style style:name="T4858" style:parent-style-name="DefaultParagraphFont" style:family="text">
      <style:text-properties fo:color="#A9B7C6"/>
    </style:style>
    <style:style style:name="T4859" style:parent-style-name="DefaultParagraphFont" style:family="text">
      <style:text-properties fo:color="#CC7832"/>
    </style:style>
    <style:style style:name="T4860" style:parent-style-name="DefaultParagraphFont" style:family="text">
      <style:text-properties fo:color="#CC7832"/>
    </style:style>
    <style:style style:name="T4861" style:parent-style-name="DefaultParagraphFont" style:family="text">
      <style:text-properties fo:color="#CC7832"/>
    </style:style>
    <style:style style:name="T4862" style:parent-style-name="DefaultParagraphFont" style:family="text">
      <style:text-properties fo:color="#A9B7C6"/>
    </style:style>
    <style:style style:name="T4863" style:parent-style-name="DefaultParagraphFont" style:family="text">
      <style:text-properties fo:color="#CC7832"/>
    </style:style>
    <style:style style:name="T4864" style:parent-style-name="DefaultParagraphFont" style:family="text">
      <style:text-properties fo:color="#CC7832"/>
    </style:style>
    <style:style style:name="T4865" style:parent-style-name="DefaultParagraphFont" style:family="text">
      <style:text-properties fo:color="#CC7832"/>
    </style:style>
    <style:style style:name="T4866" style:parent-style-name="DefaultParagraphFont" style:family="text">
      <style:text-properties fo:color="#CC7832"/>
    </style:style>
    <style:style style:name="T4867" style:parent-style-name="DefaultParagraphFont" style:family="text">
      <style:text-properties fo:color="#CC7832"/>
    </style:style>
    <style:style style:name="T4868" style:parent-style-name="DefaultParagraphFont" style:family="text">
      <style:text-properties fo:color="#A9B7C6"/>
    </style:style>
    <style:style style:name="T4869" style:parent-style-name="DefaultParagraphFont" style:family="text">
      <style:text-properties fo:color="#A9B7C6"/>
    </style:style>
    <style:style style:name="T4870" style:parent-style-name="DefaultParagraphFont" style:family="text">
      <style:text-properties fo:color="#A9B7C6"/>
    </style:style>
    <style:style style:name="T4871" style:parent-style-name="DefaultParagraphFont" style:family="text">
      <style:text-properties fo:color="#CC7832"/>
    </style:style>
    <style:style style:name="T4872" style:parent-style-name="DefaultParagraphFont" style:family="text">
      <style:text-properties fo:color="#CC7832"/>
    </style:style>
    <style:style style:name="T4873" style:parent-style-name="DefaultParagraphFont" style:family="text">
      <style:text-properties fo:color="#CC7832"/>
    </style:style>
    <style:style style:name="T4874" style:parent-style-name="DefaultParagraphFont" style:family="text">
      <style:text-properties fo:color="#A9B7C6"/>
    </style:style>
    <style:style style:name="T4875" style:parent-style-name="DefaultParagraphFont" style:family="text">
      <style:text-properties fo:color="#A9B7C6"/>
    </style:style>
    <style:style style:name="T4876" style:parent-style-name="DefaultParagraphFont" style:family="text">
      <style:text-properties fo:color="#A9B7C6"/>
    </style:style>
    <style:style style:name="T4877" style:parent-style-name="DefaultParagraphFont" style:family="text">
      <style:text-properties fo:color="#A9B7C6"/>
    </style:style>
    <style:style style:name="T4878" style:parent-style-name="DefaultParagraphFont" style:family="text">
      <style:text-properties fo:color="#A9B7C6"/>
    </style:style>
    <style:style style:name="T4879" style:parent-style-name="DefaultParagraphFont" style:family="text">
      <style:text-properties fo:color="#BBB529"/>
    </style:style>
    <style:style style:name="T4880" style:parent-style-name="DefaultParagraphFont" style:family="text">
      <style:text-properties fo:color="#BBB529"/>
    </style:style>
    <style:style style:name="T4881" style:parent-style-name="DefaultParagraphFont" style:family="text">
      <style:text-properties fo:color="#BBB529"/>
    </style:style>
    <style:style style:name="T4882" style:parent-style-name="DefaultParagraphFont" style:family="text">
      <style:text-properties fo:color="#CC7832"/>
    </style:style>
    <style:style style:name="T4883" style:parent-style-name="DefaultParagraphFont" style:family="text">
      <style:text-properties fo:color="#FFC66D"/>
    </style:style>
    <style:style style:name="T4884" style:parent-style-name="DefaultParagraphFont" style:family="text">
      <style:text-properties fo:color="#A9B7C6"/>
    </style:style>
    <style:style style:name="T4885" style:parent-style-name="DefaultParagraphFont" style:family="text">
      <style:text-properties fo:color="#A9B7C6"/>
    </style:style>
    <style:style style:name="T4886" style:parent-style-name="DefaultParagraphFont" style:family="text">
      <style:text-properties fo:color="#A9B7C6"/>
    </style:style>
    <style:style style:name="T4887" style:parent-style-name="DefaultParagraphFont" style:family="text">
      <style:text-properties fo:color="#CC7832"/>
    </style:style>
    <style:style style:name="T4888" style:parent-style-name="DefaultParagraphFont" style:family="text">
      <style:text-properties fo:color="#A9B7C6"/>
    </style:style>
    <style:style style:name="T4889" style:parent-style-name="DefaultParagraphFont" style:family="text">
      <style:text-properties fo:color="#CC7832"/>
    </style:style>
    <style:style style:name="T4890" style:parent-style-name="DefaultParagraphFont" style:family="text">
      <style:text-properties fo:color="#CC7832"/>
    </style:style>
    <style:style style:name="T4891" style:parent-style-name="DefaultParagraphFont" style:family="text">
      <style:text-properties fo:color="#CC7832"/>
    </style:style>
    <style:style style:name="T4892" style:parent-style-name="DefaultParagraphFont" style:family="text">
      <style:text-properties fo:color="#A9B7C6"/>
    </style:style>
    <style:style style:name="T4893" style:parent-style-name="DefaultParagraphFont" style:family="text">
      <style:text-properties fo:color="#A9B7C6"/>
    </style:style>
    <style:style style:name="T4894" style:parent-style-name="DefaultParagraphFont" style:family="text">
      <style:text-properties fo:color="#A9B7C6"/>
    </style:style>
    <style:style style:name="T4895" style:parent-style-name="DefaultParagraphFont" style:family="text">
      <style:text-properties fo:color="#A9B7C6"/>
    </style:style>
    <style:style style:name="T4896" style:parent-style-name="DefaultParagraphFont" style:family="text">
      <style:text-properties fo:color="#BBB529"/>
    </style:style>
    <style:style style:name="T4897" style:parent-style-name="DefaultParagraphFont" style:family="text">
      <style:text-properties fo:color="#BBB529"/>
    </style:style>
    <style:style style:name="T4898" style:parent-style-name="DefaultParagraphFont" style:family="text">
      <style:text-properties fo:color="#BBB529"/>
    </style:style>
    <style:style style:name="T4899" style:parent-style-name="DefaultParagraphFont" style:family="text">
      <style:text-properties fo:color="#CC7832"/>
    </style:style>
    <style:style style:name="T4900" style:parent-style-name="DefaultParagraphFont" style:family="text">
      <style:text-properties fo:color="#FFC66D"/>
    </style:style>
    <style:style style:name="T4901" style:parent-style-name="DefaultParagraphFont" style:family="text">
      <style:text-properties fo:color="#A9B7C6"/>
    </style:style>
    <style:style style:name="T4902" style:parent-style-name="DefaultParagraphFont" style:family="text">
      <style:text-properties fo:color="#A9B7C6"/>
    </style:style>
    <style:style style:name="T4903" style:parent-style-name="DefaultParagraphFont" style:family="text">
      <style:text-properties fo:color="#A9B7C6"/>
    </style:style>
    <style:style style:name="T4904" style:parent-style-name="DefaultParagraphFont" style:family="text">
      <style:text-properties fo:color="#CC7832"/>
    </style:style>
    <style:style style:name="T4905" style:parent-style-name="DefaultParagraphFont" style:family="text">
      <style:text-properties fo:color="#A9B7C6"/>
    </style:style>
    <style:style style:name="T4906" style:parent-style-name="DefaultParagraphFont" style:family="text">
      <style:text-properties fo:color="#CC7832"/>
    </style:style>
    <style:style style:name="T4907" style:parent-style-name="DefaultParagraphFont" style:family="text">
      <style:text-properties fo:color="#CC7832"/>
    </style:style>
    <style:style style:name="T4908" style:parent-style-name="DefaultParagraphFont" style:family="text">
      <style:text-properties fo:color="#CC7832"/>
    </style:style>
    <style:style style:name="T4909" style:parent-style-name="DefaultParagraphFont" style:family="text">
      <style:text-properties fo:color="#9876AA"/>
    </style:style>
    <style:style style:name="T4910" style:parent-style-name="DefaultParagraphFont" style:family="text">
      <style:text-properties fo:color="#A9B7C6"/>
    </style:style>
    <style:style style:name="T4911" style:parent-style-name="DefaultParagraphFont" style:family="text">
      <style:text-properties fo:color="#CC7832"/>
    </style:style>
    <style:style style:name="T4912" style:parent-style-name="DefaultParagraphFont" style:family="text">
      <style:text-properties fo:color="#CC7832"/>
    </style:style>
    <style:style style:name="T4913" style:parent-style-name="DefaultParagraphFont" style:family="text">
      <style:text-properties fo:color="#CC7832"/>
    </style:style>
    <style:style style:name="T4914" style:parent-style-name="DefaultParagraphFont" style:family="text">
      <style:text-properties fo:color="#A9B7C6"/>
    </style:style>
    <style:style style:name="T4915" style:parent-style-name="DefaultParagraphFont" style:family="text">
      <style:text-properties fo:color="#A9B7C6"/>
    </style:style>
    <style:style style:name="T4916" style:parent-style-name="DefaultParagraphFont" style:family="text">
      <style:text-properties fo:color="#A9B7C6"/>
    </style:style>
    <style:style style:name="T4917" style:parent-style-name="DefaultParagraphFont" style:family="text">
      <style:text-properties fo:color="#A9B7C6"/>
    </style:style>
    <style:style style:name="T4918" style:parent-style-name="DefaultParagraphFont" style:family="text">
      <style:text-properties fo:color="#BBB529"/>
    </style:style>
    <style:style style:name="T4919" style:parent-style-name="DefaultParagraphFont" style:family="text">
      <style:text-properties fo:color="#BBB529"/>
    </style:style>
    <style:style style:name="T4920" style:parent-style-name="DefaultParagraphFont" style:family="text">
      <style:text-properties fo:color="#BBB529"/>
    </style:style>
    <style:style style:name="T4921" style:parent-style-name="DefaultParagraphFont" style:family="text">
      <style:text-properties fo:color="#CC7832"/>
    </style:style>
    <style:style style:name="T4922" style:parent-style-name="DefaultParagraphFont" style:family="text">
      <style:text-properties fo:color="#FFC66D"/>
    </style:style>
    <style:style style:name="T4923" style:parent-style-name="DefaultParagraphFont" style:family="text">
      <style:text-properties fo:color="#A9B7C6"/>
    </style:style>
    <style:style style:name="T4924" style:parent-style-name="DefaultParagraphFont" style:family="text">
      <style:text-properties fo:color="#A9B7C6"/>
    </style:style>
    <style:style style:name="T4925" style:parent-style-name="DefaultParagraphFont" style:family="text">
      <style:text-properties fo:color="#A9B7C6"/>
    </style:style>
    <style:style style:name="T4926" style:parent-style-name="DefaultParagraphFont" style:family="text">
      <style:text-properties fo:color="#CC7832"/>
    </style:style>
    <style:style style:name="T4927" style:parent-style-name="DefaultParagraphFont" style:family="text">
      <style:text-properties fo:color="#A9B7C6"/>
    </style:style>
    <style:style style:name="T4928" style:parent-style-name="DefaultParagraphFont" style:family="text">
      <style:text-properties fo:color="#CC7832"/>
    </style:style>
    <style:style style:name="T4929" style:parent-style-name="DefaultParagraphFont" style:family="text">
      <style:text-properties fo:color="#CC7832"/>
    </style:style>
    <style:style style:name="T4930" style:parent-style-name="DefaultParagraphFont" style:family="text">
      <style:text-properties fo:color="#CC7832"/>
    </style:style>
    <style:style style:name="T4931" style:parent-style-name="DefaultParagraphFont" style:family="text">
      <style:text-properties fo:color="#9876AA"/>
    </style:style>
    <style:style style:name="T4932" style:parent-style-name="DefaultParagraphFont" style:family="text">
      <style:text-properties fo:color="#9876AA"/>
    </style:style>
    <style:style style:name="T4933" style:parent-style-name="DefaultParagraphFont" style:family="text">
      <style:text-properties fo:color="#A9B7C6"/>
    </style:style>
    <style:style style:name="T4934" style:parent-style-name="DefaultParagraphFont" style:family="text">
      <style:text-properties fo:color="#CC7832"/>
    </style:style>
    <style:style style:name="T4935" style:parent-style-name="DefaultParagraphFont" style:family="text">
      <style:text-properties fo:color="#CC7832"/>
    </style:style>
    <style:style style:name="T4936" style:parent-style-name="DefaultParagraphFont" style:family="text">
      <style:text-properties fo:color="#CC7832"/>
    </style:style>
    <style:style style:name="T4937" style:parent-style-name="DefaultParagraphFont" style:family="text">
      <style:text-properties fo:color="#A9B7C6"/>
    </style:style>
    <style:style style:name="T4938" style:parent-style-name="DefaultParagraphFont" style:family="text">
      <style:text-properties fo:color="#A9B7C6"/>
    </style:style>
    <style:style style:name="T4939" style:parent-style-name="DefaultParagraphFont" style:family="text">
      <style:text-properties fo:color="#A9B7C6"/>
    </style:style>
    <style:style style:name="T4940" style:parent-style-name="DefaultParagraphFont" style:family="text">
      <style:text-properties fo:color="#A9B7C6"/>
    </style:style>
    <style:style style:name="T4941" style:parent-style-name="DefaultParagraphFont" style:family="text">
      <style:text-properties fo:color="#BBB529"/>
    </style:style>
    <style:style style:name="T4942" style:parent-style-name="DefaultParagraphFont" style:family="text">
      <style:text-properties fo:color="#BBB529"/>
    </style:style>
    <style:style style:name="T4943" style:parent-style-name="DefaultParagraphFont" style:family="text">
      <style:text-properties fo:color="#BBB529"/>
    </style:style>
    <style:style style:name="T4944" style:parent-style-name="DefaultParagraphFont" style:family="text">
      <style:text-properties fo:color="#CC7832"/>
    </style:style>
    <style:style style:name="T4945" style:parent-style-name="DefaultParagraphFont" style:family="text">
      <style:text-properties fo:color="#FFC66D"/>
    </style:style>
    <style:style style:name="T4946" style:parent-style-name="DefaultParagraphFont" style:family="text">
      <style:text-properties fo:color="#A9B7C6"/>
    </style:style>
    <style:style style:name="T4947" style:parent-style-name="DefaultParagraphFont" style:family="text">
      <style:text-properties fo:color="#CC7832"/>
    </style:style>
    <style:style style:name="T4948" style:parent-style-name="DefaultParagraphFont" style:family="text">
      <style:text-properties fo:color="#A9B7C6"/>
    </style:style>
    <style:style style:name="T4949" style:parent-style-name="DefaultParagraphFont" style:family="text">
      <style:text-properties fo:color="#CC7832"/>
    </style:style>
    <style:style style:name="T4950" style:parent-style-name="DefaultParagraphFont" style:family="text">
      <style:text-properties fo:color="#A9B7C6"/>
    </style:style>
    <style:style style:name="T4951" style:parent-style-name="DefaultParagraphFont" style:family="text">
      <style:text-properties fo:color="#CC7832"/>
    </style:style>
    <style:style style:name="T4952" style:parent-style-name="DefaultParagraphFont" style:family="text">
      <style:text-properties fo:color="#A9B7C6"/>
    </style:style>
    <style:style style:name="T4953" style:parent-style-name="DefaultParagraphFont" style:family="text">
      <style:text-properties fo:color="#A9B7C6"/>
    </style:style>
    <style:style style:name="T4954" style:parent-style-name="DefaultParagraphFont" style:family="text">
      <style:text-properties fo:color="#A9B7C6"/>
    </style:style>
    <style:style style:name="T4955" style:parent-style-name="DefaultParagraphFont" style:family="text">
      <style:text-properties fo:color="#808080"/>
    </style:style>
    <style:style style:name="T4956" style:parent-style-name="DefaultParagraphFont" style:family="text">
      <style:text-properties fo:color="#808080"/>
    </style:style>
    <style:style style:name="T4957" style:parent-style-name="DefaultParagraphFont" style:family="text">
      <style:text-properties fo:color="#808080"/>
    </style:style>
    <style:style style:name="T4958" style:parent-style-name="DefaultParagraphFont" style:family="text">
      <style:text-properties fo:color="#9876AA"/>
    </style:style>
    <style:style style:name="T4959" style:parent-style-name="DefaultParagraphFont" style:family="text">
      <style:text-properties fo:color="#A9B7C6"/>
    </style:style>
    <style:style style:name="T4960" style:parent-style-name="DefaultParagraphFont" style:family="text">
      <style:text-properties fo:color="#CC7832"/>
    </style:style>
    <style:style style:name="T4961" style:parent-style-name="DefaultParagraphFont" style:family="text">
      <style:text-properties fo:color="#CC7832"/>
    </style:style>
    <style:style style:name="T4962" style:parent-style-name="DefaultParagraphFont" style:family="text">
      <style:text-properties fo:color="#CC7832"/>
    </style:style>
    <style:style style:name="T4963" style:parent-style-name="DefaultParagraphFont" style:family="text">
      <style:text-properties fo:color="#CC7832"/>
    </style:style>
    <style:style style:name="T4964" style:parent-style-name="DefaultParagraphFont" style:family="text">
      <style:text-properties fo:color="#A9B7C6"/>
    </style:style>
    <style:style style:name="T4965" style:parent-style-name="DefaultParagraphFont" style:family="text">
      <style:text-properties fo:color="#CC7832"/>
    </style:style>
    <style:style style:name="T4966" style:parent-style-name="DefaultParagraphFont" style:family="text">
      <style:text-properties fo:color="#6A8759"/>
    </style:style>
    <style:style style:name="T4967" style:parent-style-name="DefaultParagraphFont" style:family="text">
      <style:text-properties fo:color="#A9B7C6"/>
    </style:style>
    <style:style style:name="T4968" style:parent-style-name="DefaultParagraphFont" style:family="text">
      <style:text-properties fo:color="#CC7832"/>
    </style:style>
    <style:style style:name="T4969" style:parent-style-name="DefaultParagraphFont" style:family="text">
      <style:text-properties fo:color="#CC7832"/>
    </style:style>
    <style:style style:name="T4970" style:parent-style-name="DefaultParagraphFont" style:family="text">
      <style:text-properties fo:color="#CC7832"/>
    </style:style>
    <style:style style:name="T4971" style:parent-style-name="DefaultParagraphFont" style:family="text">
      <style:text-properties fo:color="#A9B7C6"/>
    </style:style>
    <style:style style:name="T4972" style:parent-style-name="DefaultParagraphFont" style:family="text">
      <style:text-properties fo:color="#9876AA"/>
    </style:style>
    <style:style style:name="T4973" style:parent-style-name="DefaultParagraphFont" style:family="text">
      <style:text-properties fo:color="#A9B7C6"/>
    </style:style>
    <style:style style:name="T4974" style:parent-style-name="DefaultParagraphFont" style:family="text">
      <style:text-properties fo:color="#CC7832"/>
    </style:style>
    <style:style style:name="T4975" style:parent-style-name="DefaultParagraphFont" style:family="text">
      <style:text-properties fo:color="#CC7832"/>
    </style:style>
    <style:style style:name="T4976" style:parent-style-name="DefaultParagraphFont" style:family="text">
      <style:text-properties fo:color="#CC7832"/>
    </style:style>
    <style:style style:name="T4977" style:parent-style-name="DefaultParagraphFont" style:family="text">
      <style:text-properties fo:color="#808080"/>
    </style:style>
    <style:style style:name="T4978" style:parent-style-name="DefaultParagraphFont" style:family="text">
      <style:text-properties fo:font-style="italic" style:font-style-asian="italic" style:font-style-complex="italic" fo:color="#A8C023"/>
    </style:style>
    <style:style style:name="T4979" style:parent-style-name="DefaultParagraphFont" style:family="text">
      <style:text-properties fo:font-style="italic" style:font-style-asian="italic" style:font-style-complex="italic" fo:color="#A8C023"/>
    </style:style>
    <style:style style:name="T4980" style:parent-style-name="DefaultParagraphFont" style:family="text">
      <style:text-properties fo:font-style="italic" style:font-style-asian="italic" style:font-style-complex="italic" fo:color="#A8C023"/>
    </style:style>
    <style:style style:name="T4981" style:parent-style-name="DefaultParagraphFont" style:family="text">
      <style:text-properties fo:color="#9876AA"/>
    </style:style>
    <style:style style:name="T4982" style:parent-style-name="DefaultParagraphFont" style:family="text">
      <style:text-properties fo:color="#A9B7C6"/>
    </style:style>
    <style:style style:name="T4983" style:parent-style-name="DefaultParagraphFont" style:family="text">
      <style:text-properties fo:color="#CC7832"/>
    </style:style>
    <style:style style:name="T4984" style:parent-style-name="DefaultParagraphFont" style:family="text">
      <style:text-properties fo:color="#CC7832"/>
    </style:style>
    <style:style style:name="T4985" style:parent-style-name="DefaultParagraphFont" style:family="text">
      <style:text-properties fo:color="#CC7832"/>
    </style:style>
    <style:style style:name="T4986" style:parent-style-name="DefaultParagraphFont" style:family="text">
      <style:text-properties fo:color="#A9B7C6"/>
    </style:style>
    <style:style style:name="T4987" style:parent-style-name="DefaultParagraphFont" style:family="text">
      <style:text-properties fo:color="#A9B7C6"/>
    </style:style>
    <style:style style:name="T4988" style:parent-style-name="DefaultParagraphFont" style:family="text">
      <style:text-properties fo:color="#A9B7C6"/>
    </style:style>
    <style:style style:name="T4989" style:parent-style-name="DefaultParagraphFont" style:family="text">
      <style:text-properties fo:color="#A9B7C6"/>
    </style:style>
    <style:style style:name="T4990" style:parent-style-name="DefaultParagraphFont" style:family="text">
      <style:text-properties fo:color="#808080"/>
    </style:style>
    <style:style style:name="T4991" style:parent-style-name="DefaultParagraphFont" style:family="text">
      <style:text-properties fo:color="#808080"/>
    </style:style>
    <style:style style:name="T4992" style:parent-style-name="DefaultParagraphFont" style:family="text">
      <style:text-properties fo:color="#808080"/>
    </style:style>
    <style:style style:name="T4993" style:parent-style-name="DefaultParagraphFont" style:family="text">
      <style:text-properties fo:color="#808080"/>
    </style:style>
    <style:style style:name="T4994" style:parent-style-name="DefaultParagraphFont" style:family="text">
      <style:text-properties fo:color="#CC7832"/>
    </style:style>
    <style:style style:name="T4995" style:parent-style-name="DefaultParagraphFont" style:family="text">
      <style:text-properties fo:color="#FFC66D"/>
    </style:style>
    <style:style style:name="T4996" style:parent-style-name="DefaultParagraphFont" style:family="text">
      <style:text-properties fo:color="#A9B7C6"/>
    </style:style>
    <style:style style:name="T4997" style:parent-style-name="DefaultParagraphFont" style:family="text">
      <style:text-properties fo:color="#CC7832"/>
    </style:style>
    <style:style style:name="T4998" style:parent-style-name="DefaultParagraphFont" style:family="text">
      <style:text-properties fo:color="#A9B7C6"/>
    </style:style>
    <style:style style:name="T4999" style:parent-style-name="DefaultParagraphFont" style:family="text">
      <style:text-properties fo:color="#A9B7C6"/>
    </style:style>
    <style:style style:name="T5000" style:parent-style-name="DefaultParagraphFont" style:family="text">
      <style:text-properties fo:color="#A9B7C6"/>
    </style:style>
    <style:style style:name="T5001" style:parent-style-name="DefaultParagraphFont" style:family="text">
      <style:text-properties fo:font-style="italic" style:font-style-asian="italic" style:font-style-complex="italic" fo:color="#A9B7C6"/>
    </style:style>
    <style:style style:name="T5002" style:parent-style-name="DefaultParagraphFont" style:family="text">
      <style:text-properties fo:color="#A9B7C6"/>
    </style:style>
    <style:style style:name="T5003" style:parent-style-name="DefaultParagraphFont" style:family="text">
      <style:text-properties fo:color="#CC7832"/>
    </style:style>
    <style:style style:name="T5004" style:parent-style-name="DefaultParagraphFont" style:family="text">
      <style:text-properties fo:color="#A9B7C6"/>
    </style:style>
    <style:style style:name="T5005" style:parent-style-name="DefaultParagraphFont" style:family="text">
      <style:text-properties fo:color="#CC7832"/>
    </style:style>
    <style:style style:name="T5006" style:parent-style-name="DefaultParagraphFont" style:family="text">
      <style:text-properties fo:color="#A9B7C6"/>
    </style:style>
    <style:style style:name="T5007" style:parent-style-name="DefaultParagraphFont" style:family="text">
      <style:text-properties fo:font-style="italic" style:font-style-asian="italic" style:font-style-complex="italic" fo:color="#9876AA"/>
    </style:style>
    <style:style style:name="T5008" style:parent-style-name="DefaultParagraphFont" style:family="text">
      <style:text-properties fo:color="#A9B7C6"/>
    </style:style>
    <style:style style:name="T5009" style:parent-style-name="DefaultParagraphFont" style:family="text">
      <style:text-properties fo:color="#CC7832"/>
    </style:style>
    <style:style style:name="T5010" style:parent-style-name="DefaultParagraphFont" style:family="text">
      <style:text-properties fo:color="#CC7832"/>
    </style:style>
    <style:style style:name="T5011" style:parent-style-name="DefaultParagraphFont" style:family="text">
      <style:text-properties fo:color="#CC7832"/>
    </style:style>
    <style:style style:name="T5012" style:parent-style-name="DefaultParagraphFont" style:family="text">
      <style:text-properties fo:color="#A9B7C6"/>
    </style:style>
    <style:style style:name="T5013" style:parent-style-name="DefaultParagraphFont" style:family="text">
      <style:text-properties fo:font-style="italic" style:font-style-asian="italic" style:font-style-complex="italic" fo:color="#9876AA"/>
    </style:style>
    <style:style style:name="T5014" style:parent-style-name="DefaultParagraphFont" style:family="text">
      <style:text-properties fo:color="#CC7832"/>
    </style:style>
    <style:style style:name="T5015" style:parent-style-name="DefaultParagraphFont" style:family="text">
      <style:text-properties fo:color="#6897BB"/>
    </style:style>
    <style:style style:name="T5016" style:parent-style-name="DefaultParagraphFont" style:family="text">
      <style:text-properties fo:color="#CC7832"/>
    </style:style>
    <style:style style:name="T5017" style:parent-style-name="DefaultParagraphFont" style:family="text">
      <style:text-properties fo:color="#6897BB"/>
    </style:style>
    <style:style style:name="T5018" style:parent-style-name="DefaultParagraphFont" style:family="text">
      <style:text-properties fo:color="#A9B7C6"/>
    </style:style>
    <style:style style:name="T5019" style:parent-style-name="DefaultParagraphFont" style:family="text">
      <style:text-properties fo:color="#CC7832"/>
    </style:style>
    <style:style style:name="T5020" style:parent-style-name="DefaultParagraphFont" style:family="text">
      <style:text-properties fo:color="#CC7832"/>
    </style:style>
    <style:style style:name="T5021" style:parent-style-name="DefaultParagraphFont" style:family="text">
      <style:text-properties fo:color="#CC7832"/>
    </style:style>
    <style:style style:name="T5022" style:parent-style-name="DefaultParagraphFont" style:family="text">
      <style:text-properties fo:color="#A9B7C6"/>
    </style:style>
    <style:style style:name="T5023" style:parent-style-name="DefaultParagraphFont" style:family="text">
      <style:text-properties fo:color="#CC7832"/>
    </style:style>
    <style:style style:name="T5024" style:parent-style-name="DefaultParagraphFont" style:family="text">
      <style:text-properties fo:color="#CC7832"/>
    </style:style>
    <style:style style:name="T5025" style:parent-style-name="DefaultParagraphFont" style:family="text">
      <style:text-properties fo:color="#CC7832"/>
    </style:style>
    <style:style style:name="T5026" style:parent-style-name="DefaultParagraphFont" style:family="text">
      <style:text-properties fo:color="#A9B7C6"/>
    </style:style>
    <style:style style:name="T5027" style:parent-style-name="DefaultParagraphFont" style:family="text">
      <style:text-properties fo:color="#A9B7C6"/>
    </style:style>
    <style:style style:name="T5028" style:parent-style-name="DefaultParagraphFont" style:family="text">
      <style:text-properties fo:color="#A9B7C6"/>
    </style:style>
    <style:style style:name="T5029" style:parent-style-name="DefaultParagraphFont" style:family="text">
      <style:text-properties fo:color="#A9B7C6"/>
    </style:style>
    <style:style style:name="T5030" style:parent-style-name="DefaultParagraphFont" style:family="text">
      <style:text-properties fo:color="#808080"/>
    </style:style>
    <style:style style:name="T5031" style:parent-style-name="DefaultParagraphFont" style:family="text">
      <style:text-properties fo:color="#808080"/>
    </style:style>
    <style:style style:name="T5032" style:parent-style-name="DefaultParagraphFont" style:family="text">
      <style:text-properties fo:color="#808080"/>
    </style:style>
    <style:style style:name="T5033" style:parent-style-name="DefaultParagraphFont" style:family="text">
      <style:text-properties fo:color="#808080"/>
    </style:style>
    <style:style style:name="T5034" style:parent-style-name="DefaultParagraphFont" style:family="text">
      <style:text-properties fo:color="#CC7832"/>
    </style:style>
    <style:style style:name="T5035" style:parent-style-name="DefaultParagraphFont" style:family="text">
      <style:text-properties fo:color="#FFC66D"/>
    </style:style>
    <style:style style:name="T5036" style:parent-style-name="DefaultParagraphFont" style:family="text">
      <style:text-properties fo:color="#A9B7C6"/>
    </style:style>
    <style:style style:name="T5037" style:parent-style-name="DefaultParagraphFont" style:family="text">
      <style:text-properties fo:color="#A9B7C6"/>
    </style:style>
    <style:style style:name="T5038" style:parent-style-name="DefaultParagraphFont" style:family="text">
      <style:text-properties fo:color="#A9B7C6"/>
    </style:style>
    <style:style style:name="T5039" style:parent-style-name="DefaultParagraphFont" style:family="text">
      <style:text-properties fo:color="#808080"/>
    </style:style>
    <style:style style:name="T5040" style:parent-style-name="DefaultParagraphFont" style:family="text">
      <style:text-properties fo:color="#808080"/>
    </style:style>
    <style:style style:name="T5041" style:parent-style-name="DefaultParagraphFont" style:family="text">
      <style:text-properties fo:color="#808080"/>
    </style:style>
    <style:style style:name="T5042" style:parent-style-name="DefaultParagraphFont" style:family="text">
      <style:text-properties fo:color="#9876AA"/>
    </style:style>
    <style:style style:name="T5043" style:parent-style-name="DefaultParagraphFont" style:family="text">
      <style:text-properties fo:color="#A9B7C6"/>
    </style:style>
    <style:style style:name="T5044" style:parent-style-name="DefaultParagraphFont" style:family="text">
      <style:text-properties fo:color="#CC7832"/>
    </style:style>
    <style:style style:name="T5045" style:parent-style-name="DefaultParagraphFont" style:family="text">
      <style:text-properties fo:color="#A9B7C6"/>
    </style:style>
    <style:style style:name="T5046" style:parent-style-name="DefaultParagraphFont" style:family="text">
      <style:text-properties fo:color="#CC7832"/>
    </style:style>
    <style:style style:name="T5047" style:parent-style-name="DefaultParagraphFont" style:family="text">
      <style:text-properties fo:color="#9876AA"/>
    </style:style>
    <style:style style:name="T5048" style:parent-style-name="DefaultParagraphFont" style:family="text">
      <style:text-properties fo:color="#A9B7C6"/>
    </style:style>
    <style:style style:name="T5049" style:parent-style-name="DefaultParagraphFont" style:family="text">
      <style:text-properties fo:color="#CC7832"/>
    </style:style>
    <style:style style:name="T5050" style:parent-style-name="DefaultParagraphFont" style:family="text">
      <style:text-properties fo:color="#CC7832"/>
    </style:style>
    <style:style style:name="T5051" style:parent-style-name="DefaultParagraphFont" style:family="text">
      <style:text-properties fo:color="#CC7832"/>
    </style:style>
    <style:style style:name="T5052" style:parent-style-name="DefaultParagraphFont" style:family="text">
      <style:text-properties fo:color="#9876AA"/>
    </style:style>
    <style:style style:name="T5053" style:parent-style-name="DefaultParagraphFont" style:family="text">
      <style:text-properties fo:color="#A9B7C6"/>
    </style:style>
    <style:style style:name="T5054" style:parent-style-name="DefaultParagraphFont" style:family="text">
      <style:text-properties fo:color="#A9B7C6"/>
    </style:style>
    <style:style style:name="T5055" style:parent-style-name="DefaultParagraphFont" style:family="text">
      <style:text-properties fo:color="#9876AA"/>
    </style:style>
    <style:style style:name="T5056" style:parent-style-name="DefaultParagraphFont" style:family="text">
      <style:text-properties fo:color="#A9B7C6"/>
    </style:style>
    <style:style style:name="T5057" style:parent-style-name="DefaultParagraphFont" style:family="text">
      <style:text-properties fo:color="#CC7832"/>
    </style:style>
    <style:style style:name="T5058" style:parent-style-name="DefaultParagraphFont" style:family="text">
      <style:text-properties fo:color="#CC7832"/>
    </style:style>
    <style:style style:name="T5059" style:parent-style-name="DefaultParagraphFont" style:family="text">
      <style:text-properties fo:color="#CC7832"/>
    </style:style>
    <style:style style:name="T5060" style:parent-style-name="DefaultParagraphFont" style:family="text">
      <style:text-properties fo:color="#A9B7C6"/>
    </style:style>
    <style:style style:name="T5061" style:parent-style-name="DefaultParagraphFont" style:family="text">
      <style:text-properties fo:color="#A9B7C6"/>
    </style:style>
    <style:style style:name="T5062" style:parent-style-name="DefaultParagraphFont" style:family="text">
      <style:text-properties fo:color="#A9B7C6"/>
    </style:style>
    <style:style style:name="T5063" style:parent-style-name="DefaultParagraphFont" style:family="text">
      <style:text-properties fo:color="#A9B7C6"/>
    </style:style>
    <style:style style:name="T5064" style:parent-style-name="DefaultParagraphFont" style:family="text">
      <style:text-properties fo:color="#CC7832"/>
    </style:style>
    <style:style style:name="T5065" style:parent-style-name="DefaultParagraphFont" style:family="text">
      <style:text-properties fo:color="#FFC66D"/>
    </style:style>
    <style:style style:name="T5066" style:parent-style-name="DefaultParagraphFont" style:family="text">
      <style:text-properties fo:color="#A9B7C6"/>
    </style:style>
    <style:style style:name="T5067" style:parent-style-name="DefaultParagraphFont" style:family="text">
      <style:text-properties fo:color="#A9B7C6"/>
    </style:style>
    <style:style style:name="T5068" style:parent-style-name="DefaultParagraphFont" style:family="text">
      <style:text-properties fo:color="#A9B7C6"/>
    </style:style>
    <style:style style:name="T5069" style:parent-style-name="DefaultParagraphFont" style:family="text">
      <style:text-properties fo:color="#CC7832"/>
    </style:style>
    <style:style style:name="T5070" style:parent-style-name="DefaultParagraphFont" style:family="text">
      <style:text-properties fo:color="#A9B7C6"/>
    </style:style>
    <style:style style:name="T5071" style:parent-style-name="DefaultParagraphFont" style:family="text">
      <style:text-properties fo:color="#A9B7C6"/>
    </style:style>
    <style:style style:name="T5072" style:parent-style-name="DefaultParagraphFont" style:family="text">
      <style:text-properties fo:color="#A9B7C6"/>
    </style:style>
    <style:style style:name="T5073" style:parent-style-name="DefaultParagraphFont" style:family="text">
      <style:text-properties fo:color="#9876AA"/>
    </style:style>
    <style:style style:name="T5074" style:parent-style-name="DefaultParagraphFont" style:family="text">
      <style:text-properties fo:color="#A9B7C6"/>
    </style:style>
    <style:style style:name="T5075" style:parent-style-name="DefaultParagraphFont" style:family="text">
      <style:text-properties fo:color="#CC7832"/>
    </style:style>
    <style:style style:name="T5076" style:parent-style-name="DefaultParagraphFont" style:family="text">
      <style:text-properties fo:color="#CC7832"/>
    </style:style>
    <style:style style:name="T5077" style:parent-style-name="DefaultParagraphFont" style:family="text">
      <style:text-properties fo:color="#CC7832"/>
    </style:style>
    <style:style style:name="T5078" style:parent-style-name="DefaultParagraphFont" style:family="text">
      <style:text-properties fo:color="#A9B7C6"/>
    </style:style>
    <style:style style:name="T5079" style:parent-style-name="DefaultParagraphFont" style:family="text">
      <style:text-properties fo:color="#9876AA"/>
    </style:style>
    <style:style style:name="T5080" style:parent-style-name="DefaultParagraphFont" style:family="text">
      <style:text-properties fo:color="#A9B7C6"/>
    </style:style>
    <style:style style:name="T5081" style:parent-style-name="DefaultParagraphFont" style:family="text">
      <style:text-properties fo:color="#CC7832"/>
    </style:style>
    <style:style style:name="T5082" style:parent-style-name="DefaultParagraphFont" style:family="text">
      <style:text-properties fo:color="#CC7832"/>
    </style:style>
    <style:style style:name="T5083" style:parent-style-name="DefaultParagraphFont" style:family="text">
      <style:text-properties fo:color="#CC7832"/>
    </style:style>
    <style:style style:name="T5084" style:parent-style-name="DefaultParagraphFont" style:family="text">
      <style:text-properties fo:color="#A9B7C6"/>
    </style:style>
    <style:style style:name="T5085" style:parent-style-name="DefaultParagraphFont" style:family="text">
      <style:text-properties fo:color="#9876AA"/>
    </style:style>
    <style:style style:name="T5086" style:parent-style-name="DefaultParagraphFont" style:family="text">
      <style:text-properties fo:color="#A9B7C6"/>
    </style:style>
    <style:style style:name="T5087" style:parent-style-name="DefaultParagraphFont" style:family="text">
      <style:text-properties fo:color="#CC7832"/>
    </style:style>
    <style:style style:name="T5088" style:parent-style-name="DefaultParagraphFont" style:family="text">
      <style:text-properties fo:color="#CC7832"/>
    </style:style>
    <style:style style:name="T5089" style:parent-style-name="DefaultParagraphFont" style:family="text">
      <style:text-properties fo:color="#CC7832"/>
    </style:style>
    <style:style style:name="T5090" style:parent-style-name="DefaultParagraphFont" style:family="text">
      <style:text-properties fo:color="#A9B7C6"/>
    </style:style>
    <style:style style:name="T5091" style:parent-style-name="DefaultParagraphFont" style:family="text">
      <style:text-properties fo:color="#CC7832"/>
    </style:style>
    <style:style style:name="T5092" style:parent-style-name="DefaultParagraphFont" style:family="text">
      <style:text-properties fo:color="#A9B7C6"/>
    </style:style>
    <style:style style:name="T5093" style:parent-style-name="DefaultParagraphFont" style:family="text">
      <style:text-properties fo:color="#A9B7C6"/>
    </style:style>
    <style:style style:name="T5094" style:parent-style-name="DefaultParagraphFont" style:family="text">
      <style:text-properties fo:color="#A9B7C6"/>
    </style:style>
    <style:style style:name="T5095" style:parent-style-name="DefaultParagraphFont" style:family="text">
      <style:text-properties fo:font-style="italic" style:font-style-asian="italic" style:font-style-complex="italic" fo:color="#A9B7C6"/>
    </style:style>
    <style:style style:name="T5096" style:parent-style-name="DefaultParagraphFont" style:family="text">
      <style:text-properties fo:color="#A9B7C6"/>
    </style:style>
    <style:style style:name="T5097" style:parent-style-name="DefaultParagraphFont" style:family="text">
      <style:text-properties fo:color="#6A8759"/>
    </style:style>
    <style:style style:name="T5098" style:parent-style-name="DefaultParagraphFont" style:family="text">
      <style:text-properties fo:color="#CC7832"/>
    </style:style>
    <style:style style:name="T5099" style:parent-style-name="DefaultParagraphFont" style:family="text">
      <style:text-properties fo:color="#6A8759"/>
    </style:style>
    <style:style style:name="T5100" style:parent-style-name="DefaultParagraphFont" style:family="text">
      <style:text-properties fo:color="#A9B7C6"/>
    </style:style>
    <style:style style:name="T5101" style:parent-style-name="DefaultParagraphFont" style:family="text">
      <style:text-properties fo:color="#CC7832"/>
    </style:style>
    <style:style style:name="T5102" style:parent-style-name="DefaultParagraphFont" style:family="text">
      <style:text-properties fo:color="#CC7832"/>
    </style:style>
    <style:style style:name="T5103" style:parent-style-name="DefaultParagraphFont" style:family="text">
      <style:text-properties fo:color="#CC7832"/>
    </style:style>
    <style:style style:name="T5104" style:parent-style-name="DefaultParagraphFont" style:family="text">
      <style:text-properties fo:color="#A9B7C6"/>
    </style:style>
    <style:style style:name="T5105" style:parent-style-name="DefaultParagraphFont" style:family="text">
      <style:text-properties fo:color="#A9B7C6"/>
    </style:style>
    <style:style style:name="T5106" style:parent-style-name="DefaultParagraphFont" style:family="text">
      <style:text-properties fo:color="#A9B7C6"/>
    </style:style>
    <style:style style:name="T5107" style:parent-style-name="DefaultParagraphFont" style:family="text">
      <style:text-properties fo:color="#CC7832"/>
    </style:style>
    <style:style style:name="T5108" style:parent-style-name="DefaultParagraphFont" style:family="text">
      <style:text-properties fo:color="#CC7832"/>
    </style:style>
    <style:style style:name="T5109" style:parent-style-name="DefaultParagraphFont" style:family="text">
      <style:text-properties fo:color="#CC7832"/>
    </style:style>
    <style:style style:name="T5110" style:parent-style-name="DefaultParagraphFont" style:family="text">
      <style:text-properties fo:color="#A9B7C6"/>
    </style:style>
    <style:style style:name="T5111" style:parent-style-name="DefaultParagraphFont" style:family="text">
      <style:text-properties fo:color="#A9B7C6"/>
    </style:style>
    <style:style style:name="T5112" style:parent-style-name="DefaultParagraphFont" style:family="text">
      <style:text-properties fo:color="#A9B7C6"/>
    </style:style>
    <style:style style:name="T5113" style:parent-style-name="DefaultParagraphFont" style:family="text">
      <style:text-properties fo:color="#A9B7C6"/>
    </style:style>
    <style:style style:name="T5114" style:parent-style-name="DefaultParagraphFont" style:family="text">
      <style:text-properties fo:color="#A9B7C6"/>
    </style:style>
    <style:style style:name="T5115" style:parent-style-name="DefaultParagraphFont" style:family="text">
      <style:text-properties fo:color="#808080"/>
    </style:style>
    <style:style style:name="T5116" style:parent-style-name="DefaultParagraphFont" style:family="text">
      <style:text-properties fo:color="#808080"/>
    </style:style>
    <style:style style:name="T5117" style:parent-style-name="DefaultParagraphFont" style:family="text">
      <style:text-properties fo:color="#808080"/>
    </style:style>
    <style:style style:name="T5118" style:parent-style-name="DefaultParagraphFont" style:family="text">
      <style:text-properties fo:color="#808080"/>
    </style:style>
    <style:style style:name="T5119" style:parent-style-name="DefaultParagraphFont" style:family="text">
      <style:text-properties fo:color="#808080"/>
    </style:style>
    <style:style style:name="T5120" style:parent-style-name="DefaultParagraphFont" style:family="text">
      <style:text-properties fo:color="#CC7832"/>
    </style:style>
    <style:style style:name="T5121" style:parent-style-name="DefaultParagraphFont" style:family="text">
      <style:text-properties fo:color="#A9B7C6"/>
    </style:style>
    <style:style style:name="T5122" style:parent-style-name="DefaultParagraphFont" style:family="text">
      <style:text-properties fo:color="#9876AA"/>
    </style:style>
    <style:style style:name="T5123" style:parent-style-name="DefaultParagraphFont" style:family="text">
      <style:text-properties fo:color="#A9B7C6"/>
    </style:style>
    <style:style style:name="T5124" style:parent-style-name="DefaultParagraphFont" style:family="text">
      <style:text-properties fo:color="#CC7832"/>
    </style:style>
    <style:style style:name="T5125" style:parent-style-name="DefaultParagraphFont" style:family="text">
      <style:text-properties fo:color="#A9B7C6"/>
    </style:style>
    <style:style style:name="T5126" style:parent-style-name="DefaultParagraphFont" style:family="text">
      <style:text-properties fo:color="#A9B7C6"/>
    </style:style>
    <style:style style:name="T5127" style:parent-style-name="DefaultParagraphFont" style:family="text">
      <style:text-properties fo:color="#A9B7C6"/>
    </style:style>
    <style:style style:name="T5128" style:parent-style-name="DefaultParagraphFont" style:family="text">
      <style:text-properties fo:color="#A9B7C6"/>
    </style:style>
    <style:style style:name="T5129" style:parent-style-name="DefaultParagraphFont" style:family="text">
      <style:text-properties fo:color="#BBB529"/>
    </style:style>
    <style:style style:name="T5130" style:parent-style-name="DefaultParagraphFont" style:family="text">
      <style:text-properties fo:color="#BBB529"/>
    </style:style>
    <style:style style:name="T5131" style:parent-style-name="DefaultParagraphFont" style:family="text">
      <style:text-properties fo:color="#BBB529"/>
    </style:style>
    <style:style style:name="T5132" style:parent-style-name="DefaultParagraphFont" style:family="text">
      <style:text-properties fo:color="#CC7832"/>
    </style:style>
    <style:style style:name="T5133" style:parent-style-name="DefaultParagraphFont" style:family="text">
      <style:text-properties fo:color="#FFC66D"/>
    </style:style>
    <style:style style:name="T5134" style:parent-style-name="DefaultParagraphFont" style:family="text">
      <style:text-properties fo:color="#A9B7C6"/>
    </style:style>
    <style:style style:name="T5135" style:parent-style-name="DefaultParagraphFont" style:family="text">
      <style:text-properties fo:color="#CC7832"/>
    </style:style>
    <style:style style:name="T5136" style:parent-style-name="DefaultParagraphFont" style:family="text">
      <style:text-properties fo:color="#A9B7C6"/>
    </style:style>
    <style:style style:name="T5137" style:parent-style-name="DefaultParagraphFont" style:family="text">
      <style:text-properties fo:color="#A9B7C6"/>
    </style:style>
    <style:style style:name="T5138" style:parent-style-name="DefaultParagraphFont" style:family="text">
      <style:text-properties fo:color="#A9B7C6"/>
    </style:style>
    <style:style style:name="T5139" style:parent-style-name="DefaultParagraphFont" style:family="text">
      <style:text-properties fo:color="#CC7832"/>
    </style:style>
    <style:style style:name="T5140" style:parent-style-name="DefaultParagraphFont" style:family="text">
      <style:text-properties fo:color="#A9B7C6"/>
    </style:style>
    <style:style style:name="T5141" style:parent-style-name="DefaultParagraphFont" style:family="text">
      <style:text-properties fo:color="#CC7832"/>
    </style:style>
    <style:style style:name="T5142" style:parent-style-name="DefaultParagraphFont" style:family="text">
      <style:text-properties fo:color="#CC7832"/>
    </style:style>
    <style:style style:name="T5143" style:parent-style-name="DefaultParagraphFont" style:family="text">
      <style:text-properties fo:color="#CC7832"/>
    </style:style>
    <style:style style:name="T5144" style:parent-style-name="DefaultParagraphFont" style:family="text">
      <style:text-properties fo:color="#A9B7C6"/>
    </style:style>
    <style:style style:name="T5145" style:parent-style-name="DefaultParagraphFont" style:family="text">
      <style:text-properties fo:font-style="italic" style:font-style-asian="italic" style:font-style-complex="italic" fo:color="#9876AA"/>
    </style:style>
    <style:style style:name="T5146" style:parent-style-name="DefaultParagraphFont" style:family="text">
      <style:text-properties fo:color="#A9B7C6"/>
    </style:style>
    <style:style style:name="T5147" style:parent-style-name="DefaultParagraphFont" style:family="text">
      <style:text-properties fo:color="#A9B7C6"/>
    </style:style>
    <style:style style:name="T5148" style:parent-style-name="DefaultParagraphFont" style:family="text">
      <style:text-properties fo:color="#A9B7C6"/>
    </style:style>
    <style:style style:name="T5149" style:parent-style-name="DefaultParagraphFont" style:family="text">
      <style:text-properties fo:color="#A9B7C6"/>
    </style:style>
    <style:style style:name="T5150" style:parent-style-name="DefaultParagraphFont" style:family="text">
      <style:text-properties fo:font-style="italic" style:font-style-asian="italic" style:font-style-complex="italic" fo:color="#9876AA"/>
    </style:style>
    <style:style style:name="T5151" style:parent-style-name="DefaultParagraphFont" style:family="text">
      <style:text-properties fo:color="#A9B7C6"/>
    </style:style>
    <style:style style:name="T5152" style:parent-style-name="DefaultParagraphFont" style:family="text">
      <style:text-properties fo:color="#CC7832"/>
    </style:style>
    <style:style style:name="T5153" style:parent-style-name="DefaultParagraphFont" style:family="text">
      <style:text-properties fo:color="#CC7832"/>
    </style:style>
    <style:style style:name="T5154" style:parent-style-name="DefaultParagraphFont" style:family="text">
      <style:text-properties fo:color="#CC7832"/>
    </style:style>
    <style:style style:name="T5155" style:parent-style-name="DefaultParagraphFont" style:family="text">
      <style:text-properties fo:color="#A9B7C6"/>
    </style:style>
    <style:style style:name="T5156" style:parent-style-name="DefaultParagraphFont" style:family="text">
      <style:text-properties fo:color="#9876AA"/>
    </style:style>
    <style:style style:name="T5157" style:parent-style-name="DefaultParagraphFont" style:family="text">
      <style:text-properties fo:color="#A9B7C6"/>
    </style:style>
    <style:style style:name="T5158" style:parent-style-name="DefaultParagraphFont" style:family="text">
      <style:text-properties fo:color="#A9B7C6"/>
    </style:style>
    <style:style style:name="T5159" style:parent-style-name="DefaultParagraphFont" style:family="text">
      <style:text-properties fo:color="#A9B7C6"/>
    </style:style>
    <style:style style:name="T5160" style:parent-style-name="DefaultParagraphFont" style:family="text">
      <style:text-properties fo:color="#9876AA"/>
    </style:style>
    <style:style style:name="T5161" style:parent-style-name="DefaultParagraphFont" style:family="text">
      <style:text-properties fo:color="#A9B7C6"/>
    </style:style>
    <style:style style:name="T5162" style:parent-style-name="DefaultParagraphFont" style:family="text">
      <style:text-properties fo:color="#CC7832"/>
    </style:style>
    <style:style style:name="T5163" style:parent-style-name="DefaultParagraphFont" style:family="text">
      <style:text-properties fo:color="#CC7832"/>
    </style:style>
    <style:style style:name="T5164" style:parent-style-name="DefaultParagraphFont" style:family="text">
      <style:text-properties fo:color="#CC7832"/>
    </style:style>
    <style:style style:name="T5165" style:parent-style-name="DefaultParagraphFont" style:family="text">
      <style:text-properties fo:color="#A9B7C6"/>
    </style:style>
    <style:style style:name="T5166" style:parent-style-name="DefaultParagraphFont" style:family="text">
      <style:text-properties fo:color="#CC7832"/>
    </style:style>
    <style:style style:name="T5167" style:parent-style-name="DefaultParagraphFont" style:family="text">
      <style:text-properties fo:color="#CC7832"/>
    </style:style>
    <style:style style:name="T5168" style:parent-style-name="DefaultParagraphFont" style:family="text">
      <style:text-properties fo:color="#CC7832"/>
    </style:style>
    <style:style style:name="T5169" style:parent-style-name="DefaultParagraphFont" style:family="text">
      <style:text-properties fo:color="#A9B7C6"/>
    </style:style>
    <style:style style:name="T5170" style:parent-style-name="DefaultParagraphFont" style:family="text">
      <style:text-properties fo:color="#A9B7C6"/>
    </style:style>
    <style:style style:name="T5171" style:parent-style-name="DefaultParagraphFont" style:family="text">
      <style:text-properties fo:color="#A9B7C6"/>
    </style:style>
    <style:style style:name="T5172" style:parent-style-name="DefaultParagraphFont" style:family="text">
      <style:text-properties fo:color="#A9B7C6"/>
    </style:style>
    <style:style style:name="T5173" style:parent-style-name="DefaultParagraphFont" style:family="text">
      <style:text-properties fo:color="#A9B7C6"/>
    </style:style>
    <style:style style:name="T5174" style:parent-style-name="DefaultParagraphFont" style:family="text">
      <style:text-properties fo:color="#CC7832"/>
    </style:style>
    <style:style style:name="T5175" style:parent-style-name="DefaultParagraphFont" style:family="text">
      <style:text-properties fo:color="#CC7832"/>
    </style:style>
    <style:style style:name="T5176" style:parent-style-name="DefaultParagraphFont" style:family="text">
      <style:text-properties fo:color="#CC7832"/>
    </style:style>
    <style:style style:name="T5177" style:parent-style-name="DefaultParagraphFont" style:family="text">
      <style:text-properties fo:color="#CC7832"/>
    </style:style>
    <style:style style:name="T5178" style:parent-style-name="DefaultParagraphFont" style:family="text">
      <style:text-properties fo:color="#808080"/>
    </style:style>
    <style:style style:name="T5179" style:parent-style-name="DefaultParagraphFont" style:family="text">
      <style:text-properties fo:color="#808080"/>
    </style:style>
    <style:style style:name="T5180" style:parent-style-name="DefaultParagraphFont" style:family="text">
      <style:text-properties fo:color="#808080"/>
    </style:style>
    <style:style style:name="T5181" style:parent-style-name="DefaultParagraphFont" style:family="text">
      <style:text-properties fo:color="#808080"/>
    </style:style>
    <style:style style:name="T5182" style:parent-style-name="DefaultParagraphFont" style:family="text">
      <style:text-properties fo:color="#CC7832"/>
    </style:style>
    <style:style style:name="T5183" style:parent-style-name="DefaultParagraphFont" style:family="text">
      <style:text-properties fo:color="#A9B7C6"/>
    </style:style>
    <style:style style:name="T5184" style:parent-style-name="DefaultParagraphFont" style:family="text">
      <style:text-properties fo:color="#9876AA"/>
    </style:style>
    <style:style style:name="T5185" style:parent-style-name="DefaultParagraphFont" style:family="text">
      <style:text-properties fo:color="#A9B7C6"/>
    </style:style>
    <style:style style:name="T5186" style:parent-style-name="DefaultParagraphFont" style:family="text">
      <style:text-properties fo:color="#CC7832"/>
    </style:style>
    <style:style style:name="T5187" style:parent-style-name="DefaultParagraphFont" style:family="text">
      <style:text-properties fo:color="#A9B7C6"/>
    </style:style>
    <style:style style:name="T5188" style:parent-style-name="DefaultParagraphFont" style:family="text">
      <style:text-properties fo:color="#A9B7C6"/>
    </style:style>
    <style:style style:name="T5189" style:parent-style-name="DefaultParagraphFont" style:family="text">
      <style:text-properties fo:color="#A9B7C6"/>
    </style:style>
    <style:style style:name="T5190" style:parent-style-name="DefaultParagraphFont" style:family="text">
      <style:text-properties fo:color="#BBB529"/>
    </style:style>
    <style:style style:name="T5191" style:parent-style-name="DefaultParagraphFont" style:family="text">
      <style:text-properties fo:color="#BBB529"/>
    </style:style>
    <style:style style:name="T5192" style:parent-style-name="DefaultParagraphFont" style:family="text">
      <style:text-properties fo:color="#BBB529"/>
    </style:style>
    <style:style style:name="T5193" style:parent-style-name="DefaultParagraphFont" style:family="text">
      <style:text-properties fo:color="#CC7832"/>
    </style:style>
    <style:style style:name="T5194" style:parent-style-name="DefaultParagraphFont" style:family="text">
      <style:text-properties fo:color="#FFC66D"/>
    </style:style>
    <style:style style:name="T5195" style:parent-style-name="DefaultParagraphFont" style:family="text">
      <style:text-properties fo:color="#A9B7C6"/>
    </style:style>
    <style:style style:name="T5196" style:parent-style-name="DefaultParagraphFont" style:family="text">
      <style:text-properties fo:color="#CC7832"/>
    </style:style>
    <style:style style:name="T5197" style:parent-style-name="DefaultParagraphFont" style:family="text">
      <style:text-properties fo:color="#A9B7C6"/>
    </style:style>
    <style:style style:name="T5198" style:parent-style-name="DefaultParagraphFont" style:family="text">
      <style:text-properties fo:color="#A9B7C6"/>
    </style:style>
    <style:style style:name="T5199" style:parent-style-name="DefaultParagraphFont" style:family="text">
      <style:text-properties fo:color="#A9B7C6"/>
    </style:style>
    <style:style style:name="T5200" style:parent-style-name="DefaultParagraphFont" style:family="text">
      <style:text-properties fo:color="#CC7832"/>
    </style:style>
    <style:style style:name="T5201" style:parent-style-name="DefaultParagraphFont" style:family="text">
      <style:text-properties fo:color="#A9B7C6"/>
    </style:style>
    <style:style style:name="T5202" style:parent-style-name="DefaultParagraphFont" style:family="text">
      <style:text-properties fo:color="#CC7832"/>
    </style:style>
    <style:style style:name="T5203" style:parent-style-name="DefaultParagraphFont" style:family="text">
      <style:text-properties fo:color="#CC7832"/>
    </style:style>
    <style:style style:name="T5204" style:parent-style-name="DefaultParagraphFont" style:family="text">
      <style:text-properties fo:color="#CC7832"/>
    </style:style>
    <style:style style:name="T5205" style:parent-style-name="DefaultParagraphFont" style:family="text">
      <style:text-properties fo:color="#A9B7C6"/>
    </style:style>
    <style:style style:name="T5206" style:parent-style-name="DefaultParagraphFont" style:family="text">
      <style:text-properties fo:font-style="italic" style:font-style-asian="italic" style:font-style-complex="italic" fo:color="#9876AA"/>
    </style:style>
    <style:style style:name="T5207" style:parent-style-name="DefaultParagraphFont" style:family="text">
      <style:text-properties fo:color="#A9B7C6"/>
    </style:style>
    <style:style style:name="T5208" style:parent-style-name="DefaultParagraphFont" style:family="text">
      <style:text-properties fo:color="#A9B7C6"/>
    </style:style>
    <style:style style:name="T5209" style:parent-style-name="DefaultParagraphFont" style:family="text">
      <style:text-properties fo:color="#A9B7C6"/>
    </style:style>
    <style:style style:name="T5210" style:parent-style-name="DefaultParagraphFont" style:family="text">
      <style:text-properties fo:font-style="italic" style:font-style-asian="italic" style:font-style-complex="italic" fo:color="#9876AA"/>
    </style:style>
    <style:style style:name="T5211" style:parent-style-name="DefaultParagraphFont" style:family="text">
      <style:text-properties fo:color="#A9B7C6"/>
    </style:style>
    <style:style style:name="T5212" style:parent-style-name="DefaultParagraphFont" style:family="text">
      <style:text-properties fo:color="#CC7832"/>
    </style:style>
    <style:style style:name="T5213" style:parent-style-name="DefaultParagraphFont" style:family="text">
      <style:text-properties fo:color="#CC7832"/>
    </style:style>
    <style:style style:name="T5214" style:parent-style-name="DefaultParagraphFont" style:family="text">
      <style:text-properties fo:color="#CC7832"/>
    </style:style>
    <style:style style:name="T5215" style:parent-style-name="DefaultParagraphFont" style:family="text">
      <style:text-properties fo:color="#808080"/>
    </style:style>
    <style:style style:name="T5216" style:parent-style-name="DefaultParagraphFont" style:family="text">
      <style:text-properties fo:color="#808080"/>
    </style:style>
    <style:style style:name="T5217" style:parent-style-name="DefaultParagraphFont" style:family="text">
      <style:text-properties fo:color="#808080"/>
    </style:style>
    <style:style style:name="T5218" style:parent-style-name="DefaultParagraphFont" style:family="text">
      <style:text-properties fo:color="#CC7832"/>
    </style:style>
    <style:style style:name="T5219" style:parent-style-name="DefaultParagraphFont" style:family="text">
      <style:text-properties fo:color="#A9B7C6"/>
    </style:style>
    <style:style style:name="T5220" style:parent-style-name="DefaultParagraphFont" style:family="text">
      <style:text-properties fo:color="#A9B7C6"/>
    </style:style>
    <style:style style:name="T5221" style:parent-style-name="DefaultParagraphFont" style:family="text">
      <style:text-properties fo:font-style="italic" style:font-style-asian="italic" style:font-style-complex="italic" fo:color="#9876AA"/>
    </style:style>
    <style:style style:name="T5222" style:parent-style-name="DefaultParagraphFont" style:family="text">
      <style:text-properties fo:color="#A9B7C6"/>
    </style:style>
    <style:style style:name="T5223" style:parent-style-name="DefaultParagraphFont" style:family="text">
      <style:text-properties fo:color="#A9B7C6"/>
    </style:style>
    <style:style style:name="T5224" style:parent-style-name="DefaultParagraphFont" style:family="text">
      <style:text-properties fo:color="#A9B7C6"/>
    </style:style>
    <style:style style:name="T5225" style:parent-style-name="DefaultParagraphFont" style:family="text">
      <style:text-properties fo:color="#CC7832"/>
    </style:style>
    <style:style style:name="T5226" style:parent-style-name="DefaultParagraphFont" style:family="text">
      <style:text-properties fo:color="#6A8759"/>
    </style:style>
    <style:style style:name="T5227" style:parent-style-name="DefaultParagraphFont" style:family="text">
      <style:text-properties fo:color="#A9B7C6"/>
    </style:style>
    <style:style style:name="T5228" style:parent-style-name="DefaultParagraphFont" style:family="text">
      <style:text-properties fo:color="#CC7832"/>
    </style:style>
    <style:style style:name="T5229" style:parent-style-name="DefaultParagraphFont" style:family="text">
      <style:text-properties fo:color="#CC7832"/>
    </style:style>
    <style:style style:name="T5230" style:parent-style-name="DefaultParagraphFont" style:family="text">
      <style:text-properties fo:color="#CC7832"/>
    </style:style>
    <style:style style:name="T5231" style:parent-style-name="DefaultParagraphFont" style:family="text">
      <style:text-properties fo:color="#A9B7C6"/>
    </style:style>
    <style:style style:name="T5232" style:parent-style-name="DefaultParagraphFont" style:family="text">
      <style:text-properties fo:color="#A9B7C6"/>
    </style:style>
    <style:style style:name="T5233" style:parent-style-name="DefaultParagraphFont" style:family="text">
      <style:text-properties fo:color="#A9B7C6"/>
    </style:style>
    <style:style style:name="T5234" style:parent-style-name="DefaultParagraphFont" style:family="text">
      <style:text-properties fo:color="#808080"/>
    </style:style>
    <style:style style:name="T5235" style:parent-style-name="DefaultParagraphFont" style:family="text">
      <style:text-properties fo:color="#808080"/>
    </style:style>
    <style:style style:name="T5236" style:parent-style-name="DefaultParagraphFont" style:family="text">
      <style:text-properties fo:color="#808080"/>
    </style:style>
    <style:style style:name="T5237" style:parent-style-name="DefaultParagraphFont" style:family="text">
      <style:text-properties fo:color="#CC7832"/>
    </style:style>
    <style:style style:name="T5238" style:parent-style-name="DefaultParagraphFont" style:family="text">
      <style:text-properties fo:color="#A9B7C6"/>
    </style:style>
    <style:style style:name="T5239" style:parent-style-name="DefaultParagraphFont" style:family="text">
      <style:text-properties fo:font-style="italic" style:font-style-asian="italic" style:font-style-complex="italic" fo:color="#9876AA"/>
    </style:style>
    <style:style style:name="T5240" style:parent-style-name="DefaultParagraphFont" style:family="text">
      <style:text-properties fo:color="#A9B7C6"/>
    </style:style>
    <style:style style:name="T5241" style:parent-style-name="DefaultParagraphFont" style:family="text">
      <style:text-properties fo:color="#A9B7C6"/>
    </style:style>
    <style:style style:name="T5242" style:parent-style-name="DefaultParagraphFont" style:family="text">
      <style:text-properties fo:color="#A9B7C6"/>
    </style:style>
    <style:style style:name="T5243" style:parent-style-name="DefaultParagraphFont" style:family="text">
      <style:text-properties fo:color="#CC7832"/>
    </style:style>
    <style:style style:name="T5244" style:parent-style-name="DefaultParagraphFont" style:family="text">
      <style:text-properties fo:color="#6A8759"/>
    </style:style>
    <style:style style:name="T5245" style:parent-style-name="DefaultParagraphFont" style:family="text">
      <style:text-properties fo:color="#A9B7C6"/>
    </style:style>
    <style:style style:name="T5246" style:parent-style-name="DefaultParagraphFont" style:family="text">
      <style:text-properties fo:color="#CC7832"/>
    </style:style>
    <style:style style:name="T5247" style:parent-style-name="DefaultParagraphFont" style:family="text">
      <style:text-properties fo:color="#CC7832"/>
    </style:style>
    <style:style style:name="T5248" style:parent-style-name="DefaultParagraphFont" style:family="text">
      <style:text-properties fo:color="#CC7832"/>
    </style:style>
    <style:style style:name="T5249" style:parent-style-name="DefaultParagraphFont" style:family="text">
      <style:text-properties fo:color="#A9B7C6"/>
    </style:style>
    <style:style style:name="T5250" style:parent-style-name="DefaultParagraphFont" style:family="text">
      <style:text-properties fo:color="#A9B7C6"/>
    </style:style>
    <style:style style:name="T5251" style:parent-style-name="DefaultParagraphFont" style:family="text">
      <style:text-properties fo:color="#A9B7C6"/>
    </style:style>
    <style:style style:name="T5252" style:parent-style-name="DefaultParagraphFont" style:family="text">
      <style:text-properties fo:color="#A9B7C6"/>
    </style:style>
    <style:style style:name="T5253" style:parent-style-name="DefaultParagraphFont" style:family="text">
      <style:text-properties fo:color="#A9B7C6"/>
    </style:style>
    <style:style style:name="T5254" style:parent-style-name="DefaultParagraphFont" style:family="text">
      <style:text-properties fo:color="#A9B7C6"/>
    </style:style>
    <style:style style:name="T5255" style:parent-style-name="DefaultParagraphFont" style:family="text">
      <style:text-properties fo:color="#A9B7C6"/>
    </style:style>
    <style:style style:name="T5256" style:parent-style-name="DefaultParagraphFont" style:family="text">
      <style:text-properties fo:color="#CC7832"/>
    </style:style>
    <style:style style:name="T5257" style:parent-style-name="DefaultParagraphFont" style:family="text">
      <style:text-properties fo:color="#CC7832"/>
    </style:style>
    <style:style style:name="T5258" style:parent-style-name="DefaultParagraphFont" style:family="text">
      <style:text-properties fo:color="#CC7832"/>
    </style:style>
    <style:style style:name="T5259" style:parent-style-name="DefaultParagraphFont" style:family="text">
      <style:text-properties fo:color="#CC7832"/>
    </style:style>
    <style:style style:name="T5260" style:parent-style-name="DefaultParagraphFont" style:family="text">
      <style:text-properties fo:color="#808080"/>
    </style:style>
    <style:style style:name="T5261" style:parent-style-name="DefaultParagraphFont" style:family="text">
      <style:text-properties fo:color="#808080"/>
    </style:style>
    <style:style style:name="T5262" style:parent-style-name="DefaultParagraphFont" style:family="text">
      <style:text-properties fo:color="#808080"/>
    </style:style>
    <style:style style:name="T5263" style:parent-style-name="DefaultParagraphFont" style:family="text">
      <style:text-properties fo:color="#CC7832"/>
    </style:style>
    <style:style style:name="T5264" style:parent-style-name="DefaultParagraphFont" style:family="text">
      <style:text-properties fo:color="#A9B7C6"/>
    </style:style>
    <style:style style:name="T5265" style:parent-style-name="DefaultParagraphFont" style:family="text">
      <style:text-properties fo:color="#9876AA"/>
    </style:style>
    <style:style style:name="T5266" style:parent-style-name="DefaultParagraphFont" style:family="text">
      <style:text-properties fo:color="#A9B7C6"/>
    </style:style>
    <style:style style:name="T5267" style:parent-style-name="DefaultParagraphFont" style:family="text">
      <style:text-properties fo:color="#CC7832"/>
    </style:style>
    <style:style style:name="T5268" style:parent-style-name="DefaultParagraphFont" style:family="text">
      <style:text-properties fo:color="#A9B7C6"/>
    </style:style>
    <style:style style:name="T5269" style:parent-style-name="DefaultParagraphFont" style:family="text">
      <style:text-properties fo:color="#A9B7C6"/>
    </style:style>
    <style:style style:name="T5270" style:parent-style-name="DefaultParagraphFont" style:family="text">
      <style:text-properties fo:color="#A9B7C6"/>
    </style:style>
    <style:style style:name="T5271" style:parent-style-name="DefaultParagraphFont" style:family="text">
      <style:text-properties fo:color="#CC7832"/>
    </style:style>
    <style:style style:name="T5272" style:parent-style-name="DefaultParagraphFont" style:family="text">
      <style:text-properties fo:color="#CC7832"/>
    </style:style>
    <style:style style:name="T5273" style:parent-style-name="DefaultParagraphFont" style:family="text">
      <style:text-properties fo:color="#FFC66D"/>
    </style:style>
    <style:style style:name="T5274" style:parent-style-name="DefaultParagraphFont" style:family="text">
      <style:text-properties fo:color="#A9B7C6"/>
    </style:style>
    <style:style style:name="T5275" style:parent-style-name="DefaultParagraphFont" style:family="text">
      <style:text-properties fo:color="#CC7832"/>
    </style:style>
    <style:style style:name="T5276" style:parent-style-name="DefaultParagraphFont" style:family="text">
      <style:text-properties fo:color="#A9B7C6"/>
    </style:style>
    <style:style style:name="T5277" style:parent-style-name="DefaultParagraphFont" style:family="text">
      <style:text-properties fo:color="#A9B7C6"/>
    </style:style>
    <style:style style:name="T5278" style:parent-style-name="DefaultParagraphFont" style:family="text">
      <style:text-properties fo:color="#A9B7C6"/>
    </style:style>
    <style:style style:name="T5279" style:parent-style-name="DefaultParagraphFont" style:family="text">
      <style:text-properties fo:color="#CC7832"/>
    </style:style>
    <style:style style:name="T5280" style:parent-style-name="DefaultParagraphFont" style:family="text">
      <style:text-properties fo:color="#CC7832"/>
    </style:style>
    <style:style style:name="T5281" style:parent-style-name="DefaultParagraphFont" style:family="text">
      <style:text-properties fo:color="#CC7832"/>
    </style:style>
    <style:style style:name="T5282" style:parent-style-name="DefaultParagraphFont" style:family="text">
      <style:text-properties fo:color="#808080"/>
    </style:style>
    <style:style style:name="T5283" style:parent-style-name="DefaultParagraphFont" style:family="text">
      <style:text-properties fo:color="#808080"/>
    </style:style>
    <style:style style:name="T5284" style:parent-style-name="DefaultParagraphFont" style:family="text">
      <style:text-properties fo:color="#808080"/>
    </style:style>
    <style:style style:name="T5285" style:parent-style-name="DefaultParagraphFont" style:family="text">
      <style:text-properties fo:color="#CC7832"/>
    </style:style>
    <style:style style:name="T5286" style:parent-style-name="DefaultParagraphFont" style:family="text">
      <style:text-properties fo:color="#A9B7C6"/>
    </style:style>
    <style:style style:name="T5287" style:parent-style-name="DefaultParagraphFont" style:family="text">
      <style:text-properties fo:color="#9876AA"/>
    </style:style>
    <style:style style:name="T5288" style:parent-style-name="DefaultParagraphFont" style:family="text">
      <style:text-properties fo:color="#A9B7C6"/>
    </style:style>
    <style:style style:name="T5289" style:parent-style-name="DefaultParagraphFont" style:family="text">
      <style:text-properties fo:font-style="italic" style:font-style-asian="italic" style:font-style-complex="italic" fo:color="#9876AA"/>
    </style:style>
    <style:style style:name="T5290" style:parent-style-name="DefaultParagraphFont" style:family="text">
      <style:text-properties fo:color="#A9B7C6"/>
    </style:style>
    <style:style style:name="T5291" style:parent-style-name="DefaultParagraphFont" style:family="text">
      <style:text-properties fo:color="#A9B7C6"/>
    </style:style>
    <style:style style:name="T5292" style:parent-style-name="DefaultParagraphFont" style:family="text">
      <style:text-properties fo:color="#A9B7C6"/>
    </style:style>
    <style:style style:name="T5293" style:parent-style-name="DefaultParagraphFont" style:family="text">
      <style:text-properties fo:color="#CC7832"/>
    </style:style>
    <style:style style:name="T5294" style:parent-style-name="DefaultParagraphFont" style:family="text">
      <style:text-properties fo:color="#A9B7C6"/>
    </style:style>
    <style:style style:name="T5295" style:parent-style-name="DefaultParagraphFont" style:family="text">
      <style:text-properties fo:color="#A9B7C6"/>
    </style:style>
    <style:style style:name="T5296" style:parent-style-name="DefaultParagraphFont" style:family="text">
      <style:text-properties fo:font-style="italic" style:font-style-asian="italic" style:font-style-complex="italic" fo:color="#9876AA"/>
    </style:style>
    <style:style style:name="T5297" style:parent-style-name="DefaultParagraphFont" style:family="text">
      <style:text-properties fo:color="#CC7832"/>
    </style:style>
    <style:style style:name="T5298" style:parent-style-name="DefaultParagraphFont" style:family="text">
      <style:text-properties fo:color="#A9B7C6"/>
    </style:style>
    <style:style style:name="T5299" style:parent-style-name="DefaultParagraphFont" style:family="text">
      <style:text-properties fo:font-style="italic" style:font-style-asian="italic" style:font-style-complex="italic" fo:color="#9876AA"/>
    </style:style>
    <style:style style:name="T5300" style:parent-style-name="DefaultParagraphFont" style:family="text">
      <style:text-properties fo:color="#A9B7C6"/>
    </style:style>
    <style:style style:name="T5301" style:parent-style-name="DefaultParagraphFont" style:family="text">
      <style:text-properties fo:color="#CC7832"/>
    </style:style>
    <style:style style:name="T5302" style:parent-style-name="DefaultParagraphFont" style:family="text">
      <style:text-properties fo:color="#CC7832"/>
    </style:style>
    <style:style style:name="T5303" style:parent-style-name="DefaultParagraphFont" style:family="text">
      <style:text-properties fo:color="#CC7832"/>
    </style:style>
    <style:style style:name="T5304" style:parent-style-name="DefaultParagraphFont" style:family="text">
      <style:text-properties fo:color="#A9B7C6"/>
    </style:style>
    <style:style style:name="T5305" style:parent-style-name="DefaultParagraphFont" style:family="text">
      <style:text-properties fo:color="#A9B7C6"/>
    </style:style>
    <style:style style:name="T5306" style:parent-style-name="DefaultParagraphFont" style:family="text">
      <style:text-properties fo:color="#A9B7C6"/>
    </style:style>
    <style:style style:name="T5307" style:parent-style-name="DefaultParagraphFont" style:family="text">
      <style:text-properties fo:color="#CC7832"/>
    </style:style>
    <style:style style:name="T5308" style:parent-style-name="DefaultParagraphFont" style:family="text">
      <style:text-properties fo:color="#A9B7C6"/>
    </style:style>
    <style:style style:name="T5309" style:parent-style-name="DefaultParagraphFont" style:family="text">
      <style:text-properties fo:font-style="italic" style:font-style-asian="italic" style:font-style-complex="italic" fo:color="#9876AA"/>
    </style:style>
    <style:style style:name="T5310" style:parent-style-name="DefaultParagraphFont" style:family="text">
      <style:text-properties fo:color="#A9B7C6"/>
    </style:style>
    <style:style style:name="T5311" style:parent-style-name="DefaultParagraphFont" style:family="text">
      <style:text-properties fo:color="#A9B7C6"/>
    </style:style>
    <style:style style:name="T5312" style:parent-style-name="DefaultParagraphFont" style:family="text">
      <style:text-properties fo:color="#A9B7C6"/>
    </style:style>
    <style:style style:name="T5313" style:parent-style-name="DefaultParagraphFont" style:family="text">
      <style:text-properties fo:color="#808080"/>
    </style:style>
    <style:style style:name="T5314" style:parent-style-name="DefaultParagraphFont" style:family="text">
      <style:text-properties fo:color="#808080"/>
    </style:style>
    <style:style style:name="T5315" style:parent-style-name="DefaultParagraphFont" style:family="text">
      <style:text-properties fo:color="#808080"/>
    </style:style>
    <style:style style:name="T5316" style:parent-style-name="DefaultParagraphFont" style:family="text">
      <style:text-properties fo:color="#A9B7C6"/>
    </style:style>
    <style:style style:name="T5317" style:parent-style-name="DefaultParagraphFont" style:family="text">
      <style:text-properties fo:color="#A9B7C6"/>
    </style:style>
    <style:style style:name="T5318" style:parent-style-name="DefaultParagraphFont" style:family="text">
      <style:text-properties fo:color="#CC7832"/>
    </style:style>
    <style:style style:name="T5319" style:parent-style-name="DefaultParagraphFont" style:family="text">
      <style:text-properties fo:color="#6A8759"/>
    </style:style>
    <style:style style:name="T5320" style:parent-style-name="DefaultParagraphFont" style:family="text">
      <style:text-properties fo:color="#A9B7C6"/>
    </style:style>
    <style:style style:name="T5321" style:parent-style-name="DefaultParagraphFont" style:family="text">
      <style:text-properties fo:color="#CC7832"/>
    </style:style>
    <style:style style:name="T5322" style:parent-style-name="DefaultParagraphFont" style:family="text">
      <style:text-properties fo:color="#CC7832"/>
    </style:style>
    <style:style style:name="T5323" style:parent-style-name="DefaultParagraphFont" style:family="text">
      <style:text-properties fo:color="#CC7832"/>
    </style:style>
    <style:style style:name="T5324" style:parent-style-name="DefaultParagraphFont" style:family="text">
      <style:text-properties fo:color="#808080"/>
    </style:style>
    <style:style style:name="T5325" style:parent-style-name="DefaultParagraphFont" style:family="text">
      <style:text-properties fo:color="#808080"/>
    </style:style>
    <style:style style:name="T5326" style:parent-style-name="DefaultParagraphFont" style:family="text">
      <style:text-properties fo:color="#808080"/>
    </style:style>
    <style:style style:name="T5327" style:parent-style-name="DefaultParagraphFont" style:family="text">
      <style:text-properties fo:color="#9876AA"/>
    </style:style>
    <style:style style:name="T5328" style:parent-style-name="DefaultParagraphFont" style:family="text">
      <style:text-properties fo:color="#A9B7C6"/>
    </style:style>
    <style:style style:name="T5329" style:parent-style-name="DefaultParagraphFont" style:family="text">
      <style:text-properties fo:color="#CC7832"/>
    </style:style>
    <style:style style:name="T5330" style:parent-style-name="DefaultParagraphFont" style:family="text">
      <style:text-properties fo:color="#CC7832"/>
    </style:style>
    <style:style style:name="T5331" style:parent-style-name="DefaultParagraphFont" style:family="text">
      <style:text-properties fo:color="#CC7832"/>
    </style:style>
    <style:style style:name="T5332" style:parent-style-name="DefaultParagraphFont" style:family="text">
      <style:text-properties fo:color="#A9B7C6"/>
    </style:style>
    <style:style style:name="T5333" style:parent-style-name="DefaultParagraphFont" style:family="text">
      <style:text-properties fo:color="#CC7832"/>
    </style:style>
    <style:style style:name="T5334" style:parent-style-name="DefaultParagraphFont" style:family="text">
      <style:text-properties fo:color="#CC7832"/>
    </style:style>
    <style:style style:name="T5335" style:parent-style-name="DefaultParagraphFont" style:family="text">
      <style:text-properties fo:color="#CC7832"/>
    </style:style>
    <style:style style:name="T5336" style:parent-style-name="DefaultParagraphFont" style:family="text">
      <style:text-properties fo:color="#CC7832"/>
    </style:style>
    <style:style style:name="T5337" style:parent-style-name="DefaultParagraphFont" style:family="text">
      <style:text-properties fo:color="#CC7832"/>
    </style:style>
    <style:style style:name="T5338" style:parent-style-name="DefaultParagraphFont" style:family="text">
      <style:text-properties fo:color="#A9B7C6"/>
    </style:style>
    <style:style style:name="T5339" style:parent-style-name="DefaultParagraphFont" style:family="text">
      <style:text-properties fo:font-style="italic" style:font-style-asian="italic" style:font-style-complex="italic" fo:color="#9876AA"/>
    </style:style>
    <style:style style:name="T5340" style:parent-style-name="DefaultParagraphFont" style:family="text">
      <style:text-properties fo:font-style="italic" style:font-style-asian="italic" style:font-style-complex="italic" fo:color="#9876AA"/>
    </style:style>
    <style:style style:name="T5341" style:parent-style-name="DefaultParagraphFont" style:family="text">
      <style:text-properties fo:color="#A9B7C6"/>
    </style:style>
    <style:style style:name="T5342" style:parent-style-name="DefaultParagraphFont" style:family="text">
      <style:text-properties fo:color="#A9B7C6"/>
    </style:style>
    <style:style style:name="T5343" style:parent-style-name="DefaultParagraphFont" style:family="text">
      <style:text-properties fo:color="#A9B7C6"/>
    </style:style>
    <style:style style:name="T5344" style:parent-style-name="DefaultParagraphFont" style:family="text">
      <style:text-properties fo:color="#808080"/>
    </style:style>
    <style:style style:name="T5345" style:parent-style-name="DefaultParagraphFont" style:family="text">
      <style:text-properties fo:color="#808080"/>
    </style:style>
    <style:style style:name="T5346" style:parent-style-name="DefaultParagraphFont" style:family="text">
      <style:text-properties fo:color="#808080"/>
    </style:style>
    <style:style style:name="T5347" style:parent-style-name="DefaultParagraphFont" style:family="text">
      <style:text-properties fo:color="#A9B7C6"/>
    </style:style>
    <style:style style:name="T5348" style:parent-style-name="DefaultParagraphFont" style:family="text">
      <style:text-properties fo:color="#CC7832"/>
    </style:style>
    <style:style style:name="T5349" style:parent-style-name="DefaultParagraphFont" style:family="text">
      <style:text-properties fo:color="#6A8759"/>
    </style:style>
    <style:style style:name="T5350" style:parent-style-name="DefaultParagraphFont" style:family="text">
      <style:text-properties fo:color="#A9B7C6"/>
    </style:style>
    <style:style style:name="T5351" style:parent-style-name="DefaultParagraphFont" style:family="text">
      <style:text-properties fo:color="#CC7832"/>
    </style:style>
    <style:style style:name="T5352" style:parent-style-name="DefaultParagraphFont" style:family="text">
      <style:text-properties fo:color="#CC7832"/>
    </style:style>
    <style:style style:name="T5353" style:parent-style-name="DefaultParagraphFont" style:family="text">
      <style:text-properties fo:color="#CC7832"/>
    </style:style>
    <style:style style:name="T5354" style:parent-style-name="DefaultParagraphFont" style:family="text">
      <style:text-properties fo:color="#808080"/>
    </style:style>
    <style:style style:name="T5355" style:parent-style-name="DefaultParagraphFont" style:family="text">
      <style:text-properties fo:color="#808080"/>
    </style:style>
    <style:style style:name="T5356" style:parent-style-name="DefaultParagraphFont" style:family="text">
      <style:text-properties fo:color="#808080"/>
    </style:style>
    <style:style style:name="T5357" style:parent-style-name="DefaultParagraphFont" style:family="text">
      <style:text-properties fo:color="#9876AA"/>
    </style:style>
    <style:style style:name="T5358" style:parent-style-name="DefaultParagraphFont" style:family="text">
      <style:text-properties fo:color="#A9B7C6"/>
    </style:style>
    <style:style style:name="T5359" style:parent-style-name="DefaultParagraphFont" style:family="text">
      <style:text-properties fo:color="#CC7832"/>
    </style:style>
    <style:style style:name="T5360" style:parent-style-name="DefaultParagraphFont" style:family="text">
      <style:text-properties fo:color="#CC7832"/>
    </style:style>
    <style:style style:name="T5361" style:parent-style-name="DefaultParagraphFont" style:family="text">
      <style:text-properties fo:color="#CC7832"/>
    </style:style>
    <style:style style:name="T5362" style:parent-style-name="DefaultParagraphFont" style:family="text">
      <style:text-properties fo:color="#9876AA"/>
    </style:style>
    <style:style style:name="T5363" style:parent-style-name="DefaultParagraphFont" style:family="text">
      <style:text-properties fo:color="#A9B7C6"/>
    </style:style>
    <style:style style:name="T5364" style:parent-style-name="DefaultParagraphFont" style:family="text">
      <style:text-properties fo:color="#9876AA"/>
    </style:style>
    <style:style style:name="T5365" style:parent-style-name="DefaultParagraphFont" style:family="text">
      <style:text-properties fo:color="#A9B7C6"/>
    </style:style>
    <style:style style:name="T5366" style:parent-style-name="DefaultParagraphFont" style:family="text">
      <style:text-properties fo:color="#CC7832"/>
    </style:style>
    <style:style style:name="T5367" style:parent-style-name="DefaultParagraphFont" style:family="text">
      <style:text-properties fo:color="#CC7832"/>
    </style:style>
    <style:style style:name="T5368" style:parent-style-name="DefaultParagraphFont" style:family="text">
      <style:text-properties fo:color="#CC7832"/>
    </style:style>
    <style:style style:name="T5369" style:parent-style-name="DefaultParagraphFont" style:family="text">
      <style:text-properties fo:color="#A9B7C6"/>
    </style:style>
    <style:style style:name="T5370" style:parent-style-name="DefaultParagraphFont" style:family="text">
      <style:text-properties fo:color="#9876AA"/>
    </style:style>
    <style:style style:name="T5371" style:parent-style-name="DefaultParagraphFont" style:family="text">
      <style:text-properties fo:color="#A9B7C6"/>
    </style:style>
    <style:style style:name="T5372" style:parent-style-name="DefaultParagraphFont" style:family="text">
      <style:text-properties fo:color="#A9B7C6"/>
    </style:style>
    <style:style style:name="T5373" style:parent-style-name="DefaultParagraphFont" style:family="text">
      <style:text-properties fo:color="#A9B7C6"/>
    </style:style>
    <style:style style:name="T5374" style:parent-style-name="DefaultParagraphFont" style:family="text">
      <style:text-properties fo:color="#9876AA"/>
    </style:style>
    <style:style style:name="T5375" style:parent-style-name="DefaultParagraphFont" style:family="text">
      <style:text-properties fo:color="#A9B7C6"/>
    </style:style>
    <style:style style:name="T5376" style:parent-style-name="DefaultParagraphFont" style:family="text">
      <style:text-properties fo:color="#CC7832"/>
    </style:style>
    <style:style style:name="T5377" style:parent-style-name="DefaultParagraphFont" style:family="text">
      <style:text-properties fo:color="#CC7832"/>
    </style:style>
    <style:style style:name="T5378" style:parent-style-name="DefaultParagraphFont" style:family="text">
      <style:text-properties fo:color="#CC7832"/>
    </style:style>
    <style:style style:name="T5379" style:parent-style-name="DefaultParagraphFont" style:family="text">
      <style:text-properties fo:color="#A9B7C6"/>
    </style:style>
    <style:style style:name="T5380" style:parent-style-name="DefaultParagraphFont" style:family="text">
      <style:text-properties fo:color="#A9B7C6"/>
    </style:style>
    <style:style style:name="T5381" style:parent-style-name="DefaultParagraphFont" style:family="text">
      <style:text-properties fo:color="#A9B7C6"/>
    </style:style>
    <style:style style:name="T5382" style:parent-style-name="DefaultParagraphFont" style:family="text">
      <style:text-properties fo:color="#A9B7C6"/>
    </style:style>
    <style:style style:name="T5383" style:parent-style-name="DefaultParagraphFont" style:family="text">
      <style:text-properties fo:color="#CC7832"/>
    </style:style>
    <style:style style:name="T5384" style:parent-style-name="DefaultParagraphFont" style:family="text">
      <style:text-properties fo:color="#CC7832"/>
    </style:style>
    <style:style style:name="T5385" style:parent-style-name="DefaultParagraphFont" style:family="text">
      <style:text-properties fo:color="#CC7832"/>
    </style:style>
    <style:style style:name="T5386" style:parent-style-name="DefaultParagraphFont" style:family="text">
      <style:text-properties fo:color="#CC7832"/>
    </style:style>
    <style:style style:name="T5387" style:parent-style-name="DefaultParagraphFont" style:family="text">
      <style:text-properties fo:color="#CC7832"/>
    </style:style>
    <style:style style:name="T5388" style:parent-style-name="DefaultParagraphFont" style:family="text">
      <style:text-properties fo:color="#A9B7C6"/>
    </style:style>
    <style:style style:name="T5389" style:parent-style-name="DefaultParagraphFont" style:family="text">
      <style:text-properties fo:color="#A9B7C6"/>
    </style:style>
    <style:style style:name="T5390" style:parent-style-name="DefaultParagraphFont" style:family="text">
      <style:text-properties fo:color="#A9B7C6"/>
    </style:style>
    <style:style style:name="T5391" style:parent-style-name="DefaultParagraphFont" style:family="text">
      <style:text-properties fo:color="#A9B7C6"/>
    </style:style>
    <style:style style:name="T5392" style:parent-style-name="DefaultParagraphFont" style:family="text">
      <style:text-properties fo:color="#A9B7C6"/>
    </style:style>
    <style:style style:name="T5393" style:parent-style-name="DefaultParagraphFont" style:family="text">
      <style:text-properties fo:color="#A9B7C6"/>
    </style:style>
    <style:style style:name="T5394" style:parent-style-name="DefaultParagraphFont" style:family="text">
      <style:text-properties fo:color="#A9B7C6"/>
    </style:style>
    <style:style style:name="T5395" style:parent-style-name="DefaultParagraphFont" style:family="text">
      <style:text-properties fo:color="#CC7832"/>
    </style:style>
    <style:style style:name="T5396" style:parent-style-name="DefaultParagraphFont" style:family="text">
      <style:text-properties fo:color="#CC7832"/>
    </style:style>
    <style:style style:name="T5397" style:parent-style-name="DefaultParagraphFont" style:family="text">
      <style:text-properties fo:color="#CC7832"/>
    </style:style>
    <style:style style:name="T5398" style:parent-style-name="DefaultParagraphFont" style:family="text">
      <style:text-properties fo:color="#CC7832"/>
    </style:style>
    <style:style style:name="T5399" style:parent-style-name="DefaultParagraphFont" style:family="text">
      <style:text-properties fo:color="#A9B7C6"/>
    </style:style>
    <style:style style:name="P5400" style:parent-style-name="HTMLPreformatted" style:family="paragraph">
      <style:paragraph-properties fo:background-color="#2B2B2B"/>
    </style:style>
    <style:style style:name="T5401" style:parent-style-name="DefaultParagraphFont" style:family="text">
      <style:text-properties fo:color="#CC7832"/>
    </style:style>
    <style:style style:name="T5402" style:parent-style-name="DefaultParagraphFont" style:family="text">
      <style:text-properties fo:color="#A9B7C6"/>
    </style:style>
    <style:style style:name="T5403" style:parent-style-name="DefaultParagraphFont" style:family="text">
      <style:text-properties fo:color="#CC7832"/>
    </style:style>
    <style:style style:name="T5404" style:parent-style-name="DefaultParagraphFont" style:family="text">
      <style:text-properties fo:color="#CC7832"/>
    </style:style>
    <style:style style:name="T5405" style:parent-style-name="DefaultParagraphFont" style:family="text">
      <style:text-properties fo:color="#CC7832"/>
    </style:style>
    <style:style style:name="T5406" style:parent-style-name="DefaultParagraphFont" style:family="text">
      <style:text-properties fo:color="#CC7832"/>
    </style:style>
    <style:style style:name="T5407" style:parent-style-name="DefaultParagraphFont" style:family="text">
      <style:text-properties fo:color="#A9B7C6"/>
    </style:style>
    <style:style style:name="T5408" style:parent-style-name="DefaultParagraphFont" style:family="text">
      <style:text-properties fo:color="#CC7832"/>
    </style:style>
    <style:style style:name="T5409" style:parent-style-name="DefaultParagraphFont" style:family="text">
      <style:text-properties fo:color="#CC7832"/>
    </style:style>
    <style:style style:name="T5410" style:parent-style-name="DefaultParagraphFont" style:family="text">
      <style:text-properties fo:color="#CC7832"/>
    </style:style>
    <style:style style:name="T5411" style:parent-style-name="DefaultParagraphFont" style:family="text">
      <style:text-properties fo:color="#A9B7C6"/>
    </style:style>
    <style:style style:name="T5412" style:parent-style-name="DefaultParagraphFont" style:family="text">
      <style:text-properties fo:color="#CC7832"/>
    </style:style>
    <style:style style:name="T5413" style:parent-style-name="DefaultParagraphFont" style:family="text">
      <style:text-properties fo:color="#CC7832"/>
    </style:style>
    <style:style style:name="T5414" style:parent-style-name="DefaultParagraphFont" style:family="text">
      <style:text-properties fo:color="#CC7832"/>
    </style:style>
    <style:style style:name="T5415" style:parent-style-name="DefaultParagraphFont" style:family="text">
      <style:text-properties fo:color="#A9B7C6"/>
    </style:style>
    <style:style style:name="T5416" style:parent-style-name="DefaultParagraphFont" style:family="text">
      <style:text-properties fo:color="#CC7832"/>
    </style:style>
    <style:style style:name="T5417" style:parent-style-name="DefaultParagraphFont" style:family="text">
      <style:text-properties fo:color="#CC7832"/>
    </style:style>
    <style:style style:name="T5418" style:parent-style-name="DefaultParagraphFont" style:family="text">
      <style:text-properties fo:color="#CC7832"/>
    </style:style>
    <style:style style:name="T5419" style:parent-style-name="DefaultParagraphFont" style:family="text">
      <style:text-properties fo:color="#A9B7C6"/>
    </style:style>
    <style:style style:name="T5420" style:parent-style-name="DefaultParagraphFont" style:family="text">
      <style:text-properties fo:color="#A9B7C6"/>
    </style:style>
    <style:style style:name="T5421" style:parent-style-name="DefaultParagraphFont" style:family="text">
      <style:text-properties fo:color="#CC7832"/>
    </style:style>
    <style:style style:name="T5422" style:parent-style-name="DefaultParagraphFont" style:family="text">
      <style:text-properties fo:color="#CC7832"/>
    </style:style>
    <style:style style:name="T5423" style:parent-style-name="DefaultParagraphFont" style:family="text">
      <style:text-properties fo:color="#CC7832"/>
    </style:style>
    <style:style style:name="T5424" style:parent-style-name="DefaultParagraphFont" style:family="text">
      <style:text-properties fo:color="#A9B7C6"/>
    </style:style>
    <style:style style:name="T5425" style:parent-style-name="DefaultParagraphFont" style:family="text">
      <style:text-properties fo:color="#CC7832"/>
    </style:style>
    <style:style style:name="T5426" style:parent-style-name="DefaultParagraphFont" style:family="text">
      <style:text-properties fo:color="#CC7832"/>
    </style:style>
    <style:style style:name="T5427" style:parent-style-name="DefaultParagraphFont" style:family="text">
      <style:text-properties fo:color="#CC7832"/>
    </style:style>
    <style:style style:name="T5428" style:parent-style-name="DefaultParagraphFont" style:family="text">
      <style:text-properties fo:color="#A9B7C6"/>
    </style:style>
    <style:style style:name="T5429" style:parent-style-name="DefaultParagraphFont" style:family="text">
      <style:text-properties fo:color="#CC7832"/>
    </style:style>
    <style:style style:name="T5430" style:parent-style-name="DefaultParagraphFont" style:family="text">
      <style:text-properties fo:color="#CC7832"/>
    </style:style>
    <style:style style:name="T5431" style:parent-style-name="DefaultParagraphFont" style:family="text">
      <style:text-properties fo:color="#CC7832"/>
    </style:style>
    <style:style style:name="T5432" style:parent-style-name="DefaultParagraphFont" style:family="text">
      <style:text-properties fo:color="#A9B7C6"/>
    </style:style>
    <style:style style:name="T5433" style:parent-style-name="DefaultParagraphFont" style:family="text">
      <style:text-properties fo:color="#CC7832"/>
    </style:style>
    <style:style style:name="T5434" style:parent-style-name="DefaultParagraphFont" style:family="text">
      <style:text-properties fo:color="#CC7832"/>
    </style:style>
    <style:style style:name="T5435" style:parent-style-name="DefaultParagraphFont" style:family="text">
      <style:text-properties fo:color="#CC7832"/>
    </style:style>
    <style:style style:name="T5436" style:parent-style-name="DefaultParagraphFont" style:family="text">
      <style:text-properties fo:color="#A9B7C6"/>
    </style:style>
    <style:style style:name="T5437" style:parent-style-name="DefaultParagraphFont" style:family="text">
      <style:text-properties fo:color="#CC7832"/>
    </style:style>
    <style:style style:name="T5438" style:parent-style-name="DefaultParagraphFont" style:family="text">
      <style:text-properties fo:color="#CC7832"/>
    </style:style>
    <style:style style:name="T5439" style:parent-style-name="DefaultParagraphFont" style:family="text">
      <style:text-properties fo:color="#CC7832"/>
    </style:style>
    <style:style style:name="T5440" style:parent-style-name="DefaultParagraphFont" style:family="text">
      <style:text-properties fo:color="#A9B7C6"/>
    </style:style>
    <style:style style:name="T5441" style:parent-style-name="DefaultParagraphFont" style:family="text">
      <style:text-properties fo:color="#CC7832"/>
    </style:style>
    <style:style style:name="T5442" style:parent-style-name="DefaultParagraphFont" style:family="text">
      <style:text-properties fo:color="#CC7832"/>
    </style:style>
    <style:style style:name="T5443" style:parent-style-name="DefaultParagraphFont" style:family="text">
      <style:text-properties fo:color="#CC7832"/>
    </style:style>
    <style:style style:name="T5444" style:parent-style-name="DefaultParagraphFont" style:family="text">
      <style:text-properties fo:color="#A9B7C6"/>
    </style:style>
    <style:style style:name="T5445" style:parent-style-name="DefaultParagraphFont" style:family="text">
      <style:text-properties fo:color="#CC7832"/>
    </style:style>
    <style:style style:name="T5446" style:parent-style-name="DefaultParagraphFont" style:family="text">
      <style:text-properties fo:color="#CC7832"/>
    </style:style>
    <style:style style:name="T5447" style:parent-style-name="DefaultParagraphFont" style:family="text">
      <style:text-properties fo:color="#CC7832"/>
    </style:style>
    <style:style style:name="T5448" style:parent-style-name="DefaultParagraphFont" style:family="text">
      <style:text-properties fo:font-style="italic" style:font-style-asian="italic" style:font-style-complex="italic" fo:color="#629755"/>
    </style:style>
    <style:style style:name="T5449" style:parent-style-name="DefaultParagraphFont" style:family="text">
      <style:text-properties fo:font-style="italic" style:font-style-asian="italic" style:font-style-complex="italic" fo:color="#629755"/>
    </style:style>
    <style:style style:name="T5450" style:parent-style-name="DefaultParagraphFont" style:family="text">
      <style:text-properties fo:font-style="italic" style:font-style-asian="italic" style:font-style-complex="italic" fo:color="#629755"/>
    </style:style>
    <style:style style:name="T5451" style:parent-style-name="DefaultParagraphFont" style:family="text">
      <style:text-properties fo:font-style="italic" style:font-style-asian="italic" style:font-style-complex="italic" fo:color="#629755"/>
    </style:style>
    <style:style style:name="T5452" style:parent-style-name="DefaultParagraphFont" style:family="text">
      <style:text-properties fo:font-style="italic" style:font-style-asian="italic" style:font-style-complex="italic" fo:color="#629755"/>
    </style:style>
    <style:style style:name="T5453" style:parent-style-name="DefaultParagraphFont" style:family="text">
      <style:text-properties fo:font-style="italic" style:font-style-asian="italic" style:font-style-complex="italic" fo:color="#629755"/>
    </style:style>
    <style:style style:name="T5454" style:parent-style-name="DefaultParagraphFont" style:family="text">
      <style:text-properties fo:font-style="italic" style:font-style-asian="italic" style:font-style-complex="italic" fo:color="#629755"/>
    </style:style>
    <style:style style:name="T5455" style:parent-style-name="DefaultParagraphFont" style:family="text">
      <style:text-properties fo:color="#CC7832"/>
    </style:style>
    <style:style style:name="T5456" style:parent-style-name="DefaultParagraphFont" style:family="text">
      <style:text-properties fo:color="#CC7832"/>
    </style:style>
    <style:style style:name="T5457" style:parent-style-name="DefaultParagraphFont" style:family="text">
      <style:text-properties fo:color="#A9B7C6"/>
    </style:style>
    <style:style style:name="T5458" style:parent-style-name="DefaultParagraphFont" style:family="text">
      <style:text-properties fo:color="#CC7832"/>
    </style:style>
    <style:style style:name="T5459" style:parent-style-name="DefaultParagraphFont" style:family="text">
      <style:text-properties fo:color="#A9B7C6"/>
    </style:style>
    <style:style style:name="T5460" style:parent-style-name="DefaultParagraphFont" style:family="text">
      <style:text-properties fo:color="#A9B7C6"/>
    </style:style>
    <style:style style:name="T5461" style:parent-style-name="DefaultParagraphFont" style:family="text">
      <style:text-properties fo:color="#A9B7C6"/>
    </style:style>
    <style:style style:name="T5462" style:parent-style-name="DefaultParagraphFont" style:family="text">
      <style:text-properties fo:color="#A9B7C6"/>
    </style:style>
    <style:style style:name="T5463" style:parent-style-name="DefaultParagraphFont" style:family="text">
      <style:text-properties fo:color="#CC7832"/>
    </style:style>
    <style:style style:name="T5464" style:parent-style-name="DefaultParagraphFont" style:family="text">
      <style:text-properties fo:color="#A9B7C6"/>
    </style:style>
    <style:style style:name="T5465" style:parent-style-name="DefaultParagraphFont" style:family="text">
      <style:text-properties fo:color="#9876AA"/>
    </style:style>
    <style:style style:name="T5466" style:parent-style-name="DefaultParagraphFont" style:family="text">
      <style:text-properties fo:color="#CC7832"/>
    </style:style>
    <style:style style:name="T5467" style:parent-style-name="DefaultParagraphFont" style:family="text">
      <style:text-properties fo:color="#CC7832"/>
    </style:style>
    <style:style style:name="T5468" style:parent-style-name="DefaultParagraphFont" style:family="text">
      <style:text-properties fo:color="#CC7832"/>
    </style:style>
    <style:style style:name="T5469" style:parent-style-name="DefaultParagraphFont" style:family="text">
      <style:text-properties fo:color="#A9B7C6"/>
    </style:style>
    <style:style style:name="T5470" style:parent-style-name="DefaultParagraphFont" style:family="text">
      <style:text-properties fo:color="#9876AA"/>
    </style:style>
    <style:style style:name="T5471" style:parent-style-name="DefaultParagraphFont" style:family="text">
      <style:text-properties fo:color="#CC7832"/>
    </style:style>
    <style:style style:name="T5472" style:parent-style-name="DefaultParagraphFont" style:family="text">
      <style:text-properties fo:color="#CC7832"/>
    </style:style>
    <style:style style:name="T5473" style:parent-style-name="DefaultParagraphFont" style:family="text">
      <style:text-properties fo:color="#CC7832"/>
    </style:style>
    <style:style style:name="T5474" style:parent-style-name="DefaultParagraphFont" style:family="text">
      <style:text-properties fo:color="#CC7832"/>
    </style:style>
    <style:style style:name="T5475" style:parent-style-name="DefaultParagraphFont" style:family="text">
      <style:text-properties fo:color="#BBB529"/>
    </style:style>
    <style:style style:name="T5476" style:parent-style-name="DefaultParagraphFont" style:family="text">
      <style:text-properties fo:color="#BBB529"/>
    </style:style>
    <style:style style:name="T5477" style:parent-style-name="DefaultParagraphFont" style:family="text">
      <style:text-properties fo:color="#BBB529"/>
    </style:style>
    <style:style style:name="T5478" style:parent-style-name="DefaultParagraphFont" style:family="text">
      <style:text-properties fo:color="#CC7832"/>
    </style:style>
    <style:style style:name="T5479" style:parent-style-name="DefaultParagraphFont" style:family="text">
      <style:text-properties fo:color="#FFC66D"/>
    </style:style>
    <style:style style:name="T5480" style:parent-style-name="DefaultParagraphFont" style:family="text">
      <style:text-properties fo:color="#A9B7C6"/>
    </style:style>
    <style:style style:name="T5481" style:parent-style-name="DefaultParagraphFont" style:family="text">
      <style:text-properties fo:color="#A9B7C6"/>
    </style:style>
    <style:style style:name="T5482" style:parent-style-name="DefaultParagraphFont" style:family="text">
      <style:text-properties fo:color="#A9B7C6"/>
    </style:style>
    <style:style style:name="T5483" style:parent-style-name="DefaultParagraphFont" style:family="text">
      <style:text-properties fo:color="#CC7832"/>
    </style:style>
    <style:style style:name="T5484" style:parent-style-name="DefaultParagraphFont" style:family="text">
      <style:text-properties fo:color="#A9B7C6"/>
    </style:style>
    <style:style style:name="T5485" style:parent-style-name="DefaultParagraphFont" style:family="text">
      <style:text-properties fo:color="#CC7832"/>
    </style:style>
    <style:style style:name="T5486" style:parent-style-name="DefaultParagraphFont" style:family="text">
      <style:text-properties fo:color="#CC7832"/>
    </style:style>
    <style:style style:name="T5487" style:parent-style-name="DefaultParagraphFont" style:family="text">
      <style:text-properties fo:color="#CC7832"/>
    </style:style>
    <style:style style:name="T5488" style:parent-style-name="DefaultParagraphFont" style:family="text">
      <style:text-properties fo:color="#808080"/>
    </style:style>
    <style:style style:name="T5489" style:parent-style-name="DefaultParagraphFont" style:family="text">
      <style:text-properties fo:color="#808080"/>
    </style:style>
    <style:style style:name="T5490" style:parent-style-name="DefaultParagraphFont" style:family="text">
      <style:text-properties fo:color="#808080"/>
    </style:style>
    <style:style style:name="T5491" style:parent-style-name="DefaultParagraphFont" style:family="text">
      <style:text-properties fo:color="#808080"/>
    </style:style>
    <style:style style:name="T5492" style:parent-style-name="DefaultParagraphFont" style:family="text">
      <style:text-properties fo:color="#A9B7C6"/>
    </style:style>
    <style:style style:name="T5493" style:parent-style-name="DefaultParagraphFont" style:family="text">
      <style:text-properties fo:color="#CC7832"/>
    </style:style>
    <style:style style:name="T5494" style:parent-style-name="DefaultParagraphFont" style:family="text">
      <style:text-properties fo:color="#CC7832"/>
    </style:style>
    <style:style style:name="T5495" style:parent-style-name="DefaultParagraphFont" style:family="text">
      <style:text-properties fo:color="#CC7832"/>
    </style:style>
    <style:style style:name="T5496" style:parent-style-name="DefaultParagraphFont" style:family="text">
      <style:text-properties fo:color="#A9B7C6"/>
    </style:style>
    <style:style style:name="T5497" style:parent-style-name="DefaultParagraphFont" style:family="text">
      <style:text-properties fo:color="#CC7832"/>
    </style:style>
    <style:style style:name="T5498" style:parent-style-name="DefaultParagraphFont" style:family="text">
      <style:text-properties fo:color="#A9B7C6"/>
    </style:style>
    <style:style style:name="T5499" style:parent-style-name="DefaultParagraphFont" style:family="text">
      <style:text-properties fo:color="#CC7832"/>
    </style:style>
    <style:style style:name="T5500" style:parent-style-name="DefaultParagraphFont" style:family="text">
      <style:text-properties fo:color="#CC7832"/>
    </style:style>
    <style:style style:name="T5501" style:parent-style-name="DefaultParagraphFont" style:family="text">
      <style:text-properties fo:color="#CC7832"/>
    </style:style>
    <style:style style:name="T5502" style:parent-style-name="DefaultParagraphFont" style:family="text">
      <style:text-properties fo:color="#A9B7C6"/>
    </style:style>
    <style:style style:name="T5503" style:parent-style-name="DefaultParagraphFont" style:family="text">
      <style:text-properties fo:color="#CC7832"/>
    </style:style>
    <style:style style:name="T5504" style:parent-style-name="DefaultParagraphFont" style:family="text">
      <style:text-properties fo:color="#CC7832"/>
    </style:style>
    <style:style style:name="T5505" style:parent-style-name="DefaultParagraphFont" style:family="text">
      <style:text-properties fo:color="#CC7832"/>
    </style:style>
    <style:style style:name="T5506" style:parent-style-name="DefaultParagraphFont" style:family="text">
      <style:text-properties fo:color="#9876AA"/>
    </style:style>
    <style:style style:name="T5507" style:parent-style-name="DefaultParagraphFont" style:family="text">
      <style:text-properties fo:color="#A9B7C6"/>
    </style:style>
    <style:style style:name="T5508" style:parent-style-name="DefaultParagraphFont" style:family="text">
      <style:text-properties fo:color="#CC7832"/>
    </style:style>
    <style:style style:name="T5509" style:parent-style-name="DefaultParagraphFont" style:family="text">
      <style:text-properties fo:color="#A9B7C6"/>
    </style:style>
    <style:style style:name="T5510" style:parent-style-name="DefaultParagraphFont" style:family="text">
      <style:text-properties fo:color="#CC7832"/>
    </style:style>
    <style:style style:name="T5511" style:parent-style-name="DefaultParagraphFont" style:family="text">
      <style:text-properties fo:color="#A9B7C6"/>
    </style:style>
    <style:style style:name="T5512" style:parent-style-name="DefaultParagraphFont" style:family="text">
      <style:text-properties fo:color="#9876AA"/>
    </style:style>
    <style:style style:name="T5513" style:parent-style-name="DefaultParagraphFont" style:family="text">
      <style:text-properties fo:color="#CC7832"/>
    </style:style>
    <style:style style:name="T5514" style:parent-style-name="DefaultParagraphFont" style:family="text">
      <style:text-properties fo:color="#A9B7C6"/>
    </style:style>
    <style:style style:name="T5515" style:parent-style-name="DefaultParagraphFont" style:family="text">
      <style:text-properties fo:color="#9876AA"/>
    </style:style>
    <style:style style:name="T5516" style:parent-style-name="DefaultParagraphFont" style:family="text">
      <style:text-properties fo:color="#A9B7C6"/>
    </style:style>
    <style:style style:name="T5517" style:parent-style-name="DefaultParagraphFont" style:family="text">
      <style:text-properties fo:color="#CC7832"/>
    </style:style>
    <style:style style:name="T5518" style:parent-style-name="DefaultParagraphFont" style:family="text">
      <style:text-properties fo:color="#CC7832"/>
    </style:style>
    <style:style style:name="T5519" style:parent-style-name="DefaultParagraphFont" style:family="text">
      <style:text-properties fo:color="#CC7832"/>
    </style:style>
    <style:style style:name="T5520" style:parent-style-name="DefaultParagraphFont" style:family="text">
      <style:text-properties fo:color="#A9B7C6"/>
    </style:style>
    <style:style style:name="T5521" style:parent-style-name="DefaultParagraphFont" style:family="text">
      <style:text-properties fo:color="#9876AA"/>
    </style:style>
    <style:style style:name="T5522" style:parent-style-name="DefaultParagraphFont" style:family="text">
      <style:text-properties fo:color="#A9B7C6"/>
    </style:style>
    <style:style style:name="T5523" style:parent-style-name="DefaultParagraphFont" style:family="text">
      <style:text-properties fo:color="#CC7832"/>
    </style:style>
    <style:style style:name="T5524" style:parent-style-name="DefaultParagraphFont" style:family="text">
      <style:text-properties fo:color="#CC7832"/>
    </style:style>
    <style:style style:name="T5525" style:parent-style-name="DefaultParagraphFont" style:family="text">
      <style:text-properties fo:color="#CC7832"/>
    </style:style>
    <style:style style:name="T5526" style:parent-style-name="DefaultParagraphFont" style:family="text">
      <style:text-properties fo:color="#9876AA"/>
    </style:style>
    <style:style style:name="T5527" style:parent-style-name="DefaultParagraphFont" style:family="text">
      <style:text-properties fo:color="#A9B7C6"/>
    </style:style>
    <style:style style:name="T5528" style:parent-style-name="DefaultParagraphFont" style:family="text">
      <style:text-properties fo:font-style="italic" style:font-style-asian="italic" style:font-style-complex="italic" fo:color="#A9B7C6"/>
    </style:style>
    <style:style style:name="T5529" style:parent-style-name="DefaultParagraphFont" style:family="text">
      <style:text-properties fo:color="#A9B7C6"/>
    </style:style>
    <style:style style:name="T5530" style:parent-style-name="DefaultParagraphFont" style:family="text">
      <style:text-properties fo:color="#CC7832"/>
    </style:style>
    <style:style style:name="T5531" style:parent-style-name="DefaultParagraphFont" style:family="text">
      <style:text-properties fo:color="#A9B7C6"/>
    </style:style>
    <style:style style:name="T5532" style:parent-style-name="DefaultParagraphFont" style:family="text">
      <style:text-properties fo:color="#CC7832"/>
    </style:style>
    <style:style style:name="T5533" style:parent-style-name="DefaultParagraphFont" style:family="text">
      <style:text-properties fo:color="#CC7832"/>
    </style:style>
    <style:style style:name="T5534" style:parent-style-name="DefaultParagraphFont" style:family="text">
      <style:text-properties fo:color="#CC7832"/>
    </style:style>
    <style:style style:name="T5535" style:parent-style-name="DefaultParagraphFont" style:family="text">
      <style:text-properties fo:color="#9876AA"/>
    </style:style>
    <style:style style:name="T5536" style:parent-style-name="DefaultParagraphFont" style:family="text">
      <style:text-properties fo:color="#A9B7C6"/>
    </style:style>
    <style:style style:name="T5537" style:parent-style-name="DefaultParagraphFont" style:family="text">
      <style:text-properties fo:color="#CC7832"/>
    </style:style>
    <style:style style:name="T5538" style:parent-style-name="DefaultParagraphFont" style:family="text">
      <style:text-properties fo:color="#CC7832"/>
    </style:style>
    <style:style style:name="T5539" style:parent-style-name="DefaultParagraphFont" style:family="text">
      <style:text-properties fo:color="#CC7832"/>
    </style:style>
    <style:style style:name="T5540" style:parent-style-name="DefaultParagraphFont" style:family="text">
      <style:text-properties fo:color="#A9B7C6"/>
    </style:style>
    <style:style style:name="T5541" style:parent-style-name="DefaultParagraphFont" style:family="text">
      <style:text-properties fo:color="#A9B7C6"/>
    </style:style>
    <style:style style:name="T5542" style:parent-style-name="DefaultParagraphFont" style:family="text">
      <style:text-properties fo:color="#A9B7C6"/>
    </style:style>
    <style:style style:name="T5543" style:parent-style-name="DefaultParagraphFont" style:family="text">
      <style:text-properties fo:color="#A9B7C6"/>
    </style:style>
    <style:style style:name="T5544" style:parent-style-name="DefaultParagraphFont" style:family="text">
      <style:text-properties fo:color="#BBB529"/>
    </style:style>
    <style:style style:name="T5545" style:parent-style-name="DefaultParagraphFont" style:family="text">
      <style:text-properties fo:color="#BBB529"/>
    </style:style>
    <style:style style:name="T5546" style:parent-style-name="DefaultParagraphFont" style:family="text">
      <style:text-properties fo:color="#BBB529"/>
    </style:style>
    <style:style style:name="T5547" style:parent-style-name="DefaultParagraphFont" style:family="text">
      <style:text-properties fo:color="#CC7832"/>
    </style:style>
    <style:style style:name="T5548" style:parent-style-name="DefaultParagraphFont" style:family="text">
      <style:text-properties fo:color="#FFC66D"/>
    </style:style>
    <style:style style:name="T5549" style:parent-style-name="DefaultParagraphFont" style:family="text">
      <style:text-properties fo:color="#A9B7C6"/>
    </style:style>
    <style:style style:name="T5550" style:parent-style-name="DefaultParagraphFont" style:family="text">
      <style:text-properties fo:color="#A9B7C6"/>
    </style:style>
    <style:style style:name="T5551" style:parent-style-name="DefaultParagraphFont" style:family="text">
      <style:text-properties fo:color="#A9B7C6"/>
    </style:style>
    <style:style style:name="T5552" style:parent-style-name="DefaultParagraphFont" style:family="text">
      <style:text-properties fo:color="#CC7832"/>
    </style:style>
    <style:style style:name="T5553" style:parent-style-name="DefaultParagraphFont" style:family="text">
      <style:text-properties fo:color="#A9B7C6"/>
    </style:style>
    <style:style style:name="T5554" style:parent-style-name="DefaultParagraphFont" style:family="text">
      <style:text-properties fo:color="#CC7832"/>
    </style:style>
    <style:style style:name="T5555" style:parent-style-name="DefaultParagraphFont" style:family="text">
      <style:text-properties fo:color="#CC7832"/>
    </style:style>
    <style:style style:name="T5556" style:parent-style-name="DefaultParagraphFont" style:family="text">
      <style:text-properties fo:color="#CC7832"/>
    </style:style>
    <style:style style:name="T5557" style:parent-style-name="DefaultParagraphFont" style:family="text">
      <style:text-properties fo:color="#A9B7C6"/>
    </style:style>
    <style:style style:name="T5558" style:parent-style-name="DefaultParagraphFont" style:family="text">
      <style:text-properties fo:color="#A9B7C6"/>
    </style:style>
    <style:style style:name="T5559" style:parent-style-name="DefaultParagraphFont" style:family="text">
      <style:text-properties fo:color="#A9B7C6"/>
    </style:style>
    <style:style style:name="T5560" style:parent-style-name="DefaultParagraphFont" style:family="text">
      <style:text-properties fo:color="#A9B7C6"/>
    </style:style>
    <style:style style:name="T5561" style:parent-style-name="DefaultParagraphFont" style:family="text">
      <style:text-properties fo:color="#BBB529"/>
    </style:style>
    <style:style style:name="T5562" style:parent-style-name="DefaultParagraphFont" style:family="text">
      <style:text-properties fo:color="#BBB529"/>
    </style:style>
    <style:style style:name="T5563" style:parent-style-name="DefaultParagraphFont" style:family="text">
      <style:text-properties fo:color="#BBB529"/>
    </style:style>
    <style:style style:name="T5564" style:parent-style-name="DefaultParagraphFont" style:family="text">
      <style:text-properties fo:color="#CC7832"/>
    </style:style>
    <style:style style:name="T5565" style:parent-style-name="DefaultParagraphFont" style:family="text">
      <style:text-properties fo:color="#FFC66D"/>
    </style:style>
    <style:style style:name="T5566" style:parent-style-name="DefaultParagraphFont" style:family="text">
      <style:text-properties fo:color="#A9B7C6"/>
    </style:style>
    <style:style style:name="T5567" style:parent-style-name="DefaultParagraphFont" style:family="text">
      <style:text-properties fo:color="#A9B7C6"/>
    </style:style>
    <style:style style:name="T5568" style:parent-style-name="DefaultParagraphFont" style:family="text">
      <style:text-properties fo:color="#A9B7C6"/>
    </style:style>
    <style:style style:name="T5569" style:parent-style-name="DefaultParagraphFont" style:family="text">
      <style:text-properties fo:color="#CC7832"/>
    </style:style>
    <style:style style:name="T5570" style:parent-style-name="DefaultParagraphFont" style:family="text">
      <style:text-properties fo:color="#CC7832"/>
    </style:style>
    <style:style style:name="T5571" style:parent-style-name="DefaultParagraphFont" style:family="text">
      <style:text-properties fo:color="#A9B7C6"/>
    </style:style>
    <style:style style:name="T5572" style:parent-style-name="DefaultParagraphFont" style:family="text">
      <style:text-properties fo:color="#CC7832"/>
    </style:style>
    <style:style style:name="T5573" style:parent-style-name="DefaultParagraphFont" style:family="text">
      <style:text-properties fo:color="#CC7832"/>
    </style:style>
    <style:style style:name="T5574" style:parent-style-name="DefaultParagraphFont" style:family="text">
      <style:text-properties fo:color="#CC7832"/>
    </style:style>
    <style:style style:name="T5575" style:parent-style-name="DefaultParagraphFont" style:family="text">
      <style:text-properties fo:color="#9876AA"/>
    </style:style>
    <style:style style:name="T5576" style:parent-style-name="DefaultParagraphFont" style:family="text">
      <style:text-properties fo:color="#A9B7C6"/>
    </style:style>
    <style:style style:name="T5577" style:parent-style-name="DefaultParagraphFont" style:family="text">
      <style:text-properties fo:color="#CC7832"/>
    </style:style>
    <style:style style:name="T5578" style:parent-style-name="DefaultParagraphFont" style:family="text">
      <style:text-properties fo:color="#CC7832"/>
    </style:style>
    <style:style style:name="T5579" style:parent-style-name="DefaultParagraphFont" style:family="text">
      <style:text-properties fo:color="#CC7832"/>
    </style:style>
    <style:style style:name="T5580" style:parent-style-name="DefaultParagraphFont" style:family="text">
      <style:text-properties fo:color="#9876AA"/>
    </style:style>
    <style:style style:name="T5581" style:parent-style-name="DefaultParagraphFont" style:family="text">
      <style:text-properties fo:color="#A9B7C6"/>
    </style:style>
    <style:style style:name="T5582" style:parent-style-name="DefaultParagraphFont" style:family="text">
      <style:text-properties fo:color="#CC7832"/>
    </style:style>
    <style:style style:name="T5583" style:parent-style-name="DefaultParagraphFont" style:family="text">
      <style:text-properties fo:color="#CC7832"/>
    </style:style>
    <style:style style:name="T5584" style:parent-style-name="DefaultParagraphFont" style:family="text">
      <style:text-properties fo:color="#CC7832"/>
    </style:style>
    <style:style style:name="T5585" style:parent-style-name="DefaultParagraphFont" style:family="text">
      <style:text-properties fo:color="#A9B7C6"/>
    </style:style>
    <style:style style:name="T5586" style:parent-style-name="DefaultParagraphFont" style:family="text">
      <style:text-properties fo:color="#A9B7C6"/>
    </style:style>
    <style:style style:name="T5587" style:parent-style-name="DefaultParagraphFont" style:family="text">
      <style:text-properties fo:color="#A9B7C6"/>
    </style:style>
    <style:style style:name="T5588" style:parent-style-name="DefaultParagraphFont" style:family="text">
      <style:text-properties fo:color="#A9B7C6"/>
    </style:style>
    <style:style style:name="T5589" style:parent-style-name="DefaultParagraphFont" style:family="text">
      <style:text-properties fo:color="#BBB529"/>
    </style:style>
    <style:style style:name="T5590" style:parent-style-name="DefaultParagraphFont" style:family="text">
      <style:text-properties fo:color="#BBB529"/>
    </style:style>
    <style:style style:name="T5591" style:parent-style-name="DefaultParagraphFont" style:family="text">
      <style:text-properties fo:color="#BBB529"/>
    </style:style>
    <style:style style:name="T5592" style:parent-style-name="DefaultParagraphFont" style:family="text">
      <style:text-properties fo:color="#CC7832"/>
    </style:style>
    <style:style style:name="T5593" style:parent-style-name="DefaultParagraphFont" style:family="text">
      <style:text-properties fo:color="#FFC66D"/>
    </style:style>
    <style:style style:name="T5594" style:parent-style-name="DefaultParagraphFont" style:family="text">
      <style:text-properties fo:color="#A9B7C6"/>
    </style:style>
    <style:style style:name="T5595" style:parent-style-name="DefaultParagraphFont" style:family="text">
      <style:text-properties fo:color="#A9B7C6"/>
    </style:style>
    <style:style style:name="T5596" style:parent-style-name="DefaultParagraphFont" style:family="text">
      <style:text-properties fo:color="#A9B7C6"/>
    </style:style>
    <style:style style:name="T5597" style:parent-style-name="DefaultParagraphFont" style:family="text">
      <style:text-properties fo:color="#CC7832"/>
    </style:style>
    <style:style style:name="T5598" style:parent-style-name="DefaultParagraphFont" style:family="text">
      <style:text-properties fo:color="#A9B7C6"/>
    </style:style>
    <style:style style:name="T5599" style:parent-style-name="DefaultParagraphFont" style:family="text">
      <style:text-properties fo:color="#CC7832"/>
    </style:style>
    <style:style style:name="T5600" style:parent-style-name="DefaultParagraphFont" style:family="text">
      <style:text-properties fo:color="#CC7832"/>
    </style:style>
    <style:style style:name="T5601" style:parent-style-name="DefaultParagraphFont" style:family="text">
      <style:text-properties fo:color="#CC7832"/>
    </style:style>
    <style:style style:name="T5602" style:parent-style-name="DefaultParagraphFont" style:family="text">
      <style:text-properties fo:color="#9876AA"/>
    </style:style>
    <style:style style:name="T5603" style:parent-style-name="DefaultParagraphFont" style:family="text">
      <style:text-properties fo:color="#A9B7C6"/>
    </style:style>
    <style:style style:name="T5604" style:parent-style-name="DefaultParagraphFont" style:family="text">
      <style:text-properties fo:color="#CC7832"/>
    </style:style>
    <style:style style:name="T5605" style:parent-style-name="DefaultParagraphFont" style:family="text">
      <style:text-properties fo:color="#CC7832"/>
    </style:style>
    <style:style style:name="T5606" style:parent-style-name="DefaultParagraphFont" style:family="text">
      <style:text-properties fo:color="#CC7832"/>
    </style:style>
    <style:style style:name="T5607" style:parent-style-name="DefaultParagraphFont" style:family="text">
      <style:text-properties fo:color="#9876AA"/>
    </style:style>
    <style:style style:name="T5608" style:parent-style-name="DefaultParagraphFont" style:family="text">
      <style:text-properties fo:color="#A9B7C6"/>
    </style:style>
    <style:style style:name="T5609" style:parent-style-name="DefaultParagraphFont" style:family="text">
      <style:text-properties fo:color="#CC7832"/>
    </style:style>
    <style:style style:name="T5610" style:parent-style-name="DefaultParagraphFont" style:family="text">
      <style:text-properties fo:color="#CC7832"/>
    </style:style>
    <style:style style:name="T5611" style:parent-style-name="DefaultParagraphFont" style:family="text">
      <style:text-properties fo:color="#CC7832"/>
    </style:style>
    <style:style style:name="T5612" style:parent-style-name="DefaultParagraphFont" style:family="text">
      <style:text-properties fo:color="#A9B7C6"/>
    </style:style>
    <style:style style:name="T5613" style:parent-style-name="DefaultParagraphFont" style:family="text">
      <style:text-properties fo:color="#A9B7C6"/>
    </style:style>
    <style:style style:name="T5614" style:parent-style-name="DefaultParagraphFont" style:family="text">
      <style:text-properties fo:color="#A9B7C6"/>
    </style:style>
    <style:style style:name="T5615" style:parent-style-name="DefaultParagraphFont" style:family="text">
      <style:text-properties fo:color="#A9B7C6"/>
    </style:style>
    <style:style style:name="T5616" style:parent-style-name="DefaultParagraphFont" style:family="text">
      <style:text-properties fo:color="#808080"/>
    </style:style>
    <style:style style:name="T5617" style:parent-style-name="DefaultParagraphFont" style:family="text">
      <style:text-properties fo:color="#808080"/>
    </style:style>
    <style:style style:name="T5618" style:parent-style-name="DefaultParagraphFont" style:family="text">
      <style:text-properties fo:color="#808080"/>
    </style:style>
    <style:style style:name="T5619" style:parent-style-name="DefaultParagraphFont" style:family="text">
      <style:text-properties fo:color="#808080"/>
    </style:style>
    <style:style style:name="T5620" style:parent-style-name="DefaultParagraphFont" style:family="text">
      <style:text-properties fo:color="#808080"/>
    </style:style>
    <style:style style:name="T5621" style:parent-style-name="DefaultParagraphFont" style:family="text">
      <style:text-properties fo:color="#808080"/>
    </style:style>
    <style:style style:name="T5622" style:parent-style-name="DefaultParagraphFont" style:family="text">
      <style:text-properties fo:color="#BBB529"/>
    </style:style>
    <style:style style:name="T5623" style:parent-style-name="DefaultParagraphFont" style:family="text">
      <style:text-properties fo:color="#BBB529"/>
    </style:style>
    <style:style style:name="T5624" style:parent-style-name="DefaultParagraphFont" style:family="text">
      <style:text-properties fo:color="#BBB529"/>
    </style:style>
    <style:style style:name="T5625" style:parent-style-name="DefaultParagraphFont" style:family="text">
      <style:text-properties fo:color="#CC7832"/>
    </style:style>
    <style:style style:name="T5626" style:parent-style-name="DefaultParagraphFont" style:family="text">
      <style:text-properties fo:color="#FFC66D"/>
    </style:style>
    <style:style style:name="T5627" style:parent-style-name="DefaultParagraphFont" style:family="text">
      <style:text-properties fo:color="#A9B7C6"/>
    </style:style>
    <style:style style:name="T5628" style:parent-style-name="DefaultParagraphFont" style:family="text">
      <style:text-properties fo:color="#A9B7C6"/>
    </style:style>
    <style:style style:name="T5629" style:parent-style-name="DefaultParagraphFont" style:family="text">
      <style:text-properties fo:color="#A9B7C6"/>
    </style:style>
    <style:style style:name="T5630" style:parent-style-name="DefaultParagraphFont" style:family="text">
      <style:text-properties fo:color="#9876AA"/>
    </style:style>
    <style:style style:name="T5631" style:parent-style-name="DefaultParagraphFont" style:family="text">
      <style:text-properties fo:color="#A9B7C6"/>
    </style:style>
    <style:style style:name="T5632" style:parent-style-name="DefaultParagraphFont" style:family="text">
      <style:text-properties fo:color="#CC7832"/>
    </style:style>
    <style:style style:name="T5633" style:parent-style-name="DefaultParagraphFont" style:family="text">
      <style:text-properties fo:color="#CC7832"/>
    </style:style>
    <style:style style:name="T5634" style:parent-style-name="DefaultParagraphFont" style:family="text">
      <style:text-properties fo:color="#CC7832"/>
    </style:style>
    <style:style style:name="T5635" style:parent-style-name="DefaultParagraphFont" style:family="text">
      <style:text-properties fo:color="#A9B7C6"/>
    </style:style>
    <style:style style:name="T5636" style:parent-style-name="DefaultParagraphFont" style:family="text">
      <style:text-properties fo:color="#A9B7C6"/>
    </style:style>
    <style:style style:name="T5637" style:parent-style-name="DefaultParagraphFont" style:family="text">
      <style:text-properties fo:color="#CC7832"/>
    </style:style>
    <style:style style:name="T5638" style:parent-style-name="DefaultParagraphFont" style:family="text">
      <style:text-properties fo:color="#CC7832"/>
    </style:style>
    <style:style style:name="T5639" style:parent-style-name="DefaultParagraphFont" style:family="text">
      <style:text-properties fo:color="#CC7832"/>
    </style:style>
    <style:style style:name="T5640" style:parent-style-name="DefaultParagraphFont" style:family="text">
      <style:text-properties fo:color="#A9B7C6"/>
    </style:style>
    <style:style style:name="T5641" style:parent-style-name="DefaultParagraphFont" style:family="text">
      <style:text-properties fo:color="#A9B7C6"/>
    </style:style>
    <style:style style:name="T5642" style:parent-style-name="DefaultParagraphFont" style:family="text">
      <style:text-properties fo:color="#A9B7C6"/>
    </style:style>
    <style:style style:name="T5643" style:parent-style-name="DefaultParagraphFont" style:family="text">
      <style:text-properties fo:color="#A9B7C6"/>
    </style:style>
    <style:style style:name="T5644" style:parent-style-name="DefaultParagraphFont" style:family="text">
      <style:text-properties fo:color="#BBB529"/>
    </style:style>
    <style:style style:name="T5645" style:parent-style-name="DefaultParagraphFont" style:family="text">
      <style:text-properties fo:color="#BBB529"/>
    </style:style>
    <style:style style:name="T5646" style:parent-style-name="DefaultParagraphFont" style:family="text">
      <style:text-properties fo:color="#BBB529"/>
    </style:style>
    <style:style style:name="T5647" style:parent-style-name="DefaultParagraphFont" style:family="text">
      <style:text-properties fo:color="#CC7832"/>
    </style:style>
    <style:style style:name="T5648" style:parent-style-name="DefaultParagraphFont" style:family="text">
      <style:text-properties fo:color="#FFC66D"/>
    </style:style>
    <style:style style:name="T5649" style:parent-style-name="DefaultParagraphFont" style:family="text">
      <style:text-properties fo:color="#A9B7C6"/>
    </style:style>
    <style:style style:name="T5650" style:parent-style-name="DefaultParagraphFont" style:family="text">
      <style:text-properties fo:color="#A9B7C6"/>
    </style:style>
    <style:style style:name="T5651" style:parent-style-name="DefaultParagraphFont" style:family="text">
      <style:text-properties fo:color="#A9B7C6"/>
    </style:style>
    <style:style style:name="T5652" style:parent-style-name="DefaultParagraphFont" style:family="text">
      <style:text-properties fo:color="#9876AA"/>
    </style:style>
    <style:style style:name="T5653" style:parent-style-name="DefaultParagraphFont" style:family="text">
      <style:text-properties fo:color="#A9B7C6"/>
    </style:style>
    <style:style style:name="T5654" style:parent-style-name="DefaultParagraphFont" style:family="text">
      <style:text-properties fo:color="#CC7832"/>
    </style:style>
    <style:style style:name="T5655" style:parent-style-name="DefaultParagraphFont" style:family="text">
      <style:text-properties fo:color="#CC7832"/>
    </style:style>
    <style:style style:name="T5656" style:parent-style-name="DefaultParagraphFont" style:family="text">
      <style:text-properties fo:color="#CC7832"/>
    </style:style>
    <style:style style:name="T5657" style:parent-style-name="DefaultParagraphFont" style:family="text">
      <style:text-properties fo:color="#A9B7C6"/>
    </style:style>
    <style:style style:name="T5658" style:parent-style-name="DefaultParagraphFont" style:family="text">
      <style:text-properties fo:color="#CC7832"/>
    </style:style>
    <style:style style:name="T5659" style:parent-style-name="DefaultParagraphFont" style:family="text">
      <style:text-properties fo:color="#CC7832"/>
    </style:style>
    <style:style style:name="T5660" style:parent-style-name="DefaultParagraphFont" style:family="text">
      <style:text-properties fo:color="#CC7832"/>
    </style:style>
    <style:style style:name="T5661" style:parent-style-name="DefaultParagraphFont" style:family="text">
      <style:text-properties fo:color="#A9B7C6"/>
    </style:style>
    <style:style style:name="T5662" style:parent-style-name="DefaultParagraphFont" style:family="text">
      <style:text-properties fo:color="#A9B7C6"/>
    </style:style>
    <style:style style:name="T5663" style:parent-style-name="DefaultParagraphFont" style:family="text">
      <style:text-properties fo:color="#A9B7C6"/>
    </style:style>
    <style:style style:name="P5664" style:parent-style-name="Normal" style:family="paragraph">
      <style:paragraph-properties fo:margin-bottom="0in" fo:line-height="100%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665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666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566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66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669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67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671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567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673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674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67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567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67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67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679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568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681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68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68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5684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685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68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687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568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689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69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691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569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693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694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69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569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69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69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699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570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701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70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703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70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5705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70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70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708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5709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71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711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712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5713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714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715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716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571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71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719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720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5721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72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723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72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5725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72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72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728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5729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73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731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732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573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5734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735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73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737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573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739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74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741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574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743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744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745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746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574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74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749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750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5751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75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753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75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575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575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75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75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759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576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761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76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76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5764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765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76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767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576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769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77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771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577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773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774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775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776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5777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577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779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78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781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782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5783" style:parent-style-name="DefaultParagraphFont" style:family="text">
      <style:text-properties style:font-name="Courier New" style:font-name-complex="Courier New" fo:font-style="italic" style:font-style-asian="italic" style:font-style-complex="italic" fo:color="#9876AA" fo:font-size="10pt" style:font-size-asian="10pt" style:font-size-complex="10pt"/>
    </style:style>
    <style:style style:name="T5784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785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78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787" style:parent-style-name="DefaultParagraphFont" style:family="text">
      <style:text-properties style:font-name="Courier New" style:font-name-complex="Courier New" fo:font-style="italic" style:font-style-asian="italic" style:font-style-complex="italic" fo:color="#629755" fo:font-size="10pt" style:font-size-asian="10pt" style:font-size-complex="10pt"/>
    </style:style>
    <style:style style:name="T5788" style:parent-style-name="DefaultParagraphFont" style:family="text">
      <style:text-properties style:font-name="Courier New" style:font-name-complex="Courier New" fo:font-style="italic" style:font-style-asian="italic" style:font-style-complex="italic" fo:color="#629755" fo:font-size="10pt" style:font-size-asian="10pt" style:font-size-complex="10pt"/>
    </style:style>
    <style:style style:name="T5789" style:parent-style-name="DefaultParagraphFont" style:family="text">
      <style:text-properties style:font-name="Courier New" style:font-name-complex="Courier New" fo:font-style="italic" style:font-style-asian="italic" style:font-style-complex="italic" fo:color="#629755" fo:font-size="10pt" style:font-size-asian="10pt" style:font-size-complex="10pt"/>
    </style:style>
    <style:style style:name="T5790" style:parent-style-name="DefaultParagraphFont" style:family="text">
      <style:text-properties style:font-name="Courier New" style:font-name-complex="Courier New" fo:font-style="italic" style:font-style-asian="italic" style:font-style-complex="italic" fo:color="#629755" fo:font-size="10pt" style:font-size-asian="10pt" style:font-size-complex="10pt"/>
    </style:style>
    <style:style style:name="T5791" style:parent-style-name="DefaultParagraphFont" style:family="text">
      <style:text-properties style:font-name="Courier New" style:font-name-complex="Courier New" fo:font-style="italic" style:font-style-asian="italic" style:font-style-complex="italic" fo:color="#629755" fo:font-size="10pt" style:font-size-asian="10pt" style:font-size-complex="10pt"/>
    </style:style>
    <style:style style:name="T5792" style:parent-style-name="DefaultParagraphFont" style:family="text">
      <style:text-properties style:font-name="Courier New" style:font-name-complex="Courier New" fo:font-style="italic" style:font-style-asian="italic" style:font-style-complex="italic" fo:color="#629755" fo:font-size="10pt" style:font-size-asian="10pt" style:font-size-complex="10pt"/>
    </style:style>
    <style:style style:name="T5793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5794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5795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5796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579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798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5799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800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5801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802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5803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80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580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5806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5807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5808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5809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5810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5811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812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5813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814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815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816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5817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5818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5819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82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821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82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823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824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5825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5826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582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828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5829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583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831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83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83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5834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5835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83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83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83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839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5840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5841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84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843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844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5845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84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84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848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5849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585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851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85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85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5854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5855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85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85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858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5859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586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861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86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86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5864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5865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86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86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868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5869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5870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5871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587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873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587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5875" style:parent-style-name="DefaultParagraphFont" style:family="text">
      <style:text-properties style:font-name="Courier New" style:font-name-complex="Courier New" fo:color="#6897BB" fo:font-size="10pt" style:font-size-asian="10pt" style:font-size-complex="10pt"/>
    </style:style>
    <style:style style:name="T587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87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87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879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5880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5881" style:parent-style-name="DefaultParagraphFont" style:family="text">
      <style:text-properties style:font-name="Courier New" style:font-name-complex="Courier New" fo:color="#6897BB" fo:font-size="10pt" style:font-size-asian="10pt" style:font-size-complex="10pt"/>
    </style:style>
    <style:style style:name="T588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883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884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885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5886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5887" style:parent-style-name="DefaultParagraphFont" style:family="text">
      <style:text-properties style:font-name="Courier New" style:font-name-complex="Courier New" fo:color="#6897BB" fo:font-size="10pt" style:font-size-asian="10pt" style:font-size-complex="10pt"/>
    </style:style>
    <style:style style:name="T588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889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89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891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589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893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894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895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589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89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89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899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900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5901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5902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5903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90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5905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590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90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90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909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910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5911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591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913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914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91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5916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591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91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919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920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5921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592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923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924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925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592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92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92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929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593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931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93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933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934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5935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5936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593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938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5939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94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941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942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5943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944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945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946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594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94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949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95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951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595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953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954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955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595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95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95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959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5960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5961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596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963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596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5965" style:parent-style-name="DefaultParagraphFont" style:family="text">
      <style:text-properties style:font-name="Courier New" style:font-name-complex="Courier New" fo:color="#6897BB" fo:font-size="10pt" style:font-size-asian="10pt" style:font-size-complex="10pt"/>
    </style:style>
    <style:style style:name="T596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96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96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969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597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971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97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973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5974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975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97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97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978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5979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5980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5981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982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5983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5984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985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98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98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988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5989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599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991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99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99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5994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5995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99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99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5998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5999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000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001" style:parent-style-name="DefaultParagraphFont" style:family="text">
      <style:text-properties style:font-name="Courier New" style:font-name-complex="Courier New" fo:color="#6897BB" fo:font-size="10pt" style:font-size-asian="10pt" style:font-size-complex="10pt"/>
    </style:style>
    <style:style style:name="T600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003" style:parent-style-name="DefaultParagraphFont" style:family="text">
      <style:text-properties style:font-name="Courier New" style:font-name-complex="Courier New" fo:color="#6897BB" fo:font-size="10pt" style:font-size-asian="10pt" style:font-size-complex="10pt"/>
    </style:style>
    <style:style style:name="T6004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005" style:parent-style-name="DefaultParagraphFont" style:family="text">
      <style:text-properties style:font-name="Courier New" style:font-name-complex="Courier New" fo:color="#6897BB" fo:font-size="10pt" style:font-size-asian="10pt" style:font-size-complex="10pt"/>
    </style:style>
    <style:style style:name="T600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007" style:parent-style-name="DefaultParagraphFont" style:family="text">
      <style:text-properties style:font-name="Courier New" style:font-name-complex="Courier New" fo:color="#6897BB" fo:font-size="10pt" style:font-size-asian="10pt" style:font-size-complex="10pt"/>
    </style:style>
    <style:style style:name="T600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009" style:parent-style-name="DefaultParagraphFont" style:family="text">
      <style:text-properties style:font-name="Courier New" style:font-name-complex="Courier New" fo:color="#6897BB" fo:font-size="10pt" style:font-size-asian="10pt" style:font-size-complex="10pt"/>
    </style:style>
    <style:style style:name="T601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011" style:parent-style-name="DefaultParagraphFont" style:family="text">
      <style:text-properties style:font-name="Courier New" style:font-name-complex="Courier New" fo:color="#6897BB" fo:font-size="10pt" style:font-size-asian="10pt" style:font-size-complex="10pt"/>
    </style:style>
    <style:style style:name="T601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013" style:parent-style-name="DefaultParagraphFont" style:family="text">
      <style:text-properties style:font-name="Courier New" style:font-name-complex="Courier New" fo:color="#6897BB" fo:font-size="10pt" style:font-size-asian="10pt" style:font-size-complex="10pt"/>
    </style:style>
    <style:style style:name="T6014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015" style:parent-style-name="DefaultParagraphFont" style:family="text">
      <style:text-properties style:font-name="Courier New" style:font-name-complex="Courier New" fo:color="#6897BB" fo:font-size="10pt" style:font-size-asian="10pt" style:font-size-complex="10pt"/>
    </style:style>
    <style:style style:name="T601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017" style:parent-style-name="DefaultParagraphFont" style:family="text">
      <style:text-properties style:font-name="Courier New" style:font-name-complex="Courier New" fo:color="#6897BB" fo:font-size="10pt" style:font-size-asian="10pt" style:font-size-complex="10pt"/>
    </style:style>
    <style:style style:name="T6018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019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02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021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022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023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024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025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026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027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02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029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03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031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032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033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034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035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03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03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038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6039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6040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6041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042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043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044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045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04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047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048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049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05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051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05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053" style:parent-style-name="DefaultParagraphFont" style:family="text">
      <style:text-properties style:font-name="Courier New" style:font-name-complex="Courier New" fo:color="#FFC66D" fo:font-size="10pt" style:font-size-asian="10pt" style:font-size-complex="10pt"/>
    </style:style>
    <style:style style:name="T605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05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056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05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058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059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06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061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062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06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06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065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6066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6067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606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069" style:parent-style-name="DefaultParagraphFont" style:family="text">
      <style:text-properties style:font-name="Courier New" style:font-name-complex="Courier New" fo:color="#FFC66D" fo:font-size="10pt" style:font-size-asian="10pt" style:font-size-complex="10pt"/>
    </style:style>
    <style:style style:name="T6070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071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07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07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074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07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076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077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07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079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08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081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08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08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084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085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08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087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08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089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09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091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09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093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094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095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096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09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098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099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10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101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102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10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104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105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10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107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108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109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110" style:parent-style-name="DefaultParagraphFont" style:family="text">
      <style:text-properties style:font-name="Courier New" style:font-name-complex="Courier New" fo:font-style="italic" style:font-style-asian="italic" style:font-style-complex="italic" fo:color="#9876AA" fo:font-size="10pt" style:font-size-asian="10pt" style:font-size-complex="10pt"/>
    </style:style>
    <style:style style:name="T6111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11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11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114" style:parent-style-name="DefaultParagraphFont" style:family="text">
      <style:text-properties style:font-name="Courier New" style:font-name-complex="Courier New" fo:font-style="italic" style:font-style-asian="italic" style:font-style-complex="italic" fo:color="#9876AA" fo:font-size="10pt" style:font-size-asian="10pt" style:font-size-complex="10pt"/>
    </style:style>
    <style:style style:name="T611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11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11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11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119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120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121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122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123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124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125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126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127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128" style:parent-style-name="DefaultParagraphFont" style:family="text">
      <style:text-properties style:font-name="Courier New" style:font-name-complex="Courier New" fo:font-style="italic" style:font-style-asian="italic" style:font-style-complex="italic" fo:color="#A9B7C6" fo:font-size="10pt" style:font-size-asian="10pt" style:font-size-complex="10pt"/>
    </style:style>
    <style:style style:name="T6129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13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131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13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133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13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135" style:parent-style-name="DefaultParagraphFont" style:family="text">
      <style:text-properties style:font-name="Courier New" style:font-name-complex="Courier New" fo:font-style="italic" style:font-style-asian="italic" style:font-style-complex="italic" fo:color="#9876AA" fo:font-size="10pt" style:font-size-asian="10pt" style:font-size-complex="10pt"/>
    </style:style>
    <style:style style:name="T6136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13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13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139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140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141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142" style:parent-style-name="DefaultParagraphFont" style:family="text">
      <style:text-properties style:font-name="Courier New" style:font-name-complex="Courier New" fo:font-style="italic" style:font-style-asian="italic" style:font-style-complex="italic" fo:color="#9876AA" fo:font-size="10pt" style:font-size-asian="10pt" style:font-size-complex="10pt"/>
    </style:style>
    <style:style style:name="T614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144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145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14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147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148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149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150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151" style:parent-style-name="DefaultParagraphFont" style:family="text">
      <style:text-properties style:font-name="Courier New" style:font-name-complex="Courier New" fo:font-style="italic" style:font-style-asian="italic" style:font-style-complex="italic" fo:color="#9876AA" fo:font-size="10pt" style:font-size-asian="10pt" style:font-size-complex="10pt"/>
    </style:style>
    <style:style style:name="T6152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153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154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155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156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157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15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159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16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161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16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16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164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165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16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167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168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169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17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171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172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173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174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175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176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177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178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179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180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6181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6182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6183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184" style:parent-style-name="DefaultParagraphFont" style:family="text">
      <style:text-properties style:font-name="Courier New" style:font-name-complex="Courier New" fo:color="#FFC66D" fo:font-size="10pt" style:font-size-asian="10pt" style:font-size-complex="10pt"/>
    </style:style>
    <style:style style:name="T618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186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187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18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189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19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191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19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19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194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19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19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19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19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199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200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201" style:parent-style-name="DefaultParagraphFont" style:family="text">
      <style:text-properties style:font-name="Courier New" style:font-name-complex="Courier New" fo:color="#6897BB" fo:font-size="10pt" style:font-size-asian="10pt" style:font-size-complex="10pt"/>
    </style:style>
    <style:style style:name="T620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203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204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205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206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207" style:parent-style-name="DefaultParagraphFont" style:family="text">
      <style:text-properties style:font-name="Courier New" style:font-name-complex="Courier New" fo:color="#6897BB" fo:font-size="10pt" style:font-size-asian="10pt" style:font-size-complex="10pt"/>
    </style:style>
    <style:style style:name="T620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209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21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211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212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213" style:parent-style-name="DefaultParagraphFont" style:family="text">
      <style:text-properties style:font-name="Courier New" style:font-name-complex="Courier New" fo:font-style="italic" style:font-style-asian="italic" style:font-style-complex="italic" fo:color="#A9B7C6" fo:font-size="10pt" style:font-size-asian="10pt" style:font-size-complex="10pt"/>
    </style:style>
    <style:style style:name="T6214" style:parent-style-name="DefaultParagraphFont" style:family="text">
      <style:text-properties style:font-name="Courier New" style:font-name-complex="Courier New" fo:font-style="italic" style:font-style-asian="italic" style:font-style-complex="italic" fo:color="#A9B7C6" fo:font-size="10pt" style:font-size-asian="10pt" style:font-size-complex="10pt"/>
    </style:style>
    <style:style style:name="T621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21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21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21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219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6220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6221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6222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22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224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22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226" style:parent-style-name="DefaultParagraphFont" style:family="text">
      <style:text-properties style:font-name="Courier New" style:font-name-complex="Courier New" fo:font-style="italic" style:font-style-asian="italic" style:font-style-complex="italic" fo:color="#9876AA" fo:font-size="10pt" style:font-size-asian="10pt" style:font-size-complex="10pt"/>
    </style:style>
    <style:style style:name="T6227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22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229" style:parent-style-name="DefaultParagraphFont" style:family="text">
      <style:text-properties style:font-name="Courier New" style:font-name-complex="Courier New" fo:color="#6897BB" fo:font-size="10pt" style:font-size-asian="10pt" style:font-size-complex="10pt"/>
    </style:style>
    <style:style style:name="T6230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231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23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233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234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23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236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237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238" style:parent-style-name="DefaultParagraphFont" style:family="text">
      <style:text-properties style:font-name="Courier New" style:font-name-complex="Courier New" fo:font-style="italic" style:font-style-asian="italic" style:font-style-complex="italic" fo:color="#9876AA" fo:font-size="10pt" style:font-size-asian="10pt" style:font-size-complex="10pt"/>
    </style:style>
    <style:style style:name="T6239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24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241" style:parent-style-name="DefaultParagraphFont" style:family="text">
      <style:text-properties style:font-name="Courier New" style:font-name-complex="Courier New" fo:color="#6897BB" fo:font-size="10pt" style:font-size-asian="10pt" style:font-size-complex="10pt"/>
    </style:style>
    <style:style style:name="T6242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243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244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245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246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247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248" style:parent-style-name="DefaultParagraphFont" style:family="text">
      <style:text-properties style:font-name="Courier New" style:font-name-complex="Courier New" fo:color="#6897BB" fo:font-size="10pt" style:font-size-asian="10pt" style:font-size-complex="10pt"/>
    </style:style>
    <style:style style:name="T6249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25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251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252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253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25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255" style:parent-style-name="DefaultParagraphFont" style:family="text">
      <style:text-properties style:font-name="Courier New" style:font-name-complex="Courier New" fo:font-style="italic" style:font-style-asian="italic" style:font-style-complex="italic" fo:color="#9876AA" fo:font-size="10pt" style:font-size-asian="10pt" style:font-size-complex="10pt"/>
    </style:style>
    <style:style style:name="T6256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25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258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259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26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261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262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263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264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265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266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6267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6268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6269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270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271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272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273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274" style:parent-style-name="DefaultParagraphFont" style:family="text">
      <style:text-properties style:font-name="Courier New" style:font-name-complex="Courier New" fo:color="#6897BB" fo:font-size="10pt" style:font-size-asian="10pt" style:font-size-complex="10pt"/>
    </style:style>
    <style:style style:name="T6275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276" style:parent-style-name="DefaultParagraphFont" style:family="text">
      <style:text-properties style:font-name="Courier New" style:font-name-complex="Courier New" fo:color="#6897BB" fo:font-size="10pt" style:font-size-asian="10pt" style:font-size-complex="10pt"/>
    </style:style>
    <style:style style:name="T627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278" style:parent-style-name="DefaultParagraphFont" style:family="text">
      <style:text-properties style:font-name="Courier New" style:font-name-complex="Courier New" fo:color="#6897BB" fo:font-size="10pt" style:font-size-asian="10pt" style:font-size-complex="10pt"/>
    </style:style>
    <style:style style:name="T6279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280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281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282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283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284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285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286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287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28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289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290" style:parent-style-name="DefaultParagraphFont" style:family="text">
      <style:text-properties style:font-name="Courier New" style:font-name-complex="Courier New" fo:color="#6897BB" fo:font-size="10pt" style:font-size-asian="10pt" style:font-size-complex="10pt"/>
    </style:style>
    <style:style style:name="T6291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29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293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294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29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29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297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298" style:parent-style-name="DefaultParagraphFont" style:family="text">
      <style:text-properties style:font-name="Courier New" style:font-name-complex="Courier New" fo:color="#6897BB" fo:font-size="10pt" style:font-size-asian="10pt" style:font-size-complex="10pt"/>
    </style:style>
    <style:style style:name="T6299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300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301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302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303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304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30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306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307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308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309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31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311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31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313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314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315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31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317" style:parent-style-name="DefaultParagraphFont" style:family="text">
      <style:text-properties style:font-name="Courier New" style:font-name-complex="Courier New" fo:color="#6A8759" fo:font-size="10pt" style:font-size-asian="10pt" style:font-size-complex="10pt"/>
    </style:style>
    <style:style style:name="T6318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319" style:parent-style-name="DefaultParagraphFont" style:family="text">
      <style:text-properties style:font-name="Courier New" style:font-name-complex="Courier New" fo:color="#6897BB" fo:font-size="10pt" style:font-size-asian="10pt" style:font-size-complex="10pt"/>
    </style:style>
    <style:style style:name="T6320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321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322" style:parent-style-name="DefaultParagraphFont" style:family="text">
      <style:text-properties style:font-name="Courier New" style:font-name-complex="Courier New" fo:color="#6897BB" fo:font-size="10pt" style:font-size-asian="10pt" style:font-size-complex="10pt"/>
    </style:style>
    <style:style style:name="T6323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324" style:parent-style-name="DefaultParagraphFont" style:family="text">
      <style:text-properties style:font-name="Courier New" style:font-name-complex="Courier New" fo:color="#6897BB" fo:font-size="10pt" style:font-size-asian="10pt" style:font-size-complex="10pt"/>
    </style:style>
    <style:style style:name="T632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32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32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32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329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330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331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332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33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334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33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33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337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33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339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34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341" style:parent-style-name="DefaultParagraphFont" style:family="text">
      <style:text-properties style:font-name="Courier New" style:font-name-complex="Courier New" fo:color="#6A8759" fo:font-size="10pt" style:font-size-asian="10pt" style:font-size-complex="10pt"/>
    </style:style>
    <style:style style:name="T6342" style:parent-style-name="DefaultParagraphFont" style:family="text">
      <style:text-properties style:font-name="Courier New" style:font-name-complex="Courier New" fo:color="#6A8759" fo:font-size="10pt" style:font-size-asian="10pt" style:font-size-complex="10pt"/>
    </style:style>
    <style:style style:name="T6343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34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345" style:parent-style-name="DefaultParagraphFont" style:family="text">
      <style:text-properties style:font-name="Courier New" style:font-name-complex="Courier New" fo:color="#6897BB" fo:font-size="10pt" style:font-size-asian="10pt" style:font-size-complex="10pt"/>
    </style:style>
    <style:style style:name="T634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347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348" style:parent-style-name="DefaultParagraphFont" style:family="text">
      <style:text-properties style:font-name="Courier New" style:font-name-complex="Courier New" fo:color="#6897BB" fo:font-size="10pt" style:font-size-asian="10pt" style:font-size-complex="10pt"/>
    </style:style>
    <style:style style:name="T6349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35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351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35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353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35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355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35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35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358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359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360" style:parent-style-name="DefaultParagraphFont" style:family="text">
      <style:text-properties style:font-name="Courier New" style:font-name-complex="Courier New" fo:color="#6897BB" fo:font-size="10pt" style:font-size-asian="10pt" style:font-size-complex="10pt"/>
    </style:style>
    <style:style style:name="T6361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36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363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364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36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36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367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368" style:parent-style-name="DefaultParagraphFont" style:family="text">
      <style:text-properties style:font-name="Courier New" style:font-name-complex="Courier New" fo:color="#6897BB" fo:font-size="10pt" style:font-size-asian="10pt" style:font-size-complex="10pt"/>
    </style:style>
    <style:style style:name="T6369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37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371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37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37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374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37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376" style:parent-style-name="DefaultParagraphFont" style:family="text">
      <style:text-properties style:font-name="Courier New" style:font-name-complex="Courier New" fo:color="#6897BB" fo:font-size="10pt" style:font-size-asian="10pt" style:font-size-complex="10pt"/>
    </style:style>
    <style:style style:name="T637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378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379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380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381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38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38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38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38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386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387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38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389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39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391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39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39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394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395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39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397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398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399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400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401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40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40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404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405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40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407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408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409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410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411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41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413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414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41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41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417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41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419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42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421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42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42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424" style:parent-style-name="DefaultParagraphFont" style:family="text">
      <style:text-properties style:font-name="Courier New" style:font-name-complex="Courier New" fo:color="#6897BB" fo:font-size="10pt" style:font-size-asian="10pt" style:font-size-complex="10pt"/>
    </style:style>
    <style:style style:name="T6425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426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427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42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429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430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431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43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43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434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43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43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43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43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439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440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441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44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443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44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44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446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44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448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449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450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451" style:parent-style-name="DefaultParagraphFont" style:family="text">
      <style:text-properties style:font-name="Courier New" style:font-name-complex="Courier New" fo:color="#6897BB" fo:font-size="10pt" style:font-size-asian="10pt" style:font-size-complex="10pt"/>
    </style:style>
    <style:style style:name="T645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45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454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455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456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457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458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459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460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461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462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463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464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465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466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467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46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469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47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471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472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47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474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47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47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477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478" style:parent-style-name="DefaultParagraphFont" style:family="text">
      <style:text-properties style:font-name="Courier New" style:font-name-complex="Courier New" fo:color="#6897BB" fo:font-size="10pt" style:font-size-asian="10pt" style:font-size-complex="10pt"/>
    </style:style>
    <style:style style:name="T6479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480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481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48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48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48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48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48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487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48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489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49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491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49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493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49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495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49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49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498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499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500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501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502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50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50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505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6506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6507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6508" style:parent-style-name="DefaultParagraphFont" style:family="text">
      <style:text-properties style:font-name="Courier New" style:font-name-complex="Courier New" fo:color="#BBB529" fo:font-size="10pt" style:font-size-asian="10pt" style:font-size-complex="10pt"/>
    </style:style>
    <style:style style:name="T6509" style:parent-style-name="DefaultParagraphFont" style:family="text">
      <style:text-properties style:font-name="Courier New" style:font-name-complex="Courier New" fo:color="#BBB529" fo:font-size="10pt" style:font-size-asian="10pt" style:font-size-complex="10pt"/>
    </style:style>
    <style:style style:name="T6510" style:parent-style-name="DefaultParagraphFont" style:family="text">
      <style:text-properties style:font-name="Courier New" style:font-name-complex="Courier New" fo:color="#BBB529" fo:font-size="10pt" style:font-size-asian="10pt" style:font-size-complex="10pt"/>
    </style:style>
    <style:style style:name="T6511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512" style:parent-style-name="DefaultParagraphFont" style:family="text">
      <style:text-properties style:font-name="Courier New" style:font-name-complex="Courier New" fo:color="#FFC66D" fo:font-size="10pt" style:font-size-asian="10pt" style:font-size-complex="10pt"/>
    </style:style>
    <style:style style:name="T651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51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51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51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517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518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519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520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6521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6522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6523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6524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52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526" style:parent-style-name="DefaultParagraphFont" style:family="text">
      <style:text-properties style:font-name="Courier New" style:font-name-complex="Courier New" fo:font-style="italic" style:font-style-asian="italic" style:font-style-complex="italic" fo:color="#A9B7C6" fo:font-size="10pt" style:font-size-asian="10pt" style:font-size-complex="10pt"/>
    </style:style>
    <style:style style:name="T6527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52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529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53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531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6532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6533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653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535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53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53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538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6539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6540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6541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54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543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544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545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6546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6547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6548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6549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6550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6551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552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553" style:parent-style-name="DefaultParagraphFont" style:family="text">
      <style:text-properties style:font-name="Courier New" style:font-name-complex="Courier New" fo:font-style="italic" style:font-style-asian="italic" style:font-style-complex="italic" fo:color="#A9B7C6" fo:font-size="10pt" style:font-size-asian="10pt" style:font-size-complex="10pt"/>
    </style:style>
    <style:style style:name="T655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555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55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55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55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559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56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561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56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56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56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56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566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567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568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569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570" style:parent-style-name="DefaultParagraphFont" style:family="text">
      <style:text-properties style:font-name="Courier New" style:font-name-complex="Courier New" fo:color="#FFC66D" fo:font-size="10pt" style:font-size-asian="10pt" style:font-size-complex="10pt"/>
    </style:style>
    <style:style style:name="T6571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572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57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574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6575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6576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657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578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579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580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581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6582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6583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6584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58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586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587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588" style:parent-style-name="DefaultParagraphFont" style:family="text">
      <style:text-properties style:font-name="Courier New" style:font-name-complex="Courier New" fo:color="#6897BB" fo:font-size="10pt" style:font-size-asian="10pt" style:font-size-complex="10pt"/>
    </style:style>
    <style:style style:name="T6589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590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591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592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59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594" style:parent-style-name="DefaultParagraphFont" style:family="text">
      <style:text-properties style:font-name="Courier New" style:font-name-complex="Courier New" fo:font-style="italic" style:font-style-asian="italic" style:font-style-complex="italic" fo:color="#A9B7C6" fo:font-size="10pt" style:font-size-asian="10pt" style:font-size-complex="10pt"/>
    </style:style>
    <style:style style:name="T659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596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597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59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599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60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601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602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603" style:parent-style-name="DefaultParagraphFont" style:family="text">
      <style:text-properties style:font-name="Courier New" style:font-name-complex="Courier New" fo:font-style="italic" style:font-style-asian="italic" style:font-style-complex="italic" fo:color="#A9B7C6" fo:font-size="10pt" style:font-size-asian="10pt" style:font-size-complex="10pt"/>
    </style:style>
    <style:style style:name="T660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605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60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60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60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609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6610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6611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6612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61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614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615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61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617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618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619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620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621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62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623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624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62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626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627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62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629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630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631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632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63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63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635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63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63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638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639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640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641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642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643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64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64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646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64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64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649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650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651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652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653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65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655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656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657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658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659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66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661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66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66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66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66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666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667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6668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6669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667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671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67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673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674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67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676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677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678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679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680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681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682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683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684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685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686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687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688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689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690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691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69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693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694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69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69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69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69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699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700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701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702" style:parent-style-name="DefaultParagraphFont" style:family="text">
      <style:text-properties style:font-name="Courier New" style:font-name-complex="Courier New" fo:color="#6897BB" fo:font-size="10pt" style:font-size-asian="10pt" style:font-size-complex="10pt"/>
    </style:style>
    <style:style style:name="T670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70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70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706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707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708" style:parent-style-name="DefaultParagraphFont" style:family="text">
      <style:text-properties style:font-name="Courier New" style:font-name-complex="Courier New" fo:font-style="italic" style:font-style-asian="italic" style:font-style-complex="italic" fo:color="#9876AA" fo:font-size="10pt" style:font-size-asian="10pt" style:font-size-complex="10pt"/>
    </style:style>
    <style:style style:name="T6709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71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711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71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713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71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715" style:parent-style-name="DefaultParagraphFont" style:family="text">
      <style:text-properties style:font-name="Courier New" style:font-name-complex="Courier New" fo:color="#6897BB" fo:font-size="10pt" style:font-size-asian="10pt" style:font-size-complex="10pt"/>
    </style:style>
    <style:style style:name="T6716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71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71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719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720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6721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6722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6723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72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725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726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727" style:parent-style-name="DefaultParagraphFont" style:family="text">
      <style:text-properties style:font-name="Courier New" style:font-name-complex="Courier New" fo:color="#6897BB" fo:font-size="10pt" style:font-size-asian="10pt" style:font-size-complex="10pt"/>
    </style:style>
    <style:style style:name="T6728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729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730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731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732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733" style:parent-style-name="DefaultParagraphFont" style:family="text">
      <style:text-properties style:font-name="Courier New" style:font-name-complex="Courier New" fo:font-style="italic" style:font-style-asian="italic" style:font-style-complex="italic" fo:color="#A9B7C6" fo:font-size="10pt" style:font-size-asian="10pt" style:font-size-complex="10pt"/>
    </style:style>
    <style:style style:name="T673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735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73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73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73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739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740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741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742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743" style:parent-style-name="DefaultParagraphFont" style:family="text">
      <style:text-properties style:font-name="Courier New" style:font-name-complex="Courier New" fo:color="#6897BB" fo:font-size="10pt" style:font-size-asian="10pt" style:font-size-complex="10pt"/>
    </style:style>
    <style:style style:name="T674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745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74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74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748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749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750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751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752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753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75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755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756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757" style:parent-style-name="DefaultParagraphFont" style:family="text">
      <style:text-properties style:font-name="Courier New" style:font-name-complex="Courier New" fo:color="#6897BB" fo:font-size="10pt" style:font-size-asian="10pt" style:font-size-complex="10pt"/>
    </style:style>
    <style:style style:name="T6758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759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760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761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762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763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76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765" style:parent-style-name="DefaultParagraphFont" style:family="text">
      <style:text-properties style:font-name="Courier New" style:font-name-complex="Courier New" fo:color="#6897BB" fo:font-size="10pt" style:font-size-asian="10pt" style:font-size-complex="10pt"/>
    </style:style>
    <style:style style:name="T6766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76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76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769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77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771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772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77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774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77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776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777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778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779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78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781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78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78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78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78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786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6787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6788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6789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790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791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792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79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79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795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79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797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798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799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80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801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802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80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80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805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806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80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808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809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81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811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812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813" style:parent-style-name="DefaultParagraphFont" style:family="text">
      <style:text-properties style:font-name="Courier New" style:font-name-complex="Courier New" fo:color="#6897BB" fo:font-size="10pt" style:font-size-asian="10pt" style:font-size-complex="10pt"/>
    </style:style>
    <style:style style:name="T681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815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81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81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818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819" style:parent-style-name="DefaultParagraphFont" style:family="text">
      <style:text-properties style:font-name="Courier New" style:font-name-complex="Courier New" fo:color="#6897BB" fo:font-size="10pt" style:font-size-asian="10pt" style:font-size-complex="10pt"/>
    </style:style>
    <style:style style:name="T6820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821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822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82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824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82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82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82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82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829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830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831" style:parent-style-name="DefaultParagraphFont" style:family="text">
      <style:text-properties style:font-name="Courier New" style:font-name-complex="Courier New" fo:color="#6897BB" fo:font-size="10pt" style:font-size-asian="10pt" style:font-size-complex="10pt"/>
    </style:style>
    <style:style style:name="T683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83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834" style:parent-style-name="DefaultParagraphFont" style:family="text">
      <style:text-properties style:font-name="Courier New" style:font-name-complex="Courier New" fo:color="#6897BB" fo:font-size="10pt" style:font-size-asian="10pt" style:font-size-complex="10pt"/>
    </style:style>
    <style:style style:name="T683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83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83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83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839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84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841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84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84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84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84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846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847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848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849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85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851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852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85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854" style:parent-style-name="DefaultParagraphFont" style:family="text">
      <style:text-properties style:font-name="Courier New" style:font-name-complex="Courier New" fo:font-style="italic" style:font-style-asian="italic" style:font-style-complex="italic" fo:color="#9876AA" fo:font-size="10pt" style:font-size-asian="10pt" style:font-size-complex="10pt"/>
    </style:style>
    <style:style style:name="T685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85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85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85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859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86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861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862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86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864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86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86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86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86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869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870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871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872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87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87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87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876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877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6878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6879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6880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6881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882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883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88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885" style:parent-style-name="DefaultParagraphFont" style:family="text">
      <style:text-properties style:font-name="Courier New" style:font-name-complex="Courier New" fo:color="#6897BB" fo:font-size="10pt" style:font-size-asian="10pt" style:font-size-complex="10pt"/>
    </style:style>
    <style:style style:name="T6886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887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888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889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6890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6891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6892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89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894" style:parent-style-name="DefaultParagraphFont" style:family="text">
      <style:text-properties style:font-name="Courier New" style:font-name-complex="Courier New" fo:font-style="italic" style:font-style-asian="italic" style:font-style-complex="italic" fo:color="#9876AA" fo:font-size="10pt" style:font-size-asian="10pt" style:font-size-complex="10pt"/>
    </style:style>
    <style:style style:name="T689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89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89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89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899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900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901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90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90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904" style:parent-style-name="DefaultParagraphFont" style:family="text">
      <style:text-properties style:font-name="Courier New" style:font-name-complex="Courier New" fo:color="#6897BB" fo:font-size="10pt" style:font-size-asian="10pt" style:font-size-complex="10pt"/>
    </style:style>
    <style:style style:name="T690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90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90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90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909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91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911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91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913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6914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6915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691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917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918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919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920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921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922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92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924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92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926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92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928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6929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6930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6931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932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933" style:parent-style-name="DefaultParagraphFont" style:family="text">
      <style:text-properties style:font-name="Courier New" style:font-name-complex="Courier New" fo:font-style="italic" style:font-style-asian="italic" style:font-style-complex="italic" fo:color="#9876AA" fo:font-size="10pt" style:font-size-asian="10pt" style:font-size-complex="10pt"/>
    </style:style>
    <style:style style:name="T693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935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936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937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93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939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94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941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942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94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94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945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946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947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948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949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950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951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952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953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95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955" style:parent-style-name="DefaultParagraphFont" style:family="text">
      <style:text-properties style:font-name="Courier New" style:font-name-complex="Courier New" fo:font-style="italic" style:font-style-asian="italic" style:font-style-complex="italic" fo:color="#9876AA" fo:font-size="10pt" style:font-size-asian="10pt" style:font-size-complex="10pt"/>
    </style:style>
    <style:style style:name="T6956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95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958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959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96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961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96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96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96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96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966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967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96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969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97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971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972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97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97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97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976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6977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6978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6979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980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981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982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983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98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985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986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987" style:parent-style-name="DefaultParagraphFont" style:family="text">
      <style:text-properties style:font-name="Courier New" style:font-name-complex="Courier New" fo:color="#6897BB" fo:font-size="10pt" style:font-size-asian="10pt" style:font-size-complex="10pt"/>
    </style:style>
    <style:style style:name="T6988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989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990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991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6992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993" style:parent-style-name="DefaultParagraphFont" style:family="text">
      <style:text-properties style:font-name="Courier New" style:font-name-complex="Courier New" fo:font-style="italic" style:font-style-asian="italic" style:font-style-complex="italic" fo:color="#A9B7C6" fo:font-size="10pt" style:font-size-asian="10pt" style:font-size-complex="10pt"/>
    </style:style>
    <style:style style:name="T699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6995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99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99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6998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6999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7000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7001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002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00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00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00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006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007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00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009" style:parent-style-name="DefaultParagraphFont" style:family="text">
      <style:text-properties style:font-name="Courier New" style:font-name-complex="Courier New" fo:color="#FFC66D" fo:font-size="10pt" style:font-size-asian="10pt" style:font-size-complex="10pt"/>
    </style:style>
    <style:style style:name="T7010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011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012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013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7014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7015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701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01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018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019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020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021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022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023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7024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7025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702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027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028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029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030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7031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7032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7033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03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035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036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03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03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039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040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041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042" style:parent-style-name="DefaultParagraphFont" style:family="text">
      <style:text-properties style:font-name="Courier New" style:font-name-complex="Courier New" fo:font-style="italic" style:font-style-asian="italic" style:font-style-complex="italic" fo:color="#9876AA" fo:font-size="10pt" style:font-size-asian="10pt" style:font-size-complex="10pt"/>
    </style:style>
    <style:style style:name="T704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044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045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04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04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04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049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7050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7051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7052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7053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7054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05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056" style:parent-style-name="DefaultParagraphFont" style:family="text">
      <style:text-properties style:font-name="Courier New" style:font-name-complex="Courier New" fo:font-style="italic" style:font-style-asian="italic" style:font-style-complex="italic" fo:color="#9876AA" fo:font-size="10pt" style:font-size-asian="10pt" style:font-size-complex="10pt"/>
    </style:style>
    <style:style style:name="T7057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05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059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06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061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062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06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06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06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066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067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068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069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070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071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072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07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074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075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07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077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078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079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080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081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082" style:parent-style-name="DefaultParagraphFont" style:family="text">
      <style:text-properties style:font-name="Courier New" style:font-name-complex="Courier New" fo:font-style="italic" style:font-style-asian="italic" style:font-style-complex="italic" fo:color="#9876AA" fo:font-size="10pt" style:font-size-asian="10pt" style:font-size-complex="10pt"/>
    </style:style>
    <style:style style:name="T708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084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085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08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087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088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089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090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091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092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09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094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09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09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097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098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099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10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101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102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10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10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105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106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107" style:parent-style-name="DefaultParagraphFont" style:family="text">
      <style:text-properties style:font-name="Courier New" style:font-name-complex="Courier New" fo:font-style="italic" style:font-style-asian="italic" style:font-style-complex="italic" fo:color="#9876AA" fo:font-size="10pt" style:font-size-asian="10pt" style:font-size-complex="10pt"/>
    </style:style>
    <style:style style:name="T7108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109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11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111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112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113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11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11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116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117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118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119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120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121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122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12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124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125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12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127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128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129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130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7131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7132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7133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13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13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136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137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13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139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140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141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142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14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144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145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146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14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14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149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150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151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152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15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15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155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156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15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15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159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160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161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16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16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164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16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166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16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168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169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17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171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17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17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17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17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176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7177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7178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7179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180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181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182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18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18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185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186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18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188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189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190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191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192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19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194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195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19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197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198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199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200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7201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7202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7203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7204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20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206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207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208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209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210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211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212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21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214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215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216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21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218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219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22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221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222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223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224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225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22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227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7228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7229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7230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231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232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233" style:parent-style-name="DefaultParagraphFont" style:family="text">
      <style:text-properties style:font-name="Courier New" style:font-name-complex="Courier New" fo:font-style="italic" style:font-style-asian="italic" style:font-style-complex="italic" fo:color="#9876AA" fo:font-size="10pt" style:font-size-asian="10pt" style:font-size-complex="10pt"/>
    </style:style>
    <style:style style:name="T723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235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23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23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238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239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240" style:parent-style-name="DefaultParagraphFont" style:family="text">
      <style:text-properties style:font-name="Courier New" style:font-name-complex="Courier New" fo:font-style="italic" style:font-style-asian="italic" style:font-style-complex="italic" fo:color="#9876AA" fo:font-size="10pt" style:font-size-asian="10pt" style:font-size-complex="10pt"/>
    </style:style>
    <style:style style:name="T7241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24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243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244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245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246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247" style:parent-style-name="DefaultParagraphFont" style:family="text">
      <style:text-properties style:font-name="Courier New" style:font-name-complex="Courier New" fo:color="#6897BB" fo:font-size="10pt" style:font-size-asian="10pt" style:font-size-complex="10pt"/>
    </style:style>
    <style:style style:name="T7248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249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25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251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252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25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254" style:parent-style-name="DefaultParagraphFont" style:family="text">
      <style:text-properties style:font-name="Courier New" style:font-name-complex="Courier New" fo:color="#6A8759" fo:font-size="10pt" style:font-size-asian="10pt" style:font-size-complex="10pt"/>
    </style:style>
    <style:style style:name="T725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25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257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258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259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260" style:parent-style-name="DefaultParagraphFont" style:family="text">
      <style:text-properties style:font-name="Courier New" style:font-name-complex="Courier New" fo:color="#6897BB" fo:font-size="10pt" style:font-size-asian="10pt" style:font-size-complex="10pt"/>
    </style:style>
    <style:style style:name="T7261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262" style:parent-style-name="DefaultParagraphFont" style:family="text">
      <style:text-properties style:font-name="Courier New" style:font-name-complex="Courier New" fo:color="#6A8759" fo:font-size="10pt" style:font-size-asian="10pt" style:font-size-complex="10pt"/>
    </style:style>
    <style:style style:name="T7263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264" style:parent-style-name="DefaultParagraphFont" style:family="text">
      <style:text-properties style:font-name="Courier New" style:font-name-complex="Courier New" fo:color="#6897BB" fo:font-size="10pt" style:font-size-asian="10pt" style:font-size-complex="10pt"/>
    </style:style>
    <style:style style:name="T7265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266" style:parent-style-name="DefaultParagraphFont" style:family="text">
      <style:text-properties style:font-name="Courier New" style:font-name-complex="Courier New" fo:color="#6897BB" fo:font-size="10pt" style:font-size-asian="10pt" style:font-size-complex="10pt"/>
    </style:style>
    <style:style style:name="T726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268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269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27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271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27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273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27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275" style:parent-style-name="DefaultParagraphFont" style:family="text">
      <style:text-properties style:font-name="Courier New" style:font-name-complex="Courier New" fo:color="#6A8759" fo:font-size="10pt" style:font-size-asian="10pt" style:font-size-complex="10pt"/>
    </style:style>
    <style:style style:name="T7276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27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278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279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280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281" style:parent-style-name="DefaultParagraphFont" style:family="text">
      <style:text-properties style:font-name="Courier New" style:font-name-complex="Courier New" fo:color="#6897BB" fo:font-size="10pt" style:font-size-asian="10pt" style:font-size-complex="10pt"/>
    </style:style>
    <style:style style:name="T7282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283" style:parent-style-name="DefaultParagraphFont" style:family="text">
      <style:text-properties style:font-name="Courier New" style:font-name-complex="Courier New" fo:color="#6A8759" fo:font-size="10pt" style:font-size-asian="10pt" style:font-size-complex="10pt"/>
    </style:style>
    <style:style style:name="T7284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28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286" style:parent-style-name="DefaultParagraphFont" style:family="text">
      <style:text-properties style:font-name="Courier New" style:font-name-complex="Courier New" fo:color="#6897BB" fo:font-size="10pt" style:font-size-asian="10pt" style:font-size-complex="10pt"/>
    </style:style>
    <style:style style:name="T728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288" style:parent-style-name="DefaultParagraphFont" style:family="text">
      <style:text-properties style:font-name="Courier New" style:font-name-complex="Courier New" fo:color="#6897BB" fo:font-size="10pt" style:font-size-asian="10pt" style:font-size-complex="10pt"/>
    </style:style>
    <style:style style:name="T7289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290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291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29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293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294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295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296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297" style:parent-style-name="DefaultParagraphFont" style:family="text">
      <style:text-properties style:font-name="Courier New" style:font-name-complex="Courier New" fo:color="#6A8759" fo:font-size="10pt" style:font-size-asian="10pt" style:font-size-complex="10pt"/>
    </style:style>
    <style:style style:name="T7298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299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300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301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302" style:parent-style-name="DefaultParagraphFont" style:family="text">
      <style:text-properties style:font-name="Courier New" style:font-name-complex="Courier New" fo:color="#6897BB" fo:font-size="10pt" style:font-size-asian="10pt" style:font-size-complex="10pt"/>
    </style:style>
    <style:style style:name="T7303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30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305" style:parent-style-name="DefaultParagraphFont" style:family="text">
      <style:text-properties style:font-name="Courier New" style:font-name-complex="Courier New" fo:color="#6897BB" fo:font-size="10pt" style:font-size-asian="10pt" style:font-size-complex="10pt"/>
    </style:style>
    <style:style style:name="T730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307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308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309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31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311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312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31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314" style:parent-style-name="DefaultParagraphFont" style:family="text">
      <style:text-properties style:font-name="Courier New" style:font-name-complex="Courier New" fo:color="#6A8759" fo:font-size="10pt" style:font-size-asian="10pt" style:font-size-complex="10pt"/>
    </style:style>
    <style:style style:name="T731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316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31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318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319" style:parent-style-name="DefaultParagraphFont" style:family="text">
      <style:text-properties style:font-name="Courier New" style:font-name-complex="Courier New" fo:color="#6897BB" fo:font-size="10pt" style:font-size-asian="10pt" style:font-size-complex="10pt"/>
    </style:style>
    <style:style style:name="T732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321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322" style:parent-style-name="DefaultParagraphFont" style:family="text">
      <style:text-properties style:font-name="Courier New" style:font-name-complex="Courier New" fo:color="#6897BB" fo:font-size="10pt" style:font-size-asian="10pt" style:font-size-complex="10pt"/>
    </style:style>
    <style:style style:name="T7323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324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32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32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32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32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329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33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331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332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7333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7334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7335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336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337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338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339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34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341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342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34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34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345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7346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7347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734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349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350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351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352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7353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7354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7355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356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357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358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359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36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361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362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36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364" style:parent-style-name="DefaultParagraphFont" style:family="text">
      <style:text-properties style:font-name="Courier New" style:font-name-complex="Courier New" fo:font-style="italic" style:font-style-asian="italic" style:font-style-complex="italic" fo:color="#9876AA" fo:font-size="10pt" style:font-size-asian="10pt" style:font-size-complex="10pt"/>
    </style:style>
    <style:style style:name="T736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36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36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36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369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370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7371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7372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7373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37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375" style:parent-style-name="DefaultParagraphFont" style:family="text">
      <style:text-properties style:font-name="Courier New" style:font-name-complex="Courier New" fo:font-style="italic" style:font-style-asian="italic" style:font-style-complex="italic" fo:color="#9876AA" fo:font-size="10pt" style:font-size-asian="10pt" style:font-size-complex="10pt"/>
    </style:style>
    <style:style style:name="T7376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37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37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379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380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381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382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38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38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38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386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387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38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389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39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391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392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393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394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395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396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397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398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399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400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401" style:parent-style-name="DefaultParagraphFont" style:family="text">
      <style:text-properties style:font-name="Courier New" style:font-name-complex="Courier New" fo:font-style="italic" style:font-style-asian="italic" style:font-style-complex="italic" fo:color="#9876AA" fo:font-size="10pt" style:font-size-asian="10pt" style:font-size-complex="10pt"/>
    </style:style>
    <style:style style:name="T7402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403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404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405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406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407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408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409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410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411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412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413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41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415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416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417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41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419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42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421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422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42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424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42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426" style:parent-style-name="DefaultParagraphFont" style:family="text">
      <style:text-properties style:font-name="Courier New" style:font-name-complex="Courier New" fo:font-style="italic" style:font-style-asian="italic" style:font-style-complex="italic" fo:color="#9876AA" fo:font-size="10pt" style:font-size-asian="10pt" style:font-size-complex="10pt"/>
    </style:style>
    <style:style style:name="T7427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42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429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43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431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432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43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43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43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436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437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43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439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44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441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442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443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444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445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446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447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448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449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450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7451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7452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7453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7454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7455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456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457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458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459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46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461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46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46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464" style:parent-style-name="DefaultParagraphFont" style:family="text">
      <style:text-properties style:font-name="Courier New" style:font-name-complex="Courier New" fo:color="#6897BB" fo:font-size="10pt" style:font-size-asian="10pt" style:font-size-complex="10pt"/>
    </style:style>
    <style:style style:name="T7465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46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46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468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469" style:parent-style-name="DefaultParagraphFont" style:family="text">
      <style:text-properties style:font-name="Courier New" style:font-name-complex="Courier New" fo:color="#6897BB" fo:font-size="10pt" style:font-size-asian="10pt" style:font-size-complex="10pt"/>
    </style:style>
    <style:style style:name="T7470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471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472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473" style:parent-style-name="DefaultParagraphFont" style:family="text">
      <style:text-properties style:font-name="Courier New" style:font-name-complex="Courier New" fo:color="#6897BB" fo:font-size="10pt" style:font-size-asian="10pt" style:font-size-complex="10pt"/>
    </style:style>
    <style:style style:name="T7474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475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47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47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478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479" style:parent-style-name="DefaultParagraphFont" style:family="text">
      <style:text-properties style:font-name="Courier New" style:font-name-complex="Courier New" fo:color="#6897BB" fo:font-size="10pt" style:font-size-asian="10pt" style:font-size-complex="10pt"/>
    </style:style>
    <style:style style:name="T7480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481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482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483" style:parent-style-name="DefaultParagraphFont" style:family="text">
      <style:text-properties style:font-name="Courier New" style:font-name-complex="Courier New" fo:color="#6897BB" fo:font-size="10pt" style:font-size-asian="10pt" style:font-size-complex="10pt"/>
    </style:style>
    <style:style style:name="T7484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485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48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487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488" style:parent-style-name="DefaultParagraphFont" style:family="text">
      <style:text-properties style:font-name="Courier New" style:font-name-complex="Courier New" fo:color="#6897BB" fo:font-size="10pt" style:font-size-asian="10pt" style:font-size-complex="10pt"/>
    </style:style>
    <style:style style:name="T7489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490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491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492" style:parent-style-name="DefaultParagraphFont" style:family="text">
      <style:text-properties style:font-name="Courier New" style:font-name-complex="Courier New" fo:color="#6897BB" fo:font-size="10pt" style:font-size-asian="10pt" style:font-size-complex="10pt"/>
    </style:style>
    <style:style style:name="T7493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494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495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496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497" style:parent-style-name="DefaultParagraphFont" style:family="text">
      <style:text-properties style:font-name="Courier New" style:font-name-complex="Courier New" fo:color="#6897BB" fo:font-size="10pt" style:font-size-asian="10pt" style:font-size-complex="10pt"/>
    </style:style>
    <style:style style:name="T7498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499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500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501" style:parent-style-name="DefaultParagraphFont" style:family="text">
      <style:text-properties style:font-name="Courier New" style:font-name-complex="Courier New" fo:color="#6897BB" fo:font-size="10pt" style:font-size-asian="10pt" style:font-size-complex="10pt"/>
    </style:style>
    <style:style style:name="T750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503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504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50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506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507" style:parent-style-name="DefaultParagraphFont" style:family="text">
      <style:text-properties style:font-name="Courier New" style:font-name-complex="Courier New" fo:color="#6897BB" fo:font-size="10pt" style:font-size-asian="10pt" style:font-size-complex="10pt"/>
    </style:style>
    <style:style style:name="T7508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509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510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511" style:parent-style-name="DefaultParagraphFont" style:family="text">
      <style:text-properties style:font-name="Courier New" style:font-name-complex="Courier New" fo:color="#6897BB" fo:font-size="10pt" style:font-size-asian="10pt" style:font-size-complex="10pt"/>
    </style:style>
    <style:style style:name="T751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513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514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51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516" style:parent-style-name="DefaultParagraphFont" style:family="text">
      <style:text-properties style:font-name="Courier New" style:font-name-complex="Courier New" fo:color="#6897BB" fo:font-size="10pt" style:font-size-asian="10pt" style:font-size-complex="10pt"/>
    </style:style>
    <style:style style:name="T7517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518" style:parent-style-name="DefaultParagraphFont" style:family="text">
      <style:text-properties style:font-name="Courier New" style:font-name-complex="Courier New" fo:color="#6897BB" fo:font-size="10pt" style:font-size-asian="10pt" style:font-size-complex="10pt"/>
    </style:style>
    <style:style style:name="T7519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520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521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522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52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524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52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52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527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528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529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530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531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53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533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53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535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53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53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53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539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7540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7541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754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54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54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545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546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547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548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549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550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551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552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553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55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555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556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557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55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559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56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561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562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56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56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565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7566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7567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7568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569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570" style:parent-style-name="DefaultParagraphFont" style:family="text">
      <style:text-properties style:font-name="Courier New" style:font-name-complex="Courier New" fo:color="#6897BB" fo:font-size="10pt" style:font-size-asian="10pt" style:font-size-complex="10pt"/>
    </style:style>
    <style:style style:name="T7571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57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573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574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575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576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577" style:parent-style-name="DefaultParagraphFont" style:family="text">
      <style:text-properties style:font-name="Courier New" style:font-name-complex="Courier New" fo:font-style="italic" style:font-style-asian="italic" style:font-style-complex="italic" fo:color="#9876AA" fo:font-size="10pt" style:font-size-asian="10pt" style:font-size-complex="10pt"/>
    </style:style>
    <style:style style:name="T7578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579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58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581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582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58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584" style:parent-style-name="DefaultParagraphFont" style:family="text">
      <style:text-properties style:font-name="Courier New" style:font-name-complex="Courier New" fo:font-style="italic" style:font-style-asian="italic" style:font-style-complex="italic" fo:color="#9876AA" fo:font-size="10pt" style:font-size-asian="10pt" style:font-size-complex="10pt"/>
    </style:style>
    <style:style style:name="T758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58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58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58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589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590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591" style:parent-style-name="DefaultParagraphFont" style:family="text">
      <style:text-properties style:font-name="Courier New" style:font-name-complex="Courier New" fo:color="#6A8759" fo:font-size="10pt" style:font-size-asian="10pt" style:font-size-complex="10pt"/>
    </style:style>
    <style:style style:name="T759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59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594" style:parent-style-name="DefaultParagraphFont" style:family="text">
      <style:text-properties style:font-name="Courier New" style:font-name-complex="Courier New" fo:color="#6897BB" fo:font-size="10pt" style:font-size-asian="10pt" style:font-size-complex="10pt"/>
    </style:style>
    <style:style style:name="T7595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596" style:parent-style-name="DefaultParagraphFont" style:family="text">
      <style:text-properties style:font-name="Courier New" style:font-name-complex="Courier New" fo:color="#6897BB" fo:font-size="10pt" style:font-size-asian="10pt" style:font-size-complex="10pt"/>
    </style:style>
    <style:style style:name="T759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598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599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60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601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60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603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60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605" style:parent-style-name="DefaultParagraphFont" style:family="text">
      <style:text-properties style:font-name="Courier New" style:font-name-complex="Courier New" fo:color="#6897BB" fo:font-size="10pt" style:font-size-asian="10pt" style:font-size-complex="10pt"/>
    </style:style>
    <style:style style:name="T7606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60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60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609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610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611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612" style:parent-style-name="DefaultParagraphFont" style:family="text">
      <style:text-properties style:font-name="Courier New" style:font-name-complex="Courier New" fo:color="#6A8759" fo:font-size="10pt" style:font-size-asian="10pt" style:font-size-complex="10pt"/>
    </style:style>
    <style:style style:name="T761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614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61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616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617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618" style:parent-style-name="DefaultParagraphFont" style:family="text">
      <style:text-properties style:font-name="Courier New" style:font-name-complex="Courier New" fo:color="#6897BB" fo:font-size="10pt" style:font-size-asian="10pt" style:font-size-complex="10pt"/>
    </style:style>
    <style:style style:name="T7619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620" style:parent-style-name="DefaultParagraphFont" style:family="text">
      <style:text-properties style:font-name="Courier New" style:font-name-complex="Courier New" fo:color="#6A8759" fo:font-size="10pt" style:font-size-asian="10pt" style:font-size-complex="10pt"/>
    </style:style>
    <style:style style:name="T7621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622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62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624" style:parent-style-name="DefaultParagraphFont" style:family="text">
      <style:text-properties style:font-name="Courier New" style:font-name-complex="Courier New" fo:color="#6897BB" fo:font-size="10pt" style:font-size-asian="10pt" style:font-size-complex="10pt"/>
    </style:style>
    <style:style style:name="T7625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626" style:parent-style-name="DefaultParagraphFont" style:family="text">
      <style:text-properties style:font-name="Courier New" style:font-name-complex="Courier New" fo:color="#6897BB" fo:font-size="10pt" style:font-size-asian="10pt" style:font-size-complex="10pt"/>
    </style:style>
    <style:style style:name="T762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628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629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63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631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63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633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63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635" style:parent-style-name="DefaultParagraphFont" style:family="text">
      <style:text-properties style:font-name="Courier New" style:font-name-complex="Courier New" fo:color="#6A8759" fo:font-size="10pt" style:font-size-asian="10pt" style:font-size-complex="10pt"/>
    </style:style>
    <style:style style:name="T7636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63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638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639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640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641" style:parent-style-name="DefaultParagraphFont" style:family="text">
      <style:text-properties style:font-name="Courier New" style:font-name-complex="Courier New" fo:color="#6897BB" fo:font-size="10pt" style:font-size-asian="10pt" style:font-size-complex="10pt"/>
    </style:style>
    <style:style style:name="T7642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643" style:parent-style-name="DefaultParagraphFont" style:family="text">
      <style:text-properties style:font-name="Courier New" style:font-name-complex="Courier New" fo:color="#6A8759" fo:font-size="10pt" style:font-size-asian="10pt" style:font-size-complex="10pt"/>
    </style:style>
    <style:style style:name="T7644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64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646" style:parent-style-name="DefaultParagraphFont" style:family="text">
      <style:text-properties style:font-name="Courier New" style:font-name-complex="Courier New" fo:color="#6897BB" fo:font-size="10pt" style:font-size-asian="10pt" style:font-size-complex="10pt"/>
    </style:style>
    <style:style style:name="T764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648" style:parent-style-name="DefaultParagraphFont" style:family="text">
      <style:text-properties style:font-name="Courier New" style:font-name-complex="Courier New" fo:color="#6897BB" fo:font-size="10pt" style:font-size-asian="10pt" style:font-size-complex="10pt"/>
    </style:style>
    <style:style style:name="T7649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650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651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65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653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654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655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656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657" style:parent-style-name="DefaultParagraphFont" style:family="text">
      <style:text-properties style:font-name="Courier New" style:font-name-complex="Courier New" fo:color="#6A8759" fo:font-size="10pt" style:font-size-asian="10pt" style:font-size-complex="10pt"/>
    </style:style>
    <style:style style:name="T7658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659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66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661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662" style:parent-style-name="DefaultParagraphFont" style:family="text">
      <style:text-properties style:font-name="Courier New" style:font-name-complex="Courier New" fo:color="#6897BB" fo:font-size="10pt" style:font-size-asian="10pt" style:font-size-complex="10pt"/>
    </style:style>
    <style:style style:name="T7663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664" style:parent-style-name="DefaultParagraphFont" style:family="text">
      <style:text-properties style:font-name="Courier New" style:font-name-complex="Courier New" fo:color="#6897BB" fo:font-size="10pt" style:font-size-asian="10pt" style:font-size-complex="10pt"/>
    </style:style>
    <style:style style:name="T7665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666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667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66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669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67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671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672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673" style:parent-style-name="DefaultParagraphFont" style:family="text">
      <style:text-properties style:font-name="Courier New" style:font-name-complex="Courier New" fo:color="#6897BB" fo:font-size="10pt" style:font-size-asian="10pt" style:font-size-complex="10pt"/>
    </style:style>
    <style:style style:name="T767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675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67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67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678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679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680" style:parent-style-name="DefaultParagraphFont" style:family="text">
      <style:text-properties style:font-name="Courier New" style:font-name-complex="Courier New" fo:color="#6A8759" fo:font-size="10pt" style:font-size-asian="10pt" style:font-size-complex="10pt"/>
    </style:style>
    <style:style style:name="T7681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682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683" style:parent-style-name="DefaultParagraphFont" style:family="text">
      <style:text-properties style:font-name="Courier New" style:font-name-complex="Courier New" fo:color="#6897BB" fo:font-size="10pt" style:font-size-asian="10pt" style:font-size-complex="10pt"/>
    </style:style>
    <style:style style:name="T7684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68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686" style:parent-style-name="DefaultParagraphFont" style:family="text">
      <style:text-properties style:font-name="Courier New" style:font-name-complex="Courier New" fo:color="#6897BB" fo:font-size="10pt" style:font-size-asian="10pt" style:font-size-complex="10pt"/>
    </style:style>
    <style:style style:name="T768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688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689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69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691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69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693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694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695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7696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7697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7698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699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700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701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70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703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704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70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706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707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708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709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710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711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712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713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7714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7715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7716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771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718" style:parent-style-name="DefaultParagraphFont" style:family="text">
      <style:text-properties style:font-name="Courier New" style:font-name-complex="Courier New" fo:color="#FFC66D" fo:font-size="10pt" style:font-size-asian="10pt" style:font-size-complex="10pt"/>
    </style:style>
    <style:style style:name="T7719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720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721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72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72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72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72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726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7727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7728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7729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730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731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732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733" style:parent-style-name="DefaultParagraphFont" style:family="text">
      <style:text-properties style:font-name="Courier New" style:font-name-complex="Courier New" fo:color="#6897BB" fo:font-size="10pt" style:font-size-asian="10pt" style:font-size-complex="10pt"/>
    </style:style>
    <style:style style:name="T773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73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736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73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73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739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740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741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74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743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744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7745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7746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7747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7748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7749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7750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751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752" style:parent-style-name="DefaultParagraphFont" style:family="text">
      <style:text-properties style:font-name="Courier New" style:font-name-complex="Courier New" fo:font-style="italic" style:font-style-asian="italic" style:font-style-complex="italic" fo:color="#A9B7C6" fo:font-size="10pt" style:font-size-asian="10pt" style:font-size-complex="10pt"/>
    </style:style>
    <style:style style:name="T775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754" style:parent-style-name="DefaultParagraphFont" style:family="text">
      <style:text-properties style:font-name="Courier New" style:font-name-complex="Courier New" fo:color="#6897BB" fo:font-size="10pt" style:font-size-asian="10pt" style:font-size-complex="10pt"/>
    </style:style>
    <style:style style:name="T775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756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757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75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759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76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761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76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76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76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76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76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76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76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769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770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771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772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77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77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775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7776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7777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777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779" style:parent-style-name="DefaultParagraphFont" style:family="text">
      <style:text-properties style:font-name="Courier New" style:font-name-complex="Courier New" fo:color="#FFC66D" fo:font-size="10pt" style:font-size-asian="10pt" style:font-size-complex="10pt"/>
    </style:style>
    <style:style style:name="T7780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781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782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78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78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785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786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787" style:parent-style-name="DefaultParagraphFont" style:family="text">
      <style:text-properties style:font-name="Courier New" style:font-name-complex="Courier New" fo:font-style="italic" style:font-style-asian="italic" style:font-style-complex="italic" fo:color="#A9B7C6" fo:font-size="10pt" style:font-size-asian="10pt" style:font-size-complex="10pt"/>
    </style:style>
    <style:style style:name="T7788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789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790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791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792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793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79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79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796" style:parent-style-name="DefaultParagraphFont" style:family="text">
      <style:text-properties style:font-name="Courier New" style:font-name-complex="Courier New" fo:color="#6897BB" fo:font-size="10pt" style:font-size-asian="10pt" style:font-size-complex="10pt"/>
    </style:style>
    <style:style style:name="T779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798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799" style:parent-style-name="DefaultParagraphFont" style:family="text">
      <style:text-properties style:font-name="Courier New" style:font-name-complex="Courier New" fo:color="#6897BB" fo:font-size="10pt" style:font-size-asian="10pt" style:font-size-complex="10pt"/>
    </style:style>
    <style:style style:name="T7800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801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80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803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80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805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80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80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80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809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810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811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812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813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814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815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816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817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818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819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820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7821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7822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7823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824" style:parent-style-name="DefaultParagraphFont" style:family="text">
      <style:text-properties style:font-name="Courier New" style:font-name-complex="Courier New" fo:color="#FFC66D" fo:font-size="10pt" style:font-size-asian="10pt" style:font-size-complex="10pt"/>
    </style:style>
    <style:style style:name="T782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82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827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828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829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83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831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832" style:parent-style-name="DefaultParagraphFont" style:family="text">
      <style:text-properties style:font-name="Courier New" style:font-name-complex="Courier New" fo:font-style="italic" style:font-style-asian="italic" style:font-style-complex="italic" fo:color="#A9B7C6" fo:font-size="10pt" style:font-size-asian="10pt" style:font-size-complex="10pt"/>
    </style:style>
    <style:style style:name="T783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834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83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836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837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83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839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84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841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842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84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844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845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84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847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848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849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850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851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7852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7853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7854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855" style:parent-style-name="DefaultParagraphFont" style:family="text">
      <style:text-properties style:font-name="Courier New" style:font-name-complex="Courier New" fo:color="#FFC66D" fo:font-size="10pt" style:font-size-asian="10pt" style:font-size-complex="10pt"/>
    </style:style>
    <style:style style:name="T7856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857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858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859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86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861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86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863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864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865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866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86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868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869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87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871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872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87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87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875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876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87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87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879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880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881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882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88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88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885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7886" style:parent-style-name="DefaultParagraphFont" style:family="text">
      <style:text-properties style:font-name="Courier New" style:font-name-complex="Courier New" fo:font-style="italic" style:font-style-asian="italic" style:font-style-complex="italic" fo:color="#A8C023" fo:font-size="10pt" style:font-size-asian="10pt" style:font-size-complex="10pt"/>
    </style:style>
    <style:style style:name="T7887" style:parent-style-name="DefaultParagraphFont" style:family="text">
      <style:text-properties style:font-name="Courier New" style:font-name-complex="Courier New" fo:font-style="italic" style:font-style-asian="italic" style:font-style-complex="italic" fo:color="#A8C023" fo:font-size="10pt" style:font-size-asian="10pt" style:font-size-complex="10pt"/>
    </style:style>
    <style:style style:name="T7888" style:parent-style-name="DefaultParagraphFont" style:family="text">
      <style:text-properties style:font-name="Courier New" style:font-name-complex="Courier New" fo:font-style="italic" style:font-style-asian="italic" style:font-style-complex="italic" fo:color="#A8C023" fo:font-size="10pt" style:font-size-asian="10pt" style:font-size-complex="10pt"/>
    </style:style>
    <style:style style:name="T7889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89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891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89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89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89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89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896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897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898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899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7900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7901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7902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7903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7904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7905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906" style:parent-style-name="DefaultParagraphFont" style:family="text">
      <style:text-properties style:font-name="Courier New" style:font-name-complex="Courier New" fo:color="#FFC66D" fo:font-size="10pt" style:font-size-asian="10pt" style:font-size-complex="10pt"/>
    </style:style>
    <style:style style:name="T7907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908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909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91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911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912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91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914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91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916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917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918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919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92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921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92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92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924" style:parent-style-name="DefaultParagraphFont" style:family="text">
      <style:text-properties style:font-name="Courier New" style:font-name-complex="Courier New" fo:font-style="italic" style:font-style-asian="italic" style:font-style-complex="italic" fo:color="#9876AA" fo:font-size="10pt" style:font-size-asian="10pt" style:font-size-complex="10pt"/>
    </style:style>
    <style:style style:name="T792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92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92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92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929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930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931" style:parent-style-name="DefaultParagraphFont" style:family="text">
      <style:text-properties style:font-name="Courier New" style:font-name-complex="Courier New" fo:font-style="italic" style:font-style-asian="italic" style:font-style-complex="italic" fo:color="#A9B7C6" fo:font-size="10pt" style:font-size-asian="10pt" style:font-size-complex="10pt"/>
    </style:style>
    <style:style style:name="T7932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933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934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935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936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93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938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939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94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941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942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94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944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94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94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947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94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949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95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951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952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953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954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955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956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957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958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959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960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7961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7962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7963" style:parent-style-name="DefaultParagraphFont" style:family="text">
      <style:text-properties style:font-name="Courier New" style:font-name-complex="Courier New" fo:color="#BBB529" fo:font-size="10pt" style:font-size-asian="10pt" style:font-size-complex="10pt"/>
    </style:style>
    <style:style style:name="T7964" style:parent-style-name="DefaultParagraphFont" style:family="text">
      <style:text-properties style:font-name="Courier New" style:font-name-complex="Courier New" fo:color="#BBB529" fo:font-size="10pt" style:font-size-asian="10pt" style:font-size-complex="10pt"/>
    </style:style>
    <style:style style:name="T7965" style:parent-style-name="DefaultParagraphFont" style:family="text">
      <style:text-properties style:font-name="Courier New" style:font-name-complex="Courier New" fo:color="#BBB529" fo:font-size="10pt" style:font-size-asian="10pt" style:font-size-complex="10pt"/>
    </style:style>
    <style:style style:name="T796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967" style:parent-style-name="DefaultParagraphFont" style:family="text">
      <style:text-properties style:font-name="Courier New" style:font-name-complex="Courier New" fo:color="#FFC66D" fo:font-size="10pt" style:font-size-asian="10pt" style:font-size-complex="10pt"/>
    </style:style>
    <style:style style:name="T7968" style:parent-style-name="DefaultParagraphFont" style:family="text">
      <style:text-properties style:font-name="Courier New" style:font-name-complex="Courier New" fo:color="#FFC66D" fo:font-size="10pt" style:font-size-asian="10pt" style:font-size-complex="10pt"/>
    </style:style>
    <style:style style:name="T7969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970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971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97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97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974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97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97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977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978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979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980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981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98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983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798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985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98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98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988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989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990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991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99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993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799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99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996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997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7998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7999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8000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8001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00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003" style:parent-style-name="DefaultParagraphFont" style:family="text">
      <style:text-properties style:font-name="Courier New" style:font-name-complex="Courier New" fo:color="#FFC66D" fo:font-size="10pt" style:font-size-asian="10pt" style:font-size-complex="10pt"/>
    </style:style>
    <style:style style:name="T800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00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006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00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00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009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010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011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012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013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01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015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016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01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01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019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020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021" style:parent-style-name="DefaultParagraphFont" style:family="text">
      <style:text-properties style:font-name="Courier New" style:font-name-complex="Courier New" fo:font-style="italic" style:font-style-asian="italic" style:font-style-complex="italic" fo:color="#9876AA" fo:font-size="10pt" style:font-size-asian="10pt" style:font-size-complex="10pt"/>
    </style:style>
    <style:style style:name="T8022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023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02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025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026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027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8028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029" style:parent-style-name="DefaultParagraphFont" style:family="text">
      <style:text-properties style:font-name="Courier New" style:font-name-complex="Courier New" fo:color="#6897BB" fo:font-size="10pt" style:font-size-asian="10pt" style:font-size-complex="10pt"/>
    </style:style>
    <style:style style:name="T8030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031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03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033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03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035" style:parent-style-name="DefaultParagraphFont" style:family="text">
      <style:text-properties style:font-name="Courier New" style:font-name-complex="Courier New" fo:font-style="italic" style:font-style-asian="italic" style:font-style-complex="italic" fo:color="#9876AA" fo:font-size="10pt" style:font-size-asian="10pt" style:font-size-complex="10pt"/>
    </style:style>
    <style:style style:name="T8036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03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03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039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04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041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042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804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044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045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04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047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04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049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05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051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05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053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054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055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056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057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058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059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060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8061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8062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8063" style:parent-style-name="DefaultParagraphFont" style:family="text">
      <style:text-properties style:font-name="Courier New" style:font-name-complex="Courier New" fo:color="#BBB529" fo:font-size="10pt" style:font-size-asian="10pt" style:font-size-complex="10pt"/>
    </style:style>
    <style:style style:name="T8064" style:parent-style-name="DefaultParagraphFont" style:family="text">
      <style:text-properties style:font-name="Courier New" style:font-name-complex="Courier New" fo:color="#BBB529" fo:font-size="10pt" style:font-size-asian="10pt" style:font-size-complex="10pt"/>
    </style:style>
    <style:style style:name="T8065" style:parent-style-name="DefaultParagraphFont" style:family="text">
      <style:text-properties style:font-name="Courier New" style:font-name-complex="Courier New" fo:color="#BBB529" fo:font-size="10pt" style:font-size-asian="10pt" style:font-size-complex="10pt"/>
    </style:style>
    <style:style style:name="T806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067" style:parent-style-name="DefaultParagraphFont" style:family="text">
      <style:text-properties style:font-name="Courier New" style:font-name-complex="Courier New" fo:color="#FFC66D" fo:font-size="10pt" style:font-size-asian="10pt" style:font-size-complex="10pt"/>
    </style:style>
    <style:style style:name="T8068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069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070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071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072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07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07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075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8076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077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07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079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8080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081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08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083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08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08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086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087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088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8089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8090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8091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092" style:parent-style-name="DefaultParagraphFont" style:family="text">
      <style:text-properties style:font-name="Courier New" style:font-name-complex="Courier New" fo:color="#FFC66D" fo:font-size="10pt" style:font-size-asian="10pt" style:font-size-complex="10pt"/>
    </style:style>
    <style:style style:name="T809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09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09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096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8097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09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099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8100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101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10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103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10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10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106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107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8108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8109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811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111" style:parent-style-name="DefaultParagraphFont" style:family="text">
      <style:text-properties style:font-name="Courier New" style:font-name-complex="Courier New" fo:color="#FFC66D" fo:font-size="10pt" style:font-size-asian="10pt" style:font-size-complex="10pt"/>
    </style:style>
    <style:style style:name="T8112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11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11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115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8116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11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118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8119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12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121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12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12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12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12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126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127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128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8129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8130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8131" style:parent-style-name="DefaultParagraphFont" style:family="text">
      <style:text-properties style:font-name="Courier New" style:font-name-complex="Courier New" fo:color="#BBB529" fo:font-size="10pt" style:font-size-asian="10pt" style:font-size-complex="10pt"/>
    </style:style>
    <style:style style:name="T8132" style:parent-style-name="DefaultParagraphFont" style:family="text">
      <style:text-properties style:font-name="Courier New" style:font-name-complex="Courier New" fo:color="#BBB529" fo:font-size="10pt" style:font-size-asian="10pt" style:font-size-complex="10pt"/>
    </style:style>
    <style:style style:name="T8133" style:parent-style-name="DefaultParagraphFont" style:family="text">
      <style:text-properties style:font-name="Courier New" style:font-name-complex="Courier New" fo:color="#BBB529" fo:font-size="10pt" style:font-size-asian="10pt" style:font-size-complex="10pt"/>
    </style:style>
    <style:style style:name="T8134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135" style:parent-style-name="DefaultParagraphFont" style:family="text">
      <style:text-properties style:font-name="Courier New" style:font-name-complex="Courier New" fo:color="#FFC66D" fo:font-size="10pt" style:font-size-asian="10pt" style:font-size-complex="10pt"/>
    </style:style>
    <style:style style:name="T8136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13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138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139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140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141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142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14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14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145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8146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8147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8148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8149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150" style:parent-style-name="DefaultParagraphFont" style:family="text">
      <style:text-properties style:font-name="Courier New" style:font-name-complex="Courier New" fo:color="#FFC66D" fo:font-size="10pt" style:font-size-asian="10pt" style:font-size-complex="10pt"/>
    </style:style>
    <style:style style:name="T8151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152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15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154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155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815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15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15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159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160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161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162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163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164" style:parent-style-name="DefaultParagraphFont" style:family="text">
      <style:text-properties style:font-name="Courier New" style:font-name-complex="Courier New" fo:color="#FFC66D" fo:font-size="10pt" style:font-size-asian="10pt" style:font-size-complex="10pt"/>
    </style:style>
    <style:style style:name="T816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16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167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168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169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17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171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172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817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174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175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17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177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178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179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180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181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182" style:parent-style-name="DefaultParagraphFont" style:family="text">
      <style:text-properties style:font-name="Courier New" style:font-name-complex="Courier New" fo:color="#FFC66D" fo:font-size="10pt" style:font-size-asian="10pt" style:font-size-complex="10pt"/>
    </style:style>
    <style:style style:name="T818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18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18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18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187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818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189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19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191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192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19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19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195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196" style:parent-style-name="DefaultParagraphFont" style:family="text">
      <style:text-properties style:font-name="Courier New" style:font-name-complex="Courier New" fo:color="#FFC66D" fo:font-size="10pt" style:font-size-asian="10pt" style:font-size-complex="10pt"/>
    </style:style>
    <style:style style:name="T8197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19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199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200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201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20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20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204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820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20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20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20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209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210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211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212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213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214" style:parent-style-name="DefaultParagraphFont" style:family="text">
      <style:text-properties style:font-name="Courier New" style:font-name-complex="Courier New" fo:color="#FFC66D" fo:font-size="10pt" style:font-size-asian="10pt" style:font-size-complex="10pt"/>
    </style:style>
    <style:style style:name="T821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216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217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21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219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822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221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22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22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22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22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226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22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228" style:parent-style-name="DefaultParagraphFont" style:family="text">
      <style:text-properties style:font-name="Courier New" style:font-name-complex="Courier New" fo:color="#FFC66D" fo:font-size="10pt" style:font-size-asian="10pt" style:font-size-complex="10pt"/>
    </style:style>
    <style:style style:name="T8229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23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231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232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23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234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23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236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8237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23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239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24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241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242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24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24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245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246" style:parent-style-name="DefaultParagraphFont" style:family="text">
      <style:text-properties style:font-name="Courier New" style:font-name-complex="Courier New" fo:color="#FFC66D" fo:font-size="10pt" style:font-size-asian="10pt" style:font-size-complex="10pt"/>
    </style:style>
    <style:style style:name="T8247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248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249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25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251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252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825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254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255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25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257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258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259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260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261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262" style:parent-style-name="DefaultParagraphFont" style:family="text">
      <style:text-properties style:font-name="Courier New" style:font-name-complex="Courier New" fo:color="#FFC66D" fo:font-size="10pt" style:font-size-asian="10pt" style:font-size-complex="10pt"/>
    </style:style>
    <style:style style:name="T826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26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26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26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267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826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269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27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271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272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27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27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275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276" style:parent-style-name="DefaultParagraphFont" style:family="text">
      <style:text-properties style:font-name="Courier New" style:font-name-complex="Courier New" fo:color="#FFC66D" fo:font-size="10pt" style:font-size-asian="10pt" style:font-size-complex="10pt"/>
    </style:style>
    <style:style style:name="T8277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27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279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280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281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28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28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284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828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28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28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28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289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290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291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292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29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294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295" style:parent-style-name="DefaultParagraphFont" style:family="text">
      <style:text-properties style:font-name="Courier New" style:font-name-complex="Courier New" fo:color="#FFC66D" fo:font-size="10pt" style:font-size-asian="10pt" style:font-size-complex="10pt"/>
    </style:style>
    <style:style style:name="T8296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297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298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299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300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8301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30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303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30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30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306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307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308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309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310" style:parent-style-name="DefaultParagraphFont" style:family="text">
      <style:text-properties style:font-name="Courier New" style:font-name-complex="Courier New" fo:color="#FFC66D" fo:font-size="10pt" style:font-size-asian="10pt" style:font-size-complex="10pt"/>
    </style:style>
    <style:style style:name="T8311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31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31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31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31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31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317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318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8319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320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321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322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323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324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325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326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32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328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329" style:parent-style-name="DefaultParagraphFont" style:family="text">
      <style:text-properties style:font-name="Courier New" style:font-name-complex="Courier New" fo:color="#FFC66D" fo:font-size="10pt" style:font-size-asian="10pt" style:font-size-complex="10pt"/>
    </style:style>
    <style:style style:name="T8330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331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332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333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334" style:parent-style-name="DefaultParagraphFont" style:family="text">
      <style:text-properties style:font-name="Courier New" style:font-name-complex="Courier New" fo:color="#9876AA" fo:font-size="10pt" style:font-size-asian="10pt" style:font-size-complex="10pt"/>
    </style:style>
    <style:style style:name="T8335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336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337" style:parent-style-name="DefaultParagraphFont" style:family="text">
      <style:text-properties style:font-name="Courier New" style:font-name-complex="Courier New" fo:color="#CC7832" fo:font-size="10pt" style:font-size-asian="10pt" style:font-size-complex="10pt"/>
    </style:style>
    <style:style style:name="T8338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339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T8340" style:parent-style-name="DefaultParagraphFont" style:family="text">
      <style:text-properties style:font-name="Courier New" style:font-name-complex="Courier New" fo:color="#A9B7C6" fo:font-size="10pt" style:font-size-asian="10pt" style:font-size-complex="10pt"/>
    </style:style>
    <style:style style:name="P8341" style:parent-style-name="HTMLPreformatted" style:family="paragraph">
      <style:paragraph-properties fo:background-color="#2B2B2B"/>
    </style:style>
    <style:style style:name="T8342" style:parent-style-name="DefaultParagraphFont" style:family="text">
      <style:text-properties fo:color="#CC7832"/>
    </style:style>
    <style:style style:name="T8343" style:parent-style-name="DefaultParagraphFont" style:family="text">
      <style:text-properties fo:color="#A9B7C6"/>
    </style:style>
    <style:style style:name="T8344" style:parent-style-name="DefaultParagraphFont" style:family="text">
      <style:text-properties fo:color="#CC7832"/>
    </style:style>
    <style:style style:name="T8345" style:parent-style-name="DefaultParagraphFont" style:family="text">
      <style:text-properties fo:color="#CC7832"/>
    </style:style>
    <style:style style:name="T8346" style:parent-style-name="DefaultParagraphFont" style:family="text">
      <style:text-properties fo:color="#CC7832"/>
    </style:style>
    <style:style style:name="T8347" style:parent-style-name="DefaultParagraphFont" style:family="text">
      <style:text-properties fo:color="#CC7832"/>
    </style:style>
    <style:style style:name="T8348" style:parent-style-name="DefaultParagraphFont" style:family="text">
      <style:text-properties fo:color="#A9B7C6"/>
    </style:style>
    <style:style style:name="T8349" style:parent-style-name="DefaultParagraphFont" style:family="text">
      <style:text-properties fo:color="#CC7832"/>
    </style:style>
    <style:style style:name="T8350" style:parent-style-name="DefaultParagraphFont" style:family="text">
      <style:text-properties fo:color="#CC7832"/>
    </style:style>
    <style:style style:name="T8351" style:parent-style-name="DefaultParagraphFont" style:family="text">
      <style:text-properties fo:color="#CC7832"/>
    </style:style>
    <style:style style:name="T8352" style:parent-style-name="DefaultParagraphFont" style:family="text">
      <style:text-properties fo:color="#A9B7C6"/>
    </style:style>
    <style:style style:name="T8353" style:parent-style-name="DefaultParagraphFont" style:family="text">
      <style:text-properties fo:color="#CC7832"/>
    </style:style>
    <style:style style:name="T8354" style:parent-style-name="DefaultParagraphFont" style:family="text">
      <style:text-properties fo:color="#CC7832"/>
    </style:style>
    <style:style style:name="T8355" style:parent-style-name="DefaultParagraphFont" style:family="text">
      <style:text-properties fo:color="#CC7832"/>
    </style:style>
    <style:style style:name="T8356" style:parent-style-name="DefaultParagraphFont" style:family="text">
      <style:text-properties fo:color="#A9B7C6"/>
    </style:style>
    <style:style style:name="T8357" style:parent-style-name="DefaultParagraphFont" style:family="text">
      <style:text-properties fo:color="#CC7832"/>
    </style:style>
    <style:style style:name="T8358" style:parent-style-name="DefaultParagraphFont" style:family="text">
      <style:text-properties fo:color="#CC7832"/>
    </style:style>
    <style:style style:name="T8359" style:parent-style-name="DefaultParagraphFont" style:family="text">
      <style:text-properties fo:color="#CC7832"/>
    </style:style>
    <style:style style:name="T8360" style:parent-style-name="DefaultParagraphFont" style:family="text">
      <style:text-properties fo:color="#A9B7C6"/>
    </style:style>
    <style:style style:name="T8361" style:parent-style-name="DefaultParagraphFont" style:family="text">
      <style:text-properties fo:color="#CC7832"/>
    </style:style>
    <style:style style:name="T8362" style:parent-style-name="DefaultParagraphFont" style:family="text">
      <style:text-properties fo:color="#CC7832"/>
    </style:style>
    <style:style style:name="T8363" style:parent-style-name="DefaultParagraphFont" style:family="text">
      <style:text-properties fo:color="#CC7832"/>
    </style:style>
    <style:style style:name="T8364" style:parent-style-name="DefaultParagraphFont" style:family="text">
      <style:text-properties fo:color="#A9B7C6"/>
    </style:style>
    <style:style style:name="T8365" style:parent-style-name="DefaultParagraphFont" style:family="text">
      <style:text-properties fo:color="#CC7832"/>
    </style:style>
    <style:style style:name="T8366" style:parent-style-name="DefaultParagraphFont" style:family="text">
      <style:text-properties fo:color="#CC7832"/>
    </style:style>
    <style:style style:name="T8367" style:parent-style-name="DefaultParagraphFont" style:family="text">
      <style:text-properties fo:color="#CC7832"/>
    </style:style>
    <style:style style:name="T8368" style:parent-style-name="DefaultParagraphFont" style:family="text">
      <style:text-properties fo:color="#A9B7C6"/>
    </style:style>
    <style:style style:name="T8369" style:parent-style-name="DefaultParagraphFont" style:family="text">
      <style:text-properties fo:color="#CC7832"/>
    </style:style>
    <style:style style:name="T8370" style:parent-style-name="DefaultParagraphFont" style:family="text">
      <style:text-properties fo:color="#CC7832"/>
    </style:style>
    <style:style style:name="T8371" style:parent-style-name="DefaultParagraphFont" style:family="text">
      <style:text-properties fo:color="#CC7832"/>
    </style:style>
    <style:style style:name="T8372" style:parent-style-name="DefaultParagraphFont" style:family="text">
      <style:text-properties fo:color="#A9B7C6"/>
    </style:style>
    <style:style style:name="T8373" style:parent-style-name="DefaultParagraphFont" style:family="text">
      <style:text-properties fo:color="#CC7832"/>
    </style:style>
    <style:style style:name="T8374" style:parent-style-name="DefaultParagraphFont" style:family="text">
      <style:text-properties fo:color="#CC7832"/>
    </style:style>
    <style:style style:name="T8375" style:parent-style-name="DefaultParagraphFont" style:family="text">
      <style:text-properties fo:color="#CC7832"/>
    </style:style>
    <style:style style:name="T8376" style:parent-style-name="DefaultParagraphFont" style:family="text">
      <style:text-properties fo:color="#A9B7C6"/>
    </style:style>
    <style:style style:name="T8377" style:parent-style-name="DefaultParagraphFont" style:family="text">
      <style:text-properties fo:color="#CC7832"/>
    </style:style>
    <style:style style:name="T8378" style:parent-style-name="DefaultParagraphFont" style:family="text">
      <style:text-properties fo:color="#CC7832"/>
    </style:style>
    <style:style style:name="T8379" style:parent-style-name="DefaultParagraphFont" style:family="text">
      <style:text-properties fo:color="#CC7832"/>
    </style:style>
    <style:style style:name="T8380" style:parent-style-name="DefaultParagraphFont" style:family="text">
      <style:text-properties fo:color="#A9B7C6"/>
    </style:style>
    <style:style style:name="T8381" style:parent-style-name="DefaultParagraphFont" style:family="text">
      <style:text-properties fo:color="#CC7832"/>
    </style:style>
    <style:style style:name="T8382" style:parent-style-name="DefaultParagraphFont" style:family="text">
      <style:text-properties fo:color="#CC7832"/>
    </style:style>
    <style:style style:name="T8383" style:parent-style-name="DefaultParagraphFont" style:family="text">
      <style:text-properties fo:color="#CC7832"/>
    </style:style>
    <style:style style:name="T8384" style:parent-style-name="DefaultParagraphFont" style:family="text">
      <style:text-properties fo:color="#CC7832"/>
    </style:style>
    <style:style style:name="T8385" style:parent-style-name="DefaultParagraphFont" style:family="text">
      <style:text-properties fo:color="#A9B7C6"/>
    </style:style>
    <style:style style:name="T8386" style:parent-style-name="DefaultParagraphFont" style:family="text">
      <style:text-properties fo:color="#CC7832"/>
    </style:style>
    <style:style style:name="T8387" style:parent-style-name="DefaultParagraphFont" style:family="text">
      <style:text-properties fo:color="#CC7832"/>
    </style:style>
    <style:style style:name="T8388" style:parent-style-name="DefaultParagraphFont" style:family="text">
      <style:text-properties fo:color="#CC7832"/>
    </style:style>
    <style:style style:name="T8389" style:parent-style-name="DefaultParagraphFont" style:family="text">
      <style:text-properties fo:color="#A9B7C6"/>
    </style:style>
    <style:style style:name="T8390" style:parent-style-name="DefaultParagraphFont" style:family="text">
      <style:text-properties fo:color="#CC7832"/>
    </style:style>
    <style:style style:name="T8391" style:parent-style-name="DefaultParagraphFont" style:family="text">
      <style:text-properties fo:color="#CC7832"/>
    </style:style>
    <style:style style:name="T8392" style:parent-style-name="DefaultParagraphFont" style:family="text">
      <style:text-properties fo:color="#CC7832"/>
    </style:style>
    <style:style style:name="T8393" style:parent-style-name="DefaultParagraphFont" style:family="text">
      <style:text-properties fo:color="#A9B7C6"/>
    </style:style>
    <style:style style:name="T8394" style:parent-style-name="DefaultParagraphFont" style:family="text">
      <style:text-properties fo:color="#CC7832"/>
    </style:style>
    <style:style style:name="T8395" style:parent-style-name="DefaultParagraphFont" style:family="text">
      <style:text-properties fo:color="#CC7832"/>
    </style:style>
    <style:style style:name="T8396" style:parent-style-name="DefaultParagraphFont" style:family="text">
      <style:text-properties fo:color="#CC7832"/>
    </style:style>
    <style:style style:name="T8397" style:parent-style-name="DefaultParagraphFont" style:family="text">
      <style:text-properties fo:color="#A9B7C6"/>
    </style:style>
    <style:style style:name="T8398" style:parent-style-name="DefaultParagraphFont" style:family="text">
      <style:text-properties fo:color="#CC7832"/>
    </style:style>
    <style:style style:name="T8399" style:parent-style-name="DefaultParagraphFont" style:family="text">
      <style:text-properties fo:color="#CC7832"/>
    </style:style>
    <style:style style:name="T8400" style:parent-style-name="DefaultParagraphFont" style:family="text">
      <style:text-properties fo:color="#CC7832"/>
    </style:style>
    <style:style style:name="T8401" style:parent-style-name="DefaultParagraphFont" style:family="text">
      <style:text-properties fo:color="#A9B7C6"/>
    </style:style>
    <style:style style:name="T8402" style:parent-style-name="DefaultParagraphFont" style:family="text">
      <style:text-properties fo:color="#CC7832"/>
    </style:style>
    <style:style style:name="T8403" style:parent-style-name="DefaultParagraphFont" style:family="text">
      <style:text-properties fo:color="#CC7832"/>
    </style:style>
    <style:style style:name="T8404" style:parent-style-name="DefaultParagraphFont" style:family="text">
      <style:text-properties fo:color="#CC7832"/>
    </style:style>
    <style:style style:name="T8405" style:parent-style-name="DefaultParagraphFont" style:family="text">
      <style:text-properties fo:color="#A9B7C6"/>
    </style:style>
    <style:style style:name="T8406" style:parent-style-name="DefaultParagraphFont" style:family="text">
      <style:text-properties fo:color="#CC7832"/>
    </style:style>
    <style:style style:name="T8407" style:parent-style-name="DefaultParagraphFont" style:family="text">
      <style:text-properties fo:color="#CC7832"/>
    </style:style>
    <style:style style:name="T8408" style:parent-style-name="DefaultParagraphFont" style:family="text">
      <style:text-properties fo:color="#CC7832"/>
    </style:style>
    <style:style style:name="T8409" style:parent-style-name="DefaultParagraphFont" style:family="text">
      <style:text-properties fo:color="#CC7832"/>
    </style:style>
    <style:style style:name="T8410" style:parent-style-name="DefaultParagraphFont" style:family="text">
      <style:text-properties fo:color="#A9B7C6"/>
    </style:style>
    <style:style style:name="T8411" style:parent-style-name="DefaultParagraphFont" style:family="text">
      <style:text-properties fo:color="#CC7832"/>
    </style:style>
    <style:style style:name="T8412" style:parent-style-name="DefaultParagraphFont" style:family="text">
      <style:text-properties fo:color="#CC7832"/>
    </style:style>
    <style:style style:name="T8413" style:parent-style-name="DefaultParagraphFont" style:family="text">
      <style:text-properties fo:color="#CC7832"/>
    </style:style>
    <style:style style:name="T8414" style:parent-style-name="DefaultParagraphFont" style:family="text">
      <style:text-properties fo:color="#A9B7C6"/>
    </style:style>
    <style:style style:name="T8415" style:parent-style-name="DefaultParagraphFont" style:family="text">
      <style:text-properties fo:color="#A9B7C6"/>
    </style:style>
    <style:style style:name="T8416" style:parent-style-name="DefaultParagraphFont" style:family="text">
      <style:text-properties fo:color="#CC7832"/>
    </style:style>
    <style:style style:name="T8417" style:parent-style-name="DefaultParagraphFont" style:family="text">
      <style:text-properties fo:color="#CC7832"/>
    </style:style>
    <style:style style:name="T8418" style:parent-style-name="DefaultParagraphFont" style:family="text">
      <style:text-properties fo:color="#CC7832"/>
    </style:style>
    <style:style style:name="T8419" style:parent-style-name="DefaultParagraphFont" style:family="text">
      <style:text-properties fo:color="#A9B7C6"/>
    </style:style>
    <style:style style:name="T8420" style:parent-style-name="DefaultParagraphFont" style:family="text">
      <style:text-properties fo:color="#CC7832"/>
    </style:style>
    <style:style style:name="T8421" style:parent-style-name="DefaultParagraphFont" style:family="text">
      <style:text-properties fo:color="#CC7832"/>
    </style:style>
    <style:style style:name="T8422" style:parent-style-name="DefaultParagraphFont" style:family="text">
      <style:text-properties fo:color="#CC7832"/>
    </style:style>
    <style:style style:name="T8423" style:parent-style-name="DefaultParagraphFont" style:family="text">
      <style:text-properties fo:color="#A9B7C6"/>
    </style:style>
    <style:style style:name="T8424" style:parent-style-name="DefaultParagraphFont" style:family="text">
      <style:text-properties fo:color="#CC7832"/>
    </style:style>
    <style:style style:name="T8425" style:parent-style-name="DefaultParagraphFont" style:family="text">
      <style:text-properties fo:color="#CC7832"/>
    </style:style>
    <style:style style:name="T8426" style:parent-style-name="DefaultParagraphFont" style:family="text">
      <style:text-properties fo:color="#CC7832"/>
    </style:style>
    <style:style style:name="T8427" style:parent-style-name="DefaultParagraphFont" style:family="text">
      <style:text-properties fo:color="#CC7832"/>
    </style:style>
    <style:style style:name="T8428" style:parent-style-name="DefaultParagraphFont" style:family="text">
      <style:text-properties fo:color="#A9B7C6"/>
    </style:style>
    <style:style style:name="T8429" style:parent-style-name="DefaultParagraphFont" style:family="text">
      <style:text-properties fo:color="#CC7832"/>
    </style:style>
    <style:style style:name="T8430" style:parent-style-name="DefaultParagraphFont" style:family="text">
      <style:text-properties fo:color="#CC7832"/>
    </style:style>
    <style:style style:name="T8431" style:parent-style-name="DefaultParagraphFont" style:family="text">
      <style:text-properties fo:color="#CC7832"/>
    </style:style>
    <style:style style:name="T8432" style:parent-style-name="DefaultParagraphFont" style:family="text">
      <style:text-properties fo:color="#CC7832"/>
    </style:style>
    <style:style style:name="T8433" style:parent-style-name="DefaultParagraphFont" style:family="text">
      <style:text-properties fo:color="#A9B7C6"/>
    </style:style>
    <style:style style:name="T8434" style:parent-style-name="DefaultParagraphFont" style:family="text">
      <style:text-properties fo:color="#CC7832"/>
    </style:style>
    <style:style style:name="T8435" style:parent-style-name="DefaultParagraphFont" style:family="text">
      <style:text-properties fo:color="#CC7832"/>
    </style:style>
    <style:style style:name="T8436" style:parent-style-name="DefaultParagraphFont" style:family="text">
      <style:text-properties fo:color="#CC7832"/>
    </style:style>
    <style:style style:name="T8437" style:parent-style-name="DefaultParagraphFont" style:family="text">
      <style:text-properties fo:color="#A9B7C6"/>
    </style:style>
    <style:style style:name="T8438" style:parent-style-name="DefaultParagraphFont" style:family="text">
      <style:text-properties fo:color="#CC7832"/>
    </style:style>
    <style:style style:name="T8439" style:parent-style-name="DefaultParagraphFont" style:family="text">
      <style:text-properties fo:color="#CC7832"/>
    </style:style>
    <style:style style:name="T8440" style:parent-style-name="DefaultParagraphFont" style:family="text">
      <style:text-properties fo:color="#CC7832"/>
    </style:style>
    <style:style style:name="T8441" style:parent-style-name="DefaultParagraphFont" style:family="text">
      <style:text-properties fo:color="#A9B7C6"/>
    </style:style>
    <style:style style:name="T8442" style:parent-style-name="DefaultParagraphFont" style:family="text">
      <style:text-properties fo:color="#A9B7C6"/>
    </style:style>
    <style:style style:name="T8443" style:parent-style-name="DefaultParagraphFont" style:family="text">
      <style:text-properties fo:color="#CC7832"/>
    </style:style>
    <style:style style:name="T8444" style:parent-style-name="DefaultParagraphFont" style:family="text">
      <style:text-properties fo:color="#CC7832"/>
    </style:style>
    <style:style style:name="T8445" style:parent-style-name="DefaultParagraphFont" style:family="text">
      <style:text-properties fo:color="#CC7832"/>
    </style:style>
    <style:style style:name="T8446" style:parent-style-name="DefaultParagraphFont" style:family="text">
      <style:text-properties fo:color="#CC7832"/>
    </style:style>
    <style:style style:name="T8447" style:parent-style-name="DefaultParagraphFont" style:family="text">
      <style:text-properties fo:color="#A9B7C6"/>
    </style:style>
    <style:style style:name="T8448" style:parent-style-name="DefaultParagraphFont" style:family="text">
      <style:text-properties fo:color="#CC7832"/>
    </style:style>
    <style:style style:name="T8449" style:parent-style-name="DefaultParagraphFont" style:family="text">
      <style:text-properties fo:color="#A9B7C6"/>
    </style:style>
    <style:style style:name="T8450" style:parent-style-name="DefaultParagraphFont" style:family="text">
      <style:text-properties fo:color="#A9B7C6"/>
    </style:style>
    <style:style style:name="T8451" style:parent-style-name="DefaultParagraphFont" style:family="text">
      <style:text-properties fo:color="#A9B7C6"/>
    </style:style>
    <style:style style:name="T8452" style:parent-style-name="DefaultParagraphFont" style:family="text">
      <style:text-properties fo:color="#A9B7C6"/>
    </style:style>
    <style:style style:name="T8453" style:parent-style-name="DefaultParagraphFont" style:family="text">
      <style:text-properties fo:color="#CC7832"/>
    </style:style>
    <style:style style:name="T8454" style:parent-style-name="DefaultParagraphFont" style:family="text">
      <style:text-properties fo:color="#A9B7C6"/>
    </style:style>
    <style:style style:name="T8455" style:parent-style-name="DefaultParagraphFont" style:family="text">
      <style:text-properties fo:color="#9876AA"/>
    </style:style>
    <style:style style:name="T8456" style:parent-style-name="DefaultParagraphFont" style:family="text">
      <style:text-properties fo:color="#CC7832"/>
    </style:style>
    <style:style style:name="T8457" style:parent-style-name="DefaultParagraphFont" style:family="text">
      <style:text-properties fo:color="#CC7832"/>
    </style:style>
    <style:style style:name="T8458" style:parent-style-name="DefaultParagraphFont" style:family="text">
      <style:text-properties fo:color="#CC7832"/>
    </style:style>
    <style:style style:name="T8459" style:parent-style-name="DefaultParagraphFont" style:family="text">
      <style:text-properties fo:color="#A9B7C6"/>
    </style:style>
    <style:style style:name="T8460" style:parent-style-name="DefaultParagraphFont" style:family="text">
      <style:text-properties fo:color="#9876AA"/>
    </style:style>
    <style:style style:name="T8461" style:parent-style-name="DefaultParagraphFont" style:family="text">
      <style:text-properties fo:color="#CC7832"/>
    </style:style>
    <style:style style:name="T8462" style:parent-style-name="DefaultParagraphFont" style:family="text">
      <style:text-properties fo:color="#CC7832"/>
    </style:style>
    <style:style style:name="T8463" style:parent-style-name="DefaultParagraphFont" style:family="text">
      <style:text-properties fo:color="#CC7832"/>
    </style:style>
    <style:style style:name="T8464" style:parent-style-name="DefaultParagraphFont" style:family="text">
      <style:text-properties fo:color="#808080"/>
    </style:style>
    <style:style style:name="T8465" style:parent-style-name="DefaultParagraphFont" style:family="text">
      <style:text-properties fo:color="#808080"/>
    </style:style>
    <style:style style:name="T8466" style:parent-style-name="DefaultParagraphFont" style:family="text">
      <style:text-properties fo:color="#808080"/>
    </style:style>
    <style:style style:name="T8467" style:parent-style-name="DefaultParagraphFont" style:family="text">
      <style:text-properties fo:color="#808080"/>
    </style:style>
    <style:style style:name="T8468" style:parent-style-name="DefaultParagraphFont" style:family="text">
      <style:text-properties fo:color="#808080"/>
    </style:style>
    <style:style style:name="T8469" style:parent-style-name="DefaultParagraphFont" style:family="text">
      <style:text-properties fo:color="#CC7832"/>
    </style:style>
    <style:style style:name="T8470" style:parent-style-name="DefaultParagraphFont" style:family="text">
      <style:text-properties fo:color="#A9B7C6"/>
    </style:style>
    <style:style style:name="T8471" style:parent-style-name="DefaultParagraphFont" style:family="text">
      <style:text-properties fo:color="#A9B7C6"/>
    </style:style>
    <style:style style:name="T8472" style:parent-style-name="DefaultParagraphFont" style:family="text">
      <style:text-properties fo:color="#9876AA"/>
    </style:style>
    <style:style style:name="T8473" style:parent-style-name="DefaultParagraphFont" style:family="text">
      <style:text-properties fo:color="#CC7832"/>
    </style:style>
    <style:style style:name="T8474" style:parent-style-name="DefaultParagraphFont" style:family="text">
      <style:text-properties fo:color="#CC7832"/>
    </style:style>
    <style:style style:name="T8475" style:parent-style-name="DefaultParagraphFont" style:family="text">
      <style:text-properties fo:color="#CC7832"/>
    </style:style>
    <style:style style:name="T8476" style:parent-style-name="DefaultParagraphFont" style:family="text">
      <style:text-properties fo:color="#A9B7C6"/>
    </style:style>
    <style:style style:name="T8477" style:parent-style-name="DefaultParagraphFont" style:family="text">
      <style:text-properties fo:color="#9876AA"/>
    </style:style>
    <style:style style:name="T8478" style:parent-style-name="DefaultParagraphFont" style:family="text">
      <style:text-properties fo:color="#CC7832"/>
    </style:style>
    <style:style style:name="T8479" style:parent-style-name="DefaultParagraphFont" style:family="text">
      <style:text-properties fo:color="#CC7832"/>
    </style:style>
    <style:style style:name="T8480" style:parent-style-name="DefaultParagraphFont" style:family="text">
      <style:text-properties fo:color="#CC7832"/>
    </style:style>
    <style:style style:name="T8481" style:parent-style-name="DefaultParagraphFont" style:family="text">
      <style:text-properties fo:color="#A9B7C6"/>
    </style:style>
    <style:style style:name="T8482" style:parent-style-name="DefaultParagraphFont" style:family="text">
      <style:text-properties fo:color="#9876AA"/>
    </style:style>
    <style:style style:name="T8483" style:parent-style-name="DefaultParagraphFont" style:family="text">
      <style:text-properties fo:color="#CC7832"/>
    </style:style>
    <style:style style:name="T8484" style:parent-style-name="DefaultParagraphFont" style:family="text">
      <style:text-properties fo:color="#CC7832"/>
    </style:style>
    <style:style style:name="T8485" style:parent-style-name="DefaultParagraphFont" style:family="text">
      <style:text-properties fo:color="#CC7832"/>
    </style:style>
    <style:style style:name="T8486" style:parent-style-name="DefaultParagraphFont" style:family="text">
      <style:text-properties fo:color="#A9B7C6"/>
    </style:style>
    <style:style style:name="T8487" style:parent-style-name="DefaultParagraphFont" style:family="text">
      <style:text-properties fo:color="#9876AA"/>
    </style:style>
    <style:style style:name="T8488" style:parent-style-name="DefaultParagraphFont" style:family="text">
      <style:text-properties fo:color="#CC7832"/>
    </style:style>
    <style:style style:name="T8489" style:parent-style-name="DefaultParagraphFont" style:family="text">
      <style:text-properties fo:color="#CC7832"/>
    </style:style>
    <style:style style:name="T8490" style:parent-style-name="DefaultParagraphFont" style:family="text">
      <style:text-properties fo:color="#CC7832"/>
    </style:style>
    <style:style style:name="T8491" style:parent-style-name="DefaultParagraphFont" style:family="text">
      <style:text-properties fo:color="#808080"/>
    </style:style>
    <style:style style:name="T8492" style:parent-style-name="DefaultParagraphFont" style:family="text">
      <style:text-properties fo:color="#808080"/>
    </style:style>
    <style:style style:name="T8493" style:parent-style-name="DefaultParagraphFont" style:family="text">
      <style:text-properties fo:color="#808080"/>
    </style:style>
    <style:style style:name="T8494" style:parent-style-name="DefaultParagraphFont" style:family="text">
      <style:text-properties fo:color="#CC7832"/>
    </style:style>
    <style:style style:name="T8495" style:parent-style-name="DefaultParagraphFont" style:family="text">
      <style:text-properties fo:color="#A9B7C6"/>
    </style:style>
    <style:style style:name="T8496" style:parent-style-name="DefaultParagraphFont" style:family="text">
      <style:text-properties fo:color="#9876AA"/>
    </style:style>
    <style:style style:name="T8497" style:parent-style-name="DefaultParagraphFont" style:family="text">
      <style:text-properties fo:color="#CC7832"/>
    </style:style>
    <style:style style:name="T8498" style:parent-style-name="DefaultParagraphFont" style:family="text">
      <style:text-properties fo:color="#CC7832"/>
    </style:style>
    <style:style style:name="T8499" style:parent-style-name="DefaultParagraphFont" style:family="text">
      <style:text-properties fo:color="#CC7832"/>
    </style:style>
    <style:style style:name="T8500" style:parent-style-name="DefaultParagraphFont" style:family="text">
      <style:text-properties fo:color="#CC7832"/>
    </style:style>
    <style:style style:name="T8501" style:parent-style-name="DefaultParagraphFont" style:family="text">
      <style:text-properties fo:color="#808080"/>
    </style:style>
    <style:style style:name="T8502" style:parent-style-name="DefaultParagraphFont" style:family="text">
      <style:text-properties fo:color="#808080"/>
    </style:style>
    <style:style style:name="T8503" style:parent-style-name="DefaultParagraphFont" style:family="text">
      <style:text-properties fo:color="#808080"/>
    </style:style>
    <style:style style:name="T8504" style:parent-style-name="DefaultParagraphFont" style:family="text">
      <style:text-properties fo:color="#CC7832"/>
    </style:style>
    <style:style style:name="T8505" style:parent-style-name="DefaultParagraphFont" style:family="text">
      <style:text-properties fo:color="#A9B7C6"/>
    </style:style>
    <style:style style:name="T8506" style:parent-style-name="DefaultParagraphFont" style:family="text">
      <style:text-properties fo:color="#9876AA"/>
    </style:style>
    <style:style style:name="T8507" style:parent-style-name="DefaultParagraphFont" style:family="text">
      <style:text-properties fo:color="#CC7832"/>
    </style:style>
    <style:style style:name="T8508" style:parent-style-name="DefaultParagraphFont" style:family="text">
      <style:text-properties fo:color="#CC7832"/>
    </style:style>
    <style:style style:name="T8509" style:parent-style-name="DefaultParagraphFont" style:family="text">
      <style:text-properties fo:color="#CC7832"/>
    </style:style>
    <style:style style:name="T8510" style:parent-style-name="DefaultParagraphFont" style:family="text">
      <style:text-properties fo:color="#CC7832"/>
    </style:style>
    <style:style style:name="T8511" style:parent-style-name="DefaultParagraphFont" style:family="text">
      <style:text-properties fo:color="#9876AA"/>
    </style:style>
    <style:style style:name="T8512" style:parent-style-name="DefaultParagraphFont" style:family="text">
      <style:text-properties fo:color="#CC7832"/>
    </style:style>
    <style:style style:name="T8513" style:parent-style-name="DefaultParagraphFont" style:family="text">
      <style:text-properties fo:color="#CC7832"/>
    </style:style>
    <style:style style:name="T8514" style:parent-style-name="DefaultParagraphFont" style:family="text">
      <style:text-properties fo:color="#CC7832"/>
    </style:style>
    <style:style style:name="T8515" style:parent-style-name="DefaultParagraphFont" style:family="text">
      <style:text-properties fo:color="#CC7832"/>
    </style:style>
    <style:style style:name="T8516" style:parent-style-name="DefaultParagraphFont" style:family="text">
      <style:text-properties fo:color="#BBB529"/>
    </style:style>
    <style:style style:name="T8517" style:parent-style-name="DefaultParagraphFont" style:family="text">
      <style:text-properties fo:color="#BBB529"/>
    </style:style>
    <style:style style:name="T8518" style:parent-style-name="DefaultParagraphFont" style:family="text">
      <style:text-properties fo:color="#BBB529"/>
    </style:style>
    <style:style style:name="T8519" style:parent-style-name="DefaultParagraphFont" style:family="text">
      <style:text-properties fo:color="#CC7832"/>
    </style:style>
    <style:style style:name="T8520" style:parent-style-name="DefaultParagraphFont" style:family="text">
      <style:text-properties fo:color="#FFC66D"/>
    </style:style>
    <style:style style:name="T8521" style:parent-style-name="DefaultParagraphFont" style:family="text">
      <style:text-properties fo:color="#A9B7C6"/>
    </style:style>
    <style:style style:name="T8522" style:parent-style-name="DefaultParagraphFont" style:family="text">
      <style:text-properties fo:color="#A9B7C6"/>
    </style:style>
    <style:style style:name="T8523" style:parent-style-name="DefaultParagraphFont" style:family="text">
      <style:text-properties fo:color="#A9B7C6"/>
    </style:style>
    <style:style style:name="T8524" style:parent-style-name="DefaultParagraphFont" style:family="text">
      <style:text-properties fo:color="#CC7832"/>
    </style:style>
    <style:style style:name="T8525" style:parent-style-name="DefaultParagraphFont" style:family="text">
      <style:text-properties fo:color="#A9B7C6"/>
    </style:style>
    <style:style style:name="T8526" style:parent-style-name="DefaultParagraphFont" style:family="text">
      <style:text-properties fo:color="#CC7832"/>
    </style:style>
    <style:style style:name="T8527" style:parent-style-name="DefaultParagraphFont" style:family="text">
      <style:text-properties fo:color="#CC7832"/>
    </style:style>
    <style:style style:name="T8528" style:parent-style-name="DefaultParagraphFont" style:family="text">
      <style:text-properties fo:color="#CC7832"/>
    </style:style>
    <style:style style:name="T8529" style:parent-style-name="DefaultParagraphFont" style:family="text">
      <style:text-properties fo:color="#A9B7C6"/>
    </style:style>
    <style:style style:name="T8530" style:parent-style-name="DefaultParagraphFont" style:family="text">
      <style:text-properties fo:font-style="italic" style:font-style-asian="italic" style:font-style-complex="italic" fo:color="#9876AA"/>
    </style:style>
    <style:style style:name="T8531" style:parent-style-name="DefaultParagraphFont" style:family="text">
      <style:text-properties fo:color="#A9B7C6"/>
    </style:style>
    <style:style style:name="T8532" style:parent-style-name="DefaultParagraphFont" style:family="text">
      <style:text-properties fo:color="#CC7832"/>
    </style:style>
    <style:style style:name="T8533" style:parent-style-name="DefaultParagraphFont" style:family="text">
      <style:text-properties fo:color="#CC7832"/>
    </style:style>
    <style:style style:name="T8534" style:parent-style-name="DefaultParagraphFont" style:family="text">
      <style:text-properties fo:color="#CC7832"/>
    </style:style>
    <style:style style:name="T8535" style:parent-style-name="DefaultParagraphFont" style:family="text">
      <style:text-properties fo:color="#9876AA"/>
    </style:style>
    <style:style style:name="T8536" style:parent-style-name="DefaultParagraphFont" style:family="text">
      <style:text-properties fo:color="#A9B7C6"/>
    </style:style>
    <style:style style:name="T8537" style:parent-style-name="DefaultParagraphFont" style:family="text">
      <style:text-properties fo:color="#CC7832"/>
    </style:style>
    <style:style style:name="T8538" style:parent-style-name="DefaultParagraphFont" style:family="text">
      <style:text-properties fo:color="#A9B7C6"/>
    </style:style>
    <style:style style:name="T8539" style:parent-style-name="DefaultParagraphFont" style:family="text">
      <style:text-properties fo:color="#CC7832"/>
    </style:style>
    <style:style style:name="T8540" style:parent-style-name="DefaultParagraphFont" style:family="text">
      <style:text-properties fo:color="#A9B7C6"/>
    </style:style>
    <style:style style:name="T8541" style:parent-style-name="DefaultParagraphFont" style:family="text">
      <style:text-properties fo:color="#CC7832"/>
    </style:style>
    <style:style style:name="T8542" style:parent-style-name="DefaultParagraphFont" style:family="text">
      <style:text-properties fo:color="#CC7832"/>
    </style:style>
    <style:style style:name="T8543" style:parent-style-name="DefaultParagraphFont" style:family="text">
      <style:text-properties fo:color="#CC7832"/>
    </style:style>
    <style:style style:name="T8544" style:parent-style-name="DefaultParagraphFont" style:family="text">
      <style:text-properties fo:color="#9876AA"/>
    </style:style>
    <style:style style:name="T8545" style:parent-style-name="DefaultParagraphFont" style:family="text">
      <style:text-properties fo:color="#A9B7C6"/>
    </style:style>
    <style:style style:name="T8546" style:parent-style-name="DefaultParagraphFont" style:family="text">
      <style:text-properties fo:color="#A9B7C6"/>
    </style:style>
    <style:style style:name="T8547" style:parent-style-name="DefaultParagraphFont" style:family="text">
      <style:text-properties fo:color="#CC7832"/>
    </style:style>
    <style:style style:name="T8548" style:parent-style-name="DefaultParagraphFont" style:family="text">
      <style:text-properties fo:color="#A9B7C6"/>
    </style:style>
    <style:style style:name="T8549" style:parent-style-name="DefaultParagraphFont" style:family="text">
      <style:text-properties fo:color="#CC7832"/>
    </style:style>
    <style:style style:name="T8550" style:parent-style-name="DefaultParagraphFont" style:family="text">
      <style:text-properties fo:color="#CC7832"/>
    </style:style>
    <style:style style:name="T8551" style:parent-style-name="DefaultParagraphFont" style:family="text">
      <style:text-properties fo:color="#CC7832"/>
    </style:style>
    <style:style style:name="T8552" style:parent-style-name="DefaultParagraphFont" style:family="text">
      <style:text-properties fo:color="#9876AA"/>
    </style:style>
    <style:style style:name="T8553" style:parent-style-name="DefaultParagraphFont" style:family="text">
      <style:text-properties fo:color="#A9B7C6"/>
    </style:style>
    <style:style style:name="T8554" style:parent-style-name="DefaultParagraphFont" style:family="text">
      <style:text-properties fo:color="#CC7832"/>
    </style:style>
    <style:style style:name="T8555" style:parent-style-name="DefaultParagraphFont" style:family="text">
      <style:text-properties fo:color="#A9B7C6"/>
    </style:style>
    <style:style style:name="T8556" style:parent-style-name="DefaultParagraphFont" style:family="text">
      <style:text-properties fo:color="#CC7832"/>
    </style:style>
    <style:style style:name="T8557" style:parent-style-name="DefaultParagraphFont" style:family="text">
      <style:text-properties fo:color="#CC7832"/>
    </style:style>
    <style:style style:name="T8558" style:parent-style-name="DefaultParagraphFont" style:family="text">
      <style:text-properties fo:color="#CC7832"/>
    </style:style>
    <style:style style:name="T8559" style:parent-style-name="DefaultParagraphFont" style:family="text">
      <style:text-properties fo:color="#CC7832"/>
    </style:style>
    <style:style style:name="T8560" style:parent-style-name="DefaultParagraphFont" style:family="text">
      <style:text-properties fo:color="#808080"/>
    </style:style>
    <style:style style:name="T8561" style:parent-style-name="DefaultParagraphFont" style:family="text">
      <style:text-properties fo:color="#808080"/>
    </style:style>
    <style:style style:name="T8562" style:parent-style-name="DefaultParagraphFont" style:family="text">
      <style:text-properties fo:color="#808080"/>
    </style:style>
    <style:style style:name="T8563" style:parent-style-name="DefaultParagraphFont" style:family="text">
      <style:text-properties fo:color="#A9B7C6"/>
    </style:style>
    <style:style style:name="T8564" style:parent-style-name="DefaultParagraphFont" style:family="text">
      <style:text-properties fo:color="#CC7832"/>
    </style:style>
    <style:style style:name="T8565" style:parent-style-name="DefaultParagraphFont" style:family="text">
      <style:text-properties fo:color="#CC7832"/>
    </style:style>
    <style:style style:name="T8566" style:parent-style-name="DefaultParagraphFont" style:family="text">
      <style:text-properties fo:color="#CC7832"/>
    </style:style>
    <style:style style:name="T8567" style:parent-style-name="DefaultParagraphFont" style:family="text">
      <style:text-properties fo:color="#A9B7C6"/>
    </style:style>
    <style:style style:name="T8568" style:parent-style-name="DefaultParagraphFont" style:family="text">
      <style:text-properties fo:color="#CC7832"/>
    </style:style>
    <style:style style:name="T8569" style:parent-style-name="DefaultParagraphFont" style:family="text">
      <style:text-properties fo:color="#A9B7C6"/>
    </style:style>
    <style:style style:name="T8570" style:parent-style-name="DefaultParagraphFont" style:family="text">
      <style:text-properties fo:color="#A9B7C6"/>
    </style:style>
    <style:style style:name="T8571" style:parent-style-name="DefaultParagraphFont" style:family="text">
      <style:text-properties fo:color="#A9B7C6"/>
    </style:style>
    <style:style style:name="T8572" style:parent-style-name="DefaultParagraphFont" style:family="text">
      <style:text-properties fo:color="#CC7832"/>
    </style:style>
    <style:style style:name="T8573" style:parent-style-name="DefaultParagraphFont" style:family="text">
      <style:text-properties fo:color="#A9B7C6"/>
    </style:style>
    <style:style style:name="T8574" style:parent-style-name="DefaultParagraphFont" style:family="text">
      <style:text-properties fo:color="#A9B7C6"/>
    </style:style>
    <style:style style:name="T8575" style:parent-style-name="DefaultParagraphFont" style:family="text">
      <style:text-properties fo:font-style="italic" style:font-style-asian="italic" style:font-style-complex="italic" fo:color="#9876AA"/>
    </style:style>
    <style:style style:name="T8576" style:parent-style-name="DefaultParagraphFont" style:family="text">
      <style:text-properties fo:color="#A9B7C6"/>
    </style:style>
    <style:style style:name="T8577" style:parent-style-name="DefaultParagraphFont" style:family="text">
      <style:text-properties fo:color="#CC7832"/>
    </style:style>
    <style:style style:name="T8578" style:parent-style-name="DefaultParagraphFont" style:family="text">
      <style:text-properties fo:color="#CC7832"/>
    </style:style>
    <style:style style:name="T8579" style:parent-style-name="DefaultParagraphFont" style:family="text">
      <style:text-properties fo:color="#CC7832"/>
    </style:style>
    <style:style style:name="T8580" style:parent-style-name="DefaultParagraphFont" style:family="text">
      <style:text-properties fo:color="#A9B7C6"/>
    </style:style>
    <style:style style:name="T8581" style:parent-style-name="DefaultParagraphFont" style:family="text">
      <style:text-properties fo:font-style="italic" style:font-style-asian="italic" style:font-style-complex="italic" fo:color="#9876AA"/>
    </style:style>
    <style:style style:name="T8582" style:parent-style-name="DefaultParagraphFont" style:family="text">
      <style:text-properties fo:color="#A9B7C6"/>
    </style:style>
    <style:style style:name="T8583" style:parent-style-name="DefaultParagraphFont" style:family="text">
      <style:text-properties fo:color="#CC7832"/>
    </style:style>
    <style:style style:name="T8584" style:parent-style-name="DefaultParagraphFont" style:family="text">
      <style:text-properties fo:color="#CC7832"/>
    </style:style>
    <style:style style:name="T8585" style:parent-style-name="DefaultParagraphFont" style:family="text">
      <style:text-properties fo:color="#CC7832"/>
    </style:style>
    <style:style style:name="T8586" style:parent-style-name="DefaultParagraphFont" style:family="text">
      <style:text-properties fo:color="#A9B7C6"/>
    </style:style>
    <style:style style:name="T8587" style:parent-style-name="DefaultParagraphFont" style:family="text">
      <style:text-properties fo:color="#6897BB"/>
    </style:style>
    <style:style style:name="T8588" style:parent-style-name="DefaultParagraphFont" style:family="text">
      <style:text-properties fo:color="#A9B7C6"/>
    </style:style>
    <style:style style:name="T8589" style:parent-style-name="DefaultParagraphFont" style:family="text">
      <style:text-properties fo:color="#6897BB"/>
    </style:style>
    <style:style style:name="T8590" style:parent-style-name="DefaultParagraphFont" style:family="text">
      <style:text-properties fo:color="#A9B7C6"/>
    </style:style>
    <style:style style:name="T8591" style:parent-style-name="DefaultParagraphFont" style:family="text">
      <style:text-properties fo:color="#A9B7C6"/>
    </style:style>
    <style:style style:name="T8592" style:parent-style-name="DefaultParagraphFont" style:family="text">
      <style:text-properties fo:color="#A9B7C6"/>
    </style:style>
    <style:style style:name="T8593" style:parent-style-name="DefaultParagraphFont" style:family="text">
      <style:text-properties fo:color="#9876AA"/>
    </style:style>
    <style:style style:name="T8594" style:parent-style-name="DefaultParagraphFont" style:family="text">
      <style:text-properties fo:color="#A9B7C6"/>
    </style:style>
    <style:style style:name="T8595" style:parent-style-name="DefaultParagraphFont" style:family="text">
      <style:text-properties fo:color="#CC7832"/>
    </style:style>
    <style:style style:name="T8596" style:parent-style-name="DefaultParagraphFont" style:family="text">
      <style:text-properties fo:color="#A9B7C6"/>
    </style:style>
    <style:style style:name="T8597" style:parent-style-name="DefaultParagraphFont" style:family="text">
      <style:text-properties fo:color="#CC7832"/>
    </style:style>
    <style:style style:name="T8598" style:parent-style-name="DefaultParagraphFont" style:family="text">
      <style:text-properties fo:color="#CC7832"/>
    </style:style>
    <style:style style:name="T8599" style:parent-style-name="DefaultParagraphFont" style:family="text">
      <style:text-properties fo:color="#CC7832"/>
    </style:style>
    <style:style style:name="T8600" style:parent-style-name="DefaultParagraphFont" style:family="text">
      <style:text-properties fo:color="#A9B7C6"/>
    </style:style>
    <style:style style:name="T8601" style:parent-style-name="DefaultParagraphFont" style:family="text">
      <style:text-properties fo:color="#A9B7C6"/>
    </style:style>
    <style:style style:name="T8602" style:parent-style-name="DefaultParagraphFont" style:family="text">
      <style:text-properties fo:color="#A9B7C6"/>
    </style:style>
    <style:style style:name="T8603" style:parent-style-name="DefaultParagraphFont" style:family="text">
      <style:text-properties fo:color="#A9B7C6"/>
    </style:style>
    <style:style style:name="T8604" style:parent-style-name="DefaultParagraphFont" style:family="text">
      <style:text-properties fo:color="#A9B7C6"/>
    </style:style>
    <style:style style:name="T8605" style:parent-style-name="DefaultParagraphFont" style:family="text">
      <style:text-properties fo:color="#A9B7C6"/>
    </style:style>
    <style:style style:name="T8606" style:parent-style-name="DefaultParagraphFont" style:family="text">
      <style:text-properties fo:color="#9876AA"/>
    </style:style>
    <style:style style:name="T8607" style:parent-style-name="DefaultParagraphFont" style:family="text">
      <style:text-properties fo:color="#9876AA"/>
    </style:style>
    <style:style style:name="T8608" style:parent-style-name="DefaultParagraphFont" style:family="text">
      <style:text-properties fo:color="#A9B7C6"/>
    </style:style>
    <style:style style:name="T8609" style:parent-style-name="DefaultParagraphFont" style:family="text">
      <style:text-properties fo:font-style="italic" style:font-style-asian="italic" style:font-style-complex="italic" fo:color="#A9B7C6"/>
    </style:style>
    <style:style style:name="T8610" style:parent-style-name="DefaultParagraphFont" style:family="text">
      <style:text-properties fo:color="#A9B7C6"/>
    </style:style>
    <style:style style:name="T8611" style:parent-style-name="DefaultParagraphFont" style:family="text">
      <style:text-properties fo:color="#CC7832"/>
    </style:style>
    <style:style style:name="T8612" style:parent-style-name="DefaultParagraphFont" style:family="text">
      <style:text-properties fo:color="#A9B7C6"/>
    </style:style>
    <style:style style:name="T8613" style:parent-style-name="DefaultParagraphFont" style:family="text">
      <style:text-properties fo:color="#CC7832"/>
    </style:style>
    <style:style style:name="T8614" style:parent-style-name="DefaultParagraphFont" style:family="text">
      <style:text-properties fo:color="#CC7832"/>
    </style:style>
    <style:style style:name="T8615" style:parent-style-name="DefaultParagraphFont" style:family="text">
      <style:text-properties fo:color="#CC7832"/>
    </style:style>
    <style:style style:name="T8616" style:parent-style-name="DefaultParagraphFont" style:family="text">
      <style:text-properties fo:color="#9876AA"/>
    </style:style>
    <style:style style:name="T8617" style:parent-style-name="DefaultParagraphFont" style:family="text">
      <style:text-properties fo:color="#A9B7C6"/>
    </style:style>
    <style:style style:name="T8618" style:parent-style-name="DefaultParagraphFont" style:family="text">
      <style:text-properties fo:color="#CC7832"/>
    </style:style>
    <style:style style:name="T8619" style:parent-style-name="DefaultParagraphFont" style:family="text">
      <style:text-properties fo:color="#CC7832"/>
    </style:style>
    <style:style style:name="T8620" style:parent-style-name="DefaultParagraphFont" style:family="text">
      <style:text-properties fo:color="#CC7832"/>
    </style:style>
    <style:style style:name="T8621" style:parent-style-name="DefaultParagraphFont" style:family="text">
      <style:text-properties fo:color="#9876AA"/>
    </style:style>
    <style:style style:name="T8622" style:parent-style-name="DefaultParagraphFont" style:family="text">
      <style:text-properties fo:color="#A9B7C6"/>
    </style:style>
    <style:style style:name="T8623" style:parent-style-name="DefaultParagraphFont" style:family="text">
      <style:text-properties fo:font-style="italic" style:font-style-asian="italic" style:font-style-complex="italic" fo:color="#9876AA"/>
    </style:style>
    <style:style style:name="T8624" style:parent-style-name="DefaultParagraphFont" style:family="text">
      <style:text-properties fo:color="#A9B7C6"/>
    </style:style>
    <style:style style:name="T8625" style:parent-style-name="DefaultParagraphFont" style:family="text">
      <style:text-properties fo:color="#CC7832"/>
    </style:style>
    <style:style style:name="T8626" style:parent-style-name="DefaultParagraphFont" style:family="text">
      <style:text-properties fo:color="#CC7832"/>
    </style:style>
    <style:style style:name="T8627" style:parent-style-name="DefaultParagraphFont" style:family="text">
      <style:text-properties fo:color="#CC7832"/>
    </style:style>
    <style:style style:name="T8628" style:parent-style-name="DefaultParagraphFont" style:family="text">
      <style:text-properties fo:color="#9876AA"/>
    </style:style>
    <style:style style:name="T8629" style:parent-style-name="DefaultParagraphFont" style:family="text">
      <style:text-properties fo:color="#A9B7C6"/>
    </style:style>
    <style:style style:name="T8630" style:parent-style-name="DefaultParagraphFont" style:family="text">
      <style:text-properties fo:font-style="italic" style:font-style-asian="italic" style:font-style-complex="italic" fo:color="#9876AA"/>
    </style:style>
    <style:style style:name="T8631" style:parent-style-name="DefaultParagraphFont" style:family="text">
      <style:text-properties fo:color="#A9B7C6"/>
    </style:style>
    <style:style style:name="T8632" style:parent-style-name="DefaultParagraphFont" style:family="text">
      <style:text-properties fo:color="#CC7832"/>
    </style:style>
    <style:style style:name="T8633" style:parent-style-name="DefaultParagraphFont" style:family="text">
      <style:text-properties fo:color="#CC7832"/>
    </style:style>
    <style:style style:name="T8634" style:parent-style-name="DefaultParagraphFont" style:family="text">
      <style:text-properties fo:color="#CC7832"/>
    </style:style>
    <style:style style:name="T8635" style:parent-style-name="DefaultParagraphFont" style:family="text">
      <style:text-properties fo:color="#9876AA"/>
    </style:style>
    <style:style style:name="T8636" style:parent-style-name="DefaultParagraphFont" style:family="text">
      <style:text-properties fo:color="#A9B7C6"/>
    </style:style>
    <style:style style:name="T8637" style:parent-style-name="DefaultParagraphFont" style:family="text">
      <style:text-properties fo:color="#A9B7C6"/>
    </style:style>
    <style:style style:name="T8638" style:parent-style-name="DefaultParagraphFont" style:family="text">
      <style:text-properties fo:font-style="italic" style:font-style-asian="italic" style:font-style-complex="italic" fo:color="#9876AA"/>
    </style:style>
    <style:style style:name="T8639" style:parent-style-name="DefaultParagraphFont" style:family="text">
      <style:text-properties fo:color="#A9B7C6"/>
    </style:style>
    <style:style style:name="T8640" style:parent-style-name="DefaultParagraphFont" style:family="text">
      <style:text-properties fo:color="#CC7832"/>
    </style:style>
    <style:style style:name="T8641" style:parent-style-name="DefaultParagraphFont" style:family="text">
      <style:text-properties fo:color="#CC7832"/>
    </style:style>
    <style:style style:name="T8642" style:parent-style-name="DefaultParagraphFont" style:family="text">
      <style:text-properties fo:color="#CC7832"/>
    </style:style>
    <style:style style:name="T8643" style:parent-style-name="DefaultParagraphFont" style:family="text">
      <style:text-properties fo:color="#9876AA"/>
    </style:style>
    <style:style style:name="T8644" style:parent-style-name="DefaultParagraphFont" style:family="text">
      <style:text-properties fo:color="#A9B7C6"/>
    </style:style>
    <style:style style:name="T8645" style:parent-style-name="DefaultParagraphFont" style:family="text">
      <style:text-properties fo:font-style="italic" style:font-style-asian="italic" style:font-style-complex="italic" fo:color="#9876AA"/>
    </style:style>
    <style:style style:name="T8646" style:parent-style-name="DefaultParagraphFont" style:family="text">
      <style:text-properties fo:color="#A9B7C6"/>
    </style:style>
    <style:style style:name="T8647" style:parent-style-name="DefaultParagraphFont" style:family="text">
      <style:text-properties fo:color="#CC7832"/>
    </style:style>
    <style:style style:name="T8648" style:parent-style-name="DefaultParagraphFont" style:family="text">
      <style:text-properties fo:color="#CC7832"/>
    </style:style>
    <style:style style:name="T8649" style:parent-style-name="DefaultParagraphFont" style:family="text">
      <style:text-properties fo:color="#CC7832"/>
    </style:style>
    <style:style style:name="T8650" style:parent-style-name="DefaultParagraphFont" style:family="text">
      <style:text-properties fo:color="#808080"/>
    </style:style>
    <style:style style:name="T8651" style:parent-style-name="DefaultParagraphFont" style:family="text">
      <style:text-properties fo:color="#808080"/>
    </style:style>
    <style:style style:name="T8652" style:parent-style-name="DefaultParagraphFont" style:family="text">
      <style:text-properties fo:color="#808080"/>
    </style:style>
    <style:style style:name="T8653" style:parent-style-name="DefaultParagraphFont" style:family="text">
      <style:text-properties fo:color="#A9B7C6"/>
    </style:style>
    <style:style style:name="T8654" style:parent-style-name="DefaultParagraphFont" style:family="text">
      <style:text-properties fo:color="#CC7832"/>
    </style:style>
    <style:style style:name="T8655" style:parent-style-name="DefaultParagraphFont" style:family="text">
      <style:text-properties fo:color="#CC7832"/>
    </style:style>
    <style:style style:name="T8656" style:parent-style-name="DefaultParagraphFont" style:family="text">
      <style:text-properties fo:color="#CC7832"/>
    </style:style>
    <style:style style:name="T8657" style:parent-style-name="DefaultParagraphFont" style:family="text">
      <style:text-properties fo:color="#A9B7C6"/>
    </style:style>
    <style:style style:name="T8658" style:parent-style-name="DefaultParagraphFont" style:family="text">
      <style:text-properties fo:color="#CC7832"/>
    </style:style>
    <style:style style:name="T8659" style:parent-style-name="DefaultParagraphFont" style:family="text">
      <style:text-properties fo:color="#CC7832"/>
    </style:style>
    <style:style style:name="T8660" style:parent-style-name="DefaultParagraphFont" style:family="text">
      <style:text-properties fo:color="#CC7832"/>
    </style:style>
    <style:style style:name="T8661" style:parent-style-name="DefaultParagraphFont" style:family="text">
      <style:text-properties fo:color="#A9B7C6"/>
    </style:style>
    <style:style style:name="T8662" style:parent-style-name="DefaultParagraphFont" style:family="text">
      <style:text-properties fo:color="#A9B7C6"/>
    </style:style>
    <style:style style:name="T8663" style:parent-style-name="DefaultParagraphFont" style:family="text">
      <style:text-properties fo:color="#A9B7C6"/>
    </style:style>
    <style:style style:name="T8664" style:parent-style-name="DefaultParagraphFont" style:family="text">
      <style:text-properties fo:color="#A9B7C6"/>
    </style:style>
    <style:style style:name="T8665" style:parent-style-name="DefaultParagraphFont" style:family="text">
      <style:text-properties fo:color="#CC7832"/>
    </style:style>
    <style:style style:name="T8666" style:parent-style-name="DefaultParagraphFont" style:family="text">
      <style:text-properties fo:color="#CC7832"/>
    </style:style>
    <style:style style:name="T8667" style:parent-style-name="DefaultParagraphFont" style:family="text">
      <style:text-properties fo:color="#FFC66D"/>
    </style:style>
    <style:style style:name="T8668" style:parent-style-name="DefaultParagraphFont" style:family="text">
      <style:text-properties fo:color="#A9B7C6"/>
    </style:style>
    <style:style style:name="T8669" style:parent-style-name="DefaultParagraphFont" style:family="text">
      <style:text-properties fo:color="#A9B7C6"/>
    </style:style>
    <style:style style:name="T8670" style:parent-style-name="DefaultParagraphFont" style:family="text">
      <style:text-properties fo:color="#A9B7C6"/>
    </style:style>
    <style:style style:name="T8671" style:parent-style-name="DefaultParagraphFont" style:family="text">
      <style:text-properties fo:color="#9876AA"/>
    </style:style>
    <style:style style:name="T8672" style:parent-style-name="DefaultParagraphFont" style:family="text">
      <style:text-properties fo:color="#A9B7C6"/>
    </style:style>
    <style:style style:name="T8673" style:parent-style-name="DefaultParagraphFont" style:family="text">
      <style:text-properties fo:color="#CC7832"/>
    </style:style>
    <style:style style:name="T8674" style:parent-style-name="DefaultParagraphFont" style:family="text">
      <style:text-properties fo:color="#A9B7C6"/>
    </style:style>
    <style:style style:name="T8675" style:parent-style-name="DefaultParagraphFont" style:family="text">
      <style:text-properties fo:color="#A9B7C6"/>
    </style:style>
    <style:style style:name="T8676" style:parent-style-name="DefaultParagraphFont" style:family="text">
      <style:text-properties fo:color="#A9B7C6"/>
    </style:style>
    <style:style style:name="T8677" style:parent-style-name="DefaultParagraphFont" style:family="text">
      <style:text-properties fo:color="#BBB529"/>
    </style:style>
    <style:style style:name="T8678" style:parent-style-name="DefaultParagraphFont" style:family="text">
      <style:text-properties fo:color="#BBB529"/>
    </style:style>
    <style:style style:name="T8679" style:parent-style-name="DefaultParagraphFont" style:family="text">
      <style:text-properties fo:color="#BBB529"/>
    </style:style>
    <style:style style:name="T8680" style:parent-style-name="DefaultParagraphFont" style:family="text">
      <style:text-properties fo:color="#CC7832"/>
    </style:style>
    <style:style style:name="T8681" style:parent-style-name="DefaultParagraphFont" style:family="text">
      <style:text-properties fo:color="#FFC66D"/>
    </style:style>
    <style:style style:name="T8682" style:parent-style-name="DefaultParagraphFont" style:family="text">
      <style:text-properties fo:color="#A9B7C6"/>
    </style:style>
    <style:style style:name="T8683" style:parent-style-name="DefaultParagraphFont" style:family="text">
      <style:text-properties fo:color="#A9B7C6"/>
    </style:style>
    <style:style style:name="T8684" style:parent-style-name="DefaultParagraphFont" style:family="text">
      <style:text-properties fo:color="#A9B7C6"/>
    </style:style>
    <style:style style:name="T8685" style:parent-style-name="DefaultParagraphFont" style:family="text">
      <style:text-properties fo:color="#9876AA"/>
    </style:style>
    <style:style style:name="T8686" style:parent-style-name="DefaultParagraphFont" style:family="text">
      <style:text-properties fo:color="#A9B7C6"/>
    </style:style>
    <style:style style:name="T8687" style:parent-style-name="DefaultParagraphFont" style:family="text">
      <style:text-properties fo:font-style="italic" style:font-style-asian="italic" style:font-style-complex="italic" fo:color="#9876AA"/>
    </style:style>
    <style:style style:name="T8688" style:parent-style-name="DefaultParagraphFont" style:family="text">
      <style:text-properties fo:color="#A9B7C6"/>
    </style:style>
    <style:style style:name="T8689" style:parent-style-name="DefaultParagraphFont" style:family="text">
      <style:text-properties fo:color="#CC7832"/>
    </style:style>
    <style:style style:name="T8690" style:parent-style-name="DefaultParagraphFont" style:family="text">
      <style:text-properties fo:color="#CC7832"/>
    </style:style>
    <style:style style:name="T8691" style:parent-style-name="DefaultParagraphFont" style:family="text">
      <style:text-properties fo:color="#CC7832"/>
    </style:style>
    <style:style style:name="T8692" style:parent-style-name="DefaultParagraphFont" style:family="text">
      <style:text-properties fo:color="#9876AA"/>
    </style:style>
    <style:style style:name="T8693" style:parent-style-name="DefaultParagraphFont" style:family="text">
      <style:text-properties fo:color="#9876AA"/>
    </style:style>
    <style:style style:name="T8694" style:parent-style-name="DefaultParagraphFont" style:family="text">
      <style:text-properties fo:color="#A9B7C6"/>
    </style:style>
    <style:style style:name="T8695" style:parent-style-name="DefaultParagraphFont" style:family="text">
      <style:text-properties fo:font-style="italic" style:font-style-asian="italic" style:font-style-complex="italic" fo:color="#9876AA"/>
    </style:style>
    <style:style style:name="T8696" style:parent-style-name="DefaultParagraphFont" style:family="text">
      <style:text-properties fo:color="#A9B7C6"/>
    </style:style>
    <style:style style:name="T8697" style:parent-style-name="DefaultParagraphFont" style:family="text">
      <style:text-properties fo:color="#CC7832"/>
    </style:style>
    <style:style style:name="T8698" style:parent-style-name="DefaultParagraphFont" style:family="text">
      <style:text-properties fo:color="#CC7832"/>
    </style:style>
    <style:style style:name="T8699" style:parent-style-name="DefaultParagraphFont" style:family="text">
      <style:text-properties fo:color="#CC7832"/>
    </style:style>
    <style:style style:name="T8700" style:parent-style-name="DefaultParagraphFont" style:family="text">
      <style:text-properties fo:color="#808080"/>
    </style:style>
    <style:style style:name="T8701" style:parent-style-name="DefaultParagraphFont" style:family="text">
      <style:text-properties fo:color="#808080"/>
    </style:style>
    <style:style style:name="T8702" style:parent-style-name="DefaultParagraphFont" style:family="text">
      <style:text-properties fo:color="#808080"/>
    </style:style>
    <style:style style:name="T8703" style:parent-style-name="DefaultParagraphFont" style:family="text">
      <style:text-properties fo:color="#A9B7C6"/>
    </style:style>
    <style:style style:name="T8704" style:parent-style-name="DefaultParagraphFont" style:family="text">
      <style:text-properties fo:color="#CC7832"/>
    </style:style>
    <style:style style:name="T8705" style:parent-style-name="DefaultParagraphFont" style:family="text">
      <style:text-properties fo:color="#CC7832"/>
    </style:style>
    <style:style style:name="T8706" style:parent-style-name="DefaultParagraphFont" style:family="text">
      <style:text-properties fo:color="#CC7832"/>
    </style:style>
    <style:style style:name="T8707" style:parent-style-name="DefaultParagraphFont" style:family="text">
      <style:text-properties fo:color="#A9B7C6"/>
    </style:style>
    <style:style style:name="T8708" style:parent-style-name="DefaultParagraphFont" style:family="text">
      <style:text-properties fo:color="#A9B7C6"/>
    </style:style>
    <style:style style:name="T8709" style:parent-style-name="DefaultParagraphFont" style:family="text">
      <style:text-properties fo:color="#A9B7C6"/>
    </style:style>
    <style:style style:name="T8710" style:parent-style-name="DefaultParagraphFont" style:family="text">
      <style:text-properties fo:color="#CC7832"/>
    </style:style>
    <style:style style:name="T8711" style:parent-style-name="DefaultParagraphFont" style:family="text">
      <style:text-properties fo:color="#CC7832"/>
    </style:style>
    <style:style style:name="T8712" style:parent-style-name="DefaultParagraphFont" style:family="text">
      <style:text-properties fo:color="#CC7832"/>
    </style:style>
    <style:style style:name="T8713" style:parent-style-name="DefaultParagraphFont" style:family="text">
      <style:text-properties fo:color="#CC7832"/>
    </style:style>
    <style:style style:name="T8714" style:parent-style-name="DefaultParagraphFont" style:family="text">
      <style:text-properties fo:color="#9876AA"/>
    </style:style>
    <style:style style:name="T8715" style:parent-style-name="DefaultParagraphFont" style:family="text">
      <style:text-properties fo:color="#A9B7C6"/>
    </style:style>
    <style:style style:name="T8716" style:parent-style-name="DefaultParagraphFont" style:family="text">
      <style:text-properties fo:color="#CC7832"/>
    </style:style>
    <style:style style:name="T8717" style:parent-style-name="DefaultParagraphFont" style:family="text">
      <style:text-properties fo:color="#A9B7C6"/>
    </style:style>
    <style:style style:name="T8718" style:parent-style-name="DefaultParagraphFont" style:family="text">
      <style:text-properties fo:color="#A9B7C6"/>
    </style:style>
    <style:style style:name="T8719" style:parent-style-name="DefaultParagraphFont" style:family="text">
      <style:text-properties fo:color="#A9B7C6"/>
    </style:style>
    <style:style style:name="T8720" style:parent-style-name="DefaultParagraphFont" style:family="text">
      <style:text-properties fo:color="#A9B7C6"/>
    </style:style>
    <style:style style:name="T8721" style:parent-style-name="DefaultParagraphFont" style:family="text">
      <style:text-properties fo:color="#BBB529"/>
    </style:style>
    <style:style style:name="T8722" style:parent-style-name="DefaultParagraphFont" style:family="text">
      <style:text-properties fo:color="#BBB529"/>
    </style:style>
    <style:style style:name="T8723" style:parent-style-name="DefaultParagraphFont" style:family="text">
      <style:text-properties fo:color="#BBB529"/>
    </style:style>
    <style:style style:name="T8724" style:parent-style-name="DefaultParagraphFont" style:family="text">
      <style:text-properties fo:color="#CC7832"/>
    </style:style>
    <style:style style:name="T8725" style:parent-style-name="DefaultParagraphFont" style:family="text">
      <style:text-properties fo:color="#FFC66D"/>
    </style:style>
    <style:style style:name="T8726" style:parent-style-name="DefaultParagraphFont" style:family="text">
      <style:text-properties fo:color="#A9B7C6"/>
    </style:style>
    <style:style style:name="T8727" style:parent-style-name="DefaultParagraphFont" style:family="text">
      <style:text-properties fo:color="#CC7832"/>
    </style:style>
    <style:style style:name="T8728" style:parent-style-name="DefaultParagraphFont" style:family="text">
      <style:text-properties fo:color="#A9B7C6"/>
    </style:style>
    <style:style style:name="T8729" style:parent-style-name="DefaultParagraphFont" style:family="text">
      <style:text-properties fo:color="#A9B7C6"/>
    </style:style>
    <style:style style:name="T8730" style:parent-style-name="DefaultParagraphFont" style:family="text">
      <style:text-properties fo:color="#A9B7C6"/>
    </style:style>
    <style:style style:name="T8731" style:parent-style-name="DefaultParagraphFont" style:family="text">
      <style:text-properties fo:color="#CC7832"/>
    </style:style>
    <style:style style:name="T8732" style:parent-style-name="DefaultParagraphFont" style:family="text">
      <style:text-properties fo:color="#A9B7C6"/>
    </style:style>
    <style:style style:name="T8733" style:parent-style-name="DefaultParagraphFont" style:family="text">
      <style:text-properties fo:color="#A9B7C6"/>
    </style:style>
    <style:style style:name="T8734" style:parent-style-name="DefaultParagraphFont" style:family="text">
      <style:text-properties fo:color="#A9B7C6"/>
    </style:style>
    <style:style style:name="T8735" style:parent-style-name="DefaultParagraphFont" style:family="text">
      <style:text-properties fo:color="#9876AA"/>
    </style:style>
    <style:style style:name="T8736" style:parent-style-name="DefaultParagraphFont" style:family="text">
      <style:text-properties fo:color="#A9B7C6"/>
    </style:style>
    <style:style style:name="T8737" style:parent-style-name="DefaultParagraphFont" style:family="text">
      <style:text-properties fo:font-style="italic" style:font-style-asian="italic" style:font-style-complex="italic" fo:color="#9876AA"/>
    </style:style>
    <style:style style:name="T8738" style:parent-style-name="DefaultParagraphFont" style:family="text">
      <style:text-properties fo:color="#A9B7C6"/>
    </style:style>
    <style:style style:name="T8739" style:parent-style-name="DefaultParagraphFont" style:family="text">
      <style:text-properties fo:color="#CC7832"/>
    </style:style>
    <style:style style:name="T8740" style:parent-style-name="DefaultParagraphFont" style:family="text">
      <style:text-properties fo:color="#CC7832"/>
    </style:style>
    <style:style style:name="T8741" style:parent-style-name="DefaultParagraphFont" style:family="text">
      <style:text-properties fo:color="#CC7832"/>
    </style:style>
    <style:style style:name="T8742" style:parent-style-name="DefaultParagraphFont" style:family="text">
      <style:text-properties fo:color="#CC7832"/>
    </style:style>
    <style:style style:name="T8743" style:parent-style-name="DefaultParagraphFont" style:family="text">
      <style:text-properties fo:color="#CC7832"/>
    </style:style>
    <style:style style:name="T8744" style:parent-style-name="DefaultParagraphFont" style:family="text">
      <style:text-properties fo:color="#9876AA"/>
    </style:style>
    <style:style style:name="T8745" style:parent-style-name="DefaultParagraphFont" style:family="text">
      <style:text-properties fo:color="#A9B7C6"/>
    </style:style>
    <style:style style:name="T8746" style:parent-style-name="DefaultParagraphFont" style:family="text">
      <style:text-properties fo:color="#A9B7C6"/>
    </style:style>
    <style:style style:name="T8747" style:parent-style-name="DefaultParagraphFont" style:family="text">
      <style:text-properties fo:font-style="italic" style:font-style-asian="italic" style:font-style-complex="italic" fo:color="#9876AA"/>
    </style:style>
    <style:style style:name="T8748" style:parent-style-name="DefaultParagraphFont" style:family="text">
      <style:text-properties fo:color="#A9B7C6"/>
    </style:style>
    <style:style style:name="T8749" style:parent-style-name="DefaultParagraphFont" style:family="text">
      <style:text-properties fo:color="#CC7832"/>
    </style:style>
    <style:style style:name="T8750" style:parent-style-name="DefaultParagraphFont" style:family="text">
      <style:text-properties fo:color="#CC7832"/>
    </style:style>
    <style:style style:name="T8751" style:parent-style-name="DefaultParagraphFont" style:family="text">
      <style:text-properties fo:color="#CC7832"/>
    </style:style>
    <style:style style:name="T8752" style:parent-style-name="DefaultParagraphFont" style:family="text">
      <style:text-properties fo:color="#A9B7C6"/>
    </style:style>
    <style:style style:name="T8753" style:parent-style-name="DefaultParagraphFont" style:family="text">
      <style:text-properties fo:color="#A9B7C6"/>
    </style:style>
    <style:style style:name="T8754" style:parent-style-name="DefaultParagraphFont" style:family="text">
      <style:text-properties fo:color="#A9B7C6"/>
    </style:style>
    <style:style style:name="T8755" style:parent-style-name="DefaultParagraphFont" style:family="text">
      <style:text-properties fo:color="#CC7832"/>
    </style:style>
    <style:style style:name="T8756" style:parent-style-name="DefaultParagraphFont" style:family="text">
      <style:text-properties fo:color="#CC7832"/>
    </style:style>
    <style:style style:name="T8757" style:parent-style-name="DefaultParagraphFont" style:family="text">
      <style:text-properties fo:color="#CC7832"/>
    </style:style>
    <style:style style:name="T8758" style:parent-style-name="DefaultParagraphFont" style:family="text">
      <style:text-properties fo:color="#CC7832"/>
    </style:style>
    <style:style style:name="T8759" style:parent-style-name="DefaultParagraphFont" style:family="text">
      <style:text-properties fo:color="#9876AA"/>
    </style:style>
    <style:style style:name="T8760" style:parent-style-name="DefaultParagraphFont" style:family="text">
      <style:text-properties fo:color="#A9B7C6"/>
    </style:style>
    <style:style style:name="T8761" style:parent-style-name="DefaultParagraphFont" style:family="text">
      <style:text-properties fo:color="#CC7832"/>
    </style:style>
    <style:style style:name="T8762" style:parent-style-name="DefaultParagraphFont" style:family="text">
      <style:text-properties fo:color="#A9B7C6"/>
    </style:style>
    <style:style style:name="T8763" style:parent-style-name="DefaultParagraphFont" style:family="text">
      <style:text-properties fo:color="#A9B7C6"/>
    </style:style>
    <style:style style:name="T8764" style:parent-style-name="DefaultParagraphFont" style:family="text">
      <style:text-properties fo:color="#A9B7C6"/>
    </style:style>
    <style:style style:name="T8765" style:parent-style-name="DefaultParagraphFont" style:family="text">
      <style:text-properties fo:color="#BBB529"/>
    </style:style>
    <style:style style:name="T8766" style:parent-style-name="DefaultParagraphFont" style:family="text">
      <style:text-properties fo:color="#BBB529"/>
    </style:style>
    <style:style style:name="T8767" style:parent-style-name="DefaultParagraphFont" style:family="text">
      <style:text-properties fo:color="#BBB529"/>
    </style:style>
    <style:style style:name="T8768" style:parent-style-name="DefaultParagraphFont" style:family="text">
      <style:text-properties fo:color="#CC7832"/>
    </style:style>
    <style:style style:name="T8769" style:parent-style-name="DefaultParagraphFont" style:family="text">
      <style:text-properties fo:color="#FFC66D"/>
    </style:style>
    <style:style style:name="T8770" style:parent-style-name="DefaultParagraphFont" style:family="text">
      <style:text-properties fo:color="#A9B7C6"/>
    </style:style>
    <style:style style:name="T8771" style:parent-style-name="DefaultParagraphFont" style:family="text">
      <style:text-properties fo:color="#A9B7C6"/>
    </style:style>
    <style:style style:name="T8772" style:parent-style-name="DefaultParagraphFont" style:family="text">
      <style:text-properties fo:color="#A9B7C6"/>
    </style:style>
    <style:style style:name="T8773" style:parent-style-name="DefaultParagraphFont" style:family="text">
      <style:text-properties fo:color="#9876AA"/>
    </style:style>
    <style:style style:name="T8774" style:parent-style-name="DefaultParagraphFont" style:family="text">
      <style:text-properties fo:color="#A9B7C6"/>
    </style:style>
    <style:style style:name="T8775" style:parent-style-name="DefaultParagraphFont" style:family="text">
      <style:text-properties fo:font-style="italic" style:font-style-asian="italic" style:font-style-complex="italic" fo:color="#9876AA"/>
    </style:style>
    <style:style style:name="T8776" style:parent-style-name="DefaultParagraphFont" style:family="text">
      <style:text-properties fo:font-style="italic" style:font-style-asian="italic" style:font-style-complex="italic" fo:color="#9876AA"/>
    </style:style>
    <style:style style:name="T8777" style:parent-style-name="DefaultParagraphFont" style:family="text">
      <style:text-properties fo:color="#A9B7C6"/>
    </style:style>
    <style:style style:name="T8778" style:parent-style-name="DefaultParagraphFont" style:family="text">
      <style:text-properties fo:color="#CC7832"/>
    </style:style>
    <style:style style:name="T8779" style:parent-style-name="DefaultParagraphFont" style:family="text">
      <style:text-properties fo:color="#CC7832"/>
    </style:style>
    <style:style style:name="T8780" style:parent-style-name="DefaultParagraphFont" style:family="text">
      <style:text-properties fo:color="#CC7832"/>
    </style:style>
    <style:style style:name="T8781" style:parent-style-name="DefaultParagraphFont" style:family="text">
      <style:text-properties fo:color="#9876AA"/>
    </style:style>
    <style:style style:name="T8782" style:parent-style-name="DefaultParagraphFont" style:family="text">
      <style:text-properties fo:color="#A9B7C6"/>
    </style:style>
    <style:style style:name="T8783" style:parent-style-name="DefaultParagraphFont" style:family="text">
      <style:text-properties fo:font-style="italic" style:font-style-asian="italic" style:font-style-complex="italic" fo:color="#9876AA"/>
    </style:style>
    <style:style style:name="T8784" style:parent-style-name="DefaultParagraphFont" style:family="text">
      <style:text-properties fo:color="#A9B7C6"/>
    </style:style>
    <style:style style:name="T8785" style:parent-style-name="DefaultParagraphFont" style:family="text">
      <style:text-properties fo:color="#CC7832"/>
    </style:style>
    <style:style style:name="T8786" style:parent-style-name="DefaultParagraphFont" style:family="text">
      <style:text-properties fo:color="#CC7832"/>
    </style:style>
    <style:style style:name="T8787" style:parent-style-name="DefaultParagraphFont" style:family="text">
      <style:text-properties fo:color="#CC7832"/>
    </style:style>
    <style:style style:name="T8788" style:parent-style-name="DefaultParagraphFont" style:family="text">
      <style:text-properties fo:color="#A9B7C6"/>
    </style:style>
    <style:style style:name="T8789" style:parent-style-name="DefaultParagraphFont" style:family="text">
      <style:text-properties fo:color="#CC7832"/>
    </style:style>
    <style:style style:name="T8790" style:parent-style-name="DefaultParagraphFont" style:family="text">
      <style:text-properties fo:color="#A9B7C6"/>
    </style:style>
    <style:style style:name="T8791" style:parent-style-name="DefaultParagraphFont" style:family="text">
      <style:text-properties fo:color="#CC7832"/>
    </style:style>
    <style:style style:name="T8792" style:parent-style-name="DefaultParagraphFont" style:family="text">
      <style:text-properties fo:color="#A9B7C6"/>
    </style:style>
    <style:style style:name="T8793" style:parent-style-name="DefaultParagraphFont" style:family="text">
      <style:text-properties fo:color="#CC7832"/>
    </style:style>
    <style:style style:name="T8794" style:parent-style-name="DefaultParagraphFont" style:family="text">
      <style:text-properties fo:color="#A9B7C6"/>
    </style:style>
    <style:style style:name="T8795" style:parent-style-name="DefaultParagraphFont" style:family="text">
      <style:text-properties fo:color="#CC7832"/>
    </style:style>
    <style:style style:name="T8796" style:parent-style-name="DefaultParagraphFont" style:family="text">
      <style:text-properties fo:color="#CC7832"/>
    </style:style>
    <style:style style:name="T8797" style:parent-style-name="DefaultParagraphFont" style:family="text">
      <style:text-properties fo:color="#CC7832"/>
    </style:style>
    <style:style style:name="T8798" style:parent-style-name="DefaultParagraphFont" style:family="text">
      <style:text-properties fo:color="#A9B7C6"/>
    </style:style>
    <style:style style:name="T8799" style:parent-style-name="DefaultParagraphFont" style:family="text">
      <style:text-properties fo:color="#CC7832"/>
    </style:style>
    <style:style style:name="T8800" style:parent-style-name="DefaultParagraphFont" style:family="text">
      <style:text-properties fo:color="#CC7832"/>
    </style:style>
    <style:style style:name="T8801" style:parent-style-name="DefaultParagraphFont" style:family="text">
      <style:text-properties fo:color="#CC7832"/>
    </style:style>
    <style:style style:name="T8802" style:parent-style-name="DefaultParagraphFont" style:family="text">
      <style:text-properties fo:color="#A9B7C6"/>
    </style:style>
    <style:style style:name="T8803" style:parent-style-name="DefaultParagraphFont" style:family="text">
      <style:text-properties fo:color="#CC7832"/>
    </style:style>
    <style:style style:name="T8804" style:parent-style-name="DefaultParagraphFont" style:family="text">
      <style:text-properties fo:color="#CC7832"/>
    </style:style>
    <style:style style:name="T8805" style:parent-style-name="DefaultParagraphFont" style:family="text">
      <style:text-properties fo:color="#CC7832"/>
    </style:style>
    <style:style style:name="T8806" style:parent-style-name="DefaultParagraphFont" style:family="text">
      <style:text-properties fo:color="#A9B7C6"/>
    </style:style>
    <style:style style:name="T8807" style:parent-style-name="DefaultParagraphFont" style:family="text">
      <style:text-properties fo:color="#A9B7C6"/>
    </style:style>
    <style:style style:name="T8808" style:parent-style-name="DefaultParagraphFont" style:family="text">
      <style:text-properties fo:color="#A9B7C6"/>
    </style:style>
    <style:style style:name="T8809" style:parent-style-name="DefaultParagraphFont" style:family="text">
      <style:text-properties fo:color="#CC7832"/>
    </style:style>
    <style:style style:name="T8810" style:parent-style-name="DefaultParagraphFont" style:family="text">
      <style:text-properties fo:color="#CC7832"/>
    </style:style>
    <style:style style:name="T8811" style:parent-style-name="DefaultParagraphFont" style:family="text">
      <style:text-properties fo:color="#CC7832"/>
    </style:style>
    <style:style style:name="T8812" style:parent-style-name="DefaultParagraphFont" style:family="text">
      <style:text-properties fo:color="#CC7832"/>
    </style:style>
    <style:style style:name="T8813" style:parent-style-name="DefaultParagraphFont" style:family="text">
      <style:text-properties fo:color="#9876AA"/>
    </style:style>
    <style:style style:name="T8814" style:parent-style-name="DefaultParagraphFont" style:family="text">
      <style:text-properties fo:color="#A9B7C6"/>
    </style:style>
    <style:style style:name="T8815" style:parent-style-name="DefaultParagraphFont" style:family="text">
      <style:text-properties fo:color="#CC7832"/>
    </style:style>
    <style:style style:name="T8816" style:parent-style-name="DefaultParagraphFont" style:family="text">
      <style:text-properties fo:color="#A9B7C6"/>
    </style:style>
    <style:style style:name="T8817" style:parent-style-name="DefaultParagraphFont" style:family="text">
      <style:text-properties fo:color="#A9B7C6"/>
    </style:style>
    <style:style style:name="T8818" style:parent-style-name="DefaultParagraphFont" style:family="text">
      <style:text-properties fo:color="#A9B7C6"/>
    </style:style>
    <style:style style:name="T8819" style:parent-style-name="DefaultParagraphFont" style:family="text">
      <style:text-properties fo:color="#BBB529"/>
    </style:style>
    <style:style style:name="T8820" style:parent-style-name="DefaultParagraphFont" style:family="text">
      <style:text-properties fo:color="#BBB529"/>
    </style:style>
    <style:style style:name="T8821" style:parent-style-name="DefaultParagraphFont" style:family="text">
      <style:text-properties fo:color="#BBB529"/>
    </style:style>
    <style:style style:name="T8822" style:parent-style-name="DefaultParagraphFont" style:family="text">
      <style:text-properties fo:color="#CC7832"/>
    </style:style>
    <style:style style:name="T8823" style:parent-style-name="DefaultParagraphFont" style:family="text">
      <style:text-properties fo:color="#FFC66D"/>
    </style:style>
    <style:style style:name="T8824" style:parent-style-name="DefaultParagraphFont" style:family="text">
      <style:text-properties fo:color="#A9B7C6"/>
    </style:style>
    <style:style style:name="T8825" style:parent-style-name="DefaultParagraphFont" style:family="text">
      <style:text-properties fo:color="#CC7832"/>
    </style:style>
    <style:style style:name="T8826" style:parent-style-name="DefaultParagraphFont" style:family="text">
      <style:text-properties fo:color="#A9B7C6"/>
    </style:style>
    <style:style style:name="T8827" style:parent-style-name="DefaultParagraphFont" style:family="text">
      <style:text-properties fo:color="#A9B7C6"/>
    </style:style>
    <style:style style:name="T8828" style:parent-style-name="DefaultParagraphFont" style:family="text">
      <style:text-properties fo:color="#A9B7C6"/>
    </style:style>
    <style:style style:name="T8829" style:parent-style-name="DefaultParagraphFont" style:family="text">
      <style:text-properties fo:color="#CC7832"/>
    </style:style>
    <style:style style:name="T8830" style:parent-style-name="DefaultParagraphFont" style:family="text">
      <style:text-properties fo:color="#A9B7C6"/>
    </style:style>
    <style:style style:name="T8831" style:parent-style-name="DefaultParagraphFont" style:family="text">
      <style:text-properties fo:color="#A9B7C6"/>
    </style:style>
    <style:style style:name="T8832" style:parent-style-name="DefaultParagraphFont" style:family="text">
      <style:text-properties fo:color="#A9B7C6"/>
    </style:style>
    <style:style style:name="T8833" style:parent-style-name="DefaultParagraphFont" style:family="text">
      <style:text-properties fo:color="#9876AA"/>
    </style:style>
    <style:style style:name="T8834" style:parent-style-name="DefaultParagraphFont" style:family="text">
      <style:text-properties fo:color="#A9B7C6"/>
    </style:style>
    <style:style style:name="T8835" style:parent-style-name="DefaultParagraphFont" style:family="text">
      <style:text-properties fo:font-style="italic" style:font-style-asian="italic" style:font-style-complex="italic" fo:color="#9876AA"/>
    </style:style>
    <style:style style:name="T8836" style:parent-style-name="DefaultParagraphFont" style:family="text">
      <style:text-properties fo:font-style="italic" style:font-style-asian="italic" style:font-style-complex="italic" fo:color="#9876AA"/>
    </style:style>
    <style:style style:name="T8837" style:parent-style-name="DefaultParagraphFont" style:family="text">
      <style:text-properties fo:color="#A9B7C6"/>
    </style:style>
    <style:style style:name="T8838" style:parent-style-name="DefaultParagraphFont" style:family="text">
      <style:text-properties fo:color="#CC7832"/>
    </style:style>
    <style:style style:name="T8839" style:parent-style-name="DefaultParagraphFont" style:family="text">
      <style:text-properties fo:color="#CC7832"/>
    </style:style>
    <style:style style:name="T8840" style:parent-style-name="DefaultParagraphFont" style:family="text">
      <style:text-properties fo:color="#CC7832"/>
    </style:style>
    <style:style style:name="T8841" style:parent-style-name="DefaultParagraphFont" style:family="text">
      <style:text-properties fo:color="#CC7832"/>
    </style:style>
    <style:style style:name="T8842" style:parent-style-name="DefaultParagraphFont" style:family="text">
      <style:text-properties fo:color="#CC7832"/>
    </style:style>
    <style:style style:name="T8843" style:parent-style-name="DefaultParagraphFont" style:family="text">
      <style:text-properties fo:color="#9876AA"/>
    </style:style>
    <style:style style:name="T8844" style:parent-style-name="DefaultParagraphFont" style:family="text">
      <style:text-properties fo:color="#A9B7C6"/>
    </style:style>
    <style:style style:name="T8845" style:parent-style-name="DefaultParagraphFont" style:family="text">
      <style:text-properties fo:font-style="italic" style:font-style-asian="italic" style:font-style-complex="italic" fo:color="#9876AA"/>
    </style:style>
    <style:style style:name="T8846" style:parent-style-name="DefaultParagraphFont" style:family="text">
      <style:text-properties fo:color="#A9B7C6"/>
    </style:style>
    <style:style style:name="T8847" style:parent-style-name="DefaultParagraphFont" style:family="text">
      <style:text-properties fo:color="#CC7832"/>
    </style:style>
    <style:style style:name="T8848" style:parent-style-name="DefaultParagraphFont" style:family="text">
      <style:text-properties fo:color="#CC7832"/>
    </style:style>
    <style:style style:name="T8849" style:parent-style-name="DefaultParagraphFont" style:family="text">
      <style:text-properties fo:color="#CC7832"/>
    </style:style>
    <style:style style:name="T8850" style:parent-style-name="DefaultParagraphFont" style:family="text">
      <style:text-properties fo:color="#A9B7C6"/>
    </style:style>
    <style:style style:name="T8851" style:parent-style-name="DefaultParagraphFont" style:family="text">
      <style:text-properties fo:color="#A9B7C6"/>
    </style:style>
    <style:style style:name="T8852" style:parent-style-name="DefaultParagraphFont" style:family="text">
      <style:text-properties fo:color="#A9B7C6"/>
    </style:style>
    <style:style style:name="T8853" style:parent-style-name="DefaultParagraphFont" style:family="text">
      <style:text-properties fo:color="#CC7832"/>
    </style:style>
    <style:style style:name="T8854" style:parent-style-name="DefaultParagraphFont" style:family="text">
      <style:text-properties fo:color="#CC7832"/>
    </style:style>
    <style:style style:name="T8855" style:parent-style-name="DefaultParagraphFont" style:family="text">
      <style:text-properties fo:color="#CC7832"/>
    </style:style>
    <style:style style:name="T8856" style:parent-style-name="DefaultParagraphFont" style:family="text">
      <style:text-properties fo:color="#A9B7C6"/>
    </style:style>
    <style:style style:name="T8857" style:parent-style-name="DefaultParagraphFont" style:family="text">
      <style:text-properties fo:color="#A9B7C6"/>
    </style:style>
    <style:style style:name="T8858" style:parent-style-name="DefaultParagraphFont" style:family="text">
      <style:text-properties fo:color="#A9B7C6"/>
    </style:style>
    <style:style style:name="T8859" style:parent-style-name="DefaultParagraphFont" style:family="text">
      <style:text-properties fo:color="#A9B7C6"/>
    </style:style>
    <style:style style:name="T8860" style:parent-style-name="DefaultParagraphFont" style:family="text">
      <style:text-properties fo:color="#808080"/>
    </style:style>
    <style:style style:name="T8861" style:parent-style-name="DefaultParagraphFont" style:family="text">
      <style:text-properties fo:color="#808080"/>
    </style:style>
    <style:style style:name="T8862" style:parent-style-name="DefaultParagraphFont" style:family="text">
      <style:text-properties fo:color="#808080"/>
    </style:style>
    <style:style style:name="T8863" style:parent-style-name="DefaultParagraphFont" style:family="text">
      <style:text-properties fo:color="#CC7832"/>
    </style:style>
    <style:style style:name="T8864" style:parent-style-name="DefaultParagraphFont" style:family="text">
      <style:text-properties fo:color="#FFC66D"/>
    </style:style>
    <style:style style:name="T8865" style:parent-style-name="DefaultParagraphFont" style:family="text">
      <style:text-properties fo:color="#A9B7C6"/>
    </style:style>
    <style:style style:name="T8866" style:parent-style-name="DefaultParagraphFont" style:family="text">
      <style:text-properties fo:color="#CC7832"/>
    </style:style>
    <style:style style:name="T8867" style:parent-style-name="DefaultParagraphFont" style:family="text">
      <style:text-properties fo:color="#A9B7C6"/>
    </style:style>
    <style:style style:name="T8868" style:parent-style-name="DefaultParagraphFont" style:family="text">
      <style:text-properties fo:color="#CC7832"/>
    </style:style>
    <style:style style:name="T8869" style:parent-style-name="DefaultParagraphFont" style:family="text">
      <style:text-properties fo:color="#A9B7C6"/>
    </style:style>
    <style:style style:name="T8870" style:parent-style-name="DefaultParagraphFont" style:family="text">
      <style:text-properties fo:color="#A9B7C6"/>
    </style:style>
    <style:style style:name="T8871" style:parent-style-name="DefaultParagraphFont" style:family="text">
      <style:text-properties fo:color="#A9B7C6"/>
    </style:style>
    <style:style style:name="T8872" style:parent-style-name="DefaultParagraphFont" style:family="text">
      <style:text-properties fo:color="#CC7832"/>
    </style:style>
    <style:style style:name="T8873" style:parent-style-name="DefaultParagraphFont" style:family="text">
      <style:text-properties fo:color="#A9B7C6"/>
    </style:style>
    <style:style style:name="T8874" style:parent-style-name="DefaultParagraphFont" style:family="text">
      <style:text-properties fo:color="#6897BB"/>
    </style:style>
    <style:style style:name="T8875" style:parent-style-name="DefaultParagraphFont" style:family="text">
      <style:text-properties fo:color="#CC7832"/>
    </style:style>
    <style:style style:name="T8876" style:parent-style-name="DefaultParagraphFont" style:family="text">
      <style:text-properties fo:color="#CC7832"/>
    </style:style>
    <style:style style:name="T8877" style:parent-style-name="DefaultParagraphFont" style:family="text">
      <style:text-properties fo:color="#CC7832"/>
    </style:style>
    <style:style style:name="T8878" style:parent-style-name="DefaultParagraphFont" style:family="text">
      <style:text-properties fo:color="#9876AA"/>
    </style:style>
    <style:style style:name="T8879" style:parent-style-name="DefaultParagraphFont" style:family="text">
      <style:text-properties fo:color="#A9B7C6"/>
    </style:style>
    <style:style style:name="T8880" style:parent-style-name="DefaultParagraphFont" style:family="text">
      <style:text-properties fo:color="#CC7832"/>
    </style:style>
    <style:style style:name="T8881" style:parent-style-name="DefaultParagraphFont" style:family="text">
      <style:text-properties fo:color="#CC7832"/>
    </style:style>
    <style:style style:name="T8882" style:parent-style-name="DefaultParagraphFont" style:family="text">
      <style:text-properties fo:color="#CC7832"/>
    </style:style>
    <style:style style:name="T8883" style:parent-style-name="DefaultParagraphFont" style:family="text">
      <style:text-properties fo:color="#A9B7C6"/>
    </style:style>
    <style:style style:name="T8884" style:parent-style-name="DefaultParagraphFont" style:family="text">
      <style:text-properties fo:color="#9876AA"/>
    </style:style>
    <style:style style:name="T8885" style:parent-style-name="DefaultParagraphFont" style:family="text">
      <style:text-properties fo:color="#A9B7C6"/>
    </style:style>
    <style:style style:name="T8886" style:parent-style-name="DefaultParagraphFont" style:family="text">
      <style:text-properties fo:color="#CC7832"/>
    </style:style>
    <style:style style:name="T8887" style:parent-style-name="DefaultParagraphFont" style:family="text">
      <style:text-properties fo:color="#A9B7C6"/>
    </style:style>
    <style:style style:name="T8888" style:parent-style-name="DefaultParagraphFont" style:family="text">
      <style:text-properties fo:color="#CC7832"/>
    </style:style>
    <style:style style:name="T8889" style:parent-style-name="DefaultParagraphFont" style:family="text">
      <style:text-properties fo:color="#CC7832"/>
    </style:style>
    <style:style style:name="T8890" style:parent-style-name="DefaultParagraphFont" style:family="text">
      <style:text-properties fo:color="#CC7832"/>
    </style:style>
    <style:style style:name="T8891" style:parent-style-name="DefaultParagraphFont" style:family="text">
      <style:text-properties fo:color="#9876AA"/>
    </style:style>
    <style:style style:name="T8892" style:parent-style-name="DefaultParagraphFont" style:family="text">
      <style:text-properties fo:color="#A9B7C6"/>
    </style:style>
    <style:style style:name="T8893" style:parent-style-name="DefaultParagraphFont" style:family="text">
      <style:text-properties fo:color="#CC7832"/>
    </style:style>
    <style:style style:name="T8894" style:parent-style-name="DefaultParagraphFont" style:family="text">
      <style:text-properties fo:color="#CC7832"/>
    </style:style>
    <style:style style:name="T8895" style:parent-style-name="DefaultParagraphFont" style:family="text">
      <style:text-properties fo:color="#CC7832"/>
    </style:style>
    <style:style style:name="T8896" style:parent-style-name="DefaultParagraphFont" style:family="text">
      <style:text-properties fo:color="#A9B7C6"/>
    </style:style>
    <style:style style:name="T8897" style:parent-style-name="DefaultParagraphFont" style:family="text">
      <style:text-properties fo:color="#CC7832"/>
    </style:style>
    <style:style style:name="T8898" style:parent-style-name="DefaultParagraphFont" style:family="text">
      <style:text-properties fo:color="#CC7832"/>
    </style:style>
    <style:style style:name="T8899" style:parent-style-name="DefaultParagraphFont" style:family="text">
      <style:text-properties fo:color="#CC7832"/>
    </style:style>
    <style:style style:name="T8900" style:parent-style-name="DefaultParagraphFont" style:family="text">
      <style:text-properties fo:color="#A9B7C6"/>
    </style:style>
    <style:style style:name="T8901" style:parent-style-name="DefaultParagraphFont" style:family="text">
      <style:text-properties fo:color="#A9B7C6"/>
    </style:style>
    <style:style style:name="T8902" style:parent-style-name="DefaultParagraphFont" style:family="text">
      <style:text-properties fo:color="#A9B7C6"/>
    </style:style>
    <style:style style:name="T8903" style:parent-style-name="DefaultParagraphFont" style:family="text">
      <style:text-properties fo:color="#A9B7C6"/>
    </style:style>
    <style:style style:name="T8904" style:parent-style-name="DefaultParagraphFont" style:family="text">
      <style:text-properties fo:color="#808080"/>
    </style:style>
    <style:style style:name="T8905" style:parent-style-name="DefaultParagraphFont" style:family="text">
      <style:text-properties fo:color="#808080"/>
    </style:style>
    <style:style style:name="T8906" style:parent-style-name="DefaultParagraphFont" style:family="text">
      <style:text-properties fo:color="#808080"/>
    </style:style>
    <style:style style:name="T8907" style:parent-style-name="DefaultParagraphFont" style:family="text">
      <style:text-properties fo:color="#CC7832"/>
    </style:style>
    <style:style style:name="T8908" style:parent-style-name="DefaultParagraphFont" style:family="text">
      <style:text-properties fo:color="#FFC66D"/>
    </style:style>
    <style:style style:name="T8909" style:parent-style-name="DefaultParagraphFont" style:family="text">
      <style:text-properties fo:color="#A9B7C6"/>
    </style:style>
    <style:style style:name="T8910" style:parent-style-name="DefaultParagraphFont" style:family="text">
      <style:text-properties fo:color="#A9B7C6"/>
    </style:style>
    <style:style style:name="T8911" style:parent-style-name="DefaultParagraphFont" style:family="text">
      <style:text-properties fo:color="#A9B7C6"/>
    </style:style>
    <style:style style:name="T8912" style:parent-style-name="DefaultParagraphFont" style:family="text">
      <style:text-properties fo:color="#A9B7C6"/>
    </style:style>
    <style:style style:name="T8913" style:parent-style-name="DefaultParagraphFont" style:family="text">
      <style:text-properties fo:color="#CC7832"/>
    </style:style>
    <style:style style:name="T8914" style:parent-style-name="DefaultParagraphFont" style:family="text">
      <style:text-properties fo:color="#CC7832"/>
    </style:style>
    <style:style style:name="T8915" style:parent-style-name="DefaultParagraphFont" style:family="text">
      <style:text-properties fo:color="#CC7832"/>
    </style:style>
    <style:style style:name="T8916" style:parent-style-name="DefaultParagraphFont" style:family="text">
      <style:text-properties fo:color="#A9B7C6"/>
    </style:style>
    <style:style style:name="T8917" style:parent-style-name="DefaultParagraphFont" style:family="text">
      <style:text-properties fo:font-style="italic" style:font-style-asian="italic" style:font-style-complex="italic" fo:color="#A9B7C6"/>
    </style:style>
    <style:style style:name="T8918" style:parent-style-name="DefaultParagraphFont" style:family="text">
      <style:text-properties fo:color="#A9B7C6"/>
    </style:style>
    <style:style style:name="T8919" style:parent-style-name="DefaultParagraphFont" style:family="text">
      <style:text-properties fo:color="#CC7832"/>
    </style:style>
    <style:style style:name="T8920" style:parent-style-name="DefaultParagraphFont" style:family="text">
      <style:text-properties fo:color="#6A8759"/>
    </style:style>
    <style:style style:name="T8921" style:parent-style-name="DefaultParagraphFont" style:family="text">
      <style:text-properties fo:color="#A9B7C6"/>
    </style:style>
    <style:style style:name="T8922" style:parent-style-name="DefaultParagraphFont" style:family="text">
      <style:text-properties fo:color="#CC7832"/>
    </style:style>
    <style:style style:name="T8923" style:parent-style-name="DefaultParagraphFont" style:family="text">
      <style:text-properties fo:color="#CC7832"/>
    </style:style>
    <style:style style:name="T8924" style:parent-style-name="DefaultParagraphFont" style:family="text">
      <style:text-properties fo:color="#CC7832"/>
    </style:style>
    <style:style style:name="T8925" style:parent-style-name="DefaultParagraphFont" style:family="text">
      <style:text-properties fo:color="#A9B7C6"/>
    </style:style>
    <style:style style:name="T8926" style:parent-style-name="DefaultParagraphFont" style:family="text">
      <style:text-properties fo:color="#9876AA"/>
    </style:style>
    <style:style style:name="T8927" style:parent-style-name="DefaultParagraphFont" style:family="text">
      <style:text-properties fo:color="#A9B7C6"/>
    </style:style>
    <style:style style:name="T8928" style:parent-style-name="DefaultParagraphFont" style:family="text">
      <style:text-properties fo:color="#A9B7C6"/>
    </style:style>
    <style:style style:name="T8929" style:parent-style-name="DefaultParagraphFont" style:family="text">
      <style:text-properties fo:color="#A9B7C6"/>
    </style:style>
    <style:style style:name="T8930" style:parent-style-name="DefaultParagraphFont" style:family="text">
      <style:text-properties fo:font-style="italic" style:font-style-asian="italic" style:font-style-complex="italic" fo:color="#9876AA"/>
    </style:style>
    <style:style style:name="T8931" style:parent-style-name="DefaultParagraphFont" style:family="text">
      <style:text-properties fo:color="#A9B7C6"/>
    </style:style>
    <style:style style:name="T8932" style:parent-style-name="DefaultParagraphFont" style:family="text">
      <style:text-properties fo:color="#CC7832"/>
    </style:style>
    <style:style style:name="T8933" style:parent-style-name="DefaultParagraphFont" style:family="text">
      <style:text-properties fo:color="#CC7832"/>
    </style:style>
    <style:style style:name="T8934" style:parent-style-name="DefaultParagraphFont" style:family="text">
      <style:text-properties fo:color="#CC7832"/>
    </style:style>
    <style:style style:name="T8935" style:parent-style-name="DefaultParagraphFont" style:family="text">
      <style:text-properties fo:color="#A9B7C6"/>
    </style:style>
    <style:style style:name="T8936" style:parent-style-name="DefaultParagraphFont" style:family="text">
      <style:text-properties fo:color="#6897BB"/>
    </style:style>
    <style:style style:name="T8937" style:parent-style-name="DefaultParagraphFont" style:family="text">
      <style:text-properties fo:color="#A9B7C6"/>
    </style:style>
    <style:style style:name="T8938" style:parent-style-name="DefaultParagraphFont" style:family="text">
      <style:text-properties fo:color="#CC7832"/>
    </style:style>
    <style:style style:name="T8939" style:parent-style-name="DefaultParagraphFont" style:family="text">
      <style:text-properties fo:color="#CC7832"/>
    </style:style>
    <style:style style:name="T8940" style:parent-style-name="DefaultParagraphFont" style:family="text">
      <style:text-properties fo:color="#CC7832"/>
    </style:style>
    <style:style style:name="T8941" style:parent-style-name="DefaultParagraphFont" style:family="text">
      <style:text-properties fo:color="#A9B7C6"/>
    </style:style>
    <style:style style:name="T8942" style:parent-style-name="DefaultParagraphFont" style:family="text">
      <style:text-properties fo:color="#CC7832"/>
    </style:style>
    <style:style style:name="T8943" style:parent-style-name="DefaultParagraphFont" style:family="text">
      <style:text-properties fo:color="#CC7832"/>
    </style:style>
    <style:style style:name="T8944" style:parent-style-name="DefaultParagraphFont" style:family="text">
      <style:text-properties fo:color="#CC7832"/>
    </style:style>
    <style:style style:name="T8945" style:parent-style-name="DefaultParagraphFont" style:family="text">
      <style:text-properties fo:color="#9876AA"/>
    </style:style>
    <style:style style:name="T8946" style:parent-style-name="DefaultParagraphFont" style:family="text">
      <style:text-properties fo:color="#A9B7C6"/>
    </style:style>
    <style:style style:name="T8947" style:parent-style-name="DefaultParagraphFont" style:family="text">
      <style:text-properties fo:color="#CC7832"/>
    </style:style>
    <style:style style:name="T8948" style:parent-style-name="DefaultParagraphFont" style:family="text">
      <style:text-properties fo:color="#CC7832"/>
    </style:style>
    <style:style style:name="T8949" style:parent-style-name="DefaultParagraphFont" style:family="text">
      <style:text-properties fo:color="#CC7832"/>
    </style:style>
    <style:style style:name="T8950" style:parent-style-name="DefaultParagraphFont" style:family="text">
      <style:text-properties fo:color="#A9B7C6"/>
    </style:style>
    <style:style style:name="T8951" style:parent-style-name="DefaultParagraphFont" style:family="text">
      <style:text-properties fo:color="#A9B7C6"/>
    </style:style>
    <style:style style:name="T8952" style:parent-style-name="DefaultParagraphFont" style:family="text">
      <style:text-properties fo:color="#A9B7C6"/>
    </style:style>
    <style:style style:name="T8953" style:parent-style-name="DefaultParagraphFont" style:family="text">
      <style:text-properties fo:color="#A9B7C6"/>
    </style:style>
    <style:style style:name="T8954" style:parent-style-name="DefaultParagraphFont" style:family="text">
      <style:text-properties fo:color="#CC7832"/>
    </style:style>
    <style:style style:name="T8955" style:parent-style-name="DefaultParagraphFont" style:family="text">
      <style:text-properties fo:color="#A9B7C6"/>
    </style:style>
    <style:style style:name="T8956" style:parent-style-name="DefaultParagraphFont" style:family="text">
      <style:text-properties fo:color="#9876AA"/>
    </style:style>
    <style:style style:name="T8957" style:parent-style-name="DefaultParagraphFont" style:family="text">
      <style:text-properties fo:color="#A9B7C6"/>
    </style:style>
    <style:style style:name="T8958" style:parent-style-name="DefaultParagraphFont" style:family="text">
      <style:text-properties fo:color="#A9B7C6"/>
    </style:style>
    <style:style style:name="T8959" style:parent-style-name="DefaultParagraphFont" style:family="text">
      <style:text-properties fo:color="#A9B7C6"/>
    </style:style>
    <style:style style:name="T8960" style:parent-style-name="DefaultParagraphFont" style:family="text">
      <style:text-properties fo:font-style="italic" style:font-style-asian="italic" style:font-style-complex="italic" fo:color="#9876AA"/>
    </style:style>
    <style:style style:name="T8961" style:parent-style-name="DefaultParagraphFont" style:family="text">
      <style:text-properties fo:color="#A9B7C6"/>
    </style:style>
    <style:style style:name="T8962" style:parent-style-name="DefaultParagraphFont" style:family="text">
      <style:text-properties fo:color="#CC7832"/>
    </style:style>
    <style:style style:name="T8963" style:parent-style-name="DefaultParagraphFont" style:family="text">
      <style:text-properties fo:color="#CC7832"/>
    </style:style>
    <style:style style:name="T8964" style:parent-style-name="DefaultParagraphFont" style:family="text">
      <style:text-properties fo:color="#CC7832"/>
    </style:style>
    <style:style style:name="T8965" style:parent-style-name="DefaultParagraphFont" style:family="text">
      <style:text-properties fo:color="#A9B7C6"/>
    </style:style>
    <style:style style:name="T8966" style:parent-style-name="DefaultParagraphFont" style:family="text">
      <style:text-properties fo:color="#6897BB"/>
    </style:style>
    <style:style style:name="T8967" style:parent-style-name="DefaultParagraphFont" style:family="text">
      <style:text-properties fo:color="#A9B7C6"/>
    </style:style>
    <style:style style:name="T8968" style:parent-style-name="DefaultParagraphFont" style:family="text">
      <style:text-properties fo:color="#CC7832"/>
    </style:style>
    <style:style style:name="T8969" style:parent-style-name="DefaultParagraphFont" style:family="text">
      <style:text-properties fo:color="#CC7832"/>
    </style:style>
    <style:style style:name="T8970" style:parent-style-name="DefaultParagraphFont" style:family="text">
      <style:text-properties fo:color="#CC7832"/>
    </style:style>
    <style:style style:name="T8971" style:parent-style-name="DefaultParagraphFont" style:family="text">
      <style:text-properties fo:color="#A9B7C6"/>
    </style:style>
    <style:style style:name="T8972" style:parent-style-name="DefaultParagraphFont" style:family="text">
      <style:text-properties fo:color="#CC7832"/>
    </style:style>
    <style:style style:name="T8973" style:parent-style-name="DefaultParagraphFont" style:family="text">
      <style:text-properties fo:color="#CC7832"/>
    </style:style>
    <style:style style:name="T8974" style:parent-style-name="DefaultParagraphFont" style:family="text">
      <style:text-properties fo:color="#CC7832"/>
    </style:style>
    <style:style style:name="T8975" style:parent-style-name="DefaultParagraphFont" style:family="text">
      <style:text-properties fo:color="#9876AA"/>
    </style:style>
    <style:style style:name="T8976" style:parent-style-name="DefaultParagraphFont" style:family="text">
      <style:text-properties fo:color="#A9B7C6"/>
    </style:style>
    <style:style style:name="T8977" style:parent-style-name="DefaultParagraphFont" style:family="text">
      <style:text-properties fo:color="#CC7832"/>
    </style:style>
    <style:style style:name="T8978" style:parent-style-name="DefaultParagraphFont" style:family="text">
      <style:text-properties fo:color="#CC7832"/>
    </style:style>
    <style:style style:name="T8979" style:parent-style-name="DefaultParagraphFont" style:family="text">
      <style:text-properties fo:color="#CC7832"/>
    </style:style>
    <style:style style:name="T8980" style:parent-style-name="DefaultParagraphFont" style:family="text">
      <style:text-properties fo:color="#A9B7C6"/>
    </style:style>
    <style:style style:name="T8981" style:parent-style-name="DefaultParagraphFont" style:family="text">
      <style:text-properties fo:color="#A9B7C6"/>
    </style:style>
    <style:style style:name="T8982" style:parent-style-name="DefaultParagraphFont" style:family="text">
      <style:text-properties fo:color="#A9B7C6"/>
    </style:style>
    <style:style style:name="T8983" style:parent-style-name="DefaultParagraphFont" style:family="text">
      <style:text-properties fo:color="#A9B7C6"/>
    </style:style>
    <style:style style:name="T8984" style:parent-style-name="DefaultParagraphFont" style:family="text">
      <style:text-properties fo:color="#A9B7C6"/>
    </style:style>
    <style:style style:name="T8985" style:parent-style-name="DefaultParagraphFont" style:family="text">
      <style:text-properties fo:color="#A9B7C6"/>
    </style:style>
    <style:style style:name="T8986" style:parent-style-name="DefaultParagraphFont" style:family="text">
      <style:text-properties fo:color="#808080"/>
    </style:style>
    <style:style style:name="T8987" style:parent-style-name="DefaultParagraphFont" style:family="text">
      <style:text-properties fo:color="#808080"/>
    </style:style>
    <style:style style:name="T8988" style:parent-style-name="DefaultParagraphFont" style:family="text">
      <style:text-properties fo:color="#808080"/>
    </style:style>
    <style:style style:name="T8989" style:parent-style-name="DefaultParagraphFont" style:family="text">
      <style:text-properties fo:color="#808080"/>
    </style:style>
    <style:style style:name="T8990" style:parent-style-name="DefaultParagraphFont" style:family="text">
      <style:text-properties fo:color="#CC7832"/>
    </style:style>
    <style:style style:name="T8991" style:parent-style-name="DefaultParagraphFont" style:family="text">
      <style:text-properties fo:color="#FFC66D"/>
    </style:style>
    <style:style style:name="T8992" style:parent-style-name="DefaultParagraphFont" style:family="text">
      <style:text-properties fo:color="#A9B7C6"/>
    </style:style>
    <style:style style:name="T8993" style:parent-style-name="DefaultParagraphFont" style:family="text">
      <style:text-properties fo:color="#A9B7C6"/>
    </style:style>
    <style:style style:name="T8994" style:parent-style-name="DefaultParagraphFont" style:family="text">
      <style:text-properties fo:color="#A9B7C6"/>
    </style:style>
    <style:style style:name="T8995" style:parent-style-name="DefaultParagraphFont" style:family="text">
      <style:text-properties fo:color="#9876AA"/>
    </style:style>
    <style:style style:name="T8996" style:parent-style-name="DefaultParagraphFont" style:family="text">
      <style:text-properties fo:color="#A9B7C6"/>
    </style:style>
    <style:style style:name="T8997" style:parent-style-name="DefaultParagraphFont" style:family="text">
      <style:text-properties fo:color="#CC7832"/>
    </style:style>
    <style:style style:name="T8998" style:parent-style-name="DefaultParagraphFont" style:family="text">
      <style:text-properties fo:color="#CC7832"/>
    </style:style>
    <style:style style:name="T8999" style:parent-style-name="DefaultParagraphFont" style:family="text">
      <style:text-properties fo:color="#CC7832"/>
    </style:style>
    <style:style style:name="T9000" style:parent-style-name="DefaultParagraphFont" style:family="text">
      <style:text-properties fo:color="#A9B7C6"/>
    </style:style>
    <style:style style:name="T9001" style:parent-style-name="DefaultParagraphFont" style:family="text">
      <style:text-properties fo:color="#9876AA"/>
    </style:style>
    <style:style style:name="T9002" style:parent-style-name="DefaultParagraphFont" style:family="text">
      <style:text-properties fo:color="#A9B7C6"/>
    </style:style>
    <style:style style:name="T9003" style:parent-style-name="DefaultParagraphFont" style:family="text">
      <style:text-properties fo:color="#CC7832"/>
    </style:style>
    <style:style style:name="T9004" style:parent-style-name="DefaultParagraphFont" style:family="text">
      <style:text-properties fo:color="#CC7832"/>
    </style:style>
    <style:style style:name="T9005" style:parent-style-name="DefaultParagraphFont" style:family="text">
      <style:text-properties fo:color="#CC7832"/>
    </style:style>
    <style:style style:name="T9006" style:parent-style-name="DefaultParagraphFont" style:family="text">
      <style:text-properties fo:color="#808080"/>
    </style:style>
    <style:style style:name="T9007" style:parent-style-name="DefaultParagraphFont" style:family="text">
      <style:text-properties fo:color="#808080"/>
    </style:style>
    <style:style style:name="T9008" style:parent-style-name="DefaultParagraphFont" style:family="text">
      <style:text-properties fo:color="#808080"/>
    </style:style>
    <style:style style:name="T9009" style:parent-style-name="DefaultParagraphFont" style:family="text">
      <style:text-properties fo:color="#808080"/>
    </style:style>
    <style:style style:name="T9010" style:parent-style-name="DefaultParagraphFont" style:family="text">
      <style:text-properties fo:color="#CC7832"/>
    </style:style>
    <style:style style:name="T9011" style:parent-style-name="DefaultParagraphFont" style:family="text">
      <style:text-properties fo:color="#A9B7C6"/>
    </style:style>
    <style:style style:name="T9012" style:parent-style-name="DefaultParagraphFont" style:family="text">
      <style:text-properties fo:color="#6897BB"/>
    </style:style>
    <style:style style:name="T9013" style:parent-style-name="DefaultParagraphFont" style:family="text">
      <style:text-properties fo:color="#CC7832"/>
    </style:style>
    <style:style style:name="T9014" style:parent-style-name="DefaultParagraphFont" style:family="text">
      <style:text-properties fo:color="#CC7832"/>
    </style:style>
    <style:style style:name="T9015" style:parent-style-name="DefaultParagraphFont" style:family="text">
      <style:text-properties fo:color="#CC7832"/>
    </style:style>
    <style:style style:name="T9016" style:parent-style-name="DefaultParagraphFont" style:family="text">
      <style:text-properties fo:color="#A9B7C6"/>
    </style:style>
    <style:style style:name="T9017" style:parent-style-name="DefaultParagraphFont" style:family="text">
      <style:text-properties fo:color="#A9B7C6"/>
    </style:style>
    <style:style style:name="T9018" style:parent-style-name="DefaultParagraphFont" style:family="text">
      <style:text-properties fo:color="#A9B7C6"/>
    </style:style>
    <style:style style:name="T9019" style:parent-style-name="DefaultParagraphFont" style:family="text">
      <style:text-properties fo:color="#CC7832"/>
    </style:style>
    <style:style style:name="T9020" style:parent-style-name="DefaultParagraphFont" style:family="text">
      <style:text-properties fo:color="#A9B7C6"/>
    </style:style>
    <style:style style:name="T9021" style:parent-style-name="DefaultParagraphFont" style:family="text">
      <style:text-properties fo:color="#A9B7C6"/>
    </style:style>
    <style:style style:name="T9022" style:parent-style-name="DefaultParagraphFont" style:family="text">
      <style:text-properties fo:color="#A9B7C6"/>
    </style:style>
    <style:style style:name="T9023" style:parent-style-name="DefaultParagraphFont" style:family="text">
      <style:text-properties fo:color="#CC7832"/>
    </style:style>
    <style:style style:name="T9024" style:parent-style-name="DefaultParagraphFont" style:family="text">
      <style:text-properties fo:color="#CC7832"/>
    </style:style>
    <style:style style:name="T9025" style:parent-style-name="DefaultParagraphFont" style:family="text">
      <style:text-properties fo:color="#CC7832"/>
    </style:style>
    <style:style style:name="T9026" style:parent-style-name="DefaultParagraphFont" style:family="text">
      <style:text-properties fo:color="#A9B7C6"/>
    </style:style>
    <style:style style:name="T9027" style:parent-style-name="DefaultParagraphFont" style:family="text">
      <style:text-properties fo:font-style="italic" style:font-style-asian="italic" style:font-style-complex="italic" fo:color="#9876AA"/>
    </style:style>
    <style:style style:name="T9028" style:parent-style-name="DefaultParagraphFont" style:family="text">
      <style:text-properties fo:color="#A9B7C6"/>
    </style:style>
    <style:style style:name="T9029" style:parent-style-name="DefaultParagraphFont" style:family="text">
      <style:text-properties fo:color="#CC7832"/>
    </style:style>
    <style:style style:name="T9030" style:parent-style-name="DefaultParagraphFont" style:family="text">
      <style:text-properties fo:color="#CC7832"/>
    </style:style>
    <style:style style:name="T9031" style:parent-style-name="DefaultParagraphFont" style:family="text">
      <style:text-properties fo:color="#CC7832"/>
    </style:style>
    <style:style style:name="T9032" style:parent-style-name="DefaultParagraphFont" style:family="text">
      <style:text-properties fo:color="#A9B7C6"/>
    </style:style>
    <style:style style:name="T9033" style:parent-style-name="DefaultParagraphFont" style:family="text">
      <style:text-properties fo:color="#9876AA"/>
    </style:style>
    <style:style style:name="T9034" style:parent-style-name="DefaultParagraphFont" style:family="text">
      <style:text-properties fo:color="#A9B7C6"/>
    </style:style>
    <style:style style:name="T9035" style:parent-style-name="DefaultParagraphFont" style:family="text">
      <style:text-properties fo:color="#A9B7C6"/>
    </style:style>
    <style:style style:name="T9036" style:parent-style-name="DefaultParagraphFont" style:family="text">
      <style:text-properties fo:color="#A9B7C6"/>
    </style:style>
    <style:style style:name="T9037" style:parent-style-name="DefaultParagraphFont" style:family="text">
      <style:text-properties fo:color="#A9B7C6"/>
    </style:style>
    <style:style style:name="T9038" style:parent-style-name="DefaultParagraphFont" style:family="text">
      <style:text-properties fo:color="#CC7832"/>
    </style:style>
    <style:style style:name="T9039" style:parent-style-name="DefaultParagraphFont" style:family="text">
      <style:text-properties fo:color="#6A8759"/>
    </style:style>
    <style:style style:name="T9040" style:parent-style-name="DefaultParagraphFont" style:family="text">
      <style:text-properties fo:color="#A9B7C6"/>
    </style:style>
    <style:style style:name="T9041" style:parent-style-name="DefaultParagraphFont" style:family="text">
      <style:text-properties fo:color="#CC7832"/>
    </style:style>
    <style:style style:name="T9042" style:parent-style-name="DefaultParagraphFont" style:family="text">
      <style:text-properties fo:color="#CC7832"/>
    </style:style>
    <style:style style:name="T9043" style:parent-style-name="DefaultParagraphFont" style:family="text">
      <style:text-properties fo:color="#CC7832"/>
    </style:style>
    <style:style style:name="T9044" style:parent-style-name="DefaultParagraphFont" style:family="text">
      <style:text-properties fo:color="#A9B7C6"/>
    </style:style>
    <style:style style:name="T9045" style:parent-style-name="DefaultParagraphFont" style:family="text">
      <style:text-properties fo:color="#6A8759"/>
    </style:style>
    <style:style style:name="T9046" style:parent-style-name="DefaultParagraphFont" style:family="text">
      <style:text-properties fo:color="#A9B7C6"/>
    </style:style>
    <style:style style:name="T9047" style:parent-style-name="DefaultParagraphFont" style:family="text">
      <style:text-properties fo:font-style="italic" style:font-style-asian="italic" style:font-style-complex="italic" fo:color="#9876AA"/>
    </style:style>
    <style:style style:name="T9048" style:parent-style-name="DefaultParagraphFont" style:family="text">
      <style:text-properties fo:color="#A9B7C6"/>
    </style:style>
    <style:style style:name="T9049" style:parent-style-name="DefaultParagraphFont" style:family="text">
      <style:text-properties fo:color="#CC7832"/>
    </style:style>
    <style:style style:name="T9050" style:parent-style-name="DefaultParagraphFont" style:family="text">
      <style:text-properties fo:color="#CC7832"/>
    </style:style>
    <style:style style:name="T9051" style:parent-style-name="DefaultParagraphFont" style:family="text">
      <style:text-properties fo:color="#CC7832"/>
    </style:style>
    <style:style style:name="T9052" style:parent-style-name="DefaultParagraphFont" style:family="text">
      <style:text-properties fo:color="#A9B7C6"/>
    </style:style>
    <style:style style:name="T9053" style:parent-style-name="DefaultParagraphFont" style:family="text">
      <style:text-properties fo:color="#6A8759"/>
    </style:style>
    <style:style style:name="T9054" style:parent-style-name="DefaultParagraphFont" style:family="text">
      <style:text-properties fo:color="#A9B7C6"/>
    </style:style>
    <style:style style:name="T9055" style:parent-style-name="DefaultParagraphFont" style:family="text">
      <style:text-properties fo:color="#A9B7C6" fo:background-color="#344134"/>
    </style:style>
    <style:style style:name="T9056" style:parent-style-name="DefaultParagraphFont" style:family="text">
      <style:text-properties fo:color="#A9B7C6"/>
    </style:style>
    <style:style style:name="T9057" style:parent-style-name="DefaultParagraphFont" style:family="text">
      <style:text-properties fo:color="#CC7832"/>
    </style:style>
    <style:style style:name="T9058" style:parent-style-name="DefaultParagraphFont" style:family="text">
      <style:text-properties fo:color="#CC7832"/>
    </style:style>
    <style:style style:name="T9059" style:parent-style-name="DefaultParagraphFont" style:family="text">
      <style:text-properties fo:color="#CC7832"/>
    </style:style>
    <style:style style:name="T9060" style:parent-style-name="DefaultParagraphFont" style:family="text">
      <style:text-properties fo:color="#A9B7C6"/>
    </style:style>
    <style:style style:name="T9061" style:parent-style-name="DefaultParagraphFont" style:family="text">
      <style:text-properties fo:color="#CC7832"/>
    </style:style>
    <style:style style:name="T9062" style:parent-style-name="DefaultParagraphFont" style:family="text">
      <style:text-properties fo:color="#A9B7C6"/>
    </style:style>
    <style:style style:name="T9063" style:parent-style-name="DefaultParagraphFont" style:family="text">
      <style:text-properties fo:color="#CC7832"/>
    </style:style>
    <style:style style:name="T9064" style:parent-style-name="DefaultParagraphFont" style:family="text">
      <style:text-properties fo:color="#A9B7C6"/>
    </style:style>
    <style:style style:name="T9065" style:parent-style-name="DefaultParagraphFont" style:family="text">
      <style:text-properties fo:color="#CC7832"/>
    </style:style>
    <style:style style:name="T9066" style:parent-style-name="DefaultParagraphFont" style:family="text">
      <style:text-properties fo:color="#CC7832"/>
    </style:style>
    <style:style style:name="T9067" style:parent-style-name="DefaultParagraphFont" style:family="text">
      <style:text-properties fo:color="#CC7832"/>
    </style:style>
    <style:style style:name="T9068" style:parent-style-name="DefaultParagraphFont" style:family="text">
      <style:text-properties fo:color="#A9B7C6"/>
    </style:style>
    <style:style style:name="T9069" style:parent-style-name="DefaultParagraphFont" style:family="text">
      <style:text-properties fo:color="#CC7832"/>
    </style:style>
    <style:style style:name="T9070" style:parent-style-name="DefaultParagraphFont" style:family="text">
      <style:text-properties fo:color="#CC7832"/>
    </style:style>
    <style:style style:name="T9071" style:parent-style-name="DefaultParagraphFont" style:family="text">
      <style:text-properties fo:color="#CC7832"/>
    </style:style>
    <style:style style:name="T9072" style:parent-style-name="DefaultParagraphFont" style:family="text">
      <style:text-properties fo:color="#A9B7C6"/>
    </style:style>
    <style:style style:name="T9073" style:parent-style-name="DefaultParagraphFont" style:family="text">
      <style:text-properties fo:color="#CC7832"/>
    </style:style>
    <style:style style:name="T9074" style:parent-style-name="DefaultParagraphFont" style:family="text">
      <style:text-properties fo:color="#A9B7C6"/>
    </style:style>
    <style:style style:name="T9075" style:parent-style-name="DefaultParagraphFont" style:family="text">
      <style:text-properties fo:color="#CC7832"/>
    </style:style>
    <style:style style:name="T9076" style:parent-style-name="DefaultParagraphFont" style:family="text">
      <style:text-properties fo:color="#A9B7C6"/>
    </style:style>
    <style:style style:name="T9077" style:parent-style-name="DefaultParagraphFont" style:family="text">
      <style:text-properties fo:color="#CC7832"/>
    </style:style>
    <style:style style:name="T9078" style:parent-style-name="DefaultParagraphFont" style:family="text">
      <style:text-properties fo:color="#CC7832"/>
    </style:style>
    <style:style style:name="T9079" style:parent-style-name="DefaultParagraphFont" style:family="text">
      <style:text-properties fo:color="#CC7832"/>
    </style:style>
    <style:style style:name="T9080" style:parent-style-name="DefaultParagraphFont" style:family="text">
      <style:text-properties fo:color="#A9B7C6"/>
    </style:style>
    <style:style style:name="T9081" style:parent-style-name="DefaultParagraphFont" style:family="text">
      <style:text-properties fo:color="#CC7832"/>
    </style:style>
    <style:style style:name="T9082" style:parent-style-name="DefaultParagraphFont" style:family="text">
      <style:text-properties fo:color="#CC7832"/>
    </style:style>
    <style:style style:name="T9083" style:parent-style-name="DefaultParagraphFont" style:family="text">
      <style:text-properties fo:color="#CC7832"/>
    </style:style>
    <style:style style:name="T9084" style:parent-style-name="DefaultParagraphFont" style:family="text">
      <style:text-properties fo:color="#9876AA"/>
    </style:style>
    <style:style style:name="T9085" style:parent-style-name="DefaultParagraphFont" style:family="text">
      <style:text-properties fo:color="#A9B7C6"/>
    </style:style>
    <style:style style:name="T9086" style:parent-style-name="DefaultParagraphFont" style:family="text">
      <style:text-properties fo:color="#CC7832"/>
    </style:style>
    <style:style style:name="T9087" style:parent-style-name="DefaultParagraphFont" style:family="text">
      <style:text-properties fo:color="#CC7832"/>
    </style:style>
    <style:style style:name="T9088" style:parent-style-name="DefaultParagraphFont" style:family="text">
      <style:text-properties fo:color="#CC7832"/>
    </style:style>
    <style:style style:name="T9089" style:parent-style-name="DefaultParagraphFont" style:family="text">
      <style:text-properties fo:color="#9876AA"/>
    </style:style>
    <style:style style:name="T9090" style:parent-style-name="DefaultParagraphFont" style:family="text">
      <style:text-properties fo:color="#A9B7C6"/>
    </style:style>
    <style:style style:name="T9091" style:parent-style-name="DefaultParagraphFont" style:family="text">
      <style:text-properties fo:color="#CC7832"/>
    </style:style>
    <style:style style:name="T9092" style:parent-style-name="DefaultParagraphFont" style:family="text">
      <style:text-properties fo:color="#CC7832"/>
    </style:style>
    <style:style style:name="T9093" style:parent-style-name="DefaultParagraphFont" style:family="text">
      <style:text-properties fo:color="#CC7832"/>
    </style:style>
    <style:style style:name="T9094" style:parent-style-name="DefaultParagraphFont" style:family="text">
      <style:text-properties fo:color="#A9B7C6"/>
    </style:style>
    <style:style style:name="T9095" style:parent-style-name="DefaultParagraphFont" style:family="text">
      <style:text-properties fo:color="#CC7832"/>
    </style:style>
    <style:style style:name="T9096" style:parent-style-name="DefaultParagraphFont" style:family="text">
      <style:text-properties fo:color="#A9B7C6"/>
    </style:style>
    <style:style style:name="T9097" style:parent-style-name="DefaultParagraphFont" style:family="text">
      <style:text-properties fo:color="#CC7832"/>
    </style:style>
    <style:style style:name="T9098" style:parent-style-name="DefaultParagraphFont" style:family="text">
      <style:text-properties fo:color="#CC7832"/>
    </style:style>
    <style:style style:name="T9099" style:parent-style-name="DefaultParagraphFont" style:family="text">
      <style:text-properties fo:color="#CC7832"/>
    </style:style>
    <style:style style:name="T9100" style:parent-style-name="DefaultParagraphFont" style:family="text">
      <style:text-properties fo:color="#A9B7C6"/>
    </style:style>
    <style:style style:name="T9101" style:parent-style-name="DefaultParagraphFont" style:family="text">
      <style:text-properties fo:color="#A9B7C6"/>
    </style:style>
    <style:style style:name="T9102" style:parent-style-name="DefaultParagraphFont" style:family="text">
      <style:text-properties fo:color="#A9B7C6"/>
    </style:style>
    <style:style style:name="T9103" style:parent-style-name="DefaultParagraphFont" style:family="text">
      <style:text-properties fo:color="#9876AA"/>
    </style:style>
    <style:style style:name="T9104" style:parent-style-name="DefaultParagraphFont" style:family="text">
      <style:text-properties fo:color="#A9B7C6"/>
    </style:style>
    <style:style style:name="T9105" style:parent-style-name="DefaultParagraphFont" style:family="text">
      <style:text-properties fo:color="#CC7832"/>
    </style:style>
    <style:style style:name="T9106" style:parent-style-name="DefaultParagraphFont" style:family="text">
      <style:text-properties fo:color="#CC7832"/>
    </style:style>
    <style:style style:name="T9107" style:parent-style-name="DefaultParagraphFont" style:family="text">
      <style:text-properties fo:color="#CC7832"/>
    </style:style>
    <style:style style:name="T9108" style:parent-style-name="DefaultParagraphFont" style:family="text">
      <style:text-properties fo:color="#A9B7C6"/>
    </style:style>
    <style:style style:name="T9109" style:parent-style-name="DefaultParagraphFont" style:family="text">
      <style:text-properties fo:color="#A9B7C6"/>
    </style:style>
    <style:style style:name="T9110" style:parent-style-name="DefaultParagraphFont" style:family="text">
      <style:text-properties fo:color="#A9B7C6"/>
    </style:style>
    <style:style style:name="T9111" style:parent-style-name="DefaultParagraphFont" style:family="text">
      <style:text-properties fo:color="#A9B7C6"/>
    </style:style>
    <style:style style:name="T9112" style:parent-style-name="DefaultParagraphFont" style:family="text">
      <style:text-properties fo:color="#BBB529"/>
    </style:style>
    <style:style style:name="T9113" style:parent-style-name="DefaultParagraphFont" style:family="text">
      <style:text-properties fo:color="#BBB529"/>
    </style:style>
    <style:style style:name="T9114" style:parent-style-name="DefaultParagraphFont" style:family="text">
      <style:text-properties fo:color="#BBB529"/>
    </style:style>
    <style:style style:name="T9115" style:parent-style-name="DefaultParagraphFont" style:family="text">
      <style:text-properties fo:color="#CC7832"/>
    </style:style>
    <style:style style:name="T9116" style:parent-style-name="DefaultParagraphFont" style:family="text">
      <style:text-properties fo:color="#FFC66D"/>
    </style:style>
    <style:style style:name="T9117" style:parent-style-name="DefaultParagraphFont" style:family="text">
      <style:text-properties fo:color="#A9B7C6"/>
    </style:style>
    <style:style style:name="T9118" style:parent-style-name="DefaultParagraphFont" style:family="text">
      <style:text-properties fo:color="#A9B7C6"/>
    </style:style>
    <style:style style:name="T9119" style:parent-style-name="DefaultParagraphFont" style:family="text">
      <style:text-properties fo:color="#A9B7C6"/>
    </style:style>
    <style:style style:name="T9120" style:parent-style-name="DefaultParagraphFont" style:family="text">
      <style:text-properties fo:color="#CC7832"/>
    </style:style>
    <style:style style:name="T9121" style:parent-style-name="DefaultParagraphFont" style:family="text">
      <style:text-properties fo:color="#A9B7C6"/>
    </style:style>
    <style:style style:name="T9122" style:parent-style-name="DefaultParagraphFont" style:family="text">
      <style:text-properties fo:color="#CC7832"/>
    </style:style>
    <style:style style:name="T9123" style:parent-style-name="DefaultParagraphFont" style:family="text">
      <style:text-properties fo:color="#CC7832"/>
    </style:style>
    <style:style style:name="T9124" style:parent-style-name="DefaultParagraphFont" style:family="text">
      <style:text-properties fo:color="#CC7832"/>
    </style:style>
    <style:style style:name="T9125" style:parent-style-name="DefaultParagraphFont" style:family="text">
      <style:text-properties fo:color="#9876AA"/>
    </style:style>
    <style:style style:name="T9126" style:parent-style-name="DefaultParagraphFont" style:family="text">
      <style:text-properties fo:color="#A9B7C6"/>
    </style:style>
    <style:style style:name="T9127" style:parent-style-name="DefaultParagraphFont" style:family="text">
      <style:text-properties fo:color="#CC7832"/>
    </style:style>
    <style:style style:name="T9128" style:parent-style-name="DefaultParagraphFont" style:family="text">
      <style:text-properties fo:color="#CC7832"/>
    </style:style>
    <style:style style:name="T9129" style:parent-style-name="DefaultParagraphFont" style:family="text">
      <style:text-properties fo:color="#CC7832"/>
    </style:style>
    <style:style style:name="T9130" style:parent-style-name="DefaultParagraphFont" style:family="text">
      <style:text-properties fo:color="#A9B7C6"/>
    </style:style>
    <style:style style:name="T9131" style:parent-style-name="DefaultParagraphFont" style:family="text">
      <style:text-properties fo:color="#A9B7C6"/>
    </style:style>
    <style:style style:name="T9132" style:parent-style-name="DefaultParagraphFont" style:family="text">
      <style:text-properties fo:color="#A9B7C6"/>
    </style:style>
    <style:style style:name="T9133" style:parent-style-name="DefaultParagraphFont" style:family="text">
      <style:text-properties fo:color="#A9B7C6"/>
    </style:style>
    <style:style style:name="T9134" style:parent-style-name="DefaultParagraphFont" style:family="text">
      <style:text-properties fo:color="#BBB529"/>
    </style:style>
    <style:style style:name="T9135" style:parent-style-name="DefaultParagraphFont" style:family="text">
      <style:text-properties fo:color="#BBB529"/>
    </style:style>
    <style:style style:name="T9136" style:parent-style-name="DefaultParagraphFont" style:family="text">
      <style:text-properties fo:color="#BBB529"/>
    </style:style>
    <style:style style:name="T9137" style:parent-style-name="DefaultParagraphFont" style:family="text">
      <style:text-properties fo:color="#CC7832"/>
    </style:style>
    <style:style style:name="T9138" style:parent-style-name="DefaultParagraphFont" style:family="text">
      <style:text-properties fo:color="#FFC66D"/>
    </style:style>
    <style:style style:name="T9139" style:parent-style-name="DefaultParagraphFont" style:family="text">
      <style:text-properties fo:color="#A9B7C6"/>
    </style:style>
    <style:style style:name="T9140" style:parent-style-name="DefaultParagraphFont" style:family="text">
      <style:text-properties fo:color="#A9B7C6"/>
    </style:style>
    <style:style style:name="T9141" style:parent-style-name="DefaultParagraphFont" style:family="text">
      <style:text-properties fo:color="#A9B7C6"/>
    </style:style>
    <style:style style:name="T9142" style:parent-style-name="DefaultParagraphFont" style:family="text">
      <style:text-properties fo:color="#CC7832"/>
    </style:style>
    <style:style style:name="T9143" style:parent-style-name="DefaultParagraphFont" style:family="text">
      <style:text-properties fo:color="#A9B7C6"/>
    </style:style>
    <style:style style:name="T9144" style:parent-style-name="DefaultParagraphFont" style:family="text">
      <style:text-properties fo:color="#CC7832"/>
    </style:style>
    <style:style style:name="T9145" style:parent-style-name="DefaultParagraphFont" style:family="text">
      <style:text-properties fo:color="#CC7832"/>
    </style:style>
    <style:style style:name="T9146" style:parent-style-name="DefaultParagraphFont" style:family="text">
      <style:text-properties fo:color="#CC7832"/>
    </style:style>
    <style:style style:name="T9147" style:parent-style-name="DefaultParagraphFont" style:family="text">
      <style:text-properties fo:color="#9876AA"/>
    </style:style>
    <style:style style:name="T9148" style:parent-style-name="DefaultParagraphFont" style:family="text">
      <style:text-properties fo:color="#A9B7C6"/>
    </style:style>
    <style:style style:name="T9149" style:parent-style-name="DefaultParagraphFont" style:family="text">
      <style:text-properties fo:color="#CC7832"/>
    </style:style>
    <style:style style:name="T9150" style:parent-style-name="DefaultParagraphFont" style:family="text">
      <style:text-properties fo:color="#CC7832"/>
    </style:style>
    <style:style style:name="T9151" style:parent-style-name="DefaultParagraphFont" style:family="text">
      <style:text-properties fo:color="#CC7832"/>
    </style:style>
    <style:style style:name="T9152" style:parent-style-name="DefaultParagraphFont" style:family="text">
      <style:text-properties fo:color="#A9B7C6"/>
    </style:style>
    <style:style style:name="T9153" style:parent-style-name="DefaultParagraphFont" style:family="text">
      <style:text-properties fo:color="#A9B7C6"/>
    </style:style>
    <style:style style:name="T9154" style:parent-style-name="DefaultParagraphFont" style:family="text">
      <style:text-properties fo:color="#A9B7C6"/>
    </style:style>
    <style:style style:name="T9155" style:parent-style-name="DefaultParagraphFont" style:family="text">
      <style:text-properties fo:color="#A9B7C6"/>
    </style:style>
    <style:style style:name="T9156" style:parent-style-name="DefaultParagraphFont" style:family="text">
      <style:text-properties fo:color="#CC7832"/>
    </style:style>
    <style:style style:name="T9157" style:parent-style-name="DefaultParagraphFont" style:family="text">
      <style:text-properties fo:color="#FFC66D"/>
    </style:style>
    <style:style style:name="T9158" style:parent-style-name="DefaultParagraphFont" style:family="text">
      <style:text-properties fo:color="#A9B7C6"/>
    </style:style>
    <style:style style:name="T9159" style:parent-style-name="DefaultParagraphFont" style:family="text">
      <style:text-properties fo:color="#CC7832"/>
    </style:style>
    <style:style style:name="T9160" style:parent-style-name="DefaultParagraphFont" style:family="text">
      <style:text-properties fo:color="#A9B7C6"/>
    </style:style>
    <style:style style:name="T9161" style:parent-style-name="DefaultParagraphFont" style:family="text">
      <style:text-properties fo:color="#CC7832"/>
    </style:style>
    <style:style style:name="T9162" style:parent-style-name="DefaultParagraphFont" style:family="text">
      <style:text-properties fo:color="#A9B7C6"/>
    </style:style>
    <style:style style:name="T9163" style:parent-style-name="DefaultParagraphFont" style:family="text">
      <style:text-properties fo:color="#A9B7C6"/>
    </style:style>
    <style:style style:name="T9164" style:parent-style-name="DefaultParagraphFont" style:family="text">
      <style:text-properties fo:color="#A9B7C6"/>
    </style:style>
    <style:style style:name="T9165" style:parent-style-name="DefaultParagraphFont" style:family="text">
      <style:text-properties fo:color="#CC7832"/>
    </style:style>
    <style:style style:name="T9166" style:parent-style-name="DefaultParagraphFont" style:family="text">
      <style:text-properties fo:color="#A9B7C6"/>
    </style:style>
    <style:style style:name="T9167" style:parent-style-name="DefaultParagraphFont" style:family="text">
      <style:text-properties fo:font-style="italic" style:font-style-asian="italic" style:font-style-complex="italic" fo:color="#9876AA"/>
    </style:style>
    <style:style style:name="T9168" style:parent-style-name="DefaultParagraphFont" style:family="text">
      <style:text-properties fo:color="#A9B7C6"/>
    </style:style>
    <style:style style:name="T9169" style:parent-style-name="DefaultParagraphFont" style:family="text">
      <style:text-properties fo:color="#A9B7C6"/>
    </style:style>
    <style:style style:name="T9170" style:parent-style-name="DefaultParagraphFont" style:family="text">
      <style:text-properties fo:color="#A9B7C6"/>
    </style:style>
    <style:style style:name="T9171" style:parent-style-name="DefaultParagraphFont" style:family="text">
      <style:text-properties fo:color="#CC7832"/>
    </style:style>
    <style:style style:name="T9172" style:parent-style-name="DefaultParagraphFont" style:family="text">
      <style:text-properties fo:color="#CC7832"/>
    </style:style>
    <style:style style:name="T9173" style:parent-style-name="DefaultParagraphFont" style:family="text">
      <style:text-properties fo:color="#CC7832"/>
    </style:style>
    <style:style style:name="T9174" style:parent-style-name="DefaultParagraphFont" style:family="text">
      <style:text-properties fo:color="#CC7832"/>
    </style:style>
    <style:style style:name="T9175" style:parent-style-name="DefaultParagraphFont" style:family="text">
      <style:text-properties fo:color="#CC7832"/>
    </style:style>
    <style:style style:name="T9176" style:parent-style-name="DefaultParagraphFont" style:family="text">
      <style:text-properties fo:color="#A9B7C6"/>
    </style:style>
    <style:style style:name="T9177" style:parent-style-name="DefaultParagraphFont" style:family="text">
      <style:text-properties fo:color="#A9B7C6"/>
    </style:style>
    <style:style style:name="T9178" style:parent-style-name="DefaultParagraphFont" style:family="text">
      <style:text-properties fo:color="#A9B7C6"/>
    </style:style>
    <style:style style:name="T9179" style:parent-style-name="DefaultParagraphFont" style:family="text">
      <style:text-properties fo:color="#CC7832"/>
    </style:style>
    <style:style style:name="T9180" style:parent-style-name="DefaultParagraphFont" style:family="text">
      <style:text-properties fo:color="#CC7832"/>
    </style:style>
    <style:style style:name="T9181" style:parent-style-name="DefaultParagraphFont" style:family="text">
      <style:text-properties fo:color="#CC7832"/>
    </style:style>
    <style:style style:name="T9182" style:parent-style-name="DefaultParagraphFont" style:family="text">
      <style:text-properties fo:color="#A9B7C6"/>
    </style:style>
    <style:style style:name="T9183" style:parent-style-name="DefaultParagraphFont" style:family="text">
      <style:text-properties fo:color="#A9B7C6"/>
    </style:style>
    <style:style style:name="T9184" style:parent-style-name="DefaultParagraphFont" style:family="text">
      <style:text-properties fo:color="#A9B7C6"/>
    </style:style>
    <style:style style:name="T9185" style:parent-style-name="DefaultParagraphFont" style:family="text">
      <style:text-properties fo:color="#A9B7C6"/>
    </style:style>
    <style:style style:name="T9186" style:parent-style-name="DefaultParagraphFont" style:family="text">
      <style:text-properties fo:color="#808080"/>
    </style:style>
    <style:style style:name="T9187" style:parent-style-name="DefaultParagraphFont" style:family="text">
      <style:text-properties fo:color="#808080"/>
    </style:style>
    <style:style style:name="T9188" style:parent-style-name="DefaultParagraphFont" style:family="text">
      <style:text-properties fo:color="#808080"/>
    </style:style>
    <style:style style:name="T9189" style:parent-style-name="DefaultParagraphFont" style:family="text">
      <style:text-properties fo:color="#808080"/>
    </style:style>
    <style:style style:name="T9190" style:parent-style-name="DefaultParagraphFont" style:family="text">
      <style:text-properties fo:color="#CC7832"/>
    </style:style>
    <style:style style:name="T9191" style:parent-style-name="DefaultParagraphFont" style:family="text">
      <style:text-properties fo:color="#FFC66D"/>
    </style:style>
    <style:style style:name="T9192" style:parent-style-name="DefaultParagraphFont" style:family="text">
      <style:text-properties fo:color="#A9B7C6"/>
    </style:style>
    <style:style style:name="T9193" style:parent-style-name="DefaultParagraphFont" style:family="text">
      <style:text-properties fo:color="#CC7832"/>
    </style:style>
    <style:style style:name="T9194" style:parent-style-name="DefaultParagraphFont" style:family="text">
      <style:text-properties fo:color="#A9B7C6"/>
    </style:style>
    <style:style style:name="T9195" style:parent-style-name="DefaultParagraphFont" style:family="text">
      <style:text-properties fo:color="#A9B7C6"/>
    </style:style>
    <style:style style:name="T9196" style:parent-style-name="DefaultParagraphFont" style:family="text">
      <style:text-properties fo:color="#A9B7C6"/>
    </style:style>
    <style:style style:name="T9197" style:parent-style-name="DefaultParagraphFont" style:family="text">
      <style:text-properties fo:font-style="italic" style:font-style-asian="italic" style:font-style-complex="italic" fo:color="#A9B7C6"/>
    </style:style>
    <style:style style:name="T9198" style:parent-style-name="DefaultParagraphFont" style:family="text">
      <style:text-properties fo:color="#A9B7C6"/>
    </style:style>
    <style:style style:name="T9199" style:parent-style-name="DefaultParagraphFont" style:family="text">
      <style:text-properties fo:color="#CC7832"/>
    </style:style>
    <style:style style:name="T9200" style:parent-style-name="DefaultParagraphFont" style:family="text">
      <style:text-properties fo:color="#A9B7C6"/>
    </style:style>
    <style:style style:name="T9201" style:parent-style-name="DefaultParagraphFont" style:family="text">
      <style:text-properties fo:color="#CC7832"/>
    </style:style>
    <style:style style:name="T9202" style:parent-style-name="DefaultParagraphFont" style:family="text">
      <style:text-properties fo:color="#A9B7C6"/>
    </style:style>
    <style:style style:name="T9203" style:parent-style-name="DefaultParagraphFont" style:family="text">
      <style:text-properties fo:font-style="italic" style:font-style-asian="italic" style:font-style-complex="italic" fo:color="#9876AA"/>
    </style:style>
    <style:style style:name="T9204" style:parent-style-name="DefaultParagraphFont" style:family="text">
      <style:text-properties fo:color="#A9B7C6"/>
    </style:style>
    <style:style style:name="T9205" style:parent-style-name="DefaultParagraphFont" style:family="text">
      <style:text-properties fo:color="#CC7832"/>
    </style:style>
    <style:style style:name="T9206" style:parent-style-name="DefaultParagraphFont" style:family="text">
      <style:text-properties fo:color="#CC7832"/>
    </style:style>
    <style:style style:name="T9207" style:parent-style-name="DefaultParagraphFont" style:family="text">
      <style:text-properties fo:color="#CC7832"/>
    </style:style>
    <style:style style:name="T9208" style:parent-style-name="DefaultParagraphFont" style:family="text">
      <style:text-properties fo:color="#A9B7C6"/>
    </style:style>
    <style:style style:name="T9209" style:parent-style-name="DefaultParagraphFont" style:family="text">
      <style:text-properties fo:font-style="italic" style:font-style-asian="italic" style:font-style-complex="italic" fo:color="#9876AA"/>
    </style:style>
    <style:style style:name="T9210" style:parent-style-name="DefaultParagraphFont" style:family="text">
      <style:text-properties fo:color="#CC7832"/>
    </style:style>
    <style:style style:name="T9211" style:parent-style-name="DefaultParagraphFont" style:family="text">
      <style:text-properties fo:color="#6897BB"/>
    </style:style>
    <style:style style:name="T9212" style:parent-style-name="DefaultParagraphFont" style:family="text">
      <style:text-properties fo:color="#CC7832"/>
    </style:style>
    <style:style style:name="T9213" style:parent-style-name="DefaultParagraphFont" style:family="text">
      <style:text-properties fo:color="#6897BB"/>
    </style:style>
    <style:style style:name="T9214" style:parent-style-name="DefaultParagraphFont" style:family="text">
      <style:text-properties fo:color="#A9B7C6"/>
    </style:style>
    <style:style style:name="T9215" style:parent-style-name="DefaultParagraphFont" style:family="text">
      <style:text-properties fo:color="#CC7832"/>
    </style:style>
    <style:style style:name="T9216" style:parent-style-name="DefaultParagraphFont" style:family="text">
      <style:text-properties fo:color="#CC7832"/>
    </style:style>
    <style:style style:name="T9217" style:parent-style-name="DefaultParagraphFont" style:family="text">
      <style:text-properties fo:color="#CC7832"/>
    </style:style>
    <style:style style:name="T9218" style:parent-style-name="DefaultParagraphFont" style:family="text">
      <style:text-properties fo:color="#A9B7C6"/>
    </style:style>
    <style:style style:name="T9219" style:parent-style-name="DefaultParagraphFont" style:family="text">
      <style:text-properties fo:color="#CC7832"/>
    </style:style>
    <style:style style:name="T9220" style:parent-style-name="DefaultParagraphFont" style:family="text">
      <style:text-properties fo:color="#CC7832"/>
    </style:style>
    <style:style style:name="T9221" style:parent-style-name="DefaultParagraphFont" style:family="text">
      <style:text-properties fo:color="#CC7832"/>
    </style:style>
    <style:style style:name="T9222" style:parent-style-name="DefaultParagraphFont" style:family="text">
      <style:text-properties fo:color="#A9B7C6"/>
    </style:style>
    <style:style style:name="T9223" style:parent-style-name="DefaultParagraphFont" style:family="text">
      <style:text-properties fo:color="#A9B7C6"/>
    </style:style>
    <style:style style:name="T9224" style:parent-style-name="DefaultParagraphFont" style:family="text">
      <style:text-properties fo:color="#A9B7C6"/>
    </style:style>
    <style:style style:name="P9225" style:parent-style-name="HTMLPreformatted" style:family="paragraph">
      <style:paragraph-properties fo:background-color="#2B2B2B"/>
    </style:style>
    <style:style style:name="T9226" style:parent-style-name="DefaultParagraphFont" style:family="text">
      <style:text-properties fo:color="#CC7832"/>
    </style:style>
    <style:style style:name="T9227" style:parent-style-name="DefaultParagraphFont" style:family="text">
      <style:text-properties fo:color="#A9B7C6"/>
    </style:style>
    <style:style style:name="T9228" style:parent-style-name="DefaultParagraphFont" style:family="text">
      <style:text-properties fo:color="#CC7832"/>
    </style:style>
    <style:style style:name="T9229" style:parent-style-name="DefaultParagraphFont" style:family="text">
      <style:text-properties fo:color="#CC7832"/>
    </style:style>
    <style:style style:name="T9230" style:parent-style-name="DefaultParagraphFont" style:family="text">
      <style:text-properties fo:color="#CC7832"/>
    </style:style>
    <style:style style:name="T9231" style:parent-style-name="DefaultParagraphFont" style:family="text">
      <style:text-properties fo:color="#CC7832"/>
    </style:style>
    <style:style style:name="T9232" style:parent-style-name="DefaultParagraphFont" style:family="text">
      <style:text-properties fo:color="#A9B7C6"/>
    </style:style>
    <style:style style:name="T9233" style:parent-style-name="DefaultParagraphFont" style:family="text">
      <style:text-properties fo:color="#CC7832"/>
    </style:style>
    <style:style style:name="T9234" style:parent-style-name="DefaultParagraphFont" style:family="text">
      <style:text-properties fo:color="#CC7832"/>
    </style:style>
    <style:style style:name="T9235" style:parent-style-name="DefaultParagraphFont" style:family="text">
      <style:text-properties fo:color="#CC7832"/>
    </style:style>
    <style:style style:name="T9236" style:parent-style-name="DefaultParagraphFont" style:family="text">
      <style:text-properties fo:color="#A9B7C6"/>
    </style:style>
    <style:style style:name="T9237" style:parent-style-name="DefaultParagraphFont" style:family="text">
      <style:text-properties fo:color="#CC7832"/>
    </style:style>
    <style:style style:name="T9238" style:parent-style-name="DefaultParagraphFont" style:family="text">
      <style:text-properties fo:color="#CC7832"/>
    </style:style>
    <style:style style:name="T9239" style:parent-style-name="DefaultParagraphFont" style:family="text">
      <style:text-properties fo:color="#CC7832"/>
    </style:style>
    <style:style style:name="T9240" style:parent-style-name="DefaultParagraphFont" style:family="text">
      <style:text-properties fo:color="#A9B7C6"/>
    </style:style>
    <style:style style:name="T9241" style:parent-style-name="DefaultParagraphFont" style:family="text">
      <style:text-properties fo:color="#CC7832"/>
    </style:style>
    <style:style style:name="T9242" style:parent-style-name="DefaultParagraphFont" style:family="text">
      <style:text-properties fo:color="#CC7832"/>
    </style:style>
    <style:style style:name="T9243" style:parent-style-name="DefaultParagraphFont" style:family="text">
      <style:text-properties fo:color="#CC7832"/>
    </style:style>
    <style:style style:name="T9244" style:parent-style-name="DefaultParagraphFont" style:family="text">
      <style:text-properties fo:color="#A9B7C6"/>
    </style:style>
    <style:style style:name="T9245" style:parent-style-name="DefaultParagraphFont" style:family="text">
      <style:text-properties fo:color="#CC7832"/>
    </style:style>
    <style:style style:name="T9246" style:parent-style-name="DefaultParagraphFont" style:family="text">
      <style:text-properties fo:color="#CC7832"/>
    </style:style>
    <style:style style:name="T9247" style:parent-style-name="DefaultParagraphFont" style:family="text">
      <style:text-properties fo:color="#CC7832"/>
    </style:style>
    <style:style style:name="T9248" style:parent-style-name="DefaultParagraphFont" style:family="text">
      <style:text-properties fo:color="#A9B7C6"/>
    </style:style>
    <style:style style:name="T9249" style:parent-style-name="DefaultParagraphFont" style:family="text">
      <style:text-properties fo:color="#CC7832"/>
    </style:style>
    <style:style style:name="T9250" style:parent-style-name="DefaultParagraphFont" style:family="text">
      <style:text-properties fo:color="#CC7832"/>
    </style:style>
    <style:style style:name="T9251" style:parent-style-name="DefaultParagraphFont" style:family="text">
      <style:text-properties fo:color="#CC7832"/>
    </style:style>
    <style:style style:name="T9252" style:parent-style-name="DefaultParagraphFont" style:family="text">
      <style:text-properties fo:color="#A9B7C6"/>
    </style:style>
    <style:style style:name="T9253" style:parent-style-name="DefaultParagraphFont" style:family="text">
      <style:text-properties fo:color="#A9B7C6"/>
    </style:style>
    <style:style style:name="T9254" style:parent-style-name="DefaultParagraphFont" style:family="text">
      <style:text-properties fo:color="#CC7832"/>
    </style:style>
    <style:style style:name="T9255" style:parent-style-name="DefaultParagraphFont" style:family="text">
      <style:text-properties fo:color="#CC7832"/>
    </style:style>
    <style:style style:name="T9256" style:parent-style-name="DefaultParagraphFont" style:family="text">
      <style:text-properties fo:color="#CC7832"/>
    </style:style>
    <style:style style:name="T9257" style:parent-style-name="DefaultParagraphFont" style:family="text">
      <style:text-properties fo:color="#A9B7C6"/>
    </style:style>
    <style:style style:name="T9258" style:parent-style-name="DefaultParagraphFont" style:family="text">
      <style:text-properties fo:color="#CC7832"/>
    </style:style>
    <style:style style:name="T9259" style:parent-style-name="DefaultParagraphFont" style:family="text">
      <style:text-properties fo:color="#CC7832"/>
    </style:style>
    <style:style style:name="T9260" style:parent-style-name="DefaultParagraphFont" style:family="text">
      <style:text-properties fo:color="#CC7832"/>
    </style:style>
    <style:style style:name="T9261" style:parent-style-name="DefaultParagraphFont" style:family="text">
      <style:text-properties fo:color="#A9B7C6"/>
    </style:style>
    <style:style style:name="T9262" style:parent-style-name="DefaultParagraphFont" style:family="text">
      <style:text-properties fo:color="#CC7832"/>
    </style:style>
    <style:style style:name="T9263" style:parent-style-name="DefaultParagraphFont" style:family="text">
      <style:text-properties fo:color="#CC7832"/>
    </style:style>
    <style:style style:name="T9264" style:parent-style-name="DefaultParagraphFont" style:family="text">
      <style:text-properties fo:color="#CC7832"/>
    </style:style>
    <style:style style:name="T9265" style:parent-style-name="DefaultParagraphFont" style:family="text">
      <style:text-properties fo:color="#A9B7C6"/>
    </style:style>
    <style:style style:name="T9266" style:parent-style-name="DefaultParagraphFont" style:family="text">
      <style:text-properties fo:color="#CC7832"/>
    </style:style>
    <style:style style:name="T9267" style:parent-style-name="DefaultParagraphFont" style:family="text">
      <style:text-properties fo:color="#CC7832"/>
    </style:style>
    <style:style style:name="T9268" style:parent-style-name="DefaultParagraphFont" style:family="text">
      <style:text-properties fo:color="#CC7832"/>
    </style:style>
    <style:style style:name="T9269" style:parent-style-name="DefaultParagraphFont" style:family="text">
      <style:text-properties fo:color="#A9B7C6"/>
    </style:style>
    <style:style style:name="T9270" style:parent-style-name="DefaultParagraphFont" style:family="text">
      <style:text-properties fo:color="#CC7832"/>
    </style:style>
    <style:style style:name="T9271" style:parent-style-name="DefaultParagraphFont" style:family="text">
      <style:text-properties fo:color="#CC7832"/>
    </style:style>
    <style:style style:name="T9272" style:parent-style-name="DefaultParagraphFont" style:family="text">
      <style:text-properties fo:color="#CC7832"/>
    </style:style>
    <style:style style:name="T9273" style:parent-style-name="DefaultParagraphFont" style:family="text">
      <style:text-properties fo:color="#A9B7C6"/>
    </style:style>
    <style:style style:name="T9274" style:parent-style-name="DefaultParagraphFont" style:family="text">
      <style:text-properties fo:color="#CC7832"/>
    </style:style>
    <style:style style:name="T9275" style:parent-style-name="DefaultParagraphFont" style:family="text">
      <style:text-properties fo:color="#CC7832"/>
    </style:style>
    <style:style style:name="T9276" style:parent-style-name="DefaultParagraphFont" style:family="text">
      <style:text-properties fo:color="#CC7832"/>
    </style:style>
    <style:style style:name="T9277" style:parent-style-name="DefaultParagraphFont" style:family="text">
      <style:text-properties fo:color="#A9B7C6"/>
    </style:style>
    <style:style style:name="T9278" style:parent-style-name="DefaultParagraphFont" style:family="text">
      <style:text-properties fo:color="#CC7832"/>
    </style:style>
    <style:style style:name="T9279" style:parent-style-name="DefaultParagraphFont" style:family="text">
      <style:text-properties fo:color="#CC7832"/>
    </style:style>
    <style:style style:name="T9280" style:parent-style-name="DefaultParagraphFont" style:family="text">
      <style:text-properties fo:color="#CC7832"/>
    </style:style>
    <style:style style:name="T9281" style:parent-style-name="DefaultParagraphFont" style:family="text">
      <style:text-properties fo:color="#A9B7C6"/>
    </style:style>
    <style:style style:name="T9282" style:parent-style-name="DefaultParagraphFont" style:family="text">
      <style:text-properties fo:color="#CC7832"/>
    </style:style>
    <style:style style:name="T9283" style:parent-style-name="DefaultParagraphFont" style:family="text">
      <style:text-properties fo:color="#CC7832"/>
    </style:style>
    <style:style style:name="T9284" style:parent-style-name="DefaultParagraphFont" style:family="text">
      <style:text-properties fo:color="#CC7832"/>
    </style:style>
    <style:style style:name="T9285" style:parent-style-name="DefaultParagraphFont" style:family="text">
      <style:text-properties fo:color="#CC7832"/>
    </style:style>
    <style:style style:name="T9286" style:parent-style-name="DefaultParagraphFont" style:family="text">
      <style:text-properties fo:color="#A9B7C6"/>
    </style:style>
    <style:style style:name="T9287" style:parent-style-name="DefaultParagraphFont" style:family="text">
      <style:text-properties fo:color="#CC7832"/>
    </style:style>
    <style:style style:name="T9288" style:parent-style-name="DefaultParagraphFont" style:family="text">
      <style:text-properties fo:color="#CC7832"/>
    </style:style>
    <style:style style:name="T9289" style:parent-style-name="DefaultParagraphFont" style:family="text">
      <style:text-properties fo:color="#CC7832"/>
    </style:style>
    <style:style style:name="T9290" style:parent-style-name="DefaultParagraphFont" style:family="text">
      <style:text-properties fo:color="#A9B7C6"/>
    </style:style>
    <style:style style:name="T9291" style:parent-style-name="DefaultParagraphFont" style:family="text">
      <style:text-properties fo:color="#CC7832"/>
    </style:style>
    <style:style style:name="T9292" style:parent-style-name="DefaultParagraphFont" style:family="text">
      <style:text-properties fo:color="#CC7832"/>
    </style:style>
    <style:style style:name="T9293" style:parent-style-name="DefaultParagraphFont" style:family="text">
      <style:text-properties fo:color="#CC7832"/>
    </style:style>
    <style:style style:name="T9294" style:parent-style-name="DefaultParagraphFont" style:family="text">
      <style:text-properties fo:color="#A9B7C6"/>
    </style:style>
    <style:style style:name="T9295" style:parent-style-name="DefaultParagraphFont" style:family="text">
      <style:text-properties fo:color="#CC7832"/>
    </style:style>
    <style:style style:name="T9296" style:parent-style-name="DefaultParagraphFont" style:family="text">
      <style:text-properties fo:color="#CC7832"/>
    </style:style>
    <style:style style:name="T9297" style:parent-style-name="DefaultParagraphFont" style:family="text">
      <style:text-properties fo:color="#CC7832"/>
    </style:style>
    <style:style style:name="T9298" style:parent-style-name="DefaultParagraphFont" style:family="text">
      <style:text-properties fo:color="#A9B7C6"/>
    </style:style>
    <style:style style:name="T9299" style:parent-style-name="DefaultParagraphFont" style:family="text">
      <style:text-properties fo:color="#CC7832"/>
    </style:style>
    <style:style style:name="T9300" style:parent-style-name="DefaultParagraphFont" style:family="text">
      <style:text-properties fo:color="#CC7832"/>
    </style:style>
    <style:style style:name="T9301" style:parent-style-name="DefaultParagraphFont" style:family="text">
      <style:text-properties fo:color="#CC7832"/>
    </style:style>
    <style:style style:name="T9302" style:parent-style-name="DefaultParagraphFont" style:family="text">
      <style:text-properties fo:color="#A9B7C6"/>
    </style:style>
    <style:style style:name="T9303" style:parent-style-name="DefaultParagraphFont" style:family="text">
      <style:text-properties fo:color="#CC7832"/>
    </style:style>
    <style:style style:name="T9304" style:parent-style-name="DefaultParagraphFont" style:family="text">
      <style:text-properties fo:color="#CC7832"/>
    </style:style>
    <style:style style:name="T9305" style:parent-style-name="DefaultParagraphFont" style:family="text">
      <style:text-properties fo:color="#CC7832"/>
    </style:style>
    <style:style style:name="T9306" style:parent-style-name="DefaultParagraphFont" style:family="text">
      <style:text-properties fo:color="#A9B7C6"/>
    </style:style>
    <style:style style:name="T9307" style:parent-style-name="DefaultParagraphFont" style:family="text">
      <style:text-properties fo:color="#CC7832"/>
    </style:style>
    <style:style style:name="T9308" style:parent-style-name="DefaultParagraphFont" style:family="text">
      <style:text-properties fo:color="#CC7832"/>
    </style:style>
    <style:style style:name="T9309" style:parent-style-name="DefaultParagraphFont" style:family="text">
      <style:text-properties fo:color="#CC7832"/>
    </style:style>
    <style:style style:name="T9310" style:parent-style-name="DefaultParagraphFont" style:family="text">
      <style:text-properties fo:color="#A9B7C6"/>
    </style:style>
    <style:style style:name="T9311" style:parent-style-name="DefaultParagraphFont" style:family="text">
      <style:text-properties fo:color="#CC7832"/>
    </style:style>
    <style:style style:name="T9312" style:parent-style-name="DefaultParagraphFont" style:family="text">
      <style:text-properties fo:color="#CC7832"/>
    </style:style>
    <style:style style:name="T9313" style:parent-style-name="DefaultParagraphFont" style:family="text">
      <style:text-properties fo:color="#CC7832"/>
    </style:style>
    <style:style style:name="T9314" style:parent-style-name="DefaultParagraphFont" style:family="text">
      <style:text-properties fo:color="#CC7832"/>
    </style:style>
    <style:style style:name="T9315" style:parent-style-name="DefaultParagraphFont" style:family="text">
      <style:text-properties fo:color="#A9B7C6"/>
    </style:style>
    <style:style style:name="T9316" style:parent-style-name="DefaultParagraphFont" style:family="text">
      <style:text-properties fo:color="#CC7832"/>
    </style:style>
    <style:style style:name="T9317" style:parent-style-name="DefaultParagraphFont" style:family="text">
      <style:text-properties fo:color="#CC7832"/>
    </style:style>
    <style:style style:name="T9318" style:parent-style-name="DefaultParagraphFont" style:family="text">
      <style:text-properties fo:color="#CC7832"/>
    </style:style>
    <style:style style:name="T9319" style:parent-style-name="DefaultParagraphFont" style:family="text">
      <style:text-properties fo:color="#A9B7C6"/>
    </style:style>
    <style:style style:name="T9320" style:parent-style-name="DefaultParagraphFont" style:family="text">
      <style:text-properties fo:color="#A9B7C6"/>
    </style:style>
    <style:style style:name="T9321" style:parent-style-name="DefaultParagraphFont" style:family="text">
      <style:text-properties fo:color="#CC7832"/>
    </style:style>
    <style:style style:name="T9322" style:parent-style-name="DefaultParagraphFont" style:family="text">
      <style:text-properties fo:color="#CC7832"/>
    </style:style>
    <style:style style:name="T9323" style:parent-style-name="DefaultParagraphFont" style:family="text">
      <style:text-properties fo:color="#CC7832"/>
    </style:style>
    <style:style style:name="T9324" style:parent-style-name="DefaultParagraphFont" style:family="text">
      <style:text-properties fo:color="#CC7832"/>
    </style:style>
    <style:style style:name="T9325" style:parent-style-name="DefaultParagraphFont" style:family="text">
      <style:text-properties fo:color="#A9B7C6"/>
    </style:style>
    <style:style style:name="T9326" style:parent-style-name="DefaultParagraphFont" style:family="text">
      <style:text-properties fo:color="#CC7832"/>
    </style:style>
    <style:style style:name="T9327" style:parent-style-name="DefaultParagraphFont" style:family="text">
      <style:text-properties fo:color="#A9B7C6"/>
    </style:style>
    <style:style style:name="T9328" style:parent-style-name="DefaultParagraphFont" style:family="text">
      <style:text-properties fo:color="#A9B7C6"/>
    </style:style>
    <style:style style:name="T9329" style:parent-style-name="DefaultParagraphFont" style:family="text">
      <style:text-properties fo:color="#A9B7C6"/>
    </style:style>
    <style:style style:name="T9330" style:parent-style-name="DefaultParagraphFont" style:family="text">
      <style:text-properties fo:color="#A9B7C6"/>
    </style:style>
    <style:style style:name="T9331" style:parent-style-name="DefaultParagraphFont" style:family="text">
      <style:text-properties fo:color="#9876AA"/>
    </style:style>
    <style:style style:name="T9332" style:parent-style-name="DefaultParagraphFont" style:family="text">
      <style:text-properties fo:color="#CC7832"/>
    </style:style>
    <style:style style:name="T9333" style:parent-style-name="DefaultParagraphFont" style:family="text">
      <style:text-properties fo:color="#CC7832"/>
    </style:style>
    <style:style style:name="T9334" style:parent-style-name="DefaultParagraphFont" style:family="text">
      <style:text-properties fo:color="#CC7832"/>
    </style:style>
    <style:style style:name="T9335" style:parent-style-name="DefaultParagraphFont" style:family="text">
      <style:text-properties fo:color="#A9B7C6"/>
    </style:style>
    <style:style style:name="T9336" style:parent-style-name="DefaultParagraphFont" style:family="text">
      <style:text-properties fo:color="#9876AA"/>
    </style:style>
    <style:style style:name="T9337" style:parent-style-name="DefaultParagraphFont" style:family="text">
      <style:text-properties fo:color="#CC7832"/>
    </style:style>
    <style:style style:name="T9338" style:parent-style-name="DefaultParagraphFont" style:family="text">
      <style:text-properties fo:color="#CC7832"/>
    </style:style>
    <style:style style:name="T9339" style:parent-style-name="DefaultParagraphFont" style:family="text">
      <style:text-properties fo:color="#CC7832"/>
    </style:style>
    <style:style style:name="T9340" style:parent-style-name="DefaultParagraphFont" style:family="text">
      <style:text-properties fo:color="#A9B7C6"/>
    </style:style>
    <style:style style:name="T9341" style:parent-style-name="DefaultParagraphFont" style:family="text">
      <style:text-properties fo:color="#9876AA"/>
    </style:style>
    <style:style style:name="T9342" style:parent-style-name="DefaultParagraphFont" style:family="text">
      <style:text-properties fo:color="#CC7832"/>
    </style:style>
    <style:style style:name="T9343" style:parent-style-name="DefaultParagraphFont" style:family="text">
      <style:text-properties fo:color="#CC7832"/>
    </style:style>
    <style:style style:name="T9344" style:parent-style-name="DefaultParagraphFont" style:family="text">
      <style:text-properties fo:color="#CC7832"/>
    </style:style>
    <style:style style:name="T9345" style:parent-style-name="DefaultParagraphFont" style:family="text">
      <style:text-properties fo:color="#A9B7C6"/>
    </style:style>
    <style:style style:name="T9346" style:parent-style-name="DefaultParagraphFont" style:family="text">
      <style:text-properties fo:color="#9876AA"/>
    </style:style>
    <style:style style:name="T9347" style:parent-style-name="DefaultParagraphFont" style:family="text">
      <style:text-properties fo:color="#CC7832"/>
    </style:style>
    <style:style style:name="T9348" style:parent-style-name="DefaultParagraphFont" style:family="text">
      <style:text-properties fo:color="#CC7832"/>
    </style:style>
    <style:style style:name="T9349" style:parent-style-name="DefaultParagraphFont" style:family="text">
      <style:text-properties fo:color="#CC7832"/>
    </style:style>
    <style:style style:name="T9350" style:parent-style-name="DefaultParagraphFont" style:family="text">
      <style:text-properties fo:color="#A9B7C6"/>
    </style:style>
    <style:style style:name="T9351" style:parent-style-name="DefaultParagraphFont" style:family="text">
      <style:text-properties fo:color="#9876AA"/>
    </style:style>
    <style:style style:name="T9352" style:parent-style-name="DefaultParagraphFont" style:family="text">
      <style:text-properties fo:color="#CC7832"/>
    </style:style>
    <style:style style:name="T9353" style:parent-style-name="DefaultParagraphFont" style:family="text">
      <style:text-properties fo:color="#CC7832"/>
    </style:style>
    <style:style style:name="T9354" style:parent-style-name="DefaultParagraphFont" style:family="text">
      <style:text-properties fo:color="#CC7832"/>
    </style:style>
    <style:style style:name="T9355" style:parent-style-name="DefaultParagraphFont" style:family="text">
      <style:text-properties fo:color="#A9B7C6"/>
    </style:style>
    <style:style style:name="T9356" style:parent-style-name="DefaultParagraphFont" style:family="text">
      <style:text-properties fo:color="#9876AA"/>
    </style:style>
    <style:style style:name="T9357" style:parent-style-name="DefaultParagraphFont" style:family="text">
      <style:text-properties fo:color="#CC7832"/>
    </style:style>
    <style:style style:name="T9358" style:parent-style-name="DefaultParagraphFont" style:family="text">
      <style:text-properties fo:color="#CC7832"/>
    </style:style>
    <style:style style:name="T9359" style:parent-style-name="DefaultParagraphFont" style:family="text">
      <style:text-properties fo:color="#CC7832"/>
    </style:style>
    <style:style style:name="T9360" style:parent-style-name="DefaultParagraphFont" style:family="text">
      <style:text-properties fo:color="#CC7832"/>
    </style:style>
    <style:style style:name="T9361" style:parent-style-name="DefaultParagraphFont" style:family="text">
      <style:text-properties fo:color="#CC7832"/>
    </style:style>
    <style:style style:name="T9362" style:parent-style-name="DefaultParagraphFont" style:family="text">
      <style:text-properties fo:color="#BBB529"/>
    </style:style>
    <style:style style:name="T9363" style:parent-style-name="DefaultParagraphFont" style:family="text">
      <style:text-properties fo:color="#BBB529"/>
    </style:style>
    <style:style style:name="T9364" style:parent-style-name="DefaultParagraphFont" style:family="text">
      <style:text-properties fo:color="#BBB529"/>
    </style:style>
    <style:style style:name="T9365" style:parent-style-name="DefaultParagraphFont" style:family="text">
      <style:text-properties fo:color="#CC7832"/>
    </style:style>
    <style:style style:name="T9366" style:parent-style-name="DefaultParagraphFont" style:family="text">
      <style:text-properties fo:color="#FFC66D"/>
    </style:style>
    <style:style style:name="T9367" style:parent-style-name="DefaultParagraphFont" style:family="text">
      <style:text-properties fo:color="#A9B7C6"/>
    </style:style>
    <style:style style:name="T9368" style:parent-style-name="DefaultParagraphFont" style:family="text">
      <style:text-properties fo:color="#A9B7C6"/>
    </style:style>
    <style:style style:name="T9369" style:parent-style-name="DefaultParagraphFont" style:family="text">
      <style:text-properties fo:color="#A9B7C6"/>
    </style:style>
    <style:style style:name="T9370" style:parent-style-name="DefaultParagraphFont" style:family="text">
      <style:text-properties fo:color="#CC7832"/>
    </style:style>
    <style:style style:name="T9371" style:parent-style-name="DefaultParagraphFont" style:family="text">
      <style:text-properties fo:color="#A9B7C6"/>
    </style:style>
    <style:style style:name="T9372" style:parent-style-name="DefaultParagraphFont" style:family="text">
      <style:text-properties fo:color="#CC7832"/>
    </style:style>
    <style:style style:name="T9373" style:parent-style-name="DefaultParagraphFont" style:family="text">
      <style:text-properties fo:color="#CC7832"/>
    </style:style>
    <style:style style:name="T9374" style:parent-style-name="DefaultParagraphFont" style:family="text">
      <style:text-properties fo:color="#CC7832"/>
    </style:style>
    <style:style style:name="T9375" style:parent-style-name="DefaultParagraphFont" style:family="text">
      <style:text-properties fo:color="#A9B7C6"/>
    </style:style>
    <style:style style:name="T9376" style:parent-style-name="DefaultParagraphFont" style:family="text">
      <style:text-properties fo:font-style="italic" style:font-style-asian="italic" style:font-style-complex="italic" fo:color="#9876AA"/>
    </style:style>
    <style:style style:name="T9377" style:parent-style-name="DefaultParagraphFont" style:family="text">
      <style:text-properties fo:color="#A9B7C6"/>
    </style:style>
    <style:style style:name="T9378" style:parent-style-name="DefaultParagraphFont" style:family="text">
      <style:text-properties fo:color="#CC7832"/>
    </style:style>
    <style:style style:name="T9379" style:parent-style-name="DefaultParagraphFont" style:family="text">
      <style:text-properties fo:color="#CC7832"/>
    </style:style>
    <style:style style:name="T9380" style:parent-style-name="DefaultParagraphFont" style:family="text">
      <style:text-properties fo:color="#CC7832"/>
    </style:style>
    <style:style style:name="T9381" style:parent-style-name="DefaultParagraphFont" style:family="text">
      <style:text-properties fo:color="#808080"/>
    </style:style>
    <style:style style:name="T9382" style:parent-style-name="DefaultParagraphFont" style:family="text">
      <style:text-properties fo:color="#808080"/>
    </style:style>
    <style:style style:name="T9383" style:parent-style-name="DefaultParagraphFont" style:family="text">
      <style:text-properties fo:color="#808080"/>
    </style:style>
    <style:style style:name="T9384" style:parent-style-name="DefaultParagraphFont" style:family="text">
      <style:text-properties fo:color="#9876AA"/>
    </style:style>
    <style:style style:name="T9385" style:parent-style-name="DefaultParagraphFont" style:family="text">
      <style:text-properties fo:color="#A9B7C6"/>
    </style:style>
    <style:style style:name="T9386" style:parent-style-name="DefaultParagraphFont" style:family="text">
      <style:text-properties fo:color="#A9B7C6"/>
    </style:style>
    <style:style style:name="T9387" style:parent-style-name="DefaultParagraphFont" style:family="text">
      <style:text-properties fo:font-style="italic" style:font-style-asian="italic" style:font-style-complex="italic" fo:color="#A9B7C6"/>
    </style:style>
    <style:style style:name="T9388" style:parent-style-name="DefaultParagraphFont" style:family="text">
      <style:text-properties fo:color="#A9B7C6"/>
    </style:style>
    <style:style style:name="T9389" style:parent-style-name="DefaultParagraphFont" style:family="text">
      <style:text-properties fo:color="#CC7832"/>
    </style:style>
    <style:style style:name="T9390" style:parent-style-name="DefaultParagraphFont" style:family="text">
      <style:text-properties fo:color="#CC7832"/>
    </style:style>
    <style:style style:name="T9391" style:parent-style-name="DefaultParagraphFont" style:family="text">
      <style:text-properties fo:color="#CC7832"/>
    </style:style>
    <style:style style:name="T9392" style:parent-style-name="DefaultParagraphFont" style:family="text">
      <style:text-properties fo:color="#808080"/>
    </style:style>
    <style:style style:name="T9393" style:parent-style-name="DefaultParagraphFont" style:family="text">
      <style:text-properties fo:color="#808080"/>
    </style:style>
    <style:style style:name="T9394" style:parent-style-name="DefaultParagraphFont" style:family="text">
      <style:text-properties fo:color="#808080"/>
    </style:style>
    <style:style style:name="T9395" style:parent-style-name="DefaultParagraphFont" style:family="text">
      <style:text-properties fo:color="#9876AA"/>
    </style:style>
    <style:style style:name="T9396" style:parent-style-name="DefaultParagraphFont" style:family="text">
      <style:text-properties fo:color="#A9B7C6"/>
    </style:style>
    <style:style style:name="T9397" style:parent-style-name="DefaultParagraphFont" style:family="text">
      <style:text-properties fo:font-style="italic" style:font-style-asian="italic" style:font-style-complex="italic" fo:color="#A9B7C6"/>
    </style:style>
    <style:style style:name="T9398" style:parent-style-name="DefaultParagraphFont" style:family="text">
      <style:text-properties fo:color="#A9B7C6"/>
    </style:style>
    <style:style style:name="T9399" style:parent-style-name="DefaultParagraphFont" style:family="text">
      <style:text-properties fo:color="#CC7832"/>
    </style:style>
    <style:style style:name="T9400" style:parent-style-name="DefaultParagraphFont" style:family="text">
      <style:text-properties fo:color="#A9B7C6"/>
    </style:style>
    <style:style style:name="T9401" style:parent-style-name="DefaultParagraphFont" style:family="text">
      <style:text-properties fo:color="#CC7832"/>
    </style:style>
    <style:style style:name="T9402" style:parent-style-name="DefaultParagraphFont" style:family="text">
      <style:text-properties fo:color="#CC7832"/>
    </style:style>
    <style:style style:name="T9403" style:parent-style-name="DefaultParagraphFont" style:family="text">
      <style:text-properties fo:color="#CC7832"/>
    </style:style>
    <style:style style:name="T9404" style:parent-style-name="DefaultParagraphFont" style:family="text">
      <style:text-properties fo:color="#9876AA"/>
    </style:style>
    <style:style style:name="T9405" style:parent-style-name="DefaultParagraphFont" style:family="text">
      <style:text-properties fo:color="#A9B7C6"/>
    </style:style>
    <style:style style:name="T9406" style:parent-style-name="DefaultParagraphFont" style:family="text">
      <style:text-properties fo:color="#CC7832"/>
    </style:style>
    <style:style style:name="T9407" style:parent-style-name="DefaultParagraphFont" style:family="text">
      <style:text-properties fo:color="#CC7832"/>
    </style:style>
    <style:style style:name="T9408" style:parent-style-name="DefaultParagraphFont" style:family="text">
      <style:text-properties fo:color="#CC7832"/>
    </style:style>
    <style:style style:name="T9409" style:parent-style-name="DefaultParagraphFont" style:family="text">
      <style:text-properties fo:color="#CC7832"/>
    </style:style>
    <style:style style:name="T9410" style:parent-style-name="DefaultParagraphFont" style:family="text">
      <style:text-properties fo:color="#808080"/>
    </style:style>
    <style:style style:name="T9411" style:parent-style-name="DefaultParagraphFont" style:family="text">
      <style:text-properties fo:color="#808080"/>
    </style:style>
    <style:style style:name="T9412" style:parent-style-name="DefaultParagraphFont" style:family="text">
      <style:text-properties fo:color="#808080"/>
    </style:style>
    <style:style style:name="T9413" style:parent-style-name="DefaultParagraphFont" style:family="text">
      <style:text-properties fo:color="#9876AA"/>
    </style:style>
    <style:style style:name="T9414" style:parent-style-name="DefaultParagraphFont" style:family="text">
      <style:text-properties fo:color="#A9B7C6"/>
    </style:style>
    <style:style style:name="T9415" style:parent-style-name="DefaultParagraphFont" style:family="text">
      <style:text-properties fo:font-style="italic" style:font-style-asian="italic" style:font-style-complex="italic" fo:color="#9876AA"/>
    </style:style>
    <style:style style:name="T9416" style:parent-style-name="DefaultParagraphFont" style:family="text">
      <style:text-properties fo:color="#A9B7C6"/>
    </style:style>
    <style:style style:name="T9417" style:parent-style-name="DefaultParagraphFont" style:family="text">
      <style:text-properties fo:color="#CC7832"/>
    </style:style>
    <style:style style:name="T9418" style:parent-style-name="DefaultParagraphFont" style:family="text">
      <style:text-properties fo:color="#CC7832"/>
    </style:style>
    <style:style style:name="T9419" style:parent-style-name="DefaultParagraphFont" style:family="text">
      <style:text-properties fo:color="#CC7832"/>
    </style:style>
    <style:style style:name="T9420" style:parent-style-name="DefaultParagraphFont" style:family="text">
      <style:text-properties fo:color="#9876AA"/>
    </style:style>
    <style:style style:name="T9421" style:parent-style-name="DefaultParagraphFont" style:family="text">
      <style:text-properties fo:color="#A9B7C6"/>
    </style:style>
    <style:style style:name="T9422" style:parent-style-name="DefaultParagraphFont" style:family="text">
      <style:text-properties fo:font-style="italic" style:font-style-asian="italic" style:font-style-complex="italic" fo:color="#9876AA"/>
    </style:style>
    <style:style style:name="T9423" style:parent-style-name="DefaultParagraphFont" style:family="text">
      <style:text-properties fo:color="#A9B7C6"/>
    </style:style>
    <style:style style:name="T9424" style:parent-style-name="DefaultParagraphFont" style:family="text">
      <style:text-properties fo:color="#CC7832"/>
    </style:style>
    <style:style style:name="T9425" style:parent-style-name="DefaultParagraphFont" style:family="text">
      <style:text-properties fo:color="#CC7832"/>
    </style:style>
    <style:style style:name="T9426" style:parent-style-name="DefaultParagraphFont" style:family="text">
      <style:text-properties fo:color="#CC7832"/>
    </style:style>
    <style:style style:name="T9427" style:parent-style-name="DefaultParagraphFont" style:family="text">
      <style:text-properties fo:color="#9876AA"/>
    </style:style>
    <style:style style:name="T9428" style:parent-style-name="DefaultParagraphFont" style:family="text">
      <style:text-properties fo:color="#A9B7C6"/>
    </style:style>
    <style:style style:name="T9429" style:parent-style-name="DefaultParagraphFont" style:family="text">
      <style:text-properties fo:font-style="italic" style:font-style-asian="italic" style:font-style-complex="italic" fo:color="#9876AA"/>
    </style:style>
    <style:style style:name="T9430" style:parent-style-name="DefaultParagraphFont" style:family="text">
      <style:text-properties fo:color="#A9B7C6"/>
    </style:style>
    <style:style style:name="T9431" style:parent-style-name="DefaultParagraphFont" style:family="text">
      <style:text-properties fo:color="#CC7832"/>
    </style:style>
    <style:style style:name="T9432" style:parent-style-name="DefaultParagraphFont" style:family="text">
      <style:text-properties fo:color="#CC7832"/>
    </style:style>
    <style:style style:name="T9433" style:parent-style-name="DefaultParagraphFont" style:family="text">
      <style:text-properties fo:color="#CC7832"/>
    </style:style>
    <style:style style:name="T9434" style:parent-style-name="DefaultParagraphFont" style:family="text">
      <style:text-properties fo:color="#9876AA"/>
    </style:style>
    <style:style style:name="T9435" style:parent-style-name="DefaultParagraphFont" style:family="text">
      <style:text-properties fo:color="#A9B7C6"/>
    </style:style>
    <style:style style:name="T9436" style:parent-style-name="DefaultParagraphFont" style:family="text">
      <style:text-properties fo:font-style="italic" style:font-style-asian="italic" style:font-style-complex="italic" fo:color="#9876AA"/>
    </style:style>
    <style:style style:name="T9437" style:parent-style-name="DefaultParagraphFont" style:family="text">
      <style:text-properties fo:color="#A9B7C6"/>
    </style:style>
    <style:style style:name="T9438" style:parent-style-name="DefaultParagraphFont" style:family="text">
      <style:text-properties fo:color="#CC7832"/>
    </style:style>
    <style:style style:name="T9439" style:parent-style-name="DefaultParagraphFont" style:family="text">
      <style:text-properties fo:color="#CC7832"/>
    </style:style>
    <style:style style:name="T9440" style:parent-style-name="DefaultParagraphFont" style:family="text">
      <style:text-properties fo:color="#CC7832"/>
    </style:style>
    <style:style style:name="T9441" style:parent-style-name="DefaultParagraphFont" style:family="text">
      <style:text-properties fo:color="#CC7832"/>
    </style:style>
    <style:style style:name="T9442" style:parent-style-name="DefaultParagraphFont" style:family="text">
      <style:text-properties fo:color="#808080"/>
    </style:style>
    <style:style style:name="T9443" style:parent-style-name="DefaultParagraphFont" style:family="text">
      <style:text-properties fo:color="#808080"/>
    </style:style>
    <style:style style:name="T9444" style:parent-style-name="DefaultParagraphFont" style:family="text">
      <style:text-properties fo:color="#808080"/>
    </style:style>
    <style:style style:name="T9445" style:parent-style-name="DefaultParagraphFont" style:family="text">
      <style:text-properties fo:color="#A9B7C6"/>
    </style:style>
    <style:style style:name="T9446" style:parent-style-name="DefaultParagraphFont" style:family="text">
      <style:text-properties fo:color="#A9B7C6"/>
    </style:style>
    <style:style style:name="T9447" style:parent-style-name="DefaultParagraphFont" style:family="text">
      <style:text-properties fo:color="#CC7832"/>
    </style:style>
    <style:style style:name="T9448" style:parent-style-name="DefaultParagraphFont" style:family="text">
      <style:text-properties fo:color="#CC7832"/>
    </style:style>
    <style:style style:name="T9449" style:parent-style-name="DefaultParagraphFont" style:family="text">
      <style:text-properties fo:color="#CC7832"/>
    </style:style>
    <style:style style:name="T9450" style:parent-style-name="DefaultParagraphFont" style:family="text">
      <style:text-properties fo:color="#CC7832"/>
    </style:style>
    <style:style style:name="T9451" style:parent-style-name="DefaultParagraphFont" style:family="text">
      <style:text-properties fo:color="#A9B7C6"/>
    </style:style>
    <style:style style:name="T9452" style:parent-style-name="DefaultParagraphFont" style:family="text">
      <style:text-properties fo:color="#A9B7C6"/>
    </style:style>
    <style:style style:name="T9453" style:parent-style-name="DefaultParagraphFont" style:family="text">
      <style:text-properties fo:color="#A9B7C6"/>
    </style:style>
    <style:style style:name="T9454" style:parent-style-name="DefaultParagraphFont" style:family="text">
      <style:text-properties fo:color="#A9B7C6"/>
    </style:style>
    <style:style style:name="T9455" style:parent-style-name="DefaultParagraphFont" style:family="text">
      <style:text-properties fo:color="#808080"/>
    </style:style>
    <style:style style:name="T9456" style:parent-style-name="DefaultParagraphFont" style:family="text">
      <style:text-properties fo:color="#808080"/>
    </style:style>
    <style:style style:name="T9457" style:parent-style-name="DefaultParagraphFont" style:family="text">
      <style:text-properties fo:color="#808080"/>
    </style:style>
    <style:style style:name="T9458" style:parent-style-name="DefaultParagraphFont" style:family="text">
      <style:text-properties fo:color="#BBB529"/>
    </style:style>
    <style:style style:name="T9459" style:parent-style-name="DefaultParagraphFont" style:family="text">
      <style:text-properties fo:color="#BBB529"/>
    </style:style>
    <style:style style:name="T9460" style:parent-style-name="DefaultParagraphFont" style:family="text">
      <style:text-properties fo:color="#BBB529"/>
    </style:style>
    <style:style style:name="T9461" style:parent-style-name="DefaultParagraphFont" style:family="text">
      <style:text-properties fo:color="#CC7832"/>
    </style:style>
    <style:style style:name="T9462" style:parent-style-name="DefaultParagraphFont" style:family="text">
      <style:text-properties fo:color="#FFC66D"/>
    </style:style>
    <style:style style:name="T9463" style:parent-style-name="DefaultParagraphFont" style:family="text">
      <style:text-properties fo:color="#A9B7C6"/>
    </style:style>
    <style:style style:name="T9464" style:parent-style-name="DefaultParagraphFont" style:family="text">
      <style:text-properties fo:color="#A9B7C6"/>
    </style:style>
    <style:style style:name="T9465" style:parent-style-name="DefaultParagraphFont" style:family="text">
      <style:text-properties fo:color="#A9B7C6"/>
    </style:style>
    <style:style style:name="T9466" style:parent-style-name="DefaultParagraphFont" style:family="text">
      <style:text-properties fo:color="#CC7832"/>
    </style:style>
    <style:style style:name="T9467" style:parent-style-name="DefaultParagraphFont" style:family="text">
      <style:text-properties fo:color="#A9B7C6"/>
    </style:style>
    <style:style style:name="T9468" style:parent-style-name="DefaultParagraphFont" style:family="text">
      <style:text-properties fo:color="#CC7832"/>
    </style:style>
    <style:style style:name="T9469" style:parent-style-name="DefaultParagraphFont" style:family="text">
      <style:text-properties fo:color="#CC7832"/>
    </style:style>
    <style:style style:name="T9470" style:parent-style-name="DefaultParagraphFont" style:family="text">
      <style:text-properties fo:color="#CC7832"/>
    </style:style>
    <style:style style:name="T9471" style:parent-style-name="DefaultParagraphFont" style:family="text">
      <style:text-properties fo:color="#9876AA"/>
    </style:style>
    <style:style style:name="T9472" style:parent-style-name="DefaultParagraphFont" style:family="text">
      <style:text-properties fo:color="#A9B7C6"/>
    </style:style>
    <style:style style:name="T9473" style:parent-style-name="DefaultParagraphFont" style:family="text">
      <style:text-properties fo:color="#CC7832"/>
    </style:style>
    <style:style style:name="T9474" style:parent-style-name="DefaultParagraphFont" style:family="text">
      <style:text-properties fo:color="#CC7832"/>
    </style:style>
    <style:style style:name="T9475" style:parent-style-name="DefaultParagraphFont" style:family="text">
      <style:text-properties fo:color="#CC7832"/>
    </style:style>
    <style:style style:name="T9476" style:parent-style-name="DefaultParagraphFont" style:family="text">
      <style:text-properties fo:color="#808080"/>
    </style:style>
    <style:style style:name="T9477" style:parent-style-name="DefaultParagraphFont" style:family="text">
      <style:text-properties fo:color="#808080"/>
    </style:style>
    <style:style style:name="T9478" style:parent-style-name="DefaultParagraphFont" style:family="text">
      <style:text-properties fo:color="#808080"/>
    </style:style>
    <style:style style:name="T9479" style:parent-style-name="DefaultParagraphFont" style:family="text">
      <style:text-properties fo:color="#A9B7C6"/>
    </style:style>
    <style:style style:name="T9480" style:parent-style-name="DefaultParagraphFont" style:family="text">
      <style:text-properties fo:color="#CC7832"/>
    </style:style>
    <style:style style:name="T9481" style:parent-style-name="DefaultParagraphFont" style:family="text">
      <style:text-properties fo:color="#CC7832"/>
    </style:style>
    <style:style style:name="T9482" style:parent-style-name="DefaultParagraphFont" style:family="text">
      <style:text-properties fo:color="#CC7832"/>
    </style:style>
    <style:style style:name="T9483" style:parent-style-name="DefaultParagraphFont" style:family="text">
      <style:text-properties fo:color="#CC7832"/>
    </style:style>
    <style:style style:name="T9484" style:parent-style-name="DefaultParagraphFont" style:family="text">
      <style:text-properties fo:color="#A9B7C6"/>
    </style:style>
    <style:style style:name="T9485" style:parent-style-name="DefaultParagraphFont" style:family="text">
      <style:text-properties fo:color="#A9B7C6"/>
    </style:style>
    <style:style style:name="T9486" style:parent-style-name="DefaultParagraphFont" style:family="text">
      <style:text-properties fo:color="#A9B7C6"/>
    </style:style>
    <style:style style:name="T9487" style:parent-style-name="DefaultParagraphFont" style:family="text">
      <style:text-properties fo:color="#A9B7C6"/>
    </style:style>
    <style:style style:name="T9488" style:parent-style-name="DefaultParagraphFont" style:family="text">
      <style:text-properties fo:color="#808080"/>
    </style:style>
    <style:style style:name="T9489" style:parent-style-name="DefaultParagraphFont" style:family="text">
      <style:text-properties fo:color="#808080"/>
    </style:style>
    <style:style style:name="T9490" style:parent-style-name="DefaultParagraphFont" style:family="text">
      <style:text-properties fo:color="#808080"/>
    </style:style>
    <style:style style:name="T9491" style:parent-style-name="DefaultParagraphFont" style:family="text">
      <style:text-properties fo:color="#BBB529"/>
    </style:style>
    <style:style style:name="T9492" style:parent-style-name="DefaultParagraphFont" style:family="text">
      <style:text-properties fo:color="#BBB529"/>
    </style:style>
    <style:style style:name="T9493" style:parent-style-name="DefaultParagraphFont" style:family="text">
      <style:text-properties fo:color="#BBB529"/>
    </style:style>
    <style:style style:name="T9494" style:parent-style-name="DefaultParagraphFont" style:family="text">
      <style:text-properties fo:color="#CC7832"/>
    </style:style>
    <style:style style:name="T9495" style:parent-style-name="DefaultParagraphFont" style:family="text">
      <style:text-properties fo:color="#FFC66D"/>
    </style:style>
    <style:style style:name="T9496" style:parent-style-name="DefaultParagraphFont" style:family="text">
      <style:text-properties fo:color="#A9B7C6"/>
    </style:style>
    <style:style style:name="T9497" style:parent-style-name="DefaultParagraphFont" style:family="text">
      <style:text-properties fo:color="#A9B7C6"/>
    </style:style>
    <style:style style:name="T9498" style:parent-style-name="DefaultParagraphFont" style:family="text">
      <style:text-properties fo:color="#A9B7C6"/>
    </style:style>
    <style:style style:name="T9499" style:parent-style-name="DefaultParagraphFont" style:family="text">
      <style:text-properties fo:color="#CC7832"/>
    </style:style>
    <style:style style:name="T9500" style:parent-style-name="DefaultParagraphFont" style:family="text">
      <style:text-properties fo:color="#A9B7C6"/>
    </style:style>
    <style:style style:name="T9501" style:parent-style-name="DefaultParagraphFont" style:family="text">
      <style:text-properties fo:color="#CC7832"/>
    </style:style>
    <style:style style:name="T9502" style:parent-style-name="DefaultParagraphFont" style:family="text">
      <style:text-properties fo:color="#CC7832"/>
    </style:style>
    <style:style style:name="T9503" style:parent-style-name="DefaultParagraphFont" style:family="text">
      <style:text-properties fo:color="#CC7832"/>
    </style:style>
    <style:style style:name="T9504" style:parent-style-name="DefaultParagraphFont" style:family="text">
      <style:text-properties fo:color="#9876AA"/>
    </style:style>
    <style:style style:name="T9505" style:parent-style-name="DefaultParagraphFont" style:family="text">
      <style:text-properties fo:color="#A9B7C6"/>
    </style:style>
    <style:style style:name="T9506" style:parent-style-name="DefaultParagraphFont" style:family="text">
      <style:text-properties fo:color="#CC7832"/>
    </style:style>
    <style:style style:name="T9507" style:parent-style-name="DefaultParagraphFont" style:family="text">
      <style:text-properties fo:color="#CC7832"/>
    </style:style>
    <style:style style:name="T9508" style:parent-style-name="DefaultParagraphFont" style:family="text">
      <style:text-properties fo:color="#CC7832"/>
    </style:style>
    <style:style style:name="T9509" style:parent-style-name="DefaultParagraphFont" style:family="text">
      <style:text-properties fo:color="#A9B7C6"/>
    </style:style>
    <style:style style:name="T9510" style:parent-style-name="DefaultParagraphFont" style:family="text">
      <style:text-properties fo:color="#A9B7C6"/>
    </style:style>
    <style:style style:name="T9511" style:parent-style-name="DefaultParagraphFont" style:family="text">
      <style:text-properties fo:color="#A9B7C6"/>
    </style:style>
    <style:style style:name="T9512" style:parent-style-name="DefaultParagraphFont" style:family="text">
      <style:text-properties fo:color="#A9B7C6"/>
    </style:style>
    <style:style style:name="T9513" style:parent-style-name="DefaultParagraphFont" style:family="text">
      <style:text-properties fo:color="#808080"/>
    </style:style>
    <style:style style:name="T9514" style:parent-style-name="DefaultParagraphFont" style:family="text">
      <style:text-properties fo:color="#808080"/>
    </style:style>
    <style:style style:name="T9515" style:parent-style-name="DefaultParagraphFont" style:family="text">
      <style:text-properties fo:color="#808080"/>
    </style:style>
    <style:style style:name="T9516" style:parent-style-name="DefaultParagraphFont" style:family="text">
      <style:text-properties fo:color="#CC7832"/>
    </style:style>
    <style:style style:name="T9517" style:parent-style-name="DefaultParagraphFont" style:family="text">
      <style:text-properties fo:color="#FFC66D"/>
    </style:style>
    <style:style style:name="T9518" style:parent-style-name="DefaultParagraphFont" style:family="text">
      <style:text-properties fo:color="#A9B7C6"/>
    </style:style>
    <style:style style:name="T9519" style:parent-style-name="DefaultParagraphFont" style:family="text">
      <style:text-properties fo:color="#CC7832"/>
    </style:style>
    <style:style style:name="T9520" style:parent-style-name="DefaultParagraphFont" style:family="text">
      <style:text-properties fo:color="#A9B7C6"/>
    </style:style>
    <style:style style:name="T9521" style:parent-style-name="DefaultParagraphFont" style:family="text">
      <style:text-properties fo:color="#CC7832"/>
    </style:style>
    <style:style style:name="T9522" style:parent-style-name="DefaultParagraphFont" style:family="text">
      <style:text-properties fo:color="#A9B7C6"/>
    </style:style>
    <style:style style:name="T9523" style:parent-style-name="DefaultParagraphFont" style:family="text">
      <style:text-properties fo:color="#A9B7C6"/>
    </style:style>
    <style:style style:name="T9524" style:parent-style-name="DefaultParagraphFont" style:family="text">
      <style:text-properties fo:color="#A9B7C6"/>
    </style:style>
    <style:style style:name="T9525" style:parent-style-name="DefaultParagraphFont" style:family="text">
      <style:text-properties fo:color="#A9B7C6"/>
    </style:style>
    <style:style style:name="T9526" style:parent-style-name="DefaultParagraphFont" style:family="text">
      <style:text-properties fo:color="#CC7832"/>
    </style:style>
    <style:style style:name="T9527" style:parent-style-name="DefaultParagraphFont" style:family="text">
      <style:text-properties fo:color="#A9B7C6"/>
    </style:style>
    <style:style style:name="T9528" style:parent-style-name="DefaultParagraphFont" style:family="text">
      <style:text-properties fo:font-style="italic" style:font-style-asian="italic" style:font-style-complex="italic" fo:color="#9876AA"/>
    </style:style>
    <style:style style:name="T9529" style:parent-style-name="DefaultParagraphFont" style:family="text">
      <style:text-properties fo:color="#A9B7C6"/>
    </style:style>
    <style:style style:name="T9530" style:parent-style-name="DefaultParagraphFont" style:family="text">
      <style:text-properties fo:color="#A9B7C6"/>
    </style:style>
    <style:style style:name="T9531" style:parent-style-name="DefaultParagraphFont" style:family="text">
      <style:text-properties fo:color="#A9B7C6"/>
    </style:style>
    <style:style style:name="T9532" style:parent-style-name="DefaultParagraphFont" style:family="text">
      <style:text-properties fo:color="#9876AA"/>
    </style:style>
    <style:style style:name="T9533" style:parent-style-name="DefaultParagraphFont" style:family="text">
      <style:text-properties fo:color="#A9B7C6"/>
    </style:style>
    <style:style style:name="T9534" style:parent-style-name="DefaultParagraphFont" style:family="text">
      <style:text-properties fo:color="#CC7832"/>
    </style:style>
    <style:style style:name="T9535" style:parent-style-name="DefaultParagraphFont" style:family="text">
      <style:text-properties fo:color="#CC7832"/>
    </style:style>
    <style:style style:name="T9536" style:parent-style-name="DefaultParagraphFont" style:family="text">
      <style:text-properties fo:color="#CC7832"/>
    </style:style>
    <style:style style:name="T9537" style:parent-style-name="DefaultParagraphFont" style:family="text">
      <style:text-properties fo:color="#A9B7C6"/>
    </style:style>
    <style:style style:name="T9538" style:parent-style-name="DefaultParagraphFont" style:family="text">
      <style:text-properties fo:color="#CC7832"/>
    </style:style>
    <style:style style:name="T9539" style:parent-style-name="DefaultParagraphFont" style:family="text">
      <style:text-properties fo:color="#CC7832"/>
    </style:style>
    <style:style style:name="T9540" style:parent-style-name="DefaultParagraphFont" style:family="text">
      <style:text-properties fo:color="#CC7832"/>
    </style:style>
    <style:style style:name="T9541" style:parent-style-name="DefaultParagraphFont" style:family="text">
      <style:text-properties fo:color="#CC7832"/>
    </style:style>
    <style:style style:name="T9542" style:parent-style-name="DefaultParagraphFont" style:family="text">
      <style:text-properties fo:color="#CC7832"/>
    </style:style>
    <style:style style:name="T9543" style:parent-style-name="DefaultParagraphFont" style:family="text">
      <style:text-properties fo:color="#A9B7C6"/>
    </style:style>
    <style:style style:name="T9544" style:parent-style-name="DefaultParagraphFont" style:family="text">
      <style:text-properties fo:color="#A9B7C6"/>
    </style:style>
    <style:style style:name="T9545" style:parent-style-name="DefaultParagraphFont" style:family="text">
      <style:text-properties fo:color="#A9B7C6"/>
    </style:style>
    <style:style style:name="T9546" style:parent-style-name="DefaultParagraphFont" style:family="text">
      <style:text-properties fo:color="#CC7832"/>
    </style:style>
    <style:style style:name="T9547" style:parent-style-name="DefaultParagraphFont" style:family="text">
      <style:text-properties fo:color="#CC7832"/>
    </style:style>
    <style:style style:name="T9548" style:parent-style-name="DefaultParagraphFont" style:family="text">
      <style:text-properties fo:color="#CC7832"/>
    </style:style>
    <style:style style:name="T9549" style:parent-style-name="DefaultParagraphFont" style:family="text">
      <style:text-properties fo:color="#A9B7C6"/>
    </style:style>
    <style:style style:name="T9550" style:parent-style-name="DefaultParagraphFont" style:family="text">
      <style:text-properties fo:color="#A9B7C6"/>
    </style:style>
    <style:style style:name="T9551" style:parent-style-name="DefaultParagraphFont" style:family="text">
      <style:text-properties fo:color="#A9B7C6"/>
    </style:style>
    <style:style style:name="T9552" style:parent-style-name="DefaultParagraphFont" style:family="text">
      <style:text-properties fo:color="#A9B7C6"/>
    </style:style>
    <style:style style:name="T9553" style:parent-style-name="DefaultParagraphFont" style:family="text">
      <style:text-properties fo:color="#808080"/>
    </style:style>
    <style:style style:name="T9554" style:parent-style-name="DefaultParagraphFont" style:family="text">
      <style:text-properties fo:color="#808080"/>
    </style:style>
    <style:style style:name="T9555" style:parent-style-name="DefaultParagraphFont" style:family="text">
      <style:text-properties fo:color="#808080"/>
    </style:style>
    <style:style style:name="T9556" style:parent-style-name="DefaultParagraphFont" style:family="text">
      <style:text-properties fo:color="#808080"/>
    </style:style>
    <style:style style:name="T9557" style:parent-style-name="DefaultParagraphFont" style:family="text">
      <style:text-properties fo:color="#808080"/>
    </style:style>
    <style:style style:name="T9558" style:parent-style-name="DefaultParagraphFont" style:family="text">
      <style:text-properties fo:color="#808080"/>
    </style:style>
    <style:style style:name="T9559" style:parent-style-name="DefaultParagraphFont" style:family="text">
      <style:text-properties fo:color="#808080"/>
    </style:style>
    <style:style style:name="T9560" style:parent-style-name="DefaultParagraphFont" style:family="text">
      <style:text-properties fo:color="#808080"/>
    </style:style>
    <style:style style:name="T9561" style:parent-style-name="DefaultParagraphFont" style:family="text">
      <style:text-properties fo:color="#808080"/>
    </style:style>
    <style:style style:name="T9562" style:parent-style-name="DefaultParagraphFont" style:family="text">
      <style:text-properties fo:color="#808080"/>
    </style:style>
    <style:style style:name="T9563" style:parent-style-name="DefaultParagraphFont" style:family="text">
      <style:text-properties fo:color="#CC7832"/>
    </style:style>
    <style:style style:name="T9564" style:parent-style-name="DefaultParagraphFont" style:family="text">
      <style:text-properties fo:color="#FFC66D"/>
    </style:style>
    <style:style style:name="T9565" style:parent-style-name="DefaultParagraphFont" style:family="text">
      <style:text-properties fo:color="#A9B7C6"/>
    </style:style>
    <style:style style:name="T9566" style:parent-style-name="DefaultParagraphFont" style:family="text">
      <style:text-properties fo:color="#A9B7C6"/>
    </style:style>
    <style:style style:name="T9567" style:parent-style-name="DefaultParagraphFont" style:family="text">
      <style:text-properties fo:color="#A9B7C6"/>
    </style:style>
    <style:style style:name="T9568" style:parent-style-name="DefaultParagraphFont" style:family="text">
      <style:text-properties fo:color="#9876AA"/>
    </style:style>
    <style:style style:name="T9569" style:parent-style-name="DefaultParagraphFont" style:family="text">
      <style:text-properties fo:color="#A9B7C6"/>
    </style:style>
    <style:style style:name="T9570" style:parent-style-name="DefaultParagraphFont" style:family="text">
      <style:text-properties fo:color="#CC7832"/>
    </style:style>
    <style:style style:name="T9571" style:parent-style-name="DefaultParagraphFont" style:family="text">
      <style:text-properties fo:color="#A9B7C6"/>
    </style:style>
    <style:style style:name="T9572" style:parent-style-name="DefaultParagraphFont" style:family="text">
      <style:text-properties fo:color="#A9B7C6"/>
    </style:style>
    <style:style style:name="T9573" style:parent-style-name="DefaultParagraphFont" style:family="text">
      <style:text-properties fo:color="#A9B7C6"/>
    </style:style>
    <style:style style:name="T9574" style:parent-style-name="DefaultParagraphFont" style:family="text">
      <style:text-properties fo:color="#BBB529"/>
    </style:style>
    <style:style style:name="T9575" style:parent-style-name="DefaultParagraphFont" style:family="text">
      <style:text-properties fo:color="#BBB529"/>
    </style:style>
    <style:style style:name="T9576" style:parent-style-name="DefaultParagraphFont" style:family="text">
      <style:text-properties fo:color="#BBB529"/>
    </style:style>
    <style:style style:name="T9577" style:parent-style-name="DefaultParagraphFont" style:family="text">
      <style:text-properties fo:color="#CC7832"/>
    </style:style>
    <style:style style:name="T9578" style:parent-style-name="DefaultParagraphFont" style:family="text">
      <style:text-properties fo:color="#FFC66D"/>
    </style:style>
    <style:style style:name="T9579" style:parent-style-name="DefaultParagraphFont" style:family="text">
      <style:text-properties fo:color="#A9B7C6"/>
    </style:style>
    <style:style style:name="T9580" style:parent-style-name="DefaultParagraphFont" style:family="text">
      <style:text-properties fo:color="#A9B7C6"/>
    </style:style>
    <style:style style:name="T9581" style:parent-style-name="DefaultParagraphFont" style:family="text">
      <style:text-properties fo:color="#A9B7C6"/>
    </style:style>
    <style:style style:name="T9582" style:parent-style-name="DefaultParagraphFont" style:family="text">
      <style:text-properties fo:color="#9876AA"/>
    </style:style>
    <style:style style:name="T9583" style:parent-style-name="DefaultParagraphFont" style:family="text">
      <style:text-properties fo:color="#A9B7C6"/>
    </style:style>
    <style:style style:name="T9584" style:parent-style-name="DefaultParagraphFont" style:family="text">
      <style:text-properties fo:font-style="italic" style:font-style-asian="italic" style:font-style-complex="italic" fo:color="#9876AA"/>
    </style:style>
    <style:style style:name="T9585" style:parent-style-name="DefaultParagraphFont" style:family="text">
      <style:text-properties fo:color="#A9B7C6"/>
    </style:style>
    <style:style style:name="T9586" style:parent-style-name="DefaultParagraphFont" style:family="text">
      <style:text-properties fo:color="#CC7832"/>
    </style:style>
    <style:style style:name="T9587" style:parent-style-name="DefaultParagraphFont" style:family="text">
      <style:text-properties fo:color="#CC7832"/>
    </style:style>
    <style:style style:name="T9588" style:parent-style-name="DefaultParagraphFont" style:family="text">
      <style:text-properties fo:color="#CC7832"/>
    </style:style>
    <style:style style:name="T9589" style:parent-style-name="DefaultParagraphFont" style:family="text">
      <style:text-properties fo:color="#9876AA"/>
    </style:style>
    <style:style style:name="T9590" style:parent-style-name="DefaultParagraphFont" style:family="text">
      <style:text-properties fo:color="#A9B7C6"/>
    </style:style>
    <style:style style:name="T9591" style:parent-style-name="DefaultParagraphFont" style:family="text">
      <style:text-properties fo:font-style="italic" style:font-style-asian="italic" style:font-style-complex="italic" fo:color="#9876AA"/>
    </style:style>
    <style:style style:name="T9592" style:parent-style-name="DefaultParagraphFont" style:family="text">
      <style:text-properties fo:color="#A9B7C6"/>
    </style:style>
    <style:style style:name="T9593" style:parent-style-name="DefaultParagraphFont" style:family="text">
      <style:text-properties fo:color="#CC7832"/>
    </style:style>
    <style:style style:name="T9594" style:parent-style-name="DefaultParagraphFont" style:family="text">
      <style:text-properties fo:color="#CC7832"/>
    </style:style>
    <style:style style:name="T9595" style:parent-style-name="DefaultParagraphFont" style:family="text">
      <style:text-properties fo:color="#CC7832"/>
    </style:style>
    <style:style style:name="T9596" style:parent-style-name="DefaultParagraphFont" style:family="text">
      <style:text-properties fo:color="#A9B7C6"/>
    </style:style>
    <style:style style:name="T9597" style:parent-style-name="DefaultParagraphFont" style:family="text">
      <style:text-properties fo:color="#A9B7C6"/>
    </style:style>
    <style:style style:name="T9598" style:parent-style-name="DefaultParagraphFont" style:family="text">
      <style:text-properties fo:color="#CC7832"/>
    </style:style>
    <style:style style:name="T9599" style:parent-style-name="DefaultParagraphFont" style:family="text">
      <style:text-properties fo:color="#A9B7C6"/>
    </style:style>
    <style:style style:name="T9600" style:parent-style-name="DefaultParagraphFont" style:family="text">
      <style:text-properties fo:color="#CC7832"/>
    </style:style>
    <style:style style:name="T9601" style:parent-style-name="DefaultParagraphFont" style:family="text">
      <style:text-properties fo:color="#A9B7C6"/>
    </style:style>
    <style:style style:name="T9602" style:parent-style-name="DefaultParagraphFont" style:family="text">
      <style:text-properties fo:color="#CC7832"/>
    </style:style>
    <style:style style:name="T9603" style:parent-style-name="DefaultParagraphFont" style:family="text">
      <style:text-properties fo:color="#A9B7C6"/>
    </style:style>
    <style:style style:name="T9604" style:parent-style-name="DefaultParagraphFont" style:family="text">
      <style:text-properties fo:color="#CC7832"/>
    </style:style>
    <style:style style:name="T9605" style:parent-style-name="DefaultParagraphFont" style:family="text">
      <style:text-properties fo:color="#CC7832"/>
    </style:style>
    <style:style style:name="T9606" style:parent-style-name="DefaultParagraphFont" style:family="text">
      <style:text-properties fo:color="#CC7832"/>
    </style:style>
    <style:style style:name="T9607" style:parent-style-name="DefaultParagraphFont" style:family="text">
      <style:text-properties fo:color="#A9B7C6"/>
    </style:style>
    <style:style style:name="T9608" style:parent-style-name="DefaultParagraphFont" style:family="text">
      <style:text-properties fo:color="#CC7832"/>
    </style:style>
    <style:style style:name="T9609" style:parent-style-name="DefaultParagraphFont" style:family="text">
      <style:text-properties fo:color="#CC7832"/>
    </style:style>
    <style:style style:name="T9610" style:parent-style-name="DefaultParagraphFont" style:family="text">
      <style:text-properties fo:color="#CC7832"/>
    </style:style>
    <style:style style:name="T9611" style:parent-style-name="DefaultParagraphFont" style:family="text">
      <style:text-properties fo:color="#A9B7C6"/>
    </style:style>
    <style:style style:name="T9612" style:parent-style-name="DefaultParagraphFont" style:family="text">
      <style:text-properties fo:color="#A9B7C6"/>
    </style:style>
    <style:style style:name="T9613" style:parent-style-name="DefaultParagraphFont" style:family="text">
      <style:text-properties fo:color="#A9B7C6"/>
    </style:style>
    <style:style style:name="T9614" style:parent-style-name="DefaultParagraphFont" style:family="text">
      <style:text-properties fo:color="#CC7832"/>
    </style:style>
    <style:style style:name="T9615" style:parent-style-name="DefaultParagraphFont" style:family="text">
      <style:text-properties fo:color="#CC7832"/>
    </style:style>
    <style:style style:name="T9616" style:parent-style-name="DefaultParagraphFont" style:family="text">
      <style:text-properties fo:color="#CC7832"/>
    </style:style>
    <style:style style:name="T9617" style:parent-style-name="DefaultParagraphFont" style:family="text">
      <style:text-properties fo:color="#CC7832"/>
    </style:style>
    <style:style style:name="T9618" style:parent-style-name="DefaultParagraphFont" style:family="text">
      <style:text-properties fo:color="#9876AA"/>
    </style:style>
    <style:style style:name="T9619" style:parent-style-name="DefaultParagraphFont" style:family="text">
      <style:text-properties fo:color="#A9B7C6"/>
    </style:style>
    <style:style style:name="T9620" style:parent-style-name="DefaultParagraphFont" style:family="text">
      <style:text-properties fo:color="#CC7832"/>
    </style:style>
    <style:style style:name="T9621" style:parent-style-name="DefaultParagraphFont" style:family="text">
      <style:text-properties fo:color="#A9B7C6"/>
    </style:style>
    <style:style style:name="T9622" style:parent-style-name="DefaultParagraphFont" style:family="text">
      <style:text-properties fo:color="#A9B7C6"/>
    </style:style>
    <style:style style:name="T9623" style:parent-style-name="DefaultParagraphFont" style:family="text">
      <style:text-properties fo:color="#A9B7C6"/>
    </style:style>
    <style:style style:name="T9624" style:parent-style-name="DefaultParagraphFont" style:family="text">
      <style:text-properties fo:color="#BBB529"/>
    </style:style>
    <style:style style:name="T9625" style:parent-style-name="DefaultParagraphFont" style:family="text">
      <style:text-properties fo:color="#BBB529"/>
    </style:style>
    <style:style style:name="T9626" style:parent-style-name="DefaultParagraphFont" style:family="text">
      <style:text-properties fo:color="#BBB529"/>
    </style:style>
    <style:style style:name="T9627" style:parent-style-name="DefaultParagraphFont" style:family="text">
      <style:text-properties fo:color="#CC7832"/>
    </style:style>
    <style:style style:name="T9628" style:parent-style-name="DefaultParagraphFont" style:family="text">
      <style:text-properties fo:color="#FFC66D"/>
    </style:style>
    <style:style style:name="T9629" style:parent-style-name="DefaultParagraphFont" style:family="text">
      <style:text-properties fo:color="#A9B7C6"/>
    </style:style>
    <style:style style:name="T9630" style:parent-style-name="DefaultParagraphFont" style:family="text">
      <style:text-properties fo:color="#A9B7C6"/>
    </style:style>
    <style:style style:name="T9631" style:parent-style-name="DefaultParagraphFont" style:family="text">
      <style:text-properties fo:color="#CC7832"/>
    </style:style>
    <style:style style:name="T9632" style:parent-style-name="DefaultParagraphFont" style:family="text">
      <style:text-properties fo:color="#A9B7C6"/>
    </style:style>
    <style:style style:name="T9633" style:parent-style-name="DefaultParagraphFont" style:family="text">
      <style:text-properties fo:color="#A9B7C6"/>
    </style:style>
    <style:style style:name="T9634" style:parent-style-name="DefaultParagraphFont" style:family="text">
      <style:text-properties fo:color="#A9B7C6"/>
    </style:style>
    <style:style style:name="T9635" style:parent-style-name="DefaultParagraphFont" style:family="text">
      <style:text-properties fo:color="#CC7832"/>
    </style:style>
    <style:style style:name="T9636" style:parent-style-name="DefaultParagraphFont" style:family="text">
      <style:text-properties fo:color="#A9B7C6"/>
    </style:style>
    <style:style style:name="T9637" style:parent-style-name="DefaultParagraphFont" style:family="text">
      <style:text-properties fo:color="#A9B7C6"/>
    </style:style>
    <style:style style:name="T9638" style:parent-style-name="DefaultParagraphFont" style:family="text">
      <style:text-properties fo:color="#A9B7C6"/>
    </style:style>
    <style:style style:name="T9639" style:parent-style-name="DefaultParagraphFont" style:family="text">
      <style:text-properties fo:color="#9876AA"/>
    </style:style>
    <style:style style:name="T9640" style:parent-style-name="DefaultParagraphFont" style:family="text">
      <style:text-properties fo:color="#A9B7C6"/>
    </style:style>
    <style:style style:name="T9641" style:parent-style-name="DefaultParagraphFont" style:family="text">
      <style:text-properties fo:font-style="italic" style:font-style-asian="italic" style:font-style-complex="italic" fo:color="#9876AA"/>
    </style:style>
    <style:style style:name="T9642" style:parent-style-name="DefaultParagraphFont" style:family="text">
      <style:text-properties fo:color="#A9B7C6"/>
    </style:style>
    <style:style style:name="T9643" style:parent-style-name="DefaultParagraphFont" style:family="text">
      <style:text-properties fo:color="#CC7832"/>
    </style:style>
    <style:style style:name="T9644" style:parent-style-name="DefaultParagraphFont" style:family="text">
      <style:text-properties fo:color="#CC7832"/>
    </style:style>
    <style:style style:name="T9645" style:parent-style-name="DefaultParagraphFont" style:family="text">
      <style:text-properties fo:color="#CC7832"/>
    </style:style>
    <style:style style:name="T9646" style:parent-style-name="DefaultParagraphFont" style:family="text">
      <style:text-properties fo:color="#CC7832"/>
    </style:style>
    <style:style style:name="T9647" style:parent-style-name="DefaultParagraphFont" style:family="text">
      <style:text-properties fo:color="#CC7832"/>
    </style:style>
    <style:style style:name="T9648" style:parent-style-name="DefaultParagraphFont" style:family="text">
      <style:text-properties fo:color="#9876AA"/>
    </style:style>
    <style:style style:name="T9649" style:parent-style-name="DefaultParagraphFont" style:family="text">
      <style:text-properties fo:color="#A9B7C6"/>
    </style:style>
    <style:style style:name="T9650" style:parent-style-name="DefaultParagraphFont" style:family="text">
      <style:text-properties fo:font-style="italic" style:font-style-asian="italic" style:font-style-complex="italic" fo:color="#9876AA"/>
    </style:style>
    <style:style style:name="T9651" style:parent-style-name="DefaultParagraphFont" style:family="text">
      <style:text-properties fo:color="#A9B7C6"/>
    </style:style>
    <style:style style:name="T9652" style:parent-style-name="DefaultParagraphFont" style:family="text">
      <style:text-properties fo:color="#CC7832"/>
    </style:style>
    <style:style style:name="T9653" style:parent-style-name="DefaultParagraphFont" style:family="text">
      <style:text-properties fo:color="#CC7832"/>
    </style:style>
    <style:style style:name="T9654" style:parent-style-name="DefaultParagraphFont" style:family="text">
      <style:text-properties fo:color="#CC7832"/>
    </style:style>
    <style:style style:name="T9655" style:parent-style-name="DefaultParagraphFont" style:family="text">
      <style:text-properties fo:color="#A9B7C6"/>
    </style:style>
    <style:style style:name="T9656" style:parent-style-name="DefaultParagraphFont" style:family="text">
      <style:text-properties fo:color="#A9B7C6"/>
    </style:style>
    <style:style style:name="T9657" style:parent-style-name="DefaultParagraphFont" style:family="text">
      <style:text-properties fo:color="#A9B7C6"/>
    </style:style>
    <style:style style:name="T9658" style:parent-style-name="DefaultParagraphFont" style:family="text">
      <style:text-properties fo:color="#CC7832"/>
    </style:style>
    <style:style style:name="T9659" style:parent-style-name="DefaultParagraphFont" style:family="text">
      <style:text-properties fo:color="#CC7832"/>
    </style:style>
    <style:style style:name="T9660" style:parent-style-name="DefaultParagraphFont" style:family="text">
      <style:text-properties fo:color="#CC7832"/>
    </style:style>
    <style:style style:name="T9661" style:parent-style-name="DefaultParagraphFont" style:family="text">
      <style:text-properties fo:color="#CC7832"/>
    </style:style>
    <style:style style:name="T9662" style:parent-style-name="DefaultParagraphFont" style:family="text">
      <style:text-properties fo:color="#CC7832"/>
    </style:style>
    <style:style style:name="T9663" style:parent-style-name="DefaultParagraphFont" style:family="text">
      <style:text-properties fo:color="#9876AA"/>
    </style:style>
    <style:style style:name="T9664" style:parent-style-name="DefaultParagraphFont" style:family="text">
      <style:text-properties fo:color="#A9B7C6"/>
    </style:style>
    <style:style style:name="T9665" style:parent-style-name="DefaultParagraphFont" style:family="text">
      <style:text-properties fo:color="#CC7832"/>
    </style:style>
    <style:style style:name="T9666" style:parent-style-name="DefaultParagraphFont" style:family="text">
      <style:text-properties fo:color="#A9B7C6"/>
    </style:style>
    <style:style style:name="T9667" style:parent-style-name="DefaultParagraphFont" style:family="text">
      <style:text-properties fo:color="#A9B7C6"/>
    </style:style>
    <style:style style:name="T9668" style:parent-style-name="DefaultParagraphFont" style:family="text">
      <style:text-properties fo:color="#A9B7C6"/>
    </style:style>
    <style:style style:name="T9669" style:parent-style-name="DefaultParagraphFont" style:family="text">
      <style:text-properties fo:color="#BBB529"/>
    </style:style>
    <style:style style:name="T9670" style:parent-style-name="DefaultParagraphFont" style:family="text">
      <style:text-properties fo:color="#BBB529"/>
    </style:style>
    <style:style style:name="T9671" style:parent-style-name="DefaultParagraphFont" style:family="text">
      <style:text-properties fo:color="#BBB529"/>
    </style:style>
    <style:style style:name="T9672" style:parent-style-name="DefaultParagraphFont" style:family="text">
      <style:text-properties fo:color="#CC7832"/>
    </style:style>
    <style:style style:name="T9673" style:parent-style-name="DefaultParagraphFont" style:family="text">
      <style:text-properties fo:color="#FFC66D"/>
    </style:style>
    <style:style style:name="T9674" style:parent-style-name="DefaultParagraphFont" style:family="text">
      <style:text-properties fo:color="#A9B7C6"/>
    </style:style>
    <style:style style:name="T9675" style:parent-style-name="DefaultParagraphFont" style:family="text">
      <style:text-properties fo:color="#A9B7C6"/>
    </style:style>
    <style:style style:name="T9676" style:parent-style-name="DefaultParagraphFont" style:family="text">
      <style:text-properties fo:color="#A9B7C6"/>
    </style:style>
    <style:style style:name="T9677" style:parent-style-name="DefaultParagraphFont" style:family="text">
      <style:text-properties fo:color="#9876AA"/>
    </style:style>
    <style:style style:name="T9678" style:parent-style-name="DefaultParagraphFont" style:family="text">
      <style:text-properties fo:color="#A9B7C6"/>
    </style:style>
    <style:style style:name="T9679" style:parent-style-name="DefaultParagraphFont" style:family="text">
      <style:text-properties fo:font-style="italic" style:font-style-asian="italic" style:font-style-complex="italic" fo:color="#9876AA"/>
    </style:style>
    <style:style style:name="T9680" style:parent-style-name="DefaultParagraphFont" style:family="text">
      <style:text-properties fo:color="#A9B7C6"/>
    </style:style>
    <style:style style:name="T9681" style:parent-style-name="DefaultParagraphFont" style:family="text">
      <style:text-properties fo:color="#CC7832"/>
    </style:style>
    <style:style style:name="T9682" style:parent-style-name="DefaultParagraphFont" style:family="text">
      <style:text-properties fo:color="#CC7832"/>
    </style:style>
    <style:style style:name="T9683" style:parent-style-name="DefaultParagraphFont" style:family="text">
      <style:text-properties fo:color="#CC7832"/>
    </style:style>
    <style:style style:name="T9684" style:parent-style-name="DefaultParagraphFont" style:family="text">
      <style:text-properties fo:color="#9876AA"/>
    </style:style>
    <style:style style:name="T9685" style:parent-style-name="DefaultParagraphFont" style:family="text">
      <style:text-properties fo:color="#A9B7C6"/>
    </style:style>
    <style:style style:name="T9686" style:parent-style-name="DefaultParagraphFont" style:family="text">
      <style:text-properties fo:font-style="italic" style:font-style-asian="italic" style:font-style-complex="italic" fo:color="#9876AA"/>
    </style:style>
    <style:style style:name="T9687" style:parent-style-name="DefaultParagraphFont" style:family="text">
      <style:text-properties fo:color="#A9B7C6"/>
    </style:style>
    <style:style style:name="T9688" style:parent-style-name="DefaultParagraphFont" style:family="text">
      <style:text-properties fo:color="#CC7832"/>
    </style:style>
    <style:style style:name="T9689" style:parent-style-name="DefaultParagraphFont" style:family="text">
      <style:text-properties fo:color="#CC7832"/>
    </style:style>
    <style:style style:name="T9690" style:parent-style-name="DefaultParagraphFont" style:family="text">
      <style:text-properties fo:color="#CC7832"/>
    </style:style>
    <style:style style:name="T9691" style:parent-style-name="DefaultParagraphFont" style:family="text">
      <style:text-properties fo:color="#9876AA"/>
    </style:style>
    <style:style style:name="T9692" style:parent-style-name="DefaultParagraphFont" style:family="text">
      <style:text-properties fo:color="#A9B7C6"/>
    </style:style>
    <style:style style:name="T9693" style:parent-style-name="DefaultParagraphFont" style:family="text">
      <style:text-properties fo:color="#CC7832"/>
    </style:style>
    <style:style style:name="T9694" style:parent-style-name="DefaultParagraphFont" style:family="text">
      <style:text-properties fo:color="#CC7832"/>
    </style:style>
    <style:style style:name="T9695" style:parent-style-name="DefaultParagraphFont" style:family="text">
      <style:text-properties fo:color="#CC7832"/>
    </style:style>
    <style:style style:name="T9696" style:parent-style-name="DefaultParagraphFont" style:family="text">
      <style:text-properties fo:color="#9876AA"/>
    </style:style>
    <style:style style:name="T9697" style:parent-style-name="DefaultParagraphFont" style:family="text">
      <style:text-properties fo:color="#A9B7C6"/>
    </style:style>
    <style:style style:name="T9698" style:parent-style-name="DefaultParagraphFont" style:family="text">
      <style:text-properties fo:color="#CC7832"/>
    </style:style>
    <style:style style:name="T9699" style:parent-style-name="DefaultParagraphFont" style:family="text">
      <style:text-properties fo:color="#CC7832"/>
    </style:style>
    <style:style style:name="T9700" style:parent-style-name="DefaultParagraphFont" style:family="text">
      <style:text-properties fo:color="#CC7832"/>
    </style:style>
    <style:style style:name="T9701" style:parent-style-name="DefaultParagraphFont" style:family="text">
      <style:text-properties fo:color="#A9B7C6"/>
    </style:style>
    <style:style style:name="T9702" style:parent-style-name="DefaultParagraphFont" style:family="text">
      <style:text-properties fo:color="#CC7832"/>
    </style:style>
    <style:style style:name="T9703" style:parent-style-name="DefaultParagraphFont" style:family="text">
      <style:text-properties fo:color="#CC7832"/>
    </style:style>
    <style:style style:name="T9704" style:parent-style-name="DefaultParagraphFont" style:family="text">
      <style:text-properties fo:color="#CC7832"/>
    </style:style>
    <style:style style:name="T9705" style:parent-style-name="DefaultParagraphFont" style:family="text">
      <style:text-properties fo:color="#A9B7C6"/>
    </style:style>
    <style:style style:name="T9706" style:parent-style-name="DefaultParagraphFont" style:family="text">
      <style:text-properties fo:color="#A9B7C6"/>
    </style:style>
    <style:style style:name="T9707" style:parent-style-name="DefaultParagraphFont" style:family="text">
      <style:text-properties fo:color="#A9B7C6"/>
    </style:style>
    <style:style style:name="T9708" style:parent-style-name="DefaultParagraphFont" style:family="text">
      <style:text-properties fo:color="#CC7832"/>
    </style:style>
    <style:style style:name="T9709" style:parent-style-name="DefaultParagraphFont" style:family="text">
      <style:text-properties fo:color="#CC7832"/>
    </style:style>
    <style:style style:name="T9710" style:parent-style-name="DefaultParagraphFont" style:family="text">
      <style:text-properties fo:color="#CC7832"/>
    </style:style>
    <style:style style:name="T9711" style:parent-style-name="DefaultParagraphFont" style:family="text">
      <style:text-properties fo:color="#CC7832"/>
    </style:style>
    <style:style style:name="T9712" style:parent-style-name="DefaultParagraphFont" style:family="text">
      <style:text-properties fo:color="#9876AA"/>
    </style:style>
    <style:style style:name="T9713" style:parent-style-name="DefaultParagraphFont" style:family="text">
      <style:text-properties fo:color="#A9B7C6"/>
    </style:style>
    <style:style style:name="T9714" style:parent-style-name="DefaultParagraphFont" style:family="text">
      <style:text-properties fo:color="#CC7832"/>
    </style:style>
    <style:style style:name="T9715" style:parent-style-name="DefaultParagraphFont" style:family="text">
      <style:text-properties fo:color="#A9B7C6"/>
    </style:style>
    <style:style style:name="T9716" style:parent-style-name="DefaultParagraphFont" style:family="text">
      <style:text-properties fo:color="#A9B7C6"/>
    </style:style>
    <style:style style:name="T9717" style:parent-style-name="DefaultParagraphFont" style:family="text">
      <style:text-properties fo:color="#A9B7C6"/>
    </style:style>
    <style:style style:name="T9718" style:parent-style-name="DefaultParagraphFont" style:family="text">
      <style:text-properties fo:color="#BBB529"/>
    </style:style>
    <style:style style:name="T9719" style:parent-style-name="DefaultParagraphFont" style:family="text">
      <style:text-properties fo:color="#BBB529"/>
    </style:style>
    <style:style style:name="T9720" style:parent-style-name="DefaultParagraphFont" style:family="text">
      <style:text-properties fo:color="#BBB529"/>
    </style:style>
    <style:style style:name="T9721" style:parent-style-name="DefaultParagraphFont" style:family="text">
      <style:text-properties fo:color="#BBB529"/>
    </style:style>
    <style:style style:name="T9722" style:parent-style-name="DefaultParagraphFont" style:family="text">
      <style:text-properties fo:color="#CC7832"/>
    </style:style>
    <style:style style:name="T9723" style:parent-style-name="DefaultParagraphFont" style:family="text">
      <style:text-properties fo:color="#FFC66D"/>
    </style:style>
    <style:style style:name="T9724" style:parent-style-name="DefaultParagraphFont" style:family="text">
      <style:text-properties fo:color="#A9B7C6"/>
    </style:style>
    <style:style style:name="T9725" style:parent-style-name="DefaultParagraphFont" style:family="text">
      <style:text-properties fo:color="#CC7832"/>
    </style:style>
    <style:style style:name="T9726" style:parent-style-name="DefaultParagraphFont" style:family="text">
      <style:text-properties fo:color="#A9B7C6"/>
    </style:style>
    <style:style style:name="T9727" style:parent-style-name="DefaultParagraphFont" style:family="text">
      <style:text-properties fo:color="#A9B7C6"/>
    </style:style>
    <style:style style:name="T9728" style:parent-style-name="DefaultParagraphFont" style:family="text">
      <style:text-properties fo:color="#A9B7C6"/>
    </style:style>
    <style:style style:name="T9729" style:parent-style-name="DefaultParagraphFont" style:family="text">
      <style:text-properties fo:color="#CC7832"/>
    </style:style>
    <style:style style:name="T9730" style:parent-style-name="DefaultParagraphFont" style:family="text">
      <style:text-properties fo:color="#A9B7C6"/>
    </style:style>
    <style:style style:name="T9731" style:parent-style-name="DefaultParagraphFont" style:family="text">
      <style:text-properties fo:color="#A9B7C6"/>
    </style:style>
    <style:style style:name="T9732" style:parent-style-name="DefaultParagraphFont" style:family="text">
      <style:text-properties fo:color="#A9B7C6"/>
    </style:style>
    <style:style style:name="T9733" style:parent-style-name="DefaultParagraphFont" style:family="text">
      <style:text-properties fo:color="#9876AA"/>
    </style:style>
    <style:style style:name="T9734" style:parent-style-name="DefaultParagraphFont" style:family="text">
      <style:text-properties fo:color="#A9B7C6"/>
    </style:style>
    <style:style style:name="T9735" style:parent-style-name="DefaultParagraphFont" style:family="text">
      <style:text-properties fo:font-style="italic" style:font-style-asian="italic" style:font-style-complex="italic" fo:color="#9876AA"/>
    </style:style>
    <style:style style:name="T9736" style:parent-style-name="DefaultParagraphFont" style:family="text">
      <style:text-properties fo:color="#A9B7C6"/>
    </style:style>
    <style:style style:name="T9737" style:parent-style-name="DefaultParagraphFont" style:family="text">
      <style:text-properties fo:color="#CC7832"/>
    </style:style>
    <style:style style:name="T9738" style:parent-style-name="DefaultParagraphFont" style:family="text">
      <style:text-properties fo:color="#CC7832"/>
    </style:style>
    <style:style style:name="T9739" style:parent-style-name="DefaultParagraphFont" style:family="text">
      <style:text-properties fo:color="#CC7832"/>
    </style:style>
    <style:style style:name="T9740" style:parent-style-name="DefaultParagraphFont" style:family="text">
      <style:text-properties fo:color="#CC7832"/>
    </style:style>
    <style:style style:name="T9741" style:parent-style-name="DefaultParagraphFont" style:family="text">
      <style:text-properties fo:color="#CC7832"/>
    </style:style>
    <style:style style:name="T9742" style:parent-style-name="DefaultParagraphFont" style:family="text">
      <style:text-properties fo:color="#9876AA"/>
    </style:style>
    <style:style style:name="T9743" style:parent-style-name="DefaultParagraphFont" style:family="text">
      <style:text-properties fo:color="#A9B7C6"/>
    </style:style>
    <style:style style:name="T9744" style:parent-style-name="DefaultParagraphFont" style:family="text">
      <style:text-properties fo:font-style="italic" style:font-style-asian="italic" style:font-style-complex="italic" fo:color="#9876AA"/>
    </style:style>
    <style:style style:name="T9745" style:parent-style-name="DefaultParagraphFont" style:family="text">
      <style:text-properties fo:font-style="italic" style:font-style-asian="italic" style:font-style-complex="italic" fo:color="#9876AA"/>
    </style:style>
    <style:style style:name="T9746" style:parent-style-name="DefaultParagraphFont" style:family="text">
      <style:text-properties fo:color="#A9B7C6"/>
    </style:style>
    <style:style style:name="T9747" style:parent-style-name="DefaultParagraphFont" style:family="text">
      <style:text-properties fo:color="#CC7832"/>
    </style:style>
    <style:style style:name="T9748" style:parent-style-name="DefaultParagraphFont" style:family="text">
      <style:text-properties fo:color="#CC7832"/>
    </style:style>
    <style:style style:name="T9749" style:parent-style-name="DefaultParagraphFont" style:family="text">
      <style:text-properties fo:color="#CC7832"/>
    </style:style>
    <style:style style:name="T9750" style:parent-style-name="DefaultParagraphFont" style:family="text">
      <style:text-properties fo:color="#A9B7C6"/>
    </style:style>
    <style:style style:name="T9751" style:parent-style-name="DefaultParagraphFont" style:family="text">
      <style:text-properties fo:color="#A9B7C6"/>
    </style:style>
    <style:style style:name="T9752" style:parent-style-name="DefaultParagraphFont" style:family="text">
      <style:text-properties fo:color="#A9B7C6"/>
    </style:style>
    <style:style style:name="T9753" style:parent-style-name="DefaultParagraphFont" style:family="text">
      <style:text-properties fo:color="#CC7832"/>
    </style:style>
    <style:style style:name="T9754" style:parent-style-name="DefaultParagraphFont" style:family="text">
      <style:text-properties fo:color="#CC7832"/>
    </style:style>
    <style:style style:name="T9755" style:parent-style-name="DefaultParagraphFont" style:family="text">
      <style:text-properties fo:color="#CC7832"/>
    </style:style>
    <style:style style:name="T9756" style:parent-style-name="DefaultParagraphFont" style:family="text">
      <style:text-properties fo:color="#CC7832"/>
    </style:style>
    <style:style style:name="T9757" style:parent-style-name="DefaultParagraphFont" style:family="text">
      <style:text-properties fo:color="#9876AA"/>
    </style:style>
    <style:style style:name="T9758" style:parent-style-name="DefaultParagraphFont" style:family="text">
      <style:text-properties fo:color="#A9B7C6"/>
    </style:style>
    <style:style style:name="T9759" style:parent-style-name="DefaultParagraphFont" style:family="text">
      <style:text-properties fo:color="#CC7832"/>
    </style:style>
    <style:style style:name="T9760" style:parent-style-name="DefaultParagraphFont" style:family="text">
      <style:text-properties fo:color="#A9B7C6"/>
    </style:style>
    <style:style style:name="T9761" style:parent-style-name="DefaultParagraphFont" style:family="text">
      <style:text-properties fo:color="#A9B7C6"/>
    </style:style>
    <style:style style:name="T9762" style:parent-style-name="DefaultParagraphFont" style:family="text">
      <style:text-properties fo:color="#A9B7C6"/>
    </style:style>
    <style:style style:name="T9763" style:parent-style-name="DefaultParagraphFont" style:family="text">
      <style:text-properties fo:color="#BBB529"/>
    </style:style>
    <style:style style:name="T9764" style:parent-style-name="DefaultParagraphFont" style:family="text">
      <style:text-properties fo:color="#BBB529"/>
    </style:style>
    <style:style style:name="T9765" style:parent-style-name="DefaultParagraphFont" style:family="text">
      <style:text-properties fo:color="#BBB529"/>
    </style:style>
    <style:style style:name="T9766" style:parent-style-name="DefaultParagraphFont" style:family="text">
      <style:text-properties fo:color="#CC7832"/>
    </style:style>
    <style:style style:name="T9767" style:parent-style-name="DefaultParagraphFont" style:family="text">
      <style:text-properties fo:color="#FFC66D"/>
    </style:style>
    <style:style style:name="T9768" style:parent-style-name="DefaultParagraphFont" style:family="text">
      <style:text-properties fo:color="#A9B7C6"/>
    </style:style>
    <style:style style:name="T9769" style:parent-style-name="DefaultParagraphFont" style:family="text">
      <style:text-properties fo:color="#A9B7C6"/>
    </style:style>
    <style:style style:name="T9770" style:parent-style-name="DefaultParagraphFont" style:family="text">
      <style:text-properties fo:color="#A9B7C6"/>
    </style:style>
    <style:style style:name="T9771" style:parent-style-name="DefaultParagraphFont" style:family="text">
      <style:text-properties fo:color="#9876AA"/>
    </style:style>
    <style:style style:name="T9772" style:parent-style-name="DefaultParagraphFont" style:family="text">
      <style:text-properties fo:color="#A9B7C6"/>
    </style:style>
    <style:style style:name="T9773" style:parent-style-name="DefaultParagraphFont" style:family="text">
      <style:text-properties fo:font-style="italic" style:font-style-asian="italic" style:font-style-complex="italic" fo:color="#9876AA"/>
    </style:style>
    <style:style style:name="T9774" style:parent-style-name="DefaultParagraphFont" style:family="text">
      <style:text-properties fo:color="#A9B7C6"/>
    </style:style>
    <style:style style:name="T9775" style:parent-style-name="DefaultParagraphFont" style:family="text">
      <style:text-properties fo:color="#CC7832"/>
    </style:style>
    <style:style style:name="T9776" style:parent-style-name="DefaultParagraphFont" style:family="text">
      <style:text-properties fo:color="#CC7832"/>
    </style:style>
    <style:style style:name="T9777" style:parent-style-name="DefaultParagraphFont" style:family="text">
      <style:text-properties fo:color="#CC7832"/>
    </style:style>
    <style:style style:name="T9778" style:parent-style-name="DefaultParagraphFont" style:family="text">
      <style:text-properties fo:color="#CC7832"/>
    </style:style>
    <style:style style:name="T9779" style:parent-style-name="DefaultParagraphFont" style:family="text">
      <style:text-properties fo:color="#9876AA"/>
    </style:style>
    <style:style style:name="T9780" style:parent-style-name="DefaultParagraphFont" style:family="text">
      <style:text-properties fo:color="#A9B7C6"/>
    </style:style>
    <style:style style:name="T9781" style:parent-style-name="DefaultParagraphFont" style:family="text">
      <style:text-properties fo:font-style="italic" style:font-style-asian="italic" style:font-style-complex="italic" fo:color="#9876AA"/>
    </style:style>
    <style:style style:name="T9782" style:parent-style-name="DefaultParagraphFont" style:family="text">
      <style:text-properties fo:color="#A9B7C6"/>
    </style:style>
    <style:style style:name="T9783" style:parent-style-name="DefaultParagraphFont" style:family="text">
      <style:text-properties fo:color="#CC7832"/>
    </style:style>
    <style:style style:name="T9784" style:parent-style-name="DefaultParagraphFont" style:family="text">
      <style:text-properties fo:color="#CC7832"/>
    </style:style>
    <style:style style:name="T9785" style:parent-style-name="DefaultParagraphFont" style:family="text">
      <style:text-properties fo:color="#CC7832"/>
    </style:style>
    <style:style style:name="T9786" style:parent-style-name="DefaultParagraphFont" style:family="text">
      <style:text-properties fo:color="#A9B7C6"/>
    </style:style>
    <style:style style:name="T9787" style:parent-style-name="DefaultParagraphFont" style:family="text">
      <style:text-properties fo:color="#CC7832"/>
    </style:style>
    <style:style style:name="T9788" style:parent-style-name="DefaultParagraphFont" style:family="text">
      <style:text-properties fo:color="#A9B7C6"/>
    </style:style>
    <style:style style:name="T9789" style:parent-style-name="DefaultParagraphFont" style:family="text">
      <style:text-properties fo:color="#CC7832"/>
    </style:style>
    <style:style style:name="T9790" style:parent-style-name="DefaultParagraphFont" style:family="text">
      <style:text-properties fo:color="#A9B7C6"/>
    </style:style>
    <style:style style:name="T9791" style:parent-style-name="DefaultParagraphFont" style:family="text">
      <style:text-properties fo:color="#CC7832"/>
    </style:style>
    <style:style style:name="T9792" style:parent-style-name="DefaultParagraphFont" style:family="text">
      <style:text-properties fo:color="#A9B7C6"/>
    </style:style>
    <style:style style:name="T9793" style:parent-style-name="DefaultParagraphFont" style:family="text">
      <style:text-properties fo:color="#CC7832"/>
    </style:style>
    <style:style style:name="T9794" style:parent-style-name="DefaultParagraphFont" style:family="text">
      <style:text-properties fo:color="#CC7832"/>
    </style:style>
    <style:style style:name="T9795" style:parent-style-name="DefaultParagraphFont" style:family="text">
      <style:text-properties fo:color="#CC7832"/>
    </style:style>
    <style:style style:name="T9796" style:parent-style-name="DefaultParagraphFont" style:family="text">
      <style:text-properties fo:color="#A9B7C6"/>
    </style:style>
    <style:style style:name="T9797" style:parent-style-name="DefaultParagraphFont" style:family="text">
      <style:text-properties fo:color="#CC7832"/>
    </style:style>
    <style:style style:name="T9798" style:parent-style-name="DefaultParagraphFont" style:family="text">
      <style:text-properties fo:color="#CC7832"/>
    </style:style>
    <style:style style:name="T9799" style:parent-style-name="DefaultParagraphFont" style:family="text">
      <style:text-properties fo:color="#CC7832"/>
    </style:style>
    <style:style style:name="T9800" style:parent-style-name="DefaultParagraphFont" style:family="text">
      <style:text-properties fo:color="#A9B7C6"/>
    </style:style>
    <style:style style:name="T9801" style:parent-style-name="DefaultParagraphFont" style:family="text">
      <style:text-properties fo:color="#A9B7C6"/>
    </style:style>
    <style:style style:name="T9802" style:parent-style-name="DefaultParagraphFont" style:family="text">
      <style:text-properties fo:color="#A9B7C6"/>
    </style:style>
    <style:style style:name="T9803" style:parent-style-name="DefaultParagraphFont" style:family="text">
      <style:text-properties fo:color="#CC7832"/>
    </style:style>
    <style:style style:name="T9804" style:parent-style-name="DefaultParagraphFont" style:family="text">
      <style:text-properties fo:color="#CC7832"/>
    </style:style>
    <style:style style:name="T9805" style:parent-style-name="DefaultParagraphFont" style:family="text">
      <style:text-properties fo:color="#CC7832"/>
    </style:style>
    <style:style style:name="T9806" style:parent-style-name="DefaultParagraphFont" style:family="text">
      <style:text-properties fo:color="#CC7832"/>
    </style:style>
    <style:style style:name="T9807" style:parent-style-name="DefaultParagraphFont" style:family="text">
      <style:text-properties fo:color="#9876AA"/>
    </style:style>
    <style:style style:name="T9808" style:parent-style-name="DefaultParagraphFont" style:family="text">
      <style:text-properties fo:color="#A9B7C6"/>
    </style:style>
    <style:style style:name="T9809" style:parent-style-name="DefaultParagraphFont" style:family="text">
      <style:text-properties fo:color="#A9B7C6"/>
    </style:style>
    <style:style style:name="T9810" style:parent-style-name="DefaultParagraphFont" style:family="text">
      <style:text-properties fo:color="#CC7832"/>
    </style:style>
    <style:style style:name="T9811" style:parent-style-name="DefaultParagraphFont" style:family="text">
      <style:text-properties fo:color="#A9B7C6"/>
    </style:style>
    <style:style style:name="T9812" style:parent-style-name="DefaultParagraphFont" style:family="text">
      <style:text-properties fo:color="#A9B7C6"/>
    </style:style>
    <style:style style:name="T9813" style:parent-style-name="DefaultParagraphFont" style:family="text">
      <style:text-properties fo:color="#A9B7C6"/>
    </style:style>
    <style:style style:name="T9814" style:parent-style-name="DefaultParagraphFont" style:family="text">
      <style:text-properties fo:color="#BBB529"/>
    </style:style>
    <style:style style:name="T9815" style:parent-style-name="DefaultParagraphFont" style:family="text">
      <style:text-properties fo:color="#BBB529"/>
    </style:style>
    <style:style style:name="T9816" style:parent-style-name="DefaultParagraphFont" style:family="text">
      <style:text-properties fo:color="#BBB529"/>
    </style:style>
    <style:style style:name="T9817" style:parent-style-name="DefaultParagraphFont" style:family="text">
      <style:text-properties fo:color="#CC7832"/>
    </style:style>
    <style:style style:name="T9818" style:parent-style-name="DefaultParagraphFont" style:family="text">
      <style:text-properties fo:color="#FFC66D"/>
    </style:style>
    <style:style style:name="T9819" style:parent-style-name="DefaultParagraphFont" style:family="text">
      <style:text-properties fo:color="#A9B7C6"/>
    </style:style>
    <style:style style:name="T9820" style:parent-style-name="DefaultParagraphFont" style:family="text">
      <style:text-properties fo:color="#CC7832"/>
    </style:style>
    <style:style style:name="T9821" style:parent-style-name="DefaultParagraphFont" style:family="text">
      <style:text-properties fo:color="#A9B7C6"/>
    </style:style>
    <style:style style:name="T9822" style:parent-style-name="DefaultParagraphFont" style:family="text">
      <style:text-properties fo:color="#A9B7C6"/>
    </style:style>
    <style:style style:name="T9823" style:parent-style-name="DefaultParagraphFont" style:family="text">
      <style:text-properties fo:color="#A9B7C6"/>
    </style:style>
    <style:style style:name="T9824" style:parent-style-name="DefaultParagraphFont" style:family="text">
      <style:text-properties fo:color="#CC7832"/>
    </style:style>
    <style:style style:name="T9825" style:parent-style-name="DefaultParagraphFont" style:family="text">
      <style:text-properties fo:color="#A9B7C6"/>
    </style:style>
    <style:style style:name="T9826" style:parent-style-name="DefaultParagraphFont" style:family="text">
      <style:text-properties fo:color="#A9B7C6"/>
    </style:style>
    <style:style style:name="T9827" style:parent-style-name="DefaultParagraphFont" style:family="text">
      <style:text-properties fo:color="#A9B7C6"/>
    </style:style>
    <style:style style:name="T9828" style:parent-style-name="DefaultParagraphFont" style:family="text">
      <style:text-properties fo:color="#9876AA"/>
    </style:style>
    <style:style style:name="T9829" style:parent-style-name="DefaultParagraphFont" style:family="text">
      <style:text-properties fo:color="#A9B7C6"/>
    </style:style>
    <style:style style:name="T9830" style:parent-style-name="DefaultParagraphFont" style:family="text">
      <style:text-properties fo:font-style="italic" style:font-style-asian="italic" style:font-style-complex="italic" fo:color="#9876AA"/>
    </style:style>
    <style:style style:name="T9831" style:parent-style-name="DefaultParagraphFont" style:family="text">
      <style:text-properties fo:color="#A9B7C6"/>
    </style:style>
    <style:style style:name="T9832" style:parent-style-name="DefaultParagraphFont" style:family="text">
      <style:text-properties fo:color="#CC7832"/>
    </style:style>
    <style:style style:name="T9833" style:parent-style-name="DefaultParagraphFont" style:family="text">
      <style:text-properties fo:color="#CC7832"/>
    </style:style>
    <style:style style:name="T9834" style:parent-style-name="DefaultParagraphFont" style:family="text">
      <style:text-properties fo:color="#CC7832"/>
    </style:style>
    <style:style style:name="T9835" style:parent-style-name="DefaultParagraphFont" style:family="text">
      <style:text-properties fo:color="#CC7832"/>
    </style:style>
    <style:style style:name="T9836" style:parent-style-name="DefaultParagraphFont" style:family="text">
      <style:text-properties fo:color="#CC7832"/>
    </style:style>
    <style:style style:name="T9837" style:parent-style-name="DefaultParagraphFont" style:family="text">
      <style:text-properties fo:color="#9876AA"/>
    </style:style>
    <style:style style:name="T9838" style:parent-style-name="DefaultParagraphFont" style:family="text">
      <style:text-properties fo:color="#A9B7C6"/>
    </style:style>
    <style:style style:name="T9839" style:parent-style-name="DefaultParagraphFont" style:family="text">
      <style:text-properties fo:font-style="italic" style:font-style-asian="italic" style:font-style-complex="italic" fo:color="#9876AA"/>
    </style:style>
    <style:style style:name="T9840" style:parent-style-name="DefaultParagraphFont" style:family="text">
      <style:text-properties fo:color="#A9B7C6"/>
    </style:style>
    <style:style style:name="T9841" style:parent-style-name="DefaultParagraphFont" style:family="text">
      <style:text-properties fo:color="#CC7832"/>
    </style:style>
    <style:style style:name="T9842" style:parent-style-name="DefaultParagraphFont" style:family="text">
      <style:text-properties fo:color="#CC7832"/>
    </style:style>
    <style:style style:name="T9843" style:parent-style-name="DefaultParagraphFont" style:family="text">
      <style:text-properties fo:color="#CC7832"/>
    </style:style>
    <style:style style:name="T9844" style:parent-style-name="DefaultParagraphFont" style:family="text">
      <style:text-properties fo:color="#A9B7C6"/>
    </style:style>
    <style:style style:name="T9845" style:parent-style-name="DefaultParagraphFont" style:family="text">
      <style:text-properties fo:color="#A9B7C6"/>
    </style:style>
    <style:style style:name="T9846" style:parent-style-name="DefaultParagraphFont" style:family="text">
      <style:text-properties fo:color="#A9B7C6"/>
    </style:style>
    <style:style style:name="T9847" style:parent-style-name="DefaultParagraphFont" style:family="text">
      <style:text-properties fo:color="#CC7832"/>
    </style:style>
    <style:style style:name="T9848" style:parent-style-name="DefaultParagraphFont" style:family="text">
      <style:text-properties fo:color="#CC7832"/>
    </style:style>
    <style:style style:name="T9849" style:parent-style-name="DefaultParagraphFont" style:family="text">
      <style:text-properties fo:color="#CC7832"/>
    </style:style>
    <style:style style:name="T9850" style:parent-style-name="DefaultParagraphFont" style:family="text">
      <style:text-properties fo:color="#CC7832"/>
    </style:style>
    <style:style style:name="T9851" style:parent-style-name="DefaultParagraphFont" style:family="text">
      <style:text-properties fo:color="#9876AA"/>
    </style:style>
    <style:style style:name="T9852" style:parent-style-name="DefaultParagraphFont" style:family="text">
      <style:text-properties fo:color="#A9B7C6"/>
    </style:style>
    <style:style style:name="T9853" style:parent-style-name="DefaultParagraphFont" style:family="text">
      <style:text-properties fo:color="#CC7832"/>
    </style:style>
    <style:style style:name="T9854" style:parent-style-name="DefaultParagraphFont" style:family="text">
      <style:text-properties fo:color="#A9B7C6"/>
    </style:style>
    <style:style style:name="T9855" style:parent-style-name="DefaultParagraphFont" style:family="text">
      <style:text-properties fo:color="#A9B7C6"/>
    </style:style>
    <style:style style:name="T9856" style:parent-style-name="DefaultParagraphFont" style:family="text">
      <style:text-properties fo:color="#A9B7C6"/>
    </style:style>
    <style:style style:name="T9857" style:parent-style-name="DefaultParagraphFont" style:family="text">
      <style:text-properties fo:color="#BBB529"/>
    </style:style>
    <style:style style:name="T9858" style:parent-style-name="DefaultParagraphFont" style:family="text">
      <style:text-properties fo:color="#BBB529"/>
    </style:style>
    <style:style style:name="T9859" style:parent-style-name="DefaultParagraphFont" style:family="text">
      <style:text-properties fo:color="#BBB529"/>
    </style:style>
    <style:style style:name="T9860" style:parent-style-name="DefaultParagraphFont" style:family="text">
      <style:text-properties fo:color="#CC7832"/>
    </style:style>
    <style:style style:name="T9861" style:parent-style-name="DefaultParagraphFont" style:family="text">
      <style:text-properties fo:color="#FFC66D"/>
    </style:style>
    <style:style style:name="T9862" style:parent-style-name="DefaultParagraphFont" style:family="text">
      <style:text-properties fo:color="#A9B7C6"/>
    </style:style>
    <style:style style:name="T9863" style:parent-style-name="DefaultParagraphFont" style:family="text">
      <style:text-properties fo:color="#A9B7C6"/>
    </style:style>
    <style:style style:name="T9864" style:parent-style-name="DefaultParagraphFont" style:family="text">
      <style:text-properties fo:color="#A9B7C6"/>
    </style:style>
    <style:style style:name="T9865" style:parent-style-name="DefaultParagraphFont" style:family="text">
      <style:text-properties fo:color="#A9B7C6"/>
    </style:style>
    <style:style style:name="T9866" style:parent-style-name="DefaultParagraphFont" style:family="text">
      <style:text-properties fo:color="#9876AA"/>
    </style:style>
    <style:style style:name="T9867" style:parent-style-name="DefaultParagraphFont" style:family="text">
      <style:text-properties fo:color="#A9B7C6"/>
    </style:style>
    <style:style style:name="T9868" style:parent-style-name="DefaultParagraphFont" style:family="text">
      <style:text-properties fo:font-style="italic" style:font-style-asian="italic" style:font-style-complex="italic" fo:color="#9876AA"/>
    </style:style>
    <style:style style:name="T9869" style:parent-style-name="DefaultParagraphFont" style:family="text">
      <style:text-properties fo:color="#A9B7C6"/>
    </style:style>
    <style:style style:name="T9870" style:parent-style-name="DefaultParagraphFont" style:family="text">
      <style:text-properties fo:color="#CC7832"/>
    </style:style>
    <style:style style:name="T9871" style:parent-style-name="DefaultParagraphFont" style:family="text">
      <style:text-properties fo:color="#CC7832"/>
    </style:style>
    <style:style style:name="T9872" style:parent-style-name="DefaultParagraphFont" style:family="text">
      <style:text-properties fo:color="#CC7832"/>
    </style:style>
    <style:style style:name="T9873" style:parent-style-name="DefaultParagraphFont" style:family="text">
      <style:text-properties fo:color="#9876AA"/>
    </style:style>
    <style:style style:name="T9874" style:parent-style-name="DefaultParagraphFont" style:family="text">
      <style:text-properties fo:color="#A9B7C6"/>
    </style:style>
    <style:style style:name="T9875" style:parent-style-name="DefaultParagraphFont" style:family="text">
      <style:text-properties fo:font-style="italic" style:font-style-asian="italic" style:font-style-complex="italic" fo:color="#9876AA"/>
    </style:style>
    <style:style style:name="T9876" style:parent-style-name="DefaultParagraphFont" style:family="text">
      <style:text-properties fo:color="#A9B7C6"/>
    </style:style>
    <style:style style:name="T9877" style:parent-style-name="DefaultParagraphFont" style:family="text">
      <style:text-properties fo:color="#CC7832"/>
    </style:style>
    <style:style style:name="T9878" style:parent-style-name="DefaultParagraphFont" style:family="text">
      <style:text-properties fo:color="#CC7832"/>
    </style:style>
    <style:style style:name="T9879" style:parent-style-name="DefaultParagraphFont" style:family="text">
      <style:text-properties fo:color="#CC7832"/>
    </style:style>
    <style:style style:name="T9880" style:parent-style-name="DefaultParagraphFont" style:family="text">
      <style:text-properties fo:color="#A9B7C6"/>
    </style:style>
    <style:style style:name="T9881" style:parent-style-name="DefaultParagraphFont" style:family="text">
      <style:text-properties fo:color="#CC7832"/>
    </style:style>
    <style:style style:name="T9882" style:parent-style-name="DefaultParagraphFont" style:family="text">
      <style:text-properties fo:color="#A9B7C6"/>
    </style:style>
    <style:style style:name="T9883" style:parent-style-name="DefaultParagraphFont" style:family="text">
      <style:text-properties fo:color="#CC7832"/>
    </style:style>
    <style:style style:name="T9884" style:parent-style-name="DefaultParagraphFont" style:family="text">
      <style:text-properties fo:color="#A9B7C6"/>
    </style:style>
    <style:style style:name="T9885" style:parent-style-name="DefaultParagraphFont" style:family="text">
      <style:text-properties fo:color="#CC7832"/>
    </style:style>
    <style:style style:name="T9886" style:parent-style-name="DefaultParagraphFont" style:family="text">
      <style:text-properties fo:color="#A9B7C6"/>
    </style:style>
    <style:style style:name="T9887" style:parent-style-name="DefaultParagraphFont" style:family="text">
      <style:text-properties fo:color="#CC7832"/>
    </style:style>
    <style:style style:name="T9888" style:parent-style-name="DefaultParagraphFont" style:family="text">
      <style:text-properties fo:color="#CC7832"/>
    </style:style>
    <style:style style:name="T9889" style:parent-style-name="DefaultParagraphFont" style:family="text">
      <style:text-properties fo:color="#CC7832"/>
    </style:style>
    <style:style style:name="T9890" style:parent-style-name="DefaultParagraphFont" style:family="text">
      <style:text-properties fo:color="#A9B7C6"/>
    </style:style>
    <style:style style:name="T9891" style:parent-style-name="DefaultParagraphFont" style:family="text">
      <style:text-properties fo:color="#CC7832"/>
    </style:style>
    <style:style style:name="T9892" style:parent-style-name="DefaultParagraphFont" style:family="text">
      <style:text-properties fo:color="#CC7832"/>
    </style:style>
    <style:style style:name="T9893" style:parent-style-name="DefaultParagraphFont" style:family="text">
      <style:text-properties fo:color="#CC7832"/>
    </style:style>
    <style:style style:name="T9894" style:parent-style-name="DefaultParagraphFont" style:family="text">
      <style:text-properties fo:color="#CC7832"/>
    </style:style>
    <style:style style:name="T9895" style:parent-style-name="DefaultParagraphFont" style:family="text">
      <style:text-properties fo:color="#A9B7C6"/>
    </style:style>
    <style:style style:name="T9896" style:parent-style-name="DefaultParagraphFont" style:family="text">
      <style:text-properties fo:color="#A9B7C6"/>
    </style:style>
    <style:style style:name="T9897" style:parent-style-name="DefaultParagraphFont" style:family="text">
      <style:text-properties fo:color="#A9B7C6"/>
    </style:style>
    <style:style style:name="T9898" style:parent-style-name="DefaultParagraphFont" style:family="text">
      <style:text-properties fo:color="#CC7832"/>
    </style:style>
    <style:style style:name="T9899" style:parent-style-name="DefaultParagraphFont" style:family="text">
      <style:text-properties fo:color="#CC7832"/>
    </style:style>
    <style:style style:name="T9900" style:parent-style-name="DefaultParagraphFont" style:family="text">
      <style:text-properties fo:color="#CC7832"/>
    </style:style>
    <style:style style:name="T9901" style:parent-style-name="DefaultParagraphFont" style:family="text">
      <style:text-properties fo:color="#CC7832"/>
    </style:style>
    <style:style style:name="T9902" style:parent-style-name="DefaultParagraphFont" style:family="text">
      <style:text-properties fo:color="#9876AA"/>
    </style:style>
    <style:style style:name="T9903" style:parent-style-name="DefaultParagraphFont" style:family="text">
      <style:text-properties fo:color="#A9B7C6"/>
    </style:style>
    <style:style style:name="T9904" style:parent-style-name="DefaultParagraphFont" style:family="text">
      <style:text-properties fo:color="#CC7832"/>
    </style:style>
    <style:style style:name="T9905" style:parent-style-name="DefaultParagraphFont" style:family="text">
      <style:text-properties fo:color="#A9B7C6"/>
    </style:style>
    <style:style style:name="T9906" style:parent-style-name="DefaultParagraphFont" style:family="text">
      <style:text-properties fo:color="#A9B7C6"/>
    </style:style>
    <style:style style:name="T9907" style:parent-style-name="DefaultParagraphFont" style:family="text">
      <style:text-properties fo:color="#A9B7C6"/>
    </style:style>
    <style:style style:name="T9908" style:parent-style-name="DefaultParagraphFont" style:family="text">
      <style:text-properties fo:color="#BBB529"/>
    </style:style>
    <style:style style:name="T9909" style:parent-style-name="DefaultParagraphFont" style:family="text">
      <style:text-properties fo:color="#BBB529"/>
    </style:style>
    <style:style style:name="T9910" style:parent-style-name="DefaultParagraphFont" style:family="text">
      <style:text-properties fo:color="#BBB529"/>
    </style:style>
    <style:style style:name="T9911" style:parent-style-name="DefaultParagraphFont" style:family="text">
      <style:text-properties fo:color="#CC7832"/>
    </style:style>
    <style:style style:name="T9912" style:parent-style-name="DefaultParagraphFont" style:family="text">
      <style:text-properties fo:color="#FFC66D"/>
    </style:style>
    <style:style style:name="T9913" style:parent-style-name="DefaultParagraphFont" style:family="text">
      <style:text-properties fo:color="#A9B7C6"/>
    </style:style>
    <style:style style:name="T9914" style:parent-style-name="DefaultParagraphFont" style:family="text">
      <style:text-properties fo:color="#CC7832"/>
    </style:style>
    <style:style style:name="T9915" style:parent-style-name="DefaultParagraphFont" style:family="text">
      <style:text-properties fo:color="#A9B7C6"/>
    </style:style>
    <style:style style:name="T9916" style:parent-style-name="DefaultParagraphFont" style:family="text">
      <style:text-properties fo:color="#A9B7C6"/>
    </style:style>
    <style:style style:name="T9917" style:parent-style-name="DefaultParagraphFont" style:family="text">
      <style:text-properties fo:color="#A9B7C6"/>
    </style:style>
    <style:style style:name="T9918" style:parent-style-name="DefaultParagraphFont" style:family="text">
      <style:text-properties fo:color="#CC7832"/>
    </style:style>
    <style:style style:name="T9919" style:parent-style-name="DefaultParagraphFont" style:family="text">
      <style:text-properties fo:color="#A9B7C6"/>
    </style:style>
    <style:style style:name="T9920" style:parent-style-name="DefaultParagraphFont" style:family="text">
      <style:text-properties fo:color="#A9B7C6"/>
    </style:style>
    <style:style style:name="T9921" style:parent-style-name="DefaultParagraphFont" style:family="text">
      <style:text-properties fo:color="#A9B7C6"/>
    </style:style>
    <style:style style:name="T9922" style:parent-style-name="DefaultParagraphFont" style:family="text">
      <style:text-properties fo:color="#9876AA"/>
    </style:style>
    <style:style style:name="T9923" style:parent-style-name="DefaultParagraphFont" style:family="text">
      <style:text-properties fo:color="#A9B7C6"/>
    </style:style>
    <style:style style:name="T9924" style:parent-style-name="DefaultParagraphFont" style:family="text">
      <style:text-properties fo:color="#A9B7C6"/>
    </style:style>
    <style:style style:name="T9925" style:parent-style-name="DefaultParagraphFont" style:family="text">
      <style:text-properties fo:font-style="italic" style:font-style-asian="italic" style:font-style-complex="italic" fo:color="#9876AA"/>
    </style:style>
    <style:style style:name="T9926" style:parent-style-name="DefaultParagraphFont" style:family="text">
      <style:text-properties fo:color="#A9B7C6"/>
    </style:style>
    <style:style style:name="T9927" style:parent-style-name="DefaultParagraphFont" style:family="text">
      <style:text-properties fo:color="#CC7832"/>
    </style:style>
    <style:style style:name="T9928" style:parent-style-name="DefaultParagraphFont" style:family="text">
      <style:text-properties fo:color="#CC7832"/>
    </style:style>
    <style:style style:name="T9929" style:parent-style-name="DefaultParagraphFont" style:family="text">
      <style:text-properties fo:color="#CC7832"/>
    </style:style>
    <style:style style:name="T9930" style:parent-style-name="DefaultParagraphFont" style:family="text">
      <style:text-properties fo:color="#CC7832"/>
    </style:style>
    <style:style style:name="T9931" style:parent-style-name="DefaultParagraphFont" style:family="text">
      <style:text-properties fo:color="#CC7832"/>
    </style:style>
    <style:style style:name="T9932" style:parent-style-name="DefaultParagraphFont" style:family="text">
      <style:text-properties fo:color="#9876AA"/>
    </style:style>
    <style:style style:name="T9933" style:parent-style-name="DefaultParagraphFont" style:family="text">
      <style:text-properties fo:color="#A9B7C6"/>
    </style:style>
    <style:style style:name="T9934" style:parent-style-name="DefaultParagraphFont" style:family="text">
      <style:text-properties fo:font-style="italic" style:font-style-asian="italic" style:font-style-complex="italic" fo:color="#9876AA"/>
    </style:style>
    <style:style style:name="T9935" style:parent-style-name="DefaultParagraphFont" style:family="text">
      <style:text-properties fo:color="#A9B7C6"/>
    </style:style>
    <style:style style:name="T9936" style:parent-style-name="DefaultParagraphFont" style:family="text">
      <style:text-properties fo:color="#CC7832"/>
    </style:style>
    <style:style style:name="T9937" style:parent-style-name="DefaultParagraphFont" style:family="text">
      <style:text-properties fo:color="#CC7832"/>
    </style:style>
    <style:style style:name="T9938" style:parent-style-name="DefaultParagraphFont" style:family="text">
      <style:text-properties fo:color="#CC7832"/>
    </style:style>
    <style:style style:name="T9939" style:parent-style-name="DefaultParagraphFont" style:family="text">
      <style:text-properties fo:color="#A9B7C6"/>
    </style:style>
    <style:style style:name="T9940" style:parent-style-name="DefaultParagraphFont" style:family="text">
      <style:text-properties fo:color="#A9B7C6"/>
    </style:style>
    <style:style style:name="T9941" style:parent-style-name="DefaultParagraphFont" style:family="text">
      <style:text-properties fo:color="#A9B7C6"/>
    </style:style>
    <style:style style:name="T9942" style:parent-style-name="DefaultParagraphFont" style:family="text">
      <style:text-properties fo:color="#CC7832"/>
    </style:style>
    <style:style style:name="T9943" style:parent-style-name="DefaultParagraphFont" style:family="text">
      <style:text-properties fo:color="#CC7832"/>
    </style:style>
    <style:style style:name="T9944" style:parent-style-name="DefaultParagraphFont" style:family="text">
      <style:text-properties fo:color="#CC7832"/>
    </style:style>
    <style:style style:name="T9945" style:parent-style-name="DefaultParagraphFont" style:family="text">
      <style:text-properties fo:color="#A9B7C6"/>
    </style:style>
    <style:style style:name="T9946" style:parent-style-name="DefaultParagraphFont" style:family="text">
      <style:text-properties fo:color="#A9B7C6"/>
    </style:style>
    <style:style style:name="T9947" style:parent-style-name="DefaultParagraphFont" style:family="text">
      <style:text-properties fo:color="#A9B7C6"/>
    </style:style>
    <style:style style:name="T9948" style:parent-style-name="DefaultParagraphFont" style:family="text">
      <style:text-properties fo:color="#A9B7C6"/>
    </style:style>
    <style:style style:name="T9949" style:parent-style-name="DefaultParagraphFont" style:family="text">
      <style:text-properties fo:color="#A9B7C6"/>
    </style:style>
    <style:style style:name="T9950" style:parent-style-name="DefaultParagraphFont" style:family="text">
      <style:text-properties fo:color="#808080"/>
    </style:style>
    <style:style style:name="T9951" style:parent-style-name="DefaultParagraphFont" style:family="text">
      <style:text-properties fo:color="#808080"/>
    </style:style>
    <style:style style:name="T9952" style:parent-style-name="DefaultParagraphFont" style:family="text">
      <style:text-properties fo:color="#808080"/>
    </style:style>
    <style:style style:name="T9953" style:parent-style-name="DefaultParagraphFont" style:family="text">
      <style:text-properties fo:color="#CC7832"/>
    </style:style>
    <style:style style:name="T9954" style:parent-style-name="DefaultParagraphFont" style:family="text">
      <style:text-properties fo:color="#FFC66D"/>
    </style:style>
    <style:style style:name="T9955" style:parent-style-name="DefaultParagraphFont" style:family="text">
      <style:text-properties fo:color="#FFC66D"/>
    </style:style>
    <style:style style:name="T9956" style:parent-style-name="DefaultParagraphFont" style:family="text">
      <style:text-properties fo:color="#A9B7C6"/>
    </style:style>
    <style:style style:name="T9957" style:parent-style-name="DefaultParagraphFont" style:family="text">
      <style:text-properties fo:color="#A9B7C6"/>
    </style:style>
    <style:style style:name="T9958" style:parent-style-name="DefaultParagraphFont" style:family="text">
      <style:text-properties fo:color="#A9B7C6"/>
    </style:style>
    <style:style style:name="T9959" style:parent-style-name="DefaultParagraphFont" style:family="text">
      <style:text-properties fo:color="#9876AA"/>
    </style:style>
    <style:style style:name="T9960" style:parent-style-name="DefaultParagraphFont" style:family="text">
      <style:text-properties fo:color="#A9B7C6"/>
    </style:style>
    <style:style style:name="T9961" style:parent-style-name="DefaultParagraphFont" style:family="text">
      <style:text-properties fo:font-style="italic" style:font-style-asian="italic" style:font-style-complex="italic" fo:color="#9876AA"/>
    </style:style>
    <style:style style:name="T9962" style:parent-style-name="DefaultParagraphFont" style:family="text">
      <style:text-properties fo:color="#A9B7C6"/>
    </style:style>
    <style:style style:name="T9963" style:parent-style-name="DefaultParagraphFont" style:family="text">
      <style:text-properties fo:color="#CC7832"/>
    </style:style>
    <style:style style:name="T9964" style:parent-style-name="DefaultParagraphFont" style:family="text">
      <style:text-properties fo:color="#CC7832"/>
    </style:style>
    <style:style style:name="T9965" style:parent-style-name="DefaultParagraphFont" style:family="text">
      <style:text-properties fo:color="#CC7832"/>
    </style:style>
    <style:style style:name="T9966" style:parent-style-name="DefaultParagraphFont" style:family="text">
      <style:text-properties fo:color="#9876AA"/>
    </style:style>
    <style:style style:name="T9967" style:parent-style-name="DefaultParagraphFont" style:family="text">
      <style:text-properties fo:color="#A9B7C6"/>
    </style:style>
    <style:style style:name="T9968" style:parent-style-name="DefaultParagraphFont" style:family="text">
      <style:text-properties fo:font-style="italic" style:font-style-asian="italic" style:font-style-complex="italic" fo:color="#9876AA"/>
    </style:style>
    <style:style style:name="T9969" style:parent-style-name="DefaultParagraphFont" style:family="text">
      <style:text-properties fo:color="#A9B7C6"/>
    </style:style>
    <style:style style:name="T9970" style:parent-style-name="DefaultParagraphFont" style:family="text">
      <style:text-properties fo:color="#CC7832"/>
    </style:style>
    <style:style style:name="T9971" style:parent-style-name="DefaultParagraphFont" style:family="text">
      <style:text-properties fo:color="#CC7832"/>
    </style:style>
    <style:style style:name="T9972" style:parent-style-name="DefaultParagraphFont" style:family="text">
      <style:text-properties fo:color="#CC7832"/>
    </style:style>
    <style:style style:name="T9973" style:parent-style-name="DefaultParagraphFont" style:family="text">
      <style:text-properties fo:color="#9876AA"/>
    </style:style>
    <style:style style:name="T9974" style:parent-style-name="DefaultParagraphFont" style:family="text">
      <style:text-properties fo:color="#A9B7C6"/>
    </style:style>
    <style:style style:name="T9975" style:parent-style-name="DefaultParagraphFont" style:family="text">
      <style:text-properties fo:font-style="italic" style:font-style-asian="italic" style:font-style-complex="italic" fo:color="#9876AA"/>
    </style:style>
    <style:style style:name="T9976" style:parent-style-name="DefaultParagraphFont" style:family="text">
      <style:text-properties fo:color="#A9B7C6"/>
    </style:style>
    <style:style style:name="T9977" style:parent-style-name="DefaultParagraphFont" style:family="text">
      <style:text-properties fo:color="#CC7832"/>
    </style:style>
    <style:style style:name="T9978" style:parent-style-name="DefaultParagraphFont" style:family="text">
      <style:text-properties fo:color="#CC7832"/>
    </style:style>
    <style:style style:name="T9979" style:parent-style-name="DefaultParagraphFont" style:family="text">
      <style:text-properties fo:color="#CC7832"/>
    </style:style>
    <style:style style:name="T9980" style:parent-style-name="DefaultParagraphFont" style:family="text">
      <style:text-properties fo:color="#9876AA"/>
    </style:style>
    <style:style style:name="T9981" style:parent-style-name="DefaultParagraphFont" style:family="text">
      <style:text-properties fo:color="#A9B7C6"/>
    </style:style>
    <style:style style:name="T9982" style:parent-style-name="DefaultParagraphFont" style:family="text">
      <style:text-properties fo:font-style="italic" style:font-style-asian="italic" style:font-style-complex="italic" fo:color="#9876AA"/>
    </style:style>
    <style:style style:name="T9983" style:parent-style-name="DefaultParagraphFont" style:family="text">
      <style:text-properties fo:color="#A9B7C6"/>
    </style:style>
    <style:style style:name="T9984" style:parent-style-name="DefaultParagraphFont" style:family="text">
      <style:text-properties fo:color="#CC7832"/>
    </style:style>
    <style:style style:name="T9985" style:parent-style-name="DefaultParagraphFont" style:family="text">
      <style:text-properties fo:color="#CC7832"/>
    </style:style>
    <style:style style:name="T9986" style:parent-style-name="DefaultParagraphFont" style:family="text">
      <style:text-properties fo:color="#CC7832"/>
    </style:style>
    <style:style style:name="T9987" style:parent-style-name="DefaultParagraphFont" style:family="text">
      <style:text-properties fo:color="#A9B7C6"/>
    </style:style>
    <style:style style:name="T9988" style:parent-style-name="DefaultParagraphFont" style:family="text">
      <style:text-properties fo:color="#A9B7C6"/>
    </style:style>
    <style:style style:name="T9989" style:parent-style-name="DefaultParagraphFont" style:family="text">
      <style:text-properties fo:color="#A9B7C6"/>
    </style:style>
    <style:style style:name="T9990" style:parent-style-name="DefaultParagraphFont" style:family="text">
      <style:text-properties fo:color="#A9B7C6"/>
    </style:style>
    <style:style style:name="T9991" style:parent-style-name="DefaultParagraphFont" style:family="text">
      <style:text-properties fo:color="#A9B7C6"/>
    </style:style>
    <style:style style:name="P9992" style:parent-style-name="HTMLPreformatted" style:family="paragraph">
      <style:paragraph-properties fo:background-color="#2B2B2B"/>
    </style:style>
    <style:style style:name="T9993" style:parent-style-name="DefaultParagraphFont" style:family="text">
      <style:text-properties fo:color="#CC7832"/>
    </style:style>
    <style:style style:name="T9994" style:parent-style-name="DefaultParagraphFont" style:family="text">
      <style:text-properties fo:color="#A9B7C6"/>
    </style:style>
    <style:style style:name="T9995" style:parent-style-name="DefaultParagraphFont" style:family="text">
      <style:text-properties fo:color="#CC7832"/>
    </style:style>
    <style:style style:name="T9996" style:parent-style-name="DefaultParagraphFont" style:family="text">
      <style:text-properties fo:color="#CC7832"/>
    </style:style>
    <style:style style:name="T9997" style:parent-style-name="DefaultParagraphFont" style:family="text">
      <style:text-properties fo:color="#CC7832"/>
    </style:style>
    <style:style style:name="T9998" style:parent-style-name="DefaultParagraphFont" style:family="text">
      <style:text-properties fo:color="#CC7832"/>
    </style:style>
    <style:style style:name="T9999" style:parent-style-name="DefaultParagraphFont" style:family="text">
      <style:text-properties fo:color="#A9B7C6"/>
    </style:style>
    <style:style style:name="T10000" style:parent-style-name="DefaultParagraphFont" style:family="text">
      <style:text-properties fo:color="#CC7832"/>
    </style:style>
    <style:style style:name="T10001" style:parent-style-name="DefaultParagraphFont" style:family="text">
      <style:text-properties fo:color="#CC7832"/>
    </style:style>
    <style:style style:name="T10002" style:parent-style-name="DefaultParagraphFont" style:family="text">
      <style:text-properties fo:color="#CC7832"/>
    </style:style>
    <style:style style:name="T10003" style:parent-style-name="DefaultParagraphFont" style:family="text">
      <style:text-properties fo:color="#A9B7C6"/>
    </style:style>
    <style:style style:name="T10004" style:parent-style-name="DefaultParagraphFont" style:family="text">
      <style:text-properties fo:color="#CC7832"/>
    </style:style>
    <style:style style:name="T10005" style:parent-style-name="DefaultParagraphFont" style:family="text">
      <style:text-properties fo:color="#CC7832"/>
    </style:style>
    <style:style style:name="T10006" style:parent-style-name="DefaultParagraphFont" style:family="text">
      <style:text-properties fo:color="#CC7832"/>
    </style:style>
    <style:style style:name="T10007" style:parent-style-name="DefaultParagraphFont" style:family="text">
      <style:text-properties fo:color="#A9B7C6"/>
    </style:style>
    <style:style style:name="T10008" style:parent-style-name="DefaultParagraphFont" style:family="text">
      <style:text-properties fo:color="#CC7832"/>
    </style:style>
    <style:style style:name="T10009" style:parent-style-name="DefaultParagraphFont" style:family="text">
      <style:text-properties fo:color="#CC7832"/>
    </style:style>
    <style:style style:name="T10010" style:parent-style-name="DefaultParagraphFont" style:family="text">
      <style:text-properties fo:color="#CC7832"/>
    </style:style>
    <style:style style:name="T10011" style:parent-style-name="DefaultParagraphFont" style:family="text">
      <style:text-properties fo:color="#A9B7C6"/>
    </style:style>
    <style:style style:name="T10012" style:parent-style-name="DefaultParagraphFont" style:family="text">
      <style:text-properties fo:color="#CC7832"/>
    </style:style>
    <style:style style:name="T10013" style:parent-style-name="DefaultParagraphFont" style:family="text">
      <style:text-properties fo:color="#CC7832"/>
    </style:style>
    <style:style style:name="T10014" style:parent-style-name="DefaultParagraphFont" style:family="text">
      <style:text-properties fo:color="#CC7832"/>
    </style:style>
    <style:style style:name="T10015" style:parent-style-name="DefaultParagraphFont" style:family="text">
      <style:text-properties fo:color="#CC7832"/>
    </style:style>
    <style:style style:name="T10016" style:parent-style-name="DefaultParagraphFont" style:family="text">
      <style:text-properties fo:color="#A9B7C6"/>
    </style:style>
    <style:style style:name="T10017" style:parent-style-name="DefaultParagraphFont" style:family="text">
      <style:text-properties fo:color="#CC7832"/>
    </style:style>
    <style:style style:name="T10018" style:parent-style-name="DefaultParagraphFont" style:family="text">
      <style:text-properties fo:color="#CC7832"/>
    </style:style>
    <style:style style:name="T10019" style:parent-style-name="DefaultParagraphFont" style:family="text">
      <style:text-properties fo:color="#CC7832"/>
    </style:style>
    <style:style style:name="T10020" style:parent-style-name="DefaultParagraphFont" style:family="text">
      <style:text-properties fo:color="#A9B7C6"/>
    </style:style>
    <style:style style:name="T10021" style:parent-style-name="DefaultParagraphFont" style:family="text">
      <style:text-properties fo:color="#CC7832"/>
    </style:style>
    <style:style style:name="T10022" style:parent-style-name="DefaultParagraphFont" style:family="text">
      <style:text-properties fo:color="#CC7832"/>
    </style:style>
    <style:style style:name="T10023" style:parent-style-name="DefaultParagraphFont" style:family="text">
      <style:text-properties fo:color="#CC7832"/>
    </style:style>
    <style:style style:name="T10024" style:parent-style-name="DefaultParagraphFont" style:family="text">
      <style:text-properties fo:color="#A9B7C6"/>
    </style:style>
    <style:style style:name="T10025" style:parent-style-name="DefaultParagraphFont" style:family="text">
      <style:text-properties fo:color="#CC7832"/>
    </style:style>
    <style:style style:name="T10026" style:parent-style-name="DefaultParagraphFont" style:family="text">
      <style:text-properties fo:color="#CC7832"/>
    </style:style>
    <style:style style:name="T10027" style:parent-style-name="DefaultParagraphFont" style:family="text">
      <style:text-properties fo:color="#CC7832"/>
    </style:style>
    <style:style style:name="T10028" style:parent-style-name="DefaultParagraphFont" style:family="text">
      <style:text-properties fo:color="#A9B7C6"/>
    </style:style>
    <style:style style:name="T10029" style:parent-style-name="DefaultParagraphFont" style:family="text">
      <style:text-properties fo:color="#CC7832"/>
    </style:style>
    <style:style style:name="T10030" style:parent-style-name="DefaultParagraphFont" style:family="text">
      <style:text-properties fo:color="#CC7832"/>
    </style:style>
    <style:style style:name="T10031" style:parent-style-name="DefaultParagraphFont" style:family="text">
      <style:text-properties fo:color="#CC7832"/>
    </style:style>
    <style:style style:name="T10032" style:parent-style-name="DefaultParagraphFont" style:family="text">
      <style:text-properties fo:color="#A9B7C6"/>
    </style:style>
    <style:style style:name="T10033" style:parent-style-name="DefaultParagraphFont" style:family="text">
      <style:text-properties fo:color="#CC7832"/>
    </style:style>
    <style:style style:name="T10034" style:parent-style-name="DefaultParagraphFont" style:family="text">
      <style:text-properties fo:color="#CC7832"/>
    </style:style>
    <style:style style:name="T10035" style:parent-style-name="DefaultParagraphFont" style:family="text">
      <style:text-properties fo:color="#CC7832"/>
    </style:style>
    <style:style style:name="T10036" style:parent-style-name="DefaultParagraphFont" style:family="text">
      <style:text-properties fo:color="#A9B7C6"/>
    </style:style>
    <style:style style:name="T10037" style:parent-style-name="DefaultParagraphFont" style:family="text">
      <style:text-properties fo:color="#CC7832"/>
    </style:style>
    <style:style style:name="T10038" style:parent-style-name="DefaultParagraphFont" style:family="text">
      <style:text-properties fo:color="#CC7832"/>
    </style:style>
    <style:style style:name="T10039" style:parent-style-name="DefaultParagraphFont" style:family="text">
      <style:text-properties fo:color="#CC7832"/>
    </style:style>
    <style:style style:name="T10040" style:parent-style-name="DefaultParagraphFont" style:family="text">
      <style:text-properties fo:color="#A9B7C6"/>
    </style:style>
    <style:style style:name="T10041" style:parent-style-name="DefaultParagraphFont" style:family="text">
      <style:text-properties fo:color="#CC7832"/>
    </style:style>
    <style:style style:name="T10042" style:parent-style-name="DefaultParagraphFont" style:family="text">
      <style:text-properties fo:color="#CC7832"/>
    </style:style>
    <style:style style:name="T10043" style:parent-style-name="DefaultParagraphFont" style:family="text">
      <style:text-properties fo:color="#CC7832"/>
    </style:style>
    <style:style style:name="T10044" style:parent-style-name="DefaultParagraphFont" style:family="text">
      <style:text-properties fo:color="#A9B7C6"/>
    </style:style>
    <style:style style:name="T10045" style:parent-style-name="DefaultParagraphFont" style:family="text">
      <style:text-properties fo:color="#A9B7C6"/>
    </style:style>
    <style:style style:name="T10046" style:parent-style-name="DefaultParagraphFont" style:family="text">
      <style:text-properties fo:color="#CC7832"/>
    </style:style>
    <style:style style:name="T10047" style:parent-style-name="DefaultParagraphFont" style:family="text">
      <style:text-properties fo:color="#CC7832"/>
    </style:style>
    <style:style style:name="T10048" style:parent-style-name="DefaultParagraphFont" style:family="text">
      <style:text-properties fo:color="#CC7832"/>
    </style:style>
    <style:style style:name="T10049" style:parent-style-name="DefaultParagraphFont" style:family="text">
      <style:text-properties fo:color="#A9B7C6"/>
    </style:style>
    <style:style style:name="T10050" style:parent-style-name="DefaultParagraphFont" style:family="text">
      <style:text-properties fo:color="#CC7832"/>
    </style:style>
    <style:style style:name="T10051" style:parent-style-name="DefaultParagraphFont" style:family="text">
      <style:text-properties fo:color="#CC7832"/>
    </style:style>
    <style:style style:name="T10052" style:parent-style-name="DefaultParagraphFont" style:family="text">
      <style:text-properties fo:color="#CC7832"/>
    </style:style>
    <style:style style:name="T10053" style:parent-style-name="DefaultParagraphFont" style:family="text">
      <style:text-properties fo:color="#A9B7C6"/>
    </style:style>
    <style:style style:name="T10054" style:parent-style-name="DefaultParagraphFont" style:family="text">
      <style:text-properties fo:color="#CC7832"/>
    </style:style>
    <style:style style:name="T10055" style:parent-style-name="DefaultParagraphFont" style:family="text">
      <style:text-properties fo:color="#CC7832"/>
    </style:style>
    <style:style style:name="T10056" style:parent-style-name="DefaultParagraphFont" style:family="text">
      <style:text-properties fo:color="#CC7832"/>
    </style:style>
    <style:style style:name="T10057" style:parent-style-name="DefaultParagraphFont" style:family="text">
      <style:text-properties fo:color="#A9B7C6"/>
    </style:style>
    <style:style style:name="T10058" style:parent-style-name="DefaultParagraphFont" style:family="text">
      <style:text-properties fo:color="#CC7832"/>
    </style:style>
    <style:style style:name="T10059" style:parent-style-name="DefaultParagraphFont" style:family="text">
      <style:text-properties fo:color="#CC7832"/>
    </style:style>
    <style:style style:name="T10060" style:parent-style-name="DefaultParagraphFont" style:family="text">
      <style:text-properties fo:color="#CC7832"/>
    </style:style>
    <style:style style:name="T10061" style:parent-style-name="DefaultParagraphFont" style:family="text">
      <style:text-properties fo:color="#CC7832"/>
    </style:style>
    <style:style style:name="T10062" style:parent-style-name="DefaultParagraphFont" style:family="text">
      <style:text-properties fo:color="#A9B7C6"/>
    </style:style>
    <style:style style:name="T10063" style:parent-style-name="DefaultParagraphFont" style:family="text">
      <style:text-properties fo:color="#CC7832"/>
    </style:style>
    <style:style style:name="T10064" style:parent-style-name="DefaultParagraphFont" style:family="text">
      <style:text-properties fo:color="#CC7832"/>
    </style:style>
    <style:style style:name="T10065" style:parent-style-name="DefaultParagraphFont" style:family="text">
      <style:text-properties fo:color="#CC7832"/>
    </style:style>
    <style:style style:name="T10066" style:parent-style-name="DefaultParagraphFont" style:family="text">
      <style:text-properties fo:color="#CC7832"/>
    </style:style>
    <style:style style:name="T10067" style:parent-style-name="DefaultParagraphFont" style:family="text">
      <style:text-properties fo:color="#A9B7C6"/>
    </style:style>
    <style:style style:name="T10068" style:parent-style-name="DefaultParagraphFont" style:family="text">
      <style:text-properties fo:color="#CC7832"/>
    </style:style>
    <style:style style:name="T10069" style:parent-style-name="DefaultParagraphFont" style:family="text">
      <style:text-properties fo:color="#A9B7C6"/>
    </style:style>
    <style:style style:name="T10070" style:parent-style-name="DefaultParagraphFont" style:family="text">
      <style:text-properties fo:color="#A9B7C6"/>
    </style:style>
    <style:style style:name="T10071" style:parent-style-name="DefaultParagraphFont" style:family="text">
      <style:text-properties fo:color="#A9B7C6"/>
    </style:style>
    <style:style style:name="T10072" style:parent-style-name="DefaultParagraphFont" style:family="text">
      <style:text-properties fo:color="#A9B7C6"/>
    </style:style>
    <style:style style:name="T10073" style:parent-style-name="DefaultParagraphFont" style:family="text">
      <style:text-properties fo:color="#9876AA"/>
    </style:style>
    <style:style style:name="T10074" style:parent-style-name="DefaultParagraphFont" style:family="text">
      <style:text-properties fo:color="#CC7832"/>
    </style:style>
    <style:style style:name="T10075" style:parent-style-name="DefaultParagraphFont" style:family="text">
      <style:text-properties fo:color="#CC7832"/>
    </style:style>
    <style:style style:name="T10076" style:parent-style-name="DefaultParagraphFont" style:family="text">
      <style:text-properties fo:color="#CC7832"/>
    </style:style>
    <style:style style:name="T10077" style:parent-style-name="DefaultParagraphFont" style:family="text">
      <style:text-properties fo:color="#A9B7C6"/>
    </style:style>
    <style:style style:name="T10078" style:parent-style-name="DefaultParagraphFont" style:family="text">
      <style:text-properties fo:color="#9876AA"/>
    </style:style>
    <style:style style:name="T10079" style:parent-style-name="DefaultParagraphFont" style:family="text">
      <style:text-properties fo:color="#9876AA"/>
    </style:style>
    <style:style style:name="T10080" style:parent-style-name="DefaultParagraphFont" style:family="text">
      <style:text-properties fo:color="#CC7832"/>
    </style:style>
    <style:style style:name="T10081" style:parent-style-name="DefaultParagraphFont" style:family="text">
      <style:text-properties fo:color="#CC7832"/>
    </style:style>
    <style:style style:name="T10082" style:parent-style-name="DefaultParagraphFont" style:family="text">
      <style:text-properties fo:color="#CC7832"/>
    </style:style>
    <style:style style:name="T10083" style:parent-style-name="DefaultParagraphFont" style:family="text">
      <style:text-properties fo:color="#A9B7C6"/>
    </style:style>
    <style:style style:name="T10084" style:parent-style-name="DefaultParagraphFont" style:family="text">
      <style:text-properties fo:color="#9876AA"/>
    </style:style>
    <style:style style:name="T10085" style:parent-style-name="DefaultParagraphFont" style:family="text">
      <style:text-properties fo:color="#CC7832"/>
    </style:style>
    <style:style style:name="T10086" style:parent-style-name="DefaultParagraphFont" style:family="text">
      <style:text-properties fo:color="#CC7832"/>
    </style:style>
    <style:style style:name="T10087" style:parent-style-name="DefaultParagraphFont" style:family="text">
      <style:text-properties fo:color="#CC7832"/>
    </style:style>
    <style:style style:name="T10088" style:parent-style-name="DefaultParagraphFont" style:family="text">
      <style:text-properties fo:color="#A9B7C6"/>
    </style:style>
    <style:style style:name="T10089" style:parent-style-name="DefaultParagraphFont" style:family="text">
      <style:text-properties fo:color="#9876AA"/>
    </style:style>
    <style:style style:name="T10090" style:parent-style-name="DefaultParagraphFont" style:family="text">
      <style:text-properties fo:color="#CC7832"/>
    </style:style>
    <style:style style:name="T10091" style:parent-style-name="DefaultParagraphFont" style:family="text">
      <style:text-properties fo:color="#CC7832"/>
    </style:style>
    <style:style style:name="T10092" style:parent-style-name="DefaultParagraphFont" style:family="text">
      <style:text-properties fo:color="#CC7832"/>
    </style:style>
    <style:style style:name="T10093" style:parent-style-name="DefaultParagraphFont" style:family="text">
      <style:text-properties fo:color="#A9B7C6"/>
    </style:style>
    <style:style style:name="T10094" style:parent-style-name="DefaultParagraphFont" style:family="text">
      <style:text-properties fo:color="#9876AA"/>
    </style:style>
    <style:style style:name="T10095" style:parent-style-name="DefaultParagraphFont" style:family="text">
      <style:text-properties fo:color="#CC7832"/>
    </style:style>
    <style:style style:name="T10096" style:parent-style-name="DefaultParagraphFont" style:family="text">
      <style:text-properties fo:color="#CC7832"/>
    </style:style>
    <style:style style:name="T10097" style:parent-style-name="DefaultParagraphFont" style:family="text">
      <style:text-properties fo:color="#CC7832"/>
    </style:style>
    <style:style style:name="T10098" style:parent-style-name="DefaultParagraphFont" style:family="text">
      <style:text-properties fo:color="#A9B7C6"/>
    </style:style>
    <style:style style:name="T10099" style:parent-style-name="DefaultParagraphFont" style:family="text">
      <style:text-properties fo:color="#9876AA"/>
    </style:style>
    <style:style style:name="T10100" style:parent-style-name="DefaultParagraphFont" style:family="text">
      <style:text-properties fo:color="#CC7832"/>
    </style:style>
    <style:style style:name="T10101" style:parent-style-name="DefaultParagraphFont" style:family="text">
      <style:text-properties fo:color="#CC7832"/>
    </style:style>
    <style:style style:name="T10102" style:parent-style-name="DefaultParagraphFont" style:family="text">
      <style:text-properties fo:color="#CC7832"/>
    </style:style>
    <style:style style:name="T10103" style:parent-style-name="DefaultParagraphFont" style:family="text">
      <style:text-properties fo:color="#A9B7C6"/>
    </style:style>
    <style:style style:name="T10104" style:parent-style-name="DefaultParagraphFont" style:family="text">
      <style:text-properties fo:color="#9876AA"/>
    </style:style>
    <style:style style:name="T10105" style:parent-style-name="DefaultParagraphFont" style:family="text">
      <style:text-properties fo:color="#CC7832"/>
    </style:style>
    <style:style style:name="T10106" style:parent-style-name="DefaultParagraphFont" style:family="text">
      <style:text-properties fo:color="#CC7832"/>
    </style:style>
    <style:style style:name="T10107" style:parent-style-name="DefaultParagraphFont" style:family="text">
      <style:text-properties fo:color="#CC7832"/>
    </style:style>
    <style:style style:name="T10108" style:parent-style-name="DefaultParagraphFont" style:family="text">
      <style:text-properties fo:color="#CC7832"/>
    </style:style>
    <style:style style:name="T10109" style:parent-style-name="DefaultParagraphFont" style:family="text">
      <style:text-properties fo:color="#808080"/>
    </style:style>
    <style:style style:name="T10110" style:parent-style-name="DefaultParagraphFont" style:family="text">
      <style:text-properties fo:color="#808080"/>
    </style:style>
    <style:style style:name="T10111" style:parent-style-name="DefaultParagraphFont" style:family="text">
      <style:text-properties fo:color="#808080"/>
    </style:style>
    <style:style style:name="T10112" style:parent-style-name="DefaultParagraphFont" style:family="text">
      <style:text-properties fo:color="#CC7832"/>
    </style:style>
    <style:style style:name="T10113" style:parent-style-name="DefaultParagraphFont" style:family="text">
      <style:text-properties fo:color="#A9B7C6"/>
    </style:style>
    <style:style style:name="T10114" style:parent-style-name="DefaultParagraphFont" style:family="text">
      <style:text-properties fo:color="#9876AA"/>
    </style:style>
    <style:style style:name="T10115" style:parent-style-name="DefaultParagraphFont" style:family="text">
      <style:text-properties fo:color="#CC7832"/>
    </style:style>
    <style:style style:name="T10116" style:parent-style-name="DefaultParagraphFont" style:family="text">
      <style:text-properties fo:color="#CC7832"/>
    </style:style>
    <style:style style:name="T10117" style:parent-style-name="DefaultParagraphFont" style:family="text">
      <style:text-properties fo:color="#CC7832"/>
    </style:style>
    <style:style style:name="T10118" style:parent-style-name="DefaultParagraphFont" style:family="text">
      <style:text-properties fo:color="#A9B7C6"/>
    </style:style>
    <style:style style:name="T10119" style:parent-style-name="DefaultParagraphFont" style:family="text">
      <style:text-properties fo:color="#9876AA"/>
    </style:style>
    <style:style style:name="T10120" style:parent-style-name="DefaultParagraphFont" style:family="text">
      <style:text-properties fo:color="#CC7832"/>
    </style:style>
    <style:style style:name="T10121" style:parent-style-name="DefaultParagraphFont" style:family="text">
      <style:text-properties fo:color="#CC7832"/>
    </style:style>
    <style:style style:name="T10122" style:parent-style-name="DefaultParagraphFont" style:family="text">
      <style:text-properties fo:color="#CC7832"/>
    </style:style>
    <style:style style:name="T10123" style:parent-style-name="DefaultParagraphFont" style:family="text">
      <style:text-properties fo:color="#A9B7C6"/>
    </style:style>
    <style:style style:name="T10124" style:parent-style-name="DefaultParagraphFont" style:family="text">
      <style:text-properties fo:color="#9876AA"/>
    </style:style>
    <style:style style:name="T10125" style:parent-style-name="DefaultParagraphFont" style:family="text">
      <style:text-properties fo:color="#CC7832"/>
    </style:style>
    <style:style style:name="T10126" style:parent-style-name="DefaultParagraphFont" style:family="text">
      <style:text-properties fo:color="#CC7832"/>
    </style:style>
    <style:style style:name="T10127" style:parent-style-name="DefaultParagraphFont" style:family="text">
      <style:text-properties fo:color="#CC7832"/>
    </style:style>
    <style:style style:name="T10128" style:parent-style-name="DefaultParagraphFont" style:family="text">
      <style:text-properties fo:color="#CC7832"/>
    </style:style>
    <style:style style:name="T10129" style:parent-style-name="DefaultParagraphFont" style:family="text">
      <style:text-properties fo:color="#808080"/>
    </style:style>
    <style:style style:name="T10130" style:parent-style-name="DefaultParagraphFont" style:family="text">
      <style:text-properties fo:color="#808080"/>
    </style:style>
    <style:style style:name="T10131" style:parent-style-name="DefaultParagraphFont" style:family="text">
      <style:text-properties fo:color="#808080"/>
    </style:style>
    <style:style style:name="T10132" style:parent-style-name="DefaultParagraphFont" style:family="text">
      <style:text-properties fo:color="#CC7832"/>
    </style:style>
    <style:style style:name="T10133" style:parent-style-name="DefaultParagraphFont" style:family="text">
      <style:text-properties fo:color="#A9B7C6"/>
    </style:style>
    <style:style style:name="T10134" style:parent-style-name="DefaultParagraphFont" style:family="text">
      <style:text-properties fo:color="#9876AA"/>
    </style:style>
    <style:style style:name="T10135" style:parent-style-name="DefaultParagraphFont" style:family="text">
      <style:text-properties fo:color="#CC7832"/>
    </style:style>
    <style:style style:name="T10136" style:parent-style-name="DefaultParagraphFont" style:family="text">
      <style:text-properties fo:color="#CC7832"/>
    </style:style>
    <style:style style:name="T10137" style:parent-style-name="DefaultParagraphFont" style:family="text">
      <style:text-properties fo:color="#CC7832"/>
    </style:style>
    <style:style style:name="T10138" style:parent-style-name="DefaultParagraphFont" style:family="text">
      <style:text-properties fo:color="#A9B7C6"/>
    </style:style>
    <style:style style:name="T10139" style:parent-style-name="DefaultParagraphFont" style:family="text">
      <style:text-properties fo:color="#9876AA"/>
    </style:style>
    <style:style style:name="T10140" style:parent-style-name="DefaultParagraphFont" style:family="text">
      <style:text-properties fo:color="#CC7832"/>
    </style:style>
    <style:style style:name="T10141" style:parent-style-name="DefaultParagraphFont" style:family="text">
      <style:text-properties fo:color="#CC7832"/>
    </style:style>
    <style:style style:name="T10142" style:parent-style-name="DefaultParagraphFont" style:family="text">
      <style:text-properties fo:color="#CC7832"/>
    </style:style>
    <style:style style:name="T10143" style:parent-style-name="DefaultParagraphFont" style:family="text">
      <style:text-properties fo:color="#CC7832"/>
    </style:style>
    <style:style style:name="T10144" style:parent-style-name="DefaultParagraphFont" style:family="text">
      <style:text-properties fo:color="#CC7832"/>
    </style:style>
    <style:style style:name="T10145" style:parent-style-name="DefaultParagraphFont" style:family="text">
      <style:text-properties fo:color="#9876AA"/>
    </style:style>
    <style:style style:name="T10146" style:parent-style-name="DefaultParagraphFont" style:family="text">
      <style:text-properties fo:color="#CC7832"/>
    </style:style>
    <style:style style:name="T10147" style:parent-style-name="DefaultParagraphFont" style:family="text">
      <style:text-properties fo:color="#CC7832"/>
    </style:style>
    <style:style style:name="T10148" style:parent-style-name="DefaultParagraphFont" style:family="text">
      <style:text-properties fo:color="#CC7832"/>
    </style:style>
    <style:style style:name="T10149" style:parent-style-name="DefaultParagraphFont" style:family="text">
      <style:text-properties fo:color="#9876AA"/>
    </style:style>
    <style:style style:name="T10150" style:parent-style-name="DefaultParagraphFont" style:family="text">
      <style:text-properties fo:color="#CC7832"/>
    </style:style>
    <style:style style:name="T10151" style:parent-style-name="DefaultParagraphFont" style:family="text">
      <style:text-properties fo:color="#CC7832"/>
    </style:style>
    <style:style style:name="T10152" style:parent-style-name="DefaultParagraphFont" style:family="text">
      <style:text-properties fo:color="#CC7832"/>
    </style:style>
    <style:style style:name="T10153" style:parent-style-name="DefaultParagraphFont" style:family="text">
      <style:text-properties fo:color="#CC7832"/>
    </style:style>
    <style:style style:name="T10154" style:parent-style-name="DefaultParagraphFont" style:family="text">
      <style:text-properties fo:color="#BBB529"/>
    </style:style>
    <style:style style:name="T10155" style:parent-style-name="DefaultParagraphFont" style:family="text">
      <style:text-properties fo:color="#BBB529"/>
    </style:style>
    <style:style style:name="T10156" style:parent-style-name="DefaultParagraphFont" style:family="text">
      <style:text-properties fo:color="#BBB529"/>
    </style:style>
    <style:style style:name="T10157" style:parent-style-name="DefaultParagraphFont" style:family="text">
      <style:text-properties fo:color="#CC7832"/>
    </style:style>
    <style:style style:name="T10158" style:parent-style-name="DefaultParagraphFont" style:family="text">
      <style:text-properties fo:color="#FFC66D"/>
    </style:style>
    <style:style style:name="T10159" style:parent-style-name="DefaultParagraphFont" style:family="text">
      <style:text-properties fo:color="#A9B7C6"/>
    </style:style>
    <style:style style:name="T10160" style:parent-style-name="DefaultParagraphFont" style:family="text">
      <style:text-properties fo:color="#A9B7C6"/>
    </style:style>
    <style:style style:name="T10161" style:parent-style-name="DefaultParagraphFont" style:family="text">
      <style:text-properties fo:color="#A9B7C6"/>
    </style:style>
    <style:style style:name="T10162" style:parent-style-name="DefaultParagraphFont" style:family="text">
      <style:text-properties fo:color="#CC7832"/>
    </style:style>
    <style:style style:name="T10163" style:parent-style-name="DefaultParagraphFont" style:family="text">
      <style:text-properties fo:color="#A9B7C6"/>
    </style:style>
    <style:style style:name="T10164" style:parent-style-name="DefaultParagraphFont" style:family="text">
      <style:text-properties fo:color="#CC7832"/>
    </style:style>
    <style:style style:name="T10165" style:parent-style-name="DefaultParagraphFont" style:family="text">
      <style:text-properties fo:color="#CC7832"/>
    </style:style>
    <style:style style:name="T10166" style:parent-style-name="DefaultParagraphFont" style:family="text">
      <style:text-properties fo:color="#CC7832"/>
    </style:style>
    <style:style style:name="T10167" style:parent-style-name="DefaultParagraphFont" style:family="text">
      <style:text-properties fo:color="#A9B7C6"/>
    </style:style>
    <style:style style:name="T10168" style:parent-style-name="DefaultParagraphFont" style:family="text">
      <style:text-properties fo:font-style="italic" style:font-style-asian="italic" style:font-style-complex="italic" fo:color="#9876AA"/>
    </style:style>
    <style:style style:name="T10169" style:parent-style-name="DefaultParagraphFont" style:family="text">
      <style:text-properties fo:color="#A9B7C6"/>
    </style:style>
    <style:style style:name="T10170" style:parent-style-name="DefaultParagraphFont" style:family="text">
      <style:text-properties fo:color="#CC7832"/>
    </style:style>
    <style:style style:name="T10171" style:parent-style-name="DefaultParagraphFont" style:family="text">
      <style:text-properties fo:color="#CC7832"/>
    </style:style>
    <style:style style:name="T10172" style:parent-style-name="DefaultParagraphFont" style:family="text">
      <style:text-properties fo:color="#CC7832"/>
    </style:style>
    <style:style style:name="T10173" style:parent-style-name="DefaultParagraphFont" style:family="text">
      <style:text-properties fo:color="#808080"/>
    </style:style>
    <style:style style:name="T10174" style:parent-style-name="DefaultParagraphFont" style:family="text">
      <style:text-properties fo:color="#808080"/>
    </style:style>
    <style:style style:name="T10175" style:parent-style-name="DefaultParagraphFont" style:family="text">
      <style:text-properties fo:color="#808080"/>
    </style:style>
    <style:style style:name="T10176" style:parent-style-name="DefaultParagraphFont" style:family="text">
      <style:text-properties fo:color="#9876AA"/>
    </style:style>
    <style:style style:name="T10177" style:parent-style-name="DefaultParagraphFont" style:family="text">
      <style:text-properties fo:color="#A9B7C6"/>
    </style:style>
    <style:style style:name="T10178" style:parent-style-name="DefaultParagraphFont" style:family="text">
      <style:text-properties fo:color="#CC7832"/>
    </style:style>
    <style:style style:name="T10179" style:parent-style-name="DefaultParagraphFont" style:family="text">
      <style:text-properties fo:color="#A9B7C6"/>
    </style:style>
    <style:style style:name="T10180" style:parent-style-name="DefaultParagraphFont" style:family="text">
      <style:text-properties fo:color="#CC7832"/>
    </style:style>
    <style:style style:name="T10181" style:parent-style-name="DefaultParagraphFont" style:family="text">
      <style:text-properties fo:color="#A9B7C6"/>
    </style:style>
    <style:style style:name="T10182" style:parent-style-name="DefaultParagraphFont" style:family="text">
      <style:text-properties fo:color="#CC7832"/>
    </style:style>
    <style:style style:name="T10183" style:parent-style-name="DefaultParagraphFont" style:family="text">
      <style:text-properties fo:color="#CC7832"/>
    </style:style>
    <style:style style:name="T10184" style:parent-style-name="DefaultParagraphFont" style:family="text">
      <style:text-properties fo:color="#CC7832"/>
    </style:style>
    <style:style style:name="T10185" style:parent-style-name="DefaultParagraphFont" style:family="text">
      <style:text-properties fo:color="#9876AA"/>
    </style:style>
    <style:style style:name="T10186" style:parent-style-name="DefaultParagraphFont" style:family="text">
      <style:text-properties fo:color="#A9B7C6"/>
    </style:style>
    <style:style style:name="T10187" style:parent-style-name="DefaultParagraphFont" style:family="text">
      <style:text-properties fo:color="#CC7832"/>
    </style:style>
    <style:style style:name="T10188" style:parent-style-name="DefaultParagraphFont" style:family="text">
      <style:text-properties fo:color="#A9B7C6"/>
    </style:style>
    <style:style style:name="T10189" style:parent-style-name="DefaultParagraphFont" style:family="text">
      <style:text-properties fo:color="#A9B7C6"/>
    </style:style>
    <style:style style:name="T10190" style:parent-style-name="DefaultParagraphFont" style:family="text">
      <style:text-properties fo:color="#CC7832"/>
    </style:style>
    <style:style style:name="T10191" style:parent-style-name="DefaultParagraphFont" style:family="text">
      <style:text-properties fo:color="#A9B7C6"/>
    </style:style>
    <style:style style:name="T10192" style:parent-style-name="DefaultParagraphFont" style:family="text">
      <style:text-properties fo:color="#CC7832"/>
    </style:style>
    <style:style style:name="T10193" style:parent-style-name="DefaultParagraphFont" style:family="text">
      <style:text-properties fo:color="#CC7832"/>
    </style:style>
    <style:style style:name="T10194" style:parent-style-name="DefaultParagraphFont" style:family="text">
      <style:text-properties fo:color="#CC7832"/>
    </style:style>
    <style:style style:name="T10195" style:parent-style-name="DefaultParagraphFont" style:family="text">
      <style:text-properties fo:color="#9876AA"/>
    </style:style>
    <style:style style:name="T10196" style:parent-style-name="DefaultParagraphFont" style:family="text">
      <style:text-properties fo:color="#A9B7C6"/>
    </style:style>
    <style:style style:name="T10197" style:parent-style-name="DefaultParagraphFont" style:family="text">
      <style:text-properties fo:font-style="italic" style:font-style-asian="italic" style:font-style-complex="italic" fo:color="#A9B7C6"/>
    </style:style>
    <style:style style:name="T10198" style:parent-style-name="DefaultParagraphFont" style:family="text">
      <style:text-properties fo:color="#A9B7C6"/>
    </style:style>
    <style:style style:name="T10199" style:parent-style-name="DefaultParagraphFont" style:family="text">
      <style:text-properties fo:color="#CC7832"/>
    </style:style>
    <style:style style:name="T10200" style:parent-style-name="DefaultParagraphFont" style:family="text">
      <style:text-properties fo:color="#A9B7C6"/>
    </style:style>
    <style:style style:name="T10201" style:parent-style-name="DefaultParagraphFont" style:family="text">
      <style:text-properties fo:color="#CC7832"/>
    </style:style>
    <style:style style:name="T10202" style:parent-style-name="DefaultParagraphFont" style:family="text">
      <style:text-properties fo:color="#CC7832"/>
    </style:style>
    <style:style style:name="T10203" style:parent-style-name="DefaultParagraphFont" style:family="text">
      <style:text-properties fo:color="#CC7832"/>
    </style:style>
    <style:style style:name="T10204" style:parent-style-name="DefaultParagraphFont" style:family="text">
      <style:text-properties fo:color="#9876AA"/>
    </style:style>
    <style:style style:name="T10205" style:parent-style-name="DefaultParagraphFont" style:family="text">
      <style:text-properties fo:color="#A9B7C6"/>
    </style:style>
    <style:style style:name="T10206" style:parent-style-name="DefaultParagraphFont" style:family="text">
      <style:text-properties fo:color="#CC7832"/>
    </style:style>
    <style:style style:name="T10207" style:parent-style-name="DefaultParagraphFont" style:family="text">
      <style:text-properties fo:color="#CC7832"/>
    </style:style>
    <style:style style:name="T10208" style:parent-style-name="DefaultParagraphFont" style:family="text">
      <style:text-properties fo:color="#CC7832"/>
    </style:style>
    <style:style style:name="T10209" style:parent-style-name="DefaultParagraphFont" style:family="text">
      <style:text-properties fo:color="#808080"/>
    </style:style>
    <style:style style:name="T10210" style:parent-style-name="DefaultParagraphFont" style:family="text">
      <style:text-properties fo:color="#808080"/>
    </style:style>
    <style:style style:name="T10211" style:parent-style-name="DefaultParagraphFont" style:family="text">
      <style:text-properties fo:color="#808080"/>
    </style:style>
    <style:style style:name="T10212" style:parent-style-name="DefaultParagraphFont" style:family="text">
      <style:text-properties fo:color="#9876AA"/>
    </style:style>
    <style:style style:name="T10213" style:parent-style-name="DefaultParagraphFont" style:family="text">
      <style:text-properties fo:color="#A9B7C6"/>
    </style:style>
    <style:style style:name="T10214" style:parent-style-name="DefaultParagraphFont" style:family="text">
      <style:text-properties fo:font-style="italic" style:font-style-asian="italic" style:font-style-complex="italic" fo:color="#9876AA"/>
    </style:style>
    <style:style style:name="T10215" style:parent-style-name="DefaultParagraphFont" style:family="text">
      <style:text-properties fo:color="#A9B7C6"/>
    </style:style>
    <style:style style:name="T10216" style:parent-style-name="DefaultParagraphFont" style:family="text">
      <style:text-properties fo:color="#CC7832"/>
    </style:style>
    <style:style style:name="T10217" style:parent-style-name="DefaultParagraphFont" style:family="text">
      <style:text-properties fo:font-style="italic" style:font-style-asian="italic" style:font-style-complex="italic" fo:color="#9876AA"/>
    </style:style>
    <style:style style:name="T10218" style:parent-style-name="DefaultParagraphFont" style:family="text">
      <style:text-properties fo:color="#A9B7C6"/>
    </style:style>
    <style:style style:name="T10219" style:parent-style-name="DefaultParagraphFont" style:family="text">
      <style:text-properties fo:color="#CC7832"/>
    </style:style>
    <style:style style:name="T10220" style:parent-style-name="DefaultParagraphFont" style:family="text">
      <style:text-properties fo:color="#CC7832"/>
    </style:style>
    <style:style style:name="T10221" style:parent-style-name="DefaultParagraphFont" style:family="text">
      <style:text-properties fo:color="#CC7832"/>
    </style:style>
    <style:style style:name="T10222" style:parent-style-name="DefaultParagraphFont" style:family="text">
      <style:text-properties fo:color="#9876AA"/>
    </style:style>
    <style:style style:name="T10223" style:parent-style-name="DefaultParagraphFont" style:family="text">
      <style:text-properties fo:color="#A9B7C6"/>
    </style:style>
    <style:style style:name="T10224" style:parent-style-name="DefaultParagraphFont" style:family="text">
      <style:text-properties fo:color="#9876AA"/>
    </style:style>
    <style:style style:name="T10225" style:parent-style-name="DefaultParagraphFont" style:family="text">
      <style:text-properties fo:color="#9876AA"/>
    </style:style>
    <style:style style:name="T10226" style:parent-style-name="DefaultParagraphFont" style:family="text">
      <style:text-properties fo:color="#A9B7C6"/>
    </style:style>
    <style:style style:name="T10227" style:parent-style-name="DefaultParagraphFont" style:family="text">
      <style:text-properties fo:color="#CC7832"/>
    </style:style>
    <style:style style:name="T10228" style:parent-style-name="DefaultParagraphFont" style:family="text">
      <style:text-properties fo:color="#CC7832"/>
    </style:style>
    <style:style style:name="T10229" style:parent-style-name="DefaultParagraphFont" style:family="text">
      <style:text-properties fo:color="#CC7832"/>
    </style:style>
    <style:style style:name="T10230" style:parent-style-name="DefaultParagraphFont" style:family="text">
      <style:text-properties fo:color="#808080"/>
    </style:style>
    <style:style style:name="T10231" style:parent-style-name="DefaultParagraphFont" style:family="text">
      <style:text-properties fo:color="#808080"/>
    </style:style>
    <style:style style:name="T10232" style:parent-style-name="DefaultParagraphFont" style:family="text">
      <style:text-properties fo:color="#808080"/>
    </style:style>
    <style:style style:name="T10233" style:parent-style-name="DefaultParagraphFont" style:family="text">
      <style:text-properties fo:color="#9876AA"/>
    </style:style>
    <style:style style:name="T10234" style:parent-style-name="DefaultParagraphFont" style:family="text">
      <style:text-properties fo:color="#A9B7C6"/>
    </style:style>
    <style:style style:name="T10235" style:parent-style-name="DefaultParagraphFont" style:family="text">
      <style:text-properties fo:font-style="italic" style:font-style-asian="italic" style:font-style-complex="italic" fo:color="#9876AA"/>
    </style:style>
    <style:style style:name="T10236" style:parent-style-name="DefaultParagraphFont" style:family="text">
      <style:text-properties fo:color="#A9B7C6"/>
    </style:style>
    <style:style style:name="T10237" style:parent-style-name="DefaultParagraphFont" style:family="text">
      <style:text-properties fo:color="#CC7832"/>
    </style:style>
    <style:style style:name="T10238" style:parent-style-name="DefaultParagraphFont" style:family="text">
      <style:text-properties fo:color="#CC7832"/>
    </style:style>
    <style:style style:name="T10239" style:parent-style-name="DefaultParagraphFont" style:family="text">
      <style:text-properties fo:color="#CC7832"/>
    </style:style>
    <style:style style:name="T10240" style:parent-style-name="DefaultParagraphFont" style:family="text">
      <style:text-properties fo:color="#9876AA"/>
    </style:style>
    <style:style style:name="T10241" style:parent-style-name="DefaultParagraphFont" style:family="text">
      <style:text-properties fo:color="#A9B7C6"/>
    </style:style>
    <style:style style:name="T10242" style:parent-style-name="DefaultParagraphFont" style:family="text">
      <style:text-properties fo:font-style="italic" style:font-style-asian="italic" style:font-style-complex="italic" fo:color="#9876AA"/>
    </style:style>
    <style:style style:name="T10243" style:parent-style-name="DefaultParagraphFont" style:family="text">
      <style:text-properties fo:color="#A9B7C6"/>
    </style:style>
    <style:style style:name="T10244" style:parent-style-name="DefaultParagraphFont" style:family="text">
      <style:text-properties fo:color="#CC7832"/>
    </style:style>
    <style:style style:name="T10245" style:parent-style-name="DefaultParagraphFont" style:family="text">
      <style:text-properties fo:color="#CC7832"/>
    </style:style>
    <style:style style:name="T10246" style:parent-style-name="DefaultParagraphFont" style:family="text">
      <style:text-properties fo:color="#CC7832"/>
    </style:style>
    <style:style style:name="T10247" style:parent-style-name="DefaultParagraphFont" style:family="text">
      <style:text-properties fo:color="#9876AA"/>
    </style:style>
    <style:style style:name="T10248" style:parent-style-name="DefaultParagraphFont" style:family="text">
      <style:text-properties fo:color="#A9B7C6"/>
    </style:style>
    <style:style style:name="T10249" style:parent-style-name="DefaultParagraphFont" style:family="text">
      <style:text-properties fo:font-style="italic" style:font-style-asian="italic" style:font-style-complex="italic" fo:color="#9876AA"/>
    </style:style>
    <style:style style:name="T10250" style:parent-style-name="DefaultParagraphFont" style:family="text">
      <style:text-properties fo:font-style="italic" style:font-style-asian="italic" style:font-style-complex="italic" fo:color="#9876AA"/>
    </style:style>
    <style:style style:name="T10251" style:parent-style-name="DefaultParagraphFont" style:family="text">
      <style:text-properties fo:color="#A9B7C6"/>
    </style:style>
    <style:style style:name="T10252" style:parent-style-name="DefaultParagraphFont" style:family="text">
      <style:text-properties fo:color="#CC7832"/>
    </style:style>
    <style:style style:name="T10253" style:parent-style-name="DefaultParagraphFont" style:family="text">
      <style:text-properties fo:color="#CC7832"/>
    </style:style>
    <style:style style:name="T10254" style:parent-style-name="DefaultParagraphFont" style:family="text">
      <style:text-properties fo:color="#CC7832"/>
    </style:style>
    <style:style style:name="T10255" style:parent-style-name="DefaultParagraphFont" style:family="text">
      <style:text-properties fo:color="#9876AA"/>
    </style:style>
    <style:style style:name="T10256" style:parent-style-name="DefaultParagraphFont" style:family="text">
      <style:text-properties fo:color="#A9B7C6"/>
    </style:style>
    <style:style style:name="T10257" style:parent-style-name="DefaultParagraphFont" style:family="text">
      <style:text-properties fo:font-style="italic" style:font-style-asian="italic" style:font-style-complex="italic" fo:color="#9876AA"/>
    </style:style>
    <style:style style:name="T10258" style:parent-style-name="DefaultParagraphFont" style:family="text">
      <style:text-properties fo:color="#A9B7C6"/>
    </style:style>
    <style:style style:name="T10259" style:parent-style-name="DefaultParagraphFont" style:family="text">
      <style:text-properties fo:color="#CC7832"/>
    </style:style>
    <style:style style:name="T10260" style:parent-style-name="DefaultParagraphFont" style:family="text">
      <style:text-properties fo:color="#CC7832"/>
    </style:style>
    <style:style style:name="T10261" style:parent-style-name="DefaultParagraphFont" style:family="text">
      <style:text-properties fo:color="#CC7832"/>
    </style:style>
    <style:style style:name="T10262" style:parent-style-name="DefaultParagraphFont" style:family="text">
      <style:text-properties fo:color="#9876AA"/>
    </style:style>
    <style:style style:name="T10263" style:parent-style-name="DefaultParagraphFont" style:family="text">
      <style:text-properties fo:color="#A9B7C6"/>
    </style:style>
    <style:style style:name="T10264" style:parent-style-name="DefaultParagraphFont" style:family="text">
      <style:text-properties fo:font-style="italic" style:font-style-asian="italic" style:font-style-complex="italic" fo:color="#9876AA"/>
    </style:style>
    <style:style style:name="T10265" style:parent-style-name="DefaultParagraphFont" style:family="text">
      <style:text-properties fo:color="#A9B7C6"/>
    </style:style>
    <style:style style:name="T10266" style:parent-style-name="DefaultParagraphFont" style:family="text">
      <style:text-properties fo:color="#CC7832"/>
    </style:style>
    <style:style style:name="T10267" style:parent-style-name="DefaultParagraphFont" style:family="text">
      <style:text-properties fo:color="#CC7832"/>
    </style:style>
    <style:style style:name="T10268" style:parent-style-name="DefaultParagraphFont" style:family="text">
      <style:text-properties fo:color="#CC7832"/>
    </style:style>
    <style:style style:name="T10269" style:parent-style-name="DefaultParagraphFont" style:family="text">
      <style:text-properties fo:color="#9876AA"/>
    </style:style>
    <style:style style:name="T10270" style:parent-style-name="DefaultParagraphFont" style:family="text">
      <style:text-properties fo:color="#A9B7C6"/>
    </style:style>
    <style:style style:name="T10271" style:parent-style-name="DefaultParagraphFont" style:family="text">
      <style:text-properties fo:font-style="italic" style:font-style-asian="italic" style:font-style-complex="italic" fo:color="#9876AA"/>
    </style:style>
    <style:style style:name="T10272" style:parent-style-name="DefaultParagraphFont" style:family="text">
      <style:text-properties fo:color="#A9B7C6"/>
    </style:style>
    <style:style style:name="T10273" style:parent-style-name="DefaultParagraphFont" style:family="text">
      <style:text-properties fo:color="#CC7832"/>
    </style:style>
    <style:style style:name="T10274" style:parent-style-name="DefaultParagraphFont" style:family="text">
      <style:text-properties fo:color="#CC7832"/>
    </style:style>
    <style:style style:name="T10275" style:parent-style-name="DefaultParagraphFont" style:family="text">
      <style:text-properties fo:color="#CC7832"/>
    </style:style>
    <style:style style:name="T10276" style:parent-style-name="DefaultParagraphFont" style:family="text">
      <style:text-properties fo:color="#9876AA"/>
    </style:style>
    <style:style style:name="T10277" style:parent-style-name="DefaultParagraphFont" style:family="text">
      <style:text-properties fo:color="#A9B7C6"/>
    </style:style>
    <style:style style:name="T10278" style:parent-style-name="DefaultParagraphFont" style:family="text">
      <style:text-properties fo:color="#A9B7C6"/>
    </style:style>
    <style:style style:name="T10279" style:parent-style-name="DefaultParagraphFont" style:family="text">
      <style:text-properties fo:font-style="italic" style:font-style-asian="italic" style:font-style-complex="italic" fo:color="#9876AA"/>
    </style:style>
    <style:style style:name="T10280" style:parent-style-name="DefaultParagraphFont" style:family="text">
      <style:text-properties fo:color="#A9B7C6"/>
    </style:style>
    <style:style style:name="T10281" style:parent-style-name="DefaultParagraphFont" style:family="text">
      <style:text-properties fo:color="#CC7832"/>
    </style:style>
    <style:style style:name="T10282" style:parent-style-name="DefaultParagraphFont" style:family="text">
      <style:text-properties fo:color="#CC7832"/>
    </style:style>
    <style:style style:name="T10283" style:parent-style-name="DefaultParagraphFont" style:family="text">
      <style:text-properties fo:color="#CC7832"/>
    </style:style>
    <style:style style:name="T10284" style:parent-style-name="DefaultParagraphFont" style:family="text">
      <style:text-properties fo:color="#808080"/>
    </style:style>
    <style:style style:name="T10285" style:parent-style-name="DefaultParagraphFont" style:family="text">
      <style:text-properties fo:color="#808080"/>
    </style:style>
    <style:style style:name="T10286" style:parent-style-name="DefaultParagraphFont" style:family="text">
      <style:text-properties fo:color="#808080"/>
    </style:style>
    <style:style style:name="T10287" style:parent-style-name="DefaultParagraphFont" style:family="text">
      <style:text-properties fo:color="#A9B7C6"/>
    </style:style>
    <style:style style:name="T10288" style:parent-style-name="DefaultParagraphFont" style:family="text">
      <style:text-properties fo:color="#CC7832"/>
    </style:style>
    <style:style style:name="T10289" style:parent-style-name="DefaultParagraphFont" style:family="text">
      <style:text-properties fo:color="#CC7832"/>
    </style:style>
    <style:style style:name="T10290" style:parent-style-name="DefaultParagraphFont" style:family="text">
      <style:text-properties fo:color="#CC7832"/>
    </style:style>
    <style:style style:name="T10291" style:parent-style-name="DefaultParagraphFont" style:family="text">
      <style:text-properties fo:color="#A9B7C6"/>
    </style:style>
    <style:style style:name="T10292" style:parent-style-name="DefaultParagraphFont" style:family="text">
      <style:text-properties fo:color="#CC7832"/>
    </style:style>
    <style:style style:name="T10293" style:parent-style-name="DefaultParagraphFont" style:family="text">
      <style:text-properties fo:color="#CC7832"/>
    </style:style>
    <style:style style:name="T10294" style:parent-style-name="DefaultParagraphFont" style:family="text">
      <style:text-properties fo:color="#CC7832"/>
    </style:style>
    <style:style style:name="T10295" style:parent-style-name="DefaultParagraphFont" style:family="text">
      <style:text-properties fo:color="#A9B7C6"/>
    </style:style>
    <style:style style:name="T10296" style:parent-style-name="DefaultParagraphFont" style:family="text">
      <style:text-properties fo:color="#CC7832"/>
    </style:style>
    <style:style style:name="T10297" style:parent-style-name="DefaultParagraphFont" style:family="text">
      <style:text-properties fo:color="#CC7832"/>
    </style:style>
    <style:style style:name="T10298" style:parent-style-name="DefaultParagraphFont" style:family="text">
      <style:text-properties fo:color="#CC7832"/>
    </style:style>
    <style:style style:name="T10299" style:parent-style-name="DefaultParagraphFont" style:family="text">
      <style:text-properties fo:color="#A9B7C6"/>
    </style:style>
    <style:style style:name="T10300" style:parent-style-name="DefaultParagraphFont" style:family="text">
      <style:text-properties fo:color="#A9B7C6"/>
    </style:style>
    <style:style style:name="T10301" style:parent-style-name="DefaultParagraphFont" style:family="text">
      <style:text-properties fo:color="#A9B7C6"/>
    </style:style>
    <style:style style:name="T10302" style:parent-style-name="DefaultParagraphFont" style:family="text">
      <style:text-properties fo:color="#A9B7C6"/>
    </style:style>
    <style:style style:name="T10303" style:parent-style-name="DefaultParagraphFont" style:family="text">
      <style:text-properties fo:color="#808080"/>
    </style:style>
    <style:style style:name="T10304" style:parent-style-name="DefaultParagraphFont" style:family="text">
      <style:text-properties fo:color="#808080"/>
    </style:style>
    <style:style style:name="T10305" style:parent-style-name="DefaultParagraphFont" style:family="text">
      <style:text-properties fo:color="#808080"/>
    </style:style>
    <style:style style:name="T10306" style:parent-style-name="DefaultParagraphFont" style:family="text">
      <style:text-properties fo:color="#808080"/>
    </style:style>
    <style:style style:name="T10307" style:parent-style-name="DefaultParagraphFont" style:family="text">
      <style:text-properties fo:color="#CC7832"/>
    </style:style>
    <style:style style:name="T10308" style:parent-style-name="DefaultParagraphFont" style:family="text">
      <style:text-properties fo:color="#FFC66D"/>
    </style:style>
    <style:style style:name="T10309" style:parent-style-name="DefaultParagraphFont" style:family="text">
      <style:text-properties fo:color="#A9B7C6"/>
    </style:style>
    <style:style style:name="T10310" style:parent-style-name="DefaultParagraphFont" style:family="text">
      <style:text-properties fo:color="#A9B7C6"/>
    </style:style>
    <style:style style:name="T10311" style:parent-style-name="DefaultParagraphFont" style:family="text">
      <style:text-properties fo:color="#A9B7C6"/>
    </style:style>
    <style:style style:name="T10312" style:parent-style-name="DefaultParagraphFont" style:family="text">
      <style:text-properties fo:color="#9876AA"/>
    </style:style>
    <style:style style:name="T10313" style:parent-style-name="DefaultParagraphFont" style:family="text">
      <style:text-properties fo:color="#A9B7C6"/>
    </style:style>
    <style:style style:name="T10314" style:parent-style-name="DefaultParagraphFont" style:family="text">
      <style:text-properties fo:color="#CC7832"/>
    </style:style>
    <style:style style:name="T10315" style:parent-style-name="DefaultParagraphFont" style:family="text">
      <style:text-properties fo:color="#CC7832"/>
    </style:style>
    <style:style style:name="T10316" style:parent-style-name="DefaultParagraphFont" style:family="text">
      <style:text-properties fo:color="#CC7832"/>
    </style:style>
    <style:style style:name="T10317" style:parent-style-name="DefaultParagraphFont" style:family="text">
      <style:text-properties fo:color="#9876AA"/>
    </style:style>
    <style:style style:name="T10318" style:parent-style-name="DefaultParagraphFont" style:family="text">
      <style:text-properties fo:color="#A9B7C6"/>
    </style:style>
    <style:style style:name="T10319" style:parent-style-name="DefaultParagraphFont" style:family="text">
      <style:text-properties fo:font-style="italic" style:font-style-asian="italic" style:font-style-complex="italic" fo:color="#9876AA"/>
    </style:style>
    <style:style style:name="T10320" style:parent-style-name="DefaultParagraphFont" style:family="text">
      <style:text-properties fo:color="#A9B7C6"/>
    </style:style>
    <style:style style:name="T10321" style:parent-style-name="DefaultParagraphFont" style:family="text">
      <style:text-properties fo:color="#CC7832"/>
    </style:style>
    <style:style style:name="T10322" style:parent-style-name="DefaultParagraphFont" style:family="text">
      <style:text-properties fo:color="#CC7832"/>
    </style:style>
    <style:style style:name="T10323" style:parent-style-name="DefaultParagraphFont" style:family="text">
      <style:text-properties fo:color="#CC7832"/>
    </style:style>
    <style:style style:name="T10324" style:parent-style-name="DefaultParagraphFont" style:family="text">
      <style:text-properties fo:color="#9876AA"/>
    </style:style>
    <style:style style:name="T10325" style:parent-style-name="DefaultParagraphFont" style:family="text">
      <style:text-properties fo:color="#A9B7C6"/>
    </style:style>
    <style:style style:name="T10326" style:parent-style-name="DefaultParagraphFont" style:family="text">
      <style:text-properties fo:font-style="italic" style:font-style-asian="italic" style:font-style-complex="italic" fo:color="#9876AA"/>
    </style:style>
    <style:style style:name="T10327" style:parent-style-name="DefaultParagraphFont" style:family="text">
      <style:text-properties fo:color="#A9B7C6"/>
    </style:style>
    <style:style style:name="T10328" style:parent-style-name="DefaultParagraphFont" style:family="text">
      <style:text-properties fo:color="#CC7832"/>
    </style:style>
    <style:style style:name="T10329" style:parent-style-name="DefaultParagraphFont" style:family="text">
      <style:text-properties fo:color="#CC7832"/>
    </style:style>
    <style:style style:name="T10330" style:parent-style-name="DefaultParagraphFont" style:family="text">
      <style:text-properties fo:color="#CC7832"/>
    </style:style>
    <style:style style:name="T10331" style:parent-style-name="DefaultParagraphFont" style:family="text">
      <style:text-properties fo:color="#9876AA"/>
    </style:style>
    <style:style style:name="T10332" style:parent-style-name="DefaultParagraphFont" style:family="text">
      <style:text-properties fo:color="#9876AA"/>
    </style:style>
    <style:style style:name="T10333" style:parent-style-name="DefaultParagraphFont" style:family="text">
      <style:text-properties fo:color="#A9B7C6"/>
    </style:style>
    <style:style style:name="T10334" style:parent-style-name="DefaultParagraphFont" style:family="text">
      <style:text-properties fo:font-style="italic" style:font-style-asian="italic" style:font-style-complex="italic" fo:color="#9876AA"/>
    </style:style>
    <style:style style:name="T10335" style:parent-style-name="DefaultParagraphFont" style:family="text">
      <style:text-properties fo:color="#A9B7C6"/>
    </style:style>
    <style:style style:name="T10336" style:parent-style-name="DefaultParagraphFont" style:family="text">
      <style:text-properties fo:color="#CC7832"/>
    </style:style>
    <style:style style:name="T10337" style:parent-style-name="DefaultParagraphFont" style:family="text">
      <style:text-properties fo:color="#CC7832"/>
    </style:style>
    <style:style style:name="T10338" style:parent-style-name="DefaultParagraphFont" style:family="text">
      <style:text-properties fo:color="#CC7832"/>
    </style:style>
    <style:style style:name="T10339" style:parent-style-name="DefaultParagraphFont" style:family="text">
      <style:text-properties fo:color="#9876AA"/>
    </style:style>
    <style:style style:name="T10340" style:parent-style-name="DefaultParagraphFont" style:family="text">
      <style:text-properties fo:color="#A9B7C6"/>
    </style:style>
    <style:style style:name="T10341" style:parent-style-name="DefaultParagraphFont" style:family="text">
      <style:text-properties fo:font-style="italic" style:font-style-asian="italic" style:font-style-complex="italic" fo:color="#9876AA"/>
    </style:style>
    <style:style style:name="T10342" style:parent-style-name="DefaultParagraphFont" style:family="text">
      <style:text-properties fo:color="#A9B7C6"/>
    </style:style>
    <style:style style:name="T10343" style:parent-style-name="DefaultParagraphFont" style:family="text">
      <style:text-properties fo:color="#CC7832"/>
    </style:style>
    <style:style style:name="T10344" style:parent-style-name="DefaultParagraphFont" style:family="text">
      <style:text-properties fo:color="#CC7832"/>
    </style:style>
    <style:style style:name="T10345" style:parent-style-name="DefaultParagraphFont" style:family="text">
      <style:text-properties fo:color="#CC7832"/>
    </style:style>
    <style:style style:name="T10346" style:parent-style-name="DefaultParagraphFont" style:family="text">
      <style:text-properties fo:color="#9876AA"/>
    </style:style>
    <style:style style:name="T10347" style:parent-style-name="DefaultParagraphFont" style:family="text">
      <style:text-properties fo:color="#A9B7C6"/>
    </style:style>
    <style:style style:name="T10348" style:parent-style-name="DefaultParagraphFont" style:family="text">
      <style:text-properties fo:font-style="italic" style:font-style-asian="italic" style:font-style-complex="italic" fo:color="#9876AA"/>
    </style:style>
    <style:style style:name="T10349" style:parent-style-name="DefaultParagraphFont" style:family="text">
      <style:text-properties fo:color="#A9B7C6"/>
    </style:style>
    <style:style style:name="T10350" style:parent-style-name="DefaultParagraphFont" style:family="text">
      <style:text-properties fo:color="#CC7832"/>
    </style:style>
    <style:style style:name="T10351" style:parent-style-name="DefaultParagraphFont" style:family="text">
      <style:text-properties fo:color="#CC7832"/>
    </style:style>
    <style:style style:name="T10352" style:parent-style-name="DefaultParagraphFont" style:family="text">
      <style:text-properties fo:color="#CC7832"/>
    </style:style>
    <style:style style:name="T10353" style:parent-style-name="DefaultParagraphFont" style:family="text">
      <style:text-properties fo:color="#9876AA"/>
    </style:style>
    <style:style style:name="T10354" style:parent-style-name="DefaultParagraphFont" style:family="text">
      <style:text-properties fo:color="#A9B7C6"/>
    </style:style>
    <style:style style:name="T10355" style:parent-style-name="DefaultParagraphFont" style:family="text">
      <style:text-properties fo:color="#A9B7C6"/>
    </style:style>
    <style:style style:name="T10356" style:parent-style-name="DefaultParagraphFont" style:family="text">
      <style:text-properties fo:font-style="italic" style:font-style-asian="italic" style:font-style-complex="italic" fo:color="#9876AA"/>
    </style:style>
    <style:style style:name="T10357" style:parent-style-name="DefaultParagraphFont" style:family="text">
      <style:text-properties fo:color="#A9B7C6"/>
    </style:style>
    <style:style style:name="T10358" style:parent-style-name="DefaultParagraphFont" style:family="text">
      <style:text-properties fo:color="#CC7832"/>
    </style:style>
    <style:style style:name="T10359" style:parent-style-name="DefaultParagraphFont" style:family="text">
      <style:text-properties fo:color="#CC7832"/>
    </style:style>
    <style:style style:name="T10360" style:parent-style-name="DefaultParagraphFont" style:family="text">
      <style:text-properties fo:color="#CC7832"/>
    </style:style>
    <style:style style:name="T10361" style:parent-style-name="DefaultParagraphFont" style:family="text">
      <style:text-properties fo:color="#9876AA"/>
    </style:style>
    <style:style style:name="T10362" style:parent-style-name="DefaultParagraphFont" style:family="text">
      <style:text-properties fo:color="#A9B7C6"/>
    </style:style>
    <style:style style:name="T10363" style:parent-style-name="DefaultParagraphFont" style:family="text">
      <style:text-properties fo:font-style="italic" style:font-style-asian="italic" style:font-style-complex="italic" fo:color="#9876AA"/>
    </style:style>
    <style:style style:name="T10364" style:parent-style-name="DefaultParagraphFont" style:family="text">
      <style:text-properties fo:color="#A9B7C6"/>
    </style:style>
    <style:style style:name="T10365" style:parent-style-name="DefaultParagraphFont" style:family="text">
      <style:text-properties fo:color="#CC7832"/>
    </style:style>
    <style:style style:name="T10366" style:parent-style-name="DefaultParagraphFont" style:family="text">
      <style:text-properties fo:color="#CC7832"/>
    </style:style>
    <style:style style:name="T10367" style:parent-style-name="DefaultParagraphFont" style:family="text">
      <style:text-properties fo:color="#CC7832"/>
    </style:style>
    <style:style style:name="T10368" style:parent-style-name="DefaultParagraphFont" style:family="text">
      <style:text-properties fo:color="#A9B7C6"/>
    </style:style>
    <style:style style:name="T10369" style:parent-style-name="DefaultParagraphFont" style:family="text">
      <style:text-properties fo:color="#CC7832"/>
    </style:style>
    <style:style style:name="T10370" style:parent-style-name="DefaultParagraphFont" style:family="text">
      <style:text-properties fo:color="#CC7832"/>
    </style:style>
    <style:style style:name="T10371" style:parent-style-name="DefaultParagraphFont" style:family="text">
      <style:text-properties fo:color="#CC7832"/>
    </style:style>
    <style:style style:name="T10372" style:parent-style-name="DefaultParagraphFont" style:family="text">
      <style:text-properties fo:color="#A9B7C6"/>
    </style:style>
    <style:style style:name="T10373" style:parent-style-name="DefaultParagraphFont" style:family="text">
      <style:text-properties fo:color="#CC7832"/>
    </style:style>
    <style:style style:name="T10374" style:parent-style-name="DefaultParagraphFont" style:family="text">
      <style:text-properties fo:color="#CC7832"/>
    </style:style>
    <style:style style:name="T10375" style:parent-style-name="DefaultParagraphFont" style:family="text">
      <style:text-properties fo:color="#CC7832"/>
    </style:style>
    <style:style style:name="T10376" style:parent-style-name="DefaultParagraphFont" style:family="text">
      <style:text-properties fo:color="#A9B7C6"/>
    </style:style>
    <style:style style:name="T10377" style:parent-style-name="DefaultParagraphFont" style:family="text">
      <style:text-properties fo:color="#A9B7C6"/>
    </style:style>
    <style:style style:name="T10378" style:parent-style-name="DefaultParagraphFont" style:family="text">
      <style:text-properties fo:color="#A9B7C6"/>
    </style:style>
    <style:style style:name="T10379" style:parent-style-name="DefaultParagraphFont" style:family="text">
      <style:text-properties fo:color="#A9B7C6"/>
    </style:style>
    <style:style style:name="T10380" style:parent-style-name="DefaultParagraphFont" style:family="text">
      <style:text-properties fo:color="#808080"/>
    </style:style>
    <style:style style:name="T10381" style:parent-style-name="DefaultParagraphFont" style:family="text">
      <style:text-properties fo:color="#808080"/>
    </style:style>
    <style:style style:name="T10382" style:parent-style-name="DefaultParagraphFont" style:family="text">
      <style:text-properties fo:color="#808080"/>
    </style:style>
    <style:style style:name="T10383" style:parent-style-name="DefaultParagraphFont" style:family="text">
      <style:text-properties fo:color="#CC7832"/>
    </style:style>
    <style:style style:name="T10384" style:parent-style-name="DefaultParagraphFont" style:family="text">
      <style:text-properties fo:color="#FFC66D"/>
    </style:style>
    <style:style style:name="T10385" style:parent-style-name="DefaultParagraphFont" style:family="text">
      <style:text-properties fo:color="#A9B7C6"/>
    </style:style>
    <style:style style:name="T10386" style:parent-style-name="DefaultParagraphFont" style:family="text">
      <style:text-properties fo:color="#A9B7C6"/>
    </style:style>
    <style:style style:name="T10387" style:parent-style-name="DefaultParagraphFont" style:family="text">
      <style:text-properties fo:color="#A9B7C6"/>
    </style:style>
    <style:style style:name="T10388" style:parent-style-name="DefaultParagraphFont" style:family="text">
      <style:text-properties fo:color="#CC7832"/>
    </style:style>
    <style:style style:name="T10389" style:parent-style-name="DefaultParagraphFont" style:family="text">
      <style:text-properties fo:color="#A9B7C6"/>
    </style:style>
    <style:style style:name="T10390" style:parent-style-name="DefaultParagraphFont" style:family="text">
      <style:text-properties fo:color="#A9B7C6"/>
    </style:style>
    <style:style style:name="T10391" style:parent-style-name="DefaultParagraphFont" style:family="text">
      <style:text-properties fo:color="#9876AA"/>
    </style:style>
    <style:style style:name="T10392" style:parent-style-name="DefaultParagraphFont" style:family="text">
      <style:text-properties fo:color="#A9B7C6"/>
    </style:style>
    <style:style style:name="T10393" style:parent-style-name="DefaultParagraphFont" style:family="text">
      <style:text-properties fo:font-style="italic" style:font-style-asian="italic" style:font-style-complex="italic" fo:color="#9876AA"/>
    </style:style>
    <style:style style:name="T10394" style:parent-style-name="DefaultParagraphFont" style:family="text">
      <style:text-properties fo:color="#A9B7C6"/>
    </style:style>
    <style:style style:name="T10395" style:parent-style-name="DefaultParagraphFont" style:family="text">
      <style:text-properties fo:color="#CC7832"/>
    </style:style>
    <style:style style:name="T10396" style:parent-style-name="DefaultParagraphFont" style:family="text">
      <style:text-properties fo:color="#A9B7C6"/>
    </style:style>
    <style:style style:name="T10397" style:parent-style-name="DefaultParagraphFont" style:family="text">
      <style:text-properties fo:color="#CC7832"/>
    </style:style>
    <style:style style:name="T10398" style:parent-style-name="DefaultParagraphFont" style:family="text">
      <style:text-properties fo:color="#CC7832"/>
    </style:style>
    <style:style style:name="T10399" style:parent-style-name="DefaultParagraphFont" style:family="text">
      <style:text-properties fo:color="#CC7832"/>
    </style:style>
    <style:style style:name="T10400" style:parent-style-name="DefaultParagraphFont" style:family="text">
      <style:text-properties fo:color="#A9B7C6"/>
    </style:style>
    <style:style style:name="T10401" style:parent-style-name="DefaultParagraphFont" style:family="text">
      <style:text-properties fo:color="#9876AA"/>
    </style:style>
    <style:style style:name="T10402" style:parent-style-name="DefaultParagraphFont" style:family="text">
      <style:text-properties fo:color="#A9B7C6"/>
    </style:style>
    <style:style style:name="T10403" style:parent-style-name="DefaultParagraphFont" style:family="text">
      <style:text-properties fo:font-style="italic" style:font-style-asian="italic" style:font-style-complex="italic" fo:color="#9876AA"/>
    </style:style>
    <style:style style:name="T10404" style:parent-style-name="DefaultParagraphFont" style:family="text">
      <style:text-properties fo:color="#A9B7C6"/>
    </style:style>
    <style:style style:name="T10405" style:parent-style-name="DefaultParagraphFont" style:family="text">
      <style:text-properties fo:color="#CC7832"/>
    </style:style>
    <style:style style:name="T10406" style:parent-style-name="DefaultParagraphFont" style:family="text">
      <style:text-properties fo:color="#A9B7C6"/>
    </style:style>
    <style:style style:name="T10407" style:parent-style-name="DefaultParagraphFont" style:family="text">
      <style:text-properties fo:color="#CC7832"/>
    </style:style>
    <style:style style:name="T10408" style:parent-style-name="DefaultParagraphFont" style:family="text">
      <style:text-properties fo:color="#CC7832"/>
    </style:style>
    <style:style style:name="T10409" style:parent-style-name="DefaultParagraphFont" style:family="text">
      <style:text-properties fo:color="#CC7832"/>
    </style:style>
    <style:style style:name="T10410" style:parent-style-name="DefaultParagraphFont" style:family="text">
      <style:text-properties fo:color="#A9B7C6"/>
    </style:style>
    <style:style style:name="T10411" style:parent-style-name="DefaultParagraphFont" style:family="text">
      <style:text-properties fo:color="#CC7832"/>
    </style:style>
    <style:style style:name="T10412" style:parent-style-name="DefaultParagraphFont" style:family="text">
      <style:text-properties fo:color="#CC7832"/>
    </style:style>
    <style:style style:name="T10413" style:parent-style-name="DefaultParagraphFont" style:family="text">
      <style:text-properties fo:color="#CC7832"/>
    </style:style>
    <style:style style:name="T10414" style:parent-style-name="DefaultParagraphFont" style:family="text">
      <style:text-properties fo:color="#9876AA"/>
    </style:style>
    <style:style style:name="T10415" style:parent-style-name="DefaultParagraphFont" style:family="text">
      <style:text-properties fo:color="#A9B7C6"/>
    </style:style>
    <style:style style:name="T10416" style:parent-style-name="DefaultParagraphFont" style:family="text">
      <style:text-properties fo:color="#CC7832"/>
    </style:style>
    <style:style style:name="T10417" style:parent-style-name="DefaultParagraphFont" style:family="text">
      <style:text-properties fo:color="#CC7832"/>
    </style:style>
    <style:style style:name="T10418" style:parent-style-name="DefaultParagraphFont" style:family="text">
      <style:text-properties fo:color="#CC7832"/>
    </style:style>
    <style:style style:name="T10419" style:parent-style-name="DefaultParagraphFont" style:family="text">
      <style:text-properties fo:color="#A9B7C6"/>
    </style:style>
    <style:style style:name="T10420" style:parent-style-name="DefaultParagraphFont" style:family="text">
      <style:text-properties fo:color="#A9B7C6"/>
    </style:style>
    <style:style style:name="T10421" style:parent-style-name="DefaultParagraphFont" style:family="text">
      <style:text-properties fo:color="#A9B7C6"/>
    </style:style>
    <style:style style:name="T10422" style:parent-style-name="DefaultParagraphFont" style:family="text">
      <style:text-properties fo:color="#A9B7C6"/>
    </style:style>
    <style:style style:name="T10423" style:parent-style-name="DefaultParagraphFont" style:family="text">
      <style:text-properties fo:color="#808080"/>
    </style:style>
    <style:style style:name="T10424" style:parent-style-name="DefaultParagraphFont" style:family="text">
      <style:text-properties fo:color="#808080"/>
    </style:style>
    <style:style style:name="T10425" style:parent-style-name="DefaultParagraphFont" style:family="text">
      <style:text-properties fo:color="#808080"/>
    </style:style>
    <style:style style:name="T10426" style:parent-style-name="DefaultParagraphFont" style:family="text">
      <style:text-properties fo:color="#808080"/>
    </style:style>
    <style:style style:name="T10427" style:parent-style-name="DefaultParagraphFont" style:family="text">
      <style:text-properties fo:color="#CC7832"/>
    </style:style>
    <style:style style:name="T10428" style:parent-style-name="DefaultParagraphFont" style:family="text">
      <style:text-properties fo:color="#FFC66D"/>
    </style:style>
    <style:style style:name="T10429" style:parent-style-name="DefaultParagraphFont" style:family="text">
      <style:text-properties fo:color="#A9B7C6"/>
    </style:style>
    <style:style style:name="T10430" style:parent-style-name="DefaultParagraphFont" style:family="text">
      <style:text-properties fo:color="#A9B7C6"/>
    </style:style>
    <style:style style:name="T10431" style:parent-style-name="DefaultParagraphFont" style:family="text">
      <style:text-properties fo:color="#A9B7C6"/>
    </style:style>
    <style:style style:name="T10432" style:parent-style-name="DefaultParagraphFont" style:family="text">
      <style:text-properties fo:color="#9876AA"/>
    </style:style>
    <style:style style:name="T10433" style:parent-style-name="DefaultParagraphFont" style:family="text">
      <style:text-properties fo:color="#A9B7C6"/>
    </style:style>
    <style:style style:name="T10434" style:parent-style-name="DefaultParagraphFont" style:family="text">
      <style:text-properties fo:font-style="italic" style:font-style-asian="italic" style:font-style-complex="italic" fo:color="#9876AA"/>
    </style:style>
    <style:style style:name="T10435" style:parent-style-name="DefaultParagraphFont" style:family="text">
      <style:text-properties fo:color="#A9B7C6"/>
    </style:style>
    <style:style style:name="T10436" style:parent-style-name="DefaultParagraphFont" style:family="text">
      <style:text-properties fo:color="#CC7832"/>
    </style:style>
    <style:style style:name="T10437" style:parent-style-name="DefaultParagraphFont" style:family="text">
      <style:text-properties fo:color="#A9B7C6"/>
    </style:style>
    <style:style style:name="T10438" style:parent-style-name="DefaultParagraphFont" style:family="text">
      <style:text-properties fo:color="#CC7832"/>
    </style:style>
    <style:style style:name="T10439" style:parent-style-name="DefaultParagraphFont" style:family="text">
      <style:text-properties fo:color="#CC7832"/>
    </style:style>
    <style:style style:name="T10440" style:parent-style-name="DefaultParagraphFont" style:family="text">
      <style:text-properties fo:color="#CC7832"/>
    </style:style>
    <style:style style:name="T10441" style:parent-style-name="DefaultParagraphFont" style:family="text">
      <style:text-properties fo:color="#9876AA"/>
    </style:style>
    <style:style style:name="T10442" style:parent-style-name="DefaultParagraphFont" style:family="text">
      <style:text-properties fo:color="#A9B7C6"/>
    </style:style>
    <style:style style:name="T10443" style:parent-style-name="DefaultParagraphFont" style:family="text">
      <style:text-properties fo:font-style="italic" style:font-style-asian="italic" style:font-style-complex="italic" fo:color="#9876AA"/>
    </style:style>
    <style:style style:name="T10444" style:parent-style-name="DefaultParagraphFont" style:family="text">
      <style:text-properties fo:color="#A9B7C6"/>
    </style:style>
    <style:style style:name="T10445" style:parent-style-name="DefaultParagraphFont" style:family="text">
      <style:text-properties fo:color="#CC7832"/>
    </style:style>
    <style:style style:name="T10446" style:parent-style-name="DefaultParagraphFont" style:family="text">
      <style:text-properties fo:color="#A9B7C6"/>
    </style:style>
    <style:style style:name="T10447" style:parent-style-name="DefaultParagraphFont" style:family="text">
      <style:text-properties fo:color="#CC7832"/>
    </style:style>
    <style:style style:name="T10448" style:parent-style-name="DefaultParagraphFont" style:family="text">
      <style:text-properties fo:color="#CC7832"/>
    </style:style>
    <style:style style:name="T10449" style:parent-style-name="DefaultParagraphFont" style:family="text">
      <style:text-properties fo:color="#CC7832"/>
    </style:style>
    <style:style style:name="T10450" style:parent-style-name="DefaultParagraphFont" style:family="text">
      <style:text-properties fo:color="#9876AA"/>
    </style:style>
    <style:style style:name="T10451" style:parent-style-name="DefaultParagraphFont" style:family="text">
      <style:text-properties fo:color="#A9B7C6"/>
    </style:style>
    <style:style style:name="T10452" style:parent-style-name="DefaultParagraphFont" style:family="text">
      <style:text-properties fo:color="#CC7832"/>
    </style:style>
    <style:style style:name="T10453" style:parent-style-name="DefaultParagraphFont" style:family="text">
      <style:text-properties fo:color="#CC7832"/>
    </style:style>
    <style:style style:name="T10454" style:parent-style-name="DefaultParagraphFont" style:family="text">
      <style:text-properties fo:color="#CC7832"/>
    </style:style>
    <style:style style:name="T10455" style:parent-style-name="DefaultParagraphFont" style:family="text">
      <style:text-properties fo:color="#A9B7C6"/>
    </style:style>
    <style:style style:name="T10456" style:parent-style-name="DefaultParagraphFont" style:family="text">
      <style:text-properties fo:color="#A9B7C6"/>
    </style:style>
    <style:style style:name="T10457" style:parent-style-name="DefaultParagraphFont" style:family="text">
      <style:text-properties fo:color="#A9B7C6"/>
    </style:style>
    <style:style style:name="T10458" style:parent-style-name="DefaultParagraphFont" style:family="text">
      <style:text-properties fo:color="#A9B7C6"/>
    </style:style>
    <style:style style:name="T10459" style:parent-style-name="DefaultParagraphFont" style:family="text">
      <style:text-properties fo:color="#A9B7C6"/>
    </style:style>
    <style:style style:name="T10460" style:parent-style-name="DefaultParagraphFont" style:family="text">
      <style:text-properties fo:color="#808080"/>
    </style:style>
    <style:style style:name="T10461" style:parent-style-name="DefaultParagraphFont" style:family="text">
      <style:text-properties fo:color="#808080"/>
    </style:style>
    <style:style style:name="T10462" style:parent-style-name="DefaultParagraphFont" style:family="text">
      <style:text-properties fo:color="#808080"/>
    </style:style>
    <style:style style:name="T10463" style:parent-style-name="DefaultParagraphFont" style:family="text">
      <style:text-properties fo:color="#808080"/>
    </style:style>
    <style:style style:name="T10464" style:parent-style-name="DefaultParagraphFont" style:family="text">
      <style:text-properties fo:color="#808080"/>
    </style:style>
    <style:style style:name="T10465" style:parent-style-name="DefaultParagraphFont" style:family="text">
      <style:text-properties fo:color="#808080"/>
    </style:style>
    <style:style style:name="T10466" style:parent-style-name="DefaultParagraphFont" style:family="text">
      <style:text-properties fo:color="#CC7832"/>
    </style:style>
    <style:style style:name="T10467" style:parent-style-name="DefaultParagraphFont" style:family="text">
      <style:text-properties fo:color="#FFC66D"/>
    </style:style>
    <style:style style:name="T10468" style:parent-style-name="DefaultParagraphFont" style:family="text">
      <style:text-properties fo:color="#A9B7C6"/>
    </style:style>
    <style:style style:name="T10469" style:parent-style-name="DefaultParagraphFont" style:family="text">
      <style:text-properties fo:color="#CC7832"/>
    </style:style>
    <style:style style:name="T10470" style:parent-style-name="DefaultParagraphFont" style:family="text">
      <style:text-properties fo:color="#A9B7C6"/>
    </style:style>
    <style:style style:name="T10471" style:parent-style-name="DefaultParagraphFont" style:family="text">
      <style:text-properties fo:color="#CC7832"/>
    </style:style>
    <style:style style:name="T10472" style:parent-style-name="DefaultParagraphFont" style:family="text">
      <style:text-properties fo:color="#A9B7C6"/>
    </style:style>
    <style:style style:name="T10473" style:parent-style-name="DefaultParagraphFont" style:family="text">
      <style:text-properties fo:color="#A9B7C6"/>
    </style:style>
    <style:style style:name="T10474" style:parent-style-name="DefaultParagraphFont" style:family="text">
      <style:text-properties fo:color="#A9B7C6"/>
    </style:style>
    <style:style style:name="T10475" style:parent-style-name="DefaultParagraphFont" style:family="text">
      <style:text-properties fo:color="#CC7832"/>
    </style:style>
    <style:style style:name="T10476" style:parent-style-name="DefaultParagraphFont" style:family="text">
      <style:text-properties fo:color="#A9B7C6"/>
    </style:style>
    <style:style style:name="T10477" style:parent-style-name="DefaultParagraphFont" style:family="text">
      <style:text-properties fo:font-style="italic" style:font-style-asian="italic" style:font-style-complex="italic" fo:color="#9876AA"/>
    </style:style>
    <style:style style:name="T10478" style:parent-style-name="DefaultParagraphFont" style:family="text">
      <style:text-properties fo:font-style="italic" style:font-style-asian="italic" style:font-style-complex="italic" fo:color="#9876AA"/>
    </style:style>
    <style:style style:name="T10479" style:parent-style-name="DefaultParagraphFont" style:family="text">
      <style:text-properties fo:color="#A9B7C6"/>
    </style:style>
    <style:style style:name="T10480" style:parent-style-name="DefaultParagraphFont" style:family="text">
      <style:text-properties fo:color="#A9B7C6"/>
    </style:style>
    <style:style style:name="T10481" style:parent-style-name="DefaultParagraphFont" style:family="text">
      <style:text-properties fo:color="#A9B7C6"/>
    </style:style>
    <style:style style:name="T10482" style:parent-style-name="DefaultParagraphFont" style:family="text">
      <style:text-properties fo:color="#CC7832"/>
    </style:style>
    <style:style style:name="T10483" style:parent-style-name="DefaultParagraphFont" style:family="text">
      <style:text-properties fo:color="#A9B7C6"/>
    </style:style>
    <style:style style:name="T10484" style:parent-style-name="DefaultParagraphFont" style:family="text">
      <style:text-properties fo:color="#9876AA"/>
    </style:style>
    <style:style style:name="T10485" style:parent-style-name="DefaultParagraphFont" style:family="text">
      <style:text-properties fo:color="#A9B7C6"/>
    </style:style>
    <style:style style:name="T10486" style:parent-style-name="DefaultParagraphFont" style:family="text">
      <style:text-properties fo:color="#A9B7C6"/>
    </style:style>
    <style:style style:name="T10487" style:parent-style-name="DefaultParagraphFont" style:family="text">
      <style:text-properties fo:color="#A9B7C6"/>
    </style:style>
    <style:style style:name="T10488" style:parent-style-name="DefaultParagraphFont" style:family="text">
      <style:text-properties fo:color="#9876AA"/>
    </style:style>
    <style:style style:name="T10489" style:parent-style-name="DefaultParagraphFont" style:family="text">
      <style:text-properties fo:color="#A9B7C6"/>
    </style:style>
    <style:style style:name="T10490" style:parent-style-name="DefaultParagraphFont" style:family="text">
      <style:text-properties fo:color="#CC7832"/>
    </style:style>
    <style:style style:name="T10491" style:parent-style-name="DefaultParagraphFont" style:family="text">
      <style:text-properties fo:color="#CC7832"/>
    </style:style>
    <style:style style:name="T10492" style:parent-style-name="DefaultParagraphFont" style:family="text">
      <style:text-properties fo:color="#CC7832"/>
    </style:style>
    <style:style style:name="T10493" style:parent-style-name="DefaultParagraphFont" style:family="text">
      <style:text-properties fo:color="#9876AA"/>
    </style:style>
    <style:style style:name="T10494" style:parent-style-name="DefaultParagraphFont" style:family="text">
      <style:text-properties fo:color="#A9B7C6"/>
    </style:style>
    <style:style style:name="T10495" style:parent-style-name="DefaultParagraphFont" style:family="text">
      <style:text-properties fo:color="#CC7832"/>
    </style:style>
    <style:style style:name="T10496" style:parent-style-name="DefaultParagraphFont" style:family="text">
      <style:text-properties fo:color="#CC7832"/>
    </style:style>
    <style:style style:name="T10497" style:parent-style-name="DefaultParagraphFont" style:family="text">
      <style:text-properties fo:color="#CC7832"/>
    </style:style>
    <style:style style:name="T10498" style:parent-style-name="DefaultParagraphFont" style:family="text">
      <style:text-properties fo:color="#A9B7C6"/>
    </style:style>
    <style:style style:name="T10499" style:parent-style-name="DefaultParagraphFont" style:family="text">
      <style:text-properties fo:color="#CC7832"/>
    </style:style>
    <style:style style:name="T10500" style:parent-style-name="DefaultParagraphFont" style:family="text">
      <style:text-properties fo:color="#A9B7C6"/>
    </style:style>
    <style:style style:name="T10501" style:parent-style-name="DefaultParagraphFont" style:family="text">
      <style:text-properties fo:font-style="italic" style:font-style-asian="italic" style:font-style-complex="italic" fo:color="#9876AA"/>
    </style:style>
    <style:style style:name="T10502" style:parent-style-name="DefaultParagraphFont" style:family="text">
      <style:text-properties fo:color="#A9B7C6"/>
    </style:style>
    <style:style style:name="T10503" style:parent-style-name="DefaultParagraphFont" style:family="text">
      <style:text-properties fo:color="#CC7832"/>
    </style:style>
    <style:style style:name="T10504" style:parent-style-name="DefaultParagraphFont" style:family="text">
      <style:text-properties fo:color="#CC7832"/>
    </style:style>
    <style:style style:name="T10505" style:parent-style-name="DefaultParagraphFont" style:family="text">
      <style:text-properties fo:color="#CC7832"/>
    </style:style>
    <style:style style:name="T10506" style:parent-style-name="DefaultParagraphFont" style:family="text">
      <style:text-properties fo:color="#A9B7C6"/>
    </style:style>
    <style:style style:name="T10507" style:parent-style-name="DefaultParagraphFont" style:family="text">
      <style:text-properties fo:color="#CC7832"/>
    </style:style>
    <style:style style:name="T10508" style:parent-style-name="DefaultParagraphFont" style:family="text">
      <style:text-properties fo:color="#CC7832"/>
    </style:style>
    <style:style style:name="T10509" style:parent-style-name="DefaultParagraphFont" style:family="text">
      <style:text-properties fo:color="#CC7832"/>
    </style:style>
    <style:style style:name="T10510" style:parent-style-name="DefaultParagraphFont" style:family="text">
      <style:text-properties fo:color="#CC7832"/>
    </style:style>
    <style:style style:name="T10511" style:parent-style-name="DefaultParagraphFont" style:family="text">
      <style:text-properties fo:color="#A9B7C6"/>
    </style:style>
    <style:style style:name="T10512" style:parent-style-name="DefaultParagraphFont" style:family="text">
      <style:text-properties fo:color="#CC7832"/>
    </style:style>
    <style:style style:name="T10513" style:parent-style-name="DefaultParagraphFont" style:family="text">
      <style:text-properties fo:color="#A9B7C6"/>
    </style:style>
    <style:style style:name="T10514" style:parent-style-name="DefaultParagraphFont" style:family="text">
      <style:text-properties fo:color="#A9B7C6"/>
    </style:style>
    <style:style style:name="T10515" style:parent-style-name="DefaultParagraphFont" style:family="text">
      <style:text-properties fo:color="#A9B7C6"/>
    </style:style>
    <style:style style:name="T10516" style:parent-style-name="DefaultParagraphFont" style:family="text">
      <style:text-properties fo:color="#808080"/>
    </style:style>
    <style:style style:name="T10517" style:parent-style-name="DefaultParagraphFont" style:family="text">
      <style:text-properties fo:color="#808080"/>
    </style:style>
    <style:style style:name="T10518" style:parent-style-name="DefaultParagraphFont" style:family="text">
      <style:text-properties fo:color="#808080"/>
    </style:style>
    <style:style style:name="T10519" style:parent-style-name="DefaultParagraphFont" style:family="text">
      <style:text-properties fo:color="#A9B7C6"/>
    </style:style>
    <style:style style:name="T10520" style:parent-style-name="DefaultParagraphFont" style:family="text">
      <style:text-properties fo:color="#CC7832"/>
    </style:style>
    <style:style style:name="T10521" style:parent-style-name="DefaultParagraphFont" style:family="text">
      <style:text-properties fo:color="#CC7832"/>
    </style:style>
    <style:style style:name="T10522" style:parent-style-name="DefaultParagraphFont" style:family="text">
      <style:text-properties fo:color="#CC7832"/>
    </style:style>
    <style:style style:name="T10523" style:parent-style-name="DefaultParagraphFont" style:family="text">
      <style:text-properties fo:color="#A9B7C6"/>
    </style:style>
    <style:style style:name="T10524" style:parent-style-name="DefaultParagraphFont" style:family="text">
      <style:text-properties fo:color="#CC7832"/>
    </style:style>
    <style:style style:name="T10525" style:parent-style-name="DefaultParagraphFont" style:family="text">
      <style:text-properties fo:color="#CC7832"/>
    </style:style>
    <style:style style:name="T10526" style:parent-style-name="DefaultParagraphFont" style:family="text">
      <style:text-properties fo:color="#CC7832"/>
    </style:style>
    <style:style style:name="T10527" style:parent-style-name="DefaultParagraphFont" style:family="text">
      <style:text-properties fo:color="#A9B7C6"/>
    </style:style>
    <style:style style:name="T10528" style:parent-style-name="DefaultParagraphFont" style:family="text">
      <style:text-properties fo:color="#A9B7C6"/>
    </style:style>
    <style:style style:name="T10529" style:parent-style-name="DefaultParagraphFont" style:family="text">
      <style:text-properties fo:color="#A9B7C6"/>
    </style:style>
    <style:style style:name="T10530" style:parent-style-name="DefaultParagraphFont" style:family="text">
      <style:text-properties fo:color="#A9B7C6"/>
    </style:style>
    <style:style style:name="T10531" style:parent-style-name="DefaultParagraphFont" style:family="text">
      <style:text-properties fo:color="#A9B7C6"/>
    </style:style>
    <style:style style:name="T10532" style:parent-style-name="DefaultParagraphFont" style:family="text">
      <style:text-properties fo:color="#CC7832"/>
    </style:style>
    <style:style style:name="T10533" style:parent-style-name="DefaultParagraphFont" style:family="text">
      <style:text-properties fo:color="#CC7832"/>
    </style:style>
    <style:style style:name="T10534" style:parent-style-name="DefaultParagraphFont" style:family="text">
      <style:text-properties fo:color="#CC7832"/>
    </style:style>
    <style:style style:name="T10535" style:parent-style-name="DefaultParagraphFont" style:family="text">
      <style:text-properties fo:color="#A9B7C6"/>
    </style:style>
    <style:style style:name="T10536" style:parent-style-name="DefaultParagraphFont" style:family="text">
      <style:text-properties fo:color="#A9B7C6"/>
    </style:style>
    <style:style style:name="T10537" style:parent-style-name="DefaultParagraphFont" style:family="text">
      <style:text-properties fo:color="#A9B7C6"/>
    </style:style>
    <style:style style:name="T10538" style:parent-style-name="DefaultParagraphFont" style:family="text">
      <style:text-properties fo:color="#CC7832"/>
    </style:style>
    <style:style style:name="T10539" style:parent-style-name="DefaultParagraphFont" style:family="text">
      <style:text-properties fo:color="#CC7832"/>
    </style:style>
    <style:style style:name="T10540" style:parent-style-name="DefaultParagraphFont" style:family="text">
      <style:text-properties fo:color="#CC7832"/>
    </style:style>
    <style:style style:name="T10541" style:parent-style-name="DefaultParagraphFont" style:family="text">
      <style:text-properties fo:color="#A9B7C6"/>
    </style:style>
    <style:style style:name="T10542" style:parent-style-name="DefaultParagraphFont" style:family="text">
      <style:text-properties fo:color="#A9B7C6"/>
    </style:style>
    <style:style style:name="T10543" style:parent-style-name="DefaultParagraphFont" style:family="text">
      <style:text-properties fo:color="#A9B7C6"/>
    </style:style>
    <style:style style:name="T10544" style:parent-style-name="DefaultParagraphFont" style:family="text">
      <style:text-properties fo:color="#A9B7C6"/>
    </style:style>
    <style:style style:name="T10545" style:parent-style-name="DefaultParagraphFont" style:family="text">
      <style:text-properties fo:color="#A9B7C6"/>
    </style:style>
    <style:style style:name="T10546" style:parent-style-name="DefaultParagraphFont" style:family="text">
      <style:text-properties fo:color="#808080"/>
    </style:style>
    <style:style style:name="T10547" style:parent-style-name="DefaultParagraphFont" style:family="text">
      <style:text-properties fo:color="#808080"/>
    </style:style>
    <style:style style:name="T10548" style:parent-style-name="DefaultParagraphFont" style:family="text">
      <style:text-properties fo:color="#808080"/>
    </style:style>
    <style:style style:name="T10549" style:parent-style-name="DefaultParagraphFont" style:family="text">
      <style:text-properties fo:color="#808080"/>
    </style:style>
    <style:style style:name="T10550" style:parent-style-name="DefaultParagraphFont" style:family="text">
      <style:text-properties fo:color="#808080"/>
    </style:style>
    <style:style style:name="T10551" style:parent-style-name="DefaultParagraphFont" style:family="text">
      <style:text-properties fo:color="#808080"/>
    </style:style>
    <style:style style:name="T10552" style:parent-style-name="DefaultParagraphFont" style:family="text">
      <style:text-properties fo:color="#808080"/>
    </style:style>
    <style:style style:name="T10553" style:parent-style-name="DefaultParagraphFont" style:family="text">
      <style:text-properties fo:color="#808080"/>
    </style:style>
    <style:style style:name="T10554" style:parent-style-name="DefaultParagraphFont" style:family="text">
      <style:text-properties fo:color="#808080"/>
    </style:style>
    <style:style style:name="T10555" style:parent-style-name="DefaultParagraphFont" style:family="text">
      <style:text-properties fo:color="#808080"/>
    </style:style>
    <style:style style:name="T10556" style:parent-style-name="DefaultParagraphFont" style:family="text">
      <style:text-properties fo:color="#808080"/>
    </style:style>
    <style:style style:name="T10557" style:parent-style-name="DefaultParagraphFont" style:family="text">
      <style:text-properties fo:color="#808080"/>
    </style:style>
    <style:style style:name="T10558" style:parent-style-name="DefaultParagraphFont" style:family="text">
      <style:text-properties fo:color="#CC7832"/>
    </style:style>
    <style:style style:name="T10559" style:parent-style-name="DefaultParagraphFont" style:family="text">
      <style:text-properties fo:color="#FFC66D"/>
    </style:style>
    <style:style style:name="T10560" style:parent-style-name="DefaultParagraphFont" style:family="text">
      <style:text-properties fo:color="#A9B7C6"/>
    </style:style>
    <style:style style:name="T10561" style:parent-style-name="DefaultParagraphFont" style:family="text">
      <style:text-properties fo:color="#A9B7C6"/>
    </style:style>
    <style:style style:name="T10562" style:parent-style-name="DefaultParagraphFont" style:family="text">
      <style:text-properties fo:color="#A9B7C6"/>
    </style:style>
    <style:style style:name="T10563" style:parent-style-name="DefaultParagraphFont" style:family="text">
      <style:text-properties fo:color="#A9B7C6"/>
    </style:style>
    <style:style style:name="T10564" style:parent-style-name="DefaultParagraphFont" style:family="text">
      <style:text-properties fo:color="#9876AA"/>
    </style:style>
    <style:style style:name="T10565" style:parent-style-name="DefaultParagraphFont" style:family="text">
      <style:text-properties fo:color="#A9B7C6"/>
    </style:style>
    <style:style style:name="T10566" style:parent-style-name="DefaultParagraphFont" style:family="text">
      <style:text-properties fo:color="#A9B7C6"/>
    </style:style>
    <style:style style:name="T10567" style:parent-style-name="DefaultParagraphFont" style:family="text">
      <style:text-properties fo:color="#CC7832"/>
    </style:style>
    <style:style style:name="T10568" style:parent-style-name="DefaultParagraphFont" style:family="text">
      <style:text-properties fo:color="#A9B7C6"/>
    </style:style>
    <style:style style:name="T10569" style:parent-style-name="DefaultParagraphFont" style:family="text">
      <style:text-properties fo:color="#A9B7C6"/>
    </style:style>
    <style:style style:name="T10570" style:parent-style-name="DefaultParagraphFont" style:family="text">
      <style:text-properties fo:color="#A9B7C6"/>
    </style:style>
    <style:style style:name="T10571" style:parent-style-name="DefaultParagraphFont" style:family="text">
      <style:text-properties fo:color="#BBB529"/>
    </style:style>
    <style:style style:name="T10572" style:parent-style-name="DefaultParagraphFont" style:family="text">
      <style:text-properties fo:color="#BBB529"/>
    </style:style>
    <style:style style:name="T10573" style:parent-style-name="DefaultParagraphFont" style:family="text">
      <style:text-properties fo:color="#BBB529"/>
    </style:style>
    <style:style style:name="T10574" style:parent-style-name="DefaultParagraphFont" style:family="text">
      <style:text-properties fo:color="#CC7832"/>
    </style:style>
    <style:style style:name="T10575" style:parent-style-name="DefaultParagraphFont" style:family="text">
      <style:text-properties fo:color="#FFC66D"/>
    </style:style>
    <style:style style:name="T10576" style:parent-style-name="DefaultParagraphFont" style:family="text">
      <style:text-properties fo:color="#A9B7C6"/>
    </style:style>
    <style:style style:name="T10577" style:parent-style-name="DefaultParagraphFont" style:family="text">
      <style:text-properties fo:color="#A9B7C6"/>
    </style:style>
    <style:style style:name="T10578" style:parent-style-name="DefaultParagraphFont" style:family="text">
      <style:text-properties fo:color="#A9B7C6"/>
    </style:style>
    <style:style style:name="T10579" style:parent-style-name="DefaultParagraphFont" style:family="text">
      <style:text-properties fo:color="#9876AA"/>
    </style:style>
    <style:style style:name="T10580" style:parent-style-name="DefaultParagraphFont" style:family="text">
      <style:text-properties fo:color="#A9B7C6"/>
    </style:style>
    <style:style style:name="T10581" style:parent-style-name="DefaultParagraphFont" style:family="text">
      <style:text-properties fo:font-style="italic" style:font-style-asian="italic" style:font-style-complex="italic" fo:color="#9876AA"/>
    </style:style>
    <style:style style:name="T10582" style:parent-style-name="DefaultParagraphFont" style:family="text">
      <style:text-properties fo:color="#A9B7C6"/>
    </style:style>
    <style:style style:name="T10583" style:parent-style-name="DefaultParagraphFont" style:family="text">
      <style:text-properties fo:color="#CC7832"/>
    </style:style>
    <style:style style:name="T10584" style:parent-style-name="DefaultParagraphFont" style:family="text">
      <style:text-properties fo:color="#CC7832"/>
    </style:style>
    <style:style style:name="T10585" style:parent-style-name="DefaultParagraphFont" style:family="text">
      <style:text-properties fo:color="#CC7832"/>
    </style:style>
    <style:style style:name="T10586" style:parent-style-name="DefaultParagraphFont" style:family="text">
      <style:text-properties fo:color="#808080"/>
    </style:style>
    <style:style style:name="T10587" style:parent-style-name="DefaultParagraphFont" style:family="text">
      <style:text-properties fo:color="#808080"/>
    </style:style>
    <style:style style:name="T10588" style:parent-style-name="DefaultParagraphFont" style:family="text">
      <style:text-properties fo:color="#808080"/>
    </style:style>
    <style:style style:name="T10589" style:parent-style-name="DefaultParagraphFont" style:family="text">
      <style:text-properties fo:color="#CC7832"/>
    </style:style>
    <style:style style:name="T10590" style:parent-style-name="DefaultParagraphFont" style:family="text">
      <style:text-properties fo:color="#A9B7C6"/>
    </style:style>
    <style:style style:name="T10591" style:parent-style-name="DefaultParagraphFont" style:family="text">
      <style:text-properties fo:font-style="italic" style:font-style-asian="italic" style:font-style-complex="italic" fo:color="#9876AA"/>
    </style:style>
    <style:style style:name="T10592" style:parent-style-name="DefaultParagraphFont" style:family="text">
      <style:text-properties fo:color="#A9B7C6"/>
    </style:style>
    <style:style style:name="T10593" style:parent-style-name="DefaultParagraphFont" style:family="text">
      <style:text-properties fo:color="#A9B7C6" fo:background-color="#344134"/>
    </style:style>
    <style:style style:name="T10594" style:parent-style-name="DefaultParagraphFont" style:family="text">
      <style:text-properties fo:color="#A9B7C6"/>
    </style:style>
    <style:style style:name="T10595" style:parent-style-name="DefaultParagraphFont" style:family="text">
      <style:text-properties fo:color="#A9B7C6"/>
    </style:style>
    <style:style style:name="T10596" style:parent-style-name="DefaultParagraphFont" style:family="text">
      <style:text-properties fo:color="#A9B7C6"/>
    </style:style>
    <style:style style:name="T10597" style:parent-style-name="DefaultParagraphFont" style:family="text">
      <style:text-properties fo:color="#9876AA"/>
    </style:style>
    <style:style style:name="T10598" style:parent-style-name="DefaultParagraphFont" style:family="text">
      <style:text-properties fo:color="#A9B7C6"/>
    </style:style>
    <style:style style:name="T10599" style:parent-style-name="DefaultParagraphFont" style:family="text">
      <style:text-properties fo:color="#9876AA"/>
    </style:style>
    <style:style style:name="T10600" style:parent-style-name="DefaultParagraphFont" style:family="text">
      <style:text-properties fo:color="#A9B7C6"/>
    </style:style>
    <style:style style:name="T10601" style:parent-style-name="DefaultParagraphFont" style:family="text">
      <style:text-properties fo:color="#CC7832"/>
    </style:style>
    <style:style style:name="T10602" style:parent-style-name="DefaultParagraphFont" style:family="text">
      <style:text-properties fo:color="#CC7832"/>
    </style:style>
    <style:style style:name="T10603" style:parent-style-name="DefaultParagraphFont" style:family="text">
      <style:text-properties fo:color="#CC7832"/>
    </style:style>
    <style:style style:name="T10604" style:parent-style-name="DefaultParagraphFont" style:family="text">
      <style:text-properties fo:color="#A9B7C6"/>
    </style:style>
    <style:style style:name="T10605" style:parent-style-name="DefaultParagraphFont" style:family="text">
      <style:text-properties fo:color="#A9B7C6"/>
    </style:style>
    <style:style style:name="T10606" style:parent-style-name="DefaultParagraphFont" style:family="text">
      <style:text-properties fo:color="#A9B7C6"/>
    </style:style>
    <style:style style:name="T10607" style:parent-style-name="DefaultParagraphFont" style:family="text">
      <style:text-properties fo:color="#808080"/>
    </style:style>
    <style:style style:name="T10608" style:parent-style-name="DefaultParagraphFont" style:family="text">
      <style:text-properties fo:color="#808080"/>
    </style:style>
    <style:style style:name="T10609" style:parent-style-name="DefaultParagraphFont" style:family="text">
      <style:text-properties fo:color="#808080"/>
    </style:style>
    <style:style style:name="T10610" style:parent-style-name="DefaultParagraphFont" style:family="text">
      <style:text-properties fo:color="#A9B7C6"/>
    </style:style>
    <style:style style:name="T10611" style:parent-style-name="DefaultParagraphFont" style:family="text">
      <style:text-properties fo:font-style="italic" style:font-style-asian="italic" style:font-style-complex="italic" fo:color="#A9B7C6"/>
    </style:style>
    <style:style style:name="T10612" style:parent-style-name="DefaultParagraphFont" style:family="text">
      <style:text-properties fo:color="#A9B7C6"/>
    </style:style>
    <style:style style:name="T10613" style:parent-style-name="DefaultParagraphFont" style:family="text">
      <style:text-properties fo:color="#6A8759"/>
    </style:style>
    <style:style style:name="T10614" style:parent-style-name="DefaultParagraphFont" style:family="text">
      <style:text-properties fo:color="#6A8759"/>
    </style:style>
    <style:style style:name="T10615" style:parent-style-name="DefaultParagraphFont" style:family="text">
      <style:text-properties fo:color="#A9B7C6"/>
    </style:style>
    <style:style style:name="T10616" style:parent-style-name="DefaultParagraphFont" style:family="text">
      <style:text-properties fo:color="#6A8759"/>
    </style:style>
    <style:style style:name="T10617" style:parent-style-name="DefaultParagraphFont" style:family="text">
      <style:text-properties fo:color="#A9B7C6"/>
    </style:style>
    <style:style style:name="T10618" style:parent-style-name="DefaultParagraphFont" style:family="text">
      <style:text-properties fo:font-style="italic" style:font-style-asian="italic" style:font-style-complex="italic" fo:color="#9876AA"/>
    </style:style>
    <style:style style:name="T10619" style:parent-style-name="DefaultParagraphFont" style:family="text">
      <style:text-properties fo:color="#A9B7C6"/>
    </style:style>
    <style:style style:name="T10620" style:parent-style-name="DefaultParagraphFont" style:family="text">
      <style:text-properties fo:color="#CC7832"/>
    </style:style>
    <style:style style:name="T10621" style:parent-style-name="DefaultParagraphFont" style:family="text">
      <style:text-properties fo:color="#CC7832"/>
    </style:style>
    <style:style style:name="T10622" style:parent-style-name="DefaultParagraphFont" style:family="text">
      <style:text-properties fo:color="#CC7832"/>
    </style:style>
    <style:style style:name="T10623" style:parent-style-name="DefaultParagraphFont" style:family="text">
      <style:text-properties fo:color="#9876AA"/>
    </style:style>
    <style:style style:name="T10624" style:parent-style-name="DefaultParagraphFont" style:family="text">
      <style:text-properties fo:color="#A9B7C6"/>
    </style:style>
    <style:style style:name="T10625" style:parent-style-name="DefaultParagraphFont" style:family="text">
      <style:text-properties fo:color="#CC7832"/>
    </style:style>
    <style:style style:name="T10626" style:parent-style-name="DefaultParagraphFont" style:family="text">
      <style:text-properties fo:color="#CC7832"/>
    </style:style>
    <style:style style:name="T10627" style:parent-style-name="DefaultParagraphFont" style:family="text">
      <style:text-properties fo:color="#CC7832"/>
    </style:style>
    <style:style style:name="T10628" style:parent-style-name="DefaultParagraphFont" style:family="text">
      <style:text-properties fo:color="#808080"/>
    </style:style>
    <style:style style:name="T10629" style:parent-style-name="DefaultParagraphFont" style:family="text">
      <style:text-properties fo:color="#808080"/>
    </style:style>
    <style:style style:name="T10630" style:parent-style-name="DefaultParagraphFont" style:family="text">
      <style:text-properties fo:color="#808080"/>
    </style:style>
    <style:style style:name="T10631" style:parent-style-name="DefaultParagraphFont" style:family="text">
      <style:text-properties fo:color="#A9B7C6"/>
    </style:style>
    <style:style style:name="T10632" style:parent-style-name="DefaultParagraphFont" style:family="text">
      <style:text-properties fo:color="#9876AA"/>
    </style:style>
    <style:style style:name="T10633" style:parent-style-name="DefaultParagraphFont" style:family="text">
      <style:text-properties fo:color="#A9B7C6"/>
    </style:style>
    <style:style style:name="T10634" style:parent-style-name="DefaultParagraphFont" style:family="text">
      <style:text-properties fo:color="#CC7832"/>
    </style:style>
    <style:style style:name="T10635" style:parent-style-name="DefaultParagraphFont" style:family="text">
      <style:text-properties fo:color="#CC7832"/>
    </style:style>
    <style:style style:name="T10636" style:parent-style-name="DefaultParagraphFont" style:family="text">
      <style:text-properties fo:color="#CC7832"/>
    </style:style>
    <style:style style:name="T10637" style:parent-style-name="DefaultParagraphFont" style:family="text">
      <style:text-properties fo:color="#9876AA"/>
    </style:style>
    <style:style style:name="T10638" style:parent-style-name="DefaultParagraphFont" style:family="text">
      <style:text-properties fo:color="#A9B7C6"/>
    </style:style>
    <style:style style:name="T10639" style:parent-style-name="DefaultParagraphFont" style:family="text">
      <style:text-properties fo:color="#CC7832"/>
    </style:style>
    <style:style style:name="T10640" style:parent-style-name="DefaultParagraphFont" style:family="text">
      <style:text-properties fo:color="#CC7832"/>
    </style:style>
    <style:style style:name="T10641" style:parent-style-name="DefaultParagraphFont" style:family="text">
      <style:text-properties fo:color="#CC7832"/>
    </style:style>
    <style:style style:name="T10642" style:parent-style-name="DefaultParagraphFont" style:family="text">
      <style:text-properties fo:color="#9876AA"/>
    </style:style>
    <style:style style:name="T10643" style:parent-style-name="DefaultParagraphFont" style:family="text">
      <style:text-properties fo:color="#A9B7C6"/>
    </style:style>
    <style:style style:name="T10644" style:parent-style-name="DefaultParagraphFont" style:family="text">
      <style:text-properties fo:color="#CC7832"/>
    </style:style>
    <style:style style:name="T10645" style:parent-style-name="DefaultParagraphFont" style:family="text">
      <style:text-properties fo:color="#CC7832"/>
    </style:style>
    <style:style style:name="T10646" style:parent-style-name="DefaultParagraphFont" style:family="text">
      <style:text-properties fo:color="#CC7832"/>
    </style:style>
    <style:style style:name="T10647" style:parent-style-name="DefaultParagraphFont" style:family="text">
      <style:text-properties fo:color="#9876AA"/>
    </style:style>
    <style:style style:name="T10648" style:parent-style-name="DefaultParagraphFont" style:family="text">
      <style:text-properties fo:color="#A9B7C6"/>
    </style:style>
    <style:style style:name="T10649" style:parent-style-name="DefaultParagraphFont" style:family="text">
      <style:text-properties fo:color="#CC7832"/>
    </style:style>
    <style:style style:name="T10650" style:parent-style-name="DefaultParagraphFont" style:family="text">
      <style:text-properties fo:color="#CC7832"/>
    </style:style>
    <style:style style:name="T10651" style:parent-style-name="DefaultParagraphFont" style:family="text">
      <style:text-properties fo:color="#CC7832"/>
    </style:style>
    <style:style style:name="T10652" style:parent-style-name="DefaultParagraphFont" style:family="text">
      <style:text-properties fo:color="#CC7832"/>
    </style:style>
    <style:style style:name="T10653" style:parent-style-name="DefaultParagraphFont" style:family="text">
      <style:text-properties fo:color="#808080"/>
    </style:style>
    <style:style style:name="T10654" style:parent-style-name="DefaultParagraphFont" style:family="text">
      <style:text-properties fo:color="#808080"/>
    </style:style>
    <style:style style:name="T10655" style:parent-style-name="DefaultParagraphFont" style:family="text">
      <style:text-properties fo:color="#808080"/>
    </style:style>
    <style:style style:name="T10656" style:parent-style-name="DefaultParagraphFont" style:family="text">
      <style:text-properties fo:color="#9876AA"/>
    </style:style>
    <style:style style:name="T10657" style:parent-style-name="DefaultParagraphFont" style:family="text">
      <style:text-properties fo:color="#A9B7C6"/>
    </style:style>
    <style:style style:name="T10658" style:parent-style-name="DefaultParagraphFont" style:family="text">
      <style:text-properties fo:color="#CC7832"/>
    </style:style>
    <style:style style:name="T10659" style:parent-style-name="DefaultParagraphFont" style:family="text">
      <style:text-properties fo:color="#A9B7C6"/>
    </style:style>
    <style:style style:name="T10660" style:parent-style-name="DefaultParagraphFont" style:family="text">
      <style:text-properties fo:color="#A9B7C6"/>
    </style:style>
    <style:style style:name="T10661" style:parent-style-name="DefaultParagraphFont" style:family="text">
      <style:text-properties fo:color="#A9B7C6"/>
    </style:style>
    <style:style style:name="T10662" style:parent-style-name="DefaultParagraphFont" style:family="text">
      <style:text-properties fo:color="#A9B7C6"/>
    </style:style>
    <style:style style:name="T10663" style:parent-style-name="DefaultParagraphFont" style:family="text">
      <style:text-properties fo:color="#BBB529"/>
    </style:style>
    <style:style style:name="T10664" style:parent-style-name="DefaultParagraphFont" style:family="text">
      <style:text-properties fo:color="#BBB529"/>
    </style:style>
    <style:style style:name="T10665" style:parent-style-name="DefaultParagraphFont" style:family="text">
      <style:text-properties fo:color="#BBB529"/>
    </style:style>
    <style:style style:name="T10666" style:parent-style-name="DefaultParagraphFont" style:family="text">
      <style:text-properties fo:color="#CC7832"/>
    </style:style>
    <style:style style:name="T10667" style:parent-style-name="DefaultParagraphFont" style:family="text">
      <style:text-properties fo:color="#FFC66D"/>
    </style:style>
    <style:style style:name="T10668" style:parent-style-name="DefaultParagraphFont" style:family="text">
      <style:text-properties fo:color="#A9B7C6"/>
    </style:style>
    <style:style style:name="T10669" style:parent-style-name="DefaultParagraphFont" style:family="text">
      <style:text-properties fo:color="#A9B7C6"/>
    </style:style>
    <style:style style:name="T10670" style:parent-style-name="DefaultParagraphFont" style:family="text">
      <style:text-properties fo:color="#A9B7C6"/>
    </style:style>
    <style:style style:name="T10671" style:parent-style-name="DefaultParagraphFont" style:family="text">
      <style:text-properties fo:color="#9876AA"/>
    </style:style>
    <style:style style:name="T10672" style:parent-style-name="DefaultParagraphFont" style:family="text">
      <style:text-properties fo:color="#A9B7C6"/>
    </style:style>
    <style:style style:name="T10673" style:parent-style-name="DefaultParagraphFont" style:family="text">
      <style:text-properties fo:color="#CC7832"/>
    </style:style>
    <style:style style:name="T10674" style:parent-style-name="DefaultParagraphFont" style:family="text">
      <style:text-properties fo:color="#CC7832"/>
    </style:style>
    <style:style style:name="T10675" style:parent-style-name="DefaultParagraphFont" style:family="text">
      <style:text-properties fo:color="#CC7832"/>
    </style:style>
    <style:style style:name="T10676" style:parent-style-name="DefaultParagraphFont" style:family="text">
      <style:text-properties fo:color="#9876AA"/>
    </style:style>
    <style:style style:name="T10677" style:parent-style-name="DefaultParagraphFont" style:family="text">
      <style:text-properties fo:color="#A9B7C6"/>
    </style:style>
    <style:style style:name="T10678" style:parent-style-name="DefaultParagraphFont" style:family="text">
      <style:text-properties fo:color="#CC7832"/>
    </style:style>
    <style:style style:name="T10679" style:parent-style-name="DefaultParagraphFont" style:family="text">
      <style:text-properties fo:color="#CC7832"/>
    </style:style>
    <style:style style:name="T10680" style:parent-style-name="DefaultParagraphFont" style:family="text">
      <style:text-properties fo:color="#CC7832"/>
    </style:style>
    <style:style style:name="T10681" style:parent-style-name="DefaultParagraphFont" style:family="text">
      <style:text-properties fo:color="#A9B7C6"/>
    </style:style>
    <style:style style:name="T10682" style:parent-style-name="DefaultParagraphFont" style:family="text">
      <style:text-properties fo:color="#CC7832"/>
    </style:style>
    <style:style style:name="T10683" style:parent-style-name="DefaultParagraphFont" style:family="text">
      <style:text-properties fo:color="#CC7832"/>
    </style:style>
    <style:style style:name="T10684" style:parent-style-name="DefaultParagraphFont" style:family="text">
      <style:text-properties fo:color="#A9B7C6"/>
    </style:style>
    <style:style style:name="T10685" style:parent-style-name="DefaultParagraphFont" style:family="text">
      <style:text-properties fo:font-style="italic" style:font-style-asian="italic" style:font-style-complex="italic" fo:color="#9876AA"/>
    </style:style>
    <style:style style:name="T10686" style:parent-style-name="DefaultParagraphFont" style:family="text">
      <style:text-properties fo:color="#A9B7C6"/>
    </style:style>
    <style:style style:name="T10687" style:parent-style-name="DefaultParagraphFont" style:family="text">
      <style:text-properties fo:color="#CC7832"/>
    </style:style>
    <style:style style:name="T10688" style:parent-style-name="DefaultParagraphFont" style:family="text">
      <style:text-properties fo:color="#CC7832"/>
    </style:style>
    <style:style style:name="T10689" style:parent-style-name="DefaultParagraphFont" style:family="text">
      <style:text-properties fo:color="#CC7832"/>
    </style:style>
    <style:style style:name="T10690" style:parent-style-name="DefaultParagraphFont" style:family="text">
      <style:text-properties fo:color="#A9B7C6"/>
    </style:style>
    <style:style style:name="T10691" style:parent-style-name="DefaultParagraphFont" style:family="text">
      <style:text-properties fo:color="#CC7832"/>
    </style:style>
    <style:style style:name="T10692" style:parent-style-name="DefaultParagraphFont" style:family="text">
      <style:text-properties fo:color="#CC7832"/>
    </style:style>
    <style:style style:name="T10693" style:parent-style-name="DefaultParagraphFont" style:family="text">
      <style:text-properties fo:color="#CC7832"/>
    </style:style>
    <style:style style:name="T10694" style:parent-style-name="DefaultParagraphFont" style:family="text">
      <style:text-properties fo:color="#A9B7C6"/>
    </style:style>
    <style:style style:name="T10695" style:parent-style-name="DefaultParagraphFont" style:family="text">
      <style:text-properties fo:color="#A9B7C6"/>
    </style:style>
    <style:style style:name="T10696" style:parent-style-name="DefaultParagraphFont" style:family="text">
      <style:text-properties fo:color="#A9B7C6"/>
    </style:style>
    <style:style style:name="T10697" style:parent-style-name="DefaultParagraphFont" style:family="text">
      <style:text-properties fo:color="#CC7832"/>
    </style:style>
    <style:style style:name="T10698" style:parent-style-name="DefaultParagraphFont" style:family="text">
      <style:text-properties fo:color="#CC7832"/>
    </style:style>
    <style:style style:name="T10699" style:parent-style-name="DefaultParagraphFont" style:family="text">
      <style:text-properties fo:color="#CC7832"/>
    </style:style>
    <style:style style:name="T10700" style:parent-style-name="DefaultParagraphFont" style:family="text">
      <style:text-properties fo:color="#A9B7C6"/>
    </style:style>
    <style:style style:name="T10701" style:parent-style-name="DefaultParagraphFont" style:family="text">
      <style:text-properties fo:color="#A9B7C6"/>
    </style:style>
    <style:style style:name="T10702" style:parent-style-name="DefaultParagraphFont" style:family="text">
      <style:text-properties fo:color="#A9B7C6"/>
    </style:style>
    <style:style style:name="T10703" style:parent-style-name="DefaultParagraphFont" style:family="text">
      <style:text-properties fo:color="#CC7832"/>
    </style:style>
    <style:style style:name="T10704" style:parent-style-name="DefaultParagraphFont" style:family="text">
      <style:text-properties fo:color="#CC7832"/>
    </style:style>
    <style:style style:name="T10705" style:parent-style-name="DefaultParagraphFont" style:family="text">
      <style:text-properties fo:color="#CC7832"/>
    </style:style>
    <style:style style:name="T10706" style:parent-style-name="DefaultParagraphFont" style:family="text">
      <style:text-properties fo:color="#CC7832"/>
    </style:style>
    <style:style style:name="T10707" style:parent-style-name="DefaultParagraphFont" style:family="text">
      <style:text-properties fo:color="#9876AA"/>
    </style:style>
    <style:style style:name="T10708" style:parent-style-name="DefaultParagraphFont" style:family="text">
      <style:text-properties fo:color="#A9B7C6"/>
    </style:style>
    <style:style style:name="T10709" style:parent-style-name="DefaultParagraphFont" style:family="text">
      <style:text-properties fo:color="#CC7832"/>
    </style:style>
    <style:style style:name="T10710" style:parent-style-name="DefaultParagraphFont" style:family="text">
      <style:text-properties fo:color="#A9B7C6"/>
    </style:style>
    <style:style style:name="T10711" style:parent-style-name="DefaultParagraphFont" style:family="text">
      <style:text-properties fo:color="#A9B7C6"/>
    </style:style>
    <style:style style:name="T10712" style:parent-style-name="DefaultParagraphFont" style:family="text">
      <style:text-properties fo:color="#A9B7C6"/>
    </style:style>
    <style:style style:name="T10713" style:parent-style-name="DefaultParagraphFont" style:family="text">
      <style:text-properties fo:color="#BBB529"/>
    </style:style>
    <style:style style:name="T10714" style:parent-style-name="DefaultParagraphFont" style:family="text">
      <style:text-properties fo:color="#BBB529"/>
    </style:style>
    <style:style style:name="T10715" style:parent-style-name="DefaultParagraphFont" style:family="text">
      <style:text-properties fo:color="#BBB529"/>
    </style:style>
    <style:style style:name="T10716" style:parent-style-name="DefaultParagraphFont" style:family="text">
      <style:text-properties fo:color="#CC7832"/>
    </style:style>
    <style:style style:name="T10717" style:parent-style-name="DefaultParagraphFont" style:family="text">
      <style:text-properties fo:color="#FFC66D"/>
    </style:style>
    <style:style style:name="T10718" style:parent-style-name="DefaultParagraphFont" style:family="text">
      <style:text-properties fo:color="#A9B7C6"/>
    </style:style>
    <style:style style:name="T10719" style:parent-style-name="DefaultParagraphFont" style:family="text">
      <style:text-properties fo:color="#CC7832"/>
    </style:style>
    <style:style style:name="T10720" style:parent-style-name="DefaultParagraphFont" style:family="text">
      <style:text-properties fo:color="#A9B7C6"/>
    </style:style>
    <style:style style:name="T10721" style:parent-style-name="DefaultParagraphFont" style:family="text">
      <style:text-properties fo:color="#A9B7C6"/>
    </style:style>
    <style:style style:name="T10722" style:parent-style-name="DefaultParagraphFont" style:family="text">
      <style:text-properties fo:color="#A9B7C6"/>
    </style:style>
    <style:style style:name="T10723" style:parent-style-name="DefaultParagraphFont" style:family="text">
      <style:text-properties fo:color="#CC7832"/>
    </style:style>
    <style:style style:name="T10724" style:parent-style-name="DefaultParagraphFont" style:family="text">
      <style:text-properties fo:color="#A9B7C6"/>
    </style:style>
    <style:style style:name="T10725" style:parent-style-name="DefaultParagraphFont" style:family="text">
      <style:text-properties fo:color="#A9B7C6"/>
    </style:style>
    <style:style style:name="T10726" style:parent-style-name="DefaultParagraphFont" style:family="text">
      <style:text-properties fo:color="#A9B7C6"/>
    </style:style>
    <style:style style:name="T10727" style:parent-style-name="DefaultParagraphFont" style:family="text">
      <style:text-properties fo:color="#9876AA"/>
    </style:style>
    <style:style style:name="T10728" style:parent-style-name="DefaultParagraphFont" style:family="text">
      <style:text-properties fo:color="#A9B7C6"/>
    </style:style>
    <style:style style:name="T10729" style:parent-style-name="DefaultParagraphFont" style:family="text">
      <style:text-properties fo:font-style="italic" style:font-style-asian="italic" style:font-style-complex="italic" fo:color="#9876AA"/>
    </style:style>
    <style:style style:name="T10730" style:parent-style-name="DefaultParagraphFont" style:family="text">
      <style:text-properties fo:color="#A9B7C6"/>
    </style:style>
    <style:style style:name="T10731" style:parent-style-name="DefaultParagraphFont" style:family="text">
      <style:text-properties fo:color="#CC7832"/>
    </style:style>
    <style:style style:name="T10732" style:parent-style-name="DefaultParagraphFont" style:family="text">
      <style:text-properties fo:color="#CC7832"/>
    </style:style>
    <style:style style:name="T10733" style:parent-style-name="DefaultParagraphFont" style:family="text">
      <style:text-properties fo:color="#CC7832"/>
    </style:style>
    <style:style style:name="T10734" style:parent-style-name="DefaultParagraphFont" style:family="text">
      <style:text-properties fo:color="#CC7832"/>
    </style:style>
    <style:style style:name="T10735" style:parent-style-name="DefaultParagraphFont" style:family="text">
      <style:text-properties fo:color="#CC7832"/>
    </style:style>
    <style:style style:name="T10736" style:parent-style-name="DefaultParagraphFont" style:family="text">
      <style:text-properties fo:color="#9876AA"/>
    </style:style>
    <style:style style:name="T10737" style:parent-style-name="DefaultParagraphFont" style:family="text">
      <style:text-properties fo:color="#A9B7C6"/>
    </style:style>
    <style:style style:name="T10738" style:parent-style-name="DefaultParagraphFont" style:family="text">
      <style:text-properties fo:color="#A9B7C6"/>
    </style:style>
    <style:style style:name="T10739" style:parent-style-name="DefaultParagraphFont" style:family="text">
      <style:text-properties fo:font-style="italic" style:font-style-asian="italic" style:font-style-complex="italic" fo:color="#9876AA"/>
    </style:style>
    <style:style style:name="T10740" style:parent-style-name="DefaultParagraphFont" style:family="text">
      <style:text-properties fo:color="#A9B7C6"/>
    </style:style>
    <style:style style:name="T10741" style:parent-style-name="DefaultParagraphFont" style:family="text">
      <style:text-properties fo:color="#CC7832"/>
    </style:style>
    <style:style style:name="T10742" style:parent-style-name="DefaultParagraphFont" style:family="text">
      <style:text-properties fo:color="#CC7832"/>
    </style:style>
    <style:style style:name="T10743" style:parent-style-name="DefaultParagraphFont" style:family="text">
      <style:text-properties fo:color="#CC7832"/>
    </style:style>
    <style:style style:name="T10744" style:parent-style-name="DefaultParagraphFont" style:family="text">
      <style:text-properties fo:color="#A9B7C6"/>
    </style:style>
    <style:style style:name="T10745" style:parent-style-name="DefaultParagraphFont" style:family="text">
      <style:text-properties fo:color="#A9B7C6"/>
    </style:style>
    <style:style style:name="T10746" style:parent-style-name="DefaultParagraphFont" style:family="text">
      <style:text-properties fo:color="#A9B7C6"/>
    </style:style>
    <style:style style:name="T10747" style:parent-style-name="DefaultParagraphFont" style:family="text">
      <style:text-properties fo:color="#CC7832"/>
    </style:style>
    <style:style style:name="T10748" style:parent-style-name="DefaultParagraphFont" style:family="text">
      <style:text-properties fo:color="#CC7832"/>
    </style:style>
    <style:style style:name="T10749" style:parent-style-name="DefaultParagraphFont" style:family="text">
      <style:text-properties fo:color="#CC7832"/>
    </style:style>
    <style:style style:name="T10750" style:parent-style-name="DefaultParagraphFont" style:family="text">
      <style:text-properties fo:color="#CC7832"/>
    </style:style>
    <style:style style:name="T10751" style:parent-style-name="DefaultParagraphFont" style:family="text">
      <style:text-properties fo:color="#9876AA"/>
    </style:style>
    <style:style style:name="T10752" style:parent-style-name="DefaultParagraphFont" style:family="text">
      <style:text-properties fo:color="#A9B7C6"/>
    </style:style>
    <style:style style:name="T10753" style:parent-style-name="DefaultParagraphFont" style:family="text">
      <style:text-properties fo:color="#CC7832"/>
    </style:style>
    <style:style style:name="T10754" style:parent-style-name="DefaultParagraphFont" style:family="text">
      <style:text-properties fo:color="#A9B7C6"/>
    </style:style>
    <style:style style:name="T10755" style:parent-style-name="DefaultParagraphFont" style:family="text">
      <style:text-properties fo:color="#A9B7C6"/>
    </style:style>
    <style:style style:name="T10756" style:parent-style-name="DefaultParagraphFont" style:family="text">
      <style:text-properties fo:color="#A9B7C6"/>
    </style:style>
    <style:style style:name="T10757" style:parent-style-name="DefaultParagraphFont" style:family="text">
      <style:text-properties fo:color="#BBB529"/>
    </style:style>
    <style:style style:name="T10758" style:parent-style-name="DefaultParagraphFont" style:family="text">
      <style:text-properties fo:color="#BBB529"/>
    </style:style>
    <style:style style:name="T10759" style:parent-style-name="DefaultParagraphFont" style:family="text">
      <style:text-properties fo:color="#BBB529"/>
    </style:style>
    <style:style style:name="T10760" style:parent-style-name="DefaultParagraphFont" style:family="text">
      <style:text-properties fo:color="#CC7832"/>
    </style:style>
    <style:style style:name="T10761" style:parent-style-name="DefaultParagraphFont" style:family="text">
      <style:text-properties fo:color="#FFC66D"/>
    </style:style>
    <style:style style:name="T10762" style:parent-style-name="DefaultParagraphFont" style:family="text">
      <style:text-properties fo:color="#A9B7C6"/>
    </style:style>
    <style:style style:name="T10763" style:parent-style-name="DefaultParagraphFont" style:family="text">
      <style:text-properties fo:color="#A9B7C6"/>
    </style:style>
    <style:style style:name="T10764" style:parent-style-name="DefaultParagraphFont" style:family="text">
      <style:text-properties fo:color="#A9B7C6"/>
    </style:style>
    <style:style style:name="T10765" style:parent-style-name="DefaultParagraphFont" style:family="text">
      <style:text-properties fo:color="#9876AA"/>
    </style:style>
    <style:style style:name="T10766" style:parent-style-name="DefaultParagraphFont" style:family="text">
      <style:text-properties fo:color="#A9B7C6"/>
    </style:style>
    <style:style style:name="T10767" style:parent-style-name="DefaultParagraphFont" style:family="text">
      <style:text-properties fo:font-style="italic" style:font-style-asian="italic" style:font-style-complex="italic" fo:color="#9876AA"/>
    </style:style>
    <style:style style:name="T10768" style:parent-style-name="DefaultParagraphFont" style:family="text">
      <style:text-properties fo:color="#A9B7C6"/>
    </style:style>
    <style:style style:name="T10769" style:parent-style-name="DefaultParagraphFont" style:family="text">
      <style:text-properties fo:color="#CC7832"/>
    </style:style>
    <style:style style:name="T10770" style:parent-style-name="DefaultParagraphFont" style:family="text">
      <style:text-properties fo:color="#CC7832"/>
    </style:style>
    <style:style style:name="T10771" style:parent-style-name="DefaultParagraphFont" style:family="text">
      <style:text-properties fo:color="#CC7832"/>
    </style:style>
    <style:style style:name="T10772" style:parent-style-name="DefaultParagraphFont" style:family="text">
      <style:text-properties fo:color="#CC7832"/>
    </style:style>
    <style:style style:name="T10773" style:parent-style-name="DefaultParagraphFont" style:family="text">
      <style:text-properties fo:color="#808080"/>
    </style:style>
    <style:style style:name="T10774" style:parent-style-name="DefaultParagraphFont" style:family="text">
      <style:text-properties fo:color="#808080"/>
    </style:style>
    <style:style style:name="T10775" style:parent-style-name="DefaultParagraphFont" style:family="text">
      <style:text-properties fo:color="#808080"/>
    </style:style>
    <style:style style:name="T10776" style:parent-style-name="DefaultParagraphFont" style:family="text">
      <style:text-properties fo:color="#A9B7C6"/>
    </style:style>
    <style:style style:name="T10777" style:parent-style-name="DefaultParagraphFont" style:family="text">
      <style:text-properties fo:color="#CC7832"/>
    </style:style>
    <style:style style:name="T10778" style:parent-style-name="DefaultParagraphFont" style:family="text">
      <style:text-properties fo:color="#CC7832"/>
    </style:style>
    <style:style style:name="T10779" style:parent-style-name="DefaultParagraphFont" style:family="text">
      <style:text-properties fo:color="#CC7832"/>
    </style:style>
    <style:style style:name="T10780" style:parent-style-name="DefaultParagraphFont" style:family="text">
      <style:text-properties fo:color="#A9B7C6"/>
    </style:style>
    <style:style style:name="T10781" style:parent-style-name="DefaultParagraphFont" style:family="text">
      <style:text-properties fo:color="#CC7832"/>
    </style:style>
    <style:style style:name="T10782" style:parent-style-name="DefaultParagraphFont" style:family="text">
      <style:text-properties fo:color="#A9B7C6"/>
    </style:style>
    <style:style style:name="T10783" style:parent-style-name="DefaultParagraphFont" style:family="text">
      <style:text-properties fo:color="#CC7832"/>
    </style:style>
    <style:style style:name="T10784" style:parent-style-name="DefaultParagraphFont" style:family="text">
      <style:text-properties fo:color="#A9B7C6"/>
    </style:style>
    <style:style style:name="T10785" style:parent-style-name="DefaultParagraphFont" style:family="text">
      <style:text-properties fo:color="#CC7832"/>
    </style:style>
    <style:style style:name="T10786" style:parent-style-name="DefaultParagraphFont" style:family="text">
      <style:text-properties fo:color="#A9B7C6"/>
    </style:style>
    <style:style style:name="T10787" style:parent-style-name="DefaultParagraphFont" style:family="text">
      <style:text-properties fo:color="#CC7832"/>
    </style:style>
    <style:style style:name="T10788" style:parent-style-name="DefaultParagraphFont" style:family="text">
      <style:text-properties fo:color="#CC7832"/>
    </style:style>
    <style:style style:name="T10789" style:parent-style-name="DefaultParagraphFont" style:family="text">
      <style:text-properties fo:color="#CC7832"/>
    </style:style>
    <style:style style:name="T10790" style:parent-style-name="DefaultParagraphFont" style:family="text">
      <style:text-properties fo:color="#A9B7C6"/>
    </style:style>
    <style:style style:name="T10791" style:parent-style-name="DefaultParagraphFont" style:family="text">
      <style:text-properties fo:color="#CC7832"/>
    </style:style>
    <style:style style:name="T10792" style:parent-style-name="DefaultParagraphFont" style:family="text">
      <style:text-properties fo:color="#CC7832"/>
    </style:style>
    <style:style style:name="T10793" style:parent-style-name="DefaultParagraphFont" style:family="text">
      <style:text-properties fo:color="#CC7832"/>
    </style:style>
    <style:style style:name="T10794" style:parent-style-name="DefaultParagraphFont" style:family="text">
      <style:text-properties fo:color="#A9B7C6"/>
    </style:style>
    <style:style style:name="T10795" style:parent-style-name="DefaultParagraphFont" style:family="text">
      <style:text-properties fo:color="#CC7832"/>
    </style:style>
    <style:style style:name="T10796" style:parent-style-name="DefaultParagraphFont" style:family="text">
      <style:text-properties fo:color="#CC7832"/>
    </style:style>
    <style:style style:name="T10797" style:parent-style-name="DefaultParagraphFont" style:family="text">
      <style:text-properties fo:color="#CC7832"/>
    </style:style>
    <style:style style:name="T10798" style:parent-style-name="DefaultParagraphFont" style:family="text">
      <style:text-properties fo:color="#A9B7C6"/>
    </style:style>
    <style:style style:name="T10799" style:parent-style-name="DefaultParagraphFont" style:family="text">
      <style:text-properties fo:color="#A9B7C6"/>
    </style:style>
    <style:style style:name="T10800" style:parent-style-name="DefaultParagraphFont" style:family="text">
      <style:text-properties fo:color="#A9B7C6"/>
    </style:style>
    <style:style style:name="T10801" style:parent-style-name="DefaultParagraphFont" style:family="text">
      <style:text-properties fo:color="#CC7832"/>
    </style:style>
    <style:style style:name="T10802" style:parent-style-name="DefaultParagraphFont" style:family="text">
      <style:text-properties fo:color="#CC7832"/>
    </style:style>
    <style:style style:name="T10803" style:parent-style-name="DefaultParagraphFont" style:family="text">
      <style:text-properties fo:color="#CC7832"/>
    </style:style>
    <style:style style:name="T10804" style:parent-style-name="DefaultParagraphFont" style:family="text">
      <style:text-properties fo:color="#CC7832"/>
    </style:style>
    <style:style style:name="T10805" style:parent-style-name="DefaultParagraphFont" style:family="text">
      <style:text-properties fo:color="#CC7832"/>
    </style:style>
    <style:style style:name="T10806" style:parent-style-name="DefaultParagraphFont" style:family="text">
      <style:text-properties fo:color="#9876AA"/>
    </style:style>
    <style:style style:name="T10807" style:parent-style-name="DefaultParagraphFont" style:family="text">
      <style:text-properties fo:color="#A9B7C6"/>
    </style:style>
    <style:style style:name="T10808" style:parent-style-name="DefaultParagraphFont" style:family="text">
      <style:text-properties fo:color="#CC7832"/>
    </style:style>
    <style:style style:name="T10809" style:parent-style-name="DefaultParagraphFont" style:family="text">
      <style:text-properties fo:color="#A9B7C6"/>
    </style:style>
    <style:style style:name="T10810" style:parent-style-name="DefaultParagraphFont" style:family="text">
      <style:text-properties fo:color="#A9B7C6"/>
    </style:style>
    <style:style style:name="T10811" style:parent-style-name="DefaultParagraphFont" style:family="text">
      <style:text-properties fo:color="#A9B7C6"/>
    </style:style>
    <style:style style:name="T10812" style:parent-style-name="DefaultParagraphFont" style:family="text">
      <style:text-properties fo:color="#BBB529"/>
    </style:style>
    <style:style style:name="T10813" style:parent-style-name="DefaultParagraphFont" style:family="text">
      <style:text-properties fo:color="#BBB529"/>
    </style:style>
    <style:style style:name="T10814" style:parent-style-name="DefaultParagraphFont" style:family="text">
      <style:text-properties fo:color="#BBB529"/>
    </style:style>
    <style:style style:name="T10815" style:parent-style-name="DefaultParagraphFont" style:family="text">
      <style:text-properties fo:color="#CC7832"/>
    </style:style>
    <style:style style:name="T10816" style:parent-style-name="DefaultParagraphFont" style:family="text">
      <style:text-properties fo:color="#FFC66D"/>
    </style:style>
    <style:style style:name="T10817" style:parent-style-name="DefaultParagraphFont" style:family="text">
      <style:text-properties fo:color="#A9B7C6"/>
    </style:style>
    <style:style style:name="T10818" style:parent-style-name="DefaultParagraphFont" style:family="text">
      <style:text-properties fo:color="#CC7832"/>
    </style:style>
    <style:style style:name="T10819" style:parent-style-name="DefaultParagraphFont" style:family="text">
      <style:text-properties fo:color="#A9B7C6"/>
    </style:style>
    <style:style style:name="T10820" style:parent-style-name="DefaultParagraphFont" style:family="text">
      <style:text-properties fo:color="#A9B7C6"/>
    </style:style>
    <style:style style:name="T10821" style:parent-style-name="DefaultParagraphFont" style:family="text">
      <style:text-properties fo:color="#A9B7C6"/>
    </style:style>
    <style:style style:name="T10822" style:parent-style-name="DefaultParagraphFont" style:family="text">
      <style:text-properties fo:color="#CC7832"/>
    </style:style>
    <style:style style:name="T10823" style:parent-style-name="DefaultParagraphFont" style:family="text">
      <style:text-properties fo:color="#A9B7C6"/>
    </style:style>
    <style:style style:name="T10824" style:parent-style-name="DefaultParagraphFont" style:family="text">
      <style:text-properties fo:color="#A9B7C6"/>
    </style:style>
    <style:style style:name="T10825" style:parent-style-name="DefaultParagraphFont" style:family="text">
      <style:text-properties fo:color="#A9B7C6"/>
    </style:style>
    <style:style style:name="T10826" style:parent-style-name="DefaultParagraphFont" style:family="text">
      <style:text-properties fo:color="#9876AA"/>
    </style:style>
    <style:style style:name="T10827" style:parent-style-name="DefaultParagraphFont" style:family="text">
      <style:text-properties fo:color="#A9B7C6"/>
    </style:style>
    <style:style style:name="T10828" style:parent-style-name="DefaultParagraphFont" style:family="text">
      <style:text-properties fo:font-style="italic" style:font-style-asian="italic" style:font-style-complex="italic" fo:color="#9876AA"/>
    </style:style>
    <style:style style:name="T10829" style:parent-style-name="DefaultParagraphFont" style:family="text">
      <style:text-properties fo:font-style="italic" style:font-style-asian="italic" style:font-style-complex="italic" fo:color="#9876AA"/>
    </style:style>
    <style:style style:name="T10830" style:parent-style-name="DefaultParagraphFont" style:family="text">
      <style:text-properties fo:color="#A9B7C6"/>
    </style:style>
    <style:style style:name="T10831" style:parent-style-name="DefaultParagraphFont" style:family="text">
      <style:text-properties fo:color="#CC7832"/>
    </style:style>
    <style:style style:name="T10832" style:parent-style-name="DefaultParagraphFont" style:family="text">
      <style:text-properties fo:color="#CC7832"/>
    </style:style>
    <style:style style:name="T10833" style:parent-style-name="DefaultParagraphFont" style:family="text">
      <style:text-properties fo:color="#CC7832"/>
    </style:style>
    <style:style style:name="T10834" style:parent-style-name="DefaultParagraphFont" style:family="text">
      <style:text-properties fo:color="#CC7832"/>
    </style:style>
    <style:style style:name="T10835" style:parent-style-name="DefaultParagraphFont" style:family="text">
      <style:text-properties fo:color="#CC7832"/>
    </style:style>
    <style:style style:name="T10836" style:parent-style-name="DefaultParagraphFont" style:family="text">
      <style:text-properties fo:color="#9876AA"/>
    </style:style>
    <style:style style:name="T10837" style:parent-style-name="DefaultParagraphFont" style:family="text">
      <style:text-properties fo:color="#A9B7C6"/>
    </style:style>
    <style:style style:name="T10838" style:parent-style-name="DefaultParagraphFont" style:family="text">
      <style:text-properties fo:font-style="italic" style:font-style-asian="italic" style:font-style-complex="italic" fo:color="#9876AA"/>
    </style:style>
    <style:style style:name="T10839" style:parent-style-name="DefaultParagraphFont" style:family="text">
      <style:text-properties fo:color="#A9B7C6"/>
    </style:style>
    <style:style style:name="T10840" style:parent-style-name="DefaultParagraphFont" style:family="text">
      <style:text-properties fo:color="#CC7832"/>
    </style:style>
    <style:style style:name="T10841" style:parent-style-name="DefaultParagraphFont" style:family="text">
      <style:text-properties fo:color="#CC7832"/>
    </style:style>
    <style:style style:name="T10842" style:parent-style-name="DefaultParagraphFont" style:family="text">
      <style:text-properties fo:color="#CC7832"/>
    </style:style>
    <style:style style:name="T10843" style:parent-style-name="DefaultParagraphFont" style:family="text">
      <style:text-properties fo:color="#A9B7C6"/>
    </style:style>
    <style:style style:name="T10844" style:parent-style-name="DefaultParagraphFont" style:family="text">
      <style:text-properties fo:color="#A9B7C6"/>
    </style:style>
    <style:style style:name="T10845" style:parent-style-name="DefaultParagraphFont" style:family="text">
      <style:text-properties fo:color="#A9B7C6"/>
    </style:style>
    <style:style style:name="T10846" style:parent-style-name="DefaultParagraphFont" style:family="text">
      <style:text-properties fo:color="#CC7832"/>
    </style:style>
    <style:style style:name="T10847" style:parent-style-name="DefaultParagraphFont" style:family="text">
      <style:text-properties fo:color="#CC7832"/>
    </style:style>
    <style:style style:name="T10848" style:parent-style-name="DefaultParagraphFont" style:family="text">
      <style:text-properties fo:color="#CC7832"/>
    </style:style>
    <style:style style:name="T10849" style:parent-style-name="DefaultParagraphFont" style:family="text">
      <style:text-properties fo:color="#CC7832"/>
    </style:style>
    <style:style style:name="T10850" style:parent-style-name="DefaultParagraphFont" style:family="text">
      <style:text-properties fo:color="#9876AA"/>
    </style:style>
    <style:style style:name="T10851" style:parent-style-name="DefaultParagraphFont" style:family="text">
      <style:text-properties fo:color="#A9B7C6"/>
    </style:style>
    <style:style style:name="T10852" style:parent-style-name="DefaultParagraphFont" style:family="text">
      <style:text-properties fo:color="#CC7832"/>
    </style:style>
    <style:style style:name="T10853" style:parent-style-name="DefaultParagraphFont" style:family="text">
      <style:text-properties fo:color="#A9B7C6"/>
    </style:style>
    <style:style style:name="T10854" style:parent-style-name="DefaultParagraphFont" style:family="text">
      <style:text-properties fo:color="#A9B7C6"/>
    </style:style>
    <style:style style:name="T10855" style:parent-style-name="DefaultParagraphFont" style:family="text">
      <style:text-properties fo:color="#A9B7C6"/>
    </style:style>
    <style:style style:name="T10856" style:parent-style-name="DefaultParagraphFont" style:family="text">
      <style:text-properties fo:color="#BBB529"/>
    </style:style>
    <style:style style:name="T10857" style:parent-style-name="DefaultParagraphFont" style:family="text">
      <style:text-properties fo:color="#BBB529"/>
    </style:style>
    <style:style style:name="T10858" style:parent-style-name="DefaultParagraphFont" style:family="text">
      <style:text-properties fo:color="#BBB529"/>
    </style:style>
    <style:style style:name="T10859" style:parent-style-name="DefaultParagraphFont" style:family="text">
      <style:text-properties fo:color="#CC7832"/>
    </style:style>
    <style:style style:name="T10860" style:parent-style-name="DefaultParagraphFont" style:family="text">
      <style:text-properties fo:color="#FFC66D"/>
    </style:style>
    <style:style style:name="T10861" style:parent-style-name="DefaultParagraphFont" style:family="text">
      <style:text-properties fo:color="#A9B7C6"/>
    </style:style>
    <style:style style:name="T10862" style:parent-style-name="DefaultParagraphFont" style:family="text">
      <style:text-properties fo:color="#A9B7C6"/>
    </style:style>
    <style:style style:name="T10863" style:parent-style-name="DefaultParagraphFont" style:family="text">
      <style:text-properties fo:color="#A9B7C6"/>
    </style:style>
    <style:style style:name="T10864" style:parent-style-name="DefaultParagraphFont" style:family="text">
      <style:text-properties fo:color="#9876AA"/>
    </style:style>
    <style:style style:name="T10865" style:parent-style-name="DefaultParagraphFont" style:family="text">
      <style:text-properties fo:color="#A9B7C6"/>
    </style:style>
    <style:style style:name="T10866" style:parent-style-name="DefaultParagraphFont" style:family="text">
      <style:text-properties fo:font-style="italic" style:font-style-asian="italic" style:font-style-complex="italic" fo:color="#9876AA"/>
    </style:style>
    <style:style style:name="T10867" style:parent-style-name="DefaultParagraphFont" style:family="text">
      <style:text-properties fo:color="#A9B7C6"/>
    </style:style>
    <style:style style:name="T10868" style:parent-style-name="DefaultParagraphFont" style:family="text">
      <style:text-properties fo:color="#CC7832"/>
    </style:style>
    <style:style style:name="T10869" style:parent-style-name="DefaultParagraphFont" style:family="text">
      <style:text-properties fo:color="#CC7832"/>
    </style:style>
    <style:style style:name="T10870" style:parent-style-name="DefaultParagraphFont" style:family="text">
      <style:text-properties fo:color="#CC7832"/>
    </style:style>
    <style:style style:name="T10871" style:parent-style-name="DefaultParagraphFont" style:family="text">
      <style:text-properties fo:color="#A9B7C6"/>
    </style:style>
    <style:style style:name="T10872" style:parent-style-name="DefaultParagraphFont" style:family="text">
      <style:text-properties fo:color="#CC7832"/>
    </style:style>
    <style:style style:name="T10873" style:parent-style-name="DefaultParagraphFont" style:family="text">
      <style:text-properties fo:color="#CC7832"/>
    </style:style>
    <style:style style:name="T10874" style:parent-style-name="DefaultParagraphFont" style:family="text">
      <style:text-properties fo:color="#CC7832"/>
    </style:style>
    <style:style style:name="T10875" style:parent-style-name="DefaultParagraphFont" style:family="text">
      <style:text-properties fo:color="#808080"/>
    </style:style>
    <style:style style:name="T10876" style:parent-style-name="DefaultParagraphFont" style:family="text">
      <style:text-properties fo:color="#808080"/>
    </style:style>
    <style:style style:name="T10877" style:parent-style-name="DefaultParagraphFont" style:family="text">
      <style:text-properties fo:color="#808080"/>
    </style:style>
    <style:style style:name="T10878" style:parent-style-name="DefaultParagraphFont" style:family="text">
      <style:text-properties fo:color="#A9B7C6"/>
    </style:style>
    <style:style style:name="T10879" style:parent-style-name="DefaultParagraphFont" style:family="text">
      <style:text-properties fo:color="#CC7832"/>
    </style:style>
    <style:style style:name="T10880" style:parent-style-name="DefaultParagraphFont" style:family="text">
      <style:text-properties fo:color="#CC7832"/>
    </style:style>
    <style:style style:name="T10881" style:parent-style-name="DefaultParagraphFont" style:family="text">
      <style:text-properties fo:color="#CC7832"/>
    </style:style>
    <style:style style:name="T10882" style:parent-style-name="DefaultParagraphFont" style:family="text">
      <style:text-properties fo:color="#A9B7C6"/>
    </style:style>
    <style:style style:name="T10883" style:parent-style-name="DefaultParagraphFont" style:family="text">
      <style:text-properties fo:color="#A9B7C6"/>
    </style:style>
    <style:style style:name="T10884" style:parent-style-name="DefaultParagraphFont" style:family="text">
      <style:text-properties fo:color="#A9B7C6"/>
    </style:style>
    <style:style style:name="T10885" style:parent-style-name="DefaultParagraphFont" style:family="text">
      <style:text-properties fo:color="#CC7832"/>
    </style:style>
    <style:style style:name="T10886" style:parent-style-name="DefaultParagraphFont" style:family="text">
      <style:text-properties fo:color="#CC7832"/>
    </style:style>
    <style:style style:name="T10887" style:parent-style-name="DefaultParagraphFont" style:family="text">
      <style:text-properties fo:color="#CC7832"/>
    </style:style>
    <style:style style:name="T10888" style:parent-style-name="DefaultParagraphFont" style:family="text">
      <style:text-properties fo:color="#CC7832"/>
    </style:style>
    <style:style style:name="T10889" style:parent-style-name="DefaultParagraphFont" style:family="text">
      <style:text-properties fo:color="#9876AA"/>
    </style:style>
    <style:style style:name="T10890" style:parent-style-name="DefaultParagraphFont" style:family="text">
      <style:text-properties fo:color="#A9B7C6"/>
    </style:style>
    <style:style style:name="T10891" style:parent-style-name="DefaultParagraphFont" style:family="text">
      <style:text-properties fo:color="#A9B7C6"/>
    </style:style>
    <style:style style:name="T10892" style:parent-style-name="DefaultParagraphFont" style:family="text">
      <style:text-properties fo:color="#CC7832"/>
    </style:style>
    <style:style style:name="T10893" style:parent-style-name="DefaultParagraphFont" style:family="text">
      <style:text-properties fo:color="#A9B7C6"/>
    </style:style>
    <style:style style:name="T10894" style:parent-style-name="DefaultParagraphFont" style:family="text">
      <style:text-properties fo:color="#A9B7C6"/>
    </style:style>
    <style:style style:name="T10895" style:parent-style-name="DefaultParagraphFont" style:family="text">
      <style:text-properties fo:color="#A9B7C6"/>
    </style:style>
    <style:style style:name="T10896" style:parent-style-name="DefaultParagraphFont" style:family="text">
      <style:text-properties fo:color="#BBB529"/>
    </style:style>
    <style:style style:name="T10897" style:parent-style-name="DefaultParagraphFont" style:family="text">
      <style:text-properties fo:color="#BBB529"/>
    </style:style>
    <style:style style:name="T10898" style:parent-style-name="DefaultParagraphFont" style:family="text">
      <style:text-properties fo:color="#BBB529"/>
    </style:style>
    <style:style style:name="T10899" style:parent-style-name="DefaultParagraphFont" style:family="text">
      <style:text-properties fo:color="#CC7832"/>
    </style:style>
    <style:style style:name="T10900" style:parent-style-name="DefaultParagraphFont" style:family="text">
      <style:text-properties fo:color="#FFC66D"/>
    </style:style>
    <style:style style:name="T10901" style:parent-style-name="DefaultParagraphFont" style:family="text">
      <style:text-properties fo:color="#A9B7C6"/>
    </style:style>
    <style:style style:name="T10902" style:parent-style-name="DefaultParagraphFont" style:family="text">
      <style:text-properties fo:color="#CC7832"/>
    </style:style>
    <style:style style:name="T10903" style:parent-style-name="DefaultParagraphFont" style:family="text">
      <style:text-properties fo:color="#A9B7C6"/>
    </style:style>
    <style:style style:name="T10904" style:parent-style-name="DefaultParagraphFont" style:family="text">
      <style:text-properties fo:color="#A9B7C6"/>
    </style:style>
    <style:style style:name="T10905" style:parent-style-name="DefaultParagraphFont" style:family="text">
      <style:text-properties fo:color="#A9B7C6"/>
    </style:style>
    <style:style style:name="T10906" style:parent-style-name="DefaultParagraphFont" style:family="text">
      <style:text-properties fo:color="#CC7832"/>
    </style:style>
    <style:style style:name="T10907" style:parent-style-name="DefaultParagraphFont" style:family="text">
      <style:text-properties fo:color="#A9B7C6"/>
    </style:style>
    <style:style style:name="T10908" style:parent-style-name="DefaultParagraphFont" style:family="text">
      <style:text-properties fo:color="#A9B7C6"/>
    </style:style>
    <style:style style:name="T10909" style:parent-style-name="DefaultParagraphFont" style:family="text">
      <style:text-properties fo:color="#A9B7C6"/>
    </style:style>
    <style:style style:name="T10910" style:parent-style-name="DefaultParagraphFont" style:family="text">
      <style:text-properties fo:color="#9876AA"/>
    </style:style>
    <style:style style:name="T10911" style:parent-style-name="DefaultParagraphFont" style:family="text">
      <style:text-properties fo:color="#A9B7C6"/>
    </style:style>
    <style:style style:name="T10912" style:parent-style-name="DefaultParagraphFont" style:family="text">
      <style:text-properties fo:font-style="italic" style:font-style-asian="italic" style:font-style-complex="italic" fo:color="#9876AA"/>
    </style:style>
    <style:style style:name="T10913" style:parent-style-name="DefaultParagraphFont" style:family="text">
      <style:text-properties fo:color="#A9B7C6"/>
    </style:style>
    <style:style style:name="T10914" style:parent-style-name="DefaultParagraphFont" style:family="text">
      <style:text-properties fo:color="#CC7832"/>
    </style:style>
    <style:style style:name="T10915" style:parent-style-name="DefaultParagraphFont" style:family="text">
      <style:text-properties fo:color="#CC7832"/>
    </style:style>
    <style:style style:name="T10916" style:parent-style-name="DefaultParagraphFont" style:family="text">
      <style:text-properties fo:color="#CC7832"/>
    </style:style>
    <style:style style:name="T10917" style:parent-style-name="DefaultParagraphFont" style:family="text">
      <style:text-properties fo:color="#CC7832"/>
    </style:style>
    <style:style style:name="T10918" style:parent-style-name="DefaultParagraphFont" style:family="text">
      <style:text-properties fo:color="#CC7832"/>
    </style:style>
    <style:style style:name="T10919" style:parent-style-name="DefaultParagraphFont" style:family="text">
      <style:text-properties fo:color="#CC7832"/>
    </style:style>
    <style:style style:name="T10920" style:parent-style-name="DefaultParagraphFont" style:family="text">
      <style:text-properties fo:color="#9876AA"/>
    </style:style>
    <style:style style:name="T10921" style:parent-style-name="DefaultParagraphFont" style:family="text">
      <style:text-properties fo:color="#A9B7C6"/>
    </style:style>
    <style:style style:name="T10922" style:parent-style-name="DefaultParagraphFont" style:family="text">
      <style:text-properties fo:font-style="italic" style:font-style-asian="italic" style:font-style-complex="italic" fo:color="#9876AA"/>
    </style:style>
    <style:style style:name="T10923" style:parent-style-name="DefaultParagraphFont" style:family="text">
      <style:text-properties fo:color="#A9B7C6"/>
    </style:style>
    <style:style style:name="T10924" style:parent-style-name="DefaultParagraphFont" style:family="text">
      <style:text-properties fo:color="#CC7832"/>
    </style:style>
    <style:style style:name="T10925" style:parent-style-name="DefaultParagraphFont" style:family="text">
      <style:text-properties fo:color="#CC7832"/>
    </style:style>
    <style:style style:name="T10926" style:parent-style-name="DefaultParagraphFont" style:family="text">
      <style:text-properties fo:color="#CC7832"/>
    </style:style>
    <style:style style:name="T10927" style:parent-style-name="DefaultParagraphFont" style:family="text">
      <style:text-properties fo:color="#A9B7C6"/>
    </style:style>
    <style:style style:name="T10928" style:parent-style-name="DefaultParagraphFont" style:family="text">
      <style:text-properties fo:color="#A9B7C6"/>
    </style:style>
    <style:style style:name="T10929" style:parent-style-name="DefaultParagraphFont" style:family="text">
      <style:text-properties fo:color="#A9B7C6"/>
    </style:style>
    <style:style style:name="T10930" style:parent-style-name="DefaultParagraphFont" style:family="text">
      <style:text-properties fo:color="#CC7832"/>
    </style:style>
    <style:style style:name="T10931" style:parent-style-name="DefaultParagraphFont" style:family="text">
      <style:text-properties fo:color="#CC7832"/>
    </style:style>
    <style:style style:name="T10932" style:parent-style-name="DefaultParagraphFont" style:family="text">
      <style:text-properties fo:color="#CC7832"/>
    </style:style>
    <style:style style:name="T10933" style:parent-style-name="DefaultParagraphFont" style:family="text">
      <style:text-properties fo:color="#CC7832"/>
    </style:style>
    <style:style style:name="T10934" style:parent-style-name="DefaultParagraphFont" style:family="text">
      <style:text-properties fo:color="#9876AA"/>
    </style:style>
    <style:style style:name="T10935" style:parent-style-name="DefaultParagraphFont" style:family="text">
      <style:text-properties fo:color="#A9B7C6"/>
    </style:style>
    <style:style style:name="T10936" style:parent-style-name="DefaultParagraphFont" style:family="text">
      <style:text-properties fo:color="#CC7832"/>
    </style:style>
    <style:style style:name="T10937" style:parent-style-name="DefaultParagraphFont" style:family="text">
      <style:text-properties fo:color="#A9B7C6"/>
    </style:style>
    <style:style style:name="T10938" style:parent-style-name="DefaultParagraphFont" style:family="text">
      <style:text-properties fo:color="#A9B7C6"/>
    </style:style>
    <style:style style:name="T10939" style:parent-style-name="DefaultParagraphFont" style:family="text">
      <style:text-properties fo:color="#A9B7C6"/>
    </style:style>
    <style:style style:name="T10940" style:parent-style-name="DefaultParagraphFont" style:family="text">
      <style:text-properties fo:color="#BBB529"/>
    </style:style>
    <style:style style:name="T10941" style:parent-style-name="DefaultParagraphFont" style:family="text">
      <style:text-properties fo:color="#BBB529"/>
    </style:style>
    <style:style style:name="T10942" style:parent-style-name="DefaultParagraphFont" style:family="text">
      <style:text-properties fo:color="#BBB529"/>
    </style:style>
    <style:style style:name="T10943" style:parent-style-name="DefaultParagraphFont" style:family="text">
      <style:text-properties fo:color="#CC7832"/>
    </style:style>
    <style:style style:name="T10944" style:parent-style-name="DefaultParagraphFont" style:family="text">
      <style:text-properties fo:color="#FFC66D"/>
    </style:style>
    <style:style style:name="T10945" style:parent-style-name="DefaultParagraphFont" style:family="text">
      <style:text-properties fo:color="#A9B7C6"/>
    </style:style>
    <style:style style:name="T10946" style:parent-style-name="DefaultParagraphFont" style:family="text">
      <style:text-properties fo:color="#A9B7C6"/>
    </style:style>
    <style:style style:name="T10947" style:parent-style-name="DefaultParagraphFont" style:family="text">
      <style:text-properties fo:color="#A9B7C6"/>
    </style:style>
    <style:style style:name="T10948" style:parent-style-name="DefaultParagraphFont" style:family="text">
      <style:text-properties fo:color="#A9B7C6"/>
    </style:style>
    <style:style style:name="T10949" style:parent-style-name="DefaultParagraphFont" style:family="text">
      <style:text-properties fo:color="#CC7832"/>
    </style:style>
    <style:style style:name="T10950" style:parent-style-name="DefaultParagraphFont" style:family="text">
      <style:text-properties fo:color="#A9B7C6"/>
    </style:style>
    <style:style style:name="T10951" style:parent-style-name="DefaultParagraphFont" style:family="text">
      <style:text-properties fo:color="#CC7832"/>
    </style:style>
    <style:style style:name="T10952" style:parent-style-name="DefaultParagraphFont" style:family="text">
      <style:text-properties fo:color="#CC7832"/>
    </style:style>
    <style:style style:name="T10953" style:parent-style-name="DefaultParagraphFont" style:family="text">
      <style:text-properties fo:color="#CC7832"/>
    </style:style>
    <style:style style:name="T10954" style:parent-style-name="DefaultParagraphFont" style:family="text">
      <style:text-properties fo:color="#9876AA"/>
    </style:style>
    <style:style style:name="T10955" style:parent-style-name="DefaultParagraphFont" style:family="text">
      <style:text-properties fo:color="#A9B7C6"/>
    </style:style>
    <style:style style:name="T10956" style:parent-style-name="DefaultParagraphFont" style:family="text">
      <style:text-properties fo:color="#CC7832"/>
    </style:style>
    <style:style style:name="T10957" style:parent-style-name="DefaultParagraphFont" style:family="text">
      <style:text-properties fo:color="#A9B7C6"/>
    </style:style>
    <style:style style:name="T10958" style:parent-style-name="DefaultParagraphFont" style:family="text">
      <style:text-properties fo:color="#CC7832"/>
    </style:style>
    <style:style style:name="T10959" style:parent-style-name="DefaultParagraphFont" style:family="text">
      <style:text-properties fo:color="#CC7832"/>
    </style:style>
    <style:style style:name="T10960" style:parent-style-name="DefaultParagraphFont" style:family="text">
      <style:text-properties fo:color="#CC7832"/>
    </style:style>
    <style:style style:name="T10961" style:parent-style-name="DefaultParagraphFont" style:family="text">
      <style:text-properties fo:color="#A9B7C6"/>
    </style:style>
    <style:style style:name="T10962" style:parent-style-name="DefaultParagraphFont" style:family="text">
      <style:text-properties fo:color="#CC7832"/>
    </style:style>
    <style:style style:name="T10963" style:parent-style-name="DefaultParagraphFont" style:family="text">
      <style:text-properties fo:color="#CC7832"/>
    </style:style>
    <style:style style:name="T10964" style:parent-style-name="DefaultParagraphFont" style:family="text">
      <style:text-properties fo:color="#CC7832"/>
    </style:style>
    <style:style style:name="T10965" style:parent-style-name="DefaultParagraphFont" style:family="text">
      <style:text-properties fo:color="#9876AA"/>
    </style:style>
    <style:style style:name="T10966" style:parent-style-name="DefaultParagraphFont" style:family="text">
      <style:text-properties fo:color="#A9B7C6"/>
    </style:style>
    <style:style style:name="T10967" style:parent-style-name="DefaultParagraphFont" style:family="text">
      <style:text-properties fo:font-style="italic" style:font-style-asian="italic" style:font-style-complex="italic" fo:color="#9876AA"/>
    </style:style>
    <style:style style:name="T10968" style:parent-style-name="DefaultParagraphFont" style:family="text">
      <style:text-properties fo:color="#A9B7C6"/>
    </style:style>
    <style:style style:name="T10969" style:parent-style-name="DefaultParagraphFont" style:family="text">
      <style:text-properties fo:color="#CC7832"/>
    </style:style>
    <style:style style:name="T10970" style:parent-style-name="DefaultParagraphFont" style:family="text">
      <style:text-properties fo:color="#CC7832"/>
    </style:style>
    <style:style style:name="T10971" style:parent-style-name="DefaultParagraphFont" style:family="text">
      <style:text-properties fo:color="#CC7832"/>
    </style:style>
    <style:style style:name="T10972" style:parent-style-name="DefaultParagraphFont" style:family="text">
      <style:text-properties fo:color="#9876AA"/>
    </style:style>
    <style:style style:name="T10973" style:parent-style-name="DefaultParagraphFont" style:family="text">
      <style:text-properties fo:color="#A9B7C6"/>
    </style:style>
    <style:style style:name="T10974" style:parent-style-name="DefaultParagraphFont" style:family="text">
      <style:text-properties fo:color="#CC7832"/>
    </style:style>
    <style:style style:name="T10975" style:parent-style-name="DefaultParagraphFont" style:family="text">
      <style:text-properties fo:color="#CC7832"/>
    </style:style>
    <style:style style:name="T10976" style:parent-style-name="DefaultParagraphFont" style:family="text">
      <style:text-properties fo:color="#CC7832"/>
    </style:style>
    <style:style style:name="T10977" style:parent-style-name="DefaultParagraphFont" style:family="text">
      <style:text-properties fo:color="#A9B7C6"/>
    </style:style>
    <style:style style:name="T10978" style:parent-style-name="DefaultParagraphFont" style:family="text">
      <style:text-properties fo:color="#A9B7C6"/>
    </style:style>
    <style:style style:name="T10979" style:parent-style-name="DefaultParagraphFont" style:family="text">
      <style:text-properties fo:color="#A9B7C6"/>
    </style:style>
    <style:style style:name="T10980" style:parent-style-name="DefaultParagraphFont" style:family="text">
      <style:text-properties fo:color="#CC7832"/>
    </style:style>
    <style:style style:name="T10981" style:parent-style-name="DefaultParagraphFont" style:family="text">
      <style:text-properties fo:color="#CC7832"/>
    </style:style>
    <style:style style:name="T10982" style:parent-style-name="DefaultParagraphFont" style:family="text">
      <style:text-properties fo:color="#CC7832"/>
    </style:style>
    <style:style style:name="T10983" style:parent-style-name="DefaultParagraphFont" style:family="text">
      <style:text-properties fo:color="#CC7832"/>
    </style:style>
    <style:style style:name="T10984" style:parent-style-name="DefaultParagraphFont" style:family="text">
      <style:text-properties fo:color="#9876AA"/>
    </style:style>
    <style:style style:name="T10985" style:parent-style-name="DefaultParagraphFont" style:family="text">
      <style:text-properties fo:color="#A9B7C6"/>
    </style:style>
    <style:style style:name="T10986" style:parent-style-name="DefaultParagraphFont" style:family="text">
      <style:text-properties fo:color="#A9B7C6"/>
    </style:style>
    <style:style style:name="T10987" style:parent-style-name="DefaultParagraphFont" style:family="text">
      <style:text-properties fo:color="#CC7832"/>
    </style:style>
    <style:style style:name="T10988" style:parent-style-name="DefaultParagraphFont" style:family="text">
      <style:text-properties fo:color="#A9B7C6"/>
    </style:style>
    <style:style style:name="T10989" style:parent-style-name="DefaultParagraphFont" style:family="text">
      <style:text-properties fo:color="#A9B7C6"/>
    </style:style>
    <style:style style:name="T10990" style:parent-style-name="DefaultParagraphFont" style:family="text">
      <style:text-properties fo:color="#A9B7C6"/>
    </style:style>
    <style:style style:name="T10991" style:parent-style-name="DefaultParagraphFont" style:family="text">
      <style:text-properties fo:color="#BBB529"/>
    </style:style>
    <style:style style:name="T10992" style:parent-style-name="DefaultParagraphFont" style:family="text">
      <style:text-properties fo:color="#BBB529"/>
    </style:style>
    <style:style style:name="T10993" style:parent-style-name="DefaultParagraphFont" style:family="text">
      <style:text-properties fo:color="#BBB529"/>
    </style:style>
    <style:style style:name="T10994" style:parent-style-name="DefaultParagraphFont" style:family="text">
      <style:text-properties fo:color="#CC7832"/>
    </style:style>
    <style:style style:name="T10995" style:parent-style-name="DefaultParagraphFont" style:family="text">
      <style:text-properties fo:color="#FFC66D"/>
    </style:style>
    <style:style style:name="T10996" style:parent-style-name="DefaultParagraphFont" style:family="text">
      <style:text-properties fo:color="#A9B7C6"/>
    </style:style>
    <style:style style:name="T10997" style:parent-style-name="DefaultParagraphFont" style:family="text">
      <style:text-properties fo:color="#A9B7C6"/>
    </style:style>
    <style:style style:name="T10998" style:parent-style-name="DefaultParagraphFont" style:family="text">
      <style:text-properties fo:color="#A9B7C6"/>
    </style:style>
    <style:style style:name="T10999" style:parent-style-name="DefaultParagraphFont" style:family="text">
      <style:text-properties fo:color="#CC7832"/>
    </style:style>
    <style:style style:name="T11000" style:parent-style-name="DefaultParagraphFont" style:family="text">
      <style:text-properties fo:color="#A9B7C6"/>
    </style:style>
    <style:style style:name="T11001" style:parent-style-name="DefaultParagraphFont" style:family="text">
      <style:text-properties fo:color="#CC7832"/>
    </style:style>
    <style:style style:name="T11002" style:parent-style-name="DefaultParagraphFont" style:family="text">
      <style:text-properties fo:color="#CC7832"/>
    </style:style>
    <style:style style:name="T11003" style:parent-style-name="DefaultParagraphFont" style:family="text">
      <style:text-properties fo:color="#CC7832"/>
    </style:style>
    <style:style style:name="T11004" style:parent-style-name="DefaultParagraphFont" style:family="text">
      <style:text-properties fo:color="#9876AA"/>
    </style:style>
    <style:style style:name="T11005" style:parent-style-name="DefaultParagraphFont" style:family="text">
      <style:text-properties fo:color="#A9B7C6"/>
    </style:style>
    <style:style style:name="T11006" style:parent-style-name="DefaultParagraphFont" style:family="text">
      <style:text-properties fo:color="#CC7832"/>
    </style:style>
    <style:style style:name="T11007" style:parent-style-name="DefaultParagraphFont" style:family="text">
      <style:text-properties fo:color="#A9B7C6"/>
    </style:style>
    <style:style style:name="T11008" style:parent-style-name="DefaultParagraphFont" style:family="text">
      <style:text-properties fo:color="#CC7832"/>
    </style:style>
    <style:style style:name="T11009" style:parent-style-name="DefaultParagraphFont" style:family="text">
      <style:text-properties fo:color="#CC7832"/>
    </style:style>
    <style:style style:name="T11010" style:parent-style-name="DefaultParagraphFont" style:family="text">
      <style:text-properties fo:color="#CC7832"/>
    </style:style>
    <style:style style:name="T11011" style:parent-style-name="DefaultParagraphFont" style:family="text">
      <style:text-properties fo:color="#A9B7C6"/>
    </style:style>
    <style:style style:name="T11012" style:parent-style-name="DefaultParagraphFont" style:family="text">
      <style:text-properties fo:color="#CC7832"/>
    </style:style>
    <style:style style:name="T11013" style:parent-style-name="DefaultParagraphFont" style:family="text">
      <style:text-properties fo:color="#CC7832"/>
    </style:style>
    <style:style style:name="T11014" style:parent-style-name="DefaultParagraphFont" style:family="text">
      <style:text-properties fo:color="#CC7832"/>
    </style:style>
    <style:style style:name="T11015" style:parent-style-name="DefaultParagraphFont" style:family="text">
      <style:text-properties fo:color="#9876AA"/>
    </style:style>
    <style:style style:name="T11016" style:parent-style-name="DefaultParagraphFont" style:family="text">
      <style:text-properties fo:color="#A9B7C6"/>
    </style:style>
    <style:style style:name="T11017" style:parent-style-name="DefaultParagraphFont" style:family="text">
      <style:text-properties fo:color="#CC7832"/>
    </style:style>
    <style:style style:name="T11018" style:parent-style-name="DefaultParagraphFont" style:family="text">
      <style:text-properties fo:color="#CC7832"/>
    </style:style>
    <style:style style:name="T11019" style:parent-style-name="DefaultParagraphFont" style:family="text">
      <style:text-properties fo:color="#CC7832"/>
    </style:style>
    <style:style style:name="T11020" style:parent-style-name="DefaultParagraphFont" style:family="text">
      <style:text-properties fo:color="#A9B7C6"/>
    </style:style>
    <style:style style:name="T11021" style:parent-style-name="DefaultParagraphFont" style:family="text">
      <style:text-properties fo:color="#A9B7C6"/>
    </style:style>
    <style:style style:name="T11022" style:parent-style-name="DefaultParagraphFont" style:family="text">
      <style:text-properties fo:color="#A9B7C6"/>
    </style:style>
    <style:style style:name="T11023" style:parent-style-name="DefaultParagraphFont" style:family="text">
      <style:text-properties fo:color="#CC7832"/>
    </style:style>
    <style:style style:name="T11024" style:parent-style-name="DefaultParagraphFont" style:family="text">
      <style:text-properties fo:color="#CC7832"/>
    </style:style>
    <style:style style:name="T11025" style:parent-style-name="DefaultParagraphFont" style:family="text">
      <style:text-properties fo:color="#CC7832"/>
    </style:style>
    <style:style style:name="T11026" style:parent-style-name="DefaultParagraphFont" style:family="text">
      <style:text-properties fo:color="#CC7832"/>
    </style:style>
    <style:style style:name="T11027" style:parent-style-name="DefaultParagraphFont" style:family="text">
      <style:text-properties fo:color="#CC7832"/>
    </style:style>
    <style:style style:name="T11028" style:parent-style-name="DefaultParagraphFont" style:family="text">
      <style:text-properties fo:color="#9876AA"/>
    </style:style>
    <style:style style:name="T11029" style:parent-style-name="DefaultParagraphFont" style:family="text">
      <style:text-properties fo:color="#A9B7C6"/>
    </style:style>
    <style:style style:name="T11030" style:parent-style-name="DefaultParagraphFont" style:family="text">
      <style:text-properties fo:color="#CC7832"/>
    </style:style>
    <style:style style:name="T11031" style:parent-style-name="DefaultParagraphFont" style:family="text">
      <style:text-properties fo:color="#A9B7C6"/>
    </style:style>
    <style:style style:name="T11032" style:parent-style-name="DefaultParagraphFont" style:family="text">
      <style:text-properties fo:color="#A9B7C6"/>
    </style:style>
    <style:style style:name="T11033" style:parent-style-name="DefaultParagraphFont" style:family="text">
      <style:text-properties fo:color="#A9B7C6"/>
    </style:style>
    <style:style style:name="T11034" style:parent-style-name="DefaultParagraphFont" style:family="text">
      <style:text-properties fo:color="#BBB529"/>
    </style:style>
    <style:style style:name="T11035" style:parent-style-name="DefaultParagraphFont" style:family="text">
      <style:text-properties fo:color="#BBB529"/>
    </style:style>
    <style:style style:name="T11036" style:parent-style-name="DefaultParagraphFont" style:family="text">
      <style:text-properties fo:color="#BBB529"/>
    </style:style>
    <style:style style:name="T11037" style:parent-style-name="DefaultParagraphFont" style:family="text">
      <style:text-properties fo:color="#CC7832"/>
    </style:style>
    <style:style style:name="T11038" style:parent-style-name="DefaultParagraphFont" style:family="text">
      <style:text-properties fo:color="#FFC66D"/>
    </style:style>
    <style:style style:name="T11039" style:parent-style-name="DefaultParagraphFont" style:family="text">
      <style:text-properties fo:color="#A9B7C6"/>
    </style:style>
    <style:style style:name="T11040" style:parent-style-name="DefaultParagraphFont" style:family="text">
      <style:text-properties fo:color="#A9B7C6"/>
    </style:style>
    <style:style style:name="T11041" style:parent-style-name="DefaultParagraphFont" style:family="text">
      <style:text-properties fo:color="#A9B7C6"/>
    </style:style>
    <style:style style:name="T11042" style:parent-style-name="DefaultParagraphFont" style:family="text">
      <style:text-properties fo:color="#CC7832"/>
    </style:style>
    <style:style style:name="T11043" style:parent-style-name="DefaultParagraphFont" style:family="text">
      <style:text-properties fo:color="#A9B7C6"/>
    </style:style>
    <style:style style:name="T11044" style:parent-style-name="DefaultParagraphFont" style:family="text">
      <style:text-properties fo:color="#CC7832"/>
    </style:style>
    <style:style style:name="T11045" style:parent-style-name="DefaultParagraphFont" style:family="text">
      <style:text-properties fo:color="#CC7832"/>
    </style:style>
    <style:style style:name="T11046" style:parent-style-name="DefaultParagraphFont" style:family="text">
      <style:text-properties fo:color="#CC7832"/>
    </style:style>
    <style:style style:name="T11047" style:parent-style-name="DefaultParagraphFont" style:family="text">
      <style:text-properties fo:color="#A9B7C6"/>
    </style:style>
    <style:style style:name="T11048" style:parent-style-name="DefaultParagraphFont" style:family="text">
      <style:text-properties fo:color="#CC7832"/>
    </style:style>
    <style:style style:name="T11049" style:parent-style-name="DefaultParagraphFont" style:family="text">
      <style:text-properties fo:color="#CC7832"/>
    </style:style>
    <style:style style:name="T11050" style:parent-style-name="DefaultParagraphFont" style:family="text">
      <style:text-properties fo:color="#CC7832"/>
    </style:style>
    <style:style style:name="T11051" style:parent-style-name="DefaultParagraphFont" style:family="text">
      <style:text-properties fo:color="#9876AA"/>
    </style:style>
    <style:style style:name="T11052" style:parent-style-name="DefaultParagraphFont" style:family="text">
      <style:text-properties fo:color="#A9B7C6"/>
    </style:style>
    <style:style style:name="T11053" style:parent-style-name="DefaultParagraphFont" style:family="text">
      <style:text-properties fo:font-style="italic" style:font-style-asian="italic" style:font-style-complex="italic" fo:color="#9876AA"/>
    </style:style>
    <style:style style:name="T11054" style:parent-style-name="DefaultParagraphFont" style:family="text">
      <style:text-properties fo:color="#A9B7C6"/>
    </style:style>
    <style:style style:name="T11055" style:parent-style-name="DefaultParagraphFont" style:family="text">
      <style:text-properties fo:color="#CC7832"/>
    </style:style>
    <style:style style:name="T11056" style:parent-style-name="DefaultParagraphFont" style:family="text">
      <style:text-properties fo:color="#CC7832"/>
    </style:style>
    <style:style style:name="T11057" style:parent-style-name="DefaultParagraphFont" style:family="text">
      <style:text-properties fo:color="#CC7832"/>
    </style:style>
    <style:style style:name="T11058" style:parent-style-name="DefaultParagraphFont" style:family="text">
      <style:text-properties fo:color="#A9B7C6"/>
    </style:style>
    <style:style style:name="T11059" style:parent-style-name="DefaultParagraphFont" style:family="text">
      <style:text-properties fo:color="#A9B7C6"/>
    </style:style>
    <style:style style:name="T11060" style:parent-style-name="DefaultParagraphFont" style:family="text">
      <style:text-properties fo:color="#A9B7C6"/>
    </style:style>
    <style:style style:name="T11061" style:parent-style-name="DefaultParagraphFont" style:family="text">
      <style:text-properties fo:color="#CC7832"/>
    </style:style>
    <style:style style:name="T11062" style:parent-style-name="DefaultParagraphFont" style:family="text">
      <style:text-properties fo:color="#CC7832"/>
    </style:style>
    <style:style style:name="T11063" style:parent-style-name="DefaultParagraphFont" style:family="text">
      <style:text-properties fo:color="#CC7832"/>
    </style:style>
    <style:style style:name="T11064" style:parent-style-name="DefaultParagraphFont" style:family="text">
      <style:text-properties fo:color="#CC7832"/>
    </style:style>
    <style:style style:name="T11065" style:parent-style-name="DefaultParagraphFont" style:family="text">
      <style:text-properties fo:color="#9876AA"/>
    </style:style>
    <style:style style:name="T11066" style:parent-style-name="DefaultParagraphFont" style:family="text">
      <style:text-properties fo:color="#A9B7C6"/>
    </style:style>
    <style:style style:name="T11067" style:parent-style-name="DefaultParagraphFont" style:family="text">
      <style:text-properties fo:color="#CC7832"/>
    </style:style>
    <style:style style:name="T11068" style:parent-style-name="DefaultParagraphFont" style:family="text">
      <style:text-properties fo:color="#A9B7C6"/>
    </style:style>
    <style:style style:name="T11069" style:parent-style-name="DefaultParagraphFont" style:family="text">
      <style:text-properties fo:color="#A9B7C6"/>
    </style:style>
    <style:style style:name="T11070" style:parent-style-name="DefaultParagraphFont" style:family="text">
      <style:text-properties fo:color="#A9B7C6"/>
    </style:style>
    <style:style style:name="T11071" style:parent-style-name="DefaultParagraphFont" style:family="text">
      <style:text-properties fo:color="#BBB529"/>
    </style:style>
    <style:style style:name="T11072" style:parent-style-name="DefaultParagraphFont" style:family="text">
      <style:text-properties fo:color="#BBB529"/>
    </style:style>
    <style:style style:name="T11073" style:parent-style-name="DefaultParagraphFont" style:family="text">
      <style:text-properties fo:color="#BBB529"/>
    </style:style>
    <style:style style:name="T11074" style:parent-style-name="DefaultParagraphFont" style:family="text">
      <style:text-properties fo:color="#CC7832"/>
    </style:style>
    <style:style style:name="T11075" style:parent-style-name="DefaultParagraphFont" style:family="text">
      <style:text-properties fo:color="#FFC66D"/>
    </style:style>
    <style:style style:name="T11076" style:parent-style-name="DefaultParagraphFont" style:family="text">
      <style:text-properties fo:color="#A9B7C6"/>
    </style:style>
    <style:style style:name="T11077" style:parent-style-name="DefaultParagraphFont" style:family="text">
      <style:text-properties fo:color="#A9B7C6"/>
    </style:style>
    <style:style style:name="T11078" style:parent-style-name="DefaultParagraphFont" style:family="text">
      <style:text-properties fo:color="#A9B7C6"/>
    </style:style>
    <style:style style:name="T11079" style:parent-style-name="DefaultParagraphFont" style:family="text">
      <style:text-properties fo:color="#A9B7C6"/>
    </style:style>
    <style:style style:name="T11080" style:parent-style-name="DefaultParagraphFont" style:family="text">
      <style:text-properties fo:color="#CC7832"/>
    </style:style>
    <style:style style:name="T11081" style:parent-style-name="DefaultParagraphFont" style:family="text">
      <style:text-properties fo:color="#A9B7C6"/>
    </style:style>
    <style:style style:name="T11082" style:parent-style-name="DefaultParagraphFont" style:family="text">
      <style:text-properties fo:color="#CC7832"/>
    </style:style>
    <style:style style:name="T11083" style:parent-style-name="DefaultParagraphFont" style:family="text">
      <style:text-properties fo:color="#CC7832"/>
    </style:style>
    <style:style style:name="T11084" style:parent-style-name="DefaultParagraphFont" style:family="text">
      <style:text-properties fo:color="#CC7832"/>
    </style:style>
    <style:style style:name="T11085" style:parent-style-name="DefaultParagraphFont" style:family="text">
      <style:text-properties fo:color="#A9B7C6"/>
    </style:style>
    <style:style style:name="T11086" style:parent-style-name="DefaultParagraphFont" style:family="text">
      <style:text-properties fo:color="#CC7832"/>
    </style:style>
    <style:style style:name="T11087" style:parent-style-name="DefaultParagraphFont" style:family="text">
      <style:text-properties fo:color="#CC7832"/>
    </style:style>
    <style:style style:name="T11088" style:parent-style-name="DefaultParagraphFont" style:family="text">
      <style:text-properties fo:color="#CC7832"/>
    </style:style>
    <style:style style:name="T11089" style:parent-style-name="DefaultParagraphFont" style:family="text">
      <style:text-properties fo:color="#9876AA"/>
    </style:style>
    <style:style style:name="T11090" style:parent-style-name="DefaultParagraphFont" style:family="text">
      <style:text-properties fo:color="#A9B7C6"/>
    </style:style>
    <style:style style:name="T11091" style:parent-style-name="DefaultParagraphFont" style:family="text">
      <style:text-properties fo:font-style="italic" style:font-style-asian="italic" style:font-style-complex="italic" fo:color="#9876AA"/>
    </style:style>
    <style:style style:name="T11092" style:parent-style-name="DefaultParagraphFont" style:family="text">
      <style:text-properties fo:color="#A9B7C6"/>
    </style:style>
    <style:style style:name="T11093" style:parent-style-name="DefaultParagraphFont" style:family="text">
      <style:text-properties fo:color="#CC7832"/>
    </style:style>
    <style:style style:name="T11094" style:parent-style-name="DefaultParagraphFont" style:family="text">
      <style:text-properties fo:color="#CC7832"/>
    </style:style>
    <style:style style:name="T11095" style:parent-style-name="DefaultParagraphFont" style:family="text">
      <style:text-properties fo:color="#CC7832"/>
    </style:style>
    <style:style style:name="T11096" style:parent-style-name="DefaultParagraphFont" style:family="text">
      <style:text-properties fo:color="#A9B7C6"/>
    </style:style>
    <style:style style:name="T11097" style:parent-style-name="DefaultParagraphFont" style:family="text">
      <style:text-properties fo:color="#A9B7C6"/>
    </style:style>
    <style:style style:name="T11098" style:parent-style-name="DefaultParagraphFont" style:family="text">
      <style:text-properties fo:color="#A9B7C6"/>
    </style:style>
    <style:style style:name="T11099" style:parent-style-name="DefaultParagraphFont" style:family="text">
      <style:text-properties fo:color="#CC7832"/>
    </style:style>
    <style:style style:name="T11100" style:parent-style-name="DefaultParagraphFont" style:family="text">
      <style:text-properties fo:color="#CC7832"/>
    </style:style>
    <style:style style:name="T11101" style:parent-style-name="DefaultParagraphFont" style:family="text">
      <style:text-properties fo:color="#CC7832"/>
    </style:style>
    <style:style style:name="T11102" style:parent-style-name="DefaultParagraphFont" style:family="text">
      <style:text-properties fo:color="#CC7832"/>
    </style:style>
    <style:style style:name="T11103" style:parent-style-name="DefaultParagraphFont" style:family="text">
      <style:text-properties fo:color="#A9B7C6"/>
    </style:style>
    <style:style style:name="T11104" style:parent-style-name="DefaultParagraphFont" style:family="text">
      <style:text-properties fo:color="#A9B7C6"/>
    </style:style>
    <style:style style:name="T11105" style:parent-style-name="DefaultParagraphFont" style:family="text">
      <style:text-properties fo:color="#A9B7C6"/>
    </style:style>
    <style:style style:name="T11106" style:parent-style-name="DefaultParagraphFont" style:family="text">
      <style:text-properties fo:color="#A9B7C6"/>
    </style:style>
    <style:style style:name="T11107" style:parent-style-name="DefaultParagraphFont" style:family="text">
      <style:text-properties fo:color="#808080"/>
    </style:style>
    <style:style style:name="T11108" style:parent-style-name="DefaultParagraphFont" style:family="text">
      <style:text-properties fo:color="#808080"/>
    </style:style>
    <style:style style:name="T11109" style:parent-style-name="DefaultParagraphFont" style:family="text">
      <style:text-properties fo:color="#808080"/>
    </style:style>
    <style:style style:name="T11110" style:parent-style-name="DefaultParagraphFont" style:family="text">
      <style:text-properties fo:color="#808080"/>
    </style:style>
    <style:style style:name="T11111" style:parent-style-name="DefaultParagraphFont" style:family="text">
      <style:text-properties fo:color="#CC7832"/>
    </style:style>
    <style:style style:name="T11112" style:parent-style-name="DefaultParagraphFont" style:family="text">
      <style:text-properties fo:color="#FFC66D"/>
    </style:style>
    <style:style style:name="T11113" style:parent-style-name="DefaultParagraphFont" style:family="text">
      <style:text-properties fo:color="#A9B7C6"/>
    </style:style>
    <style:style style:name="T11114" style:parent-style-name="DefaultParagraphFont" style:family="text">
      <style:text-properties fo:color="#A9B7C6"/>
    </style:style>
    <style:style style:name="T11115" style:parent-style-name="DefaultParagraphFont" style:family="text">
      <style:text-properties fo:color="#A9B7C6"/>
    </style:style>
    <style:style style:name="T11116" style:parent-style-name="DefaultParagraphFont" style:family="text">
      <style:text-properties fo:color="#CC7832"/>
    </style:style>
    <style:style style:name="T11117" style:parent-style-name="DefaultParagraphFont" style:family="text">
      <style:text-properties fo:color="#A9B7C6"/>
    </style:style>
    <style:style style:name="T11118" style:parent-style-name="DefaultParagraphFont" style:family="text">
      <style:text-properties fo:color="#A9B7C6"/>
    </style:style>
    <style:style style:name="T11119" style:parent-style-name="DefaultParagraphFont" style:family="text">
      <style:text-properties fo:color="#A9B7C6"/>
    </style:style>
    <style:style style:name="T11120" style:parent-style-name="DefaultParagraphFont" style:family="text">
      <style:text-properties fo:color="#9876AA"/>
    </style:style>
    <style:style style:name="T11121" style:parent-style-name="DefaultParagraphFont" style:family="text">
      <style:text-properties fo:color="#A9B7C6"/>
    </style:style>
    <style:style style:name="T11122" style:parent-style-name="DefaultParagraphFont" style:family="text">
      <style:text-properties fo:font-style="italic" style:font-style-asian="italic" style:font-style-complex="italic" fo:color="#9876AA"/>
    </style:style>
    <style:style style:name="T11123" style:parent-style-name="DefaultParagraphFont" style:family="text">
      <style:text-properties fo:color="#A9B7C6"/>
    </style:style>
    <style:style style:name="T11124" style:parent-style-name="DefaultParagraphFont" style:family="text">
      <style:text-properties fo:color="#CC7832"/>
    </style:style>
    <style:style style:name="T11125" style:parent-style-name="DefaultParagraphFont" style:family="text">
      <style:text-properties fo:color="#CC7832"/>
    </style:style>
    <style:style style:name="T11126" style:parent-style-name="DefaultParagraphFont" style:family="text">
      <style:text-properties fo:color="#CC7832"/>
    </style:style>
    <style:style style:name="T11127" style:parent-style-name="DefaultParagraphFont" style:family="text">
      <style:text-properties fo:color="#9876AA"/>
    </style:style>
    <style:style style:name="T11128" style:parent-style-name="DefaultParagraphFont" style:family="text">
      <style:text-properties fo:color="#A9B7C6"/>
    </style:style>
    <style:style style:name="T11129" style:parent-style-name="DefaultParagraphFont" style:family="text">
      <style:text-properties fo:color="#6897BB"/>
    </style:style>
    <style:style style:name="T11130" style:parent-style-name="DefaultParagraphFont" style:family="text">
      <style:text-properties fo:color="#A9B7C6"/>
    </style:style>
    <style:style style:name="T11131" style:parent-style-name="DefaultParagraphFont" style:family="text">
      <style:text-properties fo:color="#CC7832"/>
    </style:style>
    <style:style style:name="T11132" style:parent-style-name="DefaultParagraphFont" style:family="text">
      <style:text-properties fo:color="#CC7832"/>
    </style:style>
    <style:style style:name="T11133" style:parent-style-name="DefaultParagraphFont" style:family="text">
      <style:text-properties fo:color="#CC7832"/>
    </style:style>
    <style:style style:name="T11134" style:parent-style-name="DefaultParagraphFont" style:family="text">
      <style:text-properties fo:color="#9876AA"/>
    </style:style>
    <style:style style:name="T11135" style:parent-style-name="DefaultParagraphFont" style:family="text">
      <style:text-properties fo:color="#A9B7C6"/>
    </style:style>
    <style:style style:name="T11136" style:parent-style-name="DefaultParagraphFont" style:family="text">
      <style:text-properties fo:font-style="italic" style:font-style-asian="italic" style:font-style-complex="italic" fo:color="#9876AA"/>
    </style:style>
    <style:style style:name="T11137" style:parent-style-name="DefaultParagraphFont" style:family="text">
      <style:text-properties fo:color="#A9B7C6"/>
    </style:style>
    <style:style style:name="T11138" style:parent-style-name="DefaultParagraphFont" style:family="text">
      <style:text-properties fo:color="#CC7832"/>
    </style:style>
    <style:style style:name="T11139" style:parent-style-name="DefaultParagraphFont" style:family="text">
      <style:text-properties fo:color="#CC7832"/>
    </style:style>
    <style:style style:name="T11140" style:parent-style-name="DefaultParagraphFont" style:family="text">
      <style:text-properties fo:color="#CC7832"/>
    </style:style>
    <style:style style:name="T11141" style:parent-style-name="DefaultParagraphFont" style:family="text">
      <style:text-properties fo:color="#9876AA"/>
    </style:style>
    <style:style style:name="T11142" style:parent-style-name="DefaultParagraphFont" style:family="text">
      <style:text-properties fo:color="#A9B7C6"/>
    </style:style>
    <style:style style:name="T11143" style:parent-style-name="DefaultParagraphFont" style:family="text">
      <style:text-properties fo:color="#6897BB"/>
    </style:style>
    <style:style style:name="T11144" style:parent-style-name="DefaultParagraphFont" style:family="text">
      <style:text-properties fo:color="#A9B7C6"/>
    </style:style>
    <style:style style:name="T11145" style:parent-style-name="DefaultParagraphFont" style:family="text">
      <style:text-properties fo:color="#CC7832"/>
    </style:style>
    <style:style style:name="T11146" style:parent-style-name="DefaultParagraphFont" style:family="text">
      <style:text-properties fo:color="#CC7832"/>
    </style:style>
    <style:style style:name="T11147" style:parent-style-name="DefaultParagraphFont" style:family="text">
      <style:text-properties fo:color="#CC7832"/>
    </style:style>
    <style:style style:name="T11148" style:parent-style-name="DefaultParagraphFont" style:family="text">
      <style:text-properties fo:color="#A9B7C6"/>
    </style:style>
    <style:style style:name="T11149" style:parent-style-name="DefaultParagraphFont" style:family="text">
      <style:text-properties fo:color="#CC7832"/>
    </style:style>
    <style:style style:name="T11150" style:parent-style-name="DefaultParagraphFont" style:family="text">
      <style:text-properties fo:color="#A9B7C6"/>
    </style:style>
    <style:style style:name="T11151" style:parent-style-name="DefaultParagraphFont" style:family="text">
      <style:text-properties fo:color="#A9B7C6"/>
    </style:style>
    <style:style style:name="T11152" style:parent-style-name="DefaultParagraphFont" style:family="text">
      <style:text-properties fo:color="#A9B7C6"/>
    </style:style>
    <style:style style:name="T11153" style:parent-style-name="DefaultParagraphFont" style:family="text">
      <style:text-properties fo:color="#9876AA"/>
    </style:style>
    <style:style style:name="T11154" style:parent-style-name="DefaultParagraphFont" style:family="text">
      <style:text-properties fo:color="#A9B7C6"/>
    </style:style>
    <style:style style:name="T11155" style:parent-style-name="DefaultParagraphFont" style:family="text">
      <style:text-properties fo:font-style="italic" style:font-style-asian="italic" style:font-style-complex="italic" fo:color="#9876AA"/>
    </style:style>
    <style:style style:name="T11156" style:parent-style-name="DefaultParagraphFont" style:family="text">
      <style:text-properties fo:color="#A9B7C6"/>
    </style:style>
    <style:style style:name="T11157" style:parent-style-name="DefaultParagraphFont" style:family="text">
      <style:text-properties fo:color="#CC7832"/>
    </style:style>
    <style:style style:name="T11158" style:parent-style-name="DefaultParagraphFont" style:family="text">
      <style:text-properties fo:color="#CC7832"/>
    </style:style>
    <style:style style:name="T11159" style:parent-style-name="DefaultParagraphFont" style:family="text">
      <style:text-properties fo:color="#CC7832"/>
    </style:style>
    <style:style style:name="T11160" style:parent-style-name="DefaultParagraphFont" style:family="text">
      <style:text-properties fo:color="#9876AA"/>
    </style:style>
    <style:style style:name="T11161" style:parent-style-name="DefaultParagraphFont" style:family="text">
      <style:text-properties fo:color="#A9B7C6"/>
    </style:style>
    <style:style style:name="T11162" style:parent-style-name="DefaultParagraphFont" style:family="text">
      <style:text-properties fo:color="#6897BB"/>
    </style:style>
    <style:style style:name="T11163" style:parent-style-name="DefaultParagraphFont" style:family="text">
      <style:text-properties fo:color="#A9B7C6"/>
    </style:style>
    <style:style style:name="T11164" style:parent-style-name="DefaultParagraphFont" style:family="text">
      <style:text-properties fo:color="#CC7832"/>
    </style:style>
    <style:style style:name="T11165" style:parent-style-name="DefaultParagraphFont" style:family="text">
      <style:text-properties fo:color="#CC7832"/>
    </style:style>
    <style:style style:name="T11166" style:parent-style-name="DefaultParagraphFont" style:family="text">
      <style:text-properties fo:color="#CC7832"/>
    </style:style>
    <style:style style:name="T11167" style:parent-style-name="DefaultParagraphFont" style:family="text">
      <style:text-properties fo:color="#9876AA"/>
    </style:style>
    <style:style style:name="T11168" style:parent-style-name="DefaultParagraphFont" style:family="text">
      <style:text-properties fo:color="#A9B7C6"/>
    </style:style>
    <style:style style:name="T11169" style:parent-style-name="DefaultParagraphFont" style:family="text">
      <style:text-properties fo:font-style="italic" style:font-style-asian="italic" style:font-style-complex="italic" fo:color="#9876AA"/>
    </style:style>
    <style:style style:name="T11170" style:parent-style-name="DefaultParagraphFont" style:family="text">
      <style:text-properties fo:color="#A9B7C6"/>
    </style:style>
    <style:style style:name="T11171" style:parent-style-name="DefaultParagraphFont" style:family="text">
      <style:text-properties fo:color="#CC7832"/>
    </style:style>
    <style:style style:name="T11172" style:parent-style-name="DefaultParagraphFont" style:family="text">
      <style:text-properties fo:color="#CC7832"/>
    </style:style>
    <style:style style:name="T11173" style:parent-style-name="DefaultParagraphFont" style:family="text">
      <style:text-properties fo:color="#CC7832"/>
    </style:style>
    <style:style style:name="T11174" style:parent-style-name="DefaultParagraphFont" style:family="text">
      <style:text-properties fo:color="#9876AA"/>
    </style:style>
    <style:style style:name="T11175" style:parent-style-name="DefaultParagraphFont" style:family="text">
      <style:text-properties fo:color="#A9B7C6"/>
    </style:style>
    <style:style style:name="T11176" style:parent-style-name="DefaultParagraphFont" style:family="text">
      <style:text-properties fo:color="#6897BB"/>
    </style:style>
    <style:style style:name="T11177" style:parent-style-name="DefaultParagraphFont" style:family="text">
      <style:text-properties fo:color="#A9B7C6"/>
    </style:style>
    <style:style style:name="T11178" style:parent-style-name="DefaultParagraphFont" style:family="text">
      <style:text-properties fo:color="#CC7832"/>
    </style:style>
    <style:style style:name="T11179" style:parent-style-name="DefaultParagraphFont" style:family="text">
      <style:text-properties fo:color="#CC7832"/>
    </style:style>
    <style:style style:name="T11180" style:parent-style-name="DefaultParagraphFont" style:family="text">
      <style:text-properties fo:color="#CC7832"/>
    </style:style>
    <style:style style:name="T11181" style:parent-style-name="DefaultParagraphFont" style:family="text">
      <style:text-properties fo:color="#A9B7C6"/>
    </style:style>
    <style:style style:name="T11182" style:parent-style-name="DefaultParagraphFont" style:family="text">
      <style:text-properties fo:color="#A9B7C6"/>
    </style:style>
    <style:style style:name="T11183" style:parent-style-name="DefaultParagraphFont" style:family="text">
      <style:text-properties fo:color="#A9B7C6"/>
    </style:style>
    <style:style style:name="T11184" style:parent-style-name="DefaultParagraphFont" style:family="text">
      <style:text-properties fo:color="#A9B7C6"/>
    </style:style>
    <style:style style:name="T11185" style:parent-style-name="DefaultParagraphFont" style:family="text">
      <style:text-properties fo:color="#CC7832"/>
    </style:style>
    <style:style style:name="T11186" style:parent-style-name="DefaultParagraphFont" style:family="text">
      <style:text-properties fo:color="#A9B7C6"/>
    </style:style>
    <style:style style:name="T11187" style:parent-style-name="DefaultParagraphFont" style:family="text">
      <style:text-properties fo:color="#A9B7C6"/>
    </style:style>
    <style:style style:name="T11188" style:parent-style-name="DefaultParagraphFont" style:family="text">
      <style:text-properties fo:color="#A9B7C6"/>
    </style:style>
    <style:style style:name="T11189" style:parent-style-name="DefaultParagraphFont" style:family="text">
      <style:text-properties fo:color="#9876AA"/>
    </style:style>
    <style:style style:name="T11190" style:parent-style-name="DefaultParagraphFont" style:family="text">
      <style:text-properties fo:color="#A9B7C6"/>
    </style:style>
    <style:style style:name="T11191" style:parent-style-name="DefaultParagraphFont" style:family="text">
      <style:text-properties fo:font-style="italic" style:font-style-asian="italic" style:font-style-complex="italic" fo:color="#9876AA"/>
    </style:style>
    <style:style style:name="T11192" style:parent-style-name="DefaultParagraphFont" style:family="text">
      <style:text-properties fo:color="#A9B7C6"/>
    </style:style>
    <style:style style:name="T11193" style:parent-style-name="DefaultParagraphFont" style:family="text">
      <style:text-properties fo:color="#CC7832"/>
    </style:style>
    <style:style style:name="T11194" style:parent-style-name="DefaultParagraphFont" style:family="text">
      <style:text-properties fo:color="#CC7832"/>
    </style:style>
    <style:style style:name="T11195" style:parent-style-name="DefaultParagraphFont" style:family="text">
      <style:text-properties fo:color="#CC7832"/>
    </style:style>
    <style:style style:name="T11196" style:parent-style-name="DefaultParagraphFont" style:family="text">
      <style:text-properties fo:color="#9876AA"/>
    </style:style>
    <style:style style:name="T11197" style:parent-style-name="DefaultParagraphFont" style:family="text">
      <style:text-properties fo:color="#A9B7C6"/>
    </style:style>
    <style:style style:name="T11198" style:parent-style-name="DefaultParagraphFont" style:family="text">
      <style:text-properties fo:color="#6897BB"/>
    </style:style>
    <style:style style:name="T11199" style:parent-style-name="DefaultParagraphFont" style:family="text">
      <style:text-properties fo:color="#A9B7C6"/>
    </style:style>
    <style:style style:name="T11200" style:parent-style-name="DefaultParagraphFont" style:family="text">
      <style:text-properties fo:color="#CC7832"/>
    </style:style>
    <style:style style:name="T11201" style:parent-style-name="DefaultParagraphFont" style:family="text">
      <style:text-properties fo:color="#CC7832"/>
    </style:style>
    <style:style style:name="T11202" style:parent-style-name="DefaultParagraphFont" style:family="text">
      <style:text-properties fo:color="#CC7832"/>
    </style:style>
    <style:style style:name="T11203" style:parent-style-name="DefaultParagraphFont" style:family="text">
      <style:text-properties fo:color="#9876AA"/>
    </style:style>
    <style:style style:name="T11204" style:parent-style-name="DefaultParagraphFont" style:family="text">
      <style:text-properties fo:color="#A9B7C6"/>
    </style:style>
    <style:style style:name="T11205" style:parent-style-name="DefaultParagraphFont" style:family="text">
      <style:text-properties fo:color="#A9B7C6"/>
    </style:style>
    <style:style style:name="T11206" style:parent-style-name="DefaultParagraphFont" style:family="text">
      <style:text-properties fo:font-style="italic" style:font-style-asian="italic" style:font-style-complex="italic" fo:color="#9876AA"/>
    </style:style>
    <style:style style:name="T11207" style:parent-style-name="DefaultParagraphFont" style:family="text">
      <style:text-properties fo:color="#A9B7C6"/>
    </style:style>
    <style:style style:name="T11208" style:parent-style-name="DefaultParagraphFont" style:family="text">
      <style:text-properties fo:color="#CC7832"/>
    </style:style>
    <style:style style:name="T11209" style:parent-style-name="DefaultParagraphFont" style:family="text">
      <style:text-properties fo:color="#CC7832"/>
    </style:style>
    <style:style style:name="T11210" style:parent-style-name="DefaultParagraphFont" style:family="text">
      <style:text-properties fo:color="#CC7832"/>
    </style:style>
    <style:style style:name="T11211" style:parent-style-name="DefaultParagraphFont" style:family="text">
      <style:text-properties fo:color="#9876AA"/>
    </style:style>
    <style:style style:name="T11212" style:parent-style-name="DefaultParagraphFont" style:family="text">
      <style:text-properties fo:color="#A9B7C6"/>
    </style:style>
    <style:style style:name="T11213" style:parent-style-name="DefaultParagraphFont" style:family="text">
      <style:text-properties fo:color="#6897BB"/>
    </style:style>
    <style:style style:name="T11214" style:parent-style-name="DefaultParagraphFont" style:family="text">
      <style:text-properties fo:color="#A9B7C6"/>
    </style:style>
    <style:style style:name="T11215" style:parent-style-name="DefaultParagraphFont" style:family="text">
      <style:text-properties fo:color="#CC7832"/>
    </style:style>
    <style:style style:name="T11216" style:parent-style-name="DefaultParagraphFont" style:family="text">
      <style:text-properties fo:color="#CC7832"/>
    </style:style>
    <style:style style:name="T11217" style:parent-style-name="DefaultParagraphFont" style:family="text">
      <style:text-properties fo:color="#CC7832"/>
    </style:style>
    <style:style style:name="T11218" style:parent-style-name="DefaultParagraphFont" style:family="text">
      <style:text-properties fo:color="#A9B7C6"/>
    </style:style>
    <style:style style:name="T11219" style:parent-style-name="DefaultParagraphFont" style:family="text">
      <style:text-properties fo:color="#CC7832"/>
    </style:style>
    <style:style style:name="T11220" style:parent-style-name="DefaultParagraphFont" style:family="text">
      <style:text-properties fo:color="#A9B7C6"/>
    </style:style>
    <style:style style:name="T11221" style:parent-style-name="DefaultParagraphFont" style:family="text">
      <style:text-properties fo:color="#A9B7C6"/>
    </style:style>
    <style:style style:name="T11222" style:parent-style-name="DefaultParagraphFont" style:family="text">
      <style:text-properties fo:color="#A9B7C6"/>
    </style:style>
    <style:style style:name="T11223" style:parent-style-name="DefaultParagraphFont" style:family="text">
      <style:text-properties fo:color="#9876AA"/>
    </style:style>
    <style:style style:name="T11224" style:parent-style-name="DefaultParagraphFont" style:family="text">
      <style:text-properties fo:color="#A9B7C6"/>
    </style:style>
    <style:style style:name="T11225" style:parent-style-name="DefaultParagraphFont" style:family="text">
      <style:text-properties fo:font-style="italic" style:font-style-asian="italic" style:font-style-complex="italic" fo:color="#9876AA"/>
    </style:style>
    <style:style style:name="T11226" style:parent-style-name="DefaultParagraphFont" style:family="text">
      <style:text-properties fo:color="#A9B7C6"/>
    </style:style>
    <style:style style:name="T11227" style:parent-style-name="DefaultParagraphFont" style:family="text">
      <style:text-properties fo:color="#CC7832"/>
    </style:style>
    <style:style style:name="T11228" style:parent-style-name="DefaultParagraphFont" style:family="text">
      <style:text-properties fo:color="#CC7832"/>
    </style:style>
    <style:style style:name="T11229" style:parent-style-name="DefaultParagraphFont" style:family="text">
      <style:text-properties fo:color="#CC7832"/>
    </style:style>
    <style:style style:name="T11230" style:parent-style-name="DefaultParagraphFont" style:family="text">
      <style:text-properties fo:color="#9876AA"/>
    </style:style>
    <style:style style:name="T11231" style:parent-style-name="DefaultParagraphFont" style:family="text">
      <style:text-properties fo:color="#A9B7C6"/>
    </style:style>
    <style:style style:name="T11232" style:parent-style-name="DefaultParagraphFont" style:family="text">
      <style:text-properties fo:color="#6897BB"/>
    </style:style>
    <style:style style:name="T11233" style:parent-style-name="DefaultParagraphFont" style:family="text">
      <style:text-properties fo:color="#A9B7C6"/>
    </style:style>
    <style:style style:name="T11234" style:parent-style-name="DefaultParagraphFont" style:family="text">
      <style:text-properties fo:color="#CC7832"/>
    </style:style>
    <style:style style:name="T11235" style:parent-style-name="DefaultParagraphFont" style:family="text">
      <style:text-properties fo:color="#CC7832"/>
    </style:style>
    <style:style style:name="T11236" style:parent-style-name="DefaultParagraphFont" style:family="text">
      <style:text-properties fo:color="#CC7832"/>
    </style:style>
    <style:style style:name="T11237" style:parent-style-name="DefaultParagraphFont" style:family="text">
      <style:text-properties fo:color="#9876AA"/>
    </style:style>
    <style:style style:name="T11238" style:parent-style-name="DefaultParagraphFont" style:family="text">
      <style:text-properties fo:color="#9876AA"/>
    </style:style>
    <style:style style:name="T11239" style:parent-style-name="DefaultParagraphFont" style:family="text">
      <style:text-properties fo:color="#A9B7C6"/>
    </style:style>
    <style:style style:name="T11240" style:parent-style-name="DefaultParagraphFont" style:family="text">
      <style:text-properties fo:font-style="italic" style:font-style-asian="italic" style:font-style-complex="italic" fo:color="#9876AA"/>
    </style:style>
    <style:style style:name="T11241" style:parent-style-name="DefaultParagraphFont" style:family="text">
      <style:text-properties fo:color="#A9B7C6"/>
    </style:style>
    <style:style style:name="T11242" style:parent-style-name="DefaultParagraphFont" style:family="text">
      <style:text-properties fo:color="#CC7832"/>
    </style:style>
    <style:style style:name="T11243" style:parent-style-name="DefaultParagraphFont" style:family="text">
      <style:text-properties fo:color="#CC7832"/>
    </style:style>
    <style:style style:name="T11244" style:parent-style-name="DefaultParagraphFont" style:family="text">
      <style:text-properties fo:color="#CC7832"/>
    </style:style>
    <style:style style:name="T11245" style:parent-style-name="DefaultParagraphFont" style:family="text">
      <style:text-properties fo:color="#9876AA"/>
    </style:style>
    <style:style style:name="T11246" style:parent-style-name="DefaultParagraphFont" style:family="text">
      <style:text-properties fo:color="#A9B7C6"/>
    </style:style>
    <style:style style:name="T11247" style:parent-style-name="DefaultParagraphFont" style:family="text">
      <style:text-properties fo:color="#6897BB"/>
    </style:style>
    <style:style style:name="T11248" style:parent-style-name="DefaultParagraphFont" style:family="text">
      <style:text-properties fo:color="#A9B7C6"/>
    </style:style>
    <style:style style:name="T11249" style:parent-style-name="DefaultParagraphFont" style:family="text">
      <style:text-properties fo:color="#CC7832"/>
    </style:style>
    <style:style style:name="T11250" style:parent-style-name="DefaultParagraphFont" style:family="text">
      <style:text-properties fo:color="#CC7832"/>
    </style:style>
    <style:style style:name="T11251" style:parent-style-name="DefaultParagraphFont" style:family="text">
      <style:text-properties fo:color="#CC7832"/>
    </style:style>
    <style:style style:name="T11252" style:parent-style-name="DefaultParagraphFont" style:family="text">
      <style:text-properties fo:color="#A9B7C6"/>
    </style:style>
    <style:style style:name="T11253" style:parent-style-name="DefaultParagraphFont" style:family="text">
      <style:text-properties fo:color="#A9B7C6"/>
    </style:style>
    <style:style style:name="T11254" style:parent-style-name="DefaultParagraphFont" style:family="text">
      <style:text-properties fo:color="#A9B7C6"/>
    </style:style>
    <style:style style:name="T11255" style:parent-style-name="DefaultParagraphFont" style:family="text">
      <style:text-properties fo:color="#A9B7C6"/>
    </style:style>
    <style:style style:name="T11256" style:parent-style-name="DefaultParagraphFont" style:family="text">
      <style:text-properties fo:color="#A9B7C6"/>
    </style:style>
    <style:style style:name="T11257" style:parent-style-name="DefaultParagraphFont" style:family="text">
      <style:text-properties fo:color="#A9B7C6"/>
    </style:style>
    <style:style style:name="T11258" style:parent-style-name="DefaultParagraphFont" style:family="text">
      <style:text-properties fo:color="#A9B7C6"/>
    </style:style>
    <style:style style:name="T11259" style:parent-style-name="DefaultParagraphFont" style:family="text">
      <style:text-properties fo:color="#BBB529"/>
    </style:style>
    <style:style style:name="T11260" style:parent-style-name="DefaultParagraphFont" style:family="text">
      <style:text-properties fo:color="#BBB529"/>
    </style:style>
    <style:style style:name="T11261" style:parent-style-name="DefaultParagraphFont" style:family="text">
      <style:text-properties fo:color="#BBB529"/>
    </style:style>
    <style:style style:name="T11262" style:parent-style-name="DefaultParagraphFont" style:family="text">
      <style:text-properties fo:color="#CC7832"/>
    </style:style>
    <style:style style:name="T11263" style:parent-style-name="DefaultParagraphFont" style:family="text">
      <style:text-properties fo:color="#FFC66D"/>
    </style:style>
    <style:style style:name="T11264" style:parent-style-name="DefaultParagraphFont" style:family="text">
      <style:text-properties fo:color="#A9B7C6"/>
    </style:style>
    <style:style style:name="T11265" style:parent-style-name="DefaultParagraphFont" style:family="text">
      <style:text-properties fo:color="#A9B7C6"/>
    </style:style>
    <style:style style:name="T11266" style:parent-style-name="DefaultParagraphFont" style:family="text">
      <style:text-properties fo:color="#A9B7C6"/>
    </style:style>
    <style:style style:name="T11267" style:parent-style-name="DefaultParagraphFont" style:family="text">
      <style:text-properties fo:color="#CC7832"/>
    </style:style>
    <style:style style:name="T11268" style:parent-style-name="DefaultParagraphFont" style:family="text">
      <style:text-properties fo:color="#A9B7C6"/>
    </style:style>
    <style:style style:name="T11269" style:parent-style-name="DefaultParagraphFont" style:family="text">
      <style:text-properties fo:color="#CC7832"/>
    </style:style>
    <style:style style:name="T11270" style:parent-style-name="DefaultParagraphFont" style:family="text">
      <style:text-properties fo:color="#CC7832"/>
    </style:style>
    <style:style style:name="T11271" style:parent-style-name="DefaultParagraphFont" style:family="text">
      <style:text-properties fo:color="#CC7832"/>
    </style:style>
    <style:style style:name="T11272" style:parent-style-name="DefaultParagraphFont" style:family="text">
      <style:text-properties fo:color="#9876AA"/>
    </style:style>
    <style:style style:name="T11273" style:parent-style-name="DefaultParagraphFont" style:family="text">
      <style:text-properties fo:color="#A9B7C6"/>
    </style:style>
    <style:style style:name="T11274" style:parent-style-name="DefaultParagraphFont" style:family="text">
      <style:text-properties fo:color="#CC7832"/>
    </style:style>
    <style:style style:name="T11275" style:parent-style-name="DefaultParagraphFont" style:family="text">
      <style:text-properties fo:color="#CC7832"/>
    </style:style>
    <style:style style:name="T11276" style:parent-style-name="DefaultParagraphFont" style:family="text">
      <style:text-properties fo:color="#CC7832"/>
    </style:style>
    <style:style style:name="T11277" style:parent-style-name="DefaultParagraphFont" style:family="text">
      <style:text-properties fo:color="#A9B7C6"/>
    </style:style>
    <style:style style:name="T11278" style:parent-style-name="DefaultParagraphFont" style:family="text">
      <style:text-properties fo:color="#A9B7C6"/>
    </style:style>
    <style:style style:name="T11279" style:parent-style-name="DefaultParagraphFont" style:family="text">
      <style:text-properties fo:color="#A9B7C6"/>
    </style:style>
    <style:style style:name="T11280" style:parent-style-name="DefaultParagraphFont" style:family="text">
      <style:text-properties fo:color="#A9B7C6"/>
    </style:style>
    <style:style style:name="T11281" style:parent-style-name="DefaultParagraphFont" style:family="text">
      <style:text-properties fo:color="#BBB529"/>
    </style:style>
    <style:style style:name="T11282" style:parent-style-name="DefaultParagraphFont" style:family="text">
      <style:text-properties fo:color="#BBB529"/>
    </style:style>
    <style:style style:name="T11283" style:parent-style-name="DefaultParagraphFont" style:family="text">
      <style:text-properties fo:color="#BBB529"/>
    </style:style>
    <style:style style:name="T11284" style:parent-style-name="DefaultParagraphFont" style:family="text">
      <style:text-properties fo:color="#CC7832"/>
    </style:style>
    <style:style style:name="T11285" style:parent-style-name="DefaultParagraphFont" style:family="text">
      <style:text-properties fo:color="#FFC66D"/>
    </style:style>
    <style:style style:name="T11286" style:parent-style-name="DefaultParagraphFont" style:family="text">
      <style:text-properties fo:color="#A9B7C6"/>
    </style:style>
    <style:style style:name="T11287" style:parent-style-name="DefaultParagraphFont" style:family="text">
      <style:text-properties fo:color="#A9B7C6"/>
    </style:style>
    <style:style style:name="T11288" style:parent-style-name="DefaultParagraphFont" style:family="text">
      <style:text-properties fo:color="#A9B7C6"/>
    </style:style>
    <style:style style:name="T11289" style:parent-style-name="DefaultParagraphFont" style:family="text">
      <style:text-properties fo:color="#CC7832"/>
    </style:style>
    <style:style style:name="T11290" style:parent-style-name="DefaultParagraphFont" style:family="text">
      <style:text-properties fo:color="#A9B7C6"/>
    </style:style>
    <style:style style:name="T11291" style:parent-style-name="DefaultParagraphFont" style:family="text">
      <style:text-properties fo:color="#CC7832"/>
    </style:style>
    <style:style style:name="T11292" style:parent-style-name="DefaultParagraphFont" style:family="text">
      <style:text-properties fo:color="#CC7832"/>
    </style:style>
    <style:style style:name="T11293" style:parent-style-name="DefaultParagraphFont" style:family="text">
      <style:text-properties fo:color="#CC7832"/>
    </style:style>
    <style:style style:name="T11294" style:parent-style-name="DefaultParagraphFont" style:family="text">
      <style:text-properties fo:color="#9876AA"/>
    </style:style>
    <style:style style:name="T11295" style:parent-style-name="DefaultParagraphFont" style:family="text">
      <style:text-properties fo:color="#A9B7C6"/>
    </style:style>
    <style:style style:name="T11296" style:parent-style-name="DefaultParagraphFont" style:family="text">
      <style:text-properties fo:color="#CC7832"/>
    </style:style>
    <style:style style:name="T11297" style:parent-style-name="DefaultParagraphFont" style:family="text">
      <style:text-properties fo:color="#CC7832"/>
    </style:style>
    <style:style style:name="T11298" style:parent-style-name="DefaultParagraphFont" style:family="text">
      <style:text-properties fo:color="#CC7832"/>
    </style:style>
    <style:style style:name="T11299" style:parent-style-name="DefaultParagraphFont" style:family="text">
      <style:text-properties fo:color="#A9B7C6"/>
    </style:style>
    <style:style style:name="T11300" style:parent-style-name="DefaultParagraphFont" style:family="text">
      <style:text-properties fo:color="#A9B7C6"/>
    </style:style>
    <style:style style:name="T11301" style:parent-style-name="DefaultParagraphFont" style:family="text">
      <style:text-properties fo:color="#A9B7C6"/>
    </style:style>
    <style:style style:name="T11302" style:parent-style-name="DefaultParagraphFont" style:family="text">
      <style:text-properties fo:color="#A9B7C6"/>
    </style:style>
    <style:style style:name="T11303" style:parent-style-name="DefaultParagraphFont" style:family="text">
      <style:text-properties fo:color="#A9B7C6"/>
    </style:style>
    <style:style style:name="T11304" style:parent-style-name="DefaultParagraphFont" style:family="text">
      <style:text-properties fo:color="#808080"/>
    </style:style>
    <style:style style:name="T11305" style:parent-style-name="DefaultParagraphFont" style:family="text">
      <style:text-properties fo:color="#808080"/>
    </style:style>
    <style:style style:name="T11306" style:parent-style-name="DefaultParagraphFont" style:family="text">
      <style:text-properties fo:color="#808080"/>
    </style:style>
    <style:style style:name="T11307" style:parent-style-name="DefaultParagraphFont" style:family="text">
      <style:text-properties fo:color="#CC7832"/>
    </style:style>
    <style:style style:name="T11308" style:parent-style-name="DefaultParagraphFont" style:family="text">
      <style:text-properties fo:color="#FFC66D"/>
    </style:style>
    <style:style style:name="T11309" style:parent-style-name="DefaultParagraphFont" style:family="text">
      <style:text-properties fo:color="#A9B7C6"/>
    </style:style>
    <style:style style:name="T11310" style:parent-style-name="DefaultParagraphFont" style:family="text">
      <style:text-properties fo:color="#A9B7C6"/>
    </style:style>
    <style:style style:name="T11311" style:parent-style-name="DefaultParagraphFont" style:family="text">
      <style:text-properties fo:color="#A9B7C6"/>
    </style:style>
    <style:style style:name="T11312" style:parent-style-name="DefaultParagraphFont" style:family="text">
      <style:text-properties fo:color="#CC7832"/>
    </style:style>
    <style:style style:name="T11313" style:parent-style-name="DefaultParagraphFont" style:family="text">
      <style:text-properties fo:color="#9876AA"/>
    </style:style>
    <style:style style:name="T11314" style:parent-style-name="DefaultParagraphFont" style:family="text">
      <style:text-properties fo:color="#CC7832"/>
    </style:style>
    <style:style style:name="T11315" style:parent-style-name="DefaultParagraphFont" style:family="text">
      <style:text-properties fo:color="#CC7832"/>
    </style:style>
    <style:style style:name="T11316" style:parent-style-name="DefaultParagraphFont" style:family="text">
      <style:text-properties fo:color="#CC7832"/>
    </style:style>
    <style:style style:name="T11317" style:parent-style-name="DefaultParagraphFont" style:family="text">
      <style:text-properties fo:color="#A9B7C6"/>
    </style:style>
    <style:style style:name="T11318" style:parent-style-name="DefaultParagraphFont" style:family="text">
      <style:text-properties fo:color="#A9B7C6"/>
    </style:style>
    <style:style style:name="T11319" style:parent-style-name="DefaultParagraphFont" style:family="text">
      <style:text-properties fo:color="#A9B7C6"/>
    </style:style>
    <style:style style:name="T11320" style:parent-style-name="DefaultParagraphFont" style:family="text">
      <style:text-properties fo:color="#A9B7C6"/>
    </style:style>
    <style:style style:name="T11321" style:parent-style-name="DefaultParagraphFont" style:family="text">
      <style:text-properties fo:color="#CC7832"/>
    </style:style>
    <style:style style:name="T11322" style:parent-style-name="DefaultParagraphFont" style:family="text">
      <style:text-properties fo:color="#FFC66D"/>
    </style:style>
    <style:style style:name="T11323" style:parent-style-name="DefaultParagraphFont" style:family="text">
      <style:text-properties fo:color="#A9B7C6"/>
    </style:style>
    <style:style style:name="T11324" style:parent-style-name="DefaultParagraphFont" style:family="text">
      <style:text-properties fo:color="#CC7832"/>
    </style:style>
    <style:style style:name="T11325" style:parent-style-name="DefaultParagraphFont" style:family="text">
      <style:text-properties fo:color="#A9B7C6"/>
    </style:style>
    <style:style style:name="T11326" style:parent-style-name="DefaultParagraphFont" style:family="text">
      <style:text-properties fo:color="#A9B7C6"/>
    </style:style>
    <style:style style:name="T11327" style:parent-style-name="DefaultParagraphFont" style:family="text">
      <style:text-properties fo:color="#A9B7C6"/>
    </style:style>
    <style:style style:name="T11328" style:parent-style-name="DefaultParagraphFont" style:family="text">
      <style:text-properties fo:color="#CC7832"/>
    </style:style>
    <style:style style:name="T11329" style:parent-style-name="DefaultParagraphFont" style:family="text">
      <style:text-properties fo:color="#A9B7C6"/>
    </style:style>
    <style:style style:name="T11330" style:parent-style-name="DefaultParagraphFont" style:family="text">
      <style:text-properties fo:color="#9876AA"/>
    </style:style>
    <style:style style:name="T11331" style:parent-style-name="DefaultParagraphFont" style:family="text">
      <style:text-properties fo:color="#A9B7C6"/>
    </style:style>
    <style:style style:name="T11332" style:parent-style-name="DefaultParagraphFont" style:family="text">
      <style:text-properties fo:color="#CC7832"/>
    </style:style>
    <style:style style:name="T11333" style:parent-style-name="DefaultParagraphFont" style:family="text">
      <style:text-properties fo:color="#CC7832"/>
    </style:style>
    <style:style style:name="T11334" style:parent-style-name="DefaultParagraphFont" style:family="text">
      <style:text-properties fo:color="#CC7832"/>
    </style:style>
    <style:style style:name="T11335" style:parent-style-name="DefaultParagraphFont" style:family="text">
      <style:text-properties fo:color="#A9B7C6"/>
    </style:style>
    <style:style style:name="T11336" style:parent-style-name="DefaultParagraphFont" style:family="text">
      <style:text-properties fo:color="#A9B7C6"/>
    </style:style>
    <style:style style:name="T11337" style:parent-style-name="DefaultParagraphFont" style:family="text">
      <style:text-properties fo:color="#A9B7C6"/>
    </style:style>
    <style:style style:name="T11338" style:parent-style-name="DefaultParagraphFont" style:family="text">
      <style:text-properties fo:color="#A9B7C6"/>
    </style:style>
    <style:style style:name="T11339" style:parent-style-name="DefaultParagraphFont" style:family="text">
      <style:text-properties fo:color="#CC7832"/>
    </style:style>
    <style:style style:name="T11340" style:parent-style-name="DefaultParagraphFont" style:family="text">
      <style:text-properties fo:color="#FFC66D"/>
    </style:style>
    <style:style style:name="T11341" style:parent-style-name="DefaultParagraphFont" style:family="text">
      <style:text-properties fo:color="#A9B7C6"/>
    </style:style>
    <style:style style:name="T11342" style:parent-style-name="DefaultParagraphFont" style:family="text">
      <style:text-properties fo:color="#A9B7C6"/>
    </style:style>
    <style:style style:name="T11343" style:parent-style-name="DefaultParagraphFont" style:family="text">
      <style:text-properties fo:color="#A9B7C6"/>
    </style:style>
    <style:style style:name="T11344" style:parent-style-name="DefaultParagraphFont" style:family="text">
      <style:text-properties fo:color="#CC7832"/>
    </style:style>
    <style:style style:name="T11345" style:parent-style-name="DefaultParagraphFont" style:family="text">
      <style:text-properties fo:color="#9876AA"/>
    </style:style>
    <style:style style:name="T11346" style:parent-style-name="DefaultParagraphFont" style:family="text">
      <style:text-properties fo:color="#CC7832"/>
    </style:style>
    <style:style style:name="T11347" style:parent-style-name="DefaultParagraphFont" style:family="text">
      <style:text-properties fo:color="#CC7832"/>
    </style:style>
    <style:style style:name="T11348" style:parent-style-name="DefaultParagraphFont" style:family="text">
      <style:text-properties fo:color="#CC7832"/>
    </style:style>
    <style:style style:name="T11349" style:parent-style-name="DefaultParagraphFont" style:family="text">
      <style:text-properties fo:color="#A9B7C6"/>
    </style:style>
    <style:style style:name="T11350" style:parent-style-name="DefaultParagraphFont" style:family="text">
      <style:text-properties fo:color="#A9B7C6"/>
    </style:style>
    <style:style style:name="T11351" style:parent-style-name="DefaultParagraphFont" style:family="text">
      <style:text-properties fo:color="#A9B7C6"/>
    </style:style>
    <style:style style:name="T11352" style:parent-style-name="DefaultParagraphFont" style:family="text">
      <style:text-properties fo:color="#A9B7C6"/>
    </style:style>
    <style:style style:name="T11353" style:parent-style-name="DefaultParagraphFont" style:family="text">
      <style:text-properties fo:color="#CC7832"/>
    </style:style>
    <style:style style:name="T11354" style:parent-style-name="DefaultParagraphFont" style:family="text">
      <style:text-properties fo:color="#FFC66D"/>
    </style:style>
    <style:style style:name="T11355" style:parent-style-name="DefaultParagraphFont" style:family="text">
      <style:text-properties fo:color="#A9B7C6"/>
    </style:style>
    <style:style style:name="T11356" style:parent-style-name="DefaultParagraphFont" style:family="text">
      <style:text-properties fo:color="#CC7832"/>
    </style:style>
    <style:style style:name="T11357" style:parent-style-name="DefaultParagraphFont" style:family="text">
      <style:text-properties fo:color="#A9B7C6"/>
    </style:style>
    <style:style style:name="T11358" style:parent-style-name="DefaultParagraphFont" style:family="text">
      <style:text-properties fo:color="#A9B7C6"/>
    </style:style>
    <style:style style:name="T11359" style:parent-style-name="DefaultParagraphFont" style:family="text">
      <style:text-properties fo:color="#A9B7C6"/>
    </style:style>
    <style:style style:name="T11360" style:parent-style-name="DefaultParagraphFont" style:family="text">
      <style:text-properties fo:color="#CC7832"/>
    </style:style>
    <style:style style:name="T11361" style:parent-style-name="DefaultParagraphFont" style:family="text">
      <style:text-properties fo:color="#A9B7C6"/>
    </style:style>
    <style:style style:name="T11362" style:parent-style-name="DefaultParagraphFont" style:family="text">
      <style:text-properties fo:color="#9876AA"/>
    </style:style>
    <style:style style:name="T11363" style:parent-style-name="DefaultParagraphFont" style:family="text">
      <style:text-properties fo:color="#A9B7C6"/>
    </style:style>
    <style:style style:name="T11364" style:parent-style-name="DefaultParagraphFont" style:family="text">
      <style:text-properties fo:color="#CC7832"/>
    </style:style>
    <style:style style:name="T11365" style:parent-style-name="DefaultParagraphFont" style:family="text">
      <style:text-properties fo:color="#CC7832"/>
    </style:style>
    <style:style style:name="T11366" style:parent-style-name="DefaultParagraphFont" style:family="text">
      <style:text-properties fo:color="#CC7832"/>
    </style:style>
    <style:style style:name="T11367" style:parent-style-name="DefaultParagraphFont" style:family="text">
      <style:text-properties fo:color="#A9B7C6"/>
    </style:style>
    <style:style style:name="T11368" style:parent-style-name="DefaultParagraphFont" style:family="text">
      <style:text-properties fo:color="#A9B7C6"/>
    </style:style>
    <style:style style:name="T11369" style:parent-style-name="DefaultParagraphFont" style:family="text">
      <style:text-properties fo:color="#A9B7C6"/>
    </style:style>
    <style:style style:name="P11370" style:parent-style-name="HTMLPreformatted" style:family="paragraph">
      <style:paragraph-properties fo:background-color="#2B2B2B"/>
    </style:style>
    <style:style style:name="T11371" style:parent-style-name="DefaultParagraphFont" style:family="text">
      <style:text-properties fo:color="#CC7832"/>
    </style:style>
    <style:style style:name="T11372" style:parent-style-name="DefaultParagraphFont" style:family="text">
      <style:text-properties fo:color="#A9B7C6"/>
    </style:style>
    <style:style style:name="T11373" style:parent-style-name="DefaultParagraphFont" style:family="text">
      <style:text-properties fo:color="#CC7832"/>
    </style:style>
    <style:style style:name="T11374" style:parent-style-name="DefaultParagraphFont" style:family="text">
      <style:text-properties fo:color="#CC7832"/>
    </style:style>
    <style:style style:name="T11375" style:parent-style-name="DefaultParagraphFont" style:family="text">
      <style:text-properties fo:color="#CC7832"/>
    </style:style>
    <style:style style:name="T11376" style:parent-style-name="DefaultParagraphFont" style:family="text">
      <style:text-properties fo:color="#CC7832"/>
    </style:style>
    <style:style style:name="T11377" style:parent-style-name="DefaultParagraphFont" style:family="text">
      <style:text-properties fo:color="#A9B7C6"/>
    </style:style>
    <style:style style:name="T11378" style:parent-style-name="DefaultParagraphFont" style:family="text">
      <style:text-properties fo:color="#CC7832"/>
    </style:style>
    <style:style style:name="T11379" style:parent-style-name="DefaultParagraphFont" style:family="text">
      <style:text-properties fo:color="#CC7832"/>
    </style:style>
    <style:style style:name="T11380" style:parent-style-name="DefaultParagraphFont" style:family="text">
      <style:text-properties fo:color="#CC7832"/>
    </style:style>
    <style:style style:name="T11381" style:parent-style-name="DefaultParagraphFont" style:family="text">
      <style:text-properties fo:color="#A9B7C6"/>
    </style:style>
    <style:style style:name="T11382" style:parent-style-name="DefaultParagraphFont" style:family="text">
      <style:text-properties fo:color="#CC7832"/>
    </style:style>
    <style:style style:name="T11383" style:parent-style-name="DefaultParagraphFont" style:family="text">
      <style:text-properties fo:color="#CC7832"/>
    </style:style>
    <style:style style:name="T11384" style:parent-style-name="DefaultParagraphFont" style:family="text">
      <style:text-properties fo:color="#CC7832"/>
    </style:style>
    <style:style style:name="T11385" style:parent-style-name="DefaultParagraphFont" style:family="text">
      <style:text-properties fo:color="#A9B7C6"/>
    </style:style>
    <style:style style:name="T11386" style:parent-style-name="DefaultParagraphFont" style:family="text">
      <style:text-properties fo:color="#CC7832"/>
    </style:style>
    <style:style style:name="T11387" style:parent-style-name="DefaultParagraphFont" style:family="text">
      <style:text-properties fo:color="#CC7832"/>
    </style:style>
    <style:style style:name="T11388" style:parent-style-name="DefaultParagraphFont" style:family="text">
      <style:text-properties fo:color="#CC7832"/>
    </style:style>
    <style:style style:name="T11389" style:parent-style-name="DefaultParagraphFont" style:family="text">
      <style:text-properties fo:color="#A9B7C6"/>
    </style:style>
    <style:style style:name="T11390" style:parent-style-name="DefaultParagraphFont" style:family="text">
      <style:text-properties fo:color="#CC7832"/>
    </style:style>
    <style:style style:name="T11391" style:parent-style-name="DefaultParagraphFont" style:family="text">
      <style:text-properties fo:color="#CC7832"/>
    </style:style>
    <style:style style:name="T11392" style:parent-style-name="DefaultParagraphFont" style:family="text">
      <style:text-properties fo:color="#CC7832"/>
    </style:style>
    <style:style style:name="T11393" style:parent-style-name="DefaultParagraphFont" style:family="text">
      <style:text-properties fo:color="#A9B7C6"/>
    </style:style>
    <style:style style:name="T11394" style:parent-style-name="DefaultParagraphFont" style:family="text">
      <style:text-properties fo:color="#CC7832"/>
    </style:style>
    <style:style style:name="T11395" style:parent-style-name="DefaultParagraphFont" style:family="text">
      <style:text-properties fo:color="#CC7832"/>
    </style:style>
    <style:style style:name="T11396" style:parent-style-name="DefaultParagraphFont" style:family="text">
      <style:text-properties fo:color="#CC7832"/>
    </style:style>
    <style:style style:name="T11397" style:parent-style-name="DefaultParagraphFont" style:family="text">
      <style:text-properties fo:color="#A9B7C6"/>
    </style:style>
    <style:style style:name="T11398" style:parent-style-name="DefaultParagraphFont" style:family="text">
      <style:text-properties fo:color="#CC7832"/>
    </style:style>
    <style:style style:name="T11399" style:parent-style-name="DefaultParagraphFont" style:family="text">
      <style:text-properties fo:color="#CC7832"/>
    </style:style>
    <style:style style:name="T11400" style:parent-style-name="DefaultParagraphFont" style:family="text">
      <style:text-properties fo:color="#CC7832"/>
    </style:style>
    <style:style style:name="T11401" style:parent-style-name="DefaultParagraphFont" style:family="text">
      <style:text-properties fo:color="#A9B7C6"/>
    </style:style>
    <style:style style:name="T11402" style:parent-style-name="DefaultParagraphFont" style:family="text">
      <style:text-properties fo:color="#CC7832"/>
    </style:style>
    <style:style style:name="T11403" style:parent-style-name="DefaultParagraphFont" style:family="text">
      <style:text-properties fo:color="#CC7832"/>
    </style:style>
    <style:style style:name="T11404" style:parent-style-name="DefaultParagraphFont" style:family="text">
      <style:text-properties fo:color="#CC7832"/>
    </style:style>
    <style:style style:name="T11405" style:parent-style-name="DefaultParagraphFont" style:family="text">
      <style:text-properties fo:color="#A9B7C6"/>
    </style:style>
    <style:style style:name="T11406" style:parent-style-name="DefaultParagraphFont" style:family="text">
      <style:text-properties fo:color="#CC7832"/>
    </style:style>
    <style:style style:name="T11407" style:parent-style-name="DefaultParagraphFont" style:family="text">
      <style:text-properties fo:color="#CC7832"/>
    </style:style>
    <style:style style:name="T11408" style:parent-style-name="DefaultParagraphFont" style:family="text">
      <style:text-properties fo:color="#CC7832"/>
    </style:style>
    <style:style style:name="T11409" style:parent-style-name="DefaultParagraphFont" style:family="text">
      <style:text-properties fo:color="#CC7832"/>
    </style:style>
    <style:style style:name="T11410" style:parent-style-name="DefaultParagraphFont" style:family="text">
      <style:text-properties fo:color="#CC7832"/>
    </style:style>
    <style:style style:name="T11411" style:parent-style-name="DefaultParagraphFont" style:family="text">
      <style:text-properties fo:color="#A9B7C6"/>
    </style:style>
    <style:style style:name="T11412" style:parent-style-name="DefaultParagraphFont" style:family="text">
      <style:text-properties fo:color="#CC7832"/>
    </style:style>
    <style:style style:name="T11413" style:parent-style-name="DefaultParagraphFont" style:family="text">
      <style:text-properties fo:color="#CC7832"/>
    </style:style>
    <style:style style:name="T11414" style:parent-style-name="DefaultParagraphFont" style:family="text">
      <style:text-properties fo:color="#CC7832"/>
    </style:style>
    <style:style style:name="T11415" style:parent-style-name="DefaultParagraphFont" style:family="text">
      <style:text-properties fo:color="#CC7832"/>
    </style:style>
    <style:style style:name="T11416" style:parent-style-name="DefaultParagraphFont" style:family="text">
      <style:text-properties fo:color="#A9B7C6"/>
    </style:style>
    <style:style style:name="T11417" style:parent-style-name="DefaultParagraphFont" style:family="text">
      <style:text-properties fo:color="#CC7832"/>
    </style:style>
    <style:style style:name="T11418" style:parent-style-name="DefaultParagraphFont" style:family="text">
      <style:text-properties fo:color="#CC7832"/>
    </style:style>
    <style:style style:name="T11419" style:parent-style-name="DefaultParagraphFont" style:family="text">
      <style:text-properties fo:color="#CC7832"/>
    </style:style>
    <style:style style:name="T11420" style:parent-style-name="DefaultParagraphFont" style:family="text">
      <style:text-properties fo:font-style="italic" style:font-style-asian="italic" style:font-style-complex="italic" fo:color="#629755"/>
    </style:style>
    <style:style style:name="T11421" style:parent-style-name="DefaultParagraphFont" style:family="text">
      <style:text-properties fo:font-style="italic" style:font-style-asian="italic" style:font-style-complex="italic" fo:color="#629755"/>
    </style:style>
    <style:style style:name="T11422" style:parent-style-name="DefaultParagraphFont" style:family="text">
      <style:text-properties fo:font-style="italic" style:font-style-asian="italic" style:font-style-complex="italic" fo:color="#629755"/>
    </style:style>
    <style:style style:name="T11423" style:parent-style-name="DefaultParagraphFont" style:family="text">
      <style:text-properties fo:font-style="italic" style:font-style-asian="italic" style:font-style-complex="italic" fo:color="#629755"/>
    </style:style>
    <style:style style:name="T11424" style:parent-style-name="DefaultParagraphFont" style:family="text">
      <style:text-properties fo:font-style="italic" style:font-style-asian="italic" style:font-style-complex="italic" fo:color="#629755"/>
    </style:style>
    <style:style style:name="T11425" style:parent-style-name="DefaultParagraphFont" style:family="text">
      <style:text-properties fo:font-style="italic" style:font-style-asian="italic" style:font-style-complex="italic" fo:color="#629755"/>
    </style:style>
    <style:style style:name="T11426" style:parent-style-name="DefaultParagraphFont" style:family="text">
      <style:text-properties fo:color="#808080"/>
    </style:style>
    <style:style style:name="T11427" style:parent-style-name="DefaultParagraphFont" style:family="text">
      <style:text-properties fo:color="#808080"/>
    </style:style>
    <style:style style:name="T11428" style:parent-style-name="DefaultParagraphFont" style:family="text">
      <style:text-properties fo:color="#CC7832"/>
    </style:style>
    <style:style style:name="T11429" style:parent-style-name="DefaultParagraphFont" style:family="text">
      <style:text-properties fo:color="#A9B7C6"/>
    </style:style>
    <style:style style:name="T11430" style:parent-style-name="DefaultParagraphFont" style:family="text">
      <style:text-properties fo:color="#A9B7C6"/>
    </style:style>
    <style:style style:name="T11431" style:parent-style-name="DefaultParagraphFont" style:family="text">
      <style:text-properties fo:color="#A9B7C6"/>
    </style:style>
    <style:style style:name="T11432" style:parent-style-name="DefaultParagraphFont" style:family="text">
      <style:text-properties fo:color="#A9B7C6"/>
    </style:style>
    <style:style style:name="T11433" style:parent-style-name="DefaultParagraphFont" style:family="text">
      <style:text-properties fo:color="#808080"/>
    </style:style>
    <style:style style:name="T11434" style:parent-style-name="DefaultParagraphFont" style:family="text">
      <style:text-properties fo:color="#808080"/>
    </style:style>
    <style:style style:name="T11435" style:parent-style-name="DefaultParagraphFont" style:family="text">
      <style:text-properties fo:color="#808080"/>
    </style:style>
    <style:style style:name="T11436" style:parent-style-name="DefaultParagraphFont" style:family="text">
      <style:text-properties fo:color="#CC7832"/>
    </style:style>
    <style:style style:name="T11437" style:parent-style-name="DefaultParagraphFont" style:family="text">
      <style:text-properties fo:color="#A9B7C6"/>
    </style:style>
    <style:style style:name="T11438" style:parent-style-name="DefaultParagraphFont" style:family="text">
      <style:text-properties fo:font-style="italic" style:font-style-asian="italic" style:font-style-complex="italic" fo:color="#9876AA"/>
    </style:style>
    <style:style style:name="T11439" style:parent-style-name="DefaultParagraphFont" style:family="text">
      <style:text-properties fo:color="#CC7832"/>
    </style:style>
    <style:style style:name="T11440" style:parent-style-name="DefaultParagraphFont" style:family="text">
      <style:text-properties fo:color="#CC7832"/>
    </style:style>
    <style:style style:name="T11441" style:parent-style-name="DefaultParagraphFont" style:family="text">
      <style:text-properties fo:color="#CC7832"/>
    </style:style>
    <style:style style:name="T11442" style:parent-style-name="DefaultParagraphFont" style:family="text">
      <style:text-properties fo:color="#A9B7C6"/>
    </style:style>
    <style:style style:name="T11443" style:parent-style-name="DefaultParagraphFont" style:family="text">
      <style:text-properties fo:color="#9876AA"/>
    </style:style>
    <style:style style:name="T11444" style:parent-style-name="DefaultParagraphFont" style:family="text">
      <style:text-properties fo:color="#CC7832"/>
    </style:style>
    <style:style style:name="T11445" style:parent-style-name="DefaultParagraphFont" style:family="text">
      <style:text-properties fo:color="#CC7832"/>
    </style:style>
    <style:style style:name="T11446" style:parent-style-name="DefaultParagraphFont" style:family="text">
      <style:text-properties fo:color="#CC7832"/>
    </style:style>
    <style:style style:name="T11447" style:parent-style-name="DefaultParagraphFont" style:family="text">
      <style:text-properties fo:color="#808080"/>
    </style:style>
    <style:style style:name="T11448" style:parent-style-name="DefaultParagraphFont" style:family="text">
      <style:text-properties fo:color="#808080"/>
    </style:style>
    <style:style style:name="T11449" style:parent-style-name="DefaultParagraphFont" style:family="text">
      <style:text-properties fo:color="#808080"/>
    </style:style>
    <style:style style:name="T11450" style:parent-style-name="DefaultParagraphFont" style:family="text">
      <style:text-properties fo:color="#CC7832"/>
    </style:style>
    <style:style style:name="T11451" style:parent-style-name="DefaultParagraphFont" style:family="text">
      <style:text-properties fo:color="#A9B7C6"/>
    </style:style>
    <style:style style:name="T11452" style:parent-style-name="DefaultParagraphFont" style:family="text">
      <style:text-properties fo:color="#9876AA"/>
    </style:style>
    <style:style style:name="T11453" style:parent-style-name="DefaultParagraphFont" style:family="text">
      <style:text-properties fo:color="#CC7832"/>
    </style:style>
    <style:style style:name="T11454" style:parent-style-name="DefaultParagraphFont" style:family="text">
      <style:text-properties fo:color="#CC7832"/>
    </style:style>
    <style:style style:name="T11455" style:parent-style-name="DefaultParagraphFont" style:family="text">
      <style:text-properties fo:color="#CC7832"/>
    </style:style>
    <style:style style:name="T11456" style:parent-style-name="DefaultParagraphFont" style:family="text">
      <style:text-properties fo:color="#A9B7C6"/>
    </style:style>
    <style:style style:name="T11457" style:parent-style-name="DefaultParagraphFont" style:family="text">
      <style:text-properties fo:color="#9876AA"/>
    </style:style>
    <style:style style:name="T11458" style:parent-style-name="DefaultParagraphFont" style:family="text">
      <style:text-properties fo:color="#CC7832"/>
    </style:style>
    <style:style style:name="T11459" style:parent-style-name="DefaultParagraphFont" style:family="text">
      <style:text-properties fo:color="#CC7832"/>
    </style:style>
    <style:style style:name="T11460" style:parent-style-name="DefaultParagraphFont" style:family="text">
      <style:text-properties fo:color="#CC7832"/>
    </style:style>
    <style:style style:name="T11461" style:parent-style-name="DefaultParagraphFont" style:family="text">
      <style:text-properties fo:color="#808080"/>
    </style:style>
    <style:style style:name="T11462" style:parent-style-name="DefaultParagraphFont" style:family="text">
      <style:text-properties fo:color="#808080"/>
    </style:style>
    <style:style style:name="T11463" style:parent-style-name="DefaultParagraphFont" style:family="text">
      <style:text-properties fo:color="#808080"/>
    </style:style>
    <style:style style:name="T11464" style:parent-style-name="DefaultParagraphFont" style:family="text">
      <style:text-properties fo:color="#808080"/>
    </style:style>
    <style:style style:name="T11465" style:parent-style-name="DefaultParagraphFont" style:family="text">
      <style:text-properties fo:color="#CC7832"/>
    </style:style>
    <style:style style:name="T11466" style:parent-style-name="DefaultParagraphFont" style:family="text">
      <style:text-properties fo:color="#9876AA"/>
    </style:style>
    <style:style style:name="T11467" style:parent-style-name="DefaultParagraphFont" style:family="text">
      <style:text-properties fo:color="#CC7832"/>
    </style:style>
    <style:style style:name="T11468" style:parent-style-name="DefaultParagraphFont" style:family="text">
      <style:text-properties fo:color="#CC7832"/>
    </style:style>
    <style:style style:name="T11469" style:parent-style-name="DefaultParagraphFont" style:family="text">
      <style:text-properties fo:color="#CC7832"/>
    </style:style>
    <style:style style:name="T11470" style:parent-style-name="DefaultParagraphFont" style:family="text">
      <style:text-properties fo:color="#9876AA"/>
    </style:style>
    <style:style style:name="T11471" style:parent-style-name="DefaultParagraphFont" style:family="text">
      <style:text-properties fo:color="#CC7832"/>
    </style:style>
    <style:style style:name="T11472" style:parent-style-name="DefaultParagraphFont" style:family="text">
      <style:text-properties fo:color="#CC7832"/>
    </style:style>
    <style:style style:name="T11473" style:parent-style-name="DefaultParagraphFont" style:family="text">
      <style:text-properties fo:color="#CC7832"/>
    </style:style>
    <style:style style:name="T11474" style:parent-style-name="DefaultParagraphFont" style:family="text">
      <style:text-properties fo:color="#CC7832"/>
    </style:style>
    <style:style style:name="T11475" style:parent-style-name="DefaultParagraphFont" style:family="text">
      <style:text-properties fo:color="#808080"/>
    </style:style>
    <style:style style:name="T11476" style:parent-style-name="DefaultParagraphFont" style:family="text">
      <style:text-properties fo:color="#808080"/>
    </style:style>
    <style:style style:name="T11477" style:parent-style-name="DefaultParagraphFont" style:family="text">
      <style:text-properties fo:color="#808080"/>
    </style:style>
    <style:style style:name="T11478" style:parent-style-name="DefaultParagraphFont" style:family="text">
      <style:text-properties fo:color="#CC7832"/>
    </style:style>
    <style:style style:name="T11479" style:parent-style-name="DefaultParagraphFont" style:family="text">
      <style:text-properties fo:color="#9876AA"/>
    </style:style>
    <style:style style:name="T11480" style:parent-style-name="DefaultParagraphFont" style:family="text">
      <style:text-properties fo:color="#A9B7C6"/>
    </style:style>
    <style:style style:name="T11481" style:parent-style-name="DefaultParagraphFont" style:family="text">
      <style:text-properties fo:color="#6897BB"/>
    </style:style>
    <style:style style:name="T11482" style:parent-style-name="DefaultParagraphFont" style:family="text">
      <style:text-properties fo:color="#CC7832"/>
    </style:style>
    <style:style style:name="T11483" style:parent-style-name="DefaultParagraphFont" style:family="text">
      <style:text-properties fo:color="#CC7832"/>
    </style:style>
    <style:style style:name="T11484" style:parent-style-name="DefaultParagraphFont" style:family="text">
      <style:text-properties fo:color="#CC7832"/>
    </style:style>
    <style:style style:name="T11485" style:parent-style-name="DefaultParagraphFont" style:family="text">
      <style:text-properties fo:color="#9876AA"/>
    </style:style>
    <style:style style:name="T11486" style:parent-style-name="DefaultParagraphFont" style:family="text">
      <style:text-properties fo:color="#A9B7C6"/>
    </style:style>
    <style:style style:name="T11487" style:parent-style-name="DefaultParagraphFont" style:family="text">
      <style:text-properties fo:color="#6897BB"/>
    </style:style>
    <style:style style:name="T11488" style:parent-style-name="DefaultParagraphFont" style:family="text">
      <style:text-properties fo:color="#CC7832"/>
    </style:style>
    <style:style style:name="T11489" style:parent-style-name="DefaultParagraphFont" style:family="text">
      <style:text-properties fo:color="#CC7832"/>
    </style:style>
    <style:style style:name="T11490" style:parent-style-name="DefaultParagraphFont" style:family="text">
      <style:text-properties fo:color="#CC7832"/>
    </style:style>
    <style:style style:name="T11491" style:parent-style-name="DefaultParagraphFont" style:family="text">
      <style:text-properties fo:color="#9876AA"/>
    </style:style>
    <style:style style:name="T11492" style:parent-style-name="DefaultParagraphFont" style:family="text">
      <style:text-properties fo:color="#A9B7C6"/>
    </style:style>
    <style:style style:name="T11493" style:parent-style-name="DefaultParagraphFont" style:family="text">
      <style:text-properties fo:color="#6897BB"/>
    </style:style>
    <style:style style:name="T11494" style:parent-style-name="DefaultParagraphFont" style:family="text">
      <style:text-properties fo:color="#CC7832"/>
    </style:style>
    <style:style style:name="T11495" style:parent-style-name="DefaultParagraphFont" style:family="text">
      <style:text-properties fo:color="#CC7832"/>
    </style:style>
    <style:style style:name="T11496" style:parent-style-name="DefaultParagraphFont" style:family="text">
      <style:text-properties fo:color="#CC7832"/>
    </style:style>
    <style:style style:name="T11497" style:parent-style-name="DefaultParagraphFont" style:family="text">
      <style:text-properties fo:color="#CC7832"/>
    </style:style>
    <style:style style:name="T11498" style:parent-style-name="DefaultParagraphFont" style:family="text">
      <style:text-properties fo:color="#9876AA"/>
    </style:style>
    <style:style style:name="T11499" style:parent-style-name="DefaultParagraphFont" style:family="text">
      <style:text-properties fo:color="#A9B7C6"/>
    </style:style>
    <style:style style:name="T11500" style:parent-style-name="DefaultParagraphFont" style:family="text">
      <style:text-properties fo:color="#6897BB"/>
    </style:style>
    <style:style style:name="T11501" style:parent-style-name="DefaultParagraphFont" style:family="text">
      <style:text-properties fo:color="#CC7832"/>
    </style:style>
    <style:style style:name="T11502" style:parent-style-name="DefaultParagraphFont" style:family="text">
      <style:text-properties fo:color="#CC7832"/>
    </style:style>
    <style:style style:name="T11503" style:parent-style-name="DefaultParagraphFont" style:family="text">
      <style:text-properties fo:color="#CC7832"/>
    </style:style>
    <style:style style:name="T11504" style:parent-style-name="DefaultParagraphFont" style:family="text">
      <style:text-properties fo:color="#CC7832"/>
    </style:style>
    <style:style style:name="T11505" style:parent-style-name="DefaultParagraphFont" style:family="text">
      <style:text-properties fo:color="#808080"/>
    </style:style>
    <style:style style:name="T11506" style:parent-style-name="DefaultParagraphFont" style:family="text">
      <style:text-properties fo:color="#808080"/>
    </style:style>
    <style:style style:name="T11507" style:parent-style-name="DefaultParagraphFont" style:family="text">
      <style:text-properties fo:color="#808080"/>
    </style:style>
    <style:style style:name="T11508" style:parent-style-name="DefaultParagraphFont" style:family="text">
      <style:text-properties fo:color="#CC7832"/>
    </style:style>
    <style:style style:name="T11509" style:parent-style-name="DefaultParagraphFont" style:family="text">
      <style:text-properties fo:color="#A9B7C6"/>
    </style:style>
    <style:style style:name="T11510" style:parent-style-name="DefaultParagraphFont" style:family="text">
      <style:text-properties fo:color="#9876AA"/>
    </style:style>
    <style:style style:name="T11511" style:parent-style-name="DefaultParagraphFont" style:family="text">
      <style:text-properties fo:color="#CC7832"/>
    </style:style>
    <style:style style:name="T11512" style:parent-style-name="DefaultParagraphFont" style:family="text">
      <style:text-properties fo:color="#CC7832"/>
    </style:style>
    <style:style style:name="T11513" style:parent-style-name="DefaultParagraphFont" style:family="text">
      <style:text-properties fo:color="#CC7832"/>
    </style:style>
    <style:style style:name="T11514" style:parent-style-name="DefaultParagraphFont" style:family="text">
      <style:text-properties fo:color="#CC7832"/>
    </style:style>
    <style:style style:name="T11515" style:parent-style-name="DefaultParagraphFont" style:family="text">
      <style:text-properties fo:color="#808080"/>
    </style:style>
    <style:style style:name="T11516" style:parent-style-name="DefaultParagraphFont" style:family="text">
      <style:text-properties fo:color="#808080"/>
    </style:style>
    <style:style style:name="T11517" style:parent-style-name="DefaultParagraphFont" style:family="text">
      <style:text-properties fo:color="#808080"/>
    </style:style>
    <style:style style:name="T11518" style:parent-style-name="DefaultParagraphFont" style:family="text">
      <style:text-properties fo:color="#CC7832"/>
    </style:style>
    <style:style style:name="T11519" style:parent-style-name="DefaultParagraphFont" style:family="text">
      <style:text-properties fo:color="#A9B7C6"/>
    </style:style>
    <style:style style:name="T11520" style:parent-style-name="DefaultParagraphFont" style:family="text">
      <style:text-properties fo:color="#A9B7C6"/>
    </style:style>
    <style:style style:name="T11521" style:parent-style-name="DefaultParagraphFont" style:family="text">
      <style:text-properties fo:color="#A9B7C6"/>
    </style:style>
    <style:style style:name="T11522" style:parent-style-name="DefaultParagraphFont" style:family="text">
      <style:text-properties fo:font-style="italic" style:font-style-asian="italic" style:font-style-complex="italic" fo:color="#9876AA"/>
    </style:style>
    <style:style style:name="T11523" style:parent-style-name="DefaultParagraphFont" style:family="text">
      <style:text-properties fo:color="#CC7832"/>
    </style:style>
    <style:style style:name="T11524" style:parent-style-name="DefaultParagraphFont" style:family="text">
      <style:text-properties fo:font-style="italic" style:font-style-asian="italic" style:font-style-complex="italic" fo:color="#9876AA"/>
    </style:style>
    <style:style style:name="T11525" style:parent-style-name="DefaultParagraphFont" style:family="text">
      <style:text-properties fo:color="#CC7832"/>
    </style:style>
    <style:style style:name="T11526" style:parent-style-name="DefaultParagraphFont" style:family="text">
      <style:text-properties fo:font-style="italic" style:font-style-asian="italic" style:font-style-complex="italic" fo:color="#9876AA"/>
    </style:style>
    <style:style style:name="T11527" style:parent-style-name="DefaultParagraphFont" style:family="text">
      <style:text-properties fo:color="#CC7832"/>
    </style:style>
    <style:style style:name="T11528" style:parent-style-name="DefaultParagraphFont" style:family="text">
      <style:text-properties fo:font-style="italic" style:font-style-asian="italic" style:font-style-complex="italic" fo:color="#9876AA"/>
    </style:style>
    <style:style style:name="T11529" style:parent-style-name="DefaultParagraphFont" style:family="text">
      <style:text-properties fo:font-style="italic" style:font-style-asian="italic" style:font-style-complex="italic" fo:color="#9876AA"/>
    </style:style>
    <style:style style:name="T11530" style:parent-style-name="DefaultParagraphFont" style:family="text">
      <style:text-properties fo:font-style="italic" style:font-style-asian="italic" style:font-style-complex="italic" fo:color="#9876AA"/>
    </style:style>
    <style:style style:name="T11531" style:parent-style-name="DefaultParagraphFont" style:family="text">
      <style:text-properties fo:color="#A9B7C6"/>
    </style:style>
    <style:style style:name="T11532" style:parent-style-name="DefaultParagraphFont" style:family="text">
      <style:text-properties fo:color="#A9B7C6"/>
    </style:style>
    <style:style style:name="T11533" style:parent-style-name="DefaultParagraphFont" style:family="text">
      <style:text-properties fo:color="#A9B7C6"/>
    </style:style>
    <style:style style:name="T11534" style:parent-style-name="DefaultParagraphFont" style:family="text">
      <style:text-properties fo:color="#A9B7C6"/>
    </style:style>
    <style:style style:name="T11535" style:parent-style-name="DefaultParagraphFont" style:family="text">
      <style:text-properties fo:color="#CC7832"/>
    </style:style>
    <style:style style:name="T11536" style:parent-style-name="DefaultParagraphFont" style:family="text">
      <style:text-properties fo:color="#FFC66D"/>
    </style:style>
    <style:style style:name="T11537" style:parent-style-name="DefaultParagraphFont" style:family="text">
      <style:text-properties fo:color="#A9B7C6"/>
    </style:style>
    <style:style style:name="T11538" style:parent-style-name="DefaultParagraphFont" style:family="text">
      <style:text-properties fo:color="#A9B7C6"/>
    </style:style>
    <style:style style:name="T11539" style:parent-style-name="DefaultParagraphFont" style:family="text">
      <style:text-properties fo:color="#A9B7C6"/>
    </style:style>
    <style:style style:name="T11540" style:parent-style-name="DefaultParagraphFont" style:family="text">
      <style:text-properties fo:color="#A9B7C6"/>
    </style:style>
    <style:style style:name="T11541" style:parent-style-name="DefaultParagraphFont" style:family="text">
      <style:text-properties fo:color="#CC7832"/>
    </style:style>
    <style:style style:name="T11542" style:parent-style-name="DefaultParagraphFont" style:family="text">
      <style:text-properties fo:color="#A9B7C6"/>
    </style:style>
    <style:style style:name="T11543" style:parent-style-name="DefaultParagraphFont" style:family="text">
      <style:text-properties fo:color="#9876AA"/>
    </style:style>
    <style:style style:name="T11544" style:parent-style-name="DefaultParagraphFont" style:family="text">
      <style:text-properties fo:color="#A9B7C6"/>
    </style:style>
    <style:style style:name="T11545" style:parent-style-name="DefaultParagraphFont" style:family="text">
      <style:text-properties fo:color="#CC7832"/>
    </style:style>
    <style:style style:name="T11546" style:parent-style-name="DefaultParagraphFont" style:family="text">
      <style:text-properties fo:color="#CC7832"/>
    </style:style>
    <style:style style:name="T11547" style:parent-style-name="DefaultParagraphFont" style:family="text">
      <style:text-properties fo:color="#CC7832"/>
    </style:style>
    <style:style style:name="T11548" style:parent-style-name="DefaultParagraphFont" style:family="text">
      <style:text-properties fo:color="#808080"/>
    </style:style>
    <style:style style:name="T11549" style:parent-style-name="DefaultParagraphFont" style:family="text">
      <style:text-properties fo:color="#808080"/>
    </style:style>
    <style:style style:name="T11550" style:parent-style-name="DefaultParagraphFont" style:family="text">
      <style:text-properties fo:color="#808080"/>
    </style:style>
    <style:style style:name="T11551" style:parent-style-name="DefaultParagraphFont" style:family="text">
      <style:text-properties fo:color="#9876AA"/>
    </style:style>
    <style:style style:name="T11552" style:parent-style-name="DefaultParagraphFont" style:family="text">
      <style:text-properties fo:color="#A9B7C6"/>
    </style:style>
    <style:style style:name="T11553" style:parent-style-name="DefaultParagraphFont" style:family="text">
      <style:text-properties fo:font-style="italic" style:font-style-asian="italic" style:font-style-complex="italic" fo:color="#9876AA"/>
    </style:style>
    <style:style style:name="T11554" style:parent-style-name="DefaultParagraphFont" style:family="text">
      <style:text-properties fo:color="#A9B7C6"/>
    </style:style>
    <style:style style:name="T11555" style:parent-style-name="DefaultParagraphFont" style:family="text">
      <style:text-properties fo:color="#CC7832"/>
    </style:style>
    <style:style style:name="T11556" style:parent-style-name="DefaultParagraphFont" style:family="text">
      <style:text-properties fo:color="#A9B7C6"/>
    </style:style>
    <style:style style:name="T11557" style:parent-style-name="DefaultParagraphFont" style:family="text">
      <style:text-properties fo:font-style="italic" style:font-style-asian="italic" style:font-style-complex="italic" fo:color="#9876AA"/>
    </style:style>
    <style:style style:name="T11558" style:parent-style-name="DefaultParagraphFont" style:family="text">
      <style:text-properties fo:color="#A9B7C6"/>
    </style:style>
    <style:style style:name="T11559" style:parent-style-name="DefaultParagraphFont" style:family="text">
      <style:text-properties fo:color="#CC7832"/>
    </style:style>
    <style:style style:name="T11560" style:parent-style-name="DefaultParagraphFont" style:family="text">
      <style:text-properties fo:color="#CC7832"/>
    </style:style>
    <style:style style:name="T11561" style:parent-style-name="DefaultParagraphFont" style:family="text">
      <style:text-properties fo:color="#CC7832"/>
    </style:style>
    <style:style style:name="T11562" style:parent-style-name="DefaultParagraphFont" style:family="text">
      <style:text-properties fo:color="#A9B7C6"/>
    </style:style>
    <style:style style:name="T11563" style:parent-style-name="DefaultParagraphFont" style:family="text">
      <style:text-properties fo:color="#9876AA"/>
    </style:style>
    <style:style style:name="T11564" style:parent-style-name="DefaultParagraphFont" style:family="text">
      <style:text-properties fo:color="#A9B7C6"/>
    </style:style>
    <style:style style:name="T11565" style:parent-style-name="DefaultParagraphFont" style:family="text">
      <style:text-properties fo:font-style="italic" style:font-style-asian="italic" style:font-style-complex="italic" fo:color="#9876AA"/>
    </style:style>
    <style:style style:name="T11566" style:parent-style-name="DefaultParagraphFont" style:family="text">
      <style:text-properties fo:color="#A9B7C6"/>
    </style:style>
    <style:style style:name="T11567" style:parent-style-name="DefaultParagraphFont" style:family="text">
      <style:text-properties fo:color="#CC7832"/>
    </style:style>
    <style:style style:name="T11568" style:parent-style-name="DefaultParagraphFont" style:family="text">
      <style:text-properties fo:color="#CC7832"/>
    </style:style>
    <style:style style:name="T11569" style:parent-style-name="DefaultParagraphFont" style:family="text">
      <style:text-properties fo:color="#A9B7C6"/>
    </style:style>
    <style:style style:name="T11570" style:parent-style-name="DefaultParagraphFont" style:family="text">
      <style:text-properties fo:color="#CC7832"/>
    </style:style>
    <style:style style:name="T11571" style:parent-style-name="DefaultParagraphFont" style:family="text">
      <style:text-properties fo:color="#CC7832"/>
    </style:style>
    <style:style style:name="T11572" style:parent-style-name="DefaultParagraphFont" style:family="text">
      <style:text-properties fo:color="#CC7832"/>
    </style:style>
    <style:style style:name="T11573" style:parent-style-name="DefaultParagraphFont" style:family="text">
      <style:text-properties fo:color="#A9B7C6"/>
    </style:style>
    <style:style style:name="T11574" style:parent-style-name="DefaultParagraphFont" style:family="text">
      <style:text-properties fo:color="#CC7832"/>
    </style:style>
    <style:style style:name="T11575" style:parent-style-name="DefaultParagraphFont" style:family="text">
      <style:text-properties fo:color="#CC7832"/>
    </style:style>
    <style:style style:name="T11576" style:parent-style-name="DefaultParagraphFont" style:family="text">
      <style:text-properties fo:color="#CC7832"/>
    </style:style>
    <style:style style:name="T11577" style:parent-style-name="DefaultParagraphFont" style:family="text">
      <style:text-properties fo:color="#808080"/>
    </style:style>
    <style:style style:name="T11578" style:parent-style-name="DefaultParagraphFont" style:family="text">
      <style:text-properties fo:color="#808080"/>
    </style:style>
    <style:style style:name="T11579" style:parent-style-name="DefaultParagraphFont" style:family="text">
      <style:text-properties fo:color="#808080"/>
    </style:style>
    <style:style style:name="T11580" style:parent-style-name="DefaultParagraphFont" style:family="text">
      <style:text-properties fo:color="#A9B7C6"/>
    </style:style>
    <style:style style:name="T11581" style:parent-style-name="DefaultParagraphFont" style:family="text">
      <style:text-properties fo:color="#CC7832"/>
    </style:style>
    <style:style style:name="T11582" style:parent-style-name="DefaultParagraphFont" style:family="text">
      <style:text-properties fo:color="#CC7832"/>
    </style:style>
    <style:style style:name="T11583" style:parent-style-name="DefaultParagraphFont" style:family="text">
      <style:text-properties fo:color="#CC7832"/>
    </style:style>
    <style:style style:name="T11584" style:parent-style-name="DefaultParagraphFont" style:family="text">
      <style:text-properties fo:color="#A9B7C6"/>
    </style:style>
    <style:style style:name="T11585" style:parent-style-name="DefaultParagraphFont" style:family="text">
      <style:text-properties fo:color="#A9B7C6"/>
    </style:style>
    <style:style style:name="T11586" style:parent-style-name="DefaultParagraphFont" style:family="text">
      <style:text-properties fo:color="#A9B7C6"/>
    </style:style>
    <style:style style:name="T11587" style:parent-style-name="DefaultParagraphFont" style:family="text">
      <style:text-properties fo:color="#A9B7C6"/>
    </style:style>
    <style:style style:name="T11588" style:parent-style-name="DefaultParagraphFont" style:family="text">
      <style:text-properties fo:color="#808080"/>
    </style:style>
    <style:style style:name="T11589" style:parent-style-name="DefaultParagraphFont" style:family="text">
      <style:text-properties fo:color="#808080"/>
    </style:style>
    <style:style style:name="T11590" style:parent-style-name="DefaultParagraphFont" style:family="text">
      <style:text-properties fo:color="#808080"/>
    </style:style>
    <style:style style:name="T11591" style:parent-style-name="DefaultParagraphFont" style:family="text">
      <style:text-properties fo:color="#CC7832"/>
    </style:style>
    <style:style style:name="T11592" style:parent-style-name="DefaultParagraphFont" style:family="text">
      <style:text-properties fo:color="#A9B7C6"/>
    </style:style>
    <style:style style:name="T11593" style:parent-style-name="DefaultParagraphFont" style:family="text">
      <style:text-properties fo:color="#FFC66D"/>
    </style:style>
    <style:style style:name="T11594" style:parent-style-name="DefaultParagraphFont" style:family="text">
      <style:text-properties fo:color="#A9B7C6"/>
    </style:style>
    <style:style style:name="T11595" style:parent-style-name="DefaultParagraphFont" style:family="text">
      <style:text-properties fo:color="#A9B7C6"/>
    </style:style>
    <style:style style:name="T11596" style:parent-style-name="DefaultParagraphFont" style:family="text">
      <style:text-properties fo:color="#A9B7C6"/>
    </style:style>
    <style:style style:name="T11597" style:parent-style-name="DefaultParagraphFont" style:family="text">
      <style:text-properties fo:color="#CC7832"/>
    </style:style>
    <style:style style:name="T11598" style:parent-style-name="DefaultParagraphFont" style:family="text">
      <style:text-properties fo:color="#A9B7C6"/>
    </style:style>
    <style:style style:name="T11599" style:parent-style-name="DefaultParagraphFont" style:family="text">
      <style:text-properties fo:font-style="italic" style:font-style-asian="italic" style:font-style-complex="italic" fo:color="#9876AA"/>
    </style:style>
    <style:style style:name="T11600" style:parent-style-name="DefaultParagraphFont" style:family="text">
      <style:text-properties fo:color="#A9B7C6"/>
    </style:style>
    <style:style style:name="T11601" style:parent-style-name="DefaultParagraphFont" style:family="text">
      <style:text-properties fo:color="#CC7832"/>
    </style:style>
    <style:style style:name="T11602" style:parent-style-name="DefaultParagraphFont" style:family="text">
      <style:text-properties fo:color="#A9B7C6"/>
    </style:style>
    <style:style style:name="T11603" style:parent-style-name="DefaultParagraphFont" style:family="text">
      <style:text-properties fo:color="#A9B7C6"/>
    </style:style>
    <style:style style:name="T11604" style:parent-style-name="DefaultParagraphFont" style:family="text">
      <style:text-properties fo:color="#A9B7C6"/>
    </style:style>
    <style:style style:name="T11605" style:parent-style-name="DefaultParagraphFont" style:family="text">
      <style:text-properties fo:font-style="italic" style:font-style-asian="italic" style:font-style-complex="italic" fo:color="#9876AA"/>
    </style:style>
    <style:style style:name="T11606" style:parent-style-name="DefaultParagraphFont" style:family="text">
      <style:text-properties fo:color="#A9B7C6"/>
    </style:style>
    <style:style style:name="T11607" style:parent-style-name="DefaultParagraphFont" style:family="text">
      <style:text-properties fo:color="#CC7832"/>
    </style:style>
    <style:style style:name="T11608" style:parent-style-name="DefaultParagraphFont" style:family="text">
      <style:text-properties fo:color="#A9B7C6"/>
    </style:style>
    <style:style style:name="T11609" style:parent-style-name="DefaultParagraphFont" style:family="text">
      <style:text-properties fo:color="#CC7832"/>
    </style:style>
    <style:style style:name="T11610" style:parent-style-name="DefaultParagraphFont" style:family="text">
      <style:text-properties fo:color="#CC7832"/>
    </style:style>
    <style:style style:name="T11611" style:parent-style-name="DefaultParagraphFont" style:family="text">
      <style:text-properties fo:color="#CC7832"/>
    </style:style>
    <style:style style:name="T11612" style:parent-style-name="DefaultParagraphFont" style:family="text">
      <style:text-properties fo:color="#A9B7C6"/>
    </style:style>
    <style:style style:name="T11613" style:parent-style-name="DefaultParagraphFont" style:family="text">
      <style:text-properties fo:color="#A9B7C6"/>
    </style:style>
    <style:style style:name="T11614" style:parent-style-name="DefaultParagraphFont" style:family="text">
      <style:text-properties fo:color="#A9B7C6"/>
    </style:style>
    <style:style style:name="T11615" style:parent-style-name="DefaultParagraphFont" style:family="text">
      <style:text-properties fo:color="#CC7832"/>
    </style:style>
    <style:style style:name="T11616" style:parent-style-name="DefaultParagraphFont" style:family="text">
      <style:text-properties fo:font-style="italic" style:font-style-asian="italic" style:font-style-complex="italic" fo:color="#9876AA"/>
    </style:style>
    <style:style style:name="T11617" style:parent-style-name="DefaultParagraphFont" style:family="text">
      <style:text-properties fo:color="#CC7832"/>
    </style:style>
    <style:style style:name="T11618" style:parent-style-name="DefaultParagraphFont" style:family="text">
      <style:text-properties fo:color="#CC7832"/>
    </style:style>
    <style:style style:name="T11619" style:parent-style-name="DefaultParagraphFont" style:family="text">
      <style:text-properties fo:color="#CC7832"/>
    </style:style>
    <style:style style:name="T11620" style:parent-style-name="DefaultParagraphFont" style:family="text">
      <style:text-properties fo:color="#A9B7C6"/>
    </style:style>
    <style:style style:name="T11621" style:parent-style-name="DefaultParagraphFont" style:family="text">
      <style:text-properties fo:color="#A9B7C6"/>
    </style:style>
    <style:style style:name="T11622" style:parent-style-name="DefaultParagraphFont" style:family="text">
      <style:text-properties fo:color="#A9B7C6"/>
    </style:style>
    <style:style style:name="T11623" style:parent-style-name="DefaultParagraphFont" style:family="text">
      <style:text-properties fo:color="#A9B7C6"/>
    </style:style>
    <style:style style:name="T11624" style:parent-style-name="DefaultParagraphFont" style:family="text">
      <style:text-properties fo:color="#CC7832"/>
    </style:style>
    <style:style style:name="T11625" style:parent-style-name="DefaultParagraphFont" style:family="text">
      <style:text-properties fo:color="#FFC66D"/>
    </style:style>
    <style:style style:name="T11626" style:parent-style-name="DefaultParagraphFont" style:family="text">
      <style:text-properties fo:color="#A9B7C6"/>
    </style:style>
    <style:style style:name="T11627" style:parent-style-name="DefaultParagraphFont" style:family="text">
      <style:text-properties fo:color="#A9B7C6" fo:background-color="#344134"/>
    </style:style>
    <style:style style:name="T11628" style:parent-style-name="DefaultParagraphFont" style:family="text">
      <style:text-properties fo:color="#A9B7C6"/>
    </style:style>
    <style:style style:name="T11629" style:parent-style-name="DefaultParagraphFont" style:family="text">
      <style:text-properties fo:color="#A9B7C6"/>
    </style:style>
    <style:style style:name="T11630" style:parent-style-name="DefaultParagraphFont" style:family="text">
      <style:text-properties fo:color="#A9B7C6"/>
    </style:style>
    <style:style style:name="T11631" style:parent-style-name="DefaultParagraphFont" style:family="text">
      <style:text-properties fo:color="#808080"/>
    </style:style>
    <style:style style:name="T11632" style:parent-style-name="DefaultParagraphFont" style:family="text">
      <style:text-properties fo:color="#808080"/>
    </style:style>
    <style:style style:name="T11633" style:parent-style-name="DefaultParagraphFont" style:family="text">
      <style:text-properties fo:color="#808080"/>
    </style:style>
    <style:style style:name="T11634" style:parent-style-name="DefaultParagraphFont" style:family="text">
      <style:text-properties fo:color="#9876AA"/>
    </style:style>
    <style:style style:name="T11635" style:parent-style-name="DefaultParagraphFont" style:family="text">
      <style:text-properties fo:color="#A9B7C6"/>
    </style:style>
    <style:style style:name="T11636" style:parent-style-name="DefaultParagraphFont" style:family="text">
      <style:text-properties fo:color="#CC7832"/>
    </style:style>
    <style:style style:name="T11637" style:parent-style-name="DefaultParagraphFont" style:family="text">
      <style:text-properties fo:color="#A9B7C6"/>
    </style:style>
    <style:style style:name="T11638" style:parent-style-name="DefaultParagraphFont" style:family="text">
      <style:text-properties fo:color="#6897BB"/>
    </style:style>
    <style:style style:name="T11639" style:parent-style-name="DefaultParagraphFont" style:family="text">
      <style:text-properties fo:color="#CC7832"/>
    </style:style>
    <style:style style:name="T11640" style:parent-style-name="DefaultParagraphFont" style:family="text">
      <style:text-properties fo:color="#A9B7C6"/>
    </style:style>
    <style:style style:name="T11641" style:parent-style-name="DefaultParagraphFont" style:family="text">
      <style:text-properties fo:color="#A9B7C6"/>
    </style:style>
    <style:style style:name="T11642" style:parent-style-name="DefaultParagraphFont" style:family="text">
      <style:text-properties fo:font-style="italic" style:font-style-asian="italic" style:font-style-complex="italic" fo:color="#9876AA"/>
    </style:style>
    <style:style style:name="T11643" style:parent-style-name="DefaultParagraphFont" style:family="text">
      <style:text-properties fo:color="#CC7832"/>
    </style:style>
    <style:style style:name="T11644" style:parent-style-name="DefaultParagraphFont" style:family="text">
      <style:text-properties fo:color="#6897BB"/>
    </style:style>
    <style:style style:name="T11645" style:parent-style-name="DefaultParagraphFont" style:family="text">
      <style:text-properties fo:color="#A9B7C6"/>
    </style:style>
    <style:style style:name="T11646" style:parent-style-name="DefaultParagraphFont" style:family="text">
      <style:text-properties fo:color="#CC7832"/>
    </style:style>
    <style:style style:name="T11647" style:parent-style-name="DefaultParagraphFont" style:family="text">
      <style:text-properties fo:color="#CC7832"/>
    </style:style>
    <style:style style:name="T11648" style:parent-style-name="DefaultParagraphFont" style:family="text">
      <style:text-properties fo:color="#CC7832"/>
    </style:style>
    <style:style style:name="T11649" style:parent-style-name="DefaultParagraphFont" style:family="text">
      <style:text-properties fo:color="#A9B7C6"/>
    </style:style>
    <style:style style:name="T11650" style:parent-style-name="DefaultParagraphFont" style:family="text">
      <style:text-properties fo:color="#A9B7C6"/>
    </style:style>
    <style:style style:name="T11651" style:parent-style-name="DefaultParagraphFont" style:family="text">
      <style:text-properties fo:color="#A9B7C6"/>
    </style:style>
    <style:style style:name="T11652" style:parent-style-name="DefaultParagraphFont" style:family="text">
      <style:text-properties fo:color="#808080"/>
    </style:style>
    <style:style style:name="T11653" style:parent-style-name="DefaultParagraphFont" style:family="text">
      <style:text-properties fo:color="#808080"/>
    </style:style>
    <style:style style:name="T11654" style:parent-style-name="DefaultParagraphFont" style:family="text">
      <style:text-properties fo:color="#808080"/>
    </style:style>
    <style:style style:name="T11655" style:parent-style-name="DefaultParagraphFont" style:family="text">
      <style:text-properties fo:color="#A9B7C6"/>
    </style:style>
    <style:style style:name="T11656" style:parent-style-name="DefaultParagraphFont" style:family="text">
      <style:text-properties fo:color="#A9B7C6" fo:background-color="#344134"/>
    </style:style>
    <style:style style:name="T11657" style:parent-style-name="DefaultParagraphFont" style:family="text">
      <style:text-properties fo:color="#A9B7C6"/>
    </style:style>
    <style:style style:name="T11658" style:parent-style-name="DefaultParagraphFont" style:family="text">
      <style:text-properties fo:color="#CC7832"/>
    </style:style>
    <style:style style:name="T11659" style:parent-style-name="DefaultParagraphFont" style:family="text">
      <style:text-properties fo:color="#CC7832"/>
    </style:style>
    <style:style style:name="T11660" style:parent-style-name="DefaultParagraphFont" style:family="text">
      <style:text-properties fo:color="#CC7832"/>
    </style:style>
    <style:style style:name="T11661" style:parent-style-name="DefaultParagraphFont" style:family="text">
      <style:text-properties fo:color="#A9B7C6"/>
    </style:style>
    <style:style style:name="T11662" style:parent-style-name="DefaultParagraphFont" style:family="text">
      <style:text-properties fo:color="#CC7832"/>
    </style:style>
    <style:style style:name="T11663" style:parent-style-name="DefaultParagraphFont" style:family="text">
      <style:text-properties fo:color="#CC7832"/>
    </style:style>
    <style:style style:name="T11664" style:parent-style-name="DefaultParagraphFont" style:family="text">
      <style:text-properties fo:color="#CC7832"/>
    </style:style>
    <style:style style:name="T11665" style:parent-style-name="DefaultParagraphFont" style:family="text">
      <style:text-properties fo:color="#808080"/>
    </style:style>
    <style:style style:name="T11666" style:parent-style-name="DefaultParagraphFont" style:family="text">
      <style:text-properties fo:color="#808080"/>
    </style:style>
    <style:style style:name="T11667" style:parent-style-name="DefaultParagraphFont" style:family="text">
      <style:text-properties fo:color="#808080"/>
    </style:style>
    <style:style style:name="T11668" style:parent-style-name="DefaultParagraphFont" style:family="text">
      <style:text-properties fo:color="#A9B7C6"/>
    </style:style>
    <style:style style:name="T11669" style:parent-style-name="DefaultParagraphFont" style:family="text">
      <style:text-properties fo:color="#A9B7C6"/>
    </style:style>
    <style:style style:name="T11670" style:parent-style-name="DefaultParagraphFont" style:family="text">
      <style:text-properties fo:color="#6A8759"/>
    </style:style>
    <style:style style:name="T11671" style:parent-style-name="DefaultParagraphFont" style:family="text">
      <style:text-properties fo:color="#A9B7C6"/>
    </style:style>
    <style:style style:name="T11672" style:parent-style-name="DefaultParagraphFont" style:family="text">
      <style:text-properties fo:color="#CC7832"/>
    </style:style>
    <style:style style:name="T11673" style:parent-style-name="DefaultParagraphFont" style:family="text">
      <style:text-properties fo:color="#CC7832"/>
    </style:style>
    <style:style style:name="T11674" style:parent-style-name="DefaultParagraphFont" style:family="text">
      <style:text-properties fo:color="#CC7832"/>
    </style:style>
    <style:style style:name="T11675" style:parent-style-name="DefaultParagraphFont" style:family="text">
      <style:text-properties fo:color="#9876AA"/>
    </style:style>
    <style:style style:name="T11676" style:parent-style-name="DefaultParagraphFont" style:family="text">
      <style:text-properties fo:color="#A9B7C6"/>
    </style:style>
    <style:style style:name="T11677" style:parent-style-name="DefaultParagraphFont" style:family="text">
      <style:text-properties fo:color="#9876AA"/>
    </style:style>
    <style:style style:name="T11678" style:parent-style-name="DefaultParagraphFont" style:family="text">
      <style:text-properties fo:color="#A9B7C6"/>
    </style:style>
    <style:style style:name="T11679" style:parent-style-name="DefaultParagraphFont" style:family="text">
      <style:text-properties fo:color="#CC7832"/>
    </style:style>
    <style:style style:name="T11680" style:parent-style-name="DefaultParagraphFont" style:family="text">
      <style:text-properties fo:color="#6897BB"/>
    </style:style>
    <style:style style:name="T11681" style:parent-style-name="DefaultParagraphFont" style:family="text">
      <style:text-properties fo:color="#A9B7C6"/>
    </style:style>
    <style:style style:name="T11682" style:parent-style-name="DefaultParagraphFont" style:family="text">
      <style:text-properties fo:color="#CC7832"/>
    </style:style>
    <style:style style:name="T11683" style:parent-style-name="DefaultParagraphFont" style:family="text">
      <style:text-properties fo:color="#CC7832"/>
    </style:style>
    <style:style style:name="T11684" style:parent-style-name="DefaultParagraphFont" style:family="text">
      <style:text-properties fo:color="#CC7832"/>
    </style:style>
    <style:style style:name="T11685" style:parent-style-name="DefaultParagraphFont" style:family="text">
      <style:text-properties fo:color="#A9B7C6"/>
    </style:style>
    <style:style style:name="T11686" style:parent-style-name="DefaultParagraphFont" style:family="text">
      <style:text-properties fo:color="#6A8759"/>
    </style:style>
    <style:style style:name="T11687" style:parent-style-name="DefaultParagraphFont" style:family="text">
      <style:text-properties fo:color="#A9B7C6"/>
    </style:style>
    <style:style style:name="T11688" style:parent-style-name="DefaultParagraphFont" style:family="text">
      <style:text-properties fo:color="#CC7832"/>
    </style:style>
    <style:style style:name="T11689" style:parent-style-name="DefaultParagraphFont" style:family="text">
      <style:text-properties fo:color="#CC7832"/>
    </style:style>
    <style:style style:name="T11690" style:parent-style-name="DefaultParagraphFont" style:family="text">
      <style:text-properties fo:color="#CC7832"/>
    </style:style>
    <style:style style:name="T11691" style:parent-style-name="DefaultParagraphFont" style:family="text">
      <style:text-properties fo:color="#9876AA"/>
    </style:style>
    <style:style style:name="T11692" style:parent-style-name="DefaultParagraphFont" style:family="text">
      <style:text-properties fo:color="#A9B7C6"/>
    </style:style>
    <style:style style:name="T11693" style:parent-style-name="DefaultParagraphFont" style:family="text">
      <style:text-properties fo:color="#9876AA"/>
    </style:style>
    <style:style style:name="T11694" style:parent-style-name="DefaultParagraphFont" style:family="text">
      <style:text-properties fo:color="#A9B7C6"/>
    </style:style>
    <style:style style:name="T11695" style:parent-style-name="DefaultParagraphFont" style:family="text">
      <style:text-properties fo:color="#CC7832"/>
    </style:style>
    <style:style style:name="T11696" style:parent-style-name="DefaultParagraphFont" style:family="text">
      <style:text-properties fo:color="#6897BB"/>
    </style:style>
    <style:style style:name="T11697" style:parent-style-name="DefaultParagraphFont" style:family="text">
      <style:text-properties fo:color="#A9B7C6"/>
    </style:style>
    <style:style style:name="T11698" style:parent-style-name="DefaultParagraphFont" style:family="text">
      <style:text-properties fo:color="#CC7832"/>
    </style:style>
    <style:style style:name="T11699" style:parent-style-name="DefaultParagraphFont" style:family="text">
      <style:text-properties fo:color="#CC7832"/>
    </style:style>
    <style:style style:name="T11700" style:parent-style-name="DefaultParagraphFont" style:family="text">
      <style:text-properties fo:color="#CC7832"/>
    </style:style>
    <style:style style:name="T11701" style:parent-style-name="DefaultParagraphFont" style:family="text">
      <style:text-properties fo:color="#A9B7C6"/>
    </style:style>
    <style:style style:name="T11702" style:parent-style-name="DefaultParagraphFont" style:family="text">
      <style:text-properties fo:color="#6A8759"/>
    </style:style>
    <style:style style:name="T11703" style:parent-style-name="DefaultParagraphFont" style:family="text">
      <style:text-properties fo:color="#6A8759"/>
    </style:style>
    <style:style style:name="T11704" style:parent-style-name="DefaultParagraphFont" style:family="text">
      <style:text-properties fo:color="#A9B7C6"/>
    </style:style>
    <style:style style:name="T11705" style:parent-style-name="DefaultParagraphFont" style:family="text">
      <style:text-properties fo:color="#CC7832"/>
    </style:style>
    <style:style style:name="T11706" style:parent-style-name="DefaultParagraphFont" style:family="text">
      <style:text-properties fo:color="#CC7832"/>
    </style:style>
    <style:style style:name="T11707" style:parent-style-name="DefaultParagraphFont" style:family="text">
      <style:text-properties fo:color="#CC7832"/>
    </style:style>
    <style:style style:name="T11708" style:parent-style-name="DefaultParagraphFont" style:family="text">
      <style:text-properties fo:color="#9876AA"/>
    </style:style>
    <style:style style:name="T11709" style:parent-style-name="DefaultParagraphFont" style:family="text">
      <style:text-properties fo:color="#A9B7C6"/>
    </style:style>
    <style:style style:name="T11710" style:parent-style-name="DefaultParagraphFont" style:family="text">
      <style:text-properties fo:color="#9876AA"/>
    </style:style>
    <style:style style:name="T11711" style:parent-style-name="DefaultParagraphFont" style:family="text">
      <style:text-properties fo:color="#A9B7C6"/>
    </style:style>
    <style:style style:name="T11712" style:parent-style-name="DefaultParagraphFont" style:family="text">
      <style:text-properties fo:color="#CC7832"/>
    </style:style>
    <style:style style:name="T11713" style:parent-style-name="DefaultParagraphFont" style:family="text">
      <style:text-properties fo:color="#6897BB"/>
    </style:style>
    <style:style style:name="T11714" style:parent-style-name="DefaultParagraphFont" style:family="text">
      <style:text-properties fo:color="#A9B7C6"/>
    </style:style>
    <style:style style:name="T11715" style:parent-style-name="DefaultParagraphFont" style:family="text">
      <style:text-properties fo:color="#CC7832"/>
    </style:style>
    <style:style style:name="T11716" style:parent-style-name="DefaultParagraphFont" style:family="text">
      <style:text-properties fo:color="#CC7832"/>
    </style:style>
    <style:style style:name="T11717" style:parent-style-name="DefaultParagraphFont" style:family="text">
      <style:text-properties fo:color="#CC7832"/>
    </style:style>
    <style:style style:name="T11718" style:parent-style-name="DefaultParagraphFont" style:family="text">
      <style:text-properties fo:color="#A9B7C6"/>
    </style:style>
    <style:style style:name="T11719" style:parent-style-name="DefaultParagraphFont" style:family="text">
      <style:text-properties fo:color="#6A8759"/>
    </style:style>
    <style:style style:name="T11720" style:parent-style-name="DefaultParagraphFont" style:family="text">
      <style:text-properties fo:color="#A9B7C6"/>
    </style:style>
    <style:style style:name="T11721" style:parent-style-name="DefaultParagraphFont" style:family="text">
      <style:text-properties fo:color="#CC7832"/>
    </style:style>
    <style:style style:name="T11722" style:parent-style-name="DefaultParagraphFont" style:family="text">
      <style:text-properties fo:color="#CC7832"/>
    </style:style>
    <style:style style:name="T11723" style:parent-style-name="DefaultParagraphFont" style:family="text">
      <style:text-properties fo:color="#CC7832"/>
    </style:style>
    <style:style style:name="T11724" style:parent-style-name="DefaultParagraphFont" style:family="text">
      <style:text-properties fo:color="#9876AA"/>
    </style:style>
    <style:style style:name="T11725" style:parent-style-name="DefaultParagraphFont" style:family="text">
      <style:text-properties fo:color="#A9B7C6"/>
    </style:style>
    <style:style style:name="T11726" style:parent-style-name="DefaultParagraphFont" style:family="text">
      <style:text-properties fo:color="#9876AA"/>
    </style:style>
    <style:style style:name="T11727" style:parent-style-name="DefaultParagraphFont" style:family="text">
      <style:text-properties fo:color="#A9B7C6"/>
    </style:style>
    <style:style style:name="T11728" style:parent-style-name="DefaultParagraphFont" style:family="text">
      <style:text-properties fo:color="#CC7832"/>
    </style:style>
    <style:style style:name="T11729" style:parent-style-name="DefaultParagraphFont" style:family="text">
      <style:text-properties fo:color="#6897BB"/>
    </style:style>
    <style:style style:name="T11730" style:parent-style-name="DefaultParagraphFont" style:family="text">
      <style:text-properties fo:color="#A9B7C6"/>
    </style:style>
    <style:style style:name="T11731" style:parent-style-name="DefaultParagraphFont" style:family="text">
      <style:text-properties fo:color="#CC7832"/>
    </style:style>
    <style:style style:name="T11732" style:parent-style-name="DefaultParagraphFont" style:family="text">
      <style:text-properties fo:color="#CC7832"/>
    </style:style>
    <style:style style:name="T11733" style:parent-style-name="DefaultParagraphFont" style:family="text">
      <style:text-properties fo:color="#CC7832"/>
    </style:style>
    <style:style style:name="T11734" style:parent-style-name="DefaultParagraphFont" style:family="text">
      <style:text-properties fo:color="#A9B7C6"/>
    </style:style>
    <style:style style:name="T11735" style:parent-style-name="DefaultParagraphFont" style:family="text">
      <style:text-properties fo:color="#CC7832"/>
    </style:style>
    <style:style style:name="T11736" style:parent-style-name="DefaultParagraphFont" style:family="text">
      <style:text-properties fo:color="#A9B7C6"/>
    </style:style>
    <style:style style:name="T11737" style:parent-style-name="DefaultParagraphFont" style:family="text">
      <style:text-properties fo:color="#A9B7C6"/>
    </style:style>
    <style:style style:name="T11738" style:parent-style-name="DefaultParagraphFont" style:family="text">
      <style:text-properties fo:color="#A9B7C6"/>
    </style:style>
    <style:style style:name="T11739" style:parent-style-name="DefaultParagraphFont" style:family="text">
      <style:text-properties fo:font-style="italic" style:font-style-asian="italic" style:font-style-complex="italic" fo:color="#A9B7C6"/>
    </style:style>
    <style:style style:name="T11740" style:parent-style-name="DefaultParagraphFont" style:family="text">
      <style:text-properties fo:color="#A9B7C6"/>
    </style:style>
    <style:style style:name="T11741" style:parent-style-name="DefaultParagraphFont" style:family="text">
      <style:text-properties fo:color="#6A8759"/>
    </style:style>
    <style:style style:name="T11742" style:parent-style-name="DefaultParagraphFont" style:family="text">
      <style:text-properties fo:color="#CC7832"/>
    </style:style>
    <style:style style:name="T11743" style:parent-style-name="DefaultParagraphFont" style:family="text">
      <style:text-properties fo:color="#6A8759"/>
    </style:style>
    <style:style style:name="T11744" style:parent-style-name="DefaultParagraphFont" style:family="text">
      <style:text-properties fo:color="#A9B7C6"/>
    </style:style>
    <style:style style:name="T11745" style:parent-style-name="DefaultParagraphFont" style:family="text">
      <style:text-properties fo:color="#CC7832"/>
    </style:style>
    <style:style style:name="T11746" style:parent-style-name="DefaultParagraphFont" style:family="text">
      <style:text-properties fo:color="#CC7832"/>
    </style:style>
    <style:style style:name="T11747" style:parent-style-name="DefaultParagraphFont" style:family="text">
      <style:text-properties fo:color="#CC7832"/>
    </style:style>
    <style:style style:name="T11748" style:parent-style-name="DefaultParagraphFont" style:family="text">
      <style:text-properties fo:color="#A9B7C6"/>
    </style:style>
    <style:style style:name="T11749" style:parent-style-name="DefaultParagraphFont" style:family="text">
      <style:text-properties fo:color="#A9B7C6"/>
    </style:style>
    <style:style style:name="T11750" style:parent-style-name="DefaultParagraphFont" style:family="text">
      <style:text-properties fo:color="#A9B7C6"/>
    </style:style>
    <style:style style:name="T11751" style:parent-style-name="DefaultParagraphFont" style:family="text">
      <style:text-properties fo:color="#808080"/>
    </style:style>
    <style:style style:name="T11752" style:parent-style-name="DefaultParagraphFont" style:family="text">
      <style:text-properties fo:color="#808080"/>
    </style:style>
    <style:style style:name="T11753" style:parent-style-name="DefaultParagraphFont" style:family="text">
      <style:text-properties fo:color="#808080"/>
    </style:style>
    <style:style style:name="T11754" style:parent-style-name="DefaultParagraphFont" style:family="text">
      <style:text-properties fo:color="#9876AA"/>
    </style:style>
    <style:style style:name="T11755" style:parent-style-name="DefaultParagraphFont" style:family="text">
      <style:text-properties fo:color="#A9B7C6"/>
    </style:style>
    <style:style style:name="T11756" style:parent-style-name="DefaultParagraphFont" style:family="text">
      <style:text-properties fo:font-style="italic" style:font-style-asian="italic" style:font-style-complex="italic" fo:color="#A9B7C6"/>
    </style:style>
    <style:style style:name="T11757" style:parent-style-name="DefaultParagraphFont" style:family="text">
      <style:text-properties fo:color="#A9B7C6"/>
    </style:style>
    <style:style style:name="T11758" style:parent-style-name="DefaultParagraphFont" style:family="text">
      <style:text-properties fo:color="#A9B7C6" fo:background-color="#344134"/>
    </style:style>
    <style:style style:name="T11759" style:parent-style-name="DefaultParagraphFont" style:family="text">
      <style:text-properties fo:color="#CC7832"/>
    </style:style>
    <style:style style:name="T11760" style:parent-style-name="DefaultParagraphFont" style:family="text">
      <style:text-properties fo:color="#A9B7C6"/>
    </style:style>
    <style:style style:name="T11761" style:parent-style-name="DefaultParagraphFont" style:family="text">
      <style:text-properties fo:font-style="italic" style:font-style-asian="italic" style:font-style-complex="italic" fo:color="#9876AA"/>
    </style:style>
    <style:style style:name="T11762" style:parent-style-name="DefaultParagraphFont" style:family="text">
      <style:text-properties fo:color="#A9B7C6"/>
    </style:style>
    <style:style style:name="T11763" style:parent-style-name="DefaultParagraphFont" style:family="text">
      <style:text-properties fo:color="#CC7832"/>
    </style:style>
    <style:style style:name="T11764" style:parent-style-name="DefaultParagraphFont" style:family="text">
      <style:text-properties fo:color="#CC7832"/>
    </style:style>
    <style:style style:name="T11765" style:parent-style-name="DefaultParagraphFont" style:family="text">
      <style:text-properties fo:color="#CC7832"/>
    </style:style>
    <style:style style:name="T11766" style:parent-style-name="DefaultParagraphFont" style:family="text">
      <style:text-properties fo:color="#A9B7C6"/>
    </style:style>
    <style:style style:name="T11767" style:parent-style-name="DefaultParagraphFont" style:family="text">
      <style:text-properties fo:color="#A9B7C6"/>
    </style:style>
    <style:style style:name="T11768" style:parent-style-name="DefaultParagraphFont" style:family="text">
      <style:text-properties fo:color="#A9B7C6"/>
    </style:style>
    <style:style style:name="T11769" style:parent-style-name="DefaultParagraphFont" style:family="text">
      <style:text-properties fo:color="#A9B7C6"/>
    </style:style>
    <style:style style:name="T11770" style:parent-style-name="DefaultParagraphFont" style:family="text">
      <style:text-properties fo:color="#808080"/>
    </style:style>
    <style:style style:name="T11771" style:parent-style-name="DefaultParagraphFont" style:family="text">
      <style:text-properties fo:color="#808080"/>
    </style:style>
    <style:style style:name="T11772" style:parent-style-name="DefaultParagraphFont" style:family="text">
      <style:text-properties fo:color="#808080"/>
    </style:style>
    <style:style style:name="T11773" style:parent-style-name="DefaultParagraphFont" style:family="text">
      <style:text-properties fo:color="#CC7832"/>
    </style:style>
    <style:style style:name="T11774" style:parent-style-name="DefaultParagraphFont" style:family="text">
      <style:text-properties fo:color="#FFC66D"/>
    </style:style>
    <style:style style:name="T11775" style:parent-style-name="DefaultParagraphFont" style:family="text">
      <style:text-properties fo:color="#A9B7C6"/>
    </style:style>
    <style:style style:name="T11776" style:parent-style-name="DefaultParagraphFont" style:family="text">
      <style:text-properties fo:color="#A9B7C6"/>
    </style:style>
    <style:style style:name="T11777" style:parent-style-name="DefaultParagraphFont" style:family="text">
      <style:text-properties fo:color="#A9B7C6"/>
    </style:style>
    <style:style style:name="T11778" style:parent-style-name="DefaultParagraphFont" style:family="text">
      <style:text-properties fo:color="#CC7832"/>
    </style:style>
    <style:style style:name="T11779" style:parent-style-name="DefaultParagraphFont" style:family="text">
      <style:text-properties fo:color="#A9B7C6"/>
    </style:style>
    <style:style style:name="T11780" style:parent-style-name="DefaultParagraphFont" style:family="text">
      <style:text-properties fo:color="#A9B7C6"/>
    </style:style>
    <style:style style:name="T11781" style:parent-style-name="DefaultParagraphFont" style:family="text">
      <style:text-properties fo:color="#A9B7C6"/>
    </style:style>
    <style:style style:name="T11782" style:parent-style-name="DefaultParagraphFont" style:family="text">
      <style:text-properties fo:color="#CC7832"/>
    </style:style>
    <style:style style:name="T11783" style:parent-style-name="DefaultParagraphFont" style:family="text">
      <style:text-properties fo:color="#CC7832"/>
    </style:style>
    <style:style style:name="T11784" style:parent-style-name="DefaultParagraphFont" style:family="text">
      <style:text-properties fo:color="#CC7832"/>
    </style:style>
    <style:style style:name="T11785" style:parent-style-name="DefaultParagraphFont" style:family="text">
      <style:text-properties fo:color="#CC7832"/>
    </style:style>
    <style:style style:name="T11786" style:parent-style-name="DefaultParagraphFont" style:family="text">
      <style:text-properties fo:color="#A9B7C6"/>
    </style:style>
    <style:style style:name="T11787" style:parent-style-name="DefaultParagraphFont" style:family="text">
      <style:text-properties fo:color="#A9B7C6"/>
    </style:style>
    <style:style style:name="T11788" style:parent-style-name="DefaultParagraphFont" style:family="text">
      <style:text-properties fo:color="#A9B7C6"/>
    </style:style>
    <style:style style:name="T11789" style:parent-style-name="DefaultParagraphFont" style:family="text">
      <style:text-properties fo:color="#CC7832"/>
    </style:style>
    <style:style style:name="T11790" style:parent-style-name="DefaultParagraphFont" style:family="text">
      <style:text-properties fo:font-style="italic" style:font-style-asian="italic" style:font-style-complex="italic" fo:color="#9876AA"/>
    </style:style>
    <style:style style:name="T11791" style:parent-style-name="DefaultParagraphFont" style:family="text">
      <style:text-properties fo:color="#A9B7C6"/>
    </style:style>
    <style:style style:name="T11792" style:parent-style-name="DefaultParagraphFont" style:family="text">
      <style:text-properties fo:color="#A9B7C6"/>
    </style:style>
    <style:style style:name="T11793" style:parent-style-name="DefaultParagraphFont" style:family="text">
      <style:text-properties fo:color="#A9B7C6"/>
    </style:style>
    <style:style style:name="T11794" style:parent-style-name="DefaultParagraphFont" style:family="text">
      <style:text-properties fo:color="#9876AA"/>
    </style:style>
    <style:style style:name="T11795" style:parent-style-name="DefaultParagraphFont" style:family="text">
      <style:text-properties fo:color="#A9B7C6"/>
    </style:style>
    <style:style style:name="T11796" style:parent-style-name="DefaultParagraphFont" style:family="text">
      <style:text-properties fo:color="#9876AA"/>
    </style:style>
    <style:style style:name="T11797" style:parent-style-name="DefaultParagraphFont" style:family="text">
      <style:text-properties fo:color="#CC7832"/>
    </style:style>
    <style:style style:name="T11798" style:parent-style-name="DefaultParagraphFont" style:family="text">
      <style:text-properties fo:color="#6897BB"/>
    </style:style>
    <style:style style:name="T11799" style:parent-style-name="DefaultParagraphFont" style:family="text">
      <style:text-properties fo:color="#CC7832"/>
    </style:style>
    <style:style style:name="T11800" style:parent-style-name="DefaultParagraphFont" style:family="text">
      <style:text-properties fo:color="#6897BB"/>
    </style:style>
    <style:style style:name="T11801" style:parent-style-name="DefaultParagraphFont" style:family="text">
      <style:text-properties fo:color="#CC7832"/>
    </style:style>
    <style:style style:name="T11802" style:parent-style-name="DefaultParagraphFont" style:family="text">
      <style:text-properties fo:color="#6897BB"/>
    </style:style>
    <style:style style:name="T11803" style:parent-style-name="DefaultParagraphFont" style:family="text">
      <style:text-properties fo:color="#CC7832"/>
    </style:style>
    <style:style style:name="T11804" style:parent-style-name="DefaultParagraphFont" style:family="text">
      <style:text-properties fo:color="#6897BB"/>
    </style:style>
    <style:style style:name="T11805" style:parent-style-name="DefaultParagraphFont" style:family="text">
      <style:text-properties fo:color="#CC7832"/>
    </style:style>
    <style:style style:name="T11806" style:parent-style-name="DefaultParagraphFont" style:family="text">
      <style:text-properties fo:color="#6897BB"/>
    </style:style>
    <style:style style:name="T11807" style:parent-style-name="DefaultParagraphFont" style:family="text">
      <style:text-properties fo:color="#A9B7C6"/>
    </style:style>
    <style:style style:name="T11808" style:parent-style-name="DefaultParagraphFont" style:family="text">
      <style:text-properties fo:color="#CC7832"/>
    </style:style>
    <style:style style:name="T11809" style:parent-style-name="DefaultParagraphFont" style:family="text">
      <style:text-properties fo:color="#CC7832"/>
    </style:style>
    <style:style style:name="T11810" style:parent-style-name="DefaultParagraphFont" style:family="text">
      <style:text-properties fo:color="#CC7832"/>
    </style:style>
    <style:style style:name="T11811" style:parent-style-name="DefaultParagraphFont" style:family="text">
      <style:text-properties fo:color="#CC7832"/>
    </style:style>
    <style:style style:name="T11812" style:parent-style-name="DefaultParagraphFont" style:family="text">
      <style:text-properties fo:color="#CC7832"/>
    </style:style>
    <style:style style:name="T11813" style:parent-style-name="DefaultParagraphFont" style:family="text">
      <style:text-properties fo:font-style="italic" style:font-style-asian="italic" style:font-style-complex="italic" fo:color="#9876AA"/>
    </style:style>
    <style:style style:name="T11814" style:parent-style-name="DefaultParagraphFont" style:family="text">
      <style:text-properties fo:color="#A9B7C6"/>
    </style:style>
    <style:style style:name="T11815" style:parent-style-name="DefaultParagraphFont" style:family="text">
      <style:text-properties fo:color="#A9B7C6"/>
    </style:style>
    <style:style style:name="T11816" style:parent-style-name="DefaultParagraphFont" style:family="text">
      <style:text-properties fo:color="#A9B7C6"/>
    </style:style>
    <style:style style:name="T11817" style:parent-style-name="DefaultParagraphFont" style:family="text">
      <style:text-properties fo:color="#9876AA"/>
    </style:style>
    <style:style style:name="T11818" style:parent-style-name="DefaultParagraphFont" style:family="text">
      <style:text-properties fo:color="#A9B7C6"/>
    </style:style>
    <style:style style:name="T11819" style:parent-style-name="DefaultParagraphFont" style:family="text">
      <style:text-properties fo:color="#9876AA"/>
    </style:style>
    <style:style style:name="T11820" style:parent-style-name="DefaultParagraphFont" style:family="text">
      <style:text-properties fo:color="#CC7832"/>
    </style:style>
    <style:style style:name="T11821" style:parent-style-name="DefaultParagraphFont" style:family="text">
      <style:text-properties fo:color="#6897BB"/>
    </style:style>
    <style:style style:name="T11822" style:parent-style-name="DefaultParagraphFont" style:family="text">
      <style:text-properties fo:color="#CC7832"/>
    </style:style>
    <style:style style:name="T11823" style:parent-style-name="DefaultParagraphFont" style:family="text">
      <style:text-properties fo:color="#6897BB"/>
    </style:style>
    <style:style style:name="T11824" style:parent-style-name="DefaultParagraphFont" style:family="text">
      <style:text-properties fo:color="#CC7832"/>
    </style:style>
    <style:style style:name="T11825" style:parent-style-name="DefaultParagraphFont" style:family="text">
      <style:text-properties fo:color="#6897BB"/>
    </style:style>
    <style:style style:name="T11826" style:parent-style-name="DefaultParagraphFont" style:family="text">
      <style:text-properties fo:color="#CC7832"/>
    </style:style>
    <style:style style:name="T11827" style:parent-style-name="DefaultParagraphFont" style:family="text">
      <style:text-properties fo:color="#6897BB"/>
    </style:style>
    <style:style style:name="T11828" style:parent-style-name="DefaultParagraphFont" style:family="text">
      <style:text-properties fo:color="#CC7832"/>
    </style:style>
    <style:style style:name="T11829" style:parent-style-name="DefaultParagraphFont" style:family="text">
      <style:text-properties fo:color="#6897BB"/>
    </style:style>
    <style:style style:name="T11830" style:parent-style-name="DefaultParagraphFont" style:family="text">
      <style:text-properties fo:color="#A9B7C6"/>
    </style:style>
    <style:style style:name="T11831" style:parent-style-name="DefaultParagraphFont" style:family="text">
      <style:text-properties fo:color="#CC7832"/>
    </style:style>
    <style:style style:name="T11832" style:parent-style-name="DefaultParagraphFont" style:family="text">
      <style:text-properties fo:color="#CC7832"/>
    </style:style>
    <style:style style:name="T11833" style:parent-style-name="DefaultParagraphFont" style:family="text">
      <style:text-properties fo:color="#CC7832"/>
    </style:style>
    <style:style style:name="T11834" style:parent-style-name="DefaultParagraphFont" style:family="text">
      <style:text-properties fo:color="#CC7832"/>
    </style:style>
    <style:style style:name="T11835" style:parent-style-name="DefaultParagraphFont" style:family="text">
      <style:text-properties fo:color="#CC7832"/>
    </style:style>
    <style:style style:name="T11836" style:parent-style-name="DefaultParagraphFont" style:family="text">
      <style:text-properties fo:font-style="italic" style:font-style-asian="italic" style:font-style-complex="italic" fo:color="#9876AA"/>
    </style:style>
    <style:style style:name="T11837" style:parent-style-name="DefaultParagraphFont" style:family="text">
      <style:text-properties fo:color="#A9B7C6"/>
    </style:style>
    <style:style style:name="T11838" style:parent-style-name="DefaultParagraphFont" style:family="text">
      <style:text-properties fo:color="#A9B7C6"/>
    </style:style>
    <style:style style:name="T11839" style:parent-style-name="DefaultParagraphFont" style:family="text">
      <style:text-properties fo:color="#A9B7C6"/>
    </style:style>
    <style:style style:name="T11840" style:parent-style-name="DefaultParagraphFont" style:family="text">
      <style:text-properties fo:color="#9876AA"/>
    </style:style>
    <style:style style:name="T11841" style:parent-style-name="DefaultParagraphFont" style:family="text">
      <style:text-properties fo:color="#A9B7C6"/>
    </style:style>
    <style:style style:name="T11842" style:parent-style-name="DefaultParagraphFont" style:family="text">
      <style:text-properties fo:color="#9876AA"/>
    </style:style>
    <style:style style:name="T11843" style:parent-style-name="DefaultParagraphFont" style:family="text">
      <style:text-properties fo:color="#CC7832"/>
    </style:style>
    <style:style style:name="T11844" style:parent-style-name="DefaultParagraphFont" style:family="text">
      <style:text-properties fo:color="#6897BB"/>
    </style:style>
    <style:style style:name="T11845" style:parent-style-name="DefaultParagraphFont" style:family="text">
      <style:text-properties fo:color="#CC7832"/>
    </style:style>
    <style:style style:name="T11846" style:parent-style-name="DefaultParagraphFont" style:family="text">
      <style:text-properties fo:color="#6897BB"/>
    </style:style>
    <style:style style:name="T11847" style:parent-style-name="DefaultParagraphFont" style:family="text">
      <style:text-properties fo:color="#CC7832"/>
    </style:style>
    <style:style style:name="T11848" style:parent-style-name="DefaultParagraphFont" style:family="text">
      <style:text-properties fo:color="#6897BB"/>
    </style:style>
    <style:style style:name="T11849" style:parent-style-name="DefaultParagraphFont" style:family="text">
      <style:text-properties fo:color="#CC7832"/>
    </style:style>
    <style:style style:name="T11850" style:parent-style-name="DefaultParagraphFont" style:family="text">
      <style:text-properties fo:color="#6897BB"/>
    </style:style>
    <style:style style:name="T11851" style:parent-style-name="DefaultParagraphFont" style:family="text">
      <style:text-properties fo:color="#CC7832"/>
    </style:style>
    <style:style style:name="T11852" style:parent-style-name="DefaultParagraphFont" style:family="text">
      <style:text-properties fo:color="#6897BB"/>
    </style:style>
    <style:style style:name="T11853" style:parent-style-name="DefaultParagraphFont" style:family="text">
      <style:text-properties fo:color="#A9B7C6"/>
    </style:style>
    <style:style style:name="T11854" style:parent-style-name="DefaultParagraphFont" style:family="text">
      <style:text-properties fo:color="#CC7832"/>
    </style:style>
    <style:style style:name="T11855" style:parent-style-name="DefaultParagraphFont" style:family="text">
      <style:text-properties fo:color="#CC7832"/>
    </style:style>
    <style:style style:name="T11856" style:parent-style-name="DefaultParagraphFont" style:family="text">
      <style:text-properties fo:color="#CC7832"/>
    </style:style>
    <style:style style:name="T11857" style:parent-style-name="DefaultParagraphFont" style:family="text">
      <style:text-properties fo:color="#CC7832"/>
    </style:style>
    <style:style style:name="T11858" style:parent-style-name="DefaultParagraphFont" style:family="text">
      <style:text-properties fo:color="#CC7832"/>
    </style:style>
    <style:style style:name="T11859" style:parent-style-name="DefaultParagraphFont" style:family="text">
      <style:text-properties fo:font-style="italic" style:font-style-asian="italic" style:font-style-complex="italic" fo:color="#9876AA"/>
    </style:style>
    <style:style style:name="T11860" style:parent-style-name="DefaultParagraphFont" style:family="text">
      <style:text-properties fo:color="#A9B7C6"/>
    </style:style>
    <style:style style:name="T11861" style:parent-style-name="DefaultParagraphFont" style:family="text">
      <style:text-properties fo:color="#A9B7C6"/>
    </style:style>
    <style:style style:name="T11862" style:parent-style-name="DefaultParagraphFont" style:family="text">
      <style:text-properties fo:color="#A9B7C6"/>
    </style:style>
    <style:style style:name="T11863" style:parent-style-name="DefaultParagraphFont" style:family="text">
      <style:text-properties fo:color="#9876AA"/>
    </style:style>
    <style:style style:name="T11864" style:parent-style-name="DefaultParagraphFont" style:family="text">
      <style:text-properties fo:color="#A9B7C6"/>
    </style:style>
    <style:style style:name="T11865" style:parent-style-name="DefaultParagraphFont" style:family="text">
      <style:text-properties fo:color="#9876AA"/>
    </style:style>
    <style:style style:name="T11866" style:parent-style-name="DefaultParagraphFont" style:family="text">
      <style:text-properties fo:color="#CC7832"/>
    </style:style>
    <style:style style:name="T11867" style:parent-style-name="DefaultParagraphFont" style:family="text">
      <style:text-properties fo:color="#6897BB"/>
    </style:style>
    <style:style style:name="T11868" style:parent-style-name="DefaultParagraphFont" style:family="text">
      <style:text-properties fo:color="#CC7832"/>
    </style:style>
    <style:style style:name="T11869" style:parent-style-name="DefaultParagraphFont" style:family="text">
      <style:text-properties fo:color="#6897BB"/>
    </style:style>
    <style:style style:name="T11870" style:parent-style-name="DefaultParagraphFont" style:family="text">
      <style:text-properties fo:color="#CC7832"/>
    </style:style>
    <style:style style:name="T11871" style:parent-style-name="DefaultParagraphFont" style:family="text">
      <style:text-properties fo:color="#6897BB"/>
    </style:style>
    <style:style style:name="T11872" style:parent-style-name="DefaultParagraphFont" style:family="text">
      <style:text-properties fo:color="#CC7832"/>
    </style:style>
    <style:style style:name="T11873" style:parent-style-name="DefaultParagraphFont" style:family="text">
      <style:text-properties fo:color="#6897BB"/>
    </style:style>
    <style:style style:name="T11874" style:parent-style-name="DefaultParagraphFont" style:family="text">
      <style:text-properties fo:color="#CC7832"/>
    </style:style>
    <style:style style:name="T11875" style:parent-style-name="DefaultParagraphFont" style:family="text">
      <style:text-properties fo:color="#6897BB"/>
    </style:style>
    <style:style style:name="T11876" style:parent-style-name="DefaultParagraphFont" style:family="text">
      <style:text-properties fo:color="#A9B7C6"/>
    </style:style>
    <style:style style:name="T11877" style:parent-style-name="DefaultParagraphFont" style:family="text">
      <style:text-properties fo:color="#CC7832"/>
    </style:style>
    <style:style style:name="T11878" style:parent-style-name="DefaultParagraphFont" style:family="text">
      <style:text-properties fo:color="#CC7832"/>
    </style:style>
    <style:style style:name="T11879" style:parent-style-name="DefaultParagraphFont" style:family="text">
      <style:text-properties fo:color="#CC7832"/>
    </style:style>
    <style:style style:name="T11880" style:parent-style-name="DefaultParagraphFont" style:family="text">
      <style:text-properties fo:color="#CC7832"/>
    </style:style>
    <style:style style:name="T11881" style:parent-style-name="DefaultParagraphFont" style:family="text">
      <style:text-properties fo:color="#CC7832"/>
    </style:style>
    <style:style style:name="T11882" style:parent-style-name="DefaultParagraphFont" style:family="text">
      <style:text-properties fo:color="#A9B7C6"/>
    </style:style>
    <style:style style:name="T11883" style:parent-style-name="DefaultParagraphFont" style:family="text">
      <style:text-properties fo:color="#A9B7C6"/>
    </style:style>
    <style:style style:name="T11884" style:parent-style-name="DefaultParagraphFont" style:family="text">
      <style:text-properties fo:color="#A9B7C6"/>
    </style:style>
    <style:style style:name="T11885" style:parent-style-name="DefaultParagraphFont" style:family="text">
      <style:text-properties fo:color="#A9B7C6"/>
    </style:style>
    <style:style style:name="T11886" style:parent-style-name="DefaultParagraphFont" style:family="text">
      <style:text-properties fo:color="#A9B7C6"/>
    </style:style>
    <style:style style:name="T11887" style:parent-style-name="DefaultParagraphFont" style:family="text">
      <style:text-properties fo:color="#A9B7C6"/>
    </style:style>
    <style:style style:name="T11888" style:parent-style-name="DefaultParagraphFont" style:family="text">
      <style:text-properties fo:color="#A9B7C6"/>
    </style:style>
    <style:style style:name="T11889" style:parent-style-name="DefaultParagraphFont" style:family="text">
      <style:text-properties fo:color="#808080"/>
    </style:style>
    <style:style style:name="T11890" style:parent-style-name="DefaultParagraphFont" style:family="text">
      <style:text-properties fo:color="#808080"/>
    </style:style>
    <style:style style:name="T11891" style:parent-style-name="DefaultParagraphFont" style:family="text">
      <style:text-properties fo:color="#808080"/>
    </style:style>
    <style:style style:name="T11892" style:parent-style-name="DefaultParagraphFont" style:family="text">
      <style:text-properties fo:color="#CC7832"/>
    </style:style>
    <style:style style:name="T11893" style:parent-style-name="DefaultParagraphFont" style:family="text">
      <style:text-properties fo:color="#FFC66D"/>
    </style:style>
    <style:style style:name="T11894" style:parent-style-name="DefaultParagraphFont" style:family="text">
      <style:text-properties fo:color="#A9B7C6"/>
    </style:style>
    <style:style style:name="T11895" style:parent-style-name="DefaultParagraphFont" style:family="text">
      <style:text-properties fo:color="#A9B7C6"/>
    </style:style>
    <style:style style:name="T11896" style:parent-style-name="DefaultParagraphFont" style:family="text">
      <style:text-properties fo:color="#A9B7C6"/>
    </style:style>
    <style:style style:name="T11897" style:parent-style-name="DefaultParagraphFont" style:family="text">
      <style:text-properties fo:color="#CC7832"/>
    </style:style>
    <style:style style:name="T11898" style:parent-style-name="DefaultParagraphFont" style:family="text">
      <style:text-properties fo:color="#A9B7C6"/>
    </style:style>
    <style:style style:name="T11899" style:parent-style-name="DefaultParagraphFont" style:family="text">
      <style:text-properties fo:color="#A9B7C6"/>
    </style:style>
    <style:style style:name="T11900" style:parent-style-name="DefaultParagraphFont" style:family="text">
      <style:text-properties fo:color="#A9B7C6"/>
    </style:style>
    <style:style style:name="T11901" style:parent-style-name="DefaultParagraphFont" style:family="text">
      <style:text-properties fo:color="#CC7832"/>
    </style:style>
    <style:style style:name="T11902" style:parent-style-name="DefaultParagraphFont" style:family="text">
      <style:text-properties fo:color="#CC7832"/>
    </style:style>
    <style:style style:name="T11903" style:parent-style-name="DefaultParagraphFont" style:family="text">
      <style:text-properties fo:color="#CC7832"/>
    </style:style>
    <style:style style:name="T11904" style:parent-style-name="DefaultParagraphFont" style:family="text">
      <style:text-properties fo:color="#808080"/>
    </style:style>
    <style:style style:name="T11905" style:parent-style-name="DefaultParagraphFont" style:family="text">
      <style:text-properties fo:color="#808080"/>
    </style:style>
    <style:style style:name="T11906" style:parent-style-name="DefaultParagraphFont" style:family="text">
      <style:text-properties fo:color="#808080"/>
    </style:style>
    <style:style style:name="T11907" style:parent-style-name="DefaultParagraphFont" style:family="text">
      <style:text-properties fo:color="#CC7832"/>
    </style:style>
    <style:style style:name="T11908" style:parent-style-name="DefaultParagraphFont" style:family="text">
      <style:text-properties fo:color="#A9B7C6"/>
    </style:style>
    <style:style style:name="T11909" style:parent-style-name="DefaultParagraphFont" style:family="text">
      <style:text-properties fo:color="#9876AA"/>
    </style:style>
    <style:style style:name="T11910" style:parent-style-name="DefaultParagraphFont" style:family="text">
      <style:text-properties fo:color="#A9B7C6"/>
    </style:style>
    <style:style style:name="T11911" style:parent-style-name="DefaultParagraphFont" style:family="text">
      <style:text-properties fo:color="#CC7832"/>
    </style:style>
    <style:style style:name="T11912" style:parent-style-name="DefaultParagraphFont" style:family="text">
      <style:text-properties fo:color="#A9B7C6"/>
    </style:style>
    <style:style style:name="T11913" style:parent-style-name="DefaultParagraphFont" style:family="text">
      <style:text-properties fo:color="#9876AA"/>
    </style:style>
    <style:style style:name="T11914" style:parent-style-name="DefaultParagraphFont" style:family="text">
      <style:text-properties fo:color="#A9B7C6"/>
    </style:style>
    <style:style style:name="T11915" style:parent-style-name="DefaultParagraphFont" style:family="text">
      <style:text-properties fo:color="#A9B7C6"/>
    </style:style>
    <style:style style:name="T11916" style:parent-style-name="DefaultParagraphFont" style:family="text">
      <style:text-properties fo:color="#A9B7C6"/>
    </style:style>
    <style:style style:name="T11917" style:parent-style-name="DefaultParagraphFont" style:family="text">
      <style:text-properties fo:color="#9876AA"/>
    </style:style>
    <style:style style:name="T11918" style:parent-style-name="DefaultParagraphFont" style:family="text">
      <style:text-properties fo:color="#A9B7C6"/>
    </style:style>
    <style:style style:name="T11919" style:parent-style-name="DefaultParagraphFont" style:family="text">
      <style:text-properties fo:color="#A9B7C6"/>
    </style:style>
    <style:style style:name="T11920" style:parent-style-name="DefaultParagraphFont" style:family="text">
      <style:text-properties fo:font-style="italic" style:font-style-asian="italic" style:font-style-complex="italic" fo:color="#A9B7C6"/>
    </style:style>
    <style:style style:name="T11921" style:parent-style-name="DefaultParagraphFont" style:family="text">
      <style:text-properties fo:color="#A9B7C6"/>
    </style:style>
    <style:style style:name="T11922" style:parent-style-name="DefaultParagraphFont" style:family="text">
      <style:text-properties fo:color="#CC7832"/>
    </style:style>
    <style:style style:name="T11923" style:parent-style-name="DefaultParagraphFont" style:family="text">
      <style:text-properties fo:color="#A9B7C6"/>
    </style:style>
    <style:style style:name="T11924" style:parent-style-name="DefaultParagraphFont" style:family="text">
      <style:text-properties fo:color="#9876AA"/>
    </style:style>
    <style:style style:name="T11925" style:parent-style-name="DefaultParagraphFont" style:family="text">
      <style:text-properties fo:color="#CC7832"/>
    </style:style>
    <style:style style:name="T11926" style:parent-style-name="DefaultParagraphFont" style:family="text">
      <style:text-properties fo:color="#A9B7C6"/>
    </style:style>
    <style:style style:name="T11927" style:parent-style-name="DefaultParagraphFont" style:family="text">
      <style:text-properties fo:font-style="italic" style:font-style-asian="italic" style:font-style-complex="italic" fo:color="#9876AA"/>
    </style:style>
    <style:style style:name="T11928" style:parent-style-name="DefaultParagraphFont" style:family="text">
      <style:text-properties fo:color="#A9B7C6"/>
    </style:style>
    <style:style style:name="T11929" style:parent-style-name="DefaultParagraphFont" style:family="text">
      <style:text-properties fo:color="#CC7832"/>
    </style:style>
    <style:style style:name="T11930" style:parent-style-name="DefaultParagraphFont" style:family="text">
      <style:text-properties fo:color="#CC7832"/>
    </style:style>
    <style:style style:name="T11931" style:parent-style-name="DefaultParagraphFont" style:family="text">
      <style:text-properties fo:color="#CC7832"/>
    </style:style>
    <style:style style:name="T11932" style:parent-style-name="DefaultParagraphFont" style:family="text">
      <style:text-properties fo:color="#9876AA"/>
    </style:style>
    <style:style style:name="T11933" style:parent-style-name="DefaultParagraphFont" style:family="text">
      <style:text-properties fo:color="#A9B7C6"/>
    </style:style>
    <style:style style:name="T11934" style:parent-style-name="DefaultParagraphFont" style:family="text">
      <style:text-properties fo:color="#CC7832"/>
    </style:style>
    <style:style style:name="T11935" style:parent-style-name="DefaultParagraphFont" style:family="text">
      <style:text-properties fo:color="#A9B7C6"/>
    </style:style>
    <style:style style:name="T11936" style:parent-style-name="DefaultParagraphFont" style:family="text">
      <style:text-properties fo:color="#CC7832"/>
    </style:style>
    <style:style style:name="T11937" style:parent-style-name="DefaultParagraphFont" style:family="text">
      <style:text-properties fo:color="#CC7832"/>
    </style:style>
    <style:style style:name="T11938" style:parent-style-name="DefaultParagraphFont" style:family="text">
      <style:text-properties fo:color="#CC7832"/>
    </style:style>
    <style:style style:name="T11939" style:parent-style-name="DefaultParagraphFont" style:family="text">
      <style:text-properties fo:color="#808080"/>
    </style:style>
    <style:style style:name="T11940" style:parent-style-name="DefaultParagraphFont" style:family="text">
      <style:text-properties fo:color="#808080"/>
    </style:style>
    <style:style style:name="T11941" style:parent-style-name="DefaultParagraphFont" style:family="text">
      <style:text-properties fo:color="#808080"/>
    </style:style>
    <style:style style:name="T11942" style:parent-style-name="DefaultParagraphFont" style:family="text">
      <style:text-properties fo:color="#CC7832"/>
    </style:style>
    <style:style style:name="T11943" style:parent-style-name="DefaultParagraphFont" style:family="text">
      <style:text-properties fo:color="#A9B7C6"/>
    </style:style>
    <style:style style:name="T11944" style:parent-style-name="DefaultParagraphFont" style:family="text">
      <style:text-properties fo:color="#9876AA"/>
    </style:style>
    <style:style style:name="T11945" style:parent-style-name="DefaultParagraphFont" style:family="text">
      <style:text-properties fo:color="#A9B7C6"/>
    </style:style>
    <style:style style:name="T11946" style:parent-style-name="DefaultParagraphFont" style:family="text">
      <style:text-properties fo:color="#6897BB"/>
    </style:style>
    <style:style style:name="T11947" style:parent-style-name="DefaultParagraphFont" style:family="text">
      <style:text-properties fo:color="#A9B7C6"/>
    </style:style>
    <style:style style:name="T11948" style:parent-style-name="DefaultParagraphFont" style:family="text">
      <style:text-properties fo:color="#A9B7C6"/>
    </style:style>
    <style:style style:name="T11949" style:parent-style-name="DefaultParagraphFont" style:family="text">
      <style:text-properties fo:color="#A9B7C6"/>
    </style:style>
    <style:style style:name="T11950" style:parent-style-name="DefaultParagraphFont" style:family="text">
      <style:text-properties fo:color="#9876AA"/>
    </style:style>
    <style:style style:name="T11951" style:parent-style-name="DefaultParagraphFont" style:family="text">
      <style:text-properties fo:color="#A9B7C6"/>
    </style:style>
    <style:style style:name="T11952" style:parent-style-name="DefaultParagraphFont" style:family="text">
      <style:text-properties fo:color="#9876AA"/>
    </style:style>
    <style:style style:name="T11953" style:parent-style-name="DefaultParagraphFont" style:family="text">
      <style:text-properties fo:color="#A9B7C6"/>
    </style:style>
    <style:style style:name="T11954" style:parent-style-name="DefaultParagraphFont" style:family="text">
      <style:text-properties fo:color="#CC7832"/>
    </style:style>
    <style:style style:name="T11955" style:parent-style-name="DefaultParagraphFont" style:family="text">
      <style:text-properties fo:color="#CC7832"/>
    </style:style>
    <style:style style:name="T11956" style:parent-style-name="DefaultParagraphFont" style:family="text">
      <style:text-properties fo:color="#CC7832"/>
    </style:style>
    <style:style style:name="T11957" style:parent-style-name="DefaultParagraphFont" style:family="text">
      <style:text-properties fo:color="#A9B7C6"/>
    </style:style>
    <style:style style:name="T11958" style:parent-style-name="DefaultParagraphFont" style:family="text">
      <style:text-properties fo:color="#A9B7C6"/>
    </style:style>
    <style:style style:name="T11959" style:parent-style-name="DefaultParagraphFont" style:family="text">
      <style:text-properties fo:color="#A9B7C6"/>
    </style:style>
    <style:style style:name="T11960" style:parent-style-name="DefaultParagraphFont" style:family="text">
      <style:text-properties fo:color="#9876AA"/>
    </style:style>
    <style:style style:name="T11961" style:parent-style-name="DefaultParagraphFont" style:family="text">
      <style:text-properties fo:color="#A9B7C6"/>
    </style:style>
    <style:style style:name="T11962" style:parent-style-name="DefaultParagraphFont" style:family="text">
      <style:text-properties fo:color="#CC7832"/>
    </style:style>
    <style:style style:name="T11963" style:parent-style-name="DefaultParagraphFont" style:family="text">
      <style:text-properties fo:color="#CC7832"/>
    </style:style>
    <style:style style:name="T11964" style:parent-style-name="DefaultParagraphFont" style:family="text">
      <style:text-properties fo:color="#CC7832"/>
    </style:style>
    <style:style style:name="T11965" style:parent-style-name="DefaultParagraphFont" style:family="text">
      <style:text-properties fo:color="#A9B7C6"/>
    </style:style>
    <style:style style:name="T11966" style:parent-style-name="DefaultParagraphFont" style:family="text">
      <style:text-properties fo:color="#A9B7C6"/>
    </style:style>
    <style:style style:name="T11967" style:parent-style-name="DefaultParagraphFont" style:family="text">
      <style:text-properties fo:color="#A9B7C6"/>
    </style:style>
    <style:style style:name="T11968" style:parent-style-name="DefaultParagraphFont" style:family="text">
      <style:text-properties fo:color="#A9B7C6"/>
    </style:style>
    <style:style style:name="T11969" style:parent-style-name="DefaultParagraphFont" style:family="text">
      <style:text-properties fo:color="#A9B7C6"/>
    </style:style>
    <style:style style:name="T11970" style:parent-style-name="DefaultParagraphFont" style:family="text">
      <style:text-properties fo:color="#808080"/>
    </style:style>
    <style:style style:name="T11971" style:parent-style-name="DefaultParagraphFont" style:family="text">
      <style:text-properties fo:color="#808080"/>
    </style:style>
    <style:style style:name="T11972" style:parent-style-name="DefaultParagraphFont" style:family="text">
      <style:text-properties fo:color="#808080"/>
    </style:style>
    <style:style style:name="T11973" style:parent-style-name="DefaultParagraphFont" style:family="text">
      <style:text-properties fo:color="#CC7832"/>
    </style:style>
    <style:style style:name="T11974" style:parent-style-name="DefaultParagraphFont" style:family="text">
      <style:text-properties fo:color="#FFC66D"/>
    </style:style>
    <style:style style:name="T11975" style:parent-style-name="DefaultParagraphFont" style:family="text">
      <style:text-properties fo:color="#A9B7C6"/>
    </style:style>
    <style:style style:name="T11976" style:parent-style-name="DefaultParagraphFont" style:family="text">
      <style:text-properties fo:color="#A9B7C6"/>
    </style:style>
    <style:style style:name="T11977" style:parent-style-name="DefaultParagraphFont" style:family="text">
      <style:text-properties fo:color="#A9B7C6"/>
    </style:style>
    <style:style style:name="T11978" style:parent-style-name="DefaultParagraphFont" style:family="text">
      <style:text-properties fo:color="#CC7832"/>
    </style:style>
    <style:style style:name="T11979" style:parent-style-name="DefaultParagraphFont" style:family="text">
      <style:text-properties fo:color="#A9B7C6"/>
    </style:style>
    <style:style style:name="T11980" style:parent-style-name="DefaultParagraphFont" style:family="text">
      <style:text-properties fo:color="#9876AA"/>
    </style:style>
    <style:style style:name="T11981" style:parent-style-name="DefaultParagraphFont" style:family="text">
      <style:text-properties fo:color="#A9B7C6"/>
    </style:style>
    <style:style style:name="T11982" style:parent-style-name="DefaultParagraphFont" style:family="text">
      <style:text-properties fo:color="#CC7832"/>
    </style:style>
    <style:style style:name="T11983" style:parent-style-name="DefaultParagraphFont" style:family="text">
      <style:text-properties fo:color="#A9B7C6"/>
    </style:style>
    <style:style style:name="T11984" style:parent-style-name="DefaultParagraphFont" style:family="text">
      <style:text-properties fo:color="#A9B7C6"/>
    </style:style>
    <style:style style:name="T11985" style:parent-style-name="DefaultParagraphFont" style:family="text">
      <style:text-properties fo:color="#A9B7C6"/>
    </style:style>
    <style:style style:name="T11986" style:parent-style-name="DefaultParagraphFont" style:family="text">
      <style:text-properties fo:color="#9876AA"/>
    </style:style>
    <style:style style:name="T11987" style:parent-style-name="DefaultParagraphFont" style:family="text">
      <style:text-properties fo:color="#A9B7C6"/>
    </style:style>
    <style:style style:name="T11988" style:parent-style-name="DefaultParagraphFont" style:family="text">
      <style:text-properties fo:color="#CC7832"/>
    </style:style>
    <style:style style:name="T11989" style:parent-style-name="DefaultParagraphFont" style:family="text">
      <style:text-properties fo:color="#CC7832"/>
    </style:style>
    <style:style style:name="T11990" style:parent-style-name="DefaultParagraphFont" style:family="text">
      <style:text-properties fo:color="#CC7832"/>
    </style:style>
    <style:style style:name="T11991" style:parent-style-name="DefaultParagraphFont" style:family="text">
      <style:text-properties fo:color="#9876AA"/>
    </style:style>
    <style:style style:name="T11992" style:parent-style-name="DefaultParagraphFont" style:family="text">
      <style:text-properties fo:color="#A9B7C6"/>
    </style:style>
    <style:style style:name="T11993" style:parent-style-name="DefaultParagraphFont" style:family="text">
      <style:text-properties fo:color="#9876AA"/>
    </style:style>
    <style:style style:name="T11994" style:parent-style-name="DefaultParagraphFont" style:family="text">
      <style:text-properties fo:color="#A9B7C6"/>
    </style:style>
    <style:style style:name="T11995" style:parent-style-name="DefaultParagraphFont" style:family="text">
      <style:text-properties fo:color="#A9B7C6"/>
    </style:style>
    <style:style style:name="T11996" style:parent-style-name="DefaultParagraphFont" style:family="text">
      <style:text-properties fo:color="#CC7832"/>
    </style:style>
    <style:style style:name="T11997" style:parent-style-name="DefaultParagraphFont" style:family="text">
      <style:text-properties fo:color="#CC7832"/>
    </style:style>
    <style:style style:name="T11998" style:parent-style-name="DefaultParagraphFont" style:family="text">
      <style:text-properties fo:color="#CC7832"/>
    </style:style>
    <style:style style:name="T11999" style:parent-style-name="DefaultParagraphFont" style:family="text">
      <style:text-properties fo:color="#A9B7C6"/>
    </style:style>
    <style:style style:name="T12000" style:parent-style-name="DefaultParagraphFont" style:family="text">
      <style:text-properties fo:color="#CC7832"/>
    </style:style>
    <style:style style:name="T12001" style:parent-style-name="DefaultParagraphFont" style:family="text">
      <style:text-properties fo:color="#CC7832"/>
    </style:style>
    <style:style style:name="T12002" style:parent-style-name="DefaultParagraphFont" style:family="text">
      <style:text-properties fo:color="#CC7832"/>
    </style:style>
    <style:style style:name="T12003" style:parent-style-name="DefaultParagraphFont" style:family="text">
      <style:text-properties fo:color="#9876AA"/>
    </style:style>
    <style:style style:name="T12004" style:parent-style-name="DefaultParagraphFont" style:family="text">
      <style:text-properties fo:color="#A9B7C6"/>
    </style:style>
    <style:style style:name="T12005" style:parent-style-name="DefaultParagraphFont" style:family="text">
      <style:text-properties fo:color="#6897BB"/>
    </style:style>
    <style:style style:name="T12006" style:parent-style-name="DefaultParagraphFont" style:family="text">
      <style:text-properties fo:color="#CC7832"/>
    </style:style>
    <style:style style:name="T12007" style:parent-style-name="DefaultParagraphFont" style:family="text">
      <style:text-properties fo:color="#CC7832"/>
    </style:style>
    <style:style style:name="T12008" style:parent-style-name="DefaultParagraphFont" style:family="text">
      <style:text-properties fo:color="#CC7832"/>
    </style:style>
    <style:style style:name="T12009" style:parent-style-name="DefaultParagraphFont" style:family="text">
      <style:text-properties fo:color="#A9B7C6"/>
    </style:style>
    <style:style style:name="T12010" style:parent-style-name="DefaultParagraphFont" style:family="text">
      <style:text-properties fo:color="#A9B7C6"/>
    </style:style>
    <style:style style:name="T12011" style:parent-style-name="DefaultParagraphFont" style:family="text">
      <style:text-properties fo:color="#A9B7C6"/>
    </style:style>
    <style:style style:name="T12012" style:parent-style-name="DefaultParagraphFont" style:family="text">
      <style:text-properties fo:color="#808080"/>
    </style:style>
    <style:style style:name="T12013" style:parent-style-name="DefaultParagraphFont" style:family="text">
      <style:text-properties fo:color="#808080"/>
    </style:style>
    <style:style style:name="T12014" style:parent-style-name="DefaultParagraphFont" style:family="text">
      <style:text-properties fo:color="#808080"/>
    </style:style>
    <style:style style:name="T12015" style:parent-style-name="DefaultParagraphFont" style:family="text">
      <style:text-properties fo:color="#CC7832"/>
    </style:style>
    <style:style style:name="T12016" style:parent-style-name="DefaultParagraphFont" style:family="text">
      <style:text-properties fo:color="#FFC66D"/>
    </style:style>
    <style:style style:name="T12017" style:parent-style-name="DefaultParagraphFont" style:family="text">
      <style:text-properties fo:color="#A9B7C6"/>
    </style:style>
    <style:style style:name="T12018" style:parent-style-name="DefaultParagraphFont" style:family="text">
      <style:text-properties fo:color="#A9B7C6"/>
    </style:style>
    <style:style style:name="T12019" style:parent-style-name="DefaultParagraphFont" style:family="text">
      <style:text-properties fo:color="#A9B7C6"/>
    </style:style>
    <style:style style:name="T12020" style:parent-style-name="DefaultParagraphFont" style:family="text">
      <style:text-properties fo:color="#CC7832"/>
    </style:style>
    <style:style style:name="T12021" style:parent-style-name="DefaultParagraphFont" style:family="text">
      <style:text-properties fo:color="#A9B7C6"/>
    </style:style>
    <style:style style:name="T12022" style:parent-style-name="DefaultParagraphFont" style:family="text">
      <style:text-properties fo:color="#9876AA"/>
    </style:style>
    <style:style style:name="T12023" style:parent-style-name="DefaultParagraphFont" style:family="text">
      <style:text-properties fo:color="#A9B7C6"/>
    </style:style>
    <style:style style:name="T12024" style:parent-style-name="DefaultParagraphFont" style:family="text">
      <style:text-properties fo:color="#CC7832"/>
    </style:style>
    <style:style style:name="T12025" style:parent-style-name="DefaultParagraphFont" style:family="text">
      <style:text-properties fo:color="#A9B7C6"/>
    </style:style>
    <style:style style:name="T12026" style:parent-style-name="DefaultParagraphFont" style:family="text">
      <style:text-properties fo:color="#A9B7C6"/>
    </style:style>
    <style:style style:name="T12027" style:parent-style-name="DefaultParagraphFont" style:family="text">
      <style:text-properties fo:color="#A9B7C6"/>
    </style:style>
    <style:style style:name="T12028" style:parent-style-name="DefaultParagraphFont" style:family="text">
      <style:text-properties fo:color="#9876AA"/>
    </style:style>
    <style:style style:name="T12029" style:parent-style-name="DefaultParagraphFont" style:family="text">
      <style:text-properties fo:color="#A9B7C6"/>
    </style:style>
    <style:style style:name="T12030" style:parent-style-name="DefaultParagraphFont" style:family="text">
      <style:text-properties fo:color="#CC7832"/>
    </style:style>
    <style:style style:name="T12031" style:parent-style-name="DefaultParagraphFont" style:family="text">
      <style:text-properties fo:color="#CC7832"/>
    </style:style>
    <style:style style:name="T12032" style:parent-style-name="DefaultParagraphFont" style:family="text">
      <style:text-properties fo:color="#CC7832"/>
    </style:style>
    <style:style style:name="T12033" style:parent-style-name="DefaultParagraphFont" style:family="text">
      <style:text-properties fo:color="#9876AA"/>
    </style:style>
    <style:style style:name="T12034" style:parent-style-name="DefaultParagraphFont" style:family="text">
      <style:text-properties fo:color="#9876AA"/>
    </style:style>
    <style:style style:name="T12035" style:parent-style-name="DefaultParagraphFont" style:family="text">
      <style:text-properties fo:color="#A9B7C6"/>
    </style:style>
    <style:style style:name="T12036" style:parent-style-name="DefaultParagraphFont" style:family="text">
      <style:text-properties fo:color="#CC7832"/>
    </style:style>
    <style:style style:name="T12037" style:parent-style-name="DefaultParagraphFont" style:family="text">
      <style:text-properties fo:color="#CC7832"/>
    </style:style>
    <style:style style:name="T12038" style:parent-style-name="DefaultParagraphFont" style:family="text">
      <style:text-properties fo:color="#CC7832"/>
    </style:style>
    <style:style style:name="T12039" style:parent-style-name="DefaultParagraphFont" style:family="text">
      <style:text-properties fo:color="#9876AA"/>
    </style:style>
    <style:style style:name="T12040" style:parent-style-name="DefaultParagraphFont" style:family="text">
      <style:text-properties fo:color="#A9B7C6"/>
    </style:style>
    <style:style style:name="T12041" style:parent-style-name="DefaultParagraphFont" style:family="text">
      <style:text-properties fo:color="#6897BB"/>
    </style:style>
    <style:style style:name="T12042" style:parent-style-name="DefaultParagraphFont" style:family="text">
      <style:text-properties fo:color="#CC7832"/>
    </style:style>
    <style:style style:name="T12043" style:parent-style-name="DefaultParagraphFont" style:family="text">
      <style:text-properties fo:color="#CC7832"/>
    </style:style>
    <style:style style:name="T12044" style:parent-style-name="DefaultParagraphFont" style:family="text">
      <style:text-properties fo:color="#CC7832"/>
    </style:style>
    <style:style style:name="T12045" style:parent-style-name="DefaultParagraphFont" style:family="text">
      <style:text-properties fo:color="#A9B7C6"/>
    </style:style>
    <style:style style:name="T12046" style:parent-style-name="DefaultParagraphFont" style:family="text">
      <style:text-properties fo:color="#A9B7C6"/>
    </style:style>
    <style:style style:name="T12047" style:parent-style-name="DefaultParagraphFont" style:family="text">
      <style:text-properties fo:color="#A9B7C6"/>
    </style:style>
    <style:style style:name="T12048" style:parent-style-name="DefaultParagraphFont" style:family="text">
      <style:text-properties fo:color="#A9B7C6"/>
    </style:style>
    <style:style style:name="T12049" style:parent-style-name="DefaultParagraphFont" style:family="text">
      <style:text-properties fo:color="#A9B7C6"/>
    </style:style>
    <style:style style:name="T12050" style:parent-style-name="DefaultParagraphFont" style:family="text">
      <style:text-properties fo:color="#A9B7C6"/>
    </style:style>
    <style:style style:name="T12051" style:parent-style-name="DefaultParagraphFont" style:family="text">
      <style:text-properties fo:color="#A9B7C6"/>
    </style:style>
    <style:style style:name="T12052" style:parent-style-name="DefaultParagraphFont" style:family="text">
      <style:text-properties fo:color="#CC7832"/>
    </style:style>
    <style:style style:name="T12053" style:parent-style-name="DefaultParagraphFont" style:family="text">
      <style:text-properties fo:color="#FFC66D"/>
    </style:style>
    <style:style style:name="T12054" style:parent-style-name="DefaultParagraphFont" style:family="text">
      <style:text-properties fo:color="#A9B7C6"/>
    </style:style>
    <style:style style:name="T12055" style:parent-style-name="DefaultParagraphFont" style:family="text">
      <style:text-properties fo:color="#A9B7C6"/>
    </style:style>
    <style:style style:name="T12056" style:parent-style-name="DefaultParagraphFont" style:family="text">
      <style:text-properties fo:color="#A9B7C6"/>
    </style:style>
    <style:style style:name="T12057" style:parent-style-name="DefaultParagraphFont" style:family="text">
      <style:text-properties fo:color="#CC7832"/>
    </style:style>
    <style:style style:name="T12058" style:parent-style-name="DefaultParagraphFont" style:family="text">
      <style:text-properties fo:color="#9876AA"/>
    </style:style>
    <style:style style:name="T12059" style:parent-style-name="DefaultParagraphFont" style:family="text">
      <style:text-properties fo:color="#CC7832"/>
    </style:style>
    <style:style style:name="T12060" style:parent-style-name="DefaultParagraphFont" style:family="text">
      <style:text-properties fo:color="#CC7832"/>
    </style:style>
    <style:style style:name="T12061" style:parent-style-name="DefaultParagraphFont" style:family="text">
      <style:text-properties fo:color="#CC7832"/>
    </style:style>
    <style:style style:name="T12062" style:parent-style-name="DefaultParagraphFont" style:family="text">
      <style:text-properties fo:color="#A9B7C6"/>
    </style:style>
    <style:style style:name="T12063" style:parent-style-name="DefaultParagraphFont" style:family="text">
      <style:text-properties fo:color="#A9B7C6"/>
    </style:style>
    <style:style style:name="T12064" style:parent-style-name="DefaultParagraphFont" style:family="text">
      <style:text-properties fo:color="#A9B7C6"/>
    </style:style>
    <style:style style:name="T12065" style:parent-style-name="DefaultParagraphFont" style:family="text">
      <style:text-properties fo:color="#A9B7C6"/>
    </style:style>
    <style:style style:name="T12066" style:parent-style-name="DefaultParagraphFont" style:family="text">
      <style:text-properties fo:color="#CC7832"/>
    </style:style>
    <style:style style:name="T12067" style:parent-style-name="DefaultParagraphFont" style:family="text">
      <style:text-properties fo:color="#FFC66D"/>
    </style:style>
    <style:style style:name="T12068" style:parent-style-name="DefaultParagraphFont" style:family="text">
      <style:text-properties fo:color="#A9B7C6"/>
    </style:style>
    <style:style style:name="T12069" style:parent-style-name="DefaultParagraphFont" style:family="text">
      <style:text-properties fo:color="#CC7832"/>
    </style:style>
    <style:style style:name="T12070" style:parent-style-name="DefaultParagraphFont" style:family="text">
      <style:text-properties fo:color="#A9B7C6"/>
    </style:style>
    <style:style style:name="T12071" style:parent-style-name="DefaultParagraphFont" style:family="text">
      <style:text-properties fo:color="#A9B7C6"/>
    </style:style>
    <style:style style:name="T12072" style:parent-style-name="DefaultParagraphFont" style:family="text">
      <style:text-properties fo:color="#A9B7C6"/>
    </style:style>
    <style:style style:name="T12073" style:parent-style-name="DefaultParagraphFont" style:family="text">
      <style:text-properties fo:color="#CC7832"/>
    </style:style>
    <style:style style:name="T12074" style:parent-style-name="DefaultParagraphFont" style:family="text">
      <style:text-properties fo:color="#A9B7C6"/>
    </style:style>
    <style:style style:name="T12075" style:parent-style-name="DefaultParagraphFont" style:family="text">
      <style:text-properties fo:color="#9876AA"/>
    </style:style>
    <style:style style:name="T12076" style:parent-style-name="DefaultParagraphFont" style:family="text">
      <style:text-properties fo:color="#A9B7C6"/>
    </style:style>
    <style:style style:name="T12077" style:parent-style-name="DefaultParagraphFont" style:family="text">
      <style:text-properties fo:color="#CC7832"/>
    </style:style>
    <style:style style:name="T12078" style:parent-style-name="DefaultParagraphFont" style:family="text">
      <style:text-properties fo:color="#CC7832"/>
    </style:style>
    <style:style style:name="T12079" style:parent-style-name="DefaultParagraphFont" style:family="text">
      <style:text-properties fo:color="#CC7832"/>
    </style:style>
    <style:style style:name="T12080" style:parent-style-name="DefaultParagraphFont" style:family="text">
      <style:text-properties fo:color="#A9B7C6"/>
    </style:style>
    <style:style style:name="T12081" style:parent-style-name="DefaultParagraphFont" style:family="text">
      <style:text-properties fo:color="#A9B7C6"/>
    </style:style>
    <style:style style:name="T12082" style:parent-style-name="DefaultParagraphFont" style:family="text">
      <style:text-properties fo:color="#A9B7C6"/>
    </style:style>
  </office:automatic-styles>
  <office:body>
    <office:text text:use-soft-page-breaks="true">
      <text:p text:style-name="P1"><text:span text:style-name="T2">&lt;?</text:span><text:span text:style-name="T3">xml version=</text:span><text:span text:style-name="T4">"1.0"<text:s/></text:span><text:span text:style-name="T5">encoding=</text:span><text:span text:style-name="T6">"utf-8"</text:span><text:span text:style-name="T7">?&gt;</text:span><text:span text:style-name="T8"><text:line-break/></text:span><text:span text:style-name="T9">&lt;manifest<text:s/></text:span><text:span text:style-name="T10">xmlns:</text:span><text:span text:style-name="T11">android</text:span><text:span text:style-name="T12">=</text:span><text:span text:style-name="T13">"http://schemas.android.com/apk/res/android"</text:span><text:span text:style-name="T14"><text:line-break/></text:span><text:span text:style-name="T15"><text:s text:c="4"/></text:span><text:span text:style-name="T16">package=</text:span><text:span text:style-name="T17">"com.hafezi.games.spaceshooter2d"</text:span><text:span text:style-name="T18">&gt;</text:span><text:span text:style-name="T19"><text:line-break/></text:span><text:span text:style-name="T20"><text:line-break/></text:span><text:span text:style-name="T21"><text:s text:c="4"/>&lt;supports-screens</text:span><text:span text:style-name="T22"><text:line-break/></text:span><text:span text:style-name="T23"><text:s text:c="8"/></text:span><text:span text:style-name="T24">android</text:span><text:span text:style-name="T25">:largeScreens=</text:span><text:span text:style-name="T26">"true"</text:span><text:span text:style-name="T27"><text:line-break/></text:span><text:span text:style-name="T28"><text:s text:c="8"/></text:span><text:span text:style-name="T29">android</text:span><text:span text:style-name="T30">:normalScreens=</text:span><text:span text:style-name="T31">"true"</text:span><text:span text:style-name="T32"><text:line-break/></text:span><text:span text:style-name="T33"><text:s text:c="8"/></text:span><text:span text:style-name="T34">android</text:span><text:span text:style-name="T35">:smallScreens=</text:span><text:span text:style-name="T36">"false"</text:span><text:span text:style-name="T37"><text:line-break/></text:span><text:span text:style-name="T38"><text:s text:c="8"/></text:span><text:span text:style-name="T39">android</text:span><text:span text:style-name="T40">:xlargeScreens=</text:span><text:span text:style-name="T41">"false"<text:s/></text:span><text:span text:style-name="T42">/&gt;</text:span><text:span text:style-name="T43"><text:line-break/></text:span><text:span text:style-name="T44"><text:line-break/></text:span><text:span text:style-name="T45"><text:s text:c="4"/>&lt;uses-permission<text:s/></text:span><text:span text:style-name="T46">android</text:span><text:span text:style-name="T47">:name=</text:span><text:span text:style-name="T48">"android.permission.VIBRATE"<text:s/></text:span><text:span text:style-name="T49">/&gt;</text:span><text:span text:style-name="T50"><text:line-break/></text:span><text:span text:style-name="T51"><text:s text:c="4"/>&lt;uses-permission<text:s/></text:span><text:span text:style-name="T52">android</text:span><text:span text:style-name="T53">:name=</text:span><text:span text:style-name="T54">"and</text:span><text:span text:style-name="T55">roid.permission.BLUETOOTH"<text:s/></text:span><text:span text:style-name="T56">/&gt;</text:span><text:span text:style-name="T57"><text:line-break/></text:span><text:span text:style-name="T58"><text:s text:c="4"/>&lt;uses-permission<text:s/></text:span><text:span text:style-name="T59">android</text:span><text:span text:style-name="T60">:name=</text:span><text:span text:style-name="T61">"android.permission.BLUETOOTH_ADMIN"<text:s/></text:span><text:span text:style-name="T62">/&gt;</text:span><text:span text:style-name="T63"><text:line-break/></text:span><text:span text:style-name="T64"><text:s text:c="4"/>&lt;uses-permission<text:s/></text:span><text:span text:style-name="T65">android</text:span><text:span text:style-name="T66">:name=</text:span><text:span text:style-name="T67">"android.permission.ACCESS_COARSE_LOCATION"<text:s/></text:span><text:span text:style-name="T68">/&gt;</text:span><text:span text:style-name="T69"><text:line-break/></text:span><text:span text:style-name="T70"><text:line-break/></text:span><text:span text:style-name="T71"><text:s text:c="4"/>&lt;application</text:span><text:span text:style-name="T72"><text:line-break/></text:span><text:span text:style-name="T73"><text:s text:c="8"/></text:span><text:span text:style-name="T74">android</text:span><text:span text:style-name="T75">:allowBackup=</text:span><text:span text:style-name="T76">"true"</text:span><text:span text:style-name="T77"><text:line-break/></text:span><text:span text:style-name="T78"><text:s text:c="8"/></text:span><text:span text:style-name="T79">android</text:span><text:span text:style-name="T80">:ic</text:span><text:span text:style-name="T81">on=</text:span><text:span text:style-name="T82">"@mipmap/ic_launcher_round"</text:span><text:span text:style-name="T83"><text:line-break/></text:span><text:span text:style-name="T84"><text:s text:c="8"/></text:span><text:span text:style-name="T85">android</text:span><text:span text:style-name="T86">:label=</text:span><text:span text:style-name="T87">"@string/app_name"</text:span><text:span text:style-name="T88"><text:line-break/></text:span><text:span text:style-name="T89"><text:s text:c="8"/></text:span><text:span text:style-name="T90">android</text:span><text:span text:style-name="T91">:roundIcon=</text:span><text:span text:style-name="T92">"@mipmap/ic_launcher_round"</text:span><text:span text:style-name="T93"><text:line-break/></text:span><text:span text:style-name="T94"><text:s text:c="8"/></text:span><text:span text:style-name="T95">android</text:span><text:span text:style-name="T96">:supportsRtl=</text:span><text:span text:style-name="T97">"true"</text:span><text:span text:style-name="T98"><text:line-break/></text:span><text:span text:style-name="T99"><text:s text:c="8"/></text:span><text:span text:style-name="T100">android</text:span><text:span text:style-name="T101">:theme=</text:span><text:span text:style-name="T102">"@style/AppTheme"</text:span><text:span text:style-name="T103">&gt;</text:span><text:span text:style-name="T104"><text:line-break/></text:span><text:span text:style-name="T105"><text:s text:c="8"/>&lt;activity</text:span><text:span text:style-name="T106"><text:line-break/></text:span><text:span text:style-name="T107"><text:s text:c="12"/></text:span><text:span text:style-name="T108">android</text:span><text:span text:style-name="T109">:name=</text:span><text:span text:style-name="T110">".MainActiv</text:span><text:span text:style-name="T111">ity"</text:span><text:span text:style-name="T112"><text:line-break/></text:span><text:span text:style-name="T113"><text:s text:c="12"/></text:span><text:span text:style-name="T114">android</text:span><text:span text:style-name="T115">:screenOrientation=</text:span><text:span text:style-name="T116">"sensorLandscape"</text:span><text:span text:style-name="T117"><text:line-break/></text:span><text:span text:style-name="T118"><text:s text:c="12"/></text:span><text:span text:style-name="T119">android</text:span><text:span text:style-name="T120">:theme=</text:span><text:span text:style-name="T121">"@style/Theme.AppCompat.NoActionBar"</text:span><text:span text:style-name="T122">&gt;</text:span><text:span text:style-name="T123"><text:line-break/></text:span><text:span text:style-name="T124"><text:s text:c="12"/>&lt;intent-filter&gt;</text:span><text:span text:style-name="T125"><text:line-break/></text:span><text:span text:style-name="T126"><text:s text:c="16"/>&lt;action<text:s/></text:span><text:span text:style-name="T127">android</text:span><text:span text:style-name="T128">:name=</text:span><text:span text:style-name="T129">"android.intent.action.MAIN"<text:s/></text:span><text:span text:style-name="T130">/&gt;</text:span><text:span text:style-name="T131"><text:line-break/></text:span><text:span text:style-name="T132"><text:line-break/></text:span><text:span text:style-name="T133"><text:s text:c="16"/>&lt;category<text:s/></text:span><text:span text:style-name="T134">android</text:span><text:span text:style-name="T135">:name=</text:span><text:span text:style-name="T136">"android.intent.category.LAUNCHER"<text:s/></text:span><text:span text:style-name="T137">/&gt;</text:span><text:span text:style-name="T138"><text:line-break/></text:span><text:span text:style-name="T139"><text:s text:c="12"/>&lt;/intent-filter&gt;</text:span><text:span text:style-name="T140"><text:line-break/></text:span><text:span text:style-name="T141"><text:s text:c="8"/>&lt;/activity&gt;</text:span><text:span text:style-name="T142"><text:line-break/></text:span><text:span text:style-name="T143"><text:s text:c="8"/>&lt;activity</text:span><text:span text:style-name="T144"><text:line-break/></text:span><text:span text:style-name="T145"><text:s text:c="12"/></text:span><text:span text:style-name="T146">android</text:span><text:span text:style-name="T147">:name=</text:span><text:span text:style-name="T148">".GameActivity"</text:span><text:span text:style-name="T149"><text:line-break/></text:span><text:span text:style-name="T150"><text:s text:c="12"/></text:span><text:span text:style-name="T151">android</text:span><text:span text:style-name="T152">:screenOrientation=</text:span><text:span text:style-name="T153">"sensorLandscape"</text:span><text:span text:style-name="T154"><text:line-break/></text:span><text:span text:style-name="T155"><text:s text:c="12"/></text:span><text:span text:style-name="T156">android</text:span><text:span text:style-name="T157">:theme=</text:span><text:span text:style-name="T158">"@android:style/Theme.</text:span><text:span text:style-name="T159">NoTitleBar.Fullscreen"<text:s/></text:span><text:span text:style-name="T160">/&gt;</text:span><text:span text:style-name="T161"><text:line-break/></text:span><text:span text:style-name="T162"><text:s text:c="8"/>&lt;activity</text:span><text:span text:style-name="T163"><text:line-break/></text:span><text:span text:style-name="T164"><text:s text:c="12"/></text:span><text:span text:style-name="T165">android</text:span><text:span text:style-name="T166">:name=</text:span><text:span text:style-name="T167">".OptionsActivity"</text:span><text:span text:style-name="T168"><text:line-break/></text:span><text:span text:style-name="T169"><text:s text:c="12"/></text:span><text:span text:style-name="T170">android</text:span><text:span text:style-name="T171">:screenOrientation=</text:span><text:span text:style-name="T172">"sensorLandscape"</text:span><text:span text:style-name="T173"><text:line-break/></text:span><text:span text:style-name="T174"><text:s text:c="12"/></text:span><text:span text:style-name="T175">android</text:span><text:span text:style-name="T176">:theme=</text:span><text:span text:style-name="T177">"@style/Theme.AppCompat.NoActionBar"<text:s/></text:span><text:span text:style-name="T178">/&gt;</text:span><text:span text:style-name="T179"><text:line-break/></text:span><text:span text:style-name="T180"><text:s text:c="8"/>&lt;activity</text:span><text:span text:style-name="T181"><text:line-break/></text:span><text:span text:style-name="T182"><text:s text:c="12"/></text:span><text:span text:style-name="T183">android</text:span><text:span text:style-name="T184">:name=</text:span><text:span text:style-name="T185">".B</text:span><text:span text:style-name="T186">luetoothActivity"</text:span><text:span text:style-name="T187"><text:line-break/></text:span><text:span text:style-name="T188"><text:s text:c="12"/></text:span><text:span text:style-name="T189">android</text:span><text:span text:style-name="T190">:screenOrientation=</text:span><text:span text:style-name="T191">"sensorLandscape"</text:span><text:span text:style-name="T192"><text:line-break/></text:span><text:span text:style-name="T193"><text:s text:c="12"/></text:span><text:span text:style-name="T194">android</text:span><text:span text:style-name="T195">:theme=</text:span><text:span text:style-name="T196">"@style/Theme.AppCompat.NoActionBar"<text:s/></text:span><text:span text:style-name="T197">/&gt;</text:span><text:span text:style-name="T198"><text:line-break/></text:span><text:span text:style-name="T199"><text:s text:c="8"/>&lt;activity</text:span><text:span text:style-name="T200"><text:line-break/></text:span><text:span text:style-name="T201"><text:s text:c="12"/></text:span><text:span text:style-name="T202">android</text:span><text:span text:style-name="T203">:name=</text:span><text:span text:style-name="T204">".HighScoreActivity"</text:span><text:span text:style-name="T205"><text:line-break/></text:span><text:span text:style-name="T206"><text:s text:c="12"/></text:span><text:span text:style-name="T207">android</text:span><text:span text:style-name="T208">:screenOrientation=</text:span><text:span text:style-name="T209">"sensorLandsca</text:span><text:span text:style-name="T210">pe"</text:span><text:span text:style-name="T211"><text:line-break/></text:span><text:span text:style-name="T212"><text:s text:c="12"/></text:span><text:span text:style-name="T213">android</text:span><text:span text:style-name="T214">:theme=</text:span><text:span text:style-name="T215">"@style/Theme.AppCompat.NoActionBar"<text:s/></text:span><text:span text:style-name="T216">&gt;&lt;/activity&gt;</text:span><text:span text:style-name="T217"><text:line-break/></text:span><text:span text:style-name="T218"><text:s text:c="4"/>&lt;/application&gt;</text:span><text:span text:style-name="T219"><text:line-break/></text:span><text:span text:style-name="T220"><text:line-break/></text:span><text:span text:style-name="T221">&lt;/manifest&gt;</text:span></text:p>
      <text:p text:style-name="P222"/>
      <text:p text:style-name="P223"><text:span text:style-name="T224">package<text:s/></text:span><text:span text:style-name="T225">com.hafezi.games.spaceshooter2d.Database</text:span><text:span text:style-name="T226">;</text:span><text:span text:style-name="T227"><text:line-break/></text:span><text:span text:style-name="T228"><text:line-break/></text:span><text:span text:style-name="T229">/**</text:span><text:span text:style-name="T230"><text:line-break/></text:span><text:span text:style-name="T231"><text:s/>* Created by Mojtaba Hafezi on 28.02.2018.</text:span><text:span text:style-name="T232"><text:line-break/></text:span><text:span text:style-name="T233"><text:s/>*/</text:span><text:span text:style-name="T234"><text:line-break/></text:span><text:span text:style-name="T235"><text:line-break/></text:span><text:span text:style-name="T236">//constants for the database queries</text:span><text:span text:style-name="T237"><text:line-break/></text:span><text:span text:style-name="T238">pu</text:span><text:span text:style-name="T239">blic class<text:s/></text:span><text:span text:style-name="T240">Constants {</text:span><text:span text:style-name="T241"><text:line-break/></text:span><text:span text:style-name="T242"><text:s text:c="4"/></text:span><text:span text:style-name="T243">public static final<text:s/></text:span><text:span text:style-name="T244">String<text:s/></text:span><text:span text:style-name="T245">DATABASE_NAME</text:span><text:span text:style-name="T246">=</text:span><text:span text:style-name="T247">"datastorage.db"</text:span><text:span text:style-name="T248">;</text:span><text:span text:style-name="T249"><text:line-break/></text:span><text:span text:style-name="T250"><text:s text:c="4"/>public static final int<text:s/></text:span><text:span text:style-name="T251">DATABASE_VERSION</text:span><text:span text:style-name="T252">=</text:span><text:span text:style-name="T253">1</text:span><text:span text:style-name="T254">;</text:span><text:span text:style-name="T255"><text:line-break/></text:span><text:span text:style-name="T256"><text:s text:c="4"/>public static final<text:s/></text:span><text:span text:style-name="T257">String<text:s/></text:span><text:span text:style-name="T258">TABLE_NAME</text:span><text:span text:style-name="T259">=</text:span><text:span text:style-name="T260">"scores"</text:span><text:span text:style-name="T261">;</text:span><text:span text:style-name="T262"><text:line-break/></text:span><text:span text:style-name="T263"><text:s text:c="4"/>public static final<text:s/></text:span><text:span text:style-name="T264">String<text:s/></text:span><text:span text:style-name="T265">SCORE</text:span><text:span text:style-name="T266">=</text:span><text:span text:style-name="T267">"score"</text:span><text:span text:style-name="T268">;</text:span><text:span text:style-name="T269"><text:line-break/></text:span><text:span text:style-name="T270"><text:s text:c="4"/>public static final<text:s/></text:span><text:span text:style-name="T271">String<text:s/></text:span><text:span text:style-name="T272">SHIPS</text:span><text:span text:style-name="T273">=</text:span><text:span text:style-name="T274">"ships"</text:span><text:span text:style-name="T275">;</text:span><text:span text:style-name="T276"><text:line-break/></text:span><text:span text:style-name="T277"><text:s text:c="4"/>public static final<text:s/></text:span><text:span text:style-name="T278">String<text:s/></text:span><text:span text:style-name="T279">KEY_ID<text:s/></text:span><text:span text:style-name="T280">=<text:s/></text:span><text:span text:style-name="T281">"_id"</text:span><text:span text:style-name="T282">;</text:span><text:span text:style-name="T283"><text:line-break/></text:span><text:span text:style-name="T284">}</text:span></text:p>
      <text:p text:style-name="Normal"/>
      <text:p text:style-name="P285"><text:span text:style-name="T286">package<text:s/></text:span><text:span text:style-name="T287">com.hafezi.games.spaceshooter2d.Database</text:span><text:span text:style-name="T288">;</text:span><text:span text:style-name="T289"><text:line-break/></text:span><text:span text:style-name="T290"><text:line-break/></text:span><text:span text:style-name="T291">import<text:s/></text:span><text:span text:style-name="T292">android.content.ContentValues</text:span><text:span text:style-name="T293">;</text:span><text:span text:style-name="T294"><text:line-break/></text:span><text:span text:style-name="T295">import<text:s/></text:span><text:span text:style-name="T296">android.content.Context</text:span><text:span text:style-name="T297">;</text:span><text:span text:style-name="T298"><text:line-break/></text:span><text:span text:style-name="T299">import<text:s/></text:span><text:span text:style-name="T300">android.database.Cursor</text:span><text:span text:style-name="T301">;</text:span><text:span text:style-name="T302"><text:line-break/></text:span><text:span text:style-name="T303">import<text:s/></text:span><text:span text:style-name="T304">android.database.sqlite.</text:span><text:span text:style-name="T305">SQLiteDatabase</text:span><text:span text:style-name="T306">;</text:span><text:span text:style-name="T307"><text:line-break/></text:span><text:span text:style-name="T308">import<text:s/></text:span><text:span text:style-name="T309">android.database.sqlite.SQLiteException</text:span><text:span text:style-name="T310">;</text:span><text:span text:style-name="T311"><text:line-break/></text:span><text:span text:style-name="T312">import<text:s/></text:span><text:span text:style-name="T313">android.provider.SyncStateContract</text:span><text:span text:style-name="T314">;</text:span><text:span text:style-name="T315"><text:line-break/></text:span><text:span text:style-name="T316">import<text:s/></text:span><text:span text:style-name="T317">android.util.Log</text:span><text:span text:style-name="T318">;</text:span><text:span text:style-name="T319"><text:line-break/></text:span><text:span text:style-name="T320"><text:line-break/></text:span><text:span text:style-name="T321">/**</text:span><text:span text:style-name="T322"><text:line-break/></text:span><text:span text:style-name="T323"><text:s/>* Created by Mojtaba Hafezi on 28.02.2018.</text:span><text:span text:style-name="T324"><text:line-break/></text:span><text:span text:style-name="T325"><text:s/>*/</text:span><text:span text:style-name="T326"><text:line-break/></text:span><text:span text:style-name="T327"><text:line-break/></text:span><text:span text:style-name="T328">public class<text:s/></text:span><text:span text:style-name="T329">GameDataBase {</text:span><text:span text:style-name="T330"><text:line-break/></text:span><text:span text:style-name="T331"><text:s text:c="4"/></text:span><text:span text:style-name="T332">private<text:s/></text:span><text:span text:style-name="T333">SQLiteDatabase<text:s/></text:span><text:span text:style-name="T334">db</text:span><text:span text:style-name="T335">;</text:span><text:span text:style-name="T336"><text:line-break/></text:span><text:span text:style-name="T337"><text:s text:c="4"/>private</text:span><text:span text:style-name="T338"><text:s/>final<text:s/></text:span><text:span text:style-name="T339">Context<text:s/></text:span><text:span text:style-name="T340">context</text:span><text:span text:style-name="T341">;</text:span><text:span text:style-name="T342"><text:line-break/></text:span><text:span text:style-name="T343"><text:s text:c="4"/>private final<text:s/></text:span><text:span text:style-name="T344">MyDBhelper<text:s/></text:span><text:span text:style-name="T345">dbhelper</text:span><text:span text:style-name="T346">;</text:span><text:span text:style-name="T347"><text:line-break/></text:span><text:span text:style-name="T348"><text:line-break/></text:span><text:span text:style-name="T349"><text:s text:c="4"/>public<text:s/></text:span><text:span text:style-name="T350">GameDataBase</text:span><text:span text:style-name="T351">(Context context) {</text:span><text:span text:style-name="T352"><text:line-break/></text:span><text:span text:style-name="T353"><text:s text:c="8"/></text:span><text:span text:style-name="T354">this</text:span><text:span text:style-name="T355">.</text:span><text:span text:style-name="T356">context<text:s/></text:span><text:span text:style-name="T357">= context</text:span><text:span text:style-name="T358">;</text:span><text:span text:style-name="T359"><text:line-break/></text:span><text:span text:style-name="T360"><text:s text:c="8"/></text:span><text:span text:style-name="T361">dbhelper<text:s/></text:span><text:span text:style-name="T362">=<text:s/></text:span><text:span text:style-name="T363">new<text:s/></text:span><text:span text:style-name="T364">MyDBhelper(context</text:span><text:span text:style-name="T365">,<text:s/></text:span><text:span text:style-name="T366">Constants.</text:span><text:span text:style-name="T367">DATABASE_NAME</text:span><text:span text:style-name="T368">, null,<text:s/></text:span><text:span text:style-name="T369">Constants.</text:span><text:span text:style-name="T370">DATABASE_VERSION</text:span><text:span text:style-name="T371">)</text:span><text:span text:style-name="T372">;</text:span><text:span text:style-name="T373"><text:line-break/></text:span><text:span text:style-name="T374"><text:s text:c="8"/></text:span><text:span text:style-name="T375">openWritable()</text:span><text:span text:style-name="T376">;</text:span><text:span text:style-name="T377"><text:line-break/></text:span><text:span text:style-name="T378"><text:s text:c="4"/></text:span><text:span text:style-name="T379">}</text:span><text:span text:style-name="T380"><text:line-break/></text:span><text:span text:style-name="T381"><text:line-break/></text:span><text:span text:style-name="T382"><text:s text:c="4"/></text:span><text:span text:style-name="T383">public void<text:s/></text:span><text:span text:style-name="T384">close</text:span><text:span text:style-name="T385">() {</text:span><text:span text:style-name="T386"><text:line-break/></text:span><text:span text:style-name="T387"><text:s text:c="8"/></text:span><text:span text:style-name="T388">db</text:span><text:span text:style-name="T389">.close()</text:span><text:span text:style-name="T390">;</text:span><text:span text:style-name="T391"><text:line-break/></text:span><text:span text:style-name="T392"><text:s text:c="4"/></text:span><text:span text:style-name="T393">}</text:span><text:span text:style-name="T394"><text:line-break/></text:span><text:span text:style-name="T395"><text:line-break/></text:span><text:span text:style-name="T396"><text:s text:c="4"/></text:span><text:span text:style-name="T397">public void<text:s/></text:span><text:span text:style-name="T398">openWritable</text:span><text:span text:style-name="T399">()<text:s/></text:span><text:span text:style-name="T400">throws<text:s/></text:span><text:span text:style-name="T401">SQLiteException {</text:span><text:span text:style-name="T402"><text:line-break/></text:span><text:span text:style-name="T403"><text:s text:c="8"/></text:span><text:span text:style-name="T404">try<text:s/></text:span><text:span text:style-name="T405">{</text:span><text:span text:style-name="T406"><text:line-break/></text:span><text:span text:style-name="T407"><text:s text:c="12"/></text:span><text:span text:style-name="T408">db<text:s/></text:span><text:span text:style-name="T409">=<text:s/></text:span><text:span text:style-name="T410">dbhelper</text:span><text:span text:style-name="T411">.getWritableDatabase()</text:span><text:span text:style-name="T412">;</text:span><text:span text:style-name="T413"><text:line-break/></text:span><text:span text:style-name="T414"><text:s text:c="8"/></text:span><text:span text:style-name="T415">}<text:s/></text:span><text:span text:style-name="T416">catch<text:s/></text:span><text:span text:style-name="T417">(SQLiteException ex) {</text:span><text:span text:style-name="T418"><text:line-break/></text:span><text:span text:style-name="T419"><text:s text:c="12"/>Log.</text:span><text:span text:style-name="T420">e</text:span><text:span text:style-name="T421">(</text:span><text:span text:style-name="T422">"DB"</text:span><text:span text:style-name="T423">,<text:s/></text:span><text:span text:style-name="T424">ex.getMessage())</text:span><text:span text:style-name="T425">;</text:span><text:span text:style-name="T426"><text:line-break/></text:span><text:span text:style-name="T427"><text:s text:c="12"/></text:span><text:span text:style-name="T428">db<text:s/></text:span><text:span text:style-name="T429">=<text:s/></text:span><text:span text:style-name="T430">dbhelper</text:span><text:span text:style-name="T431">.getReadableDatabase()</text:span><text:span text:style-name="T432">;</text:span><text:span text:style-name="T433"><text:line-break/></text:span><text:span text:style-name="T434"><text:s text:c="8"/></text:span><text:span text:style-name="T435">}</text:span><text:span text:style-name="T436"><text:line-break/></text:span><text:span text:style-name="T437"><text:s text:c="4"/>}</text:span><text:span text:style-name="T438"><text:line-break/></text:span><text:span text:style-name="T439"><text:s text:c="4"/></text:span><text:span text:style-name="T440">//get the readable database in case no permission is granted for the writable</text:span><text:span text:style-name="T441"><text:line-break/></text:span><text:span text:style-name="T442"><text:s text:c="4"/></text:span><text:span text:style-name="T443">public void<text:s/></text:span><text:span text:style-name="T444">openReadable</text:span><text:span text:style-name="T445">() {</text:span><text:span text:style-name="T446"><text:line-break/></text:span><text:span text:style-name="T447"><text:s text:c="8"/></text:span><text:span text:style-name="T448">db<text:s/></text:span><text:span text:style-name="T449">=<text:s/></text:span><text:span text:style-name="T450">dbhelper</text:span><text:span text:style-name="T451">.getReadableDatabase()</text:span><text:span text:style-name="T452">;</text:span><text:span text:style-name="T453"><text:line-break/></text:span><text:span text:style-name="T454"><text:s text:c="4"/></text:span><text:span text:style-name="T455">}</text:span><text:span text:style-name="T456"><text:line-break/></text:span><text:span text:style-name="T457"><text:line-break/></text:span><text:span text:style-name="T458"><text:s text:c="4"/></text:span><text:span text:style-name="T459">//insers the given values into the corresponding table</text:span><text:span text:style-name="T460"><text:line-break/></text:span><text:span text:style-name="T461"><text:s text:c="4"/></text:span><text:span text:style-name="T462">public long<text:s/></text:span><text:span text:style-name="T463">insertScore</text:span><text:span text:style-name="T464">(</text:span><text:span text:style-name="T465">int<text:s/></text:span><text:span text:style-name="T466">time</text:span><text:span text:style-name="T467">, int<text:s/></text:span><text:span text:style-name="T468">ships) {</text:span><text:span text:style-name="T469"><text:line-break/></text:span><text:span text:style-name="T470"><text:s text:c="8"/></text:span><text:span text:style-name="T471">try<text:s/></text:span><text:span text:style-name="T472">{</text:span><text:span text:style-name="T473"><text:line-break/></text:span><text:span text:style-name="T474"><text:s text:c="12"/>ContentValues newTaskValue =<text:s/></text:span><text:span text:style-name="T475">new<text:s/></text:span><text:span text:style-name="T476">ContentValues()</text:span><text:span text:style-name="T477">;</text:span><text:span text:style-name="T478"><text:line-break/></text:span><text:span text:style-name="T479"><text:s text:c="12"/></text:span><text:span text:style-name="T480">newTaskValue.put(Constants.</text:span><text:span text:style-name="T481">SCORE</text:span><text:span text:style-name="T482">,<text:s/></text:span><text:span text:style-name="T483">time)</text:span><text:span text:style-name="T484">;</text:span><text:span text:style-name="T485"><text:line-break/></text:span><text:span text:style-name="T486"><text:s text:c="12"/></text:span><text:span text:style-name="T487">newTaskVa</text:span><text:span text:style-name="T488">lue.put(Constants.</text:span><text:span text:style-name="T489">SHIPS</text:span><text:span text:style-name="T490">, <text:s/></text:span><text:span text:style-name="T491">ships)</text:span><text:span text:style-name="T492">;</text:span><text:span text:style-name="T493"><text:line-break/></text:span><text:span text:style-name="T494"><text:line-break/></text:span><text:span text:style-name="T495"><text:s text:c="12"/>return<text:s/></text:span><text:span text:style-name="T496">db</text:span><text:span text:style-name="T497">.insert(Constants.</text:span><text:span text:style-name="T498">TABLE_NAME</text:span><text:span text:style-name="T499">, null,<text:s/></text:span><text:span text:style-name="T500">newTaskValue)</text:span><text:span text:style-name="T501">;</text:span><text:span text:style-name="T502"><text:line-break/></text:span><text:span text:style-name="T503"><text:s text:c="8"/></text:span><text:span text:style-name="T504">}<text:s/></text:span><text:span text:style-name="T505">catch<text:s/></text:span><text:span text:style-name="T506">(SQLiteException ex) {</text:span><text:span text:style-name="T507"><text:line-break/></text:span><text:span text:style-name="T508"><text:s text:c="12"/>Log.</text:span><text:span text:style-name="T509">e</text:span><text:span text:style-name="T510">(</text:span><text:span text:style-name="T511">"DBInsert"</text:span><text:span text:style-name="T512">,</text:span><text:span text:style-name="T513"><text:line-break/></text:span><text:span text:style-name="T514"><text:s text:c="20"/></text:span><text:span text:style-name="T515">ex.getMessage() +<text:s/></text:span><text:span text:style-name="T516">"Insert into database exception caught"</text:span><text:span text:style-name="T517">)</text:span><text:span text:style-name="T518">;</text:span><text:span text:style-name="T519"><text:line-break/></text:span><text:span text:style-name="T520"><text:s text:c="12"/>return<text:s/></text:span><text:span text:style-name="T521">-</text:span><text:span text:style-name="T522">1</text:span><text:span text:style-name="T523">;</text:span><text:span text:style-name="T524"><text:line-break/></text:span><text:span text:style-name="T525"><text:s text:c="8"/></text:span><text:span text:style-name="T526">}</text:span><text:span text:style-name="T527"><text:line-break/></text:span><text:span text:style-name="T528"><text:s text:c="4"/>}</text:span><text:span text:style-name="T529"><text:line-break/></text:span><text:span text:style-name="T530"><text:line-break/></text:span><text:span text:style-name="T531"><text:s text:c="4"/></text:span><text:span text:style-name="T532">//returns a cursor with the sorted query</text:span><text:span text:style-name="T533"><text:line-break/></text:span><text:span text:style-name="T534"><text:s text:c="4"/></text:span><text:span text:style-name="T535">public<text:s/></text:span><text:span text:style-name="T536">Cursor<text:s/></text:span><text:span text:style-name="T537">getScores</text:span><text:span text:style-name="T538">() {</text:span><text:span text:style-name="T539"><text:line-break/></text:span><text:span text:style-name="T540"><text:s text:c="8"/>Cursor c =<text:s/></text:span><text:span text:style-name="T541">db</text:span><text:span text:style-name="T542">.query(Constants.</text:span><text:span text:style-name="T543">TABLE_NAME</text:span><text:span text:style-name="T544">, null, null,</text:span><text:span text:style-name="T545"><text:line-break/></text:span><text:span text:style-name="T546"><text:s text:c="16"/>null, null, null,<text:s/></text:span><text:span text:style-name="T547">Constants.</text:span><text:span text:style-name="T548">SCORE<text:s/></text:span><text:span text:style-name="T549">+<text:s/></text:span><text:span text:style-name="T550">" DESC"</text:span><text:span text:style-name="T551">)</text:span><text:span text:style-name="T552">;</text:span><text:span text:style-name="T553"><text:line-break/></text:span><text:span text:style-name="T554"><text:s text:c="8"/>return<text:s/></text:span><text:span text:style-name="T555">c</text:span><text:span text:style-name="T556">;</text:span><text:span text:style-name="T557"><text:line-break/></text:span><text:span text:style-name="T558"><text:s text:c="4"/></text:span><text:span text:style-name="T559">}</text:span><text:span text:style-name="T560"><text:line-break/></text:span><text:span text:style-name="T561">}</text:span></text:p>
      <text:p text:style-name="Normal"/>
      <text:p text:style-name="P562"><text:span text:style-name="T563">package<text:s/></text:span><text:span text:style-name="T564">com.hafezi.games.spaceshooter2d.Database</text:span><text:span text:style-name="T565">;</text:span><text:span text:style-name="T566"><text:line-break/></text:span><text:span text:style-name="T567"><text:line-break/></text:span><text:span text:style-name="T568">import<text:s/></text:span><text:span text:style-name="T569">android.content.Context</text:span><text:span text:style-name="T570">;</text:span><text:span text:style-name="T571"><text:line-break/></text:span><text:span text:style-name="T572">import<text:s/></text:span><text:span text:style-name="T573">android.database.sqlite.SQLiteDatabase</text:span><text:span text:style-name="T574">;</text:span><text:span text:style-name="T575"><text:line-break/></text:span><text:span text:style-name="T576">import<text:s/></text:span><text:span text:style-name="T577">android.database.sqlite.SQLiteException</text:span><text:span text:style-name="T578">;</text:span><text:span text:style-name="T579"><text:line-break/></text:span><text:span text:style-name="T580">import<text:s/></text:span><text:span text:style-name="T581">android.database.sqlite.SQLiteOpenHelper</text:span><text:span text:style-name="T582">;</text:span><text:span text:style-name="T583"><text:line-break/></text:span><text:span text:style-name="T584">import<text:s/></text:span><text:span text:style-name="T585">android.ut</text:span><text:span text:style-name="T586">il.Log</text:span><text:span text:style-name="T587">;</text:span><text:span text:style-name="T588"><text:line-break/></text:span><text:span text:style-name="T589"><text:line-break/></text:span><text:span text:style-name="T590">/**</text:span><text:span text:style-name="T591"><text:line-break/></text:span><text:span text:style-name="T592"><text:s/>* Created by Mojtaba Hafezi on 28.02.2018.</text:span><text:span text:style-name="T593"><text:line-break/></text:span><text:span text:style-name="T594"><text:s/>*/</text:span><text:span text:style-name="T595"><text:line-break/></text:span><text:span text:style-name="T596"><text:line-break/></text:span><text:span text:style-name="T597">public class<text:s/></text:span><text:span text:style-name="T598">MyDBhelper<text:s/></text:span><text:span text:style-name="T599">extends<text:s/></text:span><text:span text:style-name="T600">SQLiteOpenHelper {</text:span><text:span text:style-name="T601"><text:line-break/></text:span><text:span text:style-name="T602"><text:line-break/></text:span><text:span text:style-name="T603"><text:s text:c="4"/></text:span><text:span text:style-name="T604">//used when database is created or updated</text:span><text:span text:style-name="T605"><text:line-break/></text:span><text:span text:style-name="T606"><text:s text:c="4"/></text:span><text:span text:style-name="T607">private static final<text:s/></text:span><text:span text:style-name="T608">String<text:s/></text:span><text:span text:style-name="T609">CREATE_TABLE<text:s/></text:span><text:span text:style-name="T610">=<text:s/></text:span><text:span text:style-name="T611">"create table "<text:s/></text:span><text:span text:style-name="T612">+</text:span><text:span text:style-name="T613"><text:line-break/></text:span><text:span text:style-name="T614"><text:s text:c="12"/>Constants.</text:span><text:span text:style-name="T615">TABLE_NA</text:span><text:span text:style-name="T616">ME<text:s/></text:span><text:span text:style-name="T617">+<text:s/></text:span><text:span text:style-name="T618">" ("<text:s/></text:span><text:span text:style-name="T619">+</text:span><text:span text:style-name="T620"><text:line-break/></text:span><text:span text:style-name="T621"><text:s text:c="12"/>Constants.</text:span><text:span text:style-name="T622">KEY_ID<text:s/></text:span><text:span text:style-name="T623">+<text:s/></text:span><text:span text:style-name="T624">" integer primary key autoincrement, "<text:s/></text:span><text:span text:style-name="T625">+</text:span><text:span text:style-name="T626"><text:line-break/></text:span><text:span text:style-name="T627"><text:s text:c="12"/>Constants.</text:span><text:span text:style-name="T628">SCORE<text:s/></text:span><text:span text:style-name="T629">+<text:s/></text:span><text:span text:style-name="T630">" int not null, "<text:s/></text:span><text:span text:style-name="T631">+</text:span><text:span text:style-name="T632"><text:line-break/></text:span><text:span text:style-name="T633"><text:s text:c="12"/>Constants.</text:span><text:span text:style-name="T634">SHIPS<text:s/></text:span><text:span text:style-name="T635">+<text:s/></text:span><text:span text:style-name="T636">" int not null);"</text:span><text:span text:style-name="T637">;</text:span><text:span text:style-name="T638"><text:line-break/></text:span><text:span text:style-name="T639"><text:line-break/></text:span><text:span text:style-name="T640"><text:s text:c="4"/>public<text:s/></text:span><text:span text:style-name="T641">MyDBhelper</text:span><text:span text:style-name="T642">(Context context</text:span><text:span text:style-name="T643">,<text:s/></text:span><text:span text:style-name="T644">String name</text:span><text:span text:style-name="T645">,<text:s/></text:span><text:span text:style-name="T646">SQLiteDatabase.CursorFactory factory</text:span><text:span text:style-name="T647">,</text:span><text:span text:style-name="T648"><text:line-break/></text:span><text:span text:style-name="T649"><text:s text:c="22"/>int<text:s/></text:span><text:span text:style-name="T650">version) {</text:span><text:span text:style-name="T651"><text:line-break/></text:span><text:span text:style-name="T652"><text:s text:c="8"/></text:span><text:span text:style-name="T653">super</text:span><text:span text:style-name="T654">(context</text:span><text:span text:style-name="T655">,<text:s/></text:span><text:span text:style-name="T656">name</text:span><text:span text:style-name="T657">,<text:s/></text:span><text:span text:style-name="T658">factory</text:span><text:span text:style-name="T659">,<text:s/></text:span><text:span text:style-name="T660">version)</text:span><text:span text:style-name="T661">;</text:span><text:span text:style-name="T662"><text:line-break/></text:span><text:span text:style-name="T663"><text:s text:c="4"/></text:span><text:span text:style-name="T664">}</text:span><text:span text:style-name="T665"><text:line-break/></text:span><text:span text:style-name="T666"><text:line-break/></text:span><text:span text:style-name="T667"><text:s text:c="4"/></text:span><text:span text:style-name="T668">//create table</text:span><text:span text:style-name="T669"><text:line-break/></text:span><text:span text:style-name="T670"><text:s text:c="4"/></text:span><text:span text:style-name="T671">@Override</text:span><text:span text:style-name="T672"><text:line-break/></text:span><text:span text:style-name="T673"><text:s text:c="4"/></text:span><text:span text:style-name="T674">public void<text:s/></text:span><text:span text:style-name="T675">onCreate</text:span><text:span text:style-name="T676">(SQLiteDatabase db) {</text:span><text:span text:style-name="T677"><text:line-break/></text:span><text:span text:style-name="T678"><text:s text:c="8"/></text:span><text:span text:style-name="T679">try<text:s/></text:span><text:span text:style-name="T680">{</text:span><text:span text:style-name="T681"><text:line-break/></text:span><text:span text:style-name="T682"><text:s text:c="12"/>db.execSQL(</text:span><text:span text:style-name="T683">CREATE_TAB</text:span><text:span text:style-name="T684">LE</text:span><text:span text:style-name="T685">)</text:span><text:span text:style-name="T686">;</text:span><text:span text:style-name="T687"><text:line-break/></text:span><text:span text:style-name="T688"><text:s text:c="8"/></text:span><text:span text:style-name="T689">}<text:s/></text:span><text:span text:style-name="T690">catch<text:s/></text:span><text:span text:style-name="T691">(SQLiteException ex) {</text:span><text:span text:style-name="T692"><text:line-break/></text:span><text:span text:style-name="T693"><text:s text:c="12"/>Log.</text:span><text:span text:style-name="T694">e</text:span><text:span text:style-name="T695">(</text:span><text:span text:style-name="T696">"Create table exception"</text:span><text:span text:style-name="T697">,<text:s/></text:span><text:span text:style-name="T698">ex.getMessage())</text:span><text:span text:style-name="T699">;</text:span><text:span text:style-name="T700"><text:line-break/></text:span><text:span text:style-name="T701"><text:s text:c="8"/></text:span><text:span text:style-name="T702">}</text:span><text:span text:style-name="T703"><text:line-break/></text:span><text:span text:style-name="T704"><text:s text:c="4"/>}</text:span><text:span text:style-name="T705"><text:line-break/></text:span><text:span text:style-name="T706"><text:line-break/></text:span><text:span text:style-name="T707"><text:s text:c="4"/></text:span><text:span text:style-name="T708">//on upgrade -&gt; delete old data and create new table</text:span><text:span text:style-name="T709"><text:line-break/></text:span><text:span text:style-name="T710"><text:s text:c="4"/></text:span><text:span text:style-name="T711">@Override</text:span><text:span text:style-name="T712"><text:line-break/></text:span><text:span text:style-name="T713"><text:s text:c="4"/></text:span><text:span text:style-name="T714">public void<text:s/></text:span><text:span text:style-name="T715">onUpgrade</text:span><text:span text:style-name="T716">(SQLiteDatabase db</text:span><text:span text:style-name="T717">, int<text:s/></text:span><text:span text:style-name="T718">oldVersion</text:span><text:span text:style-name="T719">,</text:span><text:span text:style-name="T720"><text:line-break/></text:span><text:span text:style-name="T721"><text:s/></text:span><text:span text:style-name="T722"><text:s text:c="25"/>int<text:s/></text:span><text:span text:style-name="T723">newVersion) {</text:span><text:span text:style-name="T724"><text:line-break/></text:span><text:span text:style-name="T725"><text:s text:c="8"/>db.execSQL(</text:span><text:span text:style-name="T726">"drop table if exists "<text:s/></text:span><text:span text:style-name="T727">+ Constants.</text:span><text:span text:style-name="T728">TABLE_NAME</text:span><text:span text:style-name="T729">)</text:span><text:span text:style-name="T730">;</text:span><text:span text:style-name="T731"><text:line-break/></text:span><text:span text:style-name="T732"><text:s text:c="8"/></text:span><text:span text:style-name="T733">onCreate(db)</text:span><text:span text:style-name="T734">;</text:span><text:span text:style-name="T735"><text:line-break/></text:span><text:span text:style-name="T736"><text:s text:c="4"/></text:span><text:span text:style-name="T737">}</text:span><text:span text:style-name="T738"><text:line-break/></text:span><text:span text:style-name="T739">}</text:span></text:p>
      <text:p text:style-name="Normal"/>
      <text:p text:style-name="P740"><text:span text:style-name="T741">package<text:s/></text:span><text:span text:style-name="T742">com.hafezi.games.spaceshooter2d.GameObjects</text:span><text:span text:style-name="T743">;</text:span><text:span text:style-name="T744"><text:line-break/></text:span><text:span text:style-name="T745"><text:line-break/></text:span><text:span text:style-name="T746">import<text:s/></text:span><text:span text:style-name="T747">java.util.Random</text:span><text:span text:style-name="T748">;</text:span><text:span text:style-name="T749"><text:line-break/></text:span><text:span text:style-name="T750"><text:line-break/></text:span><text:span text:style-name="T751">/**</text:span><text:span text:style-name="T752"><text:line-break/></text:span><text:span text:style-name="T753"><text:s/>* Created by Mojtaba Hafezi o</text:span><text:span text:style-name="T754">n 21.02.2018.</text:span><text:span text:style-name="T755"><text:line-break/></text:span><text:span text:style-name="T756"><text:s/>*/</text:span><text:span text:style-name="T757"><text:line-break/></text:span><text:span text:style-name="T758"><text:line-break/></text:span><text:span text:style-name="T759">public class<text:s/></text:span><text:span text:style-name="T760">Dust<text:s/></text:span><text:span text:style-name="T761">extends<text:s/></text:span><text:span text:style-name="T762">GameObject {</text:span><text:span text:style-name="T763"><text:line-break/></text:span><text:span text:style-name="T764"><text:s text:c="4"/></text:span><text:span text:style-name="T765">private<text:s/></text:span><text:span text:style-name="T766">Random<text:s/></text:span><text:span text:style-name="T767">random</text:span><text:span text:style-name="T768">;</text:span><text:span text:style-name="T769"><text:line-break/></text:span><text:span text:style-name="T770"><text:line-break/></text:span><text:span text:style-name="T771"><text:line-break/></text:span><text:span text:style-name="T772"><text:s text:c="4"/>public<text:s/></text:span><text:span text:style-name="T773">Dust</text:span><text:span text:style-name="T774">(</text:span><text:span text:style-name="T775">int<text:s/></text:span><text:span text:style-name="T776">screenX</text:span><text:span text:style-name="T777">, int<text:s/></text:span><text:span text:style-name="T778">screenY)</text:span><text:span text:style-name="T779"><text:line-break/></text:span><text:span text:style-name="T780"><text:s text:c="4"/>{</text:span><text:span text:style-name="T781"><text:line-break/></text:span><text:span text:style-name="T782"><text:s text:c="8"/></text:span><text:span text:style-name="T783">random<text:s/></text:span><text:span text:style-name="T784">=<text:s/></text:span><text:span text:style-name="T785">new<text:s/></text:span><text:span text:style-name="T786">Random()</text:span><text:span text:style-name="T787">;</text:span><text:span text:style-name="T788"><text:line-break/></text:span><text:span text:style-name="T789"><text:s text:c="8"/></text:span><text:span text:style-name="T790">setScreenX(screenX)</text:span><text:span text:style-name="T791">;</text:span><text:span text:style-name="T792"><text:line-break/></text:span><text:span text:style-name="T793"><text:s text:c="8"/></text:span><text:span text:style-name="T794">setScreenY(screenY)</text:span><text:span text:style-name="T795">;</text:span><text:span text:style-name="T796"><text:line-break/></text:span><text:span text:style-name="T797"><text:s text:c="8"/></text:span><text:span text:style-name="T798">setMinX(</text:span><text:span text:style-name="T799">0</text:span><text:span text:style-name="T800">)</text:span><text:span text:style-name="T801">;</text:span><text:span text:style-name="T802"><text:line-break/></text:span><text:span text:style-name="T803"><text:s text:c="8"/></text:span><text:span text:style-name="T804">setMinY(</text:span><text:span text:style-name="T805">0</text:span><text:span text:style-name="T806">)</text:span><text:span text:style-name="T807">;</text:span><text:span text:style-name="T808"><text:line-break/></text:span><text:span text:style-name="T809"><text:s text:c="8"/></text:span><text:span text:style-name="T810">setMaxX(getScreenX())</text:span><text:span text:style-name="T811">;</text:span><text:span text:style-name="T812"><text:line-break/></text:span><text:span text:style-name="T813"><text:s text:c="8"/></text:span><text:span text:style-name="T814">setMaxY(getScreenY())</text:span><text:span text:style-name="T815">;</text:span><text:span text:style-name="T816"><text:line-break/></text:span><text:span text:style-name="T817"><text:s text:c="8"/></text:span><text:span text:style-name="T818">//position the dots randomly</text:span><text:span text:style-name="T819"><text:line-break/></text:span><text:span text:style-name="T820"><text:s text:c="8"/></text:span><text:span text:style-name="T821">setRandomAttributes()</text:span><text:span text:style-name="T822">;</text:span><text:span text:style-name="T823"><text:line-break/></text:span><text:span text:style-name="T824"><text:line-break/></text:span><text:span text:style-name="T825"><text:line-break/></text:span><text:span text:style-name="T826"><text:line-break/></text:span><text:span text:style-name="T827"><text:s text:c="4"/></text:span><text:span text:style-name="T828">}</text:span><text:span text:style-name="T829"><text:line-break/></text:span><text:span text:style-name="T830"><text:s text:c="4"/></text:span><text:span text:style-name="T831">@Override</text:span><text:span text:style-name="T832"><text:line-break/></text:span><text:span text:style-name="T833"><text:s text:c="4"/></text:span><text:span text:style-name="T834">public void<text:s/></text:span><text:span text:style-name="T835">update</text:span><text:span text:style-name="T836">() {</text:span><text:span text:style-name="T837"><text:line-break/></text:span><text:span text:style-name="T838"><text:s text:c="8"/>setX(getX() - getSpeed())</text:span><text:span text:style-name="T839">;</text:span><text:span text:style-name="T840"><text:line-break/></text:span><text:span text:style-name="T841"><text:line-break/></text:span><text:span text:style-name="T842"><text:s text:c="8"/>if</text:span><text:span text:style-name="T843">(getX() &lt;= getMinX</text:span><text:span text:style-name="T844">())</text:span><text:span text:style-name="T845"><text:line-break/></text:span><text:span text:style-name="T846"><text:s text:c="8"/>{</text:span><text:span text:style-name="T847"><text:line-break/></text:span><text:span text:style-name="T848"><text:s text:c="11"/>setRandomAttributes()</text:span><text:span text:style-name="T849">;</text:span><text:span text:style-name="T850"><text:line-break/></text:span><text:span text:style-name="T851"><text:s text:c="8"/></text:span><text:span text:style-name="T852">}</text:span><text:span text:style-name="T853"><text:line-break/></text:span><text:span text:style-name="T854"><text:s text:c="4"/>}</text:span><text:span text:style-name="T855"><text:line-break/></text:span><text:span text:style-name="T856"><text:line-break/></text:span><text:span text:style-name="T857"><text:s text:c="4"/></text:span><text:span text:style-name="T858">private void<text:s/></text:span><text:span text:style-name="T859">setRandomAttributes</text:span><text:span text:style-name="T860">()</text:span><text:span text:style-name="T861"><text:line-break/></text:span><text:span text:style-name="T862"><text:s text:c="4"/>{</text:span><text:span text:style-name="T863"><text:line-break/></text:span><text:span text:style-name="T864"><text:s text:c="8"/>setX(</text:span><text:span text:style-name="T865">random</text:span><text:span text:style-name="T866">.nextInt(getMaxX()))</text:span><text:span text:style-name="T867">;</text:span><text:span text:style-name="T868"><text:line-break/></text:span><text:span text:style-name="T869"><text:s text:c="8"/></text:span><text:span text:style-name="T870">setY(</text:span><text:span text:style-name="T871">random</text:span><text:span text:style-name="T872">.nextInt(getMaxY()))</text:span><text:span text:style-name="T873">;</text:span><text:span text:style-name="T874"><text:line-break/></text:span><text:span text:style-name="T875"><text:s text:c="8"/></text:span><text:span text:style-name="T876">setSpeed(</text:span><text:span text:style-name="T877">3</text:span><text:span text:style-name="T878">+<text:s/></text:span><text:span text:style-name="T879">random</text:span><text:span text:style-name="T880">.nextInt(</text:span><text:span text:style-name="T881">9</text:span><text:span text:style-name="T882">))</text:span><text:span text:style-name="T883">;</text:span><text:span text:style-name="T884"><text:line-break/></text:span><text:span text:style-name="T885"><text:s text:c="4"/></text:span><text:span text:style-name="T886">}</text:span><text:span text:style-name="T887"><text:line-break/></text:span><text:span text:style-name="T888">}</text:span></text:p>
      <text:p text:style-name="Normal"/>
      <text:p text:style-name="P889"><text:span text:style-name="T890">package<text:s/></text:span><text:span text:style-name="T891">com.haf</text:span><text:span text:style-name="T892">ezi.games.spaceshooter2d.GameObjects</text:span><text:span text:style-name="T893">;</text:span><text:span text:style-name="T894"><text:line-break/></text:span><text:span text:style-name="T895"><text:line-break/></text:span><text:span text:style-name="T896">import<text:s/></text:span><text:span text:style-name="T897">android.content.Context</text:span><text:span text:style-name="T898">;</text:span><text:span text:style-name="T899"><text:line-break/></text:span><text:span text:style-name="T900">import<text:s/></text:span><text:span text:style-name="T901">android.graphics.Rect</text:span><text:span text:style-name="T902">;</text:span><text:span text:style-name="T903"><text:line-break/></text:span><text:span text:style-name="T904"><text:line-break/></text:span><text:span text:style-name="T905">import<text:s/></text:span><text:span text:style-name="T906">java.util.Random</text:span><text:span text:style-name="T907">;</text:span><text:span text:style-name="T908"><text:line-break/></text:span><text:span text:style-name="T909"><text:line-break/></text:span><text:span text:style-name="T910">/**</text:span><text:span text:style-name="T911"><text:line-break/></text:span><text:span text:style-name="T912"><text:s/>* Created by Mojtaba Hafezi on 21.02.2018.</text:span><text:span text:style-name="T913"><text:line-break/></text:span><text:span text:style-name="T914"><text:s/>*/</text:span><text:span text:style-name="T915"><text:line-break/></text:span><text:span text:style-name="T916"><text:line-break/></text:span><text:span text:style-name="T917">public class<text:s/></text:span><text:span text:style-name="T918">Enemy<text:s/></text:span><text:span text:style-name="T919">extends<text:s/></text:span><text:span text:style-name="T920">GameObject {</text:span><text:span text:style-name="T921"><text:line-break/></text:span><text:span text:style-name="T922"><text:line-break/></text:span><text:span text:style-name="T923"><text:s text:c="4"/></text:span><text:span text:style-name="T924">private<text:s/></text:span><text:span text:style-name="T925">Random<text:s/></text:span><text:span text:style-name="T926">random</text:span><text:span text:style-name="T927">;</text:span><text:span text:style-name="T928"><text:line-break/></text:span><text:span text:style-name="T929"><text:s text:c="4"/>pri</text:span><text:span text:style-name="T930">vate int<text:s/></text:span><text:span text:style-name="T931">shield</text:span><text:span text:style-name="T932">;</text:span><text:span text:style-name="T933"><text:line-break/></text:span><text:span text:style-name="T934"><text:line-break/></text:span><text:span text:style-name="T935"><text:s text:c="4"/>public<text:s/></text:span><text:span text:style-name="T936">Enemy</text:span><text:span text:style-name="T937">(Context context</text:span><text:span text:style-name="T938">, int<text:s/></text:span><text:span text:style-name="T939">screenX</text:span><text:span text:style-name="T940">, int<text:s/></text:span><text:span text:style-name="T941">screenY) {</text:span><text:span text:style-name="T942"><text:line-break/></text:span><text:span text:style-name="T943"><text:s text:c="8"/></text:span><text:span text:style-name="T944">random<text:s/></text:span><text:span text:style-name="T945">=<text:s/></text:span><text:span text:style-name="T946">new<text:s/></text:span><text:span text:style-name="T947">Random()</text:span><text:span text:style-name="T948">;</text:span><text:span text:style-name="T949"><text:line-break/></text:span><text:span text:style-name="T950"><text:s text:c="8"/></text:span><text:span text:style-name="T951">setContext(context)</text:span><text:span text:style-name="T952">;</text:span><text:span text:style-name="T953"><text:line-break/></text:span><text:span text:style-name="T954"><text:s text:c="8"/></text:span><text:span text:style-name="T955">setScreenX(screenX)</text:span><text:span text:style-name="T956">;</text:span><text:span text:style-name="T957"><text:line-break/></text:span><text:span text:style-name="T958"><text:s text:c="8"/></text:span><text:span text:style-name="T959">setScreenY(screenY)</text:span><text:span text:style-name="T960">;</text:span><text:span text:style-name="T961"><text:line-break/></text:span><text:span text:style-name="T962"><text:s text:c="8"/></text:span><text:span text:style-name="T963">setMinX(</text:span><text:span text:style-name="T964">0</text:span><text:span text:style-name="T965">)</text:span><text:span text:style-name="T966">;</text:span><text:span text:style-name="T967"><text:line-break/></text:span><text:span text:style-name="T968"><text:s text:c="8"/></text:span><text:span text:style-name="T969">setMinY(</text:span><text:span text:style-name="T970">0</text:span><text:span text:style-name="T971">)</text:span><text:span text:style-name="T972">;</text:span><text:span text:style-name="T973"><text:line-break/></text:span><text:span text:style-name="T974"><text:s text:c="8"/></text:span><text:span text:style-name="T975">//choose a</text:span><text:span text:style-name="T976"><text:s/>random enemy sprite</text:span><text:span text:style-name="T977"><text:line-break/></text:span><text:span text:style-name="T978"><text:s text:c="8"/></text:span><text:span text:style-name="T979">String bitmapName =<text:s/></text:span><text:span text:style-name="T980">"enemy"<text:s/></text:span><text:span text:style-name="T981">+ (</text:span><text:span text:style-name="T982">random</text:span><text:span text:style-name="T983">.nextInt(</text:span><text:span text:style-name="T984">5</text:span><text:span text:style-name="T985">) +<text:s/></text:span><text:span text:style-name="T986">1</text:span><text:span text:style-name="T987">)</text:span><text:span text:style-name="T988">;</text:span><text:span text:style-name="T989"><text:line-break/></text:span><text:span text:style-name="T990"><text:s text:c="8"/></text:span><text:span text:style-name="T991">prepareBitmap(bitmapName)</text:span><text:span text:style-name="T992">;</text:span><text:span text:style-name="T993"><text:line-break/></text:span><text:span text:style-name="T994"><text:s text:c="8"/></text:span><text:span text:style-name="T995">setMaxX(getScreenX())</text:span><text:span text:style-name="T996">;</text:span><text:span text:style-name="T997"><text:line-break/></text:span><text:span text:style-name="T998"><text:s text:c="8"/></text:span><text:span text:style-name="T999">setMaxY(getScreenY())</text:span><text:span text:style-name="T1000">;</text:span><text:span text:style-name="T1001"><text:line-break/></text:span><text:span text:style-name="T1002"><text:s text:c="8"/></text:span><text:span text:style-name="T1003">setWidth(getBitmap().getWidth())</text:span><text:span text:style-name="T1004">;</text:span><text:span text:style-name="T1005"><text:line-break/></text:span><text:span text:style-name="T1006"><text:s text:c="8"/></text:span><text:span text:style-name="T1007">setHeight(getBitmap().get</text:span><text:span text:style-name="T1008">Height())</text:span><text:span text:style-name="T1009">;</text:span><text:span text:style-name="T1010"><text:line-break/></text:span><text:span text:style-name="T1011"><text:s text:c="8"/></text:span><text:span text:style-name="T1012">setHitbox(</text:span><text:span text:style-name="T1013">new<text:s/></text:span><text:span text:style-name="T1014">Rect(getX()</text:span><text:span text:style-name="T1015">,<text:s/></text:span><text:span text:style-name="T1016">getY()</text:span><text:span text:style-name="T1017">,<text:s/></text:span><text:span text:style-name="T1018">getWidth()</text:span><text:span text:style-name="T1019">,<text:s/></text:span><text:span text:style-name="T1020">getHeight()))</text:span><text:span text:style-name="T1021">;</text:span><text:span text:style-name="T1022"><text:line-break/></text:span><text:span text:style-name="T1023"><text:s text:c="8"/></text:span><text:span text:style-name="T1024">setRandomAttributes()</text:span><text:span text:style-name="T1025">;</text:span><text:span text:style-name="T1026"><text:line-break/></text:span><text:span text:style-name="T1027"><text:s text:c="4"/></text:span><text:span text:style-name="T1028">}</text:span><text:span text:style-name="T1029"><text:line-break/></text:span><text:span text:style-name="T1030"><text:line-break/></text:span><text:span text:style-name="T1031"><text:s text:c="4"/></text:span><text:span text:style-name="T1032">public void<text:s/></text:span><text:span text:style-name="T1033">setRandomAttributes</text:span><text:span text:style-name="T1034">() {</text:span><text:span text:style-name="T1035"><text:line-break/></text:span><text:span text:style-name="T1036"><text:s text:c="8"/></text:span><text:span text:style-name="T1037">int<text:s/></text:span><text:span text:style-name="T1038">randomPosition =<text:s/></text:span><text:span text:style-name="T1039">random</text:span><text:span text:style-name="T1040">.nextInt(getScreenY() - getBitmap().getHeight())</text:span><text:span text:style-name="T1041">;</text:span><text:span text:style-name="T1042"><text:line-break/></text:span><text:span text:style-name="T1043"><text:s text:c="8"/>int<text:s/></text:span><text:span text:style-name="T1044">randomSpeed =<text:s/></text:span><text:span text:style-name="T1045">5<text:s/></text:span><text:span text:style-name="T1046">+<text:s/></text:span><text:span text:style-name="T1047">random</text:span><text:span text:style-name="T1048">.nextInt(</text:span><text:span text:style-name="T1049">5</text:span><text:span text:style-name="T1050">)<text:s/></text:span><text:span text:style-name="T1051">;</text:span><text:span text:style-name="T1052"><text:line-break/></text:span><text:span text:style-name="T1053"><text:s text:c="8"/>int<text:s/></text:span><text:span text:style-name="T1054">randomShields =<text:s/></text:span><text:span text:style-name="T1055">1<text:s/></text:span><text:span text:style-name="T1056">+<text:s/></text:span><text:span text:style-name="T1057">random</text:span><text:span text:style-name="T1058">.nextInt(</text:span><text:span text:style-name="T1059">3</text:span><text:span text:style-name="T1060">)</text:span><text:span text:style-name="T1061">;</text:span><text:span text:style-name="T1062"><text:line-break/></text:span><text:span text:style-name="T1063"><text:s text:c="8"/></text:span><text:span text:style-name="T1064">setX(getScreenX() + getBitmap().getWidth())</text:span><text:span text:style-name="T1065">;</text:span><text:span text:style-name="T1066"><text:line-break/></text:span><text:span text:style-name="T1067"><text:s text:c="8"/></text:span><text:span text:style-name="T1068">setY(randomPosition)</text:span><text:span text:style-name="T1069">;</text:span><text:span text:style-name="T1070"><text:line-break/></text:span><text:span text:style-name="T1071"><text:s text:c="8"/></text:span><text:span text:style-name="T1072">setSpeed(randomSpeed)</text:span><text:span text:style-name="T1073">;</text:span><text:span text:style-name="T1074"><text:line-break/></text:span><text:span text:style-name="T1075"><text:s text:c="8"/></text:span><text:span text:style-name="T1076">setShield(randomShields)</text:span><text:span text:style-name="T1077">;</text:span><text:span text:style-name="T1078"><text:line-break/></text:span><text:span text:style-name="T1079"><text:s text:c="4"/></text:span><text:span text:style-name="T1080">}</text:span><text:span text:style-name="T1081"><text:line-break/></text:span><text:span text:style-name="T1082"><text:line-break/></text:span><text:span text:style-name="T1083"><text:s text:c="4"/></text:span><text:span text:style-name="T1084">@Override</text:span><text:span text:style-name="T1085"><text:line-break/></text:span><text:span text:style-name="T1086"><text:s text:c="4"/></text:span><text:span text:style-name="T1087">public void<text:s/></text:span><text:span text:style-name="T1088">update</text:span><text:span text:style-name="T1089">() {</text:span><text:span text:style-name="T1090"><text:line-break/></text:span><text:span text:style-name="T1091"><text:line-break/></text:span><text:span text:style-name="T1092"><text:s text:c="8"/>setX(getX() - getSpeed())</text:span><text:span text:style-name="T1093">;</text:span><text:span text:style-name="T1094"><text:line-break/></text:span><text:span text:style-name="T1095"><text:s text:c="8"/>if<text:s/></text:span><text:span text:style-name="T1096">((getX() &lt;= (getMinX() - getBitmap().getWidth())) || getShield() &lt;=<text:s/></text:span><text:span text:style-name="T1097">0</text:span><text:span text:style-name="T1098">) {</text:span><text:span text:style-name="T1099"><text:line-break/></text:span><text:span text:style-name="T1100"><text:s text:c="12"/>setX(getMaxX())</text:span><text:span text:style-name="T1101">;</text:span><text:span text:style-name="T1102"><text:line-break/></text:span><text:span text:style-name="T1103"><text:s text:c="12"/></text:span><text:span text:style-name="T1104">setRandomAttributes()</text:span><text:span text:style-name="T1105">;</text:span><text:span text:style-name="T1106"><text:line-break/></text:span><text:span text:style-name="T1107"><text:s text:c="8"/></text:span><text:span text:style-name="T1108">}</text:span><text:span text:style-name="T1109"><text:line-break/></text:span><text:span text:style-name="T1110"><text:line-break/></text:span><text:span text:style-name="T1111"><text:s text:c="8"/></text:span><text:span text:style-name="T1112">//update locatio</text:span><text:span text:style-name="T1113">n of the rectangle collision hitbox</text:span><text:span text:style-name="T1114"><text:line-break/></text:span><text:span text:style-name="T1115"><text:s text:c="8"/></text:span><text:span text:style-name="T1116">getHitbox().</text:span><text:span text:style-name="T1117">left<text:s/></text:span><text:span text:style-name="T1118">= getX()</text:span><text:span text:style-name="T1119">;</text:span><text:span text:style-name="T1120"><text:line-break/></text:span><text:span text:style-name="T1121"><text:s text:c="8"/></text:span><text:span text:style-name="T1122">getHitbox().</text:span><text:span text:style-name="T1123">right<text:s/></text:span><text:span text:style-name="T1124">= getX() + getBitmap().getWidth() - getBitmap().getWidth() /<text:s/></text:span><text:span text:style-name="T1125">6</text:span><text:span text:style-name="T1126">;</text:span><text:span text:style-name="T1127"><text:line-break/></text:span><text:span text:style-name="T1128"><text:s text:c="8"/></text:span><text:span text:style-name="T1129">getHitbox().</text:span><text:span text:style-name="T1130">top<text:s/></text:span><text:span text:style-name="T1131">= getY()</text:span><text:span text:style-name="T1132">;</text:span><text:span text:style-name="T1133"><text:line-break/></text:span><text:span text:style-name="T1134"><text:s text:c="8"/></text:span><text:span text:style-name="T1135">getHitbox().</text:span><text:span text:style-name="T1136">bottom<text:s/></text:span><text:span text:style-name="T1137">= getY() + getBitmap().getHeight()</text:span><text:span text:style-name="T1138"><text:s/>- getBitmap().getHeight() /<text:s/></text:span><text:span text:style-name="T1139">6</text:span><text:span text:style-name="T1140">;</text:span><text:span text:style-name="T1141"><text:line-break/></text:span><text:span text:style-name="T1142"><text:line-break/></text:span><text:span text:style-name="T1143"><text:s text:c="4"/></text:span><text:span text:style-name="T1144">}</text:span><text:span text:style-name="T1145"><text:line-break/></text:span><text:span text:style-name="T1146"><text:line-break/></text:span><text:span text:style-name="T1147"><text:s text:c="4"/></text:span><text:span text:style-name="T1148">public int<text:s/></text:span><text:span text:style-name="T1149">getShield</text:span><text:span text:style-name="T1150">() {</text:span><text:span text:style-name="T1151"><text:line-break/></text:span><text:span text:style-name="T1152"><text:s text:c="8"/></text:span><text:span text:style-name="T1153">return<text:s/></text:span><text:span text:style-name="T1154">shield</text:span><text:span text:style-name="T1155">;</text:span><text:span text:style-name="T1156"><text:line-break/></text:span><text:span text:style-name="T1157"><text:s text:c="4"/></text:span><text:span text:style-name="T1158">}</text:span><text:span text:style-name="T1159"><text:line-break/></text:span><text:span text:style-name="T1160"><text:line-break/></text:span><text:span text:style-name="T1161"><text:s text:c="4"/></text:span><text:span text:style-name="T1162">public void<text:s/></text:span><text:span text:style-name="T1163">setShield</text:span><text:span text:style-name="T1164">(</text:span><text:span text:style-name="T1165">int<text:s/></text:span><text:span text:style-name="T1166">shield) {</text:span><text:span text:style-name="T1167"><text:line-break/></text:span><text:span text:style-name="T1168"><text:s text:c="8"/></text:span><text:span text:style-name="T1169">this</text:span><text:span text:style-name="T1170">.</text:span><text:span text:style-name="T1171">shield<text:s/></text:span><text:span text:style-name="T1172">= shield</text:span><text:span text:style-name="T1173">;</text:span><text:span text:style-name="T1174"><text:line-break/></text:span><text:span text:style-name="T1175"><text:s text:c="4"/></text:span><text:span text:style-name="T1176">}</text:span><text:span text:style-name="T1177"><text:line-break/></text:span><text:span text:style-name="T1178">}</text:span></text:p>
      <text:p text:style-name="P1179"><text:span text:style-name="T1180">package<text:s/></text:span><text:span text:style-name="T1181">com.hafezi.games.spaceshooter2d.GameObjects</text:span><text:span text:style-name="T1182">;</text:span><text:span text:style-name="T1183"><text:line-break/></text:span><text:span text:style-name="T1184"><text:line-break/></text:span><text:span text:style-name="T1185">import<text:s/></text:span><text:span text:style-name="T1186">android.content.Co</text:span><text:span text:style-name="T1187">ntext</text:span><text:span text:style-name="T1188">;</text:span><text:span text:style-name="T1189"><text:line-break/></text:span><text:span text:style-name="T1190"><text:line-break/></text:span><text:span text:style-name="T1191">/**</text:span><text:span text:style-name="T1192"><text:line-break/></text:span><text:span text:style-name="T1193"><text:s/>* Created by Mojtaba Hafezi on 21.02.2018.</text:span><text:span text:style-name="T1194"><text:line-break/></text:span><text:span text:style-name="T1195"><text:s/>*/</text:span><text:span text:style-name="T1196"><text:line-break/></text:span><text:span text:style-name="T1197"><text:line-break/></text:span><text:span text:style-name="T1198">public class<text:s/></text:span><text:span text:style-name="T1199">Explosion<text:s/></text:span><text:span text:style-name="T1200">extends<text:s/></text:span><text:span text:style-name="T1201">GameObject {</text:span><text:span text:style-name="T1202"><text:line-break/></text:span><text:span text:style-name="T1203"><text:line-break/></text:span><text:span text:style-name="T1204"><text:s text:c="4"/></text:span><text:span text:style-name="T1205">public<text:s/></text:span><text:span text:style-name="T1206">Explosion</text:span><text:span text:style-name="T1207">(Context context</text:span><text:span text:style-name="T1208">, int<text:s/></text:span><text:span text:style-name="T1209">screenX</text:span><text:span text:style-name="T1210">, int<text:s/></text:span><text:span text:style-name="T1211">screenY</text:span><text:span text:style-name="T1212">,<text:s/></text:span><text:span text:style-name="T1213">String name</text:span><text:span text:style-name="T1214">, int<text:s/></text:span><text:span text:style-name="T1215">x</text:span><text:span text:style-name="T1216">, int<text:s/></text:span><text:span text:style-name="T1217">y)</text:span><text:span text:style-name="T1218"><text:line-break/></text:span><text:span text:style-name="T1219"><text:s text:c="4"/>{</text:span><text:span text:style-name="T1220"><text:line-break/></text:span><text:span text:style-name="T1221"><text:s text:c="8"/>setContext(context)</text:span><text:span text:style-name="T1222">;</text:span><text:span text:style-name="T1223"><text:line-break/></text:span><text:span text:style-name="T1224"><text:s text:c="8"/></text:span><text:span text:style-name="T1225">setScreenX(screenX)</text:span><text:span text:style-name="T1226">;</text:span><text:span text:style-name="T1227"><text:line-break/></text:span><text:span text:style-name="T1228"><text:s text:c="8"/></text:span><text:span text:style-name="T1229">setScreenY(screenY)</text:span><text:span text:style-name="T1230">;</text:span><text:span text:style-name="T1231"><text:line-break/></text:span><text:span text:style-name="T1232"><text:s text:c="8"/></text:span><text:span text:style-name="T1233">setX(x)</text:span><text:span text:style-name="T1234">;</text:span><text:span text:style-name="T1235"><text:line-break/></text:span><text:span text:style-name="T1236"><text:s text:c="8"/></text:span><text:span text:style-name="T1237">setY(y)</text:span><text:span text:style-name="T1238">;</text:span><text:span text:style-name="T1239"><text:line-break/></text:span><text:span text:style-name="T1240"><text:s text:c="8"/></text:span><text:span text:style-name="T1241">prepareBitmap(name)</text:span><text:span text:style-name="T1242">;</text:span><text:span text:style-name="T1243"><text:line-break/></text:span><text:span text:style-name="T1244"><text:s text:c="8"/></text:span><text:span text:style-name="T1245">setWidth(getBitmap().getWidth())</text:span><text:span text:style-name="T1246">;</text:span><text:span text:style-name="T1247"><text:line-break/></text:span><text:span text:style-name="T1248"><text:s text:c="8"/></text:span><text:span text:style-name="T1249">setHeight(getBitmap().getHeight())</text:span><text:span text:style-name="T1250">;</text:span><text:span text:style-name="T1251"><text:line-break/></text:span><text:span text:style-name="T1252"><text:s text:c="4"/></text:span><text:span text:style-name="T1253">}</text:span><text:span text:style-name="T1254"><text:line-break/></text:span><text:span text:style-name="T1255"><text:line-break/></text:span><text:span text:style-name="T1256"><text:s text:c="4"/></text:span><text:span text:style-name="T1257">public void<text:s/></text:span><text:span text:style-name="T1258">setPosition</text:span><text:span text:style-name="T1259">(</text:span><text:span text:style-name="T1260">int<text:s/></text:span><text:span text:style-name="T1261">x</text:span><text:span text:style-name="T1262">, int<text:s/></text:span><text:span text:style-name="T1263">y)</text:span><text:span text:style-name="T1264"><text:line-break/></text:span><text:span text:style-name="T1265"><text:s text:c="4"/>{</text:span><text:span text:style-name="T1266"><text:line-break/></text:span><text:span text:style-name="T1267"><text:s text:c="2"/></text:span><text:span text:style-name="T1268"><text:s text:c="6"/>setX(x)</text:span><text:span text:style-name="T1269">;</text:span><text:span text:style-name="T1270"><text:line-break/></text:span><text:span text:style-name="T1271"><text:s text:c="8"/></text:span><text:span text:style-name="T1272">setY(y)</text:span><text:span text:style-name="T1273">;</text:span><text:span text:style-name="T1274"><text:line-break/></text:span><text:span text:style-name="T1275"><text:s text:c="4"/></text:span><text:span text:style-name="T1276">}</text:span><text:span text:style-name="T1277"><text:line-break/></text:span><text:span text:style-name="T1278"><text:s text:c="4"/></text:span><text:span text:style-name="T1279">@Override</text:span><text:span text:style-name="T1280"><text:line-break/></text:span><text:span text:style-name="T1281"><text:s text:c="4"/></text:span><text:span text:style-name="T1282">public void<text:s/></text:span><text:span text:style-name="T1283">update</text:span><text:span text:style-name="T1284">() {</text:span><text:span text:style-name="T1285"><text:line-break/></text:span><text:span text:style-name="T1286"><text:line-break/></text:span><text:span text:style-name="T1287"><text:line-break/></text:span><text:span text:style-name="T1288"><text:s text:c="4"/>}</text:span><text:span text:style-name="T1289"><text:line-break/></text:span><text:span text:style-name="T1290"><text:line-break/></text:span><text:span text:style-name="T1291">}</text:span></text:p>
      <text:p text:style-name="Normal">Explosion</text:p>
      <text:p text:style-name="P1292"><text:span text:style-name="T1293">package<text:s/></text:span><text:span text:style-name="T1294">com.hafezi.games.spaceshooter2d.GameObjects</text:span><text:span text:style-name="T1295">;</text:span><text:span text:style-name="T1296"><text:line-break/></text:span><text:span text:style-name="T1297"><text:line-break/></text:span><text:span text:style-name="T1298">import<text:s/></text:span><text:span text:style-name="T1299">android.content.Context</text:span><text:span text:style-name="T1300">;</text:span><text:span text:style-name="T1301"><text:line-break/></text:span><text:span text:style-name="T1302">import<text:s/></text:span><text:span text:style-name="T1303">android.graphics.Bitmap</text:span><text:span text:style-name="T1304">;</text:span><text:span text:style-name="T1305"><text:line-break/></text:span><text:span text:style-name="T1306">import<text:s/></text:span><text:span text:style-name="T1307">android.graphics.BitmapFactory</text:span><text:span text:style-name="T1308">;</text:span><text:span text:style-name="T1309"><text:line-break/></text:span><text:span text:style-name="T1310">import<text:s/></text:span><text:span text:style-name="T1311">android.graphics.Rect</text:span><text:span text:style-name="T1312">;</text:span><text:span text:style-name="T1313"><text:line-break/></text:span><text:span text:style-name="T1314">import<text:s/></text:span><text:span text:style-name="T1315">android.os.Debug</text:span><text:span text:style-name="T1316">;</text:span><text:span text:style-name="T1317"><text:line-break/></text:span><text:span text:style-name="T1318">import<text:s/></text:span><text:span text:style-name="T1319">android.util.Log</text:span><text:span text:style-name="T1320">;</text:span><text:span text:style-name="T1321"><text:line-break/></text:span><text:span text:style-name="T1322"><text:line-break/></text:span><text:span text:style-name="T1323">import<text:s/></text:span><text:span text:style-name="T1324">java.util.Random</text:span><text:span text:style-name="T1325">;</text:span><text:span text:style-name="T1326"><text:line-break/></text:span><text:span text:style-name="T1327"><text:line-break/></text:span><text:span text:style-name="T1328">/**</text:span><text:span text:style-name="T1329"><text:line-break/></text:span><text:span text:style-name="T1330"><text:s/>* Created by Mojtaba Hafezi on 19.02.2018.</text:span><text:span text:style-name="T1331"><text:line-break/></text:span><text:span text:style-name="T1332"><text:s/>*/</text:span><text:span text:style-name="T1333"><text:line-break/></text:span><text:span text:style-name="T1334">//Basic class for all game objects</text:span><text:span text:style-name="T1335"><text:line-break/></text:span><text:span text:style-name="T1336">public abstract class<text:s/></text:span><text:span text:style-name="T1337">GameObject {</text:span><text:span text:style-name="T1338"><text:line-break/></text:span><text:span text:style-name="T1339"><text:line-break/></text:span><text:span text:style-name="T1340"><text:s text:c="4"/></text:span><text:span text:style-name="T1341">//the sprite's width<text:s/></text:span><text:span text:style-name="T1342">and height</text:span><text:span text:style-name="T1343"><text:line-break/></text:span><text:span text:style-name="T1344"><text:s text:c="4"/></text:span><text:span text:style-name="T1345">private int<text:s/></text:span><text:span text:style-name="T1346">width</text:span><text:span text:style-name="T1347">;</text:span><text:span text:style-name="T1348"><text:line-break/></text:span><text:span text:style-name="T1349"><text:s text:c="4"/>private int<text:s/></text:span><text:span text:style-name="T1350">height</text:span><text:span text:style-name="T1351">;</text:span><text:span text:style-name="T1352"><text:line-break/></text:span><text:span text:style-name="T1353"><text:s text:c="4"/></text:span><text:span text:style-name="T1354">// the sprite</text:span><text:span text:style-name="T1355"><text:line-break/></text:span><text:span text:style-name="T1356"><text:s text:c="4"/></text:span><text:span text:style-name="T1357">private<text:s/></text:span><text:span text:style-name="T1358">Bitmap<text:s/></text:span><text:span text:style-name="T1359">bitmap</text:span><text:span text:style-name="T1360">;</text:span><text:span text:style-name="T1361"><text:line-break/></text:span><text:span text:style-name="T1362"><text:s text:c="4"/>private<text:s/></text:span><text:span text:style-name="T1363">Context<text:s/></text:span><text:span text:style-name="T1364">context</text:span><text:span text:style-name="T1365">;</text:span><text:span text:style-name="T1366"><text:line-break/></text:span><text:span text:style-name="T1367"><text:line-break/></text:span><text:span text:style-name="T1368"><text:s text:c="4"/></text:span><text:span text:style-name="T1369">//current position</text:span><text:span text:style-name="T1370"><text:line-break/></text:span><text:span text:style-name="T1371"><text:s text:c="4"/></text:span><text:span text:style-name="T1372">private int<text:s/></text:span><text:span text:style-name="T1373">x</text:span><text:span text:style-name="T1374">,<text:s/></text:span><text:span text:style-name="T1375">y</text:span><text:span text:style-name="T1376">;</text:span><text:span text:style-name="T1377"><text:line-break/></text:span><text:span text:style-name="T1378"><text:s text:c="4"/></text:span><text:span text:style-name="T1379">//limits on screen</text:span><text:span text:style-name="T1380"><text:line-break/></text:span><text:span text:style-name="T1381"><text:s text:c="4"/></text:span><text:span text:style-name="T1382">private int<text:s/></text:span><text:span text:style-name="T1383">minY</text:span><text:span text:style-name="T1384">,<text:s/></text:span><text:span text:style-name="T1385">maxY</text:span><text:span text:style-name="T1386">;</text:span><text:span text:style-name="T1387"><text:line-break/></text:span><text:span text:style-name="T1388"><text:s text:c="4"/>private int<text:s/></text:span><text:span text:style-name="T1389">minX</text:span><text:span text:style-name="T1390">,<text:s/></text:span><text:span text:style-name="T1391">maxX</text:span><text:span text:style-name="T1392">;</text:span><text:span text:style-name="T1393"><text:line-break/></text:span><text:span text:style-name="T1394"><text:s text:c="4"/>private int<text:s/></text:span><text:span text:style-name="T1395">screenX</text:span><text:span text:style-name="T1396">,<text:s/></text:span><text:span text:style-name="T1397">screenY</text:span><text:span text:style-name="T1398">;</text:span><text:span text:style-name="T1399"><text:line-break/></text:span><text:span text:style-name="T1400"><text:line-break/></text:span><text:span text:style-name="T1401"><text:s text:c="4"/></text:span><text:span text:style-name="T1402">Random<text:s/></text:span><text:span text:style-name="T1403">random</text:span><text:span text:style-name="T1404">;</text:span><text:span text:style-name="T1405"><text:line-break/></text:span><text:span text:style-name="T1406"><text:s text:c="4"/></text:span><text:span text:style-name="T1407">//collision box</text:span><text:span text:style-name="T1408"><text:line-break/></text:span><text:span text:style-name="T1409"><text:s text:c="4"/></text:span><text:span text:style-name="T1410">private<text:s/></text:span><text:span text:style-name="T1411">Rect<text:s/></text:span><text:span text:style-name="T1412">hitbox</text:span><text:span text:style-name="T1413">;</text:span><text:span text:style-name="T1414"><text:line-break/></text:span><text:span text:style-name="T1415"><text:s text:c="4"/>private int<text:s/></text:span><text:span text:style-name="T1416">speed</text:span><text:span text:style-name="T1417">;</text:span><text:span text:style-name="T1418"><text:line-break/></text:span><text:span text:style-name="T1419"><text:s text:c="4"/></text:span><text:span text:style-name="T1420">//all objects should have this method</text:span><text:span text:style-name="T1421"><text:line-break/></text:span><text:span text:style-name="T1422"><text:s text:c="4"/></text:span><text:span text:style-name="T1423">public abstract void<text:s/></text:span><text:span text:style-name="T1424">update</text:span><text:span text:style-name="T1425">()</text:span><text:span text:style-name="T1426">;</text:span><text:span text:style-name="T1427"><text:line-break/></text:span><text:span text:style-name="T1428"><text:line-break/></text:span><text:span text:style-name="T1429"><text:s text:c="4"/></text:span><text:span text:style-name="T1430">//GETTERS AND SETTERS</text:span><text:span text:style-name="T1431"><text:line-break/></text:span><text:span text:style-name="T1432"><text:line-break/></text:span><text:span text:style-name="T1433"><text:s text:c="4"/></text:span><text:span text:style-name="T1434">public int<text:s/></text:span><text:span text:style-name="T1435">getWidth</text:span><text:span text:style-name="T1436">() {</text:span><text:span text:style-name="T1437"><text:line-break/></text:span><text:span text:style-name="T1438"><text:s text:c="8"/></text:span><text:span text:style-name="T1439">return<text:s/></text:span><text:span text:style-name="T1440">width</text:span><text:span text:style-name="T1441">;</text:span><text:span text:style-name="T1442"><text:line-break/></text:span><text:span text:style-name="T1443"><text:s text:c="4"/></text:span><text:span text:style-name="T1444">}</text:span><text:span text:style-name="T1445"><text:line-break/></text:span><text:span text:style-name="T1446"><text:line-break/></text:span><text:span text:style-name="T1447"><text:s text:c="4"/></text:span><text:span text:style-name="T1448">public void<text:s/></text:span><text:span text:style-name="T1449">setWidth</text:span><text:span text:style-name="T1450">(</text:span><text:span text:style-name="T1451">int<text:s/></text:span><text:span text:style-name="T1452">width) {</text:span><text:span text:style-name="T1453"><text:line-break/></text:span><text:span text:style-name="T1454"><text:s text:c="8"/></text:span><text:span text:style-name="T1455">this</text:span><text:span text:style-name="T1456">.</text:span><text:span text:style-name="T1457">width<text:s/></text:span><text:span text:style-name="T1458">= width</text:span><text:span text:style-name="T1459">;</text:span><text:span text:style-name="T1460"><text:line-break/></text:span><text:span text:style-name="T1461"><text:s text:c="4"/></text:span><text:span text:style-name="T1462">}</text:span><text:span text:style-name="T1463"><text:line-break/></text:span><text:span text:style-name="T1464"><text:line-break/></text:span><text:span text:style-name="T1465"><text:s text:c="4"/></text:span><text:span text:style-name="T1466">public int<text:s/></text:span><text:span text:style-name="T1467">getHeight</text:span><text:span text:style-name="T1468">() {</text:span><text:span text:style-name="T1469"><text:line-break/></text:span><text:span text:style-name="T1470"><text:s text:c="8"/></text:span><text:span text:style-name="T1471">return<text:s/></text:span><text:span text:style-name="T1472">height</text:span><text:span text:style-name="T1473">;</text:span><text:span text:style-name="T1474"><text:line-break/></text:span><text:span text:style-name="T1475"><text:s text:c="4"/></text:span><text:span text:style-name="T1476">}</text:span><text:span text:style-name="T1477"><text:line-break/></text:span><text:span text:style-name="T1478"><text:line-break/></text:span><text:span text:style-name="T1479"><text:s text:c="4"/></text:span><text:span text:style-name="T1480">public void<text:s/></text:span><text:span text:style-name="T1481">setHeight</text:span><text:span text:style-name="T1482">(</text:span><text:span text:style-name="T1483">int<text:s/></text:span><text:span text:style-name="T1484">height) {</text:span><text:span text:style-name="T1485"><text:line-break/></text:span><text:span text:style-name="T1486"><text:s text:c="8"/></text:span><text:span text:style-name="T1487">this</text:span><text:span text:style-name="T1488">.</text:span><text:span text:style-name="T1489">height<text:s/></text:span><text:span text:style-name="T1490">= height</text:span><text:span text:style-name="T1491">;</text:span><text:span text:style-name="T1492"><text:line-break/></text:span><text:span text:style-name="T1493"><text:s text:c="4"/></text:span><text:span text:style-name="T1494">}</text:span><text:span text:style-name="T1495"><text:line-break/></text:span><text:span text:style-name="T1496"><text:line-break/></text:span><text:span text:style-name="T1497"><text:s text:c="4"/></text:span><text:span text:style-name="T1498">public<text:s/></text:span><text:span text:style-name="T1499">Bitmap<text:s/></text:span><text:span text:style-name="T1500">getBitmap</text:span><text:span text:style-name="T1501">() {</text:span><text:span text:style-name="T1502"><text:line-break/></text:span><text:span text:style-name="T1503"><text:s text:c="8"/></text:span><text:span text:style-name="T1504">return<text:s/></text:span><text:span text:style-name="T1505">bitmap</text:span><text:span text:style-name="T1506">;</text:span><text:span text:style-name="T1507"><text:line-break/></text:span><text:span text:style-name="T1508"><text:s text:c="4"/></text:span><text:span text:style-name="T1509">}</text:span><text:span text:style-name="T1510"><text:line-break/></text:span><text:span text:style-name="T1511"><text:line-break/></text:span><text:span text:style-name="T1512"><text:s text:c="4"/></text:span><text:span text:style-name="T1513">public<text:s/></text:span><text:span text:style-name="T1514">Context<text:s/></text:span><text:span text:style-name="T1515">getContext</text:span><text:span text:style-name="T1516">() {</text:span><text:span text:style-name="T1517"><text:line-break/></text:span><text:span text:style-name="T1518"><text:s text:c="8"/></text:span><text:span text:style-name="T1519">return<text:s/></text:span><text:span text:style-name="T1520">context</text:span><text:span text:style-name="T1521">;</text:span><text:span text:style-name="T1522"><text:line-break/></text:span><text:span text:style-name="T1523"><text:s text:c="4"/></text:span><text:span text:style-name="T1524">}</text:span><text:span text:style-name="T1525"><text:line-break/></text:span><text:span text:style-name="T1526"><text:line-break/></text:span><text:span text:style-name="T1527"><text:s text:c="4"/></text:span><text:span text:style-name="T1528">public void<text:s/></text:span><text:span text:style-name="T1529">setContext</text:span><text:span text:style-name="T1530">(Context context) {</text:span><text:span text:style-name="T1531"><text:line-break/></text:span><text:span text:style-name="T1532"><text:s text:c="8"/></text:span><text:span text:style-name="T1533">this</text:span><text:span text:style-name="T1534">.</text:span><text:span text:style-name="T1535">context<text:s/></text:span><text:span text:style-name="T1536">= context</text:span><text:span text:style-name="T1537">;</text:span><text:span text:style-name="T1538"><text:line-break/></text:span><text:span text:style-name="T1539"><text:s text:c="4"/></text:span><text:span text:style-name="T1540">}</text:span><text:span text:style-name="T1541"><text:line-break/></text:span><text:span text:style-name="T1542"><text:line-break/></text:span><text:span text:style-name="T1543"><text:s text:c="4"/></text:span><text:span text:style-name="T1544">public int<text:s/></text:span><text:span text:style-name="T1545">getX</text:span><text:span text:style-name="T1546">() {</text:span><text:span text:style-name="T1547"><text:line-break/></text:span><text:span text:style-name="T1548"><text:s text:c="8"/></text:span><text:span text:style-name="T1549">return<text:s/></text:span><text:span text:style-name="T1550">x</text:span><text:span text:style-name="T1551">;</text:span><text:span text:style-name="T1552"><text:line-break/></text:span><text:span text:style-name="T1553"><text:s text:c="4"/></text:span><text:span text:style-name="T1554">}</text:span><text:span text:style-name="T1555"><text:line-break/></text:span><text:span text:style-name="T1556"><text:line-break/></text:span><text:span text:style-name="T1557"><text:s text:c="4"/></text:span><text:span text:style-name="T1558">public<text:s/></text:span><text:span text:style-name="T1559">void<text:s/></text:span><text:span text:style-name="T1560">setX</text:span><text:span text:style-name="T1561">(</text:span><text:span text:style-name="T1562">int<text:s/></text:span><text:span text:style-name="T1563">x) {</text:span><text:span text:style-name="T1564"><text:line-break/></text:span><text:span text:style-name="T1565"><text:s text:c="8"/></text:span><text:span text:style-name="T1566">this</text:span><text:span text:style-name="T1567">.</text:span><text:span text:style-name="T1568">x<text:s/></text:span><text:span text:style-name="T1569">= x</text:span><text:span text:style-name="T1570">;</text:span><text:span text:style-name="T1571"><text:line-break/></text:span><text:span text:style-name="T1572"><text:s text:c="4"/></text:span><text:span text:style-name="T1573">}</text:span><text:span text:style-name="T1574"><text:line-break/></text:span><text:span text:style-name="T1575"><text:line-break/></text:span><text:span text:style-name="T1576"><text:s text:c="4"/></text:span><text:span text:style-name="T1577">public int<text:s/></text:span><text:span text:style-name="T1578">getY</text:span><text:span text:style-name="T1579">() {</text:span><text:span text:style-name="T1580"><text:line-break/></text:span><text:span text:style-name="T1581"><text:s text:c="8"/></text:span><text:span text:style-name="T1582">return<text:s/></text:span><text:span text:style-name="T1583">y</text:span><text:span text:style-name="T1584">;</text:span><text:span text:style-name="T1585"><text:line-break/></text:span><text:span text:style-name="T1586"><text:s text:c="4"/></text:span><text:span text:style-name="T1587">}</text:span><text:span text:style-name="T1588"><text:line-break/></text:span><text:span text:style-name="T1589"><text:line-break/></text:span><text:span text:style-name="T1590"><text:s text:c="4"/></text:span><text:span text:style-name="T1591">public void<text:s/></text:span><text:span text:style-name="T1592">setY</text:span><text:span text:style-name="T1593">(</text:span><text:span text:style-name="T1594">int<text:s/></text:span><text:span text:style-name="T1595">y) {</text:span><text:span text:style-name="T1596"><text:line-break/></text:span><text:span text:style-name="T1597"><text:s text:c="8"/></text:span><text:span text:style-name="T1598">this</text:span><text:span text:style-name="T1599">.</text:span><text:span text:style-name="T1600">y<text:s/></text:span><text:span text:style-name="T1601">= y</text:span><text:span text:style-name="T1602">;</text:span><text:span text:style-name="T1603"><text:line-break/></text:span><text:span text:style-name="T1604"><text:s text:c="4"/></text:span><text:span text:style-name="T1605">}</text:span><text:span text:style-name="T1606"><text:line-break/></text:span><text:span text:style-name="T1607"><text:line-break/></text:span><text:span text:style-name="T1608"><text:s text:c="4"/></text:span><text:span text:style-name="T1609">public int<text:s/></text:span><text:span text:style-name="T1610">getMinY</text:span><text:span text:style-name="T1611">() {</text:span><text:span text:style-name="T1612"><text:line-break/></text:span><text:span text:style-name="T1613"><text:s text:c="8"/></text:span><text:span text:style-name="T1614">return<text:s/></text:span><text:span text:style-name="T1615">minY</text:span><text:span text:style-name="T1616">;</text:span><text:span text:style-name="T1617"><text:line-break/></text:span><text:span text:style-name="T1618"><text:s text:c="4"/></text:span><text:span text:style-name="T1619">}</text:span><text:span text:style-name="T1620"><text:line-break/></text:span><text:span text:style-name="T1621"><text:line-break/></text:span><text:span text:style-name="T1622"><text:s text:c="4"/></text:span><text:span text:style-name="T1623">public void<text:s/></text:span><text:span text:style-name="T1624">setMinY</text:span><text:span text:style-name="T1625">(</text:span><text:span text:style-name="T1626">int<text:s/></text:span><text:span text:style-name="T1627">minY) {</text:span><text:span text:style-name="T1628"><text:line-break/></text:span><text:span text:style-name="T1629"><text:s text:c="8"/></text:span><text:span text:style-name="T1630">this</text:span><text:span text:style-name="T1631">.</text:span><text:span text:style-name="T1632">minY<text:s/></text:span><text:span text:style-name="T1633">= minY</text:span><text:span text:style-name="T1634">;</text:span><text:span text:style-name="T1635"><text:line-break/></text:span><text:span text:style-name="T1636"><text:s text:c="4"/></text:span><text:span text:style-name="T1637">}</text:span><text:span text:style-name="T1638"><text:line-break/></text:span><text:span text:style-name="T1639"><text:line-break/></text:span><text:span text:style-name="T1640"><text:s text:c="4"/></text:span><text:span text:style-name="T1641">public int<text:s/></text:span><text:span text:style-name="T1642">getMaxY</text:span><text:span text:style-name="T1643">() {</text:span><text:span text:style-name="T1644"><text:line-break/></text:span><text:span text:style-name="T1645"><text:s text:c="8"/></text:span><text:span text:style-name="T1646">return<text:s/></text:span><text:span text:style-name="T1647">maxY</text:span><text:span text:style-name="T1648">;</text:span><text:span text:style-name="T1649"><text:line-break/></text:span><text:span text:style-name="T1650"><text:s text:c="4"/></text:span><text:span text:style-name="T1651">}</text:span><text:span text:style-name="T1652"><text:line-break/></text:span><text:span text:style-name="T1653"><text:line-break/></text:span><text:span text:style-name="T1654"><text:s text:c="4"/></text:span><text:span text:style-name="T1655">public void<text:s/></text:span><text:span text:style-name="T1656">setMaxY</text:span><text:span text:style-name="T1657">(</text:span><text:span text:style-name="T1658">int<text:s/></text:span><text:span text:style-name="T1659">maxY) {</text:span><text:span text:style-name="T1660"><text:line-break/></text:span><text:span text:style-name="T1661"><text:s text:c="8"/></text:span><text:span text:style-name="T1662">this</text:span><text:span text:style-name="T1663">.</text:span><text:span text:style-name="T1664">maxY<text:s/></text:span><text:span text:style-name="T1665">= maxY</text:span><text:span text:style-name="T1666">;</text:span><text:span text:style-name="T1667"><text:line-break/></text:span><text:span text:style-name="T1668"><text:s text:c="4"/></text:span><text:span text:style-name="T1669">}</text:span><text:span text:style-name="T1670"><text:line-break/></text:span><text:span text:style-name="T1671"><text:line-break/></text:span><text:span text:style-name="T1672"><text:s text:c="4"/></text:span><text:span text:style-name="T1673">public int<text:s/></text:span><text:span text:style-name="T1674">getMinX</text:span><text:span text:style-name="T1675">() {</text:span><text:span text:style-name="T1676"><text:line-break/></text:span><text:span text:style-name="T1677"><text:s text:c="8"/></text:span><text:span text:style-name="T1678">return<text:s/></text:span><text:span text:style-name="T1679">minX</text:span><text:span text:style-name="T1680">;</text:span><text:span text:style-name="T1681"><text:line-break/></text:span><text:span text:style-name="T1682"><text:s text:c="4"/></text:span><text:span text:style-name="T1683">}</text:span><text:span text:style-name="T1684"><text:line-break/></text:span><text:span text:style-name="T1685"><text:line-break/></text:span><text:span text:style-name="T1686"><text:s text:c="4"/></text:span><text:span text:style-name="T1687">public void<text:s/></text:span><text:span text:style-name="T1688">setMinX</text:span><text:span text:style-name="T1689">(</text:span><text:span text:style-name="T1690">int<text:s/></text:span><text:span text:style-name="T1691">minX) {</text:span><text:span text:style-name="T1692"><text:line-break/></text:span><text:span text:style-name="T1693"><text:s text:c="8"/></text:span><text:span text:style-name="T1694">this</text:span><text:span text:style-name="T1695">.</text:span><text:span text:style-name="T1696">minX<text:s/></text:span><text:span text:style-name="T1697">= m</text:span><text:span text:style-name="T1698">inX</text:span><text:span text:style-name="T1699">;</text:span><text:span text:style-name="T1700"><text:line-break/></text:span><text:span text:style-name="T1701"><text:s text:c="4"/></text:span><text:span text:style-name="T1702">}</text:span><text:span text:style-name="T1703"><text:line-break/></text:span><text:span text:style-name="T1704"><text:line-break/></text:span><text:span text:style-name="T1705"><text:s text:c="4"/></text:span><text:span text:style-name="T1706">public int<text:s/></text:span><text:span text:style-name="T1707">getMaxX</text:span><text:span text:style-name="T1708">() {</text:span><text:span text:style-name="T1709"><text:line-break/></text:span><text:span text:style-name="T1710"><text:s text:c="8"/></text:span><text:span text:style-name="T1711">return<text:s/></text:span><text:span text:style-name="T1712">maxX</text:span><text:span text:style-name="T1713">;</text:span><text:span text:style-name="T1714"><text:line-break/></text:span><text:span text:style-name="T1715"><text:s text:c="4"/></text:span><text:span text:style-name="T1716">}</text:span><text:span text:style-name="T1717"><text:line-break/></text:span><text:span text:style-name="T1718"><text:line-break/></text:span><text:span text:style-name="T1719"><text:s text:c="4"/></text:span><text:span text:style-name="T1720">public void<text:s/></text:span><text:span text:style-name="T1721">setMaxX</text:span><text:span text:style-name="T1722">(</text:span><text:span text:style-name="T1723">int<text:s/></text:span><text:span text:style-name="T1724">maxX) {</text:span><text:span text:style-name="T1725"><text:line-break/></text:span><text:span text:style-name="T1726"><text:s text:c="8"/></text:span><text:span text:style-name="T1727">this</text:span><text:span text:style-name="T1728">.</text:span><text:span text:style-name="T1729">maxX<text:s/></text:span><text:span text:style-name="T1730">= maxX</text:span><text:span text:style-name="T1731">;</text:span><text:span text:style-name="T1732"><text:line-break/></text:span><text:span text:style-name="T1733"><text:s text:c="4"/></text:span><text:span text:style-name="T1734">}</text:span><text:span text:style-name="T1735"><text:line-break/></text:span><text:span text:style-name="T1736"><text:line-break/></text:span><text:span text:style-name="T1737"><text:s text:c="4"/></text:span><text:span text:style-name="T1738">public<text:s/></text:span><text:span text:style-name="T1739">Random<text:s/></text:span><text:span text:style-name="T1740">getRandom</text:span><text:span text:style-name="T1741">() {</text:span><text:span text:style-name="T1742"><text:line-break/></text:span><text:span text:style-name="T1743"><text:s text:c="8"/></text:span><text:span text:style-name="T1744">return<text:s/></text:span><text:span text:style-name="T1745">random</text:span><text:span text:style-name="T1746">;</text:span><text:span text:style-name="T1747"><text:line-break/></text:span><text:span text:style-name="T1748"><text:s text:c="4"/></text:span><text:span text:style-name="T1749">}</text:span><text:span text:style-name="T1750"><text:line-break/></text:span><text:span text:style-name="T1751"><text:line-break/></text:span><text:span text:style-name="T1752"><text:s text:c="4"/></text:span><text:span text:style-name="T1753">public void<text:s/></text:span><text:span text:style-name="T1754">setRandom</text:span><text:span text:style-name="T1755">(Random random) {</text:span><text:span text:style-name="T1756"><text:line-break/></text:span><text:span text:style-name="T1757"><text:s text:c="8"/></text:span><text:span text:style-name="T1758">this</text:span><text:span text:style-name="T1759">.</text:span><text:span text:style-name="T1760">random<text:s/></text:span><text:span text:style-name="T1761">= random</text:span><text:span text:style-name="T1762">;</text:span><text:span text:style-name="T1763"><text:line-break/></text:span><text:span text:style-name="T1764"><text:s text:c="4"/></text:span><text:span text:style-name="T1765">}</text:span><text:span text:style-name="T1766"><text:line-break/></text:span><text:span text:style-name="T1767"><text:line-break/></text:span><text:span text:style-name="T1768"><text:s text:c="4"/></text:span><text:span text:style-name="T1769">public<text:s/></text:span><text:span text:style-name="T1770">Rect<text:s/></text:span><text:span text:style-name="T1771">getHitbox</text:span><text:span text:style-name="T1772">() {</text:span><text:span text:style-name="T1773"><text:line-break/></text:span><text:span text:style-name="T1774"><text:s text:c="8"/></text:span><text:span text:style-name="T1775">return<text:s/></text:span><text:span text:style-name="T1776">hitbox</text:span><text:span text:style-name="T1777">;</text:span><text:span text:style-name="T1778"><text:line-break/></text:span><text:span text:style-name="T1779"><text:s text:c="4"/></text:span><text:span text:style-name="T1780">}</text:span><text:span text:style-name="T1781"><text:line-break/></text:span><text:span text:style-name="T1782"><text:line-break/></text:span><text:span text:style-name="T1783"><text:s text:c="4"/></text:span><text:span text:style-name="T1784">public void<text:s/></text:span><text:span text:style-name="T1785">setHitbox</text:span><text:span text:style-name="T1786">(Rect hitbox) {</text:span><text:span text:style-name="T1787"><text:line-break/></text:span><text:span text:style-name="T1788"><text:s text:c="8"/></text:span><text:span text:style-name="T1789">this</text:span><text:span text:style-name="T1790">.</text:span><text:span text:style-name="T1791">hitbox<text:s/></text:span><text:span text:style-name="T1792">= hitbox</text:span><text:span text:style-name="T1793">;</text:span><text:span text:style-name="T1794"><text:line-break/></text:span><text:span text:style-name="T1795"><text:s text:c="4"/></text:span><text:span text:style-name="T1796">}</text:span><text:span text:style-name="T1797"><text:line-break/></text:span><text:span text:style-name="T1798"><text:line-break/></text:span><text:span text:style-name="T1799"><text:s text:c="4"/></text:span><text:span text:style-name="T1800">public int<text:s/></text:span><text:span text:style-name="T1801">getSpeed</text:span><text:span text:style-name="T1802">() {</text:span><text:span text:style-name="T1803"><text:line-break/></text:span><text:span text:style-name="T1804"><text:s text:c="8"/></text:span><text:span text:style-name="T1805">return<text:s/></text:span><text:span text:style-name="T1806">speed</text:span><text:span text:style-name="T1807">;</text:span><text:span text:style-name="T1808"><text:line-break/></text:span><text:span text:style-name="T1809"><text:s text:c="4"/></text:span><text:span text:style-name="T1810">}</text:span><text:span text:style-name="T1811"><text:line-break/></text:span><text:span text:style-name="T1812"><text:line-break/></text:span><text:span text:style-name="T1813"><text:s text:c="4"/></text:span><text:span text:style-name="T1814">public void<text:s/></text:span><text:span text:style-name="T1815">setSpeed</text:span><text:span text:style-name="T1816">(</text:span><text:span text:style-name="T1817">int<text:s/></text:span><text:span text:style-name="T1818">speed) {</text:span><text:span text:style-name="T1819"><text:line-break/></text:span><text:span text:style-name="T1820"><text:s text:c="8"/></text:span><text:span text:style-name="T1821">this</text:span><text:span text:style-name="T1822">.</text:span><text:span text:style-name="T1823">speed<text:s/></text:span><text:span text:style-name="T1824">= speed</text:span><text:span text:style-name="T1825">;</text:span><text:span text:style-name="T1826"><text:line-break/></text:span><text:span text:style-name="T1827"><text:s text:c="4"/></text:span><text:span text:style-name="T1828">}</text:span><text:span text:style-name="T1829"><text:line-break/></text:span><text:span text:style-name="T1830"><text:line-break/></text:span><text:span text:style-name="T1831"><text:s text:c="4"/></text:span><text:span text:style-name="T1832">//prepares the bitmap by getting the identifier from the resources</text:span><text:span text:style-name="T1833"><text:line-break/></text:span><text:span text:style-name="T1834"><text:s text:c="4"/></text:span><text:span text:style-name="T1835">public void<text:s/></text:span><text:span text:style-name="T1836">prepareBitmap</text:span><text:span text:style-name="T1837">(String bitmapName) {</text:span><text:span text:style-name="T1838"><text:line-break/></text:span><text:span text:style-name="T1839"><text:s text:c="8"/></text:span><text:span text:style-name="T1840">int<text:s/></text:span><text:span text:style-name="T1841">resourceId = getContext().getResources().getIdentifier(bitmapName</text:span><text:span text:style-name="T1842">,<text:s/></text:span><text:span text:style-name="T1843">"drawable"</text:span><text:span text:style-name="T1844">,<text:s/></text:span><text:span text:style-name="T1845">getCont</text:span><text:span text:style-name="T1846">ext().getPackageName())</text:span><text:span text:style-name="T1847">;</text:span><text:span text:style-name="T1848"><text:line-break/></text:span><text:span text:style-name="T1849"><text:s text:c="8"/></text:span><text:span text:style-name="T1850">Bitmap bitmap = BitmapFactory.</text:span><text:span text:style-name="T1851">decodeResource</text:span><text:span text:style-name="T1852">(getContext().getResources()</text:span><text:span text:style-name="T1853">,<text:s/></text:span><text:span text:style-name="T1854">resourceId)</text:span><text:span text:style-name="T1855">;</text:span><text:span text:style-name="T1856"><text:line-break/></text:span><text:span text:style-name="T1857"><text:s text:c="8"/>this</text:span><text:span text:style-name="T1858">.</text:span><text:span text:style-name="T1859">bitmap<text:s/></text:span><text:span text:style-name="T1860">= bitmap</text:span><text:span text:style-name="T1861">;</text:span><text:span text:style-name="T1862"><text:line-break/></text:span><text:span text:style-name="T1863"><text:s text:c="8"/></text:span><text:span text:style-name="T1864">//scaleBitmap();</text:span><text:span text:style-name="T1865"><text:line-break/></text:span><text:span text:style-name="T1866"><text:s text:c="4"/></text:span><text:span text:style-name="T1867">}</text:span><text:span text:style-name="T1868"><text:line-break/></text:span><text:span text:style-name="T1869"><text:line-break/></text:span><text:span text:style-name="T1870"><text:s text:c="4"/></text:span><text:span text:style-name="T1871">public int<text:s/></text:span><text:span text:style-name="T1872">getScreenY</text:span><text:span text:style-name="T1873">() {</text:span><text:span text:style-name="T1874"><text:line-break/></text:span><text:span text:style-name="T1875"><text:s text:c="8"/></text:span><text:span text:style-name="T1876">return<text:s/></text:span><text:span text:style-name="T1877">screenY</text:span><text:span text:style-name="T1878">;</text:span><text:span text:style-name="T1879"><text:line-break/></text:span><text:span text:style-name="T1880"><text:s text:c="4"/></text:span><text:span text:style-name="T1881">}</text:span><text:span text:style-name="T1882"><text:line-break/></text:span><text:span text:style-name="T1883"><text:line-break/></text:span><text:span text:style-name="T1884"><text:s text:c="4"/></text:span><text:span text:style-name="T1885">public<text:s/></text:span><text:span text:style-name="T1886">void<text:s/></text:span><text:span text:style-name="T1887">setScreenY</text:span><text:span text:style-name="T1888">(</text:span><text:span text:style-name="T1889">int<text:s/></text:span><text:span text:style-name="T1890">screenY) {</text:span><text:span text:style-name="T1891"><text:line-break/></text:span><text:span text:style-name="T1892"><text:s text:c="8"/></text:span><text:span text:style-name="T1893">this</text:span><text:span text:style-name="T1894">.</text:span><text:span text:style-name="T1895">screenY<text:s/></text:span><text:span text:style-name="T1896">= screenY</text:span><text:span text:style-name="T1897">;</text:span><text:span text:style-name="T1898"><text:line-break/></text:span><text:span text:style-name="T1899"><text:s text:c="4"/></text:span><text:span text:style-name="T1900">}</text:span><text:span text:style-name="T1901"><text:line-break/></text:span><text:span text:style-name="T1902"><text:line-break/></text:span><text:span text:style-name="T1903"><text:s text:c="4"/></text:span><text:span text:style-name="T1904">public int<text:s/></text:span><text:span text:style-name="T1905">getScreenX</text:span><text:span text:style-name="T1906">() {</text:span><text:span text:style-name="T1907"><text:line-break/></text:span><text:span text:style-name="T1908"><text:s text:c="8"/></text:span><text:span text:style-name="T1909">return<text:s/></text:span><text:span text:style-name="T1910">screenX</text:span><text:span text:style-name="T1911">;</text:span><text:span text:style-name="T1912"><text:line-break/></text:span><text:span text:style-name="T1913"><text:s text:c="4"/></text:span><text:span text:style-name="T1914">}</text:span><text:span text:style-name="T1915"><text:line-break/></text:span><text:span text:style-name="T1916"><text:line-break/></text:span><text:span text:style-name="T1917"><text:s text:c="4"/></text:span><text:span text:style-name="T1918">public void<text:s/></text:span><text:span text:style-name="T1919">setScreenX</text:span><text:span text:style-name="T1920">(</text:span><text:span text:style-name="T1921">int<text:s/></text:span><text:span text:style-name="T1922">screenX) {</text:span><text:span text:style-name="T1923"><text:line-break/></text:span><text:span text:style-name="T1924"><text:s text:c="8"/></text:span><text:span text:style-name="T1925">this</text:span><text:span text:style-name="T1926">.</text:span><text:span text:style-name="T1927">screenX<text:s/></text:span><text:span text:style-name="T1928">= screenX</text:span><text:span text:style-name="T1929">;</text:span><text:span text:style-name="T1930"><text:line-break/></text:span><text:span text:style-name="T1931"><text:s text:c="4"/></text:span><text:span text:style-name="T1932">}</text:span><text:span text:style-name="T1933"><text:line-break/></text:span><text:span text:style-name="T1934"><text:line-break/></text:span><text:span text:style-name="T1935"><text:s text:c="4"/></text:span><text:span text:style-name="T1936">//this method could have helped balancin</text:span><text:span text:style-name="T1937">g the game play on different screen resolutions</text:span><text:span text:style-name="T1938"><text:line-break/></text:span><text:span text:style-name="T1939"><text:s text:c="4"/>//content scaling depending on different resolutions. Pixelated outcome is bad but acceptable</text:span><text:span text:style-name="T1940"><text:line-break/></text:span><text:span text:style-name="T1941"><text:s text:c="4"/></text:span><text:span text:style-name="T1942">private void<text:s/></text:span><text:span text:style-name="T1943">scaleBitmap</text:span><text:span text:style-name="T1944">() {</text:span><text:span text:style-name="T1945"><text:line-break/></text:span><text:span text:style-name="T1946"><text:s text:c="8"/></text:span><text:span text:style-name="T1947">int<text:s/></text:span><text:span text:style-name="T1948">divider =<text:s/></text:span><text:span text:style-name="T1949">100</text:span><text:span text:style-name="T1950">;</text:span><text:span text:style-name="T1951"><text:line-break/></text:span><text:span text:style-name="T1952"><text:line-break/></text:span><text:span text:style-name="T1953"><text:s text:c="8"/></text:span><text:span text:style-name="T1954">//picture has aspect ratio 4:3</text:span><text:span text:style-name="T1955"><text:line-break/></text:span><text:span text:style-name="T1956"><text:s text:c="8"/></text:span><text:span text:style-name="T1957">in</text:span><text:span text:style-name="T1958">t<text:s/></text:span><text:span text:style-name="T1959">standardWidth =<text:s/></text:span><text:span text:style-name="T1960">1600</text:span><text:span text:style-name="T1961">;</text:span><text:span text:style-name="T1962"><text:line-break/></text:span><text:span text:style-name="T1963"><text:s text:c="8"/>int<text:s/></text:span><text:span text:style-name="T1964">standardHeight =<text:s/></text:span><text:span text:style-name="T1965">1200</text:span><text:span text:style-name="T1966">;</text:span><text:span text:style-name="T1967"><text:line-break/></text:span><text:span text:style-name="T1968"><text:s text:c="8"/>int<text:s/></text:span><text:span text:style-name="T1969">optimalWidth = standardWidth / divider</text:span><text:span text:style-name="T1970">;</text:span><text:span text:style-name="T1971"><text:line-break/></text:span><text:span text:style-name="T1972"><text:s text:c="8"/>int<text:s/></text:span><text:span text:style-name="T1973">optimalHeight = standardHeight / divider</text:span><text:span text:style-name="T1974">;</text:span><text:span text:style-name="T1975"><text:line-break/></text:span><text:span text:style-name="T1976"><text:line-break/></text:span><text:span text:style-name="T1977"><text:s text:c="8"/>int<text:s/></text:span><text:span text:style-name="T1978">currentWidth = getScreenX() / divider</text:span><text:span text:style-name="T1979">;</text:span><text:span text:style-name="T1980"><text:line-break/></text:span><text:span text:style-name="T1981"><text:s text:c="8"/>int<text:s/></text:span><text:span text:style-name="T1982">currentHeight = getScreenY(</text:span><text:span text:style-name="T1983">) / divider</text:span><text:span text:style-name="T1984">;</text:span><text:span text:style-name="T1985"><text:line-break/></text:span><text:span text:style-name="T1986"><text:line-break/></text:span><text:span text:style-name="T1987"><text:s text:c="8"/>float<text:s/></text:span><text:span text:style-name="T1988">widthMultiplier = <text:s/>( (</text:span><text:span text:style-name="T1989">float</text:span><text:span text:style-name="T1990">) currentWidth / (</text:span><text:span text:style-name="T1991">float</text:span><text:span text:style-name="T1992">) optimalWidth)</text:span><text:span text:style-name="T1993">;</text:span><text:span text:style-name="T1994"><text:line-break/></text:span><text:span text:style-name="T1995"><text:s text:c="8"/>float<text:s/></text:span><text:span text:style-name="T1996">heightMultiplier = <text:s/>( (</text:span><text:span text:style-name="T1997">float</text:span><text:span text:style-name="T1998">) currentHeight / (</text:span><text:span text:style-name="T1999">float</text:span><text:span text:style-name="T2000">) optimalHeight)</text:span><text:span text:style-name="T2001">;</text:span><text:span text:style-name="T2002"><text:line-break/></text:span><text:span text:style-name="T2003"><text:line-break/></text:span><text:span text:style-name="T2004"><text:s text:c="8"/>int<text:s/></text:span><text:span text:style-name="T2005">desiredWidth = (</text:span><text:span text:style-name="T2006">int</text:span><text:span text:style-name="T2007">) (getBitmap().getWidth() * widthMultiplier)</text:span><text:span text:style-name="T2008">;</text:span><text:span text:style-name="T2009"><text:line-break/></text:span><text:span text:style-name="T2010"><text:s text:c="8"/>int<text:s/></text:span><text:span text:style-name="T2011">desiredHeight = (</text:span><text:span text:style-name="T2012">int</text:span><text:span text:style-name="T2013">) (getBitmap().getHeight() * heightMultiplier)</text:span><text:span text:style-name="T2014">;</text:span><text:span text:style-name="T2015"><text:line-break/></text:span><text:span text:style-name="T2016"><text:line-break/></text:span><text:span text:style-name="T2017"><text:s text:c="8"/></text:span><text:span text:style-name="T2018">Bitmap scaledBitmap = getBitmap()</text:span><text:span text:style-name="T2019">;</text:span><text:span text:style-name="T2020"><text:line-break/></text:span><text:span text:style-name="T2021"><text:s text:c="8"/></text:span><text:span text:style-name="T2022">scaledBitmap = Bitmap.</text:span><text:span text:style-name="T2023">createScaledBitmap</text:span><text:span text:style-name="T2024">(scaledBitmap</text:span><text:span text:style-name="T2025">,</text:span><text:span text:style-name="T2026"><text:line-break/></text:span><text:span text:style-name="T2027"><text:s text:c="16"/></text:span><text:span text:style-name="T2028">desiredWidth</text:span><text:span text:style-name="T2029">,<text:s/></text:span><text:span text:style-name="T2030">desiredHeight</text:span><text:span text:style-name="T2031">, false</text:span><text:span text:style-name="T2032">)</text:span><text:span text:style-name="T2033">;</text:span><text:span text:style-name="T2034"><text:line-break/></text:span><text:span text:style-name="T2035"><text:s text:c="8"/>this</text:span><text:span text:style-name="T2036">.</text:span><text:span text:style-name="T2037">bitmap<text:s/></text:span><text:span text:style-name="T2038">= scaledBitmap</text:span><text:span text:style-name="T2039">;</text:span><text:span text:style-name="T2040"><text:line-break/></text:span><text:span text:style-name="T2041"><text:s text:c="4"/></text:span><text:span text:style-name="T2042">}</text:span><text:span text:style-name="T2043"><text:line-break/></text:span><text:span text:style-name="T2044"><text:line-break/></text:span><text:span text:style-name="T2045">}</text:span></text:p>
      <text:p text:style-name="Normal">GameObject</text:p>
      <text:p text:style-name="P2046"><text:span text:style-name="T2047">package<text:s/></text:span><text:span text:style-name="T2048">com.hafezi.games.spaceshooter2d.GameObjects</text:span><text:span text:style-name="T2049">;</text:span><text:span text:style-name="T2050"><text:line-break/></text:span><text:span text:style-name="T2051"><text:line-break/></text:span><text:span text:style-name="T2052">import<text:s/></text:span><text:span text:style-name="T2053">android.content.Context</text:span><text:span text:style-name="T2054">;</text:span><text:span text:style-name="T2055"><text:line-break/></text:span><text:span text:style-name="T2056">import<text:s/></text:span><text:span text:style-name="T2057">android.graphics.Rect</text:span><text:span text:style-name="T2058">;</text:span><text:span text:style-name="T2059"><text:line-break/></text:span><text:span text:style-name="T2060"><text:line-break/></text:span><text:span text:style-name="T2061">import<text:s/></text:span><text:span text:style-name="T2062">java.util.Random</text:span><text:span text:style-name="T2063">;</text:span><text:span text:style-name="T2064"><text:line-break/></text:span><text:span text:style-name="T2065"><text:line-break/></text:span><text:span text:style-name="T2066">/**</text:span><text:span text:style-name="T2067"><text:line-break/></text:span><text:span text:style-name="T2068"><text:s/>* Created by Mojtaba Hafezi on 27.02.2018.</text:span><text:span text:style-name="T2069"><text:line-break/></text:span><text:span text:style-name="T2070"><text:s/>*/</text:span><text:span text:style-name="T2071"><text:line-break/></text:span><text:span text:style-name="T2072"><text:line-break/></text:span><text:span text:style-name="T2073">public class<text:s/></text:span><text:span text:style-name="T2074">Laser<text:s/></text:span><text:span text:style-name="T2075">extends<text:s/></text:span><text:span text:style-name="T2076">GameObject {</text:span><text:span text:style-name="T2077"><text:line-break/></text:span><text:span text:style-name="T2078"><text:s text:c="4"/></text:span><text:span text:style-name="T2079">private<text:s/></text:span><text:span text:style-name="T2080">Random<text:s/></text:span><text:span text:style-name="T2081">random</text:span><text:span text:style-name="T2082">;</text:span><text:span text:style-name="T2083"><text:line-break/></text:span><text:span text:style-name="T2084"><text:s text:c="4"/>private boolean<text:s/></text:span><text:span text:style-name="T2085">isAvailable</text:span><text:span text:style-name="T2086">;</text:span><text:span text:style-name="T2087"><text:line-break/></text:span><text:span text:style-name="T2088"><text:line-break/></text:span><text:span text:style-name="T2089"><text:s text:c="4"/>public<text:s/></text:span><text:span text:style-name="T2090">Laser</text:span><text:span text:style-name="T2091">(Context context</text:span><text:span text:style-name="T2092">, <text:s/>int<text:s/></text:span><text:span text:style-name="T2093">screenX</text:span><text:span text:style-name="T2094">, int<text:s/></text:span><text:span text:style-name="T2095">screenY</text:span><text:span text:style-name="T2096">, int<text:s/></text:span><text:span text:style-name="T2097">startX</text:span><text:span text:style-name="T2098">, int<text:s/></text:span><text:span text:style-name="T2099">startY) {</text:span><text:span text:style-name="T2100"><text:line-break/></text:span><text:span text:style-name="T2101"><text:s text:c="8"/>setContext(context)</text:span><text:span text:style-name="T2102">;</text:span><text:span text:style-name="T2103"><text:line-break/></text:span><text:span text:style-name="T2104"><text:s text:c="8"/></text:span><text:span text:style-name="T2105">setScreenX(screenX)</text:span><text:span text:style-name="T2106">;</text:span><text:span text:style-name="T2107"><text:line-break/></text:span><text:span text:style-name="T2108"><text:s text:c="8"/></text:span><text:span text:style-name="T2109">setScreenY(scre</text:span><text:span text:style-name="T2110">enY)</text:span><text:span text:style-name="T2111">;</text:span><text:span text:style-name="T2112"><text:line-break/></text:span><text:span text:style-name="T2113"><text:s text:c="8"/></text:span><text:span text:style-name="T2114">setAvailable(</text:span><text:span text:style-name="T2115">true</text:span><text:span text:style-name="T2116">)</text:span><text:span text:style-name="T2117">;</text:span><text:span text:style-name="T2118"><text:line-break/></text:span><text:span text:style-name="T2119"><text:s text:c="8"/></text:span><text:span text:style-name="T2120">random<text:s/></text:span><text:span text:style-name="T2121">=<text:s/></text:span><text:span text:style-name="T2122">new<text:s/></text:span><text:span text:style-name="T2123">Random()</text:span><text:span text:style-name="T2124">;</text:span><text:span text:style-name="T2125"><text:line-break/></text:span><text:span text:style-name="T2126"><text:s text:c="8"/>int<text:s/></text:span><text:span text:style-name="T2127">randomSpeed =<text:s/></text:span><text:span text:style-name="T2128">40<text:s/></text:span><text:span text:style-name="T2129">+<text:s/></text:span><text:span text:style-name="T2130">random</text:span><text:span text:style-name="T2131">.nextInt(</text:span><text:span text:style-name="T2132">5</text:span><text:span text:style-name="T2133">)</text:span><text:span text:style-name="T2134">;</text:span><text:span text:style-name="T2135"><text:line-break/></text:span><text:span text:style-name="T2136"><text:s text:c="8"/></text:span><text:span text:style-name="T2137">setSpeed(randomSpeed)</text:span><text:span text:style-name="T2138">;</text:span><text:span text:style-name="T2139"><text:line-break/></text:span><text:span text:style-name="T2140"><text:s text:c="8"/></text:span><text:span text:style-name="T2141">prepareBitmap(</text:span><text:span text:style-name="T2142">"laser"</text:span><text:span text:style-name="T2143">)</text:span><text:span text:style-name="T2144">;</text:span><text:span text:style-name="T2145"><text:line-break/></text:span><text:span text:style-name="T2146"><text:s text:c="8"/></text:span><text:span text:style-name="T2147">setMinY(</text:span><text:span text:style-name="T2148">0</text:span><text:span text:style-name="T2149">)</text:span><text:span text:style-name="T2150">;</text:span><text:span text:style-name="T2151"><text:line-break/></text:span><text:span text:style-name="T2152"><text:s text:c="8"/></text:span><text:span text:style-name="T2153">setMinX(</text:span><text:span text:style-name="T2154">0</text:span><text:span text:style-name="T2155">)</text:span><text:span text:style-name="T2156">;</text:span><text:span text:style-name="T2157"><text:line-break/></text:span><text:span text:style-name="T2158"><text:s text:c="8"/></text:span><text:span text:style-name="T2159">setMaxX(screenX -<text:s/></text:span><text:span text:style-name="T2160">getBitmap().getWidth())</text:span><text:span text:style-name="T2161">;</text:span><text:span text:style-name="T2162"><text:line-break/></text:span><text:span text:style-name="T2163"><text:s text:c="8"/></text:span><text:span text:style-name="T2164">setMaxY(screenY - getBitmap().getHeight())</text:span><text:span text:style-name="T2165">;</text:span><text:span text:style-name="T2166"><text:line-break/></text:span><text:span text:style-name="T2167"><text:s text:c="8"/></text:span><text:span text:style-name="T2168">setWidth(getBitmap().getWidth())</text:span><text:span text:style-name="T2169">;</text:span><text:span text:style-name="T2170"><text:line-break/></text:span><text:span text:style-name="T2171"><text:s text:c="8"/></text:span><text:span text:style-name="T2172">setHeight(getBitmap().getHeight())</text:span><text:span text:style-name="T2173">;</text:span><text:span text:style-name="T2174"><text:line-break/></text:span><text:span text:style-name="T2175"><text:s text:c="8"/></text:span><text:span text:style-name="T2176">setHitbox(</text:span><text:span text:style-name="T2177">new<text:s/></text:span><text:span text:style-name="T2178">Rect(getX()</text:span><text:span text:style-name="T2179">,<text:s/></text:span><text:span text:style-name="T2180">getY()</text:span><text:span text:style-name="T2181">,<text:s/></text:span><text:span text:style-name="T2182">getWidth()</text:span><text:span text:style-name="T2183">,<text:s/></text:span><text:span text:style-name="T2184">getHeight()))</text:span><text:span text:style-name="T2185">;</text:span><text:span text:style-name="T2186"><text:line-break/></text:span><text:span text:style-name="T2187"><text:s text:c="8"/></text:span><text:span text:style-name="T2188">setPosition</text:span><text:span text:style-name="T2189">(sta</text:span><text:span text:style-name="T2190">rtX</text:span><text:span text:style-name="T2191">,</text:span><text:span text:style-name="T2192">startY)</text:span><text:span text:style-name="T2193">;</text:span><text:span text:style-name="T2194"><text:line-break/></text:span><text:span text:style-name="T2195"><text:s text:c="4"/></text:span><text:span text:style-name="T2196">}</text:span><text:span text:style-name="T2197"><text:line-break/></text:span><text:span text:style-name="T2198"><text:line-break/></text:span><text:span text:style-name="T2199"><text:s text:c="4"/></text:span><text:span text:style-name="T2200">public void<text:s/></text:span><text:span text:style-name="T2201">setPosition</text:span><text:span text:style-name="T2202">(</text:span><text:span text:style-name="T2203">int<text:s/></text:span><text:span text:style-name="T2204">x</text:span><text:span text:style-name="T2205">, int<text:s/></text:span><text:span text:style-name="T2206">y) {</text:span><text:span text:style-name="T2207"><text:line-break/></text:span><text:span text:style-name="T2208"><text:s text:c="8"/></text:span><text:span text:style-name="T2209">if<text:s/></text:span><text:span text:style-name="T2210">(x &lt;= getMaxX() &amp;&amp; x &gt;= getMinX())</text:span><text:span text:style-name="T2211"><text:line-break/></text:span><text:span text:style-name="T2212"><text:s text:c="12"/>setX(x)</text:span><text:span text:style-name="T2213">;</text:span><text:span text:style-name="T2214"><text:line-break/></text:span><text:span text:style-name="T2215"><text:s text:c="8"/>if<text:s/></text:span><text:span text:style-name="T2216">(y &lt;= getMaxY() &amp;&amp; y &gt;= getMinY())</text:span><text:span text:style-name="T2217"><text:line-break/></text:span><text:span text:style-name="T2218"><text:s text:c="12"/>setY(y)</text:span><text:span text:style-name="T2219">;</text:span><text:span text:style-name="T2220"><text:line-break/></text:span><text:span text:style-name="T2221"><text:s text:c="4"/></text:span><text:span text:style-name="T2222">}</text:span><text:span text:style-name="T2223"><text:line-break/></text:span><text:span text:style-name="T2224"><text:line-break/></text:span><text:span text:style-name="T2225"><text:s text:c="4"/></text:span><text:span text:style-name="T2226">@Override</text:span><text:span text:style-name="T2227"><text:line-break/></text:span><text:span text:style-name="T2228"><text:s text:c="4"/></text:span><text:span text:style-name="T2229">public void<text:s/></text:span><text:span text:style-name="T2230">update</text:span><text:span text:style-name="T2231">() {</text:span><text:span text:style-name="T2232"><text:line-break/></text:span><text:span text:style-name="T2233"><text:s text:c="8"/></text:span><text:span text:style-name="T2234">if</text:span><text:span text:style-name="T2235">(!</text:span><text:span text:style-name="T2236">isAvailable</text:span><text:span text:style-name="T2237">)</text:span><text:span text:style-name="T2238"><text:line-break/></text:span><text:span text:style-name="T2239"><text:s text:c="8"/>{</text:span><text:span text:style-name="T2240"><text:line-break/></text:span><text:span text:style-name="T2241"><text:s text:c="12"/>setX(getX() + getSpeed())</text:span><text:span text:style-name="T2242">;</text:span><text:span text:style-name="T2243"><text:line-break/></text:span><text:span text:style-name="T2244"><text:s text:c="12"/>if<text:s/></text:span><text:span text:style-name="T2245">(getX() &gt;= getMaxX()) {</text:span><text:span text:style-name="T2246"><text:line-break/></text:span><text:span text:style-name="T2247"><text:s text:c="16"/>setX(getMaxX())</text:span><text:span text:style-name="T2248">;</text:span><text:span text:style-name="T2249"><text:line-break/></text:span><text:span text:style-name="T2250"><text:s text:c="16"/></text:span><text:span text:style-name="T2251">setAvailable(</text:span><text:span text:style-name="T2252">true</text:span><text:span text:style-name="T2253">)</text:span><text:span text:style-name="T2254">;</text:span><text:span text:style-name="T2255"><text:line-break/></text:span><text:span text:style-name="T2256"><text:s text:c="12"/></text:span><text:span text:style-name="T2257">}<text:s/></text:span><text:span text:style-name="T2258">else</text:span><text:span text:style-name="T2259"><text:line-break/></text:span><text:span text:style-name="T2260"><text:s text:c="12"/></text:span><text:span text:style-name="T2261">{</text:span><text:span text:style-name="T2262"><text:line-break/></text:span><text:span text:style-name="T2263"><text:s text:c="16"/>setAvailable(</text:span><text:span text:style-name="T2264">false</text:span><text:span text:style-name="T2265">)</text:span><text:span text:style-name="T2266">;</text:span><text:span text:style-name="T2267"><text:line-break/></text:span><text:span text:style-name="T2268"><text:s text:c="12"/></text:span><text:span text:style-name="T2269">}</text:span><text:span text:style-name="T2270"><text:line-break/></text:span><text:span text:style-name="T2271"><text:line-break/></text:span><text:span text:style-name="T2272"><text:s text:c="12"/></text:span><text:span text:style-name="T2273">//update location of the rectangle collision hitbox with some margin</text:span><text:span text:style-name="T2274"><text:line-break/></text:span><text:span text:style-name="T2275"><text:s text:c="12"/></text:span><text:span text:style-name="T2276">getHitbox().</text:span><text:span text:style-name="T2277">left<text:s/></text:span><text:span text:style-name="T2278">= getX()</text:span><text:span text:style-name="T2279">;</text:span><text:span text:style-name="T2280"><text:line-break/></text:span><text:span text:style-name="T2281"><text:s text:c="12"/></text:span><text:span text:style-name="T2282">getHitbox().</text:span><text:span text:style-name="T2283">right<text:s/></text:span><text:span text:style-name="T2284">= getX() + getBitmap().getWidth() - getBitmap().getWidth() /<text:s/></text:span><text:span text:style-name="T2285">5</text:span><text:span text:style-name="T2286">;</text:span><text:span text:style-name="T2287"><text:line-break/></text:span><text:span text:style-name="T2288"><text:s text:c="12"/></text:span><text:span text:style-name="T2289">getHitbox().</text:span><text:span text:style-name="T2290">top<text:s/></text:span><text:span text:style-name="T2291">= getY()</text:span><text:span text:style-name="T2292">;</text:span><text:span text:style-name="T2293"><text:line-break/></text:span><text:span text:style-name="T2294"><text:s text:c="3"/></text:span><text:span text:style-name="T2295"><text:s text:c="9"/></text:span><text:span text:style-name="T2296">getHitbox().</text:span><text:span text:style-name="T2297">bottom<text:s/></text:span><text:span text:style-name="T2298">= getY() + getBitmap().getHeight() - getBitmap().getHeight() /<text:s/></text:span><text:span text:style-name="T2299">5</text:span><text:span text:style-name="T2300">;</text:span><text:span text:style-name="T2301"><text:line-break/></text:span><text:span text:style-name="T2302"><text:s text:c="8"/></text:span><text:span text:style-name="T2303">}</text:span><text:span text:style-name="T2304"><text:line-break/></text:span><text:span text:style-name="T2305"><text:s text:c="4"/>}</text:span><text:span text:style-name="T2306"><text:line-break/></text:span><text:span text:style-name="T2307"><text:line-break/></text:span><text:span text:style-name="T2308"><text:s text:c="4"/></text:span><text:span text:style-name="T2309">public boolean<text:s/></text:span><text:span text:style-name="T2310">isAvailable</text:span><text:span text:style-name="T2311">() {</text:span><text:span text:style-name="T2312"><text:line-break/></text:span><text:span text:style-name="T2313"><text:s text:c="8"/></text:span><text:span text:style-name="T2314">return<text:s/></text:span><text:span text:style-name="T2315">isAvailable</text:span><text:span text:style-name="T2316">;</text:span><text:span text:style-name="T2317"><text:line-break/></text:span><text:span text:style-name="T2318"><text:s text:c="4"/></text:span><text:span text:style-name="T2319">}</text:span><text:span text:style-name="T2320"><text:line-break/></text:span><text:span text:style-name="T2321"><text:line-break/></text:span><text:span text:style-name="T2322"><text:s text:c="4"/></text:span><text:span text:style-name="T2323">public void<text:s/></text:span><text:span text:style-name="T2324">setAvailable</text:span><text:span text:style-name="T2325">(</text:span><text:span text:style-name="T2326">boolean<text:s/></text:span><text:span text:style-name="T2327">available) {</text:span><text:span text:style-name="T2328"><text:line-break/></text:span><text:span text:style-name="T2329"><text:s text:c="8"/></text:span><text:span text:style-name="T2330">isAvailable<text:s/></text:span><text:span text:style-name="T2331">=<text:s/></text:span><text:span text:style-name="T2332">available</text:span><text:span text:style-name="T2333">;</text:span><text:span text:style-name="T2334"><text:line-break/></text:span><text:span text:style-name="T2335"><text:s text:c="4"/></text:span><text:span text:style-name="T2336">}</text:span><text:span text:style-name="T2337"><text:line-break/></text:span><text:span text:style-name="T2338">}</text:span></text:p>
      <text:p text:style-name="Normal"/>
      <text:p text:style-name="P2339"><text:span text:style-name="T2340">package<text:s/></text:span><text:span text:style-name="T2341">com.hafezi.games.spaceshooter2d.GameObjects</text:span><text:span text:style-name="T2342">;</text:span><text:span text:style-name="T2343"><text:line-break/></text:span><text:span text:style-name="T2344"><text:line-break/></text:span><text:span text:style-name="T2345">import<text:s/></text:span><text:span text:style-name="T2346">android.content.Context</text:span><text:span text:style-name="T2347">;</text:span><text:span text:style-name="T2348"><text:line-break/></text:span><text:span text:style-name="T2349">import<text:s/></text:span><text:span text:style-name="T2350">android.graphics.Bitmap</text:span><text:span text:style-name="T2351">;</text:span><text:span text:style-name="T2352"><text:line-break/></text:span><text:span text:style-name="T2353">import<text:s/></text:span><text:span text:style-name="T2354">android.graphics.Rect</text:span><text:span text:style-name="T2355">;</text:span><text:span text:style-name="T2356"><text:line-break/></text:span><text:span text:style-name="T2357">import<text:s/></text:span><text:span text:style-name="T2358">android.util.Log</text:span><text:span text:style-name="T2359">;</text:span><text:span text:style-name="T2360"><text:line-break/></text:span><text:span text:style-name="T2361"><text:line-break/></text:span><text:span text:style-name="T2362">import<text:s/></text:span><text:span text:style-name="T2363">java.util.ArrayList</text:span><text:span text:style-name="T2364">;</text:span><text:span text:style-name="T2365"><text:line-break/></text:span><text:span text:style-name="T2366"><text:line-break/></text:span><text:span text:style-name="T2367">/**</text:span><text:span text:style-name="T2368"><text:line-break/></text:span><text:span text:style-name="T2369"><text:s/>* Created by Mojtaba Hafezi<text:s/></text:span><text:span text:style-name="T2370">on 19.02.2018.</text:span><text:span text:style-name="T2371"><text:line-break/></text:span><text:span text:style-name="T2372"><text:s/>*/</text:span><text:span text:style-name="T2373"><text:line-break/></text:span><text:span text:style-name="T2374"><text:line-break/></text:span><text:span text:style-name="T2375">public class<text:s/></text:span><text:span text:style-name="T2376">Player<text:s/></text:span><text:span text:style-name="T2377">extends<text:s/></text:span><text:span text:style-name="T2378">GameObject {</text:span><text:span text:style-name="T2379"><text:line-break/></text:span><text:span text:style-name="T2380"><text:line-break/></text:span><text:span text:style-name="T2381"><text:s text:c="4"/></text:span><text:span text:style-name="T2382">private int<text:s/></text:span><text:span text:style-name="T2383">shields</text:span><text:span text:style-name="T2384">;</text:span><text:span text:style-name="T2385"><text:line-break/></text:span><text:span text:style-name="T2386"><text:s text:c="4"/>private boolean<text:s/></text:span><text:span text:style-name="T2387">moveUp</text:span><text:span text:style-name="T2388">;</text:span><text:span text:style-name="T2389"><text:line-break/></text:span><text:span text:style-name="T2390"><text:s text:c="4"/>private boolean<text:s/></text:span><text:span text:style-name="T2391">moveDown</text:span><text:span text:style-name="T2392">;</text:span><text:span text:style-name="T2393"><text:line-break/></text:span><text:span text:style-name="T2394"><text:s text:c="4"/>private<text:s/></text:span><text:span text:style-name="T2395">Laser<text:s/></text:span><text:span text:style-name="T2396">laser</text:span><text:span text:style-name="T2397">;</text:span><text:span text:style-name="T2398"><text:line-break/></text:span><text:span text:style-name="T2399"><text:line-break/></text:span><text:span text:style-name="T2400"><text:s text:c="4"/>public<text:s/></text:span><text:span text:style-name="T2401">Player</text:span><text:span text:style-name="T2402">(Context context</text:span><text:span text:style-name="T2403">, int<text:s/></text:span><text:span text:style-name="T2404">startX</text:span><text:span text:style-name="T2405">, int<text:s/></text:span><text:span text:style-name="T2406">startY</text:span><text:span text:style-name="T2407">, int<text:s/></text:span><text:span text:style-name="T2408">speed</text:span><text:span text:style-name="T2409">, int<text:s/></text:span><text:span text:style-name="T2410">screenX</text:span><text:span text:style-name="T2411">, in</text:span><text:span text:style-name="T2412">t<text:s/></text:span><text:span text:style-name="T2413">screenY) {</text:span><text:span text:style-name="T2414"><text:line-break/></text:span><text:span text:style-name="T2415"><text:s text:c="8"/>setContext(context)</text:span><text:span text:style-name="T2416">;</text:span><text:span text:style-name="T2417"><text:line-break/></text:span><text:span text:style-name="T2418"><text:s text:c="8"/></text:span><text:span text:style-name="T2419">setScreenX(screenX)</text:span><text:span text:style-name="T2420">;</text:span><text:span text:style-name="T2421"><text:line-break/></text:span><text:span text:style-name="T2422"><text:s text:c="8"/></text:span><text:span text:style-name="T2423">setScreenY(screenY)</text:span><text:span text:style-name="T2424">;</text:span><text:span text:style-name="T2425"><text:line-break/></text:span><text:span text:style-name="T2426"><text:s text:c="8"/></text:span><text:span text:style-name="T2427">setY(startY)</text:span><text:span text:style-name="T2428">;</text:span><text:span text:style-name="T2429"><text:line-break/></text:span><text:span text:style-name="T2430"><text:s text:c="8"/></text:span><text:span text:style-name="T2431">setSpeed(speed)</text:span><text:span text:style-name="T2432">;</text:span><text:span text:style-name="T2433"><text:line-break/></text:span><text:span text:style-name="T2434"><text:s text:c="8"/></text:span><text:span text:style-name="T2435">setShields(</text:span><text:span text:style-name="T2436">2</text:span><text:span text:style-name="T2437">)</text:span><text:span text:style-name="T2438">;</text:span><text:span text:style-name="T2439"><text:line-break/></text:span><text:span text:style-name="T2440"><text:s text:c="8"/></text:span><text:span text:style-name="T2441">prepareBitmap(</text:span><text:span text:style-name="T2442">"player"</text:span><text:span text:style-name="T2443">)</text:span><text:span text:style-name="T2444">;</text:span><text:span text:style-name="T2445"><text:line-break/></text:span><text:span text:style-name="T2446"><text:s text:c="8"/></text:span><text:span text:style-name="T2447">setX(getBitmap().getWidth() /<text:s/></text:span><text:span text:style-name="T2448">3</text:span><text:span text:style-name="T2449">)</text:span><text:span text:style-name="T2450">;</text:span><text:span text:style-name="T2451"><text:line-break/></text:span><text:span text:style-name="T2452"><text:s text:c="8"/></text:span><text:span text:style-name="T2453">set</text:span><text:span text:style-name="T2454">MinY(</text:span><text:span text:style-name="T2455">0</text:span><text:span text:style-name="T2456">)</text:span><text:span text:style-name="T2457">;</text:span><text:span text:style-name="T2458"><text:line-break/></text:span><text:span text:style-name="T2459"><text:s text:c="8"/></text:span><text:span text:style-name="T2460">setMinX(</text:span><text:span text:style-name="T2461">0</text:span><text:span text:style-name="T2462">)</text:span><text:span text:style-name="T2463">;</text:span><text:span text:style-name="T2464"><text:line-break/></text:span><text:span text:style-name="T2465"><text:s text:c="8"/></text:span><text:span text:style-name="T2466">setMaxX(screenX - getBitmap().getWidth())</text:span><text:span text:style-name="T2467">;</text:span><text:span text:style-name="T2468"><text:line-break/></text:span><text:span text:style-name="T2469"><text:s text:c="8"/></text:span><text:span text:style-name="T2470">setMaxY(screenY - getBitmap().getHeight())</text:span><text:span text:style-name="T2471">;</text:span><text:span text:style-name="T2472"><text:line-break/></text:span><text:span text:style-name="T2473"><text:s text:c="8"/></text:span><text:span text:style-name="T2474">setWidth(getBitmap().getWidth())</text:span><text:span text:style-name="T2475">;</text:span><text:span text:style-name="T2476"><text:line-break/></text:span><text:span text:style-name="T2477"><text:s text:c="8"/></text:span><text:span text:style-name="T2478">setHeight(getBitmap().getHeight())</text:span><text:span text:style-name="T2479">;</text:span><text:span text:style-name="T2480"><text:line-break/></text:span><text:span text:style-name="T2481"><text:s text:c="8"/></text:span><text:span text:style-name="T2482">setHitbox(</text:span><text:span text:style-name="T2483">new<text:s/></text:span><text:span text:style-name="T2484">Rect(getX()</text:span><text:span text:style-name="T2485">,<text:s/></text:span><text:span text:style-name="T2486">getY()</text:span><text:span text:style-name="T2487">,<text:s/></text:span><text:span text:style-name="T2488">getWidth()</text:span><text:span text:style-name="T2489">,<text:s/></text:span><text:span text:style-name="T2490">getHeight()))</text:span><text:span text:style-name="T2491">;</text:span><text:span text:style-name="T2492"><text:line-break/></text:span><text:span text:style-name="T2493"><text:s text:c="8"/></text:span><text:span text:style-name="T2494">//laser is not visible until shot</text:span><text:span text:style-name="T2495"><text:line-break/></text:span><text:span text:style-name="T2496"><text:s text:c="8"/></text:span><text:span text:style-name="T2497">laser<text:s/></text:span><text:span text:style-name="T2498">=<text:s/></text:span><text:span text:style-name="T2499">new<text:s/></text:span><text:span text:style-name="T2500">Laser(getContext()</text:span><text:span text:style-name="T2501">,<text:s/></text:span><text:span text:style-name="T2502">getScreenX()</text:span><text:span text:style-name="T2503">,<text:s/></text:span><text:span text:style-name="T2504">getScreenY()</text:span><text:span text:style-name="T2505">,<text:s/></text:span><text:span text:style-name="T2506">-</text:span><text:span text:style-name="T2507">1000</text:span><text:span text:style-name="T2508">,<text:s/></text:span><text:span text:style-name="T2509">-</text:span><text:span text:style-name="T2510">1000</text:span><text:span text:style-name="T2511">)</text:span><text:span text:style-name="T2512">;</text:span><text:span text:style-name="T2513"><text:line-break/></text:span><text:span text:style-name="T2514"><text:s text:c="4"/></text:span><text:span text:style-name="T2515">}</text:span><text:span text:style-name="T2516"><text:line-break/></text:span><text:span text:style-name="T2517"><text:line-break/></text:span><text:span text:style-name="T2518"><text:s text:c="4"/></text:span><text:span text:style-name="T2519">@Override</text:span><text:span text:style-name="T2520"><text:line-break/></text:span><text:span text:style-name="T2521"><text:s text:c="4"/></text:span><text:span text:style-name="T2522">public void<text:s/></text:span><text:span text:style-name="T2523">update</text:span><text:span text:style-name="T2524">() {</text:span><text:span text:style-name="T2525"><text:line-break/></text:span><text:span text:style-name="T2526"><text:s text:c="8"/></text:span><text:span text:style-name="T2527">laser</text:span><text:span text:style-name="T2528">.update()</text:span><text:span text:style-name="T2529">;</text:span><text:span text:style-name="T2530"><text:line-break/></text:span><text:span text:style-name="T2531"><text:line-break/></text:span><text:span text:style-name="T2532"><text:s text:c="8"/>if<text:s/></text:span><text:span text:style-name="T2533">(isMoveDown(</text:span><text:span text:style-name="T2534">)) {</text:span><text:span text:style-name="T2535"><text:line-break/></text:span><text:span text:style-name="T2536"><text:s text:c="12"/>setY(getY() + getSpeed())</text:span><text:span text:style-name="T2537">;</text:span><text:span text:style-name="T2538"><text:line-break/></text:span><text:span text:style-name="T2539"><text:s text:c="8"/></text:span><text:span text:style-name="T2540">}</text:span><text:span text:style-name="T2541"><text:line-break/></text:span><text:span text:style-name="T2542"><text:s text:c="8"/></text:span><text:span text:style-name="T2543">if<text:s/></text:span><text:span text:style-name="T2544">(isMoveUp()) {</text:span><text:span text:style-name="T2545"><text:line-break/></text:span><text:span text:style-name="T2546"><text:s text:c="12"/>setY(getY() - getSpeed())</text:span><text:span text:style-name="T2547">;</text:span><text:span text:style-name="T2548"><text:line-break/></text:span><text:span text:style-name="T2549"><text:s text:c="8"/></text:span><text:span text:style-name="T2550">}</text:span><text:span text:style-name="T2551"><text:line-break/></text:span><text:span text:style-name="T2552"><text:line-break/></text:span><text:span text:style-name="T2553"><text:s text:c="8"/></text:span><text:span text:style-name="T2554">if<text:s/></text:span><text:span text:style-name="T2555">(getY() &lt;= getMinY()) {</text:span><text:span text:style-name="T2556"><text:line-break/></text:span><text:span text:style-name="T2557"><text:s text:c="12"/>setY(getMinY())</text:span><text:span text:style-name="T2558">;</text:span><text:span text:style-name="T2559"><text:line-break/></text:span><text:span text:style-name="T2560"><text:s text:c="8"/></text:span><text:span text:style-name="T2561">}</text:span><text:span text:style-name="T2562"><text:line-break/></text:span><text:span text:style-name="T2563"><text:s text:c="8"/></text:span><text:span text:style-name="T2564">if<text:s/></text:span><text:span text:style-name="T2565">(getY() &gt;= getMaxY()) {</text:span><text:span text:style-name="T2566"><text:line-break/></text:span><text:span text:style-name="T2567"><text:s text:c="12"/>setY(</text:span><text:span text:style-name="T2568">getMaxY())</text:span><text:span text:style-name="T2569">;</text:span><text:span text:style-name="T2570"><text:line-break/></text:span><text:span text:style-name="T2571"><text:s text:c="8"/></text:span><text:span text:style-name="T2572">}</text:span><text:span text:style-name="T2573"><text:line-break/></text:span><text:span text:style-name="T2574"><text:line-break/></text:span><text:span text:style-name="T2575"><text:s text:c="8"/></text:span><text:span text:style-name="T2576">//update location of the rectangle collision hitbox with some margin</text:span><text:span text:style-name="T2577"><text:line-break/></text:span><text:span text:style-name="T2578"><text:s text:c="8"/></text:span><text:span text:style-name="T2579">getHitbox().</text:span><text:span text:style-name="T2580">left<text:s/></text:span><text:span text:style-name="T2581">= getX()</text:span><text:span text:style-name="T2582">;</text:span><text:span text:style-name="T2583"><text:line-break/></text:span><text:span text:style-name="T2584"><text:s text:c="8"/></text:span><text:span text:style-name="T2585">getHitbox().</text:span><text:span text:style-name="T2586">right<text:s/></text:span><text:span text:style-name="T2587">= getX() + getBitmap().getWidth() - getBitmap().getWidth() /<text:s/></text:span><text:span text:style-name="T2588">5</text:span><text:span text:style-name="T2589">;</text:span><text:span text:style-name="T2590"><text:line-break/></text:span><text:span text:style-name="T2591"><text:s text:c="8"/></text:span><text:span text:style-name="T2592">getHitbox().</text:span><text:span text:style-name="T2593">top<text:s/></text:span><text:span text:style-name="T2594">= getY(</text:span><text:span text:style-name="T2595">)</text:span><text:span text:style-name="T2596">;</text:span><text:span text:style-name="T2597"><text:line-break/></text:span><text:span text:style-name="T2598"><text:s text:c="8"/></text:span><text:span text:style-name="T2599">getHitbox().</text:span><text:span text:style-name="T2600">bottom<text:s/></text:span><text:span text:style-name="T2601">= getY() + getBitmap().getHeight() - getBitmap().getHeight() /<text:s/></text:span><text:span text:style-name="T2602">5</text:span><text:span text:style-name="T2603">;</text:span><text:span text:style-name="T2604"><text:line-break/></text:span><text:span text:style-name="T2605"><text:line-break/></text:span><text:span text:style-name="T2606"><text:line-break/></text:span><text:span text:style-name="T2607"><text:s text:c="4"/></text:span><text:span text:style-name="T2608">}</text:span><text:span text:style-name="T2609"><text:line-break/></text:span><text:span text:style-name="T2610"><text:line-break/></text:span><text:span text:style-name="T2611"><text:s text:c="4"/></text:span><text:span text:style-name="T2612">public void<text:s/></text:span><text:span text:style-name="T2613">fireLaser</text:span><text:span text:style-name="T2614">() {</text:span><text:span text:style-name="T2615"><text:line-break/></text:span><text:span text:style-name="T2616"><text:s text:c="8"/></text:span><text:span text:style-name="T2617">if<text:s/></text:span><text:span text:style-name="T2618">(</text:span><text:span text:style-name="T2619">laser</text:span><text:span text:style-name="T2620">.isAvailable()) {</text:span><text:span text:style-name="T2621"><text:line-break/></text:span><text:span text:style-name="T2622"><text:s text:c="12"/></text:span><text:span text:style-name="T2623">laser</text:span><text:span text:style-name="T2624">.setAvailable(</text:span><text:span text:style-name="T2625">false</text:span><text:span text:style-name="T2626">)</text:span><text:span text:style-name="T2627">;</text:span><text:span text:style-name="T2628"><text:line-break/></text:span><text:span text:style-name="T2629"><text:s text:c="12"/></text:span><text:span text:style-name="T2630">laser</text:span><text:span text:style-name="T2631">.setPosition(getX() +<text:s/></text:span><text:span text:style-name="T2632">getWidth()</text:span><text:span text:style-name="T2633">,<text:s/></text:span><text:span text:style-name="T2634">getY() + getHeight() /<text:s/></text:span><text:span text:style-name="T2635">2</text:span><text:span text:style-name="T2636">)</text:span><text:span text:style-name="T2637">;</text:span><text:span text:style-name="T2638"><text:line-break/></text:span><text:span text:style-name="T2639"><text:s text:c="8"/></text:span><text:span text:style-name="T2640">}</text:span><text:span text:style-name="T2641"><text:line-break/></text:span><text:span text:style-name="T2642"><text:s text:c="4"/>}</text:span><text:span text:style-name="T2643"><text:line-break/></text:span><text:span text:style-name="T2644"><text:line-break/></text:span><text:span text:style-name="T2645"><text:s text:c="4"/></text:span><text:span text:style-name="T2646">public int<text:s/></text:span><text:span text:style-name="T2647">getShields</text:span><text:span text:style-name="T2648">() {</text:span><text:span text:style-name="T2649"><text:line-break/></text:span><text:span text:style-name="T2650"><text:s text:c="8"/></text:span><text:span text:style-name="T2651">return<text:s/></text:span><text:span text:style-name="T2652">shields</text:span><text:span text:style-name="T2653">;</text:span><text:span text:style-name="T2654"><text:line-break/></text:span><text:span text:style-name="T2655"><text:s text:c="4"/></text:span><text:span text:style-name="T2656">}</text:span><text:span text:style-name="T2657"><text:line-break/></text:span><text:span text:style-name="T2658"><text:line-break/></text:span><text:span text:style-name="T2659"><text:s text:c="4"/></text:span><text:span text:style-name="T2660">public void<text:s/></text:span><text:span text:style-name="T2661">setShields</text:span><text:span text:style-name="T2662">(</text:span><text:span text:style-name="T2663">int<text:s/></text:span><text:span text:style-name="T2664">shields) {</text:span><text:span text:style-name="T2665"><text:line-break/></text:span><text:span text:style-name="T2666"><text:s text:c="8"/></text:span><text:span text:style-name="T2667">this</text:span><text:span text:style-name="T2668">.</text:span><text:span text:style-name="T2669">shields<text:s/></text:span><text:span text:style-name="T2670">= shields</text:span><text:span text:style-name="T2671">;</text:span><text:span text:style-name="T2672"><text:line-break/></text:span><text:span text:style-name="T2673"><text:s text:c="4"/></text:span><text:span text:style-name="T2674">}</text:span><text:span text:style-name="T2675"><text:line-break/></text:span><text:span text:style-name="T2676"><text:line-break/></text:span><text:span text:style-name="T2677"><text:line-break/></text:span><text:span text:style-name="T2678"><text:s text:c="4"/></text:span><text:span text:style-name="T2679">public boolean<text:s/></text:span><text:span text:style-name="T2680">isMoveUp</text:span><text:span text:style-name="T2681">() {</text:span><text:span text:style-name="T2682"><text:line-break/></text:span><text:span text:style-name="T2683"><text:s text:c="8"/></text:span><text:span text:style-name="T2684">return<text:s/></text:span><text:span text:style-name="T2685">moveUp</text:span><text:span text:style-name="T2686">;</text:span><text:span text:style-name="T2687"><text:line-break/></text:span><text:span text:style-name="T2688"><text:s text:c="2"/></text:span><text:span text:style-name="T2689"><text:s text:c="2"/></text:span><text:span text:style-name="T2690">}</text:span><text:span text:style-name="T2691"><text:line-break/></text:span><text:span text:style-name="T2692"><text:line-break/></text:span><text:span text:style-name="T2693"><text:s text:c="4"/></text:span><text:span text:style-name="T2694">public void<text:s/></text:span><text:span text:style-name="T2695">setMoveUp</text:span><text:span text:style-name="T2696">(</text:span><text:span text:style-name="T2697">boolean<text:s/></text:span><text:span text:style-name="T2698">moveUp) {</text:span><text:span text:style-name="T2699"><text:line-break/></text:span><text:span text:style-name="T2700"><text:s text:c="8"/></text:span><text:span text:style-name="T2701">this</text:span><text:span text:style-name="T2702">.</text:span><text:span text:style-name="T2703">moveUp<text:s/></text:span><text:span text:style-name="T2704">= moveUp</text:span><text:span text:style-name="T2705">;</text:span><text:span text:style-name="T2706"><text:line-break/></text:span><text:span text:style-name="T2707"><text:s text:c="4"/></text:span><text:span text:style-name="T2708">}</text:span><text:span text:style-name="T2709"><text:line-break/></text:span><text:span text:style-name="T2710"><text:line-break/></text:span><text:span text:style-name="T2711"><text:s text:c="4"/></text:span><text:span text:style-name="T2712">public boolean<text:s/></text:span><text:span text:style-name="T2713">isMoveDown</text:span><text:span text:style-name="T2714">() {</text:span><text:span text:style-name="T2715"><text:line-break/></text:span><text:span text:style-name="T2716"><text:s text:c="8"/></text:span><text:span text:style-name="T2717">return<text:s/></text:span><text:span text:style-name="T2718">moveDown</text:span><text:span text:style-name="T2719">;</text:span><text:span text:style-name="T2720"><text:line-break/></text:span><text:span text:style-name="T2721"><text:s text:c="4"/></text:span><text:span text:style-name="T2722">}</text:span><text:span text:style-name="T2723"><text:line-break/></text:span><text:span text:style-name="T2724"><text:line-break/></text:span><text:span text:style-name="T2725"><text:s text:c="4"/></text:span><text:span text:style-name="T2726">public void<text:s/></text:span><text:span text:style-name="T2727">setMoveDown</text:span><text:span text:style-name="T2728">(</text:span><text:span text:style-name="T2729">boolean<text:s/></text:span><text:span text:style-name="T2730">moveDown) {</text:span><text:span text:style-name="T2731"><text:line-break/></text:span><text:span text:style-name="T2732"><text:s text:c="8"/></text:span><text:span text:style-name="T2733">this</text:span><text:span text:style-name="T2734">.</text:span><text:span text:style-name="T2735">moveDown<text:s/></text:span><text:span text:style-name="T2736">= moveDown</text:span><text:span text:style-name="T2737">;</text:span><text:span text:style-name="T2738"><text:line-break/></text:span><text:span text:style-name="T2739"><text:s text:c="4"/></text:span><text:span text:style-name="T2740">}</text:span><text:span text:style-name="T2741"><text:line-break/></text:span><text:span text:style-name="T2742"><text:line-break/></text:span><text:span text:style-name="T2743"><text:s text:c="4"/></text:span><text:span text:style-name="T2744">public<text:s/></text:span><text:span text:style-name="T2745">Lase</text:span><text:span text:style-name="T2746">r<text:s/></text:span><text:span text:style-name="T2747">getLaser</text:span><text:span text:style-name="T2748">() {</text:span><text:span text:style-name="T2749"><text:line-break/></text:span><text:span text:style-name="T2750"><text:s text:c="8"/></text:span><text:span text:style-name="T2751">return this</text:span><text:span text:style-name="T2752">.</text:span><text:span text:style-name="T2753">laser</text:span><text:span text:style-name="T2754">;</text:span><text:span text:style-name="T2755"><text:line-break/></text:span><text:span text:style-name="T2756"><text:s text:c="4"/></text:span><text:span text:style-name="T2757">}</text:span><text:span text:style-name="T2758"><text:line-break/></text:span><text:span text:style-name="T2759">}</text:span></text:p>
      <text:p text:style-name="Normal"/>
      <text:p text:style-name="P2760"><text:span text:style-name="T2761">package<text:s/></text:span><text:span text:style-name="T2762">com.hafezi.games.spaceshooter2d.Utility</text:span><text:span text:style-name="T2763">;</text:span><text:span text:style-name="T2764"><text:line-break/></text:span><text:span text:style-name="T2765"><text:line-break/></text:span><text:span text:style-name="T2766">import<text:s/></text:span><text:span text:style-name="T2767">android.bluetooth.BluetoothDevice</text:span><text:span text:style-name="T2768">;</text:span><text:span text:style-name="T2769"><text:line-break/></text:span><text:span text:style-name="T2770">import<text:s/></text:span><text:span text:style-name="T2771">android.content.Context</text:span><text:span text:style-name="T2772">;</text:span><text:span text:style-name="T2773"><text:line-break/></text:span><text:span text:style-name="T2774">import<text:s/></text:span><text:span text:style-name="T2775">android.graphics.Color</text:span><text:span text:style-name="T2776">;</text:span><text:span text:style-name="T2777"><text:line-break/></text:span><text:span text:style-name="T2778">import<text:s/></text:span><text:span text:style-name="T2779">android.support.annotation.</text:span><text:span text:style-name="T2780">NonNull</text:span><text:span text:style-name="T2781">;</text:span><text:span text:style-name="T2782"><text:line-break/></text:span><text:span text:style-name="T2783">import<text:s/></text:span><text:span text:style-name="T2784">android.view.LayoutInflater</text:span><text:span text:style-name="T2785">;</text:span><text:span text:style-name="T2786"><text:line-break/></text:span><text:span text:style-name="T2787">import<text:s/></text:span><text:span text:style-name="T2788">android.view.View</text:span><text:span text:style-name="T2789">;</text:span><text:span text:style-name="T2790"><text:line-break/></text:span><text:span text:style-name="T2791">import<text:s/></text:span><text:span text:style-name="T2792">android.view.ViewGroup</text:span><text:span text:style-name="T2793">;</text:span><text:span text:style-name="T2794"><text:line-break/></text:span><text:span text:style-name="T2795">import<text:s/></text:span><text:span text:style-name="T2796">android.widget.ArrayAdapter</text:span><text:span text:style-name="T2797">;</text:span><text:span text:style-name="T2798"><text:line-break/></text:span><text:span text:style-name="T2799">import<text:s/></text:span><text:span text:style-name="T2800">android.widget.TextView</text:span><text:span text:style-name="T2801">;</text:span><text:span text:style-name="T2802"><text:line-break/></text:span><text:span text:style-name="T2803"><text:line-break/></text:span><text:span text:style-name="T2804">import<text:s/></text:span><text:span text:style-name="T2805">com.hafezi.games.spaceshooter2d.R</text:span><text:span text:style-name="T2806">;</text:span><text:span text:style-name="T2807"><text:line-break/></text:span><text:span text:style-name="T2808"><text:line-break/></text:span><text:span text:style-name="T2809">import<text:s/></text:span><text:span text:style-name="T2810">java.util.ArrayList</text:span><text:span text:style-name="T2811">;</text:span><text:span text:style-name="T2812"><text:line-break/></text:span><text:span text:style-name="T2813"><text:line-break/></text:span><text:span text:style-name="T2814">/**</text:span><text:span text:style-name="T2815"><text:line-break/></text:span><text:span text:style-name="T2816"><text:s/>* Created by Mojtaba Haf</text:span><text:span text:style-name="T2817">ezi on 25.02.2018.</text:span><text:span text:style-name="T2818"><text:line-break/></text:span><text:span text:style-name="T2819"><text:s/>*/</text:span><text:span text:style-name="T2820"><text:line-break/></text:span><text:span text:style-name="T2821"><text:line-break/></text:span><text:span text:style-name="T2822">//This class is required so that BluetoothDevices can be used in the ListView</text:span><text:span text:style-name="T2823"><text:line-break/></text:span><text:span text:style-name="T2824">public class<text:s/></text:span><text:span text:style-name="T2825">DeviceAdapter<text:s/></text:span><text:span text:style-name="T2826">extends<text:s/></text:span><text:span text:style-name="T2827">ArrayAdapter&lt;BluetoothDevice&gt; {</text:span><text:span text:style-name="T2828"><text:line-break/></text:span><text:span text:style-name="T2829"><text:line-break/></text:span><text:span text:style-name="T2830"><text:s text:c="4"/></text:span><text:span text:style-name="T2831">private<text:s/></text:span><text:span text:style-name="T2832">ArrayList&lt;BluetoothDevice&gt;<text:s/></text:span><text:span text:style-name="T2833">devices</text:span><text:span text:style-name="T2834">;</text:span><text:span text:style-name="T2835"><text:line-break/></text:span><text:span text:style-name="T2836"><text:line-break/></text:span><text:span text:style-name="T2837"><text:s text:c="4"/>public<text:s/></text:span><text:span text:style-name="T2838">DeviceAdapter</text:span><text:span text:style-name="T2839">(</text:span><text:span text:style-name="T2840">@NonNull<text:s/></text:span><text:span text:style-name="T2841">Con</text:span><text:span text:style-name="T2842">text context</text:span><text:span text:style-name="T2843">,<text:s/></text:span><text:span text:style-name="T2844">ArrayList&lt;BluetoothDevice&gt; devices) {</text:span><text:span text:style-name="T2845"><text:line-break/></text:span><text:span text:style-name="T2846"><text:line-break/></text:span><text:span text:style-name="T2847"><text:s text:c="8"/></text:span><text:span text:style-name="T2848">super</text:span><text:span text:style-name="T2849">(context</text:span><text:span text:style-name="T2850">,<text:s/></text:span><text:span text:style-name="T2851">0</text:span><text:span text:style-name="T2852">,<text:s/></text:span><text:span text:style-name="T2853">devices)</text:span><text:span text:style-name="T2854">;</text:span><text:span text:style-name="T2855"><text:line-break/></text:span><text:span text:style-name="T2856"><text:s text:c="8"/>this</text:span><text:span text:style-name="T2857">.</text:span><text:span text:style-name="T2858">devices<text:s/></text:span><text:span text:style-name="T2859">= devices</text:span><text:span text:style-name="T2860">;</text:span><text:span text:style-name="T2861"><text:line-break/></text:span><text:span text:style-name="T2862"><text:s text:c="4"/></text:span><text:span text:style-name="T2863">}</text:span><text:span text:style-name="T2864"><text:line-break/></text:span><text:span text:style-name="T2865"><text:line-break/></text:span><text:span text:style-name="T2866"><text:s text:c="4"/></text:span><text:span text:style-name="T2867">public<text:s/></text:span><text:span text:style-name="T2868">View<text:s/></text:span><text:span text:style-name="T2869">getView</text:span><text:span text:style-name="T2870">(</text:span><text:span text:style-name="T2871">int<text:s/></text:span><text:span text:style-name="T2872">position</text:span><text:span text:style-name="T2873">,<text:s/></text:span><text:span text:style-name="T2874">View convertView</text:span><text:span text:style-name="T2875">,<text:s/></text:span><text:span text:style-name="T2876">ViewGroup parent)</text:span><text:span text:style-name="T2877"><text:line-break/></text:span><text:span text:style-name="T2878"><text:s text:c="4"/>{</text:span><text:span text:style-name="T2879"><text:line-break/></text:span><text:span text:style-name="T2880"><text:s text:c="8"/>BluetoothDevice device =<text:s/></text:span><text:span text:style-name="T2881">devices</text:span><text:span text:style-name="T2882">.get(pos</text:span><text:span text:style-name="T2883">ition)</text:span><text:span text:style-name="T2884">;</text:span><text:span text:style-name="T2885"><text:line-break/></text:span><text:span text:style-name="T2886"><text:s text:c="8"/>if<text:s/></text:span><text:span text:style-name="T2887">(convertView ==<text:s/></text:span><text:span text:style-name="T2888">null</text:span><text:span text:style-name="T2889">) {</text:span><text:span text:style-name="T2890"><text:line-break/></text:span><text:span text:style-name="T2891"><text:s text:c="12"/>convertView = LayoutInflater.</text:span><text:span text:style-name="T2892">from</text:span><text:span text:style-name="T2893">(getContext()).inflate(R.layout.</text:span><text:span text:style-name="T2894">device</text:span><text:span text:style-name="T2895">,<text:s/></text:span><text:span text:style-name="T2896">parent</text:span><text:span text:style-name="T2897">, false</text:span><text:span text:style-name="T2898">)</text:span><text:span text:style-name="T2899">;</text:span><text:span text:style-name="T2900"><text:line-break/></text:span><text:span text:style-name="T2901"><text:s text:c="8"/></text:span><text:span text:style-name="T2902">}</text:span><text:span text:style-name="T2903"><text:line-break/></text:span><text:span text:style-name="T2904"><text:line-break/></text:span><text:span text:style-name="T2905"><text:s text:c="8"/></text:span><text:span text:style-name="T2906">if<text:s/></text:span><text:span text:style-name="T2907">(device !=<text:s/></text:span><text:span text:style-name="T2908">null</text:span><text:span text:style-name="T2909">) {</text:span><text:span text:style-name="T2910"><text:line-break/></text:span><text:span text:style-name="T2911"><text:s text:c="12"/>TextView deviceName = (TextView)<text:s/></text:span><text:span text:style-name="T2912">convertView.findViewById(R.id.</text:span><text:span text:style-name="T2913">tvName</text:span><text:span text:style-name="T2914">)</text:span><text:span text:style-name="T2915">;</text:span><text:span text:style-name="T2916"><text:line-break/></text:span><text:span text:style-name="T2917"><text:line-break/></text:span><text:span text:style-name="T2918"><text:s text:c="12"/>if<text:s/></text:span><text:span text:style-name="T2919">(deviceName !=<text:s/></text:span><text:span text:style-name="T2920">null</text:span><text:span text:style-name="T2921">) {</text:span><text:span text:style-name="T2922"><text:line-break/></text:span><text:span text:style-name="T2923"><text:s text:c="16"/>deviceName.setText(device.getName())</text:span><text:span text:style-name="T2924">;</text:span><text:span text:style-name="T2925"><text:line-break/></text:span><text:span text:style-name="T2926"><text:s text:c="16"/></text:span><text:span text:style-name="T2927">deviceName.setTextColor(Color.</text:span><text:span text:style-name="T2928">CYAN</text:span><text:span text:style-name="T2929">)</text:span><text:span text:style-name="T2930">;</text:span><text:span text:style-name="T2931"><text:line-break/></text:span><text:span text:style-name="T2932"><text:s text:c="12"/></text:span><text:span text:style-name="T2933">}</text:span><text:span text:style-name="T2934"><text:line-break/></text:span><text:span text:style-name="T2935"><text:s text:c="8"/>}</text:span><text:span text:style-name="T2936"><text:line-break/></text:span><text:span text:style-name="T2937"><text:s text:c="8"/></text:span><text:span text:style-name="T2938">return<text:s/></text:span><text:span text:style-name="T2939">convertView</text:span><text:span text:style-name="T2940">;</text:span><text:span text:style-name="T2941"><text:line-break/></text:span><text:span text:style-name="T2942"><text:s text:c="4"/></text:span><text:span text:style-name="T2943">}</text:span><text:span text:style-name="T2944"><text:line-break/></text:span><text:span text:style-name="T2945"><text:line-break/></text:span><text:span text:style-name="T2946">}</text:span></text:p>
      <text:p text:style-name="Normal"/>
      <text:p text:style-name="P2947"><text:span text:style-name="T2948">package<text:s/></text:span><text:span text:style-name="T2949">c</text:span><text:span text:style-name="T2950">om.hafezi.games.spaceshooter2d.Utility</text:span><text:span text:style-name="T2951">;</text:span><text:span text:style-name="T2952"><text:line-break/></text:span><text:span text:style-name="T2953"><text:line-break/></text:span><text:span text:style-name="T2954">import<text:s/></text:span><text:span text:style-name="T2955">android.app.Activity</text:span><text:span text:style-name="T2956">;</text:span><text:span text:style-name="T2957"><text:line-break/></text:span><text:span text:style-name="T2958">import<text:s/></text:span><text:span text:style-name="T2959">android.content.Context</text:span><text:span text:style-name="T2960">;</text:span><text:span text:style-name="T2961"><text:line-break/></text:span><text:span text:style-name="T2962">import<text:s/></text:span><text:span text:style-name="T2963">android.graphics.Rect</text:span><text:span text:style-name="T2964">;</text:span><text:span text:style-name="T2965"><text:line-break/></text:span><text:span text:style-name="T2966">import<text:s/></text:span><text:span text:style-name="T2967">android.hardware.Sensor</text:span><text:span text:style-name="T2968">;</text:span><text:span text:style-name="T2969"><text:line-break/></text:span><text:span text:style-name="T2970">import<text:s/></text:span><text:span text:style-name="T2971">android.hardware.SensorEvent</text:span><text:span text:style-name="T2972">;</text:span><text:span text:style-name="T2973"><text:line-break/></text:span><text:span text:style-name="T2974">import<text:s/></text:span><text:span text:style-name="T2975">android.hardware.SensorManager</text:span><text:span text:style-name="T2976">;</text:span><text:span text:style-name="T2977"><text:line-break/></text:span><text:span text:style-name="T2978">import<text:s/></text:span><text:span text:style-name="T2979">android.o</text:span><text:span text:style-name="T2980">s.Debug</text:span><text:span text:style-name="T2981">;</text:span><text:span text:style-name="T2982"><text:line-break/></text:span><text:span text:style-name="T2983">import<text:s/></text:span><text:span text:style-name="T2984">android.text.InputType</text:span><text:span text:style-name="T2985">;</text:span><text:span text:style-name="T2986"><text:line-break/></text:span><text:span text:style-name="T2987">import<text:s/></text:span><text:span text:style-name="T2988">android.util.Log</text:span><text:span text:style-name="T2989">;</text:span><text:span text:style-name="T2990"><text:line-break/></text:span><text:span text:style-name="T2991">import<text:s/></text:span><text:span text:style-name="T2992">android.view.InputDevice</text:span><text:span text:style-name="T2993">;</text:span><text:span text:style-name="T2994"><text:line-break/></text:span><text:span text:style-name="T2995">import<text:s/></text:span><text:span text:style-name="T2996">android.view.KeyEvent</text:span><text:span text:style-name="T2997">;</text:span><text:span text:style-name="T2998"><text:line-break/></text:span><text:span text:style-name="T2999">import<text:s/></text:span><text:span text:style-name="T3000">android.view.MotionEvent</text:span><text:span text:style-name="T3001">;</text:span><text:span text:style-name="T3002"><text:line-break/></text:span><text:span text:style-name="T3003"><text:line-break/></text:span><text:span text:style-name="T3004">import<text:s/></text:span><text:span text:style-name="T3005">com.hafezi.games.spaceshooter2d.GameObjects.Player</text:span><text:span text:style-name="T3006">;</text:span><text:span text:style-name="T3007"><text:line-break/></text:span><text:span text:style-name="T3008">import<text:s/></text:span><text:span text:style-name="T3009">com.hafezi.games.spaceshoote</text:span><text:span text:style-name="T3010">r2d.GameView</text:span><text:span text:style-name="T3011">;</text:span><text:span text:style-name="T3012"><text:line-break/></text:span><text:span text:style-name="T3013">import<text:s/></text:span><text:span text:style-name="T3014">com.hafezi.games.spaceshooter2d.SoundManager</text:span><text:span text:style-name="T3015">;</text:span><text:span text:style-name="T3016"><text:line-break/></text:span><text:span text:style-name="T3017"><text:line-break/></text:span><text:span text:style-name="T3018">import<text:s/></text:span><text:span text:style-name="T3019">java.util.ArrayList</text:span><text:span text:style-name="T3020">;</text:span><text:span text:style-name="T3021"><text:line-break/></text:span><text:span text:style-name="T3022"><text:line-break/></text:span><text:span text:style-name="T3023">/**</text:span><text:span text:style-name="T3024"><text:line-break/></text:span><text:span text:style-name="T3025"><text:s/>* Created by Mojtaba Hafezi on 21.02.2018.</text:span><text:span text:style-name="T3026"><text:line-break/></text:span><text:span text:style-name="T3027"><text:s/>*/</text:span><text:span text:style-name="T3028"><text:line-break/></text:span><text:span text:style-name="T3029"><text:line-break/></text:span><text:span text:style-name="T3030">public class<text:s/></text:span><text:span text:style-name="T3031">InputController {</text:span><text:span text:style-name="T3032"><text:line-break/></text:span><text:span text:style-name="T3033"><text:s text:c="4"/></text:span><text:span text:style-name="T3034">//The screen is split up into following rectangle objects</text:span><text:span text:style-name="T3035"><text:line-break/></text:span><text:span text:style-name="T3036"><text:s text:c="4"/></text:span><text:span text:style-name="T3037">private<text:s/></text:span><text:span text:style-name="T3038">R</text:span><text:span text:style-name="T3039">ect<text:s/></text:span><text:span text:style-name="T3040">up</text:span><text:span text:style-name="T3041">;</text:span><text:span text:style-name="T3042"><text:line-break/></text:span><text:span text:style-name="T3043"><text:s text:c="4"/>private<text:s/></text:span><text:span text:style-name="T3044">Rect<text:s/></text:span><text:span text:style-name="T3045">down</text:span><text:span text:style-name="T3046">;</text:span><text:span text:style-name="T3047"><text:line-break/></text:span><text:span text:style-name="T3048"><text:s text:c="4"/>private<text:s/></text:span><text:span text:style-name="T3049">Rect<text:s/></text:span><text:span text:style-name="T3050">shoot</text:span><text:span text:style-name="T3051">;</text:span><text:span text:style-name="T3052"><text:line-break/></text:span><text:span text:style-name="T3053"><text:s text:c="4"/>private<text:s/></text:span><text:span text:style-name="T3054">GameView<text:s/></text:span><text:span text:style-name="T3055">gameView</text:span><text:span text:style-name="T3056">;</text:span><text:span text:style-name="T3057"><text:line-break/></text:span><text:span text:style-name="T3058"><text:line-break/></text:span><text:span text:style-name="T3059"><text:s text:c="4"/></text:span><text:span text:style-name="T3060">//required for accelerometer</text:span><text:span text:style-name="T3061"><text:line-break/></text:span><text:span text:style-name="T3062"><text:s text:c="4"/></text:span><text:span text:style-name="T3063">private float</text:span><text:span text:style-name="T3064">[]<text:s/></text:span><text:span text:style-name="T3065">gravity<text:s/></text:span><text:span text:style-name="T3066">=<text:s/></text:span><text:span text:style-name="T3067">new float</text:span><text:span text:style-name="T3068">[]{</text:span><text:span text:style-name="T3069">0</text:span><text:span text:style-name="T3070">,<text:s/></text:span><text:span text:style-name="T3071">0</text:span><text:span text:style-name="T3072">,<text:s/></text:span><text:span text:style-name="T3073">0</text:span><text:span text:style-name="T3074">}</text:span><text:span text:style-name="T3075">;</text:span><text:span text:style-name="T3076"><text:line-break/></text:span><text:span text:style-name="T3077"><text:s text:c="4"/>private float</text:span><text:span text:style-name="T3078">[]<text:s/></text:span><text:span text:style-name="T3079">linearAcceleration<text:s/></text:span><text:span text:style-name="T3080">=<text:s/></text:span><text:span text:style-name="T3081">new float</text:span><text:span text:style-name="T3082">[]{</text:span><text:span text:style-name="T3083">0</text:span><text:span text:style-name="T3084">,<text:s/></text:span><text:span text:style-name="T3085">0</text:span><text:span text:style-name="T3086">,<text:s/></text:span><text:span text:style-name="T3087">0</text:span><text:span text:style-name="T3088">}</text:span><text:span text:style-name="T3089">;</text:span><text:span text:style-name="T3090"><text:line-break/></text:span><text:span text:style-name="T3091"><text:s text:c="4"/>final float<text:s/></text:span><text:span text:style-name="T3092">alpha</text:span><text:span text:style-name="T3093"><text:s/></text:span><text:span text:style-name="T3094">=<text:s/></text:span><text:span text:style-name="T3095">0.915f</text:span><text:span text:style-name="T3096">;</text:span><text:span text:style-name="T3097"><text:line-break/></text:span><text:span text:style-name="T3098"><text:line-break/></text:span><text:span text:style-name="T3099"><text:s text:c="4"/>public<text:s/></text:span><text:span text:style-name="T3100">InputController</text:span><text:span text:style-name="T3101">(GameView gameView</text:span><text:span text:style-name="T3102">, int<text:s/></text:span><text:span text:style-name="T3103">screenWidth</text:span><text:span text:style-name="T3104">, int<text:s/></text:span><text:span text:style-name="T3105">screenHeight) {</text:span><text:span text:style-name="T3106"><text:line-break/></text:span><text:span text:style-name="T3107"><text:s text:c="8"/></text:span><text:span text:style-name="T3108">//divide the android screen into up and down area</text:span><text:span text:style-name="T3109"><text:line-break/></text:span><text:span text:style-name="T3110"><text:s text:c="8"/></text:span><text:span text:style-name="T3111">up<text:s/></text:span><text:span text:style-name="T3112">=<text:s/></text:span><text:span text:style-name="T3113">new<text:s/></text:span><text:span text:style-name="T3114">Rect(</text:span><text:span text:style-name="T3115">0</text:span><text:span text:style-name="T3116">,<text:s/></text:span><text:span text:style-name="T3117">0</text:span><text:span text:style-name="T3118">,<text:s/></text:span><text:span text:style-name="T3119">screenWidth /<text:s/></text:span><text:span text:style-name="T3120">2</text:span><text:span text:style-name="T3121">,<text:s/></text:span><text:span text:style-name="T3122">screenHeight /<text:s/></text:span><text:span text:style-name="T3123">2</text:span><text:span text:style-name="T3124">)</text:span><text:span text:style-name="T3125">;</text:span><text:span text:style-name="T3126"><text:line-break/></text:span><text:span text:style-name="T3127"><text:s text:c="8"/></text:span><text:span text:style-name="T3128">down<text:s/></text:span><text:span text:style-name="T3129">=<text:s/></text:span><text:span text:style-name="T3130">new<text:s/></text:span><text:span text:style-name="T3131">Rect(</text:span><text:span text:style-name="T3132">0</text:span><text:span text:style-name="T3133">,<text:s/></text:span><text:span text:style-name="T3134">(screenHeigh</text:span><text:span text:style-name="T3135">t /<text:s/></text:span><text:span text:style-name="T3136">2<text:s/></text:span><text:span text:style-name="T3137">-<text:s/></text:span><text:span text:style-name="T3138">1</text:span><text:span text:style-name="T3139">)</text:span><text:span text:style-name="T3140">,<text:s/></text:span><text:span text:style-name="T3141">screenWidth /<text:s/></text:span><text:span text:style-name="T3142">2</text:span><text:span text:style-name="T3143">,<text:s/></text:span><text:span text:style-name="T3144">screenHeight)</text:span><text:span text:style-name="T3145">;</text:span><text:span text:style-name="T3146"><text:line-break/></text:span><text:span text:style-name="T3147"><text:s text:c="8"/></text:span><text:span text:style-name="T3148">//right half of the screen activates shooting</text:span><text:span text:style-name="T3149"><text:line-break/></text:span><text:span text:style-name="T3150"><text:s text:c="8"/></text:span><text:span text:style-name="T3151">shoot<text:s/></text:span><text:span text:style-name="T3152">=<text:s/></text:span><text:span text:style-name="T3153">new<text:s/></text:span><text:span text:style-name="T3154">Rect(screenWidth /<text:s/></text:span><text:span text:style-name="T3155">2</text:span><text:span text:style-name="T3156">,<text:s/></text:span><text:span text:style-name="T3157">0</text:span><text:span text:style-name="T3158">,<text:s/></text:span><text:span text:style-name="T3159">screenWidth</text:span><text:span text:style-name="T3160">,<text:s/></text:span><text:span text:style-name="T3161">screenHeight)</text:span><text:span text:style-name="T3162">;</text:span><text:span text:style-name="T3163"><text:line-break/></text:span><text:span text:style-name="T3164"><text:s text:c="8"/>this</text:span><text:span text:style-name="T3165">.</text:span><text:span text:style-name="T3166">gameView<text:s/></text:span><text:span text:style-name="T3167">= gameView</text:span><text:span text:style-name="T3168">;</text:span><text:span text:style-name="T3169"><text:line-break/></text:span><text:span text:style-name="T3170"><text:s text:c="4"/></text:span><text:span text:style-name="T3171">}</text:span><text:span text:style-name="T3172"><text:line-break/></text:span><text:span text:style-name="T3173"><text:line-break/></text:span><text:span text:style-name="T3174"><text:s text:c="4"/></text:span><text:span text:style-name="T3175">//ACCELEROMETER</text:span><text:span text:style-name="T3176"><text:line-break/></text:span><text:span text:style-name="T3177"><text:s text:c="4"/></text:span><text:span text:style-name="T3178">public void<text:s/></text:span><text:span text:style-name="T3179">handleSe</text:span><text:span text:style-name="T3180">nsorInput</text:span><text:span text:style-name="T3181">(SensorEvent sensorEvent</text:span><text:span text:style-name="T3182">,<text:s/></text:span><text:span text:style-name="T3183">Player player) {</text:span><text:span text:style-name="T3184"><text:line-break/></text:span><text:span text:style-name="T3185"><text:s text:c="8"/></text:span><text:span text:style-name="T3186">if<text:s/></text:span><text:span text:style-name="T3187">(sensorEvent.</text:span><text:span text:style-name="T3188">sensor</text:span><text:span text:style-name="T3189">.getType() == Sensor.</text:span><text:span text:style-name="T3190">TYPE_ACCELEROMETER</text:span><text:span text:style-name="T3191">) {</text:span><text:span text:style-name="T3192"><text:line-break/></text:span><text:span text:style-name="T3193"><text:s text:c="12"/></text:span><text:span text:style-name="T3194">// Isolate the force of gravity with the low-pass filter.</text:span><text:span text:style-name="T3195"><text:line-break/></text:span><text:span text:style-name="T3196"><text:s text:c="12"/></text:span><text:span text:style-name="T3197">gravity</text:span><text:span text:style-name="T3198">[</text:span><text:span text:style-name="T3199">0</text:span><text:span text:style-name="T3200">] =<text:s/></text:span><text:span text:style-name="T3201">alpha<text:s/></text:span><text:span text:style-name="T3202">*<text:s/></text:span><text:span text:style-name="T3203">gravity</text:span><text:span text:style-name="T3204">[</text:span><text:span text:style-name="T3205">0</text:span><text:span text:style-name="T3206">] + (</text:span><text:span text:style-name="T3207">1<text:s/></text:span><text:span text:style-name="T3208">-<text:s/></text:span><text:span text:style-name="T3209">alpha</text:span><text:span text:style-name="T3210">) *<text:s/></text:span><text:span text:style-name="T3211">sensorEvent.</text:span><text:span text:style-name="T3212">values</text:span><text:span text:style-name="T3213">[</text:span><text:span text:style-name="T3214">0</text:span><text:span text:style-name="T3215">]</text:span><text:span text:style-name="T3216">;</text:span><text:span text:style-name="T3217"><text:line-break/></text:span><text:span text:style-name="T3218"><text:s text:c="12"/></text:span><text:span text:style-name="T3219">gravity</text:span><text:span text:style-name="T3220">[</text:span><text:span text:style-name="T3221">1</text:span><text:span text:style-name="T3222">] =<text:s/></text:span><text:span text:style-name="T3223">alpha<text:s/></text:span><text:span text:style-name="T3224">*<text:s/></text:span><text:span text:style-name="T3225">gravity</text:span><text:span text:style-name="T3226">[</text:span><text:span text:style-name="T3227">1</text:span><text:span text:style-name="T3228">] + (</text:span><text:span text:style-name="T3229">1<text:s/></text:span><text:span text:style-name="T3230">-<text:s/></text:span><text:span text:style-name="T3231">alpha</text:span><text:span text:style-name="T3232">) * sensorEvent.</text:span><text:span text:style-name="T3233">values</text:span><text:span text:style-name="T3234">[</text:span><text:span text:style-name="T3235">1</text:span><text:span text:style-name="T3236">]</text:span><text:span text:style-name="T3237">;</text:span><text:span text:style-name="T3238"><text:line-break/></text:span><text:span text:style-name="T3239"><text:s text:c="12"/></text:span><text:span text:style-name="T3240">gravity</text:span><text:span text:style-name="T3241">[</text:span><text:span text:style-name="T3242">2</text:span><text:span text:style-name="T3243">] =<text:s/></text:span><text:span text:style-name="T3244">alpha<text:s/></text:span><text:span text:style-name="T3245">*<text:s/></text:span><text:span text:style-name="T3246">gravity</text:span><text:span text:style-name="T3247">[</text:span><text:span text:style-name="T3248">2</text:span><text:span text:style-name="T3249">] + (</text:span><text:span text:style-name="T3250">1<text:s/></text:span><text:span text:style-name="T3251">-<text:s/></text:span><text:span text:style-name="T3252">alpha</text:span><text:span text:style-name="T3253">) * sensorEvent.</text:span><text:span text:style-name="T3254">values</text:span><text:span text:style-name="T3255">[</text:span><text:span text:style-name="T3256">2</text:span><text:span text:style-name="T3257">]</text:span><text:span text:style-name="T3258">;</text:span><text:span text:style-name="T3259"><text:line-break/></text:span><text:span text:style-name="T3260"><text:line-break/></text:span><text:span text:style-name="T3261"><text:s text:c="12"/></text:span><text:span text:style-name="T3262">// Remove the gravity contribution with the high-pass<text:s/></text:span><text:span text:style-name="T3263">filter.</text:span><text:span text:style-name="T3264"><text:line-break/></text:span><text:span text:style-name="T3265"><text:s text:c="12"/></text:span><text:span text:style-name="T3266">linearAcceleration</text:span><text:span text:style-name="T3267">[</text:span><text:span text:style-name="T3268">0</text:span><text:span text:style-name="T3269">] = sensorEvent.</text:span><text:span text:style-name="T3270">values</text:span><text:span text:style-name="T3271">[</text:span><text:span text:style-name="T3272">0</text:span><text:span text:style-name="T3273">] -<text:s/></text:span><text:span text:style-name="T3274">gravity</text:span><text:span text:style-name="T3275">[</text:span><text:span text:style-name="T3276">0</text:span><text:span text:style-name="T3277">]</text:span><text:span text:style-name="T3278">;</text:span><text:span text:style-name="T3279"><text:line-break/></text:span><text:span text:style-name="T3280"><text:s text:c="12"/></text:span><text:span text:style-name="T3281">linearAcceleration</text:span><text:span text:style-name="T3282">[</text:span><text:span text:style-name="T3283">1</text:span><text:span text:style-name="T3284">] = sensorEvent.</text:span><text:span text:style-name="T3285">values</text:span><text:span text:style-name="T3286">[</text:span><text:span text:style-name="T3287">1</text:span><text:span text:style-name="T3288">] -<text:s/></text:span><text:span text:style-name="T3289">gravity</text:span><text:span text:style-name="T3290">[</text:span><text:span text:style-name="T3291">1</text:span><text:span text:style-name="T3292">]</text:span><text:span text:style-name="T3293">;</text:span><text:span text:style-name="T3294"><text:line-break/></text:span><text:span text:style-name="T3295"><text:s text:c="12"/></text:span><text:span text:style-name="T3296">linearAcceleration</text:span><text:span text:style-name="T3297">[</text:span><text:span text:style-name="T3298">2</text:span><text:span text:style-name="T3299">] = sensorEvent.</text:span><text:span text:style-name="T3300">values</text:span><text:span text:style-name="T3301">[</text:span><text:span text:style-name="T3302">2</text:span><text:span text:style-name="T3303">] -<text:s/></text:span><text:span text:style-name="T3304">gravity</text:span><text:span text:style-name="T3305">[</text:span><text:span text:style-name="T3306">2</text:span><text:span text:style-name="T3307">]</text:span><text:span text:style-name="T3308">;</text:span><text:span text:style-name="T3309"><text:line-break/></text:span><text:span text:style-name="T3310"><text:line-break/></text:span><text:span text:style-name="T3311"><text:s text:c="12"/></text:span><text:span text:style-name="T3312">//Only the x value<text:s/></text:span><text:span text:style-name="T3313">is in use</text:span><text:span text:style-name="T3314"><text:line-break/></text:span><text:span text:style-name="T3315"><text:s text:c="12"/></text:span><text:span text:style-name="T3316">float<text:s/></text:span><text:span text:style-name="T3317">x =<text:s/></text:span><text:span text:style-name="T3318">linearAcceleration</text:span><text:span text:style-name="T3319">[</text:span><text:span text:style-name="T3320">0</text:span><text:span text:style-name="T3321">]</text:span><text:span text:style-name="T3322">;</text:span><text:span text:style-name="T3323"><text:line-break/></text:span><text:span text:style-name="T3324"><text:s text:c="12"/>float<text:s/></text:span><text:span text:style-name="T3325">y =<text:s/></text:span><text:span text:style-name="T3326">linearAcceleration</text:span><text:span text:style-name="T3327">[</text:span><text:span text:style-name="T3328">1</text:span><text:span text:style-name="T3329">]</text:span><text:span text:style-name="T3330">;</text:span><text:span text:style-name="T3331"><text:line-break/></text:span><text:span text:style-name="T3332"><text:s text:c="12"/>float<text:s/></text:span><text:span text:style-name="T3333">z =<text:s/></text:span><text:span text:style-name="T3334">linearAcceleration</text:span><text:span text:style-name="T3335">[</text:span><text:span text:style-name="T3336">2</text:span><text:span text:style-name="T3337">]</text:span><text:span text:style-name="T3338">;</text:span><text:span text:style-name="T3339"><text:line-break/></text:span><text:span text:style-name="T3340"><text:line-break/></text:span><text:span text:style-name="T3341"><text:s text:c="12"/>if<text:s/></text:span><text:span text:style-name="T3342">(x &gt;=<text:s/></text:span><text:span text:style-name="T3343">1</text:span><text:span text:style-name="T3344">) {</text:span><text:span text:style-name="T3345"><text:line-break/></text:span><text:span text:style-name="T3346"><text:s text:c="16"/>player.setMoveUp(</text:span><text:span text:style-name="T3347">false</text:span><text:span text:style-name="T3348">)</text:span><text:span text:style-name="T3349">;</text:span><text:span text:style-name="T3350"><text:line-break/></text:span><text:span text:style-name="T3351"><text:s text:c="16"/></text:span><text:span text:style-name="T3352">player.setMoveDown(</text:span><text:span text:style-name="T3353">true</text:span><text:span text:style-name="T3354">)</text:span><text:span text:style-name="T3355">;</text:span><text:span text:style-name="T3356"><text:line-break/></text:span><text:span text:style-name="T3357"><text:s/></text:span><text:span text:style-name="T3358"><text:s text:c="11"/></text:span><text:span text:style-name="T3359">}</text:span><text:span text:style-name="T3360"><text:line-break/></text:span><text:span text:style-name="T3361"><text:line-break/></text:span><text:span text:style-name="T3362"><text:s text:c="12"/></text:span><text:span text:style-name="T3363">if<text:s/></text:span><text:span text:style-name="T3364">(x &lt;= -</text:span><text:span text:style-name="T3365">1</text:span><text:span text:style-name="T3366">) {</text:span><text:span text:style-name="T3367"><text:line-break/></text:span><text:span text:style-name="T3368"><text:s text:c="16"/>player.setMoveDown(</text:span><text:span text:style-name="T3369">false</text:span><text:span text:style-name="T3370">)</text:span><text:span text:style-name="T3371">;</text:span><text:span text:style-name="T3372"><text:line-break/></text:span><text:span text:style-name="T3373"><text:s text:c="16"/></text:span><text:span text:style-name="T3374">player.setMoveUp(</text:span><text:span text:style-name="T3375">true</text:span><text:span text:style-name="T3376">)</text:span><text:span text:style-name="T3377">;</text:span><text:span text:style-name="T3378"><text:line-break/></text:span><text:span text:style-name="T3379"><text:s text:c="12"/></text:span><text:span text:style-name="T3380">}</text:span><text:span text:style-name="T3381"><text:line-break/></text:span><text:span text:style-name="T3382"><text:line-break/></text:span><text:span text:style-name="T3383"><text:s text:c="12"/></text:span><text:span text:style-name="T3384">if<text:s/></text:span><text:span text:style-name="T3385">(x &gt; -</text:span><text:span text:style-name="T3386">1<text:s/></text:span><text:span text:style-name="T3387">&amp;&amp; x &lt;<text:s/></text:span><text:span text:style-name="T3388">1</text:span><text:span text:style-name="T3389">) {</text:span><text:span text:style-name="T3390"><text:line-break/></text:span><text:span text:style-name="T3391"><text:s text:c="16"/>player.setMoveDown(</text:span><text:span text:style-name="T3392">false</text:span><text:span text:style-name="T3393">)</text:span><text:span text:style-name="T3394">;</text:span><text:span text:style-name="T3395"><text:line-break/></text:span><text:span text:style-name="T3396"><text:s text:c="16"/></text:span><text:span text:style-name="T3397">player.setMoveUp(</text:span><text:span text:style-name="T3398">false</text:span><text:span text:style-name="T3399">)</text:span><text:span text:style-name="T3400">;</text:span><text:span text:style-name="T3401"><text:line-break/></text:span><text:span text:style-name="T3402"><text:s text:c="12"/></text:span><text:span text:style-name="T3403">}</text:span><text:span text:style-name="T3404"><text:line-break/></text:span><text:span text:style-name="T3405"><text:s text:c="8"/>}</text:span><text:span text:style-name="T3406"><text:line-break/></text:span><text:span text:style-name="T3407"><text:s text:c="4"/>}</text:span><text:span text:style-name="T3408"><text:line-break/></text:span><text:span text:style-name="T3409"><text:line-break/></text:span><text:span text:style-name="T3410"><text:s text:c="4"/></text:span><text:span text:style-name="T3411">//TOUCH INPUT</text:span><text:span text:style-name="T3412"><text:line-break/></text:span><text:span text:style-name="T3413"><text:s text:c="4"/></text:span><text:span text:style-name="T3414">public void<text:s/></text:span><text:span text:style-name="T3415">handleTouchInput</text:span><text:span text:style-name="T3416">(MotionEvent motionEvent</text:span><text:span text:style-name="T3417">,<text:s/></text:span><text:span text:style-name="T3418">Player player) {</text:span><text:span text:style-name="T3419"><text:line-break/></text:span><text:span text:style-name="T3420"><text:s text:c="8"/></text:span><text:span text:style-name="T3421">int<text:s/></text:span><text:span text:style-name="T3422">horizontal = (</text:span><text:span text:style-name="T3423">int</text:span><text:span text:style-name="T3424">) motionEvent.getX()</text:span><text:span text:style-name="T3425">;</text:span><text:span text:style-name="T3426"><text:line-break/></text:span><text:span text:style-name="T3427"><text:s text:c="8"/>int<text:s/></text:span><text:span text:style-name="T3428">vertical = (</text:span><text:span text:style-name="T3429">int</text:span><text:span text:style-name="T3430">) motionEvent.getY()</text:span><text:span text:style-name="T3431">;</text:span><text:span text:style-name="T3432"><text:line-break/></text:span><text:span text:style-name="T3433"><text:line-break/></text:span><text:span text:style-name="T3434"><text:s text:c="8"/>switch<text:s/></text:span><text:span text:style-name="T3435">(motionEvent.getAction() &amp; motionEvent.</text:span><text:span text:style-name="T3436">ACTION_MASK</text:span><text:span text:style-name="T3437">) {</text:span><text:span text:style-name="T3438"><text:line-break/></text:span><text:span text:style-name="T3439"><text:s text:c="12"/></text:span><text:span text:style-name="T3440">//finger touches screen</text:span><text:span text:style-name="T3441"><text:line-break/></text:span><text:span text:style-name="T3442"><text:s text:c="12"/></text:span><text:span text:style-name="T3443">case<text:s/></text:span><text:span text:style-name="T3444">MotionEvent.</text:span><text:span text:style-name="T3445">ACTION_DOWN</text:span><text:span text:style-name="T3446">:</text:span><text:span text:style-name="T3447"><text:line-break/></text:span><text:span text:style-name="T3448"><text:s text:c="16"/></text:span><text:span text:style-name="T3449">if<text:s/></text:span><text:span text:style-name="T3450">(!</text:span><text:span text:style-name="T3451">gameView</text:span><text:span text:style-name="T3452">.isGameOver()) {</text:span><text:span text:style-name="T3453"><text:line-break/></text:span><text:span text:style-name="T3454"><text:s text:c="20"/></text:span><text:span text:style-name="T3455">//if the right half of the screen is tapped</text:span><text:span text:style-name="T3456"><text:line-break/></text:span><text:span text:style-name="T3457"><text:s text:c="14"/></text:span><text:span text:style-name="T3458"><text:s text:c="6"/></text:span><text:span text:style-name="T3459">if<text:s/></text:span><text:span text:style-name="T3460">(</text:span><text:span text:style-name="T3461">shoot</text:span><text:span text:style-name="T3462">.contains(horizontal</text:span><text:span text:style-name="T3463">,<text:s/></text:span><text:span text:style-name="T3464">vertical)) {</text:span><text:span text:style-name="T3465"><text:line-break/></text:span><text:span text:style-name="T3466"><text:s text:c="24"/></text:span><text:span text:style-name="T3467">if<text:s/></text:span><text:span text:style-name="T3468">(player.getLaser().isAvailable())</text:span><text:span text:style-name="T3469"><text:line-break/></text:span><text:span text:style-name="T3470"><text:s text:c="28"/></text:span><text:span text:style-name="T3471">gameView</text:span><text:span text:style-name="T3472">.getSoundManager().playSound(SoundManager.Sounds.</text:span><text:span text:style-name="T3473">LASER</text:span><text:span text:style-name="T3474">)</text:span><text:span text:style-name="T3475">;</text:span><text:span text:style-name="T3476"><text:line-break/></text:span><text:span text:style-name="T3477"><text:s text:c="24"/></text:span><text:span text:style-name="T3478">player.fireLaser()</text:span><text:span text:style-name="T3479">;</text:span><text:span text:style-name="T3480"><text:line-break/></text:span><text:span text:style-name="T3481"><text:s text:c="8"/></text:span><text:span text:style-name="T3482"><text:s text:c="12"/></text:span><text:span text:style-name="T3483">}</text:span><text:span text:style-name="T3484"><text:line-break/></text:span><text:span text:style-name="T3485"><text:s text:c="20"/></text:span><text:span text:style-name="T3486">//check if the user presses on the upper half or lower half of the screen</text:span><text:span text:style-name="T3487"><text:line-break/></text:span><text:span text:style-name="T3488"><text:s text:c="20"/></text:span><text:span text:style-name="T3489">if<text:s/></text:span><text:span text:style-name="T3490">(</text:span><text:span text:style-name="T3491">up</text:span><text:span text:style-name="T3492">.contains(horizontal</text:span><text:span text:style-name="T3493">,<text:s/></text:span><text:span text:style-name="T3494">vertical)) {</text:span><text:span text:style-name="T3495"><text:line-break/></text:span><text:span text:style-name="T3496"><text:s text:c="24"/>player.setMoveUp(</text:span><text:span text:style-name="T3497">true</text:span><text:span text:style-name="T3498">)</text:span><text:span text:style-name="T3499">;</text:span><text:span text:style-name="T3500"><text:line-break/></text:span><text:span text:style-name="T3501"><text:s text:c="24"/></text:span><text:span text:style-name="T3502">player.setMoveD</text:span><text:span text:style-name="T3503">own(</text:span><text:span text:style-name="T3504">false</text:span><text:span text:style-name="T3505">)</text:span><text:span text:style-name="T3506">;</text:span><text:span text:style-name="T3507"><text:line-break/></text:span><text:span text:style-name="T3508"><text:s text:c="20"/></text:span><text:span text:style-name="T3509">}<text:s/></text:span><text:span text:style-name="T3510">else if<text:s/></text:span><text:span text:style-name="T3511">(</text:span><text:span text:style-name="T3512">down</text:span><text:span text:style-name="T3513">.contains(horizontal</text:span><text:span text:style-name="T3514">,<text:s/></text:span><text:span text:style-name="T3515">vertical)) {</text:span><text:span text:style-name="T3516"><text:line-break/></text:span><text:span text:style-name="T3517"><text:s text:c="24"/>player.setMoveDown(</text:span><text:span text:style-name="T3518">true</text:span><text:span text:style-name="T3519">)</text:span><text:span text:style-name="T3520">;</text:span><text:span text:style-name="T3521"><text:line-break/></text:span><text:span text:style-name="T3522"><text:s text:c="24"/></text:span><text:span text:style-name="T3523">player.setMoveUp(</text:span><text:span text:style-name="T3524">false</text:span><text:span text:style-name="T3525">)</text:span><text:span text:style-name="T3526">;</text:span><text:span text:style-name="T3527"><text:line-break/></text:span><text:span text:style-name="T3528"><text:s text:c="20"/></text:span><text:span text:style-name="T3529">}</text:span><text:span text:style-name="T3530"><text:line-break/></text:span><text:span text:style-name="T3531"><text:s text:c="16"/>}</text:span><text:span text:style-name="T3532"><text:line-break/></text:span><text:span text:style-name="T3533"><text:s text:c="16"/></text:span><text:span text:style-name="T3534">// if the game is a</text:span><text:span text:style-name="T3535">lready over the high score activity needs to be called</text:span><text:span text:style-name="T3536"><text:line-break/></text:span><text:span text:style-name="T3537"><text:s text:c="16"/></text:span><text:span text:style-name="T3538">else<text:s/></text:span><text:span text:style-name="T3539">{</text:span><text:span text:style-name="T3540"><text:line-break/></text:span><text:span text:style-name="T3541"><text:s text:c="20"/></text:span><text:span text:style-name="T3542">gameView</text:span><text:span text:style-name="T3543">.startNewActivity()</text:span><text:span text:style-name="T3544">;</text:span><text:span text:style-name="T3545"><text:line-break/></text:span><text:span text:style-name="T3546"><text:s text:c="16"/></text:span><text:span text:style-name="T3547">}</text:span><text:span text:style-name="T3548"><text:line-break/></text:span><text:span text:style-name="T3549"><text:s text:c="16"/></text:span><text:span text:style-name="T3550">break;</text:span><text:span text:style-name="T3551"><text:line-break/></text:span><text:span text:style-name="T3552"><text:s text:c="12"/></text:span><text:span text:style-name="T3553">//finger is removed</text:span><text:span text:style-name="T3554"><text:line-break/></text:span><text:span text:style-name="T3555"><text:s text:c="12"/></text:span><text:span text:style-name="T3556">case<text:s/></text:span><text:span text:style-name="T3557">MotionEvent.</text:span><text:span text:style-name="T3558">ACTION_UP</text:span><text:span text:style-name="T3559">:</text:span><text:span text:style-name="T3560"><text:line-break/></text:span><text:span text:style-name="T3561"><text:s text:c="16"/></text:span><text:span text:style-name="T3562">if<text:s/></text:span><text:span text:style-name="T3563">(</text:span><text:span text:style-name="T3564">up</text:span><text:span text:style-name="T3565">.contains(horizontal</text:span><text:span text:style-name="T3566">,<text:s/></text:span><text:span text:style-name="T3567">vertical)) {</text:span><text:span text:style-name="T3568"><text:line-break/></text:span><text:span text:style-name="T3569"><text:s text:c="20"/>player.setMoveUp(</text:span><text:span text:style-name="T3570">false</text:span><text:span text:style-name="T3571">)</text:span><text:span text:style-name="T3572">;</text:span><text:span text:style-name="T3573"><text:line-break/></text:span><text:span text:style-name="T3574"><text:s text:c="16"/></text:span><text:span text:style-name="T3575">}<text:s/></text:span><text:span text:style-name="T3576">else if<text:s/></text:span><text:span text:style-name="T3577">(</text:span><text:span text:style-name="T3578">down</text:span><text:span text:style-name="T3579">.contains(horizontal</text:span><text:span text:style-name="T3580">,<text:s/></text:span><text:span text:style-name="T3581">vertical)) {</text:span><text:span text:style-name="T3582"><text:line-break/></text:span><text:span text:style-name="T3583"><text:s text:c="20"/>player.setMoveDown(</text:span><text:span text:style-name="T3584">false</text:span><text:span text:style-name="T3585">)</text:span><text:span text:style-name="T3586">;</text:span><text:span text:style-name="T3587"><text:line-break/></text:span><text:span text:style-name="T3588"><text:s text:c="16"/></text:span><text:span text:style-name="T3589">}</text:span><text:span text:style-name="T3590"><text:line-break/></text:span><text:span text:style-name="T3591"><text:s text:c="16"/></text:span><text:span text:style-name="T3592">break;</text:span><text:span text:style-name="T3593"><text:line-break/></text:span><text:span text:style-name="T3594"><text:s text:c="8"/></text:span><text:span text:style-name="T3595">}</text:span><text:span text:style-name="T3596"><text:line-break/></text:span><text:span text:style-name="T3597"><text:s text:c="4"/>}</text:span><text:span text:style-name="T3598"><text:line-break/></text:span><text:span text:style-name="T3599"><text:line-break/></text:span><text:span text:style-name="T3600"><text:s text:c="4"/></text:span><text:span text:style-name="T3601">// Handle gamepad and D-pad button presses to</text:span><text:span text:style-name="T3602"><text:line-break/></text:span><text:span text:style-name="T3603"><text:s text:c="4"/>// navigate the ship and fire</text:span><text:span text:style-name="T3604"><text:line-break/></text:span><text:span text:style-name="T3605"><text:s text:c="4"/></text:span><text:span text:style-name="T3606">public void<text:s/></text:span><text:span text:style-name="T3607">handleControllerKeysInput</text:span><text:span text:style-name="T3608">(KeyEvent event</text:span><text:span text:style-name="T3609">,<text:s/></text:span><text:span text:style-name="T3610">Player player) {</text:span><text:span text:style-name="T3611"><text:line-break/></text:span><text:span text:style-name="T3612"><text:s text:c="8"/></text:span><text:span text:style-name="T3613">int<text:s/></text:span><text:span text:style-name="T3614">keyCode = event.getKeyCode()</text:span><text:span text:style-name="T3615">;</text:span><text:span text:style-name="T3616"><text:line-break/></text:span><text:span text:style-name="T3617"><text:s text:c="8"/>int<text:s/></text:span><text:span text:style-name="T3618">eventAction = event.getAction()</text:span><text:span text:style-name="T3619">;</text:span><text:span text:style-name="T3620"><text:line-break/></text:span><text:span text:style-name="T3621"><text:s text:c="8"/>b</text:span><text:span text:style-name="T3622">oolean<text:s/></text:span><text:span text:style-name="T3623">isGamePad = ((event.getSource() &amp; InputDevice.</text:span><text:span text:style-name="T3624">SOURCE_GAMEPAD</text:span><text:span text:style-name="T3625">) == InputDevice.</text:span><text:span text:style-name="T3626">SOURCE_GAMEPAD</text:span><text:span text:style-name="T3627">)</text:span><text:span text:style-name="T3628">;</text:span><text:span text:style-name="T3629"><text:line-break/></text:span><text:span text:style-name="T3630"><text:s text:c="8"/>boolean<text:s/></text:span><text:span text:style-name="T3631">isJoystick = ((event.getSource() &amp; InputDevice.</text:span><text:span text:style-name="T3632">SOURCE_JOYSTICK</text:span><text:span text:style-name="T3633">) == InputDevice.</text:span><text:span text:style-name="T3634">SOURCE_JOYSTICK</text:span><text:span text:style-name="T3635">)</text:span><text:span text:style-name="T3636">;</text:span><text:span text:style-name="T3637"><text:line-break/></text:span><text:span text:style-name="T3638"><text:s text:c="8"/>boolean<text:s/></text:span><text:span text:style-name="T3639">isDpad = ((event.getSource</text:span><text:span text:style-name="T3640">() &amp; InputDevice.</text:span><text:span text:style-name="T3641">SOURCE_DPAD</text:span><text:span text:style-name="T3642">) == InputDevice.</text:span><text:span text:style-name="T3643">SOURCE_DPAD</text:span><text:span text:style-name="T3644">)</text:span><text:span text:style-name="T3645">;</text:span><text:span text:style-name="T3646"><text:line-break/></text:span><text:span text:style-name="T3647"><text:line-break/></text:span><text:span text:style-name="T3648"><text:s text:c="8"/>if<text:s/></text:span><text:span text:style-name="T3649">(isGamePad || isDpad || isJoystick) {</text:span><text:span text:style-name="T3650"><text:line-break/></text:span><text:span text:style-name="T3651"><text:s text:c="12"/></text:span><text:span text:style-name="T3652">switch<text:s/></text:span><text:span text:style-name="T3653">(keyCode) {</text:span><text:span text:style-name="T3654"><text:line-break/></text:span><text:span text:style-name="T3655"><text:s text:c="16"/></text:span><text:span text:style-name="T3656">//pause game</text:span><text:span text:style-name="T3657"><text:line-break/></text:span><text:span text:style-name="T3658"><text:s text:c="16"/></text:span><text:span text:style-name="T3659">case<text:s/></text:span><text:span text:style-name="T3660">KeyEvent.</text:span><text:span text:style-name="T3661">KEYCODE_BUTTON_START</text:span><text:span text:style-name="T3662">:</text:span><text:span text:style-name="T3663"><text:line-break/></text:span><text:span text:style-name="T3664"><text:s text:c="20"/></text:span><text:span text:style-name="T3665">if<text:s/></text:span><text:span text:style-name="T3666">(eventAction</text:span><text:span text:style-name="T3667"><text:s/>== KeyEvent.</text:span><text:span text:style-name="T3668">ACTION_DOWN</text:span><text:span text:style-name="T3669">) {</text:span><text:span text:style-name="T3670"><text:line-break/></text:span><text:span text:style-name="T3671"><text:s text:c="24"/></text:span><text:span text:style-name="T3672">if<text:s/></text:span><text:span text:style-name="T3673">(!</text:span><text:span text:style-name="T3674">gameView</text:span><text:span text:style-name="T3675">.isGameOver()) {</text:span><text:span text:style-name="T3676"><text:line-break/></text:span><text:span text:style-name="T3677"><text:s text:c="28"/></text:span><text:span text:style-name="T3678">if<text:s/></text:span><text:span text:style-name="T3679">(</text:span><text:span text:style-name="T3680">gameView</text:span><text:span text:style-name="T3681">.isPlaying())</text:span><text:span text:style-name="T3682"><text:line-break/></text:span><text:span text:style-name="T3683"><text:s text:c="32"/></text:span><text:span text:style-name="T3684">gameView</text:span><text:span text:style-name="T3685">.pause()</text:span><text:span text:style-name="T3686">;</text:span><text:span text:style-name="T3687"><text:line-break/></text:span><text:span text:style-name="T3688"><text:s text:c="28"/>else</text:span><text:span text:style-name="T3689"><text:line-break/></text:span><text:span text:style-name="T3690"><text:s text:c="32"/></text:span><text:span text:style-name="T3691">gameV</text:span><text:span text:style-name="T3692">iew</text:span><text:span text:style-name="T3693">.resume()</text:span><text:span text:style-name="T3694">;</text:span><text:span text:style-name="T3695"><text:line-break/></text:span><text:span text:style-name="T3696"><text:s text:c="24"/></text:span><text:span text:style-name="T3697">}<text:s/></text:span><text:span text:style-name="T3698">else</text:span><text:span text:style-name="T3699"><text:line-break/></text:span><text:span text:style-name="T3700"><text:s text:c="28"/></text:span><text:span text:style-name="T3701">gameView</text:span><text:span text:style-name="T3702">.startNewActivity()</text:span><text:span text:style-name="T3703">;</text:span><text:span text:style-name="T3704"><text:line-break/></text:span><text:span text:style-name="T3705"><text:s text:c="20"/></text:span><text:span text:style-name="T3706">}</text:span><text:span text:style-name="T3707"><text:line-break/></text:span><text:span text:style-name="T3708"><text:line-break/></text:span><text:span text:style-name="T3709"><text:s text:c="20"/></text:span><text:span text:style-name="T3710">break;</text:span><text:span text:style-name="T3711"><text:line-break/></text:span><text:span text:style-name="T3712"><text:s text:c="16"/>case<text:s/></text:span><text:span text:style-name="T3713">KeyEvent.</text:span><text:span text:style-name="T3714">KEYCODE_DPAD_UP</text:span><text:span text:style-name="T3715">:</text:span><text:span text:style-name="T3716"><text:line-break/></text:span><text:span text:style-name="T3717"><text:s text:c="20"/></text:span><text:span text:style-name="T3718">if<text:s/></text:span><text:span text:style-name="T3719">(eventAction == KeyEvent.</text:span><text:span text:style-name="T3720">ACTION_DO</text:span><text:span text:style-name="T3721">WN</text:span><text:span text:style-name="T3722">) {</text:span><text:span text:style-name="T3723"><text:line-break/></text:span><text:span text:style-name="T3724"><text:s text:c="24"/>player.setMoveUp(</text:span><text:span text:style-name="T3725">true</text:span><text:span text:style-name="T3726">)</text:span><text:span text:style-name="T3727">;</text:span><text:span text:style-name="T3728"><text:line-break/></text:span><text:span text:style-name="T3729"><text:s text:c="24"/></text:span><text:span text:style-name="T3730">player.setMoveDown(</text:span><text:span text:style-name="T3731">false</text:span><text:span text:style-name="T3732">)</text:span><text:span text:style-name="T3733">;</text:span><text:span text:style-name="T3734"><text:line-break/></text:span><text:span text:style-name="T3735"><text:s text:c="20"/></text:span><text:span text:style-name="T3736">}<text:s/></text:span><text:span text:style-name="T3737">else if<text:s/></text:span><text:span text:style-name="T3738">(eventAction == KeyEvent.</text:span><text:span text:style-name="T3739">ACTION_UP</text:span><text:span text:style-name="T3740">) {</text:span><text:span text:style-name="T3741"><text:line-break/></text:span><text:span text:style-name="T3742"><text:s text:c="24"/>player.setMoveUp(</text:span><text:span text:style-name="T3743">false</text:span><text:span text:style-name="T3744">)</text:span><text:span text:style-name="T3745">;</text:span><text:span text:style-name="T3746"><text:line-break/></text:span><text:span text:style-name="T3747"><text:s text:c="24"/></text:span><text:span text:style-name="T3748">player.setMoveDown(</text:span><text:span text:style-name="T3749">false</text:span><text:span text:style-name="T3750">)</text:span><text:span text:style-name="T3751">;</text:span><text:span text:style-name="T3752"><text:line-break/></text:span><text:span text:style-name="T3753"><text:s text:c="20"/></text:span><text:span text:style-name="T3754">}</text:span><text:span text:style-name="T3755"><text:line-break/></text:span><text:span text:style-name="T3756"><text:s text:c="20"/></text:span><text:span text:style-name="T3757">break;</text:span><text:span text:style-name="T3758"><text:line-break/></text:span><text:span text:style-name="T3759"><text:s text:c="16"/>case<text:s/></text:span><text:span text:style-name="T3760">KeyEvent.</text:span><text:span text:style-name="T3761">KEYCODE_DPAD_DOWN</text:span><text:span text:style-name="T3762">:</text:span><text:span text:style-name="T3763"><text:line-break/></text:span><text:span text:style-name="T3764"><text:s text:c="20"/></text:span><text:span text:style-name="T3765">if<text:s/></text:span><text:span text:style-name="T3766">(eventAction == KeyEvent.</text:span><text:span text:style-name="T3767">ACTION_DOWN</text:span><text:span text:style-name="T3768">) {</text:span><text:span text:style-name="T3769"><text:line-break/></text:span><text:span text:style-name="T3770"><text:s text:c="24"/>player.setMoveUp(</text:span><text:span text:style-name="T3771">false</text:span><text:span text:style-name="T3772">)</text:span><text:span text:style-name="T3773">;</text:span><text:span text:style-name="T3774"><text:line-break/></text:span><text:span text:style-name="T3775"><text:s text:c="19"/></text:span><text:span text:style-name="T3776"><text:s text:c="5"/></text:span><text:span text:style-name="T3777">player.setMoveDown(</text:span><text:span text:style-name="T3778">true</text:span><text:span text:style-name="T3779">)</text:span><text:span text:style-name="T3780">;</text:span><text:span text:style-name="T3781"><text:line-break/></text:span><text:span text:style-name="T3782"><text:s text:c="20"/></text:span><text:span text:style-name="T3783">}<text:s/></text:span><text:span text:style-name="T3784">else if<text:s/></text:span><text:span text:style-name="T3785">(eventAction == KeyEvent.</text:span><text:span text:style-name="T3786">ACTION_UP</text:span><text:span text:style-name="T3787">) {</text:span><text:span text:style-name="T3788"><text:line-break/></text:span><text:span text:style-name="T3789"><text:s text:c="24"/>player.setMoveUp(</text:span><text:span text:style-name="T3790">false</text:span><text:span text:style-name="T3791">)</text:span><text:span text:style-name="T3792">;</text:span><text:span text:style-name="T3793"><text:line-break/></text:span><text:span text:style-name="T3794"><text:s text:c="24"/></text:span><text:span text:style-name="T3795">player.setMoveDown(</text:span><text:span text:style-name="T3796">false</text:span><text:span text:style-name="T3797">)</text:span><text:span text:style-name="T3798">;</text:span><text:span text:style-name="T3799"><text:line-break/></text:span><text:span text:style-name="T3800"><text:s text:c="20"/></text:span><text:span text:style-name="T3801">}</text:span><text:span text:style-name="T3802"><text:line-break/></text:span><text:span text:style-name="T3803"><text:s text:c="20"/></text:span><text:span text:style-name="T3804">break;</text:span><text:span text:style-name="T3805"><text:line-break/></text:span><text:span text:style-name="T3806"><text:s text:c="8"/></text:span><text:span text:style-name="T3807"><text:s text:c="8"/>case<text:s/></text:span><text:span text:style-name="T3808">KeyEvent.</text:span><text:span text:style-name="T3809">KEYCODE_DPAD_CENTER</text:span><text:span text:style-name="T3810">:</text:span><text:span text:style-name="T3811"><text:line-break/></text:span><text:span text:style-name="T3812"><text:s text:c="16"/></text:span><text:span text:style-name="T3813">case<text:s/></text:span><text:span text:style-name="T3814">KeyEvent.</text:span><text:span text:style-name="T3815">KEYCODE_BUTTON_A</text:span><text:span text:style-name="T3816">:</text:span><text:span text:style-name="T3817"><text:line-break/></text:span><text:span text:style-name="T3818"><text:s text:c="16"/></text:span><text:span text:style-name="T3819">case<text:s/></text:span><text:span text:style-name="T3820">KeyEvent.</text:span><text:span text:style-name="T3821">KEYCODE_BUTTON_X</text:span><text:span text:style-name="T3822">:</text:span><text:span text:style-name="T3823"><text:line-break/></text:span><text:span text:style-name="T3824"><text:s text:c="20"/></text:span><text:span text:style-name="T3825">if<text:s/></text:span><text:span text:style-name="T3826">(!</text:span><text:span text:style-name="T3827">gameView</text:span><text:span text:style-name="T3828">.isGameOver()) {</text:span><text:span text:style-name="T3829"><text:line-break/></text:span><text:span text:style-name="T3830"><text:s text:c="24"/></text:span><text:span text:style-name="T3831">if<text:s/></text:span><text:span text:style-name="T3832">(player.getLaser().isAvailable())</text:span><text:span text:style-name="T3833"><text:line-break/></text:span><text:span text:style-name="T3834"><text:s text:c="6"/></text:span><text:span text:style-name="T3835"><text:s text:c="22"/></text:span><text:span text:style-name="T3836">gameView</text:span><text:span text:style-name="T3837">.getSoundManager().playSound(SoundManager.Sounds.</text:span><text:span text:style-name="T3838">LASER</text:span><text:span text:style-name="T3839">)</text:span><text:span text:style-name="T3840">;</text:span><text:span text:style-name="T3841"><text:line-break/></text:span><text:span text:style-name="T3842"><text:s text:c="24"/></text:span><text:span text:style-name="T3843">player.fireLaser()</text:span><text:span text:style-name="T3844">;</text:span><text:span text:style-name="T3845"><text:line-break/></text:span><text:span text:style-name="T3846"><text:s text:c="20"/></text:span><text:span text:style-name="T3847">}<text:s/></text:span><text:span text:style-name="T3848">else</text:span><text:span text:style-name="T3849"><text:line-break/></text:span><text:span text:style-name="T3850"><text:s text:c="24"/></text:span><text:span text:style-name="T3851">gameView</text:span><text:span text:style-name="T3852">.startNewActivity()</text:span><text:span text:style-name="T3853">;</text:span><text:span text:style-name="T3854"><text:line-break/></text:span><text:span text:style-name="T3855"><text:s text:c="20"/>break;</text:span><text:span text:style-name="T3856"><text:line-break/></text:span><text:span text:style-name="T3857"><text:line-break/></text:span><text:span text:style-name="T3858"><text:s text:c="12"/></text:span><text:span text:style-name="T3859">}</text:span><text:span text:style-name="T3860"><text:line-break/></text:span><text:span text:style-name="T3861"><text:s text:c="3"/></text:span><text:span text:style-name="T3862"><text:s text:c="5"/>}</text:span><text:span text:style-name="T3863"><text:line-break/></text:span><text:span text:style-name="T3864"><text:s text:c="4"/>}</text:span><text:span text:style-name="T3865"><text:line-break/></text:span><text:span text:style-name="T3866"><text:line-break/></text:span><text:span text:style-name="T3867"><text:s text:c="4"/></text:span><text:span text:style-name="T3868">//Handle joysticks</text:span><text:span text:style-name="T3869"><text:line-break/></text:span><text:span text:style-name="T3870"><text:s text:c="4"/></text:span><text:span text:style-name="T3871">public void<text:s/></text:span><text:span text:style-name="T3872">handleControllerMotionInput</text:span><text:span text:style-name="T3873">(MotionEvent event</text:span><text:span text:style-name="T3874">,<text:s/></text:span><text:span text:style-name="T3875">Player player) {</text:span><text:span text:style-name="T3876"><text:line-break/></text:span><text:span text:style-name="T3877"><text:s text:c="8"/></text:span><text:span text:style-name="T3878">boolean<text:s/></text:span><text:span text:style-name="T3879">isGamePad = ((event.getSource() &amp; InputDevice.</text:span><text:span text:style-name="T3880">SOURCE_GAMEPAD</text:span><text:span text:style-name="T3881">) == InputDevice.</text:span><text:span text:style-name="T3882">SOURCE_GAMEPAD</text:span><text:span text:style-name="T3883">)</text:span><text:span text:style-name="T3884">;</text:span><text:span text:style-name="T3885"><text:line-break/></text:span><text:span text:style-name="T3886"><text:s text:c="8"/>boolean<text:s/></text:span><text:span text:style-name="T3887">isJoystick =<text:s/></text:span><text:span text:style-name="T3888">((event.getSource() &amp; InputDevice.</text:span><text:span text:style-name="T3889">SOURCE_JOYSTICK</text:span><text:span text:style-name="T3890">) == InputDevice.</text:span><text:span text:style-name="T3891">SOURCE_JOYSTICK</text:span><text:span text:style-name="T3892">)</text:span><text:span text:style-name="T3893">;</text:span><text:span text:style-name="T3894"><text:line-break/></text:span><text:span text:style-name="T3895"><text:s text:c="8"/>boolean<text:s/></text:span><text:span text:style-name="T3896">isDpad = ((event.getSource() &amp; InputDevice.</text:span><text:span text:style-name="T3897">SOURCE_DPAD</text:span><text:span text:style-name="T3898">) == InputDevice.</text:span><text:span text:style-name="T3899">SOURCE_DPAD</text:span><text:span text:style-name="T3900">)</text:span><text:span text:style-name="T3901">;</text:span><text:span text:style-name="T3902"><text:line-break/></text:span><text:span text:style-name="T3903"><text:line-break/></text:span><text:span text:style-name="T3904"><text:s text:c="8"/>if<text:s/></text:span><text:span text:style-name="T3905">(event.getAction() == MotionEvent.</text:span><text:span text:style-name="T3906">ACTION_MOVE<text:s/></text:span><text:span text:style-name="T3907">&amp;&amp; (isGamePad</text:span><text:span text:style-name="T3908"><text:s/>|| isDpad || isJoystick)) {</text:span><text:span text:style-name="T3909"><text:line-break/></text:span><text:span text:style-name="T3910"><text:s text:c="12"/></text:span><text:span text:style-name="T3911">float<text:s/></text:span><text:span text:style-name="T3912">vertical = event.getAxisValue(MotionEvent.</text:span><text:span text:style-name="T3913">AXIS_Y</text:span><text:span text:style-name="T3914">)</text:span><text:span text:style-name="T3915">;</text:span><text:span text:style-name="T3916"><text:line-break/></text:span><text:span text:style-name="T3917"><text:s text:c="12"/>if<text:s/></text:span><text:span text:style-name="T3918">(vertical &gt;<text:s/></text:span><text:span text:style-name="T3919">0.1</text:span><text:span text:style-name="T3920">) {</text:span><text:span text:style-name="T3921"><text:line-break/></text:span><text:span text:style-name="T3922"><text:s text:c="16"/>player.setMoveDown(</text:span><text:span text:style-name="T3923">true</text:span><text:span text:style-name="T3924">)</text:span><text:span text:style-name="T3925">;</text:span><text:span text:style-name="T3926"><text:line-break/></text:span><text:span text:style-name="T3927"><text:s text:c="16"/></text:span><text:span text:style-name="T3928">player.setMoveUp(</text:span><text:span text:style-name="T3929">false</text:span><text:span text:style-name="T3930">)</text:span><text:span text:style-name="T3931">;</text:span><text:span text:style-name="T3932"><text:line-break/></text:span><text:span text:style-name="T3933"><text:line-break/></text:span><text:span text:style-name="T3934"><text:s text:c="12"/></text:span><text:span text:style-name="T3935">}<text:s/></text:span><text:span text:style-name="T3936">else if<text:s/></text:span><text:span text:style-name="T3937">(vertical &lt; -</text:span><text:span text:style-name="T3938">0.1</text:span><text:span text:style-name="T3939">)<text:s/></text:span><text:span text:style-name="T3940">{</text:span><text:span text:style-name="T3941"><text:line-break/></text:span><text:span text:style-name="T3942"><text:s text:c="16"/>player.setMoveUp(</text:span><text:span text:style-name="T3943">true</text:span><text:span text:style-name="T3944">)</text:span><text:span text:style-name="T3945">;</text:span><text:span text:style-name="T3946"><text:line-break/></text:span><text:span text:style-name="T3947"><text:s text:c="16"/></text:span><text:span text:style-name="T3948">player.setMoveDown(</text:span><text:span text:style-name="T3949">false</text:span><text:span text:style-name="T3950">)</text:span><text:span text:style-name="T3951">;</text:span><text:span text:style-name="T3952"><text:line-break/></text:span><text:span text:style-name="T3953"><text:s text:c="12"/></text:span><text:span text:style-name="T3954">}<text:s/></text:span><text:span text:style-name="T3955">else<text:s/></text:span><text:span text:style-name="T3956">{</text:span><text:span text:style-name="T3957"><text:line-break/></text:span><text:span text:style-name="T3958"><text:s text:c="16"/>player.setMoveDown(</text:span><text:span text:style-name="T3959">false</text:span><text:span text:style-name="T3960">)</text:span><text:span text:style-name="T3961">;</text:span><text:span text:style-name="T3962"><text:line-break/></text:span><text:span text:style-name="T3963"><text:s text:c="16"/></text:span><text:span text:style-name="T3964">player.setMoveUp(</text:span><text:span text:style-name="T3965">false</text:span><text:span text:style-name="T3966">)</text:span><text:span text:style-name="T3967">;</text:span><text:span text:style-name="T3968"><text:line-break/></text:span><text:span text:style-name="T3969"><text:s text:c="12"/></text:span><text:span text:style-name="T3970">}</text:span><text:span text:style-name="T3971"><text:line-break/></text:span><text:span text:style-name="T3972"><text:s text:c="8"/>}</text:span><text:span text:style-name="T3973"><text:line-break/></text:span><text:span text:style-name="T3974"><text:s text:c="4"/>}</text:span><text:span text:style-name="T3975"><text:line-break/></text:span><text:span text:style-name="T3976">}</text:span></text:p>
      <text:p text:style-name="Normal"/>
      <text:p text:style-name="P3977"><text:span text:style-name="T3978">package<text:s/></text:span><text:span text:style-name="T3979">com.hafezi.games.spacesho</text:span><text:span text:style-name="T3980">oter2d.Utility</text:span><text:span text:style-name="T3981">;</text:span><text:span text:style-name="T3982"><text:line-break/></text:span><text:span text:style-name="T3983"><text:line-break/></text:span><text:span text:style-name="T3984">/**</text:span><text:span text:style-name="T3985"><text:line-break/></text:span><text:span text:style-name="T3986"><text:s/>* Created by Mojtaba Hafezi on 23.02.2018.</text:span><text:span text:style-name="T3987"><text:line-break/></text:span><text:span text:style-name="T3988"><text:s/>*/</text:span><text:span text:style-name="T3989"><text:line-break/></text:span><text:span text:style-name="T3990"><text:line-break/></text:span><text:span text:style-name="T3991">//When using the shared preferences the different strings could become error prone</text:span><text:span text:style-name="T3992"><text:line-break/></text:span><text:span text:style-name="T3993">public enum<text:s/></text:span><text:span text:style-name="T3994">Pref {</text:span><text:span text:style-name="T3995"><text:line-break/></text:span><text:span text:style-name="T3996"><text:s text:c="4"/></text:span><text:span text:style-name="T3997">AUDIO</text:span><text:span text:style-name="T3998">(</text:span><text:span text:style-name="T3999">"AUDIO"</text:span><text:span text:style-name="T4000">)</text:span><text:span text:style-name="T4001">,</text:span><text:span text:style-name="T4002"><text:line-break/></text:span><text:span text:style-name="T4003"><text:s text:c="4"/></text:span><text:span text:style-name="T4004">GAME</text:span><text:span text:style-name="T4005">(</text:span><text:span text:style-name="T4006">"GAME"</text:span><text:span text:style-name="T4007">)</text:span><text:span text:style-name="T4008">,</text:span><text:span text:style-name="T4009"><text:line-break/></text:span><text:span text:style-name="T4010"><text:s text:c="4"/></text:span><text:span text:style-name="T4011">TIME</text:span><text:span text:style-name="T4012">(</text:span><text:span text:style-name="T4013">"TIME"</text:span><text:span text:style-name="T4014">)</text:span><text:span text:style-name="T4015">,</text:span><text:span text:style-name="T4016"><text:line-break/></text:span><text:span text:style-name="T4017"><text:s text:c="4"/></text:span><text:span text:style-name="T4018">SENSOR</text:span><text:span text:style-name="T4019">(</text:span><text:span text:style-name="T4020">"SENSOR"</text:span><text:span text:style-name="T4021">)</text:span><text:span text:style-name="T4022">,</text:span><text:span text:style-name="T4023"><text:line-break/></text:span><text:span text:style-name="T4024"><text:s text:c="4"/></text:span><text:span text:style-name="T4025">SC</text:span><text:span text:style-name="T4026">ORE</text:span><text:span text:style-name="T4027">(</text:span><text:span text:style-name="T4028">"SCORE"</text:span><text:span text:style-name="T4029">)</text:span><text:span text:style-name="T4030">;</text:span><text:span text:style-name="T4031"><text:line-break/></text:span><text:span text:style-name="T4032"><text:line-break/></text:span><text:span text:style-name="T4033"><text:s text:c="4"/></text:span><text:span text:style-name="T4034">// required to give a string back for the enums</text:span><text:span text:style-name="T4035"><text:line-break/></text:span><text:span text:style-name="T4036"><text:s text:c="4"/></text:span><text:span text:style-name="T4037">private final<text:s/></text:span><text:span text:style-name="T4038">String<text:s/></text:span><text:span text:style-name="T4039">text</text:span><text:span text:style-name="T4040">;</text:span><text:span text:style-name="T4041"><text:line-break/></text:span><text:span text:style-name="T4042"><text:line-break/></text:span><text:span text:style-name="T4043"><text:s text:c="4"/></text:span><text:span text:style-name="T4044">Pref</text:span><text:span text:style-name="T4045">(</text:span><text:span text:style-name="T4046">final<text:s/></text:span><text:span text:style-name="T4047">String text) {</text:span><text:span text:style-name="T4048"><text:line-break/></text:span><text:span text:style-name="T4049"><text:s text:c="8"/></text:span><text:span text:style-name="T4050">this</text:span><text:span text:style-name="T4051">.</text:span><text:span text:style-name="T4052">text<text:s/></text:span><text:span text:style-name="T4053">= text</text:span><text:span text:style-name="T4054">;</text:span><text:span text:style-name="T4055"><text:line-break/></text:span><text:span text:style-name="T4056"><text:s text:c="4"/></text:span><text:span text:style-name="T4057">}</text:span><text:span text:style-name="T4058"><text:line-break/></text:span><text:span text:style-name="T4059"><text:line-break/></text:span><text:span text:style-name="T4060"><text:s text:c="4"/></text:span><text:span text:style-name="T4061">@Override</text:span><text:span text:style-name="T4062"><text:line-break/></text:span><text:span text:style-name="T4063"><text:s text:c="4"/></text:span><text:span text:style-name="T4064">public<text:s/></text:span><text:span text:style-name="T4065">String<text:s/></text:span><text:span text:style-name="T4066">toString</text:span><text:span text:style-name="T4067">() {</text:span><text:span text:style-name="T4068"><text:line-break/></text:span><text:span text:style-name="T4069"><text:s text:c="8"/></text:span><text:span text:style-name="T4070">return<text:s/></text:span><text:span text:style-name="T4071">text</text:span><text:span text:style-name="T4072">;</text:span><text:span text:style-name="T4073"><text:line-break/></text:span><text:span text:style-name="T4074"><text:s text:c="4"/></text:span><text:span text:style-name="T4075">}</text:span><text:span text:style-name="T4076"><text:line-break/></text:span><text:span text:style-name="T4077">}</text:span></text:p>
      <text:p text:style-name="Normal"/>
      <text:p text:style-name="P4078"><text:span text:style-name="T4079">package<text:s/></text:span><text:span text:style-name="T4080">com.hafezi.games.spaceshooter2d</text:span><text:span text:style-name="T4081">;</text:span><text:span text:style-name="T4082"><text:line-break/></text:span><text:span text:style-name="T4083"><text:line-break/></text:span><text:span text:style-name="T4084">import<text:s/></text:span><text:span text:style-name="T4085">android.Manifest</text:span><text:span text:style-name="T4086">;</text:span><text:span text:style-name="T4087"><text:line-break/></text:span><text:span text:style-name="T4088">import<text:s/></text:span><text:span text:style-name="T4089">android.bluetooth.BluetoothAdapter</text:span><text:span text:style-name="T4090">;</text:span><text:span text:style-name="T4091"><text:line-break/></text:span><text:span text:style-name="T4092">import<text:s/></text:span><text:span text:style-name="T4093">android.bluetooth.BluetoothDevice</text:span><text:span text:style-name="T4094">;</text:span><text:span text:style-name="T4095"><text:line-break/></text:span><text:span text:style-name="T4096">import<text:s/></text:span><text:span text:style-name="T4097">android.content.BroadcastReceiver</text:span><text:span text:style-name="T4098">;</text:span><text:span text:style-name="T4099"><text:line-break/></text:span><text:span text:style-name="T4100">import<text:s/></text:span><text:span text:style-name="T4101">android.content.Context</text:span><text:span text:style-name="T4102">;</text:span><text:span text:style-name="T4103"><text:line-break/></text:span><text:span text:style-name="T4104">import<text:s/></text:span><text:span text:style-name="T4105">android.content.Intent</text:span><text:span text:style-name="T4106">;</text:span><text:span text:style-name="T4107"><text:line-break/></text:span><text:span text:style-name="T4108">import<text:s/></text:span><text:span text:style-name="T4109">android.content.IntentFilter</text:span><text:span text:style-name="T4110">;</text:span><text:span text:style-name="T4111"><text:line-break/></text:span><text:span text:style-name="T4112">import<text:s/></text:span><text:span text:style-name="T4113">android.os.Build</text:span><text:span text:style-name="T4114">;</text:span><text:span text:style-name="T4115"><text:line-break/></text:span><text:span text:style-name="T4116">import<text:s/></text:span><text:span text:style-name="T4117">android.os.Bundle</text:span><text:span text:style-name="T4118">;</text:span><text:span text:style-name="T4119"><text:line-break/></text:span><text:span text:style-name="T4120">import<text:s/></text:span><text:span text:style-name="T4121">android.app.Activity</text:span><text:span text:style-name="T4122">;</text:span><text:span text:style-name="T4123"><text:line-break/></text:span><text:span text:style-name="T4124">import<text:s/></text:span><text:span text:style-name="T4125">android.support.annotation.</text:span><text:span text:style-name="T4126">RequiresApi</text:span><text:span text:style-name="T4127">;</text:span><text:span text:style-name="T4128"><text:line-break/></text:span><text:span text:style-name="T4129">import<text:s/></text:span><text:span text:style-name="T4130">android.support.v7.app.AppCompatActivity</text:span><text:span text:style-name="T4131">;</text:span><text:span text:style-name="T4132"><text:line-break/></text:span><text:span text:style-name="T4133">import<text:s/></text:span><text:span text:style-name="T4134">android.util.Log</text:span><text:span text:style-name="T4135">;</text:span><text:span text:style-name="T4136"><text:line-break/></text:span><text:span text:style-name="T4137">import<text:s/></text:span><text:span text:style-name="T4138">android.view.Gravi</text:span><text:span text:style-name="T4139">ty</text:span><text:span text:style-name="T4140">;</text:span><text:span text:style-name="T4141"><text:line-break/></text:span><text:span text:style-name="T4142">import<text:s/></text:span><text:span text:style-name="T4143">android.view.KeyEvent</text:span><text:span text:style-name="T4144">;</text:span><text:span text:style-name="T4145"><text:line-break/></text:span><text:span text:style-name="T4146">import<text:s/></text:span><text:span text:style-name="T4147">android.view.View</text:span><text:span text:style-name="T4148">;</text:span><text:span text:style-name="T4149"><text:line-break/></text:span><text:span text:style-name="T4150">import<text:s/></text:span><text:span text:style-name="T4151">android.widget.AdapterView</text:span><text:span text:style-name="T4152">;</text:span><text:span text:style-name="T4153"><text:line-break/></text:span><text:span text:style-name="T4154">import<text:s/></text:span><text:span text:style-name="T4155">android.widget.Button</text:span><text:span text:style-name="T4156">;</text:span><text:span text:style-name="T4157"><text:line-break/></text:span><text:span text:style-name="T4158">import<text:s/></text:span><text:span text:style-name="T4159">android.widget.ListAdapter</text:span><text:span text:style-name="T4160">;</text:span><text:span text:style-name="T4161"><text:line-break/></text:span><text:span text:style-name="T4162">import<text:s/></text:span><text:span text:style-name="T4163">android.widget.ListView</text:span><text:span text:style-name="T4164">;</text:span><text:span text:style-name="T4165"><text:line-break/></text:span><text:span text:style-name="T4166">import<text:s/></text:span><text:span text:style-name="T4167">android.widget.Toast</text:span><text:span text:style-name="T4168">;</text:span><text:span text:style-name="T4169"><text:line-break/></text:span><text:span text:style-name="T4170"><text:line-break/></text:span><text:span text:style-name="T4171">import<text:s/></text:span><text:span text:style-name="T4172">com.hafezi.games.spaceshoot</text:span><text:span text:style-name="T4173">er2d.Utility.DeviceAdapter</text:span><text:span text:style-name="T4174">;</text:span><text:span text:style-name="T4175"><text:line-break/></text:span><text:span text:style-name="T4176"><text:line-break/></text:span><text:span text:style-name="T4177">import<text:s/></text:span><text:span text:style-name="T4178">java.lang.reflect.Method</text:span><text:span text:style-name="T4179">;</text:span><text:span text:style-name="T4180"><text:line-break/></text:span><text:span text:style-name="T4181">import<text:s/></text:span><text:span text:style-name="T4182">java.util.ArrayList</text:span><text:span text:style-name="T4183">;</text:span><text:span text:style-name="T4184"><text:line-break/></text:span><text:span text:style-name="T4185">import<text:s/></text:span><text:span text:style-name="T4186">java.util.Set</text:span><text:span text:style-name="T4187">;</text:span><text:span text:style-name="T4188"><text:line-break/></text:span><text:span text:style-name="T4189"><text:line-break/></text:span><text:span text:style-name="T4190">public class<text:s/></text:span><text:span text:style-name="T4191">BluetoothActivity<text:s/></text:span><text:span text:style-name="T4192">extends<text:s/></text:span><text:span text:style-name="T4193">AppCompatActivity<text:s/></text:span><text:span text:style-name="T4194">implements<text:s/></text:span><text:span text:style-name="T4195">AdapterView.OnItemClickListener {</text:span><text:span text:style-name="T4196"><text:line-break/></text:span><text:span text:style-name="T4197"><text:line-break/></text:span><text:span text:style-name="T4198"><text:s text:c="4"/>Button<text:s/></text:span><text:span text:style-name="T4199">exitButton</text:span><text:span text:style-name="T4200">;</text:span><text:span text:style-name="T4201"><text:line-break/></text:span><text:span text:style-name="T4202"><text:s text:c="4"/></text:span><text:span text:style-name="T4203">Button<text:s/></text:span><text:span text:style-name="T4204">activateButton</text:span><text:span text:style-name="T4205">;</text:span><text:span text:style-name="T4206"><text:line-break/></text:span><text:span text:style-name="T4207"><text:s text:c="4"/></text:span><text:span text:style-name="T4208">Button<text:s/></text:span><text:span text:style-name="T4209">discoverButton</text:span><text:span text:style-name="T4210">;</text:span><text:span text:style-name="T4211"><text:line-break/></text:span><text:span text:style-name="T4212"><text:line-break/></text:span><text:span text:style-name="T4213"><text:s text:c="4"/>private<text:s/></text:span><text:span text:style-name="T4214">SoundManager<text:s/></text:span><text:span text:style-name="T4215">soundManager</text:span><text:span text:style-name="T4216">;</text:span><text:span text:style-name="T4217"><text:line-break/></text:span><text:span text:style-name="T4218"><text:s text:c="4"/></text:span><text:span text:style-name="T4219">//bluetooth utilities</text:span><text:span text:style-name="T4220"><text:line-break/></text:span><text:span text:style-name="T4221"><text:s text:c="4"/></text:span><text:span text:style-name="T4222">private<text:s/></text:span><text:span text:style-name="T4223">BluetoothAdapter<text:s/></text:span><text:span text:style-name="T4224">bluetoothAdapter</text:span><text:span text:style-name="T4225">;</text:span><text:span text:style-name="T4226"><text:line-break/></text:span><text:span text:style-name="T4227"><text:s text:c="4"/>private<text:s/></text:span><text:span text:style-name="T4228">Set&lt;BluetoothDevice&gt;<text:s/></text:span><text:span text:style-name="T4229">pairedDevices</text:span><text:span text:style-name="T4230">;</text:span><text:span text:style-name="T4231"><text:line-break/></text:span><text:span text:style-name="T4232"><text:s text:c="4"/>public<text:s/></text:span><text:span text:style-name="T4233">ArrayList&lt;BluetoothDevice&gt;<text:s/></text:span><text:span text:style-name="T4234">bluetoothDevic</text:span><text:span text:style-name="T4235">es<text:s/></text:span><text:span text:style-name="T4236">=<text:s/></text:span><text:span text:style-name="T4237">new<text:s/></text:span><text:span text:style-name="T4238">ArrayList&lt;&gt;()</text:span><text:span text:style-name="T4239">;</text:span><text:span text:style-name="T4240"><text:line-break/></text:span><text:span text:style-name="T4241"><text:s text:c="4"/>private<text:s/></text:span><text:span text:style-name="T4242">ListView<text:s/></text:span><text:span text:style-name="T4243">newDevices</text:span><text:span text:style-name="T4244">;</text:span><text:span text:style-name="T4245"><text:line-break/></text:span><text:span text:style-name="T4246"><text:s text:c="4"/></text:span><text:span text:style-name="T4247">//required to convert array list of BT devices into ListView</text:span><text:span text:style-name="T4248"><text:line-break/></text:span><text:span text:style-name="T4249"><text:s text:c="4"/></text:span><text:span text:style-name="T4250">public<text:s/></text:span><text:span text:style-name="T4251">DeviceAdapter<text:s/></text:span><text:span text:style-name="T4252">deviceAdapter</text:span><text:span text:style-name="T4253">;</text:span><text:span text:style-name="T4254"><text:line-break/></text:span><text:span text:style-name="T4255"><text:line-break/></text:span><text:span text:style-name="T4256"><text:s text:c="4"/></text:span><text:span text:style-name="T4257">@Override</text:span><text:span text:style-name="T4258"><text:line-break/></text:span><text:span text:style-name="T4259"><text:s text:c="4"/></text:span><text:span text:style-name="T4260">protected void<text:s/></text:span><text:span text:style-name="T4261">onCreate</text:span><text:span text:style-name="T4262">(Bundle savedInstanceState) {</text:span><text:span text:style-name="T4263"><text:line-break/></text:span><text:span text:style-name="T4264"><text:s text:c="8"/></text:span><text:span text:style-name="T4265">super</text:span><text:span text:style-name="T4266">.onCreate</text:span><text:span text:style-name="T4267">(savedInstanceState)</text:span><text:span text:style-name="T4268">;</text:span><text:span text:style-name="T4269"><text:line-break/></text:span><text:span text:style-name="T4270"><text:s text:c="8"/></text:span><text:span text:style-name="T4271">setContentView(R.layout.</text:span><text:span text:style-name="T4272">activity_bluetooth</text:span><text:span text:style-name="T4273">)</text:span><text:span text:style-name="T4274">;</text:span><text:span text:style-name="T4275"><text:line-break/></text:span><text:span text:style-name="T4276"><text:s text:c="8"/></text:span><text:span text:style-name="T4277">soundManager<text:s/></text:span><text:span text:style-name="T4278">= SoundManager.</text:span><text:span text:style-name="T4279">getInstance</text:span><text:span text:style-name="T4280">(</text:span><text:span text:style-name="T4281">this</text:span><text:span text:style-name="T4282">)</text:span><text:span text:style-name="T4283">;</text:span><text:span text:style-name="T4284"><text:line-break/></text:span><text:span text:style-name="T4285"><text:s text:c="8"/></text:span><text:span text:style-name="T4286">soundManager</text:span><text:span text:style-name="T4287">.playMusic()</text:span><text:span text:style-name="T4288">;</text:span><text:span text:style-name="T4289"><text:line-break/></text:span><text:span text:style-name="T4290"><text:s text:c="8"/></text:span><text:span text:style-name="T4291">exitButton<text:s/></text:span><text:span text:style-name="T4292">= (Button) findViewById(R.id.</text:span><text:span text:style-name="T4293">backButton</text:span><text:span text:style-name="T4294">)</text:span><text:span text:style-name="T4295">;</text:span><text:span text:style-name="T4296"><text:line-break/></text:span><text:span text:style-name="T4297"><text:s text:c="8"/></text:span><text:span text:style-name="T4298">activateButton<text:s/></text:span><text:span text:style-name="T4299">= (Butto</text:span><text:span text:style-name="T4300">n) findViewById(R.id.</text:span><text:span text:style-name="T4301">activateButton</text:span><text:span text:style-name="T4302">)</text:span><text:span text:style-name="T4303">;</text:span><text:span text:style-name="T4304"><text:line-break/></text:span><text:span text:style-name="T4305"><text:s text:c="8"/></text:span><text:span text:style-name="T4306">discoverButton<text:s/></text:span><text:span text:style-name="T4307">= (Button) findViewById(R.id.</text:span><text:span text:style-name="T4308">discoverButton</text:span><text:span text:style-name="T4309">)</text:span><text:span text:style-name="T4310">;</text:span><text:span text:style-name="T4311"><text:line-break/></text:span><text:span text:style-name="T4312"><text:s text:c="8"/></text:span><text:span text:style-name="T4313">setButtonListeners()</text:span><text:span text:style-name="T4314">;</text:span><text:span text:style-name="T4315"><text:line-break/></text:span><text:span text:style-name="T4316"><text:line-break/></text:span><text:span text:style-name="T4317"><text:s text:c="8"/></text:span><text:span text:style-name="T4318">//BLUETOOTH settings</text:span><text:span text:style-name="T4319"><text:line-break/></text:span><text:span text:style-name="T4320"><text:s text:c="8"/></text:span><text:span text:style-name="T4321">bluetoothAdapter<text:s/></text:span><text:span text:style-name="T4322">= BluetoothAdapter.</text:span><text:span text:style-name="T4323">getDefaultAdapter</text:span><text:span text:style-name="T4324">()</text:span><text:span text:style-name="T4325">;</text:span><text:span text:style-name="T4326"><text:line-break/></text:span><text:span text:style-name="T4327"><text:s text:c="8"/></text:span><text:span text:style-name="T4328">bluetoothDevices</text:span><text:span text:style-name="T4329"><text:s/></text:span><text:span text:style-name="T4330">=<text:s/></text:span><text:span text:style-name="T4331">new<text:s/></text:span><text:span text:style-name="T4332">ArrayList&lt;&gt;()</text:span><text:span text:style-name="T4333">;</text:span><text:span text:style-name="T4334"><text:line-break/></text:span><text:span text:style-name="T4335"><text:s text:c="8"/></text:span><text:span text:style-name="T4336">newDevices<text:s/></text:span><text:span text:style-name="T4337">= (ListView) findViewById(R.id.</text:span><text:span text:style-name="T4338">listView</text:span><text:span text:style-name="T4339">)</text:span><text:span text:style-name="T4340">;</text:span><text:span text:style-name="T4341"><text:line-break/></text:span><text:span text:style-name="T4342"><text:s text:c="8"/></text:span><text:span text:style-name="T4343">newDevices</text:span><text:span text:style-name="T4344">.setOnItemClickListener(BluetoothActivity.</text:span><text:span text:style-name="T4345">this</text:span><text:span text:style-name="T4346">)</text:span><text:span text:style-name="T4347">;</text:span><text:span text:style-name="T4348"><text:line-break/></text:span><text:span text:style-name="T4349"><text:line-break/></text:span><text:span text:style-name="T4350"><text:s text:c="8"/></text:span><text:span text:style-name="T4351">//Broadcast when pairing status changes</text:span><text:span text:style-name="T4352"><text:line-break/></text:span><text:span text:style-name="T4353"><text:s text:c="8"/></text:span><text:span text:style-name="T4354">IntentFilter intentFilter =<text:s/></text:span><text:span text:style-name="T4355">new<text:s/></text:span><text:span text:style-name="T4356">IntentFilter(BluetoothDevice.</text:span><text:span text:style-name="T4357">ACTION_BOND_STATE_CHANGED</text:span><text:span text:style-name="T4358">)</text:span><text:span text:style-name="T4359">;</text:span><text:span text:style-name="T4360"><text:line-break/></text:span><text:span text:style-name="T4361"><text:s text:c="8"/></text:span><text:span text:style-name="T4362">registerReceiver(</text:span><text:span text:style-name="T4363">broadCastPairing</text:span><text:span text:style-name="T4364">,<text:s/></text:span><text:span text:style-name="T4365">intentFilter)</text:span><text:span text:style-name="T4366">;</text:span><text:span text:style-name="T4367"><text:line-break/></text:span><text:span text:style-name="T4368"><text:line-break/></text:span><text:span text:style-name="T4369"><text:s text:c="8"/></text:span><text:span text:style-name="T4370">//Broadcast when discovering new devices</text:span><text:span text:style-name="T4371"><text:line-break/></text:span><text:span text:style-name="T4372"><text:s text:c="8"/></text:span><text:span text:style-name="T4373">IntentFilter discoverDevicesIntent =<text:s/></text:span><text:span text:style-name="T4374">new<text:s/></text:span><text:span text:style-name="T4375">IntentFilter(BluetoothDevice.</text:span><text:span text:style-name="T4376">ACTION_FOUND</text:span><text:span text:style-name="T4377">)</text:span><text:span text:style-name="T4378">;</text:span><text:span text:style-name="T4379"><text:line-break/></text:span><text:span text:style-name="T4380"><text:s text:c="8"/></text:span><text:span text:style-name="T4381">registerReceiver(</text:span><text:span text:style-name="T4382">broadCastDiscovery</text:span><text:span text:style-name="T4383">,<text:s/></text:span><text:span text:style-name="T4384">discoverDevicesIntent)</text:span><text:span text:style-name="T4385">;</text:span><text:span text:style-name="T4386"><text:line-break/></text:span><text:span text:style-name="T4387"><text:line-break/></text:span><text:span text:style-name="T4388"><text:s text:c="4"/></text:span><text:span text:style-name="T4389">}</text:span><text:span text:style-name="T4390"><text:line-break/></text:span><text:span text:style-name="T4391"><text:line-break/></text:span><text:span text:style-name="T4392"><text:s text:c="4"/></text:span><text:span text:style-name="T4393">private void<text:s/></text:span><text:span text:style-name="T4394">activateBluetooth</text:span><text:span text:style-name="T4395">() {</text:span><text:span text:style-name="T4396"><text:line-break/></text:span><text:span text:style-name="T4397"><text:s text:c="8"/></text:span><text:span text:style-name="T4398">//if device supports bluetooth -&gt; activate if not already on</text:span><text:span text:style-name="T4399"><text:line-break/></text:span><text:span text:style-name="T4400"><text:s text:c="8"/></text:span><text:span text:style-name="T4401">if<text:s/></text:span><text:span text:style-name="T4402">(!(</text:span><text:span text:style-name="T4403">bluetoothAdapter<text:s/></text:span><text:span text:style-name="T4404">==<text:s/></text:span><text:span text:style-name="T4405">null</text:span><text:span text:style-name="T4406">)) {</text:span><text:span text:style-name="T4407"><text:line-break/></text:span><text:span text:style-name="T4408"><text:s text:c="12"/></text:span><text:span text:style-name="T4409">if<text:s/></text:span><text:span text:style-name="T4410">(!</text:span><text:span text:style-name="T4411">bluetooth</text:span><text:span text:style-name="T4412">Adapter</text:span><text:span text:style-name="T4413">.isEnabled()) {</text:span><text:span text:style-name="T4414"><text:line-break/></text:span><text:span text:style-name="T4415"><text:s text:c="16"/></text:span><text:span text:style-name="T4416">// start intent and register the broadcast for activation</text:span><text:span text:style-name="T4417"><text:line-break/></text:span><text:span text:style-name="T4418"><text:s text:c="16"/></text:span><text:span text:style-name="T4419">Intent turnOn =<text:s/></text:span><text:span text:style-name="T4420">new<text:s/></text:span><text:span text:style-name="T4421">Intent(BluetoothAdapter.</text:span><text:span text:style-name="T4422">ACTION_REQUEST_ENABLE</text:span><text:span text:style-name="T4423">)</text:span><text:span text:style-name="T4424">;</text:span><text:span text:style-name="T4425"><text:line-break/></text:span><text:span text:style-name="T4426"><text:s text:c="16"/></text:span><text:span text:style-name="T4427">startActivityForResult(turnOn</text:span><text:span text:style-name="T4428">,<text:s/></text:span><text:span text:style-name="T4429">0</text:span><text:span text:style-name="T4430">)</text:span><text:span text:style-name="T4431">;</text:span><text:span text:style-name="T4432"><text:line-break/></text:span><text:span text:style-name="T4433"><text:s text:c="16"/></text:span><text:span text:style-name="T4434">IntentFi</text:span><text:span text:style-name="T4435">lter intentFilter =<text:s/></text:span><text:span text:style-name="T4436">new<text:s/></text:span><text:span text:style-name="T4437">IntentFilter(BluetoothAdapter.</text:span><text:span text:style-name="T4438">ACTION_STATE_CHANGED</text:span><text:span text:style-name="T4439">)</text:span><text:span text:style-name="T4440">;</text:span><text:span text:style-name="T4441"><text:line-break/></text:span><text:span text:style-name="T4442"><text:s text:c="16"/></text:span><text:span text:style-name="T4443">registerReceiver(</text:span><text:span text:style-name="T4444">broadCastActivation</text:span><text:span text:style-name="T4445">,<text:s/></text:span><text:span text:style-name="T4446">intentFilter)</text:span><text:span text:style-name="T4447">;</text:span><text:span text:style-name="T4448"><text:line-break/></text:span><text:span text:style-name="T4449"><text:line-break/></text:span><text:span text:style-name="T4450"><text:s text:c="12"/></text:span><text:span text:style-name="T4451">}<text:s/></text:span><text:span text:style-name="T4452">else<text:s/></text:span><text:span text:style-name="T4453">{</text:span><text:span text:style-name="T4454"><text:line-break/></text:span><text:span text:style-name="T4455"><text:s text:c="16"/></text:span><text:span text:style-name="T4456">bluetoothAdapter</text:span><text:span text:style-name="T4457">.disable()</text:span><text:span text:style-name="T4458">;</text:span><text:span text:style-name="T4459"><text:line-break/></text:span><text:span text:style-name="T4460"><text:line-break/></text:span><text:span text:style-name="T4461"><text:s text:c="16"/></text:span><text:span text:style-name="T4462">IntentFilter intentFilter =</text:span><text:span text:style-name="T4463"><text:s/></text:span><text:span text:style-name="T4464">new<text:s/></text:span><text:span text:style-name="T4465">IntentFilter(BluetoothAdapter.</text:span><text:span text:style-name="T4466">ACTION_STATE_CHANGED</text:span><text:span text:style-name="T4467">)</text:span><text:span text:style-name="T4468">;</text:span><text:span text:style-name="T4469"><text:line-break/></text:span><text:span text:style-name="T4470"><text:s text:c="16"/></text:span><text:span text:style-name="T4471">registerReceiver(</text:span><text:span text:style-name="T4472">broadCastActivation</text:span><text:span text:style-name="T4473">,<text:s/></text:span><text:span text:style-name="T4474">intentFilter)</text:span><text:span text:style-name="T4475">;</text:span><text:span text:style-name="T4476"><text:line-break/></text:span><text:span text:style-name="T4477"><text:s text:c="12"/></text:span><text:span text:style-name="T4478">}</text:span><text:span text:style-name="T4479"><text:line-break/></text:span><text:span text:style-name="T4480"><text:s text:c="8"/>}</text:span><text:span text:style-name="T4481"><text:line-break/></text:span><text:span text:style-name="T4482"><text:s text:c="4"/>}</text:span><text:span text:style-name="T4483"><text:line-break/></text:span><text:span text:style-name="T4484"><text:line-break/></text:span><text:span text:style-name="T4485"><text:line-break/></text:span><text:span text:style-name="T4486"><text:s text:c="4"/></text:span><text:span text:style-name="T4487">private void<text:s/></text:span><text:span text:style-name="T4488">discoverDevices</text:span><text:span text:style-name="T4489">() {</text:span><text:span text:style-name="T4490"><text:line-break/></text:span><text:span text:style-name="T4491"><text:s text:c="8"/></text:span><text:span text:style-name="T4492">if<text:s/></text:span><text:span text:style-name="T4493">(!</text:span><text:span text:style-name="T4494">bluetoothAdapter</text:span><text:span text:style-name="T4495">.isEnabled())</text:span><text:span text:style-name="T4496"><text:line-break/></text:span><text:span text:style-name="T4497"><text:s text:c="12"/></text:span><text:span text:style-name="T4498">activateBluetooth()</text:span><text:span text:style-name="T4499">;</text:span><text:span text:style-name="T4500"><text:line-break/></text:span><text:span text:style-name="T4501"><text:line-break/></text:span><text:span text:style-name="T4502"><text:s text:c="8"/>if<text:s/></text:span><text:span text:style-name="T4503">(</text:span><text:span text:style-name="T4504">bluetoothAdapter</text:span><text:span text:style-name="T4505">.isDiscovering()) {</text:span><text:span text:style-name="T4506"><text:line-break/></text:span><text:span text:style-name="T4507"><text:s text:c="12"/></text:span><text:span text:style-name="T4508">//if it is already discovering - cancel and restart</text:span><text:span text:style-name="T4509"><text:line-break/></text:span><text:span text:style-name="T4510"><text:s text:c="12"/></text:span><text:span text:style-name="T4511">bluetoothAdapter</text:span><text:span text:style-name="T4512">.cancelDiscovery()</text:span><text:span text:style-name="T4513">;</text:span><text:span text:style-name="T4514"><text:line-break/></text:span><text:span text:style-name="T4515"><text:s text:c="12"/></text:span><text:span text:style-name="T4516">bluetoothAdapter</text:span><text:span text:style-name="T4517">.startDiscovery()</text:span><text:span text:style-name="T4518">;</text:span><text:span text:style-name="T4519"><text:line-break/></text:span><text:span text:style-name="T4520"><text:s text:c="12"/></text:span><text:span text:style-name="T4521">//Broadcast whe</text:span><text:span text:style-name="T4522">n discovering new devices</text:span><text:span text:style-name="T4523"><text:line-break/></text:span><text:span text:style-name="T4524"><text:s text:c="12"/></text:span><text:span text:style-name="T4525">IntentFilter discoverDevicesIntent =<text:s/></text:span><text:span text:style-name="T4526">new<text:s/></text:span><text:span text:style-name="T4527">IntentFilter(BluetoothDevice.</text:span><text:span text:style-name="T4528">ACTION_FOUND</text:span><text:span text:style-name="T4529">)</text:span><text:span text:style-name="T4530">;</text:span><text:span text:style-name="T4531"><text:line-break/></text:span><text:span text:style-name="T4532"><text:s text:c="12"/></text:span><text:span text:style-name="T4533">registerReceiver(</text:span><text:span text:style-name="T4534">broadCastDiscovery</text:span><text:span text:style-name="T4535">,<text:s/></text:span><text:span text:style-name="T4536">discoverDevicesIntent)</text:span><text:span text:style-name="T4537">;</text:span><text:span text:style-name="T4538"><text:line-break/></text:span><text:span text:style-name="T4539"><text:s text:c="12"/></text:span><text:span text:style-name="T4540">showShortToast(getBaseContext()</text:span><text:span text:style-name="T4541">,<text:s/></text:span><text:span text:style-name="T4542">"Searching for<text:s/></text:span><text:span text:style-name="T4543">devices..."</text:span><text:span text:style-name="T4544">)</text:span><text:span text:style-name="T4545">;</text:span><text:span text:style-name="T4546"><text:line-break/></text:span><text:span text:style-name="T4547"><text:line-break/></text:span><text:span text:style-name="T4548"><text:s text:c="8"/></text:span><text:span text:style-name="T4549">}<text:s/></text:span><text:span text:style-name="T4550">else<text:s/></text:span><text:span text:style-name="T4551">{</text:span><text:span text:style-name="T4552"><text:line-break/></text:span><text:span text:style-name="T4553"><text:s text:c="12"/></text:span><text:span text:style-name="T4554">bluetoothAdapter</text:span><text:span text:style-name="T4555">.startDiscovery()</text:span><text:span text:style-name="T4556">;</text:span><text:span text:style-name="T4557"><text:line-break/></text:span><text:span text:style-name="T4558"><text:s text:c="12"/></text:span><text:span text:style-name="T4559">//Broadcast when discovering new devices</text:span><text:span text:style-name="T4560"><text:line-break/></text:span><text:span text:style-name="T4561"><text:s text:c="12"/></text:span><text:span text:style-name="T4562">IntentFilter discoverDevicesIntent =<text:s/></text:span><text:span text:style-name="T4563">new<text:s/></text:span><text:span text:style-name="T4564">IntentFilter(BluetoothDevice.</text:span><text:span text:style-name="T4565">ACTION_FOUND</text:span><text:span text:style-name="T4566">)</text:span><text:span text:style-name="T4567">;</text:span><text:span text:style-name="T4568"><text:line-break/></text:span><text:span text:style-name="T4569"><text:s text:c="12"/></text:span><text:span text:style-name="T4570">registerReceive</text:span><text:span text:style-name="T4571">r(</text:span><text:span text:style-name="T4572">broadCastDiscovery</text:span><text:span text:style-name="T4573">,<text:s/></text:span><text:span text:style-name="T4574">discoverDevicesIntent)</text:span><text:span text:style-name="T4575">;</text:span><text:span text:style-name="T4576"><text:line-break/></text:span><text:span text:style-name="T4577"><text:s text:c="12"/></text:span><text:span text:style-name="T4578">showShortToast(getBaseContext()</text:span><text:span text:style-name="T4579">,<text:s/></text:span><text:span text:style-name="T4580">"Searching for devices..."</text:span><text:span text:style-name="T4581">)</text:span><text:span text:style-name="T4582">;</text:span><text:span text:style-name="T4583"><text:line-break/></text:span><text:span text:style-name="T4584"><text:line-break/></text:span><text:span text:style-name="T4585"><text:s text:c="8"/></text:span><text:span text:style-name="T4586">}</text:span><text:span text:style-name="T4587"><text:line-break/></text:span><text:span text:style-name="T4588"><text:s text:c="4"/>}</text:span><text:span text:style-name="T4589"><text:line-break/></text:span><text:span text:style-name="T4590"><text:line-break/></text:span><text:span text:style-name="T4591"><text:s text:c="4"/></text:span><text:span text:style-name="T4592">private void<text:s/></text:span><text:span text:style-name="T4593">setButtonListeners</text:span><text:span text:style-name="T4594">() {</text:span><text:span text:style-name="T4595"><text:line-break/></text:span><text:span text:style-name="T4596"><text:line-break/></text:span><text:span text:style-name="T4597"><text:s text:c="8"/></text:span><text:span text:style-name="T4598">exitButton</text:span><text:span text:style-name="T4599">.setOnClickListener(</text:span><text:span text:style-name="T4600">new<text:s/></text:span><text:span text:style-name="T4601">View.OnClickListener() {</text:span><text:span text:style-name="T4602"><text:line-break/></text:span><text:span text:style-name="T4603"><text:s text:c="10"/></text:span><text:span text:style-name="T4604"><text:s text:c="2"/></text:span><text:span text:style-name="T4605">@Override</text:span><text:span text:style-name="T4606"><text:line-break/></text:span><text:span text:style-name="T4607"><text:s text:c="12"/></text:span><text:span text:style-name="T4608">public void<text:s/></text:span><text:span text:style-name="T4609">onClick</text:span><text:span text:style-name="T4610">(View view) {</text:span><text:span text:style-name="T4611"><text:line-break/></text:span><text:span text:style-name="T4612"><text:s text:c="16"/></text:span><text:span text:style-name="T4613">soundManager</text:span><text:span text:style-name="T4614">.playSound(SoundManager.Sounds.</text:span><text:span text:style-name="T4615">MENU</text:span><text:span text:style-name="T4616">)</text:span><text:span text:style-name="T4617">;</text:span><text:span text:style-name="T4618"><text:line-break/></text:span><text:span text:style-name="T4619"><text:s text:c="16"/></text:span><text:span text:style-name="T4620">unregisterReceiver()</text:span><text:span text:style-name="T4621">;</text:span><text:span text:style-name="T4622"><text:line-break/></text:span><text:span text:style-name="T4623"><text:s text:c="16"/></text:span><text:span text:style-name="T4624">//soundManager.releasePlayer();</text:span><text:span text:style-name="T4625"><text:line-break/></text:span><text:span text:style-name="T4626"><text:s text:c="16"/></text:span><text:span text:style-name="T4627">finish()</text:span><text:span text:style-name="T4628">;</text:span><text:span text:style-name="T4629"><text:line-break/></text:span><text:span text:style-name="T4630"><text:s text:c="12"/></text:span><text:span text:style-name="T4631">}</text:span><text:span text:style-name="T4632"><text:line-break/></text:span><text:span text:style-name="T4633"><text:s text:c="8"/>})</text:span><text:span text:style-name="T4634">;</text:span><text:span text:style-name="T4635"><text:line-break/></text:span><text:span text:style-name="T4636"><text:line-break/></text:span><text:span text:style-name="T4637"><text:s text:c="8"/></text:span><text:span text:style-name="T4638">exitButton</text:span><text:span text:style-name="T4639">.setOnFocusChangeListener(</text:span><text:span text:style-name="T4640">new<text:s/></text:span><text:span text:style-name="T4641">View.OnFocusChangeListener() {</text:span><text:span text:style-name="T4642"><text:line-break/></text:span><text:span text:style-name="T4643"><text:s text:c="12"/></text:span><text:span text:style-name="T4644">@Override</text:span><text:span text:style-name="T4645"><text:line-break/></text:span><text:span text:style-name="T4646"><text:s text:c="12"/></text:span><text:span text:style-name="T4647">public void<text:s/></text:span><text:span text:style-name="T4648">onFocusChange</text:span><text:span text:style-name="T4649">(View view</text:span><text:span text:style-name="T4650">, boolean<text:s/></text:span><text:span text:style-name="T4651">b) {</text:span><text:span text:style-name="T4652"><text:line-break/></text:span><text:span text:style-name="T4653"><text:s text:c="16"/></text:span><text:span text:style-name="T4654">if<text:s/></text:span><text:span text:style-name="T4655">(b)</text:span><text:span text:style-name="T4656"><text:line-break/></text:span><text:span text:style-name="T4657"><text:s text:c="20"/></text:span><text:span text:style-name="T4658">exitButton</text:span><text:span text:style-name="T4659">.setBackgroundResource(R.dr</text:span><text:span text:style-name="T4660">awable.</text:span><text:span text:style-name="T4661">red_button</text:span><text:span text:style-name="T4662">)</text:span><text:span text:style-name="T4663">;</text:span><text:span text:style-name="T4664"><text:line-break/></text:span><text:span text:style-name="T4665"><text:s text:c="16"/>else</text:span><text:span text:style-name="T4666"><text:line-break/></text:span><text:span text:style-name="T4667"><text:s text:c="20"/></text:span><text:span text:style-name="T4668">exitButton</text:span><text:span text:style-name="T4669">.setBackgroundResource(R.drawable.</text:span><text:span text:style-name="T4670">blue_button</text:span><text:span text:style-name="T4671">)</text:span><text:span text:style-name="T4672">;</text:span><text:span text:style-name="T4673"><text:line-break/></text:span><text:span text:style-name="T4674"><text:s text:c="12"/></text:span><text:span text:style-name="T4675">}</text:span><text:span text:style-name="T4676"><text:line-break/></text:span><text:span text:style-name="T4677"><text:s text:c="8"/>})</text:span><text:span text:style-name="T4678">;</text:span><text:span text:style-name="T4679"><text:line-break/></text:span><text:span text:style-name="T4680"><text:line-break/></text:span><text:span text:style-name="T4681"><text:s text:c="8"/></text:span><text:span text:style-name="T4682">activateButton</text:span><text:span text:style-name="T4683">.setOnClickListener(</text:span><text:span text:style-name="T4684">new<text:s/></text:span><text:span text:style-name="T4685">View.OnClickListener() {</text:span><text:span text:style-name="T4686"><text:line-break/></text:span><text:span text:style-name="T4687"><text:s text:c="12"/></text:span><text:span text:style-name="T4688">@Override</text:span><text:span text:style-name="T4689"><text:line-break/></text:span><text:span text:style-name="T4690"><text:s text:c="12"/></text:span><text:span text:style-name="T4691">publi</text:span><text:span text:style-name="T4692">c void<text:s/></text:span><text:span text:style-name="T4693">onClick</text:span><text:span text:style-name="T4694">(View view) {</text:span><text:span text:style-name="T4695"><text:line-break/></text:span><text:span text:style-name="T4696"><text:s text:c="16"/></text:span><text:span text:style-name="T4697">soundManager</text:span><text:span text:style-name="T4698">.playSound(SoundManager.Sounds.</text:span><text:span text:style-name="T4699">MENU</text:span><text:span text:style-name="T4700">)</text:span><text:span text:style-name="T4701">;</text:span><text:span text:style-name="T4702"><text:line-break/></text:span><text:span text:style-name="T4703"><text:s text:c="16"/></text:span><text:span text:style-name="T4704">activateBluetooth()</text:span><text:span text:style-name="T4705">;</text:span><text:span text:style-name="T4706"><text:line-break/></text:span><text:span text:style-name="T4707"><text:s text:c="12"/></text:span><text:span text:style-name="T4708">}</text:span><text:span text:style-name="T4709"><text:line-break/></text:span><text:span text:style-name="T4710"><text:s text:c="8"/>})</text:span><text:span text:style-name="T4711">;</text:span><text:span text:style-name="T4712"><text:line-break/></text:span><text:span text:style-name="T4713"><text:line-break/></text:span><text:span text:style-name="T4714"><text:s text:c="8"/></text:span><text:span text:style-name="T4715">activateButton</text:span><text:span text:style-name="T4716">.setOnFocusChangeListener(</text:span><text:span text:style-name="T4717">new<text:s/></text:span><text:span text:style-name="T4718">View.OnFocusChangeListener() {</text:span><text:span text:style-name="T4719"><text:line-break/></text:span><text:span text:style-name="T4720"><text:s text:c="12"/></text:span><text:span text:style-name="T4721">@Ov</text:span><text:span text:style-name="T4722">erride</text:span><text:span text:style-name="T4723"><text:line-break/></text:span><text:span text:style-name="T4724"><text:s text:c="12"/></text:span><text:span text:style-name="T4725">public void<text:s/></text:span><text:span text:style-name="T4726">onFocusChange</text:span><text:span text:style-name="T4727">(View view</text:span><text:span text:style-name="T4728">, boolean<text:s/></text:span><text:span text:style-name="T4729">b) {</text:span><text:span text:style-name="T4730"><text:line-break/></text:span><text:span text:style-name="T4731"><text:s text:c="16"/></text:span><text:span text:style-name="T4732">if<text:s/></text:span><text:span text:style-name="T4733">(b)</text:span><text:span text:style-name="T4734"><text:line-break/></text:span><text:span text:style-name="T4735"><text:s text:c="20"/></text:span><text:span text:style-name="T4736">activateButton</text:span><text:span text:style-name="T4737">.setBackgroundResource(R.drawable.</text:span><text:span text:style-name="T4738">red_button</text:span><text:span text:style-name="T4739">)</text:span><text:span text:style-name="T4740">;</text:span><text:span text:style-name="T4741"><text:line-break/></text:span><text:span text:style-name="T4742"><text:s text:c="16"/>else</text:span><text:span text:style-name="T4743"><text:line-break/></text:span><text:span text:style-name="T4744"><text:s text:c="20"/></text:span><text:span text:style-name="T4745">activateButton</text:span><text:span text:style-name="T4746">.setBackgroundResource(R.dra</text:span><text:span text:style-name="T4747">wable.</text:span><text:span text:style-name="T4748">blue_button</text:span><text:span text:style-name="T4749">)</text:span><text:span text:style-name="T4750">;</text:span><text:span text:style-name="T4751"><text:line-break/></text:span><text:span text:style-name="T4752"><text:s text:c="12"/></text:span><text:span text:style-name="T4753">}</text:span><text:span text:style-name="T4754"><text:line-break/></text:span><text:span text:style-name="T4755"><text:s text:c="8"/>})</text:span><text:span text:style-name="T4756">;</text:span><text:span text:style-name="T4757"><text:line-break/></text:span><text:span text:style-name="T4758"><text:line-break/></text:span><text:span text:style-name="T4759"><text:s text:c="8"/></text:span><text:span text:style-name="T4760">discoverButton</text:span><text:span text:style-name="T4761">.setOnClickListener(</text:span><text:span text:style-name="T4762">new<text:s/></text:span><text:span text:style-name="T4763">View.OnClickListener() {</text:span><text:span text:style-name="T4764"><text:line-break/></text:span><text:span text:style-name="T4765"><text:s text:c="12"/></text:span><text:span text:style-name="T4766">@Override</text:span><text:span text:style-name="T4767"><text:line-break/></text:span><text:span text:style-name="T4768"><text:s text:c="12"/></text:span><text:span text:style-name="T4769">public void<text:s/></text:span><text:span text:style-name="T4770">onClick</text:span><text:span text:style-name="T4771">(View view) {</text:span><text:span text:style-name="T4772"><text:line-break/></text:span><text:span text:style-name="T4773"><text:s text:c="16"/></text:span><text:span text:style-name="T4774">soundManager</text:span><text:span text:style-name="T4775">.playSound(SoundManager.Sounds.</text:span><text:span text:style-name="T4776">MENU</text:span><text:span text:style-name="T4777">)</text:span><text:span text:style-name="T4778">;</text:span><text:span text:style-name="T4779"><text:line-break/></text:span><text:span text:style-name="T4780"><text:s text:c="16"/></text:span><text:span text:style-name="T4781">discoverDevices()</text:span><text:span text:style-name="T4782">;</text:span><text:span text:style-name="T4783"><text:line-break/></text:span><text:span text:style-name="T4784"><text:s text:c="12"/></text:span><text:span text:style-name="T4785">}</text:span><text:span text:style-name="T4786"><text:line-break/></text:span><text:span text:style-name="T4787"><text:s text:c="8"/>})</text:span><text:span text:style-name="T4788">;</text:span><text:span text:style-name="T4789"><text:line-break/></text:span><text:span text:style-name="T4790"><text:line-break/></text:span><text:span text:style-name="T4791"><text:s text:c="8"/></text:span><text:span text:style-name="T4792">discoverButton</text:span><text:span text:style-name="T4793">.setOnFocusChangeListener(</text:span><text:span text:style-name="T4794">new<text:s/></text:span><text:span text:style-name="T4795">View.OnFocusChangeListener() {</text:span><text:span text:style-name="T4796"><text:line-break/></text:span><text:span text:style-name="T4797"><text:s text:c="12"/></text:span><text:span text:style-name="T4798">@Override</text:span><text:span text:style-name="T4799"><text:line-break/></text:span><text:span text:style-name="T4800"><text:s text:c="12"/></text:span><text:span text:style-name="T4801">public void<text:s/></text:span><text:span text:style-name="T4802">onFocusChange</text:span><text:span text:style-name="T4803">(View view</text:span><text:span text:style-name="T4804">, boolean<text:s/></text:span><text:span text:style-name="T4805">b) {</text:span><text:span text:style-name="T4806"><text:line-break/></text:span><text:span text:style-name="T4807"><text:s text:c="16"/></text:span><text:span text:style-name="T4808">if<text:s/></text:span><text:span text:style-name="T4809">(b)</text:span><text:span text:style-name="T4810"><text:line-break/></text:span><text:span text:style-name="T4811"><text:s text:c="4"/></text:span><text:span text:style-name="T4812"><text:s text:c="16"/></text:span><text:span text:style-name="T4813">discoverButton</text:span><text:span text:style-name="T4814">.setBackgroundResource(R.drawable.</text:span><text:span text:style-name="T4815">red_button</text:span><text:span text:style-name="T4816">)</text:span><text:span text:style-name="T4817">;</text:span><text:span text:style-name="T4818"><text:line-break/></text:span><text:span text:style-name="T4819"><text:s text:c="16"/>else</text:span><text:span text:style-name="T4820"><text:line-break/></text:span><text:span text:style-name="T4821"><text:s text:c="20"/></text:span><text:span text:style-name="T4822">discoverButton</text:span><text:span text:style-name="T4823">.setBackgroundResource(R.drawable.</text:span><text:span text:style-name="T4824">blue_button</text:span><text:span text:style-name="T4825">)</text:span><text:span text:style-name="T4826">;</text:span><text:span text:style-name="T4827"><text:line-break/></text:span><text:span text:style-name="T4828"><text:s text:c="12"/></text:span><text:span text:style-name="T4829">}</text:span><text:span text:style-name="T4830"><text:line-break/></text:span><text:span text:style-name="T4831"><text:s text:c="8"/>})</text:span><text:span text:style-name="T4832">;</text:span><text:span text:style-name="T4833"><text:line-break/></text:span><text:span text:style-name="T4834"><text:line-break/></text:span><text:span text:style-name="T4835"><text:s text:c="4"/></text:span><text:span text:style-name="T4836">}</text:span><text:span text:style-name="T4837"><text:line-break/></text:span><text:span text:style-name="T4838"><text:line-break/></text:span><text:span text:style-name="T4839"><text:s text:c="4"/></text:span><text:span text:style-name="T4840">// If the player hits the back button,</text:span><text:span text:style-name="T4841"><text:s/>quit the app</text:span><text:span text:style-name="T4842"><text:line-break/></text:span><text:span text:style-name="T4843"><text:s text:c="4"/></text:span><text:span text:style-name="T4844">public boolean<text:s/></text:span><text:span text:style-name="T4845">onKeyDown</text:span><text:span text:style-name="T4846">(</text:span><text:span text:style-name="T4847">int<text:s/></text:span><text:span text:style-name="T4848">keyCode</text:span><text:span text:style-name="T4849">,<text:s/></text:span><text:span text:style-name="T4850">KeyEvent event) {</text:span><text:span text:style-name="T4851"><text:line-break/></text:span><text:span text:style-name="T4852"><text:s text:c="8"/></text:span><text:span text:style-name="T4853">if<text:s/></text:span><text:span text:style-name="T4854">(keyCode == KeyEvent.</text:span><text:span text:style-name="T4855">KEYCODE_BACK</text:span><text:span text:style-name="T4856">) {</text:span><text:span text:style-name="T4857"><text:line-break/></text:span><text:span text:style-name="T4858"><text:s text:c="12"/>unregisterReceiver()</text:span><text:span text:style-name="T4859">;</text:span><text:span text:style-name="T4860"><text:line-break/></text:span><text:span text:style-name="T4861"><text:s text:c="12"/></text:span><text:span text:style-name="T4862">finish()</text:span><text:span text:style-name="T4863">;</text:span><text:span text:style-name="T4864"><text:line-break/></text:span><text:span text:style-name="T4865"><text:s text:c="12"/>return true;</text:span><text:span text:style-name="T4866"><text:line-break/></text:span><text:span text:style-name="T4867"><text:s text:c="8"/></text:span><text:span text:style-name="T4868">}</text:span><text:span text:style-name="T4869"><text:line-break/></text:span><text:span text:style-name="T4870"><text:s text:c="8"/></text:span><text:span text:style-name="T4871">return false;</text:span><text:span text:style-name="T4872"><text:line-break/></text:span><text:span text:style-name="T4873"><text:s text:c="4"/></text:span><text:span text:style-name="T4874">}</text:span><text:span text:style-name="T4875"><text:line-break/></text:span><text:span text:style-name="T4876"><text:line-break/></text:span><text:span text:style-name="T4877"><text:line-break/></text:span><text:span text:style-name="T4878"><text:s text:c="4"/></text:span><text:span text:style-name="T4879">@Override</text:span><text:span text:style-name="T4880"><text:line-break/></text:span><text:span text:style-name="T4881"><text:s text:c="4"/></text:span><text:span text:style-name="T4882">protected void<text:s/></text:span><text:span text:style-name="T4883">onStart</text:span><text:span text:style-name="T4884">() {</text:span><text:span text:style-name="T4885"><text:line-break/></text:span><text:span text:style-name="T4886"><text:s text:c="8"/></text:span><text:span text:style-name="T4887">super</text:span><text:span text:style-name="T4888">.onStart()</text:span><text:span text:style-name="T4889">;</text:span><text:span text:style-name="T4890"><text:line-break/></text:span><text:span text:style-name="T4891"><text:s text:c="4"/></text:span><text:span text:style-name="T4892">}</text:span><text:span text:style-name="T4893"><text:line-break/></text:span><text:span text:style-name="T4894"><text:line-break/></text:span><text:span text:style-name="T4895"><text:s text:c="4"/></text:span><text:span text:style-name="T4896">@Override</text:span><text:span text:style-name="T4897"><text:line-break/></text:span><text:span text:style-name="T4898"><text:s text:c="4"/></text:span><text:span text:style-name="T4899">protected void<text:s/></text:span><text:span text:style-name="T4900">onPause</text:span><text:span text:style-name="T4901">() {</text:span><text:span text:style-name="T4902"><text:line-break/></text:span><text:span text:style-name="T4903"><text:s text:c="8"/></text:span><text:span text:style-name="T4904">super</text:span><text:span text:style-name="T4905">.onPause()</text:span><text:span text:style-name="T4906">;</text:span><text:span text:style-name="T4907"><text:line-break/></text:span><text:span text:style-name="T4908"><text:s text:c="8"/></text:span><text:span text:style-name="T4909">soundManager</text:span><text:span text:style-name="T4910">.stopMusic()</text:span><text:span text:style-name="T4911">;</text:span><text:span text:style-name="T4912"><text:line-break/></text:span><text:span text:style-name="T4913"><text:s text:c="4"/></text:span><text:span text:style-name="T4914">}</text:span><text:span text:style-name="T4915"><text:line-break/></text:span><text:span text:style-name="T4916"><text:line-break/></text:span><text:span text:style-name="T4917"><text:s text:c="4"/></text:span><text:span text:style-name="T4918">@Override</text:span><text:span text:style-name="T4919"><text:line-break/></text:span><text:span text:style-name="T4920"><text:s text:c="4"/></text:span><text:span text:style-name="T4921">protected void<text:s/></text:span><text:span text:style-name="T4922">onResume</text:span><text:span text:style-name="T4923">() {</text:span><text:span text:style-name="T4924"><text:line-break/></text:span><text:span text:style-name="T4925"><text:s text:c="8"/></text:span><text:span text:style-name="T4926">super</text:span><text:span text:style-name="T4927">.onResume()</text:span><text:span text:style-name="T4928">;</text:span><text:span text:style-name="T4929"><text:line-break/></text:span><text:span text:style-name="T4930"><text:s text:c="8"/></text:span><text:span text:style-name="T4931">s</text:span><text:span text:style-name="T4932">oundManager</text:span><text:span text:style-name="T4933">.playMusic()</text:span><text:span text:style-name="T4934">;</text:span><text:span text:style-name="T4935"><text:line-break/></text:span><text:span text:style-name="T4936"><text:s text:c="4"/></text:span><text:span text:style-name="T4937">}</text:span><text:span text:style-name="T4938"><text:line-break/></text:span><text:span text:style-name="T4939"><text:line-break/></text:span><text:span text:style-name="T4940"><text:s text:c="4"/></text:span><text:span text:style-name="T4941">@Override</text:span><text:span text:style-name="T4942"><text:line-break/></text:span><text:span text:style-name="T4943"><text:s text:c="4"/></text:span><text:span text:style-name="T4944">public void<text:s/></text:span><text:span text:style-name="T4945">onItemClick</text:span><text:span text:style-name="T4946">(AdapterView&lt;?&gt; adapterView</text:span><text:span text:style-name="T4947">,<text:s/></text:span><text:span text:style-name="T4948">View view</text:span><text:span text:style-name="T4949">, int<text:s/></text:span><text:span text:style-name="T4950">i</text:span><text:span text:style-name="T4951">, long<text:s/></text:span><text:span text:style-name="T4952">l) {</text:span><text:span text:style-name="T4953"><text:line-break/></text:span><text:span text:style-name="T4954"><text:s text:c="8"/></text:span><text:span text:style-name="T4955">//Cancel discovery to save energy</text:span><text:span text:style-name="T4956"><text:line-break/></text:span><text:span text:style-name="T4957"><text:s text:c="8"/></text:span><text:span text:style-name="T4958">bluetoothAdapter</text:span><text:span text:style-name="T4959">.cancelDiscovery()</text:span><text:span text:style-name="T4960">;</text:span><text:span text:style-name="T4961"><text:line-break/></text:span><text:span text:style-name="T4962"><text:line-break/></text:span><text:span text:style-name="T4963"><text:s text:c="8"/></text:span><text:span text:style-name="T4964">showShortToast(getBaseContext()</text:span><text:span text:style-name="T4965">,<text:s/></text:span><text:span text:style-name="T4966">"Bluetooth enabled."</text:span><text:span text:style-name="T4967">)</text:span><text:span text:style-name="T4968">;</text:span><text:span text:style-name="T4969"><text:line-break/></text:span><text:span text:style-name="T4970"><text:s text:c="8"/></text:span><text:span text:style-name="T4971">String deviceName =<text:s/></text:span><text:span text:style-name="T4972">bluetoothDevices</text:span><text:span text:style-name="T4973">.get(i).getName()</text:span><text:span text:style-name="T4974">;</text:span><text:span text:style-name="T4975"><text:line-break/></text:span><text:span text:style-name="T4976"><text:s text:c="8"/></text:span><text:span text:style-name="T4977">//After creating the bond the connection needs to be created -<text:s/></text:span><text:span text:style-name="T4978">TODO: Get it working</text:span><text:span text:style-name="T4979"><text:line-break/></text:span><text:span text:style-name="T4980"><text:s text:c="8"/></text:span><text:span text:style-name="T4981">bluetoothDevices</text:span><text:span text:style-name="T4982">.get(i).createBond()</text:span><text:span text:style-name="T4983">;</text:span><text:span text:style-name="T4984"><text:line-break/></text:span><text:span text:style-name="T4985"><text:s text:c="4"/></text:span><text:span text:style-name="T4986">}</text:span><text:span text:style-name="T4987"><text:line-break/></text:span><text:span text:style-name="T4988"><text:line-break/></text:span><text:span text:style-name="T4989"><text:s text:c="4"/></text:span><text:span text:style-name="T4990">//Shows a short toa</text:span><text:span text:style-name="T4991">st with given text</text:span><text:span text:style-name="T4992"><text:line-break/></text:span><text:span text:style-name="T4993"><text:s text:c="4"/></text:span><text:span text:style-name="T4994">private void<text:s/></text:span><text:span text:style-name="T4995">showShortToast</text:span><text:span text:style-name="T4996">(Context context</text:span><text:span text:style-name="T4997">,<text:s/></text:span><text:span text:style-name="T4998">String text) {</text:span><text:span text:style-name="T4999"><text:line-break/></text:span><text:span text:style-name="T5000"><text:s text:c="8"/>Toast toast = Toast.</text:span><text:span text:style-name="T5001">makeText</text:span><text:span text:style-name="T5002">(context</text:span><text:span text:style-name="T5003">,<text:s/></text:span><text:span text:style-name="T5004">text</text:span><text:span text:style-name="T5005">,<text:s/></text:span><text:span text:style-name="T5006">Toast.</text:span><text:span text:style-name="T5007">LENGTH_SHORT</text:span><text:span text:style-name="T5008">)</text:span><text:span text:style-name="T5009">;</text:span><text:span text:style-name="T5010"><text:line-break/></text:span><text:span text:style-name="T5011"><text:s text:c="8"/></text:span><text:span text:style-name="T5012">toast.setGravity(Gravity.</text:span><text:span text:style-name="T5013">CENTER_VERTICAL</text:span><text:span text:style-name="T5014">,<text:s/></text:span><text:span text:style-name="T5015">0</text:span><text:span text:style-name="T5016">,<text:s/></text:span><text:span text:style-name="T5017">0</text:span><text:span text:style-name="T5018">)</text:span><text:span text:style-name="T5019">;</text:span><text:span text:style-name="T5020"><text:line-break/></text:span><text:span text:style-name="T5021"><text:s text:c="8"/></text:span><text:span text:style-name="T5022">toast.show()</text:span><text:span text:style-name="T5023">;</text:span><text:span text:style-name="T5024"><text:line-break/></text:span><text:span text:style-name="T5025"><text:s text:c="4"/></text:span><text:span text:style-name="T5026">}</text:span><text:span text:style-name="T5027"><text:line-break/></text:span><text:span text:style-name="T5028"><text:line-break/></text:span><text:span text:style-name="T5029"><text:s text:c="4"/></text:span><text:span text:style-name="T5030">//updates<text:s/></text:span><text:span text:style-name="T5031">the list by adding all items from the bluetoothDevices container</text:span><text:span text:style-name="T5032"><text:line-break/></text:span><text:span text:style-name="T5033"><text:s text:c="4"/></text:span><text:span text:style-name="T5034">private void<text:s/></text:span><text:span text:style-name="T5035">updateList</text:span><text:span text:style-name="T5036">(Context context) {</text:span><text:span text:style-name="T5037"><text:line-break/></text:span><text:span text:style-name="T5038"><text:s text:c="8"/></text:span><text:span text:style-name="T5039">//Convert from ArrayList to ListView</text:span><text:span text:style-name="T5040"><text:line-break/></text:span><text:span text:style-name="T5041"><text:s text:c="8"/></text:span><text:span text:style-name="T5042">deviceAdapter<text:s/></text:span><text:span text:style-name="T5043">=<text:s/></text:span><text:span text:style-name="T5044">new<text:s/></text:span><text:span text:style-name="T5045">DeviceAdapter(context</text:span><text:span text:style-name="T5046">,<text:s/></text:span><text:span text:style-name="T5047">bluetoothDevices</text:span><text:span text:style-name="T5048">)</text:span><text:span text:style-name="T5049">;</text:span><text:span text:style-name="T5050"><text:line-break/></text:span><text:span text:style-name="T5051"><text:s text:c="8"/></text:span><text:span text:style-name="T5052">newDevices</text:span><text:span text:style-name="T5053">.setAdapter</text:span><text:span text:style-name="T5054">(</text:span><text:span text:style-name="T5055">deviceAdapter</text:span><text:span text:style-name="T5056">)</text:span><text:span text:style-name="T5057">;</text:span><text:span text:style-name="T5058"><text:line-break/></text:span><text:span text:style-name="T5059"><text:s text:c="4"/></text:span><text:span text:style-name="T5060">}</text:span><text:span text:style-name="T5061"><text:line-break/></text:span><text:span text:style-name="T5062"><text:line-break/></text:span><text:span text:style-name="T5063"><text:s text:c="4"/></text:span><text:span text:style-name="T5064">private void<text:s/></text:span><text:span text:style-name="T5065">unregisterReceiver</text:span><text:span text:style-name="T5066">() {</text:span><text:span text:style-name="T5067"><text:line-break/></text:span><text:span text:style-name="T5068"><text:s text:c="8"/></text:span><text:span text:style-name="T5069">try<text:s/></text:span><text:span text:style-name="T5070">{</text:span><text:span text:style-name="T5071"><text:line-break/></text:span><text:span text:style-name="T5072"><text:s text:c="12"/>unregisterReceiver(</text:span><text:span text:style-name="T5073">broadCastPairing</text:span><text:span text:style-name="T5074">)</text:span><text:span text:style-name="T5075">;</text:span><text:span text:style-name="T5076"><text:line-break/></text:span><text:span text:style-name="T5077"><text:s text:c="12"/></text:span><text:span text:style-name="T5078">unregisterReceiver(</text:span><text:span text:style-name="T5079">broadCastActivation</text:span><text:span text:style-name="T5080">)</text:span><text:span text:style-name="T5081">;</text:span><text:span text:style-name="T5082"><text:line-break/></text:span><text:span text:style-name="T5083"><text:s text:c="12"/></text:span><text:span text:style-name="T5084">unregisterReceiver(</text:span><text:span text:style-name="T5085">broadCastDiscovery</text:span><text:span text:style-name="T5086">)</text:span><text:span text:style-name="T5087">;</text:span><text:span text:style-name="T5088"><text:line-break/></text:span><text:span text:style-name="T5089"><text:s text:c="8"/></text:span><text:span text:style-name="T5090">}<text:s/></text:span><text:span text:style-name="T5091">catch<text:s/></text:span><text:span text:style-name="T5092">(Exception e) {</text:span><text:span text:style-name="T5093"><text:line-break/></text:span><text:span text:style-name="T5094"><text:s text:c="12"/>Log.</text:span><text:span text:style-name="T5095">e</text:span><text:span text:style-name="T5096">(</text:span><text:span text:style-name="T5097">"BT"</text:span><text:span text:style-name="T5098">,<text:s/></text:span><text:span text:style-name="T5099">"Trying to unregister not registered receiver"</text:span><text:span text:style-name="T5100">)</text:span><text:span text:style-name="T5101">;</text:span><text:span text:style-name="T5102"><text:line-break/></text:span><text:span text:style-name="T5103"><text:s text:c="8"/></text:span><text:span text:style-name="T5104">}</text:span><text:span text:style-name="T5105"><text:line-break/></text:span><text:span text:style-name="T5106"><text:s text:c="8"/>finish()</text:span><text:span text:style-name="T5107">;</text:span><text:span text:style-name="T5108"><text:line-break/></text:span><text:span text:style-name="T5109"><text:s text:c="4"/></text:span><text:span text:style-name="T5110">}</text:span><text:span text:style-name="T5111"><text:line-break/></text:span><text:span text:style-name="T5112"><text:line-break/></text:span><text:span text:style-name="T5113"><text:line-break/></text:span><text:span text:style-name="T5114"><text:s text:c="4"/></text:span><text:span text:style-name="T5115">//BROADCASTS</text:span><text:span text:style-name="T5116"><text:line-break/></text:span><text:span text:style-name="T5117"><text:s text:c="4"/>//Broadcast receiver for discovering</text:span><text:span text:style-name="T5118"><text:line-break/></text:span><text:span text:style-name="T5119"><text:s text:c="4"/></text:span><text:span text:style-name="T5120">private final<text:s/></text:span><text:span text:style-name="T5121">BroadcastReceiver<text:s/></text:span><text:span text:style-name="T5122">broadCastDiscovery<text:s/></text:span><text:span text:style-name="T5123">=<text:s/></text:span><text:span text:style-name="T5124">new<text:s/></text:span><text:span text:style-name="T5125">BroadcastRec</text:span><text:span text:style-name="T5126">eiver() {</text:span><text:span text:style-name="T5127"><text:line-break/></text:span><text:span text:style-name="T5128"><text:s text:c="8"/></text:span><text:span text:style-name="T5129">@Override</text:span><text:span text:style-name="T5130"><text:line-break/></text:span><text:span text:style-name="T5131"><text:s text:c="8"/></text:span><text:span text:style-name="T5132">public void<text:s/></text:span><text:span text:style-name="T5133">onReceive</text:span><text:span text:style-name="T5134">(Context context</text:span><text:span text:style-name="T5135">,<text:s/></text:span><text:span text:style-name="T5136">Intent intent) {</text:span><text:span text:style-name="T5137"><text:line-break/></text:span><text:span text:style-name="T5138"><text:s text:c="12"/></text:span><text:span text:style-name="T5139">final<text:s/></text:span><text:span text:style-name="T5140">String action = intent.getAction()</text:span><text:span text:style-name="T5141">;</text:span><text:span text:style-name="T5142"><text:line-break/></text:span><text:span text:style-name="T5143"><text:s text:c="12"/>if<text:s/></text:span><text:span text:style-name="T5144">(action.equals(BluetoothDevice.</text:span><text:span text:style-name="T5145">ACTION_FOUND</text:span><text:span text:style-name="T5146">)) {</text:span><text:span text:style-name="T5147"><text:line-break/></text:span><text:span text:style-name="T5148"><text:s text:c="16"/>BluetoothDevice device = intent</text:span><text:span text:style-name="T5149">.getParcelableExtra(BluetoothDevice.</text:span><text:span text:style-name="T5150">EXTRA_DEVICE</text:span><text:span text:style-name="T5151">)</text:span><text:span text:style-name="T5152">;</text:span><text:span text:style-name="T5153"><text:line-break/></text:span><text:span text:style-name="T5154"><text:s text:c="16"/>if<text:s/></text:span><text:span text:style-name="T5155">(!</text:span><text:span text:style-name="T5156">bluetoothDevices</text:span><text:span text:style-name="T5157">.contains(device))</text:span><text:span text:style-name="T5158"><text:line-break/></text:span><text:span text:style-name="T5159"><text:s text:c="20"/></text:span><text:span text:style-name="T5160">bluetoothDevices</text:span><text:span text:style-name="T5161">.add(device)</text:span><text:span text:style-name="T5162">;</text:span><text:span text:style-name="T5163"><text:line-break/></text:span><text:span text:style-name="T5164"><text:s text:c="16"/></text:span><text:span text:style-name="T5165">updateList(context)</text:span><text:span text:style-name="T5166">;</text:span><text:span text:style-name="T5167"><text:line-break/></text:span><text:span text:style-name="T5168"><text:s text:c="12"/></text:span><text:span text:style-name="T5169">}</text:span><text:span text:style-name="T5170"><text:line-break/></text:span><text:span text:style-name="T5171"><text:s text:c="8"/>}</text:span><text:span text:style-name="T5172"><text:line-break/></text:span><text:span text:style-name="T5173"><text:s text:c="4"/>}</text:span><text:span text:style-name="T5174">;</text:span><text:span text:style-name="T5175"><text:line-break/></text:span><text:span text:style-name="T5176"><text:line-break/></text:span><text:span text:style-name="T5177"><text:s text:c="4"/></text:span><text:span text:style-name="T5178">//Broadcast receiver for p</text:span><text:span text:style-name="T5179">airing</text:span><text:span text:style-name="T5180"><text:line-break/></text:span><text:span text:style-name="T5181"><text:s text:c="4"/></text:span><text:span text:style-name="T5182">private final<text:s/></text:span><text:span text:style-name="T5183">BroadcastReceiver<text:s/></text:span><text:span text:style-name="T5184">broadCastPairing<text:s/></text:span><text:span text:style-name="T5185">=<text:s/></text:span><text:span text:style-name="T5186">new<text:s/></text:span><text:span text:style-name="T5187">BroadcastReceiver() {</text:span><text:span text:style-name="T5188"><text:line-break/></text:span><text:span text:style-name="T5189"><text:s text:c="8"/></text:span><text:span text:style-name="T5190">@Override</text:span><text:span text:style-name="T5191"><text:line-break/></text:span><text:span text:style-name="T5192"><text:s text:c="8"/></text:span><text:span text:style-name="T5193">public void<text:s/></text:span><text:span text:style-name="T5194">onReceive</text:span><text:span text:style-name="T5195">(Context context</text:span><text:span text:style-name="T5196">,<text:s/></text:span><text:span text:style-name="T5197">Intent intent) {</text:span><text:span text:style-name="T5198"><text:line-break/></text:span><text:span text:style-name="T5199"><text:s text:c="12"/></text:span><text:span text:style-name="T5200">final<text:s/></text:span><text:span text:style-name="T5201">String action = intent.getAction()</text:span><text:span text:style-name="T5202">;</text:span><text:span text:style-name="T5203"><text:line-break/></text:span><text:span text:style-name="T5204"><text:s text:c="12"/>if<text:s/></text:span><text:span text:style-name="T5205">(action.equals(BluetoothDevice.</text:span><text:span text:style-name="T5206">ACTION_BOND_STATE_CHANGED</text:span><text:span text:style-name="T5207">)) {</text:span><text:span text:style-name="T5208"><text:line-break/></text:span><text:span text:style-name="T5209"><text:s text:c="16"/>BluetoothDevice bluetoothDevice = intent.getParcelableExtra(BluetoothDevice.</text:span><text:span text:style-name="T5210">EXTRA_DEVICE</text:span><text:span text:style-name="T5211">)</text:span><text:span text:style-name="T5212">;</text:span><text:span text:style-name="T5213"><text:line-break/></text:span><text:span text:style-name="T5214"><text:s text:c="16"/></text:span><text:span text:style-name="T5215">//case: created a bond</text:span><text:span text:style-name="T5216"><text:line-break/></text:span><text:span text:style-name="T5217"><text:s text:c="16"/></text:span><text:span text:style-name="T5218">if<text:s/></text:span><text:span text:style-name="T5219">(bluetoothDevice.getBondState(</text:span><text:span text:style-name="T5220">) == BluetoothDevice.</text:span><text:span text:style-name="T5221">BOND_BONDED</text:span><text:span text:style-name="T5222">) {</text:span><text:span text:style-name="T5223"><text:line-break/></text:span><text:span text:style-name="T5224"><text:s text:c="20"/>showShortToast(context</text:span><text:span text:style-name="T5225">,<text:s/></text:span><text:span text:style-name="T5226">"Bluetooth pairing finished."</text:span><text:span text:style-name="T5227">)</text:span><text:span text:style-name="T5228">;</text:span><text:span text:style-name="T5229"><text:line-break/></text:span><text:span text:style-name="T5230"><text:s text:c="16"/></text:span><text:span text:style-name="T5231">}</text:span><text:span text:style-name="T5232"><text:line-break/></text:span><text:span text:style-name="T5233"><text:s text:c="16"/></text:span><text:span text:style-name="T5234">//case: creating a bond</text:span><text:span text:style-name="T5235"><text:line-break/></text:span><text:span text:style-name="T5236"><text:s text:c="16"/></text:span><text:span text:style-name="T5237">if<text:s/></text:span><text:span text:style-name="T5238">(bluetoothDevice.getBondState() == BluetoothDevice.</text:span><text:span text:style-name="T5239">BOND_BONDING</text:span><text:span text:style-name="T5240">) {</text:span><text:span text:style-name="T5241"><text:line-break/></text:span><text:span text:style-name="T5242"><text:s text:c="20"/>showShortToast(context</text:span><text:span text:style-name="T5243">,<text:s/></text:span><text:span text:style-name="T5244">"Pairing..."</text:span><text:span text:style-name="T5245">)</text:span><text:span text:style-name="T5246">;</text:span><text:span text:style-name="T5247"><text:line-break/></text:span><text:span text:style-name="T5248"><text:s text:c="16"/></text:span><text:span text:style-name="T5249">}</text:span><text:span text:style-name="T5250"><text:line-break/></text:span><text:span text:style-name="T5251"><text:s text:c="12"/>}</text:span><text:span text:style-name="T5252"><text:line-break/></text:span><text:span text:style-name="T5253"><text:s text:c="8"/>}</text:span><text:span text:style-name="T5254"><text:line-break/></text:span><text:span text:style-name="T5255"><text:s text:c="4"/>}</text:span><text:span text:style-name="T5256">;</text:span><text:span text:style-name="T5257"><text:line-break/></text:span><text:span text:style-name="T5258"><text:line-break/></text:span><text:span text:style-name="T5259"><text:s text:c="4"/></text:span><text:span text:style-name="T5260">//Broadcast receiver for enabling/disabling BT</text:span><text:span text:style-name="T5261"><text:line-break/></text:span><text:span text:style-name="T5262"><text:s text:c="4"/></text:span><text:span text:style-name="T5263">private final<text:s/></text:span><text:span text:style-name="T5264">BroadcastReceiver<text:s/></text:span><text:span text:style-name="T5265">broadCastActivation<text:s/></text:span><text:span text:style-name="T5266">=<text:s/></text:span><text:span text:style-name="T5267">new<text:s/></text:span><text:span text:style-name="T5268">BroadcastReceiver() {</text:span><text:span text:style-name="T5269"><text:line-break/></text:span><text:span text:style-name="T5270"><text:s text:c="8"/></text:span><text:span text:style-name="T5271">publ</text:span><text:span text:style-name="T5272">ic void<text:s/></text:span><text:span text:style-name="T5273">onReceive</text:span><text:span text:style-name="T5274">(Context context</text:span><text:span text:style-name="T5275">,<text:s/></text:span><text:span text:style-name="T5276">Intent intent) {</text:span><text:span text:style-name="T5277"><text:line-break/></text:span><text:span text:style-name="T5278"><text:s text:c="12"/>String action = intent.getAction()</text:span><text:span text:style-name="T5279">;</text:span><text:span text:style-name="T5280"><text:line-break/></text:span><text:span text:style-name="T5281"><text:s text:c="12"/></text:span><text:span text:style-name="T5282">// When discovery finds a device</text:span><text:span text:style-name="T5283"><text:line-break/></text:span><text:span text:style-name="T5284"><text:s text:c="12"/></text:span><text:span text:style-name="T5285">if<text:s/></text:span><text:span text:style-name="T5286">(action.equals(</text:span><text:span text:style-name="T5287">bluetoothAdapter</text:span><text:span text:style-name="T5288">.</text:span><text:span text:style-name="T5289">ACTION_STATE_CHANGED</text:span><text:span text:style-name="T5290">)) {</text:span><text:span text:style-name="T5291"><text:line-break/></text:span><text:span text:style-name="T5292"><text:s text:c="16"/></text:span><text:span text:style-name="T5293">final int<text:s/></text:span><text:span text:style-name="T5294">state = inten</text:span><text:span text:style-name="T5295">t.getIntExtra(BluetoothAdapter.</text:span><text:span text:style-name="T5296">EXTRA_STATE</text:span><text:span text:style-name="T5297">,<text:s/></text:span><text:span text:style-name="T5298">BluetoothAdapter.</text:span><text:span text:style-name="T5299">ERROR</text:span><text:span text:style-name="T5300">)</text:span><text:span text:style-name="T5301">;</text:span><text:span text:style-name="T5302"><text:line-break/></text:span><text:span text:style-name="T5303"><text:s text:c="16"/>switch<text:s/></text:span><text:span text:style-name="T5304">(state) {</text:span><text:span text:style-name="T5305"><text:line-break/></text:span><text:span text:style-name="T5306"><text:s text:c="20"/></text:span><text:span text:style-name="T5307">case<text:s/></text:span><text:span text:style-name="T5308">BluetoothAdapter.</text:span><text:span text:style-name="T5309">STATE_OFF</text:span><text:span text:style-name="T5310">:</text:span><text:span text:style-name="T5311"><text:line-break/></text:span><text:span text:style-name="T5312"><text:s text:c="24"/></text:span><text:span text:style-name="T5313">//disabled bluetooth -&gt; no devices</text:span><text:span text:style-name="T5314"><text:line-break/></text:span><text:span text:style-name="T5315"><text:s text:c="24"/></text:span><text:span text:style-name="T5316">showShortToast(con</text:span><text:span text:style-name="T5317">text</text:span><text:span text:style-name="T5318">,<text:s/></text:span><text:span text:style-name="T5319">"Bluetooth disabled."</text:span><text:span text:style-name="T5320">)</text:span><text:span text:style-name="T5321">;</text:span><text:span text:style-name="T5322"><text:line-break/></text:span><text:span text:style-name="T5323"><text:s text:c="24"/></text:span><text:span text:style-name="T5324">//get paired device</text:span><text:span text:style-name="T5325"><text:line-break/></text:span><text:span text:style-name="T5326"><text:s text:c="24"/></text:span><text:span text:style-name="T5327">bluetoothDevices</text:span><text:span text:style-name="T5328">.clear()</text:span><text:span text:style-name="T5329">;</text:span><text:span text:style-name="T5330"><text:line-break/></text:span><text:span text:style-name="T5331"><text:s text:c="24"/></text:span><text:span text:style-name="T5332">updateList(getBaseContext())</text:span><text:span text:style-name="T5333">;</text:span><text:span text:style-name="T5334"><text:line-break/></text:span><text:span text:style-name="T5335"><text:s text:c="24"/>break;</text:span><text:span text:style-name="T5336"><text:line-break/></text:span><text:span text:style-name="T5337"><text:s text:c="20"/>case<text:s/></text:span><text:span text:style-name="T5338">BluetoothAdapter.</text:span><text:span text:style-name="T5339">STATE</text:span><text:span text:style-name="T5340">_ON</text:span><text:span text:style-name="T5341">:</text:span><text:span text:style-name="T5342"><text:line-break/></text:span><text:span text:style-name="T5343"><text:s text:c="24"/></text:span><text:span text:style-name="T5344">//enabled bluetooth -&gt; show devices</text:span><text:span text:style-name="T5345"><text:line-break/></text:span><text:span text:style-name="T5346"><text:s text:c="24"/></text:span><text:span text:style-name="T5347">showShortToast(context</text:span><text:span text:style-name="T5348">,<text:s/></text:span><text:span text:style-name="T5349">"Bluetooth enabled."</text:span><text:span text:style-name="T5350">)</text:span><text:span text:style-name="T5351">;</text:span><text:span text:style-name="T5352"><text:line-break/></text:span><text:span text:style-name="T5353"><text:s text:c="24"/></text:span><text:span text:style-name="T5354">//get paired device</text:span><text:span text:style-name="T5355"><text:line-break/></text:span><text:span text:style-name="T5356"><text:s text:c="24"/></text:span><text:span text:style-name="T5357">bluetoothDevices</text:span><text:span text:style-name="T5358">.clear()</text:span><text:span text:style-name="T5359">;</text:span><text:span text:style-name="T5360"><text:line-break/></text:span><text:span text:style-name="T5361"><text:s text:c="24"/></text:span><text:span text:style-name="T5362">pairedDevices<text:s/></text:span><text:span text:style-name="T5363">=<text:s/></text:span><text:span text:style-name="T5364">bluetoothAdapter</text:span><text:span text:style-name="T5365">.getBondedDevices()</text:span><text:span text:style-name="T5366">;</text:span><text:span text:style-name="T5367"><text:line-break/></text:span><text:span text:style-name="T5368"><text:s text:c="24"/>for<text:s/></text:span><text:span text:style-name="T5369">(BluetoothDevice bluetoothDevice :<text:s/></text:span><text:span text:style-name="T5370">pairedDevices</text:span><text:span text:style-name="T5371">) {</text:span><text:span text:style-name="T5372"><text:line-break/></text:span><text:span text:style-name="T5373"><text:s text:c="28"/></text:span><text:span text:style-name="T5374">bluetoothDevices</text:span><text:span text:style-name="T5375">.add(bluetoothDevice)</text:span><text:span text:style-name="T5376">;</text:span><text:span text:style-name="T5377"><text:line-break/></text:span><text:span text:style-name="T5378"><text:s text:c="24"/></text:span><text:span text:style-name="T5379">}</text:span><text:span text:style-name="T5380"><text:line-break/></text:span><text:span text:style-name="T5381"><text:s text:c="24"/>update</text:span><text:span text:style-name="T5382">List(getBaseContext())</text:span><text:span text:style-name="T5383">;</text:span><text:span text:style-name="T5384"><text:line-break/></text:span><text:span text:style-name="T5385"><text:s text:c="24"/>break;</text:span><text:span text:style-name="T5386"><text:line-break/></text:span><text:span text:style-name="T5387"><text:s text:c="16"/></text:span><text:span text:style-name="T5388">}</text:span><text:span text:style-name="T5389"><text:line-break/></text:span><text:span text:style-name="T5390"><text:s text:c="12"/>}</text:span><text:span text:style-name="T5391"><text:line-break/></text:span><text:span text:style-name="T5392"><text:s text:c="8"/>}</text:span><text:span text:style-name="T5393"><text:line-break/></text:span><text:span text:style-name="T5394"><text:s text:c="4"/>}</text:span><text:span text:style-name="T5395">;</text:span><text:span text:style-name="T5396"><text:line-break/></text:span><text:span text:style-name="T5397"><text:line-break/></text:span><text:span text:style-name="T5398"><text:line-break/></text:span><text:span text:style-name="T5399">}</text:span></text:p>
      <text:p text:style-name="Normal"/>
      <text:p text:style-name="P5400"><text:span text:style-name="T5401">package<text:s/></text:span><text:span text:style-name="T5402">com.hafezi.games.spaceshooter2d</text:span><text:span text:style-name="T5403">;</text:span><text:span text:style-name="T5404"><text:line-break/></text:span><text:span text:style-name="T5405"><text:line-break/></text:span><text:span text:style-name="T5406">import<text:s/></text:span><text:span text:style-name="T5407">android.app.Activity</text:span><text:span text:style-name="T5408">;</text:span><text:span text:style-name="T5409"><text:line-break/></text:span><text:span text:style-name="T5410">import<text:s/></text:span><text:span text:style-name="T5411">android.content.Context</text:span><text:span text:style-name="T5412">;</text:span><text:span text:style-name="T5413"><text:line-break/></text:span><text:span text:style-name="T5414">import<text:s/></text:span><text:span text:style-name="T5415">android.graphics.Point</text:span><text:span text:style-name="T5416">;</text:span><text:span text:style-name="T5417"><text:line-break/></text:span><text:span text:style-name="T5418">import<text:s/></text:span><text:span text:style-name="T5419">androi</text:span><text:span text:style-name="T5420">d.hardware.Sensor</text:span><text:span text:style-name="T5421">;</text:span><text:span text:style-name="T5422"><text:line-break/></text:span><text:span text:style-name="T5423">import<text:s/></text:span><text:span text:style-name="T5424">android.hardware.SensorManager</text:span><text:span text:style-name="T5425">;</text:span><text:span text:style-name="T5426"><text:line-break/></text:span><text:span text:style-name="T5427">import<text:s/></text:span><text:span text:style-name="T5428">android.os.Bundle</text:span><text:span text:style-name="T5429">;</text:span><text:span text:style-name="T5430"><text:line-break/></text:span><text:span text:style-name="T5431">import<text:s/></text:span><text:span text:style-name="T5432">android.util.Log</text:span><text:span text:style-name="T5433">;</text:span><text:span text:style-name="T5434"><text:line-break/></text:span><text:span text:style-name="T5435">import<text:s/></text:span><text:span text:style-name="T5436">android.view.Display</text:span><text:span text:style-name="T5437">;</text:span><text:span text:style-name="T5438"><text:line-break/></text:span><text:span text:style-name="T5439">import<text:s/></text:span><text:span text:style-name="T5440">android.view.KeyEvent</text:span><text:span text:style-name="T5441">;</text:span><text:span text:style-name="T5442"><text:line-break/></text:span><text:span text:style-name="T5443">import<text:s/></text:span><text:span text:style-name="T5444">android.view.MotionEvent</text:span><text:span text:style-name="T5445">;</text:span><text:span text:style-name="T5446"><text:line-break/></text:span><text:span text:style-name="T5447"><text:line-break/></text:span><text:span text:style-name="T5448">/**</text:span><text:span text:style-name="T5449"><text:line-break/></text:span><text:span text:style-name="T5450"><text:s/>* Created by Mojtaba Hafezi on 18.02.2018.</text:span><text:span text:style-name="T5451"><text:line-break/></text:span><text:span text:style-name="T5452"><text:s/>*/</text:span><text:span text:style-name="T5453"><text:line-break/></text:span><text:span text:style-name="T5454"><text:line-break/></text:span><text:span text:style-name="T5455">p</text:span><text:span text:style-name="T5456">ublic class<text:s/></text:span><text:span text:style-name="T5457">GameActivity<text:s/></text:span><text:span text:style-name="T5458">extends<text:s/></text:span><text:span text:style-name="T5459">Activity {</text:span><text:span text:style-name="T5460"><text:line-break/></text:span><text:span text:style-name="T5461"><text:line-break/></text:span><text:span text:style-name="T5462"><text:s text:c="4"/></text:span><text:span text:style-name="T5463">private<text:s/></text:span><text:span text:style-name="T5464">GameView<text:s/></text:span><text:span text:style-name="T5465">gameView</text:span><text:span text:style-name="T5466">;</text:span><text:span text:style-name="T5467"><text:line-break/></text:span><text:span text:style-name="T5468"><text:s text:c="4"/>private<text:s/></text:span><text:span text:style-name="T5469">SoundManager<text:s/></text:span><text:span text:style-name="T5470">soundManager</text:span><text:span text:style-name="T5471">;</text:span><text:span text:style-name="T5472"><text:line-break/></text:span><text:span text:style-name="T5473"><text:line-break/></text:span><text:span text:style-name="T5474"><text:s text:c="4"/></text:span><text:span text:style-name="T5475">@Override</text:span><text:span text:style-name="T5476"><text:line-break/></text:span><text:span text:style-name="T5477"><text:s text:c="4"/></text:span><text:span text:style-name="T5478">protected void<text:s/></text:span><text:span text:style-name="T5479">onCreate</text:span><text:span text:style-name="T5480">(Bundle savedInstanceState) {</text:span><text:span text:style-name="T5481"><text:line-break/></text:span><text:span text:style-name="T5482"><text:s text:c="8"/></text:span><text:span text:style-name="T5483">super</text:span><text:span text:style-name="T5484">.onCreate(savedInstanceState)</text:span><text:span text:style-name="T5485">;</text:span><text:span text:style-name="T5486"><text:line-break/></text:span><text:span text:style-name="T5487"><text:s text:c="8"/></text:span><text:span text:style-name="T5488">//Detect the scre</text:span><text:span text:style-name="T5489">en resolution and pass it on as point</text:span><text:span text:style-name="T5490"><text:line-break/></text:span><text:span text:style-name="T5491"><text:s text:c="8"/></text:span><text:span text:style-name="T5492">Display display = getWindowManager().getDefaultDisplay()</text:span><text:span text:style-name="T5493">;</text:span><text:span text:style-name="T5494"><text:line-break/></text:span><text:span text:style-name="T5495"><text:s text:c="8"/></text:span><text:span text:style-name="T5496">Point point =<text:s/></text:span><text:span text:style-name="T5497">new<text:s/></text:span><text:span text:style-name="T5498">Point()</text:span><text:span text:style-name="T5499">;</text:span><text:span text:style-name="T5500"><text:line-break/></text:span><text:span text:style-name="T5501"><text:s text:c="8"/></text:span><text:span text:style-name="T5502">display.getSize(point)</text:span><text:span text:style-name="T5503">;</text:span><text:span text:style-name="T5504"><text:line-break/></text:span><text:span text:style-name="T5505"><text:s text:c="8"/></text:span><text:span text:style-name="T5506">gameView<text:s/></text:span><text:span text:style-name="T5507">=<text:s/></text:span><text:span text:style-name="T5508">new<text:s/></text:span><text:span text:style-name="T5509">GameView(GameActivity.</text:span><text:span text:style-name="T5510">this,<text:s/></text:span><text:span text:style-name="T5511">point.</text:span><text:span text:style-name="T5512">x</text:span><text:span text:style-name="T5513">,<text:s/></text:span><text:span text:style-name="T5514">point.</text:span><text:span text:style-name="T5515">y</text:span><text:span text:style-name="T5516">)</text:span><text:span text:style-name="T5517">;</text:span><text:span text:style-name="T5518"><text:line-break/></text:span><text:span text:style-name="T5519"><text:s text:c="8"/></text:span><text:span text:style-name="T5520">setContentView(</text:span><text:span text:style-name="T5521">gameView</text:span><text:span text:style-name="T5522">)</text:span><text:span text:style-name="T5523">;</text:span><text:span text:style-name="T5524"><text:line-break/></text:span><text:span text:style-name="T5525"><text:s text:c="8"/></text:span><text:span text:style-name="T5526">soundManager<text:s/></text:span><text:span text:style-name="T5527">= SoundManager.</text:span><text:span text:style-name="T5528">getInstance</text:span><text:span text:style-name="T5529">(</text:span><text:span text:style-name="T5530">this</text:span><text:span text:style-name="T5531">)</text:span><text:span text:style-name="T5532">;</text:span><text:span text:style-name="T5533"><text:line-break/></text:span><text:span text:style-name="T5534"><text:s text:c="8"/></text:span><text:span text:style-name="T5535">soundManager</text:span><text:span text:style-name="T5536">.playMusic()</text:span><text:span text:style-name="T5537">;</text:span><text:span text:style-name="T5538"><text:line-break/></text:span><text:span text:style-name="T5539"><text:s text:c="4"/></text:span><text:span text:style-name="T5540">}</text:span><text:span text:style-name="T5541"><text:line-break/></text:span><text:span text:style-name="T5542"><text:line-break/></text:span><text:span text:style-name="T5543"><text:s text:c="4"/></text:span><text:span text:style-name="T5544">@Override</text:span><text:span text:style-name="T5545"><text:line-break/></text:span><text:span text:style-name="T5546"><text:s text:c="4"/></text:span><text:span text:style-name="T5547">protected void<text:s/></text:span><text:span text:style-name="T5548">onStart</text:span><text:span text:style-name="T5549">() {</text:span><text:span text:style-name="T5550"><text:line-break/></text:span><text:span text:style-name="T5551"><text:s text:c="8"/></text:span><text:span text:style-name="T5552">super</text:span><text:span text:style-name="T5553">.onStart()</text:span><text:span text:style-name="T5554">;</text:span><text:span text:style-name="T5555"><text:line-break/></text:span><text:span text:style-name="T5556"><text:s text:c="4"/></text:span><text:span text:style-name="T5557">}</text:span><text:span text:style-name="T5558"><text:line-break/></text:span><text:span text:style-name="T5559"><text:line-break/></text:span><text:span text:style-name="T5560"><text:s text:c="4"/></text:span><text:span text:style-name="T5561">@Override</text:span><text:span text:style-name="T5562"><text:line-break/></text:span><text:span text:style-name="T5563"><text:s text:c="4"/></text:span><text:span text:style-name="T5564">protected void<text:s/></text:span><text:span text:style-name="T5565">onPause</text:span><text:span text:style-name="T5566">() {</text:span><text:span text:style-name="T5567"><text:line-break/></text:span><text:span text:style-name="T5568"><text:s text:c="8"/></text:span><text:span text:style-name="T5569">supe</text:span><text:span text:style-name="T5570">r</text:span><text:span text:style-name="T5571">.onPause()</text:span><text:span text:style-name="T5572">;</text:span><text:span text:style-name="T5573"><text:line-break/></text:span><text:span text:style-name="T5574"><text:s text:c="8"/></text:span><text:span text:style-name="T5575">gameView</text:span><text:span text:style-name="T5576">.pause()</text:span><text:span text:style-name="T5577">;</text:span><text:span text:style-name="T5578"><text:line-break/></text:span><text:span text:style-name="T5579"><text:s text:c="8"/></text:span><text:span text:style-name="T5580">soundManager</text:span><text:span text:style-name="T5581">.stopMusic()</text:span><text:span text:style-name="T5582">;</text:span><text:span text:style-name="T5583"><text:line-break/></text:span><text:span text:style-name="T5584"><text:s text:c="4"/></text:span><text:span text:style-name="T5585">}</text:span><text:span text:style-name="T5586"><text:line-break/></text:span><text:span text:style-name="T5587"><text:line-break/></text:span><text:span text:style-name="T5588"><text:s text:c="4"/></text:span><text:span text:style-name="T5589">@Override</text:span><text:span text:style-name="T5590"><text:line-break/></text:span><text:span text:style-name="T5591"><text:s text:c="4"/></text:span><text:span text:style-name="T5592">protected void<text:s/></text:span><text:span text:style-name="T5593">onResume</text:span><text:span text:style-name="T5594">() {</text:span><text:span text:style-name="T5595"><text:line-break/></text:span><text:span text:style-name="T5596"><text:s text:c="8"/></text:span><text:span text:style-name="T5597">super</text:span><text:span text:style-name="T5598">.onResume()</text:span><text:span text:style-name="T5599">;</text:span><text:span text:style-name="T5600"><text:line-break/></text:span><text:span text:style-name="T5601"><text:s text:c="8"/></text:span><text:span text:style-name="T5602">gameView</text:span><text:span text:style-name="T5603">.resume()</text:span><text:span text:style-name="T5604">;</text:span><text:span text:style-name="T5605"><text:line-break/></text:span><text:span text:style-name="T5606"><text:s text:c="8"/></text:span><text:span text:style-name="T5607">soundManager</text:span><text:span text:style-name="T5608">.playMusic()</text:span><text:span text:style-name="T5609">;</text:span><text:span text:style-name="T5610"><text:line-break/></text:span><text:span text:style-name="T5611"><text:s text:c="4"/></text:span><text:span text:style-name="T5612">}</text:span><text:span text:style-name="T5613"><text:line-break/></text:span><text:span text:style-name="T5614"><text:line-break/></text:span><text:span text:style-name="T5615"><text:s text:c="4"/></text:span><text:span text:style-name="T5616">//The events for the game contro</text:span><text:span text:style-name="T5617">llers need to be registered in the activity</text:span><text:span text:style-name="T5618"><text:line-break/></text:span><text:span text:style-name="T5619"><text:s text:c="4"/>//These are passed down to the gameView</text:span><text:span text:style-name="T5620"><text:line-break/></text:span><text:span text:style-name="T5621"><text:s text:c="4"/></text:span><text:span text:style-name="T5622">@Override</text:span><text:span text:style-name="T5623"><text:line-break/></text:span><text:span text:style-name="T5624"><text:s text:c="4"/></text:span><text:span text:style-name="T5625">public boolean<text:s/></text:span><text:span text:style-name="T5626">dispatchGenericMotionEvent</text:span><text:span text:style-name="T5627">(MotionEvent event) {</text:span><text:span text:style-name="T5628"><text:line-break/></text:span><text:span text:style-name="T5629"><text:s text:c="8"/></text:span><text:span text:style-name="T5630">gameView</text:span><text:span text:style-name="T5631">.handleControllerMotion(event)</text:span><text:span text:style-name="T5632">;</text:span><text:span text:style-name="T5633"><text:line-break/></text:span><text:span text:style-name="T5634"><text:s text:c="8"/>return super</text:span><text:span text:style-name="T5635">.dispatchGenericMot</text:span><text:span text:style-name="T5636">ionEvent(event)</text:span><text:span text:style-name="T5637">;</text:span><text:span text:style-name="T5638"><text:line-break/></text:span><text:span text:style-name="T5639"><text:s text:c="4"/></text:span><text:span text:style-name="T5640">}</text:span><text:span text:style-name="T5641"><text:line-break/></text:span><text:span text:style-name="T5642"><text:line-break/></text:span><text:span text:style-name="T5643"><text:s text:c="4"/></text:span><text:span text:style-name="T5644">@Override</text:span><text:span text:style-name="T5645"><text:line-break/></text:span><text:span text:style-name="T5646"><text:s text:c="4"/></text:span><text:span text:style-name="T5647">public boolean<text:s/></text:span><text:span text:style-name="T5648">dispatchKeyEvent</text:span><text:span text:style-name="T5649">(KeyEvent event) {</text:span><text:span text:style-name="T5650"><text:line-break/></text:span><text:span text:style-name="T5651"><text:s text:c="8"/></text:span><text:span text:style-name="T5652">gameView</text:span><text:span text:style-name="T5653">.handleControllerKeys(event)</text:span><text:span text:style-name="T5654">;</text:span><text:span text:style-name="T5655"><text:line-break/></text:span><text:span text:style-name="T5656"><text:s text:c="8"/>return super</text:span><text:span text:style-name="T5657">.dispatchKeyEvent(event)</text:span><text:span text:style-name="T5658">;</text:span><text:span text:style-name="T5659"><text:line-break/></text:span><text:span text:style-name="T5660"><text:s text:c="4"/></text:span><text:span text:style-name="T5661">}</text:span><text:span text:style-name="T5662"><text:line-break/></text:span><text:span text:style-name="T5663">}</text:span></text:p>
      <text:p text:style-name="Normal"/>
      <text:p text:style-name="P5664"><text:span text:style-name="T5665">package<text:s/></text:span><text:span text:style-name="T5666">com.hafezi.games.spaceshooter2d</text:span><text:span text:style-name="T5667">;</text:span><text:span text:style-name="T5668"><text:line-break/></text:span><text:span text:style-name="T5669"><text:line-break/></text:span><text:span text:style-name="T5670">import<text:s/></text:span><text:span text:style-name="T5671">android.app.Activity</text:span><text:span text:style-name="T5672">;</text:span><text:span text:style-name="T5673"><text:line-break/></text:span><text:span text:style-name="T5674">import<text:s/></text:span><text:span text:style-name="T5675">android.content.Context</text:span><text:span text:style-name="T5676">;</text:span><text:span text:style-name="T5677"><text:line-break/></text:span><text:span text:style-name="T5678">import<text:s/></text:span><text:span text:style-name="T5679">android.content.Intent</text:span><text:span text:style-name="T5680">;</text:span><text:span text:style-name="T5681"><text:line-break/></text:span><text:span text:style-name="T5682">import<text:s/></text:span><text:span text:style-name="T5683">android.content.SharedPreferences</text:span><text:span text:style-name="T5684">;</text:span><text:span text:style-name="T5685"><text:line-break/></text:span><text:span text:style-name="T5686">import<text:s/></text:span><text:span text:style-name="T5687">android.graphics.Canvas</text:span><text:span text:style-name="T5688">;</text:span><text:span text:style-name="T5689"><text:line-break/></text:span><text:span text:style-name="T5690">import<text:s/></text:span><text:span text:style-name="T5691">android.graphics.Color</text:span><text:span text:style-name="T5692">;</text:span><text:span text:style-name="T5693"><text:line-break/></text:span><text:span text:style-name="T5694">import<text:s/></text:span><text:span text:style-name="T5695">android.graphics.Paint</text:span><text:span text:style-name="T5696">;</text:span><text:span text:style-name="T5697"><text:line-break/></text:span><text:span text:style-name="T5698">import<text:s/></text:span><text:span text:style-name="T5699">android.graphics.Rect</text:span><text:span text:style-name="T5700">;</text:span><text:span text:style-name="T5701"><text:line-break/></text:span><text:span text:style-name="T5702">impor</text:span><text:span text:style-name="T5703">t<text:s/></text:span><text:span text:style-name="T5704">android.hardware.Sensor</text:span><text:span text:style-name="T5705">;</text:span><text:span text:style-name="T5706"><text:line-break/></text:span><text:span text:style-name="T5707">import<text:s/></text:span><text:span text:style-name="T5708">android.hardware.SensorEvent</text:span><text:span text:style-name="T5709">;</text:span><text:span text:style-name="T5710"><text:line-break/></text:span><text:span text:style-name="T5711">import<text:s/></text:span><text:span text:style-name="T5712">android.hardware.SensorEventListener</text:span><text:span text:style-name="T5713">;</text:span><text:span text:style-name="T5714"><text:line-break/></text:span><text:span text:style-name="T5715">import<text:s/></text:span><text:span text:style-name="T5716">android.hardware.SensorManager</text:span><text:span text:style-name="T5717">;</text:span><text:span text:style-name="T5718"><text:line-break/></text:span><text:span text:style-name="T5719">import<text:s/></text:span><text:span text:style-name="T5720">android.os.SystemClock</text:span><text:span text:style-name="T5721">;</text:span><text:span text:style-name="T5722"><text:line-break/></text:span><text:span text:style-name="T5723">import<text:s/></text:span><text:span text:style-name="T5724">android.os.Vibrator</text:span><text:span text:style-name="T5725">;</text:span><text:span text:style-name="T5726"><text:line-break/></text:span><text:span text:style-name="T5727">import<text:s/></text:span><text:span text:style-name="T5728">android.view.KeyEvent</text:span><text:span text:style-name="T5729">;</text:span><text:span text:style-name="T5730"><text:line-break/></text:span><text:span text:style-name="T5731">import<text:s/></text:span><text:span text:style-name="T5732">android.view</text:span><text:span text:style-name="T5733">.MotionEvent</text:span><text:span text:style-name="T5734">;</text:span><text:span text:style-name="T5735"><text:line-break/></text:span><text:span text:style-name="T5736">import<text:s/></text:span><text:span text:style-name="T5737">android.view.SurfaceHolder</text:span><text:span text:style-name="T5738">;</text:span><text:span text:style-name="T5739"><text:line-break/></text:span><text:span text:style-name="T5740">import<text:s/></text:span><text:span text:style-name="T5741">android.view.SurfaceView</text:span><text:span text:style-name="T5742">;</text:span><text:span text:style-name="T5743"><text:line-break/></text:span><text:span text:style-name="T5744"><text:line-break/></text:span><text:span text:style-name="T5745">import<text:s/></text:span><text:span text:style-name="T5746">com.hafezi.games.spaceshooter2d.GameObjects.Dust</text:span><text:span text:style-name="T5747">;</text:span><text:span text:style-name="T5748"><text:line-break/></text:span><text:span text:style-name="T5749">import<text:s/></text:span><text:span text:style-name="T5750">com.hafezi.games.spaceshooter2d.GameObjects.Enemy</text:span><text:span text:style-name="T5751">;</text:span><text:span text:style-name="T5752"><text:line-break/></text:span><text:span text:style-name="T5753">import<text:s/></text:span><text:span text:style-name="T5754">com.hafezi.games.spaceshooter2d.GameObjects.Explosi</text:span><text:span text:style-name="T5755">on</text:span><text:span text:style-name="T5756">;</text:span><text:span text:style-name="T5757"><text:line-break/></text:span><text:span text:style-name="T5758">import<text:s/></text:span><text:span text:style-name="T5759">com.hafezi.games.spaceshooter2d.GameObjects.Laser</text:span><text:span text:style-name="T5760">;</text:span><text:span text:style-name="T5761"><text:line-break/></text:span><text:span text:style-name="T5762">import<text:s/></text:span><text:span text:style-name="T5763">com.hafezi.games.spaceshooter2d.GameObjects.Player</text:span><text:span text:style-name="T5764">;</text:span><text:span text:style-name="T5765"><text:line-break/></text:span><text:span text:style-name="T5766">import<text:s/></text:span><text:span text:style-name="T5767">com.hafezi.games.spaceshooter2d.Utility.InputController</text:span><text:span text:style-name="T5768">;</text:span><text:span text:style-name="T5769"><text:line-break/></text:span><text:span text:style-name="T5770">import<text:s/></text:span><text:span text:style-name="T5771">com.hafezi.games.spaceshooter2d.Utility.Pref</text:span><text:span text:style-name="T5772">;</text:span><text:span text:style-name="T5773"><text:line-break/></text:span><text:span text:style-name="T5774"><text:line-break/></text:span><text:span text:style-name="T5775">import<text:s/></text:span><text:span text:style-name="T5776">java.util.</text:span><text:span text:style-name="T5777">ArrayList</text:span><text:span text:style-name="T5778">;</text:span><text:span text:style-name="T5779"><text:line-break/></text:span><text:span text:style-name="T5780"><text:line-break/></text:span><text:span text:style-name="T5781">import static<text:s/></text:span><text:span text:style-name="T5782">android.content.Context.</text:span><text:span text:style-name="T5783">VIBRATOR_SERVICE</text:span><text:span text:style-name="T5784">;</text:span><text:span text:style-name="T5785"><text:line-break/></text:span><text:span text:style-name="T5786"><text:line-break/></text:span><text:span text:style-name="T5787">/**</text:span><text:span text:style-name="T5788"><text:line-break/></text:span><text:span text:style-name="T5789"><text:s/>* Created by Mojtaba Hafezi on 18.02.2018.</text:span><text:span text:style-name="T5790"><text:line-break/></text:span><text:span text:style-name="T5791"><text:s/>*/</text:span><text:span text:style-name="T5792"><text:line-break/></text:span><text:span text:style-name="T5793">//View for the main game since everything needs to be drawn on screen</text:span><text:span text:style-name="T5794"><text:line-break/></text:span><text:span text:style-name="T5795">//Extends SurfaceView for drawing on its own thread</text:span><text:span text:style-name="T5796"><text:line-break/></text:span><text:span text:style-name="T5797">public class<text:s/></text:span><text:span text:style-name="T5798">GameView<text:s/></text:span><text:span text:style-name="T5799">extends<text:s/></text:span><text:span text:style-name="T5800">SurfaceView<text:s/></text:span><text:span text:style-name="T5801">implements<text:s/></text:span><text:span text:style-name="T5802">Runnable</text:span><text:span text:style-name="T5803">,<text:s/></text:span><text:span text:style-name="T5804">SensorEventListener {</text:span><text:span text:style-name="T5805"><text:line-break/></text:span><text:span text:style-name="T5806"><text:line-break/></text:span><text:span text:style-name="T5807"><text:s text:c="4"/></text:span><text:span text:style-name="T5808">//Thread related attributes</text:span><text:span text:style-name="T5809"><text:line-break/></text:span><text:span text:style-name="T5810"><text:s text:c="4"/></text:span><text:span text:style-name="T5811">volatile boolean<text:s/></text:span><text:span text:style-name="T5812">playing</text:span><text:span text:style-name="T5813">;</text:span><text:span text:style-name="T5814"><text:line-break/></text:span><text:span text:style-name="T5815"><text:s text:c="4"/></text:span><text:span text:style-name="T5816">Thread<text:s/></text:span><text:span text:style-name="T5817">gameThread<text:s/></text:span><text:span text:style-name="T5818">=<text:s/></text:span><text:span text:style-name="T5819">null;</text:span><text:span text:style-name="T5820"><text:line-break/></text:span><text:span text:style-name="T5821"><text:line-break/></text:span><text:span text:style-name="T5822"><text:line-break/></text:span><text:span text:style-name="T5823"><text:s text:c="4"/></text:span><text:span text:style-name="T5824">//Game objects</text:span><text:span text:style-name="T5825"><text:line-break/></text:span><text:span text:style-name="T5826"><text:s text:c="4"/></text:span><text:span text:style-name="T5827">private<text:s/></text:span><text:span text:style-name="T5828">Player<text:s/></text:span><text:span text:style-name="T5829">player</text:span><text:span text:style-name="T5830">;</text:span><text:span text:style-name="T5831"><text:line-break/></text:span><text:span text:style-name="T5832"><text:s text:c="4"/>private<text:s/></text:span><text:span text:style-name="T5833">Explosion[]<text:s/></text:span><text:span text:style-name="T5834">explosions</text:span><text:span text:style-name="T5835">;</text:span><text:span text:style-name="T5836"><text:line-break/></text:span><text:span text:style-name="T5837"><text:s text:c="4"/></text:span><text:span text:style-name="T5838">private<text:s/></text:span><text:span text:style-name="T5839">Explosion<text:s/></text:span><text:span text:style-name="T5840">quickExplosion</text:span><text:span text:style-name="T5841">;</text:span><text:span text:style-name="T5842"><text:line-break/></text:span><text:span text:style-name="T5843"><text:s text:c="4"/>private boolean<text:s/></text:span><text:span text:style-name="T5844">isExplosionTriggered</text:span><text:span text:style-name="T5845">;</text:span><text:span text:style-name="T5846"><text:line-break/></text:span><text:span text:style-name="T5847"><text:s text:c="4"/>private<text:s/></text:span><text:span text:style-name="T5848">Enemy[]<text:s/></text:span><text:span text:style-name="T5849">enemies</text:span><text:span text:style-name="T5850">;</text:span><text:span text:style-name="T5851"><text:line-break/></text:span><text:span text:style-name="T5852"><text:s text:c="4"/>private<text:s/></text:span><text:span text:style-name="T5853">ArrayList&lt;Dust&gt;<text:s/></text:span><text:span text:style-name="T5854">whiteDusts</text:span><text:span text:style-name="T5855">;</text:span><text:span text:style-name="T5856"><text:line-break/></text:span><text:span text:style-name="T5857"><text:s text:c="4"/>private<text:s/></text:span><text:span text:style-name="T5858">ArrayList&lt;Dust&gt;<text:s/></text:span><text:span text:style-name="T5859">yellowDusts</text:span><text:span text:style-name="T5860">;</text:span><text:span text:style-name="T5861"><text:line-break/></text:span><text:span text:style-name="T5862"><text:s text:c="4"/>private<text:s/></text:span><text:span text:style-name="T5863">ArrayList&lt;Dust&gt;<text:s/></text:span><text:span text:style-name="T5864">redDusts</text:span><text:span text:style-name="T5865">;</text:span><text:span text:style-name="T5866"><text:line-break/></text:span><text:span text:style-name="T5867"><text:s text:c="4"/></text:span><text:span text:style-name="T5868">//number of dusts visible on</text:span><text:span text:style-name="T5869"><text:s/>the screen</text:span><text:span text:style-name="T5870"><text:line-break/></text:span><text:span text:style-name="T5871"><text:s text:c="4"/></text:span><text:span text:style-name="T5872">private final int<text:s/></text:span><text:span text:style-name="T5873">WHITEDUST<text:s/></text:span><text:span text:style-name="T5874">=<text:s/></text:span><text:span text:style-name="T5875">75</text:span><text:span text:style-name="T5876">;</text:span><text:span text:style-name="T5877"><text:line-break/></text:span><text:span text:style-name="T5878"><text:s text:c="4"/>private final int<text:s/></text:span><text:span text:style-name="T5879">YELLOWDUST<text:s/></text:span><text:span text:style-name="T5880">=<text:s/></text:span><text:span text:style-name="T5881">45</text:span><text:span text:style-name="T5882">;</text:span><text:span text:style-name="T5883"><text:line-break/></text:span><text:span text:style-name="T5884"><text:s text:c="4"/>private final int<text:s/></text:span><text:span text:style-name="T5885">REDDUST<text:s/></text:span><text:span text:style-name="T5886">=<text:s/></text:span><text:span text:style-name="T5887">30</text:span><text:span text:style-name="T5888">;</text:span><text:span text:style-name="T5889"><text:line-break/></text:span><text:span text:style-name="T5890"><text:s text:c="4"/>private long<text:s/></text:span><text:span text:style-name="T5891">enemiesDestroyed</text:span><text:span text:style-name="T5892">;</text:span><text:span text:style-name="T5893"><text:line-break/></text:span><text:span text:style-name="T5894"><text:s text:c="4"/>private long<text:s/></text:span><text:span text:style-name="T5895">score</text:span><text:span text:style-name="T5896">;</text:span><text:span text:style-name="T5897"><text:line-break/></text:span><text:span text:style-name="T5898"><text:line-break/></text:span><text:span text:style-name="T5899"><text:s text:c="4"/></text:span><text:span text:style-name="T5900">//Attributes req. for drawing</text:span><text:span text:style-name="T5901"><text:line-break/></text:span><text:span text:style-name="T5902"><text:s text:c="4"/></text:span><text:span text:style-name="T5903">private<text:s/></text:span><text:span text:style-name="T5904">Canvas<text:s/></text:span><text:span text:style-name="T5905">canvas</text:span><text:span text:style-name="T5906">;</text:span><text:span text:style-name="T5907"><text:line-break/></text:span><text:span text:style-name="T5908"><text:s text:c="4"/>privat</text:span><text:span text:style-name="T5909">e<text:s/></text:span><text:span text:style-name="T5910">Paint<text:s/></text:span><text:span text:style-name="T5911">paint</text:span><text:span text:style-name="T5912">;</text:span><text:span text:style-name="T5913"><text:line-break/></text:span><text:span text:style-name="T5914"><text:s text:c="4"/>private<text:s/></text:span><text:span text:style-name="T5915">SurfaceHolder<text:s/></text:span><text:span text:style-name="T5916">surfaceHolder</text:span><text:span text:style-name="T5917">;</text:span><text:span text:style-name="T5918"><text:line-break/></text:span><text:span text:style-name="T5919"><text:s text:c="4"/>private<text:s/></text:span><text:span text:style-name="T5920">Context<text:s/></text:span><text:span text:style-name="T5921">context</text:span><text:span text:style-name="T5922">;</text:span><text:span text:style-name="T5923"><text:line-break/></text:span><text:span text:style-name="T5924"><text:s text:c="4"/>private int<text:s/></text:span><text:span text:style-name="T5925">screenX</text:span><text:span text:style-name="T5926">;</text:span><text:span text:style-name="T5927"><text:line-break/></text:span><text:span text:style-name="T5928"><text:s text:c="4"/>private int<text:s/></text:span><text:span text:style-name="T5929">screenY</text:span><text:span text:style-name="T5930">;</text:span><text:span text:style-name="T5931"><text:line-break/></text:span><text:span text:style-name="T5932"><text:line-break/></text:span><text:span text:style-name="T5933"><text:s text:c="4"/></text:span><text:span text:style-name="T5934">//Game loop relevant attributes</text:span><text:span text:style-name="T5935"><text:line-break/></text:span><text:span text:style-name="T5936"><text:s text:c="4"/></text:span><text:span text:style-name="T5937">private boolean<text:s/></text:span><text:span text:style-name="T5938">gameOver</text:span><text:span text:style-name="T5939">;</text:span><text:span text:style-name="T5940"><text:line-break/></text:span><text:span text:style-name="T5941"><text:s text:c="4"/>long<text:s/></text:span><text:span text:style-name="T5942">startFrameTime</text:span><text:span text:style-name="T5943">;</text:span><text:span text:style-name="T5944"><text:line-break/></text:span><text:span text:style-name="T5945"><text:s text:c="4"/>long<text:s/></text:span><text:span text:style-name="T5946">timeThisFrame</text:span><text:span text:style-name="T5947">;</text:span><text:span text:style-name="T5948"><text:line-break/></text:span><text:span text:style-name="T5949"><text:s text:c="4"/></text:span><text:span text:style-name="T5950">long<text:s/></text:span><text:span text:style-name="T5951">lastHit</text:span><text:span text:style-name="T5952">;</text:span><text:span text:style-name="T5953"><text:line-break/></text:span><text:span text:style-name="T5954"><text:s text:c="4"/>long<text:s/></text:span><text:span text:style-name="T5955">timeForExplosion</text:span><text:span text:style-name="T5956">;</text:span><text:span text:style-name="T5957"><text:line-break/></text:span><text:span text:style-name="T5958"><text:s text:c="4"/></text:span><text:span text:style-name="T5959">//measures time since game loop is running + tracks record</text:span><text:span text:style-name="T5960"><text:line-break/></text:span><text:span text:style-name="T5961"><text:s text:c="4"/></text:span><text:span text:style-name="T5962">private long<text:s/></text:span><text:span text:style-name="T5963">longestTime<text:s/></text:span><text:span text:style-name="T5964">=<text:s/></text:span><text:span text:style-name="T5965">0</text:span><text:span text:style-name="T5966">;</text:span><text:span text:style-name="T5967"><text:line-break/></text:span><text:span text:style-name="T5968"><text:s text:c="4"/>private long<text:s/></text:span><text:span text:style-name="T5969">timeTaken</text:span><text:span text:style-name="T5970">;</text:span><text:span text:style-name="T5971"><text:line-break/></text:span><text:span text:style-name="T5972"><text:s text:c="4"/>private long<text:s/></text:span><text:span text:style-name="T5973">timeStarted</text:span><text:span text:style-name="T5974">;</text:span><text:span text:style-name="T5975"><text:line-break/></text:span><text:span text:style-name="T5976"><text:line-break/></text:span><text:span text:style-name="T5977"><text:s text:c="4"/></text:span><text:span text:style-name="T5978">//utility</text:span><text:span text:style-name="T5979"><text:line-break/></text:span><text:span text:style-name="T5980"><text:s text:c="4"/></text:span><text:span text:style-name="T5981">private<text:s/></text:span><text:span text:style-name="T5982">SoundManager<text:s/></text:span><text:span text:style-name="T5983">soundManager</text:span><text:span text:style-name="T5984">;</text:span><text:span text:style-name="T5985"><text:line-break/></text:span><text:span text:style-name="T5986"><text:s text:c="4"/>pr</text:span><text:span text:style-name="T5987">ivate<text:s/></text:span><text:span text:style-name="T5988">InputController<text:s/></text:span><text:span text:style-name="T5989">inputController</text:span><text:span text:style-name="T5990">;</text:span><text:span text:style-name="T5991"><text:line-break/></text:span><text:span text:style-name="T5992"><text:s text:c="4"/>private<text:s/></text:span><text:span text:style-name="T5993">Vibrator<text:s/></text:span><text:span text:style-name="T5994">vibrator</text:span><text:span text:style-name="T5995">;</text:span><text:span text:style-name="T5996"><text:line-break/></text:span><text:span text:style-name="T5997"><text:s text:c="4"/>private long</text:span><text:span text:style-name="T5998">[]<text:s/></text:span><text:span text:style-name="T5999">vibratorPattern<text:s/></text:span><text:span text:style-name="T6000">= {</text:span><text:span text:style-name="T6001">300</text:span><text:span text:style-name="T6002">,<text:s/></text:span><text:span text:style-name="T6003">100</text:span><text:span text:style-name="T6004">,<text:s/></text:span><text:span text:style-name="T6005">300</text:span><text:span text:style-name="T6006">,<text:s/></text:span><text:span text:style-name="T6007">100</text:span><text:span text:style-name="T6008">,<text:s/></text:span><text:span text:style-name="T6009">600</text:span><text:span text:style-name="T6010">,<text:s/></text:span><text:span text:style-name="T6011">100</text:span><text:span text:style-name="T6012">,<text:s/></text:span><text:span text:style-name="T6013">1000</text:span><text:span text:style-name="T6014">,<text:s/></text:span><text:span text:style-name="T6015">100</text:span><text:span text:style-name="T6016">,<text:s/></text:span><text:span text:style-name="T6017">100</text:span><text:span text:style-name="T6018">}</text:span><text:span text:style-name="T6019">;</text:span><text:span text:style-name="T6020"><text:line-break/></text:span><text:span text:style-name="T6021"><text:s text:c="4"/>private boolean<text:s/></text:span><text:span text:style-name="T6022">useSensor</text:span><text:span text:style-name="T6023">;</text:span><text:span text:style-name="T6024"><text:line-break/></text:span><text:span text:style-name="T6025"><text:s text:c="4"/>private<text:s/></text:span><text:span text:style-name="T6026">SensorManager<text:s/></text:span><text:span text:style-name="T6027">sensorManager</text:span><text:span text:style-name="T6028">;</text:span><text:span text:style-name="T6029"><text:line-break/></text:span><text:span text:style-name="T6030"><text:s text:c="4"/>private<text:s/></text:span><text:span text:style-name="T6031">Sensor<text:s/></text:span><text:span text:style-name="T6032">sensor</text:span><text:span text:style-name="T6033">;</text:span><text:span text:style-name="T6034"><text:line-break/></text:span><text:span text:style-name="T6035"><text:line-break/></text:span><text:span text:style-name="T6036"><text:s/></text:span><text:span text:style-name="T6037"><text:s text:c="3"/></text:span><text:span text:style-name="T6038">//persistence</text:span><text:span text:style-name="T6039"><text:line-break/></text:span><text:span text:style-name="T6040"><text:s text:c="4"/></text:span><text:span text:style-name="T6041">private<text:s/></text:span><text:span text:style-name="T6042">SharedPreferences<text:s/></text:span><text:span text:style-name="T6043">sharedPreferences</text:span><text:span text:style-name="T6044">;</text:span><text:span text:style-name="T6045"><text:line-break/></text:span><text:span text:style-name="T6046"><text:s text:c="4"/>private<text:s/></text:span><text:span text:style-name="T6047">SharedPreferences.Editor<text:s/></text:span><text:span text:style-name="T6048">editor</text:span><text:span text:style-name="T6049">;</text:span><text:span text:style-name="T6050"><text:line-break/></text:span><text:span text:style-name="T6051"><text:line-break/></text:span><text:span text:style-name="T6052"><text:s text:c="4"/>public<text:s/></text:span><text:span text:style-name="T6053">GameView</text:span><text:span text:style-name="T6054">(Context context) {</text:span><text:span text:style-name="T6055"><text:line-break/></text:span><text:span text:style-name="T6056"><text:s text:c="8"/></text:span><text:span text:style-name="T6057">super</text:span><text:span text:style-name="T6058">(context)</text:span><text:span text:style-name="T6059">;</text:span><text:span text:style-name="T6060"><text:line-break/></text:span><text:span text:style-name="T6061"><text:s text:c="4"/></text:span><text:span text:style-name="T6062">}</text:span><text:span text:style-name="T6063"><text:line-break/></text:span><text:span text:style-name="T6064"><text:s text:c="4"/></text:span><text:span text:style-name="T6065">//constructor for the game view</text:span><text:span text:style-name="T6066"><text:line-break/></text:span><text:span text:style-name="T6067"><text:s text:c="4"/></text:span><text:span text:style-name="T6068">public<text:s/></text:span><text:span text:style-name="T6069">GameView</text:span><text:span text:style-name="T6070">(Context context</text:span><text:span text:style-name="T6071">,<text:s/></text:span><text:span text:style-name="T6072">int<text:s/></text:span><text:span text:style-name="T6073">screenX</text:span><text:span text:style-name="T6074">, int<text:s/></text:span><text:span text:style-name="T6075">screenY) {</text:span><text:span text:style-name="T6076"><text:line-break/></text:span><text:span text:style-name="T6077"><text:s text:c="8"/></text:span><text:span text:style-name="T6078">super</text:span><text:span text:style-name="T6079">(context)</text:span><text:span text:style-name="T6080">;</text:span><text:span text:style-name="T6081"><text:line-break/></text:span><text:span text:style-name="T6082"><text:s text:c="8"/></text:span><text:span text:style-name="T6083">setContext(context)</text:span><text:span text:style-name="T6084">;</text:span><text:span text:style-name="T6085"><text:line-break/></text:span><text:span text:style-name="T6086"><text:s text:c="8"/></text:span><text:span text:style-name="T6087">setScreenX(screenX)</text:span><text:span text:style-name="T6088">;</text:span><text:span text:style-name="T6089"><text:line-break/></text:span><text:span text:style-name="T6090"><text:s text:c="8"/></text:span><text:span text:style-name="T6091">setScreenY(screenY)</text:span><text:span text:style-name="T6092">;</text:span><text:span text:style-name="T6093"><text:line-break/></text:span><text:span text:style-name="T6094"><text:s text:c="8"/></text:span><text:span text:style-name="T6095">paint<text:s/></text:span><text:span text:style-name="T6096">=<text:s/></text:span><text:span text:style-name="T6097">new<text:s/></text:span><text:span text:style-name="T6098">Paint()</text:span><text:span text:style-name="T6099">;</text:span><text:span text:style-name="T6100"><text:line-break/></text:span><text:span text:style-name="T6101"><text:s text:c="8"/></text:span><text:span text:style-name="T6102">surfaceHolder<text:s/></text:span><text:span text:style-name="T6103">= getHolder()</text:span><text:span text:style-name="T6104">;</text:span><text:span text:style-name="T6105"><text:line-break/></text:span><text:span text:style-name="T6106"><text:s text:c="8"/></text:span><text:span text:style-name="T6107">sharedPreferences<text:s/></text:span><text:span text:style-name="T6108">= getContext().getSharedP</text:span><text:span text:style-name="T6109">references(Pref.</text:span><text:span text:style-name="T6110">GAME</text:span><text:span text:style-name="T6111">.toString()</text:span><text:span text:style-name="T6112">,<text:s/></text:span><text:span text:style-name="T6113">context.</text:span><text:span text:style-name="T6114">MODE_PRIVATE</text:span><text:span text:style-name="T6115">)</text:span><text:span text:style-name="T6116">;</text:span><text:span text:style-name="T6117"><text:line-break/></text:span><text:span text:style-name="T6118"><text:s text:c="8"/></text:span><text:span text:style-name="T6119">editor<text:s/></text:span><text:span text:style-name="T6120">=<text:s/></text:span><text:span text:style-name="T6121">sharedPreferences</text:span><text:span text:style-name="T6122">.edit()</text:span><text:span text:style-name="T6123">;</text:span><text:span text:style-name="T6124"><text:line-break/></text:span><text:span text:style-name="T6125"><text:s text:c="8"/></text:span><text:span text:style-name="T6126">soundManager<text:s/></text:span><text:span text:style-name="T6127">= SoundManager.</text:span><text:span text:style-name="T6128">getInstance</text:span><text:span text:style-name="T6129">(context)</text:span><text:span text:style-name="T6130">;</text:span><text:span text:style-name="T6131"><text:line-break/></text:span><text:span text:style-name="T6132"><text:s text:c="8"/></text:span><text:span text:style-name="T6133">vibrator<text:s/></text:span><text:span text:style-name="T6134">= (Vibrator) getContext().getSystemService(</text:span><text:span text:style-name="T6135">VIBRATOR_SERVICE</text:span><text:span text:style-name="T6136">)</text:span><text:span text:style-name="T6137">;</text:span><text:span text:style-name="T6138"><text:line-break/></text:span><text:span text:style-name="T6139"><text:s text:c="8"/></text:span><text:span text:style-name="T6140">sensorManager<text:s/></text:span><text:span text:style-name="T6141">= (SensorManager) getContext().getSystemService(Context.</text:span><text:span text:style-name="T6142">SENSOR_SERVICE</text:span><text:span text:style-name="T6143">)</text:span><text:span text:style-name="T6144">;</text:span><text:span text:style-name="T6145"><text:line-break/></text:span><text:span text:style-name="T6146"><text:s text:c="8"/></text:span><text:span text:style-name="T6147">sensor<text:s/></text:span><text:span text:style-name="T6148">=<text:s/></text:span><text:span text:style-name="T6149">sensorManager</text:span><text:span text:style-name="T6150">.getDefaultSensor(Sensor.</text:span><text:span text:style-name="T6151">TYPE_ACCELEROMETER</text:span><text:span text:style-name="T6152">)</text:span><text:span text:style-name="T6153">;</text:span><text:span text:style-name="T6154"><text:line-break/></text:span><text:span text:style-name="T6155"><text:s text:c="8"/></text:span><text:span text:style-name="T6156">inputController<text:s/></text:span><text:span text:style-name="T6157">=<text:s/></text:span><text:span text:style-name="T6158">new<text:s/></text:span><text:span text:style-name="T6159">InputController(</text:span><text:span text:style-name="T6160">this,<text:s/></text:span><text:span text:style-name="T6161">screenX</text:span><text:span text:style-name="T6162">,<text:s/></text:span><text:span text:style-name="T6163">screenY)</text:span><text:span text:style-name="T6164">;</text:span><text:span text:style-name="T6165"><text:line-break/></text:span><text:span text:style-name="T6166"><text:s text:c="8"/></text:span><text:span text:style-name="T6167">initialiseGame</text:span><text:span text:style-name="T6168">()</text:span><text:span text:style-name="T6169">;</text:span><text:span text:style-name="T6170"><text:line-break/></text:span><text:span text:style-name="T6171"><text:s text:c="8"/></text:span><text:span text:style-name="T6172">resume()</text:span><text:span text:style-name="T6173">;</text:span><text:span text:style-name="T6174"><text:line-break/></text:span><text:span text:style-name="T6175"><text:s text:c="4"/></text:span><text:span text:style-name="T6176">}</text:span><text:span text:style-name="T6177"><text:line-break/></text:span><text:span text:style-name="T6178"><text:line-break/></text:span><text:span text:style-name="T6179"><text:s text:c="4"/></text:span><text:span text:style-name="T6180">//initialises the game to a playable state</text:span><text:span text:style-name="T6181"><text:line-break/></text:span><text:span text:style-name="T6182"><text:s text:c="4"/></text:span><text:span text:style-name="T6183">public void<text:s/></text:span><text:span text:style-name="T6184">initialiseGame</text:span><text:span text:style-name="T6185">() {</text:span><text:span text:style-name="T6186"><text:line-break/></text:span><text:span text:style-name="T6187"><text:s text:c="8"/>setGameOver(</text:span><text:span text:style-name="T6188">false</text:span><text:span text:style-name="T6189">)</text:span><text:span text:style-name="T6190">;</text:span><text:span text:style-name="T6191"><text:line-break/></text:span><text:span text:style-name="T6192"><text:s text:c="8"/></text:span><text:span text:style-name="T6193">setPlaying(</text:span><text:span text:style-name="T6194">true</text:span><text:span text:style-name="T6195">)</text:span><text:span text:style-name="T6196">;</text:span><text:span text:style-name="T6197"><text:line-break/></text:span><text:span text:style-name="T6198"><text:s text:c="8"/></text:span><text:span text:style-name="T6199">lastHit<text:s/></text:span><text:span text:style-name="T6200">=<text:s/></text:span><text:span text:style-name="T6201">0</text:span><text:span text:style-name="T6202">;</text:span><text:span text:style-name="T6203"><text:line-break/></text:span><text:span text:style-name="T6204"><text:s text:c="8"/></text:span><text:span text:style-name="T6205">timeTaken<text:s/></text:span><text:span text:style-name="T6206">=<text:s/></text:span><text:span text:style-name="T6207">0</text:span><text:span text:style-name="T6208">;</text:span><text:span text:style-name="T6209"><text:line-break/></text:span><text:span text:style-name="T6210"><text:s text:c="8"/></text:span><text:span text:style-name="T6211">timeStarted<text:s/></text:span><text:span text:style-name="T6212">= SystemClock.</text:span><text:span text:style-name="T6213">elapsedRealti</text:span><text:span text:style-name="T6214">me</text:span><text:span text:style-name="T6215">()</text:span><text:span text:style-name="T6216">;</text:span><text:span text:style-name="T6217"><text:line-break/></text:span><text:span text:style-name="T6218"><text:s text:c="8"/></text:span><text:span text:style-name="T6219">//Load score and options for sensor</text:span><text:span text:style-name="T6220"><text:line-break/></text:span><text:span text:style-name="T6221"><text:s text:c="8"/></text:span><text:span text:style-name="T6222">longestTime<text:s/></text:span><text:span text:style-name="T6223">=<text:s/></text:span><text:span text:style-name="T6224">sharedPreferences</text:span><text:span text:style-name="T6225">.getLong(Pref.</text:span><text:span text:style-name="T6226">TIME</text:span><text:span text:style-name="T6227">.toString()</text:span><text:span text:style-name="T6228">,<text:s/></text:span><text:span text:style-name="T6229">0</text:span><text:span text:style-name="T6230">)</text:span><text:span text:style-name="T6231">;</text:span><text:span text:style-name="T6232"><text:line-break/></text:span><text:span text:style-name="T6233"><text:s text:c="8"/></text:span><text:span text:style-name="T6234">score<text:s/></text:span><text:span text:style-name="T6235">=<text:s/></text:span><text:span text:style-name="T6236">sharedPreferences</text:span><text:span text:style-name="T6237">.getLong(Pref.</text:span><text:span text:style-name="T6238">SCORE</text:span><text:span text:style-name="T6239">.toString()</text:span><text:span text:style-name="T6240">,<text:s/></text:span><text:span text:style-name="T6241">0</text:span><text:span text:style-name="T6242">)</text:span><text:span text:style-name="T6243">;</text:span><text:span text:style-name="T6244"><text:line-break/></text:span><text:span text:style-name="T6245"><text:s text:c="8"/></text:span><text:span text:style-name="T6246">enemiesDestroyed<text:s/></text:span><text:span text:style-name="T6247">=<text:s/></text:span><text:span text:style-name="T6248">0</text:span><text:span text:style-name="T6249">;</text:span><text:span text:style-name="T6250"><text:line-break/></text:span><text:span text:style-name="T6251"><text:s text:c="8"/>boolean<text:s/></text:span><text:span text:style-name="T6252">usingSensor =<text:s/></text:span><text:span text:style-name="T6253">sharedPreferences</text:span><text:span text:style-name="T6254">.getBoolean(Pref.</text:span><text:span text:style-name="T6255">SENSOR</text:span><text:span text:style-name="T6256">.toString()</text:span><text:span text:style-name="T6257">, false</text:span><text:span text:style-name="T6258">)</text:span><text:span text:style-name="T6259">;</text:span><text:span text:style-name="T6260"><text:line-break/></text:span><text:span text:style-name="T6261"><text:s text:c="8"/></text:span><text:span text:style-name="T6262">setUseSensor(usingSensor)</text:span><text:span text:style-name="T6263">;</text:span><text:span text:style-name="T6264"><text:line-break/></text:span><text:span text:style-name="T6265"><text:s text:c="8"/></text:span><text:span text:style-name="T6266">//Initialisation of all game objects</text:span><text:span text:style-name="T6267"><text:line-break/></text:span><text:span text:style-name="T6268"><text:s text:c="8"/></text:span><text:span text:style-name="T6269">player<text:s/></text:span><text:span text:style-name="T6270">=<text:s/></text:span><text:span text:style-name="T6271">new<text:s/></text:span><text:span text:style-name="T6272">Player(getContext()</text:span><text:span text:style-name="T6273">,<text:s/></text:span><text:span text:style-name="T6274">10</text:span><text:span text:style-name="T6275">,<text:s/></text:span><text:span text:style-name="T6276">0</text:span><text:span text:style-name="T6277">,<text:s/></text:span><text:span text:style-name="T6278">10</text:span><text:span text:style-name="T6279">,<text:s/></text:span><text:span text:style-name="T6280">getScreenX()</text:span><text:span text:style-name="T6281">,<text:s/></text:span><text:span text:style-name="T6282">getScreenY())</text:span><text:span text:style-name="T6283">;</text:span><text:span text:style-name="T6284"><text:line-break/></text:span><text:span text:style-name="T6285"><text:s text:c="8"/></text:span><text:span text:style-name="T6286">explosions<text:s/></text:span><text:span text:style-name="T6287">=<text:s/></text:span><text:span text:style-name="T6288">new<text:s/></text:span><text:span text:style-name="T6289">Explosion[</text:span><text:span text:style-name="T6290">5</text:span><text:span text:style-name="T6291">]</text:span><text:span text:style-name="T6292">;</text:span><text:span text:style-name="T6293"><text:line-break/></text:span><text:span text:style-name="T6294"><text:s text:c="8"/>for<text:s/></text:span><text:span text:style-name="T6295">(</text:span><text:span text:style-name="T6296">int<text:s/></text:span><text:span text:style-name="T6297">i =<text:s/></text:span><text:span text:style-name="T6298">0</text:span><text:span text:style-name="T6299">;<text:s/></text:span><text:span text:style-name="T6300">i &lt;<text:s/></text:span><text:span text:style-name="T6301">explosions</text:span><text:span text:style-name="T6302">.</text:span><text:span text:style-name="T6303">length</text:span><text:span text:style-name="T6304">;<text:s/></text:span><text:span text:style-name="T6305">i++) {</text:span><text:span text:style-name="T6306"><text:line-break/></text:span><text:span text:style-name="T6307"><text:s text:c="12"/></text:span><text:span text:style-name="T6308">explosions</text:span><text:span text:style-name="T6309">[i] =<text:s/></text:span><text:span text:style-name="T6310">new<text:s/></text:span><text:span text:style-name="T6311">Explosion(getContext()</text:span><text:span text:style-name="T6312">,<text:s/></text:span><text:span text:style-name="T6313">screenX</text:span><text:span text:style-name="T6314">,<text:s/></text:span><text:span text:style-name="T6315">screenY</text:span><text:span text:style-name="T6316">,<text:s/></text:span><text:span text:style-name="T6317">"explosion"<text:s/></text:span><text:span text:style-name="T6318">+ (</text:span><text:span text:style-name="T6319">1<text:s/></text:span><text:span text:style-name="T6320">+ i)</text:span><text:span text:style-name="T6321">,<text:s/></text:span><text:span text:style-name="T6322">0</text:span><text:span text:style-name="T6323">,<text:s/></text:span><text:span text:style-name="T6324">0</text:span><text:span text:style-name="T6325">)</text:span><text:span text:style-name="T6326">;</text:span><text:span text:style-name="T6327"><text:line-break/></text:span><text:span text:style-name="T6328"><text:s text:c="8"/></text:span><text:span text:style-name="T6329">}</text:span><text:span text:style-name="T6330"><text:line-break/></text:span><text:span text:style-name="T6331"><text:s text:c="8"/></text:span><text:span text:style-name="T6332">quickExplosion<text:s/></text:span><text:span text:style-name="T6333">=<text:s/></text:span><text:span text:style-name="T6334">new<text:s/></text:span><text:span text:style-name="T6335">Explosion(getContext()</text:span><text:span text:style-name="T6336">,<text:s/></text:span><text:span text:style-name="T6337">screenX</text:span><text:span text:style-name="T6338">,<text:s/></text:span><text:span text:style-name="T6339">screenY</text:span><text:span text:style-name="T6340">,<text:s/></text:span><text:span text:style-name="T6341">"qu</text:span><text:span text:style-name="T6342">ickexplosion"</text:span><text:span text:style-name="T6343">,<text:s/></text:span><text:span text:style-name="T6344">-</text:span><text:span text:style-name="T6345">1000</text:span><text:span text:style-name="T6346">,<text:s/></text:span><text:span text:style-name="T6347">-</text:span><text:span text:style-name="T6348">1000</text:span><text:span text:style-name="T6349">)</text:span><text:span text:style-name="T6350">;</text:span><text:span text:style-name="T6351"><text:line-break/></text:span><text:span text:style-name="T6352"><text:s text:c="8"/></text:span><text:span text:style-name="T6353">isExplosionTriggered<text:s/></text:span><text:span text:style-name="T6354">=<text:s/></text:span><text:span text:style-name="T6355">false;</text:span><text:span text:style-name="T6356"><text:line-break/></text:span><text:span text:style-name="T6357"><text:s text:c="8"/></text:span><text:span text:style-name="T6358">timeForExplosion<text:s/></text:span><text:span text:style-name="T6359">=<text:s/></text:span><text:span text:style-name="T6360">0</text:span><text:span text:style-name="T6361">;</text:span><text:span text:style-name="T6362"><text:line-break/></text:span><text:span text:style-name="T6363"><text:s text:c="8"/></text:span><text:span text:style-name="T6364">enemies<text:s/></text:span><text:span text:style-name="T6365">=<text:s/></text:span><text:span text:style-name="T6366">new<text:s/></text:span><text:span text:style-name="T6367">Enemy[</text:span><text:span text:style-name="T6368">6</text:span><text:span text:style-name="T6369">]</text:span><text:span text:style-name="T6370">;</text:span><text:span text:style-name="T6371"><text:line-break/></text:span><text:span text:style-name="T6372"><text:s text:c="8"/>for<text:s/></text:span><text:span text:style-name="T6373">(</text:span><text:span text:style-name="T6374">int<text:s/></text:span><text:span text:style-name="T6375">i =<text:s/></text:span><text:span text:style-name="T6376">0</text:span><text:span text:style-name="T6377">;<text:s/></text:span><text:span text:style-name="T6378">i &lt;<text:s/></text:span><text:span text:style-name="T6379">enemies</text:span><text:span text:style-name="T6380">.</text:span><text:span text:style-name="T6381">length</text:span><text:span text:style-name="T6382">;<text:s/></text:span><text:span text:style-name="T6383">i++) {</text:span><text:span text:style-name="T6384"><text:line-break/></text:span><text:span text:style-name="T6385"><text:s text:c="12"/></text:span><text:span text:style-name="T6386">enemies</text:span><text:span text:style-name="T6387">[i] =<text:s/></text:span><text:span text:style-name="T6388">new<text:s/></text:span><text:span text:style-name="T6389">Enemy(getContext()</text:span><text:span text:style-name="T6390">,<text:s/></text:span><text:span text:style-name="T6391">getScreenX()</text:span><text:span text:style-name="T6392">,<text:s/></text:span><text:span text:style-name="T6393">getScreenY())</text:span><text:span text:style-name="T6394">;</text:span><text:span text:style-name="T6395"><text:line-break/></text:span><text:span text:style-name="T6396"><text:s text:c="8"/></text:span><text:span text:style-name="T6397">}</text:span><text:span text:style-name="T6398"><text:line-break/></text:span><text:span text:style-name="T6399"><text:s text:c="8"/></text:span><text:span text:style-name="T6400">whiteDusts<text:s/></text:span><text:span text:style-name="T6401">=<text:s/></text:span><text:span text:style-name="T6402">new<text:s/></text:span><text:span text:style-name="T6403">ArrayList&lt;&gt;()</text:span><text:span text:style-name="T6404">;</text:span><text:span text:style-name="T6405"><text:line-break/></text:span><text:span text:style-name="T6406"><text:s text:c="8"/></text:span><text:span text:style-name="T6407">yellowDusts<text:s/></text:span><text:span text:style-name="T6408">=<text:s/></text:span><text:span text:style-name="T6409">new<text:s/></text:span><text:span text:style-name="T6410">ArrayList&lt;&gt;()</text:span><text:span text:style-name="T6411">;</text:span><text:span text:style-name="T6412"><text:line-break/></text:span><text:span text:style-name="T6413"><text:s text:c="8"/></text:span><text:span text:style-name="T6414">redDusts<text:s/></text:span><text:span text:style-name="T6415">=<text:s/></text:span><text:span text:style-name="T6416">new<text:s/></text:span><text:span text:style-name="T6417">ArrayList&lt;&gt;()</text:span><text:span text:style-name="T6418">;</text:span><text:span text:style-name="T6419"><text:line-break/></text:span><text:span text:style-name="T6420"><text:s text:c="8"/>for<text:s/></text:span><text:span text:style-name="T6421">(</text:span><text:span text:style-name="T6422">int<text:s/></text:span><text:span text:style-name="T6423">i =<text:s/></text:span><text:span text:style-name="T6424">0</text:span><text:span text:style-name="T6425">;<text:s/></text:span><text:span text:style-name="T6426">i &lt;<text:s/></text:span><text:span text:style-name="T6427">WHITEDUST</text:span><text:span text:style-name="T6428">;<text:s/></text:span><text:span text:style-name="T6429">i++) {</text:span><text:span text:style-name="T6430"><text:line-break/></text:span><text:span text:style-name="T6431"><text:s text:c="12"/>Dust whiteDust =<text:s/></text:span><text:span text:style-name="T6432">new<text:s/></text:span><text:span text:style-name="T6433">Dust(getScreenX()</text:span><text:span text:style-name="T6434">,<text:s/></text:span><text:span text:style-name="T6435">getScreenY())</text:span><text:span text:style-name="T6436">;</text:span><text:span text:style-name="T6437"><text:line-break/></text:span><text:span text:style-name="T6438"><text:s text:c="12"/></text:span><text:span text:style-name="T6439">whiteDusts</text:span><text:span text:style-name="T6440">.add(whiteDust)</text:span><text:span text:style-name="T6441">;</text:span><text:span text:style-name="T6442"><text:line-break/></text:span><text:span text:style-name="T6443"><text:s text:c="8"/></text:span><text:span text:style-name="T6444">}</text:span><text:span text:style-name="T6445"><text:line-break/></text:span><text:span text:style-name="T6446"><text:s text:c="8"/></text:span><text:span text:style-name="T6447">for<text:s/></text:span><text:span text:style-name="T6448">(</text:span><text:span text:style-name="T6449">int<text:s/></text:span><text:span text:style-name="T6450">i =<text:s/></text:span><text:span text:style-name="T6451">0</text:span><text:span text:style-name="T6452">;<text:s/></text:span><text:span text:style-name="T6453">i &lt;<text:s/></text:span><text:span text:style-name="T6454">YELLOWDUST</text:span><text:span text:style-name="T6455">;<text:s/></text:span><text:span text:style-name="T6456">i++) {</text:span><text:span text:style-name="T6457"><text:line-break/></text:span><text:span text:style-name="T6458"><text:s text:c="12"/>Dust yellowDust =<text:s/></text:span><text:span text:style-name="T6459">new<text:s/></text:span><text:span text:style-name="T6460">Dust(getScreenX()</text:span><text:span text:style-name="T6461">,<text:s/></text:span><text:span text:style-name="T6462">getScreenY())</text:span><text:span text:style-name="T6463">;</text:span><text:span text:style-name="T6464"><text:line-break/></text:span><text:span text:style-name="T6465"><text:s text:c="12"/></text:span><text:span text:style-name="T6466">yellowDusts</text:span><text:span text:style-name="T6467">.add(yellowDust)</text:span><text:span text:style-name="T6468">;</text:span><text:span text:style-name="T6469"><text:line-break/></text:span><text:span text:style-name="T6470"><text:s text:c="8"/></text:span><text:span text:style-name="T6471">}</text:span><text:span text:style-name="T6472"><text:line-break/></text:span><text:span text:style-name="T6473"><text:s text:c="8"/></text:span><text:span text:style-name="T6474">for<text:s/></text:span><text:span text:style-name="T6475">(</text:span><text:span text:style-name="T6476">int<text:s/></text:span><text:span text:style-name="T6477">i =<text:s/></text:span><text:span text:style-name="T6478">0</text:span><text:span text:style-name="T6479">;<text:s/></text:span><text:span text:style-name="T6480">i &lt;<text:s/></text:span><text:span text:style-name="T6481">REDDUST</text:span><text:span text:style-name="T6482">;<text:s/></text:span><text:span text:style-name="T6483">i++) {</text:span><text:span text:style-name="T6484"><text:line-break/></text:span><text:span text:style-name="T6485"><text:s text:c="12"/>Dust redDust =<text:s/></text:span><text:span text:style-name="T6486">new<text:s/></text:span><text:span text:style-name="T6487">Dust(getScreenX()</text:span><text:span text:style-name="T6488">,<text:s/></text:span><text:span text:style-name="T6489">getScreenY())</text:span><text:span text:style-name="T6490">;</text:span><text:span text:style-name="T6491"><text:line-break/></text:span><text:span text:style-name="T6492"><text:s text:c="12"/></text:span><text:span text:style-name="T6493">redDusts</text:span><text:span text:style-name="T6494">.add(redDust)</text:span><text:span text:style-name="T6495">;</text:span><text:span text:style-name="T6496"><text:line-break/></text:span><text:span text:style-name="T6497"><text:s text:c="8"/></text:span><text:span text:style-name="T6498">}</text:span><text:span text:style-name="T6499"><text:line-break/></text:span><text:span text:style-name="T6500"><text:line-break/></text:span><text:span text:style-name="T6501"><text:s text:c="4"/>}</text:span><text:span text:style-name="T6502"><text:line-break/></text:span><text:span text:style-name="T6503"><text:line-break/></text:span><text:span text:style-name="T6504"><text:s text:c="4"/></text:span><text:span text:style-name="T6505">//game loop</text:span><text:span text:style-name="T6506"><text:line-break/></text:span><text:span text:style-name="T6507"><text:s text:c="4"/></text:span><text:span text:style-name="T6508">@Override</text:span><text:span text:style-name="T6509"><text:line-break/></text:span><text:span text:style-name="T6510"><text:s text:c="4"/></text:span><text:span text:style-name="T6511">public void<text:s/></text:span><text:span text:style-name="T6512">run</text:span><text:span text:style-name="T6513">() {</text:span><text:span text:style-name="T6514"><text:line-break/></text:span><text:span text:style-name="T6515"><text:s text:c="8"/></text:span><text:span text:style-name="T6516">while<text:s/></text:span><text:span text:style-name="T6517">(isPlaying()) {</text:span><text:span text:style-name="T6518"><text:line-break/></text:span><text:span text:style-name="T6519"><text:s text:c="12"/></text:span><text:span text:style-name="T6520">//get the time the execution of thi</text:span><text:span text:style-name="T6521">s code started</text:span><text:span text:style-name="T6522"><text:line-break/></text:span><text:span text:style-name="T6523"><text:s text:c="12"/></text:span><text:span text:style-name="T6524">startFrameTime<text:s/></text:span><text:span text:style-name="T6525">= SystemClock.</text:span><text:span text:style-name="T6526">elapsedRealtime</text:span><text:span text:style-name="T6527">()</text:span><text:span text:style-name="T6528">;</text:span><text:span text:style-name="T6529"><text:line-break/></text:span><text:span text:style-name="T6530"><text:s text:c="12"/></text:span><text:span text:style-name="T6531">//updates all the game objects</text:span><text:span text:style-name="T6532"><text:line-break/></text:span><text:span text:style-name="T6533"><text:s text:c="12"/></text:span><text:span text:style-name="T6534">update()</text:span><text:span text:style-name="T6535">;</text:span><text:span text:style-name="T6536"><text:line-break/></text:span><text:span text:style-name="T6537"><text:s text:c="12"/></text:span><text:span text:style-name="T6538">//draws all the objects and graphical user interface</text:span><text:span text:style-name="T6539"><text:line-break/></text:span><text:span text:style-name="T6540"><text:s text:c="12"/></text:span><text:span text:style-name="T6541">draw()</text:span><text:span text:style-name="T6542">;</text:span><text:span text:style-name="T6543"><text:line-break/></text:span><text:span text:style-name="T6544"><text:s text:c="12"/></text:span><text:span text:style-name="T6545">//get the time diff</text:span><text:span text:style-name="T6546">erence and control the frames per seconds</text:span><text:span text:style-name="T6547"><text:line-break/></text:span><text:span text:style-name="T6548"><text:s text:c="12"/>//control the frames per seconds -&gt; if drawing took too long skip sleep call for thread</text:span><text:span text:style-name="T6549"><text:line-break/></text:span><text:span text:style-name="T6550"><text:s text:c="12"/></text:span><text:span text:style-name="T6551">timeThisFrame<text:s/></text:span><text:span text:style-name="T6552">= SystemClock.</text:span><text:span text:style-name="T6553">elapsedRealtime</text:span><text:span text:style-name="T6554">() -<text:s/></text:span><text:span text:style-name="T6555">startFrameTime</text:span><text:span text:style-name="T6556">;</text:span><text:span text:style-name="T6557"><text:line-break/></text:span><text:span text:style-name="T6558"><text:s text:c="12"/></text:span><text:span text:style-name="T6559">control()</text:span><text:span text:style-name="T6560">;</text:span><text:span text:style-name="T6561"><text:line-break/></text:span><text:span text:style-name="T6562"><text:s text:c="8"/></text:span><text:span text:style-name="T6563">}</text:span><text:span text:style-name="T6564"><text:line-break/></text:span><text:span text:style-name="T6565"><text:s text:c="4"/>}</text:span><text:span text:style-name="T6566"><text:line-break/></text:span><text:span text:style-name="T6567"><text:line-break/></text:span><text:span text:style-name="T6568"><text:s text:c="4"/></text:span><text:span text:style-name="T6569">private void<text:s/></text:span><text:span text:style-name="T6570">update</text:span><text:span text:style-name="T6571">() {</text:span><text:span text:style-name="T6572"><text:line-break/></text:span><text:span text:style-name="T6573"><text:s text:c="8"/></text:span><text:span text:style-name="T6574">//while the game is not over</text:span><text:span text:style-name="T6575"><text:line-break/></text:span><text:span text:style-name="T6576"><text:s text:c="8"/></text:span><text:span text:style-name="T6577">if<text:s/></text:span><text:span text:style-name="T6578">(!isGameOver()) {</text:span><text:span text:style-name="T6579"><text:line-break/></text:span><text:span text:style-name="T6580"><text:s text:c="12"/></text:span><text:span text:style-name="T6581">//if game was paused -&gt; time handled correctly through this method</text:span><text:span text:style-name="T6582"><text:line-break/></text:span><text:span text:style-name="T6583"><text:s text:c="12"/></text:span><text:span text:style-name="T6584">if<text:s/></text:span><text:span text:style-name="T6585">(</text:span><text:span text:style-name="T6586">timeStarted<text:s/></text:span><text:span text:style-name="T6587">!=<text:s/></text:span><text:span text:style-name="T6588">0</text:span><text:span text:style-name="T6589">)</text:span><text:span text:style-name="T6590"><text:line-break/></text:span><text:span text:style-name="T6591"><text:s text:c="16"/></text:span><text:span text:style-name="T6592">timeTaken<text:s/></text:span><text:span text:style-name="T6593">+= (SystemClock.</text:span><text:span text:style-name="T6594">elapsedRealtime</text:span><text:span text:style-name="T6595">() -<text:s/></text:span><text:span text:style-name="T6596">timeStarted</text:span><text:span text:style-name="T6597">)</text:span><text:span text:style-name="T6598">;</text:span><text:span text:style-name="T6599"><text:line-break/></text:span><text:span text:style-name="T6600"><text:s text:c="12"/></text:span><text:span text:style-name="T6601">timeStarted<text:s/></text:span><text:span text:style-name="T6602">= SystemClock.</text:span><text:span text:style-name="T6603">elapsedRealtime</text:span><text:span text:style-name="T6604">()</text:span><text:span text:style-name="T6605">;</text:span><text:span text:style-name="T6606"><text:line-break/></text:span><text:span text:style-name="T6607"><text:line-break/></text:span><text:span text:style-name="T6608"><text:s text:c="12"/></text:span><text:span text:style-name="T6609">//update game objects</text:span><text:span text:style-name="T6610"><text:line-break/></text:span><text:span text:style-name="T6611"><text:s text:c="12"/></text:span><text:span text:style-name="T6612">player</text:span><text:span text:style-name="T6613">.update()</text:span><text:span text:style-name="T6614">;</text:span><text:span text:style-name="T6615"><text:line-break/></text:span><text:span text:style-name="T6616"><text:s text:c="12"/>for<text:s/></text:span><text:span text:style-name="T6617">(Enemy enemy :<text:s/></text:span><text:span text:style-name="T6618">enemies</text:span><text:span text:style-name="T6619">) {</text:span><text:span text:style-name="T6620"><text:line-break/></text:span><text:span text:style-name="T6621"><text:s text:c="16"/>enemy.update()</text:span><text:span text:style-name="T6622">;</text:span><text:span text:style-name="T6623"><text:line-break/></text:span><text:span text:style-name="T6624"><text:s text:c="12"/></text:span><text:span text:style-name="T6625">}</text:span><text:span text:style-name="T6626"><text:line-break/></text:span><text:span text:style-name="T6627"><text:s text:c="12"/></text:span><text:span text:style-name="T6628">f</text:span><text:span text:style-name="T6629">or<text:s/></text:span><text:span text:style-name="T6630">(Dust whiteDust :<text:s/></text:span><text:span text:style-name="T6631">whiteDusts</text:span><text:span text:style-name="T6632">) {</text:span><text:span text:style-name="T6633"><text:line-break/></text:span><text:span text:style-name="T6634"><text:s text:c="16"/>whiteDust.update()</text:span><text:span text:style-name="T6635">;</text:span><text:span text:style-name="T6636"><text:line-break/></text:span><text:span text:style-name="T6637"><text:s text:c="12"/></text:span><text:span text:style-name="T6638">}</text:span><text:span text:style-name="T6639"><text:line-break/></text:span><text:span text:style-name="T6640"><text:s text:c="12"/></text:span><text:span text:style-name="T6641">for<text:s/></text:span><text:span text:style-name="T6642">(Dust yellowDust :<text:s/></text:span><text:span text:style-name="T6643">yellowDusts</text:span><text:span text:style-name="T6644">) {</text:span><text:span text:style-name="T6645"><text:line-break/></text:span><text:span text:style-name="T6646"><text:s text:c="16"/>yellowDust.update()</text:span><text:span text:style-name="T6647">;</text:span><text:span text:style-name="T6648"><text:line-break/></text:span><text:span text:style-name="T6649"><text:s text:c="12"/></text:span><text:span text:style-name="T6650">}</text:span><text:span text:style-name="T6651"><text:line-break/></text:span><text:span text:style-name="T6652"><text:s text:c="12"/></text:span><text:span text:style-name="T6653">for<text:s/></text:span><text:span text:style-name="T6654">(Dust redDust :<text:s/></text:span><text:span text:style-name="T6655">redDusts</text:span><text:span text:style-name="T6656">) {</text:span><text:span text:style-name="T6657"><text:line-break/></text:span><text:span text:style-name="T6658"><text:s text:c="16"/>redDust.up</text:span><text:span text:style-name="T6659">date()</text:span><text:span text:style-name="T6660">;</text:span><text:span text:style-name="T6661"><text:line-break/></text:span><text:span text:style-name="T6662"><text:s text:c="12"/></text:span><text:span text:style-name="T6663">}</text:span><text:span text:style-name="T6664"><text:line-break/></text:span><text:span text:style-name="T6665"><text:line-break/></text:span><text:span text:style-name="T6666"><text:s text:c="12"/></text:span><text:span text:style-name="T6667">//check for collisions between player and enemies</text:span><text:span text:style-name="T6668"><text:line-break/></text:span><text:span text:style-name="T6669"><text:s text:c="12"/></text:span><text:span text:style-name="T6670">boolean<text:s/></text:span><text:span text:style-name="T6671">collisionDetected</text:span><text:span text:style-name="T6672">;</text:span><text:span text:style-name="T6673"><text:line-break/></text:span><text:span text:style-name="T6674"><text:s text:c="12"/>for<text:s/></text:span><text:span text:style-name="T6675">(Enemy enemy :<text:s/></text:span><text:span text:style-name="T6676">enemies</text:span><text:span text:style-name="T6677">) {</text:span><text:span text:style-name="T6678"><text:line-break/></text:span><text:span text:style-name="T6679"><text:s text:c="16"/>collisionDetected = collisionDetection(</text:span><text:span text:style-name="T6680">player</text:span><text:span text:style-name="T6681">,<text:s/></text:span><text:span text:style-name="T6682">enemy)</text:span><text:span text:style-name="T6683">;</text:span><text:span text:style-name="T6684"><text:line-break/></text:span><text:span text:style-name="T6685"><text:s text:c="16"/>if<text:s/></text:span><text:span text:style-name="T6686">(collisionDetected) {</text:span><text:span text:style-name="T6687"><text:line-break/></text:span><text:span text:style-name="T6688"><text:s text:c="20"/></text:span><text:span text:style-name="T6689">enemiesDestroyed</text:span><text:span text:style-name="T6690">++</text:span><text:span text:style-name="T6691">;</text:span><text:span text:style-name="T6692"><text:line-break/></text:span><text:span text:style-name="T6693"><text:s text:c="20"/></text:span><text:span text:style-name="T6694">isExplosionTriggered<text:s/></text:span><text:span text:style-name="T6695">=<text:s/></text:span><text:span text:style-name="T6696">true;</text:span><text:span text:style-name="T6697"><text:line-break/></text:span><text:span text:style-name="T6698"><text:s text:c="20"/>if<text:s/></text:span><text:span text:style-name="T6699">(</text:span><text:span text:style-name="T6700">player</text:span><text:span text:style-name="T6701">.getShields() &gt;=<text:s/></text:span><text:span text:style-name="T6702">1</text:span><text:span text:style-name="T6703">) {</text:span><text:span text:style-name="T6704"><text:line-break/></text:span><text:span text:style-name="T6705"><text:s text:c="24"/></text:span><text:span text:style-name="T6706">soundManager</text:span><text:span text:style-name="T6707">.playSound(SoundManager.Sounds.</text:span><text:span text:style-name="T6708">HIT</text:span><text:span text:style-name="T6709">)</text:span><text:span text:style-name="T6710">;</text:span><text:span text:style-name="T6711"><text:line-break/></text:span><text:span text:style-name="T6712"><text:s text:c="24"/></text:span><text:span text:style-name="T6713">vibrator</text:span><text:span text:style-name="T6714">.vibrate(</text:span><text:span text:style-name="T6715">200</text:span><text:span text:style-name="T6716">)</text:span><text:span text:style-name="T6717">;</text:span><text:span text:style-name="T6718"><text:line-break/></text:span><text:span text:style-name="T6719"><text:s text:c="24"/></text:span><text:span text:style-name="T6720">//player is immune for 2 sec after a collision but only once</text:span><text:span text:style-name="T6721"><text:line-break/></text:span><text:span text:style-name="T6722"><text:s text:c="24"/></text:span><text:span text:style-name="T6723">if<text:s/></text:span><text:span text:style-name="T6724">(</text:span><text:span text:style-name="T6725">lastHit<text:s/></text:span><text:span text:style-name="T6726">==<text:s/></text:span><text:span text:style-name="T6727">0</text:span><text:span text:style-name="T6728">) {</text:span><text:span text:style-name="T6729"><text:line-break/></text:span><text:span text:style-name="T6730"><text:s text:c="28"/></text:span><text:span text:style-name="T6731">lastHit<text:s/></text:span><text:span text:style-name="T6732">= SystemClock.</text:span><text:span text:style-name="T6733">elapsedRealtime</text:span><text:span text:style-name="T6734">()</text:span><text:span text:style-name="T6735">;</text:span><text:span text:style-name="T6736"><text:line-break/></text:span><text:span text:style-name="T6737"><text:s text:c="11"/></text:span><text:span text:style-name="T6738"><text:s text:c="17"/></text:span><text:span text:style-name="T6739">player</text:span><text:span text:style-name="T6740">.setShields(</text:span><text:span text:style-name="T6741">player</text:span><text:span text:style-name="T6742">.getShields() -<text:s/></text:span><text:span text:style-name="T6743">1</text:span><text:span text:style-name="T6744">)</text:span><text:span text:style-name="T6745">;</text:span><text:span text:style-name="T6746"><text:line-break/></text:span><text:span text:style-name="T6747"><text:s text:c="24"/></text:span><text:span text:style-name="T6748">}</text:span><text:span text:style-name="T6749"><text:line-break/></text:span><text:span text:style-name="T6750"><text:s text:c="24"/></text:span><text:span text:style-name="T6751">if<text:s/></text:span><text:span text:style-name="T6752">(</text:span><text:span text:style-name="T6753">startFrameTime<text:s/></text:span><text:span text:style-name="T6754">-<text:s/></text:span><text:span text:style-name="T6755">lastHit<text:s/></text:span><text:span text:style-name="T6756">&gt;<text:s/></text:span><text:span text:style-name="T6757">2000</text:span><text:span text:style-name="T6758">)</text:span><text:span text:style-name="T6759"><text:line-break/></text:span><text:span text:style-name="T6760"><text:s text:c="28"/></text:span><text:span text:style-name="T6761">player</text:span><text:span text:style-name="T6762">.setShields(</text:span><text:span text:style-name="T6763">player</text:span><text:span text:style-name="T6764">.getShields() -<text:s/></text:span><text:span text:style-name="T6765">1</text:span><text:span text:style-name="T6766">)</text:span><text:span text:style-name="T6767">;</text:span><text:span text:style-name="T6768"><text:line-break/></text:span><text:span text:style-name="T6769"><text:line-break/></text:span><text:span text:style-name="T6770"><text:s text:c="20"/></text:span><text:span text:style-name="T6771">}</text:span><text:span text:style-name="T6772"><text:line-break/></text:span><text:span text:style-name="T6773"><text:s text:c="16"/>}<text:s/></text:span><text:span text:style-name="T6774">else<text:s/></text:span><text:span text:style-name="T6775">{</text:span><text:span text:style-name="T6776"><text:line-break/></text:span><text:span text:style-name="T6777"><text:s text:c="20"/></text:span><text:span text:style-name="T6778">isExplosionTriggered<text:s/></text:span><text:span text:style-name="T6779">=<text:s/></text:span><text:span text:style-name="T6780">false;</text:span><text:span text:style-name="T6781"><text:line-break/></text:span><text:span text:style-name="T6782"><text:s text:c="16"/></text:span><text:span text:style-name="T6783">}</text:span><text:span text:style-name="T6784"><text:line-break/></text:span><text:span text:style-name="T6785"><text:s text:c="16"/></text:span><text:span text:style-name="T6786">//if laser hits enemy</text:span><text:span text:style-name="T6787"><text:line-break/></text:span><text:span text:style-name="T6788"><text:s text:c="16"/></text:span><text:span text:style-name="T6789">if<text:s/></text:span><text:span text:style-name="T6790">(!</text:span><text:span text:style-name="T6791">player</text:span><text:span text:style-name="T6792">.getLaser().isAvailable()) {</text:span><text:span text:style-name="T6793"><text:line-break/></text:span><text:span text:style-name="T6794"><text:s text:c="20"/>collisionDetected = collisionWithLaser(</text:span><text:span text:style-name="T6795">player</text:span><text:span text:style-name="T6796">,<text:s/></text:span><text:span text:style-name="T6797">en</text:span><text:span text:style-name="T6798">emy)</text:span><text:span text:style-name="T6799">;</text:span><text:span text:style-name="T6800"><text:line-break/></text:span><text:span text:style-name="T6801"><text:s text:c="20"/>if<text:s/></text:span><text:span text:style-name="T6802">(collisionDetected) {</text:span><text:span text:style-name="T6803"><text:line-break/></text:span><text:span text:style-name="T6804"><text:s text:c="24"/></text:span><text:span text:style-name="T6805">player</text:span><text:span text:style-name="T6806">.getLaser().setAvailable(</text:span><text:span text:style-name="T6807">true</text:span><text:span text:style-name="T6808">)</text:span><text:span text:style-name="T6809">;</text:span><text:span text:style-name="T6810"><text:line-break/></text:span><text:span text:style-name="T6811"><text:s text:c="24"/></text:span><text:span text:style-name="T6812">enemy.setShield(enemy.getShield() -<text:s/></text:span><text:span text:style-name="T6813">1</text:span><text:span text:style-name="T6814">)</text:span><text:span text:style-name="T6815">;</text:span><text:span text:style-name="T6816"><text:line-break/></text:span><text:span text:style-name="T6817"><text:s text:c="24"/>if<text:s/></text:span><text:span text:style-name="T6818">(enemy.getShield() &lt;=<text:s/></text:span><text:span text:style-name="T6819">0</text:span><text:span text:style-name="T6820">) {</text:span><text:span text:style-name="T6821"><text:line-break/></text:span><text:span text:style-name="T6822"><text:s text:c="25"/></text:span><text:span text:style-name="T6823"><text:s text:c="3"/></text:span><text:span text:style-name="T6824">enemiesDestroyed</text:span><text:span text:style-name="T6825">++</text:span><text:span text:style-name="T6826">;</text:span><text:span text:style-name="T6827"><text:line-break/></text:span><text:span text:style-name="T6828"><text:s text:c="28"/></text:span><text:span text:style-name="T6829">quickExplosion</text:span><text:span text:style-name="T6830">.setPosition(enemy.getX() -<text:s/></text:span><text:span text:style-name="T6831">5</text:span><text:span text:style-name="T6832">,<text:s/></text:span><text:span text:style-name="T6833">enemy.getY() + enemy.getHeight() /<text:s/></text:span><text:span text:style-name="T6834">2</text:span><text:span text:style-name="T6835">)</text:span><text:span text:style-name="T6836">;</text:span><text:span text:style-name="T6837"><text:line-break/></text:span><text:span text:style-name="T6838"><text:s text:c="28"/></text:span><text:span text:style-name="T6839">enemy.setRandomAttributes()</text:span><text:span text:style-name="T6840">;</text:span><text:span text:style-name="T6841"><text:line-break/></text:span><text:span text:style-name="T6842"><text:s text:c="24"/></text:span><text:span text:style-name="T6843">}</text:span><text:span text:style-name="T6844"><text:line-break/></text:span><text:span text:style-name="T6845"><text:s text:c="24"/></text:span><text:span text:style-name="T6846">isExplosionTri</text:span><text:span text:style-name="T6847">ggered<text:s/></text:span><text:span text:style-name="T6848">=<text:s/></text:span><text:span text:style-name="T6849">true;</text:span><text:span text:style-name="T6850"><text:line-break/></text:span><text:span text:style-name="T6851"><text:s text:c="24"/></text:span><text:span text:style-name="T6852">soundManager</text:span><text:span text:style-name="T6853">.playSound(SoundManager.Sounds.</text:span><text:span text:style-name="T6854">HIT</text:span><text:span text:style-name="T6855">)</text:span><text:span text:style-name="T6856">;</text:span><text:span text:style-name="T6857"><text:line-break/></text:span><text:span text:style-name="T6858"><text:s text:c="20"/></text:span><text:span text:style-name="T6859">}<text:s/></text:span><text:span text:style-name="T6860">else<text:s/></text:span><text:span text:style-name="T6861">{</text:span><text:span text:style-name="T6862"><text:line-break/></text:span><text:span text:style-name="T6863"><text:s text:c="24"/></text:span><text:span text:style-name="T6864">isExplosionTriggered<text:s/></text:span><text:span text:style-name="T6865">=<text:s/></text:span><text:span text:style-name="T6866">false;</text:span><text:span text:style-name="T6867"><text:line-break/></text:span><text:span text:style-name="T6868"><text:s text:c="20"/></text:span><text:span text:style-name="T6869">}</text:span><text:span text:style-name="T6870"><text:line-break/></text:span><text:span text:style-name="T6871"><text:s text:c="16"/>}</text:span><text:span text:style-name="T6872"><text:line-break/></text:span><text:span text:style-name="T6873"><text:s text:c="12"/>}</text:span><text:span text:style-name="T6874"><text:line-break/></text:span><text:span text:style-name="T6875"><text:line-break/></text:span><text:span text:style-name="T6876"><text:s text:c="12"/></text:span><text:span text:style-name="T6877">//check for game s</text:span><text:span text:style-name="T6878">tatus</text:span><text:span text:style-name="T6879"><text:line-break/></text:span><text:span text:style-name="T6880"><text:s text:c="12"/></text:span><text:span text:style-name="T6881">if<text:s/></text:span><text:span text:style-name="T6882">(</text:span><text:span text:style-name="T6883">player</text:span><text:span text:style-name="T6884">.getShields() &lt;=<text:s/></text:span><text:span text:style-name="T6885">0</text:span><text:span text:style-name="T6886">) {</text:span><text:span text:style-name="T6887"><text:line-break/></text:span><text:span text:style-name="T6888"><text:s text:c="16"/></text:span><text:span text:style-name="T6889">//play destroyed sound</text:span><text:span text:style-name="T6890"><text:line-break/></text:span><text:span text:style-name="T6891"><text:s text:c="16"/></text:span><text:span text:style-name="T6892">soundManager</text:span><text:span text:style-name="T6893">.playSound(SoundManager.Sounds.</text:span><text:span text:style-name="T6894">EXPLOSION</text:span><text:span text:style-name="T6895">)</text:span><text:span text:style-name="T6896">;</text:span><text:span text:style-name="T6897"><text:line-break/></text:span><text:span text:style-name="T6898"><text:s text:c="16"/></text:span><text:span text:style-name="T6899">vibrator</text:span><text:span text:style-name="T6900">.vibrate(</text:span><text:span text:style-name="T6901">vibratorPattern</text:span><text:span text:style-name="T6902">,<text:s/></text:span><text:span text:style-name="T6903">-</text:span><text:span text:style-name="T6904">1</text:span><text:span text:style-name="T6905">)</text:span><text:span text:style-name="T6906">;</text:span><text:span text:style-name="T6907"><text:line-break/></text:span><text:span text:style-name="T6908"><text:s text:c="16"/></text:span><text:span text:style-name="T6909">setGameOver(</text:span><text:span text:style-name="T6910">true</text:span><text:span text:style-name="T6911">)</text:span><text:span text:style-name="T6912">;<text:s/></text:span><text:span text:style-name="T6913">//gameover</text:span><text:span text:style-name="T6914"><text:line-break/></text:span><text:span text:style-name="T6915"><text:s text:c="16"/></text:span><text:span text:style-name="T6916">if<text:s/></text:span><text:span text:style-name="T6917">(</text:span><text:span text:style-name="T6918">timeTaken<text:s/></text:span><text:span text:style-name="T6919">&gt;<text:s/></text:span><text:span text:style-name="T6920">longestTime</text:span><text:span text:style-name="T6921">) {</text:span><text:span text:style-name="T6922"><text:line-break/></text:span><text:span text:style-name="T6923"><text:s text:c="20"/></text:span><text:span text:style-name="T6924">longestTime<text:s/></text:span><text:span text:style-name="T6925">=<text:s/></text:span><text:span text:style-name="T6926">timeTaken</text:span><text:span text:style-name="T6927">;<text:s/></text:span><text:span text:style-name="T6928">//new hi-score</text:span><text:span text:style-name="T6929"><text:line-break/></text:span><text:span text:style-name="T6930"><text:s text:c="20"/></text:span><text:span text:style-name="T6931">editor</text:span><text:span text:style-name="T6932">.putLong(Pref.</text:span><text:span text:style-name="T6933">TIME</text:span><text:span text:style-name="T6934">.toString()</text:span><text:span text:style-name="T6935">,<text:s/></text:span><text:span text:style-name="T6936">longestTime</text:span><text:span text:style-name="T6937">)</text:span><text:span text:style-name="T6938">;</text:span><text:span text:style-name="T6939"><text:line-break/></text:span><text:span text:style-name="T6940"><text:line-break/></text:span><text:span text:style-name="T6941"><text:s text:c="16"/></text:span><text:span text:style-name="T6942">}</text:span><text:span text:style-name="T6943"><text:line-break/></text:span><text:span text:style-name="T6944"><text:s text:c="16"/></text:span><text:span text:style-name="T6945">if<text:s/></text:span><text:span text:style-name="T6946">(</text:span><text:span text:style-name="T6947">enemiesDestroyed<text:s/></text:span><text:span text:style-name="T6948">&gt;<text:s/></text:span><text:span text:style-name="T6949">score</text:span><text:span text:style-name="T6950">) {</text:span><text:span text:style-name="T6951"><text:line-break/></text:span><text:span text:style-name="T6952"><text:s text:c="20"/></text:span><text:span text:style-name="T6953">editor</text:span><text:span text:style-name="T6954">.putLong(Pref.</text:span><text:span text:style-name="T6955">SCORE</text:span><text:span text:style-name="T6956">.toString()</text:span><text:span text:style-name="T6957">,<text:s/></text:span><text:span text:style-name="T6958">enemiesDestroyed</text:span><text:span text:style-name="T6959">)</text:span><text:span text:style-name="T6960">;</text:span><text:span text:style-name="T6961"><text:line-break/></text:span><text:span text:style-name="T6962"><text:s text:c="16"/></text:span><text:span text:style-name="T6963">}</text:span><text:span text:style-name="T6964"><text:line-break/></text:span><text:span text:style-name="T6965"><text:s text:c="16"/></text:span><text:span text:style-name="T6966">editor</text:span><text:span text:style-name="T6967">.commit()</text:span><text:span text:style-name="T6968">;</text:span><text:span text:style-name="T6969"><text:line-break/></text:span><text:span text:style-name="T6970"><text:s text:c="12"/></text:span><text:span text:style-name="T6971">}</text:span><text:span text:style-name="T6972"><text:line-break/></text:span><text:span text:style-name="T6973"><text:s text:c="8"/>}</text:span><text:span text:style-name="T6974"><text:line-break/></text:span><text:span text:style-name="T6975"><text:s text:c="8"/></text:span><text:span text:style-name="T6976">//If game is over -&gt; set the timing for the explosion animation</text:span><text:span text:style-name="T6977"><text:line-break/></text:span><text:span text:style-name="T6978"><text:s text:c="8"/></text:span><text:span text:style-name="T6979">else<text:s/></text:span><text:span text:style-name="T6980">{</text:span><text:span text:style-name="T6981"><text:line-break/></text:span><text:span text:style-name="T6982"><text:s text:c="12"/></text:span><text:span text:style-name="T6983">if<text:s/></text:span><text:span text:style-name="T6984">(</text:span><text:span text:style-name="T6985">timeForExplosion<text:s/></text:span><text:span text:style-name="T6986">==<text:s/></text:span><text:span text:style-name="T6987">0</text:span><text:span text:style-name="T6988">)</text:span><text:span text:style-name="T6989"><text:line-break/></text:span><text:span text:style-name="T6990"><text:s text:c="16"/></text:span><text:span text:style-name="T6991">timeForExplosion<text:s/></text:span><text:span text:style-name="T6992">= SystemClock.</text:span><text:span text:style-name="T6993">elapsedRealtime</text:span><text:span text:style-name="T6994">()</text:span><text:span text:style-name="T6995">;</text:span><text:span text:style-name="T6996"><text:line-break/></text:span><text:span text:style-name="T6997"><text:s text:c="12"/></text:span><text:span text:style-name="T6998">//if player taps on screen again -&gt; event triggers call to new activity</text:span><text:span text:style-name="T6999"><text:line-break/></text:span><text:span text:style-name="T7000"><text:s text:c="8"/></text:span><text:span text:style-name="T7001">}</text:span><text:span text:style-name="T7002"><text:line-break/></text:span><text:span text:style-name="T7003"><text:line-break/></text:span><text:span text:style-name="T7004"><text:s text:c="4"/>}</text:span><text:span text:style-name="T7005"><text:line-break/></text:span><text:span text:style-name="T7006"><text:line-break/></text:span><text:span text:style-name="T7007"><text:s text:c="4"/></text:span><text:span text:style-name="T7008">private void<text:s/></text:span><text:span text:style-name="T7009">draw</text:span><text:span text:style-name="T7010">() {</text:span><text:span text:style-name="T7011"><text:line-break/></text:span><text:span text:style-name="T7012"><text:s text:c="8"/></text:span><text:span text:style-name="T7013">//only draw if valid</text:span><text:span text:style-name="T7014"><text:line-break/></text:span><text:span text:style-name="T7015"><text:s text:c="8"/></text:span><text:span text:style-name="T7016">if</text:span><text:span text:style-name="T7017"><text:s/></text:span><text:span text:style-name="T7018">(</text:span><text:span text:style-name="T7019">surfaceHolder</text:span><text:span text:style-name="T7020">.getSurface().isValid()) {</text:span><text:span text:style-name="T7021"><text:line-break/></text:span><text:span text:style-name="T7022"><text:s text:c="12"/></text:span><text:span text:style-name="T7023">//if the game is not over</text:span><text:span text:style-name="T7024"><text:line-break/></text:span><text:span text:style-name="T7025"><text:s text:c="12"/></text:span><text:span text:style-name="T7026">if<text:s/></text:span><text:span text:style-name="T7027">(!isGameOver()) {</text:span><text:span text:style-name="T7028"><text:line-break/></text:span><text:span text:style-name="T7029"><text:s text:c="16"/></text:span><text:span text:style-name="T7030">//Lock &amp; repaint canvas</text:span><text:span text:style-name="T7031"><text:line-break/></text:span><text:span text:style-name="T7032"><text:s text:c="16"/></text:span><text:span text:style-name="T7033">canvas<text:s/></text:span><text:span text:style-name="T7034">=<text:s/></text:span><text:span text:style-name="T7035">surfaceHolder</text:span><text:span text:style-name="T7036">.lockCanvas()</text:span><text:span text:style-name="T7037">;</text:span><text:span text:style-name="T7038"><text:line-break/></text:span><text:span text:style-name="T7039"><text:s text:c="16"/></text:span><text:span text:style-name="T7040">canvas</text:span><text:span text:style-name="T7041">.drawColor(Color.</text:span><text:span text:style-name="T7042">BLACK</text:span><text:span text:style-name="T7043">)</text:span><text:span text:style-name="T7044">;</text:span><text:span text:style-name="T7045"><text:line-break/></text:span><text:span text:style-name="T7046"><text:line-break/></text:span><text:span text:style-name="T7047"><text:s text:c="2"/></text:span><text:span text:style-name="T7048"><text:s text:c="14"/></text:span><text:span text:style-name="T7049">//Draw game objects with corresponding paint color</text:span><text:span text:style-name="T7050"><text:line-break/></text:span><text:span text:style-name="T7051"><text:s text:c="16"/>//Space dust is drawn as points</text:span><text:span text:style-name="T7052"><text:line-break/></text:span><text:span text:style-name="T7053"><text:s text:c="16"/></text:span><text:span text:style-name="T7054">paint</text:span><text:span text:style-name="T7055">.setColor(Color.</text:span><text:span text:style-name="T7056">YELLOW</text:span><text:span text:style-name="T7057">)</text:span><text:span text:style-name="T7058">;</text:span><text:span text:style-name="T7059"><text:line-break/></text:span><text:span text:style-name="T7060"><text:s text:c="16"/>for<text:s/></text:span><text:span text:style-name="T7061">(Dust yellowDust :<text:s/></text:span><text:span text:style-name="T7062">yellowDusts</text:span><text:span text:style-name="T7063">) {</text:span><text:span text:style-name="T7064"><text:line-break/></text:span><text:span text:style-name="T7065"><text:s text:c="20"/></text:span><text:span text:style-name="T7066">canvas</text:span><text:span text:style-name="T7067">.drawPoint(yellow</text:span><text:span text:style-name="T7068">Dust.getX()</text:span><text:span text:style-name="T7069">,<text:s/></text:span><text:span text:style-name="T7070">yellowDust.getY()</text:span><text:span text:style-name="T7071">,<text:s/></text:span><text:span text:style-name="T7072">paint</text:span><text:span text:style-name="T7073">)</text:span><text:span text:style-name="T7074">;</text:span><text:span text:style-name="T7075"><text:line-break/></text:span><text:span text:style-name="T7076"><text:s text:c="16"/></text:span><text:span text:style-name="T7077">}</text:span><text:span text:style-name="T7078"><text:line-break/></text:span><text:span text:style-name="T7079"><text:s text:c="16"/></text:span><text:span text:style-name="T7080">paint</text:span><text:span text:style-name="T7081">.setColor(Color.</text:span><text:span text:style-name="T7082">RED</text:span><text:span text:style-name="T7083">)</text:span><text:span text:style-name="T7084">;</text:span><text:span text:style-name="T7085"><text:line-break/></text:span><text:span text:style-name="T7086"><text:s text:c="16"/>for<text:s/></text:span><text:span text:style-name="T7087">(Dust redDust :<text:s/></text:span><text:span text:style-name="T7088">redDusts</text:span><text:span text:style-name="T7089">) {</text:span><text:span text:style-name="T7090"><text:line-break/></text:span><text:span text:style-name="T7091"><text:s text:c="20"/></text:span><text:span text:style-name="T7092">canvas</text:span><text:span text:style-name="T7093">.drawPoint(redDust.getX()</text:span><text:span text:style-name="T7094">,<text:s/></text:span><text:span text:style-name="T7095">redDust.getY()</text:span><text:span text:style-name="T7096">,<text:s/></text:span><text:span text:style-name="T7097">paint</text:span><text:span text:style-name="T7098">)</text:span><text:span text:style-name="T7099">;</text:span><text:span text:style-name="T7100"><text:line-break/></text:span><text:span text:style-name="T7101"><text:s text:c="16"/></text:span><text:span text:style-name="T7102">}</text:span><text:span text:style-name="T7103"><text:line-break/></text:span><text:span text:style-name="T7104"><text:s text:c="16"/></text:span><text:span text:style-name="T7105">paint</text:span><text:span text:style-name="T7106">.setColor(Color.</text:span><text:span text:style-name="T7107">WHITE</text:span><text:span text:style-name="T7108">)</text:span><text:span text:style-name="T7109">;</text:span><text:span text:style-name="T7110"><text:line-break/></text:span><text:span text:style-name="T7111"><text:s text:c="16"/>for<text:s/></text:span><text:span text:style-name="T7112">(Dust whiteDust :<text:s/></text:span><text:span text:style-name="T7113">whiteDusts</text:span><text:span text:style-name="T7114">) {</text:span><text:span text:style-name="T7115"><text:line-break/></text:span><text:span text:style-name="T7116"><text:s text:c="20"/></text:span><text:span text:style-name="T7117">canvas</text:span><text:span text:style-name="T7118">.drawPoint(whiteDust.getX()</text:span><text:span text:style-name="T7119">,<text:s/></text:span><text:span text:style-name="T7120">whiteDust.getY()</text:span><text:span text:style-name="T7121">,<text:s/></text:span><text:span text:style-name="T7122">paint</text:span><text:span text:style-name="T7123">)</text:span><text:span text:style-name="T7124">;</text:span><text:span text:style-name="T7125"><text:line-break/></text:span><text:span text:style-name="T7126"><text:s text:c="16"/></text:span><text:span text:style-name="T7127">}</text:span><text:span text:style-name="T7128"><text:line-break/></text:span><text:span text:style-name="T7129"><text:s text:c="16"/></text:span><text:span text:style-name="T7130">// draw player ship</text:span><text:span text:style-name="T7131"><text:line-break/></text:span><text:span text:style-name="T7132"><text:s text:c="16"/></text:span><text:span text:style-name="T7133">canvas</text:span><text:span text:style-name="T7134">.d</text:span><text:span text:style-name="T7135">rawBitmap(</text:span><text:span text:style-name="T7136">player</text:span><text:span text:style-name="T7137">.getBitmap()</text:span><text:span text:style-name="T7138">,<text:s/></text:span><text:span text:style-name="T7139">player</text:span><text:span text:style-name="T7140">.getX()</text:span><text:span text:style-name="T7141">,<text:s/></text:span><text:span text:style-name="T7142">player</text:span><text:span text:style-name="T7143">.getY()</text:span><text:span text:style-name="T7144">,<text:s/></text:span><text:span text:style-name="T7145">paint</text:span><text:span text:style-name="T7146">)</text:span><text:span text:style-name="T7147">;</text:span><text:span text:style-name="T7148"><text:line-break/></text:span><text:span text:style-name="T7149"><text:s text:c="16"/>if<text:s/></text:span><text:span text:style-name="T7150">(!</text:span><text:span text:style-name="T7151">player</text:span><text:span text:style-name="T7152">.getLaser().isAvailable()) {</text:span><text:span text:style-name="T7153"><text:line-break/></text:span><text:span text:style-name="T7154"><text:s text:c="20"/>Laser laser =<text:s/></text:span><text:span text:style-name="T7155">player</text:span><text:span text:style-name="T7156">.getLaser()</text:span><text:span text:style-name="T7157">;</text:span><text:span text:style-name="T7158"><text:line-break/></text:span><text:span text:style-name="T7159"><text:s text:c="20"/></text:span><text:span text:style-name="T7160">canvas</text:span><text:span text:style-name="T7161">.drawBitmap(laser.getBitmap()</text:span><text:span text:style-name="T7162">,<text:s/></text:span><text:span text:style-name="T7163">laser.getX()</text:span><text:span text:style-name="T7164">,<text:s/></text:span><text:span text:style-name="T7165">laser.ge</text:span><text:span text:style-name="T7166">tY()</text:span><text:span text:style-name="T7167">,<text:s/></text:span><text:span text:style-name="T7168">paint</text:span><text:span text:style-name="T7169">)</text:span><text:span text:style-name="T7170">;</text:span><text:span text:style-name="T7171"><text:line-break/></text:span><text:span text:style-name="T7172"><text:s text:c="16"/></text:span><text:span text:style-name="T7173">}</text:span><text:span text:style-name="T7174"><text:line-break/></text:span><text:span text:style-name="T7175"><text:s text:c="16"/></text:span><text:span text:style-name="T7176">//draw enemy objects</text:span><text:span text:style-name="T7177"><text:line-break/></text:span><text:span text:style-name="T7178"><text:s text:c="16"/></text:span><text:span text:style-name="T7179">for<text:s/></text:span><text:span text:style-name="T7180">(Enemy enemy :<text:s/></text:span><text:span text:style-name="T7181">enemies</text:span><text:span text:style-name="T7182">) {</text:span><text:span text:style-name="T7183"><text:line-break/></text:span><text:span text:style-name="T7184"><text:s text:c="20"/></text:span><text:span text:style-name="T7185">canvas</text:span><text:span text:style-name="T7186">.drawBitmap(enemy.getBitmap()</text:span><text:span text:style-name="T7187">,<text:s/></text:span><text:span text:style-name="T7188">enemy.getX()</text:span><text:span text:style-name="T7189">,<text:s/></text:span><text:span text:style-name="T7190">enemy.getY()</text:span><text:span text:style-name="T7191">,<text:s/></text:span><text:span text:style-name="T7192">paint</text:span><text:span text:style-name="T7193">)</text:span><text:span text:style-name="T7194">;</text:span><text:span text:style-name="T7195"><text:line-break/></text:span><text:span text:style-name="T7196"><text:s text:c="16"/></text:span><text:span text:style-name="T7197">}</text:span><text:span text:style-name="T7198"><text:line-break/></text:span><text:span text:style-name="T7199"><text:s text:c="16"/></text:span><text:span text:style-name="T7200">// draw<text:s/></text:span><text:span text:style-name="T7201">explosion</text:span><text:span text:style-name="T7202"><text:line-break/></text:span><text:span text:style-name="T7203"><text:s text:c="16"/></text:span><text:span text:style-name="T7204">if<text:s/></text:span><text:span text:style-name="T7205">(</text:span><text:span text:style-name="T7206">isExplosionTriggered</text:span><text:span text:style-name="T7207">)</text:span><text:span text:style-name="T7208"><text:line-break/></text:span><text:span text:style-name="T7209"><text:s text:c="20"/></text:span><text:span text:style-name="T7210">canvas</text:span><text:span text:style-name="T7211">.drawBitmap(</text:span><text:span text:style-name="T7212">quickExplosion</text:span><text:span text:style-name="T7213">.getBitmap()</text:span><text:span text:style-name="T7214">,<text:s/></text:span><text:span text:style-name="T7215">quickExplosion</text:span><text:span text:style-name="T7216">.getX()</text:span><text:span text:style-name="T7217">,<text:s/></text:span><text:span text:style-name="T7218">quickExplosion</text:span><text:span text:style-name="T7219">.getY()</text:span><text:span text:style-name="T7220">,<text:s/></text:span><text:span text:style-name="T7221">paint</text:span><text:span text:style-name="T7222">)</text:span><text:span text:style-name="T7223">;</text:span><text:span text:style-name="T7224"><text:line-break/></text:span><text:span text:style-name="T7225"><text:line-break/></text:span><text:span text:style-name="T7226"><text:s text:c="16"/></text:span><text:span text:style-name="T7227">//USER INTERFACE - HUD</text:span><text:span text:style-name="T7228"><text:line-break/></text:span><text:span text:style-name="T7229"><text:s text:c="16"/></text:span><text:span text:style-name="T7230">paint</text:span><text:span text:style-name="T7231">.setTextAlign(Paint.Ali</text:span><text:span text:style-name="T7232">gn.</text:span><text:span text:style-name="T7233">LEFT</text:span><text:span text:style-name="T7234">)</text:span><text:span text:style-name="T7235">;</text:span><text:span text:style-name="T7236"><text:line-break/></text:span><text:span text:style-name="T7237"><text:s text:c="16"/></text:span><text:span text:style-name="T7238">paint</text:span><text:span text:style-name="T7239">.setColor(Color.</text:span><text:span text:style-name="T7240">CYAN</text:span><text:span text:style-name="T7241">)</text:span><text:span text:style-name="T7242">;</text:span><text:span text:style-name="T7243"><text:line-break/></text:span><text:span text:style-name="T7244"><text:s text:c="16"/></text:span><text:span text:style-name="T7245">paint</text:span><text:span text:style-name="T7246">.setTextSize(</text:span><text:span text:style-name="T7247">30</text:span><text:span text:style-name="T7248">)</text:span><text:span text:style-name="T7249">;</text:span><text:span text:style-name="T7250"><text:line-break/></text:span><text:span text:style-name="T7251"><text:s text:c="16"/></text:span><text:span text:style-name="T7252">canvas</text:span><text:span text:style-name="T7253">.drawText(</text:span><text:span text:style-name="T7254">"Longest: "<text:s/></text:span><text:span text:style-name="T7255">+ (</text:span><text:span text:style-name="T7256">int</text:span><text:span text:style-name="T7257">)<text:s/></text:span><text:span text:style-name="T7258">longestTime<text:s/></text:span><text:span text:style-name="T7259">/<text:s/></text:span><text:span text:style-name="T7260">1000<text:s/></text:span><text:span text:style-name="T7261">+<text:s/></text:span><text:span text:style-name="T7262">" s"</text:span><text:span text:style-name="T7263">,<text:s/></text:span><text:span text:style-name="T7264">10</text:span><text:span text:style-name="T7265">,<text:s/></text:span><text:span text:style-name="T7266">20</text:span><text:span text:style-name="T7267">,<text:s/></text:span><text:span text:style-name="T7268">paint</text:span><text:span text:style-name="T7269">)</text:span><text:span text:style-name="T7270">;</text:span><text:span text:style-name="T7271"><text:line-break/></text:span><text:span text:style-name="T7272"><text:s text:c="16"/></text:span><text:span text:style-name="T7273">canvas</text:span><text:span text:style-name="T7274">.drawText(</text:span><text:span text:style-name="T7275">"Time: "<text:s/></text:span><text:span text:style-name="T7276">+ (</text:span><text:span text:style-name="T7277">int</text:span><text:span text:style-name="T7278">)<text:s/></text:span><text:span text:style-name="T7279">timeTaken<text:s/></text:span><text:span text:style-name="T7280">/<text:s/></text:span><text:span text:style-name="T7281">1000<text:s/></text:span><text:span text:style-name="T7282">+<text:s/></text:span><text:span text:style-name="T7283">" s"</text:span><text:span text:style-name="T7284">,<text:s/></text:span><text:span text:style-name="T7285">getScreenX() /<text:s/></text:span><text:span text:style-name="T7286">2</text:span><text:span text:style-name="T7287">,<text:s/></text:span><text:span text:style-name="T7288">20</text:span><text:span text:style-name="T7289">,<text:s/></text:span><text:span text:style-name="T7290">paint</text:span><text:span text:style-name="T7291">)</text:span><text:span text:style-name="T7292">;</text:span><text:span text:style-name="T7293"><text:line-break/></text:span><text:span text:style-name="T7294"><text:s text:c="16"/></text:span><text:span text:style-name="T7295">canvas</text:span><text:span text:style-name="T7296">.drawText(</text:span><text:span text:style-name="T7297">"Shields: "<text:s/></text:span><text:span text:style-name="T7298">+<text:s/></text:span><text:span text:style-name="T7299">player</text:span><text:span text:style-name="T7300">.getShields()</text:span><text:span text:style-name="T7301">,<text:s/></text:span><text:span text:style-name="T7302">10</text:span><text:span text:style-name="T7303">,<text:s/></text:span><text:span text:style-name="T7304">getScreenY() -<text:s/></text:span><text:span text:style-name="T7305">20</text:span><text:span text:style-name="T7306">,<text:s/></text:span><text:span text:style-name="T7307">paint</text:span><text:span text:style-name="T7308">)</text:span><text:span text:style-name="T7309">;</text:span><text:span text:style-name="T7310"><text:line-break/></text:span><text:span text:style-name="T7311"><text:s text:c="16"/></text:span><text:span text:style-name="T7312">canvas</text:span><text:span text:style-name="T7313">.drawText(</text:span><text:span text:style-name="T7314">"Destroyed: "<text:s/></text:span><text:span text:style-name="T7315">+<text:s/></text:span><text:span text:style-name="T7316">enemiesDestroyed</text:span><text:span text:style-name="T7317">,<text:s/></text:span><text:span text:style-name="T7318">getScreenX() /<text:s/></text:span><text:span text:style-name="T7319">2</text:span><text:span text:style-name="T7320">,<text:s/></text:span><text:span text:style-name="T7321">getScreenY() -<text:s/></text:span><text:span text:style-name="T7322">20</text:span><text:span text:style-name="T7323">,<text:s/></text:span><text:span text:style-name="T7324">paint</text:span><text:span text:style-name="T7325">)</text:span><text:span text:style-name="T7326">;</text:span><text:span text:style-name="T7327"><text:line-break/></text:span><text:span text:style-name="T7328"><text:line-break/></text:span><text:span text:style-name="T7329"><text:line-break/></text:span><text:span text:style-name="T7330"><text:s text:c="9"/></text:span><text:span text:style-name="T7331"><text:s text:c="7"/></text:span><text:span text:style-name="T7332">//unlock and post at the end</text:span><text:span text:style-name="T7333"><text:line-break/></text:span><text:span text:style-name="T7334"><text:s text:c="16"/></text:span><text:span text:style-name="T7335">surfaceHolder</text:span><text:span text:style-name="T7336">.unlockCanvasAndPost(</text:span><text:span text:style-name="T7337">canvas</text:span><text:span text:style-name="T7338">)</text:span><text:span text:style-name="T7339">;</text:span><text:span text:style-name="T7340"><text:line-break/></text:span><text:span text:style-name="T7341"><text:s text:c="12"/></text:span><text:span text:style-name="T7342">}</text:span><text:span text:style-name="T7343"><text:line-break/></text:span><text:span text:style-name="T7344"><text:s text:c="12"/></text:span><text:span text:style-name="T7345">//Draw game over text, score and show ship explosion</text:span><text:span text:style-name="T7346"><text:line-break/></text:span><text:span text:style-name="T7347"><text:s text:c="12"/></text:span><text:span text:style-name="T7348">else<text:s/></text:span><text:span text:style-name="T7349">{</text:span><text:span text:style-name="T7350"><text:line-break/></text:span><text:span text:style-name="T7351"><text:s text:c="16"/></text:span><text:span text:style-name="T7352">//Lock &amp; repaint canvas</text:span><text:span text:style-name="T7353"><text:line-break/></text:span><text:span text:style-name="T7354"><text:s text:c="16"/></text:span><text:span text:style-name="T7355">canvas<text:s/></text:span><text:span text:style-name="T7356">=<text:s/></text:span><text:span text:style-name="T7357">surfaceHolder</text:span><text:span text:style-name="T7358">.lockCanvas()</text:span><text:span text:style-name="T7359">;</text:span><text:span text:style-name="T7360"><text:line-break/></text:span><text:span text:style-name="T7361"><text:s text:c="16"/></text:span><text:span text:style-name="T7362">canvas</text:span><text:span text:style-name="T7363">.drawColor(Color.</text:span><text:span text:style-name="T7364">BLACK</text:span><text:span text:style-name="T7365">)</text:span><text:span text:style-name="T7366">;</text:span><text:span text:style-name="T7367"><text:line-break/></text:span><text:span text:style-name="T7368"><text:line-break/></text:span><text:span text:style-name="T7369"><text:s text:c="16"/></text:span><text:span text:style-name="T7370">//Draw game objects with corresponding paint color</text:span><text:span text:style-name="T7371"><text:line-break/></text:span><text:span text:style-name="T7372"><text:s text:c="16"/></text:span><text:span text:style-name="T7373">paint</text:span><text:span text:style-name="T7374">.setColor(Color.</text:span><text:span text:style-name="T7375">YELLOW</text:span><text:span text:style-name="T7376">)</text:span><text:span text:style-name="T7377">;</text:span><text:span text:style-name="T7378"><text:line-break/></text:span><text:span text:style-name="T7379"><text:s text:c="16"/>for<text:s/></text:span><text:span text:style-name="T7380">(Dust yellowDust :<text:s/></text:span><text:span text:style-name="T7381">yellowDusts</text:span><text:span text:style-name="T7382">) {</text:span><text:span text:style-name="T7383"><text:line-break/></text:span><text:span text:style-name="T7384"><text:s text:c="11"/></text:span><text:span text:style-name="T7385"><text:s text:c="9"/></text:span><text:span text:style-name="T7386">canvas</text:span><text:span text:style-name="T7387">.drawPoint(yellowDust.getX()</text:span><text:span text:style-name="T7388">,<text:s/></text:span><text:span text:style-name="T7389">yellowDust.getY()</text:span><text:span text:style-name="T7390">,<text:s/></text:span><text:span text:style-name="T7391">paint</text:span><text:span text:style-name="T7392">)</text:span><text:span text:style-name="T7393">;</text:span><text:span text:style-name="T7394"><text:line-break/></text:span><text:span text:style-name="T7395"><text:s text:c="16"/></text:span><text:span text:style-name="T7396">}</text:span><text:span text:style-name="T7397"><text:line-break/></text:span><text:span text:style-name="T7398"><text:s text:c="16"/></text:span><text:span text:style-name="T7399">paint</text:span><text:span text:style-name="T7400">.setColor(Color.</text:span><text:span text:style-name="T7401">RED</text:span><text:span text:style-name="T7402">)</text:span><text:span text:style-name="T7403">;</text:span><text:span text:style-name="T7404"><text:line-break/></text:span><text:span text:style-name="T7405"><text:s text:c="16"/>for<text:s/></text:span><text:span text:style-name="T7406">(Dust redDust :<text:s/></text:span><text:span text:style-name="T7407">redDusts</text:span><text:span text:style-name="T7408">) {</text:span><text:span text:style-name="T7409"><text:line-break/></text:span><text:span text:style-name="T7410"><text:s text:c="20"/></text:span><text:span text:style-name="T7411">canvas</text:span><text:span text:style-name="T7412">.drawPoint(redDust.getX()</text:span><text:span text:style-name="T7413">,<text:s/></text:span><text:span text:style-name="T7414">redDust.getY()</text:span><text:span text:style-name="T7415">,<text:s/></text:span><text:span text:style-name="T7416">paint</text:span><text:span text:style-name="T7417">)</text:span><text:span text:style-name="T7418">;</text:span><text:span text:style-name="T7419"><text:line-break/></text:span><text:span text:style-name="T7420"><text:s text:c="16"/></text:span><text:span text:style-name="T7421">}</text:span><text:span text:style-name="T7422"><text:line-break/></text:span><text:span text:style-name="T7423"><text:s text:c="16"/></text:span><text:span text:style-name="T7424">paint</text:span><text:span text:style-name="T7425">.setColor(Color.</text:span><text:span text:style-name="T7426">WHITE</text:span><text:span text:style-name="T7427">)</text:span><text:span text:style-name="T7428">;</text:span><text:span text:style-name="T7429"><text:line-break/></text:span><text:span text:style-name="T7430"><text:s text:c="16"/>for<text:s/></text:span><text:span text:style-name="T7431">(Dust whiteDust :<text:s/></text:span><text:span text:style-name="T7432">whiteDusts</text:span><text:span text:style-name="T7433">) {</text:span><text:span text:style-name="T7434"><text:line-break/></text:span><text:span text:style-name="T7435"><text:s text:c="20"/></text:span><text:span text:style-name="T7436">canvas</text:span><text:span text:style-name="T7437">.drawPoint(whiteDust.getX()</text:span><text:span text:style-name="T7438">,<text:s/></text:span><text:span text:style-name="T7439">whiteDust.getY()</text:span><text:span text:style-name="T7440">,<text:s/></text:span><text:span text:style-name="T7441">paint</text:span><text:span text:style-name="T7442">)</text:span><text:span text:style-name="T7443">;</text:span><text:span text:style-name="T7444"><text:line-break/></text:span><text:span text:style-name="T7445"><text:s text:c="16"/></text:span><text:span text:style-name="T7446">}</text:span><text:span text:style-name="T7447"><text:line-break/></text:span><text:span text:style-name="T7448"><text:line-break/></text:span><text:span text:style-name="T7449"><text:s text:c="16"/></text:span><text:span text:style-name="T7450">//Explosion Animation</text:span><text:span text:style-name="T7451"><text:line-break/></text:span><text:span text:style-name="T7452"><text:s text:c="16"/>//Draw explosion where player was before</text:span><text:span text:style-name="T7453"><text:line-break/></text:span><text:span text:style-name="T7454"><text:s text:c="16"/></text:span><text:span text:style-name="T7455">long<text:s/></text:span><text:span text:style-name="T7456">animExplosion =<text:s/></text:span><text:span text:style-name="T7457">startFrameTime<text:s/></text:span><text:span text:style-name="T7458">-<text:s/></text:span><text:span text:style-name="T7459">timeForExplosion</text:span><text:span text:style-name="T7460">;</text:span><text:span text:style-name="T7461"><text:line-break/></text:span><text:span text:style-name="T7462"><text:s text:c="16"/>int<text:s/></text:span><text:span text:style-name="T7463">result = -</text:span><text:span text:style-name="T7464">1</text:span><text:span text:style-name="T7465">;</text:span><text:span text:style-name="T7466"><text:line-break/></text:span><text:span text:style-name="T7467"><text:s text:c="16"/>if<text:s/></text:span><text:span text:style-name="T7468">(animExplosion &lt;=<text:s/></text:span><text:span text:style-name="T7469">300</text:span><text:span text:style-name="T7470">)</text:span><text:span text:style-name="T7471"><text:line-break/></text:span><text:span text:style-name="T7472"><text:s text:c="20"/>result =<text:s/></text:span><text:span text:style-name="T7473">0</text:span><text:span text:style-name="T7474">;</text:span><text:span text:style-name="T7475"><text:line-break/></text:span><text:span text:style-name="T7476"><text:s text:c="16"/>else</text:span><text:span text:style-name="T7477"><text:s/>if<text:s/></text:span><text:span text:style-name="T7478">(animExplosion &lt;=<text:s/></text:span><text:span text:style-name="T7479">600</text:span><text:span text:style-name="T7480">)</text:span><text:span text:style-name="T7481"><text:line-break/></text:span><text:span text:style-name="T7482"><text:s text:c="20"/>result =<text:s/></text:span><text:span text:style-name="T7483">1</text:span><text:span text:style-name="T7484">;</text:span><text:span text:style-name="T7485"><text:line-break/></text:span><text:span text:style-name="T7486"><text:s text:c="16"/>else if<text:s/></text:span><text:span text:style-name="T7487">(animExplosion &lt;=<text:s/></text:span><text:span text:style-name="T7488">900</text:span><text:span text:style-name="T7489">)</text:span><text:span text:style-name="T7490"><text:line-break/></text:span><text:span text:style-name="T7491"><text:s text:c="20"/>result =<text:s/></text:span><text:span text:style-name="T7492">2</text:span><text:span text:style-name="T7493">;</text:span><text:span text:style-name="T7494"><text:line-break/></text:span><text:span text:style-name="T7495"><text:s text:c="16"/>else if<text:s/></text:span><text:span text:style-name="T7496">(animExplosion &lt;=<text:s/></text:span><text:span text:style-name="T7497">1200</text:span><text:span text:style-name="T7498">)</text:span><text:span text:style-name="T7499"><text:line-break/></text:span><text:span text:style-name="T7500"><text:s text:c="20"/>result =<text:s/></text:span><text:span text:style-name="T7501">3</text:span><text:span text:style-name="T7502">;</text:span><text:span text:style-name="T7503"><text:line-break/></text:span><text:span text:style-name="T7504"><text:s text:c="16"/>else if<text:s/></text:span><text:span text:style-name="T7505">(animExplosion</text:span><text:span text:style-name="T7506"><text:s/>&lt;=<text:s/></text:span><text:span text:style-name="T7507">1500</text:span><text:span text:style-name="T7508">)</text:span><text:span text:style-name="T7509"><text:line-break/></text:span><text:span text:style-name="T7510"><text:s text:c="20"/>result =<text:s/></text:span><text:span text:style-name="T7511">4</text:span><text:span text:style-name="T7512">;</text:span><text:span text:style-name="T7513"><text:line-break/></text:span><text:span text:style-name="T7514"><text:s text:c="16"/>if<text:s/></text:span><text:span text:style-name="T7515">(result &gt;<text:s/></text:span><text:span text:style-name="T7516">0<text:s/></text:span><text:span text:style-name="T7517">&amp;&amp; result &lt;=<text:s/></text:span><text:span text:style-name="T7518">4</text:span><text:span text:style-name="T7519">)</text:span><text:span text:style-name="T7520"><text:line-break/></text:span><text:span text:style-name="T7521"><text:s text:c="20"/></text:span><text:span text:style-name="T7522">canvas</text:span><text:span text:style-name="T7523">.drawBitmap(</text:span><text:span text:style-name="T7524">explosions</text:span><text:span text:style-name="T7525">[result].getBitmap()</text:span><text:span text:style-name="T7526">,<text:s/></text:span><text:span text:style-name="T7527">player</text:span><text:span text:style-name="T7528">.getX()</text:span><text:span text:style-name="T7529">,<text:s/></text:span><text:span text:style-name="T7530">player</text:span><text:span text:style-name="T7531">.getY()</text:span><text:span text:style-name="T7532">,<text:s/></text:span><text:span text:style-name="T7533">paint</text:span><text:span text:style-name="T7534">)</text:span><text:span text:style-name="T7535">;</text:span><text:span text:style-name="T7536"><text:line-break/></text:span><text:span text:style-name="T7537"><text:line-break/></text:span><text:span text:style-name="T7538"><text:s text:c="16"/></text:span><text:span text:style-name="T7539">//enemy objects</text:span><text:span text:style-name="T7540"><text:line-break/></text:span><text:span text:style-name="T7541"><text:s text:c="16"/></text:span><text:span text:style-name="T7542">for<text:s/></text:span><text:span text:style-name="T7543">(Enemy</text:span><text:span text:style-name="T7544"><text:s/>enemy :<text:s/></text:span><text:span text:style-name="T7545">enemies</text:span><text:span text:style-name="T7546">) {</text:span><text:span text:style-name="T7547"><text:line-break/></text:span><text:span text:style-name="T7548"><text:s text:c="20"/></text:span><text:span text:style-name="T7549">canvas</text:span><text:span text:style-name="T7550">.drawBitmap(enemy.getBitmap()</text:span><text:span text:style-name="T7551">,<text:s/></text:span><text:span text:style-name="T7552">enemy.getX()</text:span><text:span text:style-name="T7553">,<text:s/></text:span><text:span text:style-name="T7554">enemy.getY()</text:span><text:span text:style-name="T7555">,<text:s/></text:span><text:span text:style-name="T7556">paint</text:span><text:span text:style-name="T7557">)</text:span><text:span text:style-name="T7558">;</text:span><text:span text:style-name="T7559"><text:line-break/></text:span><text:span text:style-name="T7560"><text:s text:c="16"/></text:span><text:span text:style-name="T7561">}</text:span><text:span text:style-name="T7562"><text:line-break/></text:span><text:span text:style-name="T7563"><text:line-break/></text:span><text:span text:style-name="T7564"><text:s text:c="16"/></text:span><text:span text:style-name="T7565">//GAMEOVER SCREEN</text:span><text:span text:style-name="T7566"><text:line-break/></text:span><text:span text:style-name="T7567"><text:s text:c="16"/></text:span><text:span text:style-name="T7568">paint</text:span><text:span text:style-name="T7569">.setTextSize(</text:span><text:span text:style-name="T7570">80</text:span><text:span text:style-name="T7571">)</text:span><text:span text:style-name="T7572">;</text:span><text:span text:style-name="T7573"><text:line-break/></text:span><text:span text:style-name="T7574"><text:s text:c="16"/></text:span><text:span text:style-name="T7575">paint</text:span><text:span text:style-name="T7576">.setTextAlign(Paint.Align.</text:span><text:span text:style-name="T7577">CENTER</text:span><text:span text:style-name="T7578">)</text:span><text:span text:style-name="T7579">;</text:span><text:span text:style-name="T7580"><text:line-break/></text:span><text:span text:style-name="T7581"><text:s text:c="16"/></text:span><text:span text:style-name="T7582">paint</text:span><text:span text:style-name="T7583">.setColor(Color.</text:span><text:span text:style-name="T7584">CYAN</text:span><text:span text:style-name="T7585">)</text:span><text:span text:style-name="T7586">;</text:span><text:span text:style-name="T7587"><text:line-break/></text:span><text:span text:style-name="T7588"><text:s text:c="16"/></text:span><text:span text:style-name="T7589">canvas</text:span><text:span text:style-name="T7590">.drawText(</text:span><text:span text:style-name="T7591">"GAME OVER"</text:span><text:span text:style-name="T7592">,<text:s/></text:span><text:span text:style-name="T7593">getScreenX() /<text:s/></text:span><text:span text:style-name="T7594">2</text:span><text:span text:style-name="T7595">,<text:s/></text:span><text:span text:style-name="T7596">100</text:span><text:span text:style-name="T7597">,<text:s/></text:span><text:span text:style-name="T7598">paint</text:span><text:span text:style-name="T7599">)</text:span><text:span text:style-name="T7600">;</text:span><text:span text:style-name="T7601"><text:line-break/></text:span><text:span text:style-name="T7602"><text:s text:c="16"/></text:span><text:span text:style-name="T7603">paint</text:span><text:span text:style-name="T7604">.setTextSize(</text:span><text:span text:style-name="T7605">25</text:span><text:span text:style-name="T7606">)</text:span><text:span text:style-name="T7607">;</text:span><text:span text:style-name="T7608"><text:line-break/></text:span><text:span text:style-name="T7609"><text:s text:c="16"/></text:span><text:span text:style-name="T7610">canvas</text:span><text:span text:style-name="T7611">.drawText(</text:span><text:span text:style-name="T7612">"Longest: "<text:s/></text:span><text:span text:style-name="T7613">+ (</text:span><text:span text:style-name="T7614">int</text:span><text:span text:style-name="T7615">)<text:s/></text:span><text:span text:style-name="T7616">longestTime<text:s/></text:span><text:span text:style-name="T7617">/<text:s/></text:span><text:span text:style-name="T7618">1000<text:s/></text:span><text:span text:style-name="T7619">+<text:s/></text:span><text:span text:style-name="T7620">" s"</text:span><text:span text:style-name="T7621">,<text:s/></text:span><text:span text:style-name="T7622">getScreen</text:span><text:span text:style-name="T7623">X() /<text:s/></text:span><text:span text:style-name="T7624">2</text:span><text:span text:style-name="T7625">,<text:s/></text:span><text:span text:style-name="T7626">160</text:span><text:span text:style-name="T7627">,<text:s/></text:span><text:span text:style-name="T7628">paint</text:span><text:span text:style-name="T7629">)</text:span><text:span text:style-name="T7630">;</text:span><text:span text:style-name="T7631"><text:line-break/></text:span><text:span text:style-name="T7632"><text:s text:c="16"/></text:span><text:span text:style-name="T7633">canvas</text:span><text:span text:style-name="T7634">.drawText(</text:span><text:span text:style-name="T7635">"Time: "<text:s/></text:span><text:span text:style-name="T7636">+ (</text:span><text:span text:style-name="T7637">int</text:span><text:span text:style-name="T7638">)<text:s/></text:span><text:span text:style-name="T7639">timeTaken<text:s/></text:span><text:span text:style-name="T7640">/<text:s/></text:span><text:span text:style-name="T7641">1000<text:s/></text:span><text:span text:style-name="T7642">+<text:s/></text:span><text:span text:style-name="T7643">" s"</text:span><text:span text:style-name="T7644">,<text:s/></text:span><text:span text:style-name="T7645">getScreenX() /<text:s/></text:span><text:span text:style-name="T7646">2</text:span><text:span text:style-name="T7647">,<text:s/></text:span><text:span text:style-name="T7648">200</text:span><text:span text:style-name="T7649">,<text:s/></text:span><text:span text:style-name="T7650">paint</text:span><text:span text:style-name="T7651">)</text:span><text:span text:style-name="T7652">;</text:span><text:span text:style-name="T7653"><text:line-break/></text:span><text:span text:style-name="T7654"><text:s text:c="16"/></text:span><text:span text:style-name="T7655">canvas</text:span><text:span text:style-name="T7656">.drawText(</text:span><text:span text:style-name="T7657">"Ships destroyed: "<text:s/></text:span><text:span text:style-name="T7658">+<text:s/></text:span><text:span text:style-name="T7659">enemiesDestroyed</text:span><text:span text:style-name="T7660">,<text:s/></text:span><text:span text:style-name="T7661">getScreenX() /<text:s/></text:span><text:span text:style-name="T7662">2</text:span><text:span text:style-name="T7663">,<text:s/></text:span><text:span text:style-name="T7664">240</text:span><text:span text:style-name="T7665">,<text:s/></text:span><text:span text:style-name="T7666">paint</text:span><text:span text:style-name="T7667">)</text:span><text:span text:style-name="T7668">;</text:span><text:span text:style-name="T7669"><text:line-break/></text:span><text:span text:style-name="T7670"><text:s text:c="16"/></text:span><text:span text:style-name="T7671">paint</text:span><text:span text:style-name="T7672">.setTextSize(</text:span><text:span text:style-name="T7673">80</text:span><text:span text:style-name="T7674">)</text:span><text:span text:style-name="T7675">;</text:span><text:span text:style-name="T7676"><text:line-break/></text:span><text:span text:style-name="T7677"><text:s text:c="16"/></text:span><text:span text:style-name="T7678">canvas</text:span><text:span text:style-name="T7679">.drawText(</text:span><text:span text:style-name="T7680">"Tap to continue!"</text:span><text:span text:style-name="T7681">,<text:s/></text:span><text:span text:style-name="T7682">getScreenX() /<text:s/></text:span><text:span text:style-name="T7683">2</text:span><text:span text:style-name="T7684">,<text:s/></text:span><text:span text:style-name="T7685">getScreenY() /<text:s/></text:span><text:span text:style-name="T7686">2</text:span><text:span text:style-name="T7687">,<text:s/></text:span><text:span text:style-name="T7688">paint</text:span><text:span text:style-name="T7689">)</text:span><text:span text:style-name="T7690">;</text:span><text:span text:style-name="T7691"><text:line-break/></text:span><text:span text:style-name="T7692"><text:line-break/></text:span><text:span text:style-name="T7693"><text:line-break/></text:span><text:span text:style-name="T7694"><text:s text:c="16"/></text:span><text:span text:style-name="T7695">//unlock and post at the end</text:span><text:span text:style-name="T7696"><text:line-break/></text:span><text:span text:style-name="T7697"><text:s text:c="16"/></text:span><text:span text:style-name="T7698">surfaceHolder</text:span><text:span text:style-name="T7699">.unlockCanvasAndPost(</text:span><text:span text:style-name="T7700">canvas</text:span><text:span text:style-name="T7701">)</text:span><text:span text:style-name="T7702">;</text:span><text:span text:style-name="T7703"><text:line-break/></text:span><text:span text:style-name="T7704"><text:s text:c="12"/></text:span><text:span text:style-name="T7705">}</text:span><text:span text:style-name="T7706"><text:line-break/></text:span><text:span text:style-name="T7707"><text:s text:c="8"/>}</text:span><text:span text:style-name="T7708"><text:line-break/></text:span><text:span text:style-name="T7709"><text:s text:c="4"/>}</text:span><text:span text:style-name="T7710"><text:line-break/></text:span><text:span text:style-name="T7711"><text:line-break/></text:span><text:span text:style-name="T7712"><text:s text:c="4"/></text:span><text:span text:style-name="T7713">/</text:span><text:span text:style-name="T7714">/for constant frames per seconds</text:span><text:span text:style-name="T7715"><text:line-break/></text:span><text:span text:style-name="T7716"><text:s text:c="4"/></text:span><text:span text:style-name="T7717">private void<text:s/></text:span><text:span text:style-name="T7718">control</text:span><text:span text:style-name="T7719">() {</text:span><text:span text:style-name="T7720"><text:line-break/></text:span><text:span text:style-name="T7721"><text:s text:c="8"/></text:span><text:span text:style-name="T7722">try<text:s/></text:span><text:span text:style-name="T7723">{</text:span><text:span text:style-name="T7724"><text:line-break/></text:span><text:span text:style-name="T7725"><text:s text:c="12"/></text:span><text:span text:style-name="T7726">//took too long for the operations</text:span><text:span text:style-name="T7727"><text:line-break/></text:span><text:span text:style-name="T7728"><text:s text:c="12"/></text:span><text:span text:style-name="T7729">if<text:s/></text:span><text:span text:style-name="T7730">(</text:span><text:span text:style-name="T7731">timeThisFrame<text:s/></text:span><text:span text:style-name="T7732">&gt;=<text:s/></text:span><text:span text:style-name="T7733">17</text:span><text:span text:style-name="T7734">) {</text:span><text:span text:style-name="T7735"><text:line-break/></text:span><text:span text:style-name="T7736"><text:s text:c="16"/></text:span><text:span text:style-name="T7737">return;</text:span><text:span text:style-name="T7738"><text:line-break/></text:span><text:span text:style-name="T7739"><text:s text:c="12"/></text:span><text:span text:style-name="T7740">}<text:s/></text:span><text:span text:style-name="T7741">else</text:span><text:span text:style-name="T7742"><text:line-break/></text:span><text:span text:style-name="T7743"><text:s text:c="16"/></text:span><text:span text:style-name="T7744">//optionally 60 frames are shown<text:s/></text:span><text:span text:style-name="T7745">per second</text:span><text:span text:style-name="T7746"><text:line-break/></text:span><text:span text:style-name="T7747"><text:s text:c="16"/>//control frame rate (1000/60 = ca. 17) - subtract the time taken for update/draw</text:span><text:span text:style-name="T7748"><text:line-break/></text:span><text:span text:style-name="T7749"><text:s text:c="16"/></text:span><text:span text:style-name="T7750">gameThread</text:span><text:span text:style-name="T7751">.</text:span><text:span text:style-name="T7752">sleep</text:span><text:span text:style-name="T7753">(</text:span><text:span text:style-name="T7754">17<text:s/></text:span><text:span text:style-name="T7755">-<text:s/></text:span><text:span text:style-name="T7756">timeThisFrame</text:span><text:span text:style-name="T7757">)</text:span><text:span text:style-name="T7758">;</text:span><text:span text:style-name="T7759"><text:line-break/></text:span><text:span text:style-name="T7760"><text:s text:c="8"/></text:span><text:span text:style-name="T7761">}<text:s/></text:span><text:span text:style-name="T7762">catch<text:s/></text:span><text:span text:style-name="T7763">(InterruptedException e) {</text:span><text:span text:style-name="T7764"><text:line-break/></text:span><text:span text:style-name="T7765"><text:s text:c="12"/>e.printStackTrace()</text:span><text:span text:style-name="T7766">;</text:span><text:span text:style-name="T7767"><text:line-break/></text:span><text:span text:style-name="T7768"><text:s text:c="8"/></text:span><text:span text:style-name="T7769">}</text:span><text:span text:style-name="T7770"><text:line-break/></text:span><text:span text:style-name="T7771"><text:s text:c="4"/>}</text:span><text:span text:style-name="T7772"><text:line-break/></text:span><text:span text:style-name="T7773"><text:line-break/></text:span><text:span text:style-name="T7774"><text:s text:c="4"/></text:span><text:span text:style-name="T7775">//checks for intersection between the hitboxes - used in the update method</text:span><text:span text:style-name="T7776"><text:line-break/></text:span><text:span text:style-name="T7777"><text:s text:c="4"/></text:span><text:span text:style-name="T7778">private boolean<text:s/></text:span><text:span text:style-name="T7779">collisionDetection</text:span><text:span text:style-name="T7780">(Player player</text:span><text:span text:style-name="T7781">,<text:s/></text:span><text:span text:style-name="T7782">Enemy enemy) {</text:span><text:span text:style-name="T7783"><text:line-break/></text:span><text:span text:style-name="T7784"><text:s text:c="8"/></text:span><text:span text:style-name="T7785">if<text:s/></text:span><text:span text:style-name="T7786">(Rect.</text:span><text:span text:style-name="T7787">intersects</text:span><text:span text:style-name="T7788">(player.getHitbox()</text:span><text:span text:style-name="T7789">,<text:s/></text:span><text:span text:style-name="T7790">enemy.getHitbox())) {</text:span><text:span text:style-name="T7791"><text:line-break/></text:span><text:span text:style-name="T7792"><text:s text:c="12"/></text:span><text:span text:style-name="T7793">quickExplosion</text:span><text:span text:style-name="T7794">.setPosition</text:span><text:span text:style-name="T7795">(player.getX() +<text:s/></text:span><text:span text:style-name="T7796">10</text:span><text:span text:style-name="T7797">,<text:s/></text:span><text:span text:style-name="T7798">player.getY() + player.getHeight() /<text:s/></text:span><text:span text:style-name="T7799">2</text:span><text:span text:style-name="T7800">)</text:span><text:span text:style-name="T7801">;</text:span><text:span text:style-name="T7802"><text:line-break/></text:span><text:span text:style-name="T7803"><text:s text:c="12"/></text:span><text:span text:style-name="T7804">enemy.setRandomAttributes()</text:span><text:span text:style-name="T7805">;</text:span><text:span text:style-name="T7806"><text:line-break/></text:span><text:span text:style-name="T7807"><text:s text:c="12"/>return true;</text:span><text:span text:style-name="T7808"><text:line-break/></text:span><text:span text:style-name="T7809"><text:s text:c="8"/></text:span><text:span text:style-name="T7810">}</text:span><text:span text:style-name="T7811"><text:line-break/></text:span><text:span text:style-name="T7812"><text:s text:c="8"/></text:span><text:span text:style-name="T7813">return false;</text:span><text:span text:style-name="T7814"><text:line-break/></text:span><text:span text:style-name="T7815"><text:s text:c="4"/></text:span><text:span text:style-name="T7816">}</text:span><text:span text:style-name="T7817"><text:line-break/></text:span><text:span text:style-name="T7818"><text:line-break/></text:span><text:span text:style-name="T7819"><text:s text:c="4"/></text:span><text:span text:style-name="T7820">//checks if the laser has collided with an enemy</text:span><text:span text:style-name="T7821"><text:line-break/></text:span><text:span text:style-name="T7822"><text:s text:c="4"/></text:span><text:span text:style-name="T7823">private boolean<text:s/></text:span><text:span text:style-name="T7824">collisionWithLaser</text:span><text:span text:style-name="T7825">(Player player</text:span><text:span text:style-name="T7826">,<text:s/></text:span><text:span text:style-name="T7827">Enemy enemy) {</text:span><text:span text:style-name="T7828"><text:line-break/></text:span><text:span text:style-name="T7829"><text:s text:c="8"/></text:span><text:span text:style-name="T7830">if<text:s/></text:span><text:span text:style-name="T7831">(Rect.</text:span><text:span text:style-name="T7832">intersects</text:span><text:span text:style-name="T7833">(player.getLaser().getHitbox()</text:span><text:span text:style-name="T7834">,<text:s/></text:span><text:span text:style-name="T7835">enemy.getHitbox())) {</text:span><text:span text:style-name="T7836"><text:line-break/></text:span><text:span text:style-name="T7837"><text:s text:c="12"/></text:span><text:span text:style-name="T7838">return true;</text:span><text:span text:style-name="T7839"><text:line-break/></text:span><text:span text:style-name="T7840"><text:s text:c="8"/></text:span><text:span text:style-name="T7841">}</text:span><text:span text:style-name="T7842"><text:line-break/></text:span><text:span text:style-name="T7843"><text:s text:c="8"/></text:span><text:span text:style-name="T7844">return false;</text:span><text:span text:style-name="T7845"><text:line-break/></text:span><text:span text:style-name="T7846"><text:s text:c="4"/></text:span><text:span text:style-name="T7847">}</text:span><text:span text:style-name="T7848"><text:line-break/></text:span><text:span text:style-name="T7849"><text:line-break/></text:span><text:span text:style-name="T7850"><text:s text:c="4"/></text:span><text:span text:style-name="T7851">//pauses the game and thread</text:span><text:span text:style-name="T7852"><text:line-break/></text:span><text:span text:style-name="T7853"><text:s text:c="4"/></text:span><text:span text:style-name="T7854">public void<text:s/></text:span><text:span text:style-name="T7855">pause</text:span><text:span text:style-name="T7856">() {</text:span><text:span text:style-name="T7857"><text:line-break/></text:span><text:span text:style-name="T7858"><text:s text:c="3"/></text:span><text:span text:style-name="T7859"><text:s text:c="5"/>setPlaying(</text:span><text:span text:style-name="T7860">false</text:span><text:span text:style-name="T7861">)</text:span><text:span text:style-name="T7862">;</text:span><text:span text:style-name="T7863"><text:line-break/></text:span><text:span text:style-name="T7864"><text:s text:c="8"/></text:span><text:span text:style-name="T7865">sensorManager</text:span><text:span text:style-name="T7866">.unregisterListener(</text:span><text:span text:style-name="T7867">this</text:span><text:span text:style-name="T7868">)</text:span><text:span text:style-name="T7869">;</text:span><text:span text:style-name="T7870"><text:line-break/></text:span><text:span text:style-name="T7871"><text:s text:c="8"/>try<text:s/></text:span><text:span text:style-name="T7872">{</text:span><text:span text:style-name="T7873"><text:line-break/></text:span><text:span text:style-name="T7874"><text:s text:c="12"/></text:span><text:span text:style-name="T7875">gameThread</text:span><text:span text:style-name="T7876">.join()</text:span><text:span text:style-name="T7877">;</text:span><text:span text:style-name="T7878"><text:line-break/></text:span><text:span text:style-name="T7879"><text:s text:c="8"/></text:span><text:span text:style-name="T7880">}<text:s/></text:span><text:span text:style-name="T7881">catch<text:s/></text:span><text:span text:style-name="T7882">(InterruptedException e) {</text:span><text:span text:style-name="T7883"><text:line-break/></text:span><text:span text:style-name="T7884"><text:s text:c="12"/></text:span><text:span text:style-name="T7885">//</text:span><text:span text:style-name="T7886">Todo: error handling</text:span><text:span text:style-name="T7887"><text:line-break/></text:span><text:span text:style-name="T7888"><text:s text:c="12"/></text:span><text:span text:style-name="T7889">e.printStackTrace()</text:span><text:span text:style-name="T7890">;</text:span><text:span text:style-name="T7891"><text:line-break/></text:span><text:span text:style-name="T7892"><text:s text:c="8"/></text:span><text:span text:style-name="T7893">}</text:span><text:span text:style-name="T7894"><text:line-break/></text:span><text:span text:style-name="T7895"><text:s text:c="4"/>}</text:span><text:span text:style-name="T7896"><text:line-break/></text:span><text:span text:style-name="T7897"><text:line-break/></text:span><text:span text:style-name="T7898"><text:s text:c="4"/></text:span><text:span text:style-name="T7899">//on st</text:span><text:span text:style-name="T7900">art or on resume this method makes sure the game continues correctly</text:span><text:span text:style-name="T7901"><text:line-break/></text:span><text:span text:style-name="T7902"><text:s text:c="4"/>//creates a new thread and starts it</text:span><text:span text:style-name="T7903"><text:line-break/></text:span><text:span text:style-name="T7904"><text:s text:c="4"/></text:span><text:span text:style-name="T7905">public void<text:s/></text:span><text:span text:style-name="T7906">resume</text:span><text:span text:style-name="T7907">() {</text:span><text:span text:style-name="T7908"><text:line-break/></text:span><text:span text:style-name="T7909"><text:s text:c="8"/></text:span><text:span text:style-name="T7910">if<text:s/></text:span><text:span text:style-name="T7911">(</text:span><text:span text:style-name="T7912">sensorManager<text:s/></text:span><text:span text:style-name="T7913">!=<text:s/></text:span><text:span text:style-name="T7914">null</text:span><text:span text:style-name="T7915">)</text:span><text:span text:style-name="T7916"><text:line-break/></text:span><text:span text:style-name="T7917"><text:s text:c="12"/></text:span><text:span text:style-name="T7918">sensorManager</text:span><text:span text:style-name="T7919">.registerListener(</text:span><text:span text:style-name="T7920">this,<text:s/></text:span><text:span text:style-name="T7921">sensor</text:span><text:span text:style-name="T7922">,<text:s/></text:span><text:span text:style-name="T7923">SensorManager.</text:span><text:span text:style-name="T7924">SENSOR_DELAY_NORMAL</text:span><text:span text:style-name="T7925">)</text:span><text:span text:style-name="T7926">;</text:span><text:span text:style-name="T7927"><text:line-break/></text:span><text:span text:style-name="T7928"><text:s text:c="8"/></text:span><text:span text:style-name="T7929">timeStarted<text:s/></text:span><text:span text:style-name="T7930">= SystemClock.</text:span><text:span text:style-name="T7931">elapsedRealtime</text:span><text:span text:style-name="T7932">()</text:span><text:span text:style-name="T7933">;</text:span><text:span text:style-name="T7934"><text:line-break/></text:span><text:span text:style-name="T7935"><text:s text:c="8"/></text:span><text:span text:style-name="T7936">setPlaying(</text:span><text:span text:style-name="T7937">true</text:span><text:span text:style-name="T7938">)</text:span><text:span text:style-name="T7939">;</text:span><text:span text:style-name="T7940"><text:line-break/></text:span><text:span text:style-name="T7941"><text:s text:c="8"/></text:span><text:span text:style-name="T7942">gameThread<text:s/></text:span><text:span text:style-name="T7943">=<text:s/></text:span><text:span text:style-name="T7944">new<text:s/></text:span><text:span text:style-name="T7945">Thread(</text:span><text:span text:style-name="T7946">this</text:span><text:span text:style-name="T7947">)</text:span><text:span text:style-name="T7948">;</text:span><text:span text:style-name="T7949"><text:line-break/></text:span><text:span text:style-name="T7950"><text:s text:c="8"/></text:span><text:span text:style-name="T7951">gameThread</text:span><text:span text:style-name="T7952">.start()</text:span><text:span text:style-name="T7953">;</text:span><text:span text:style-name="T7954"><text:line-break/></text:span><text:span text:style-name="T7955"><text:s text:c="4"/></text:span><text:span text:style-name="T7956">}</text:span><text:span text:style-name="T7957"><text:line-break/></text:span><text:span text:style-name="T7958"><text:line-break/></text:span><text:span text:style-name="T7959"><text:s text:c="4"/></text:span><text:span text:style-name="T7960">//InputController manages touch events</text:span><text:span text:style-name="T7961"><text:line-break/></text:span><text:span text:style-name="T7962"><text:s text:c="4"/></text:span><text:span text:style-name="T7963">@Override</text:span><text:span text:style-name="T7964"><text:line-break/></text:span><text:span text:style-name="T7965"><text:s text:c="4"/></text:span><text:span text:style-name="T7966">public boolean<text:s/></text:span><text:span text:style-name="T7967">onTou</text:span><text:span text:style-name="T7968">chEvent</text:span><text:span text:style-name="T7969">(MotionEvent event) {</text:span><text:span text:style-name="T7970"><text:line-break/></text:span><text:span text:style-name="T7971"><text:s text:c="8"/></text:span><text:span text:style-name="T7972">if<text:s/></text:span><text:span text:style-name="T7973">(</text:span><text:span text:style-name="T7974">player<text:s/></text:span><text:span text:style-name="T7975">!=<text:s/></text:span><text:span text:style-name="T7976">null</text:span><text:span text:style-name="T7977">) {</text:span><text:span text:style-name="T7978"><text:line-break/></text:span><text:span text:style-name="T7979"><text:s text:c="12"/></text:span><text:span text:style-name="T7980">inputController</text:span><text:span text:style-name="T7981">.handleTouchInput(event</text:span><text:span text:style-name="T7982">,<text:s/></text:span><text:span text:style-name="T7983">player</text:span><text:span text:style-name="T7984">)</text:span><text:span text:style-name="T7985">;</text:span><text:span text:style-name="T7986"><text:line-break/></text:span><text:span text:style-name="T7987"><text:s text:c="8"/></text:span><text:span text:style-name="T7988">}</text:span><text:span text:style-name="T7989"><text:line-break/></text:span><text:span text:style-name="T7990"><text:s text:c="8"/></text:span><text:span text:style-name="T7991">return true;</text:span><text:span text:style-name="T7992"><text:line-break/></text:span><text:span text:style-name="T7993"><text:s text:c="4"/></text:span><text:span text:style-name="T7994">}</text:span><text:span text:style-name="T7995"><text:line-break/></text:span><text:span text:style-name="T7996"><text:line-break/></text:span><text:span text:style-name="T7997"><text:s text:c="4"/></text:span><text:span text:style-name="T7998">//transition to high-score activity and passes the parameters for time and score</text:span><text:span text:style-name="T7999"><text:line-break/></text:span><text:span text:style-name="T8000"><text:s text:c="4"/></text:span><text:span text:style-name="T8001">public vo</text:span><text:span text:style-name="T8002">id<text:s/></text:span><text:span text:style-name="T8003">startNewActivity</text:span><text:span text:style-name="T8004">() {</text:span><text:span text:style-name="T8005"><text:line-break/></text:span><text:span text:style-name="T8006"><text:s text:c="8"/>Activity activity = (Activity) getContext()</text:span><text:span text:style-name="T8007">;</text:span><text:span text:style-name="T8008"><text:line-break/></text:span><text:span text:style-name="T8009"><text:s text:c="8"/></text:span><text:span text:style-name="T8010">Intent i =<text:s/></text:span><text:span text:style-name="T8011">new<text:s/></text:span><text:span text:style-name="T8012">Intent(getContext()</text:span><text:span text:style-name="T8013">,<text:s/></text:span><text:span text:style-name="T8014">HighScoreActivity.</text:span><text:span text:style-name="T8015">class</text:span><text:span text:style-name="T8016">)</text:span><text:span text:style-name="T8017">;</text:span><text:span text:style-name="T8018"><text:line-break/></text:span><text:span text:style-name="T8019"><text:s text:c="8"/></text:span><text:span text:style-name="T8020">i.putExtra(Pref.</text:span><text:span text:style-name="T8021">TIME</text:span><text:span text:style-name="T8022">.toString()</text:span><text:span text:style-name="T8023">,<text:s/></text:span><text:span text:style-name="T8024">(</text:span><text:span text:style-name="T8025">int</text:span><text:span text:style-name="T8026">) (</text:span><text:span text:style-name="T8027">timeTaken<text:s/></text:span><text:span text:style-name="T8028">/<text:s/></text:span><text:span text:style-name="T8029">1000</text:span><text:span text:style-name="T8030">))</text:span><text:span text:style-name="T8031">;</text:span><text:span text:style-name="T8032"><text:line-break/></text:span><text:span text:style-name="T8033"><text:s text:c="8"/></text:span><text:span text:style-name="T8034">i.putExtra(Pref.</text:span><text:span text:style-name="T8035">SCORE</text:span><text:span text:style-name="T8036">.toString()</text:span><text:span text:style-name="T8037">,</text:span><text:span text:style-name="T8038"><text:s/></text:span><text:span text:style-name="T8039">(</text:span><text:span text:style-name="T8040">int</text:span><text:span text:style-name="T8041">)<text:s/></text:span><text:span text:style-name="T8042">enemiesDestroyed</text:span><text:span text:style-name="T8043">)</text:span><text:span text:style-name="T8044">;</text:span><text:span text:style-name="T8045"><text:line-break/></text:span><text:span text:style-name="T8046"><text:s text:c="8"/></text:span><text:span text:style-name="T8047">activity.finish()</text:span><text:span text:style-name="T8048">;</text:span><text:span text:style-name="T8049"><text:line-break/></text:span><text:span text:style-name="T8050"><text:s text:c="8"/></text:span><text:span text:style-name="T8051">activity.startActivity(i)</text:span><text:span text:style-name="T8052">;</text:span><text:span text:style-name="T8053"><text:line-break/></text:span><text:span text:style-name="T8054"><text:line-break/></text:span><text:span text:style-name="T8055"><text:s text:c="4"/></text:span><text:span text:style-name="T8056">}</text:span><text:span text:style-name="T8057"><text:line-break/></text:span><text:span text:style-name="T8058"><text:line-break/></text:span><text:span text:style-name="T8059"><text:s text:c="4"/></text:span><text:span text:style-name="T8060">//handle the accelerometer</text:span><text:span text:style-name="T8061"><text:line-break/></text:span><text:span text:style-name="T8062"><text:s text:c="4"/></text:span><text:span text:style-name="T8063">@Override</text:span><text:span text:style-name="T8064"><text:line-break/></text:span><text:span text:style-name="T8065"><text:s text:c="4"/></text:span><text:span text:style-name="T8066">public void<text:s/></text:span><text:span text:style-name="T8067">onSensorChanged</text:span><text:span text:style-name="T8068">(SensorEvent sensorEvent) {</text:span><text:span text:style-name="T8069"><text:line-break/></text:span><text:span text:style-name="T8070"><text:s text:c="8"/></text:span><text:span text:style-name="T8071">if<text:s/></text:span><text:span text:style-name="T8072">(isUseSensor())</text:span><text:span text:style-name="T8073"><text:line-break/></text:span><text:span text:style-name="T8074"><text:s text:c="12"/></text:span><text:span text:style-name="T8075">inputController</text:span><text:span text:style-name="T8076">.h</text:span><text:span text:style-name="T8077">andleSensorInput(sensorEvent</text:span><text:span text:style-name="T8078">,<text:s/></text:span><text:span text:style-name="T8079">player</text:span><text:span text:style-name="T8080">)</text:span><text:span text:style-name="T8081">;</text:span><text:span text:style-name="T8082"><text:line-break/></text:span><text:span text:style-name="T8083"><text:s text:c="4"/></text:span><text:span text:style-name="T8084">}</text:span><text:span text:style-name="T8085"><text:line-break/></text:span><text:span text:style-name="T8086"><text:line-break/></text:span><text:span text:style-name="T8087"><text:s text:c="4"/></text:span><text:span text:style-name="T8088">//Game controller joystick handling</text:span><text:span text:style-name="T8089"><text:line-break/></text:span><text:span text:style-name="T8090"><text:s text:c="4"/></text:span><text:span text:style-name="T8091">public void<text:s/></text:span><text:span text:style-name="T8092">handleControllerMotion</text:span><text:span text:style-name="T8093">(MotionEvent event) {</text:span><text:span text:style-name="T8094"><text:line-break/></text:span><text:span text:style-name="T8095"><text:s text:c="8"/></text:span><text:span text:style-name="T8096">inputController</text:span><text:span text:style-name="T8097">.handleControllerMotionInput(event</text:span><text:span text:style-name="T8098">,<text:s/></text:span><text:span text:style-name="T8099">player</text:span><text:span text:style-name="T8100">)</text:span><text:span text:style-name="T8101">;</text:span><text:span text:style-name="T8102"><text:line-break/></text:span><text:span text:style-name="T8103"><text:s text:c="4"/></text:span><text:span text:style-name="T8104">}</text:span><text:span text:style-name="T8105"><text:line-break/></text:span><text:span text:style-name="T8106"><text:s text:c="4"/></text:span><text:span text:style-name="T8107">//Game controller key handling</text:span><text:span text:style-name="T8108"><text:line-break/></text:span><text:span text:style-name="T8109"><text:s text:c="4"/></text:span><text:span text:style-name="T8110">public void<text:s/></text:span><text:span text:style-name="T8111">handleControllerKeys</text:span><text:span text:style-name="T8112">(KeyEvent event) {</text:span><text:span text:style-name="T8113"><text:line-break/></text:span><text:span text:style-name="T8114"><text:s text:c="8"/></text:span><text:span text:style-name="T8115">inputController</text:span><text:span text:style-name="T8116">.handleControllerKeysInput(event</text:span><text:span text:style-name="T8117">,<text:s/></text:span><text:span text:style-name="T8118">player</text:span><text:span text:style-name="T8119">)</text:span><text:span text:style-name="T8120">;</text:span><text:span text:style-name="T8121"><text:line-break/></text:span><text:span text:style-name="T8122"><text:s text:c="4"/></text:span><text:span text:style-name="T8123">}</text:span><text:span text:style-name="T8124"><text:line-break/></text:span><text:span text:style-name="T8125"><text:line-break/></text:span><text:span text:style-name="T8126"><text:line-break/></text:span><text:span text:style-name="T8127"><text:s text:c="4"/></text:span><text:span text:style-name="T8128">//Empty - required for Accelerometer</text:span><text:span text:style-name="T8129"><text:line-break/></text:span><text:span text:style-name="T8130"><text:s text:c="4"/></text:span><text:span text:style-name="T8131">@Override</text:span><text:span text:style-name="T8132"><text:line-break/></text:span><text:span text:style-name="T8133"><text:s text:c="4"/></text:span><text:span text:style-name="T8134">public void<text:s/></text:span><text:span text:style-name="T8135">onAccuracyChanged</text:span><text:span text:style-name="T8136">(Sensor sensor</text:span><text:span text:style-name="T8137">, int<text:s/></text:span><text:span text:style-name="T8138">i) {</text:span><text:span text:style-name="T8139"><text:line-break/></text:span><text:span text:style-name="T8140"><text:line-break/></text:span><text:span text:style-name="T8141"><text:s text:c="4"/>}</text:span><text:span text:style-name="T8142"><text:line-break/></text:span><text:span text:style-name="T8143"><text:line-break/></text:span><text:span text:style-name="T8144"><text:s text:c="4"/></text:span><text:span text:style-name="T8145">//</text:span><text:span text:style-name="T8146">GETTER AND SETTERS</text:span><text:span text:style-name="T8147"><text:line-break/></text:span><text:span text:style-name="T8148"><text:s text:c="4"/></text:span><text:span text:style-name="T8149">public boolean<text:s/></text:span><text:span text:style-name="T8150">isPlaying</text:span><text:span text:style-name="T8151">() {</text:span><text:span text:style-name="T8152"><text:line-break/></text:span><text:span text:style-name="T8153"><text:s text:c="8"/></text:span><text:span text:style-name="T8154">return<text:s/></text:span><text:span text:style-name="T8155">playing</text:span><text:span text:style-name="T8156">;</text:span><text:span text:style-name="T8157"><text:line-break/></text:span><text:span text:style-name="T8158"><text:s text:c="4"/></text:span><text:span text:style-name="T8159">}</text:span><text:span text:style-name="T8160"><text:line-break/></text:span><text:span text:style-name="T8161"><text:line-break/></text:span><text:span text:style-name="T8162"><text:s text:c="4"/></text:span><text:span text:style-name="T8163">public void<text:s/></text:span><text:span text:style-name="T8164">setPlaying</text:span><text:span text:style-name="T8165">(</text:span><text:span text:style-name="T8166">boolean<text:s/></text:span><text:span text:style-name="T8167">playing) {</text:span><text:span text:style-name="T8168"><text:line-break/></text:span><text:span text:style-name="T8169"><text:s text:c="8"/></text:span><text:span text:style-name="T8170">this</text:span><text:span text:style-name="T8171">.</text:span><text:span text:style-name="T8172">playing<text:s/></text:span><text:span text:style-name="T8173">= playing</text:span><text:span text:style-name="T8174">;</text:span><text:span text:style-name="T8175"><text:line-break/></text:span><text:span text:style-name="T8176"><text:s text:c="4"/></text:span><text:span text:style-name="T8177">}</text:span><text:span text:style-name="T8178"><text:line-break/></text:span><text:span text:style-name="T8179"><text:line-break/></text:span><text:span text:style-name="T8180"><text:s text:c="4"/></text:span><text:span text:style-name="T8181">public int<text:s/></text:span><text:span text:style-name="T8182">getScreenX</text:span><text:span text:style-name="T8183">() {</text:span><text:span text:style-name="T8184"><text:line-break/></text:span><text:span text:style-name="T8185"><text:s text:c="8"/></text:span><text:span text:style-name="T8186">return<text:s/></text:span><text:span text:style-name="T8187">screenX</text:span><text:span text:style-name="T8188">;</text:span><text:span text:style-name="T8189"><text:line-break/></text:span><text:span text:style-name="T8190"><text:s text:c="4"/></text:span><text:span text:style-name="T8191">}</text:span><text:span text:style-name="T8192"><text:line-break/></text:span><text:span text:style-name="T8193"><text:line-break/></text:span><text:span text:style-name="T8194"><text:s text:c="4"/></text:span><text:span text:style-name="T8195">public void<text:s/></text:span><text:span text:style-name="T8196">setScreenX</text:span><text:span text:style-name="T8197">(</text:span><text:span text:style-name="T8198">int<text:s/></text:span><text:span text:style-name="T8199">screenX) {</text:span><text:span text:style-name="T8200"><text:line-break/></text:span><text:span text:style-name="T8201"><text:s text:c="8"/></text:span><text:span text:style-name="T8202">this</text:span><text:span text:style-name="T8203">.</text:span><text:span text:style-name="T8204">screenX<text:s/></text:span><text:span text:style-name="T8205">= screenX</text:span><text:span text:style-name="T8206">;</text:span><text:span text:style-name="T8207"><text:line-break/></text:span><text:span text:style-name="T8208"><text:s text:c="4"/></text:span><text:span text:style-name="T8209">}</text:span><text:span text:style-name="T8210"><text:line-break/></text:span><text:span text:style-name="T8211"><text:line-break/></text:span><text:span text:style-name="T8212"><text:s text:c="4"/></text:span><text:span text:style-name="T8213">public int<text:s/></text:span><text:span text:style-name="T8214">getScreenY</text:span><text:span text:style-name="T8215">() {</text:span><text:span text:style-name="T8216"><text:line-break/></text:span><text:span text:style-name="T8217"><text:s text:c="8"/></text:span><text:span text:style-name="T8218">return<text:s/></text:span><text:span text:style-name="T8219">screenY</text:span><text:span text:style-name="T8220">;</text:span><text:span text:style-name="T8221"><text:line-break/></text:span><text:span text:style-name="T8222"><text:s text:c="4"/></text:span><text:span text:style-name="T8223">}</text:span><text:span text:style-name="T8224"><text:line-break/></text:span><text:span text:style-name="T8225"><text:line-break/></text:span><text:span text:style-name="T8226"><text:s text:c="4"/></text:span><text:span text:style-name="T8227">public void<text:s/></text:span><text:span text:style-name="T8228">setScreenY</text:span><text:span text:style-name="T8229">(</text:span><text:span text:style-name="T8230">int<text:s/></text:span><text:span text:style-name="T8231">screenY) {</text:span><text:span text:style-name="T8232"><text:line-break/></text:span><text:span text:style-name="T8233"><text:s text:c="8"/></text:span><text:span text:style-name="T8234">this</text:span><text:span text:style-name="T8235">.</text:span><text:span text:style-name="T8236">screenY<text:s/></text:span><text:span text:style-name="T8237">= screenY</text:span><text:span text:style-name="T8238">;</text:span><text:span text:style-name="T8239"><text:line-break/></text:span><text:span text:style-name="T8240"><text:s text:c="4"/></text:span><text:span text:style-name="T8241">}</text:span><text:span text:style-name="T8242"><text:line-break/></text:span><text:span text:style-name="T8243"><text:line-break/></text:span><text:span text:style-name="T8244"><text:s text:c="4"/></text:span><text:span text:style-name="T8245">public void<text:s/></text:span><text:span text:style-name="T8246">setContext</text:span><text:span text:style-name="T8247">(Context context) {</text:span><text:span text:style-name="T8248"><text:line-break/></text:span><text:span text:style-name="T8249"><text:s text:c="8"/></text:span><text:span text:style-name="T8250">this</text:span><text:span text:style-name="T8251">.</text:span><text:span text:style-name="T8252">context<text:s/></text:span><text:span text:style-name="T8253">= context</text:span><text:span text:style-name="T8254">;</text:span><text:span text:style-name="T8255"><text:line-break/></text:span><text:span text:style-name="T8256"><text:s text:c="4"/></text:span><text:span text:style-name="T8257">}</text:span><text:span text:style-name="T8258"><text:line-break/></text:span><text:span text:style-name="T8259"><text:line-break/></text:span><text:span text:style-name="T8260"><text:s text:c="4"/></text:span><text:span text:style-name="T8261">public boolean<text:s/></text:span><text:span text:style-name="T8262">isGameOver</text:span><text:span text:style-name="T8263">() {</text:span><text:span text:style-name="T8264"><text:line-break/></text:span><text:span text:style-name="T8265"><text:s text:c="8"/></text:span><text:span text:style-name="T8266">return<text:s/></text:span><text:span text:style-name="T8267">gameOver</text:span><text:span text:style-name="T8268">;</text:span><text:span text:style-name="T8269"><text:line-break/></text:span><text:span text:style-name="T8270"><text:s text:c="4"/></text:span><text:span text:style-name="T8271">}</text:span><text:span text:style-name="T8272"><text:line-break/></text:span><text:span text:style-name="T8273"><text:line-break/></text:span><text:span text:style-name="T8274"><text:s text:c="4"/></text:span><text:span text:style-name="T8275">public void<text:s/></text:span><text:span text:style-name="T8276">setGameOver</text:span><text:span text:style-name="T8277">(</text:span><text:span text:style-name="T8278">boolean<text:s/></text:span><text:span text:style-name="T8279">gameOver) {</text:span><text:span text:style-name="T8280"><text:line-break/></text:span><text:span text:style-name="T8281"><text:s text:c="8"/></text:span><text:span text:style-name="T8282">this</text:span><text:span text:style-name="T8283">.</text:span><text:span text:style-name="T8284">gameOver<text:s/></text:span><text:span text:style-name="T8285">= gameOver</text:span><text:span text:style-name="T8286">;</text:span><text:span text:style-name="T8287"><text:line-break/></text:span><text:span text:style-name="T8288"><text:s text:c="4"/></text:span><text:span text:style-name="T8289">}</text:span><text:span text:style-name="T8290"><text:line-break/></text:span><text:span text:style-name="T8291"><text:line-break/></text:span><text:span text:style-name="T8292"><text:line-break/></text:span><text:span text:style-name="T8293"><text:s text:c="4"/></text:span><text:span text:style-name="T8294">public boolean<text:s/></text:span><text:span text:style-name="T8295">isUseSensor</text:span><text:span text:style-name="T8296">() {</text:span><text:span text:style-name="T8297"><text:line-break/></text:span><text:span text:style-name="T8298"><text:s text:c="8"/></text:span><text:span text:style-name="T8299">return<text:s/></text:span><text:span text:style-name="T8300">useSensor</text:span><text:span text:style-name="T8301">;</text:span><text:span text:style-name="T8302"><text:line-break/></text:span><text:span text:style-name="T8303"><text:s text:c="4"/></text:span><text:span text:style-name="T8304">}</text:span><text:span text:style-name="T8305"><text:line-break/></text:span><text:span text:style-name="T8306"><text:line-break/></text:span><text:span text:style-name="T8307"><text:s text:c="4"/></text:span><text:span text:style-name="T8308">pu</text:span><text:span text:style-name="T8309">blic void<text:s/></text:span><text:span text:style-name="T8310">setUseSensor</text:span><text:span text:style-name="T8311">(</text:span><text:span text:style-name="T8312">boolean<text:s/></text:span><text:span text:style-name="T8313">useSensor) {</text:span><text:span text:style-name="T8314"><text:line-break/></text:span><text:span text:style-name="T8315"><text:s text:c="8"/></text:span><text:span text:style-name="T8316">this</text:span><text:span text:style-name="T8317">.</text:span><text:span text:style-name="T8318">useSensor<text:s/></text:span><text:span text:style-name="T8319">= useSensor</text:span><text:span text:style-name="T8320">;</text:span><text:span text:style-name="T8321"><text:line-break/></text:span><text:span text:style-name="T8322"><text:s text:c="4"/></text:span><text:span text:style-name="T8323">}</text:span><text:span text:style-name="T8324"><text:line-break/></text:span><text:span text:style-name="T8325"><text:line-break/></text:span><text:span text:style-name="T8326"><text:s text:c="4"/></text:span><text:span text:style-name="T8327">public<text:s/></text:span><text:span text:style-name="T8328">SoundManager<text:s/></text:span><text:span text:style-name="T8329">getSoundManager</text:span><text:span text:style-name="T8330">() {</text:span><text:span text:style-name="T8331"><text:line-break/></text:span><text:span text:style-name="T8332"><text:s text:c="8"/></text:span><text:span text:style-name="T8333">return<text:s/></text:span><text:span text:style-name="T8334">soundManager</text:span><text:span text:style-name="T8335">;</text:span><text:span text:style-name="T8336"><text:line-break/></text:span><text:span text:style-name="T8337"><text:s text:c="4"/></text:span><text:span text:style-name="T8338">}</text:span><text:span text:style-name="T8339"><text:line-break/></text:span><text:span text:style-name="T8340">}</text:span></text:p>
      <text:p text:style-name="Normal"/>
      <text:p text:style-name="P8341"><text:span text:style-name="T8342">package<text:s/></text:span><text:span text:style-name="T8343">com.hafezi.games.spaceshooter2d</text:span><text:span text:style-name="T8344">;</text:span><text:span text:style-name="T8345"><text:line-break/></text:span><text:span text:style-name="T8346"><text:line-break/></text:span><text:span text:style-name="T8347">import<text:s/></text:span><text:span text:style-name="T8348">android.content.Context</text:span><text:span text:style-name="T8349">;</text:span><text:span text:style-name="T8350"><text:line-break/></text:span><text:span text:style-name="T8351">import<text:s/></text:span><text:span text:style-name="T8352">android.content.Intent</text:span><text:span text:style-name="T8353">;</text:span><text:span text:style-name="T8354"><text:line-break/></text:span><text:span text:style-name="T8355">import<text:s/></text:span><text:span text:style-name="T8356">android.database.Cursor</text:span><text:span text:style-name="T8357">;</text:span><text:span text:style-name="T8358"><text:line-break/></text:span><text:span text:style-name="T8359">import<text:s/></text:span><text:span text:style-name="T8360">android.graphics.Color</text:span><text:span text:style-name="T8361">;</text:span><text:span text:style-name="T8362"><text:line-break/></text:span><text:span text:style-name="T8363">import<text:s/></text:span><text:span text:style-name="T8364">android.graphics.Typeface</text:span><text:span text:style-name="T8365">;</text:span><text:span text:style-name="T8366"><text:line-break/></text:span><text:span text:style-name="T8367">import<text:s/></text:span><text:span text:style-name="T8368">android.support.v7.app.AppCompatActivity</text:span><text:span text:style-name="T8369">;</text:span><text:span text:style-name="T8370"><text:line-break/></text:span><text:span text:style-name="T8371">import<text:s/></text:span><text:span text:style-name="T8372">android.os.Bundle</text:span><text:span text:style-name="T8373">;</text:span><text:span text:style-name="T8374"><text:line-break/></text:span><text:span text:style-name="T8375">import<text:s/></text:span><text:span text:style-name="T8376">android.util.Log</text:span><text:span text:style-name="T8377">;</text:span><text:span text:style-name="T8378"><text:line-break/></text:span><text:span text:style-name="T8379">import<text:s/></text:span><text:span text:style-name="T8380">android.view.Gravity</text:span><text:span text:style-name="T8381">;</text:span><text:span text:style-name="T8382"><text:line-break/></text:span><text:span text:style-name="T8383">import</text:span><text:span text:style-name="T8384"><text:s/></text:span><text:span text:style-name="T8385">android.view.KeyEvent</text:span><text:span text:style-name="T8386">;</text:span><text:span text:style-name="T8387"><text:line-break/></text:span><text:span text:style-name="T8388">import<text:s/></text:span><text:span text:style-name="T8389">android.view.View</text:span><text:span text:style-name="T8390">;</text:span><text:span text:style-name="T8391"><text:line-break/></text:span><text:span text:style-name="T8392">import<text:s/></text:span><text:span text:style-name="T8393">android.widget.Button</text:span><text:span text:style-name="T8394">;</text:span><text:span text:style-name="T8395"><text:line-break/></text:span><text:span text:style-name="T8396">import<text:s/></text:span><text:span text:style-name="T8397">android.widget.LinearLayout</text:span><text:span text:style-name="T8398">;</text:span><text:span text:style-name="T8399"><text:line-break/></text:span><text:span text:style-name="T8400">import<text:s/></text:span><text:span text:style-name="T8401">android.widget.TextView</text:span><text:span text:style-name="T8402">;</text:span><text:span text:style-name="T8403"><text:line-break/></text:span><text:span text:style-name="T8404">import<text:s/></text:span><text:span text:style-name="T8405">android.widget.Toast</text:span><text:span text:style-name="T8406">;</text:span><text:span text:style-name="T8407"><text:line-break/></text:span><text:span text:style-name="T8408"><text:line-break/></text:span><text:span text:style-name="T8409">import<text:s/></text:span><text:span text:style-name="T8410">com.hafezi.games.spaceshooter2d.Database.Constants</text:span><text:span text:style-name="T8411">;</text:span><text:span text:style-name="T8412"><text:line-break/></text:span><text:span text:style-name="T8413">import<text:s/></text:span><text:span text:style-name="T8414">com.hafezi.g</text:span><text:span text:style-name="T8415">ames.spaceshooter2d.Database.GameDataBase</text:span><text:span text:style-name="T8416">;</text:span><text:span text:style-name="T8417"><text:line-break/></text:span><text:span text:style-name="T8418">import<text:s/></text:span><text:span text:style-name="T8419">com.hafezi.games.spaceshooter2d.Database.MyDBhelper</text:span><text:span text:style-name="T8420">;</text:span><text:span text:style-name="T8421"><text:line-break/></text:span><text:span text:style-name="T8422">import<text:s/></text:span><text:span text:style-name="T8423">com.hafezi.games.spaceshooter2d.Utility.Pref</text:span><text:span text:style-name="T8424">;</text:span><text:span text:style-name="T8425"><text:line-break/></text:span><text:span text:style-name="T8426"><text:line-break/></text:span><text:span text:style-name="T8427">import<text:s/></text:span><text:span text:style-name="T8428">org.w3c.dom.Text</text:span><text:span text:style-name="T8429">;</text:span><text:span text:style-name="T8430"><text:line-break/></text:span><text:span text:style-name="T8431"><text:line-break/></text:span><text:span text:style-name="T8432">import<text:s/></text:span><text:span text:style-name="T8433">java.lang.reflect.Array</text:span><text:span text:style-name="T8434">;</text:span><text:span text:style-name="T8435"><text:line-break/></text:span><text:span text:style-name="T8436">import<text:s/></text:span><text:span text:style-name="T8437">java.util.ArrayList</text:span><text:span text:style-name="T8438">;</text:span><text:span text:style-name="T8439"><text:line-break/></text:span><text:span text:style-name="T8440">import<text:s/></text:span><text:span text:style-name="T8441">java.u</text:span><text:span text:style-name="T8442">til.List</text:span><text:span text:style-name="T8443">;</text:span><text:span text:style-name="T8444"><text:line-break/></text:span><text:span text:style-name="T8445"><text:line-break/></text:span><text:span text:style-name="T8446">public class<text:s/></text:span><text:span text:style-name="T8447">HighScoreActivity<text:s/></text:span><text:span text:style-name="T8448">extends<text:s/></text:span><text:span text:style-name="T8449">AppCompatActivity {</text:span><text:span text:style-name="T8450"><text:line-break/></text:span><text:span text:style-name="T8451"><text:line-break/></text:span><text:span text:style-name="T8452"><text:s text:c="4"/></text:span><text:span text:style-name="T8453">private<text:s/></text:span><text:span text:style-name="T8454">Button<text:s/></text:span><text:span text:style-name="T8455">exitButton</text:span><text:span text:style-name="T8456">;</text:span><text:span text:style-name="T8457"><text:line-break/></text:span><text:span text:style-name="T8458"><text:s text:c="4"/>private<text:s/></text:span><text:span text:style-name="T8459">Button<text:s/></text:span><text:span text:style-name="T8460">playButton</text:span><text:span text:style-name="T8461">;</text:span><text:span text:style-name="T8462"><text:line-break/></text:span><text:span text:style-name="T8463"><text:s text:c="4"/></text:span><text:span text:style-name="T8464">//High score relevant items</text:span><text:span text:style-name="T8465"><text:line-break/></text:span><text:span text:style-name="T8466"><text:s text:c="4"/>//the text views are created on the run and passed to the layouts</text:span><text:span text:style-name="T8467"><text:line-break/></text:span><text:span text:style-name="T8468"><text:s text:c="4"/></text:span><text:span text:style-name="T8469">private<text:s/></text:span><text:span text:style-name="T8470">LinearLay</text:span><text:span text:style-name="T8471">out<text:s/></text:span><text:span text:style-name="T8472">scoreColumn</text:span><text:span text:style-name="T8473">;</text:span><text:span text:style-name="T8474"><text:line-break/></text:span><text:span text:style-name="T8475"><text:s text:c="4"/>private<text:s/></text:span><text:span text:style-name="T8476">LinearLayout<text:s/></text:span><text:span text:style-name="T8477">shipsColumn</text:span><text:span text:style-name="T8478">;</text:span><text:span text:style-name="T8479"><text:line-break/></text:span><text:span text:style-name="T8480"><text:s text:c="4"/>private<text:s/></text:span><text:span text:style-name="T8481">ArrayList&lt;TextView&gt;<text:s/></text:span><text:span text:style-name="T8482">scoreList</text:span><text:span text:style-name="T8483">;</text:span><text:span text:style-name="T8484"><text:line-break/></text:span><text:span text:style-name="T8485"><text:s text:c="4"/>private<text:s/></text:span><text:span text:style-name="T8486">ArrayList&lt;TextView&gt;<text:s/></text:span><text:span text:style-name="T8487">shipList</text:span><text:span text:style-name="T8488">;</text:span><text:span text:style-name="T8489"><text:line-break/></text:span><text:span text:style-name="T8490"><text:s text:c="4"/></text:span><text:span text:style-name="T8491">//utility</text:span><text:span text:style-name="T8492"><text:line-break/></text:span><text:span text:style-name="T8493"><text:s text:c="4"/></text:span><text:span text:style-name="T8494">private<text:s/></text:span><text:span text:style-name="T8495">SoundManager<text:s/></text:span><text:span text:style-name="T8496">soundManager</text:span><text:span text:style-name="T8497">;</text:span><text:span text:style-name="T8498"><text:line-break/></text:span><text:span text:style-name="T8499"><text:line-break/></text:span><text:span text:style-name="T8500"><text:s text:c="4"/></text:span><text:span text:style-name="T8501">//Database</text:span><text:span text:style-name="T8502"><text:line-break/></text:span><text:span text:style-name="T8503"><text:s text:c="4"/></text:span><text:span text:style-name="T8504">private<text:s/></text:span><text:span text:style-name="T8505">GameDataBase<text:s/></text:span><text:span text:style-name="T8506">gameDataBase</text:span><text:span text:style-name="T8507">;</text:span><text:span text:style-name="T8508"><text:line-break/></text:span><text:span text:style-name="T8509"><text:s text:c="4"/>priv</text:span><text:span text:style-name="T8510">ate long<text:s/></text:span><text:span text:style-name="T8511">currentId</text:span><text:span text:style-name="T8512">;</text:span><text:span text:style-name="T8513"><text:line-break/></text:span><text:span text:style-name="T8514"><text:line-break/></text:span><text:span text:style-name="T8515"><text:s text:c="4"/></text:span><text:span text:style-name="T8516">@Override</text:span><text:span text:style-name="T8517"><text:line-break/></text:span><text:span text:style-name="T8518"><text:s text:c="4"/></text:span><text:span text:style-name="T8519">protected void<text:s/></text:span><text:span text:style-name="T8520">onCreate</text:span><text:span text:style-name="T8521">(Bundle savedInstanceState) {</text:span><text:span text:style-name="T8522"><text:line-break/></text:span><text:span text:style-name="T8523"><text:s text:c="8"/></text:span><text:span text:style-name="T8524">super</text:span><text:span text:style-name="T8525">.onCreate(savedInstanceState)</text:span><text:span text:style-name="T8526">;</text:span><text:span text:style-name="T8527"><text:line-break/></text:span><text:span text:style-name="T8528"><text:s text:c="8"/></text:span><text:span text:style-name="T8529">setContentView(R.layout.</text:span><text:span text:style-name="T8530">activity_high_score</text:span><text:span text:style-name="T8531">)</text:span><text:span text:style-name="T8532">;</text:span><text:span text:style-name="T8533"><text:line-break/></text:span><text:span text:style-name="T8534"><text:s text:c="8"/></text:span><text:span text:style-name="T8535">gameDataBase<text:s/></text:span><text:span text:style-name="T8536">=<text:s/></text:span><text:span text:style-name="T8537">new<text:s/></text:span><text:span text:style-name="T8538">GameDataBase(</text:span><text:span text:style-name="T8539">this</text:span><text:span text:style-name="T8540">)</text:span><text:span text:style-name="T8541">;</text:span><text:span text:style-name="T8542"><text:line-break/></text:span><text:span text:style-name="T8543"><text:s text:c="8"/></text:span><text:span text:style-name="T8544">scoreList<text:s/></text:span><text:span text:style-name="T8545">=</text:span><text:span text:style-name="T8546"><text:s/></text:span><text:span text:style-name="T8547">new<text:s/></text:span><text:span text:style-name="T8548">ArrayList&lt;&gt;()</text:span><text:span text:style-name="T8549">;</text:span><text:span text:style-name="T8550"><text:line-break/></text:span><text:span text:style-name="T8551"><text:s text:c="8"/></text:span><text:span text:style-name="T8552">shipList<text:s/></text:span><text:span text:style-name="T8553">=<text:s/></text:span><text:span text:style-name="T8554">new<text:s/></text:span><text:span text:style-name="T8555">ArrayList&lt;&gt;()</text:span><text:span text:style-name="T8556">;</text:span><text:span text:style-name="T8557"><text:line-break/></text:span><text:span text:style-name="T8558"><text:line-break/></text:span><text:span text:style-name="T8559"><text:s text:c="8"/></text:span><text:span text:style-name="T8560">//If the player comes from the game activity: time and score will be received as params</text:span><text:span text:style-name="T8561"><text:line-break/></text:span><text:span text:style-name="T8562"><text:s text:c="8"/></text:span><text:span text:style-name="T8563">Bundle b = getIntent().getExtras()</text:span><text:span text:style-name="T8564">;</text:span><text:span text:style-name="T8565"><text:line-break/></text:span><text:span text:style-name="T8566"><text:s text:c="8"/>if<text:s/></text:span><text:span text:style-name="T8567">(b !=<text:s/></text:span><text:span text:style-name="T8568">null</text:span><text:span text:style-name="T8569">) {</text:span><text:span text:style-name="T8570"><text:line-break/></text:span><text:span text:style-name="T8571"><text:s text:c="12"/></text:span><text:span text:style-name="T8572">int<text:s/></text:span><text:span text:style-name="T8573">timeTaken = b.ge</text:span><text:span text:style-name="T8574">tInt(Pref.</text:span><text:span text:style-name="T8575">TIME</text:span><text:span text:style-name="T8576">.toString())</text:span><text:span text:style-name="T8577">;</text:span><text:span text:style-name="T8578"><text:line-break/></text:span><text:span text:style-name="T8579"><text:s text:c="12"/>int<text:s/></text:span><text:span text:style-name="T8580">enemiesDestroyed = b.getInt(Pref.</text:span><text:span text:style-name="T8581">SCORE</text:span><text:span text:style-name="T8582">.toString())</text:span><text:span text:style-name="T8583">;</text:span><text:span text:style-name="T8584"><text:line-break/></text:span><text:span text:style-name="T8585"><text:s text:c="12"/>if<text:s/></text:span><text:span text:style-name="T8586">(timeTaken &gt;=<text:s/></text:span><text:span text:style-name="T8587">0<text:s/></text:span><text:span text:style-name="T8588">&amp;&amp; enemiesDestroyed &gt;=<text:s/></text:span><text:span text:style-name="T8589">0</text:span><text:span text:style-name="T8590">) {</text:span><text:span text:style-name="T8591"><text:line-break/></text:span><text:span text:style-name="T8592"><text:s text:c="16"/></text:span><text:span text:style-name="T8593">currentId<text:s/></text:span><text:span text:style-name="T8594">= saveToDB(timeTaken</text:span><text:span text:style-name="T8595">,<text:s/></text:span><text:span text:style-name="T8596">enemiesDestroyed)</text:span><text:span text:style-name="T8597">;</text:span><text:span text:style-name="T8598"><text:line-break/></text:span><text:span text:style-name="T8599"><text:s text:c="12"/></text:span><text:span text:style-name="T8600">}</text:span><text:span text:style-name="T8601"><text:line-break/></text:span><text:span text:style-name="T8602"><text:s text:c="8"/>}</text:span><text:span text:style-name="T8603"><text:line-break/></text:span><text:span text:style-name="T8604"><text:line-break/></text:span><text:span text:style-name="T8605"><text:s text:c="8"/></text:span><text:span text:style-name="T8606">s</text:span><text:span text:style-name="T8607">oundManager<text:s/></text:span><text:span text:style-name="T8608">= SoundManager.</text:span><text:span text:style-name="T8609">getInstance</text:span><text:span text:style-name="T8610">(</text:span><text:span text:style-name="T8611">this</text:span><text:span text:style-name="T8612">)</text:span><text:span text:style-name="T8613">;</text:span><text:span text:style-name="T8614"><text:line-break/></text:span><text:span text:style-name="T8615"><text:s text:c="8"/></text:span><text:span text:style-name="T8616">soundManager</text:span><text:span text:style-name="T8617">.playMusic()</text:span><text:span text:style-name="T8618">;</text:span><text:span text:style-name="T8619"><text:line-break/></text:span><text:span text:style-name="T8620"><text:s text:c="8"/></text:span><text:span text:style-name="T8621">scoreColumn<text:s/></text:span><text:span text:style-name="T8622">= (LinearLayout) findViewById(R.id.</text:span><text:span text:style-name="T8623">scoreColumn</text:span><text:span text:style-name="T8624">)</text:span><text:span text:style-name="T8625">;</text:span><text:span text:style-name="T8626"><text:line-break/></text:span><text:span text:style-name="T8627"><text:s text:c="8"/></text:span><text:span text:style-name="T8628">shipsColumn<text:s/></text:span><text:span text:style-name="T8629">= (LinearLayout) findViewById(R.id.</text:span><text:span text:style-name="T8630">shipsColumn</text:span><text:span text:style-name="T8631">)</text:span><text:span text:style-name="T8632">;</text:span><text:span text:style-name="T8633"><text:line-break/></text:span><text:span text:style-name="T8634"><text:s text:c="8"/></text:span><text:span text:style-name="T8635">exitButton<text:s/></text:span><text:span text:style-name="T8636">= (Button)<text:s/></text:span><text:span text:style-name="T8637">findViewById(R.id.</text:span><text:span text:style-name="T8638">hsBackButton</text:span><text:span text:style-name="T8639">)</text:span><text:span text:style-name="T8640">;</text:span><text:span text:style-name="T8641"><text:line-break/></text:span><text:span text:style-name="T8642"><text:s text:c="8"/></text:span><text:span text:style-name="T8643">playButton<text:s/></text:span><text:span text:style-name="T8644">= (Button) findViewById(R.id.</text:span><text:span text:style-name="T8645">hsPlayButton</text:span><text:span text:style-name="T8646">)</text:span><text:span text:style-name="T8647">;</text:span><text:span text:style-name="T8648"><text:line-break/></text:span><text:span text:style-name="T8649"><text:s text:c="8"/></text:span><text:span text:style-name="T8650">//this method loads the data from the db and sets the linear layouts of the view</text:span><text:span text:style-name="T8651"><text:line-break/></text:span><text:span text:style-name="T8652"><text:s text:c="8"/></text:span><text:span text:style-name="T8653">setColumns()</text:span><text:span text:style-name="T8654">;</text:span><text:span text:style-name="T8655"><text:line-break/></text:span><text:span text:style-name="T8656"><text:s text:c="8"/></text:span><text:span text:style-name="T8657">setButtonListener()</text:span><text:span text:style-name="T8658">;</text:span><text:span text:style-name="T8659"><text:line-break/></text:span><text:span text:style-name="T8660"><text:s text:c="4"/></text:span><text:span text:style-name="T8661">}</text:span><text:span text:style-name="T8662"><text:line-break/></text:span><text:span text:style-name="T8663"><text:line-break/></text:span><text:span text:style-name="T8664"><text:s text:c="4"/></text:span><text:span text:style-name="T8665">private v</text:span><text:span text:style-name="T8666">oid<text:s/></text:span><text:span text:style-name="T8667">setButtonListener</text:span><text:span text:style-name="T8668">() {</text:span><text:span text:style-name="T8669"><text:line-break/></text:span><text:span text:style-name="T8670"><text:s text:c="8"/></text:span><text:span text:style-name="T8671">exitButton</text:span><text:span text:style-name="T8672">.setOnClickListener(</text:span><text:span text:style-name="T8673">new<text:s/></text:span><text:span text:style-name="T8674">View.OnClickListener() {</text:span><text:span text:style-name="T8675"><text:line-break/></text:span><text:span text:style-name="T8676"><text:s text:c="12"/></text:span><text:span text:style-name="T8677">@Override</text:span><text:span text:style-name="T8678"><text:line-break/></text:span><text:span text:style-name="T8679"><text:s text:c="12"/></text:span><text:span text:style-name="T8680">public void<text:s/></text:span><text:span text:style-name="T8681">onClick</text:span><text:span text:style-name="T8682">(View view) {</text:span><text:span text:style-name="T8683"><text:line-break/></text:span><text:span text:style-name="T8684"><text:s text:c="16"/></text:span><text:span text:style-name="T8685">exitButton</text:span><text:span text:style-name="T8686">.setBackgroundResource(R.drawable.</text:span><text:span text:style-name="T8687">yellow_button</text:span><text:span text:style-name="T8688">)</text:span><text:span text:style-name="T8689">;</text:span><text:span text:style-name="T8690"><text:line-break/></text:span><text:span text:style-name="T8691"><text:s text:c="16"/></text:span><text:span text:style-name="T8692">soun</text:span><text:span text:style-name="T8693">dManager</text:span><text:span text:style-name="T8694">.playSound(SoundManager.Sounds.</text:span><text:span text:style-name="T8695">MENU</text:span><text:span text:style-name="T8696">)</text:span><text:span text:style-name="T8697">;</text:span><text:span text:style-name="T8698"><text:line-break/></text:span><text:span text:style-name="T8699"><text:s text:c="15"/></text:span><text:span text:style-name="T8700">// Intent i = new Intent(HighScoreActivity.this, MainActivity.class);</text:span><text:span text:style-name="T8701"><text:line-break/></text:span><text:span text:style-name="T8702"><text:s text:c="16"/></text:span><text:span text:style-name="T8703">finish()</text:span><text:span text:style-name="T8704">;</text:span><text:span text:style-name="T8705"><text:line-break/></text:span><text:span text:style-name="T8706"><text:s text:c="12"/></text:span><text:span text:style-name="T8707">}</text:span><text:span text:style-name="T8708"><text:line-break/></text:span><text:span text:style-name="T8709"><text:s text:c="8"/>})</text:span><text:span text:style-name="T8710">;</text:span><text:span text:style-name="T8711"><text:line-break/></text:span><text:span text:style-name="T8712"><text:line-break/></text:span><text:span text:style-name="T8713"><text:s text:c="8"/></text:span><text:span text:style-name="T8714">exitButton</text:span><text:span text:style-name="T8715">.setOnFocusChangeListener(</text:span><text:span text:style-name="T8716">new<text:s/></text:span><text:span text:style-name="T8717">View.OnFocusChangeListen</text:span><text:span text:style-name="T8718">er() {</text:span><text:span text:style-name="T8719"><text:line-break/></text:span><text:span text:style-name="T8720"><text:s text:c="12"/></text:span><text:span text:style-name="T8721">@Override</text:span><text:span text:style-name="T8722"><text:line-break/></text:span><text:span text:style-name="T8723"><text:s text:c="12"/></text:span><text:span text:style-name="T8724">public void<text:s/></text:span><text:span text:style-name="T8725">onFocusChange</text:span><text:span text:style-name="T8726">(View view</text:span><text:span text:style-name="T8727">, boolean<text:s/></text:span><text:span text:style-name="T8728">b) {</text:span><text:span text:style-name="T8729"><text:line-break/></text:span><text:span text:style-name="T8730"><text:s text:c="16"/></text:span><text:span text:style-name="T8731">if<text:s/></text:span><text:span text:style-name="T8732">(b)</text:span><text:span text:style-name="T8733"><text:line-break/></text:span><text:span text:style-name="T8734"><text:s text:c="20"/></text:span><text:span text:style-name="T8735">exitButton</text:span><text:span text:style-name="T8736">.setBackgroundResource(R.drawable.</text:span><text:span text:style-name="T8737">red_button</text:span><text:span text:style-name="T8738">)</text:span><text:span text:style-name="T8739">;</text:span><text:span text:style-name="T8740"><text:line-break/></text:span><text:span text:style-name="T8741"><text:s text:c="16"/>else</text:span><text:span text:style-name="T8742"><text:line-break/></text:span><text:span text:style-name="T8743"><text:s text:c="20"/></text:span><text:span text:style-name="T8744">exitButton</text:span><text:span text:style-name="T8745">.setBackground</text:span><text:span text:style-name="T8746">Resource(R.drawable.</text:span><text:span text:style-name="T8747">blue_button</text:span><text:span text:style-name="T8748">)</text:span><text:span text:style-name="T8749">;</text:span><text:span text:style-name="T8750"><text:line-break/></text:span><text:span text:style-name="T8751"><text:s text:c="12"/></text:span><text:span text:style-name="T8752">}</text:span><text:span text:style-name="T8753"><text:line-break/></text:span><text:span text:style-name="T8754"><text:s text:c="8"/>})</text:span><text:span text:style-name="T8755">;</text:span><text:span text:style-name="T8756"><text:line-break/></text:span><text:span text:style-name="T8757"><text:line-break/></text:span><text:span text:style-name="T8758"><text:s text:c="8"/></text:span><text:span text:style-name="T8759">playButton</text:span><text:span text:style-name="T8760">.setOnClickListener(</text:span><text:span text:style-name="T8761">new<text:s/></text:span><text:span text:style-name="T8762">View.OnClickListener() {</text:span><text:span text:style-name="T8763"><text:line-break/></text:span><text:span text:style-name="T8764"><text:s text:c="12"/></text:span><text:span text:style-name="T8765">@Override</text:span><text:span text:style-name="T8766"><text:line-break/></text:span><text:span text:style-name="T8767"><text:s text:c="12"/></text:span><text:span text:style-name="T8768">public void<text:s/></text:span><text:span text:style-name="T8769">onClick</text:span><text:span text:style-name="T8770">(View view) {</text:span><text:span text:style-name="T8771"><text:line-break/></text:span><text:span text:style-name="T8772"><text:s text:c="16"/></text:span><text:span text:style-name="T8773">playButton</text:span><text:span text:style-name="T8774">.setBackgroundResource(R.drawable.</text:span><text:span text:style-name="T8775">y</text:span><text:span text:style-name="T8776">ellow_button</text:span><text:span text:style-name="T8777">)</text:span><text:span text:style-name="T8778">;</text:span><text:span text:style-name="T8779"><text:line-break/></text:span><text:span text:style-name="T8780"><text:s text:c="16"/></text:span><text:span text:style-name="T8781">soundManager</text:span><text:span text:style-name="T8782">.playSound(SoundManager.Sounds.</text:span><text:span text:style-name="T8783">MENU</text:span><text:span text:style-name="T8784">)</text:span><text:span text:style-name="T8785">;</text:span><text:span text:style-name="T8786"><text:line-break/></text:span><text:span text:style-name="T8787"><text:s text:c="16"/></text:span><text:span text:style-name="T8788">Intent i =<text:s/></text:span><text:span text:style-name="T8789">new<text:s/></text:span><text:span text:style-name="T8790">Intent(HighScoreActivity.</text:span><text:span text:style-name="T8791">this,<text:s/></text:span><text:span text:style-name="T8792">GameActivity.</text:span><text:span text:style-name="T8793">class</text:span><text:span text:style-name="T8794">)</text:span><text:span text:style-name="T8795">;</text:span><text:span text:style-name="T8796"><text:line-break/></text:span><text:span text:style-name="T8797"><text:s text:c="16"/></text:span><text:span text:style-name="T8798">finish()</text:span><text:span text:style-name="T8799">;</text:span><text:span text:style-name="T8800"><text:line-break/></text:span><text:span text:style-name="T8801"><text:s text:c="16"/></text:span><text:span text:style-name="T8802">startActivity(i)</text:span><text:span text:style-name="T8803">;</text:span><text:span text:style-name="T8804"><text:line-break/></text:span><text:span text:style-name="T8805"><text:s text:c="12"/></text:span><text:span text:style-name="T8806">}</text:span><text:span text:style-name="T8807"><text:line-break/></text:span><text:span text:style-name="T8808"><text:s text:c="8"/>})</text:span><text:span text:style-name="T8809">;</text:span><text:span text:style-name="T8810"><text:line-break/></text:span><text:span text:style-name="T8811"><text:line-break/></text:span><text:span text:style-name="T8812"><text:s text:c="8"/></text:span><text:span text:style-name="T8813">playButton</text:span><text:span text:style-name="T8814">.setOnFocusChangeListener(</text:span><text:span text:style-name="T8815">new<text:s/></text:span><text:span text:style-name="T8816">View.OnFocusChangeListener() {</text:span><text:span text:style-name="T8817"><text:line-break/></text:span><text:span text:style-name="T8818"><text:s text:c="12"/></text:span><text:span text:style-name="T8819">@Override</text:span><text:span text:style-name="T8820"><text:line-break/></text:span><text:span text:style-name="T8821"><text:s text:c="12"/></text:span><text:span text:style-name="T8822">public void<text:s/></text:span><text:span text:style-name="T8823">onFocusChange</text:span><text:span text:style-name="T8824">(View view</text:span><text:span text:style-name="T8825">, boolean<text:s/></text:span><text:span text:style-name="T8826">b) {</text:span><text:span text:style-name="T8827"><text:line-break/></text:span><text:span text:style-name="T8828"><text:s text:c="16"/></text:span><text:span text:style-name="T8829">if<text:s/></text:span><text:span text:style-name="T8830">(b)</text:span><text:span text:style-name="T8831"><text:line-break/></text:span><text:span text:style-name="T8832"><text:s text:c="20"/></text:span><text:span text:style-name="T8833">playButton</text:span><text:span text:style-name="T8834">.setBackgroundResource(R.drawable.</text:span><text:span text:style-name="T8835">red_bu</text:span><text:span text:style-name="T8836">tton</text:span><text:span text:style-name="T8837">)</text:span><text:span text:style-name="T8838">;</text:span><text:span text:style-name="T8839"><text:line-break/></text:span><text:span text:style-name="T8840"><text:s text:c="16"/>else</text:span><text:span text:style-name="T8841"><text:line-break/></text:span><text:span text:style-name="T8842"><text:s text:c="20"/></text:span><text:span text:style-name="T8843">playButton</text:span><text:span text:style-name="T8844">.setBackgroundResource(R.drawable.</text:span><text:span text:style-name="T8845">blue_button</text:span><text:span text:style-name="T8846">)</text:span><text:span text:style-name="T8847">;</text:span><text:span text:style-name="T8848"><text:line-break/></text:span><text:span text:style-name="T8849"><text:s text:c="12"/></text:span><text:span text:style-name="T8850">}</text:span><text:span text:style-name="T8851"><text:line-break/></text:span><text:span text:style-name="T8852"><text:s text:c="8"/>})</text:span><text:span text:style-name="T8853">;</text:span><text:span text:style-name="T8854"><text:line-break/></text:span><text:span text:style-name="T8855"><text:s text:c="4"/></text:span><text:span text:style-name="T8856">}</text:span><text:span text:style-name="T8857"><text:line-break/></text:span><text:span text:style-name="T8858"><text:line-break/></text:span><text:span text:style-name="T8859"><text:s text:c="4"/></text:span><text:span text:style-name="T8860">//returns the id - if it worked, else -1</text:span><text:span text:style-name="T8861"><text:line-break/></text:span><text:span text:style-name="T8862"><text:s text:c="4"/></text:span><text:span text:style-name="T8863">private long<text:s/></text:span><text:span text:style-name="T8864">saveToDB</text:span><text:span text:style-name="T8865">(</text:span><text:span text:style-name="T8866">int<text:s/></text:span><text:span text:style-name="T8867">score</text:span><text:span text:style-name="T8868">, int<text:s/></text:span><text:span text:style-name="T8869">ships) {</text:span><text:span text:style-name="T8870"><text:line-break/></text:span><text:span text:style-name="T8871"><text:s text:c="8"/></text:span><text:span text:style-name="T8872">long<text:s/></text:span><text:span text:style-name="T8873">id = -</text:span><text:span text:style-name="T8874">1</text:span><text:span text:style-name="T8875">;</text:span><text:span text:style-name="T8876"><text:line-break/></text:span><text:span text:style-name="T8877"><text:s text:c="8"/></text:span><text:span text:style-name="T8878">gameDataBase</text:span><text:span text:style-name="T8879">.openWritable()</text:span><text:span text:style-name="T8880">;</text:span><text:span text:style-name="T8881"><text:line-break/></text:span><text:span text:style-name="T8882"><text:s text:c="8"/></text:span><text:span text:style-name="T8883">id =<text:s/></text:span><text:span text:style-name="T8884">gameDataBase</text:span><text:span text:style-name="T8885">.insertScore(score</text:span><text:span text:style-name="T8886">,<text:s/></text:span><text:span text:style-name="T8887">ships)</text:span><text:span text:style-name="T8888">;</text:span><text:span text:style-name="T8889"><text:line-break/></text:span><text:span text:style-name="T8890"><text:s text:c="8"/></text:span><text:span text:style-name="T8891">gameDataBase</text:span><text:span text:style-name="T8892">.close()</text:span><text:span text:style-name="T8893">;</text:span><text:span text:style-name="T8894"><text:line-break/></text:span><text:span text:style-name="T8895"><text:s text:c="8"/>return<text:s/></text:span><text:span text:style-name="T8896">id</text:span><text:span text:style-name="T8897">;</text:span><text:span text:style-name="T8898"><text:line-break/></text:span><text:span text:style-name="T8899"><text:s text:c="4"/></text:span><text:span text:style-name="T8900">}</text:span><text:span text:style-name="T8901"><text:line-break/></text:span><text:span text:style-name="T8902"><text:line-break/></text:span><text:span text:style-name="T8903"><text:s text:c="4"/></text:span><text:span text:style-name="T8904">//Loads the data and also sets the text views with specific attributes</text:span><text:span text:style-name="T8905"><text:line-break/></text:span><text:span text:style-name="T8906"><text:s text:c="4"/></text:span><text:span text:style-name="T8907">private void<text:s/></text:span><text:span text:style-name="T8908">setColumns</text:span><text:span text:style-name="T8909">() {</text:span><text:span text:style-name="T8910"><text:line-break/></text:span><text:span text:style-name="T8911"><text:s text:c="3"/></text:span><text:span text:style-name="T8912"><text:s text:c="5"/>loadDataFromDB()</text:span><text:span text:style-name="T8913">;</text:span><text:span text:style-name="T8914"><text:line-break/></text:span><text:span text:style-name="T8915"><text:s text:c="8"/></text:span><text:span text:style-name="T8916">Typeface type = Typeface.</text:span><text:span text:style-name="T8917">createFromAsset</text:span><text:span text:style-name="T8918">(getAssets()</text:span><text:span text:style-name="T8919">,</text:span><text:span text:style-name="T8920">"space.ttf"</text:span><text:span text:style-name="T8921">)</text:span><text:span text:style-name="T8922">;</text:span><text:span text:style-name="T8923"><text:line-break/></text:span><text:span text:style-name="T8924"><text:s text:c="8"/>for<text:s/></text:span><text:span text:style-name="T8925">(TextView tv :<text:s/></text:span><text:span text:style-name="T8926">scoreList</text:span><text:span text:style-name="T8927">) {</text:span><text:span text:style-name="T8928"><text:line-break/></text:span><text:span text:style-name="T8929"><text:s text:c="12"/>tv.setTextColor(Color.</text:span><text:span text:style-name="T8930">BLACK</text:span><text:span text:style-name="T8931">)</text:span><text:span text:style-name="T8932">;</text:span><text:span text:style-name="T8933"><text:line-break/></text:span><text:span text:style-name="T8934"><text:s text:c="12"/></text:span><text:span text:style-name="T8935">tv.setTextSize(</text:span><text:span text:style-name="T8936">25</text:span><text:span text:style-name="T8937">)</text:span><text:span text:style-name="T8938">;</text:span><text:span text:style-name="T8939"><text:line-break/></text:span><text:span text:style-name="T8940"><text:s text:c="12"/></text:span><text:span text:style-name="T8941">tv.setTypeface(type)</text:span><text:span text:style-name="T8942">;</text:span><text:span text:style-name="T8943"><text:line-break/></text:span><text:span text:style-name="T8944"><text:s text:c="12"/></text:span><text:span text:style-name="T8945">scoreColumn</text:span><text:span text:style-name="T8946">.addView(tv)</text:span><text:span text:style-name="T8947">;</text:span><text:span text:style-name="T8948"><text:line-break/></text:span><text:span text:style-name="T8949"><text:s text:c="8"/></text:span><text:span text:style-name="T8950">}</text:span><text:span text:style-name="T8951"><text:line-break/></text:span><text:span text:style-name="T8952"><text:line-break/></text:span><text:span text:style-name="T8953"><text:s text:c="8"/></text:span><text:span text:style-name="T8954">for<text:s/></text:span><text:span text:style-name="T8955">(TextView tv :<text:s/></text:span><text:span text:style-name="T8956">shipList</text:span><text:span text:style-name="T8957">) {</text:span><text:span text:style-name="T8958"><text:line-break/></text:span><text:span text:style-name="T8959"><text:s text:c="12"/>tv.setTextColor(Color.</text:span><text:span text:style-name="T8960">BLACK</text:span><text:span text:style-name="T8961">)</text:span><text:span text:style-name="T8962">;</text:span><text:span text:style-name="T8963"><text:line-break/></text:span><text:span text:style-name="T8964"><text:s text:c="12"/></text:span><text:span text:style-name="T8965">tv.setTextSize(</text:span><text:span text:style-name="T8966">25</text:span><text:span text:style-name="T8967">)</text:span><text:span text:style-name="T8968">;</text:span><text:span text:style-name="T8969"><text:line-break/></text:span><text:span text:style-name="T8970"><text:s text:c="12"/></text:span><text:span text:style-name="T8971">tv.setTypeface(type)</text:span><text:span text:style-name="T8972">;</text:span><text:span text:style-name="T8973"><text:line-break/></text:span><text:span text:style-name="T8974"><text:s text:c="12"/></text:span><text:span text:style-name="T8975">shipsColumn</text:span><text:span text:style-name="T8976">.addView(tv)</text:span><text:span text:style-name="T8977">;</text:span><text:span text:style-name="T8978"><text:line-break/></text:span><text:span text:style-name="T8979"><text:s text:c="8"/></text:span><text:span text:style-name="T8980">}</text:span><text:span text:style-name="T8981"><text:line-break/></text:span><text:span text:style-name="T8982"><text:s text:c="4"/>}</text:span><text:span text:style-name="T8983"><text:line-break/></text:span><text:span text:style-name="T8984"><text:line-break/></text:span><text:span text:style-name="T8985"><text:s text:c="4"/></text:span><text:span text:style-name="T8986">//R</text:span><text:span text:style-name="T8987">equires readable access to db and loads the data as text views into the array lists</text:span><text:span text:style-name="T8988"><text:line-break/></text:span><text:span text:style-name="T8989"><text:s text:c="4"/></text:span><text:span text:style-name="T8990">public void<text:s/></text:span><text:span text:style-name="T8991">loadDataFromDB</text:span><text:span text:style-name="T8992">() {</text:span><text:span text:style-name="T8993"><text:line-break/></text:span><text:span text:style-name="T8994"><text:s text:c="8"/></text:span><text:span text:style-name="T8995">gameDataBase</text:span><text:span text:style-name="T8996">.openReadable()</text:span><text:span text:style-name="T8997">;</text:span><text:span text:style-name="T8998"><text:line-break/></text:span><text:span text:style-name="T8999"><text:s text:c="8"/></text:span><text:span text:style-name="T9000">Cursor c =<text:s/></text:span><text:span text:style-name="T9001">gameDataBase</text:span><text:span text:style-name="T9002">.getScores()</text:span><text:span text:style-name="T9003">;</text:span><text:span text:style-name="T9004"><text:line-break/></text:span><text:span text:style-name="T9005"><text:s text:c="8"/></text:span><text:span text:style-name="T9006">//counter keeps track of which position the ent</text:span><text:span text:style-name="T9007">ry is since the getScore() method is sorted</text:span><text:span text:style-name="T9008"><text:line-break/></text:span><text:span text:style-name="T9009"><text:s text:c="8"/></text:span><text:span text:style-name="T9010">int<text:s/></text:span><text:span text:style-name="T9011">counter =<text:s/></text:span><text:span text:style-name="T9012">0</text:span><text:span text:style-name="T9013">;</text:span><text:span text:style-name="T9014"><text:line-break/></text:span><text:span text:style-name="T9015"><text:s text:c="8"/>if<text:s/></text:span><text:span text:style-name="T9016">(c.moveToFirst()) {</text:span><text:span text:style-name="T9017"><text:line-break/></text:span><text:span text:style-name="T9018"><text:s text:c="12"/></text:span><text:span text:style-name="T9019">do<text:s/></text:span><text:span text:style-name="T9020">{</text:span><text:span text:style-name="T9021"><text:line-break/></text:span><text:span text:style-name="T9022"><text:s text:c="16"/>counter++</text:span><text:span text:style-name="T9023">;</text:span><text:span text:style-name="T9024"><text:line-break/></text:span><text:span text:style-name="T9025"><text:s text:c="16"/></text:span><text:span text:style-name="T9026">Long id = c.getLong(c.getColumnIndex(Constants.</text:span><text:span text:style-name="T9027">KEY_ID</text:span><text:span text:style-name="T9028">))</text:span><text:span text:style-name="T9029">;</text:span><text:span text:style-name="T9030"><text:line-break/></text:span><text:span text:style-name="T9031"><text:s text:c="16"/>if</text:span><text:span text:style-name="T9032">(id ==<text:s/></text:span><text:span text:style-name="T9033">currentId</text:span><text:span text:style-name="T9034">)</text:span><text:span text:style-name="T9035"><text:line-break/></text:span><text:span text:style-name="T9036"><text:s text:c="3"/></text:span><text:span text:style-name="T9037"><text:s text:c="17"/>showLongToast(</text:span><text:span text:style-name="T9038">this,<text:s/></text:span><text:span text:style-name="T9039">"Your rank: "<text:s/></text:span><text:span text:style-name="T9040">+ counter)</text:span><text:span text:style-name="T9041">;</text:span><text:span text:style-name="T9042"><text:line-break/></text:span><text:span text:style-name="T9043"><text:s text:c="16"/></text:span><text:span text:style-name="T9044">String score = counter +<text:s/></text:span><text:span text:style-name="T9045">". Time: "<text:s/></text:span><text:span text:style-name="T9046">+ c.getInt(c.getColumnIndex(Constants.</text:span><text:span text:style-name="T9047">SCORE</text:span><text:span text:style-name="T9048">))</text:span><text:span text:style-name="T9049">;</text:span><text:span text:style-name="T9050"><text:line-break/></text:span><text:span text:style-name="T9051"><text:s text:c="16"/></text:span><text:span text:style-name="T9052">String ships =<text:s/></text:span><text:span text:style-name="T9053">"Destroyed: "<text:s/></text:span><text:span text:style-name="T9054">+ c.getInt(c.getColumnIndex(Constants.</text:span><text:span text:style-name="T9055">SHIPS</text:span><text:span text:style-name="T9056">))</text:span><text:span text:style-name="T9057">;</text:span><text:span text:style-name="T9058"><text:line-break/></text:span><text:span text:style-name="T9059"><text:s text:c="16"/></text:span><text:span text:style-name="T9060">TextView tv =<text:s/></text:span><text:span text:style-name="T9061">new<text:s/></text:span><text:span text:style-name="T9062">TextView(</text:span><text:span text:style-name="T9063">this</text:span><text:span text:style-name="T9064">)</text:span><text:span text:style-name="T9065">;</text:span><text:span text:style-name="T9066"><text:line-break/></text:span><text:span text:style-name="T9067"><text:s text:c="16"/></text:span><text:span text:style-name="T9068">tv.setText( <text:s/>score)</text:span><text:span text:style-name="T9069">;</text:span><text:span text:style-name="T9070"><text:line-break/></text:span><text:span text:style-name="T9071"><text:s text:c="16"/></text:span><text:span text:style-name="T9072">TextView tv2 =<text:s/></text:span><text:span text:style-name="T9073">new<text:s/></text:span><text:span text:style-name="T9074">TextView(</text:span><text:span text:style-name="T9075">this</text:span><text:span text:style-name="T9076">)</text:span><text:span text:style-name="T9077">;</text:span><text:span text:style-name="T9078"><text:line-break/></text:span><text:span text:style-name="T9079"><text:s text:c="16"/></text:span><text:span text:style-name="T9080">tv2.setText(ships)</text:span><text:span text:style-name="T9081">;</text:span><text:span text:style-name="T9082"><text:line-break/></text:span><text:span text:style-name="T9083"><text:s text:c="16"/></text:span><text:span text:style-name="T9084">scoreList</text:span><text:span text:style-name="T9085">.add(tv)</text:span><text:span text:style-name="T9086">;</text:span><text:span text:style-name="T9087"><text:line-break/></text:span><text:span text:style-name="T9088"><text:s text:c="16"/></text:span><text:span text:style-name="T9089">shipList</text:span><text:span text:style-name="T9090">.add(tv2)</text:span><text:span text:style-name="T9091">;</text:span><text:span text:style-name="T9092"><text:line-break/></text:span><text:span text:style-name="T9093"><text:s text:c="12"/></text:span><text:span text:style-name="T9094">}<text:s/></text:span><text:span text:style-name="T9095">while<text:s/></text:span><text:span text:style-name="T9096">(c.moveToNext())</text:span><text:span text:style-name="T9097">;</text:span><text:span text:style-name="T9098"><text:line-break/></text:span><text:span text:style-name="T9099"><text:s text:c="8"/></text:span><text:span text:style-name="T9100">}</text:span><text:span text:style-name="T9101"><text:line-break/></text:span><text:span text:style-name="T9102"><text:s text:c="8"/></text:span><text:span text:style-name="T9103">gameDataBase</text:span><text:span text:style-name="T9104">.close()</text:span><text:span text:style-name="T9105">;</text:span><text:span text:style-name="T9106"><text:line-break/></text:span><text:span text:style-name="T9107"><text:s text:c="4"/></text:span><text:span text:style-name="T9108">}</text:span><text:span text:style-name="T9109"><text:line-break/></text:span><text:span text:style-name="T9110"><text:line-break/></text:span><text:span text:style-name="T9111"><text:s text:c="4"/></text:span><text:span text:style-name="T9112">@Override</text:span><text:span text:style-name="T9113"><text:line-break/></text:span><text:span text:style-name="T9114"><text:s text:c="4"/></text:span><text:span text:style-name="T9115">protected void<text:s/></text:span><text:span text:style-name="T9116">onResume</text:span><text:span text:style-name="T9117">() {</text:span><text:span text:style-name="T9118"><text:line-break/></text:span><text:span text:style-name="T9119"><text:s text:c="8"/></text:span><text:span text:style-name="T9120">super</text:span><text:span text:style-name="T9121">.onResume()</text:span><text:span text:style-name="T9122">;</text:span><text:span text:style-name="T9123"><text:line-break/></text:span><text:span text:style-name="T9124"><text:s text:c="8"/></text:span><text:span text:style-name="T9125">soundManager</text:span><text:span text:style-name="T9126">.playMusic()</text:span><text:span text:style-name="T9127">;</text:span><text:span text:style-name="T9128"><text:line-break/></text:span><text:span text:style-name="T9129"><text:s text:c="4"/></text:span><text:span text:style-name="T9130">}</text:span><text:span text:style-name="T9131"><text:line-break/></text:span><text:span text:style-name="T9132"><text:line-break/></text:span><text:span text:style-name="T9133"><text:s text:c="4"/></text:span><text:span text:style-name="T9134">@Override</text:span><text:span text:style-name="T9135"><text:line-break/></text:span><text:span text:style-name="T9136"><text:s text:c="4"/></text:span><text:span text:style-name="T9137">protected void<text:s/></text:span><text:span text:style-name="T9138">onPause</text:span><text:span text:style-name="T9139">() {</text:span><text:span text:style-name="T9140"><text:line-break/></text:span><text:span text:style-name="T9141"><text:s text:c="8"/></text:span><text:span text:style-name="T9142">super</text:span><text:span text:style-name="T9143">.onPause()</text:span><text:span text:style-name="T9144">;</text:span><text:span text:style-name="T9145"><text:line-break/></text:span><text:span text:style-name="T9146"><text:s text:c="8"/></text:span><text:span text:style-name="T9147">soundManager</text:span><text:span text:style-name="T9148">.stopMusic()</text:span><text:span text:style-name="T9149">;</text:span><text:span text:style-name="T9150"><text:line-break/></text:span><text:span text:style-name="T9151"><text:s text:c="4"/></text:span><text:span text:style-name="T9152">}</text:span><text:span text:style-name="T9153"><text:line-break/></text:span><text:span text:style-name="T9154"><text:line-break/></text:span><text:span text:style-name="T9155"><text:s text:c="4"/></text:span><text:span text:style-name="T9156">public boolean<text:s/></text:span><text:span text:style-name="T9157">onKeyDown</text:span><text:span text:style-name="T9158">(</text:span><text:span text:style-name="T9159">int<text:s/></text:span><text:span text:style-name="T9160">keyCode</text:span><text:span text:style-name="T9161">,<text:s/></text:span><text:span text:style-name="T9162">KeyEvent event) {</text:span><text:span text:style-name="T9163"><text:line-break/></text:span><text:span text:style-name="T9164"><text:s text:c="8"/></text:span><text:span text:style-name="T9165">if<text:s/></text:span><text:span text:style-name="T9166">(keyCode == KeyEvent.</text:span><text:span text:style-name="T9167">KEYCODE_BACK</text:span><text:span text:style-name="T9168">) {</text:span><text:span text:style-name="T9169"><text:line-break/></text:span><text:span text:style-name="T9170"><text:s text:c="12"/>finish()</text:span><text:span text:style-name="T9171">;</text:span><text:span text:style-name="T9172"><text:line-break/></text:span><text:span text:style-name="T9173"><text:s text:c="12"/>return true;</text:span><text:span text:style-name="T9174"><text:line-break/></text:span><text:span text:style-name="T9175"><text:s text:c="8"/></text:span><text:span text:style-name="T9176">}</text:span><text:span text:style-name="T9177"><text:line-break/></text:span><text:span text:style-name="T9178"><text:s text:c="8"/></text:span><text:span text:style-name="T9179">return false;</text:span><text:span text:style-name="T9180"><text:line-break/></text:span><text:span text:style-name="T9181"><text:s text:c="4"/></text:span><text:span text:style-name="T9182">}</text:span><text:span text:style-name="T9183"><text:line-break/></text:span><text:span text:style-name="T9184"><text:line-break/></text:span><text:span text:style-name="T9185"><text:s text:c="4"/></text:span><text:span text:style-name="T9186">//Shows a short t</text:span><text:span text:style-name="T9187">oast with given text</text:span><text:span text:style-name="T9188"><text:line-break/></text:span><text:span text:style-name="T9189"><text:s text:c="4"/></text:span><text:span text:style-name="T9190">private void<text:s/></text:span><text:span text:style-name="T9191">showLongToast</text:span><text:span text:style-name="T9192">(Context context</text:span><text:span text:style-name="T9193">,<text:s/></text:span><text:span text:style-name="T9194">String text) {</text:span><text:span text:style-name="T9195"><text:line-break/></text:span><text:span text:style-name="T9196"><text:s text:c="8"/>Toast toast = Toast.</text:span><text:span text:style-name="T9197">makeText</text:span><text:span text:style-name="T9198">(context</text:span><text:span text:style-name="T9199">,<text:s/></text:span><text:span text:style-name="T9200">text</text:span><text:span text:style-name="T9201">,<text:s/></text:span><text:span text:style-name="T9202">Toast.</text:span><text:span text:style-name="T9203">LENGTH_LONG</text:span><text:span text:style-name="T9204">)</text:span><text:span text:style-name="T9205">;</text:span><text:span text:style-name="T9206"><text:line-break/></text:span><text:span text:style-name="T9207"><text:s text:c="8"/></text:span><text:span text:style-name="T9208">toast.setGravity(Gravity.</text:span><text:span text:style-name="T9209">CENTER_VERTICAL</text:span><text:span text:style-name="T9210">,<text:s/></text:span><text:span text:style-name="T9211">0</text:span><text:span text:style-name="T9212">,<text:s/></text:span><text:span text:style-name="T9213">0</text:span><text:span text:style-name="T9214">)</text:span><text:span text:style-name="T9215">;</text:span><text:span text:style-name="T9216"><text:line-break/></text:span><text:span text:style-name="T9217"><text:s text:c="8"/></text:span><text:span text:style-name="T9218">toast.show()</text:span><text:span text:style-name="T9219">;</text:span><text:span text:style-name="T9220"><text:line-break/></text:span><text:span text:style-name="T9221"><text:s text:c="4"/></text:span><text:span text:style-name="T9222">}</text:span><text:span text:style-name="T9223"><text:line-break/></text:span><text:span text:style-name="T9224">}</text:span></text:p>
      <text:p text:style-name="Normal"/>
      <text:p text:style-name="P9225"><text:span text:style-name="T9226">package<text:s/></text:span><text:span text:style-name="T9227">com.hafezi.games.spaceshooter2d</text:span><text:span text:style-name="T9228">;</text:span><text:span text:style-name="T9229"><text:line-break/></text:span><text:span text:style-name="T9230"><text:line-break/></text:span><text:span text:style-name="T9231">import<text:s/></text:span><text:span text:style-name="T9232">android.Manifest</text:span><text:span text:style-name="T9233">;</text:span><text:span text:style-name="T9234"><text:line-break/></text:span><text:span text:style-name="T9235">import<text:s/></text:span><text:span text:style-name="T9236">android.bluetooth.BluetoothAdapter</text:span><text:span text:style-name="T9237">;</text:span><text:span text:style-name="T9238"><text:line-break/></text:span><text:span text:style-name="T9239">import<text:s/></text:span><text:span text:style-name="T9240">android.bluetooth.BluetoothClass</text:span><text:span text:style-name="T9241">;</text:span><text:span text:style-name="T9242"><text:line-break/></text:span><text:span text:style-name="T9243">import<text:s/></text:span><text:span text:style-name="T9244">android.bluetooth.BluetoothDevice</text:span><text:span text:style-name="T9245">;</text:span><text:span text:style-name="T9246"><text:line-break/></text:span><text:span text:style-name="T9247">import<text:s/></text:span><text:span text:style-name="T9248">android.bluetooth.BluetoothHeadset</text:span><text:span text:style-name="T9249">;</text:span><text:span text:style-name="T9250"><text:line-break/></text:span><text:span text:style-name="T9251">import<text:s/></text:span><text:span text:style-name="T9252">android.bluetooth.Blu</text:span><text:span text:style-name="T9253">etoothManager</text:span><text:span text:style-name="T9254">;</text:span><text:span text:style-name="T9255"><text:line-break/></text:span><text:span text:style-name="T9256">import<text:s/></text:span><text:span text:style-name="T9257">android.bluetooth.BluetoothProfile</text:span><text:span text:style-name="T9258">;</text:span><text:span text:style-name="T9259"><text:line-break/></text:span><text:span text:style-name="T9260">import<text:s/></text:span><text:span text:style-name="T9261">android.content.BroadcastReceiver</text:span><text:span text:style-name="T9262">;</text:span><text:span text:style-name="T9263"><text:line-break/></text:span><text:span text:style-name="T9264">import<text:s/></text:span><text:span text:style-name="T9265">android.content.Context</text:span><text:span text:style-name="T9266">;</text:span><text:span text:style-name="T9267"><text:line-break/></text:span><text:span text:style-name="T9268">import<text:s/></text:span><text:span text:style-name="T9269">android.content.Intent</text:span><text:span text:style-name="T9270">;</text:span><text:span text:style-name="T9271"><text:line-break/></text:span><text:span text:style-name="T9272">import<text:s/></text:span><text:span text:style-name="T9273">android.content.IntentFilter</text:span><text:span text:style-name="T9274">;</text:span><text:span text:style-name="T9275"><text:line-break/></text:span><text:span text:style-name="T9276">import<text:s/></text:span><text:span text:style-name="T9277">android.os.Build</text:span><text:span text:style-name="T9278">;</text:span><text:span text:style-name="T9279"><text:line-break/></text:span><text:span text:style-name="T9280">import<text:s/></text:span><text:span text:style-name="T9281">android.os.Bundle</text:span><text:span text:style-name="T9282">;</text:span><text:span text:style-name="T9283"><text:line-break/></text:span><text:span text:style-name="T9284">impor</text:span><text:span text:style-name="T9285">t<text:s/></text:span><text:span text:style-name="T9286">android.os.Debug</text:span><text:span text:style-name="T9287">;</text:span><text:span text:style-name="T9288"><text:line-break/></text:span><text:span text:style-name="T9289">import<text:s/></text:span><text:span text:style-name="T9290">android.support.v7.app.AppCompatActivity</text:span><text:span text:style-name="T9291">;</text:span><text:span text:style-name="T9292"><text:line-break/></text:span><text:span text:style-name="T9293">import<text:s/></text:span><text:span text:style-name="T9294">android.util.Log</text:span><text:span text:style-name="T9295">;</text:span><text:span text:style-name="T9296"><text:line-break/></text:span><text:span text:style-name="T9297">import<text:s/></text:span><text:span text:style-name="T9298">android.view.InputDevice</text:span><text:span text:style-name="T9299">;</text:span><text:span text:style-name="T9300"><text:line-break/></text:span><text:span text:style-name="T9301">import<text:s/></text:span><text:span text:style-name="T9302">android.view.KeyEvent</text:span><text:span text:style-name="T9303">;</text:span><text:span text:style-name="T9304"><text:line-break/></text:span><text:span text:style-name="T9305">import<text:s/></text:span><text:span text:style-name="T9306">android.view.View</text:span><text:span text:style-name="T9307">;</text:span><text:span text:style-name="T9308"><text:line-break/></text:span><text:span text:style-name="T9309">import<text:s/></text:span><text:span text:style-name="T9310">android.widget.Button</text:span><text:span text:style-name="T9311">;</text:span><text:span text:style-name="T9312"><text:line-break/></text:span><text:span text:style-name="T9313"><text:line-break/></text:span><text:span text:style-name="T9314">import<text:s/></text:span><text:span text:style-name="T9315">java.util.ArrayList</text:span><text:span text:style-name="T9316">;</text:span><text:span text:style-name="T9317"><text:line-break/></text:span><text:span text:style-name="T9318">import<text:s/></text:span><text:span text:style-name="T9319">java.ut</text:span><text:span text:style-name="T9320">il.Set</text:span><text:span text:style-name="T9321">;</text:span><text:span text:style-name="T9322"><text:line-break/></text:span><text:span text:style-name="T9323"><text:line-break/></text:span><text:span text:style-name="T9324">public class<text:s/></text:span><text:span text:style-name="T9325">MainActivity<text:s/></text:span><text:span text:style-name="T9326">extends<text:s/></text:span><text:span text:style-name="T9327">AppCompatActivity {</text:span><text:span text:style-name="T9328"><text:line-break/></text:span><text:span text:style-name="T9329"><text:line-break/></text:span><text:span text:style-name="T9330"><text:s text:c="4"/>Button<text:s/></text:span><text:span text:style-name="T9331">playButton</text:span><text:span text:style-name="T9332">;</text:span><text:span text:style-name="T9333"><text:line-break/></text:span><text:span text:style-name="T9334"><text:s text:c="4"/></text:span><text:span text:style-name="T9335">Button<text:s/></text:span><text:span text:style-name="T9336">optionButton</text:span><text:span text:style-name="T9337">;</text:span><text:span text:style-name="T9338"><text:line-break/></text:span><text:span text:style-name="T9339"><text:s text:c="4"/></text:span><text:span text:style-name="T9340">Button<text:s/></text:span><text:span text:style-name="T9341">highscoreButton</text:span><text:span text:style-name="T9342">;</text:span><text:span text:style-name="T9343"><text:line-break/></text:span><text:span text:style-name="T9344"><text:s text:c="4"/></text:span><text:span text:style-name="T9345">Button<text:s/></text:span><text:span text:style-name="T9346">exitButton</text:span><text:span text:style-name="T9347">;</text:span><text:span text:style-name="T9348"><text:line-break/></text:span><text:span text:style-name="T9349"><text:s text:c="4"/>private<text:s/></text:span><text:span text:style-name="T9350">SoundManager<text:s/></text:span><text:span text:style-name="T9351">soundManager</text:span><text:span text:style-name="T9352">;</text:span><text:span text:style-name="T9353"><text:line-break/></text:span><text:span text:style-name="T9354"><text:s text:c="4"/>private<text:s/></text:span><text:span text:style-name="T9355">BluetoothAdapter<text:s/></text:span><text:span text:style-name="T9356">bluetoothAdapter</text:span><text:span text:style-name="T9357">;</text:span><text:span text:style-name="T9358"><text:line-break/></text:span><text:span text:style-name="T9359"><text:line-break/></text:span><text:span text:style-name="T9360"><text:line-break/></text:span><text:span text:style-name="T9361"><text:s text:c="4"/></text:span><text:span text:style-name="T9362">@Override</text:span><text:span text:style-name="T9363"><text:line-break/></text:span><text:span text:style-name="T9364"><text:s text:c="4"/></text:span><text:span text:style-name="T9365">protected void<text:s/></text:span><text:span text:style-name="T9366">onCreate</text:span><text:span text:style-name="T9367">(Bundle savedInstanceState) {</text:span><text:span text:style-name="T9368"><text:line-break/></text:span><text:span text:style-name="T9369"><text:s text:c="8"/></text:span><text:span text:style-name="T9370">super</text:span><text:span text:style-name="T9371">.onCreate(savedInstanceState)</text:span><text:span text:style-name="T9372">;</text:span><text:span text:style-name="T9373"><text:line-break/></text:span><text:span text:style-name="T9374"><text:s text:c="8"/></text:span><text:span text:style-name="T9375">setContentView(R.layout.</text:span><text:span text:style-name="T9376">activity_main</text:span><text:span text:style-name="T9377">)</text:span><text:span text:style-name="T9378">;</text:span><text:span text:style-name="T9379"><text:line-break/></text:span><text:span text:style-name="T9380"><text:s text:c="8"/></text:span><text:span text:style-name="T9381">//get the bluetooth adapter -&gt; on quit disable bluetooth</text:span><text:span text:style-name="T9382"><text:line-break/></text:span><text:span text:style-name="T9383"><text:s text:c="8"/></text:span><text:span text:style-name="T9384">bluetoothAdapter<text:s/></text:span><text:span text:style-name="T9385">= Bluet</text:span><text:span text:style-name="T9386">oothAdapter.</text:span><text:span text:style-name="T9387">getDefaultAdapter</text:span><text:span text:style-name="T9388">()</text:span><text:span text:style-name="T9389">;</text:span><text:span text:style-name="T9390"><text:line-break/></text:span><text:span text:style-name="T9391"><text:s text:c="8"/></text:span><text:span text:style-name="T9392">//set the instance of the soundManager</text:span><text:span text:style-name="T9393"><text:line-break/></text:span><text:span text:style-name="T9394"><text:s text:c="8"/></text:span><text:span text:style-name="T9395">soundManager<text:s/></text:span><text:span text:style-name="T9396">= SoundManager.</text:span><text:span text:style-name="T9397">getInstance</text:span><text:span text:style-name="T9398">(</text:span><text:span text:style-name="T9399">this</text:span><text:span text:style-name="T9400">)</text:span><text:span text:style-name="T9401">;</text:span><text:span text:style-name="T9402"><text:line-break/></text:span><text:span text:style-name="T9403"><text:s text:c="8"/></text:span><text:span text:style-name="T9404">soundManager</text:span><text:span text:style-name="T9405">.playMusic()</text:span><text:span text:style-name="T9406">;</text:span><text:span text:style-name="T9407"><text:line-break/></text:span><text:span text:style-name="T9408"><text:line-break/></text:span><text:span text:style-name="T9409"><text:s text:c="8"/></text:span><text:span text:style-name="T9410">//get the buttons</text:span><text:span text:style-name="T9411"><text:line-break/></text:span><text:span text:style-name="T9412"><text:s text:c="8"/></text:span><text:span text:style-name="T9413">playButton<text:s/></text:span><text:span text:style-name="T9414">= (Button) findViewById(R.id.</text:span><text:span text:style-name="T9415">playButton</text:span><text:span text:style-name="T9416">)</text:span><text:span text:style-name="T9417">;</text:span><text:span text:style-name="T9418"><text:line-break/></text:span><text:span text:style-name="T9419"><text:s text:c="8"/></text:span><text:span text:style-name="T9420">optionButton<text:s/></text:span><text:span text:style-name="T9421">= (Button) findViewById(R.id.</text:span><text:span text:style-name="T9422">optionButton</text:span><text:span text:style-name="T9423">)</text:span><text:span text:style-name="T9424">;</text:span><text:span text:style-name="T9425"><text:line-break/></text:span><text:span text:style-name="T9426"><text:s text:c="8"/></text:span><text:span text:style-name="T9427">highscoreButton<text:s/></text:span><text:span text:style-name="T9428">= (Button) findViewById(R.id.</text:span><text:span text:style-name="T9429">scoreButton</text:span><text:span text:style-name="T9430">)</text:span><text:span text:style-name="T9431">;</text:span><text:span text:style-name="T9432"><text:line-break/></text:span><text:span text:style-name="T9433"><text:s text:c="8"/></text:span><text:span text:style-name="T9434">exitButton<text:s/></text:span><text:span text:style-name="T9435">= (Button) findViewById(R.id.</text:span><text:span text:style-name="T9436">exitButton</text:span><text:span text:style-name="T9437">)</text:span><text:span text:style-name="T9438">;</text:span><text:span text:style-name="T9439"><text:line-break/></text:span><text:span text:style-name="T9440"><text:line-break/></text:span><text:span text:style-name="T9441"><text:s text:c="8"/></text:span><text:span text:style-name="T9442">//Set the Listeners for the buttons</text:span><text:span text:style-name="T9443"><text:line-break/></text:span><text:span text:style-name="T9444"><text:s text:c="8"/></text:span><text:span text:style-name="T9445">setButton</text:span><text:span text:style-name="T9446">Listeners()</text:span><text:span text:style-name="T9447">;</text:span><text:span text:style-name="T9448"><text:line-break/></text:span><text:span text:style-name="T9449"><text:line-break/></text:span><text:span text:style-name="T9450"><text:s text:c="4"/></text:span><text:span text:style-name="T9451">}</text:span><text:span text:style-name="T9452"><text:line-break/></text:span><text:span text:style-name="T9453"><text:line-break/></text:span><text:span text:style-name="T9454"><text:s text:c="4"/></text:span><text:span text:style-name="T9455">//play the music if the application continues</text:span><text:span text:style-name="T9456"><text:line-break/></text:span><text:span text:style-name="T9457"><text:s text:c="4"/></text:span><text:span text:style-name="T9458">@Override</text:span><text:span text:style-name="T9459"><text:line-break/></text:span><text:span text:style-name="T9460"><text:s text:c="4"/></text:span><text:span text:style-name="T9461">protected void<text:s/></text:span><text:span text:style-name="T9462">onResume</text:span><text:span text:style-name="T9463">() {</text:span><text:span text:style-name="T9464"><text:line-break/></text:span><text:span text:style-name="T9465"><text:s text:c="8"/></text:span><text:span text:style-name="T9466">super</text:span><text:span text:style-name="T9467">.onResume()</text:span><text:span text:style-name="T9468">;</text:span><text:span text:style-name="T9469"><text:line-break/></text:span><text:span text:style-name="T9470"><text:s text:c="8"/></text:span><text:span text:style-name="T9471">soundManager</text:span><text:span text:style-name="T9472">.playMusic()</text:span><text:span text:style-name="T9473">;</text:span><text:span text:style-name="T9474"><text:line-break/></text:span><text:span text:style-name="T9475"><text:s text:c="8"/></text:span><text:span text:style-name="T9476">//reset the background images of the buttons</text:span><text:span text:style-name="T9477"><text:line-break/></text:span><text:span text:style-name="T9478"><text:s text:c="8"/></text:span><text:span text:style-name="T9479">resetButtons()</text:span><text:span text:style-name="T9480">;</text:span><text:span text:style-name="T9481"><text:line-break/></text:span><text:span text:style-name="T9482"><text:s text:c="2"/></text:span><text:span text:style-name="T9483"><text:s text:c="2"/></text:span><text:span text:style-name="T9484">}</text:span><text:span text:style-name="T9485"><text:line-break/></text:span><text:span text:style-name="T9486"><text:line-break/></text:span><text:span text:style-name="T9487"><text:s text:c="4"/></text:span><text:span text:style-name="T9488">// pause the music as well</text:span><text:span text:style-name="T9489"><text:line-break/></text:span><text:span text:style-name="T9490"><text:s text:c="4"/></text:span><text:span text:style-name="T9491">@Override</text:span><text:span text:style-name="T9492"><text:line-break/></text:span><text:span text:style-name="T9493"><text:s text:c="4"/></text:span><text:span text:style-name="T9494">protected void<text:s/></text:span><text:span text:style-name="T9495">onPause</text:span><text:span text:style-name="T9496">() {</text:span><text:span text:style-name="T9497"><text:line-break/></text:span><text:span text:style-name="T9498"><text:s text:c="8"/></text:span><text:span text:style-name="T9499">super</text:span><text:span text:style-name="T9500">.onPause()</text:span><text:span text:style-name="T9501">;</text:span><text:span text:style-name="T9502"><text:line-break/></text:span><text:span text:style-name="T9503"><text:s text:c="8"/></text:span><text:span text:style-name="T9504">soundManager</text:span><text:span text:style-name="T9505">.stopMusic()</text:span><text:span text:style-name="T9506">;</text:span><text:span text:style-name="T9507"><text:line-break/></text:span><text:span text:style-name="T9508"><text:s text:c="4"/></text:span><text:span text:style-name="T9509">}</text:span><text:span text:style-name="T9510"><text:line-break/></text:span><text:span text:style-name="T9511"><text:line-break/></text:span><text:span text:style-name="T9512"><text:s text:c="4"/></text:span><text:span text:style-name="T9513">// If the player hits the back button, quit the app</text:span><text:span text:style-name="T9514"><text:line-break/></text:span><text:span text:style-name="T9515"><text:s text:c="4"/></text:span><text:span text:style-name="T9516">public boolean<text:s/></text:span><text:span text:style-name="T9517">onKeyDown</text:span><text:span text:style-name="T9518">(</text:span><text:span text:style-name="T9519">int<text:s/></text:span><text:span text:style-name="T9520">keyCode</text:span><text:span text:style-name="T9521">,<text:s/></text:span><text:span text:style-name="T9522">KeyEvent<text:s/></text:span><text:span text:style-name="T9523">event) {</text:span><text:span text:style-name="T9524"><text:line-break/></text:span><text:span text:style-name="T9525"><text:s text:c="8"/></text:span><text:span text:style-name="T9526">if<text:s/></text:span><text:span text:style-name="T9527">(keyCode == KeyEvent.</text:span><text:span text:style-name="T9528">KEYCODE_BACK</text:span><text:span text:style-name="T9529">) {</text:span><text:span text:style-name="T9530"><text:line-break/></text:span><text:span text:style-name="T9531"><text:s text:c="12"/></text:span><text:span text:style-name="T9532">soundManager</text:span><text:span text:style-name="T9533">.releasePlayer()</text:span><text:span text:style-name="T9534">;</text:span><text:span text:style-name="T9535"><text:line-break/></text:span><text:span text:style-name="T9536"><text:s text:c="12"/></text:span><text:span text:style-name="T9537">finish()</text:span><text:span text:style-name="T9538">;</text:span><text:span text:style-name="T9539"><text:line-break/></text:span><text:span text:style-name="T9540"><text:s text:c="12"/>return true;</text:span><text:span text:style-name="T9541"><text:line-break/></text:span><text:span text:style-name="T9542"><text:s text:c="8"/></text:span><text:span text:style-name="T9543">}</text:span><text:span text:style-name="T9544"><text:line-break/></text:span><text:span text:style-name="T9545"><text:s text:c="8"/></text:span><text:span text:style-name="T9546">return false;</text:span><text:span text:style-name="T9547"><text:line-break/></text:span><text:span text:style-name="T9548"><text:s text:c="4"/></text:span><text:span text:style-name="T9549">}</text:span><text:span text:style-name="T9550"><text:line-break/></text:span><text:span text:style-name="T9551"><text:line-break/></text:span><text:span text:style-name="T9552"><text:s text:c="4"/></text:span><text:span text:style-name="T9553">/*the listeners for change of focus and onClick are set here accord</text:span><text:span text:style-name="T9554">ingly</text:span><text:span text:style-name="T9555"><text:line-break/></text:span><text:span text:style-name="T9556"><text:s text:c="4"/>// the soundManager is used to play the corresponding sound effects</text:span><text:span text:style-name="T9557"><text:line-break/></text:span><text:span text:style-name="T9558"><text:s text:c="4"/>// the exit button additionally disables the bluetooth and released the media player</text:span><text:span text:style-name="T9559"><text:line-break/></text:span><text:span text:style-name="T9560"><text:s text:c="4"/>*/</text:span><text:span text:style-name="T9561"><text:line-break/></text:span><text:span text:style-name="T9562"><text:s text:c="4"/></text:span><text:span text:style-name="T9563">private void<text:s/></text:span><text:span text:style-name="T9564">setButtonListeners</text:span><text:span text:style-name="T9565">() {</text:span><text:span text:style-name="T9566"><text:line-break/></text:span><text:span text:style-name="T9567"><text:s text:c="8"/></text:span><text:span text:style-name="T9568">playButton</text:span><text:span text:style-name="T9569">.setOnClickListener(</text:span><text:span text:style-name="T9570">new<text:s/></text:span><text:span text:style-name="T9571">View.OnClickListener() {</text:span><text:span text:style-name="T9572"><text:line-break/></text:span><text:span text:style-name="T9573"><text:s text:c="12"/></text:span><text:span text:style-name="T9574">@Override</text:span><text:span text:style-name="T9575"><text:line-break/></text:span><text:span text:style-name="T9576"><text:s text:c="12"/></text:span><text:span text:style-name="T9577">public void<text:s/></text:span><text:span text:style-name="T9578">onClick</text:span><text:span text:style-name="T9579">(View view) {</text:span><text:span text:style-name="T9580"><text:line-break/></text:span><text:span text:style-name="T9581"><text:s text:c="16"/></text:span><text:span text:style-name="T9582">soundManager</text:span><text:span text:style-name="T9583">.playSound(SoundManager.Sounds.</text:span><text:span text:style-name="T9584">MENU</text:span><text:span text:style-name="T9585">)</text:span><text:span text:style-name="T9586">;</text:span><text:span text:style-name="T9587"><text:line-break/></text:span><text:span text:style-name="T9588"><text:s text:c="16"/></text:span><text:span text:style-name="T9589">playButton</text:span><text:span text:style-name="T9590">.setBackgroundResource(R.drawable.</text:span><text:span text:style-name="T9591">yellow_button</text:span><text:span text:style-name="T9592">)</text:span><text:span text:style-name="T9593">;</text:span><text:span text:style-name="T9594"><text:line-break/></text:span><text:span text:style-name="T9595"><text:s text:c="16"/></text:span><text:span text:style-name="T9596">Intent</text:span><text:span text:style-name="T9597"><text:s/>i =<text:s/></text:span><text:span text:style-name="T9598">new<text:s/></text:span><text:span text:style-name="T9599">Intent(MainActivity.</text:span><text:span text:style-name="T9600">this,<text:s/></text:span><text:span text:style-name="T9601">GameActivity.</text:span><text:span text:style-name="T9602">class</text:span><text:span text:style-name="T9603">)</text:span><text:span text:style-name="T9604">;</text:span><text:span text:style-name="T9605"><text:line-break/></text:span><text:span text:style-name="T9606"><text:s text:c="16"/></text:span><text:span text:style-name="T9607">startActivity(i)</text:span><text:span text:style-name="T9608">;</text:span><text:span text:style-name="T9609"><text:line-break/></text:span><text:span text:style-name="T9610"><text:s text:c="12"/></text:span><text:span text:style-name="T9611">}</text:span><text:span text:style-name="T9612"><text:line-break/></text:span><text:span text:style-name="T9613"><text:s text:c="8"/>})</text:span><text:span text:style-name="T9614">;</text:span><text:span text:style-name="T9615"><text:line-break/></text:span><text:span text:style-name="T9616"><text:line-break/></text:span><text:span text:style-name="T9617"><text:s text:c="8"/></text:span><text:span text:style-name="T9618">playButton</text:span><text:span text:style-name="T9619">.setOnFocusChangeListener(</text:span><text:span text:style-name="T9620">new<text:s/></text:span><text:span text:style-name="T9621">View.OnFocusChangeListener() {</text:span><text:span text:style-name="T9622"><text:line-break/></text:span><text:span text:style-name="T9623"><text:s text:c="12"/></text:span><text:span text:style-name="T9624">@Override</text:span><text:span text:style-name="T9625"><text:line-break/></text:span><text:span text:style-name="T9626"><text:s text:c="12"/></text:span><text:span text:style-name="T9627">public void<text:s/></text:span><text:span text:style-name="T9628">onFocusChange</text:span><text:span text:style-name="T9629">(</text:span><text:span text:style-name="T9630">View view</text:span><text:span text:style-name="T9631">, boolean<text:s/></text:span><text:span text:style-name="T9632">b) {</text:span><text:span text:style-name="T9633"><text:line-break/></text:span><text:span text:style-name="T9634"><text:s text:c="16"/></text:span><text:span text:style-name="T9635">if<text:s/></text:span><text:span text:style-name="T9636">(b)</text:span><text:span text:style-name="T9637"><text:line-break/></text:span><text:span text:style-name="T9638"><text:s text:c="20"/></text:span><text:span text:style-name="T9639">playButton</text:span><text:span text:style-name="T9640">.setBackgroundResource(R.drawable.</text:span><text:span text:style-name="T9641">red_button</text:span><text:span text:style-name="T9642">)</text:span><text:span text:style-name="T9643">;</text:span><text:span text:style-name="T9644"><text:line-break/></text:span><text:span text:style-name="T9645"><text:s text:c="16"/>else</text:span><text:span text:style-name="T9646"><text:line-break/></text:span><text:span text:style-name="T9647"><text:s text:c="20"/></text:span><text:span text:style-name="T9648">playButton</text:span><text:span text:style-name="T9649">.setBackgroundResource(R.drawable.</text:span><text:span text:style-name="T9650">blue_button</text:span><text:span text:style-name="T9651">)</text:span><text:span text:style-name="T9652">;</text:span><text:span text:style-name="T9653"><text:line-break/></text:span><text:span text:style-name="T9654"><text:s text:c="12"/></text:span><text:span text:style-name="T9655">}</text:span><text:span text:style-name="T9656"><text:line-break/></text:span><text:span text:style-name="T9657"><text:s text:c="8"/>})</text:span><text:span text:style-name="T9658">;</text:span><text:span text:style-name="T9659"><text:line-break/></text:span><text:span text:style-name="T9660"><text:line-break/></text:span><text:span text:style-name="T9661"><text:s text:c="6"/></text:span><text:span text:style-name="T9662"><text:s text:c="2"/></text:span><text:span text:style-name="T9663">exitButton</text:span><text:span text:style-name="T9664">.setOnClickListener(</text:span><text:span text:style-name="T9665">new<text:s/></text:span><text:span text:style-name="T9666">View.OnClickListener() {</text:span><text:span text:style-name="T9667"><text:line-break/></text:span><text:span text:style-name="T9668"><text:s text:c="12"/></text:span><text:span text:style-name="T9669">@Override</text:span><text:span text:style-name="T9670"><text:line-break/></text:span><text:span text:style-name="T9671"><text:s text:c="12"/></text:span><text:span text:style-name="T9672">public void<text:s/></text:span><text:span text:style-name="T9673">onClick</text:span><text:span text:style-name="T9674">(View view) {</text:span><text:span text:style-name="T9675"><text:line-break/></text:span><text:span text:style-name="T9676"><text:s text:c="16"/></text:span><text:span text:style-name="T9677">soundManager</text:span><text:span text:style-name="T9678">.playSound(SoundManager.Sounds.</text:span><text:span text:style-name="T9679">MENU</text:span><text:span text:style-name="T9680">)</text:span><text:span text:style-name="T9681">;</text:span><text:span text:style-name="T9682"><text:line-break/></text:span><text:span text:style-name="T9683"><text:s text:c="16"/></text:span><text:span text:style-name="T9684">exitButton</text:span><text:span text:style-name="T9685">.setBackgroundResource(R.drawable.</text:span><text:span text:style-name="T9686">yellow_button</text:span><text:span text:style-name="T9687">)</text:span><text:span text:style-name="T9688">;</text:span><text:span text:style-name="T9689"><text:line-break/></text:span><text:span text:style-name="T9690"><text:s text:c="16"/></text:span><text:span text:style-name="T9691">soundManager</text:span><text:span text:style-name="T9692">.releasePlayer()</text:span><text:span text:style-name="T9693">;</text:span><text:span text:style-name="T9694"><text:line-break/></text:span><text:span text:style-name="T9695"><text:s text:c="16"/></text:span><text:span text:style-name="T9696">bluetoothAdapter</text:span><text:span text:style-name="T9697">.disable()</text:span><text:span text:style-name="T9698">;</text:span><text:span text:style-name="T9699"><text:line-break/></text:span><text:span text:style-name="T9700"><text:s text:c="16"/></text:span><text:span text:style-name="T9701">finish()</text:span><text:span text:style-name="T9702">;</text:span><text:span text:style-name="T9703"><text:line-break/></text:span><text:span text:style-name="T9704"><text:s text:c="12"/></text:span><text:span text:style-name="T9705">}</text:span><text:span text:style-name="T9706"><text:line-break/></text:span><text:span text:style-name="T9707"><text:s text:c="8"/>})</text:span><text:span text:style-name="T9708">;</text:span><text:span text:style-name="T9709"><text:line-break/></text:span><text:span text:style-name="T9710"><text:line-break/></text:span><text:span text:style-name="T9711"><text:s text:c="8"/></text:span><text:span text:style-name="T9712">exitButton</text:span><text:span text:style-name="T9713">.setOnFocusChangeListener(</text:span><text:span text:style-name="T9714">new<text:s/></text:span><text:span text:style-name="T9715">View.OnFocusChangeListener() {</text:span><text:span text:style-name="T9716"><text:line-break/></text:span><text:span text:style-name="T9717"><text:s text:c="12"/></text:span><text:span text:style-name="T9718">@Overr</text:span><text:span text:style-name="T9719">ide</text:span><text:span text:style-name="T9720"><text:line-break/></text:span><text:span text:style-name="T9721"><text:s text:c="12"/></text:span><text:span text:style-name="T9722">public void<text:s/></text:span><text:span text:style-name="T9723">onFocusChange</text:span><text:span text:style-name="T9724">(View view</text:span><text:span text:style-name="T9725">, boolean<text:s/></text:span><text:span text:style-name="T9726">b) {</text:span><text:span text:style-name="T9727"><text:line-break/></text:span><text:span text:style-name="T9728"><text:s text:c="16"/></text:span><text:span text:style-name="T9729">if<text:s/></text:span><text:span text:style-name="T9730">(b)</text:span><text:span text:style-name="T9731"><text:line-break/></text:span><text:span text:style-name="T9732"><text:s text:c="20"/></text:span><text:span text:style-name="T9733">exitButton</text:span><text:span text:style-name="T9734">.setBackgroundResource(R.drawable.</text:span><text:span text:style-name="T9735">red_button</text:span><text:span text:style-name="T9736">)</text:span><text:span text:style-name="T9737">;</text:span><text:span text:style-name="T9738"><text:line-break/></text:span><text:span text:style-name="T9739"><text:s text:c="16"/>else</text:span><text:span text:style-name="T9740"><text:line-break/></text:span><text:span text:style-name="T9741"><text:s text:c="20"/></text:span><text:span text:style-name="T9742">exitButton</text:span><text:span text:style-name="T9743">.setBackgroundResource(R.drawable.</text:span><text:span text:style-name="T9744">blue_</text:span><text:span text:style-name="T9745">button</text:span><text:span text:style-name="T9746">)</text:span><text:span text:style-name="T9747">;</text:span><text:span text:style-name="T9748"><text:line-break/></text:span><text:span text:style-name="T9749"><text:s text:c="12"/></text:span><text:span text:style-name="T9750">}</text:span><text:span text:style-name="T9751"><text:line-break/></text:span><text:span text:style-name="T9752"><text:s text:c="8"/>})</text:span><text:span text:style-name="T9753">;</text:span><text:span text:style-name="T9754"><text:line-break/></text:span><text:span text:style-name="T9755"><text:line-break/></text:span><text:span text:style-name="T9756"><text:s text:c="8"/></text:span><text:span text:style-name="T9757">highscoreButton</text:span><text:span text:style-name="T9758">.setOnClickListener(</text:span><text:span text:style-name="T9759">new<text:s/></text:span><text:span text:style-name="T9760">View.OnClickListener() {</text:span><text:span text:style-name="T9761"><text:line-break/></text:span><text:span text:style-name="T9762"><text:s text:c="12"/></text:span><text:span text:style-name="T9763">@Override</text:span><text:span text:style-name="T9764"><text:line-break/></text:span><text:span text:style-name="T9765"><text:s text:c="12"/></text:span><text:span text:style-name="T9766">public void<text:s/></text:span><text:span text:style-name="T9767">onClick</text:span><text:span text:style-name="T9768">(View view) {</text:span><text:span text:style-name="T9769"><text:line-break/></text:span><text:span text:style-name="T9770"><text:s text:c="16"/></text:span><text:span text:style-name="T9771">soundManager</text:span><text:span text:style-name="T9772">.playSound(SoundManager.Sounds.</text:span><text:span text:style-name="T9773">MENU</text:span><text:span text:style-name="T9774">)</text:span><text:span text:style-name="T9775">;</text:span><text:span text:style-name="T9776"><text:line-break/></text:span><text:span text:style-name="T9777"><text:s text:c="15"/></text:span><text:span text:style-name="T9778"><text:s/></text:span><text:span text:style-name="T9779">highscoreButton</text:span><text:span text:style-name="T9780">.setBackgroundResource(R.drawable.</text:span><text:span text:style-name="T9781">yellow_button</text:span><text:span text:style-name="T9782">)</text:span><text:span text:style-name="T9783">;</text:span><text:span text:style-name="T9784"><text:line-break/></text:span><text:span text:style-name="T9785"><text:s text:c="16"/></text:span><text:span text:style-name="T9786">Intent i =<text:s/></text:span><text:span text:style-name="T9787">new<text:s/></text:span><text:span text:style-name="T9788">Intent(MainActivity.</text:span><text:span text:style-name="T9789">this,<text:s/></text:span><text:span text:style-name="T9790">HighScoreActivity.</text:span><text:span text:style-name="T9791">class</text:span><text:span text:style-name="T9792">)</text:span><text:span text:style-name="T9793">;</text:span><text:span text:style-name="T9794"><text:line-break/></text:span><text:span text:style-name="T9795"><text:s text:c="16"/></text:span><text:span text:style-name="T9796">startActivity(i)</text:span><text:span text:style-name="T9797">;</text:span><text:span text:style-name="T9798"><text:line-break/></text:span><text:span text:style-name="T9799"><text:s text:c="12"/></text:span><text:span text:style-name="T9800">}</text:span><text:span text:style-name="T9801"><text:line-break/></text:span><text:span text:style-name="T9802"><text:s text:c="8"/>})</text:span><text:span text:style-name="T9803">;</text:span><text:span text:style-name="T9804"><text:line-break/></text:span><text:span text:style-name="T9805"><text:line-break/></text:span><text:span text:style-name="T9806"><text:s text:c="8"/></text:span><text:span text:style-name="T9807">highscoreButton</text:span><text:span text:style-name="T9808">.setOnFocusChangeListen</text:span><text:span text:style-name="T9809">er(</text:span><text:span text:style-name="T9810">new<text:s/></text:span><text:span text:style-name="T9811">View.OnFocusChangeListener() {</text:span><text:span text:style-name="T9812"><text:line-break/></text:span><text:span text:style-name="T9813"><text:s text:c="12"/></text:span><text:span text:style-name="T9814">@Override</text:span><text:span text:style-name="T9815"><text:line-break/></text:span><text:span text:style-name="T9816"><text:s text:c="12"/></text:span><text:span text:style-name="T9817">public void<text:s/></text:span><text:span text:style-name="T9818">onFocusChange</text:span><text:span text:style-name="T9819">(View view</text:span><text:span text:style-name="T9820">, boolean<text:s/></text:span><text:span text:style-name="T9821">b) {</text:span><text:span text:style-name="T9822"><text:line-break/></text:span><text:span text:style-name="T9823"><text:s text:c="16"/></text:span><text:span text:style-name="T9824">if<text:s/></text:span><text:span text:style-name="T9825">(b)</text:span><text:span text:style-name="T9826"><text:line-break/></text:span><text:span text:style-name="T9827"><text:s text:c="20"/></text:span><text:span text:style-name="T9828">highscoreButton</text:span><text:span text:style-name="T9829">.setBackgroundResource(R.drawable.</text:span><text:span text:style-name="T9830">red_button</text:span><text:span text:style-name="T9831">)</text:span><text:span text:style-name="T9832">;</text:span><text:span text:style-name="T9833"><text:line-break/></text:span><text:span text:style-name="T9834"><text:s text:c="16"/>else</text:span><text:span text:style-name="T9835"><text:line-break/></text:span><text:span text:style-name="T9836"><text:s text:c="20"/></text:span><text:span text:style-name="T9837">highscoreButton</text:span><text:span text:style-name="T9838">.setBackgroundResource(R.drawable.</text:span><text:span text:style-name="T9839">blue_button</text:span><text:span text:style-name="T9840">)</text:span><text:span text:style-name="T9841">;</text:span><text:span text:style-name="T9842"><text:line-break/></text:span><text:span text:style-name="T9843"><text:s text:c="12"/></text:span><text:span text:style-name="T9844">}</text:span><text:span text:style-name="T9845"><text:line-break/></text:span><text:span text:style-name="T9846"><text:s text:c="8"/>})</text:span><text:span text:style-name="T9847">;</text:span><text:span text:style-name="T9848"><text:line-break/></text:span><text:span text:style-name="T9849"><text:line-break/></text:span><text:span text:style-name="T9850"><text:s text:c="8"/></text:span><text:span text:style-name="T9851">optionButton</text:span><text:span text:style-name="T9852">.setOnClickListener(</text:span><text:span text:style-name="T9853">new<text:s/></text:span><text:span text:style-name="T9854">View.OnClickListener() {</text:span><text:span text:style-name="T9855"><text:line-break/></text:span><text:span text:style-name="T9856"><text:s text:c="12"/></text:span><text:span text:style-name="T9857">@Override</text:span><text:span text:style-name="T9858"><text:line-break/></text:span><text:span text:style-name="T9859"><text:s text:c="12"/></text:span><text:span text:style-name="T9860">public void<text:s/></text:span><text:span text:style-name="T9861">onClick</text:span><text:span text:style-name="T9862">(View view) {</text:span><text:span text:style-name="T9863"><text:line-break/></text:span><text:span text:style-name="T9864"><text:s text:c="10"/></text:span><text:span text:style-name="T9865"><text:s text:c="6"/></text:span><text:span text:style-name="T9866">soundManager</text:span><text:span text:style-name="T9867">.playSound(SoundManager.Sounds.</text:span><text:span text:style-name="T9868">MENU</text:span><text:span text:style-name="T9869">)</text:span><text:span text:style-name="T9870">;</text:span><text:span text:style-name="T9871"><text:line-break/></text:span><text:span text:style-name="T9872"><text:s text:c="16"/></text:span><text:span text:style-name="T9873">optionButton</text:span><text:span text:style-name="T9874">.setBackgroundResource(R.drawable.</text:span><text:span text:style-name="T9875">yellow_button</text:span><text:span text:style-name="T9876">)</text:span><text:span text:style-name="T9877">;</text:span><text:span text:style-name="T9878"><text:line-break/></text:span><text:span text:style-name="T9879"><text:s text:c="16"/></text:span><text:span text:style-name="T9880">Intent i =<text:s/></text:span><text:span text:style-name="T9881">new<text:s/></text:span><text:span text:style-name="T9882">Intent(MainActivity.</text:span><text:span text:style-name="T9883">this,<text:s/></text:span><text:span text:style-name="T9884">OptionsActivity.</text:span><text:span text:style-name="T9885">class</text:span><text:span text:style-name="T9886">)</text:span><text:span text:style-name="T9887">;</text:span><text:span text:style-name="T9888"><text:line-break/></text:span><text:span text:style-name="T9889"><text:s text:c="16"/></text:span><text:span text:style-name="T9890">startActivity(i)</text:span><text:span text:style-name="T9891">;</text:span><text:span text:style-name="T9892"><text:line-break/></text:span><text:span text:style-name="T9893"><text:s text:c="7"/></text:span><text:span text:style-name="T9894"><text:s text:c="5"/></text:span><text:span text:style-name="T9895">}</text:span><text:span text:style-name="T9896"><text:line-break/></text:span><text:span text:style-name="T9897"><text:s text:c="8"/>})</text:span><text:span text:style-name="T9898">;</text:span><text:span text:style-name="T9899"><text:line-break/></text:span><text:span text:style-name="T9900"><text:line-break/></text:span><text:span text:style-name="T9901"><text:s text:c="8"/></text:span><text:span text:style-name="T9902">optionButton</text:span><text:span text:style-name="T9903">.setOnFocusChangeListener(</text:span><text:span text:style-name="T9904">new<text:s/></text:span><text:span text:style-name="T9905">View.OnFocusChangeListener() {</text:span><text:span text:style-name="T9906"><text:line-break/></text:span><text:span text:style-name="T9907"><text:s text:c="12"/></text:span><text:span text:style-name="T9908">@Override</text:span><text:span text:style-name="T9909"><text:line-break/></text:span><text:span text:style-name="T9910"><text:s text:c="12"/></text:span><text:span text:style-name="T9911">public void<text:s/></text:span><text:span text:style-name="T9912">onFocusChange</text:span><text:span text:style-name="T9913">(View view</text:span><text:span text:style-name="T9914">, boolean<text:s/></text:span><text:span text:style-name="T9915">b) {</text:span><text:span text:style-name="T9916"><text:line-break/></text:span><text:span text:style-name="T9917"><text:s text:c="16"/></text:span><text:span text:style-name="T9918">if<text:s/></text:span><text:span text:style-name="T9919">(b)</text:span><text:span text:style-name="T9920"><text:line-break/></text:span><text:span text:style-name="T9921"><text:s text:c="20"/></text:span><text:span text:style-name="T9922">optionButton</text:span><text:span text:style-name="T9923">.setBackgroundRe</text:span><text:span text:style-name="T9924">source(R.drawable.</text:span><text:span text:style-name="T9925">red_button</text:span><text:span text:style-name="T9926">)</text:span><text:span text:style-name="T9927">;</text:span><text:span text:style-name="T9928"><text:line-break/></text:span><text:span text:style-name="T9929"><text:s text:c="16"/>else</text:span><text:span text:style-name="T9930"><text:line-break/></text:span><text:span text:style-name="T9931"><text:s text:c="20"/></text:span><text:span text:style-name="T9932">optionButton</text:span><text:span text:style-name="T9933">.setBackgroundResource(R.drawable.</text:span><text:span text:style-name="T9934">blue_button</text:span><text:span text:style-name="T9935">)</text:span><text:span text:style-name="T9936">;</text:span><text:span text:style-name="T9937"><text:line-break/></text:span><text:span text:style-name="T9938"><text:s text:c="12"/></text:span><text:span text:style-name="T9939">}</text:span><text:span text:style-name="T9940"><text:line-break/></text:span><text:span text:style-name="T9941"><text:s text:c="8"/>})</text:span><text:span text:style-name="T9942">;</text:span><text:span text:style-name="T9943"><text:line-break/></text:span><text:span text:style-name="T9944"><text:s text:c="4"/></text:span><text:span text:style-name="T9945">}</text:span><text:span text:style-name="T9946"><text:line-break/></text:span><text:span text:style-name="T9947"><text:line-break/></text:span><text:span text:style-name="T9948"><text:line-break/></text:span><text:span text:style-name="T9949"><text:s text:c="4"/></text:span><text:span text:style-name="T9950">//simple method to reset all buttons to their initial background</text:span><text:span text:style-name="T9951"><text:line-break/></text:span><text:span text:style-name="T9952"><text:s text:c="4"/></text:span><text:span text:style-name="T9953">private void<text:s/></text:span><text:span text:style-name="T9954">rese</text:span><text:span text:style-name="T9955">tButtons</text:span><text:span text:style-name="T9956">() {</text:span><text:span text:style-name="T9957"><text:line-break/></text:span><text:span text:style-name="T9958"><text:s text:c="8"/></text:span><text:span text:style-name="T9959">playButton</text:span><text:span text:style-name="T9960">.setBackgroundResource(R.drawable.</text:span><text:span text:style-name="T9961">blue_button</text:span><text:span text:style-name="T9962">)</text:span><text:span text:style-name="T9963">;</text:span><text:span text:style-name="T9964"><text:line-break/></text:span><text:span text:style-name="T9965"><text:s text:c="8"/></text:span><text:span text:style-name="T9966">highscoreButton</text:span><text:span text:style-name="T9967">.setBackgroundResource(R.drawable.</text:span><text:span text:style-name="T9968">blue_button</text:span><text:span text:style-name="T9969">)</text:span><text:span text:style-name="T9970">;</text:span><text:span text:style-name="T9971"><text:line-break/></text:span><text:span text:style-name="T9972"><text:s text:c="8"/></text:span><text:span text:style-name="T9973">optionButton</text:span><text:span text:style-name="T9974">.setBackgroundResource(R.drawable.</text:span><text:span text:style-name="T9975">blue_button</text:span><text:span text:style-name="T9976">)</text:span><text:span text:style-name="T9977">;</text:span><text:span text:style-name="T9978"><text:line-break/></text:span><text:span text:style-name="T9979"><text:s text:c="8"/></text:span><text:span text:style-name="T9980">exitButton</text:span><text:span text:style-name="T9981">.setBackgroundResource(R.drawable.</text:span><text:span text:style-name="T9982">blue_button</text:span><text:span text:style-name="T9983">)</text:span><text:span text:style-name="T9984">;</text:span><text:span text:style-name="T9985"><text:line-break/></text:span><text:span text:style-name="T9986"><text:s text:c="4"/></text:span><text:span text:style-name="T9987">}</text:span><text:span text:style-name="T9988"><text:line-break/></text:span><text:span text:style-name="T9989"><text:line-break/></text:span><text:span text:style-name="T9990"><text:line-break/></text:span><text:span text:style-name="T9991">}</text:span></text:p>
      <text:p text:style-name="Normal"/>
      <text:p text:style-name="P9992"><text:span text:style-name="T9993">package<text:s/></text:span><text:span text:style-name="T9994">com.hafezi.games.spaceshooter2d</text:span><text:span text:style-name="T9995">;</text:span><text:span text:style-name="T9996"><text:line-break/></text:span><text:span text:style-name="T9997"><text:line-break/></text:span><text:span text:style-name="T9998">import<text:s/></text:span><text:span text:style-name="T9999">android.bluetooth.BluetoothAdapter</text:span><text:span text:style-name="T10000">;</text:span><text:span text:style-name="T10001"><text:line-break/></text:span><text:span text:style-name="T10002">import<text:s/></text:span><text:span text:style-name="T10003">android.content.Intent</text:span><text:span text:style-name="T10004">;</text:span><text:span text:style-name="T10005"><text:line-break/></text:span><text:span text:style-name="T10006">import<text:s/></text:span><text:span text:style-name="T10007">android.content.SharedPreferences</text:span><text:span text:style-name="T10008">;</text:span><text:span text:style-name="T10009"><text:line-break/></text:span><text:span text:style-name="T10010">import<text:s/></text:span><text:span text:style-name="T10011">android.graphics.PixelFormat</text:span><text:span text:style-name="T10012">;</text:span><text:span text:style-name="T10013"><text:line-break/></text:span><text:span text:style-name="T10014">im</text:span><text:span text:style-name="T10015">port<text:s/></text:span><text:span text:style-name="T10016">android.media.MediaPlayer</text:span><text:span text:style-name="T10017">;</text:span><text:span text:style-name="T10018"><text:line-break/></text:span><text:span text:style-name="T10019">import<text:s/></text:span><text:span text:style-name="T10020">android.widget.MediaController</text:span><text:span text:style-name="T10021">;</text:span><text:span text:style-name="T10022"><text:line-break/></text:span><text:span text:style-name="T10023">import<text:s/></text:span><text:span text:style-name="T10024">android.media.session.MediaSession</text:span><text:span text:style-name="T10025">;</text:span><text:span text:style-name="T10026"><text:line-break/></text:span><text:span text:style-name="T10027">import<text:s/></text:span><text:span text:style-name="T10028">android.net.Uri</text:span><text:span text:style-name="T10029">;</text:span><text:span text:style-name="T10030"><text:line-break/></text:span><text:span text:style-name="T10031">import<text:s/></text:span><text:span text:style-name="T10032">android.os.Build</text:span><text:span text:style-name="T10033">;</text:span><text:span text:style-name="T10034"><text:line-break/></text:span><text:span text:style-name="T10035">import<text:s/></text:span><text:span text:style-name="T10036">android.support.v7.app.AppCompatActivity</text:span><text:span text:style-name="T10037">;</text:span><text:span text:style-name="T10038"><text:line-break/></text:span><text:span text:style-name="T10039">import<text:s/></text:span><text:span text:style-name="T10040">android.os.Bundle</text:span><text:span text:style-name="T10041">;</text:span><text:span text:style-name="T10042"><text:line-break/></text:span><text:span text:style-name="T10043">import<text:s/></text:span><text:span text:style-name="T10044">android.vie</text:span><text:span text:style-name="T10045">w.KeyEvent</text:span><text:span text:style-name="T10046">;</text:span><text:span text:style-name="T10047"><text:line-break/></text:span><text:span text:style-name="T10048">import<text:s/></text:span><text:span text:style-name="T10049">android.view.View</text:span><text:span text:style-name="T10050">;</text:span><text:span text:style-name="T10051"><text:line-break/></text:span><text:span text:style-name="T10052">import<text:s/></text:span><text:span text:style-name="T10053">android.widget.Button</text:span><text:span text:style-name="T10054">;</text:span><text:span text:style-name="T10055"><text:line-break/></text:span><text:span text:style-name="T10056">import<text:s/></text:span><text:span text:style-name="T10057">android.widget.VideoView</text:span><text:span text:style-name="T10058">;</text:span><text:span text:style-name="T10059"><text:line-break/></text:span><text:span text:style-name="T10060"><text:line-break/></text:span><text:span text:style-name="T10061">import<text:s/></text:span><text:span text:style-name="T10062">com.hafezi.games.spaceshooter2d.Utility.Pref</text:span><text:span text:style-name="T10063">;</text:span><text:span text:style-name="T10064"><text:line-break/></text:span><text:span text:style-name="T10065"><text:line-break/></text:span><text:span text:style-name="T10066">public class<text:s/></text:span><text:span text:style-name="T10067">OptionsActivity<text:s/></text:span><text:span text:style-name="T10068">extends<text:s/></text:span><text:span text:style-name="T10069">AppCompatActivity {</text:span><text:span text:style-name="T10070"><text:line-break/></text:span><text:span text:style-name="T10071"><text:line-break/></text:span><text:span text:style-name="T10072"><text:s text:c="4"/>Button<text:s/></text:span><text:span text:style-name="T10073">audioEnableButton</text:span><text:span text:style-name="T10074">;</text:span><text:span text:style-name="T10075"><text:line-break/></text:span><text:span text:style-name="T10076"><text:s text:c="4"/></text:span><text:span text:style-name="T10077">Button<text:s/></text:span><text:span text:style-name="T10078">a</text:span><text:span text:style-name="T10079">udioDisableButton</text:span><text:span text:style-name="T10080">;</text:span><text:span text:style-name="T10081"><text:line-break/></text:span><text:span text:style-name="T10082"><text:s text:c="4"/></text:span><text:span text:style-name="T10083">Button<text:s/></text:span><text:span text:style-name="T10084">accelEnableButton</text:span><text:span text:style-name="T10085">;</text:span><text:span text:style-name="T10086"><text:line-break/></text:span><text:span text:style-name="T10087"><text:s text:c="4"/></text:span><text:span text:style-name="T10088">Button<text:s/></text:span><text:span text:style-name="T10089">accelDisableButton</text:span><text:span text:style-name="T10090">;</text:span><text:span text:style-name="T10091"><text:line-break/></text:span><text:span text:style-name="T10092"><text:s text:c="4"/></text:span><text:span text:style-name="T10093">Button<text:s/></text:span><text:span text:style-name="T10094">tutorialButton</text:span><text:span text:style-name="T10095">;</text:span><text:span text:style-name="T10096"><text:line-break/></text:span><text:span text:style-name="T10097"><text:s text:c="4"/></text:span><text:span text:style-name="T10098">Button<text:s/></text:span><text:span text:style-name="T10099">bluetoothButton</text:span><text:span text:style-name="T10100">;</text:span><text:span text:style-name="T10101"><text:line-break/></text:span><text:span text:style-name="T10102"><text:s text:c="4"/></text:span><text:span text:style-name="T10103">Button<text:s/></text:span><text:span text:style-name="T10104">saveButton</text:span><text:span text:style-name="T10105">;</text:span><text:span text:style-name="T10106"><text:line-break/></text:span><text:span text:style-name="T10107"><text:line-break/></text:span><text:span text:style-name="T10108"><text:s text:c="4"/></text:span><text:span text:style-name="T10109">//Utility</text:span><text:span text:style-name="T10110"><text:line-break/></text:span><text:span text:style-name="T10111"><text:s text:c="4"/></text:span><text:span text:style-name="T10112">private<text:s/></text:span><text:span text:style-name="T10113">SoundManager<text:s/></text:span><text:span text:style-name="T10114">soundManager</text:span><text:span text:style-name="T10115">;</text:span><text:span text:style-name="T10116"><text:line-break/></text:span><text:span text:style-name="T10117"><text:s text:c="4"/>private<text:s/></text:span><text:span text:style-name="T10118">MediaController<text:s/></text:span><text:span text:style-name="T10119">mediaController</text:span><text:span text:style-name="T10120">;</text:span><text:span text:style-name="T10121"><text:line-break/></text:span><text:span text:style-name="T10122"><text:s text:c="4"/>private<text:s/></text:span><text:span text:style-name="T10123">VideoView<text:s/></text:span><text:span text:style-name="T10124">videoHolder</text:span><text:span text:style-name="T10125">;</text:span><text:span text:style-name="T10126"><text:line-break/></text:span><text:span text:style-name="T10127"><text:line-break/></text:span><text:span text:style-name="T10128"><text:s text:c="4"/></text:span><text:span text:style-name="T10129">//persistence</text:span><text:span text:style-name="T10130"><text:line-break/></text:span><text:span text:style-name="T10131"><text:s text:c="4"/></text:span><text:span text:style-name="T10132">private<text:s/></text:span><text:span text:style-name="T10133">SharedPreferences<text:s/></text:span><text:span text:style-name="T10134">sharedPreferences</text:span><text:span text:style-name="T10135">;</text:span><text:span text:style-name="T10136"><text:line-break/></text:span><text:span text:style-name="T10137"><text:s text:c="4"/>private<text:s/></text:span><text:span text:style-name="T10138">SharedPreferences.Editor<text:s/></text:span><text:span text:style-name="T10139">editor</text:span><text:span text:style-name="T10140">;</text:span><text:span text:style-name="T10141"><text:line-break/></text:span><text:span text:style-name="T10142"><text:line-break/></text:span><text:span text:style-name="T10143"><text:line-break/></text:span><text:span text:style-name="T10144"><text:s text:c="4"/>private boolean<text:s/></text:span><text:span text:style-name="T10145">usingSensor</text:span><text:span text:style-name="T10146">;</text:span><text:span text:style-name="T10147"><text:line-break/></text:span><text:span text:style-name="T10148"><text:s text:c="4"/>private boolean<text:s/></text:span><text:span text:style-name="T10149">isMute</text:span><text:span text:style-name="T10150">;</text:span><text:span text:style-name="T10151"><text:line-break/></text:span><text:span text:style-name="T10152"><text:line-break/></text:span><text:span text:style-name="T10153"><text:s text:c="4"/></text:span><text:span text:style-name="T10154">@Override</text:span><text:span text:style-name="T10155"><text:line-break/></text:span><text:span text:style-name="T10156"><text:s text:c="4"/></text:span><text:span text:style-name="T10157">protected void<text:s/></text:span><text:span text:style-name="T10158">onCreate</text:span><text:span text:style-name="T10159">(Bundle savedInstanceState) {</text:span><text:span text:style-name="T10160"><text:line-break/></text:span><text:span text:style-name="T10161"><text:s text:c="8"/></text:span><text:span text:style-name="T10162">super</text:span><text:span text:style-name="T10163">.onCreate(savedInstanceState)</text:span><text:span text:style-name="T10164">;</text:span><text:span text:style-name="T10165"><text:line-break/></text:span><text:span text:style-name="T10166"><text:s text:c="8"/></text:span><text:span text:style-name="T10167">setContentView(R.layout.</text:span><text:span text:style-name="T10168">activity_options</text:span><text:span text:style-name="T10169">)</text:span><text:span text:style-name="T10170">;</text:span><text:span text:style-name="T10171"><text:line-break/></text:span><text:span text:style-name="T10172"><text:s text:c="8"/></text:span><text:span text:style-name="T10173">//get utility instances</text:span><text:span text:style-name="T10174"><text:line-break/></text:span><text:span text:style-name="T10175"><text:s text:c="8"/></text:span><text:span text:style-name="T10176">mediaController<text:s/></text:span><text:span text:style-name="T10177">=<text:s/></text:span><text:span text:style-name="T10178">new<text:s/></text:span><text:span text:style-name="T10179">MediaController(</text:span><text:span text:style-name="T10180">this</text:span><text:span text:style-name="T10181">)</text:span><text:span text:style-name="T10182">;</text:span><text:span text:style-name="T10183"><text:line-break/></text:span><text:span text:style-name="T10184"><text:s text:c="8"/></text:span><text:span text:style-name="T10185">videoHolder<text:s/></text:span><text:span text:style-name="T10186">=<text:s/></text:span><text:span text:style-name="T10187">new<text:s/></text:span><text:span text:style-name="T10188">VideoView(OptionsAct</text:span><text:span text:style-name="T10189">ivity.</text:span><text:span text:style-name="T10190">this</text:span><text:span text:style-name="T10191">)</text:span><text:span text:style-name="T10192">;</text:span><text:span text:style-name="T10193"><text:line-break/></text:span><text:span text:style-name="T10194"><text:s text:c="8"/></text:span><text:span text:style-name="T10195">soundManager<text:s/></text:span><text:span text:style-name="T10196">= SoundManager.</text:span><text:span text:style-name="T10197">getInstance</text:span><text:span text:style-name="T10198">(</text:span><text:span text:style-name="T10199">this</text:span><text:span text:style-name="T10200">)</text:span><text:span text:style-name="T10201">;</text:span><text:span text:style-name="T10202"><text:line-break/></text:span><text:span text:style-name="T10203"><text:s text:c="8"/></text:span><text:span text:style-name="T10204">soundManager</text:span><text:span text:style-name="T10205">.playMusic()</text:span><text:span text:style-name="T10206">;</text:span><text:span text:style-name="T10207"><text:line-break/></text:span><text:span text:style-name="T10208"><text:s text:c="8"/></text:span><text:span text:style-name="T10209">//get the values for the options</text:span><text:span text:style-name="T10210"><text:line-break/></text:span><text:span text:style-name="T10211"><text:s text:c="8"/></text:span><text:span text:style-name="T10212">sharedPreferences<text:s/></text:span><text:span text:style-name="T10213">= getSharedPreferences(Pref.</text:span><text:span text:style-name="T10214">GAME</text:span><text:span text:style-name="T10215">.toString()</text:span><text:span text:style-name="T10216">,<text:s/></text:span><text:span text:style-name="T10217">MODE_PRIVATE</text:span><text:span text:style-name="T10218">)</text:span><text:span text:style-name="T10219">;</text:span><text:span text:style-name="T10220"><text:line-break/></text:span><text:span text:style-name="T10221"><text:s text:c="8"/></text:span><text:span text:style-name="T10222">editor<text:s/></text:span><text:span text:style-name="T10223">=<text:s/></text:span><text:span text:style-name="T10224">sharedPref</text:span><text:span text:style-name="T10225">erences</text:span><text:span text:style-name="T10226">.edit()</text:span><text:span text:style-name="T10227">;</text:span><text:span text:style-name="T10228"><text:line-break/></text:span><text:span text:style-name="T10229"><text:s text:c="8"/></text:span><text:span text:style-name="T10230">//find buttons</text:span><text:span text:style-name="T10231"><text:line-break/></text:span><text:span text:style-name="T10232"><text:s text:c="8"/></text:span><text:span text:style-name="T10233">audioEnableButton<text:s/></text:span><text:span text:style-name="T10234">= (Button) findViewById(R.id.</text:span><text:span text:style-name="T10235">audioEnableButton</text:span><text:span text:style-name="T10236">)</text:span><text:span text:style-name="T10237">;</text:span><text:span text:style-name="T10238"><text:line-break/></text:span><text:span text:style-name="T10239"><text:s text:c="8"/></text:span><text:span text:style-name="T10240">audioDisableButton<text:s/></text:span><text:span text:style-name="T10241">= (Button) findViewById(R.id.</text:span><text:span text:style-name="T10242">audioDisableButton</text:span><text:span text:style-name="T10243">)</text:span><text:span text:style-name="T10244">;</text:span><text:span text:style-name="T10245"><text:line-break/></text:span><text:span text:style-name="T10246"><text:s text:c="8"/></text:span><text:span text:style-name="T10247">accelEnableButton<text:s/></text:span><text:span text:style-name="T10248">= (Button) findViewById(R.id.</text:span><text:span text:style-name="T10249">accelEnabl</text:span><text:span text:style-name="T10250">eButton</text:span><text:span text:style-name="T10251">)</text:span><text:span text:style-name="T10252">;</text:span><text:span text:style-name="T10253"><text:line-break/></text:span><text:span text:style-name="T10254"><text:s text:c="8"/></text:span><text:span text:style-name="T10255">accelDisableButton<text:s/></text:span><text:span text:style-name="T10256">= (Button) findViewById(R.id.</text:span><text:span text:style-name="T10257">accelDisableButton</text:span><text:span text:style-name="T10258">)</text:span><text:span text:style-name="T10259">;</text:span><text:span text:style-name="T10260"><text:line-break/></text:span><text:span text:style-name="T10261"><text:s text:c="8"/></text:span><text:span text:style-name="T10262">tutorialButton<text:s/></text:span><text:span text:style-name="T10263">= (Button) findViewById(R.id.</text:span><text:span text:style-name="T10264">tutorialButton</text:span><text:span text:style-name="T10265">)</text:span><text:span text:style-name="T10266">;</text:span><text:span text:style-name="T10267"><text:line-break/></text:span><text:span text:style-name="T10268"><text:s text:c="8"/></text:span><text:span text:style-name="T10269">bluetoothButton<text:s/></text:span><text:span text:style-name="T10270">= (Button) findViewById(R.id.</text:span><text:span text:style-name="T10271">bluetoothButton</text:span><text:span text:style-name="T10272">)</text:span><text:span text:style-name="T10273">;</text:span><text:span text:style-name="T10274"><text:line-break/></text:span><text:span text:style-name="T10275"><text:s text:c="8"/></text:span><text:span text:style-name="T10276">saveButton<text:s/></text:span><text:span text:style-name="T10277">= (Button)</text:span><text:span text:style-name="T10278"><text:s/>findViewById(R.id.</text:span><text:span text:style-name="T10279">saveButton</text:span><text:span text:style-name="T10280">)</text:span><text:span text:style-name="T10281">;</text:span><text:span text:style-name="T10282"><text:line-break/></text:span><text:span text:style-name="T10283"><text:s text:c="8"/></text:span><text:span text:style-name="T10284">//load the data and set the button listeners and their states</text:span><text:span text:style-name="T10285"><text:line-break/></text:span><text:span text:style-name="T10286"><text:s text:c="8"/></text:span><text:span text:style-name="T10287">loadData()</text:span><text:span text:style-name="T10288">;</text:span><text:span text:style-name="T10289"><text:line-break/></text:span><text:span text:style-name="T10290"><text:s text:c="8"/></text:span><text:span text:style-name="T10291">setButtonListeners()</text:span><text:span text:style-name="T10292">;</text:span><text:span text:style-name="T10293"><text:line-break/></text:span><text:span text:style-name="T10294"><text:s text:c="8"/></text:span><text:span text:style-name="T10295">setButtonStates()</text:span><text:span text:style-name="T10296">;</text:span><text:span text:style-name="T10297"><text:line-break/></text:span><text:span text:style-name="T10298"><text:s text:c="4"/></text:span><text:span text:style-name="T10299">}</text:span><text:span text:style-name="T10300"><text:line-break/></text:span><text:span text:style-name="T10301"><text:line-break/></text:span><text:span text:style-name="T10302"><text:s text:c="4"/></text:span><text:span text:style-name="T10303">//is used to bring the default state of the option screen back aft</text:span><text:span text:style-name="T10304">er the video is played</text:span><text:span text:style-name="T10305"><text:line-break/></text:span><text:span text:style-name="T10306"><text:s text:c="4"/></text:span><text:span text:style-name="T10307">private void<text:s/></text:span><text:span text:style-name="T10308">initialiseView</text:span><text:span text:style-name="T10309">() {</text:span><text:span text:style-name="T10310"><text:line-break/></text:span><text:span text:style-name="T10311"><text:s text:c="8"/></text:span><text:span text:style-name="T10312">soundManager</text:span><text:span text:style-name="T10313">.playMusic()</text:span><text:span text:style-name="T10314">;</text:span><text:span text:style-name="T10315"><text:line-break/></text:span><text:span text:style-name="T10316"><text:s text:c="8"/></text:span><text:span text:style-name="T10317">audioEnableButton<text:s/></text:span><text:span text:style-name="T10318">= (Button) findViewById(R.id.</text:span><text:span text:style-name="T10319">audioEnableButton</text:span><text:span text:style-name="T10320">)</text:span><text:span text:style-name="T10321">;</text:span><text:span text:style-name="T10322"><text:line-break/></text:span><text:span text:style-name="T10323"><text:s text:c="8"/></text:span><text:span text:style-name="T10324">audioDisableButton<text:s/></text:span><text:span text:style-name="T10325">= (Button) findViewById(R.id.</text:span><text:span text:style-name="T10326">audioDisableButton</text:span><text:span text:style-name="T10327">)</text:span><text:span text:style-name="T10328">;</text:span><text:span text:style-name="T10329"><text:line-break/></text:span><text:span text:style-name="T10330"><text:s text:c="8"/></text:span><text:span text:style-name="T10331">acc</text:span><text:span text:style-name="T10332">elEnableButton<text:s/></text:span><text:span text:style-name="T10333">= (Button) findViewById(R.id.</text:span><text:span text:style-name="T10334">accelEnableButton</text:span><text:span text:style-name="T10335">)</text:span><text:span text:style-name="T10336">;</text:span><text:span text:style-name="T10337"><text:line-break/></text:span><text:span text:style-name="T10338"><text:s text:c="8"/></text:span><text:span text:style-name="T10339">accelDisableButton<text:s/></text:span><text:span text:style-name="T10340">= (Button) findViewById(R.id.</text:span><text:span text:style-name="T10341">accelDisableButton</text:span><text:span text:style-name="T10342">)</text:span><text:span text:style-name="T10343">;</text:span><text:span text:style-name="T10344"><text:line-break/></text:span><text:span text:style-name="T10345"><text:s text:c="8"/></text:span><text:span text:style-name="T10346">tutorialButton<text:s/></text:span><text:span text:style-name="T10347">= (Button) findViewById(R.id.</text:span><text:span text:style-name="T10348">tutorialButton</text:span><text:span text:style-name="T10349">)</text:span><text:span text:style-name="T10350">;</text:span><text:span text:style-name="T10351"><text:line-break/></text:span><text:span text:style-name="T10352"><text:s text:c="8"/></text:span><text:span text:style-name="T10353">bluetoothButton<text:s/></text:span><text:span text:style-name="T10354">= (Button) findViewByI</text:span><text:span text:style-name="T10355">d(R.id.</text:span><text:span text:style-name="T10356">bluetoothButton</text:span><text:span text:style-name="T10357">)</text:span><text:span text:style-name="T10358">;</text:span><text:span text:style-name="T10359"><text:line-break/></text:span><text:span text:style-name="T10360"><text:s text:c="8"/></text:span><text:span text:style-name="T10361">saveButton<text:s/></text:span><text:span text:style-name="T10362">= (Button) findViewById(R.id.</text:span><text:span text:style-name="T10363">saveButton</text:span><text:span text:style-name="T10364">)</text:span><text:span text:style-name="T10365">;</text:span><text:span text:style-name="T10366"><text:line-break/></text:span><text:span text:style-name="T10367"><text:s text:c="8"/></text:span><text:span text:style-name="T10368">setButtonListeners()</text:span><text:span text:style-name="T10369">;</text:span><text:span text:style-name="T10370"><text:line-break/></text:span><text:span text:style-name="T10371"><text:s text:c="8"/></text:span><text:span text:style-name="T10372">setButtonStates()</text:span><text:span text:style-name="T10373">;</text:span><text:span text:style-name="T10374"><text:line-break/></text:span><text:span text:style-name="T10375"><text:s text:c="4"/></text:span><text:span text:style-name="T10376">}</text:span><text:span text:style-name="T10377"><text:line-break/></text:span><text:span text:style-name="T10378"><text:line-break/></text:span><text:span text:style-name="T10379"><text:s text:c="4"/></text:span><text:span text:style-name="T10380">//loads the boolean values from the shared preferences</text:span><text:span text:style-name="T10381"><text:line-break/></text:span><text:span text:style-name="T10382"><text:s text:c="4"/></text:span><text:span text:style-name="T10383">private void<text:s/></text:span><text:span text:style-name="T10384">loadData</text:span><text:span text:style-name="T10385">() {</text:span><text:span text:style-name="T10386"><text:line-break/></text:span><text:span text:style-name="T10387"><text:s text:c="8"/></text:span><text:span text:style-name="T10388">boolean<text:s/></text:span><text:span text:style-name="T10389">i</text:span><text:span text:style-name="T10390">sMute =<text:s/></text:span><text:span text:style-name="T10391">sharedPreferences</text:span><text:span text:style-name="T10392">.getBoolean(Pref.</text:span><text:span text:style-name="T10393">AUDIO</text:span><text:span text:style-name="T10394">.toString()</text:span><text:span text:style-name="T10395">, false</text:span><text:span text:style-name="T10396">)</text:span><text:span text:style-name="T10397">;</text:span><text:span text:style-name="T10398"><text:line-break/></text:span><text:span text:style-name="T10399"><text:s text:c="8"/></text:span><text:span text:style-name="T10400">setUsingSensor(</text:span><text:span text:style-name="T10401">sharedPreferences</text:span><text:span text:style-name="T10402">.getBoolean(Pref.</text:span><text:span text:style-name="T10403">SENSOR</text:span><text:span text:style-name="T10404">.toString()</text:span><text:span text:style-name="T10405">, false</text:span><text:span text:style-name="T10406">))</text:span><text:span text:style-name="T10407">;</text:span><text:span text:style-name="T10408"><text:line-break/></text:span><text:span text:style-name="T10409"><text:s text:c="8"/></text:span><text:span text:style-name="T10410">setMute(isMute)</text:span><text:span text:style-name="T10411">;</text:span><text:span text:style-name="T10412"><text:line-break/></text:span><text:span text:style-name="T10413"><text:s text:c="8"/></text:span><text:span text:style-name="T10414">soundManager</text:span><text:span text:style-name="T10415">.setMute(isMute())</text:span><text:span text:style-name="T10416">;</text:span><text:span text:style-name="T10417"><text:line-break/></text:span><text:span text:style-name="T10418"><text:s text:c="4"/></text:span><text:span text:style-name="T10419">}</text:span><text:span text:style-name="T10420"><text:line-break/></text:span><text:span text:style-name="T10421"><text:line-break/></text:span><text:span text:style-name="T10422"><text:s text:c="4"/></text:span><text:span text:style-name="T10423">// private method to save<text:s/></text:span><text:span text:style-name="T10424">data using shared preferences</text:span><text:span text:style-name="T10425"><text:line-break/></text:span><text:span text:style-name="T10426"><text:s text:c="4"/></text:span><text:span text:style-name="T10427">private void<text:s/></text:span><text:span text:style-name="T10428">saveOptions</text:span><text:span text:style-name="T10429">() {</text:span><text:span text:style-name="T10430"><text:line-break/></text:span><text:span text:style-name="T10431"><text:s text:c="8"/></text:span><text:span text:style-name="T10432">editor</text:span><text:span text:style-name="T10433">.putBoolean(Pref.</text:span><text:span text:style-name="T10434">SENSOR</text:span><text:span text:style-name="T10435">.toString()</text:span><text:span text:style-name="T10436">,<text:s/></text:span><text:span text:style-name="T10437">isUsingSensor())</text:span><text:span text:style-name="T10438">;</text:span><text:span text:style-name="T10439"><text:line-break/></text:span><text:span text:style-name="T10440"><text:s text:c="8"/></text:span><text:span text:style-name="T10441">editor</text:span><text:span text:style-name="T10442">.putBoolean(Pref.</text:span><text:span text:style-name="T10443">AUDIO</text:span><text:span text:style-name="T10444">.toString()</text:span><text:span text:style-name="T10445">,<text:s/></text:span><text:span text:style-name="T10446">isMute())</text:span><text:span text:style-name="T10447">;</text:span><text:span text:style-name="T10448"><text:line-break/></text:span><text:span text:style-name="T10449"><text:s text:c="8"/></text:span><text:span text:style-name="T10450">editor</text:span><text:span text:style-name="T10451">.commit()</text:span><text:span text:style-name="T10452">;</text:span><text:span text:style-name="T10453"><text:line-break/></text:span><text:span text:style-name="T10454"><text:s text:c="4"/></text:span><text:span text:style-name="T10455">}</text:span><text:span text:style-name="T10456"><text:line-break/></text:span><text:span text:style-name="T10457"><text:line-break/></text:span><text:span text:style-name="T10458"><text:line-break/></text:span><text:span text:style-name="T10459"><text:s text:c="4"/></text:span><text:span text:style-name="T10460">// If the player hits the ba</text:span><text:span text:style-name="T10461">ck button while video is playing leads to closing the video player</text:span><text:span text:style-name="T10462"><text:line-break/></text:span><text:span text:style-name="T10463"><text:s text:c="4"/>// Should it already been closed then the changed data (boolean values) are discarded</text:span><text:span text:style-name="T10464"><text:line-break/></text:span><text:span text:style-name="T10465"><text:s text:c="4"/></text:span><text:span text:style-name="T10466">public boolean<text:s/></text:span><text:span text:style-name="T10467">onKeyDown</text:span><text:span text:style-name="T10468">(</text:span><text:span text:style-name="T10469">int<text:s/></text:span><text:span text:style-name="T10470">keyCode</text:span><text:span text:style-name="T10471">,<text:s/></text:span><text:span text:style-name="T10472">KeyEvent event) {</text:span><text:span text:style-name="T10473"><text:line-break/></text:span><text:span text:style-name="T10474"><text:s text:c="8"/></text:span><text:span text:style-name="T10475">if<text:s/></text:span><text:span text:style-name="T10476">(keyCode == KeyEvent.</text:span><text:span text:style-name="T10477">KEYCODE</text:span><text:span text:style-name="T10478">_BACK</text:span><text:span text:style-name="T10479">) {</text:span><text:span text:style-name="T10480"><text:line-break/></text:span><text:span text:style-name="T10481"><text:s text:c="12"/></text:span><text:span text:style-name="T10482">if<text:s/></text:span><text:span text:style-name="T10483">(</text:span><text:span text:style-name="T10484">videoHolder</text:span><text:span text:style-name="T10485">.isPlaying()) {</text:span><text:span text:style-name="T10486"><text:line-break/></text:span><text:span text:style-name="T10487"><text:s text:c="16"/></text:span><text:span text:style-name="T10488">videoHolder</text:span><text:span text:style-name="T10489">.stopPlayback()</text:span><text:span text:style-name="T10490">;</text:span><text:span text:style-name="T10491"><text:line-break/></text:span><text:span text:style-name="T10492"><text:s text:c="16"/></text:span><text:span text:style-name="T10493">videoHolder</text:span><text:span text:style-name="T10494">.clearFocus()</text:span><text:span text:style-name="T10495">;</text:span><text:span text:style-name="T10496"><text:line-break/></text:span><text:span text:style-name="T10497"><text:s text:c="16"/></text:span><text:span text:style-name="T10498">OptionsActivity.</text:span><text:span text:style-name="T10499">this</text:span><text:span text:style-name="T10500">.setContentView(R.layout.</text:span><text:span text:style-name="T10501">activity_options</text:span><text:span text:style-name="T10502">)</text:span><text:span text:style-name="T10503">;</text:span><text:span text:style-name="T10504"><text:line-break/></text:span><text:span text:style-name="T10505"><text:s text:c="16"/></text:span><text:span text:style-name="T10506">initialiseView()</text:span><text:span text:style-name="T10507">;</text:span><text:span text:style-name="T10508"><text:line-break/></text:span><text:span text:style-name="T10509"><text:s text:c="4"/></text:span><text:span text:style-name="T10510"><text:s text:c="8"/></text:span><text:span text:style-name="T10511">}<text:s/></text:span><text:span text:style-name="T10512">else<text:s/></text:span><text:span text:style-name="T10513">{</text:span><text:span text:style-name="T10514"><text:line-break/></text:span><text:span text:style-name="T10515"><text:s text:c="16"/></text:span><text:span text:style-name="T10516">//if quit without saving -&gt; load old data</text:span><text:span text:style-name="T10517"><text:line-break/></text:span><text:span text:style-name="T10518"><text:s text:c="16"/></text:span><text:span text:style-name="T10519">loadData()</text:span><text:span text:style-name="T10520">;</text:span><text:span text:style-name="T10521"><text:line-break/></text:span><text:span text:style-name="T10522"><text:s text:c="16"/></text:span><text:span text:style-name="T10523">finish()</text:span><text:span text:style-name="T10524">;</text:span><text:span text:style-name="T10525"><text:line-break/></text:span><text:span text:style-name="T10526"><text:s text:c="12"/></text:span><text:span text:style-name="T10527">}</text:span><text:span text:style-name="T10528"><text:line-break/></text:span><text:span text:style-name="T10529"><text:line-break/></text:span><text:span text:style-name="T10530"><text:line-break/></text:span><text:span text:style-name="T10531"><text:s text:c="12"/></text:span><text:span text:style-name="T10532">return true;</text:span><text:span text:style-name="T10533"><text:line-break/></text:span><text:span text:style-name="T10534"><text:s text:c="8"/></text:span><text:span text:style-name="T10535">}</text:span><text:span text:style-name="T10536"><text:line-break/></text:span><text:span text:style-name="T10537"><text:s text:c="8"/></text:span><text:span text:style-name="T10538">return false;</text:span><text:span text:style-name="T10539"><text:line-break/></text:span><text:span text:style-name="T10540"><text:s text:c="4"/></text:span><text:span text:style-name="T10541">}</text:span><text:span text:style-name="T10542"><text:line-break/></text:span><text:span text:style-name="T10543"><text:line-break/></text:span><text:span text:style-name="T10544"><text:line-break/></text:span><text:span text:style-name="T10545"><text:s text:c="4"/></text:span><text:span text:style-name="T10546">/*</text:span><text:span text:style-name="T10547"><text:line-break/></text:span><text:span text:style-name="T10548"><text:s text:c="4"/>* <text:s text:c="2"/>Setting the focus to the video<text:s/></text:span><text:span text:style-name="T10549">holder and reinitialising the content view to default</text:span><text:span text:style-name="T10550"><text:line-break/></text:span><text:span text:style-name="T10551"><text:s text:c="4"/>* <text:s text:c="2"/>is implemented into the tutorial button.</text:span><text:span text:style-name="T10552"><text:line-break/></text:span><text:span text:style-name="T10553"><text:s text:c="4"/>* <text:s text:c="2"/>Otherwise the following lines of code are similar to main activity</text:span><text:span text:style-name="T10554"><text:line-break/></text:span><text:span text:style-name="T10555"><text:s text:c="4"/>*/</text:span><text:span text:style-name="T10556"><text:line-break/></text:span><text:span text:style-name="T10557"><text:s text:c="4"/></text:span><text:span text:style-name="T10558">private void<text:s/></text:span><text:span text:style-name="T10559">setButtonListeners</text:span><text:span text:style-name="T10560">() {</text:span><text:span text:style-name="T10561"><text:line-break/></text:span><text:span text:style-name="T10562"><text:line-break/></text:span><text:span text:style-name="T10563"><text:s text:c="8"/></text:span><text:span text:style-name="T10564">tutorialButton</text:span><text:span text:style-name="T10565">.setOnCl</text:span><text:span text:style-name="T10566">ickListener(</text:span><text:span text:style-name="T10567">new<text:s/></text:span><text:span text:style-name="T10568">View.OnClickListener() {</text:span><text:span text:style-name="T10569"><text:line-break/></text:span><text:span text:style-name="T10570"><text:s text:c="12"/></text:span><text:span text:style-name="T10571">@Override</text:span><text:span text:style-name="T10572"><text:line-break/></text:span><text:span text:style-name="T10573"><text:s text:c="12"/></text:span><text:span text:style-name="T10574">public void<text:s/></text:span><text:span text:style-name="T10575">onClick</text:span><text:span text:style-name="T10576">(View view) {</text:span><text:span text:style-name="T10577"><text:line-break/></text:span><text:span text:style-name="T10578"><text:s text:c="16"/></text:span><text:span text:style-name="T10579">soundManager</text:span><text:span text:style-name="T10580">.playSound(SoundManager.Sounds.</text:span><text:span text:style-name="T10581">MENU</text:span><text:span text:style-name="T10582">)</text:span><text:span text:style-name="T10583">;</text:span><text:span text:style-name="T10584"><text:line-break/></text:span><text:span text:style-name="T10585"><text:s text:c="16"/></text:span><text:span text:style-name="T10586">//with controls if the apk allows it</text:span><text:span text:style-name="T10587"><text:line-break/></text:span><text:span text:style-name="T10588"><text:s text:c="16"/></text:span><text:span text:style-name="T10589">if<text:s/></text:span><text:span text:style-name="T10590">(Build.VERSION.</text:span><text:span text:style-name="T10591">SDK_INT<text:s/></text:span><text:span text:style-name="T10592">&gt;= Build.VERSION_CODES.</text:span><text:span text:style-name="T10593">LOLLIPOP</text:span><text:span text:style-name="T10594">) {</text:span><text:span text:style-name="T10595"><text:line-break/></text:span><text:span text:style-name="T10596"><text:s text:c="20"/></text:span><text:span text:style-name="T10597">videoHolder</text:span><text:span text:style-name="T10598">.setMediaController(</text:span><text:span text:style-name="T10599">mediaController</text:span><text:span text:style-name="T10600">)</text:span><text:span text:style-name="T10601">;</text:span><text:span text:style-name="T10602"><text:line-break/></text:span><text:span text:style-name="T10603"><text:s text:c="16"/></text:span><text:span text:style-name="T10604">}</text:span><text:span text:style-name="T10605"><text:line-break/></text:span><text:span text:style-name="T10606"><text:s text:c="16"/></text:span><text:span text:style-name="T10607">//get the tutorial video inside the raw folder</text:span><text:span text:style-name="T10608"><text:line-break/></text:span><text:span text:style-name="T10609"><text:s text:c="16"/></text:span><text:span text:style-name="T10610">Uri video = Uri.</text:span><text:span text:style-name="T10611">parse</text:span><text:span text:style-name="T10612">(</text:span><text:span text:style-name="T10613">"android.r</text:span><text:span text:style-name="T10614">esource://"<text:s/></text:span><text:span text:style-name="T10615">+ getPackageName() +<text:s/></text:span><text:span text:style-name="T10616">"/"<text:s/></text:span><text:span text:style-name="T10617">+ R.raw.</text:span><text:span text:style-name="T10618">tutorial</text:span><text:span text:style-name="T10619">)</text:span><text:span text:style-name="T10620">;</text:span><text:span text:style-name="T10621"><text:line-break/></text:span><text:span text:style-name="T10622"><text:s text:c="16"/></text:span><text:span text:style-name="T10623">videoHolder</text:span><text:span text:style-name="T10624">.setVideoURI(video)</text:span><text:span text:style-name="T10625">;</text:span><text:span text:style-name="T10626"><text:line-break/></text:span><text:span text:style-name="T10627"><text:s text:c="16"/></text:span><text:span text:style-name="T10628">//change content of the activity</text:span><text:span text:style-name="T10629"><text:line-break/></text:span><text:span text:style-name="T10630"><text:s text:c="16"/></text:span><text:span text:style-name="T10631">setContentView(</text:span><text:span text:style-name="T10632">videoHolder</text:span><text:span text:style-name="T10633">)</text:span><text:span text:style-name="T10634">;</text:span><text:span text:style-name="T10635"><text:line-break/></text:span><text:span text:style-name="T10636"><text:s text:c="16"/></text:span><text:span text:style-name="T10637">soundManager</text:span><text:span text:style-name="T10638">.stopMusic()</text:span><text:span text:style-name="T10639">;</text:span><text:span text:style-name="T10640"><text:line-break/></text:span><text:span text:style-name="T10641"><text:s text:c="16"/></text:span><text:span text:style-name="T10642">videoHolder</text:span><text:span text:style-name="T10643">.requestFocus()</text:span><text:span text:style-name="T10644">;</text:span><text:span text:style-name="T10645"><text:line-break/></text:span><text:span text:style-name="T10646"><text:s text:c="16"/></text:span><text:span text:style-name="T10647">videoHolder</text:span><text:span text:style-name="T10648">.start()</text:span><text:span text:style-name="T10649">;</text:span><text:span text:style-name="T10650"><text:line-break/></text:span><text:span text:style-name="T10651"><text:line-break/></text:span><text:span text:style-name="T10652"><text:s text:c="16"/></text:span><text:span text:style-name="T10653">//when video finishes the content is set back to the right layout and set to default state</text:span><text:span text:style-name="T10654"><text:line-break/></text:span><text:span text:style-name="T10655"><text:s text:c="16"/></text:span><text:span text:style-name="T10656">videoHolder</text:span><text:span text:style-name="T10657">.setOnCompletionListener(</text:span><text:span text:style-name="T10658">new<text:s/></text:span><text:span text:style-name="T10659">MediaPlayer.OnCompletionLis</text:span><text:span text:style-name="T10660">tener() {</text:span><text:span text:style-name="T10661"><text:line-break/></text:span><text:span text:style-name="T10662"><text:s text:c="20"/></text:span><text:span text:style-name="T10663">@Override</text:span><text:span text:style-name="T10664"><text:line-break/></text:span><text:span text:style-name="T10665"><text:s text:c="20"/></text:span><text:span text:style-name="T10666">public void<text:s/></text:span><text:span text:style-name="T10667">onCompletion</text:span><text:span text:style-name="T10668">(MediaPlayer mediaPlayer) {</text:span><text:span text:style-name="T10669"><text:line-break/></text:span><text:span text:style-name="T10670"><text:s text:c="24"/></text:span><text:span text:style-name="T10671">videoHolder</text:span><text:span text:style-name="T10672">.stopPlayback()</text:span><text:span text:style-name="T10673">;</text:span><text:span text:style-name="T10674"><text:line-break/></text:span><text:span text:style-name="T10675"><text:s text:c="24"/></text:span><text:span text:style-name="T10676">videoHolder</text:span><text:span text:style-name="T10677">.clearFocus()</text:span><text:span text:style-name="T10678">;</text:span><text:span text:style-name="T10679"><text:line-break/></text:span><text:span text:style-name="T10680"><text:s text:c="24"/></text:span><text:span text:style-name="T10681">OptionsActivity.</text:span><text:span text:style-name="T10682">th</text:span><text:span text:style-name="T10683">is</text:span><text:span text:style-name="T10684">.setContentView(R.layout.</text:span><text:span text:style-name="T10685">activity_options</text:span><text:span text:style-name="T10686">)</text:span><text:span text:style-name="T10687">;</text:span><text:span text:style-name="T10688"><text:line-break/></text:span><text:span text:style-name="T10689"><text:s text:c="24"/></text:span><text:span text:style-name="T10690">initialiseView()</text:span><text:span text:style-name="T10691">;</text:span><text:span text:style-name="T10692"><text:line-break/></text:span><text:span text:style-name="T10693"><text:s text:c="20"/></text:span><text:span text:style-name="T10694">}</text:span><text:span text:style-name="T10695"><text:line-break/></text:span><text:span text:style-name="T10696"><text:s text:c="16"/>})</text:span><text:span text:style-name="T10697">;</text:span><text:span text:style-name="T10698"><text:line-break/></text:span><text:span text:style-name="T10699"><text:s text:c="12"/></text:span><text:span text:style-name="T10700">}</text:span><text:span text:style-name="T10701"><text:line-break/></text:span><text:span text:style-name="T10702"><text:s text:c="8"/>})</text:span><text:span text:style-name="T10703">;</text:span><text:span text:style-name="T10704"><text:line-break/></text:span><text:span text:style-name="T10705"><text:line-break/></text:span><text:span text:style-name="T10706"><text:s text:c="8"/></text:span><text:span text:style-name="T10707">tutorialButton</text:span><text:span text:style-name="T10708">.setOnFocusChangeListener(</text:span><text:span text:style-name="T10709">new<text:s/></text:span><text:span text:style-name="T10710">View.OnFocusChangeListener() {</text:span><text:span text:style-name="T10711"><text:line-break/></text:span><text:span text:style-name="T10712"><text:s text:c="12"/></text:span><text:span text:style-name="T10713">@Override</text:span><text:span text:style-name="T10714"><text:line-break/></text:span><text:span text:style-name="T10715"><text:s text:c="12"/></text:span><text:span text:style-name="T10716">public void<text:s/></text:span><text:span text:style-name="T10717">onFocusChange</text:span><text:span text:style-name="T10718">(View view</text:span><text:span text:style-name="T10719">, boolean<text:s/></text:span><text:span text:style-name="T10720">b) {</text:span><text:span text:style-name="T10721"><text:line-break/></text:span><text:span text:style-name="T10722"><text:s text:c="16"/></text:span><text:span text:style-name="T10723">if<text:s/></text:span><text:span text:style-name="T10724">(b)</text:span><text:span text:style-name="T10725"><text:line-break/></text:span><text:span text:style-name="T10726"><text:s text:c="20"/></text:span><text:span text:style-name="T10727">tutorialButton</text:span><text:span text:style-name="T10728">.setBackgroundResource(R.drawable.</text:span><text:span text:style-name="T10729">red_button</text:span><text:span text:style-name="T10730">)</text:span><text:span text:style-name="T10731">;</text:span><text:span text:style-name="T10732"><text:line-break/></text:span><text:span text:style-name="T10733"><text:s text:c="16"/>else</text:span><text:span text:style-name="T10734"><text:line-break/></text:span><text:span text:style-name="T10735"><text:s text:c="20"/></text:span><text:span text:style-name="T10736">tutorialButton</text:span><text:span text:style-name="T10737">.setBackgroundResource(R.</text:span><text:span text:style-name="T10738">drawable.</text:span><text:span text:style-name="T10739">blue_button</text:span><text:span text:style-name="T10740">)</text:span><text:span text:style-name="T10741">;</text:span><text:span text:style-name="T10742"><text:line-break/></text:span><text:span text:style-name="T10743"><text:s text:c="12"/></text:span><text:span text:style-name="T10744">}</text:span><text:span text:style-name="T10745"><text:line-break/></text:span><text:span text:style-name="T10746"><text:s text:c="8"/>})</text:span><text:span text:style-name="T10747">;</text:span><text:span text:style-name="T10748"><text:line-break/></text:span><text:span text:style-name="T10749"><text:line-break/></text:span><text:span text:style-name="T10750"><text:s text:c="8"/></text:span><text:span text:style-name="T10751">bluetoothButton</text:span><text:span text:style-name="T10752">.setOnClickListener(</text:span><text:span text:style-name="T10753">new<text:s/></text:span><text:span text:style-name="T10754">View.OnClickListener() {</text:span><text:span text:style-name="T10755"><text:line-break/></text:span><text:span text:style-name="T10756"><text:s text:c="12"/></text:span><text:span text:style-name="T10757">@Override</text:span><text:span text:style-name="T10758"><text:line-break/></text:span><text:span text:style-name="T10759"><text:s text:c="12"/></text:span><text:span text:style-name="T10760">public void<text:s/></text:span><text:span text:style-name="T10761">onClick</text:span><text:span text:style-name="T10762">(View view) {</text:span><text:span text:style-name="T10763"><text:line-break/></text:span><text:span text:style-name="T10764"><text:s text:c="16"/></text:span><text:span text:style-name="T10765">soundManager</text:span><text:span text:style-name="T10766">.playSound(SoundManager.Sounds.</text:span><text:span text:style-name="T10767">MENU</text:span><text:span text:style-name="T10768">)</text:span><text:span text:style-name="T10769">;</text:span><text:span text:style-name="T10770"><text:line-break/></text:span><text:span text:style-name="T10771"><text:s/></text:span><text:span text:style-name="T10772"><text:s text:c="15"/></text:span><text:span text:style-name="T10773">//save and start new activity</text:span><text:span text:style-name="T10774"><text:line-break/></text:span><text:span text:style-name="T10775"><text:s text:c="16"/></text:span><text:span text:style-name="T10776">saveOptions()</text:span><text:span text:style-name="T10777">;</text:span><text:span text:style-name="T10778"><text:line-break/></text:span><text:span text:style-name="T10779"><text:s text:c="16"/></text:span><text:span text:style-name="T10780">Intent i =<text:s/></text:span><text:span text:style-name="T10781">new<text:s/></text:span><text:span text:style-name="T10782">Intent(OptionsActivity.</text:span><text:span text:style-name="T10783">this,<text:s/></text:span><text:span text:style-name="T10784">BluetoothActivity.</text:span><text:span text:style-name="T10785">class</text:span><text:span text:style-name="T10786">)</text:span><text:span text:style-name="T10787">;</text:span><text:span text:style-name="T10788"><text:line-break/></text:span><text:span text:style-name="T10789"><text:s text:c="16"/></text:span><text:span text:style-name="T10790">finish()</text:span><text:span text:style-name="T10791">;</text:span><text:span text:style-name="T10792"><text:line-break/></text:span><text:span text:style-name="T10793"><text:s text:c="16"/></text:span><text:span text:style-name="T10794">startActivity(i)</text:span><text:span text:style-name="T10795">;</text:span><text:span text:style-name="T10796"><text:line-break/></text:span><text:span text:style-name="T10797"><text:s text:c="12"/></text:span><text:span text:style-name="T10798">}</text:span><text:span text:style-name="T10799"><text:line-break/></text:span><text:span text:style-name="T10800"><text:s text:c="8"/>})</text:span><text:span text:style-name="T10801">;</text:span><text:span text:style-name="T10802"><text:line-break/></text:span><text:span text:style-name="T10803"><text:line-break/></text:span><text:span text:style-name="T10804"><text:s text:c="7"/></text:span><text:span text:style-name="T10805"><text:s/></text:span><text:span text:style-name="T10806">bluetoothButton</text:span><text:span text:style-name="T10807">.setOnFocusChangeListener(</text:span><text:span text:style-name="T10808">new<text:s/></text:span><text:span text:style-name="T10809">View.OnFocusChangeListener() {</text:span><text:span text:style-name="T10810"><text:line-break/></text:span><text:span text:style-name="T10811"><text:s text:c="12"/></text:span><text:span text:style-name="T10812">@Override</text:span><text:span text:style-name="T10813"><text:line-break/></text:span><text:span text:style-name="T10814"><text:s text:c="12"/></text:span><text:span text:style-name="T10815">public void<text:s/></text:span><text:span text:style-name="T10816">onFocusChange</text:span><text:span text:style-name="T10817">(View view</text:span><text:span text:style-name="T10818">, boolean<text:s/></text:span><text:span text:style-name="T10819">b) {</text:span><text:span text:style-name="T10820"><text:line-break/></text:span><text:span text:style-name="T10821"><text:s text:c="16"/></text:span><text:span text:style-name="T10822">if<text:s/></text:span><text:span text:style-name="T10823">(b)</text:span><text:span text:style-name="T10824"><text:line-break/></text:span><text:span text:style-name="T10825"><text:s text:c="20"/></text:span><text:span text:style-name="T10826">bluetoothButton</text:span><text:span text:style-name="T10827">.setBackgroundResource(R.drawable.</text:span><text:span text:style-name="T10828">red</text:span><text:span text:style-name="T10829">_button</text:span><text:span text:style-name="T10830">)</text:span><text:span text:style-name="T10831">;</text:span><text:span text:style-name="T10832"><text:line-break/></text:span><text:span text:style-name="T10833"><text:s text:c="16"/>else</text:span><text:span text:style-name="T10834"><text:line-break/></text:span><text:span text:style-name="T10835"><text:s text:c="20"/></text:span><text:span text:style-name="T10836">bluetoothButton</text:span><text:span text:style-name="T10837">.setBackgroundResource(R.drawable.</text:span><text:span text:style-name="T10838">blue_button</text:span><text:span text:style-name="T10839">)</text:span><text:span text:style-name="T10840">;</text:span><text:span text:style-name="T10841"><text:line-break/></text:span><text:span text:style-name="T10842"><text:s text:c="12"/></text:span><text:span text:style-name="T10843">}</text:span><text:span text:style-name="T10844"><text:line-break/></text:span><text:span text:style-name="T10845"><text:s text:c="8"/>})</text:span><text:span text:style-name="T10846">;</text:span><text:span text:style-name="T10847"><text:line-break/></text:span><text:span text:style-name="T10848"><text:line-break/></text:span><text:span text:style-name="T10849"><text:s text:c="8"/></text:span><text:span text:style-name="T10850">saveButton</text:span><text:span text:style-name="T10851">.setOnClickListener(</text:span><text:span text:style-name="T10852">new<text:s/></text:span><text:span text:style-name="T10853">View.OnClickListener() {</text:span><text:span text:style-name="T10854"><text:line-break/></text:span><text:span text:style-name="T10855"><text:s text:c="12"/></text:span><text:span text:style-name="T10856">@Override</text:span><text:span text:style-name="T10857"><text:line-break/></text:span><text:span text:style-name="T10858"><text:s text:c="12"/></text:span><text:span text:style-name="T10859">public void<text:s/></text:span><text:span text:style-name="T10860">onClick</text:span><text:span text:style-name="T10861">(View view) {</text:span><text:span text:style-name="T10862"><text:line-break/></text:span><text:span text:style-name="T10863"><text:s text:c="16"/></text:span><text:span text:style-name="T10864">soundManager</text:span><text:span text:style-name="T10865">.playSound(SoundManager.Sounds.</text:span><text:span text:style-name="T10866">MENU</text:span><text:span text:style-name="T10867">)</text:span><text:span text:style-name="T10868">;</text:span><text:span text:style-name="T10869"><text:line-break/></text:span><text:span text:style-name="T10870"><text:s text:c="16"/></text:span><text:span text:style-name="T10871">saveOptions()</text:span><text:span text:style-name="T10872">;</text:span><text:span text:style-name="T10873"><text:line-break/></text:span><text:span text:style-name="T10874"><text:s text:c="16"/></text:span><text:span text:style-name="T10875">//soundManager.releasePlayer();</text:span><text:span text:style-name="T10876"><text:line-break/></text:span><text:span text:style-name="T10877"><text:s text:c="16"/></text:span><text:span text:style-name="T10878">finish()</text:span><text:span text:style-name="T10879">;</text:span><text:span text:style-name="T10880"><text:line-break/></text:span><text:span text:style-name="T10881"><text:s text:c="12"/></text:span><text:span text:style-name="T10882">}</text:span><text:span text:style-name="T10883"><text:line-break/></text:span><text:span text:style-name="T10884"><text:s text:c="8"/>})</text:span><text:span text:style-name="T10885">;</text:span><text:span text:style-name="T10886"><text:line-break/></text:span><text:span text:style-name="T10887"><text:line-break/></text:span><text:span text:style-name="T10888"><text:s text:c="8"/></text:span><text:span text:style-name="T10889">saveButton</text:span><text:span text:style-name="T10890">.setOnFocusChangeLi</text:span><text:span text:style-name="T10891">stener(</text:span><text:span text:style-name="T10892">new<text:s/></text:span><text:span text:style-name="T10893">View.OnFocusChangeListener() {</text:span><text:span text:style-name="T10894"><text:line-break/></text:span><text:span text:style-name="T10895"><text:s text:c="12"/></text:span><text:span text:style-name="T10896">@Override</text:span><text:span text:style-name="T10897"><text:line-break/></text:span><text:span text:style-name="T10898"><text:s text:c="12"/></text:span><text:span text:style-name="T10899">public void<text:s/></text:span><text:span text:style-name="T10900">onFocusChange</text:span><text:span text:style-name="T10901">(View view</text:span><text:span text:style-name="T10902">, boolean<text:s/></text:span><text:span text:style-name="T10903">b) {</text:span><text:span text:style-name="T10904"><text:line-break/></text:span><text:span text:style-name="T10905"><text:s text:c="16"/></text:span><text:span text:style-name="T10906">if<text:s/></text:span><text:span text:style-name="T10907">(b)</text:span><text:span text:style-name="T10908"><text:line-break/></text:span><text:span text:style-name="T10909"><text:s text:c="20"/></text:span><text:span text:style-name="T10910">saveButton</text:span><text:span text:style-name="T10911">.setBackgroundResource(R.drawable.</text:span><text:span text:style-name="T10912">red_button</text:span><text:span text:style-name="T10913">)</text:span><text:span text:style-name="T10914">;</text:span><text:span text:style-name="T10915"><text:line-break/></text:span><text:span text:style-name="T10916"><text:s text:c="16"/>else</text:span><text:span text:style-name="T10917"><text:line-break/></text:span><text:span text:style-name="T10918"><text:s text:c="9"/></text:span><text:span text:style-name="T10919"><text:s text:c="11"/></text:span><text:span text:style-name="T10920">saveButton</text:span><text:span text:style-name="T10921">.setBackgroundResource(R.drawable.</text:span><text:span text:style-name="T10922">blue_button</text:span><text:span text:style-name="T10923">)</text:span><text:span text:style-name="T10924">;</text:span><text:span text:style-name="T10925"><text:line-break/></text:span><text:span text:style-name="T10926"><text:s text:c="12"/></text:span><text:span text:style-name="T10927">}</text:span><text:span text:style-name="T10928"><text:line-break/></text:span><text:span text:style-name="T10929"><text:s text:c="8"/>})</text:span><text:span text:style-name="T10930">;</text:span><text:span text:style-name="T10931"><text:line-break/></text:span><text:span text:style-name="T10932"><text:line-break/></text:span><text:span text:style-name="T10933"><text:s text:c="8"/></text:span><text:span text:style-name="T10934">audioEnableButton</text:span><text:span text:style-name="T10935">.setOnClickListener(</text:span><text:span text:style-name="T10936">new<text:s/></text:span><text:span text:style-name="T10937">View.OnClickListener() {</text:span><text:span text:style-name="T10938"><text:line-break/></text:span><text:span text:style-name="T10939"><text:s text:c="12"/></text:span><text:span text:style-name="T10940">@Override</text:span><text:span text:style-name="T10941"><text:line-break/></text:span><text:span text:style-name="T10942"><text:s text:c="12"/></text:span><text:span text:style-name="T10943">public void<text:s/></text:span><text:span text:style-name="T10944">onClick</text:span><text:span text:style-name="T10945">(View view) {</text:span><text:span text:style-name="T10946"><text:line-break/></text:span><text:span text:style-name="T10947"><text:s text:c="16"/>set</text:span><text:span text:style-name="T10948">Mute(</text:span><text:span text:style-name="T10949">false</text:span><text:span text:style-name="T10950">)</text:span><text:span text:style-name="T10951">;</text:span><text:span text:style-name="T10952"><text:line-break/></text:span><text:span text:style-name="T10953"><text:s text:c="16"/></text:span><text:span text:style-name="T10954">soundManager</text:span><text:span text:style-name="T10955">.setMute(</text:span><text:span text:style-name="T10956">false</text:span><text:span text:style-name="T10957">)</text:span><text:span text:style-name="T10958">;</text:span><text:span text:style-name="T10959"><text:line-break/></text:span><text:span text:style-name="T10960"><text:s text:c="16"/></text:span><text:span text:style-name="T10961">setButtonStates()</text:span><text:span text:style-name="T10962">;</text:span><text:span text:style-name="T10963"><text:line-break/></text:span><text:span text:style-name="T10964"><text:s text:c="16"/></text:span><text:span text:style-name="T10965">soundManager</text:span><text:span text:style-name="T10966">.playSound(SoundManager.Sounds.</text:span><text:span text:style-name="T10967">MENU</text:span><text:span text:style-name="T10968">)</text:span><text:span text:style-name="T10969">;</text:span><text:span text:style-name="T10970"><text:line-break/></text:span><text:span text:style-name="T10971"><text:s text:c="16"/></text:span><text:span text:style-name="T10972">soundManager</text:span><text:span text:style-name="T10973">.playMusic()</text:span><text:span text:style-name="T10974">;</text:span><text:span text:style-name="T10975"><text:line-break/></text:span><text:span text:style-name="T10976"><text:s text:c="12"/></text:span><text:span text:style-name="T10977">}</text:span><text:span text:style-name="T10978"><text:line-break/></text:span><text:span text:style-name="T10979"><text:s text:c="8"/>})</text:span><text:span text:style-name="T10980">;</text:span><text:span text:style-name="T10981"><text:line-break/></text:span><text:span text:style-name="T10982"><text:line-break/></text:span><text:span text:style-name="T10983"><text:s text:c="8"/></text:span><text:span text:style-name="T10984">audioDisableButton</text:span><text:span text:style-name="T10985">.s</text:span><text:span text:style-name="T10986">etOnClickListener(</text:span><text:span text:style-name="T10987">new<text:s/></text:span><text:span text:style-name="T10988">View.OnClickListener() {</text:span><text:span text:style-name="T10989"><text:line-break/></text:span><text:span text:style-name="T10990"><text:s text:c="12"/></text:span><text:span text:style-name="T10991">@Override</text:span><text:span text:style-name="T10992"><text:line-break/></text:span><text:span text:style-name="T10993"><text:s text:c="12"/></text:span><text:span text:style-name="T10994">public void<text:s/></text:span><text:span text:style-name="T10995">onClick</text:span><text:span text:style-name="T10996">(View view) {</text:span><text:span text:style-name="T10997"><text:line-break/></text:span><text:span text:style-name="T10998"><text:s text:c="16"/>setMute(</text:span><text:span text:style-name="T10999">true</text:span><text:span text:style-name="T11000">)</text:span><text:span text:style-name="T11001">;</text:span><text:span text:style-name="T11002"><text:line-break/></text:span><text:span text:style-name="T11003"><text:s text:c="16"/></text:span><text:span text:style-name="T11004">soundManager</text:span><text:span text:style-name="T11005">.setMute(</text:span><text:span text:style-name="T11006">true</text:span><text:span text:style-name="T11007">)</text:span><text:span text:style-name="T11008">;</text:span><text:span text:style-name="T11009"><text:line-break/></text:span><text:span text:style-name="T11010"><text:s text:c="16"/></text:span><text:span text:style-name="T11011">setButtonStates()</text:span><text:span text:style-name="T11012">;</text:span><text:span text:style-name="T11013"><text:line-break/></text:span><text:span text:style-name="T11014"><text:s text:c="16"/></text:span><text:span text:style-name="T11015">soundManager</text:span><text:span text:style-name="T11016">.stopMusic()</text:span><text:span text:style-name="T11017">;</text:span><text:span text:style-name="T11018"><text:line-break/></text:span><text:span text:style-name="T11019"><text:s text:c="12"/></text:span><text:span text:style-name="T11020">}</text:span><text:span text:style-name="T11021"><text:line-break/></text:span><text:span text:style-name="T11022"><text:s text:c="8"/>})</text:span><text:span text:style-name="T11023">;</text:span><text:span text:style-name="T11024"><text:line-break/></text:span><text:span text:style-name="T11025"><text:line-break/></text:span><text:span text:style-name="T11026"><text:line-break/></text:span><text:span text:style-name="T11027"><text:s text:c="8"/></text:span><text:span text:style-name="T11028">accelEnableButton</text:span><text:span text:style-name="T11029">.setOnClickListener(</text:span><text:span text:style-name="T11030">new<text:s/></text:span><text:span text:style-name="T11031">View.OnClickListener() {</text:span><text:span text:style-name="T11032"><text:line-break/></text:span><text:span text:style-name="T11033"><text:s text:c="12"/></text:span><text:span text:style-name="T11034">@Override</text:span><text:span text:style-name="T11035"><text:line-break/></text:span><text:span text:style-name="T11036"><text:s text:c="12"/></text:span><text:span text:style-name="T11037">public void<text:s/></text:span><text:span text:style-name="T11038">onClick</text:span><text:span text:style-name="T11039">(View view) {</text:span><text:span text:style-name="T11040"><text:line-break/></text:span><text:span text:style-name="T11041"><text:s text:c="16"/>setUsingSensor(</text:span><text:span text:style-name="T11042">true</text:span><text:span text:style-name="T11043">)</text:span><text:span text:style-name="T11044">;</text:span><text:span text:style-name="T11045"><text:line-break/></text:span><text:span text:style-name="T11046"><text:s text:c="16"/></text:span><text:span text:style-name="T11047">setButtonStates()</text:span><text:span text:style-name="T11048">;</text:span><text:span text:style-name="T11049"><text:line-break/></text:span><text:span text:style-name="T11050"><text:s text:c="16"/></text:span><text:span text:style-name="T11051">soundManager</text:span><text:span text:style-name="T11052">.playSound(SoundManager.Sounds.</text:span><text:span text:style-name="T11053">MENU</text:span><text:span text:style-name="T11054">)</text:span><text:span text:style-name="T11055">;</text:span><text:span text:style-name="T11056"><text:line-break/></text:span><text:span text:style-name="T11057"><text:s text:c="12"/></text:span><text:span text:style-name="T11058">}</text:span><text:span text:style-name="T11059"><text:line-break/></text:span><text:span text:style-name="T11060"><text:s text:c="8"/>})</text:span><text:span text:style-name="T11061">;</text:span><text:span text:style-name="T11062"><text:line-break/></text:span><text:span text:style-name="T11063"><text:line-break/></text:span><text:span text:style-name="T11064"><text:s text:c="8"/></text:span><text:span text:style-name="T11065">accelDisableButton</text:span><text:span text:style-name="T11066">.setOnClickListener(</text:span><text:span text:style-name="T11067">new<text:s/></text:span><text:span text:style-name="T11068">View.OnClickListener() {</text:span><text:span text:style-name="T11069"><text:line-break/></text:span><text:span text:style-name="T11070"><text:s text:c="12"/></text:span><text:span text:style-name="T11071">@Override</text:span><text:span text:style-name="T11072"><text:line-break/></text:span><text:span text:style-name="T11073"><text:s text:c="12"/></text:span><text:span text:style-name="T11074">public void<text:s/></text:span><text:span text:style-name="T11075">onClick</text:span><text:span text:style-name="T11076">(View view) {</text:span><text:span text:style-name="T11077"><text:line-break/></text:span><text:span text:style-name="T11078"><text:s text:c="16"/>setUs</text:span><text:span text:style-name="T11079">ingSensor(</text:span><text:span text:style-name="T11080">false</text:span><text:span text:style-name="T11081">)</text:span><text:span text:style-name="T11082">;</text:span><text:span text:style-name="T11083"><text:line-break/></text:span><text:span text:style-name="T11084"><text:s text:c="16"/></text:span><text:span text:style-name="T11085">setButtonStates()</text:span><text:span text:style-name="T11086">;</text:span><text:span text:style-name="T11087"><text:line-break/></text:span><text:span text:style-name="T11088"><text:s text:c="16"/></text:span><text:span text:style-name="T11089">soundManager</text:span><text:span text:style-name="T11090">.playSound(SoundManager.Sounds.</text:span><text:span text:style-name="T11091">MENU</text:span><text:span text:style-name="T11092">)</text:span><text:span text:style-name="T11093">;</text:span><text:span text:style-name="T11094"><text:line-break/></text:span><text:span text:style-name="T11095"><text:s text:c="12"/></text:span><text:span text:style-name="T11096">}</text:span><text:span text:style-name="T11097"><text:line-break/></text:span><text:span text:style-name="T11098"><text:s text:c="8"/>})</text:span><text:span text:style-name="T11099">;</text:span><text:span text:style-name="T11100"><text:line-break/></text:span><text:span text:style-name="T11101"><text:line-break/></text:span><text:span text:style-name="T11102"><text:s text:c="4"/></text:span><text:span text:style-name="T11103">}</text:span><text:span text:style-name="T11104"><text:line-break/></text:span><text:span text:style-name="T11105"><text:line-break/></text:span><text:span text:style-name="T11106"><text:s text:c="4"/></text:span><text:span text:style-name="T11107">//Set the buttons states depending on the boolean values - changes alpha value for transparency</text:span><text:span text:style-name="T11108"><text:line-break/></text:span><text:span text:style-name="T11109"><text:s text:c="3"/></text:span><text:span text:style-name="T11110"><text:s/></text:span><text:span text:style-name="T11111">private void<text:s/></text:span><text:span text:style-name="T11112">setButtonStates</text:span><text:span text:style-name="T11113">() {</text:span><text:span text:style-name="T11114"><text:line-break/></text:span><text:span text:style-name="T11115"><text:s text:c="8"/></text:span><text:span text:style-name="T11116">if<text:s/></text:span><text:span text:style-name="T11117">(isMute()) {</text:span><text:span text:style-name="T11118"><text:line-break/></text:span><text:span text:style-name="T11119"><text:s text:c="12"/></text:span><text:span text:style-name="T11120">audioDisableButton</text:span><text:span text:style-name="T11121">.setBackgroundResource(R.drawable.</text:span><text:span text:style-name="T11122">blue_button</text:span><text:span text:style-name="T11123">)</text:span><text:span text:style-name="T11124">;</text:span><text:span text:style-name="T11125"><text:line-break/></text:span><text:span text:style-name="T11126"><text:s text:c="12"/></text:span><text:span text:style-name="T11127">audioDisableButton</text:span><text:span text:style-name="T11128">.setAlpha(</text:span><text:span text:style-name="T11129">1f</text:span><text:span text:style-name="T11130">)</text:span><text:span text:style-name="T11131">;</text:span><text:span text:style-name="T11132"><text:line-break/></text:span><text:span text:style-name="T11133"><text:s text:c="12"/></text:span><text:span text:style-name="T11134">audioEnableButton</text:span><text:span text:style-name="T11135">.setBackgroundResource(R.drawable.</text:span><text:span text:style-name="T11136">red_button</text:span><text:span text:style-name="T11137">)</text:span><text:span text:style-name="T11138">;</text:span><text:span text:style-name="T11139"><text:line-break/></text:span><text:span text:style-name="T11140"><text:s text:c="12"/></text:span><text:span text:style-name="T11141">audioEnableButton</text:span><text:span text:style-name="T11142">.setAlpha(</text:span><text:span text:style-name="T11143">.5f</text:span><text:span text:style-name="T11144">)</text:span><text:span text:style-name="T11145">;</text:span><text:span text:style-name="T11146"><text:line-break/></text:span><text:span text:style-name="T11147"><text:s text:c="8"/></text:span><text:span text:style-name="T11148">}<text:s/></text:span><text:span text:style-name="T11149">else<text:s/></text:span><text:span text:style-name="T11150">{</text:span><text:span text:style-name="T11151"><text:line-break/></text:span><text:span text:style-name="T11152"><text:s text:c="12"/></text:span><text:span text:style-name="T11153">audioEnableButton</text:span><text:span text:style-name="T11154">.setBackgroundResource(R.drawable.</text:span><text:span text:style-name="T11155">blue_button</text:span><text:span text:style-name="T11156">)</text:span><text:span text:style-name="T11157">;</text:span><text:span text:style-name="T11158"><text:line-break/></text:span><text:span text:style-name="T11159"><text:s text:c="12"/></text:span><text:span text:style-name="T11160">audioEnableButton</text:span><text:span text:style-name="T11161">.setAlpha(</text:span><text:span text:style-name="T11162">1f</text:span><text:span text:style-name="T11163">)</text:span><text:span text:style-name="T11164">;</text:span><text:span text:style-name="T11165"><text:line-break/></text:span><text:span text:style-name="T11166"><text:s text:c="12"/></text:span><text:span text:style-name="T11167">audioDisableButton</text:span><text:span text:style-name="T11168">.setBackgroundResource(R.drawable.</text:span><text:span text:style-name="T11169">red_button</text:span><text:span text:style-name="T11170">)</text:span><text:span text:style-name="T11171">;</text:span><text:span text:style-name="T11172"><text:line-break/></text:span><text:span text:style-name="T11173"><text:s text:c="12"/></text:span><text:span text:style-name="T11174">audioDisableButton</text:span><text:span text:style-name="T11175">.setAlpha(</text:span><text:span text:style-name="T11176">.5f</text:span><text:span text:style-name="T11177">)</text:span><text:span text:style-name="T11178">;</text:span><text:span text:style-name="T11179"><text:line-break/></text:span><text:span text:style-name="T11180"><text:s text:c="8"/></text:span><text:span text:style-name="T11181">}</text:span><text:span text:style-name="T11182"><text:line-break/></text:span><text:span text:style-name="T11183"><text:line-break/></text:span><text:span text:style-name="T11184"><text:s text:c="8"/></text:span><text:span text:style-name="T11185">if<text:s/></text:span><text:span text:style-name="T11186">(isUsingSensor()) {</text:span><text:span text:style-name="T11187"><text:line-break/></text:span><text:span text:style-name="T11188"><text:s text:c="12"/></text:span><text:span text:style-name="T11189">accelEnableButton</text:span><text:span text:style-name="T11190">.setBackgroundResource(R.drawable.</text:span><text:span text:style-name="T11191">blue_button</text:span><text:span text:style-name="T11192">)</text:span><text:span text:style-name="T11193">;</text:span><text:span text:style-name="T11194"><text:line-break/></text:span><text:span text:style-name="T11195"><text:s text:c="12"/></text:span><text:span text:style-name="T11196">accelEnableButton</text:span><text:span text:style-name="T11197">.setAlpha(</text:span><text:span text:style-name="T11198">1f</text:span><text:span text:style-name="T11199">)</text:span><text:span text:style-name="T11200">;</text:span><text:span text:style-name="T11201"><text:line-break/></text:span><text:span text:style-name="T11202"><text:s text:c="12"/></text:span><text:span text:style-name="T11203">accelDisableButton</text:span><text:span text:style-name="T11204">.set</text:span><text:span text:style-name="T11205">BackgroundResource(R.drawable.</text:span><text:span text:style-name="T11206">red_button</text:span><text:span text:style-name="T11207">)</text:span><text:span text:style-name="T11208">;</text:span><text:span text:style-name="T11209"><text:line-break/></text:span><text:span text:style-name="T11210"><text:s text:c="12"/></text:span><text:span text:style-name="T11211">accelDisableButton</text:span><text:span text:style-name="T11212">.setAlpha(</text:span><text:span text:style-name="T11213">.5f</text:span><text:span text:style-name="T11214">)</text:span><text:span text:style-name="T11215">;</text:span><text:span text:style-name="T11216"><text:line-break/></text:span><text:span text:style-name="T11217"><text:s text:c="8"/></text:span><text:span text:style-name="T11218">}<text:s/></text:span><text:span text:style-name="T11219">else<text:s/></text:span><text:span text:style-name="T11220">{</text:span><text:span text:style-name="T11221"><text:line-break/></text:span><text:span text:style-name="T11222"><text:s text:c="12"/></text:span><text:span text:style-name="T11223">accelDisableButton</text:span><text:span text:style-name="T11224">.setBackgroundResource(R.drawable.</text:span><text:span text:style-name="T11225">blue_button</text:span><text:span text:style-name="T11226">)</text:span><text:span text:style-name="T11227">;</text:span><text:span text:style-name="T11228"><text:line-break/></text:span><text:span text:style-name="T11229"><text:s text:c="12"/></text:span><text:span text:style-name="T11230">accelDisableButton</text:span><text:span text:style-name="T11231">.setAlpha(</text:span><text:span text:style-name="T11232">1f</text:span><text:span text:style-name="T11233">)</text:span><text:span text:style-name="T11234">;</text:span><text:span text:style-name="T11235"><text:line-break/></text:span><text:span text:style-name="T11236"><text:s text:c="12"/></text:span><text:span text:style-name="T11237">accelEnableButt</text:span><text:span text:style-name="T11238">on</text:span><text:span text:style-name="T11239">.setBackgroundResource(R.drawable.</text:span><text:span text:style-name="T11240">red_button</text:span><text:span text:style-name="T11241">)</text:span><text:span text:style-name="T11242">;</text:span><text:span text:style-name="T11243"><text:line-break/></text:span><text:span text:style-name="T11244"><text:s text:c="12"/></text:span><text:span text:style-name="T11245">accelEnableButton</text:span><text:span text:style-name="T11246">.setAlpha(</text:span><text:span text:style-name="T11247">.5f</text:span><text:span text:style-name="T11248">)</text:span><text:span text:style-name="T11249">;</text:span><text:span text:style-name="T11250"><text:line-break/></text:span><text:span text:style-name="T11251"><text:s text:c="8"/></text:span><text:span text:style-name="T11252">}</text:span><text:span text:style-name="T11253"><text:line-break/></text:span><text:span text:style-name="T11254"><text:s text:c="4"/>}</text:span><text:span text:style-name="T11255"><text:line-break/></text:span><text:span text:style-name="T11256"><text:line-break/></text:span><text:span text:style-name="T11257"><text:line-break/></text:span><text:span text:style-name="T11258"><text:s text:c="4"/></text:span><text:span text:style-name="T11259">@Override</text:span><text:span text:style-name="T11260"><text:line-break/></text:span><text:span text:style-name="T11261"><text:s text:c="4"/></text:span><text:span text:style-name="T11262">protected void<text:s/></text:span><text:span text:style-name="T11263">onPause</text:span><text:span text:style-name="T11264">() {</text:span><text:span text:style-name="T11265"><text:line-break/></text:span><text:span text:style-name="T11266"><text:s text:c="8"/></text:span><text:span text:style-name="T11267">super</text:span><text:span text:style-name="T11268">.onPause()</text:span><text:span text:style-name="T11269">;</text:span><text:span text:style-name="T11270"><text:line-break/></text:span><text:span text:style-name="T11271"><text:s text:c="8"/></text:span><text:span text:style-name="T11272">soundManager</text:span><text:span text:style-name="T11273">.stopMusic()</text:span><text:span text:style-name="T11274">;</text:span><text:span text:style-name="T11275"><text:line-break/></text:span><text:span text:style-name="T11276"><text:s text:c="4"/></text:span><text:span text:style-name="T11277">}</text:span><text:span text:style-name="T11278"><text:line-break/></text:span><text:span text:style-name="T11279"><text:line-break/></text:span><text:span text:style-name="T11280"><text:s text:c="4"/></text:span><text:span text:style-name="T11281">@Override</text:span><text:span text:style-name="T11282"><text:line-break/></text:span><text:span text:style-name="T11283"><text:s text:c="4"/></text:span><text:span text:style-name="T11284">protected void<text:s/></text:span><text:span text:style-name="T11285">onResume</text:span><text:span text:style-name="T11286">() {</text:span><text:span text:style-name="T11287"><text:line-break/></text:span><text:span text:style-name="T11288"><text:s text:c="8"/></text:span><text:span text:style-name="T11289">super</text:span><text:span text:style-name="T11290">.onResume()</text:span><text:span text:style-name="T11291">;</text:span><text:span text:style-name="T11292"><text:line-break/></text:span><text:span text:style-name="T11293"><text:s text:c="8"/></text:span><text:span text:style-name="T11294">soundManager</text:span><text:span text:style-name="T11295">.playMusic()</text:span><text:span text:style-name="T11296">;</text:span><text:span text:style-name="T11297"><text:line-break/></text:span><text:span text:style-name="T11298"><text:s text:c="4"/></text:span><text:span text:style-name="T11299">}</text:span><text:span text:style-name="T11300"><text:line-break/></text:span><text:span text:style-name="T11301"><text:line-break/></text:span><text:span text:style-name="T11302"><text:line-break/></text:span><text:span text:style-name="T11303"><text:s text:c="4"/></text:span><text:span text:style-name="T11304">//GETTERS AND SETTERS</text:span><text:span text:style-name="T11305"><text:line-break/></text:span><text:span text:style-name="T11306"><text:s text:c="4"/></text:span><text:span text:style-name="T11307">public boolean<text:s/></text:span><text:span text:style-name="T11308">isUsingSensor</text:span><text:span text:style-name="T11309">() {</text:span><text:span text:style-name="T11310"><text:line-break/></text:span><text:span text:style-name="T11311"><text:s text:c="8"/></text:span><text:span text:style-name="T11312">return<text:s/></text:span><text:span text:style-name="T11313">usingSensor</text:span><text:span text:style-name="T11314">;</text:span><text:span text:style-name="T11315"><text:line-break/></text:span><text:span text:style-name="T11316"><text:s text:c="4"/></text:span><text:span text:style-name="T11317">}</text:span><text:span text:style-name="T11318"><text:line-break/></text:span><text:span text:style-name="T11319"><text:line-break/></text:span><text:span text:style-name="T11320"><text:s text:c="4"/></text:span><text:span text:style-name="T11321">public void<text:s/></text:span><text:span text:style-name="T11322">setUsingSensor</text:span><text:span text:style-name="T11323">(</text:span><text:span text:style-name="T11324">boolean<text:s/></text:span><text:span text:style-name="T11325">usingSensor) {</text:span><text:span text:style-name="T11326"><text:line-break/></text:span><text:span text:style-name="T11327"><text:s text:c="8"/></text:span><text:span text:style-name="T11328">this</text:span><text:span text:style-name="T11329">.</text:span><text:span text:style-name="T11330">usingSensor<text:s/></text:span><text:span text:style-name="T11331">= usingSensor</text:span><text:span text:style-name="T11332">;</text:span><text:span text:style-name="T11333"><text:line-break/></text:span><text:span text:style-name="T11334"><text:s text:c="4"/></text:span><text:span text:style-name="T11335">}</text:span><text:span text:style-name="T11336"><text:line-break/></text:span><text:span text:style-name="T11337"><text:line-break/></text:span><text:span text:style-name="T11338"><text:s text:c="4"/></text:span><text:span text:style-name="T11339">public boolean<text:s/></text:span><text:span text:style-name="T11340">isMute</text:span><text:span text:style-name="T11341">() {</text:span><text:span text:style-name="T11342"><text:line-break/></text:span><text:span text:style-name="T11343"><text:s text:c="8"/></text:span><text:span text:style-name="T11344">return<text:s/></text:span><text:span text:style-name="T11345">isMute</text:span><text:span text:style-name="T11346">;</text:span><text:span text:style-name="T11347"><text:line-break/></text:span><text:span text:style-name="T11348"><text:s text:c="4"/></text:span><text:span text:style-name="T11349">}</text:span><text:span text:style-name="T11350"><text:line-break/></text:span><text:span text:style-name="T11351"><text:line-break/></text:span><text:span text:style-name="T11352"><text:s text:c="4"/></text:span><text:span text:style-name="T11353">public void<text:s/></text:span><text:span text:style-name="T11354">setMute</text:span><text:span text:style-name="T11355">(</text:span><text:span text:style-name="T11356">boolean<text:s/></text:span><text:span text:style-name="T11357">mute) {</text:span><text:span text:style-name="T11358"><text:line-break/></text:span><text:span text:style-name="T11359"><text:s text:c="8"/></text:span><text:span text:style-name="T11360">this</text:span><text:span text:style-name="T11361">.</text:span><text:span text:style-name="T11362">isMute<text:s/></text:span><text:span text:style-name="T11363">= mute</text:span><text:span text:style-name="T11364">;</text:span><text:span text:style-name="T11365"><text:line-break/></text:span><text:span text:style-name="T11366"><text:s text:c="4"/></text:span><text:span text:style-name="T11367">}</text:span><text:span text:style-name="T11368"><text:line-break/></text:span><text:span text:style-name="T11369">}</text:span></text:p>
      <text:p text:style-name="Normal"/>
      <text:p text:style-name="P11370"><text:span text:style-name="T11371">package<text:s/></text:span><text:span text:style-name="T11372">com.hafezi.games.spaceshooter2d</text:span><text:span text:style-name="T11373">;</text:span><text:span text:style-name="T11374"><text:line-break/></text:span><text:span text:style-name="T11375"><text:line-break/></text:span><text:span text:style-name="T11376">import<text:s/></text:span><text:span text:style-name="T11377">android.content.Context</text:span><text:span text:style-name="T11378">;</text:span><text:span text:style-name="T11379"><text:line-break/></text:span><text:span text:style-name="T11380">import<text:s/></text:span><text:span text:style-name="T11381">android.content.SharedPreferences</text:span><text:span text:style-name="T11382">;</text:span><text:span text:style-name="T11383"><text:line-break/></text:span><text:span text:style-name="T11384">import<text:s/></text:span><text:span text:style-name="T11385">android.content.res.AssetFileDescriptor</text:span><text:span text:style-name="T11386">;</text:span><text:span text:style-name="T11387"><text:line-break/></text:span><text:span text:style-name="T11388">import<text:s/></text:span><text:span text:style-name="T11389">android.content.res.AssetManager</text:span><text:span text:style-name="T11390">;</text:span><text:span text:style-name="T11391"><text:line-break/></text:span><text:span text:style-name="T11392">import<text:s/></text:span><text:span text:style-name="T11393">android.media.AudioManager</text:span><text:span text:style-name="T11394">;</text:span><text:span text:style-name="T11395"><text:line-break/></text:span><text:span text:style-name="T11396">import<text:s/></text:span><text:span text:style-name="T11397">android.media.MediaPlayer</text:span><text:span text:style-name="T11398">;</text:span><text:span text:style-name="T11399"><text:line-break/></text:span><text:span text:style-name="T11400">import<text:s/></text:span><text:span text:style-name="T11401">android.media.SoundPool</text:span><text:span text:style-name="T11402">;</text:span><text:span text:style-name="T11403"><text:line-break/></text:span><text:span text:style-name="T11404">import<text:s/></text:span><text:span text:style-name="T11405">android.util.Log</text:span><text:span text:style-name="T11406">;</text:span><text:span text:style-name="T11407"><text:line-break/></text:span><text:span text:style-name="T11408"><text:line-break/></text:span><text:span text:style-name="T11409">impor</text:span><text:span text:style-name="T11410">t<text:s/></text:span><text:span text:style-name="T11411">com.hafezi.games.spaceshooter2d.Utility.Pref</text:span><text:span text:style-name="T11412">;</text:span><text:span text:style-name="T11413"><text:line-break/></text:span><text:span text:style-name="T11414"><text:line-break/></text:span><text:span text:style-name="T11415">import<text:s/></text:span><text:span text:style-name="T11416">java.io.IOException</text:span><text:span text:style-name="T11417">;</text:span><text:span text:style-name="T11418"><text:line-break/></text:span><text:span text:style-name="T11419"><text:line-break/></text:span><text:span text:style-name="T11420">/**</text:span><text:span text:style-name="T11421"><text:line-break/></text:span><text:span text:style-name="T11422"><text:s/>* Created by Mojtaba Hafezi on 18.02.2018.</text:span><text:span text:style-name="T11423"><text:line-break/></text:span><text:span text:style-name="T11424"><text:s/>*/</text:span><text:span text:style-name="T11425"><text:line-break/></text:span><text:span text:style-name="T11426">// The SoundManager needs to be accessible from all other activities -&gt; singleton design pattern</text:span><text:span text:style-name="T11427"><text:line-break/></text:span><text:span text:style-name="T11428">public class<text:s/></text:span><text:span text:style-name="T11429">SoundManager {</text:span><text:span text:style-name="T11430"><text:line-break/></text:span><text:span text:style-name="T11431"><text:s/></text:span><text:span text:style-name="T11432"><text:s text:c="3"/></text:span><text:span text:style-name="T11433">//the instance every other class will access</text:span><text:span text:style-name="T11434"><text:line-break/></text:span><text:span text:style-name="T11435"><text:s text:c="4"/></text:span><text:span text:style-name="T11436">private static<text:s/></text:span><text:span text:style-name="T11437">SoundManager<text:s/></text:span><text:span text:style-name="T11438">instance</text:span><text:span text:style-name="T11439">;</text:span><text:span text:style-name="T11440"><text:line-break/></text:span><text:span text:style-name="T11441"><text:s text:c="4"/>private<text:s/></text:span><text:span text:style-name="T11442">Context<text:s/></text:span><text:span text:style-name="T11443">context</text:span><text:span text:style-name="T11444">;</text:span><text:span text:style-name="T11445"><text:line-break/></text:span><text:span text:style-name="T11446"><text:s text:c="4"/></text:span><text:span text:style-name="T11447">//classes required for sound and music</text:span><text:span text:style-name="T11448"><text:line-break/></text:span><text:span text:style-name="T11449"><text:s text:c="4"/></text:span><text:span text:style-name="T11450">private<text:s/></text:span><text:span text:style-name="T11451">SoundPool<text:s/></text:span><text:span text:style-name="T11452">soundPool</text:span><text:span text:style-name="T11453">;</text:span><text:span text:style-name="T11454"><text:line-break/></text:span><text:span text:style-name="T11455"><text:s text:c="4"/>private<text:s/></text:span><text:span text:style-name="T11456">MediaPlayer<text:s/></text:span><text:span text:style-name="T11457">mediaPlayer</text:span><text:span text:style-name="T11458">;</text:span><text:span text:style-name="T11459"><text:line-break/></text:span><text:span text:style-name="T11460"><text:s text:c="4"/></text:span><text:span text:style-name="T11461">//keep track where<text:s/></text:span><text:span text:style-name="T11462">mediaplayer stopped to continue whenever the game is paused</text:span><text:span text:style-name="T11463"><text:line-break/></text:span><text:span text:style-name="T11464"><text:s text:c="4"/></text:span><text:span text:style-name="T11465">private int<text:s/></text:span><text:span text:style-name="T11466">length</text:span><text:span text:style-name="T11467">;</text:span><text:span text:style-name="T11468"><text:line-break/></text:span><text:span text:style-name="T11469"><text:s text:c="4"/>private boolean<text:s/></text:span><text:span text:style-name="T11470">mute</text:span><text:span text:style-name="T11471">;</text:span><text:span text:style-name="T11472"><text:line-break/></text:span><text:span text:style-name="T11473"><text:line-break/></text:span><text:span text:style-name="T11474"><text:s text:c="4"/></text:span><text:span text:style-name="T11475">// ids for the sound effects - will be loaded upon instantiation of the class</text:span><text:span text:style-name="T11476"><text:line-break/></text:span><text:span text:style-name="T11477"><text:s text:c="4"/></text:span><text:span text:style-name="T11478">int<text:s/></text:span><text:span text:style-name="T11479">menu<text:s/></text:span><text:span text:style-name="T11480">= -</text:span><text:span text:style-name="T11481">1</text:span><text:span text:style-name="T11482">;</text:span><text:span text:style-name="T11483"><text:line-break/></text:span><text:span text:style-name="T11484"><text:s text:c="4"/>int<text:s/></text:span><text:span text:style-name="T11485">explosion<text:s/></text:span><text:span text:style-name="T11486">= -</text:span><text:span text:style-name="T11487">1</text:span><text:span text:style-name="T11488">;</text:span><text:span text:style-name="T11489"><text:line-break/></text:span><text:span text:style-name="T11490"><text:s text:c="4"/>int<text:s/></text:span><text:span text:style-name="T11491">hit<text:s/></text:span><text:span text:style-name="T11492">= -</text:span><text:span text:style-name="T11493">1</text:span><text:span text:style-name="T11494">;</text:span><text:span text:style-name="T11495"><text:line-break/></text:span><text:span text:style-name="T11496"><text:s text:c="2"/></text:span><text:span text:style-name="T11497"><text:s text:c="2"/>int<text:s/></text:span><text:span text:style-name="T11498">laser<text:s/></text:span><text:span text:style-name="T11499">= -</text:span><text:span text:style-name="T11500">1</text:span><text:span text:style-name="T11501">;</text:span><text:span text:style-name="T11502"><text:line-break/></text:span><text:span text:style-name="T11503"><text:line-break/></text:span><text:span text:style-name="T11504"><text:s text:c="4"/></text:span><text:span text:style-name="T11505">//persistence - gets the mute value</text:span><text:span text:style-name="T11506"><text:line-break/></text:span><text:span text:style-name="T11507"><text:s text:c="4"/></text:span><text:span text:style-name="T11508">private<text:s/></text:span><text:span text:style-name="T11509">SharedPreferences<text:s/></text:span><text:span text:style-name="T11510">sharedPreferences</text:span><text:span text:style-name="T11511">;</text:span><text:span text:style-name="T11512"><text:line-break/></text:span><text:span text:style-name="T11513"><text:line-break/></text:span><text:span text:style-name="T11514"><text:s text:c="4"/></text:span><text:span text:style-name="T11515">//enum for the sound effects</text:span><text:span text:style-name="T11516"><text:line-break/></text:span><text:span text:style-name="T11517"><text:s text:c="4"/></text:span><text:span text:style-name="T11518">public enum<text:s/></text:span><text:span text:style-name="T11519">Sounds {</text:span><text:span text:style-name="T11520"><text:line-break/></text:span><text:span text:style-name="T11521"><text:s text:c="8"/></text:span><text:span text:style-name="T11522">MENU</text:span><text:span text:style-name="T11523">,<text:s/></text:span><text:span text:style-name="T11524">EXPLOSION</text:span><text:span text:style-name="T11525">,<text:s/></text:span><text:span text:style-name="T11526">HIT</text:span><text:span text:style-name="T11527">,<text:s/></text:span><text:span text:style-name="T11528">LASER</text:span><text:span text:style-name="T11529"><text:line-break/></text:span><text:span text:style-name="T11530"><text:s text:c="4"/></text:span><text:span text:style-name="T11531">}</text:span><text:span text:style-name="T11532"><text:line-break/></text:span><text:span text:style-name="T11533"><text:line-break/></text:span><text:span text:style-name="T11534"><text:s text:c="4"/></text:span><text:span text:style-name="T11535">private<text:s/></text:span><text:span text:style-name="T11536">SoundManager</text:span><text:span text:style-name="T11537">(Context context) {</text:span><text:span text:style-name="T11538"><text:line-break/></text:span><text:span text:style-name="T11539"><text:s text:c="2"/></text:span><text:span text:style-name="T11540"><text:s text:c="6"/></text:span><text:span text:style-name="T11541">this</text:span><text:span text:style-name="T11542">.</text:span><text:span text:style-name="T11543">context<text:s/></text:span><text:span text:style-name="T11544">= context</text:span><text:span text:style-name="T11545">;</text:span><text:span text:style-name="T11546"><text:line-break/></text:span><text:span text:style-name="T11547"><text:s text:c="8"/></text:span><text:span text:style-name="T11548">// If id doesn't exist one is created</text:span><text:span text:style-name="T11549"><text:line-break/></text:span><text:span text:style-name="T11550"><text:s text:c="8"/></text:span><text:span text:style-name="T11551">sharedPreferences<text:s/></text:span><text:span text:style-name="T11552">= context.getSharedPreferences(Pref.</text:span><text:span text:style-name="T11553">GAME</text:span><text:span text:style-name="T11554">.toString()</text:span><text:span text:style-name="T11555">,<text:s/></text:span><text:span text:style-name="T11556">context.</text:span><text:span text:style-name="T11557">MODE_PRIVATE</text:span><text:span text:style-name="T11558">)</text:span><text:span text:style-name="T11559">;</text:span><text:span text:style-name="T11560"><text:line-break/></text:span><text:span text:style-name="T11561"><text:s text:c="8"/>boolean<text:s/></text:span><text:span text:style-name="T11562">toMute =<text:s/></text:span><text:span text:style-name="T11563">sharedPreferences</text:span><text:span text:style-name="T11564">.getBoolean(Pref.</text:span><text:span text:style-name="T11565">AUDIO</text:span><text:span text:style-name="T11566">.toString()</text:span><text:span text:style-name="T11567">, f</text:span><text:span text:style-name="T11568">alse</text:span><text:span text:style-name="T11569">)</text:span><text:span text:style-name="T11570">;</text:span><text:span text:style-name="T11571"><text:line-break/></text:span><text:span text:style-name="T11572"><text:s text:c="8"/></text:span><text:span text:style-name="T11573">setMute(toMute)</text:span><text:span text:style-name="T11574">;</text:span><text:span text:style-name="T11575"><text:line-break/></text:span><text:span text:style-name="T11576"><text:s text:c="8"/></text:span><text:span text:style-name="T11577">//loads all sound effects so it can play them whenever required</text:span><text:span text:style-name="T11578"><text:line-break/></text:span><text:span text:style-name="T11579"><text:s text:c="8"/></text:span><text:span text:style-name="T11580">loadSound(context)</text:span><text:span text:style-name="T11581">;</text:span><text:span text:style-name="T11582"><text:line-break/></text:span><text:span text:style-name="T11583"><text:s text:c="4"/></text:span><text:span text:style-name="T11584">}</text:span><text:span text:style-name="T11585"><text:line-break/></text:span><text:span text:style-name="T11586"><text:line-break/></text:span><text:span text:style-name="T11587"><text:s text:c="4"/></text:span><text:span text:style-name="T11588">//returns the actual instance - only one instance of this class will be available</text:span><text:span text:style-name="T11589"><text:line-break/></text:span><text:span text:style-name="T11590"><text:s text:c="4"/></text:span><text:span text:style-name="T11591">public static<text:s/></text:span><text:span text:style-name="T11592">SoundManager<text:s/></text:span><text:span text:style-name="T11593">getInstance</text:span><text:span text:style-name="T11594">(Context context) {</text:span><text:span text:style-name="T11595"><text:line-break/></text:span><text:span text:style-name="T11596"><text:s text:c="8"/></text:span><text:span text:style-name="T11597">if<text:s/></text:span><text:span text:style-name="T11598">(</text:span><text:span text:style-name="T11599">instance<text:s/></text:span><text:span text:style-name="T11600">==<text:s/></text:span><text:span text:style-name="T11601">null</text:span><text:span text:style-name="T11602">) {</text:span><text:span text:style-name="T11603"><text:line-break/></text:span><text:span text:style-name="T11604"><text:s text:c="12"/></text:span><text:span text:style-name="T11605">instance<text:s/></text:span><text:span text:style-name="T11606">=<text:s/></text:span><text:span text:style-name="T11607">new<text:s/></text:span><text:span text:style-name="T11608">SoundManager(context)</text:span><text:span text:style-name="T11609">;</text:span><text:span text:style-name="T11610"><text:line-break/></text:span><text:span text:style-name="T11611"><text:s text:c="8"/></text:span><text:span text:style-name="T11612">}</text:span><text:span text:style-name="T11613"><text:line-break/></text:span><text:span text:style-name="T11614"><text:s text:c="8"/></text:span><text:span text:style-name="T11615">return<text:s/></text:span><text:span text:style-name="T11616">instance</text:span><text:span text:style-name="T11617">;</text:span><text:span text:style-name="T11618"><text:line-break/></text:span><text:span text:style-name="T11619"><text:s text:c="4"/></text:span><text:span text:style-name="T11620">}</text:span><text:span text:style-name="T11621"><text:line-break/></text:span><text:span text:style-name="T11622"><text:line-break/></text:span><text:span text:style-name="T11623"><text:s text:c="4"/></text:span><text:span text:style-name="T11624">private void<text:s/></text:span><text:span text:style-name="T11625">loadSound</text:span><text:span text:style-name="T11626">(Context<text:s/></text:span><text:span text:style-name="T11627">context</text:span><text:span text:style-name="T11628">) {</text:span><text:span text:style-name="T11629"><text:line-break/></text:span><text:span text:style-name="T11630"><text:s text:c="8"/></text:span><text:span text:style-name="T11631">//Sound</text:span><text:span text:style-name="T11632"><text:line-break/></text:span><text:span text:style-name="T11633"><text:s text:c="8"/></text:span><text:span text:style-name="T11634">soundPool<text:s/></text:span><text:span text:style-name="T11635">=<text:s/></text:span><text:span text:style-name="T11636">new<text:s/></text:span><text:span text:style-name="T11637">SoundPool(</text:span><text:span text:style-name="T11638">10</text:span><text:span text:style-name="T11639">,<text:s/></text:span><text:span text:style-name="T11640">A</text:span><text:span text:style-name="T11641">udioManager.</text:span><text:span text:style-name="T11642">STREAM_MUSIC</text:span><text:span text:style-name="T11643">,<text:s/></text:span><text:span text:style-name="T11644">0</text:span><text:span text:style-name="T11645">)</text:span><text:span text:style-name="T11646">;</text:span><text:span text:style-name="T11647"><text:line-break/></text:span><text:span text:style-name="T11648"><text:s text:c="8"/>try<text:s/></text:span><text:span text:style-name="T11649">{</text:span><text:span text:style-name="T11650"><text:line-break/></text:span><text:span text:style-name="T11651"><text:s text:c="12"/></text:span><text:span text:style-name="T11652">//Create objects of the 2 required classes</text:span><text:span text:style-name="T11653"><text:line-break/></text:span><text:span text:style-name="T11654"><text:s text:c="12"/></text:span><text:span text:style-name="T11655">AssetManager assetManager =<text:s/></text:span><text:span text:style-name="T11656">context</text:span><text:span text:style-name="T11657">.getAssets()</text:span><text:span text:style-name="T11658">;</text:span><text:span text:style-name="T11659"><text:line-break/></text:span><text:span text:style-name="T11660"><text:s text:c="12"/></text:span><text:span text:style-name="T11661">AssetFileDescriptor descriptor</text:span><text:span text:style-name="T11662">;</text:span><text:span text:style-name="T11663"><text:line-break/></text:span><text:span text:style-name="T11664"><text:s text:c="12"/></text:span><text:span text:style-name="T11665">//create the sounds</text:span><text:span text:style-name="T11666"><text:line-break/></text:span><text:span text:style-name="T11667"><text:s text:c="12"/></text:span><text:span text:style-name="T11668">descript</text:span><text:span text:style-name="T11669">or = assetManager.openFd(</text:span><text:span text:style-name="T11670">"explosion.ogg"</text:span><text:span text:style-name="T11671">)</text:span><text:span text:style-name="T11672">;</text:span><text:span text:style-name="T11673"><text:line-break/></text:span><text:span text:style-name="T11674"><text:s text:c="12"/></text:span><text:span text:style-name="T11675">explosion<text:s/></text:span><text:span text:style-name="T11676">=<text:s/></text:span><text:span text:style-name="T11677">soundPool</text:span><text:span text:style-name="T11678">.load(descriptor</text:span><text:span text:style-name="T11679">,<text:s/></text:span><text:span text:style-name="T11680">0</text:span><text:span text:style-name="T11681">)</text:span><text:span text:style-name="T11682">;</text:span><text:span text:style-name="T11683"><text:line-break/></text:span><text:span text:style-name="T11684"><text:s text:c="12"/></text:span><text:span text:style-name="T11685">descriptor = assetManager.openFd(</text:span><text:span text:style-name="T11686">"hit.ogg"</text:span><text:span text:style-name="T11687">)</text:span><text:span text:style-name="T11688">;</text:span><text:span text:style-name="T11689"><text:line-break/></text:span><text:span text:style-name="T11690"><text:s text:c="12"/></text:span><text:span text:style-name="T11691">hit<text:s/></text:span><text:span text:style-name="T11692">=<text:s/></text:span><text:span text:style-name="T11693">soundPool</text:span><text:span text:style-name="T11694">.load(descriptor</text:span><text:span text:style-name="T11695">,<text:s/></text:span><text:span text:style-name="T11696">0</text:span><text:span text:style-name="T11697">)</text:span><text:span text:style-name="T11698">;</text:span><text:span text:style-name="T11699"><text:line-break/></text:span><text:span text:style-name="T11700"><text:s text:c="12"/></text:span><text:span text:style-name="T11701">descriptor = assetManager.openFd(</text:span><text:span text:style-name="T11702">"menu.o</text:span><text:span text:style-name="T11703">gg"</text:span><text:span text:style-name="T11704">)</text:span><text:span text:style-name="T11705">;</text:span><text:span text:style-name="T11706"><text:line-break/></text:span><text:span text:style-name="T11707"><text:s text:c="12"/></text:span><text:span text:style-name="T11708">menu<text:s/></text:span><text:span text:style-name="T11709">=<text:s/></text:span><text:span text:style-name="T11710">soundPool</text:span><text:span text:style-name="T11711">.load(descriptor</text:span><text:span text:style-name="T11712">,<text:s/></text:span><text:span text:style-name="T11713">0</text:span><text:span text:style-name="T11714">)</text:span><text:span text:style-name="T11715">;</text:span><text:span text:style-name="T11716"><text:line-break/></text:span><text:span text:style-name="T11717"><text:s text:c="12"/></text:span><text:span text:style-name="T11718">descriptor = assetManager.openFd(</text:span><text:span text:style-name="T11719">"laser.ogg"</text:span><text:span text:style-name="T11720">)</text:span><text:span text:style-name="T11721">;</text:span><text:span text:style-name="T11722"><text:line-break/></text:span><text:span text:style-name="T11723"><text:s text:c="12"/></text:span><text:span text:style-name="T11724">laser<text:s/></text:span><text:span text:style-name="T11725">=<text:s/></text:span><text:span text:style-name="T11726">soundPool</text:span><text:span text:style-name="T11727">.load(descriptor</text:span><text:span text:style-name="T11728">,<text:s/></text:span><text:span text:style-name="T11729">0</text:span><text:span text:style-name="T11730">)</text:span><text:span text:style-name="T11731">;</text:span><text:span text:style-name="T11732"><text:line-break/></text:span><text:span text:style-name="T11733"><text:s text:c="8"/></text:span><text:span text:style-name="T11734">}<text:s/></text:span><text:span text:style-name="T11735">catch<text:s/></text:span><text:span text:style-name="T11736">(IOException e) {</text:span><text:span text:style-name="T11737"><text:line-break/></text:span><text:span text:style-name="T11738"><text:s text:c="12"/>Log.</text:span><text:span text:style-name="T11739">e</text:span><text:span text:style-name="T11740">(</text:span><text:span text:style-name="T11741">"error"</text:span><text:span text:style-name="T11742">,<text:s/></text:span><text:span text:style-name="T11743">"failed to load sound files"</text:span><text:span text:style-name="T11744">)</text:span><text:span text:style-name="T11745">;</text:span><text:span text:style-name="T11746"><text:line-break/></text:span><text:span text:style-name="T11747"><text:s text:c="8"/></text:span><text:span text:style-name="T11748">}</text:span><text:span text:style-name="T11749"><text:line-break/></text:span><text:span text:style-name="T11750"><text:s text:c="8"/></text:span><text:span text:style-name="T11751">//Media</text:span><text:span text:style-name="T11752"><text:line-break/></text:span><text:span text:style-name="T11753"><text:s text:c="8"/></text:span><text:span text:style-name="T11754">mediaPlayer<text:s/></text:span><text:span text:style-name="T11755">= MediaPlayer.</text:span><text:span text:style-name="T11756">create</text:span><text:span text:style-name="T11757">(</text:span><text:span text:style-name="T11758">context</text:span><text:span text:style-name="T11759">,<text:s/></text:span><text:span text:style-name="T11760">R.raw.</text:span><text:span text:style-name="T11761">ambient</text:span><text:span text:style-name="T11762">)</text:span><text:span text:style-name="T11763">;</text:span><text:span text:style-name="T11764"><text:line-break/></text:span><text:span text:style-name="T11765"><text:s text:c="4"/></text:span><text:span text:style-name="T11766">}</text:span><text:span text:style-name="T11767"><text:line-break/></text:span><text:span text:style-name="T11768"><text:line-break/></text:span><text:span text:style-name="T11769"><text:s text:c="4"/></text:span><text:span text:style-name="T11770">//if sound is enabled then the sound effect is played once</text:span><text:span text:style-name="T11771"><text:line-break/></text:span><text:span text:style-name="T11772"><text:s text:c="4"/></text:span><text:span text:style-name="T11773">public void<text:s/></text:span><text:span text:style-name="T11774">playSound</text:span><text:span text:style-name="T11775">(Sounds sound) {</text:span><text:span text:style-name="T11776"><text:line-break/></text:span><text:span text:style-name="T11777"><text:s text:c="8"/></text:span><text:span text:style-name="T11778">if<text:s/></text:span><text:span text:style-name="T11779">(isMute())</text:span><text:span text:style-name="T11780"><text:line-break/></text:span><text:span text:style-name="T11781"><text:s text:c="12"/></text:span><text:span text:style-name="T11782">return;</text:span><text:span text:style-name="T11783"><text:line-break/></text:span><text:span text:style-name="T11784"><text:s text:c="8"/></text:span><text:span text:style-name="T11785">switch<text:s/></text:span><text:span text:style-name="T11786">(sound) {</text:span><text:span text:style-name="T11787"><text:line-break/></text:span><text:span text:style-name="T11788"><text:s text:c="12"/></text:span><text:span text:style-name="T11789">case<text:s/></text:span><text:span text:style-name="T11790">HIT</text:span><text:span text:style-name="T11791">:</text:span><text:span text:style-name="T11792"><text:line-break/></text:span><text:span text:style-name="T11793"><text:s text:c="16"/></text:span><text:span text:style-name="T11794">soundPool</text:span><text:span text:style-name="T11795">.play(</text:span><text:span text:style-name="T11796">hit</text:span><text:span text:style-name="T11797">,<text:s/></text:span><text:span text:style-name="T11798">1</text:span><text:span text:style-name="T11799">,<text:s/></text:span><text:span text:style-name="T11800">1</text:span><text:span text:style-name="T11801">,<text:s/></text:span><text:span text:style-name="T11802">0</text:span><text:span text:style-name="T11803">,<text:s/></text:span><text:span text:style-name="T11804">0</text:span><text:span text:style-name="T11805">,<text:s/></text:span><text:span text:style-name="T11806">1</text:span><text:span text:style-name="T11807">)</text:span><text:span text:style-name="T11808">;</text:span><text:span text:style-name="T11809"><text:line-break/></text:span><text:span text:style-name="T11810"><text:s text:c="16"/>break;</text:span><text:span text:style-name="T11811"><text:line-break/></text:span><text:span text:style-name="T11812"><text:s text:c="12"/>case<text:s/></text:span><text:span text:style-name="T11813">EXPLOSION</text:span><text:span text:style-name="T11814">:</text:span><text:span text:style-name="T11815"><text:line-break/></text:span><text:span text:style-name="T11816"><text:s text:c="16"/></text:span><text:span text:style-name="T11817">soundPool</text:span><text:span text:style-name="T11818">.play(</text:span><text:span text:style-name="T11819">explosion</text:span><text:span text:style-name="T11820">,<text:s/></text:span><text:span text:style-name="T11821">1</text:span><text:span text:style-name="T11822">,<text:s/></text:span><text:span text:style-name="T11823">1</text:span><text:span text:style-name="T11824">,<text:s/></text:span><text:span text:style-name="T11825">0</text:span><text:span text:style-name="T11826">,<text:s/></text:span><text:span text:style-name="T11827">0</text:span><text:span text:style-name="T11828">,<text:s/></text:span><text:span text:style-name="T11829">1</text:span><text:span text:style-name="T11830">)</text:span><text:span text:style-name="T11831">;</text:span><text:span text:style-name="T11832"><text:line-break/></text:span><text:span text:style-name="T11833"><text:s text:c="16"/>break;</text:span><text:span text:style-name="T11834"><text:line-break/></text:span><text:span text:style-name="T11835"><text:s text:c="12"/>case<text:s/></text:span><text:span text:style-name="T11836">MENU</text:span><text:span text:style-name="T11837">:</text:span><text:span text:style-name="T11838"><text:line-break/></text:span><text:span text:style-name="T11839"><text:s text:c="16"/></text:span><text:span text:style-name="T11840">soundPool</text:span><text:span text:style-name="T11841">.play(</text:span><text:span text:style-name="T11842">menu</text:span><text:span text:style-name="T11843">,<text:s/></text:span><text:span text:style-name="T11844">1</text:span><text:span text:style-name="T11845">,<text:s/></text:span><text:span text:style-name="T11846">1</text:span><text:span text:style-name="T11847">,<text:s/></text:span><text:span text:style-name="T11848">0</text:span><text:span text:style-name="T11849">,<text:s/></text:span><text:span text:style-name="T11850">0</text:span><text:span text:style-name="T11851">,<text:s/></text:span><text:span text:style-name="T11852">1</text:span><text:span text:style-name="T11853">)</text:span><text:span text:style-name="T11854">;</text:span><text:span text:style-name="T11855"><text:line-break/></text:span><text:span text:style-name="T11856"><text:s text:c="16"/>break;</text:span><text:span text:style-name="T11857"><text:line-break/></text:span><text:span text:style-name="T11858"><text:s text:c="12"/>case<text:s/></text:span><text:span text:style-name="T11859">LASER</text:span><text:span text:style-name="T11860">:</text:span><text:span text:style-name="T11861"><text:line-break/></text:span><text:span text:style-name="T11862"><text:s text:c="16"/></text:span><text:span text:style-name="T11863">soundPool</text:span><text:span text:style-name="T11864">.play(</text:span><text:span text:style-name="T11865">laser</text:span><text:span text:style-name="T11866">,<text:s/></text:span><text:span text:style-name="T11867">1</text:span><text:span text:style-name="T11868">,<text:s/></text:span><text:span text:style-name="T11869">1</text:span><text:span text:style-name="T11870">,<text:s/></text:span><text:span text:style-name="T11871">0</text:span><text:span text:style-name="T11872">,<text:s/></text:span><text:span text:style-name="T11873">0</text:span><text:span text:style-name="T11874">,<text:s/></text:span><text:span text:style-name="T11875">1</text:span><text:span text:style-name="T11876">)</text:span><text:span text:style-name="T11877">;</text:span><text:span text:style-name="T11878"><text:line-break/></text:span><text:span text:style-name="T11879"><text:s text:c="16"/>break;</text:span><text:span text:style-name="T11880"><text:line-break/></text:span><text:span text:style-name="T11881"><text:s text:c="8"/></text:span><text:span text:style-name="T11882">}</text:span><text:span text:style-name="T11883"><text:line-break/></text:span><text:span text:style-name="T11884"><text:line-break/></text:span><text:span text:style-name="T11885"><text:s text:c="4"/>}</text:span><text:span text:style-name="T11886"><text:line-break/></text:span><text:span text:style-name="T11887"><text:line-break/></text:span><text:span text:style-name="T11888"><text:s text:c="4"/></text:span><text:span text:style-name="T11889">//if sound is enabled the music will be played in a loop</text:span><text:span text:style-name="T11890"><text:line-break/></text:span><text:span text:style-name="T11891"><text:s text:c="4"/></text:span><text:span text:style-name="T11892">public void<text:s/></text:span><text:span text:style-name="T11893">playMusic</text:span><text:span text:style-name="T11894">() {</text:span><text:span text:style-name="T11895"><text:line-break/></text:span><text:span text:style-name="T11896"><text:s text:c="8"/></text:span><text:span text:style-name="T11897">if<text:s/></text:span><text:span text:style-name="T11898">(isMute())</text:span><text:span text:style-name="T11899"><text:line-break/></text:span><text:span text:style-name="T11900"><text:s text:c="12"/></text:span><text:span text:style-name="T11901">return;</text:span><text:span text:style-name="T11902"><text:line-break/></text:span><text:span text:style-name="T11903"><text:s text:c="8"/></text:span><text:span text:style-name="T11904">//use of media player is recommended by Google instead of sound pool for ambient music</text:span><text:span text:style-name="T11905"><text:line-break/></text:span><text:span text:style-name="T11906"><text:s text:c="8"/></text:span><text:span text:style-name="T11907">if<text:s/></text:span><text:span text:style-name="T11908">(</text:span><text:span text:style-name="T11909">mediaPlayer<text:s/></text:span><text:span text:style-name="T11910">==<text:s/></text:span><text:span text:style-name="T11911">null<text:s/></text:span><text:span text:style-name="T11912">|| !</text:span><text:span text:style-name="T11913">mediaPlayer</text:span><text:span text:style-name="T11914">.isPlaying()) {</text:span><text:span text:style-name="T11915"><text:line-break/></text:span><text:span text:style-name="T11916"><text:s text:c="12"/></text:span><text:span text:style-name="T11917">mediaPlayer<text:s/></text:span><text:span text:style-name="T11918">=<text:s/></text:span><text:span text:style-name="T11919">MediaPlayer.</text:span><text:span text:style-name="T11920">create</text:span><text:span text:style-name="T11921">(</text:span><text:span text:style-name="T11922">this</text:span><text:span text:style-name="T11923">.</text:span><text:span text:style-name="T11924">context</text:span><text:span text:style-name="T11925">,<text:s/></text:span><text:span text:style-name="T11926">R.raw.</text:span><text:span text:style-name="T11927">ambient</text:span><text:span text:style-name="T11928">)</text:span><text:span text:style-name="T11929">;</text:span><text:span text:style-name="T11930"><text:line-break/></text:span><text:span text:style-name="T11931"><text:s text:c="12"/></text:span><text:span text:style-name="T11932">mediaPlayer</text:span><text:span text:style-name="T11933">.setLooping(</text:span><text:span text:style-name="T11934">true</text:span><text:span text:style-name="T11935">)</text:span><text:span text:style-name="T11936">;</text:span><text:span text:style-name="T11937"><text:line-break/></text:span><text:span text:style-name="T11938"><text:s text:c="12"/></text:span><text:span text:style-name="T11939">//if the music was stopped before - continue</text:span><text:span text:style-name="T11940"><text:line-break/></text:span><text:span text:style-name="T11941"><text:s text:c="12"/></text:span><text:span text:style-name="T11942">if<text:s/></text:span><text:span text:style-name="T11943">(</text:span><text:span text:style-name="T11944">length<text:s/></text:span><text:span text:style-name="T11945">&gt;<text:s/></text:span><text:span text:style-name="T11946">0</text:span><text:span text:style-name="T11947">) {</text:span><text:span text:style-name="T11948"><text:line-break/></text:span><text:span text:style-name="T11949"><text:s text:c="16"/></text:span><text:span text:style-name="T11950">mediaPlayer</text:span><text:span text:style-name="T11951">.seekTo(</text:span><text:span text:style-name="T11952">length</text:span><text:span text:style-name="T11953">)</text:span><text:span text:style-name="T11954">;</text:span><text:span text:style-name="T11955"><text:line-break/></text:span><text:span text:style-name="T11956"><text:s text:c="12"/></text:span><text:span text:style-name="T11957">}</text:span><text:span text:style-name="T11958"><text:line-break/></text:span><text:span text:style-name="T11959"><text:s text:c="12"/></text:span><text:span text:style-name="T11960">mediaPlayer</text:span><text:span text:style-name="T11961">.start()</text:span><text:span text:style-name="T11962">;</text:span><text:span text:style-name="T11963"><text:line-break/></text:span><text:span text:style-name="T11964"><text:s text:c="8"/></text:span><text:span text:style-name="T11965">}</text:span><text:span text:style-name="T11966"><text:line-break/></text:span><text:span text:style-name="T11967"><text:s text:c="4"/>}</text:span><text:span text:style-name="T11968"><text:line-break/></text:span><text:span text:style-name="T11969"><text:s text:c="4"/></text:span><text:span text:style-name="T11970">//should the music be paused then the current position will be stored</text:span><text:span text:style-name="T11971"><text:line-break/></text:span><text:span text:style-name="T11972"><text:s text:c="4"/></text:span><text:span text:style-name="T11973">public void<text:s/></text:span><text:span text:style-name="T11974">stopMusic</text:span><text:span text:style-name="T11975">() {</text:span><text:span text:style-name="T11976"><text:line-break/></text:span><text:span text:style-name="T11977"><text:s text:c="8"/></text:span><text:span text:style-name="T11978">if<text:s/></text:span><text:span text:style-name="T11979">(</text:span><text:span text:style-name="T11980">mediaPlayer<text:s/></text:span><text:span text:style-name="T11981">!=<text:s/></text:span><text:span text:style-name="T11982">null</text:span><text:span text:style-name="T11983">) {</text:span><text:span text:style-name="T11984"><text:line-break/></text:span><text:span text:style-name="T11985"><text:s text:c="12"/></text:span><text:span text:style-name="T11986">mediaPlayer</text:span><text:span text:style-name="T11987">.stop()</text:span><text:span text:style-name="T11988">;</text:span><text:span text:style-name="T11989"><text:line-break/></text:span><text:span text:style-name="T11990"><text:s text:c="12"/></text:span><text:span text:style-name="T11991">length<text:s/></text:span><text:span text:style-name="T11992">=<text:s/></text:span><text:span text:style-name="T11993">mediaPlayer</text:span><text:span text:style-name="T11994">.getCurrentPosit</text:span><text:span text:style-name="T11995">ion()</text:span><text:span text:style-name="T11996">;</text:span><text:span text:style-name="T11997"><text:line-break/></text:span><text:span text:style-name="T11998"><text:s text:c="8"/></text:span><text:span text:style-name="T11999">}<text:s/></text:span><text:span text:style-name="T12000">else</text:span><text:span text:style-name="T12001"><text:line-break/></text:span><text:span text:style-name="T12002"><text:s text:c="12"/></text:span><text:span text:style-name="T12003">length<text:s/></text:span><text:span text:style-name="T12004">=<text:s/></text:span><text:span text:style-name="T12005">0</text:span><text:span text:style-name="T12006">;</text:span><text:span text:style-name="T12007"><text:line-break/></text:span><text:span text:style-name="T12008"><text:s text:c="4"/></text:span><text:span text:style-name="T12009">}</text:span><text:span text:style-name="T12010"><text:line-break/></text:span><text:span text:style-name="T12011"><text:s text:c="4"/></text:span><text:span text:style-name="T12012">//the media player needs to be released once the application is about to exit</text:span><text:span text:style-name="T12013"><text:line-break/></text:span><text:span text:style-name="T12014"><text:s text:c="4"/></text:span><text:span text:style-name="T12015">public void<text:s/></text:span><text:span text:style-name="T12016">releasePlayer</text:span><text:span text:style-name="T12017">() {</text:span><text:span text:style-name="T12018"><text:line-break/></text:span><text:span text:style-name="T12019"><text:s text:c="8"/></text:span><text:span text:style-name="T12020">if<text:s/></text:span><text:span text:style-name="T12021">(</text:span><text:span text:style-name="T12022">mediaPlayer<text:s/></text:span><text:span text:style-name="T12023">!=<text:s/></text:span><text:span text:style-name="T12024">null</text:span><text:span text:style-name="T12025">) {</text:span><text:span text:style-name="T12026"><text:line-break/></text:span><text:span text:style-name="T12027"><text:s text:c="12"/></text:span><text:span text:style-name="T12028">mediaPlayer</text:span><text:span text:style-name="T12029">.release()</text:span><text:span text:style-name="T12030">;</text:span><text:span text:style-name="T12031"><text:line-break/></text:span><text:span text:style-name="T12032"><text:s text:c="12"/></text:span><text:span text:style-name="T12033">mediaP</text:span><text:span text:style-name="T12034">layer<text:s/></text:span><text:span text:style-name="T12035">=<text:s/></text:span><text:span text:style-name="T12036">null;</text:span><text:span text:style-name="T12037"><text:line-break/></text:span><text:span text:style-name="T12038"><text:s text:c="12"/></text:span><text:span text:style-name="T12039">length<text:s/></text:span><text:span text:style-name="T12040">=<text:s/></text:span><text:span text:style-name="T12041">0</text:span><text:span text:style-name="T12042">;</text:span><text:span text:style-name="T12043"><text:line-break/></text:span><text:span text:style-name="T12044"><text:s text:c="8"/></text:span><text:span text:style-name="T12045">}</text:span><text:span text:style-name="T12046"><text:line-break/></text:span><text:span text:style-name="T12047"><text:line-break/></text:span><text:span text:style-name="T12048"><text:s text:c="4"/>}</text:span><text:span text:style-name="T12049"><text:line-break/></text:span><text:span text:style-name="T12050"><text:line-break/></text:span><text:span text:style-name="T12051"><text:s text:c="4"/></text:span><text:span text:style-name="T12052">public boolean<text:s/></text:span><text:span text:style-name="T12053">isMute</text:span><text:span text:style-name="T12054">() {</text:span><text:span text:style-name="T12055"><text:line-break/></text:span><text:span text:style-name="T12056"><text:s text:c="8"/></text:span><text:span text:style-name="T12057">return<text:s/></text:span><text:span text:style-name="T12058">mute</text:span><text:span text:style-name="T12059">;</text:span><text:span text:style-name="T12060"><text:line-break/></text:span><text:span text:style-name="T12061"><text:s text:c="4"/></text:span><text:span text:style-name="T12062">}</text:span><text:span text:style-name="T12063"><text:line-break/></text:span><text:span text:style-name="T12064"><text:line-break/></text:span><text:span text:style-name="T12065"><text:s text:c="4"/></text:span><text:span text:style-name="T12066">public void<text:s/></text:span><text:span text:style-name="T12067">setMute</text:span><text:span text:style-name="T12068">(</text:span><text:span text:style-name="T12069">boolean<text:s/></text:span><text:span text:style-name="T12070">mute) {</text:span><text:span text:style-name="T12071"><text:line-break/></text:span><text:span text:style-name="T12072"><text:s text:c="8"/></text:span><text:span text:style-name="T12073">this</text:span><text:span text:style-name="T12074">.</text:span><text:span text:style-name="T12075">mute<text:s/></text:span><text:span text:style-name="T12076">= mute</text:span><text:span text:style-name="T12077">;</text:span><text:span text:style-name="T12078"><text:line-break/></text:span><text:span text:style-name="T12079"><text:s text:c="4"/></text:span><text:span text:style-name="T12080">}</text:span><text:span text:style-name="T12081"><text:line-break/></text:span><text:span text:style-name="T12082">}</text:span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ode" style:display-name="Code" style:family="paragraph" style:parent-style-name="Normal">
      <style:paragraph-properties fo:border="0.0069in solid #000000" fo:padding-top="0.0138in" fo:padding-left="0.0555in" fo:padding-bottom="0.0138in" fo:padding-right="0.0555in" style:shadow="none" fo:margin-bottom="0in" fo:line-height="100%" fo:margin-left="0.0784in" fo:margin-right="0.059in" fo:background-color="#F2F2F2">
        <style:tab-stops/>
      </style:paragraph-properties>
      <style:text-properties style:font-name="Consolas" style:font-name-asian="Calibri" style:font-name-complex="Consolas" fo:font-size="10pt" style:font-size-asian="10pt" style:font-size-complex="8pt" style:language-asian="en" style:country-asian="US" fo:hyphenate="false"/>
    </style:style>
    <style:style style:name="CodeChar" style:display-name="Code Char" style:family="text" style:parent-style-name="DefaultParagraphFont">
      <style:text-properties style:font-name="Consolas" style:font-name-asian="Calibri" style:font-name-complex="Consolas" fo:font-size="10pt" style:font-size-asian="10pt" style:font-size-complex="8pt" fo:background-color="#F2F2F2" style:language-asian="en" style:country-asian="US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font-size="10pt" style:font-size-asian="10pt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complex="Courier New" fo:font-size="10pt" style:font-size-asian="10pt" style:font-size-complex="10pt"/>
    </style:style>
    <style:style style:name="msonormal0" style:display-name="msonormal" style:family="paragraph" style:parent-style-name="Normal">
      <style:paragraph-properties fo:margin-top="0.0694in" fo:margin-bottom="0.0694in" fo:line-height="100%"/>
      <style:text-properties style:font-name="Times New Roman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ojtaba Hafezi 2017 (N0771021)</meta:initial-creator>
    <dc:creator>Mojtaba Hafezi 2017 (N0771021)</dc:creator>
    <meta:creation-date>2018-03-09T00:40:00Z</meta:creation-date>
    <dc:date>2018-03-09T00:40:00Z</dc:date>
    <meta:template xlink:href="Normal.dotm" xlink:type="simple"/>
    <meta:editing-cycles>1</meta:editing-cycles>
    <meta:editing-duration>PT0S</meta:editing-duration>
    <meta:document-statistic meta:page-count="1" meta:paragraph-count="181" meta:word-count="13579" meta:character-count="90800" meta:row-count="645" meta:non-whitespace-character-count="77402"/>
  </office:meta>
</office:document-meta>
</file>